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fo:background-color="#FFFF00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22pt" style:font-size-asian="22pt" style:font-size-complex="22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</style:style>
    <style:style style:name="ce6" style:family="table-cell" style:parent-style-name="Default" style:data-style-name="N0">
      <style:table-cell-properties fo:border="thin solid #000000" style:vertical-align="automatic" fo:background-color="#FFFF00"/>
      <style:text-properties fo:font-size="16pt" style:font-size-asian="16pt" style:font-size-complex="16pt"/>
    </style:style>
    <style:style style:name="ce7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2.43416666666667cm" style:use-optimal-column-width="true"/>
    </style:style>
    <style:style style:name="co2" style:family="table-column">
      <style:table-column-properties fo:break-before="auto" style:column-width="1.9685cm" style:use-optimal-column-width="true"/>
    </style:style>
    <style:style style:name="co3" style:family="table-column">
      <style:table-column-properties fo:break-before="auto" style:column-width="1.62983333333333cm" style:use-optimal-column-width="true"/>
    </style:style>
    <style:style style:name="co4" style:family="table-column">
      <style:table-column-properties fo:break-before="auto" style:column-width="4.699cm" style:use-optimal-column-width="true"/>
    </style:style>
    <style:style style:name="co5" style:family="table-column">
      <style:table-column-properties fo:break-before="auto" style:column-width="4.953cm"/>
    </style:style>
    <style:style style:name="co6" style:family="table-column">
      <style:table-column-properties fo:break-before="auto" style:column-width="1.82033333333333cm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4.487333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0.613833333333333cm"/>
    </style:style>
    <style:style style:name="co11" style:family="table-column">
      <style:table-column-properties fo:break-before="auto" style:column-width="0.6985cm"/>
    </style:style>
    <style:style style:name="co12" style:family="table-column">
      <style:table-column-properties fo:break-before="auto" style:column-width="3.302cm" style:use-optimal-column-width="true"/>
    </style:style>
    <style:style style:name="co13" style:family="table-column">
      <style:table-column-properties fo:break-before="auto" style:column-width="3.09033333333333cm" style:use-optimal-column-width="true"/>
    </style:style>
    <style:style style:name="co14" style:family="table-column">
      <style:table-column-properties fo:break-before="auto" style:column-width="2.0955cm" style:use-optimal-column-width="true"/>
    </style:style>
    <style:style style:name="co15" style:family="table-column">
      <style:table-column-properties fo:break-before="auto" style:column-width="3.85233333333333cm" style:use-optimal-column-width="true"/>
    </style:style>
    <style:style style:name="co16" style:family="table-column">
      <style:table-column-properties fo:break-before="auto" style:column-width="2.921cm" style:use-optimal-column-width="true"/>
    </style:style>
    <style:style style:name="co17" style:family="table-column">
      <style:table-column-properties fo:break-before="auto" style:column-width="3.91583333333333cm" style:use-optimal-column-width="true"/>
    </style:style>
    <style:style style:name="co18" style:family="table-column">
      <style:table-column-properties fo:break-before="auto" style:column-width="3.704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6" table:default-cell-style-name="ce1"/>
        <table:table-column table:style-name="co10" table:number-columns-repeated="4" table:default-cell-style-name="ce1"/>
        <table:table-column table:style-name="co11" table:number-columns-repeated="2" table:default-cell-style-name="ce1"/>
        <table:table-column table:style-name="co10" table:number-columns-repeated="3" table:default-cell-style-name="ce1"/>
        <table:table-column table:style-name="co9" table:default-cell-style-name="ce1"/>
        <table:table-column table:style-name="co12" table:default-cell-style-name="ce1"/>
        <table:table-column table:style-name="co9" table:number-columns-repeated="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9" table:number-columns-repeated="16341" table:default-cell-style-name="ce1"/>
        <table:table-row table:style-name="ro1">
          <table:table-cell office:value-type="string" table:style-name="ce1">
            <text:p>keyAdd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energy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potential</text:p>
          </table:table-cell>
          <table:table-cell office:value-type="string" table:style-name="ce1">
            <text:p>effect</text:p>
          </table:table-cell>
          <table:table-cell office:value-type="string" table:style-name="ce1">
            <text:p>condition</text:p>
          </table:table-cell>
          <table:table-cell office:value-type="string" table:style-name="ce1">
            <text:p>ai_weight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has_technology</text:p>
          </table:table-cell>
          <table:table-cell office:value-type="string" table:style-name="ce1">
            <text:p>weight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erraform_link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total index</text:p>
          </table:table-cell>
          <table:table-cell office:value-type="string" table:style-name="ce1">
            <text:p>from Index</text:p>
          </table:table-cell>
          <table:table-cell office:value-type="string" table:style-name="ce1">
            <text:p>row</text:p>
          </table:table-cell>
          <table:table-cell office:value-type="string" table:style-name="ce1">
            <text:p>column</text:p>
          </table:table-cell>
          <table:table-cell office:value-type="string" table:style-name="ce1">
            <text:p>cost level</text:p>
          </table:table-cell>
          <table:table-cell office:value-type="string" table:style-name="ce1">
            <text:p>terra-cand</text:p>
          </table:table-cell>
          <table:table-cell office:value-type="string" table:style-name="ce1">
            <text:p>Planetary Diversity</text:p>
          </table:table-cell>
          <table:table-cell office:value-type="string" table:style-name="ce1">
            <text:p>New Worlds</text:p>
          </table:table-cell>
          <table:table-cell office:value-type="string" table:style-name="ce1">
            <text:p>Guilli's Planet Modifiers</text:p>
          </table:table-cell>
          <table:table-cell office:value-type="string" table:style-name="ce1">
            <text:p>Planets Enhanced</text:p>
          </table:table-cell>
          <table:table-cell office:value-type="string" table:style-name="ce1">
            <text:p>Planetary Diversity</text:p>
          </table:table-cell>
          <table:table-cell office:value-type="string" table:style-name="ce1">
            <text:p>New Worlds</text:p>
          </table:table-cell>
          <table:table-cell office:value-type="string" table:style-name="ce1">
            <text:p>Guilli's Planet Modifiers</text:p>
          </table:table-cell>
          <table:table-cell office:value-type="string" table:style-name="ce1">
            <text:p>Planets Enhanced</text:p>
          </table:table-cell>
          <table:table-cell table:number-columns-repeated="2" table:style-name="ce1"/>
          <table:table-cell office:value-type="string" table:style-name="ce1">
            <text:p>pc_arid</text:p>
          </table:table-cell>
          <table:table-cell office:value-type="string" table:style-name="ce1">
            <text:p>pc_continental</text:p>
          </table:table-cell>
          <table:table-cell office:value-type="string" table:style-name="ce1">
            <text:p>pc_frozen_desert</text:p>
          </table:table-cell>
          <table:table-cell office:value-type="string" table:style-name="ce1">
            <text:p>pc_arctic</text:p>
          </table:table-cell>
          <table:table-cell office:value-type="string" table:style-name="ce1">
            <text:p>pc_gaia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terraform_link1</text:p>
          </table:table-cell>
          <table:table-cell office:value-type="string" office:string-value="pc_arid" table:formula="of:=INDEX([.Y$18:.Y$200];[.K8])" table:style-name="ce1">
            <text:p>pc_arid</text:p>
          </table:table-cell>
          <table:table-cell office:value-type="string" office:string-value="pc_arid" table:formula="of:=INDEX([.$Z$7:.$AD$17];[.L8];[.M8])" table:style-name="ce1">
            <text:p>pc_arid</text:p>
          </table:table-cell>
          <table:table-cell office:value-type="string" office:string-value="@terraforming_cost_level_0" table:formula="of:=[.$X$8]&amp;[.N8]" table:style-name="ce1">
            <text:p>@terraforming_cost_level_0</text:p>
          </table:table-cell>
          <table:table-cell office:value-type="string" office:string-value="@terraforming_duration_level_0" table:formula="of:=[.$X$9]&amp;[.N8]" table:style-name="ce1">
            <text:p>@terraforming_duration_level_0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planetary_diversity_enabled = yes new_worlds_enabled = yes guillis_planet_modifiers_enabled = yes exo_terraforming_overhaul_enabled = yes }" table:formula="of:=[.O8]&amp;&quot;OR={&quot;&amp;CONCATENATE([.P8];[.Q8];[.R8];[.S8])&amp;&quot;}&quot;&quot;OR={&quot;&amp;CONCATENATE([.T8];[.U8];[.V8];[.W8])&amp;&quot;}&quot;" table:style-name="ce1">
            <text:p>terraforming_candidate = yes OR={planetary_diversity_enabled = yes new_worlds_enabled = yes guillis_planet_modifiers_enabled = yes exo_terraforming_overhaul_enabled = yes 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0" table:formula="of:=INDEX([.$X$10:.$X$17];[.N8]+1)" table:style-name="ce1">
            <text:p>tech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NT([.J8]/COUNTA([.$Z$7:.$AD$17]))+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IF([.B8]=[.C8];0;INDEX([.$Z$18:.$AD$25];INT([.$J8]/COUNTA([.$Z$7:.$AD$17]))+1;[.$M8]))" table:style-name="ce1">
            <text:p>0</text:p>
          </table:table-cell>
          <table:table-cell office:value-type="string" office:string-value="terraforming_candidate = yes " table:formula="of:=IF(INDEX([.$AE$18:.$AE$200];[.$K8])=&quot;yes&quot;;&quot;&quot;;IF([.C8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8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8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8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8])=&quot;&quot;;&quot;&quot;;[.AI$17]&amp;&quot; = yes &quot;)" table:style-name="ce1">
            <text:p>exo_terraforming_overhaul_enabled = yes<text:s/></text:p>
          </table:table-cell>
          <table:table-cell office:value-type="string" office:string-value="planetary_diversity_enabled = yes " table:formula="of:=IF(INDEX([.AF$18:.AF$200];MATCH([.$C8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8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8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8];[.$Y$18:.$Y$200]))=&quot;&quot;;&quot;&quot;;[.AI$17]&amp;&quot; = yes &quot;)" table:style-name="ce1">
            <text:p>exo_terraforming_overhaul_enabled = yes<text:s/></text:p>
          </table:table-cell>
          <table:table-cell office:value-type="string" table:style-name="ce2">
            <text:p>@terraforming_cost_level_</text:p>
          </table:table-cell>
          <table:table-cell table:style-name="ce1"/>
          <table:table-cell office:value-type="string" table:style-name="ce1">
            <text:p>pc_desert</text:p>
          </table:table-cell>
          <table:table-cell office:value-type="string" table:style-name="ce1">
            <text:p>pc_ocean</text:p>
          </table:table-cell>
          <table:table-cell office:value-type="string" table:style-name="ce1">
            <text:p>pc_steppe</text:p>
          </table:table-cell>
          <table:table-cell office:value-type="string" table:style-name="ce1">
            <text:p>pc_swamp</text:p>
          </table:table-cell>
          <table:table-cell office:value-type="string" table:style-name="ce1">
            <text:p>pc_machine</text:p>
          </table:table-cell>
          <table:table-cell table:number-columns-repeated="16354" table:style-name="ce1"/>
        </table:table-row>
        <table:table-row table:style-name="ro2">
          <table:table-cell office:value-type="string" table:style-name="ce1">
            <text:p>terraform_link2</text:p>
          </table:table-cell>
          <table:table-cell office:value-type="string" office:string-value="pc_arid" table:formula="of:=INDEX([.Y$18:.Y$200];[.K9])" table:style-name="ce1">
            <text:p>pc_arid</text:p>
          </table:table-cell>
          <table:table-cell office:value-type="string" office:string-value="pc_desert" table:formula="of:=INDEX([.$Z$7:.$AD$17];[.L9];[.M9])" table:style-name="ce1">
            <text:p>pc_desert</text:p>
          </table:table-cell>
          <table:table-cell office:value-type="string" office:string-value="@terraforming_cost_level_1" table:formula="of:=[.$X$8]&amp;[.N9]" table:style-name="ce1">
            <text:p>@terraforming_cost_level_1</text:p>
          </table:table-cell>
          <table:table-cell office:value-type="string" office:string-value="@terraforming_duration_level_1" table:formula="of:=[.$X$9]&amp;[.N9]" table:style-name="ce1">
            <text:p>@terraforming_duration_level_1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9]&amp;&quot;OR={&quot;&amp;CONCATENATE([.P9];[.Q9];[.R9];[.S9])&amp;&quot;}&quot;&quot;OR={&quot;&amp;CONCATENATE([.T9];[.U9];[.V9];[.W9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9]+1)" table:style-name="ce1">
            <text:p>tech1</text:p>
          </table:table-cell>
          <table:table-cell office:value-type="float" office:value="0" table:formula="of:=[.I8]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NT([.J9]/COUNTA([.$Z$7:.$AD$17]))+1" table:style-name="ce1">
            <text:p>1</text:p>
          </table:table-cell>
          <table:table-cell office:value-type="float" office:value="2" table:formula="of:=IF(INDEX([.$Z$7:.$AD$17];[.L8]+1;[.M8])=&quot;&quot;;1;[.L8]+1)" table:style-name="ce1">
            <text:p>2</text:p>
          </table:table-cell>
          <table:table-cell office:value-type="float" office:value="1" table:formula="of:=IF(INDEX([.$Z$7:.$AD$17];[.L8]+1;[.M8])=&quot;&quot;;IF([.M8]=5;1;[.M8]+1);[.M8])" table:style-name="ce1">
            <text:p>1</text:p>
          </table:table-cell>
          <table:table-cell office:value-type="float" office:value="1" table:formula="of:=IF([.B9]=[.C9];0;INDEX([.$Z$18:.$AD$25];INT([.$J9]/COUNTA([.$Z$7:.$AD$17]))+1;[.$M9]))" table:style-name="ce1">
            <text:p>1</text:p>
          </table:table-cell>
          <table:table-cell office:value-type="string" office:string-value="terraforming_candidate = yes " table:formula="of:=IF(INDEX([.$AE$18:.$AE$200];[.$K9])=&quot;yes&quot;;&quot;&quot;;IF([.C9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9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9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9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9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9];[.$Y$18:.$Y$200]))=&quot;&quot;;&quot;&quot;;[.AF$17]&amp;&quot; = yes &quot;)" table:style-name="ce1"/>
          <table:table-cell office:value-type="string" office:string-value="" table:formula="of:=IF(INDEX([.AG$18:.AG$200];MATCH([.$C9];[.$Y$18:.$Y$200]))=&quot;&quot;;&quot;&quot;;[.AG$17]&amp;&quot; = yes &quot;)" table:style-name="ce1"/>
          <table:table-cell office:value-type="string" office:string-value="" table:formula="of:=IF(INDEX([.AH$18:.AH$200];MATCH([.$C9];[.$Y$18:.$Y$200]))=&quot;&quot;;&quot;&quot;;[.AH$17]&amp;&quot; = yes &quot;)" table:style-name="ce1"/>
          <table:table-cell office:value-type="string" office:string-value="" table:formula="of:=IF(INDEX([.AI$18:.AI$200];MATCH([.$C9];[.$Y$18:.$Y$200]))=&quot;&quot;;&quot;&quot;;[.AI$17]&amp;&quot; = yes &quot;)" table:style-name="ce1"/>
          <table:table-cell office:value-type="string" table:style-name="ce2">
            <text:p>@terraforming_duration_level_</text:p>
          </table:table-cell>
          <table:table-cell table:style-name="ce1"/>
          <table:table-cell office:value-type="string" table:style-name="ce1">
            <text:p>pc_savannah</text:p>
          </table:table-cell>
          <table:table-cell office:value-type="string" table:style-name="ce1">
            <text:p>pc_mangrove</text:p>
          </table:table-cell>
          <table:table-cell office:value-type="string" table:style-name="ce1">
            <text:p>pc_hadesert</text:p>
          </table:table-cell>
          <table:table-cell office:value-type="string" table:style-name="ce1">
            <text:p>pc_cascadian</text:p>
          </table:table-cell>
          <table:table-cell office:value-type="string" table:style-name="ce1">
            <text:p>pc_cybertronic</text:p>
          </table:table-cell>
          <table:table-cell table:style-name="ce1"/>
          <table:table-cell office:value-type="string" table:number-columns-spanned="3" table:number-rows-spanned="8" table:style-name="ce4">
            <text:p>(add planets and costs in yellow area, NO empty lines in between!)</text:p>
          </table:table-cell>
          <table:covered-table-cell table:number-columns-repeated="2"/>
          <table:table-cell table:number-columns-repeated="16350"/>
        </table:table-row>
        <table:table-row table:style-name="ro2">
          <table:table-cell office:value-type="string" table:style-name="ce1">
            <text:p>terraform_link3</text:p>
          </table:table-cell>
          <table:table-cell office:value-type="string" office:string-value="pc_arid" table:formula="of:=INDEX([.Y$18:.Y$200];[.K10])" table:style-name="ce1">
            <text:p>pc_arid</text:p>
          </table:table-cell>
          <table:table-cell office:value-type="string" office:string-value="pc_savannah" table:formula="of:=INDEX([.$Z$7:.$AD$17];[.L10];[.M10])" table:style-name="ce1">
            <text:p>pc_savannah</text:p>
          </table:table-cell>
          <table:table-cell office:value-type="string" office:string-value="@terraforming_cost_level_1" table:formula="of:=[.$X$8]&amp;[.N10]" table:style-name="ce1">
            <text:p>@terraforming_cost_level_1</text:p>
          </table:table-cell>
          <table:table-cell office:value-type="string" office:string-value="@terraforming_duration_level_1" table:formula="of:=[.$X$9]&amp;[.N10]" table:style-name="ce1">
            <text:p>@terraforming_duration_level_1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10]&amp;&quot;OR={&quot;&amp;CONCATENATE([.P10];[.Q10];[.R10];[.S10])&amp;&quot;}&quot;&quot;OR={&quot;&amp;CONCATENATE([.T10];[.U10];[.V10];[.W10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0]+1)" table:style-name="ce1">
            <text:p>tech1</text:p>
          </table:table-cell>
          <table:table-cell office:value-type="float" office:value="0" table:formula="of:=[.I9]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NT([.J10]/COUNTA([.$Z$7:.$AD$17]))+1" table:style-name="ce1">
            <text:p>1</text:p>
          </table:table-cell>
          <table:table-cell office:value-type="float" office:value="3" table:formula="of:=IF(INDEX([.$Z$7:.$AD$17];[.L9]+1;[.M9])=&quot;&quot;;1;[.L9]+1)" table:style-name="ce1">
            <text:p>3</text:p>
          </table:table-cell>
          <table:table-cell office:value-type="float" office:value="1" table:formula="of:=IF(INDEX([.$Z$7:.$AD$17];[.L9]+1;[.M9])=&quot;&quot;;IF([.M9]=5;1;[.M9]+1);[.M9])" table:style-name="ce1">
            <text:p>1</text:p>
          </table:table-cell>
          <table:table-cell office:value-type="float" office:value="1" table:formula="of:=IF([.B10]=[.C10];0;INDEX([.$Z$18:.$AD$25];INT([.$J10]/COUNTA([.$Z$7:.$AD$17]))+1;[.$M10]))" table:style-name="ce1">
            <text:p>1</text:p>
          </table:table-cell>
          <table:table-cell office:value-type="string" office:string-value="terraforming_candidate = yes " table:formula="of:=IF(INDEX([.$AE$18:.$AE$200];[.$K10])=&quot;yes&quot;;&quot;&quot;;IF([.C10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10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10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10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10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10];[.$Y$18:.$Y$200]))=&quot;&quot;;&quot;&quot;;[.AF$17]&amp;&quot; = yes &quot;)" table:style-name="ce1"/>
          <table:table-cell office:value-type="string" office:string-value="" table:formula="of:=IF(INDEX([.AG$18:.AG$200];MATCH([.$C10];[.$Y$18:.$Y$200]))=&quot;&quot;;&quot;&quot;;[.AG$17]&amp;&quot; = yes &quot;)" table:style-name="ce1"/>
          <table:table-cell office:value-type="string" office:string-value="" table:formula="of:=IF(INDEX([.AH$18:.AH$200];MATCH([.$C10];[.$Y$18:.$Y$200]))=&quot;&quot;;&quot;&quot;;[.AH$17]&amp;&quot; = yes &quot;)" table:style-name="ce1"/>
          <table:table-cell office:value-type="string" office:string-value="" table:formula="of:=IF(INDEX([.AI$18:.AI$200];MATCH([.$C10];[.$Y$18:.$Y$200]))=&quot;&quot;;&quot;&quot;;[.AI$17]&amp;&quot; = yes &quot;)" table:style-name="ce1"/>
          <table:table-cell office:value-type="string" table:style-name="ce3">
            <text:p>tech0</text:p>
          </table:table-cell>
          <table:table-cell table:style-name="ce1"/>
          <table:table-cell office:value-type="string" table:style-name="ce1">
            <text:p>pc_sandsea</text:p>
          </table:table-cell>
          <table:table-cell office:value-type="string" table:style-name="ce1">
            <text:p>pc_hajungle</text:p>
          </table:table-cell>
          <table:table-cell office:value-type="string" table:style-name="ce1">
            <text:p>pc_antarctic</text:p>
          </table:table-cell>
          <table:table-cell office:value-type="string" table:style-name="ce1">
            <text:p>pc_geothermal</text:p>
          </table:table-cell>
          <table:table-cell office:value-type="string" table:style-name="ce1">
            <text:p>pc_nuked</text:p>
          </table:table-cell>
          <table:table-cell table:style-name="ce1"/>
          <table:covered-table-cell/>
          <table:covered-table-cell table:number-columns-repeated="2"/>
          <table:table-cell table:number-columns-repeated="16350"/>
        </table:table-row>
        <table:table-row table:style-name="ro2">
          <table:table-cell office:value-type="string" table:style-name="ce1">
            <text:p>terraform_link4</text:p>
          </table:table-cell>
          <table:table-cell office:value-type="string" office:string-value="pc_arid" table:formula="of:=INDEX([.Y$18:.Y$200];[.K11])" table:style-name="ce1">
            <text:p>pc_arid</text:p>
          </table:table-cell>
          <table:table-cell office:value-type="string" office:string-value="pc_sandsea" table:formula="of:=INDEX([.$Z$7:.$AD$17];[.L11];[.M11])" table:style-name="ce1">
            <text:p>pc_sandsea</text:p>
          </table:table-cell>
          <table:table-cell office:value-type="string" office:string-value="@terraforming_cost_level_1" table:formula="of:=[.$X$8]&amp;[.N11]" table:style-name="ce1">
            <text:p>@terraforming_cost_level_1</text:p>
          </table:table-cell>
          <table:table-cell office:value-type="string" office:string-value="@terraforming_duration_level_1" table:formula="of:=[.$X$9]&amp;[.N11]" table:style-name="ce1">
            <text:p>@terraforming_duration_level_1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11]&amp;&quot;OR={&quot;&amp;CONCATENATE([.P11];[.Q11];[.R11];[.S11])&amp;&quot;}&quot;&quot;OR={&quot;&amp;CONCATENATE([.T11];[.U11];[.V11];[.W11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1]+1)" table:style-name="ce1">
            <text:p>tech1</text:p>
          </table:table-cell>
          <table:table-cell office:value-type="float" office:value="0" table:formula="of:=[.I10]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INT([.J11]/COUNTA([.$Z$7:.$AD$17]))+1" table:style-name="ce1">
            <text:p>1</text:p>
          </table:table-cell>
          <table:table-cell office:value-type="float" office:value="4" table:formula="of:=IF(INDEX([.$Z$7:.$AD$17];[.L10]+1;[.M10])=&quot;&quot;;1;[.L10]+1)" table:style-name="ce1">
            <text:p>4</text:p>
          </table:table-cell>
          <table:table-cell office:value-type="float" office:value="1" table:formula="of:=IF(INDEX([.$Z$7:.$AD$17];[.L10]+1;[.M10])=&quot;&quot;;IF([.M10]=5;1;[.M10]+1);[.M10])" table:style-name="ce1">
            <text:p>1</text:p>
          </table:table-cell>
          <table:table-cell office:value-type="float" office:value="1" table:formula="of:=IF([.B11]=[.C11];0;INDEX([.$Z$18:.$AD$25];INT([.$J11]/COUNTA([.$Z$7:.$AD$17]))+1;[.$M11]))" table:style-name="ce1">
            <text:p>1</text:p>
          </table:table-cell>
          <table:table-cell office:value-type="string" office:string-value="terraforming_candidate = yes " table:formula="of:=IF(INDEX([.$AE$18:.$AE$200];[.$K11])=&quot;yes&quot;;&quot;&quot;;IF([.C11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11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11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11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11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11];[.$Y$18:.$Y$200]))=&quot;&quot;;&quot;&quot;;[.AF$17]&amp;&quot; = yes &quot;)" table:style-name="ce1"/>
          <table:table-cell office:value-type="string" office:string-value="" table:formula="of:=IF(INDEX([.AG$18:.AG$200];MATCH([.$C11];[.$Y$18:.$Y$200]))=&quot;&quot;;&quot;&quot;;[.AG$17]&amp;&quot; = yes &quot;)" table:style-name="ce1"/>
          <table:table-cell office:value-type="string" office:string-value="" table:formula="of:=IF(INDEX([.AH$18:.AH$200];MATCH([.$C11];[.$Y$18:.$Y$200]))=&quot;&quot;;&quot;&quot;;[.AH$17]&amp;&quot; = yes &quot;)" table:style-name="ce1"/>
          <table:table-cell office:value-type="string" office:string-value="" table:formula="of:=IF(INDEX([.AI$18:.AI$200];MATCH([.$C11];[.$Y$18:.$Y$200]))=&quot;&quot;;&quot;&quot;;[.AI$17]&amp;&quot; = yes &quot;)" table:style-name="ce1"/>
          <table:table-cell office:value-type="string" table:style-name="ce3">
            <text:p>tech1</text:p>
          </table:table-cell>
          <table:table-cell table:style-name="ce1"/>
          <table:table-cell office:value-type="string" table:style-name="ce1">
            <text:p>pc_mesa</text:p>
          </table:table-cell>
          <table:table-cell office:value-type="string" table:style-name="ce1">
            <text:p>pc_tropical</text:p>
          </table:table-cell>
          <table:table-cell office:value-type="string" table:style-name="ce1">
            <text:p>pc_tundra</text:p>
          </table:table-cell>
          <table:table-cell office:value-type="string" table:style-name="ce1">
            <text:p>pc_glacial</text:p>
          </table:table-cell>
          <table:table-cell office:value-type="string" table:style-name="ce1">
            <text:p>pc_floating</text:p>
          </table:table-cell>
          <table:table-cell table:style-name="ce1"/>
          <table:covered-table-cell/>
          <table:covered-table-cell table:number-columns-repeated="2"/>
          <table:table-cell table:number-columns-repeated="16350"/>
        </table:table-row>
        <table:table-row table:style-name="ro1">
          <table:table-cell office:value-type="string" table:style-name="ce1">
            <text:p>terraform_link5</text:p>
          </table:table-cell>
          <table:table-cell office:value-type="string" office:string-value="pc_arid" table:formula="of:=INDEX([.Y$18:.Y$200];[.K12])" table:style-name="ce1">
            <text:p>pc_arid</text:p>
          </table:table-cell>
          <table:table-cell office:value-type="string" office:string-value="pc_mesa" table:formula="of:=INDEX([.$Z$7:.$AD$17];[.L12];[.M12])" table:style-name="ce1">
            <text:p>pc_mesa</text:p>
          </table:table-cell>
          <table:table-cell office:value-type="string" office:string-value="@terraforming_cost_level_1" table:formula="of:=[.$X$8]&amp;[.N12]" table:style-name="ce1">
            <text:p>@terraforming_cost_level_1</text:p>
          </table:table-cell>
          <table:table-cell office:value-type="string" office:string-value="@terraforming_duration_level_1" table:formula="of:=[.$X$9]&amp;[.N12]" table:style-name="ce1">
            <text:p>@terraforming_duration_level_1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12]&amp;&quot;OR={&quot;&amp;CONCATENATE([.P12];[.Q12];[.R12];[.S12])&amp;&quot;}&quot;&quot;OR={&quot;&amp;CONCATENATE([.T12];[.U12];[.V12];[.W12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2]+1)" table:style-name="ce1">
            <text:p>tech1</text:p>
          </table:table-cell>
          <table:table-cell office:value-type="float" office:value="0" table:formula="of:=[.I11]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INT([.J12]/COUNTA([.$Z$7:.$AD$17]))+1" table:style-name="ce1">
            <text:p>1</text:p>
          </table:table-cell>
          <table:table-cell office:value-type="float" office:value="5" table:formula="of:=IF(INDEX([.$Z$7:.$AD$17];[.L11]+1;[.M11])=&quot;&quot;;1;[.L11]+1)" table:style-name="ce1">
            <text:p>5</text:p>
          </table:table-cell>
          <table:table-cell office:value-type="float" office:value="1" table:formula="of:=IF(INDEX([.$Z$7:.$AD$17];[.L11]+1;[.M11])=&quot;&quot;;IF([.M11]=5;1;[.M11]+1);[.M11])" table:style-name="ce1">
            <text:p>1</text:p>
          </table:table-cell>
          <table:table-cell office:value-type="float" office:value="1" table:formula="of:=IF([.B12]=[.C12];0;INDEX([.$Z$18:.$AD$25];INT([.$J12]/COUNTA([.$Z$7:.$AD$17]))+1;[.$M12]))" table:style-name="ce1">
            <text:p>1</text:p>
          </table:table-cell>
          <table:table-cell office:value-type="string" office:string-value="terraforming_candidate = yes " table:formula="of:=IF(INDEX([.$AE$18:.$AE$200];[.$K12])=&quot;yes&quot;;&quot;&quot;;IF([.C12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12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12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12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12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12];[.$Y$18:.$Y$200]))=&quot;&quot;;&quot;&quot;;[.AF$17]&amp;&quot; = yes &quot;)" table:style-name="ce1"/>
          <table:table-cell office:value-type="string" office:string-value="" table:formula="of:=IF(INDEX([.AG$18:.AG$200];MATCH([.$C12];[.$Y$18:.$Y$200]))=&quot;&quot;;&quot;&quot;;[.AG$17]&amp;&quot; = yes &quot;)" table:style-name="ce1"/>
          <table:table-cell office:value-type="string" office:string-value="" table:formula="of:=IF(INDEX([.AH$18:.AH$200];MATCH([.$C12];[.$Y$18:.$Y$200]))=&quot;&quot;;&quot;&quot;;[.AH$17]&amp;&quot; = yes &quot;)" table:style-name="ce1"/>
          <table:table-cell office:value-type="string" office:string-value="" table:formula="of:=IF(INDEX([.AI$18:.AI$200];MATCH([.$C12];[.$Y$18:.$Y$200]))=&quot;&quot;;&quot;&quot;;[.AI$17]&amp;&quot; = yes &quot;)" table:style-name="ce1"/>
          <table:table-cell office:value-type="string" table:style-name="ce3">
            <text:p>tech2</text:p>
          </table:table-cell>
          <table:table-cell table:style-name="ce1"/>
          <table:table-cell office:value-type="string" table:style-name="ce1">
            <text:p>pc_oasis</text:p>
          </table:table-cell>
          <table:table-cell office:value-type="string" table:style-name="ce1">
            <text:p>pc_desertislands</text:p>
          </table:table-cell>
          <table:table-cell office:value-type="string" table:style-name="ce1">
            <text:p>pc_alpine</text:p>
          </table:table-cell>
          <table:table-cell office:value-type="string" table:style-name="ce1">
            <text:p>pc_subarctic</text:p>
          </table:table-cell>
          <table:table-cell office:value-type="string" table:style-name="ce1">
            <text:p>pc_crystal</text:p>
          </table:table-cell>
          <table:table-cell table:style-name="ce1"/>
          <table:covered-table-cell/>
          <table:covered-table-cell table:number-columns-repeated="2"/>
          <table:table-cell table:number-columns-repeated="16350"/>
        </table:table-row>
        <table:table-row table:style-name="ro1">
          <table:table-cell office:value-type="string" table:style-name="ce1">
            <text:p>terraform_link6</text:p>
          </table:table-cell>
          <table:table-cell office:value-type="string" office:string-value="pc_arid" table:formula="of:=INDEX([.Y$18:.Y$200];[.K13])" table:style-name="ce1">
            <text:p>pc_arid</text:p>
          </table:table-cell>
          <table:table-cell office:value-type="string" office:string-value="pc_oasis" table:formula="of:=INDEX([.$Z$7:.$AD$17];[.L13];[.M13])" table:style-name="ce1">
            <text:p>pc_oasis</text:p>
          </table:table-cell>
          <table:table-cell office:value-type="string" office:string-value="@terraforming_cost_level_1" table:formula="of:=[.$X$8]&amp;[.N13]" table:style-name="ce1">
            <text:p>@terraforming_cost_level_1</text:p>
          </table:table-cell>
          <table:table-cell office:value-type="string" office:string-value="@terraforming_duration_level_1" table:formula="of:=[.$X$9]&amp;[.N13]" table:style-name="ce1">
            <text:p>@terraforming_duration_level_1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13]&amp;&quot;OR={&quot;&amp;CONCATENATE([.P13];[.Q13];[.R13];[.S13])&amp;&quot;}&quot;&quot;OR={&quot;&amp;CONCATENATE([.T13];[.U13];[.V13];[.W13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3]+1)" table:style-name="ce1">
            <text:p>tech1</text:p>
          </table:table-cell>
          <table:table-cell office:value-type="float" office:value="0" table:formula="of:=[.I12]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formula="of:=INT([.J13]/COUNTA([.$Z$7:.$AD$17]))+1" table:style-name="ce1">
            <text:p>1</text:p>
          </table:table-cell>
          <table:table-cell office:value-type="float" office:value="6" table:formula="of:=IF(INDEX([.$Z$7:.$AD$17];[.L12]+1;[.M12])=&quot;&quot;;1;[.L12]+1)" table:style-name="ce1">
            <text:p>6</text:p>
          </table:table-cell>
          <table:table-cell office:value-type="float" office:value="1" table:formula="of:=IF(INDEX([.$Z$7:.$AD$17];[.L12]+1;[.M12])=&quot;&quot;;IF([.M12]=5;1;[.M12]+1);[.M12])" table:style-name="ce1">
            <text:p>1</text:p>
          </table:table-cell>
          <table:table-cell office:value-type="float" office:value="1" table:formula="of:=IF([.B13]=[.C13];0;INDEX([.$Z$18:.$AD$25];INT([.$J13]/COUNTA([.$Z$7:.$AD$17]))+1;[.$M13]))" table:style-name="ce1">
            <text:p>1</text:p>
          </table:table-cell>
          <table:table-cell office:value-type="string" office:string-value="terraforming_candidate = yes " table:formula="of:=IF(INDEX([.$AE$18:.$AE$200];[.$K13])=&quot;yes&quot;;&quot;&quot;;IF([.C13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13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13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13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13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13];[.$Y$18:.$Y$200]))=&quot;&quot;;&quot;&quot;;[.AF$17]&amp;&quot; = yes &quot;)" table:style-name="ce1"/>
          <table:table-cell office:value-type="string" office:string-value="" table:formula="of:=IF(INDEX([.AG$18:.AG$200];MATCH([.$C13];[.$Y$18:.$Y$200]))=&quot;&quot;;&quot;&quot;;[.AG$17]&amp;&quot; = yes &quot;)" table:style-name="ce1"/>
          <table:table-cell office:value-type="string" office:string-value="" table:formula="of:=IF(INDEX([.AH$18:.AH$200];MATCH([.$C13];[.$Y$18:.$Y$200]))=&quot;&quot;;&quot;&quot;;[.AH$17]&amp;&quot; = yes &quot;)" table:style-name="ce1"/>
          <table:table-cell office:value-type="string" office:string-value="" table:formula="of:=IF(INDEX([.AI$18:.AI$200];MATCH([.$C13];[.$Y$18:.$Y$200]))=&quot;&quot;;&quot;&quot;;[.AI$17]&amp;&quot; = yes &quot;)" table:style-name="ce1"/>
          <table:table-cell office:value-type="string" table:style-name="ce3">
            <text:p>tech3</text:p>
          </table:table-cell>
          <table:table-cell table:style-name="ce1"/>
          <table:table-cell office:value-type="string" table:style-name="ce1">
            <text:p>pc_marginal_dry</text:p>
          </table:table-cell>
          <table:table-cell office:value-type="string" table:style-name="ce1">
            <text:p>pc_retinal</text:p>
          </table:table-cell>
          <table:table-cell office:value-type="string" table:style-name="ce1">
            <text:p>pc_greenhouse_cold</text:p>
          </table:table-cell>
          <table:table-cell office:value-type="string" table:style-name="ce1">
            <text:p>pc_marginal_cold</text:p>
          </table:table-cell>
          <table:table-cell table:number-columns-repeated="2" table:style-name="ce1"/>
          <table:covered-table-cell/>
          <table:covered-table-cell table:number-columns-repeated="2"/>
          <table:table-cell table:number-columns-repeated="16350"/>
        </table:table-row>
        <table:table-row table:style-name="ro1">
          <table:table-cell office:value-type="string" table:style-name="ce1">
            <text:p>terraform_link7</text:p>
          </table:table-cell>
          <table:table-cell office:value-type="string" office:string-value="pc_arid" table:formula="of:=INDEX([.Y$18:.Y$200];[.K14])" table:style-name="ce1">
            <text:p>pc_arid</text:p>
          </table:table-cell>
          <table:table-cell office:value-type="string" office:string-value="pc_marginal_dry" table:formula="of:=INDEX([.$Z$7:.$AD$17];[.L14];[.M14])" table:style-name="ce1">
            <text:p>pc_marginal_dry</text:p>
          </table:table-cell>
          <table:table-cell office:value-type="string" office:string-value="@terraforming_cost_level_1" table:formula="of:=[.$X$8]&amp;[.N14]" table:style-name="ce1">
            <text:p>@terraforming_cost_level_1</text:p>
          </table:table-cell>
          <table:table-cell office:value-type="string" office:string-value="@terraforming_duration_level_1" table:formula="of:=[.$X$9]&amp;[.N14]" table:style-name="ce1">
            <text:p>@terraforming_duration_level_1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14]&amp;&quot;OR={&quot;&amp;CONCATENATE([.P14];[.Q14];[.R14];[.S14])&amp;&quot;}&quot;&quot;OR={&quot;&amp;CONCATENATE([.T14];[.U14];[.V14];[.W14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4]+1)" table:style-name="ce1">
            <text:p>tech1</text:p>
          </table:table-cell>
          <table:table-cell office:value-type="float" office:value="0" table:formula="of:=[.I13]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formula="of:=INT([.J14]/COUNTA([.$Z$7:.$AD$17]))+1" table:style-name="ce1">
            <text:p>1</text:p>
          </table:table-cell>
          <table:table-cell office:value-type="float" office:value="7" table:formula="of:=IF(INDEX([.$Z$7:.$AD$17];[.L13]+1;[.M13])=&quot;&quot;;1;[.L13]+1)" table:style-name="ce1">
            <text:p>7</text:p>
          </table:table-cell>
          <table:table-cell office:value-type="float" office:value="1" table:formula="of:=IF(INDEX([.$Z$7:.$AD$17];[.L13]+1;[.M13])=&quot;&quot;;IF([.M13]=5;1;[.M13]+1);[.M13])" table:style-name="ce1">
            <text:p>1</text:p>
          </table:table-cell>
          <table:table-cell office:value-type="float" office:value="1" table:formula="of:=IF([.B14]=[.C14];0;INDEX([.$Z$18:.$AD$25];INT([.$J14]/COUNTA([.$Z$7:.$AD$17]))+1;[.$M14]))" table:style-name="ce1">
            <text:p>1</text:p>
          </table:table-cell>
          <table:table-cell office:value-type="string" office:string-value="terraforming_candidate = yes " table:formula="of:=IF(INDEX([.$AE$18:.$AE$200];[.$K14])=&quot;yes&quot;;&quot;&quot;;IF([.C14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14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14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14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14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14];[.$Y$18:.$Y$200]))=&quot;&quot;;&quot;&quot;;[.AF$17]&amp;&quot; = yes &quot;)" table:style-name="ce1"/>
          <table:table-cell office:value-type="string" office:string-value="" table:formula="of:=IF(INDEX([.AG$18:.AG$200];MATCH([.$C14];[.$Y$18:.$Y$200]))=&quot;&quot;;&quot;&quot;;[.AG$17]&amp;&quot; = yes &quot;)" table:style-name="ce1"/>
          <table:table-cell office:value-type="string" office:string-value="" table:formula="of:=IF(INDEX([.AH$18:.AH$200];MATCH([.$C14];[.$Y$18:.$Y$200]))=&quot;&quot;;&quot;&quot;;[.AH$17]&amp;&quot; = yes &quot;)" table:style-name="ce1"/>
          <table:table-cell office:value-type="string" office:string-value="" table:formula="of:=IF(INDEX([.AI$18:.AI$200];MATCH([.$C14];[.$Y$18:.$Y$200]))=&quot;&quot;;&quot;&quot;;[.AI$17]&amp;&quot; = yes &quot;)" table:style-name="ce1"/>
          <table:table-cell office:value-type="string" table:style-name="ce3">
            <text:p>tech4</text:p>
          </table:table-cell>
          <table:table-cell table:style-name="ce1"/>
          <table:table-cell office:value-type="string" table:style-name="ce1">
            <text:p>pc_geocrystalline</text:p>
          </table:table-cell>
          <table:table-cell office:value-type="string" table:style-name="ce1">
            <text:p>pc_lush</text:p>
          </table:table-cell>
          <table:table-cell table:number-columns-repeated="4" table:style-name="ce1"/>
          <table:covered-table-cell/>
          <table:covered-table-cell table:number-columns-repeated="2"/>
          <table:table-cell table:number-columns-repeated="16350"/>
        </table:table-row>
        <table:table-row table:style-name="ro1">
          <table:table-cell office:value-type="string" table:style-name="ce1">
            <text:p>terraform_link8</text:p>
          </table:table-cell>
          <table:table-cell office:value-type="string" office:string-value="pc_arid" table:formula="of:=INDEX([.Y$18:.Y$200];[.K15])" table:style-name="ce1">
            <text:p>pc_arid</text:p>
          </table:table-cell>
          <table:table-cell office:value-type="string" office:string-value="pc_geocrystalline" table:formula="of:=INDEX([.$Z$7:.$AD$17];[.L15];[.M15])" table:style-name="ce1">
            <text:p>pc_geocrystalline</text:p>
          </table:table-cell>
          <table:table-cell office:value-type="string" office:string-value="@terraforming_cost_level_1" table:formula="of:=[.$X$8]&amp;[.N15]" table:style-name="ce1">
            <text:p>@terraforming_cost_level_1</text:p>
          </table:table-cell>
          <table:table-cell office:value-type="string" office:string-value="@terraforming_duration_level_1" table:formula="of:=[.$X$9]&amp;[.N15]" table:style-name="ce1">
            <text:p>@terraforming_duration_level_1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15]&amp;&quot;OR={&quot;&amp;CONCATENATE([.P15];[.Q15];[.R15];[.S15])&amp;&quot;}&quot;&quot;OR={&quot;&amp;CONCATENATE([.T15];[.U15];[.V15];[.W15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5]+1)" table:style-name="ce1">
            <text:p>tech1</text:p>
          </table:table-cell>
          <table:table-cell office:value-type="float" office:value="0" table:formula="of:=[.I14]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of:=INT([.J15]/COUNTA([.$Z$7:.$AD$17]))+1" table:style-name="ce1">
            <text:p>1</text:p>
          </table:table-cell>
          <table:table-cell office:value-type="float" office:value="8" table:formula="of:=IF(INDEX([.$Z$7:.$AD$17];[.L14]+1;[.M14])=&quot;&quot;;1;[.L14]+1)" table:style-name="ce1">
            <text:p>8</text:p>
          </table:table-cell>
          <table:table-cell office:value-type="float" office:value="1" table:formula="of:=IF(INDEX([.$Z$7:.$AD$17];[.L14]+1;[.M14])=&quot;&quot;;IF([.M14]=5;1;[.M14]+1);[.M14])" table:style-name="ce1">
            <text:p>1</text:p>
          </table:table-cell>
          <table:table-cell office:value-type="float" office:value="1" table:formula="of:=IF([.B15]=[.C15];0;INDEX([.$Z$18:.$AD$25];INT([.$J15]/COUNTA([.$Z$7:.$AD$17]))+1;[.$M15]))" table:style-name="ce1">
            <text:p>1</text:p>
          </table:table-cell>
          <table:table-cell office:value-type="string" office:string-value="terraforming_candidate = yes " table:formula="of:=IF(INDEX([.$AE$18:.$AE$200];[.$K15])=&quot;yes&quot;;&quot;&quot;;IF([.C15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15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15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15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15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15];[.$Y$18:.$Y$200]))=&quot;&quot;;&quot;&quot;;[.AF$17]&amp;&quot; = yes &quot;)" table:style-name="ce1"/>
          <table:table-cell office:value-type="string" office:string-value="" table:formula="of:=IF(INDEX([.AG$18:.AG$200];MATCH([.$C15];[.$Y$18:.$Y$200]))=&quot;&quot;;&quot;&quot;;[.AG$17]&amp;&quot; = yes &quot;)" table:style-name="ce1"/>
          <table:table-cell office:value-type="string" office:string-value="" table:formula="of:=IF(INDEX([.AH$18:.AH$200];MATCH([.$C15];[.$Y$18:.$Y$200]))=&quot;&quot;;&quot;&quot;;[.AH$17]&amp;&quot; = yes &quot;)" table:style-name="ce1"/>
          <table:table-cell office:value-type="string" office:string-value="" table:formula="of:=IF(INDEX([.AI$18:.AI$200];MATCH([.$C15];[.$Y$18:.$Y$200]))=&quot;&quot;;&quot;&quot;;[.AI$17]&amp;&quot; = yes &quot;)" table:style-name="ce1"/>
          <table:table-cell office:value-type="string" table:style-name="ce1">
            <text:p>terraforming_candidate</text:p>
          </table:table-cell>
          <table:table-cell table:number-columns-repeated="2" table:style-name="ce1"/>
          <table:table-cell office:value-type="string" table:style-name="ce1">
            <text:p>pc_marginal</text:p>
          </table:table-cell>
          <table:table-cell table:number-columns-repeated="4" table:style-name="ce1"/>
          <table:covered-table-cell/>
          <table:covered-table-cell table:number-columns-repeated="2"/>
          <table:table-cell table:number-columns-repeated="16350"/>
        </table:table-row>
        <table:table-row table:style-name="ro1">
          <table:table-cell office:value-type="string" table:style-name="ce1">
            <text:p>terraform_link9</text:p>
          </table:table-cell>
          <table:table-cell office:value-type="string" office:string-value="pc_arid" table:formula="of:=INDEX([.Y$18:.Y$200];[.K16])" table:style-name="ce1">
            <text:p>pc_arid</text:p>
          </table:table-cell>
          <table:table-cell office:value-type="string" office:string-value="pc_continental" table:formula="of:=INDEX([.$Z$7:.$AD$17];[.L16];[.M16])" table:style-name="ce1">
            <text:p>pc_continental</text:p>
          </table:table-cell>
          <table:table-cell office:value-type="string" office:string-value="@terraforming_cost_level_2" table:formula="of:=[.$X$8]&amp;[.N16]" table:style-name="ce1">
            <text:p>@terraforming_cost_level_2</text:p>
          </table:table-cell>
          <table:table-cell office:value-type="string" office:string-value="@terraforming_duration_level_2" table:formula="of:=[.$X$9]&amp;[.N16]" table:style-name="ce1">
            <text:p>@terraforming_duration_level_2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planetary_diversity_enabled = yes new_worlds_enabled = yes guillis_planet_modifiers_enabled = yes exo_terraforming_overhaul_enabled = yes }" table:formula="of:=[.O16]&amp;&quot;OR={&quot;&amp;CONCATENATE([.P16];[.Q16];[.R16];[.S16])&amp;&quot;}&quot;&quot;OR={&quot;&amp;CONCATENATE([.T16];[.U16];[.V16];[.W16])&amp;&quot;}&quot;" table:style-name="ce1">
            <text:p>terraforming_candidate = yes OR={planetary_diversity_enabled = yes new_worlds_enabled = yes guillis_planet_modifiers_enabled = yes exo_terraforming_overhaul_enabled = yes 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6]+1)" table:style-name="ce1">
            <text:p>tech2</text:p>
          </table:table-cell>
          <table:table-cell office:value-type="float" office:value="0" table:formula="of:=[.I15]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formula="of:=INT([.J16]/COUNTA([.$Z$7:.$AD$17]))+1" table:style-name="ce1">
            <text:p>1</text:p>
          </table:table-cell>
          <table:table-cell office:value-type="float" office:value="1" table:formula="of:=IF(INDEX([.$Z$7:.$AD$17];[.L15]+1;[.M15])=&quot;&quot;;1;[.L15]+1)" table:style-name="ce1">
            <text:p>1</text:p>
          </table:table-cell>
          <table:table-cell office:value-type="float" office:value="2" table:formula="of:=IF(INDEX([.$Z$7:.$AD$17];[.L15]+1;[.M15])=&quot;&quot;;IF([.M15]=5;1;[.M15]+1);[.M15])" table:style-name="ce1">
            <text:p>2</text:p>
          </table:table-cell>
          <table:table-cell office:value-type="float" office:value="2" table:formula="of:=IF([.B16]=[.C16];0;INDEX([.$Z$18:.$AD$25];INT([.$J16]/COUNTA([.$Z$7:.$AD$17]))+1;[.$M16]))" table:style-name="ce1">
            <text:p>2</text:p>
          </table:table-cell>
          <table:table-cell office:value-type="string" office:string-value="terraforming_candidate = yes " table:formula="of:=IF(INDEX([.$AE$18:.$AE$200];[.$K16])=&quot;yes&quot;;&quot;&quot;;IF([.C16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16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16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16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16])=&quot;&quot;;&quot;&quot;;[.AI$17]&amp;&quot; = yes &quot;)" table:style-name="ce1">
            <text:p>exo_terraforming_overhaul_enabled = yes<text:s/></text:p>
          </table:table-cell>
          <table:table-cell office:value-type="string" office:string-value="planetary_diversity_enabled = yes " table:formula="of:=IF(INDEX([.AF$18:.AF$200];MATCH([.$C16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16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16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16];[.$Y$18:.$Y$200]))=&quot;&quot;;&quot;&quot;;[.AI$17]&amp;&quot; = yes &quot;)" table:style-name="ce1">
            <text:p>exo_terraforming_overhaul_enabled = yes<text:s/></text:p>
          </table:table-cell>
          <table:table-cell office:value-type="string" table:style-name="ce1">
            <text:p>cybertronic_candidate</text:p>
          </table:table-cell>
          <table:table-cell table:number-columns-repeated="2" table:style-name="ce1"/>
          <table:table-cell office:value-type="string" table:style-name="ce1">
            <text:p>pc_greenhouse_hot</text:p>
          </table:table-cell>
          <table:table-cell table:number-columns-repeated="4" table:style-name="ce1"/>
          <table:covered-table-cell/>
          <table:covered-table-cell table:number-columns-repeated="2"/>
          <table:table-cell table:number-columns-repeated="16350"/>
        </table:table-row>
        <table:table-row table:style-name="ro1">
          <table:table-cell office:value-type="string" table:style-name="ce1">
            <text:p>terraform_link10</text:p>
          </table:table-cell>
          <table:table-cell office:value-type="string" office:string-value="pc_arid" table:formula="of:=INDEX([.Y$18:.Y$200];[.K17])" table:style-name="ce1">
            <text:p>pc_arid</text:p>
          </table:table-cell>
          <table:table-cell office:value-type="string" office:string-value="pc_ocean" table:formula="of:=INDEX([.$Z$7:.$AD$17];[.L17];[.M17])" table:style-name="ce1">
            <text:p>pc_ocean</text:p>
          </table:table-cell>
          <table:table-cell office:value-type="string" office:string-value="@terraforming_cost_level_2" table:formula="of:=[.$X$8]&amp;[.N17]" table:style-name="ce1">
            <text:p>@terraforming_cost_level_2</text:p>
          </table:table-cell>
          <table:table-cell office:value-type="string" office:string-value="@terraforming_duration_level_2" table:formula="of:=[.$X$9]&amp;[.N17]" table:style-name="ce1">
            <text:p>@terraforming_duration_level_2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17]&amp;&quot;OR={&quot;&amp;CONCATENATE([.P17];[.Q17];[.R17];[.S17])&amp;&quot;}&quot;&quot;OR={&quot;&amp;CONCATENATE([.T17];[.U17];[.V17];[.W17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7]+1)" table:style-name="ce1">
            <text:p>tech2</text:p>
          </table:table-cell>
          <table:table-cell office:value-type="float" office:value="0" table:formula="of:=[.I16]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formula="of:=INT([.J17]/COUNTA([.$Z$7:.$AD$17]))+1" table:style-name="ce1">
            <text:p>1</text:p>
          </table:table-cell>
          <table:table-cell office:value-type="float" office:value="2" table:formula="of:=IF(INDEX([.$Z$7:.$AD$17];[.L16]+1;[.M16])=&quot;&quot;;1;[.L16]+1)" table:style-name="ce1">
            <text:p>2</text:p>
          </table:table-cell>
          <table:table-cell office:value-type="float" office:value="2" table:formula="of:=IF(INDEX([.$Z$7:.$AD$17];[.L16]+1;[.M16])=&quot;&quot;;IF([.M16]=5;1;[.M16]+1);[.M16])" table:style-name="ce1">
            <text:p>2</text:p>
          </table:table-cell>
          <table:table-cell office:value-type="float" office:value="2" table:formula="of:=IF([.B17]=[.C17];0;INDEX([.$Z$18:.$AD$25];INT([.$J17]/COUNTA([.$Z$7:.$AD$17]))+1;[.$M17]))" table:style-name="ce1">
            <text:p>2</text:p>
          </table:table-cell>
          <table:table-cell office:value-type="string" office:string-value="terraforming_candidate = yes " table:formula="of:=IF(INDEX([.$AE$18:.$AE$200];[.$K17])=&quot;yes&quot;;&quot;&quot;;IF([.C17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17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17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17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17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17];[.$Y$18:.$Y$200]))=&quot;&quot;;&quot;&quot;;[.AF$17]&amp;&quot; = yes &quot;)" table:style-name="ce1"/>
          <table:table-cell office:value-type="string" office:string-value="" table:formula="of:=IF(INDEX([.AG$18:.AG$200];MATCH([.$C17];[.$Y$18:.$Y$200]))=&quot;&quot;;&quot;&quot;;[.AG$17]&amp;&quot; = yes &quot;)" table:style-name="ce1"/>
          <table:table-cell office:value-type="string" office:string-value="" table:formula="of:=IF(INDEX([.AH$18:.AH$200];MATCH([.$C17];[.$Y$18:.$Y$200]))=&quot;&quot;;&quot;&quot;;[.AH$17]&amp;&quot; = yes &quot;)" table:style-name="ce1"/>
          <table:table-cell office:value-type="string" office:string-value="" table:formula="of:=IF(INDEX([.AI$18:.AI$200];MATCH([.$C17];[.$Y$18:.$Y$200]))=&quot;&quot;;&quot;&quot;;[.AI$17]&amp;&quot; = yes &quot;)" table:style-name="ce1"/>
          <table:table-cell table:style-name="ce7"/>
          <table:table-cell table:number-columns-repeated="6" table:style-name="ce1"/>
          <table:table-cell office:value-type="string" table:style-name="ce3">
            <text:p>Habitable</text:p>
          </table:table-cell>
          <table:table-cell office:value-type="string" table:style-name="ce3">
            <text:p>planetary_diversity_enabled</text:p>
          </table:table-cell>
          <table:table-cell office:value-type="string" table:style-name="ce3">
            <text:p>new_worlds_enabled</text:p>
          </table:table-cell>
          <table:table-cell office:value-type="string" table:style-name="ce3">
            <text:p>guillis_planet_modifiers_enabled</text:p>
          </table:table-cell>
          <table:table-cell office:value-type="string" table:style-name="ce3">
            <text:p>exo_terraforming_overhaul_enabled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terraform_link11</text:p>
          </table:table-cell>
          <table:table-cell office:value-type="string" office:string-value="pc_arid" table:formula="of:=INDEX([.Y$18:.Y$200];[.K18])" table:style-name="ce1">
            <text:p>pc_arid</text:p>
          </table:table-cell>
          <table:table-cell office:value-type="string" office:string-value="pc_mangrove" table:formula="of:=INDEX([.$Z$7:.$AD$17];[.L18];[.M18])" table:style-name="ce1">
            <text:p>pc_mangrove</text:p>
          </table:table-cell>
          <table:table-cell office:value-type="string" office:string-value="@terraforming_cost_level_2" table:formula="of:=[.$X$8]&amp;[.N18]" table:style-name="ce1">
            <text:p>@terraforming_cost_level_2</text:p>
          </table:table-cell>
          <table:table-cell office:value-type="string" office:string-value="@terraforming_duration_level_2" table:formula="of:=[.$X$9]&amp;[.N18]" table:style-name="ce1">
            <text:p>@terraforming_duration_level_2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18]&amp;&quot;OR={&quot;&amp;CONCATENATE([.P18];[.Q18];[.R18];[.S18])&amp;&quot;}&quot;&quot;OR={&quot;&amp;CONCATENATE([.T18];[.U18];[.V18];[.W18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8]+1)" table:style-name="ce1">
            <text:p>tech2</text:p>
          </table:table-cell>
          <table:table-cell office:value-type="float" office:value="0" table:formula="of:=[.I17]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formula="of:=INT([.J18]/COUNTA([.$Z$7:.$AD$17]))+1" table:style-name="ce1">
            <text:p>1</text:p>
          </table:table-cell>
          <table:table-cell office:value-type="float" office:value="3" table:formula="of:=IF(INDEX([.$Z$7:.$AD$17];[.L17]+1;[.M17])=&quot;&quot;;1;[.L17]+1)" table:style-name="ce1">
            <text:p>3</text:p>
          </table:table-cell>
          <table:table-cell office:value-type="float" office:value="2" table:formula="of:=IF(INDEX([.$Z$7:.$AD$17];[.L17]+1;[.M17])=&quot;&quot;;IF([.M17]=5;1;[.M17]+1);[.M17])" table:style-name="ce1">
            <text:p>2</text:p>
          </table:table-cell>
          <table:table-cell office:value-type="float" office:value="2" table:formula="of:=IF([.B18]=[.C18];0;INDEX([.$Z$18:.$AD$25];INT([.$J18]/COUNTA([.$Z$7:.$AD$17]))+1;[.$M18]))" table:style-name="ce1">
            <text:p>2</text:p>
          </table:table-cell>
          <table:table-cell office:value-type="string" office:string-value="terraforming_candidate = yes " table:formula="of:=IF(INDEX([.$AE$18:.$AE$200];[.$K18])=&quot;yes&quot;;&quot;&quot;;IF([.C18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18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18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18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18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18];[.$Y$18:.$Y$200]))=&quot;&quot;;&quot;&quot;;[.AF$17]&amp;&quot; = yes &quot;)" table:style-name="ce1"/>
          <table:table-cell office:value-type="string" office:string-value="" table:formula="of:=IF(INDEX([.AG$18:.AG$200];MATCH([.$C18];[.$Y$18:.$Y$200]))=&quot;&quot;;&quot;&quot;;[.AG$17]&amp;&quot; = yes &quot;)" table:style-name="ce1"/>
          <table:table-cell office:value-type="string" office:string-value="" table:formula="of:=IF(INDEX([.AH$18:.AH$200];MATCH([.$C18];[.$Y$18:.$Y$200]))=&quot;&quot;;&quot;&quot;;[.AH$17]&amp;&quot; = yes &quot;)" table:style-name="ce1"/>
          <table:table-cell office:value-type="string" office:string-value="" table:formula="of:=IF(INDEX([.AI$18:.AI$200];MATCH([.$C18];[.$Y$18:.$Y$200]))=&quot;&quot;;&quot;&quot;;[.AI$17]&amp;&quot; = yes &quot;)" table:style-name="ce1"/>
          <table:table-cell table:style-name="ce7"/>
          <table:table-cell office:value-type="string" table:style-name="ce3">
            <text:p>pc_arid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5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terraform_link12</text:p>
          </table:table-cell>
          <table:table-cell office:value-type="string" office:string-value="pc_arid" table:formula="of:=INDEX([.Y$18:.Y$200];[.K19])" table:style-name="ce1">
            <text:p>pc_arid</text:p>
          </table:table-cell>
          <table:table-cell office:value-type="string" office:string-value="pc_hajungle" table:formula="of:=INDEX([.$Z$7:.$AD$17];[.L19];[.M19])" table:style-name="ce1">
            <text:p>pc_hajungle</text:p>
          </table:table-cell>
          <table:table-cell office:value-type="string" office:string-value="@terraforming_cost_level_2" table:formula="of:=[.$X$8]&amp;[.N19]" table:style-name="ce1">
            <text:p>@terraforming_cost_level_2</text:p>
          </table:table-cell>
          <table:table-cell office:value-type="string" office:string-value="@terraforming_duration_level_2" table:formula="of:=[.$X$9]&amp;[.N19]" table:style-name="ce1">
            <text:p>@terraforming_duration_level_2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19]&amp;&quot;OR={&quot;&amp;CONCATENATE([.P19];[.Q19];[.R19];[.S19])&amp;&quot;}&quot;&quot;OR={&quot;&amp;CONCATENATE([.T19];[.U19];[.V19];[.W19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9]+1)" table:style-name="ce1">
            <text:p>tech2</text:p>
          </table:table-cell>
          <table:table-cell office:value-type="float" office:value="0" table:formula="of:=[.I18]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" table:formula="of:=INT([.J19]/COUNTA([.$Z$7:.$AD$17]))+1" table:style-name="ce1">
            <text:p>1</text:p>
          </table:table-cell>
          <table:table-cell office:value-type="float" office:value="4" table:formula="of:=IF(INDEX([.$Z$7:.$AD$17];[.L18]+1;[.M18])=&quot;&quot;;1;[.L18]+1)" table:style-name="ce1">
            <text:p>4</text:p>
          </table:table-cell>
          <table:table-cell office:value-type="float" office:value="2" table:formula="of:=IF(INDEX([.$Z$7:.$AD$17];[.L18]+1;[.M18])=&quot;&quot;;IF([.M18]=5;1;[.M18]+1);[.M18])" table:style-name="ce1">
            <text:p>2</text:p>
          </table:table-cell>
          <table:table-cell office:value-type="float" office:value="2" table:formula="of:=IF([.B19]=[.C19];0;INDEX([.$Z$18:.$AD$25];INT([.$J19]/COUNTA([.$Z$7:.$AD$17]))+1;[.$M19]))" table:style-name="ce1">
            <text:p>2</text:p>
          </table:table-cell>
          <table:table-cell office:value-type="string" office:string-value="terraforming_candidate = yes " table:formula="of:=IF(INDEX([.$AE$18:.$AE$200];[.$K19])=&quot;yes&quot;;&quot;&quot;;IF([.C19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19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19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19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19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19];[.$Y$18:.$Y$200]))=&quot;&quot;;&quot;&quot;;[.AF$17]&amp;&quot; = yes &quot;)" table:style-name="ce1"/>
          <table:table-cell office:value-type="string" office:string-value="" table:formula="of:=IF(INDEX([.AG$18:.AG$200];MATCH([.$C19];[.$Y$18:.$Y$200]))=&quot;&quot;;&quot;&quot;;[.AG$17]&amp;&quot; = yes &quot;)" table:style-name="ce1"/>
          <table:table-cell office:value-type="string" office:string-value="" table:formula="of:=IF(INDEX([.AH$18:.AH$200];MATCH([.$C19];[.$Y$18:.$Y$200]))=&quot;&quot;;&quot;&quot;;[.AH$17]&amp;&quot; = yes &quot;)" table:style-name="ce1"/>
          <table:table-cell office:value-type="string" office:string-value="" table:formula="of:=IF(INDEX([.AI$18:.AI$200];MATCH([.$C19];[.$Y$18:.$Y$200]))=&quot;&quot;;&quot;&quot;;[.AI$17]&amp;&quot; = yes &quot;)" table:style-name="ce1"/>
          <table:table-cell table:style-name="ce7"/>
          <table:table-cell office:value-type="string" table:style-name="ce3">
            <text:p>pc_desert</text:p>
          </table:table-cell>
          <table:table-cell office:value-type="float" office:value="1" table:formula="of:=[.Z18]" table:style-name="ce3">
            <text:p>1</text:p>
          </table:table-cell>
          <table:table-cell office:value-type="float" office:value="2" table:formula="of:=[.AA18]" table:style-name="ce3">
            <text:p>2</text:p>
          </table:table-cell>
          <table:table-cell office:value-type="float" office:value="2" table:formula="of:=[.AB18]" table:style-name="ce3">
            <text:p>2</text:p>
          </table:table-cell>
          <table:table-cell office:value-type="float" office:value="3" table:formula="of:=[.AC18]" table:style-name="ce3">
            <text:p>3</text:p>
          </table:table-cell>
          <table:table-cell office:value-type="float" office:value="4" table:formula="of:=[.AD18]" table:style-name="ce3">
            <text:p>4</text:p>
          </table:table-cell>
          <table:table-cell office:value-type="string" table:style-name="ce5">
            <text:p>cyber</text:p>
          </table:table-cell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13</text:p>
          </table:table-cell>
          <table:table-cell office:value-type="string" office:string-value="pc_arid" table:formula="of:=INDEX([.Y$18:.Y$200];[.K20])" table:style-name="ce1">
            <text:p>pc_arid</text:p>
          </table:table-cell>
          <table:table-cell office:value-type="string" office:string-value="pc_tropical" table:formula="of:=INDEX([.$Z$7:.$AD$17];[.L20];[.M20])" table:style-name="ce1">
            <text:p>pc_tropical</text:p>
          </table:table-cell>
          <table:table-cell office:value-type="string" office:string-value="@terraforming_cost_level_2" table:formula="of:=[.$X$8]&amp;[.N20]" table:style-name="ce1">
            <text:p>@terraforming_cost_level_2</text:p>
          </table:table-cell>
          <table:table-cell office:value-type="string" office:string-value="@terraforming_duration_level_2" table:formula="of:=[.$X$9]&amp;[.N20]" table:style-name="ce1">
            <text:p>@terraforming_duration_level_2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20]&amp;&quot;OR={&quot;&amp;CONCATENATE([.P20];[.Q20];[.R20];[.S20])&amp;&quot;}&quot;&quot;OR={&quot;&amp;CONCATENATE([.T20];[.U20];[.V20];[.W20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0]+1)" table:style-name="ce1">
            <text:p>tech2</text:p>
          </table:table-cell>
          <table:table-cell office:value-type="float" office:value="0" table:formula="of:=[.I19]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of:=INT([.J20]/COUNTA([.$Z$7:.$AD$17]))+1" table:style-name="ce1">
            <text:p>1</text:p>
          </table:table-cell>
          <table:table-cell office:value-type="float" office:value="5" table:formula="of:=IF(INDEX([.$Z$7:.$AD$17];[.L19]+1;[.M19])=&quot;&quot;;1;[.L19]+1)" table:style-name="ce1">
            <text:p>5</text:p>
          </table:table-cell>
          <table:table-cell office:value-type="float" office:value="2" table:formula="of:=IF(INDEX([.$Z$7:.$AD$17];[.L19]+1;[.M19])=&quot;&quot;;IF([.M19]=5;1;[.M19]+1);[.M19])" table:style-name="ce1">
            <text:p>2</text:p>
          </table:table-cell>
          <table:table-cell office:value-type="float" office:value="2" table:formula="of:=IF([.B20]=[.C20];0;INDEX([.$Z$18:.$AD$25];INT([.$J20]/COUNTA([.$Z$7:.$AD$17]))+1;[.$M20]))" table:style-name="ce1">
            <text:p>2</text:p>
          </table:table-cell>
          <table:table-cell office:value-type="string" office:string-value="terraforming_candidate = yes " table:formula="of:=IF(INDEX([.$AE$18:.$AE$200];[.$K20])=&quot;yes&quot;;&quot;&quot;;IF([.C20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20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20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20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20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20];[.$Y$18:.$Y$200]))=&quot;&quot;;&quot;&quot;;[.AF$17]&amp;&quot; = yes &quot;)" table:style-name="ce1"/>
          <table:table-cell office:value-type="string" office:string-value="" table:formula="of:=IF(INDEX([.AG$18:.AG$200];MATCH([.$C20];[.$Y$18:.$Y$200]))=&quot;&quot;;&quot;&quot;;[.AG$17]&amp;&quot; = yes &quot;)" table:style-name="ce1"/>
          <table:table-cell office:value-type="string" office:string-value="" table:formula="of:=IF(INDEX([.AH$18:.AH$200];MATCH([.$C20];[.$Y$18:.$Y$200]))=&quot;&quot;;&quot;&quot;;[.AH$17]&amp;&quot; = yes &quot;)" table:style-name="ce1"/>
          <table:table-cell office:value-type="string" office:string-value="" table:formula="of:=IF(INDEX([.AI$18:.AI$200];MATCH([.$C20];[.$Y$18:.$Y$200]))=&quot;&quot;;&quot;&quot;;[.AI$17]&amp;&quot; = yes &quot;)" table:style-name="ce1"/>
          <table:table-cell table:style-name="ce7"/>
          <table:table-cell office:value-type="string" table:style-name="ce3">
            <text:p>pc_savannah</text:p>
          </table:table-cell>
          <table:table-cell office:value-type="float" office:value="1" table:formula="of:=[.Z19]" table:style-name="ce3">
            <text:p>1</text:p>
          </table:table-cell>
          <table:table-cell office:value-type="float" office:value="2" table:formula="of:=[.AA19]" table:style-name="ce3">
            <text:p>2</text:p>
          </table:table-cell>
          <table:table-cell office:value-type="float" office:value="2" table:formula="of:=[.AB19]" table:style-name="ce3">
            <text:p>2</text:p>
          </table:table-cell>
          <table:table-cell office:value-type="float" office:value="3" table:formula="of:=[.AC19]" table:style-name="ce3">
            <text:p>3</text:p>
          </table:table-cell>
          <table:table-cell office:value-type="float" office:value="4" table:formula="of:=[.AD19]" table:style-name="ce3">
            <text:p>4</text:p>
          </table:table-cell>
          <table:table-cell office:value-type="string" table:style-name="ce5">
            <text:p>yes</text:p>
          </table:table-cell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14</text:p>
          </table:table-cell>
          <table:table-cell office:value-type="string" office:string-value="pc_arid" table:formula="of:=INDEX([.Y$18:.Y$200];[.K21])" table:style-name="ce1">
            <text:p>pc_arid</text:p>
          </table:table-cell>
          <table:table-cell office:value-type="string" office:string-value="pc_desertislands" table:formula="of:=INDEX([.$Z$7:.$AD$17];[.L21];[.M21])" table:style-name="ce1">
            <text:p>pc_desertislands</text:p>
          </table:table-cell>
          <table:table-cell office:value-type="string" office:string-value="@terraforming_cost_level_2" table:formula="of:=[.$X$8]&amp;[.N21]" table:style-name="ce1">
            <text:p>@terraforming_cost_level_2</text:p>
          </table:table-cell>
          <table:table-cell office:value-type="string" office:string-value="@terraforming_duration_level_2" table:formula="of:=[.$X$9]&amp;[.N21]" table:style-name="ce1">
            <text:p>@terraforming_duration_level_2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21]&amp;&quot;OR={&quot;&amp;CONCATENATE([.P21];[.Q21];[.R21];[.S21])&amp;&quot;}&quot;&quot;OR={&quot;&amp;CONCATENATE([.T21];[.U21];[.V21];[.W21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1]+1)" table:style-name="ce1">
            <text:p>tech2</text:p>
          </table:table-cell>
          <table:table-cell office:value-type="float" office:value="0" table:formula="of:=[.I20]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" table:formula="of:=INT([.J21]/COUNTA([.$Z$7:.$AD$17]))+1" table:style-name="ce1">
            <text:p>1</text:p>
          </table:table-cell>
          <table:table-cell office:value-type="float" office:value="6" table:formula="of:=IF(INDEX([.$Z$7:.$AD$17];[.L20]+1;[.M20])=&quot;&quot;;1;[.L20]+1)" table:style-name="ce1">
            <text:p>6</text:p>
          </table:table-cell>
          <table:table-cell office:value-type="float" office:value="2" table:formula="of:=IF(INDEX([.$Z$7:.$AD$17];[.L20]+1;[.M20])=&quot;&quot;;IF([.M20]=5;1;[.M20]+1);[.M20])" table:style-name="ce1">
            <text:p>2</text:p>
          </table:table-cell>
          <table:table-cell office:value-type="float" office:value="2" table:formula="of:=IF([.B21]=[.C21];0;INDEX([.$Z$18:.$AD$25];INT([.$J21]/COUNTA([.$Z$7:.$AD$17]))+1;[.$M21]))" table:style-name="ce1">
            <text:p>2</text:p>
          </table:table-cell>
          <table:table-cell office:value-type="string" office:string-value="terraforming_candidate = yes " table:formula="of:=IF(INDEX([.$AE$18:.$AE$200];[.$K21])=&quot;yes&quot;;&quot;&quot;;IF([.C21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21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21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21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21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21];[.$Y$18:.$Y$200]))=&quot;&quot;;&quot;&quot;;[.AF$17]&amp;&quot; = yes &quot;)" table:style-name="ce1"/>
          <table:table-cell office:value-type="string" office:string-value="" table:formula="of:=IF(INDEX([.AG$18:.AG$200];MATCH([.$C21];[.$Y$18:.$Y$200]))=&quot;&quot;;&quot;&quot;;[.AG$17]&amp;&quot; = yes &quot;)" table:style-name="ce1"/>
          <table:table-cell office:value-type="string" office:string-value="" table:formula="of:=IF(INDEX([.AH$18:.AH$200];MATCH([.$C21];[.$Y$18:.$Y$200]))=&quot;&quot;;&quot;&quot;;[.AH$17]&amp;&quot; = yes &quot;)" table:style-name="ce1"/>
          <table:table-cell office:value-type="string" office:string-value="" table:formula="of:=IF(INDEX([.AI$18:.AI$200];MATCH([.$C21];[.$Y$18:.$Y$200]))=&quot;&quot;;&quot;&quot;;[.AI$17]&amp;&quot; = yes &quot;)" table:style-name="ce1"/>
          <table:table-cell table:style-name="ce1"/>
          <table:table-cell office:value-type="string" table:style-name="ce3">
            <text:p>pc_sandsea</text:p>
          </table:table-cell>
          <table:table-cell office:value-type="float" office:value="1" table:formula="of:=[.Z20]" table:style-name="ce3">
            <text:p>1</text:p>
          </table:table-cell>
          <table:table-cell office:value-type="float" office:value="2" table:formula="of:=[.AA20]" table:style-name="ce3">
            <text:p>2</text:p>
          </table:table-cell>
          <table:table-cell office:value-type="float" office:value="2" table:formula="of:=[.AB20]" table:style-name="ce3">
            <text:p>2</text:p>
          </table:table-cell>
          <table:table-cell office:value-type="float" office:value="3" table:formula="of:=[.AC20]" table:style-name="ce3">
            <text:p>3</text:p>
          </table:table-cell>
          <table:table-cell office:value-type="float" office:value="4" table:formula="of:=[.AD20]" table:style-name="ce3">
            <text:p>4</text:p>
          </table:table-cell>
          <table:table-cell office:value-type="string" table:style-name="ce5">
            <text:p>yes</text:p>
          </table:table-cell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15</text:p>
          </table:table-cell>
          <table:table-cell office:value-type="string" office:string-value="pc_arid" table:formula="of:=INDEX([.Y$18:.Y$200];[.K22])" table:style-name="ce1">
            <text:p>pc_arid</text:p>
          </table:table-cell>
          <table:table-cell office:value-type="string" office:string-value="pc_retinal" table:formula="of:=INDEX([.$Z$7:.$AD$17];[.L22];[.M22])" table:style-name="ce1">
            <text:p>pc_retinal</text:p>
          </table:table-cell>
          <table:table-cell office:value-type="string" office:string-value="@terraforming_cost_level_2" table:formula="of:=[.$X$8]&amp;[.N22]" table:style-name="ce1">
            <text:p>@terraforming_cost_level_2</text:p>
          </table:table-cell>
          <table:table-cell office:value-type="string" office:string-value="@terraforming_duration_level_2" table:formula="of:=[.$X$9]&amp;[.N22]" table:style-name="ce1">
            <text:p>@terraforming_duration_level_2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22]&amp;&quot;OR={&quot;&amp;CONCATENATE([.P22];[.Q22];[.R22];[.S22])&amp;&quot;}&quot;&quot;OR={&quot;&amp;CONCATENATE([.T22];[.U22];[.V22];[.W22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2]+1)" table:style-name="ce1">
            <text:p>tech2</text:p>
          </table:table-cell>
          <table:table-cell office:value-type="float" office:value="0" table:formula="of:=[.I21]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INT([.J22]/COUNTA([.$Z$7:.$AD$17]))+1" table:style-name="ce1">
            <text:p>1</text:p>
          </table:table-cell>
          <table:table-cell office:value-type="float" office:value="7" table:formula="of:=IF(INDEX([.$Z$7:.$AD$17];[.L21]+1;[.M21])=&quot;&quot;;1;[.L21]+1)" table:style-name="ce1">
            <text:p>7</text:p>
          </table:table-cell>
          <table:table-cell office:value-type="float" office:value="2" table:formula="of:=IF(INDEX([.$Z$7:.$AD$17];[.L21]+1;[.M21])=&quot;&quot;;IF([.M21]=5;1;[.M21]+1);[.M21])" table:style-name="ce1">
            <text:p>2</text:p>
          </table:table-cell>
          <table:table-cell office:value-type="float" office:value="2" table:formula="of:=IF([.B22]=[.C22];0;INDEX([.$Z$18:.$AD$25];INT([.$J22]/COUNTA([.$Z$7:.$AD$17]))+1;[.$M22]))" table:style-name="ce1">
            <text:p>2</text:p>
          </table:table-cell>
          <table:table-cell office:value-type="string" office:string-value="terraforming_candidate = yes " table:formula="of:=IF(INDEX([.$AE$18:.$AE$200];[.$K22])=&quot;yes&quot;;&quot;&quot;;IF([.C22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22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22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22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22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22];[.$Y$18:.$Y$200]))=&quot;&quot;;&quot;&quot;;[.AF$17]&amp;&quot; = yes &quot;)" table:style-name="ce1"/>
          <table:table-cell office:value-type="string" office:string-value="" table:formula="of:=IF(INDEX([.AG$18:.AG$200];MATCH([.$C22];[.$Y$18:.$Y$200]))=&quot;&quot;;&quot;&quot;;[.AG$17]&amp;&quot; = yes &quot;)" table:style-name="ce1"/>
          <table:table-cell office:value-type="string" office:string-value="" table:formula="of:=IF(INDEX([.AH$18:.AH$200];MATCH([.$C22];[.$Y$18:.$Y$200]))=&quot;&quot;;&quot;&quot;;[.AH$17]&amp;&quot; = yes &quot;)" table:style-name="ce1"/>
          <table:table-cell office:value-type="string" office:string-value="" table:formula="of:=IF(INDEX([.AI$18:.AI$200];MATCH([.$C22];[.$Y$18:.$Y$200]))=&quot;&quot;;&quot;&quot;;[.AI$17]&amp;&quot; = yes &quot;)" table:style-name="ce1"/>
          <table:table-cell table:style-name="ce1"/>
          <table:table-cell office:value-type="string" table:style-name="ce3">
            <text:p>pc_mesa</text:p>
          </table:table-cell>
          <table:table-cell office:value-type="float" office:value="1" table:formula="of:=[.Z21]" table:style-name="ce3">
            <text:p>1</text:p>
          </table:table-cell>
          <table:table-cell office:value-type="float" office:value="2" table:formula="of:=[.AA21]" table:style-name="ce3">
            <text:p>2</text:p>
          </table:table-cell>
          <table:table-cell office:value-type="float" office:value="2" table:formula="of:=[.AB21]" table:style-name="ce3">
            <text:p>2</text:p>
          </table:table-cell>
          <table:table-cell office:value-type="float" office:value="3" table:formula="of:=[.AC21]" table:style-name="ce3">
            <text:p>3</text:p>
          </table:table-cell>
          <table:table-cell office:value-type="float" office:value="4" table:formula="of:=[.AD21]" table:style-name="ce3">
            <text:p>4</text:p>
          </table:table-cell>
          <table:table-cell office:value-type="string" table:style-name="ce5">
            <text:p>yes</text:p>
          </table:table-cell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16</text:p>
          </table:table-cell>
          <table:table-cell office:value-type="string" office:string-value="pc_arid" table:formula="of:=INDEX([.Y$18:.Y$200];[.K23])" table:style-name="ce1">
            <text:p>pc_arid</text:p>
          </table:table-cell>
          <table:table-cell office:value-type="string" office:string-value="pc_lush" table:formula="of:=INDEX([.$Z$7:.$AD$17];[.L23];[.M23])" table:style-name="ce1">
            <text:p>pc_lush</text:p>
          </table:table-cell>
          <table:table-cell office:value-type="string" office:string-value="@terraforming_cost_level_2" table:formula="of:=[.$X$8]&amp;[.N23]" table:style-name="ce1">
            <text:p>@terraforming_cost_level_2</text:p>
          </table:table-cell>
          <table:table-cell office:value-type="string" office:string-value="@terraforming_duration_level_2" table:formula="of:=[.$X$9]&amp;[.N23]" table:style-name="ce1">
            <text:p>@terraforming_duration_level_2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23]&amp;&quot;OR={&quot;&amp;CONCATENATE([.P23];[.Q23];[.R23];[.S23])&amp;&quot;}&quot;&quot;OR={&quot;&amp;CONCATENATE([.T23];[.U23];[.V23];[.W23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3]+1)" table:style-name="ce1">
            <text:p>tech2</text:p>
          </table:table-cell>
          <table:table-cell office:value-type="float" office:value="0" table:formula="of:=[.I22]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" table:formula="of:=INT([.J23]/COUNTA([.$Z$7:.$AD$17]))+1" table:style-name="ce1">
            <text:p>1</text:p>
          </table:table-cell>
          <table:table-cell office:value-type="float" office:value="8" table:formula="of:=IF(INDEX([.$Z$7:.$AD$17];[.L22]+1;[.M22])=&quot;&quot;;1;[.L22]+1)" table:style-name="ce1">
            <text:p>8</text:p>
          </table:table-cell>
          <table:table-cell office:value-type="float" office:value="2" table:formula="of:=IF(INDEX([.$Z$7:.$AD$17];[.L22]+1;[.M22])=&quot;&quot;;IF([.M22]=5;1;[.M22]+1);[.M22])" table:style-name="ce1">
            <text:p>2</text:p>
          </table:table-cell>
          <table:table-cell office:value-type="float" office:value="2" table:formula="of:=IF([.B23]=[.C23];0;INDEX([.$Z$18:.$AD$25];INT([.$J23]/COUNTA([.$Z$7:.$AD$17]))+1;[.$M23]))" table:style-name="ce1">
            <text:p>2</text:p>
          </table:table-cell>
          <table:table-cell office:value-type="string" office:string-value="terraforming_candidate = yes " table:formula="of:=IF(INDEX([.$AE$18:.$AE$200];[.$K23])=&quot;yes&quot;;&quot;&quot;;IF([.C23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23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23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23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23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23];[.$Y$18:.$Y$200]))=&quot;&quot;;&quot;&quot;;[.AF$17]&amp;&quot; = yes &quot;)" table:style-name="ce1"/>
          <table:table-cell office:value-type="string" office:string-value="" table:formula="of:=IF(INDEX([.AG$18:.AG$200];MATCH([.$C23];[.$Y$18:.$Y$200]))=&quot;&quot;;&quot;&quot;;[.AG$17]&amp;&quot; = yes &quot;)" table:style-name="ce1"/>
          <table:table-cell office:value-type="string" office:string-value="" table:formula="of:=IF(INDEX([.AH$18:.AH$200];MATCH([.$C23];[.$Y$18:.$Y$200]))=&quot;&quot;;&quot;&quot;;[.AH$17]&amp;&quot; = yes &quot;)" table:style-name="ce1"/>
          <table:table-cell office:value-type="string" office:string-value="" table:formula="of:=IF(INDEX([.AI$18:.AI$200];MATCH([.$C23];[.$Y$18:.$Y$200]))=&quot;&quot;;&quot;&quot;;[.AI$17]&amp;&quot; = yes &quot;)" table:style-name="ce1"/>
          <table:table-cell table:style-name="ce1"/>
          <table:table-cell office:value-type="string" table:style-name="ce3">
            <text:p>pc_oasis</text:p>
          </table:table-cell>
          <table:table-cell office:value-type="float" office:value="1" table:formula="of:=[.Z22]" table:style-name="ce3">
            <text:p>1</text:p>
          </table:table-cell>
          <table:table-cell office:value-type="float" office:value="2" table:formula="of:=[.AA22]" table:style-name="ce3">
            <text:p>2</text:p>
          </table:table-cell>
          <table:table-cell office:value-type="float" office:value="2" table:formula="of:=[.AB22]" table:style-name="ce3">
            <text:p>2</text:p>
          </table:table-cell>
          <table:table-cell office:value-type="float" office:value="3" table:formula="of:=[.AC22]" table:style-name="ce3">
            <text:p>3</text:p>
          </table:table-cell>
          <table:table-cell office:value-type="float" office:value="4" table:formula="of:=[.AD22]" table:style-name="ce3">
            <text:p>4</text:p>
          </table:table-cell>
          <table:table-cell office:value-type="string" table:style-name="ce5">
            <text:p>yes</text:p>
          </table:table-cell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17</text:p>
          </table:table-cell>
          <table:table-cell office:value-type="string" office:string-value="pc_arid" table:formula="of:=INDEX([.Y$18:.Y$200];[.K24])" table:style-name="ce1">
            <text:p>pc_arid</text:p>
          </table:table-cell>
          <table:table-cell office:value-type="string" office:string-value="pc_marginal" table:formula="of:=INDEX([.$Z$7:.$AD$17];[.L24];[.M24])" table:style-name="ce1">
            <text:p>pc_marginal</text:p>
          </table:table-cell>
          <table:table-cell office:value-type="string" office:string-value="@terraforming_cost_level_2" table:formula="of:=[.$X$8]&amp;[.N24]" table:style-name="ce1">
            <text:p>@terraforming_cost_level_2</text:p>
          </table:table-cell>
          <table:table-cell office:value-type="string" office:string-value="@terraforming_duration_level_2" table:formula="of:=[.$X$9]&amp;[.N24]" table:style-name="ce1">
            <text:p>@terraforming_duration_level_2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24]&amp;&quot;OR={&quot;&amp;CONCATENATE([.P24];[.Q24];[.R24];[.S24])&amp;&quot;}&quot;&quot;OR={&quot;&amp;CONCATENATE([.T24];[.U24];[.V24];[.W24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4]+1)" table:style-name="ce1">
            <text:p>tech2</text:p>
          </table:table-cell>
          <table:table-cell office:value-type="float" office:value="0" table:formula="of:=[.I23]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formula="of:=INT([.J24]/COUNTA([.$Z$7:.$AD$17]))+1" table:style-name="ce1">
            <text:p>1</text:p>
          </table:table-cell>
          <table:table-cell office:value-type="float" office:value="9" table:formula="of:=IF(INDEX([.$Z$7:.$AD$17];[.L23]+1;[.M23])=&quot;&quot;;1;[.L23]+1)" table:style-name="ce1">
            <text:p>9</text:p>
          </table:table-cell>
          <table:table-cell office:value-type="float" office:value="2" table:formula="of:=IF(INDEX([.$Z$7:.$AD$17];[.L23]+1;[.M23])=&quot;&quot;;IF([.M23]=5;1;[.M23]+1);[.M23])" table:style-name="ce1">
            <text:p>2</text:p>
          </table:table-cell>
          <table:table-cell office:value-type="float" office:value="2" table:formula="of:=IF([.B24]=[.C24];0;INDEX([.$Z$18:.$AD$25];INT([.$J24]/COUNTA([.$Z$7:.$AD$17]))+1;[.$M24]))" table:style-name="ce1">
            <text:p>2</text:p>
          </table:table-cell>
          <table:table-cell office:value-type="string" office:string-value="terraforming_candidate = yes " table:formula="of:=IF(INDEX([.$AE$18:.$AE$200];[.$K24])=&quot;yes&quot;;&quot;&quot;;IF([.C24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24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24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24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24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24];[.$Y$18:.$Y$200]))=&quot;&quot;;&quot;&quot;;[.AF$17]&amp;&quot; = yes &quot;)" table:style-name="ce1"/>
          <table:table-cell office:value-type="string" office:string-value="" table:formula="of:=IF(INDEX([.AG$18:.AG$200];MATCH([.$C24];[.$Y$18:.$Y$200]))=&quot;&quot;;&quot;&quot;;[.AG$17]&amp;&quot; = yes &quot;)" table:style-name="ce1"/>
          <table:table-cell office:value-type="string" office:string-value="" table:formula="of:=IF(INDEX([.AH$18:.AH$200];MATCH([.$C24];[.$Y$18:.$Y$200]))=&quot;&quot;;&quot;&quot;;[.AH$17]&amp;&quot; = yes &quot;)" table:style-name="ce1"/>
          <table:table-cell office:value-type="string" office:string-value="" table:formula="of:=IF(INDEX([.AI$18:.AI$200];MATCH([.$C24];[.$Y$18:.$Y$200]))=&quot;&quot;;&quot;&quot;;[.AI$17]&amp;&quot; = yes &quot;)" table:style-name="ce1"/>
          <table:table-cell table:style-name="ce1"/>
          <table:table-cell office:value-type="string" table:style-name="ce3">
            <text:p>pc_marginal_dry</text:p>
          </table:table-cell>
          <table:table-cell office:value-type="float" office:value="1" table:formula="of:=[.Z23]" table:style-name="ce3">
            <text:p>1</text:p>
          </table:table-cell>
          <table:table-cell office:value-type="float" office:value="2" table:formula="of:=[.AA23]" table:style-name="ce3">
            <text:p>2</text:p>
          </table:table-cell>
          <table:table-cell office:value-type="float" office:value="2" table:formula="of:=[.AB23]" table:style-name="ce3">
            <text:p>2</text:p>
          </table:table-cell>
          <table:table-cell office:value-type="float" office:value="3" table:formula="of:=[.AC23]" table:style-name="ce3">
            <text:p>3</text:p>
          </table:table-cell>
          <table:table-cell office:value-type="float" office:value="4" table:formula="of:=[.AD23]" table:style-name="ce3">
            <text:p>4</text:p>
          </table:table-cell>
          <table:table-cell office:value-type="string" table:style-name="ce5">
            <text:p>yes</text:p>
          </table:table-cell>
          <table:table-cell table:number-columns-repeated="4" table:style-name="ce3"/>
          <table:table-cell table:number-columns-repeated="16349"/>
        </table:table-row>
        <table:table-row table:style-name="ro3">
          <table:table-cell office:value-type="string" table:style-name="ce1">
            <text:p>terraform_link18</text:p>
          </table:table-cell>
          <table:table-cell office:value-type="string" office:string-value="pc_arid" table:formula="of:=INDEX([.Y$18:.Y$200];[.K25])" table:style-name="ce1">
            <text:p>pc_arid</text:p>
          </table:table-cell>
          <table:table-cell office:value-type="string" office:string-value="pc_greenhouse_hot" table:formula="of:=INDEX([.$Z$7:.$AD$17];[.L25];[.M25])" table:style-name="ce1">
            <text:p>pc_greenhouse_hot</text:p>
          </table:table-cell>
          <table:table-cell office:value-type="string" office:string-value="@terraforming_cost_level_2" table:formula="of:=[.$X$8]&amp;[.N25]" table:style-name="ce1">
            <text:p>@terraforming_cost_level_2</text:p>
          </table:table-cell>
          <table:table-cell office:value-type="string" office:string-value="@terraforming_duration_level_2" table:formula="of:=[.$X$9]&amp;[.N25]" table:style-name="ce1">
            <text:p>@terraforming_duration_level_2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25]&amp;&quot;OR={&quot;&amp;CONCATENATE([.P25];[.Q25];[.R25];[.S25])&amp;&quot;}&quot;&quot;OR={&quot;&amp;CONCATENATE([.T25];[.U25];[.V25];[.W25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5]+1)" table:style-name="ce1">
            <text:p>tech2</text:p>
          </table:table-cell>
          <table:table-cell office:value-type="float" office:value="0" table:formula="of:=[.I24]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formula="of:=INT([.J25]/COUNTA([.$Z$7:.$AD$17]))+1" table:style-name="ce1">
            <text:p>1</text:p>
          </table:table-cell>
          <table:table-cell office:value-type="float" office:value="10" table:formula="of:=IF(INDEX([.$Z$7:.$AD$17];[.L24]+1;[.M24])=&quot;&quot;;1;[.L24]+1)" table:style-name="ce1">
            <text:p>10</text:p>
          </table:table-cell>
          <table:table-cell office:value-type="float" office:value="2" table:formula="of:=IF(INDEX([.$Z$7:.$AD$17];[.L24]+1;[.M24])=&quot;&quot;;IF([.M24]=5;1;[.M24]+1);[.M24])" table:style-name="ce1">
            <text:p>2</text:p>
          </table:table-cell>
          <table:table-cell office:value-type="float" office:value="2" table:formula="of:=IF([.B25]=[.C25];0;INDEX([.$Z$18:.$AD$25];INT([.$J25]/COUNTA([.$Z$7:.$AD$17]))+1;[.$M25]))" table:style-name="ce1">
            <text:p>2</text:p>
          </table:table-cell>
          <table:table-cell office:value-type="string" office:string-value="terraforming_candidate = yes " table:formula="of:=IF(INDEX([.$AE$18:.$AE$200];[.$K25])=&quot;yes&quot;;&quot;&quot;;IF([.C25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25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25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25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25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25];[.$Y$18:.$Y$200]))=&quot;&quot;;&quot;&quot;;[.AF$17]&amp;&quot; = yes &quot;)" table:style-name="ce1"/>
          <table:table-cell office:value-type="string" office:string-value="" table:formula="of:=IF(INDEX([.AG$18:.AG$200];MATCH([.$C25];[.$Y$18:.$Y$200]))=&quot;&quot;;&quot;&quot;;[.AG$17]&amp;&quot; = yes &quot;)" table:style-name="ce1"/>
          <table:table-cell office:value-type="string" office:string-value="" table:formula="of:=IF(INDEX([.AH$18:.AH$200];MATCH([.$C25];[.$Y$18:.$Y$200]))=&quot;&quot;;&quot;&quot;;[.AH$17]&amp;&quot; = yes &quot;)" table:style-name="ce1"/>
          <table:table-cell office:value-type="string" office:string-value="" table:formula="of:=IF(INDEX([.AI$18:.AI$200];MATCH([.$C25];[.$Y$18:.$Y$200]))=&quot;&quot;;&quot;&quot;;[.AI$17]&amp;&quot; = yes &quot;)" table:style-name="ce1"/>
          <table:table-cell table:style-name="ce1"/>
          <table:table-cell office:value-type="string" table:style-name="ce3">
            <text:p>pc_geocrystalline</text:p>
          </table:table-cell>
          <table:table-cell office:value-type="float" office:value="1" table:formula="of:=[.Z24]" table:style-name="ce3">
            <text:p>1</text:p>
          </table:table-cell>
          <table:table-cell office:value-type="float" office:value="2" table:formula="of:=[.AA24]" table:style-name="ce3">
            <text:p>2</text:p>
          </table:table-cell>
          <table:table-cell office:value-type="float" office:value="2" table:formula="of:=[.AB24]" table:style-name="ce3">
            <text:p>2</text:p>
          </table:table-cell>
          <table:table-cell office:value-type="float" office:value="3" table:formula="of:=[.AC24]" table:style-name="ce3">
            <text:p>3</text:p>
          </table:table-cell>
          <table:table-cell office:value-type="float" office:value="4" table:formula="of:=[.AD24]" table:style-name="ce3">
            <text:p>4</text:p>
          </table:table-cell>
          <table:table-cell office:value-type="string" table:style-name="ce5">
            <text:p>yes</text:p>
          </table:table-cell>
          <table:table-cell table:number-columns-repeated="2" table:style-name="ce6"/>
          <table:table-cell table:number-columns-repeated="2" table:style-name="ce3"/>
          <table:table-cell table:number-columns-repeated="16349"/>
        </table:table-row>
        <table:table-row table:style-name="ro4">
          <table:table-cell office:value-type="string" table:style-name="ce1">
            <text:p>terraform_link19</text:p>
          </table:table-cell>
          <table:table-cell office:value-type="string" office:string-value="pc_arid" table:formula="of:=INDEX([.Y$18:.Y$200];[.K26])" table:style-name="ce1">
            <text:p>pc_arid</text:p>
          </table:table-cell>
          <table:table-cell office:value-type="string" office:string-value="pc_frozen_desert" table:formula="of:=INDEX([.$Z$7:.$AD$17];[.L26];[.M26])" table:style-name="ce1">
            <text:p>pc_frozen_desert</text:p>
          </table:table-cell>
          <table:table-cell office:value-type="string" office:string-value="@terraforming_cost_level_2" table:formula="of:=[.$X$8]&amp;[.N26]" table:style-name="ce1">
            <text:p>@terraforming_cost_level_2</text:p>
          </table:table-cell>
          <table:table-cell office:value-type="string" office:string-value="@terraforming_duration_level_2" table:formula="of:=[.$X$9]&amp;[.N26]" table:style-name="ce1">
            <text:p>@terraforming_duration_level_2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26]&amp;&quot;OR={&quot;&amp;CONCATENATE([.P26];[.Q26];[.R26];[.S26])&amp;&quot;}&quot;&quot;OR={&quot;&amp;CONCATENATE([.T26];[.U26];[.V26];[.W26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6]+1)" table:style-name="ce1">
            <text:p>tech2</text:p>
          </table:table-cell>
          <table:table-cell office:value-type="float" office:value="0" table:formula="of:=[.I25]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" table:formula="of:=INT([.J26]/COUNTA([.$Z$7:.$AD$17]))+1" table:style-name="ce1">
            <text:p>1</text:p>
          </table:table-cell>
          <table:table-cell office:value-type="float" office:value="1" table:formula="of:=IF(INDEX([.$Z$7:.$AD$17];[.L25]+1;[.M25])=&quot;&quot;;1;[.L25]+1)" table:style-name="ce1">
            <text:p>1</text:p>
          </table:table-cell>
          <table:table-cell office:value-type="float" office:value="3" table:formula="of:=IF(INDEX([.$Z$7:.$AD$17];[.L25]+1;[.M25])=&quot;&quot;;IF([.M25]=5;1;[.M25]+1);[.M25])" table:style-name="ce1">
            <text:p>3</text:p>
          </table:table-cell>
          <table:table-cell office:value-type="float" office:value="2" table:formula="of:=IF([.B26]=[.C26];0;INDEX([.$Z$18:.$AD$25];INT([.$J26]/COUNTA([.$Z$7:.$AD$17]))+1;[.$M26]))" table:style-name="ce1">
            <text:p>2</text:p>
          </table:table-cell>
          <table:table-cell office:value-type="string" office:string-value="terraforming_candidate = yes " table:formula="of:=IF(INDEX([.$AE$18:.$AE$200];[.$K26])=&quot;yes&quot;;&quot;&quot;;IF([.C26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26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26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26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26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26];[.$Y$18:.$Y$200]))=&quot;&quot;;&quot;&quot;;[.AF$17]&amp;&quot; = yes &quot;)" table:style-name="ce1"/>
          <table:table-cell office:value-type="string" office:string-value="" table:formula="of:=IF(INDEX([.AG$18:.AG$200];MATCH([.$C26];[.$Y$18:.$Y$200]))=&quot;&quot;;&quot;&quot;;[.AG$17]&amp;&quot; = yes &quot;)" table:style-name="ce1"/>
          <table:table-cell office:value-type="string" office:string-value="" table:formula="of:=IF(INDEX([.AH$18:.AH$200];MATCH([.$C26];[.$Y$18:.$Y$200]))=&quot;&quot;;&quot;&quot;;[.AH$17]&amp;&quot; = yes &quot;)" table:style-name="ce1"/>
          <table:table-cell office:value-type="string" office:string-value="" table:formula="of:=IF(INDEX([.AI$18:.AI$200];MATCH([.$C26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2" table:style-name="ce6"/>
          <table:table-cell table:number-columns-repeated="2" table:style-name="ce3"/>
          <table:table-cell table:number-columns-repeated="16349"/>
        </table:table-row>
        <table:table-row table:style-name="ro4">
          <table:table-cell office:value-type="string" table:style-name="ce1">
            <text:p>terraform_link20</text:p>
          </table:table-cell>
          <table:table-cell office:value-type="string" office:string-value="pc_arid" table:formula="of:=INDEX([.Y$18:.Y$200];[.K27])" table:style-name="ce1">
            <text:p>pc_arid</text:p>
          </table:table-cell>
          <table:table-cell office:value-type="string" office:string-value="pc_steppe" table:formula="of:=INDEX([.$Z$7:.$AD$17];[.L27];[.M27])" table:style-name="ce1">
            <text:p>pc_steppe</text:p>
          </table:table-cell>
          <table:table-cell office:value-type="string" office:string-value="@terraforming_cost_level_2" table:formula="of:=[.$X$8]&amp;[.N27]" table:style-name="ce1">
            <text:p>@terraforming_cost_level_2</text:p>
          </table:table-cell>
          <table:table-cell office:value-type="string" office:string-value="@terraforming_duration_level_2" table:formula="of:=[.$X$9]&amp;[.N27]" table:style-name="ce1">
            <text:p>@terraforming_duration_level_2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27]&amp;&quot;OR={&quot;&amp;CONCATENATE([.P27];[.Q27];[.R27];[.S27])&amp;&quot;}&quot;&quot;OR={&quot;&amp;CONCATENATE([.T27];[.U27];[.V27];[.W27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7]+1)" table:style-name="ce1">
            <text:p>tech2</text:p>
          </table:table-cell>
          <table:table-cell office:value-type="float" office:value="0" table:formula="of:=[.I26]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" table:formula="of:=INT([.J27]/COUNTA([.$Z$7:.$AD$17]))+1" table:style-name="ce1">
            <text:p>1</text:p>
          </table:table-cell>
          <table:table-cell office:value-type="float" office:value="2" table:formula="of:=IF(INDEX([.$Z$7:.$AD$17];[.L26]+1;[.M26])=&quot;&quot;;1;[.L26]+1)" table:style-name="ce1">
            <text:p>2</text:p>
          </table:table-cell>
          <table:table-cell office:value-type="float" office:value="3" table:formula="of:=IF(INDEX([.$Z$7:.$AD$17];[.L26]+1;[.M26])=&quot;&quot;;IF([.M26]=5;1;[.M26]+1);[.M26])" table:style-name="ce1">
            <text:p>3</text:p>
          </table:table-cell>
          <table:table-cell office:value-type="float" office:value="2" table:formula="of:=IF([.B27]=[.C27];0;INDEX([.$Z$18:.$AD$25];INT([.$J27]/COUNTA([.$Z$7:.$AD$17]))+1;[.$M27]))" table:style-name="ce1">
            <text:p>2</text:p>
          </table:table-cell>
          <table:table-cell office:value-type="string" office:string-value="terraforming_candidate = yes " table:formula="of:=IF(INDEX([.$AE$18:.$AE$200];[.$K27])=&quot;yes&quot;;&quot;&quot;;IF([.C27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27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27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27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27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27];[.$Y$18:.$Y$200]))=&quot;&quot;;&quot;&quot;;[.AF$17]&amp;&quot; = yes &quot;)" table:style-name="ce1"/>
          <table:table-cell office:value-type="string" office:string-value="" table:formula="of:=IF(INDEX([.AG$18:.AG$200];MATCH([.$C27];[.$Y$18:.$Y$200]))=&quot;&quot;;&quot;&quot;;[.AG$17]&amp;&quot; = yes &quot;)" table:style-name="ce1"/>
          <table:table-cell office:value-type="string" office:string-value="" table:formula="of:=IF(INDEX([.AH$18:.AH$200];MATCH([.$C27];[.$Y$18:.$Y$200]))=&quot;&quot;;&quot;&quot;;[.AH$17]&amp;&quot; = yes &quot;)" table:style-name="ce1"/>
          <table:table-cell office:value-type="string" office:string-value="" table:formula="of:=IF(INDEX([.AI$18:.AI$200];MATCH([.$C27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2" table:style-name="ce6"/>
          <table:table-cell table:number-columns-repeated="2" table:style-name="ce3"/>
          <table:table-cell table:number-columns-repeated="16349"/>
        </table:table-row>
        <table:table-row table:style-name="ro4">
          <table:table-cell office:value-type="string" table:style-name="ce1">
            <text:p>terraform_link21</text:p>
          </table:table-cell>
          <table:table-cell office:value-type="string" office:string-value="pc_arid" table:formula="of:=INDEX([.Y$18:.Y$200];[.K28])" table:style-name="ce1">
            <text:p>pc_arid</text:p>
          </table:table-cell>
          <table:table-cell office:value-type="string" office:string-value="pc_hadesert" table:formula="of:=INDEX([.$Z$7:.$AD$17];[.L28];[.M28])" table:style-name="ce1">
            <text:p>pc_hadesert</text:p>
          </table:table-cell>
          <table:table-cell office:value-type="string" office:string-value="@terraforming_cost_level_2" table:formula="of:=[.$X$8]&amp;[.N28]" table:style-name="ce1">
            <text:p>@terraforming_cost_level_2</text:p>
          </table:table-cell>
          <table:table-cell office:value-type="string" office:string-value="@terraforming_duration_level_2" table:formula="of:=[.$X$9]&amp;[.N28]" table:style-name="ce1">
            <text:p>@terraforming_duration_level_2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28]&amp;&quot;OR={&quot;&amp;CONCATENATE([.P28];[.Q28];[.R28];[.S28])&amp;&quot;}&quot;&quot;OR={&quot;&amp;CONCATENATE([.T28];[.U28];[.V28];[.W28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8]+1)" table:style-name="ce1">
            <text:p>tech2</text:p>
          </table:table-cell>
          <table:table-cell office:value-type="float" office:value="0" table:formula="of:=[.I27]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" table:formula="of:=INT([.J28]/COUNTA([.$Z$7:.$AD$17]))+1" table:style-name="ce1">
            <text:p>1</text:p>
          </table:table-cell>
          <table:table-cell office:value-type="float" office:value="3" table:formula="of:=IF(INDEX([.$Z$7:.$AD$17];[.L27]+1;[.M27])=&quot;&quot;;1;[.L27]+1)" table:style-name="ce1">
            <text:p>3</text:p>
          </table:table-cell>
          <table:table-cell office:value-type="float" office:value="3" table:formula="of:=IF(INDEX([.$Z$7:.$AD$17];[.L27]+1;[.M27])=&quot;&quot;;IF([.M27]=5;1;[.M27]+1);[.M27])" table:style-name="ce1">
            <text:p>3</text:p>
          </table:table-cell>
          <table:table-cell office:value-type="float" office:value="2" table:formula="of:=IF([.B28]=[.C28];0;INDEX([.$Z$18:.$AD$25];INT([.$J28]/COUNTA([.$Z$7:.$AD$17]))+1;[.$M28]))" table:style-name="ce1">
            <text:p>2</text:p>
          </table:table-cell>
          <table:table-cell office:value-type="string" office:string-value="terraforming_candidate = yes " table:formula="of:=IF(INDEX([.$AE$18:.$AE$200];[.$K28])=&quot;yes&quot;;&quot;&quot;;IF([.C28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28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28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28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28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28];[.$Y$18:.$Y$200]))=&quot;&quot;;&quot;&quot;;[.AF$17]&amp;&quot; = yes &quot;)" table:style-name="ce1"/>
          <table:table-cell office:value-type="string" office:string-value="" table:formula="of:=IF(INDEX([.AG$18:.AG$200];MATCH([.$C28];[.$Y$18:.$Y$200]))=&quot;&quot;;&quot;&quot;;[.AG$17]&amp;&quot; = yes &quot;)" table:style-name="ce1"/>
          <table:table-cell office:value-type="string" office:string-value="" table:formula="of:=IF(INDEX([.AH$18:.AH$200];MATCH([.$C28];[.$Y$18:.$Y$200]))=&quot;&quot;;&quot;&quot;;[.AH$17]&amp;&quot; = yes &quot;)" table:style-name="ce1"/>
          <table:table-cell office:value-type="string" office:string-value="" table:formula="of:=IF(INDEX([.AI$18:.AI$200];MATCH([.$C28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2" table:style-name="ce6"/>
          <table:table-cell table:number-columns-repeated="2" table:style-name="ce3"/>
          <table:table-cell table:number-columns-repeated="16349"/>
        </table:table-row>
        <table:table-row table:style-name="ro4">
          <table:table-cell office:value-type="string" table:style-name="ce1">
            <text:p>terraform_link22</text:p>
          </table:table-cell>
          <table:table-cell office:value-type="string" office:string-value="pc_arid" table:formula="of:=INDEX([.Y$18:.Y$200];[.K29])" table:style-name="ce1">
            <text:p>pc_arid</text:p>
          </table:table-cell>
          <table:table-cell office:value-type="string" office:string-value="pc_antarctic" table:formula="of:=INDEX([.$Z$7:.$AD$17];[.L29];[.M29])" table:style-name="ce1">
            <text:p>pc_antarctic</text:p>
          </table:table-cell>
          <table:table-cell office:value-type="string" office:string-value="@terraforming_cost_level_2" table:formula="of:=[.$X$8]&amp;[.N29]" table:style-name="ce1">
            <text:p>@terraforming_cost_level_2</text:p>
          </table:table-cell>
          <table:table-cell office:value-type="string" office:string-value="@terraforming_duration_level_2" table:formula="of:=[.$X$9]&amp;[.N29]" table:style-name="ce1">
            <text:p>@terraforming_duration_level_2</text:p>
          </table:table-cell>
          <table:table-cell office:value-type="float" office:value="0" table:formula="of:=[.O29]&amp;&quot;OR={&quot;&amp;CONCATENATE([.P29];[.Q29];[.R29];[.S29])&amp;&quot;}&quot;&quot;OR={&quot;&amp;CONCATENATE([.T29];[.U29];[.V29];[.W29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9]+1)" table:style-name="ce1">
            <text:p>tech2</text:p>
          </table:table-cell>
          <table:table-cell office:value-type="float" office:value="0" table:formula="of:=[.I28]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" table:formula="of:=INT([.J29]/COUNTA([.$Z$7:.$AD$17]))+1" table:style-name="ce1">
            <text:p>1</text:p>
          </table:table-cell>
          <table:table-cell office:value-type="float" office:value="4" table:formula="of:=IF(INDEX([.$Z$7:.$AD$17];[.L28]+1;[.M28])=&quot;&quot;;1;[.L28]+1)" table:style-name="ce1">
            <text:p>4</text:p>
          </table:table-cell>
          <table:table-cell office:value-type="float" office:value="3" table:formula="of:=IF(INDEX([.$Z$7:.$AD$17];[.L28]+1;[.M28])=&quot;&quot;;IF([.M28]=5;1;[.M28]+1);[.M28])" table:style-name="ce1">
            <text:p>3</text:p>
          </table:table-cell>
          <table:table-cell office:value-type="float" office:value="2" table:formula="of:=IF([.B29]=[.C29];0;INDEX([.$Z$18:.$AD$25];INT([.$J29]/COUNTA([.$Z$7:.$AD$17]))+1;[.$M29]))" table:style-name="ce1">
            <text:p>2</text:p>
          </table:table-cell>
          <table:table-cell office:value-type="string" office:string-value="terraforming_candidate = yes " table:formula="of:=IF(INDEX([.$AE$18:.$AE$200];[.$K29])=&quot;yes&quot;;&quot;&quot;;IF([.C29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29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29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29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29])=&quot;&quot;;&quot;&quot;;[.AI$17]&amp;&quot; = yes &quot;)" table:style-name="ce1">
            <text:p>exo_terraforming_overhaul_enabled = yes<text:s/></text:p>
          </table:table-cell>
          <table:table-cell office:value-type="float" office:value="0" table:formula="of:=IF(INDEX([.AF$18:.AF$200];MATCH([.$C29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29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29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29];[.$Y$18:.$Y$200]))=&quot;&quot;;&quot;&quot;;[.AI$17]&amp;&quot; = yes &quot;)" table:style-name="ce1">
            <text:p>#N/A</text:p>
          </table:table-cell>
          <table:table-cell table:style-name="ce1"/>
          <table:table-cell table:number-columns-repeated="6" table:style-name="ce3"/>
          <table:table-cell table:style-name="ce5"/>
          <table:table-cell table:number-columns-repeated="2" table:style-name="ce6"/>
          <table:table-cell table:number-columns-repeated="2" table:style-name="ce3"/>
          <table:table-cell table:number-columns-repeated="16349"/>
        </table:table-row>
        <table:table-row table:style-name="ro4">
          <table:table-cell office:value-type="string" table:style-name="ce1">
            <text:p>terraform_link23</text:p>
          </table:table-cell>
          <table:table-cell office:value-type="string" office:string-value="pc_arid" table:formula="of:=INDEX([.Y$18:.Y$200];[.K30])" table:style-name="ce1">
            <text:p>pc_arid</text:p>
          </table:table-cell>
          <table:table-cell office:value-type="string" office:string-value="pc_tundra" table:formula="of:=INDEX([.$Z$7:.$AD$17];[.L30];[.M30])" table:style-name="ce1">
            <text:p>pc_tundra</text:p>
          </table:table-cell>
          <table:table-cell office:value-type="string" office:string-value="@terraforming_cost_level_2" table:formula="of:=[.$X$8]&amp;[.N30]" table:style-name="ce1">
            <text:p>@terraforming_cost_level_2</text:p>
          </table:table-cell>
          <table:table-cell office:value-type="string" office:string-value="@terraforming_duration_level_2" table:formula="of:=[.$X$9]&amp;[.N30]" table:style-name="ce1">
            <text:p>@terraforming_duration_level_2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30]&amp;&quot;OR={&quot;&amp;CONCATENATE([.P30];[.Q30];[.R30];[.S30])&amp;&quot;}&quot;&quot;OR={&quot;&amp;CONCATENATE([.T30];[.U30];[.V30];[.W30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30]+1)" table:style-name="ce1">
            <text:p>tech2</text:p>
          </table:table-cell>
          <table:table-cell office:value-type="float" office:value="0" table:formula="of:=[.I29]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" table:formula="of:=INT([.J30]/COUNTA([.$Z$7:.$AD$17]))+1" table:style-name="ce1">
            <text:p>1</text:p>
          </table:table-cell>
          <table:table-cell office:value-type="float" office:value="5" table:formula="of:=IF(INDEX([.$Z$7:.$AD$17];[.L29]+1;[.M29])=&quot;&quot;;1;[.L29]+1)" table:style-name="ce1">
            <text:p>5</text:p>
          </table:table-cell>
          <table:table-cell office:value-type="float" office:value="3" table:formula="of:=IF(INDEX([.$Z$7:.$AD$17];[.L29]+1;[.M29])=&quot;&quot;;IF([.M29]=5;1;[.M29]+1);[.M29])" table:style-name="ce1">
            <text:p>3</text:p>
          </table:table-cell>
          <table:table-cell office:value-type="float" office:value="2" table:formula="of:=IF([.B30]=[.C30];0;INDEX([.$Z$18:.$AD$25];INT([.$J30]/COUNTA([.$Z$7:.$AD$17]))+1;[.$M30]))" table:style-name="ce1">
            <text:p>2</text:p>
          </table:table-cell>
          <table:table-cell office:value-type="string" office:string-value="terraforming_candidate = yes " table:formula="of:=IF(INDEX([.$AE$18:.$AE$200];[.$K30])=&quot;yes&quot;;&quot;&quot;;IF([.C30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30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30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30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30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30];[.$Y$18:.$Y$200]))=&quot;&quot;;&quot;&quot;;[.AF$17]&amp;&quot; = yes &quot;)" table:style-name="ce1"/>
          <table:table-cell office:value-type="string" office:string-value="" table:formula="of:=IF(INDEX([.AG$18:.AG$200];MATCH([.$C30];[.$Y$18:.$Y$200]))=&quot;&quot;;&quot;&quot;;[.AG$17]&amp;&quot; = yes &quot;)" table:style-name="ce1"/>
          <table:table-cell office:value-type="string" office:string-value="" table:formula="of:=IF(INDEX([.AH$18:.AH$200];MATCH([.$C30];[.$Y$18:.$Y$200]))=&quot;&quot;;&quot;&quot;;[.AH$17]&amp;&quot; = yes &quot;)" table:style-name="ce1"/>
          <table:table-cell office:value-type="string" office:string-value="" table:formula="of:=IF(INDEX([.AI$18:.AI$200];MATCH([.$C30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2" table:style-name="ce6"/>
          <table:table-cell table:number-columns-repeated="2" table:style-name="ce3"/>
          <table:table-cell table:number-columns-repeated="16349"/>
        </table:table-row>
        <table:table-row table:style-name="ro4">
          <table:table-cell office:value-type="string" table:style-name="ce1">
            <text:p>terraform_link24</text:p>
          </table:table-cell>
          <table:table-cell office:value-type="string" office:string-value="pc_arid" table:formula="of:=INDEX([.Y$18:.Y$200];[.K31])" table:style-name="ce1">
            <text:p>pc_arid</text:p>
          </table:table-cell>
          <table:table-cell office:value-type="string" office:string-value="pc_alpine" table:formula="of:=INDEX([.$Z$7:.$AD$17];[.L31];[.M31])" table:style-name="ce1">
            <text:p>pc_alpine</text:p>
          </table:table-cell>
          <table:table-cell office:value-type="string" office:string-value="@terraforming_cost_level_2" table:formula="of:=[.$X$8]&amp;[.N31]" table:style-name="ce1">
            <text:p>@terraforming_cost_level_2</text:p>
          </table:table-cell>
          <table:table-cell office:value-type="string" office:string-value="@terraforming_duration_level_2" table:formula="of:=[.$X$9]&amp;[.N31]" table:style-name="ce1">
            <text:p>@terraforming_duration_level_2</text:p>
          </table:table-cell>
          <table:table-cell office:value-type="float" office:value="0" table:formula="of:=[.O31]&amp;&quot;OR={&quot;&amp;CONCATENATE([.P31];[.Q31];[.R31];[.S31])&amp;&quot;}&quot;&quot;OR={&quot;&amp;CONCATENATE([.T31];[.U31];[.V31];[.W31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31]+1)" table:style-name="ce1">
            <text:p>tech2</text:p>
          </table:table-cell>
          <table:table-cell office:value-type="float" office:value="0" table:formula="of:=[.I30]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" table:formula="of:=INT([.J31]/COUNTA([.$Z$7:.$AD$17]))+1" table:style-name="ce1">
            <text:p>1</text:p>
          </table:table-cell>
          <table:table-cell office:value-type="float" office:value="6" table:formula="of:=IF(INDEX([.$Z$7:.$AD$17];[.L30]+1;[.M30])=&quot;&quot;;1;[.L30]+1)" table:style-name="ce1">
            <text:p>6</text:p>
          </table:table-cell>
          <table:table-cell office:value-type="float" office:value="3" table:formula="of:=IF(INDEX([.$Z$7:.$AD$17];[.L30]+1;[.M30])=&quot;&quot;;IF([.M30]=5;1;[.M30]+1);[.M30])" table:style-name="ce1">
            <text:p>3</text:p>
          </table:table-cell>
          <table:table-cell office:value-type="float" office:value="2" table:formula="of:=IF([.B31]=[.C31];0;INDEX([.$Z$18:.$AD$25];INT([.$J31]/COUNTA([.$Z$7:.$AD$17]))+1;[.$M31]))" table:style-name="ce1">
            <text:p>2</text:p>
          </table:table-cell>
          <table:table-cell office:value-type="string" office:string-value="terraforming_candidate = yes " table:formula="of:=IF(INDEX([.$AE$18:.$AE$200];[.$K31])=&quot;yes&quot;;&quot;&quot;;IF([.C31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31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31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31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31])=&quot;&quot;;&quot;&quot;;[.AI$17]&amp;&quot; = yes &quot;)" table:style-name="ce1">
            <text:p>exo_terraforming_overhaul_enabled = yes<text:s/></text:p>
          </table:table-cell>
          <table:table-cell office:value-type="float" office:value="0" table:formula="of:=IF(INDEX([.AF$18:.AF$200];MATCH([.$C31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31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31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31];[.$Y$18:.$Y$200]))=&quot;&quot;;&quot;&quot;;[.AI$17]&amp;&quot; = yes &quot;)" table:style-name="ce1">
            <text:p>#N/A</text:p>
          </table:table-cell>
          <table:table-cell table:style-name="ce1"/>
          <table:table-cell table:number-columns-repeated="6" table:style-name="ce3"/>
          <table:table-cell table:style-name="ce5"/>
          <table:table-cell table:number-columns-repeated="2" table:style-name="ce6"/>
          <table:table-cell table:number-columns-repeated="2" table:style-name="ce3"/>
          <table:table-cell table:number-columns-repeated="16349"/>
        </table:table-row>
        <table:table-row table:style-name="ro4">
          <table:table-cell office:value-type="string" table:style-name="ce1">
            <text:p>terraform_link25</text:p>
          </table:table-cell>
          <table:table-cell office:value-type="string" office:string-value="pc_arid" table:formula="of:=INDEX([.Y$18:.Y$200];[.K32])" table:style-name="ce1">
            <text:p>pc_arid</text:p>
          </table:table-cell>
          <table:table-cell office:value-type="string" office:string-value="pc_greenhouse_cold" table:formula="of:=INDEX([.$Z$7:.$AD$17];[.L32];[.M32])" table:style-name="ce1">
            <text:p>pc_greenhouse_cold</text:p>
          </table:table-cell>
          <table:table-cell office:value-type="string" office:string-value="@terraforming_cost_level_2" table:formula="of:=[.$X$8]&amp;[.N32]" table:style-name="ce1">
            <text:p>@terraforming_cost_level_2</text:p>
          </table:table-cell>
          <table:table-cell office:value-type="string" office:string-value="@terraforming_duration_level_2" table:formula="of:=[.$X$9]&amp;[.N32]" table:style-name="ce1">
            <text:p>@terraforming_duration_level_2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32]&amp;&quot;OR={&quot;&amp;CONCATENATE([.P32];[.Q32];[.R32];[.S32])&amp;&quot;}&quot;&quot;OR={&quot;&amp;CONCATENATE([.T32];[.U32];[.V32];[.W32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32]+1)" table:style-name="ce1">
            <text:p>tech2</text:p>
          </table:table-cell>
          <table:table-cell office:value-type="float" office:value="0" table:formula="of:=[.I31]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formula="of:=INT([.J32]/COUNTA([.$Z$7:.$AD$17]))+1" table:style-name="ce1">
            <text:p>1</text:p>
          </table:table-cell>
          <table:table-cell office:value-type="float" office:value="7" table:formula="of:=IF(INDEX([.$Z$7:.$AD$17];[.L31]+1;[.M31])=&quot;&quot;;1;[.L31]+1)" table:style-name="ce1">
            <text:p>7</text:p>
          </table:table-cell>
          <table:table-cell office:value-type="float" office:value="3" table:formula="of:=IF(INDEX([.$Z$7:.$AD$17];[.L31]+1;[.M31])=&quot;&quot;;IF([.M31]=5;1;[.M31]+1);[.M31])" table:style-name="ce1">
            <text:p>3</text:p>
          </table:table-cell>
          <table:table-cell office:value-type="float" office:value="2" table:formula="of:=IF([.B32]=[.C32];0;INDEX([.$Z$18:.$AD$25];INT([.$J32]/COUNTA([.$Z$7:.$AD$17]))+1;[.$M32]))" table:style-name="ce1">
            <text:p>2</text:p>
          </table:table-cell>
          <table:table-cell office:value-type="string" office:string-value="terraforming_candidate = yes " table:formula="of:=IF(INDEX([.$AE$18:.$AE$200];[.$K32])=&quot;yes&quot;;&quot;&quot;;IF([.C32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32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32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32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32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32];[.$Y$18:.$Y$200]))=&quot;&quot;;&quot;&quot;;[.AF$17]&amp;&quot; = yes &quot;)" table:style-name="ce1"/>
          <table:table-cell office:value-type="string" office:string-value="" table:formula="of:=IF(INDEX([.AG$18:.AG$200];MATCH([.$C32];[.$Y$18:.$Y$200]))=&quot;&quot;;&quot;&quot;;[.AG$17]&amp;&quot; = yes &quot;)" table:style-name="ce1"/>
          <table:table-cell office:value-type="string" office:string-value="" table:formula="of:=IF(INDEX([.AH$18:.AH$200];MATCH([.$C32];[.$Y$18:.$Y$200]))=&quot;&quot;;&quot;&quot;;[.AH$17]&amp;&quot; = yes &quot;)" table:style-name="ce1"/>
          <table:table-cell office:value-type="string" office:string-value="" table:formula="of:=IF(INDEX([.AI$18:.AI$200];MATCH([.$C32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2" table:style-name="ce6"/>
          <table:table-cell table:number-columns-repeated="2" table:style-name="ce3"/>
          <table:table-cell table:number-columns-repeated="16349"/>
        </table:table-row>
        <table:table-row table:style-name="ro4">
          <table:table-cell office:value-type="string" table:style-name="ce1">
            <text:p>terraform_link26</text:p>
          </table:table-cell>
          <table:table-cell office:value-type="string" office:string-value="pc_arid" table:formula="of:=INDEX([.Y$18:.Y$200];[.K33])" table:style-name="ce1">
            <text:p>pc_arid</text:p>
          </table:table-cell>
          <table:table-cell office:value-type="string" office:string-value="pc_arctic" table:formula="of:=INDEX([.$Z$7:.$AD$17];[.L33];[.M33])" table:style-name="ce1">
            <text:p>pc_arctic</text:p>
          </table:table-cell>
          <table:table-cell office:value-type="string" office:string-value="@terraforming_cost_level_3" table:formula="of:=[.$X$8]&amp;[.N33]" table:style-name="ce1">
            <text:p>@terraforming_cost_level_3</text:p>
          </table:table-cell>
          <table:table-cell office:value-type="string" office:string-value="@terraforming_duration_level_3" table:formula="of:=[.$X$9]&amp;[.N33]" table:style-name="ce1">
            <text:p>@terraforming_duration_level_3</text:p>
          </table:table-cell>
          <table:table-cell office:value-type="float" office:value="0" table:formula="of:=[.O33]&amp;&quot;OR={&quot;&amp;CONCATENATE([.P33];[.Q33];[.R33];[.S33])&amp;&quot;}&quot;&quot;OR={&quot;&amp;CONCATENATE([.T33];[.U33];[.V33];[.W33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33]+1)" table:style-name="ce1">
            <text:p>tech3</text:p>
          </table:table-cell>
          <table:table-cell office:value-type="float" office:value="0" table:formula="of:=[.I32]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" table:formula="of:=INT([.J33]/COUNTA([.$Z$7:.$AD$17]))+1" table:style-name="ce1">
            <text:p>1</text:p>
          </table:table-cell>
          <table:table-cell office:value-type="float" office:value="1" table:formula="of:=IF(INDEX([.$Z$7:.$AD$17];[.L32]+1;[.M32])=&quot;&quot;;1;[.L32]+1)" table:style-name="ce1">
            <text:p>1</text:p>
          </table:table-cell>
          <table:table-cell office:value-type="float" office:value="4" table:formula="of:=IF(INDEX([.$Z$7:.$AD$17];[.L32]+1;[.M32])=&quot;&quot;;IF([.M32]=5;1;[.M32]+1);[.M32])" table:style-name="ce1">
            <text:p>4</text:p>
          </table:table-cell>
          <table:table-cell office:value-type="float" office:value="3" table:formula="of:=IF([.B33]=[.C33];0;INDEX([.$Z$18:.$AD$25];INT([.$J33]/COUNTA([.$Z$7:.$AD$17]))+1;[.$M33]))" table:style-name="ce1">
            <text:p>3</text:p>
          </table:table-cell>
          <table:table-cell office:value-type="string" office:string-value="terraforming_candidate = yes " table:formula="of:=IF(INDEX([.$AE$18:.$AE$200];[.$K33])=&quot;yes&quot;;&quot;&quot;;IF([.C33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33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33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33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33])=&quot;&quot;;&quot;&quot;;[.AI$17]&amp;&quot; = yes &quot;)" table:style-name="ce1">
            <text:p>exo_terraforming_overhaul_enabled = yes<text:s/></text:p>
          </table:table-cell>
          <table:table-cell office:value-type="float" office:value="0" table:formula="of:=IF(INDEX([.AF$18:.AF$200];MATCH([.$C33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33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33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33];[.$Y$18:.$Y$200]))=&quot;&quot;;&quot;&quot;;[.AI$17]&amp;&quot; = yes &quot;)" table:style-name="ce1">
            <text:p>#N/A</text:p>
          </table:table-cell>
          <table:table-cell table:style-name="ce1"/>
          <table:table-cell table:number-columns-repeated="6" table:style-name="ce3"/>
          <table:table-cell table:style-name="ce5"/>
          <table:table-cell table:number-columns-repeated="2" table:style-name="ce6"/>
          <table:table-cell table:number-columns-repeated="2" table:style-name="ce3"/>
          <table:table-cell table:number-columns-repeated="16349"/>
        </table:table-row>
        <table:table-row table:style-name="ro4">
          <table:table-cell office:value-type="string" table:style-name="ce1">
            <text:p>terraform_link27</text:p>
          </table:table-cell>
          <table:table-cell office:value-type="string" office:string-value="pc_arid" table:formula="of:=INDEX([.Y$18:.Y$200];[.K34])" table:style-name="ce1">
            <text:p>pc_arid</text:p>
          </table:table-cell>
          <table:table-cell office:value-type="string" office:string-value="pc_swamp" table:formula="of:=INDEX([.$Z$7:.$AD$17];[.L34];[.M34])" table:style-name="ce1">
            <text:p>pc_swamp</text:p>
          </table:table-cell>
          <table:table-cell office:value-type="string" office:string-value="@terraforming_cost_level_3" table:formula="of:=[.$X$8]&amp;[.N34]" table:style-name="ce1">
            <text:p>@terraforming_cost_level_3</text:p>
          </table:table-cell>
          <table:table-cell office:value-type="string" office:string-value="@terraforming_duration_level_3" table:formula="of:=[.$X$9]&amp;[.N34]" table:style-name="ce1">
            <text:p>@terraforming_duration_level_3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34]&amp;&quot;OR={&quot;&amp;CONCATENATE([.P34];[.Q34];[.R34];[.S34])&amp;&quot;}&quot;&quot;OR={&quot;&amp;CONCATENATE([.T34];[.U34];[.V34];[.W34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34]+1)" table:style-name="ce1">
            <text:p>tech3</text:p>
          </table:table-cell>
          <table:table-cell office:value-type="float" office:value="0" table:formula="of:=[.I33]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" table:formula="of:=INT([.J34]/COUNTA([.$Z$7:.$AD$17]))+1" table:style-name="ce1">
            <text:p>1</text:p>
          </table:table-cell>
          <table:table-cell office:value-type="float" office:value="2" table:formula="of:=IF(INDEX([.$Z$7:.$AD$17];[.L33]+1;[.M33])=&quot;&quot;;1;[.L33]+1)" table:style-name="ce1">
            <text:p>2</text:p>
          </table:table-cell>
          <table:table-cell office:value-type="float" office:value="4" table:formula="of:=IF(INDEX([.$Z$7:.$AD$17];[.L33]+1;[.M33])=&quot;&quot;;IF([.M33]=5;1;[.M33]+1);[.M33])" table:style-name="ce1">
            <text:p>4</text:p>
          </table:table-cell>
          <table:table-cell office:value-type="float" office:value="3" table:formula="of:=IF([.B34]=[.C34];0;INDEX([.$Z$18:.$AD$25];INT([.$J34]/COUNTA([.$Z$7:.$AD$17]))+1;[.$M34]))" table:style-name="ce1">
            <text:p>3</text:p>
          </table:table-cell>
          <table:table-cell office:value-type="string" office:string-value="terraforming_candidate = yes " table:formula="of:=IF(INDEX([.$AE$18:.$AE$200];[.$K34])=&quot;yes&quot;;&quot;&quot;;IF([.C34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34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34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34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34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34];[.$Y$18:.$Y$200]))=&quot;&quot;;&quot;&quot;;[.AF$17]&amp;&quot; = yes &quot;)" table:style-name="ce1"/>
          <table:table-cell office:value-type="string" office:string-value="" table:formula="of:=IF(INDEX([.AG$18:.AG$200];MATCH([.$C34];[.$Y$18:.$Y$200]))=&quot;&quot;;&quot;&quot;;[.AG$17]&amp;&quot; = yes &quot;)" table:style-name="ce1"/>
          <table:table-cell office:value-type="string" office:string-value="" table:formula="of:=IF(INDEX([.AH$18:.AH$200];MATCH([.$C34];[.$Y$18:.$Y$200]))=&quot;&quot;;&quot;&quot;;[.AH$17]&amp;&quot; = yes &quot;)" table:style-name="ce1"/>
          <table:table-cell office:value-type="string" office:string-value="" table:formula="of:=IF(INDEX([.AI$18:.AI$200];MATCH([.$C34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2" table:style-name="ce6"/>
          <table:table-cell table:number-columns-repeated="2" table:style-name="ce3"/>
          <table:table-cell table:number-columns-repeated="16349"/>
        </table:table-row>
        <table:table-row table:style-name="ro4">
          <table:table-cell office:value-type="string" table:style-name="ce1">
            <text:p>terraform_link28</text:p>
          </table:table-cell>
          <table:table-cell office:value-type="string" office:string-value="pc_arid" table:formula="of:=INDEX([.Y$18:.Y$200];[.K35])" table:style-name="ce1">
            <text:p>pc_arid</text:p>
          </table:table-cell>
          <table:table-cell office:value-type="string" office:string-value="pc_cascadian" table:formula="of:=INDEX([.$Z$7:.$AD$17];[.L35];[.M35])" table:style-name="ce1">
            <text:p>pc_cascadian</text:p>
          </table:table-cell>
          <table:table-cell office:value-type="string" office:string-value="@terraforming_cost_level_3" table:formula="of:=[.$X$8]&amp;[.N35]" table:style-name="ce1">
            <text:p>@terraforming_cost_level_3</text:p>
          </table:table-cell>
          <table:table-cell office:value-type="string" office:string-value="@terraforming_duration_level_3" table:formula="of:=[.$X$9]&amp;[.N35]" table:style-name="ce1">
            <text:p>@terraforming_duration_level_3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planetary_diversity_enabled = yes new_worlds_enabled = yes guillis_planet_modifiers_enabled = yes exo_terraforming_overhaul_enabled = yes }" table:formula="of:=[.O35]&amp;&quot;OR={&quot;&amp;CONCATENATE([.P35];[.Q35];[.R35];[.S35])&amp;&quot;}&quot;&quot;OR={&quot;&amp;CONCATENATE([.T35];[.U35];[.V35];[.W35])&amp;&quot;}&quot;" table:style-name="ce1">
            <text:p>terraforming_candidate = yes OR={planetary_diversity_enabled = yes new_worlds_enabled = yes guillis_planet_modifiers_enabled = yes exo_terraforming_overhaul_enabled = yes 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35]+1)" table:style-name="ce1">
            <text:p>tech3</text:p>
          </table:table-cell>
          <table:table-cell office:value-type="float" office:value="0" table:formula="of:=[.I34]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1" table:formula="of:=INT([.J35]/COUNTA([.$Z$7:.$AD$17]))+1" table:style-name="ce1">
            <text:p>1</text:p>
          </table:table-cell>
          <table:table-cell office:value-type="float" office:value="3" table:formula="of:=IF(INDEX([.$Z$7:.$AD$17];[.L34]+1;[.M34])=&quot;&quot;;1;[.L34]+1)" table:style-name="ce1">
            <text:p>3</text:p>
          </table:table-cell>
          <table:table-cell office:value-type="float" office:value="4" table:formula="of:=IF(INDEX([.$Z$7:.$AD$17];[.L34]+1;[.M34])=&quot;&quot;;IF([.M34]=5;1;[.M34]+1);[.M34])" table:style-name="ce1">
            <text:p>4</text:p>
          </table:table-cell>
          <table:table-cell office:value-type="float" office:value="3" table:formula="of:=IF([.B35]=[.C35];0;INDEX([.$Z$18:.$AD$25];INT([.$J35]/COUNTA([.$Z$7:.$AD$17]))+1;[.$M35]))" table:style-name="ce1">
            <text:p>3</text:p>
          </table:table-cell>
          <table:table-cell office:value-type="string" office:string-value="terraforming_candidate = yes " table:formula="of:=IF(INDEX([.$AE$18:.$AE$200];[.$K35])=&quot;yes&quot;;&quot;&quot;;IF([.C35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35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35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35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35])=&quot;&quot;;&quot;&quot;;[.AI$17]&amp;&quot; = yes &quot;)" table:style-name="ce1">
            <text:p>exo_terraforming_overhaul_enabled = yes<text:s/></text:p>
          </table:table-cell>
          <table:table-cell office:value-type="string" office:string-value="planetary_diversity_enabled = yes " table:formula="of:=IF(INDEX([.AF$18:.AF$200];MATCH([.$C35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35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35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35];[.$Y$18:.$Y$200]))=&quot;&quot;;&quot;&quot;;[.AI$17]&amp;&quot; = yes &quot;)" table:style-name="ce1">
            <text:p>exo_terraforming_overhaul_enabled = yes<text:s/></text:p>
          </table:table-cell>
          <table:table-cell table:style-name="ce1"/>
          <table:table-cell table:number-columns-repeated="6" table:style-name="ce3"/>
          <table:table-cell table:style-name="ce5"/>
          <table:table-cell table:number-columns-repeated="2" table:style-name="ce6"/>
          <table:table-cell table:number-columns-repeated="2" table:style-name="ce3"/>
          <table:table-cell table:number-columns-repeated="16349"/>
        </table:table-row>
        <table:table-row table:style-name="ro4">
          <table:table-cell office:value-type="string" table:style-name="ce1">
            <text:p>terraform_link29</text:p>
          </table:table-cell>
          <table:table-cell office:value-type="string" office:string-value="pc_arid" table:formula="of:=INDEX([.Y$18:.Y$200];[.K36])" table:style-name="ce1">
            <text:p>pc_arid</text:p>
          </table:table-cell>
          <table:table-cell office:value-type="string" office:string-value="pc_geothermal" table:formula="of:=INDEX([.$Z$7:.$AD$17];[.L36];[.M36])" table:style-name="ce1">
            <text:p>pc_geothermal</text:p>
          </table:table-cell>
          <table:table-cell office:value-type="string" office:string-value="@terraforming_cost_level_3" table:formula="of:=[.$X$8]&amp;[.N36]" table:style-name="ce1">
            <text:p>@terraforming_cost_level_3</text:p>
          </table:table-cell>
          <table:table-cell office:value-type="string" office:string-value="@terraforming_duration_level_3" table:formula="of:=[.$X$9]&amp;[.N36]" table:style-name="ce1">
            <text:p>@terraforming_duration_level_3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36]&amp;&quot;OR={&quot;&amp;CONCATENATE([.P36];[.Q36];[.R36];[.S36])&amp;&quot;}&quot;&quot;OR={&quot;&amp;CONCATENATE([.T36];[.U36];[.V36];[.W36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36]+1)" table:style-name="ce1">
            <text:p>tech3</text:p>
          </table:table-cell>
          <table:table-cell office:value-type="float" office:value="0" table:formula="of:=[.I35]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" table:formula="of:=INT([.J36]/COUNTA([.$Z$7:.$AD$17]))+1" table:style-name="ce1">
            <text:p>1</text:p>
          </table:table-cell>
          <table:table-cell office:value-type="float" office:value="4" table:formula="of:=IF(INDEX([.$Z$7:.$AD$17];[.L35]+1;[.M35])=&quot;&quot;;1;[.L35]+1)" table:style-name="ce1">
            <text:p>4</text:p>
          </table:table-cell>
          <table:table-cell office:value-type="float" office:value="4" table:formula="of:=IF(INDEX([.$Z$7:.$AD$17];[.L35]+1;[.M35])=&quot;&quot;;IF([.M35]=5;1;[.M35]+1);[.M35])" table:style-name="ce1">
            <text:p>4</text:p>
          </table:table-cell>
          <table:table-cell office:value-type="float" office:value="3" table:formula="of:=IF([.B36]=[.C36];0;INDEX([.$Z$18:.$AD$25];INT([.$J36]/COUNTA([.$Z$7:.$AD$17]))+1;[.$M36]))" table:style-name="ce1">
            <text:p>3</text:p>
          </table:table-cell>
          <table:table-cell office:value-type="string" office:string-value="terraforming_candidate = yes " table:formula="of:=IF(INDEX([.$AE$18:.$AE$200];[.$K36])=&quot;yes&quot;;&quot;&quot;;IF([.C36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36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36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36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36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36];[.$Y$18:.$Y$200]))=&quot;&quot;;&quot;&quot;;[.AF$17]&amp;&quot; = yes &quot;)" table:style-name="ce1"/>
          <table:table-cell office:value-type="string" office:string-value="" table:formula="of:=IF(INDEX([.AG$18:.AG$200];MATCH([.$C36];[.$Y$18:.$Y$200]))=&quot;&quot;;&quot;&quot;;[.AG$17]&amp;&quot; = yes &quot;)" table:style-name="ce1"/>
          <table:table-cell office:value-type="string" office:string-value="" table:formula="of:=IF(INDEX([.AH$18:.AH$200];MATCH([.$C36];[.$Y$18:.$Y$200]))=&quot;&quot;;&quot;&quot;;[.AH$17]&amp;&quot; = yes &quot;)" table:style-name="ce1"/>
          <table:table-cell office:value-type="string" office:string-value="" table:formula="of:=IF(INDEX([.AI$18:.AI$200];MATCH([.$C36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2" table:style-name="ce6"/>
          <table:table-cell table:number-columns-repeated="2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30</text:p>
          </table:table-cell>
          <table:table-cell office:value-type="string" office:string-value="pc_arid" table:formula="of:=INDEX([.Y$18:.Y$200];[.K37])" table:style-name="ce1">
            <text:p>pc_arid</text:p>
          </table:table-cell>
          <table:table-cell office:value-type="string" office:string-value="pc_glacial" table:formula="of:=INDEX([.$Z$7:.$AD$17];[.L37];[.M37])" table:style-name="ce1">
            <text:p>pc_glacial</text:p>
          </table:table-cell>
          <table:table-cell office:value-type="string" office:string-value="@terraforming_cost_level_3" table:formula="of:=[.$X$8]&amp;[.N37]" table:style-name="ce1">
            <text:p>@terraforming_cost_level_3</text:p>
          </table:table-cell>
          <table:table-cell office:value-type="string" office:string-value="@terraforming_duration_level_3" table:formula="of:=[.$X$9]&amp;[.N37]" table:style-name="ce1">
            <text:p>@terraforming_duration_level_3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37]&amp;&quot;OR={&quot;&amp;CONCATENATE([.P37];[.Q37];[.R37];[.S37])&amp;&quot;}&quot;&quot;OR={&quot;&amp;CONCATENATE([.T37];[.U37];[.V37];[.W37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37]+1)" table:style-name="ce1">
            <text:p>tech3</text:p>
          </table:table-cell>
          <table:table-cell office:value-type="float" office:value="0" table:formula="of:=[.I36]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formula="of:=INT([.J37]/COUNTA([.$Z$7:.$AD$17]))+1" table:style-name="ce1">
            <text:p>1</text:p>
          </table:table-cell>
          <table:table-cell office:value-type="float" office:value="5" table:formula="of:=IF(INDEX([.$Z$7:.$AD$17];[.L36]+1;[.M36])=&quot;&quot;;1;[.L36]+1)" table:style-name="ce1">
            <text:p>5</text:p>
          </table:table-cell>
          <table:table-cell office:value-type="float" office:value="4" table:formula="of:=IF(INDEX([.$Z$7:.$AD$17];[.L36]+1;[.M36])=&quot;&quot;;IF([.M36]=5;1;[.M36]+1);[.M36])" table:style-name="ce1">
            <text:p>4</text:p>
          </table:table-cell>
          <table:table-cell office:value-type="float" office:value="3" table:formula="of:=IF([.B37]=[.C37];0;INDEX([.$Z$18:.$AD$25];INT([.$J37]/COUNTA([.$Z$7:.$AD$17]))+1;[.$M37]))" table:style-name="ce1">
            <text:p>3</text:p>
          </table:table-cell>
          <table:table-cell office:value-type="string" office:string-value="terraforming_candidate = yes " table:formula="of:=IF(INDEX([.$AE$18:.$AE$200];[.$K37])=&quot;yes&quot;;&quot;&quot;;IF([.C37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37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37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37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37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37];[.$Y$18:.$Y$200]))=&quot;&quot;;&quot;&quot;;[.AF$17]&amp;&quot; = yes &quot;)" table:style-name="ce1"/>
          <table:table-cell office:value-type="string" office:string-value="" table:formula="of:=IF(INDEX([.AG$18:.AG$200];MATCH([.$C37];[.$Y$18:.$Y$200]))=&quot;&quot;;&quot;&quot;;[.AG$17]&amp;&quot; = yes &quot;)" table:style-name="ce1"/>
          <table:table-cell office:value-type="string" office:string-value="" table:formula="of:=IF(INDEX([.AH$18:.AH$200];MATCH([.$C37];[.$Y$18:.$Y$200]))=&quot;&quot;;&quot;&quot;;[.AH$17]&amp;&quot; = yes &quot;)" table:style-name="ce1"/>
          <table:table-cell office:value-type="string" office:string-value="" table:formula="of:=IF(INDEX([.AI$18:.AI$200];MATCH([.$C37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31</text:p>
          </table:table-cell>
          <table:table-cell office:value-type="string" office:string-value="pc_arid" table:formula="of:=INDEX([.Y$18:.Y$200];[.K38])" table:style-name="ce1">
            <text:p>pc_arid</text:p>
          </table:table-cell>
          <table:table-cell office:value-type="string" office:string-value="pc_subarctic" table:formula="of:=INDEX([.$Z$7:.$AD$17];[.L38];[.M38])" table:style-name="ce1">
            <text:p>pc_subarctic</text:p>
          </table:table-cell>
          <table:table-cell office:value-type="string" office:string-value="@terraforming_cost_level_3" table:formula="of:=[.$X$8]&amp;[.N38]" table:style-name="ce1">
            <text:p>@terraforming_cost_level_3</text:p>
          </table:table-cell>
          <table:table-cell office:value-type="string" office:string-value="@terraforming_duration_level_3" table:formula="of:=[.$X$9]&amp;[.N38]" table:style-name="ce1">
            <text:p>@terraforming_duration_level_3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38]&amp;&quot;OR={&quot;&amp;CONCATENATE([.P38];[.Q38];[.R38];[.S38])&amp;&quot;}&quot;&quot;OR={&quot;&amp;CONCATENATE([.T38];[.U38];[.V38];[.W38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38]+1)" table:style-name="ce1">
            <text:p>tech3</text:p>
          </table:table-cell>
          <table:table-cell office:value-type="float" office:value="0" table:formula="of:=[.I37]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1" table:formula="of:=INT([.J38]/COUNTA([.$Z$7:.$AD$17]))+1" table:style-name="ce1">
            <text:p>1</text:p>
          </table:table-cell>
          <table:table-cell office:value-type="float" office:value="6" table:formula="of:=IF(INDEX([.$Z$7:.$AD$17];[.L37]+1;[.M37])=&quot;&quot;;1;[.L37]+1)" table:style-name="ce1">
            <text:p>6</text:p>
          </table:table-cell>
          <table:table-cell office:value-type="float" office:value="4" table:formula="of:=IF(INDEX([.$Z$7:.$AD$17];[.L37]+1;[.M37])=&quot;&quot;;IF([.M37]=5;1;[.M37]+1);[.M37])" table:style-name="ce1">
            <text:p>4</text:p>
          </table:table-cell>
          <table:table-cell office:value-type="float" office:value="3" table:formula="of:=IF([.B38]=[.C38];0;INDEX([.$Z$18:.$AD$25];INT([.$J38]/COUNTA([.$Z$7:.$AD$17]))+1;[.$M38]))" table:style-name="ce1">
            <text:p>3</text:p>
          </table:table-cell>
          <table:table-cell office:value-type="string" office:string-value="terraforming_candidate = yes " table:formula="of:=IF(INDEX([.$AE$18:.$AE$200];[.$K38])=&quot;yes&quot;;&quot;&quot;;IF([.C38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38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38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38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38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38];[.$Y$18:.$Y$200]))=&quot;&quot;;&quot;&quot;;[.AF$17]&amp;&quot; = yes &quot;)" table:style-name="ce1"/>
          <table:table-cell office:value-type="string" office:string-value="" table:formula="of:=IF(INDEX([.AG$18:.AG$200];MATCH([.$C38];[.$Y$18:.$Y$200]))=&quot;&quot;;&quot;&quot;;[.AG$17]&amp;&quot; = yes &quot;)" table:style-name="ce1"/>
          <table:table-cell office:value-type="string" office:string-value="" table:formula="of:=IF(INDEX([.AH$18:.AH$200];MATCH([.$C38];[.$Y$18:.$Y$200]))=&quot;&quot;;&quot;&quot;;[.AH$17]&amp;&quot; = yes &quot;)" table:style-name="ce1"/>
          <table:table-cell office:value-type="string" office:string-value="" table:formula="of:=IF(INDEX([.AI$18:.AI$200];MATCH([.$C38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32</text:p>
          </table:table-cell>
          <table:table-cell office:value-type="string" office:string-value="pc_arid" table:formula="of:=INDEX([.Y$18:.Y$200];[.K39])" table:style-name="ce1">
            <text:p>pc_arid</text:p>
          </table:table-cell>
          <table:table-cell office:value-type="string" office:string-value="pc_marginal_cold" table:formula="of:=INDEX([.$Z$7:.$AD$17];[.L39];[.M39])" table:style-name="ce1">
            <text:p>pc_marginal_cold</text:p>
          </table:table-cell>
          <table:table-cell office:value-type="string" office:string-value="@terraforming_cost_level_3" table:formula="of:=[.$X$8]&amp;[.N39]" table:style-name="ce1">
            <text:p>@terraforming_cost_level_3</text:p>
          </table:table-cell>
          <table:table-cell office:value-type="string" office:string-value="@terraforming_duration_level_3" table:formula="of:=[.$X$9]&amp;[.N39]" table:style-name="ce1">
            <text:p>@terraforming_duration_level_3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39]&amp;&quot;OR={&quot;&amp;CONCATENATE([.P39];[.Q39];[.R39];[.S39])&amp;&quot;}&quot;&quot;OR={&quot;&amp;CONCATENATE([.T39];[.U39];[.V39];[.W39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39]+1)" table:style-name="ce1">
            <text:p>tech3</text:p>
          </table:table-cell>
          <table:table-cell office:value-type="float" office:value="0" table:formula="of:=[.I38]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1" table:formula="of:=INT([.J39]/COUNTA([.$Z$7:.$AD$17]))+1" table:style-name="ce1">
            <text:p>1</text:p>
          </table:table-cell>
          <table:table-cell office:value-type="float" office:value="7" table:formula="of:=IF(INDEX([.$Z$7:.$AD$17];[.L38]+1;[.M38])=&quot;&quot;;1;[.L38]+1)" table:style-name="ce1">
            <text:p>7</text:p>
          </table:table-cell>
          <table:table-cell office:value-type="float" office:value="4" table:formula="of:=IF(INDEX([.$Z$7:.$AD$17];[.L38]+1;[.M38])=&quot;&quot;;IF([.M38]=5;1;[.M38]+1);[.M38])" table:style-name="ce1">
            <text:p>4</text:p>
          </table:table-cell>
          <table:table-cell office:value-type="float" office:value="3" table:formula="of:=IF([.B39]=[.C39];0;INDEX([.$Z$18:.$AD$25];INT([.$J39]/COUNTA([.$Z$7:.$AD$17]))+1;[.$M39]))" table:style-name="ce1">
            <text:p>3</text:p>
          </table:table-cell>
          <table:table-cell office:value-type="string" office:string-value="terraforming_candidate = yes " table:formula="of:=IF(INDEX([.$AE$18:.$AE$200];[.$K39])=&quot;yes&quot;;&quot;&quot;;IF([.C39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39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39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39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39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39];[.$Y$18:.$Y$200]))=&quot;&quot;;&quot;&quot;;[.AF$17]&amp;&quot; = yes &quot;)" table:style-name="ce1"/>
          <table:table-cell office:value-type="string" office:string-value="" table:formula="of:=IF(INDEX([.AG$18:.AG$200];MATCH([.$C39];[.$Y$18:.$Y$200]))=&quot;&quot;;&quot;&quot;;[.AG$17]&amp;&quot; = yes &quot;)" table:style-name="ce1"/>
          <table:table-cell office:value-type="string" office:string-value="" table:formula="of:=IF(INDEX([.AH$18:.AH$200];MATCH([.$C39];[.$Y$18:.$Y$200]))=&quot;&quot;;&quot;&quot;;[.AH$17]&amp;&quot; = yes &quot;)" table:style-name="ce1"/>
          <table:table-cell office:value-type="string" office:string-value="" table:formula="of:=IF(INDEX([.AI$18:.AI$200];MATCH([.$C39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33</text:p>
          </table:table-cell>
          <table:table-cell office:value-type="string" office:string-value="pc_arid" table:formula="of:=INDEX([.Y$18:.Y$200];[.K40])" table:style-name="ce1">
            <text:p>pc_arid</text:p>
          </table:table-cell>
          <table:table-cell office:value-type="string" office:string-value="pc_gaia" table:formula="of:=INDEX([.$Z$7:.$AD$17];[.L40];[.M40])" table:style-name="ce1">
            <text:p>pc_gaia</text:p>
          </table:table-cell>
          <table:table-cell office:value-type="string" office:string-value="@terraforming_cost_level_4" table:formula="of:=[.$X$8]&amp;[.N40]" table:style-name="ce1">
            <text:p>@terraforming_cost_level_4</text:p>
          </table:table-cell>
          <table:table-cell office:value-type="string" office:string-value="@terraforming_duration_level_4" table:formula="of:=[.$X$9]&amp;[.N40]" table:style-name="ce1">
            <text:p>@terraforming_duration_level_4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40]&amp;&quot;OR={&quot;&amp;CONCATENATE([.P40];[.Q40];[.R40];[.S40])&amp;&quot;}&quot;&quot;OR={&quot;&amp;CONCATENATE([.T40];[.U40];[.V40];[.W40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40]+1)" table:style-name="ce1">
            <text:p>tech4</text:p>
          </table:table-cell>
          <table:table-cell office:value-type="float" office:value="0" table:formula="of:=[.I39]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1" table:formula="of:=INT([.J40]/COUNTA([.$Z$7:.$AD$17]))+1" table:style-name="ce1">
            <text:p>1</text:p>
          </table:table-cell>
          <table:table-cell office:value-type="float" office:value="1" table:formula="of:=IF(INDEX([.$Z$7:.$AD$17];[.L39]+1;[.M39])=&quot;&quot;;1;[.L39]+1)" table:style-name="ce1">
            <text:p>1</text:p>
          </table:table-cell>
          <table:table-cell office:value-type="float" office:value="5" table:formula="of:=IF(INDEX([.$Z$7:.$AD$17];[.L39]+1;[.M39])=&quot;&quot;;IF([.M39]=5;1;[.M39]+1);[.M39])" table:style-name="ce1">
            <text:p>5</text:p>
          </table:table-cell>
          <table:table-cell office:value-type="float" office:value="4" table:formula="of:=IF([.B40]=[.C40];0;INDEX([.$Z$18:.$AD$25];INT([.$J40]/COUNTA([.$Z$7:.$AD$17]))+1;[.$M40]))" table:style-name="ce1">
            <text:p>4</text:p>
          </table:table-cell>
          <table:table-cell office:value-type="string" office:string-value="terraforming_candidate = yes " table:formula="of:=IF(INDEX([.$AE$18:.$AE$200];[.$K40])=&quot;yes&quot;;&quot;&quot;;IF([.C40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40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40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40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40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40];[.$Y$18:.$Y$200]))=&quot;&quot;;&quot;&quot;;[.AF$17]&amp;&quot; = yes &quot;)" table:style-name="ce1"/>
          <table:table-cell office:value-type="string" office:string-value="" table:formula="of:=IF(INDEX([.AG$18:.AG$200];MATCH([.$C40];[.$Y$18:.$Y$200]))=&quot;&quot;;&quot;&quot;;[.AG$17]&amp;&quot; = yes &quot;)" table:style-name="ce1"/>
          <table:table-cell office:value-type="string" office:string-value="" table:formula="of:=IF(INDEX([.AH$18:.AH$200];MATCH([.$C40];[.$Y$18:.$Y$200]))=&quot;&quot;;&quot;&quot;;[.AH$17]&amp;&quot; = yes &quot;)" table:style-name="ce1"/>
          <table:table-cell office:value-type="string" office:string-value="" table:formula="of:=IF(INDEX([.AI$18:.AI$200];MATCH([.$C40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34</text:p>
          </table:table-cell>
          <table:table-cell office:value-type="string" office:string-value="pc_arid" table:formula="of:=INDEX([.Y$18:.Y$200];[.K41])" table:style-name="ce1">
            <text:p>pc_arid</text:p>
          </table:table-cell>
          <table:table-cell office:value-type="string" office:string-value="pc_machine" table:formula="of:=INDEX([.$Z$7:.$AD$17];[.L41];[.M41])" table:style-name="ce1">
            <text:p>pc_machine</text:p>
          </table:table-cell>
          <table:table-cell office:value-type="string" office:string-value="@terraforming_cost_level_4" table:formula="of:=[.$X$8]&amp;[.N41]" table:style-name="ce1">
            <text:p>@terraforming_cost_level_4</text:p>
          </table:table-cell>
          <table:table-cell office:value-type="string" office:string-value="@terraforming_duration_level_4" table:formula="of:=[.$X$9]&amp;[.N41]" table:style-name="ce1">
            <text:p>@terraforming_duration_level_4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41]&amp;&quot;OR={&quot;&amp;CONCATENATE([.P41];[.Q41];[.R41];[.S41])&amp;&quot;}&quot;&quot;OR={&quot;&amp;CONCATENATE([.T41];[.U41];[.V41];[.W41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41]+1)" table:style-name="ce1">
            <text:p>tech4</text:p>
          </table:table-cell>
          <table:table-cell office:value-type="float" office:value="0" table:formula="of:=[.I40]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" table:formula="of:=INT([.J41]/COUNTA([.$Z$7:.$AD$17]))+1" table:style-name="ce1">
            <text:p>1</text:p>
          </table:table-cell>
          <table:table-cell office:value-type="float" office:value="2" table:formula="of:=IF(INDEX([.$Z$7:.$AD$17];[.L40]+1;[.M40])=&quot;&quot;;1;[.L40]+1)" table:style-name="ce1">
            <text:p>2</text:p>
          </table:table-cell>
          <table:table-cell office:value-type="float" office:value="5" table:formula="of:=IF(INDEX([.$Z$7:.$AD$17];[.L40]+1;[.M40])=&quot;&quot;;IF([.M40]=5;1;[.M40]+1);[.M40])" table:style-name="ce1">
            <text:p>5</text:p>
          </table:table-cell>
          <table:table-cell office:value-type="float" office:value="4" table:formula="of:=IF([.B41]=[.C41];0;INDEX([.$Z$18:.$AD$25];INT([.$J41]/COUNTA([.$Z$7:.$AD$17]))+1;[.$M41]))" table:style-name="ce1">
            <text:p>4</text:p>
          </table:table-cell>
          <table:table-cell office:value-type="string" office:string-value="terraforming_candidate = yes " table:formula="of:=IF(INDEX([.$AE$18:.$AE$200];[.$K41])=&quot;yes&quot;;&quot;&quot;;IF([.C41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41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41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41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41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41];[.$Y$18:.$Y$200]))=&quot;&quot;;&quot;&quot;;[.AF$17]&amp;&quot; = yes &quot;)" table:style-name="ce1"/>
          <table:table-cell office:value-type="string" office:string-value="" table:formula="of:=IF(INDEX([.AG$18:.AG$200];MATCH([.$C41];[.$Y$18:.$Y$200]))=&quot;&quot;;&quot;&quot;;[.AG$17]&amp;&quot; = yes &quot;)" table:style-name="ce1"/>
          <table:table-cell office:value-type="string" office:string-value="" table:formula="of:=IF(INDEX([.AH$18:.AH$200];MATCH([.$C41];[.$Y$18:.$Y$200]))=&quot;&quot;;&quot;&quot;;[.AH$17]&amp;&quot; = yes &quot;)" table:style-name="ce1"/>
          <table:table-cell office:value-type="string" office:string-value="" table:formula="of:=IF(INDEX([.AI$18:.AI$200];MATCH([.$C41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35</text:p>
          </table:table-cell>
          <table:table-cell office:value-type="string" office:string-value="pc_arid" table:formula="of:=INDEX([.Y$18:.Y$200];[.K42])" table:style-name="ce1">
            <text:p>pc_arid</text:p>
          </table:table-cell>
          <table:table-cell office:value-type="string" office:string-value="pc_cybertronic" table:formula="of:=INDEX([.$Z$7:.$AD$17];[.L42];[.M42])" table:style-name="ce1">
            <text:p>pc_cybertronic</text:p>
          </table:table-cell>
          <table:table-cell office:value-type="string" office:string-value="@terraforming_cost_level_4" table:formula="of:=[.$X$8]&amp;[.N42]" table:style-name="ce1">
            <text:p>@terraforming_cost_level_4</text:p>
          </table:table-cell>
          <table:table-cell office:value-type="string" office:string-value="@terraforming_duration_level_4" table:formula="of:=[.$X$9]&amp;[.N42]" table:style-name="ce1">
            <text:p>@terraforming_duration_level_4</text:p>
          </table:table-cell>
          <table:table-cell office:value-type="string" office:string-value="cybertronic_candidate = yesOR={planetary_diversity_enabled = yes new_worlds_enabled = yes guillis_planet_modifiers_enabled = yes exo_terraforming_overhaul_enabled = yes }&quot;OR={planetary_diversity_enabled = yes new_worlds_enabled = yes guillis_planet_modifiers_enabled = yes exo_terraforming_overhaul_enabled = yes }" table:formula="of:=[.O42]&amp;&quot;OR={&quot;&amp;CONCATENATE([.P42];[.Q42];[.R42];[.S42])&amp;&quot;}&quot;&quot;OR={&quot;&amp;CONCATENATE([.T42];[.U42];[.V42];[.W42])&amp;&quot;}&quot;" table:style-name="ce1">
            <text:p>cybertronic_candidate = yesOR={planetary_diversity_enabled = yes new_worlds_enabled = yes guillis_planet_modifiers_enabled = yes exo_terraforming_overhaul_enabled = yes 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42]+1)" table:style-name="ce1">
            <text:p>tech4</text:p>
          </table:table-cell>
          <table:table-cell office:value-type="float" office:value="0" table:formula="of:=[.I41]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INT([.J42]/COUNTA([.$Z$7:.$AD$17]))+1" table:style-name="ce1">
            <text:p>1</text:p>
          </table:table-cell>
          <table:table-cell office:value-type="float" office:value="3" table:formula="of:=IF(INDEX([.$Z$7:.$AD$17];[.L41]+1;[.M41])=&quot;&quot;;1;[.L41]+1)" table:style-name="ce1">
            <text:p>3</text:p>
          </table:table-cell>
          <table:table-cell office:value-type="float" office:value="5" table:formula="of:=IF(INDEX([.$Z$7:.$AD$17];[.L41]+1;[.M41])=&quot;&quot;;IF([.M41]=5;1;[.M41]+1);[.M41])" table:style-name="ce1">
            <text:p>5</text:p>
          </table:table-cell>
          <table:table-cell office:value-type="float" office:value="4" table:formula="of:=IF([.B42]=[.C42];0;INDEX([.$Z$18:.$AD$25];INT([.$J42]/COUNTA([.$Z$7:.$AD$17]))+1;[.$M42]))" table:style-name="ce1">
            <text:p>4</text:p>
          </table:table-cell>
          <table:table-cell office:value-type="string" office:string-value="cybertronic_candidate = yes" table:formula="of:=IF(INDEX([.$AE$18:.$AE$200];[.$K42])=&quot;yes&quot;;&quot;&quot;;IF([.C42]=&quot;pc_cybertronic&quot;;[.$X$16]&amp;&quot; = yes&quot;;[.$X$15]&amp;&quot; = yes &quot;))" table:style-name="ce1">
            <text:p>cybertronic_candidate = yes</text:p>
          </table:table-cell>
          <table:table-cell office:value-type="string" office:string-value="planetary_diversity_enabled = yes " table:formula="of:=IF(INDEX([.AF$18:.AF$200];[.$K42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42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42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42])=&quot;&quot;;&quot;&quot;;[.AI$17]&amp;&quot; = yes &quot;)" table:style-name="ce1">
            <text:p>exo_terraforming_overhaul_enabled = yes<text:s/></text:p>
          </table:table-cell>
          <table:table-cell office:value-type="string" office:string-value="planetary_diversity_enabled = yes " table:formula="of:=IF(INDEX([.AF$18:.AF$200];MATCH([.$C42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42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42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42];[.$Y$18:.$Y$200]))=&quot;&quot;;&quot;&quot;;[.AI$17]&amp;&quot; = yes &quot;)" table:style-name="ce1">
            <text:p>exo_terraforming_overhaul_enabled = yes<text:s/></text:p>
          </table:table-cell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36</text:p>
          </table:table-cell>
          <table:table-cell office:value-type="string" office:string-value="pc_arid" table:formula="of:=INDEX([.Y$18:.Y$200];[.K43])" table:style-name="ce1">
            <text:p>pc_arid</text:p>
          </table:table-cell>
          <table:table-cell office:value-type="string" office:string-value="pc_nuked" table:formula="of:=INDEX([.$Z$7:.$AD$17];[.L43];[.M43])" table:style-name="ce1">
            <text:p>pc_nuked</text:p>
          </table:table-cell>
          <table:table-cell office:value-type="string" office:string-value="@terraforming_cost_level_4" table:formula="of:=[.$X$8]&amp;[.N43]" table:style-name="ce1">
            <text:p>@terraforming_cost_level_4</text:p>
          </table:table-cell>
          <table:table-cell office:value-type="string" office:string-value="@terraforming_duration_level_4" table:formula="of:=[.$X$9]&amp;[.N43]" table:style-name="ce1">
            <text:p>@terraforming_duration_level_4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43]&amp;&quot;OR={&quot;&amp;CONCATENATE([.P43];[.Q43];[.R43];[.S43])&amp;&quot;}&quot;&quot;OR={&quot;&amp;CONCATENATE([.T43];[.U43];[.V43];[.W43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43]+1)" table:style-name="ce1">
            <text:p>tech4</text:p>
          </table:table-cell>
          <table:table-cell office:value-type="float" office:value="0" table:formula="of:=[.I42]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" table:formula="of:=INT([.J43]/COUNTA([.$Z$7:.$AD$17]))+1" table:style-name="ce1">
            <text:p>1</text:p>
          </table:table-cell>
          <table:table-cell office:value-type="float" office:value="4" table:formula="of:=IF(INDEX([.$Z$7:.$AD$17];[.L42]+1;[.M42])=&quot;&quot;;1;[.L42]+1)" table:style-name="ce1">
            <text:p>4</text:p>
          </table:table-cell>
          <table:table-cell office:value-type="float" office:value="5" table:formula="of:=IF(INDEX([.$Z$7:.$AD$17];[.L42]+1;[.M42])=&quot;&quot;;IF([.M42]=5;1;[.M42]+1);[.M42])" table:style-name="ce1">
            <text:p>5</text:p>
          </table:table-cell>
          <table:table-cell office:value-type="float" office:value="4" table:formula="of:=IF([.B43]=[.C43];0;INDEX([.$Z$18:.$AD$25];INT([.$J43]/COUNTA([.$Z$7:.$AD$17]))+1;[.$M43]))" table:style-name="ce1">
            <text:p>4</text:p>
          </table:table-cell>
          <table:table-cell office:value-type="string" office:string-value="terraforming_candidate = yes " table:formula="of:=IF(INDEX([.$AE$18:.$AE$200];[.$K43])=&quot;yes&quot;;&quot;&quot;;IF([.C43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43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43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43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43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43];[.$Y$18:.$Y$200]))=&quot;&quot;;&quot;&quot;;[.AF$17]&amp;&quot; = yes &quot;)" table:style-name="ce1"/>
          <table:table-cell office:value-type="string" office:string-value="" table:formula="of:=IF(INDEX([.AG$18:.AG$200];MATCH([.$C43];[.$Y$18:.$Y$200]))=&quot;&quot;;&quot;&quot;;[.AG$17]&amp;&quot; = yes &quot;)" table:style-name="ce1"/>
          <table:table-cell office:value-type="string" office:string-value="" table:formula="of:=IF(INDEX([.AH$18:.AH$200];MATCH([.$C43];[.$Y$18:.$Y$200]))=&quot;&quot;;&quot;&quot;;[.AH$17]&amp;&quot; = yes &quot;)" table:style-name="ce1"/>
          <table:table-cell office:value-type="string" office:string-value="" table:formula="of:=IF(INDEX([.AI$18:.AI$200];MATCH([.$C43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37</text:p>
          </table:table-cell>
          <table:table-cell office:value-type="string" office:string-value="pc_arid" table:formula="of:=INDEX([.Y$18:.Y$200];[.K44])" table:style-name="ce1">
            <text:p>pc_arid</text:p>
          </table:table-cell>
          <table:table-cell office:value-type="string" office:string-value="pc_floating" table:formula="of:=INDEX([.$Z$7:.$AD$17];[.L44];[.M44])" table:style-name="ce1">
            <text:p>pc_floating</text:p>
          </table:table-cell>
          <table:table-cell office:value-type="string" office:string-value="@terraforming_cost_level_4" table:formula="of:=[.$X$8]&amp;[.N44]" table:style-name="ce1">
            <text:p>@terraforming_cost_level_4</text:p>
          </table:table-cell>
          <table:table-cell office:value-type="string" office:string-value="@terraforming_duration_level_4" table:formula="of:=[.$X$9]&amp;[.N44]" table:style-name="ce1">
            <text:p>@terraforming_duration_level_4</text:p>
          </table:table-cell>
          <table:table-cell office:value-type="string" office:string-value="terraforming_candidate = yes OR={planetary_diversity_enabled = yes new_worlds_enabled = yes guillis_planet_modifiers_enabled = yes exo_terraforming_overhaul_enabled = yes }&quot;OR={}" table:formula="of:=[.O44]&amp;&quot;OR={&quot;&amp;CONCATENATE([.P44];[.Q44];[.R44];[.S44])&amp;&quot;}&quot;&quot;OR={&quot;&amp;CONCATENATE([.T44];[.U44];[.V44];[.W44])&amp;&quot;}&quot;" table:style-name="ce1">
            <text:p>terraforming_candidate = yes OR={planetary_diversity_enabled = yes new_worlds_enabled = yes guillis_planet_modifiers_enabled = yes exo_terraforming_overhaul_enabled = yes 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44]+1)" table:style-name="ce1">
            <text:p>tech4</text:p>
          </table:table-cell>
          <table:table-cell office:value-type="float" office:value="0" table:formula="of:=[.I43]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1" table:formula="of:=INT([.J44]/COUNTA([.$Z$7:.$AD$17]))+1" table:style-name="ce1">
            <text:p>1</text:p>
          </table:table-cell>
          <table:table-cell office:value-type="float" office:value="5" table:formula="of:=IF(INDEX([.$Z$7:.$AD$17];[.L43]+1;[.M43])=&quot;&quot;;1;[.L43]+1)" table:style-name="ce1">
            <text:p>5</text:p>
          </table:table-cell>
          <table:table-cell office:value-type="float" office:value="5" table:formula="of:=IF(INDEX([.$Z$7:.$AD$17];[.L43]+1;[.M43])=&quot;&quot;;IF([.M43]=5;1;[.M43]+1);[.M43])" table:style-name="ce1">
            <text:p>5</text:p>
          </table:table-cell>
          <table:table-cell office:value-type="float" office:value="4" table:formula="of:=IF([.B44]=[.C44];0;INDEX([.$Z$18:.$AD$25];INT([.$J44]/COUNTA([.$Z$7:.$AD$17]))+1;[.$M44]))" table:style-name="ce1">
            <text:p>4</text:p>
          </table:table-cell>
          <table:table-cell office:value-type="string" office:string-value="terraforming_candidate = yes " table:formula="of:=IF(INDEX([.$AE$18:.$AE$200];[.$K44])=&quot;yes&quot;;&quot;&quot;;IF([.C44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planetary_diversity_enabled = yes " table:formula="of:=IF(INDEX([.AF$18:.AF$200];[.$K44]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[.$K44]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[.$K44]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[.$K44])=&quot;&quot;;&quot;&quot;;[.AI$17]&amp;&quot; = yes &quot;)" table:style-name="ce1">
            <text:p>exo_terraforming_overhaul_enabled = yes<text:s/></text:p>
          </table:table-cell>
          <table:table-cell office:value-type="string" office:string-value="" table:formula="of:=IF(INDEX([.AF$18:.AF$200];MATCH([.$C44];[.$Y$18:.$Y$200]))=&quot;&quot;;&quot;&quot;;[.AF$17]&amp;&quot; = yes &quot;)" table:style-name="ce1"/>
          <table:table-cell office:value-type="string" office:string-value="" table:formula="of:=IF(INDEX([.AG$18:.AG$200];MATCH([.$C44];[.$Y$18:.$Y$200]))=&quot;&quot;;&quot;&quot;;[.AG$17]&amp;&quot; = yes &quot;)" table:style-name="ce1"/>
          <table:table-cell office:value-type="string" office:string-value="" table:formula="of:=IF(INDEX([.AH$18:.AH$200];MATCH([.$C44];[.$Y$18:.$Y$200]))=&quot;&quot;;&quot;&quot;;[.AH$17]&amp;&quot; = yes &quot;)" table:style-name="ce1"/>
          <table:table-cell office:value-type="string" office:string-value="" table:formula="of:=IF(INDEX([.AI$18:.AI$200];MATCH([.$C44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38</text:p>
          </table:table-cell>
          <table:table-cell office:value-type="string" office:string-value="pc_desert" table:formula="of:=INDEX([.Y$18:.Y$200];[.K45])" table:style-name="ce1">
            <text:p>pc_desert</text:p>
          </table:table-cell>
          <table:table-cell office:value-type="string" office:string-value="pc_crystal" table:formula="of:=INDEX([.$Z$7:.$AD$17];[.L45];[.M45])" table:style-name="ce1">
            <text:p>pc_crystal</text:p>
          </table:table-cell>
          <table:table-cell office:value-type="string" office:string-value="@terraforming_cost_level_4" table:formula="of:=[.$X$8]&amp;[.N45]" table:style-name="ce1">
            <text:p>@terraforming_cost_level_4</text:p>
          </table:table-cell>
          <table:table-cell office:value-type="string" office:string-value="@terraforming_duration_level_4" table:formula="of:=[.$X$9]&amp;[.N45]" table:style-name="ce1">
            <text:p>@terraforming_duration_level_4</text:p>
          </table:table-cell>
          <table:table-cell office:value-type="string" office:string-value="terraforming_candidate = yes OR={}&quot;OR={planetary_diversity_enabled = yes new_worlds_enabled = yes guillis_planet_modifiers_enabled = yes exo_terraforming_overhaul_enabled = yes }" table:formula="of:=[.O45]&amp;&quot;OR={&quot;&amp;CONCATENATE([.P45];[.Q45];[.R45];[.S45])&amp;&quot;}&quot;&quot;OR={&quot;&amp;CONCATENATE([.T45];[.U45];[.V45];[.W45])&amp;&quot;}&quot;" table:style-name="ce1">
            <text:p>terraforming_candidate = yes 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45]+1)" table:style-name="ce1">
            <text:p>tech4</text:p>
          </table:table-cell>
          <table:table-cell office:value-type="float" office:value="0" table:formula="of:=[.I44]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2" table:formula="of:=INT([.J45]/COUNTA([.$Z$7:.$AD$17]))+1" table:style-name="ce1">
            <text:p>2</text:p>
          </table:table-cell>
          <table:table-cell office:value-type="float" office:value="6" table:formula="of:=IF(INDEX([.$Z$7:.$AD$17];[.L44]+1;[.M44])=&quot;&quot;;1;[.L44]+1)" table:style-name="ce1">
            <text:p>6</text:p>
          </table:table-cell>
          <table:table-cell office:value-type="float" office:value="5" table:formula="of:=IF(INDEX([.$Z$7:.$AD$17];[.L44]+1;[.M44])=&quot;&quot;;IF([.M44]=5;1;[.M44]+1);[.M44])" table:style-name="ce1">
            <text:p>5</text:p>
          </table:table-cell>
          <table:table-cell office:value-type="float" office:value="4" table:formula="of:=IF([.B45]=[.C45];0;INDEX([.$Z$18:.$AD$25];INT([.$J45]/COUNTA([.$Z$7:.$AD$17]))+1;[.$M45]))" table:style-name="ce1">
            <text:p>4</text:p>
          </table:table-cell>
          <table:table-cell office:value-type="string" office:string-value="terraforming_candidate = yes " table:formula="of:=IF(INDEX([.$AE$18:.$AE$200];[.$K45])=&quot;yes&quot;;&quot;&quot;;IF([.C45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45])=&quot;&quot;;&quot;&quot;;[.AF$17]&amp;&quot; = yes &quot;)" table:style-name="ce1"/>
          <table:table-cell office:value-type="string" office:string-value="" table:formula="of:=IF(INDEX([.AG$18:.AG$200];[.$K45])=&quot;&quot;;&quot;&quot;;[.AG$17]&amp;&quot; = yes &quot;)" table:style-name="ce1"/>
          <table:table-cell office:value-type="string" office:string-value="" table:formula="of:=IF(INDEX([.AH$18:.AH$200];[.$K45])=&quot;&quot;;&quot;&quot;;[.AH$17]&amp;&quot; = yes &quot;)" table:style-name="ce1"/>
          <table:table-cell office:value-type="string" office:string-value="" table:formula="of:=IF(INDEX([.AI$18:.AI$200];[.$K45])=&quot;&quot;;&quot;&quot;;[.AI$17]&amp;&quot; = yes &quot;)" table:style-name="ce1"/>
          <table:table-cell office:value-type="string" office:string-value="planetary_diversity_enabled = yes " table:formula="of:=IF(INDEX([.AF$18:.AF$200];MATCH([.$C45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45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45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45];[.$Y$18:.$Y$200]))=&quot;&quot;;&quot;&quot;;[.AI$17]&amp;&quot; = yes &quot;)" table:style-name="ce1">
            <text:p>exo_terraforming_overhaul_enabled = yes<text:s/></text:p>
          </table:table-cell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39</text:p>
          </table:table-cell>
          <table:table-cell office:value-type="string" office:string-value="pc_desert" table:formula="of:=INDEX([.Y$18:.Y$200];[.K46])" table:style-name="ce1">
            <text:p>pc_desert</text:p>
          </table:table-cell>
          <table:table-cell office:value-type="string" office:string-value="pc_arid" table:formula="of:=INDEX([.$Z$7:.$AD$17];[.L46];[.M46])" table:style-name="ce1">
            <text:p>pc_arid</text:p>
          </table:table-cell>
          <table:table-cell office:value-type="string" office:string-value="@terraforming_cost_level_1" table:formula="of:=[.$X$8]&amp;[.N46]" table:style-name="ce1">
            <text:p>@terraforming_cost_level_1</text:p>
          </table:table-cell>
          <table:table-cell office:value-type="string" office:string-value="@terraforming_duration_level_1" table:formula="of:=[.$X$9]&amp;[.N46]" table:style-name="ce1">
            <text:p>@terraforming_duration_level_1</text:p>
          </table:table-cell>
          <table:table-cell office:value-type="string" office:string-value="terraforming_candidate = yes OR={}&quot;OR={planetary_diversity_enabled = yes new_worlds_enabled = yes guillis_planet_modifiers_enabled = yes exo_terraforming_overhaul_enabled = yes }" table:formula="of:=[.O46]&amp;&quot;OR={&quot;&amp;CONCATENATE([.P46];[.Q46];[.R46];[.S46])&amp;&quot;}&quot;&quot;OR={&quot;&amp;CONCATENATE([.T46];[.U46];[.V46];[.W46])&amp;&quot;}&quot;" table:style-name="ce1">
            <text:p>terraforming_candidate = yes 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46]+1)" table:style-name="ce1">
            <text:p>tech1</text:p>
          </table:table-cell>
          <table:table-cell office:value-type="float" office:value="0" table:formula="of:=[.I45]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2" table:formula="of:=INT([.J46]/COUNTA([.$Z$7:.$AD$17]))+1" table:style-name="ce1">
            <text:p>2</text:p>
          </table:table-cell>
          <table:table-cell office:value-type="float" office:value="1" table:formula="of:=IF(INDEX([.$Z$7:.$AD$17];[.L45]+1;[.M45])=&quot;&quot;;1;[.L45]+1)" table:style-name="ce1">
            <text:p>1</text:p>
          </table:table-cell>
          <table:table-cell office:value-type="float" office:value="1" table:formula="of:=IF(INDEX([.$Z$7:.$AD$17];[.L45]+1;[.M45])=&quot;&quot;;IF([.M45]=5;1;[.M45]+1);[.M45])" table:style-name="ce1">
            <text:p>1</text:p>
          </table:table-cell>
          <table:table-cell office:value-type="float" office:value="1" table:formula="of:=IF([.B46]=[.C46];0;INDEX([.$Z$18:.$AD$25];INT([.$J46]/COUNTA([.$Z$7:.$AD$17]))+1;[.$M46]))" table:style-name="ce1">
            <text:p>1</text:p>
          </table:table-cell>
          <table:table-cell office:value-type="string" office:string-value="terraforming_candidate = yes " table:formula="of:=IF(INDEX([.$AE$18:.$AE$200];[.$K46])=&quot;yes&quot;;&quot;&quot;;IF([.C46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46])=&quot;&quot;;&quot;&quot;;[.AF$17]&amp;&quot; = yes &quot;)" table:style-name="ce1"/>
          <table:table-cell office:value-type="string" office:string-value="" table:formula="of:=IF(INDEX([.AG$18:.AG$200];[.$K46])=&quot;&quot;;&quot;&quot;;[.AG$17]&amp;&quot; = yes &quot;)" table:style-name="ce1"/>
          <table:table-cell office:value-type="string" office:string-value="" table:formula="of:=IF(INDEX([.AH$18:.AH$200];[.$K46])=&quot;&quot;;&quot;&quot;;[.AH$17]&amp;&quot; = yes &quot;)" table:style-name="ce1"/>
          <table:table-cell office:value-type="string" office:string-value="" table:formula="of:=IF(INDEX([.AI$18:.AI$200];[.$K46])=&quot;&quot;;&quot;&quot;;[.AI$17]&amp;&quot; = yes &quot;)" table:style-name="ce1"/>
          <table:table-cell office:value-type="string" office:string-value="planetary_diversity_enabled = yes " table:formula="of:=IF(INDEX([.AF$18:.AF$200];MATCH([.$C46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46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46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46];[.$Y$18:.$Y$200]))=&quot;&quot;;&quot;&quot;;[.AI$17]&amp;&quot; = yes &quot;)" table:style-name="ce1">
            <text:p>exo_terraforming_overhaul_enabled = yes<text:s/></text:p>
          </table:table-cell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40</text:p>
          </table:table-cell>
          <table:table-cell office:value-type="string" office:string-value="pc_desert" table:formula="of:=INDEX([.Y$18:.Y$200];[.K47])" table:style-name="ce1">
            <text:p>pc_desert</text:p>
          </table:table-cell>
          <table:table-cell office:value-type="string" office:string-value="pc_desert" table:formula="of:=INDEX([.$Z$7:.$AD$17];[.L47];[.M47])" table:style-name="ce1">
            <text:p>pc_desert</text:p>
          </table:table-cell>
          <table:table-cell office:value-type="string" office:string-value="@terraforming_cost_level_0" table:formula="of:=[.$X$8]&amp;[.N47]" table:style-name="ce1">
            <text:p>@terraforming_cost_level_0</text:p>
          </table:table-cell>
          <table:table-cell office:value-type="string" office:string-value="@terraforming_duration_level_0" table:formula="of:=[.$X$9]&amp;[.N47]" table:style-name="ce1">
            <text:p>@terraforming_duration_level_0</text:p>
          </table:table-cell>
          <table:table-cell office:value-type="string" office:string-value="terraforming_candidate = yes OR={}&quot;OR={}" table:formula="of:=[.O47]&amp;&quot;OR={&quot;&amp;CONCATENATE([.P47];[.Q47];[.R47];[.S47])&amp;&quot;}&quot;&quot;OR={&quot;&amp;CONCATENATE([.T47];[.U47];[.V47];[.W47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0" table:formula="of:=INDEX([.$X$10:.$X$17];[.N47]+1)" table:style-name="ce1">
            <text:p>tech0</text:p>
          </table:table-cell>
          <table:table-cell office:value-type="float" office:value="0" table:formula="of:=[.I46]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2" table:formula="of:=INT([.J47]/COUNTA([.$Z$7:.$AD$17]))+1" table:style-name="ce1">
            <text:p>2</text:p>
          </table:table-cell>
          <table:table-cell office:value-type="float" office:value="2" table:formula="of:=IF(INDEX([.$Z$7:.$AD$17];[.L46]+1;[.M46])=&quot;&quot;;1;[.L46]+1)" table:style-name="ce1">
            <text:p>2</text:p>
          </table:table-cell>
          <table:table-cell office:value-type="float" office:value="1" table:formula="of:=IF(INDEX([.$Z$7:.$AD$17];[.L46]+1;[.M46])=&quot;&quot;;IF([.M46]=5;1;[.M46]+1);[.M46])" table:style-name="ce1">
            <text:p>1</text:p>
          </table:table-cell>
          <table:table-cell office:value-type="float" office:value="0" table:formula="of:=IF([.B47]=[.C47];0;INDEX([.$Z$18:.$AD$25];INT([.$J47]/COUNTA([.$Z$7:.$AD$17]))+1;[.$M47]))" table:style-name="ce1">
            <text:p>0</text:p>
          </table:table-cell>
          <table:table-cell office:value-type="string" office:string-value="terraforming_candidate = yes " table:formula="of:=IF(INDEX([.$AE$18:.$AE$200];[.$K47])=&quot;yes&quot;;&quot;&quot;;IF([.C47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47])=&quot;&quot;;&quot;&quot;;[.AF$17]&amp;&quot; = yes &quot;)" table:style-name="ce1"/>
          <table:table-cell office:value-type="string" office:string-value="" table:formula="of:=IF(INDEX([.AG$18:.AG$200];[.$K47])=&quot;&quot;;&quot;&quot;;[.AG$17]&amp;&quot; = yes &quot;)" table:style-name="ce1"/>
          <table:table-cell office:value-type="string" office:string-value="" table:formula="of:=IF(INDEX([.AH$18:.AH$200];[.$K47])=&quot;&quot;;&quot;&quot;;[.AH$17]&amp;&quot; = yes &quot;)" table:style-name="ce1"/>
          <table:table-cell office:value-type="string" office:string-value="" table:formula="of:=IF(INDEX([.AI$18:.AI$200];[.$K47])=&quot;&quot;;&quot;&quot;;[.AI$17]&amp;&quot; = yes &quot;)" table:style-name="ce1"/>
          <table:table-cell office:value-type="string" office:string-value="" table:formula="of:=IF(INDEX([.AF$18:.AF$200];MATCH([.$C47];[.$Y$18:.$Y$200]))=&quot;&quot;;&quot;&quot;;[.AF$17]&amp;&quot; = yes &quot;)" table:style-name="ce1"/>
          <table:table-cell office:value-type="string" office:string-value="" table:formula="of:=IF(INDEX([.AG$18:.AG$200];MATCH([.$C47];[.$Y$18:.$Y$200]))=&quot;&quot;;&quot;&quot;;[.AG$17]&amp;&quot; = yes &quot;)" table:style-name="ce1"/>
          <table:table-cell office:value-type="string" office:string-value="" table:formula="of:=IF(INDEX([.AH$18:.AH$200];MATCH([.$C47];[.$Y$18:.$Y$200]))=&quot;&quot;;&quot;&quot;;[.AH$17]&amp;&quot; = yes &quot;)" table:style-name="ce1"/>
          <table:table-cell office:value-type="string" office:string-value="" table:formula="of:=IF(INDEX([.AI$18:.AI$200];MATCH([.$C47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41</text:p>
          </table:table-cell>
          <table:table-cell office:value-type="string" office:string-value="pc_desert" table:formula="of:=INDEX([.Y$18:.Y$200];[.K48])" table:style-name="ce1">
            <text:p>pc_desert</text:p>
          </table:table-cell>
          <table:table-cell office:value-type="string" office:string-value="pc_savannah" table:formula="of:=INDEX([.$Z$7:.$AD$17];[.L48];[.M48])" table:style-name="ce1">
            <text:p>pc_savannah</text:p>
          </table:table-cell>
          <table:table-cell office:value-type="string" office:string-value="@terraforming_cost_level_1" table:formula="of:=[.$X$8]&amp;[.N48]" table:style-name="ce1">
            <text:p>@terraforming_cost_level_1</text:p>
          </table:table-cell>
          <table:table-cell office:value-type="string" office:string-value="@terraforming_duration_level_1" table:formula="of:=[.$X$9]&amp;[.N48]" table:style-name="ce1">
            <text:p>@terraforming_duration_level_1</text:p>
          </table:table-cell>
          <table:table-cell office:value-type="string" office:string-value="terraforming_candidate = yes OR={}&quot;OR={}" table:formula="of:=[.O48]&amp;&quot;OR={&quot;&amp;CONCATENATE([.P48];[.Q48];[.R48];[.S48])&amp;&quot;}&quot;&quot;OR={&quot;&amp;CONCATENATE([.T48];[.U48];[.V48];[.W48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48]+1)" table:style-name="ce1">
            <text:p>tech1</text:p>
          </table:table-cell>
          <table:table-cell office:value-type="float" office:value="0" table:formula="of:=[.I47]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2" table:formula="of:=INT([.J48]/COUNTA([.$Z$7:.$AD$17]))+1" table:style-name="ce1">
            <text:p>2</text:p>
          </table:table-cell>
          <table:table-cell office:value-type="float" office:value="3" table:formula="of:=IF(INDEX([.$Z$7:.$AD$17];[.L47]+1;[.M47])=&quot;&quot;;1;[.L47]+1)" table:style-name="ce1">
            <text:p>3</text:p>
          </table:table-cell>
          <table:table-cell office:value-type="float" office:value="1" table:formula="of:=IF(INDEX([.$Z$7:.$AD$17];[.L47]+1;[.M47])=&quot;&quot;;IF([.M47]=5;1;[.M47]+1);[.M47])" table:style-name="ce1">
            <text:p>1</text:p>
          </table:table-cell>
          <table:table-cell office:value-type="float" office:value="1" table:formula="of:=IF([.B48]=[.C48];0;INDEX([.$Z$18:.$AD$25];INT([.$J48]/COUNTA([.$Z$7:.$AD$17]))+1;[.$M48]))" table:style-name="ce1">
            <text:p>1</text:p>
          </table:table-cell>
          <table:table-cell office:value-type="string" office:string-value="terraforming_candidate = yes " table:formula="of:=IF(INDEX([.$AE$18:.$AE$200];[.$K48])=&quot;yes&quot;;&quot;&quot;;IF([.C48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48])=&quot;&quot;;&quot;&quot;;[.AF$17]&amp;&quot; = yes &quot;)" table:style-name="ce1"/>
          <table:table-cell office:value-type="string" office:string-value="" table:formula="of:=IF(INDEX([.AG$18:.AG$200];[.$K48])=&quot;&quot;;&quot;&quot;;[.AG$17]&amp;&quot; = yes &quot;)" table:style-name="ce1"/>
          <table:table-cell office:value-type="string" office:string-value="" table:formula="of:=IF(INDEX([.AH$18:.AH$200];[.$K48])=&quot;&quot;;&quot;&quot;;[.AH$17]&amp;&quot; = yes &quot;)" table:style-name="ce1"/>
          <table:table-cell office:value-type="string" office:string-value="" table:formula="of:=IF(INDEX([.AI$18:.AI$200];[.$K48])=&quot;&quot;;&quot;&quot;;[.AI$17]&amp;&quot; = yes &quot;)" table:style-name="ce1"/>
          <table:table-cell office:value-type="string" office:string-value="" table:formula="of:=IF(INDEX([.AF$18:.AF$200];MATCH([.$C48];[.$Y$18:.$Y$200]))=&quot;&quot;;&quot;&quot;;[.AF$17]&amp;&quot; = yes &quot;)" table:style-name="ce1"/>
          <table:table-cell office:value-type="string" office:string-value="" table:formula="of:=IF(INDEX([.AG$18:.AG$200];MATCH([.$C48];[.$Y$18:.$Y$200]))=&quot;&quot;;&quot;&quot;;[.AG$17]&amp;&quot; = yes &quot;)" table:style-name="ce1"/>
          <table:table-cell office:value-type="string" office:string-value="" table:formula="of:=IF(INDEX([.AH$18:.AH$200];MATCH([.$C48];[.$Y$18:.$Y$200]))=&quot;&quot;;&quot;&quot;;[.AH$17]&amp;&quot; = yes &quot;)" table:style-name="ce1"/>
          <table:table-cell office:value-type="string" office:string-value="" table:formula="of:=IF(INDEX([.AI$18:.AI$200];MATCH([.$C48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42</text:p>
          </table:table-cell>
          <table:table-cell office:value-type="string" office:string-value="pc_desert" table:formula="of:=INDEX([.Y$18:.Y$200];[.K49])" table:style-name="ce1">
            <text:p>pc_desert</text:p>
          </table:table-cell>
          <table:table-cell office:value-type="string" office:string-value="pc_sandsea" table:formula="of:=INDEX([.$Z$7:.$AD$17];[.L49];[.M49])" table:style-name="ce1">
            <text:p>pc_sandsea</text:p>
          </table:table-cell>
          <table:table-cell office:value-type="string" office:string-value="@terraforming_cost_level_1" table:formula="of:=[.$X$8]&amp;[.N49]" table:style-name="ce1">
            <text:p>@terraforming_cost_level_1</text:p>
          </table:table-cell>
          <table:table-cell office:value-type="string" office:string-value="@terraforming_duration_level_1" table:formula="of:=[.$X$9]&amp;[.N49]" table:style-name="ce1">
            <text:p>@terraforming_duration_level_1</text:p>
          </table:table-cell>
          <table:table-cell office:value-type="string" office:string-value="terraforming_candidate = yes OR={}&quot;OR={}" table:formula="of:=[.O49]&amp;&quot;OR={&quot;&amp;CONCATENATE([.P49];[.Q49];[.R49];[.S49])&amp;&quot;}&quot;&quot;OR={&quot;&amp;CONCATENATE([.T49];[.U49];[.V49];[.W49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49]+1)" table:style-name="ce1">
            <text:p>tech1</text:p>
          </table:table-cell>
          <table:table-cell office:value-type="float" office:value="0" table:formula="of:=[.I48]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2" table:formula="of:=INT([.J49]/COUNTA([.$Z$7:.$AD$17]))+1" table:style-name="ce1">
            <text:p>2</text:p>
          </table:table-cell>
          <table:table-cell office:value-type="float" office:value="4" table:formula="of:=IF(INDEX([.$Z$7:.$AD$17];[.L48]+1;[.M48])=&quot;&quot;;1;[.L48]+1)" table:style-name="ce1">
            <text:p>4</text:p>
          </table:table-cell>
          <table:table-cell office:value-type="float" office:value="1" table:formula="of:=IF(INDEX([.$Z$7:.$AD$17];[.L48]+1;[.M48])=&quot;&quot;;IF([.M48]=5;1;[.M48]+1);[.M48])" table:style-name="ce1">
            <text:p>1</text:p>
          </table:table-cell>
          <table:table-cell office:value-type="float" office:value="1" table:formula="of:=IF([.B49]=[.C49];0;INDEX([.$Z$18:.$AD$25];INT([.$J49]/COUNTA([.$Z$7:.$AD$17]))+1;[.$M49]))" table:style-name="ce1">
            <text:p>1</text:p>
          </table:table-cell>
          <table:table-cell office:value-type="string" office:string-value="terraforming_candidate = yes " table:formula="of:=IF(INDEX([.$AE$18:.$AE$200];[.$K49])=&quot;yes&quot;;&quot;&quot;;IF([.C49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49])=&quot;&quot;;&quot;&quot;;[.AF$17]&amp;&quot; = yes &quot;)" table:style-name="ce1"/>
          <table:table-cell office:value-type="string" office:string-value="" table:formula="of:=IF(INDEX([.AG$18:.AG$200];[.$K49])=&quot;&quot;;&quot;&quot;;[.AG$17]&amp;&quot; = yes &quot;)" table:style-name="ce1"/>
          <table:table-cell office:value-type="string" office:string-value="" table:formula="of:=IF(INDEX([.AH$18:.AH$200];[.$K49])=&quot;&quot;;&quot;&quot;;[.AH$17]&amp;&quot; = yes &quot;)" table:style-name="ce1"/>
          <table:table-cell office:value-type="string" office:string-value="" table:formula="of:=IF(INDEX([.AI$18:.AI$200];[.$K49])=&quot;&quot;;&quot;&quot;;[.AI$17]&amp;&quot; = yes &quot;)" table:style-name="ce1"/>
          <table:table-cell office:value-type="string" office:string-value="" table:formula="of:=IF(INDEX([.AF$18:.AF$200];MATCH([.$C49];[.$Y$18:.$Y$200]))=&quot;&quot;;&quot;&quot;;[.AF$17]&amp;&quot; = yes &quot;)" table:style-name="ce1"/>
          <table:table-cell office:value-type="string" office:string-value="" table:formula="of:=IF(INDEX([.AG$18:.AG$200];MATCH([.$C49];[.$Y$18:.$Y$200]))=&quot;&quot;;&quot;&quot;;[.AG$17]&amp;&quot; = yes &quot;)" table:style-name="ce1"/>
          <table:table-cell office:value-type="string" office:string-value="" table:formula="of:=IF(INDEX([.AH$18:.AH$200];MATCH([.$C49];[.$Y$18:.$Y$200]))=&quot;&quot;;&quot;&quot;;[.AH$17]&amp;&quot; = yes &quot;)" table:style-name="ce1"/>
          <table:table-cell office:value-type="string" office:string-value="" table:formula="of:=IF(INDEX([.AI$18:.AI$200];MATCH([.$C49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43</text:p>
          </table:table-cell>
          <table:table-cell office:value-type="string" office:string-value="pc_desert" table:formula="of:=INDEX([.Y$18:.Y$200];[.K50])" table:style-name="ce1">
            <text:p>pc_desert</text:p>
          </table:table-cell>
          <table:table-cell office:value-type="string" office:string-value="pc_mesa" table:formula="of:=INDEX([.$Z$7:.$AD$17];[.L50];[.M50])" table:style-name="ce1">
            <text:p>pc_mesa</text:p>
          </table:table-cell>
          <table:table-cell office:value-type="string" office:string-value="@terraforming_cost_level_1" table:formula="of:=[.$X$8]&amp;[.N50]" table:style-name="ce1">
            <text:p>@terraforming_cost_level_1</text:p>
          </table:table-cell>
          <table:table-cell office:value-type="string" office:string-value="@terraforming_duration_level_1" table:formula="of:=[.$X$9]&amp;[.N50]" table:style-name="ce1">
            <text:p>@terraforming_duration_level_1</text:p>
          </table:table-cell>
          <table:table-cell office:value-type="string" office:string-value="terraforming_candidate = yes OR={}&quot;OR={}" table:formula="of:=[.O50]&amp;&quot;OR={&quot;&amp;CONCATENATE([.P50];[.Q50];[.R50];[.S50])&amp;&quot;}&quot;&quot;OR={&quot;&amp;CONCATENATE([.T50];[.U50];[.V50];[.W50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50]+1)" table:style-name="ce1">
            <text:p>tech1</text:p>
          </table:table-cell>
          <table:table-cell office:value-type="float" office:value="0" table:formula="of:=[.I49]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2" table:formula="of:=INT([.J50]/COUNTA([.$Z$7:.$AD$17]))+1" table:style-name="ce1">
            <text:p>2</text:p>
          </table:table-cell>
          <table:table-cell office:value-type="float" office:value="5" table:formula="of:=IF(INDEX([.$Z$7:.$AD$17];[.L49]+1;[.M49])=&quot;&quot;;1;[.L49]+1)" table:style-name="ce1">
            <text:p>5</text:p>
          </table:table-cell>
          <table:table-cell office:value-type="float" office:value="1" table:formula="of:=IF(INDEX([.$Z$7:.$AD$17];[.L49]+1;[.M49])=&quot;&quot;;IF([.M49]=5;1;[.M49]+1);[.M49])" table:style-name="ce1">
            <text:p>1</text:p>
          </table:table-cell>
          <table:table-cell office:value-type="float" office:value="1" table:formula="of:=IF([.B50]=[.C50];0;INDEX([.$Z$18:.$AD$25];INT([.$J50]/COUNTA([.$Z$7:.$AD$17]))+1;[.$M50]))" table:style-name="ce1">
            <text:p>1</text:p>
          </table:table-cell>
          <table:table-cell office:value-type="string" office:string-value="terraforming_candidate = yes " table:formula="of:=IF(INDEX([.$AE$18:.$AE$200];[.$K50])=&quot;yes&quot;;&quot;&quot;;IF([.C50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50])=&quot;&quot;;&quot;&quot;;[.AF$17]&amp;&quot; = yes &quot;)" table:style-name="ce1"/>
          <table:table-cell office:value-type="string" office:string-value="" table:formula="of:=IF(INDEX([.AG$18:.AG$200];[.$K50])=&quot;&quot;;&quot;&quot;;[.AG$17]&amp;&quot; = yes &quot;)" table:style-name="ce1"/>
          <table:table-cell office:value-type="string" office:string-value="" table:formula="of:=IF(INDEX([.AH$18:.AH$200];[.$K50])=&quot;&quot;;&quot;&quot;;[.AH$17]&amp;&quot; = yes &quot;)" table:style-name="ce1"/>
          <table:table-cell office:value-type="string" office:string-value="" table:formula="of:=IF(INDEX([.AI$18:.AI$200];[.$K50])=&quot;&quot;;&quot;&quot;;[.AI$17]&amp;&quot; = yes &quot;)" table:style-name="ce1"/>
          <table:table-cell office:value-type="string" office:string-value="" table:formula="of:=IF(INDEX([.AF$18:.AF$200];MATCH([.$C50];[.$Y$18:.$Y$200]))=&quot;&quot;;&quot;&quot;;[.AF$17]&amp;&quot; = yes &quot;)" table:style-name="ce1"/>
          <table:table-cell office:value-type="string" office:string-value="" table:formula="of:=IF(INDEX([.AG$18:.AG$200];MATCH([.$C50];[.$Y$18:.$Y$200]))=&quot;&quot;;&quot;&quot;;[.AG$17]&amp;&quot; = yes &quot;)" table:style-name="ce1"/>
          <table:table-cell office:value-type="string" office:string-value="" table:formula="of:=IF(INDEX([.AH$18:.AH$200];MATCH([.$C50];[.$Y$18:.$Y$200]))=&quot;&quot;;&quot;&quot;;[.AH$17]&amp;&quot; = yes &quot;)" table:style-name="ce1"/>
          <table:table-cell office:value-type="string" office:string-value="" table:formula="of:=IF(INDEX([.AI$18:.AI$200];MATCH([.$C50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44</text:p>
          </table:table-cell>
          <table:table-cell office:value-type="string" office:string-value="pc_desert" table:formula="of:=INDEX([.Y$18:.Y$200];[.K51])" table:style-name="ce1">
            <text:p>pc_desert</text:p>
          </table:table-cell>
          <table:table-cell office:value-type="string" office:string-value="pc_oasis" table:formula="of:=INDEX([.$Z$7:.$AD$17];[.L51];[.M51])" table:style-name="ce1">
            <text:p>pc_oasis</text:p>
          </table:table-cell>
          <table:table-cell office:value-type="string" office:string-value="@terraforming_cost_level_1" table:formula="of:=[.$X$8]&amp;[.N51]" table:style-name="ce1">
            <text:p>@terraforming_cost_level_1</text:p>
          </table:table-cell>
          <table:table-cell office:value-type="string" office:string-value="@terraforming_duration_level_1" table:formula="of:=[.$X$9]&amp;[.N51]" table:style-name="ce1">
            <text:p>@terraforming_duration_level_1</text:p>
          </table:table-cell>
          <table:table-cell office:value-type="string" office:string-value="terraforming_candidate = yes OR={}&quot;OR={}" table:formula="of:=[.O51]&amp;&quot;OR={&quot;&amp;CONCATENATE([.P51];[.Q51];[.R51];[.S51])&amp;&quot;}&quot;&quot;OR={&quot;&amp;CONCATENATE([.T51];[.U51];[.V51];[.W51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51]+1)" table:style-name="ce1">
            <text:p>tech1</text:p>
          </table:table-cell>
          <table:table-cell office:value-type="float" office:value="0" table:formula="of:=[.I50]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2" table:formula="of:=INT([.J51]/COUNTA([.$Z$7:.$AD$17]))+1" table:style-name="ce1">
            <text:p>2</text:p>
          </table:table-cell>
          <table:table-cell office:value-type="float" office:value="6" table:formula="of:=IF(INDEX([.$Z$7:.$AD$17];[.L50]+1;[.M50])=&quot;&quot;;1;[.L50]+1)" table:style-name="ce1">
            <text:p>6</text:p>
          </table:table-cell>
          <table:table-cell office:value-type="float" office:value="1" table:formula="of:=IF(INDEX([.$Z$7:.$AD$17];[.L50]+1;[.M50])=&quot;&quot;;IF([.M50]=5;1;[.M50]+1);[.M50])" table:style-name="ce1">
            <text:p>1</text:p>
          </table:table-cell>
          <table:table-cell office:value-type="float" office:value="1" table:formula="of:=IF([.B51]=[.C51];0;INDEX([.$Z$18:.$AD$25];INT([.$J51]/COUNTA([.$Z$7:.$AD$17]))+1;[.$M51]))" table:style-name="ce1">
            <text:p>1</text:p>
          </table:table-cell>
          <table:table-cell office:value-type="string" office:string-value="terraforming_candidate = yes " table:formula="of:=IF(INDEX([.$AE$18:.$AE$200];[.$K51])=&quot;yes&quot;;&quot;&quot;;IF([.C51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51])=&quot;&quot;;&quot;&quot;;[.AF$17]&amp;&quot; = yes &quot;)" table:style-name="ce1"/>
          <table:table-cell office:value-type="string" office:string-value="" table:formula="of:=IF(INDEX([.AG$18:.AG$200];[.$K51])=&quot;&quot;;&quot;&quot;;[.AG$17]&amp;&quot; = yes &quot;)" table:style-name="ce1"/>
          <table:table-cell office:value-type="string" office:string-value="" table:formula="of:=IF(INDEX([.AH$18:.AH$200];[.$K51])=&quot;&quot;;&quot;&quot;;[.AH$17]&amp;&quot; = yes &quot;)" table:style-name="ce1"/>
          <table:table-cell office:value-type="string" office:string-value="" table:formula="of:=IF(INDEX([.AI$18:.AI$200];[.$K51])=&quot;&quot;;&quot;&quot;;[.AI$17]&amp;&quot; = yes &quot;)" table:style-name="ce1"/>
          <table:table-cell office:value-type="string" office:string-value="" table:formula="of:=IF(INDEX([.AF$18:.AF$200];MATCH([.$C51];[.$Y$18:.$Y$200]))=&quot;&quot;;&quot;&quot;;[.AF$17]&amp;&quot; = yes &quot;)" table:style-name="ce1"/>
          <table:table-cell office:value-type="string" office:string-value="" table:formula="of:=IF(INDEX([.AG$18:.AG$200];MATCH([.$C51];[.$Y$18:.$Y$200]))=&quot;&quot;;&quot;&quot;;[.AG$17]&amp;&quot; = yes &quot;)" table:style-name="ce1"/>
          <table:table-cell office:value-type="string" office:string-value="" table:formula="of:=IF(INDEX([.AH$18:.AH$200];MATCH([.$C51];[.$Y$18:.$Y$200]))=&quot;&quot;;&quot;&quot;;[.AH$17]&amp;&quot; = yes &quot;)" table:style-name="ce1"/>
          <table:table-cell office:value-type="string" office:string-value="" table:formula="of:=IF(INDEX([.AI$18:.AI$200];MATCH([.$C51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45</text:p>
          </table:table-cell>
          <table:table-cell office:value-type="string" office:string-value="pc_desert" table:formula="of:=INDEX([.Y$18:.Y$200];[.K52])" table:style-name="ce1">
            <text:p>pc_desert</text:p>
          </table:table-cell>
          <table:table-cell office:value-type="string" office:string-value="pc_marginal_dry" table:formula="of:=INDEX([.$Z$7:.$AD$17];[.L52];[.M52])" table:style-name="ce1">
            <text:p>pc_marginal_dry</text:p>
          </table:table-cell>
          <table:table-cell office:value-type="string" office:string-value="@terraforming_cost_level_1" table:formula="of:=[.$X$8]&amp;[.N52]" table:style-name="ce1">
            <text:p>@terraforming_cost_level_1</text:p>
          </table:table-cell>
          <table:table-cell office:value-type="string" office:string-value="@terraforming_duration_level_1" table:formula="of:=[.$X$9]&amp;[.N52]" table:style-name="ce1">
            <text:p>@terraforming_duration_level_1</text:p>
          </table:table-cell>
          <table:table-cell office:value-type="string" office:string-value="terraforming_candidate = yes OR={}&quot;OR={}" table:formula="of:=[.O52]&amp;&quot;OR={&quot;&amp;CONCATENATE([.P52];[.Q52];[.R52];[.S52])&amp;&quot;}&quot;&quot;OR={&quot;&amp;CONCATENATE([.T52];[.U52];[.V52];[.W52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52]+1)" table:style-name="ce1">
            <text:p>tech1</text:p>
          </table:table-cell>
          <table:table-cell office:value-type="float" office:value="0" table:formula="of:=[.I51]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2" table:formula="of:=INT([.J52]/COUNTA([.$Z$7:.$AD$17]))+1" table:style-name="ce1">
            <text:p>2</text:p>
          </table:table-cell>
          <table:table-cell office:value-type="float" office:value="7" table:formula="of:=IF(INDEX([.$Z$7:.$AD$17];[.L51]+1;[.M51])=&quot;&quot;;1;[.L51]+1)" table:style-name="ce1">
            <text:p>7</text:p>
          </table:table-cell>
          <table:table-cell office:value-type="float" office:value="1" table:formula="of:=IF(INDEX([.$Z$7:.$AD$17];[.L51]+1;[.M51])=&quot;&quot;;IF([.M51]=5;1;[.M51]+1);[.M51])" table:style-name="ce1">
            <text:p>1</text:p>
          </table:table-cell>
          <table:table-cell office:value-type="float" office:value="1" table:formula="of:=IF([.B52]=[.C52];0;INDEX([.$Z$18:.$AD$25];INT([.$J52]/COUNTA([.$Z$7:.$AD$17]))+1;[.$M52]))" table:style-name="ce1">
            <text:p>1</text:p>
          </table:table-cell>
          <table:table-cell office:value-type="string" office:string-value="terraforming_candidate = yes " table:formula="of:=IF(INDEX([.$AE$18:.$AE$200];[.$K52])=&quot;yes&quot;;&quot;&quot;;IF([.C52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52])=&quot;&quot;;&quot;&quot;;[.AF$17]&amp;&quot; = yes &quot;)" table:style-name="ce1"/>
          <table:table-cell office:value-type="string" office:string-value="" table:formula="of:=IF(INDEX([.AG$18:.AG$200];[.$K52])=&quot;&quot;;&quot;&quot;;[.AG$17]&amp;&quot; = yes &quot;)" table:style-name="ce1"/>
          <table:table-cell office:value-type="string" office:string-value="" table:formula="of:=IF(INDEX([.AH$18:.AH$200];[.$K52])=&quot;&quot;;&quot;&quot;;[.AH$17]&amp;&quot; = yes &quot;)" table:style-name="ce1"/>
          <table:table-cell office:value-type="string" office:string-value="" table:formula="of:=IF(INDEX([.AI$18:.AI$200];[.$K52])=&quot;&quot;;&quot;&quot;;[.AI$17]&amp;&quot; = yes &quot;)" table:style-name="ce1"/>
          <table:table-cell office:value-type="string" office:string-value="" table:formula="of:=IF(INDEX([.AF$18:.AF$200];MATCH([.$C52];[.$Y$18:.$Y$200]))=&quot;&quot;;&quot;&quot;;[.AF$17]&amp;&quot; = yes &quot;)" table:style-name="ce1"/>
          <table:table-cell office:value-type="string" office:string-value="" table:formula="of:=IF(INDEX([.AG$18:.AG$200];MATCH([.$C52];[.$Y$18:.$Y$200]))=&quot;&quot;;&quot;&quot;;[.AG$17]&amp;&quot; = yes &quot;)" table:style-name="ce1"/>
          <table:table-cell office:value-type="string" office:string-value="" table:formula="of:=IF(INDEX([.AH$18:.AH$200];MATCH([.$C52];[.$Y$18:.$Y$200]))=&quot;&quot;;&quot;&quot;;[.AH$17]&amp;&quot; = yes &quot;)" table:style-name="ce1"/>
          <table:table-cell office:value-type="string" office:string-value="" table:formula="of:=IF(INDEX([.AI$18:.AI$200];MATCH([.$C52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46</text:p>
          </table:table-cell>
          <table:table-cell office:value-type="string" office:string-value="pc_desert" table:formula="of:=INDEX([.Y$18:.Y$200];[.K53])" table:style-name="ce1">
            <text:p>pc_desert</text:p>
          </table:table-cell>
          <table:table-cell office:value-type="string" office:string-value="pc_geocrystalline" table:formula="of:=INDEX([.$Z$7:.$AD$17];[.L53];[.M53])" table:style-name="ce1">
            <text:p>pc_geocrystalline</text:p>
          </table:table-cell>
          <table:table-cell office:value-type="string" office:string-value="@terraforming_cost_level_1" table:formula="of:=[.$X$8]&amp;[.N53]" table:style-name="ce1">
            <text:p>@terraforming_cost_level_1</text:p>
          </table:table-cell>
          <table:table-cell office:value-type="string" office:string-value="@terraforming_duration_level_1" table:formula="of:=[.$X$9]&amp;[.N53]" table:style-name="ce1">
            <text:p>@terraforming_duration_level_1</text:p>
          </table:table-cell>
          <table:table-cell office:value-type="string" office:string-value="terraforming_candidate = yes OR={}&quot;OR={}" table:formula="of:=[.O53]&amp;&quot;OR={&quot;&amp;CONCATENATE([.P53];[.Q53];[.R53];[.S53])&amp;&quot;}&quot;&quot;OR={&quot;&amp;CONCATENATE([.T53];[.U53];[.V53];[.W53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53]+1)" table:style-name="ce1">
            <text:p>tech1</text:p>
          </table:table-cell>
          <table:table-cell office:value-type="float" office:value="0" table:formula="of:=[.I52]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2" table:formula="of:=INT([.J53]/COUNTA([.$Z$7:.$AD$17]))+1" table:style-name="ce1">
            <text:p>2</text:p>
          </table:table-cell>
          <table:table-cell office:value-type="float" office:value="8" table:formula="of:=IF(INDEX([.$Z$7:.$AD$17];[.L52]+1;[.M52])=&quot;&quot;;1;[.L52]+1)" table:style-name="ce1">
            <text:p>8</text:p>
          </table:table-cell>
          <table:table-cell office:value-type="float" office:value="1" table:formula="of:=IF(INDEX([.$Z$7:.$AD$17];[.L52]+1;[.M52])=&quot;&quot;;IF([.M52]=5;1;[.M52]+1);[.M52])" table:style-name="ce1">
            <text:p>1</text:p>
          </table:table-cell>
          <table:table-cell office:value-type="float" office:value="1" table:formula="of:=IF([.B53]=[.C53];0;INDEX([.$Z$18:.$AD$25];INT([.$J53]/COUNTA([.$Z$7:.$AD$17]))+1;[.$M53]))" table:style-name="ce1">
            <text:p>1</text:p>
          </table:table-cell>
          <table:table-cell office:value-type="string" office:string-value="terraforming_candidate = yes " table:formula="of:=IF(INDEX([.$AE$18:.$AE$200];[.$K53])=&quot;yes&quot;;&quot;&quot;;IF([.C53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53])=&quot;&quot;;&quot;&quot;;[.AF$17]&amp;&quot; = yes &quot;)" table:style-name="ce1"/>
          <table:table-cell office:value-type="string" office:string-value="" table:formula="of:=IF(INDEX([.AG$18:.AG$200];[.$K53])=&quot;&quot;;&quot;&quot;;[.AG$17]&amp;&quot; = yes &quot;)" table:style-name="ce1"/>
          <table:table-cell office:value-type="string" office:string-value="" table:formula="of:=IF(INDEX([.AH$18:.AH$200];[.$K53])=&quot;&quot;;&quot;&quot;;[.AH$17]&amp;&quot; = yes &quot;)" table:style-name="ce1"/>
          <table:table-cell office:value-type="string" office:string-value="" table:formula="of:=IF(INDEX([.AI$18:.AI$200];[.$K53])=&quot;&quot;;&quot;&quot;;[.AI$17]&amp;&quot; = yes &quot;)" table:style-name="ce1"/>
          <table:table-cell office:value-type="string" office:string-value="" table:formula="of:=IF(INDEX([.AF$18:.AF$200];MATCH([.$C53];[.$Y$18:.$Y$200]))=&quot;&quot;;&quot;&quot;;[.AF$17]&amp;&quot; = yes &quot;)" table:style-name="ce1"/>
          <table:table-cell office:value-type="string" office:string-value="" table:formula="of:=IF(INDEX([.AG$18:.AG$200];MATCH([.$C53];[.$Y$18:.$Y$200]))=&quot;&quot;;&quot;&quot;;[.AG$17]&amp;&quot; = yes &quot;)" table:style-name="ce1"/>
          <table:table-cell office:value-type="string" office:string-value="" table:formula="of:=IF(INDEX([.AH$18:.AH$200];MATCH([.$C53];[.$Y$18:.$Y$200]))=&quot;&quot;;&quot;&quot;;[.AH$17]&amp;&quot; = yes &quot;)" table:style-name="ce1"/>
          <table:table-cell office:value-type="string" office:string-value="" table:formula="of:=IF(INDEX([.AI$18:.AI$200];MATCH([.$C53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47</text:p>
          </table:table-cell>
          <table:table-cell office:value-type="string" office:string-value="pc_desert" table:formula="of:=INDEX([.Y$18:.Y$200];[.K54])" table:style-name="ce1">
            <text:p>pc_desert</text:p>
          </table:table-cell>
          <table:table-cell office:value-type="string" office:string-value="pc_continental" table:formula="of:=INDEX([.$Z$7:.$AD$17];[.L54];[.M54])" table:style-name="ce1">
            <text:p>pc_continental</text:p>
          </table:table-cell>
          <table:table-cell office:value-type="string" office:string-value="@terraforming_cost_level_2" table:formula="of:=[.$X$8]&amp;[.N54]" table:style-name="ce1">
            <text:p>@terraforming_cost_level_2</text:p>
          </table:table-cell>
          <table:table-cell office:value-type="string" office:string-value="@terraforming_duration_level_2" table:formula="of:=[.$X$9]&amp;[.N54]" table:style-name="ce1">
            <text:p>@terraforming_duration_level_2</text:p>
          </table:table-cell>
          <table:table-cell office:value-type="string" office:string-value="terraforming_candidate = yes OR={}&quot;OR={planetary_diversity_enabled = yes new_worlds_enabled = yes guillis_planet_modifiers_enabled = yes exo_terraforming_overhaul_enabled = yes }" table:formula="of:=[.O54]&amp;&quot;OR={&quot;&amp;CONCATENATE([.P54];[.Q54];[.R54];[.S54])&amp;&quot;}&quot;&quot;OR={&quot;&amp;CONCATENATE([.T54];[.U54];[.V54];[.W54])&amp;&quot;}&quot;" table:style-name="ce1">
            <text:p>terraforming_candidate = yes 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54]+1)" table:style-name="ce1">
            <text:p>tech2</text:p>
          </table:table-cell>
          <table:table-cell office:value-type="float" office:value="0" table:formula="of:=[.I53]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2" table:formula="of:=INT([.J54]/COUNTA([.$Z$7:.$AD$17]))+1" table:style-name="ce1">
            <text:p>2</text:p>
          </table:table-cell>
          <table:table-cell office:value-type="float" office:value="1" table:formula="of:=IF(INDEX([.$Z$7:.$AD$17];[.L53]+1;[.M53])=&quot;&quot;;1;[.L53]+1)" table:style-name="ce1">
            <text:p>1</text:p>
          </table:table-cell>
          <table:table-cell office:value-type="float" office:value="2" table:formula="of:=IF(INDEX([.$Z$7:.$AD$17];[.L53]+1;[.M53])=&quot;&quot;;IF([.M53]=5;1;[.M53]+1);[.M53])" table:style-name="ce1">
            <text:p>2</text:p>
          </table:table-cell>
          <table:table-cell office:value-type="float" office:value="2" table:formula="of:=IF([.B54]=[.C54];0;INDEX([.$Z$18:.$AD$25];INT([.$J54]/COUNTA([.$Z$7:.$AD$17]))+1;[.$M54]))" table:style-name="ce1">
            <text:p>2</text:p>
          </table:table-cell>
          <table:table-cell office:value-type="string" office:string-value="terraforming_candidate = yes " table:formula="of:=IF(INDEX([.$AE$18:.$AE$200];[.$K54])=&quot;yes&quot;;&quot;&quot;;IF([.C54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54])=&quot;&quot;;&quot;&quot;;[.AF$17]&amp;&quot; = yes &quot;)" table:style-name="ce1"/>
          <table:table-cell office:value-type="string" office:string-value="" table:formula="of:=IF(INDEX([.AG$18:.AG$200];[.$K54])=&quot;&quot;;&quot;&quot;;[.AG$17]&amp;&quot; = yes &quot;)" table:style-name="ce1"/>
          <table:table-cell office:value-type="string" office:string-value="" table:formula="of:=IF(INDEX([.AH$18:.AH$200];[.$K54])=&quot;&quot;;&quot;&quot;;[.AH$17]&amp;&quot; = yes &quot;)" table:style-name="ce1"/>
          <table:table-cell office:value-type="string" office:string-value="" table:formula="of:=IF(INDEX([.AI$18:.AI$200];[.$K54])=&quot;&quot;;&quot;&quot;;[.AI$17]&amp;&quot; = yes &quot;)" table:style-name="ce1"/>
          <table:table-cell office:value-type="string" office:string-value="planetary_diversity_enabled = yes " table:formula="of:=IF(INDEX([.AF$18:.AF$200];MATCH([.$C54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54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54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54];[.$Y$18:.$Y$200]))=&quot;&quot;;&quot;&quot;;[.AI$17]&amp;&quot; = yes &quot;)" table:style-name="ce1">
            <text:p>exo_terraforming_overhaul_enabled = yes<text:s/></text:p>
          </table:table-cell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48</text:p>
          </table:table-cell>
          <table:table-cell office:value-type="string" office:string-value="pc_desert" table:formula="of:=INDEX([.Y$18:.Y$200];[.K55])" table:style-name="ce1">
            <text:p>pc_desert</text:p>
          </table:table-cell>
          <table:table-cell office:value-type="string" office:string-value="pc_ocean" table:formula="of:=INDEX([.$Z$7:.$AD$17];[.L55];[.M55])" table:style-name="ce1">
            <text:p>pc_ocean</text:p>
          </table:table-cell>
          <table:table-cell office:value-type="string" office:string-value="@terraforming_cost_level_2" table:formula="of:=[.$X$8]&amp;[.N55]" table:style-name="ce1">
            <text:p>@terraforming_cost_level_2</text:p>
          </table:table-cell>
          <table:table-cell office:value-type="string" office:string-value="@terraforming_duration_level_2" table:formula="of:=[.$X$9]&amp;[.N55]" table:style-name="ce1">
            <text:p>@terraforming_duration_level_2</text:p>
          </table:table-cell>
          <table:table-cell office:value-type="string" office:string-value="terraforming_candidate = yes OR={}&quot;OR={}" table:formula="of:=[.O55]&amp;&quot;OR={&quot;&amp;CONCATENATE([.P55];[.Q55];[.R55];[.S55])&amp;&quot;}&quot;&quot;OR={&quot;&amp;CONCATENATE([.T55];[.U55];[.V55];[.W55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55]+1)" table:style-name="ce1">
            <text:p>tech2</text:p>
          </table:table-cell>
          <table:table-cell office:value-type="float" office:value="0" table:formula="of:=[.I54]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2" table:formula="of:=INT([.J55]/COUNTA([.$Z$7:.$AD$17]))+1" table:style-name="ce1">
            <text:p>2</text:p>
          </table:table-cell>
          <table:table-cell office:value-type="float" office:value="2" table:formula="of:=IF(INDEX([.$Z$7:.$AD$17];[.L54]+1;[.M54])=&quot;&quot;;1;[.L54]+1)" table:style-name="ce1">
            <text:p>2</text:p>
          </table:table-cell>
          <table:table-cell office:value-type="float" office:value="2" table:formula="of:=IF(INDEX([.$Z$7:.$AD$17];[.L54]+1;[.M54])=&quot;&quot;;IF([.M54]=5;1;[.M54]+1);[.M54])" table:style-name="ce1">
            <text:p>2</text:p>
          </table:table-cell>
          <table:table-cell office:value-type="float" office:value="2" table:formula="of:=IF([.B55]=[.C55];0;INDEX([.$Z$18:.$AD$25];INT([.$J55]/COUNTA([.$Z$7:.$AD$17]))+1;[.$M55]))" table:style-name="ce1">
            <text:p>2</text:p>
          </table:table-cell>
          <table:table-cell office:value-type="string" office:string-value="terraforming_candidate = yes " table:formula="of:=IF(INDEX([.$AE$18:.$AE$200];[.$K55])=&quot;yes&quot;;&quot;&quot;;IF([.C55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55])=&quot;&quot;;&quot;&quot;;[.AF$17]&amp;&quot; = yes &quot;)" table:style-name="ce1"/>
          <table:table-cell office:value-type="string" office:string-value="" table:formula="of:=IF(INDEX([.AG$18:.AG$200];[.$K55])=&quot;&quot;;&quot;&quot;;[.AG$17]&amp;&quot; = yes &quot;)" table:style-name="ce1"/>
          <table:table-cell office:value-type="string" office:string-value="" table:formula="of:=IF(INDEX([.AH$18:.AH$200];[.$K55])=&quot;&quot;;&quot;&quot;;[.AH$17]&amp;&quot; = yes &quot;)" table:style-name="ce1"/>
          <table:table-cell office:value-type="string" office:string-value="" table:formula="of:=IF(INDEX([.AI$18:.AI$200];[.$K55])=&quot;&quot;;&quot;&quot;;[.AI$17]&amp;&quot; = yes &quot;)" table:style-name="ce1"/>
          <table:table-cell office:value-type="string" office:string-value="" table:formula="of:=IF(INDEX([.AF$18:.AF$200];MATCH([.$C55];[.$Y$18:.$Y$200]))=&quot;&quot;;&quot;&quot;;[.AF$17]&amp;&quot; = yes &quot;)" table:style-name="ce1"/>
          <table:table-cell office:value-type="string" office:string-value="" table:formula="of:=IF(INDEX([.AG$18:.AG$200];MATCH([.$C55];[.$Y$18:.$Y$200]))=&quot;&quot;;&quot;&quot;;[.AG$17]&amp;&quot; = yes &quot;)" table:style-name="ce1"/>
          <table:table-cell office:value-type="string" office:string-value="" table:formula="of:=IF(INDEX([.AH$18:.AH$200];MATCH([.$C55];[.$Y$18:.$Y$200]))=&quot;&quot;;&quot;&quot;;[.AH$17]&amp;&quot; = yes &quot;)" table:style-name="ce1"/>
          <table:table-cell office:value-type="string" office:string-value="" table:formula="of:=IF(INDEX([.AI$18:.AI$200];MATCH([.$C55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49</text:p>
          </table:table-cell>
          <table:table-cell office:value-type="string" office:string-value="pc_desert" table:formula="of:=INDEX([.Y$18:.Y$200];[.K56])" table:style-name="ce1">
            <text:p>pc_desert</text:p>
          </table:table-cell>
          <table:table-cell office:value-type="string" office:string-value="pc_mangrove" table:formula="of:=INDEX([.$Z$7:.$AD$17];[.L56];[.M56])" table:style-name="ce1">
            <text:p>pc_mangrove</text:p>
          </table:table-cell>
          <table:table-cell office:value-type="string" office:string-value="@terraforming_cost_level_2" table:formula="of:=[.$X$8]&amp;[.N56]" table:style-name="ce1">
            <text:p>@terraforming_cost_level_2</text:p>
          </table:table-cell>
          <table:table-cell office:value-type="string" office:string-value="@terraforming_duration_level_2" table:formula="of:=[.$X$9]&amp;[.N56]" table:style-name="ce1">
            <text:p>@terraforming_duration_level_2</text:p>
          </table:table-cell>
          <table:table-cell office:value-type="string" office:string-value="terraforming_candidate = yes OR={}&quot;OR={}" table:formula="of:=[.O56]&amp;&quot;OR={&quot;&amp;CONCATENATE([.P56];[.Q56];[.R56];[.S56])&amp;&quot;}&quot;&quot;OR={&quot;&amp;CONCATENATE([.T56];[.U56];[.V56];[.W56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56]+1)" table:style-name="ce1">
            <text:p>tech2</text:p>
          </table:table-cell>
          <table:table-cell office:value-type="float" office:value="0" table:formula="of:=[.I55]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2" table:formula="of:=INT([.J56]/COUNTA([.$Z$7:.$AD$17]))+1" table:style-name="ce1">
            <text:p>2</text:p>
          </table:table-cell>
          <table:table-cell office:value-type="float" office:value="3" table:formula="of:=IF(INDEX([.$Z$7:.$AD$17];[.L55]+1;[.M55])=&quot;&quot;;1;[.L55]+1)" table:style-name="ce1">
            <text:p>3</text:p>
          </table:table-cell>
          <table:table-cell office:value-type="float" office:value="2" table:formula="of:=IF(INDEX([.$Z$7:.$AD$17];[.L55]+1;[.M55])=&quot;&quot;;IF([.M55]=5;1;[.M55]+1);[.M55])" table:style-name="ce1">
            <text:p>2</text:p>
          </table:table-cell>
          <table:table-cell office:value-type="float" office:value="2" table:formula="of:=IF([.B56]=[.C56];0;INDEX([.$Z$18:.$AD$25];INT([.$J56]/COUNTA([.$Z$7:.$AD$17]))+1;[.$M56]))" table:style-name="ce1">
            <text:p>2</text:p>
          </table:table-cell>
          <table:table-cell office:value-type="string" office:string-value="terraforming_candidate = yes " table:formula="of:=IF(INDEX([.$AE$18:.$AE$200];[.$K56])=&quot;yes&quot;;&quot;&quot;;IF([.C56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56])=&quot;&quot;;&quot;&quot;;[.AF$17]&amp;&quot; = yes &quot;)" table:style-name="ce1"/>
          <table:table-cell office:value-type="string" office:string-value="" table:formula="of:=IF(INDEX([.AG$18:.AG$200];[.$K56])=&quot;&quot;;&quot;&quot;;[.AG$17]&amp;&quot; = yes &quot;)" table:style-name="ce1"/>
          <table:table-cell office:value-type="string" office:string-value="" table:formula="of:=IF(INDEX([.AH$18:.AH$200];[.$K56])=&quot;&quot;;&quot;&quot;;[.AH$17]&amp;&quot; = yes &quot;)" table:style-name="ce1"/>
          <table:table-cell office:value-type="string" office:string-value="" table:formula="of:=IF(INDEX([.AI$18:.AI$200];[.$K56])=&quot;&quot;;&quot;&quot;;[.AI$17]&amp;&quot; = yes &quot;)" table:style-name="ce1"/>
          <table:table-cell office:value-type="string" office:string-value="" table:formula="of:=IF(INDEX([.AF$18:.AF$200];MATCH([.$C56];[.$Y$18:.$Y$200]))=&quot;&quot;;&quot;&quot;;[.AF$17]&amp;&quot; = yes &quot;)" table:style-name="ce1"/>
          <table:table-cell office:value-type="string" office:string-value="" table:formula="of:=IF(INDEX([.AG$18:.AG$200];MATCH([.$C56];[.$Y$18:.$Y$200]))=&quot;&quot;;&quot;&quot;;[.AG$17]&amp;&quot; = yes &quot;)" table:style-name="ce1"/>
          <table:table-cell office:value-type="string" office:string-value="" table:formula="of:=IF(INDEX([.AH$18:.AH$200];MATCH([.$C56];[.$Y$18:.$Y$200]))=&quot;&quot;;&quot;&quot;;[.AH$17]&amp;&quot; = yes &quot;)" table:style-name="ce1"/>
          <table:table-cell office:value-type="string" office:string-value="" table:formula="of:=IF(INDEX([.AI$18:.AI$200];MATCH([.$C56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50</text:p>
          </table:table-cell>
          <table:table-cell office:value-type="string" office:string-value="pc_desert" table:formula="of:=INDEX([.Y$18:.Y$200];[.K57])" table:style-name="ce1">
            <text:p>pc_desert</text:p>
          </table:table-cell>
          <table:table-cell office:value-type="string" office:string-value="pc_hajungle" table:formula="of:=INDEX([.$Z$7:.$AD$17];[.L57];[.M57])" table:style-name="ce1">
            <text:p>pc_hajungle</text:p>
          </table:table-cell>
          <table:table-cell office:value-type="string" office:string-value="@terraforming_cost_level_2" table:formula="of:=[.$X$8]&amp;[.N57]" table:style-name="ce1">
            <text:p>@terraforming_cost_level_2</text:p>
          </table:table-cell>
          <table:table-cell office:value-type="string" office:string-value="@terraforming_duration_level_2" table:formula="of:=[.$X$9]&amp;[.N57]" table:style-name="ce1">
            <text:p>@terraforming_duration_level_2</text:p>
          </table:table-cell>
          <table:table-cell office:value-type="string" office:string-value="terraforming_candidate = yes OR={}&quot;OR={}" table:formula="of:=[.O57]&amp;&quot;OR={&quot;&amp;CONCATENATE([.P57];[.Q57];[.R57];[.S57])&amp;&quot;}&quot;&quot;OR={&quot;&amp;CONCATENATE([.T57];[.U57];[.V57];[.W57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57]+1)" table:style-name="ce1">
            <text:p>tech2</text:p>
          </table:table-cell>
          <table:table-cell office:value-type="float" office:value="0" table:formula="of:=[.I56]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2" table:formula="of:=INT([.J57]/COUNTA([.$Z$7:.$AD$17]))+1" table:style-name="ce1">
            <text:p>2</text:p>
          </table:table-cell>
          <table:table-cell office:value-type="float" office:value="4" table:formula="of:=IF(INDEX([.$Z$7:.$AD$17];[.L56]+1;[.M56])=&quot;&quot;;1;[.L56]+1)" table:style-name="ce1">
            <text:p>4</text:p>
          </table:table-cell>
          <table:table-cell office:value-type="float" office:value="2" table:formula="of:=IF(INDEX([.$Z$7:.$AD$17];[.L56]+1;[.M56])=&quot;&quot;;IF([.M56]=5;1;[.M56]+1);[.M56])" table:style-name="ce1">
            <text:p>2</text:p>
          </table:table-cell>
          <table:table-cell office:value-type="float" office:value="2" table:formula="of:=IF([.B57]=[.C57];0;INDEX([.$Z$18:.$AD$25];INT([.$J57]/COUNTA([.$Z$7:.$AD$17]))+1;[.$M57]))" table:style-name="ce1">
            <text:p>2</text:p>
          </table:table-cell>
          <table:table-cell office:value-type="string" office:string-value="terraforming_candidate = yes " table:formula="of:=IF(INDEX([.$AE$18:.$AE$200];[.$K57])=&quot;yes&quot;;&quot;&quot;;IF([.C57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57])=&quot;&quot;;&quot;&quot;;[.AF$17]&amp;&quot; = yes &quot;)" table:style-name="ce1"/>
          <table:table-cell office:value-type="string" office:string-value="" table:formula="of:=IF(INDEX([.AG$18:.AG$200];[.$K57])=&quot;&quot;;&quot;&quot;;[.AG$17]&amp;&quot; = yes &quot;)" table:style-name="ce1"/>
          <table:table-cell office:value-type="string" office:string-value="" table:formula="of:=IF(INDEX([.AH$18:.AH$200];[.$K57])=&quot;&quot;;&quot;&quot;;[.AH$17]&amp;&quot; = yes &quot;)" table:style-name="ce1"/>
          <table:table-cell office:value-type="string" office:string-value="" table:formula="of:=IF(INDEX([.AI$18:.AI$200];[.$K57])=&quot;&quot;;&quot;&quot;;[.AI$17]&amp;&quot; = yes &quot;)" table:style-name="ce1"/>
          <table:table-cell office:value-type="string" office:string-value="" table:formula="of:=IF(INDEX([.AF$18:.AF$200];MATCH([.$C57];[.$Y$18:.$Y$200]))=&quot;&quot;;&quot;&quot;;[.AF$17]&amp;&quot; = yes &quot;)" table:style-name="ce1"/>
          <table:table-cell office:value-type="string" office:string-value="" table:formula="of:=IF(INDEX([.AG$18:.AG$200];MATCH([.$C57];[.$Y$18:.$Y$200]))=&quot;&quot;;&quot;&quot;;[.AG$17]&amp;&quot; = yes &quot;)" table:style-name="ce1"/>
          <table:table-cell office:value-type="string" office:string-value="" table:formula="of:=IF(INDEX([.AH$18:.AH$200];MATCH([.$C57];[.$Y$18:.$Y$200]))=&quot;&quot;;&quot;&quot;;[.AH$17]&amp;&quot; = yes &quot;)" table:style-name="ce1"/>
          <table:table-cell office:value-type="string" office:string-value="" table:formula="of:=IF(INDEX([.AI$18:.AI$200];MATCH([.$C57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51</text:p>
          </table:table-cell>
          <table:table-cell office:value-type="string" office:string-value="pc_desert" table:formula="of:=INDEX([.Y$18:.Y$200];[.K58])" table:style-name="ce1">
            <text:p>pc_desert</text:p>
          </table:table-cell>
          <table:table-cell office:value-type="string" office:string-value="pc_tropical" table:formula="of:=INDEX([.$Z$7:.$AD$17];[.L58];[.M58])" table:style-name="ce1">
            <text:p>pc_tropical</text:p>
          </table:table-cell>
          <table:table-cell office:value-type="string" office:string-value="@terraforming_cost_level_2" table:formula="of:=[.$X$8]&amp;[.N58]" table:style-name="ce1">
            <text:p>@terraforming_cost_level_2</text:p>
          </table:table-cell>
          <table:table-cell office:value-type="string" office:string-value="@terraforming_duration_level_2" table:formula="of:=[.$X$9]&amp;[.N58]" table:style-name="ce1">
            <text:p>@terraforming_duration_level_2</text:p>
          </table:table-cell>
          <table:table-cell office:value-type="string" office:string-value="terraforming_candidate = yes OR={}&quot;OR={}" table:formula="of:=[.O58]&amp;&quot;OR={&quot;&amp;CONCATENATE([.P58];[.Q58];[.R58];[.S58])&amp;&quot;}&quot;&quot;OR={&quot;&amp;CONCATENATE([.T58];[.U58];[.V58];[.W58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58]+1)" table:style-name="ce1">
            <text:p>tech2</text:p>
          </table:table-cell>
          <table:table-cell office:value-type="float" office:value="0" table:formula="of:=[.I57]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2" table:formula="of:=INT([.J58]/COUNTA([.$Z$7:.$AD$17]))+1" table:style-name="ce1">
            <text:p>2</text:p>
          </table:table-cell>
          <table:table-cell office:value-type="float" office:value="5" table:formula="of:=IF(INDEX([.$Z$7:.$AD$17];[.L57]+1;[.M57])=&quot;&quot;;1;[.L57]+1)" table:style-name="ce1">
            <text:p>5</text:p>
          </table:table-cell>
          <table:table-cell office:value-type="float" office:value="2" table:formula="of:=IF(INDEX([.$Z$7:.$AD$17];[.L57]+1;[.M57])=&quot;&quot;;IF([.M57]=5;1;[.M57]+1);[.M57])" table:style-name="ce1">
            <text:p>2</text:p>
          </table:table-cell>
          <table:table-cell office:value-type="float" office:value="2" table:formula="of:=IF([.B58]=[.C58];0;INDEX([.$Z$18:.$AD$25];INT([.$J58]/COUNTA([.$Z$7:.$AD$17]))+1;[.$M58]))" table:style-name="ce1">
            <text:p>2</text:p>
          </table:table-cell>
          <table:table-cell office:value-type="string" office:string-value="terraforming_candidate = yes " table:formula="of:=IF(INDEX([.$AE$18:.$AE$200];[.$K58])=&quot;yes&quot;;&quot;&quot;;IF([.C58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58])=&quot;&quot;;&quot;&quot;;[.AF$17]&amp;&quot; = yes &quot;)" table:style-name="ce1"/>
          <table:table-cell office:value-type="string" office:string-value="" table:formula="of:=IF(INDEX([.AG$18:.AG$200];[.$K58])=&quot;&quot;;&quot;&quot;;[.AG$17]&amp;&quot; = yes &quot;)" table:style-name="ce1"/>
          <table:table-cell office:value-type="string" office:string-value="" table:formula="of:=IF(INDEX([.AH$18:.AH$200];[.$K58])=&quot;&quot;;&quot;&quot;;[.AH$17]&amp;&quot; = yes &quot;)" table:style-name="ce1"/>
          <table:table-cell office:value-type="string" office:string-value="" table:formula="of:=IF(INDEX([.AI$18:.AI$200];[.$K58])=&quot;&quot;;&quot;&quot;;[.AI$17]&amp;&quot; = yes &quot;)" table:style-name="ce1"/>
          <table:table-cell office:value-type="string" office:string-value="" table:formula="of:=IF(INDEX([.AF$18:.AF$200];MATCH([.$C58];[.$Y$18:.$Y$200]))=&quot;&quot;;&quot;&quot;;[.AF$17]&amp;&quot; = yes &quot;)" table:style-name="ce1"/>
          <table:table-cell office:value-type="string" office:string-value="" table:formula="of:=IF(INDEX([.AG$18:.AG$200];MATCH([.$C58];[.$Y$18:.$Y$200]))=&quot;&quot;;&quot;&quot;;[.AG$17]&amp;&quot; = yes &quot;)" table:style-name="ce1"/>
          <table:table-cell office:value-type="string" office:string-value="" table:formula="of:=IF(INDEX([.AH$18:.AH$200];MATCH([.$C58];[.$Y$18:.$Y$200]))=&quot;&quot;;&quot;&quot;;[.AH$17]&amp;&quot; = yes &quot;)" table:style-name="ce1"/>
          <table:table-cell office:value-type="string" office:string-value="" table:formula="of:=IF(INDEX([.AI$18:.AI$200];MATCH([.$C58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52</text:p>
          </table:table-cell>
          <table:table-cell office:value-type="string" office:string-value="pc_desert" table:formula="of:=INDEX([.Y$18:.Y$200];[.K59])" table:style-name="ce1">
            <text:p>pc_desert</text:p>
          </table:table-cell>
          <table:table-cell office:value-type="string" office:string-value="pc_desertislands" table:formula="of:=INDEX([.$Z$7:.$AD$17];[.L59];[.M59])" table:style-name="ce1">
            <text:p>pc_desertislands</text:p>
          </table:table-cell>
          <table:table-cell office:value-type="string" office:string-value="@terraforming_cost_level_2" table:formula="of:=[.$X$8]&amp;[.N59]" table:style-name="ce1">
            <text:p>@terraforming_cost_level_2</text:p>
          </table:table-cell>
          <table:table-cell office:value-type="string" office:string-value="@terraforming_duration_level_2" table:formula="of:=[.$X$9]&amp;[.N59]" table:style-name="ce1">
            <text:p>@terraforming_duration_level_2</text:p>
          </table:table-cell>
          <table:table-cell office:value-type="string" office:string-value="terraforming_candidate = yes OR={}&quot;OR={}" table:formula="of:=[.O59]&amp;&quot;OR={&quot;&amp;CONCATENATE([.P59];[.Q59];[.R59];[.S59])&amp;&quot;}&quot;&quot;OR={&quot;&amp;CONCATENATE([.T59];[.U59];[.V59];[.W59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59]+1)" table:style-name="ce1">
            <text:p>tech2</text:p>
          </table:table-cell>
          <table:table-cell office:value-type="float" office:value="0" table:formula="of:=[.I58]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2" table:formula="of:=INT([.J59]/COUNTA([.$Z$7:.$AD$17]))+1" table:style-name="ce1">
            <text:p>2</text:p>
          </table:table-cell>
          <table:table-cell office:value-type="float" office:value="6" table:formula="of:=IF(INDEX([.$Z$7:.$AD$17];[.L58]+1;[.M58])=&quot;&quot;;1;[.L58]+1)" table:style-name="ce1">
            <text:p>6</text:p>
          </table:table-cell>
          <table:table-cell office:value-type="float" office:value="2" table:formula="of:=IF(INDEX([.$Z$7:.$AD$17];[.L58]+1;[.M58])=&quot;&quot;;IF([.M58]=5;1;[.M58]+1);[.M58])" table:style-name="ce1">
            <text:p>2</text:p>
          </table:table-cell>
          <table:table-cell office:value-type="float" office:value="2" table:formula="of:=IF([.B59]=[.C59];0;INDEX([.$Z$18:.$AD$25];INT([.$J59]/COUNTA([.$Z$7:.$AD$17]))+1;[.$M59]))" table:style-name="ce1">
            <text:p>2</text:p>
          </table:table-cell>
          <table:table-cell office:value-type="string" office:string-value="terraforming_candidate = yes " table:formula="of:=IF(INDEX([.$AE$18:.$AE$200];[.$K59])=&quot;yes&quot;;&quot;&quot;;IF([.C59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59])=&quot;&quot;;&quot;&quot;;[.AF$17]&amp;&quot; = yes &quot;)" table:style-name="ce1"/>
          <table:table-cell office:value-type="string" office:string-value="" table:formula="of:=IF(INDEX([.AG$18:.AG$200];[.$K59])=&quot;&quot;;&quot;&quot;;[.AG$17]&amp;&quot; = yes &quot;)" table:style-name="ce1"/>
          <table:table-cell office:value-type="string" office:string-value="" table:formula="of:=IF(INDEX([.AH$18:.AH$200];[.$K59])=&quot;&quot;;&quot;&quot;;[.AH$17]&amp;&quot; = yes &quot;)" table:style-name="ce1"/>
          <table:table-cell office:value-type="string" office:string-value="" table:formula="of:=IF(INDEX([.AI$18:.AI$200];[.$K59])=&quot;&quot;;&quot;&quot;;[.AI$17]&amp;&quot; = yes &quot;)" table:style-name="ce1"/>
          <table:table-cell office:value-type="string" office:string-value="" table:formula="of:=IF(INDEX([.AF$18:.AF$200];MATCH([.$C59];[.$Y$18:.$Y$200]))=&quot;&quot;;&quot;&quot;;[.AF$17]&amp;&quot; = yes &quot;)" table:style-name="ce1"/>
          <table:table-cell office:value-type="string" office:string-value="" table:formula="of:=IF(INDEX([.AG$18:.AG$200];MATCH([.$C59];[.$Y$18:.$Y$200]))=&quot;&quot;;&quot;&quot;;[.AG$17]&amp;&quot; = yes &quot;)" table:style-name="ce1"/>
          <table:table-cell office:value-type="string" office:string-value="" table:formula="of:=IF(INDEX([.AH$18:.AH$200];MATCH([.$C59];[.$Y$18:.$Y$200]))=&quot;&quot;;&quot;&quot;;[.AH$17]&amp;&quot; = yes &quot;)" table:style-name="ce1"/>
          <table:table-cell office:value-type="string" office:string-value="" table:formula="of:=IF(INDEX([.AI$18:.AI$200];MATCH([.$C59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53</text:p>
          </table:table-cell>
          <table:table-cell office:value-type="string" office:string-value="pc_desert" table:formula="of:=INDEX([.Y$18:.Y$200];[.K60])" table:style-name="ce1">
            <text:p>pc_desert</text:p>
          </table:table-cell>
          <table:table-cell office:value-type="string" office:string-value="pc_retinal" table:formula="of:=INDEX([.$Z$7:.$AD$17];[.L60];[.M60])" table:style-name="ce1">
            <text:p>pc_retinal</text:p>
          </table:table-cell>
          <table:table-cell office:value-type="string" office:string-value="@terraforming_cost_level_2" table:formula="of:=[.$X$8]&amp;[.N60]" table:style-name="ce1">
            <text:p>@terraforming_cost_level_2</text:p>
          </table:table-cell>
          <table:table-cell office:value-type="string" office:string-value="@terraforming_duration_level_2" table:formula="of:=[.$X$9]&amp;[.N60]" table:style-name="ce1">
            <text:p>@terraforming_duration_level_2</text:p>
          </table:table-cell>
          <table:table-cell office:value-type="string" office:string-value="terraforming_candidate = yes OR={}&quot;OR={}" table:formula="of:=[.O60]&amp;&quot;OR={&quot;&amp;CONCATENATE([.P60];[.Q60];[.R60];[.S60])&amp;&quot;}&quot;&quot;OR={&quot;&amp;CONCATENATE([.T60];[.U60];[.V60];[.W60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60]+1)" table:style-name="ce1">
            <text:p>tech2</text:p>
          </table:table-cell>
          <table:table-cell office:value-type="float" office:value="0" table:formula="of:=[.I59]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2" table:formula="of:=INT([.J60]/COUNTA([.$Z$7:.$AD$17]))+1" table:style-name="ce1">
            <text:p>2</text:p>
          </table:table-cell>
          <table:table-cell office:value-type="float" office:value="7" table:formula="of:=IF(INDEX([.$Z$7:.$AD$17];[.L59]+1;[.M59])=&quot;&quot;;1;[.L59]+1)" table:style-name="ce1">
            <text:p>7</text:p>
          </table:table-cell>
          <table:table-cell office:value-type="float" office:value="2" table:formula="of:=IF(INDEX([.$Z$7:.$AD$17];[.L59]+1;[.M59])=&quot;&quot;;IF([.M59]=5;1;[.M59]+1);[.M59])" table:style-name="ce1">
            <text:p>2</text:p>
          </table:table-cell>
          <table:table-cell office:value-type="float" office:value="2" table:formula="of:=IF([.B60]=[.C60];0;INDEX([.$Z$18:.$AD$25];INT([.$J60]/COUNTA([.$Z$7:.$AD$17]))+1;[.$M60]))" table:style-name="ce1">
            <text:p>2</text:p>
          </table:table-cell>
          <table:table-cell office:value-type="string" office:string-value="terraforming_candidate = yes " table:formula="of:=IF(INDEX([.$AE$18:.$AE$200];[.$K60])=&quot;yes&quot;;&quot;&quot;;IF([.C60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60])=&quot;&quot;;&quot;&quot;;[.AF$17]&amp;&quot; = yes &quot;)" table:style-name="ce1"/>
          <table:table-cell office:value-type="string" office:string-value="" table:formula="of:=IF(INDEX([.AG$18:.AG$200];[.$K60])=&quot;&quot;;&quot;&quot;;[.AG$17]&amp;&quot; = yes &quot;)" table:style-name="ce1"/>
          <table:table-cell office:value-type="string" office:string-value="" table:formula="of:=IF(INDEX([.AH$18:.AH$200];[.$K60])=&quot;&quot;;&quot;&quot;;[.AH$17]&amp;&quot; = yes &quot;)" table:style-name="ce1"/>
          <table:table-cell office:value-type="string" office:string-value="" table:formula="of:=IF(INDEX([.AI$18:.AI$200];[.$K60])=&quot;&quot;;&quot;&quot;;[.AI$17]&amp;&quot; = yes &quot;)" table:style-name="ce1"/>
          <table:table-cell office:value-type="string" office:string-value="" table:formula="of:=IF(INDEX([.AF$18:.AF$200];MATCH([.$C60];[.$Y$18:.$Y$200]))=&quot;&quot;;&quot;&quot;;[.AF$17]&amp;&quot; = yes &quot;)" table:style-name="ce1"/>
          <table:table-cell office:value-type="string" office:string-value="" table:formula="of:=IF(INDEX([.AG$18:.AG$200];MATCH([.$C60];[.$Y$18:.$Y$200]))=&quot;&quot;;&quot;&quot;;[.AG$17]&amp;&quot; = yes &quot;)" table:style-name="ce1"/>
          <table:table-cell office:value-type="string" office:string-value="" table:formula="of:=IF(INDEX([.AH$18:.AH$200];MATCH([.$C60];[.$Y$18:.$Y$200]))=&quot;&quot;;&quot;&quot;;[.AH$17]&amp;&quot; = yes &quot;)" table:style-name="ce1"/>
          <table:table-cell office:value-type="string" office:string-value="" table:formula="of:=IF(INDEX([.AI$18:.AI$200];MATCH([.$C60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54</text:p>
          </table:table-cell>
          <table:table-cell office:value-type="string" office:string-value="pc_desert" table:formula="of:=INDEX([.Y$18:.Y$200];[.K61])" table:style-name="ce1">
            <text:p>pc_desert</text:p>
          </table:table-cell>
          <table:table-cell office:value-type="string" office:string-value="pc_lush" table:formula="of:=INDEX([.$Z$7:.$AD$17];[.L61];[.M61])" table:style-name="ce1">
            <text:p>pc_lush</text:p>
          </table:table-cell>
          <table:table-cell office:value-type="string" office:string-value="@terraforming_cost_level_2" table:formula="of:=[.$X$8]&amp;[.N61]" table:style-name="ce1">
            <text:p>@terraforming_cost_level_2</text:p>
          </table:table-cell>
          <table:table-cell office:value-type="string" office:string-value="@terraforming_duration_level_2" table:formula="of:=[.$X$9]&amp;[.N61]" table:style-name="ce1">
            <text:p>@terraforming_duration_level_2</text:p>
          </table:table-cell>
          <table:table-cell office:value-type="string" office:string-value="terraforming_candidate = yes OR={}&quot;OR={}" table:formula="of:=[.O61]&amp;&quot;OR={&quot;&amp;CONCATENATE([.P61];[.Q61];[.R61];[.S61])&amp;&quot;}&quot;&quot;OR={&quot;&amp;CONCATENATE([.T61];[.U61];[.V61];[.W61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61]+1)" table:style-name="ce1">
            <text:p>tech2</text:p>
          </table:table-cell>
          <table:table-cell office:value-type="float" office:value="0" table:formula="of:=[.I60]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2" table:formula="of:=INT([.J61]/COUNTA([.$Z$7:.$AD$17]))+1" table:style-name="ce1">
            <text:p>2</text:p>
          </table:table-cell>
          <table:table-cell office:value-type="float" office:value="8" table:formula="of:=IF(INDEX([.$Z$7:.$AD$17];[.L60]+1;[.M60])=&quot;&quot;;1;[.L60]+1)" table:style-name="ce1">
            <text:p>8</text:p>
          </table:table-cell>
          <table:table-cell office:value-type="float" office:value="2" table:formula="of:=IF(INDEX([.$Z$7:.$AD$17];[.L60]+1;[.M60])=&quot;&quot;;IF([.M60]=5;1;[.M60]+1);[.M60])" table:style-name="ce1">
            <text:p>2</text:p>
          </table:table-cell>
          <table:table-cell office:value-type="float" office:value="2" table:formula="of:=IF([.B61]=[.C61];0;INDEX([.$Z$18:.$AD$25];INT([.$J61]/COUNTA([.$Z$7:.$AD$17]))+1;[.$M61]))" table:style-name="ce1">
            <text:p>2</text:p>
          </table:table-cell>
          <table:table-cell office:value-type="string" office:string-value="terraforming_candidate = yes " table:formula="of:=IF(INDEX([.$AE$18:.$AE$200];[.$K61])=&quot;yes&quot;;&quot;&quot;;IF([.C61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61])=&quot;&quot;;&quot;&quot;;[.AF$17]&amp;&quot; = yes &quot;)" table:style-name="ce1"/>
          <table:table-cell office:value-type="string" office:string-value="" table:formula="of:=IF(INDEX([.AG$18:.AG$200];[.$K61])=&quot;&quot;;&quot;&quot;;[.AG$17]&amp;&quot; = yes &quot;)" table:style-name="ce1"/>
          <table:table-cell office:value-type="string" office:string-value="" table:formula="of:=IF(INDEX([.AH$18:.AH$200];[.$K61])=&quot;&quot;;&quot;&quot;;[.AH$17]&amp;&quot; = yes &quot;)" table:style-name="ce1"/>
          <table:table-cell office:value-type="string" office:string-value="" table:formula="of:=IF(INDEX([.AI$18:.AI$200];[.$K61])=&quot;&quot;;&quot;&quot;;[.AI$17]&amp;&quot; = yes &quot;)" table:style-name="ce1"/>
          <table:table-cell office:value-type="string" office:string-value="" table:formula="of:=IF(INDEX([.AF$18:.AF$200];MATCH([.$C61];[.$Y$18:.$Y$200]))=&quot;&quot;;&quot;&quot;;[.AF$17]&amp;&quot; = yes &quot;)" table:style-name="ce1"/>
          <table:table-cell office:value-type="string" office:string-value="" table:formula="of:=IF(INDEX([.AG$18:.AG$200];MATCH([.$C61];[.$Y$18:.$Y$200]))=&quot;&quot;;&quot;&quot;;[.AG$17]&amp;&quot; = yes &quot;)" table:style-name="ce1"/>
          <table:table-cell office:value-type="string" office:string-value="" table:formula="of:=IF(INDEX([.AH$18:.AH$200];MATCH([.$C61];[.$Y$18:.$Y$200]))=&quot;&quot;;&quot;&quot;;[.AH$17]&amp;&quot; = yes &quot;)" table:style-name="ce1"/>
          <table:table-cell office:value-type="string" office:string-value="" table:formula="of:=IF(INDEX([.AI$18:.AI$200];MATCH([.$C61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55</text:p>
          </table:table-cell>
          <table:table-cell office:value-type="string" office:string-value="pc_desert" table:formula="of:=INDEX([.Y$18:.Y$200];[.K62])" table:style-name="ce1">
            <text:p>pc_desert</text:p>
          </table:table-cell>
          <table:table-cell office:value-type="string" office:string-value="pc_marginal" table:formula="of:=INDEX([.$Z$7:.$AD$17];[.L62];[.M62])" table:style-name="ce1">
            <text:p>pc_marginal</text:p>
          </table:table-cell>
          <table:table-cell office:value-type="string" office:string-value="@terraforming_cost_level_2" table:formula="of:=[.$X$8]&amp;[.N62]" table:style-name="ce1">
            <text:p>@terraforming_cost_level_2</text:p>
          </table:table-cell>
          <table:table-cell office:value-type="string" office:string-value="@terraforming_duration_level_2" table:formula="of:=[.$X$9]&amp;[.N62]" table:style-name="ce1">
            <text:p>@terraforming_duration_level_2</text:p>
          </table:table-cell>
          <table:table-cell office:value-type="string" office:string-value="terraforming_candidate = yes OR={}&quot;OR={}" table:formula="of:=[.O62]&amp;&quot;OR={&quot;&amp;CONCATENATE([.P62];[.Q62];[.R62];[.S62])&amp;&quot;}&quot;&quot;OR={&quot;&amp;CONCATENATE([.T62];[.U62];[.V62];[.W62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62]+1)" table:style-name="ce1">
            <text:p>tech2</text:p>
          </table:table-cell>
          <table:table-cell office:value-type="float" office:value="0" table:formula="of:=[.I61]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" table:formula="of:=INT([.J62]/COUNTA([.$Z$7:.$AD$17]))+1" table:style-name="ce1">
            <text:p>2</text:p>
          </table:table-cell>
          <table:table-cell office:value-type="float" office:value="9" table:formula="of:=IF(INDEX([.$Z$7:.$AD$17];[.L61]+1;[.M61])=&quot;&quot;;1;[.L61]+1)" table:style-name="ce1">
            <text:p>9</text:p>
          </table:table-cell>
          <table:table-cell office:value-type="float" office:value="2" table:formula="of:=IF(INDEX([.$Z$7:.$AD$17];[.L61]+1;[.M61])=&quot;&quot;;IF([.M61]=5;1;[.M61]+1);[.M61])" table:style-name="ce1">
            <text:p>2</text:p>
          </table:table-cell>
          <table:table-cell office:value-type="float" office:value="2" table:formula="of:=IF([.B62]=[.C62];0;INDEX([.$Z$18:.$AD$25];INT([.$J62]/COUNTA([.$Z$7:.$AD$17]))+1;[.$M62]))" table:style-name="ce1">
            <text:p>2</text:p>
          </table:table-cell>
          <table:table-cell office:value-type="string" office:string-value="terraforming_candidate = yes " table:formula="of:=IF(INDEX([.$AE$18:.$AE$200];[.$K62])=&quot;yes&quot;;&quot;&quot;;IF([.C62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62])=&quot;&quot;;&quot;&quot;;[.AF$17]&amp;&quot; = yes &quot;)" table:style-name="ce1"/>
          <table:table-cell office:value-type="string" office:string-value="" table:formula="of:=IF(INDEX([.AG$18:.AG$200];[.$K62])=&quot;&quot;;&quot;&quot;;[.AG$17]&amp;&quot; = yes &quot;)" table:style-name="ce1"/>
          <table:table-cell office:value-type="string" office:string-value="" table:formula="of:=IF(INDEX([.AH$18:.AH$200];[.$K62])=&quot;&quot;;&quot;&quot;;[.AH$17]&amp;&quot; = yes &quot;)" table:style-name="ce1"/>
          <table:table-cell office:value-type="string" office:string-value="" table:formula="of:=IF(INDEX([.AI$18:.AI$200];[.$K62])=&quot;&quot;;&quot;&quot;;[.AI$17]&amp;&quot; = yes &quot;)" table:style-name="ce1"/>
          <table:table-cell office:value-type="string" office:string-value="" table:formula="of:=IF(INDEX([.AF$18:.AF$200];MATCH([.$C62];[.$Y$18:.$Y$200]))=&quot;&quot;;&quot;&quot;;[.AF$17]&amp;&quot; = yes &quot;)" table:style-name="ce1"/>
          <table:table-cell office:value-type="string" office:string-value="" table:formula="of:=IF(INDEX([.AG$18:.AG$200];MATCH([.$C62];[.$Y$18:.$Y$200]))=&quot;&quot;;&quot;&quot;;[.AG$17]&amp;&quot; = yes &quot;)" table:style-name="ce1"/>
          <table:table-cell office:value-type="string" office:string-value="" table:formula="of:=IF(INDEX([.AH$18:.AH$200];MATCH([.$C62];[.$Y$18:.$Y$200]))=&quot;&quot;;&quot;&quot;;[.AH$17]&amp;&quot; = yes &quot;)" table:style-name="ce1"/>
          <table:table-cell office:value-type="string" office:string-value="" table:formula="of:=IF(INDEX([.AI$18:.AI$200];MATCH([.$C62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56</text:p>
          </table:table-cell>
          <table:table-cell office:value-type="string" office:string-value="pc_desert" table:formula="of:=INDEX([.Y$18:.Y$200];[.K63])" table:style-name="ce1">
            <text:p>pc_desert</text:p>
          </table:table-cell>
          <table:table-cell office:value-type="string" office:string-value="pc_greenhouse_hot" table:formula="of:=INDEX([.$Z$7:.$AD$17];[.L63];[.M63])" table:style-name="ce1">
            <text:p>pc_greenhouse_hot</text:p>
          </table:table-cell>
          <table:table-cell office:value-type="string" office:string-value="@terraforming_cost_level_2" table:formula="of:=[.$X$8]&amp;[.N63]" table:style-name="ce1">
            <text:p>@terraforming_cost_level_2</text:p>
          </table:table-cell>
          <table:table-cell office:value-type="string" office:string-value="@terraforming_duration_level_2" table:formula="of:=[.$X$9]&amp;[.N63]" table:style-name="ce1">
            <text:p>@terraforming_duration_level_2</text:p>
          </table:table-cell>
          <table:table-cell office:value-type="string" office:string-value="terraforming_candidate = yes OR={}&quot;OR={}" table:formula="of:=[.O63]&amp;&quot;OR={&quot;&amp;CONCATENATE([.P63];[.Q63];[.R63];[.S63])&amp;&quot;}&quot;&quot;OR={&quot;&amp;CONCATENATE([.T63];[.U63];[.V63];[.W63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63]+1)" table:style-name="ce1">
            <text:p>tech2</text:p>
          </table:table-cell>
          <table:table-cell office:value-type="float" office:value="0" table:formula="of:=[.I62]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2" table:formula="of:=INT([.J63]/COUNTA([.$Z$7:.$AD$17]))+1" table:style-name="ce1">
            <text:p>2</text:p>
          </table:table-cell>
          <table:table-cell office:value-type="float" office:value="10" table:formula="of:=IF(INDEX([.$Z$7:.$AD$17];[.L62]+1;[.M62])=&quot;&quot;;1;[.L62]+1)" table:style-name="ce1">
            <text:p>10</text:p>
          </table:table-cell>
          <table:table-cell office:value-type="float" office:value="2" table:formula="of:=IF(INDEX([.$Z$7:.$AD$17];[.L62]+1;[.M62])=&quot;&quot;;IF([.M62]=5;1;[.M62]+1);[.M62])" table:style-name="ce1">
            <text:p>2</text:p>
          </table:table-cell>
          <table:table-cell office:value-type="float" office:value="2" table:formula="of:=IF([.B63]=[.C63];0;INDEX([.$Z$18:.$AD$25];INT([.$J63]/COUNTA([.$Z$7:.$AD$17]))+1;[.$M63]))" table:style-name="ce1">
            <text:p>2</text:p>
          </table:table-cell>
          <table:table-cell office:value-type="string" office:string-value="terraforming_candidate = yes " table:formula="of:=IF(INDEX([.$AE$18:.$AE$200];[.$K63])=&quot;yes&quot;;&quot;&quot;;IF([.C63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63])=&quot;&quot;;&quot;&quot;;[.AF$17]&amp;&quot; = yes &quot;)" table:style-name="ce1"/>
          <table:table-cell office:value-type="string" office:string-value="" table:formula="of:=IF(INDEX([.AG$18:.AG$200];[.$K63])=&quot;&quot;;&quot;&quot;;[.AG$17]&amp;&quot; = yes &quot;)" table:style-name="ce1"/>
          <table:table-cell office:value-type="string" office:string-value="" table:formula="of:=IF(INDEX([.AH$18:.AH$200];[.$K63])=&quot;&quot;;&quot;&quot;;[.AH$17]&amp;&quot; = yes &quot;)" table:style-name="ce1"/>
          <table:table-cell office:value-type="string" office:string-value="" table:formula="of:=IF(INDEX([.AI$18:.AI$200];[.$K63])=&quot;&quot;;&quot;&quot;;[.AI$17]&amp;&quot; = yes &quot;)" table:style-name="ce1"/>
          <table:table-cell office:value-type="string" office:string-value="" table:formula="of:=IF(INDEX([.AF$18:.AF$200];MATCH([.$C63];[.$Y$18:.$Y$200]))=&quot;&quot;;&quot;&quot;;[.AF$17]&amp;&quot; = yes &quot;)" table:style-name="ce1"/>
          <table:table-cell office:value-type="string" office:string-value="" table:formula="of:=IF(INDEX([.AG$18:.AG$200];MATCH([.$C63];[.$Y$18:.$Y$200]))=&quot;&quot;;&quot;&quot;;[.AG$17]&amp;&quot; = yes &quot;)" table:style-name="ce1"/>
          <table:table-cell office:value-type="string" office:string-value="" table:formula="of:=IF(INDEX([.AH$18:.AH$200];MATCH([.$C63];[.$Y$18:.$Y$200]))=&quot;&quot;;&quot;&quot;;[.AH$17]&amp;&quot; = yes &quot;)" table:style-name="ce1"/>
          <table:table-cell office:value-type="string" office:string-value="" table:formula="of:=IF(INDEX([.AI$18:.AI$200];MATCH([.$C63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57</text:p>
          </table:table-cell>
          <table:table-cell office:value-type="string" office:string-value="pc_desert" table:formula="of:=INDEX([.Y$18:.Y$200];[.K64])" table:style-name="ce1">
            <text:p>pc_desert</text:p>
          </table:table-cell>
          <table:table-cell office:value-type="string" office:string-value="pc_frozen_desert" table:formula="of:=INDEX([.$Z$7:.$AD$17];[.L64];[.M64])" table:style-name="ce1">
            <text:p>pc_frozen_desert</text:p>
          </table:table-cell>
          <table:table-cell office:value-type="string" office:string-value="@terraforming_cost_level_2" table:formula="of:=[.$X$8]&amp;[.N64]" table:style-name="ce1">
            <text:p>@terraforming_cost_level_2</text:p>
          </table:table-cell>
          <table:table-cell office:value-type="string" office:string-value="@terraforming_duration_level_2" table:formula="of:=[.$X$9]&amp;[.N64]" table:style-name="ce1">
            <text:p>@terraforming_duration_level_2</text:p>
          </table:table-cell>
          <table:table-cell office:value-type="string" office:string-value="terraforming_candidate = yes OR={}&quot;OR={}" table:formula="of:=[.O64]&amp;&quot;OR={&quot;&amp;CONCATENATE([.P64];[.Q64];[.R64];[.S64])&amp;&quot;}&quot;&quot;OR={&quot;&amp;CONCATENATE([.T64];[.U64];[.V64];[.W64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64]+1)" table:style-name="ce1">
            <text:p>tech2</text:p>
          </table:table-cell>
          <table:table-cell office:value-type="float" office:value="0" table:formula="of:=[.I63]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2" table:formula="of:=INT([.J64]/COUNTA([.$Z$7:.$AD$17]))+1" table:style-name="ce1">
            <text:p>2</text:p>
          </table:table-cell>
          <table:table-cell office:value-type="float" office:value="1" table:formula="of:=IF(INDEX([.$Z$7:.$AD$17];[.L63]+1;[.M63])=&quot;&quot;;1;[.L63]+1)" table:style-name="ce1">
            <text:p>1</text:p>
          </table:table-cell>
          <table:table-cell office:value-type="float" office:value="3" table:formula="of:=IF(INDEX([.$Z$7:.$AD$17];[.L63]+1;[.M63])=&quot;&quot;;IF([.M63]=5;1;[.M63]+1);[.M63])" table:style-name="ce1">
            <text:p>3</text:p>
          </table:table-cell>
          <table:table-cell office:value-type="float" office:value="2" table:formula="of:=IF([.B64]=[.C64];0;INDEX([.$Z$18:.$AD$25];INT([.$J64]/COUNTA([.$Z$7:.$AD$17]))+1;[.$M64]))" table:style-name="ce1">
            <text:p>2</text:p>
          </table:table-cell>
          <table:table-cell office:value-type="string" office:string-value="terraforming_candidate = yes " table:formula="of:=IF(INDEX([.$AE$18:.$AE$200];[.$K64])=&quot;yes&quot;;&quot;&quot;;IF([.C64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64])=&quot;&quot;;&quot;&quot;;[.AF$17]&amp;&quot; = yes &quot;)" table:style-name="ce1"/>
          <table:table-cell office:value-type="string" office:string-value="" table:formula="of:=IF(INDEX([.AG$18:.AG$200];[.$K64])=&quot;&quot;;&quot;&quot;;[.AG$17]&amp;&quot; = yes &quot;)" table:style-name="ce1"/>
          <table:table-cell office:value-type="string" office:string-value="" table:formula="of:=IF(INDEX([.AH$18:.AH$200];[.$K64])=&quot;&quot;;&quot;&quot;;[.AH$17]&amp;&quot; = yes &quot;)" table:style-name="ce1"/>
          <table:table-cell office:value-type="string" office:string-value="" table:formula="of:=IF(INDEX([.AI$18:.AI$200];[.$K64])=&quot;&quot;;&quot;&quot;;[.AI$17]&amp;&quot; = yes &quot;)" table:style-name="ce1"/>
          <table:table-cell office:value-type="string" office:string-value="" table:formula="of:=IF(INDEX([.AF$18:.AF$200];MATCH([.$C64];[.$Y$18:.$Y$200]))=&quot;&quot;;&quot;&quot;;[.AF$17]&amp;&quot; = yes &quot;)" table:style-name="ce1"/>
          <table:table-cell office:value-type="string" office:string-value="" table:formula="of:=IF(INDEX([.AG$18:.AG$200];MATCH([.$C64];[.$Y$18:.$Y$200]))=&quot;&quot;;&quot;&quot;;[.AG$17]&amp;&quot; = yes &quot;)" table:style-name="ce1"/>
          <table:table-cell office:value-type="string" office:string-value="" table:formula="of:=IF(INDEX([.AH$18:.AH$200];MATCH([.$C64];[.$Y$18:.$Y$200]))=&quot;&quot;;&quot;&quot;;[.AH$17]&amp;&quot; = yes &quot;)" table:style-name="ce1"/>
          <table:table-cell office:value-type="string" office:string-value="" table:formula="of:=IF(INDEX([.AI$18:.AI$200];MATCH([.$C64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58</text:p>
          </table:table-cell>
          <table:table-cell office:value-type="string" office:string-value="pc_desert" table:formula="of:=INDEX([.Y$18:.Y$200];[.K65])" table:style-name="ce1">
            <text:p>pc_desert</text:p>
          </table:table-cell>
          <table:table-cell office:value-type="string" office:string-value="pc_steppe" table:formula="of:=INDEX([.$Z$7:.$AD$17];[.L65];[.M65])" table:style-name="ce1">
            <text:p>pc_steppe</text:p>
          </table:table-cell>
          <table:table-cell office:value-type="string" office:string-value="@terraforming_cost_level_2" table:formula="of:=[.$X$8]&amp;[.N65]" table:style-name="ce1">
            <text:p>@terraforming_cost_level_2</text:p>
          </table:table-cell>
          <table:table-cell office:value-type="string" office:string-value="@terraforming_duration_level_2" table:formula="of:=[.$X$9]&amp;[.N65]" table:style-name="ce1">
            <text:p>@terraforming_duration_level_2</text:p>
          </table:table-cell>
          <table:table-cell office:value-type="string" office:string-value="terraforming_candidate = yes OR={}&quot;OR={}" table:formula="of:=[.O65]&amp;&quot;OR={&quot;&amp;CONCATENATE([.P65];[.Q65];[.R65];[.S65])&amp;&quot;}&quot;&quot;OR={&quot;&amp;CONCATENATE([.T65];[.U65];[.V65];[.W65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65]+1)" table:style-name="ce1">
            <text:p>tech2</text:p>
          </table:table-cell>
          <table:table-cell office:value-type="float" office:value="0" table:formula="of:=[.I64]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2" table:formula="of:=INT([.J65]/COUNTA([.$Z$7:.$AD$17]))+1" table:style-name="ce1">
            <text:p>2</text:p>
          </table:table-cell>
          <table:table-cell office:value-type="float" office:value="2" table:formula="of:=IF(INDEX([.$Z$7:.$AD$17];[.L64]+1;[.M64])=&quot;&quot;;1;[.L64]+1)" table:style-name="ce1">
            <text:p>2</text:p>
          </table:table-cell>
          <table:table-cell office:value-type="float" office:value="3" table:formula="of:=IF(INDEX([.$Z$7:.$AD$17];[.L64]+1;[.M64])=&quot;&quot;;IF([.M64]=5;1;[.M64]+1);[.M64])" table:style-name="ce1">
            <text:p>3</text:p>
          </table:table-cell>
          <table:table-cell office:value-type="float" office:value="2" table:formula="of:=IF([.B65]=[.C65];0;INDEX([.$Z$18:.$AD$25];INT([.$J65]/COUNTA([.$Z$7:.$AD$17]))+1;[.$M65]))" table:style-name="ce1">
            <text:p>2</text:p>
          </table:table-cell>
          <table:table-cell office:value-type="string" office:string-value="terraforming_candidate = yes " table:formula="of:=IF(INDEX([.$AE$18:.$AE$200];[.$K65])=&quot;yes&quot;;&quot;&quot;;IF([.C65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65])=&quot;&quot;;&quot;&quot;;[.AF$17]&amp;&quot; = yes &quot;)" table:style-name="ce1"/>
          <table:table-cell office:value-type="string" office:string-value="" table:formula="of:=IF(INDEX([.AG$18:.AG$200];[.$K65])=&quot;&quot;;&quot;&quot;;[.AG$17]&amp;&quot; = yes &quot;)" table:style-name="ce1"/>
          <table:table-cell office:value-type="string" office:string-value="" table:formula="of:=IF(INDEX([.AH$18:.AH$200];[.$K65])=&quot;&quot;;&quot;&quot;;[.AH$17]&amp;&quot; = yes &quot;)" table:style-name="ce1"/>
          <table:table-cell office:value-type="string" office:string-value="" table:formula="of:=IF(INDEX([.AI$18:.AI$200];[.$K65])=&quot;&quot;;&quot;&quot;;[.AI$17]&amp;&quot; = yes &quot;)" table:style-name="ce1"/>
          <table:table-cell office:value-type="string" office:string-value="" table:formula="of:=IF(INDEX([.AF$18:.AF$200];MATCH([.$C65];[.$Y$18:.$Y$200]))=&quot;&quot;;&quot;&quot;;[.AF$17]&amp;&quot; = yes &quot;)" table:style-name="ce1"/>
          <table:table-cell office:value-type="string" office:string-value="" table:formula="of:=IF(INDEX([.AG$18:.AG$200];MATCH([.$C65];[.$Y$18:.$Y$200]))=&quot;&quot;;&quot;&quot;;[.AG$17]&amp;&quot; = yes &quot;)" table:style-name="ce1"/>
          <table:table-cell office:value-type="string" office:string-value="" table:formula="of:=IF(INDEX([.AH$18:.AH$200];MATCH([.$C65];[.$Y$18:.$Y$200]))=&quot;&quot;;&quot;&quot;;[.AH$17]&amp;&quot; = yes &quot;)" table:style-name="ce1"/>
          <table:table-cell office:value-type="string" office:string-value="" table:formula="of:=IF(INDEX([.AI$18:.AI$200];MATCH([.$C65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59</text:p>
          </table:table-cell>
          <table:table-cell office:value-type="string" office:string-value="pc_desert" table:formula="of:=INDEX([.Y$18:.Y$200];[.K66])" table:style-name="ce1">
            <text:p>pc_desert</text:p>
          </table:table-cell>
          <table:table-cell office:value-type="string" office:string-value="pc_hadesert" table:formula="of:=INDEX([.$Z$7:.$AD$17];[.L66];[.M66])" table:style-name="ce1">
            <text:p>pc_hadesert</text:p>
          </table:table-cell>
          <table:table-cell office:value-type="string" office:string-value="@terraforming_cost_level_2" table:formula="of:=[.$X$8]&amp;[.N66]" table:style-name="ce1">
            <text:p>@terraforming_cost_level_2</text:p>
          </table:table-cell>
          <table:table-cell office:value-type="string" office:string-value="@terraforming_duration_level_2" table:formula="of:=[.$X$9]&amp;[.N66]" table:style-name="ce1">
            <text:p>@terraforming_duration_level_2</text:p>
          </table:table-cell>
          <table:table-cell office:value-type="string" office:string-value="terraforming_candidate = yes OR={}&quot;OR={}" table:formula="of:=[.O66]&amp;&quot;OR={&quot;&amp;CONCATENATE([.P66];[.Q66];[.R66];[.S66])&amp;&quot;}&quot;&quot;OR={&quot;&amp;CONCATENATE([.T66];[.U66];[.V66];[.W66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66]+1)" table:style-name="ce1">
            <text:p>tech2</text:p>
          </table:table-cell>
          <table:table-cell office:value-type="float" office:value="0" table:formula="of:=[.I65]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2" table:formula="of:=INT([.J66]/COUNTA([.$Z$7:.$AD$17]))+1" table:style-name="ce1">
            <text:p>2</text:p>
          </table:table-cell>
          <table:table-cell office:value-type="float" office:value="3" table:formula="of:=IF(INDEX([.$Z$7:.$AD$17];[.L65]+1;[.M65])=&quot;&quot;;1;[.L65]+1)" table:style-name="ce1">
            <text:p>3</text:p>
          </table:table-cell>
          <table:table-cell office:value-type="float" office:value="3" table:formula="of:=IF(INDEX([.$Z$7:.$AD$17];[.L65]+1;[.M65])=&quot;&quot;;IF([.M65]=5;1;[.M65]+1);[.M65])" table:style-name="ce1">
            <text:p>3</text:p>
          </table:table-cell>
          <table:table-cell office:value-type="float" office:value="2" table:formula="of:=IF([.B66]=[.C66];0;INDEX([.$Z$18:.$AD$25];INT([.$J66]/COUNTA([.$Z$7:.$AD$17]))+1;[.$M66]))" table:style-name="ce1">
            <text:p>2</text:p>
          </table:table-cell>
          <table:table-cell office:value-type="string" office:string-value="terraforming_candidate = yes " table:formula="of:=IF(INDEX([.$AE$18:.$AE$200];[.$K66])=&quot;yes&quot;;&quot;&quot;;IF([.C66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66])=&quot;&quot;;&quot;&quot;;[.AF$17]&amp;&quot; = yes &quot;)" table:style-name="ce1"/>
          <table:table-cell office:value-type="string" office:string-value="" table:formula="of:=IF(INDEX([.AG$18:.AG$200];[.$K66])=&quot;&quot;;&quot;&quot;;[.AG$17]&amp;&quot; = yes &quot;)" table:style-name="ce1"/>
          <table:table-cell office:value-type="string" office:string-value="" table:formula="of:=IF(INDEX([.AH$18:.AH$200];[.$K66])=&quot;&quot;;&quot;&quot;;[.AH$17]&amp;&quot; = yes &quot;)" table:style-name="ce1"/>
          <table:table-cell office:value-type="string" office:string-value="" table:formula="of:=IF(INDEX([.AI$18:.AI$200];[.$K66])=&quot;&quot;;&quot;&quot;;[.AI$17]&amp;&quot; = yes &quot;)" table:style-name="ce1"/>
          <table:table-cell office:value-type="string" office:string-value="" table:formula="of:=IF(INDEX([.AF$18:.AF$200];MATCH([.$C66];[.$Y$18:.$Y$200]))=&quot;&quot;;&quot;&quot;;[.AF$17]&amp;&quot; = yes &quot;)" table:style-name="ce1"/>
          <table:table-cell office:value-type="string" office:string-value="" table:formula="of:=IF(INDEX([.AG$18:.AG$200];MATCH([.$C66];[.$Y$18:.$Y$200]))=&quot;&quot;;&quot;&quot;;[.AG$17]&amp;&quot; = yes &quot;)" table:style-name="ce1"/>
          <table:table-cell office:value-type="string" office:string-value="" table:formula="of:=IF(INDEX([.AH$18:.AH$200];MATCH([.$C66];[.$Y$18:.$Y$200]))=&quot;&quot;;&quot;&quot;;[.AH$17]&amp;&quot; = yes &quot;)" table:style-name="ce1"/>
          <table:table-cell office:value-type="string" office:string-value="" table:formula="of:=IF(INDEX([.AI$18:.AI$200];MATCH([.$C66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60</text:p>
          </table:table-cell>
          <table:table-cell office:value-type="string" office:string-value="pc_desert" table:formula="of:=INDEX([.Y$18:.Y$200];[.K67])" table:style-name="ce1">
            <text:p>pc_desert</text:p>
          </table:table-cell>
          <table:table-cell office:value-type="string" office:string-value="pc_antarctic" table:formula="of:=INDEX([.$Z$7:.$AD$17];[.L67];[.M67])" table:style-name="ce1">
            <text:p>pc_antarctic</text:p>
          </table:table-cell>
          <table:table-cell office:value-type="string" office:string-value="@terraforming_cost_level_2" table:formula="of:=[.$X$8]&amp;[.N67]" table:style-name="ce1">
            <text:p>@terraforming_cost_level_2</text:p>
          </table:table-cell>
          <table:table-cell office:value-type="string" office:string-value="@terraforming_duration_level_2" table:formula="of:=[.$X$9]&amp;[.N67]" table:style-name="ce1">
            <text:p>@terraforming_duration_level_2</text:p>
          </table:table-cell>
          <table:table-cell office:value-type="float" office:value="0" table:formula="of:=[.O67]&amp;&quot;OR={&quot;&amp;CONCATENATE([.P67];[.Q67];[.R67];[.S67])&amp;&quot;}&quot;&quot;OR={&quot;&amp;CONCATENATE([.T67];[.U67];[.V67];[.W67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67]+1)" table:style-name="ce1">
            <text:p>tech2</text:p>
          </table:table-cell>
          <table:table-cell office:value-type="float" office:value="0" table:formula="of:=[.I66]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2" table:formula="of:=INT([.J67]/COUNTA([.$Z$7:.$AD$17]))+1" table:style-name="ce1">
            <text:p>2</text:p>
          </table:table-cell>
          <table:table-cell office:value-type="float" office:value="4" table:formula="of:=IF(INDEX([.$Z$7:.$AD$17];[.L66]+1;[.M66])=&quot;&quot;;1;[.L66]+1)" table:style-name="ce1">
            <text:p>4</text:p>
          </table:table-cell>
          <table:table-cell office:value-type="float" office:value="3" table:formula="of:=IF(INDEX([.$Z$7:.$AD$17];[.L66]+1;[.M66])=&quot;&quot;;IF([.M66]=5;1;[.M66]+1);[.M66])" table:style-name="ce1">
            <text:p>3</text:p>
          </table:table-cell>
          <table:table-cell office:value-type="float" office:value="2" table:formula="of:=IF([.B67]=[.C67];0;INDEX([.$Z$18:.$AD$25];INT([.$J67]/COUNTA([.$Z$7:.$AD$17]))+1;[.$M67]))" table:style-name="ce1">
            <text:p>2</text:p>
          </table:table-cell>
          <table:table-cell office:value-type="string" office:string-value="terraforming_candidate = yes " table:formula="of:=IF(INDEX([.$AE$18:.$AE$200];[.$K67])=&quot;yes&quot;;&quot;&quot;;IF([.C67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67])=&quot;&quot;;&quot;&quot;;[.AF$17]&amp;&quot; = yes &quot;)" table:style-name="ce1"/>
          <table:table-cell office:value-type="string" office:string-value="" table:formula="of:=IF(INDEX([.AG$18:.AG$200];[.$K67])=&quot;&quot;;&quot;&quot;;[.AG$17]&amp;&quot; = yes &quot;)" table:style-name="ce1"/>
          <table:table-cell office:value-type="string" office:string-value="" table:formula="of:=IF(INDEX([.AH$18:.AH$200];[.$K67])=&quot;&quot;;&quot;&quot;;[.AH$17]&amp;&quot; = yes &quot;)" table:style-name="ce1"/>
          <table:table-cell office:value-type="string" office:string-value="" table:formula="of:=IF(INDEX([.AI$18:.AI$200];[.$K67])=&quot;&quot;;&quot;&quot;;[.AI$17]&amp;&quot; = yes &quot;)" table:style-name="ce1"/>
          <table:table-cell office:value-type="float" office:value="0" table:formula="of:=IF(INDEX([.AF$18:.AF$200];MATCH([.$C67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67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67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67];[.$Y$18:.$Y$200]))=&quot;&quot;;&quot;&quot;;[.AI$17]&amp;&quot; = yes &quot;)" table:style-name="ce1">
            <text:p>#N/A</text:p>
          </table:table-cell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61</text:p>
          </table:table-cell>
          <table:table-cell office:value-type="string" office:string-value="pc_desert" table:formula="of:=INDEX([.Y$18:.Y$200];[.K68])" table:style-name="ce1">
            <text:p>pc_desert</text:p>
          </table:table-cell>
          <table:table-cell office:value-type="string" office:string-value="pc_tundra" table:formula="of:=INDEX([.$Z$7:.$AD$17];[.L68];[.M68])" table:style-name="ce1">
            <text:p>pc_tundra</text:p>
          </table:table-cell>
          <table:table-cell office:value-type="string" office:string-value="@terraforming_cost_level_2" table:formula="of:=[.$X$8]&amp;[.N68]" table:style-name="ce1">
            <text:p>@terraforming_cost_level_2</text:p>
          </table:table-cell>
          <table:table-cell office:value-type="string" office:string-value="@terraforming_duration_level_2" table:formula="of:=[.$X$9]&amp;[.N68]" table:style-name="ce1">
            <text:p>@terraforming_duration_level_2</text:p>
          </table:table-cell>
          <table:table-cell office:value-type="string" office:string-value="terraforming_candidate = yes OR={}&quot;OR={}" table:formula="of:=[.O68]&amp;&quot;OR={&quot;&amp;CONCATENATE([.P68];[.Q68];[.R68];[.S68])&amp;&quot;}&quot;&quot;OR={&quot;&amp;CONCATENATE([.T68];[.U68];[.V68];[.W68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68]+1)" table:style-name="ce1">
            <text:p>tech2</text:p>
          </table:table-cell>
          <table:table-cell office:value-type="float" office:value="0" table:formula="of:=[.I67]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2" table:formula="of:=INT([.J68]/COUNTA([.$Z$7:.$AD$17]))+1" table:style-name="ce1">
            <text:p>2</text:p>
          </table:table-cell>
          <table:table-cell office:value-type="float" office:value="5" table:formula="of:=IF(INDEX([.$Z$7:.$AD$17];[.L67]+1;[.M67])=&quot;&quot;;1;[.L67]+1)" table:style-name="ce1">
            <text:p>5</text:p>
          </table:table-cell>
          <table:table-cell office:value-type="float" office:value="3" table:formula="of:=IF(INDEX([.$Z$7:.$AD$17];[.L67]+1;[.M67])=&quot;&quot;;IF([.M67]=5;1;[.M67]+1);[.M67])" table:style-name="ce1">
            <text:p>3</text:p>
          </table:table-cell>
          <table:table-cell office:value-type="float" office:value="2" table:formula="of:=IF([.B68]=[.C68];0;INDEX([.$Z$18:.$AD$25];INT([.$J68]/COUNTA([.$Z$7:.$AD$17]))+1;[.$M68]))" table:style-name="ce1">
            <text:p>2</text:p>
          </table:table-cell>
          <table:table-cell office:value-type="string" office:string-value="terraforming_candidate = yes " table:formula="of:=IF(INDEX([.$AE$18:.$AE$200];[.$K68])=&quot;yes&quot;;&quot;&quot;;IF([.C68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68])=&quot;&quot;;&quot;&quot;;[.AF$17]&amp;&quot; = yes &quot;)" table:style-name="ce1"/>
          <table:table-cell office:value-type="string" office:string-value="" table:formula="of:=IF(INDEX([.AG$18:.AG$200];[.$K68])=&quot;&quot;;&quot;&quot;;[.AG$17]&amp;&quot; = yes &quot;)" table:style-name="ce1"/>
          <table:table-cell office:value-type="string" office:string-value="" table:formula="of:=IF(INDEX([.AH$18:.AH$200];[.$K68])=&quot;&quot;;&quot;&quot;;[.AH$17]&amp;&quot; = yes &quot;)" table:style-name="ce1"/>
          <table:table-cell office:value-type="string" office:string-value="" table:formula="of:=IF(INDEX([.AI$18:.AI$200];[.$K68])=&quot;&quot;;&quot;&quot;;[.AI$17]&amp;&quot; = yes &quot;)" table:style-name="ce1"/>
          <table:table-cell office:value-type="string" office:string-value="" table:formula="of:=IF(INDEX([.AF$18:.AF$200];MATCH([.$C68];[.$Y$18:.$Y$200]))=&quot;&quot;;&quot;&quot;;[.AF$17]&amp;&quot; = yes &quot;)" table:style-name="ce1"/>
          <table:table-cell office:value-type="string" office:string-value="" table:formula="of:=IF(INDEX([.AG$18:.AG$200];MATCH([.$C68];[.$Y$18:.$Y$200]))=&quot;&quot;;&quot;&quot;;[.AG$17]&amp;&quot; = yes &quot;)" table:style-name="ce1"/>
          <table:table-cell office:value-type="string" office:string-value="" table:formula="of:=IF(INDEX([.AH$18:.AH$200];MATCH([.$C68];[.$Y$18:.$Y$200]))=&quot;&quot;;&quot;&quot;;[.AH$17]&amp;&quot; = yes &quot;)" table:style-name="ce1"/>
          <table:table-cell office:value-type="string" office:string-value="" table:formula="of:=IF(INDEX([.AI$18:.AI$200];MATCH([.$C68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62</text:p>
          </table:table-cell>
          <table:table-cell office:value-type="string" office:string-value="pc_desert" table:formula="of:=INDEX([.Y$18:.Y$200];[.K69])" table:style-name="ce1">
            <text:p>pc_desert</text:p>
          </table:table-cell>
          <table:table-cell office:value-type="string" office:string-value="pc_alpine" table:formula="of:=INDEX([.$Z$7:.$AD$17];[.L69];[.M69])" table:style-name="ce1">
            <text:p>pc_alpine</text:p>
          </table:table-cell>
          <table:table-cell office:value-type="string" office:string-value="@terraforming_cost_level_2" table:formula="of:=[.$X$8]&amp;[.N69]" table:style-name="ce1">
            <text:p>@terraforming_cost_level_2</text:p>
          </table:table-cell>
          <table:table-cell office:value-type="string" office:string-value="@terraforming_duration_level_2" table:formula="of:=[.$X$9]&amp;[.N69]" table:style-name="ce1">
            <text:p>@terraforming_duration_level_2</text:p>
          </table:table-cell>
          <table:table-cell office:value-type="float" office:value="0" table:formula="of:=[.O69]&amp;&quot;OR={&quot;&amp;CONCATENATE([.P69];[.Q69];[.R69];[.S69])&amp;&quot;}&quot;&quot;OR={&quot;&amp;CONCATENATE([.T69];[.U69];[.V69];[.W69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69]+1)" table:style-name="ce1">
            <text:p>tech2</text:p>
          </table:table-cell>
          <table:table-cell office:value-type="float" office:value="0" table:formula="of:=[.I68]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2" table:formula="of:=INT([.J69]/COUNTA([.$Z$7:.$AD$17]))+1" table:style-name="ce1">
            <text:p>2</text:p>
          </table:table-cell>
          <table:table-cell office:value-type="float" office:value="6" table:formula="of:=IF(INDEX([.$Z$7:.$AD$17];[.L68]+1;[.M68])=&quot;&quot;;1;[.L68]+1)" table:style-name="ce1">
            <text:p>6</text:p>
          </table:table-cell>
          <table:table-cell office:value-type="float" office:value="3" table:formula="of:=IF(INDEX([.$Z$7:.$AD$17];[.L68]+1;[.M68])=&quot;&quot;;IF([.M68]=5;1;[.M68]+1);[.M68])" table:style-name="ce1">
            <text:p>3</text:p>
          </table:table-cell>
          <table:table-cell office:value-type="float" office:value="2" table:formula="of:=IF([.B69]=[.C69];0;INDEX([.$Z$18:.$AD$25];INT([.$J69]/COUNTA([.$Z$7:.$AD$17]))+1;[.$M69]))" table:style-name="ce1">
            <text:p>2</text:p>
          </table:table-cell>
          <table:table-cell office:value-type="string" office:string-value="terraforming_candidate = yes " table:formula="of:=IF(INDEX([.$AE$18:.$AE$200];[.$K69])=&quot;yes&quot;;&quot;&quot;;IF([.C69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69])=&quot;&quot;;&quot;&quot;;[.AF$17]&amp;&quot; = yes &quot;)" table:style-name="ce1"/>
          <table:table-cell office:value-type="string" office:string-value="" table:formula="of:=IF(INDEX([.AG$18:.AG$200];[.$K69])=&quot;&quot;;&quot;&quot;;[.AG$17]&amp;&quot; = yes &quot;)" table:style-name="ce1"/>
          <table:table-cell office:value-type="string" office:string-value="" table:formula="of:=IF(INDEX([.AH$18:.AH$200];[.$K69])=&quot;&quot;;&quot;&quot;;[.AH$17]&amp;&quot; = yes &quot;)" table:style-name="ce1"/>
          <table:table-cell office:value-type="string" office:string-value="" table:formula="of:=IF(INDEX([.AI$18:.AI$200];[.$K69])=&quot;&quot;;&quot;&quot;;[.AI$17]&amp;&quot; = yes &quot;)" table:style-name="ce1"/>
          <table:table-cell office:value-type="float" office:value="0" table:formula="of:=IF(INDEX([.AF$18:.AF$200];MATCH([.$C69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69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69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69];[.$Y$18:.$Y$200]))=&quot;&quot;;&quot;&quot;;[.AI$17]&amp;&quot; = yes &quot;)" table:style-name="ce1">
            <text:p>#N/A</text:p>
          </table:table-cell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63</text:p>
          </table:table-cell>
          <table:table-cell office:value-type="string" office:string-value="pc_desert" table:formula="of:=INDEX([.Y$18:.Y$200];[.K70])" table:style-name="ce1">
            <text:p>pc_desert</text:p>
          </table:table-cell>
          <table:table-cell office:value-type="string" office:string-value="pc_greenhouse_cold" table:formula="of:=INDEX([.$Z$7:.$AD$17];[.L70];[.M70])" table:style-name="ce1">
            <text:p>pc_greenhouse_cold</text:p>
          </table:table-cell>
          <table:table-cell office:value-type="string" office:string-value="@terraforming_cost_level_2" table:formula="of:=[.$X$8]&amp;[.N70]" table:style-name="ce1">
            <text:p>@terraforming_cost_level_2</text:p>
          </table:table-cell>
          <table:table-cell office:value-type="string" office:string-value="@terraforming_duration_level_2" table:formula="of:=[.$X$9]&amp;[.N70]" table:style-name="ce1">
            <text:p>@terraforming_duration_level_2</text:p>
          </table:table-cell>
          <table:table-cell office:value-type="string" office:string-value="terraforming_candidate = yes OR={}&quot;OR={}" table:formula="of:=[.O70]&amp;&quot;OR={&quot;&amp;CONCATENATE([.P70];[.Q70];[.R70];[.S70])&amp;&quot;}&quot;&quot;OR={&quot;&amp;CONCATENATE([.T70];[.U70];[.V70];[.W70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70]+1)" table:style-name="ce1">
            <text:p>tech2</text:p>
          </table:table-cell>
          <table:table-cell office:value-type="float" office:value="0" table:formula="of:=[.I69]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formula="of:=INT([.J70]/COUNTA([.$Z$7:.$AD$17]))+1" table:style-name="ce1">
            <text:p>2</text:p>
          </table:table-cell>
          <table:table-cell office:value-type="float" office:value="7" table:formula="of:=IF(INDEX([.$Z$7:.$AD$17];[.L69]+1;[.M69])=&quot;&quot;;1;[.L69]+1)" table:style-name="ce1">
            <text:p>7</text:p>
          </table:table-cell>
          <table:table-cell office:value-type="float" office:value="3" table:formula="of:=IF(INDEX([.$Z$7:.$AD$17];[.L69]+1;[.M69])=&quot;&quot;;IF([.M69]=5;1;[.M69]+1);[.M69])" table:style-name="ce1">
            <text:p>3</text:p>
          </table:table-cell>
          <table:table-cell office:value-type="float" office:value="2" table:formula="of:=IF([.B70]=[.C70];0;INDEX([.$Z$18:.$AD$25];INT([.$J70]/COUNTA([.$Z$7:.$AD$17]))+1;[.$M70]))" table:style-name="ce1">
            <text:p>2</text:p>
          </table:table-cell>
          <table:table-cell office:value-type="string" office:string-value="terraforming_candidate = yes " table:formula="of:=IF(INDEX([.$AE$18:.$AE$200];[.$K70])=&quot;yes&quot;;&quot;&quot;;IF([.C70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70])=&quot;&quot;;&quot;&quot;;[.AF$17]&amp;&quot; = yes &quot;)" table:style-name="ce1"/>
          <table:table-cell office:value-type="string" office:string-value="" table:formula="of:=IF(INDEX([.AG$18:.AG$200];[.$K70])=&quot;&quot;;&quot;&quot;;[.AG$17]&amp;&quot; = yes &quot;)" table:style-name="ce1"/>
          <table:table-cell office:value-type="string" office:string-value="" table:formula="of:=IF(INDEX([.AH$18:.AH$200];[.$K70])=&quot;&quot;;&quot;&quot;;[.AH$17]&amp;&quot; = yes &quot;)" table:style-name="ce1"/>
          <table:table-cell office:value-type="string" office:string-value="" table:formula="of:=IF(INDEX([.AI$18:.AI$200];[.$K70])=&quot;&quot;;&quot;&quot;;[.AI$17]&amp;&quot; = yes &quot;)" table:style-name="ce1"/>
          <table:table-cell office:value-type="string" office:string-value="" table:formula="of:=IF(INDEX([.AF$18:.AF$200];MATCH([.$C70];[.$Y$18:.$Y$200]))=&quot;&quot;;&quot;&quot;;[.AF$17]&amp;&quot; = yes &quot;)" table:style-name="ce1"/>
          <table:table-cell office:value-type="string" office:string-value="" table:formula="of:=IF(INDEX([.AG$18:.AG$200];MATCH([.$C70];[.$Y$18:.$Y$200]))=&quot;&quot;;&quot;&quot;;[.AG$17]&amp;&quot; = yes &quot;)" table:style-name="ce1"/>
          <table:table-cell office:value-type="string" office:string-value="" table:formula="of:=IF(INDEX([.AH$18:.AH$200];MATCH([.$C70];[.$Y$18:.$Y$200]))=&quot;&quot;;&quot;&quot;;[.AH$17]&amp;&quot; = yes &quot;)" table:style-name="ce1"/>
          <table:table-cell office:value-type="string" office:string-value="" table:formula="of:=IF(INDEX([.AI$18:.AI$200];MATCH([.$C70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64</text:p>
          </table:table-cell>
          <table:table-cell office:value-type="string" office:string-value="pc_desert" table:formula="of:=INDEX([.Y$18:.Y$200];[.K71])" table:style-name="ce1">
            <text:p>pc_desert</text:p>
          </table:table-cell>
          <table:table-cell office:value-type="string" office:string-value="pc_arctic" table:formula="of:=INDEX([.$Z$7:.$AD$17];[.L71];[.M71])" table:style-name="ce1">
            <text:p>pc_arctic</text:p>
          </table:table-cell>
          <table:table-cell office:value-type="string" office:string-value="@terraforming_cost_level_3" table:formula="of:=[.$X$8]&amp;[.N71]" table:style-name="ce1">
            <text:p>@terraforming_cost_level_3</text:p>
          </table:table-cell>
          <table:table-cell office:value-type="string" office:string-value="@terraforming_duration_level_3" table:formula="of:=[.$X$9]&amp;[.N71]" table:style-name="ce1">
            <text:p>@terraforming_duration_level_3</text:p>
          </table:table-cell>
          <table:table-cell office:value-type="float" office:value="0" table:formula="of:=[.O71]&amp;&quot;OR={&quot;&amp;CONCATENATE([.P71];[.Q71];[.R71];[.S71])&amp;&quot;}&quot;&quot;OR={&quot;&amp;CONCATENATE([.T71];[.U71];[.V71];[.W71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71]+1)" table:style-name="ce1">
            <text:p>tech3</text:p>
          </table:table-cell>
          <table:table-cell office:value-type="float" office:value="0" table:formula="of:=[.I70]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2" table:formula="of:=INT([.J71]/COUNTA([.$Z$7:.$AD$17]))+1" table:style-name="ce1">
            <text:p>2</text:p>
          </table:table-cell>
          <table:table-cell office:value-type="float" office:value="1" table:formula="of:=IF(INDEX([.$Z$7:.$AD$17];[.L70]+1;[.M70])=&quot;&quot;;1;[.L70]+1)" table:style-name="ce1">
            <text:p>1</text:p>
          </table:table-cell>
          <table:table-cell office:value-type="float" office:value="4" table:formula="of:=IF(INDEX([.$Z$7:.$AD$17];[.L70]+1;[.M70])=&quot;&quot;;IF([.M70]=5;1;[.M70]+1);[.M70])" table:style-name="ce1">
            <text:p>4</text:p>
          </table:table-cell>
          <table:table-cell office:value-type="float" office:value="3" table:formula="of:=IF([.B71]=[.C71];0;INDEX([.$Z$18:.$AD$25];INT([.$J71]/COUNTA([.$Z$7:.$AD$17]))+1;[.$M71]))" table:style-name="ce1">
            <text:p>3</text:p>
          </table:table-cell>
          <table:table-cell office:value-type="string" office:string-value="terraforming_candidate = yes " table:formula="of:=IF(INDEX([.$AE$18:.$AE$200];[.$K71])=&quot;yes&quot;;&quot;&quot;;IF([.C71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71])=&quot;&quot;;&quot;&quot;;[.AF$17]&amp;&quot; = yes &quot;)" table:style-name="ce1"/>
          <table:table-cell office:value-type="string" office:string-value="" table:formula="of:=IF(INDEX([.AG$18:.AG$200];[.$K71])=&quot;&quot;;&quot;&quot;;[.AG$17]&amp;&quot; = yes &quot;)" table:style-name="ce1"/>
          <table:table-cell office:value-type="string" office:string-value="" table:formula="of:=IF(INDEX([.AH$18:.AH$200];[.$K71])=&quot;&quot;;&quot;&quot;;[.AH$17]&amp;&quot; = yes &quot;)" table:style-name="ce1"/>
          <table:table-cell office:value-type="string" office:string-value="" table:formula="of:=IF(INDEX([.AI$18:.AI$200];[.$K71])=&quot;&quot;;&quot;&quot;;[.AI$17]&amp;&quot; = yes &quot;)" table:style-name="ce1"/>
          <table:table-cell office:value-type="float" office:value="0" table:formula="of:=IF(INDEX([.AF$18:.AF$200];MATCH([.$C71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71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71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71];[.$Y$18:.$Y$200]))=&quot;&quot;;&quot;&quot;;[.AI$17]&amp;&quot; = yes &quot;)" table:style-name="ce1">
            <text:p>#N/A</text:p>
          </table:table-cell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65</text:p>
          </table:table-cell>
          <table:table-cell office:value-type="string" office:string-value="pc_desert" table:formula="of:=INDEX([.Y$18:.Y$200];[.K72])" table:style-name="ce1">
            <text:p>pc_desert</text:p>
          </table:table-cell>
          <table:table-cell office:value-type="string" office:string-value="pc_swamp" table:formula="of:=INDEX([.$Z$7:.$AD$17];[.L72];[.M72])" table:style-name="ce1">
            <text:p>pc_swamp</text:p>
          </table:table-cell>
          <table:table-cell office:value-type="string" office:string-value="@terraforming_cost_level_3" table:formula="of:=[.$X$8]&amp;[.N72]" table:style-name="ce1">
            <text:p>@terraforming_cost_level_3</text:p>
          </table:table-cell>
          <table:table-cell office:value-type="string" office:string-value="@terraforming_duration_level_3" table:formula="of:=[.$X$9]&amp;[.N72]" table:style-name="ce1">
            <text:p>@terraforming_duration_level_3</text:p>
          </table:table-cell>
          <table:table-cell office:value-type="string" office:string-value="terraforming_candidate = yes OR={}&quot;OR={}" table:formula="of:=[.O72]&amp;&quot;OR={&quot;&amp;CONCATENATE([.P72];[.Q72];[.R72];[.S72])&amp;&quot;}&quot;&quot;OR={&quot;&amp;CONCATENATE([.T72];[.U72];[.V72];[.W72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72]+1)" table:style-name="ce1">
            <text:p>tech3</text:p>
          </table:table-cell>
          <table:table-cell office:value-type="float" office:value="0" table:formula="of:=[.I71]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2" table:formula="of:=INT([.J72]/COUNTA([.$Z$7:.$AD$17]))+1" table:style-name="ce1">
            <text:p>2</text:p>
          </table:table-cell>
          <table:table-cell office:value-type="float" office:value="2" table:formula="of:=IF(INDEX([.$Z$7:.$AD$17];[.L71]+1;[.M71])=&quot;&quot;;1;[.L71]+1)" table:style-name="ce1">
            <text:p>2</text:p>
          </table:table-cell>
          <table:table-cell office:value-type="float" office:value="4" table:formula="of:=IF(INDEX([.$Z$7:.$AD$17];[.L71]+1;[.M71])=&quot;&quot;;IF([.M71]=5;1;[.M71]+1);[.M71])" table:style-name="ce1">
            <text:p>4</text:p>
          </table:table-cell>
          <table:table-cell office:value-type="float" office:value="3" table:formula="of:=IF([.B72]=[.C72];0;INDEX([.$Z$18:.$AD$25];INT([.$J72]/COUNTA([.$Z$7:.$AD$17]))+1;[.$M72]))" table:style-name="ce1">
            <text:p>3</text:p>
          </table:table-cell>
          <table:table-cell office:value-type="string" office:string-value="terraforming_candidate = yes " table:formula="of:=IF(INDEX([.$AE$18:.$AE$200];[.$K72])=&quot;yes&quot;;&quot;&quot;;IF([.C72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72])=&quot;&quot;;&quot;&quot;;[.AF$17]&amp;&quot; = yes &quot;)" table:style-name="ce1"/>
          <table:table-cell office:value-type="string" office:string-value="" table:formula="of:=IF(INDEX([.AG$18:.AG$200];[.$K72])=&quot;&quot;;&quot;&quot;;[.AG$17]&amp;&quot; = yes &quot;)" table:style-name="ce1"/>
          <table:table-cell office:value-type="string" office:string-value="" table:formula="of:=IF(INDEX([.AH$18:.AH$200];[.$K72])=&quot;&quot;;&quot;&quot;;[.AH$17]&amp;&quot; = yes &quot;)" table:style-name="ce1"/>
          <table:table-cell office:value-type="string" office:string-value="" table:formula="of:=IF(INDEX([.AI$18:.AI$200];[.$K72])=&quot;&quot;;&quot;&quot;;[.AI$17]&amp;&quot; = yes &quot;)" table:style-name="ce1"/>
          <table:table-cell office:value-type="string" office:string-value="" table:formula="of:=IF(INDEX([.AF$18:.AF$200];MATCH([.$C72];[.$Y$18:.$Y$200]))=&quot;&quot;;&quot;&quot;;[.AF$17]&amp;&quot; = yes &quot;)" table:style-name="ce1"/>
          <table:table-cell office:value-type="string" office:string-value="" table:formula="of:=IF(INDEX([.AG$18:.AG$200];MATCH([.$C72];[.$Y$18:.$Y$200]))=&quot;&quot;;&quot;&quot;;[.AG$17]&amp;&quot; = yes &quot;)" table:style-name="ce1"/>
          <table:table-cell office:value-type="string" office:string-value="" table:formula="of:=IF(INDEX([.AH$18:.AH$200];MATCH([.$C72];[.$Y$18:.$Y$200]))=&quot;&quot;;&quot;&quot;;[.AH$17]&amp;&quot; = yes &quot;)" table:style-name="ce1"/>
          <table:table-cell office:value-type="string" office:string-value="" table:formula="of:=IF(INDEX([.AI$18:.AI$200];MATCH([.$C72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66</text:p>
          </table:table-cell>
          <table:table-cell office:value-type="string" office:string-value="pc_desert" table:formula="of:=INDEX([.Y$18:.Y$200];[.K73])" table:style-name="ce1">
            <text:p>pc_desert</text:p>
          </table:table-cell>
          <table:table-cell office:value-type="string" office:string-value="pc_cascadian" table:formula="of:=INDEX([.$Z$7:.$AD$17];[.L73];[.M73])" table:style-name="ce1">
            <text:p>pc_cascadian</text:p>
          </table:table-cell>
          <table:table-cell office:value-type="string" office:string-value="@terraforming_cost_level_3" table:formula="of:=[.$X$8]&amp;[.N73]" table:style-name="ce1">
            <text:p>@terraforming_cost_level_3</text:p>
          </table:table-cell>
          <table:table-cell office:value-type="string" office:string-value="@terraforming_duration_level_3" table:formula="of:=[.$X$9]&amp;[.N73]" table:style-name="ce1">
            <text:p>@terraforming_duration_level_3</text:p>
          </table:table-cell>
          <table:table-cell office:value-type="string" office:string-value="terraforming_candidate = yes OR={}&quot;OR={planetary_diversity_enabled = yes new_worlds_enabled = yes guillis_planet_modifiers_enabled = yes exo_terraforming_overhaul_enabled = yes }" table:formula="of:=[.O73]&amp;&quot;OR={&quot;&amp;CONCATENATE([.P73];[.Q73];[.R73];[.S73])&amp;&quot;}&quot;&quot;OR={&quot;&amp;CONCATENATE([.T73];[.U73];[.V73];[.W73])&amp;&quot;}&quot;" table:style-name="ce1">
            <text:p>terraforming_candidate = yes 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73]+1)" table:style-name="ce1">
            <text:p>tech3</text:p>
          </table:table-cell>
          <table:table-cell office:value-type="float" office:value="0" table:formula="of:=[.I72]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2" table:formula="of:=INT([.J73]/COUNTA([.$Z$7:.$AD$17]))+1" table:style-name="ce1">
            <text:p>2</text:p>
          </table:table-cell>
          <table:table-cell office:value-type="float" office:value="3" table:formula="of:=IF(INDEX([.$Z$7:.$AD$17];[.L72]+1;[.M72])=&quot;&quot;;1;[.L72]+1)" table:style-name="ce1">
            <text:p>3</text:p>
          </table:table-cell>
          <table:table-cell office:value-type="float" office:value="4" table:formula="of:=IF(INDEX([.$Z$7:.$AD$17];[.L72]+1;[.M72])=&quot;&quot;;IF([.M72]=5;1;[.M72]+1);[.M72])" table:style-name="ce1">
            <text:p>4</text:p>
          </table:table-cell>
          <table:table-cell office:value-type="float" office:value="3" table:formula="of:=IF([.B73]=[.C73];0;INDEX([.$Z$18:.$AD$25];INT([.$J73]/COUNTA([.$Z$7:.$AD$17]))+1;[.$M73]))" table:style-name="ce1">
            <text:p>3</text:p>
          </table:table-cell>
          <table:table-cell office:value-type="string" office:string-value="terraforming_candidate = yes " table:formula="of:=IF(INDEX([.$AE$18:.$AE$200];[.$K73])=&quot;yes&quot;;&quot;&quot;;IF([.C73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73])=&quot;&quot;;&quot;&quot;;[.AF$17]&amp;&quot; = yes &quot;)" table:style-name="ce1"/>
          <table:table-cell office:value-type="string" office:string-value="" table:formula="of:=IF(INDEX([.AG$18:.AG$200];[.$K73])=&quot;&quot;;&quot;&quot;;[.AG$17]&amp;&quot; = yes &quot;)" table:style-name="ce1"/>
          <table:table-cell office:value-type="string" office:string-value="" table:formula="of:=IF(INDEX([.AH$18:.AH$200];[.$K73])=&quot;&quot;;&quot;&quot;;[.AH$17]&amp;&quot; = yes &quot;)" table:style-name="ce1"/>
          <table:table-cell office:value-type="string" office:string-value="" table:formula="of:=IF(INDEX([.AI$18:.AI$200];[.$K73])=&quot;&quot;;&quot;&quot;;[.AI$17]&amp;&quot; = yes &quot;)" table:style-name="ce1"/>
          <table:table-cell office:value-type="string" office:string-value="planetary_diversity_enabled = yes " table:formula="of:=IF(INDEX([.AF$18:.AF$200];MATCH([.$C73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73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73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73];[.$Y$18:.$Y$200]))=&quot;&quot;;&quot;&quot;;[.AI$17]&amp;&quot; = yes &quot;)" table:style-name="ce1">
            <text:p>exo_terraforming_overhaul_enabled = yes<text:s/></text:p>
          </table:table-cell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67</text:p>
          </table:table-cell>
          <table:table-cell office:value-type="string" office:string-value="pc_desert" table:formula="of:=INDEX([.Y$18:.Y$200];[.K74])" table:style-name="ce1">
            <text:p>pc_desert</text:p>
          </table:table-cell>
          <table:table-cell office:value-type="string" office:string-value="pc_geothermal" table:formula="of:=INDEX([.$Z$7:.$AD$17];[.L74];[.M74])" table:style-name="ce1">
            <text:p>pc_geothermal</text:p>
          </table:table-cell>
          <table:table-cell office:value-type="string" office:string-value="@terraforming_cost_level_3" table:formula="of:=[.$X$8]&amp;[.N74]" table:style-name="ce1">
            <text:p>@terraforming_cost_level_3</text:p>
          </table:table-cell>
          <table:table-cell office:value-type="string" office:string-value="@terraforming_duration_level_3" table:formula="of:=[.$X$9]&amp;[.N74]" table:style-name="ce1">
            <text:p>@terraforming_duration_level_3</text:p>
          </table:table-cell>
          <table:table-cell office:value-type="string" office:string-value="terraforming_candidate = yes OR={}&quot;OR={}" table:formula="of:=[.O74]&amp;&quot;OR={&quot;&amp;CONCATENATE([.P74];[.Q74];[.R74];[.S74])&amp;&quot;}&quot;&quot;OR={&quot;&amp;CONCATENATE([.T74];[.U74];[.V74];[.W74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74]+1)" table:style-name="ce1">
            <text:p>tech3</text:p>
          </table:table-cell>
          <table:table-cell office:value-type="float" office:value="0" table:formula="of:=[.I73]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2" table:formula="of:=INT([.J74]/COUNTA([.$Z$7:.$AD$17]))+1" table:style-name="ce1">
            <text:p>2</text:p>
          </table:table-cell>
          <table:table-cell office:value-type="float" office:value="4" table:formula="of:=IF(INDEX([.$Z$7:.$AD$17];[.L73]+1;[.M73])=&quot;&quot;;1;[.L73]+1)" table:style-name="ce1">
            <text:p>4</text:p>
          </table:table-cell>
          <table:table-cell office:value-type="float" office:value="4" table:formula="of:=IF(INDEX([.$Z$7:.$AD$17];[.L73]+1;[.M73])=&quot;&quot;;IF([.M73]=5;1;[.M73]+1);[.M73])" table:style-name="ce1">
            <text:p>4</text:p>
          </table:table-cell>
          <table:table-cell office:value-type="float" office:value="3" table:formula="of:=IF([.B74]=[.C74];0;INDEX([.$Z$18:.$AD$25];INT([.$J74]/COUNTA([.$Z$7:.$AD$17]))+1;[.$M74]))" table:style-name="ce1">
            <text:p>3</text:p>
          </table:table-cell>
          <table:table-cell office:value-type="string" office:string-value="terraforming_candidate = yes " table:formula="of:=IF(INDEX([.$AE$18:.$AE$200];[.$K74])=&quot;yes&quot;;&quot;&quot;;IF([.C74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74])=&quot;&quot;;&quot;&quot;;[.AF$17]&amp;&quot; = yes &quot;)" table:style-name="ce1"/>
          <table:table-cell office:value-type="string" office:string-value="" table:formula="of:=IF(INDEX([.AG$18:.AG$200];[.$K74])=&quot;&quot;;&quot;&quot;;[.AG$17]&amp;&quot; = yes &quot;)" table:style-name="ce1"/>
          <table:table-cell office:value-type="string" office:string-value="" table:formula="of:=IF(INDEX([.AH$18:.AH$200];[.$K74])=&quot;&quot;;&quot;&quot;;[.AH$17]&amp;&quot; = yes &quot;)" table:style-name="ce1"/>
          <table:table-cell office:value-type="string" office:string-value="" table:formula="of:=IF(INDEX([.AI$18:.AI$200];[.$K74])=&quot;&quot;;&quot;&quot;;[.AI$17]&amp;&quot; = yes &quot;)" table:style-name="ce1"/>
          <table:table-cell office:value-type="string" office:string-value="" table:formula="of:=IF(INDEX([.AF$18:.AF$200];MATCH([.$C74];[.$Y$18:.$Y$200]))=&quot;&quot;;&quot;&quot;;[.AF$17]&amp;&quot; = yes &quot;)" table:style-name="ce1"/>
          <table:table-cell office:value-type="string" office:string-value="" table:formula="of:=IF(INDEX([.AG$18:.AG$200];MATCH([.$C74];[.$Y$18:.$Y$200]))=&quot;&quot;;&quot;&quot;;[.AG$17]&amp;&quot; = yes &quot;)" table:style-name="ce1"/>
          <table:table-cell office:value-type="string" office:string-value="" table:formula="of:=IF(INDEX([.AH$18:.AH$200];MATCH([.$C74];[.$Y$18:.$Y$200]))=&quot;&quot;;&quot;&quot;;[.AH$17]&amp;&quot; = yes &quot;)" table:style-name="ce1"/>
          <table:table-cell office:value-type="string" office:string-value="" table:formula="of:=IF(INDEX([.AI$18:.AI$200];MATCH([.$C74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68</text:p>
          </table:table-cell>
          <table:table-cell office:value-type="string" office:string-value="pc_desert" table:formula="of:=INDEX([.Y$18:.Y$200];[.K75])" table:style-name="ce1">
            <text:p>pc_desert</text:p>
          </table:table-cell>
          <table:table-cell office:value-type="string" office:string-value="pc_glacial" table:formula="of:=INDEX([.$Z$7:.$AD$17];[.L75];[.M75])" table:style-name="ce1">
            <text:p>pc_glacial</text:p>
          </table:table-cell>
          <table:table-cell office:value-type="string" office:string-value="@terraforming_cost_level_3" table:formula="of:=[.$X$8]&amp;[.N75]" table:style-name="ce1">
            <text:p>@terraforming_cost_level_3</text:p>
          </table:table-cell>
          <table:table-cell office:value-type="string" office:string-value="@terraforming_duration_level_3" table:formula="of:=[.$X$9]&amp;[.N75]" table:style-name="ce1">
            <text:p>@terraforming_duration_level_3</text:p>
          </table:table-cell>
          <table:table-cell office:value-type="string" office:string-value="terraforming_candidate = yes OR={}&quot;OR={}" table:formula="of:=[.O75]&amp;&quot;OR={&quot;&amp;CONCATENATE([.P75];[.Q75];[.R75];[.S75])&amp;&quot;}&quot;&quot;OR={&quot;&amp;CONCATENATE([.T75];[.U75];[.V75];[.W75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75]+1)" table:style-name="ce1">
            <text:p>tech3</text:p>
          </table:table-cell>
          <table:table-cell office:value-type="float" office:value="0" table:formula="of:=[.I74]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2" table:formula="of:=INT([.J75]/COUNTA([.$Z$7:.$AD$17]))+1" table:style-name="ce1">
            <text:p>2</text:p>
          </table:table-cell>
          <table:table-cell office:value-type="float" office:value="5" table:formula="of:=IF(INDEX([.$Z$7:.$AD$17];[.L74]+1;[.M74])=&quot;&quot;;1;[.L74]+1)" table:style-name="ce1">
            <text:p>5</text:p>
          </table:table-cell>
          <table:table-cell office:value-type="float" office:value="4" table:formula="of:=IF(INDEX([.$Z$7:.$AD$17];[.L74]+1;[.M74])=&quot;&quot;;IF([.M74]=5;1;[.M74]+1);[.M74])" table:style-name="ce1">
            <text:p>4</text:p>
          </table:table-cell>
          <table:table-cell office:value-type="float" office:value="3" table:formula="of:=IF([.B75]=[.C75];0;INDEX([.$Z$18:.$AD$25];INT([.$J75]/COUNTA([.$Z$7:.$AD$17]))+1;[.$M75]))" table:style-name="ce1">
            <text:p>3</text:p>
          </table:table-cell>
          <table:table-cell office:value-type="string" office:string-value="terraforming_candidate = yes " table:formula="of:=IF(INDEX([.$AE$18:.$AE$200];[.$K75])=&quot;yes&quot;;&quot;&quot;;IF([.C75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75])=&quot;&quot;;&quot;&quot;;[.AF$17]&amp;&quot; = yes &quot;)" table:style-name="ce1"/>
          <table:table-cell office:value-type="string" office:string-value="" table:formula="of:=IF(INDEX([.AG$18:.AG$200];[.$K75])=&quot;&quot;;&quot;&quot;;[.AG$17]&amp;&quot; = yes &quot;)" table:style-name="ce1"/>
          <table:table-cell office:value-type="string" office:string-value="" table:formula="of:=IF(INDEX([.AH$18:.AH$200];[.$K75])=&quot;&quot;;&quot;&quot;;[.AH$17]&amp;&quot; = yes &quot;)" table:style-name="ce1"/>
          <table:table-cell office:value-type="string" office:string-value="" table:formula="of:=IF(INDEX([.AI$18:.AI$200];[.$K75])=&quot;&quot;;&quot;&quot;;[.AI$17]&amp;&quot; = yes &quot;)" table:style-name="ce1"/>
          <table:table-cell office:value-type="string" office:string-value="" table:formula="of:=IF(INDEX([.AF$18:.AF$200];MATCH([.$C75];[.$Y$18:.$Y$200]))=&quot;&quot;;&quot;&quot;;[.AF$17]&amp;&quot; = yes &quot;)" table:style-name="ce1"/>
          <table:table-cell office:value-type="string" office:string-value="" table:formula="of:=IF(INDEX([.AG$18:.AG$200];MATCH([.$C75];[.$Y$18:.$Y$200]))=&quot;&quot;;&quot;&quot;;[.AG$17]&amp;&quot; = yes &quot;)" table:style-name="ce1"/>
          <table:table-cell office:value-type="string" office:string-value="" table:formula="of:=IF(INDEX([.AH$18:.AH$200];MATCH([.$C75];[.$Y$18:.$Y$200]))=&quot;&quot;;&quot;&quot;;[.AH$17]&amp;&quot; = yes &quot;)" table:style-name="ce1"/>
          <table:table-cell office:value-type="string" office:string-value="" table:formula="of:=IF(INDEX([.AI$18:.AI$200];MATCH([.$C75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69</text:p>
          </table:table-cell>
          <table:table-cell office:value-type="string" office:string-value="pc_desert" table:formula="of:=INDEX([.Y$18:.Y$200];[.K76])" table:style-name="ce1">
            <text:p>pc_desert</text:p>
          </table:table-cell>
          <table:table-cell office:value-type="string" office:string-value="pc_subarctic" table:formula="of:=INDEX([.$Z$7:.$AD$17];[.L76];[.M76])" table:style-name="ce1">
            <text:p>pc_subarctic</text:p>
          </table:table-cell>
          <table:table-cell office:value-type="string" office:string-value="@terraforming_cost_level_3" table:formula="of:=[.$X$8]&amp;[.N76]" table:style-name="ce1">
            <text:p>@terraforming_cost_level_3</text:p>
          </table:table-cell>
          <table:table-cell office:value-type="string" office:string-value="@terraforming_duration_level_3" table:formula="of:=[.$X$9]&amp;[.N76]" table:style-name="ce1">
            <text:p>@terraforming_duration_level_3</text:p>
          </table:table-cell>
          <table:table-cell office:value-type="string" office:string-value="terraforming_candidate = yes OR={}&quot;OR={}" table:formula="of:=[.O76]&amp;&quot;OR={&quot;&amp;CONCATENATE([.P76];[.Q76];[.R76];[.S76])&amp;&quot;}&quot;&quot;OR={&quot;&amp;CONCATENATE([.T76];[.U76];[.V76];[.W76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76]+1)" table:style-name="ce1">
            <text:p>tech3</text:p>
          </table:table-cell>
          <table:table-cell office:value-type="float" office:value="0" table:formula="of:=[.I75]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2" table:formula="of:=INT([.J76]/COUNTA([.$Z$7:.$AD$17]))+1" table:style-name="ce1">
            <text:p>2</text:p>
          </table:table-cell>
          <table:table-cell office:value-type="float" office:value="6" table:formula="of:=IF(INDEX([.$Z$7:.$AD$17];[.L75]+1;[.M75])=&quot;&quot;;1;[.L75]+1)" table:style-name="ce1">
            <text:p>6</text:p>
          </table:table-cell>
          <table:table-cell office:value-type="float" office:value="4" table:formula="of:=IF(INDEX([.$Z$7:.$AD$17];[.L75]+1;[.M75])=&quot;&quot;;IF([.M75]=5;1;[.M75]+1);[.M75])" table:style-name="ce1">
            <text:p>4</text:p>
          </table:table-cell>
          <table:table-cell office:value-type="float" office:value="3" table:formula="of:=IF([.B76]=[.C76];0;INDEX([.$Z$18:.$AD$25];INT([.$J76]/COUNTA([.$Z$7:.$AD$17]))+1;[.$M76]))" table:style-name="ce1">
            <text:p>3</text:p>
          </table:table-cell>
          <table:table-cell office:value-type="string" office:string-value="terraforming_candidate = yes " table:formula="of:=IF(INDEX([.$AE$18:.$AE$200];[.$K76])=&quot;yes&quot;;&quot;&quot;;IF([.C76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76])=&quot;&quot;;&quot;&quot;;[.AF$17]&amp;&quot; = yes &quot;)" table:style-name="ce1"/>
          <table:table-cell office:value-type="string" office:string-value="" table:formula="of:=IF(INDEX([.AG$18:.AG$200];[.$K76])=&quot;&quot;;&quot;&quot;;[.AG$17]&amp;&quot; = yes &quot;)" table:style-name="ce1"/>
          <table:table-cell office:value-type="string" office:string-value="" table:formula="of:=IF(INDEX([.AH$18:.AH$200];[.$K76])=&quot;&quot;;&quot;&quot;;[.AH$17]&amp;&quot; = yes &quot;)" table:style-name="ce1"/>
          <table:table-cell office:value-type="string" office:string-value="" table:formula="of:=IF(INDEX([.AI$18:.AI$200];[.$K76])=&quot;&quot;;&quot;&quot;;[.AI$17]&amp;&quot; = yes &quot;)" table:style-name="ce1"/>
          <table:table-cell office:value-type="string" office:string-value="" table:formula="of:=IF(INDEX([.AF$18:.AF$200];MATCH([.$C76];[.$Y$18:.$Y$200]))=&quot;&quot;;&quot;&quot;;[.AF$17]&amp;&quot; = yes &quot;)" table:style-name="ce1"/>
          <table:table-cell office:value-type="string" office:string-value="" table:formula="of:=IF(INDEX([.AG$18:.AG$200];MATCH([.$C76];[.$Y$18:.$Y$200]))=&quot;&quot;;&quot;&quot;;[.AG$17]&amp;&quot; = yes &quot;)" table:style-name="ce1"/>
          <table:table-cell office:value-type="string" office:string-value="" table:formula="of:=IF(INDEX([.AH$18:.AH$200];MATCH([.$C76];[.$Y$18:.$Y$200]))=&quot;&quot;;&quot;&quot;;[.AH$17]&amp;&quot; = yes &quot;)" table:style-name="ce1"/>
          <table:table-cell office:value-type="string" office:string-value="" table:formula="of:=IF(INDEX([.AI$18:.AI$200];MATCH([.$C76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70</text:p>
          </table:table-cell>
          <table:table-cell office:value-type="string" office:string-value="pc_desert" table:formula="of:=INDEX([.Y$18:.Y$200];[.K77])" table:style-name="ce1">
            <text:p>pc_desert</text:p>
          </table:table-cell>
          <table:table-cell office:value-type="string" office:string-value="pc_marginal_cold" table:formula="of:=INDEX([.$Z$7:.$AD$17];[.L77];[.M77])" table:style-name="ce1">
            <text:p>pc_marginal_cold</text:p>
          </table:table-cell>
          <table:table-cell office:value-type="string" office:string-value="@terraforming_cost_level_3" table:formula="of:=[.$X$8]&amp;[.N77]" table:style-name="ce1">
            <text:p>@terraforming_cost_level_3</text:p>
          </table:table-cell>
          <table:table-cell office:value-type="string" office:string-value="@terraforming_duration_level_3" table:formula="of:=[.$X$9]&amp;[.N77]" table:style-name="ce1">
            <text:p>@terraforming_duration_level_3</text:p>
          </table:table-cell>
          <table:table-cell office:value-type="string" office:string-value="terraforming_candidate = yes OR={}&quot;OR={}" table:formula="of:=[.O77]&amp;&quot;OR={&quot;&amp;CONCATENATE([.P77];[.Q77];[.R77];[.S77])&amp;&quot;}&quot;&quot;OR={&quot;&amp;CONCATENATE([.T77];[.U77];[.V77];[.W77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77]+1)" table:style-name="ce1">
            <text:p>tech3</text:p>
          </table:table-cell>
          <table:table-cell office:value-type="float" office:value="0" table:formula="of:=[.I76]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2" table:formula="of:=INT([.J77]/COUNTA([.$Z$7:.$AD$17]))+1" table:style-name="ce1">
            <text:p>2</text:p>
          </table:table-cell>
          <table:table-cell office:value-type="float" office:value="7" table:formula="of:=IF(INDEX([.$Z$7:.$AD$17];[.L76]+1;[.M76])=&quot;&quot;;1;[.L76]+1)" table:style-name="ce1">
            <text:p>7</text:p>
          </table:table-cell>
          <table:table-cell office:value-type="float" office:value="4" table:formula="of:=IF(INDEX([.$Z$7:.$AD$17];[.L76]+1;[.M76])=&quot;&quot;;IF([.M76]=5;1;[.M76]+1);[.M76])" table:style-name="ce1">
            <text:p>4</text:p>
          </table:table-cell>
          <table:table-cell office:value-type="float" office:value="3" table:formula="of:=IF([.B77]=[.C77];0;INDEX([.$Z$18:.$AD$25];INT([.$J77]/COUNTA([.$Z$7:.$AD$17]))+1;[.$M77]))" table:style-name="ce1">
            <text:p>3</text:p>
          </table:table-cell>
          <table:table-cell office:value-type="string" office:string-value="terraforming_candidate = yes " table:formula="of:=IF(INDEX([.$AE$18:.$AE$200];[.$K77])=&quot;yes&quot;;&quot;&quot;;IF([.C77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77])=&quot;&quot;;&quot;&quot;;[.AF$17]&amp;&quot; = yes &quot;)" table:style-name="ce1"/>
          <table:table-cell office:value-type="string" office:string-value="" table:formula="of:=IF(INDEX([.AG$18:.AG$200];[.$K77])=&quot;&quot;;&quot;&quot;;[.AG$17]&amp;&quot; = yes &quot;)" table:style-name="ce1"/>
          <table:table-cell office:value-type="string" office:string-value="" table:formula="of:=IF(INDEX([.AH$18:.AH$200];[.$K77])=&quot;&quot;;&quot;&quot;;[.AH$17]&amp;&quot; = yes &quot;)" table:style-name="ce1"/>
          <table:table-cell office:value-type="string" office:string-value="" table:formula="of:=IF(INDEX([.AI$18:.AI$200];[.$K77])=&quot;&quot;;&quot;&quot;;[.AI$17]&amp;&quot; = yes &quot;)" table:style-name="ce1"/>
          <table:table-cell office:value-type="string" office:string-value="" table:formula="of:=IF(INDEX([.AF$18:.AF$200];MATCH([.$C77];[.$Y$18:.$Y$200]))=&quot;&quot;;&quot;&quot;;[.AF$17]&amp;&quot; = yes &quot;)" table:style-name="ce1"/>
          <table:table-cell office:value-type="string" office:string-value="" table:formula="of:=IF(INDEX([.AG$18:.AG$200];MATCH([.$C77];[.$Y$18:.$Y$200]))=&quot;&quot;;&quot;&quot;;[.AG$17]&amp;&quot; = yes &quot;)" table:style-name="ce1"/>
          <table:table-cell office:value-type="string" office:string-value="" table:formula="of:=IF(INDEX([.AH$18:.AH$200];MATCH([.$C77];[.$Y$18:.$Y$200]))=&quot;&quot;;&quot;&quot;;[.AH$17]&amp;&quot; = yes &quot;)" table:style-name="ce1"/>
          <table:table-cell office:value-type="string" office:string-value="" table:formula="of:=IF(INDEX([.AI$18:.AI$200];MATCH([.$C77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71</text:p>
          </table:table-cell>
          <table:table-cell office:value-type="string" office:string-value="pc_desert" table:formula="of:=INDEX([.Y$18:.Y$200];[.K78])" table:style-name="ce1">
            <text:p>pc_desert</text:p>
          </table:table-cell>
          <table:table-cell office:value-type="string" office:string-value="pc_gaia" table:formula="of:=INDEX([.$Z$7:.$AD$17];[.L78];[.M78])" table:style-name="ce1">
            <text:p>pc_gaia</text:p>
          </table:table-cell>
          <table:table-cell office:value-type="string" office:string-value="@terraforming_cost_level_4" table:formula="of:=[.$X$8]&amp;[.N78]" table:style-name="ce1">
            <text:p>@terraforming_cost_level_4</text:p>
          </table:table-cell>
          <table:table-cell office:value-type="string" office:string-value="@terraforming_duration_level_4" table:formula="of:=[.$X$9]&amp;[.N78]" table:style-name="ce1">
            <text:p>@terraforming_duration_level_4</text:p>
          </table:table-cell>
          <table:table-cell office:value-type="string" office:string-value="terraforming_candidate = yes OR={}&quot;OR={}" table:formula="of:=[.O78]&amp;&quot;OR={&quot;&amp;CONCATENATE([.P78];[.Q78];[.R78];[.S78])&amp;&quot;}&quot;&quot;OR={&quot;&amp;CONCATENATE([.T78];[.U78];[.V78];[.W78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78]+1)" table:style-name="ce1">
            <text:p>tech4</text:p>
          </table:table-cell>
          <table:table-cell office:value-type="float" office:value="0" table:formula="of:=[.I77]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2" table:formula="of:=INT([.J78]/COUNTA([.$Z$7:.$AD$17]))+1" table:style-name="ce1">
            <text:p>2</text:p>
          </table:table-cell>
          <table:table-cell office:value-type="float" office:value="1" table:formula="of:=IF(INDEX([.$Z$7:.$AD$17];[.L77]+1;[.M77])=&quot;&quot;;1;[.L77]+1)" table:style-name="ce1">
            <text:p>1</text:p>
          </table:table-cell>
          <table:table-cell office:value-type="float" office:value="5" table:formula="of:=IF(INDEX([.$Z$7:.$AD$17];[.L77]+1;[.M77])=&quot;&quot;;IF([.M77]=5;1;[.M77]+1);[.M77])" table:style-name="ce1">
            <text:p>5</text:p>
          </table:table-cell>
          <table:table-cell office:value-type="float" office:value="4" table:formula="of:=IF([.B78]=[.C78];0;INDEX([.$Z$18:.$AD$25];INT([.$J78]/COUNTA([.$Z$7:.$AD$17]))+1;[.$M78]))" table:style-name="ce1">
            <text:p>4</text:p>
          </table:table-cell>
          <table:table-cell office:value-type="string" office:string-value="terraforming_candidate = yes " table:formula="of:=IF(INDEX([.$AE$18:.$AE$200];[.$K78])=&quot;yes&quot;;&quot;&quot;;IF([.C78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78])=&quot;&quot;;&quot;&quot;;[.AF$17]&amp;&quot; = yes &quot;)" table:style-name="ce1"/>
          <table:table-cell office:value-type="string" office:string-value="" table:formula="of:=IF(INDEX([.AG$18:.AG$200];[.$K78])=&quot;&quot;;&quot;&quot;;[.AG$17]&amp;&quot; = yes &quot;)" table:style-name="ce1"/>
          <table:table-cell office:value-type="string" office:string-value="" table:formula="of:=IF(INDEX([.AH$18:.AH$200];[.$K78])=&quot;&quot;;&quot;&quot;;[.AH$17]&amp;&quot; = yes &quot;)" table:style-name="ce1"/>
          <table:table-cell office:value-type="string" office:string-value="" table:formula="of:=IF(INDEX([.AI$18:.AI$200];[.$K78])=&quot;&quot;;&quot;&quot;;[.AI$17]&amp;&quot; = yes &quot;)" table:style-name="ce1"/>
          <table:table-cell office:value-type="string" office:string-value="" table:formula="of:=IF(INDEX([.AF$18:.AF$200];MATCH([.$C78];[.$Y$18:.$Y$200]))=&quot;&quot;;&quot;&quot;;[.AF$17]&amp;&quot; = yes &quot;)" table:style-name="ce1"/>
          <table:table-cell office:value-type="string" office:string-value="" table:formula="of:=IF(INDEX([.AG$18:.AG$200];MATCH([.$C78];[.$Y$18:.$Y$200]))=&quot;&quot;;&quot;&quot;;[.AG$17]&amp;&quot; = yes &quot;)" table:style-name="ce1"/>
          <table:table-cell office:value-type="string" office:string-value="" table:formula="of:=IF(INDEX([.AH$18:.AH$200];MATCH([.$C78];[.$Y$18:.$Y$200]))=&quot;&quot;;&quot;&quot;;[.AH$17]&amp;&quot; = yes &quot;)" table:style-name="ce1"/>
          <table:table-cell office:value-type="string" office:string-value="" table:formula="of:=IF(INDEX([.AI$18:.AI$200];MATCH([.$C78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72</text:p>
          </table:table-cell>
          <table:table-cell office:value-type="string" office:string-value="pc_desert" table:formula="of:=INDEX([.Y$18:.Y$200];[.K79])" table:style-name="ce1">
            <text:p>pc_desert</text:p>
          </table:table-cell>
          <table:table-cell office:value-type="string" office:string-value="pc_machine" table:formula="of:=INDEX([.$Z$7:.$AD$17];[.L79];[.M79])" table:style-name="ce1">
            <text:p>pc_machine</text:p>
          </table:table-cell>
          <table:table-cell office:value-type="string" office:string-value="@terraforming_cost_level_4" table:formula="of:=[.$X$8]&amp;[.N79]" table:style-name="ce1">
            <text:p>@terraforming_cost_level_4</text:p>
          </table:table-cell>
          <table:table-cell office:value-type="string" office:string-value="@terraforming_duration_level_4" table:formula="of:=[.$X$9]&amp;[.N79]" table:style-name="ce1">
            <text:p>@terraforming_duration_level_4</text:p>
          </table:table-cell>
          <table:table-cell office:value-type="string" office:string-value="terraforming_candidate = yes OR={}&quot;OR={}" table:formula="of:=[.O79]&amp;&quot;OR={&quot;&amp;CONCATENATE([.P79];[.Q79];[.R79];[.S79])&amp;&quot;}&quot;&quot;OR={&quot;&amp;CONCATENATE([.T79];[.U79];[.V79];[.W79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79]+1)" table:style-name="ce1">
            <text:p>tech4</text:p>
          </table:table-cell>
          <table:table-cell office:value-type="float" office:value="0" table:formula="of:=[.I78]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2" table:formula="of:=INT([.J79]/COUNTA([.$Z$7:.$AD$17]))+1" table:style-name="ce1">
            <text:p>2</text:p>
          </table:table-cell>
          <table:table-cell office:value-type="float" office:value="2" table:formula="of:=IF(INDEX([.$Z$7:.$AD$17];[.L78]+1;[.M78])=&quot;&quot;;1;[.L78]+1)" table:style-name="ce1">
            <text:p>2</text:p>
          </table:table-cell>
          <table:table-cell office:value-type="float" office:value="5" table:formula="of:=IF(INDEX([.$Z$7:.$AD$17];[.L78]+1;[.M78])=&quot;&quot;;IF([.M78]=5;1;[.M78]+1);[.M78])" table:style-name="ce1">
            <text:p>5</text:p>
          </table:table-cell>
          <table:table-cell office:value-type="float" office:value="4" table:formula="of:=IF([.B79]=[.C79];0;INDEX([.$Z$18:.$AD$25];INT([.$J79]/COUNTA([.$Z$7:.$AD$17]))+1;[.$M79]))" table:style-name="ce1">
            <text:p>4</text:p>
          </table:table-cell>
          <table:table-cell office:value-type="string" office:string-value="terraforming_candidate = yes " table:formula="of:=IF(INDEX([.$AE$18:.$AE$200];[.$K79])=&quot;yes&quot;;&quot;&quot;;IF([.C79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79])=&quot;&quot;;&quot;&quot;;[.AF$17]&amp;&quot; = yes &quot;)" table:style-name="ce1"/>
          <table:table-cell office:value-type="string" office:string-value="" table:formula="of:=IF(INDEX([.AG$18:.AG$200];[.$K79])=&quot;&quot;;&quot;&quot;;[.AG$17]&amp;&quot; = yes &quot;)" table:style-name="ce1"/>
          <table:table-cell office:value-type="string" office:string-value="" table:formula="of:=IF(INDEX([.AH$18:.AH$200];[.$K79])=&quot;&quot;;&quot;&quot;;[.AH$17]&amp;&quot; = yes &quot;)" table:style-name="ce1"/>
          <table:table-cell office:value-type="string" office:string-value="" table:formula="of:=IF(INDEX([.AI$18:.AI$200];[.$K79])=&quot;&quot;;&quot;&quot;;[.AI$17]&amp;&quot; = yes &quot;)" table:style-name="ce1"/>
          <table:table-cell office:value-type="string" office:string-value="" table:formula="of:=IF(INDEX([.AF$18:.AF$200];MATCH([.$C79];[.$Y$18:.$Y$200]))=&quot;&quot;;&quot;&quot;;[.AF$17]&amp;&quot; = yes &quot;)" table:style-name="ce1"/>
          <table:table-cell office:value-type="string" office:string-value="" table:formula="of:=IF(INDEX([.AG$18:.AG$200];MATCH([.$C79];[.$Y$18:.$Y$200]))=&quot;&quot;;&quot;&quot;;[.AG$17]&amp;&quot; = yes &quot;)" table:style-name="ce1"/>
          <table:table-cell office:value-type="string" office:string-value="" table:formula="of:=IF(INDEX([.AH$18:.AH$200];MATCH([.$C79];[.$Y$18:.$Y$200]))=&quot;&quot;;&quot;&quot;;[.AH$17]&amp;&quot; = yes &quot;)" table:style-name="ce1"/>
          <table:table-cell office:value-type="string" office:string-value="" table:formula="of:=IF(INDEX([.AI$18:.AI$200];MATCH([.$C79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73</text:p>
          </table:table-cell>
          <table:table-cell office:value-type="string" office:string-value="pc_desert" table:formula="of:=INDEX([.Y$18:.Y$200];[.K80])" table:style-name="ce1">
            <text:p>pc_desert</text:p>
          </table:table-cell>
          <table:table-cell office:value-type="string" office:string-value="pc_cybertronic" table:formula="of:=INDEX([.$Z$7:.$AD$17];[.L80];[.M80])" table:style-name="ce1">
            <text:p>pc_cybertronic</text:p>
          </table:table-cell>
          <table:table-cell office:value-type="string" office:string-value="@terraforming_cost_level_4" table:formula="of:=[.$X$8]&amp;[.N80]" table:style-name="ce1">
            <text:p>@terraforming_cost_level_4</text:p>
          </table:table-cell>
          <table:table-cell office:value-type="string" office:string-value="@terraforming_duration_level_4" table:formula="of:=[.$X$9]&amp;[.N80]" table:style-name="ce1">
            <text:p>@terraforming_duration_level_4</text:p>
          </table:table-cell>
          <table:table-cell office:value-type="string" office:string-value="cybertronic_candidate = yesOR={}&quot;OR={planetary_diversity_enabled = yes new_worlds_enabled = yes guillis_planet_modifiers_enabled = yes exo_terraforming_overhaul_enabled = yes }" table:formula="of:=[.O80]&amp;&quot;OR={&quot;&amp;CONCATENATE([.P80];[.Q80];[.R80];[.S80])&amp;&quot;}&quot;&quot;OR={&quot;&amp;CONCATENATE([.T80];[.U80];[.V80];[.W80])&amp;&quot;}&quot;" table:style-name="ce1">
            <text:p>cybertronic_candidate = yes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80]+1)" table:style-name="ce1">
            <text:p>tech4</text:p>
          </table:table-cell>
          <table:table-cell office:value-type="float" office:value="0" table:formula="of:=[.I79]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2" table:formula="of:=INT([.J80]/COUNTA([.$Z$7:.$AD$17]))+1" table:style-name="ce1">
            <text:p>2</text:p>
          </table:table-cell>
          <table:table-cell office:value-type="float" office:value="3" table:formula="of:=IF(INDEX([.$Z$7:.$AD$17];[.L79]+1;[.M79])=&quot;&quot;;1;[.L79]+1)" table:style-name="ce1">
            <text:p>3</text:p>
          </table:table-cell>
          <table:table-cell office:value-type="float" office:value="5" table:formula="of:=IF(INDEX([.$Z$7:.$AD$17];[.L79]+1;[.M79])=&quot;&quot;;IF([.M79]=5;1;[.M79]+1);[.M79])" table:style-name="ce1">
            <text:p>5</text:p>
          </table:table-cell>
          <table:table-cell office:value-type="float" office:value="4" table:formula="of:=IF([.B80]=[.C80];0;INDEX([.$Z$18:.$AD$25];INT([.$J80]/COUNTA([.$Z$7:.$AD$17]))+1;[.$M80]))" table:style-name="ce1">
            <text:p>4</text:p>
          </table:table-cell>
          <table:table-cell office:value-type="string" office:string-value="cybertronic_candidate = yes" table:formula="of:=IF(INDEX([.$AE$18:.$AE$200];[.$K80])=&quot;yes&quot;;&quot;&quot;;IF([.C80]=&quot;pc_cybertronic&quot;;[.$X$16]&amp;&quot; = yes&quot;;[.$X$15]&amp;&quot; = yes &quot;))" table:style-name="ce1">
            <text:p>cybertronic_candidate = yes</text:p>
          </table:table-cell>
          <table:table-cell office:value-type="string" office:string-value="" table:formula="of:=IF(INDEX([.AF$18:.AF$200];[.$K80])=&quot;&quot;;&quot;&quot;;[.AF$17]&amp;&quot; = yes &quot;)" table:style-name="ce1"/>
          <table:table-cell office:value-type="string" office:string-value="" table:formula="of:=IF(INDEX([.AG$18:.AG$200];[.$K80])=&quot;&quot;;&quot;&quot;;[.AG$17]&amp;&quot; = yes &quot;)" table:style-name="ce1"/>
          <table:table-cell office:value-type="string" office:string-value="" table:formula="of:=IF(INDEX([.AH$18:.AH$200];[.$K80])=&quot;&quot;;&quot;&quot;;[.AH$17]&amp;&quot; = yes &quot;)" table:style-name="ce1"/>
          <table:table-cell office:value-type="string" office:string-value="" table:formula="of:=IF(INDEX([.AI$18:.AI$200];[.$K80])=&quot;&quot;;&quot;&quot;;[.AI$17]&amp;&quot; = yes &quot;)" table:style-name="ce1"/>
          <table:table-cell office:value-type="string" office:string-value="planetary_diversity_enabled = yes " table:formula="of:=IF(INDEX([.AF$18:.AF$200];MATCH([.$C80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80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80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80];[.$Y$18:.$Y$200]))=&quot;&quot;;&quot;&quot;;[.AI$17]&amp;&quot; = yes &quot;)" table:style-name="ce1">
            <text:p>exo_terraforming_overhaul_enabled = yes<text:s/></text:p>
          </table:table-cell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74</text:p>
          </table:table-cell>
          <table:table-cell office:value-type="string" office:string-value="pc_desert" table:formula="of:=INDEX([.Y$18:.Y$200];[.K81])" table:style-name="ce1">
            <text:p>pc_desert</text:p>
          </table:table-cell>
          <table:table-cell office:value-type="string" office:string-value="pc_nuked" table:formula="of:=INDEX([.$Z$7:.$AD$17];[.L81];[.M81])" table:style-name="ce1">
            <text:p>pc_nuked</text:p>
          </table:table-cell>
          <table:table-cell office:value-type="string" office:string-value="@terraforming_cost_level_4" table:formula="of:=[.$X$8]&amp;[.N81]" table:style-name="ce1">
            <text:p>@terraforming_cost_level_4</text:p>
          </table:table-cell>
          <table:table-cell office:value-type="string" office:string-value="@terraforming_duration_level_4" table:formula="of:=[.$X$9]&amp;[.N81]" table:style-name="ce1">
            <text:p>@terraforming_duration_level_4</text:p>
          </table:table-cell>
          <table:table-cell office:value-type="string" office:string-value="terraforming_candidate = yes OR={}&quot;OR={}" table:formula="of:=[.O81]&amp;&quot;OR={&quot;&amp;CONCATENATE([.P81];[.Q81];[.R81];[.S81])&amp;&quot;}&quot;&quot;OR={&quot;&amp;CONCATENATE([.T81];[.U81];[.V81];[.W81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81]+1)" table:style-name="ce1">
            <text:p>tech4</text:p>
          </table:table-cell>
          <table:table-cell office:value-type="float" office:value="0" table:formula="of:=[.I80]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2" table:formula="of:=INT([.J81]/COUNTA([.$Z$7:.$AD$17]))+1" table:style-name="ce1">
            <text:p>2</text:p>
          </table:table-cell>
          <table:table-cell office:value-type="float" office:value="4" table:formula="of:=IF(INDEX([.$Z$7:.$AD$17];[.L80]+1;[.M80])=&quot;&quot;;1;[.L80]+1)" table:style-name="ce1">
            <text:p>4</text:p>
          </table:table-cell>
          <table:table-cell office:value-type="float" office:value="5" table:formula="of:=IF(INDEX([.$Z$7:.$AD$17];[.L80]+1;[.M80])=&quot;&quot;;IF([.M80]=5;1;[.M80]+1);[.M80])" table:style-name="ce1">
            <text:p>5</text:p>
          </table:table-cell>
          <table:table-cell office:value-type="float" office:value="4" table:formula="of:=IF([.B81]=[.C81];0;INDEX([.$Z$18:.$AD$25];INT([.$J81]/COUNTA([.$Z$7:.$AD$17]))+1;[.$M81]))" table:style-name="ce1">
            <text:p>4</text:p>
          </table:table-cell>
          <table:table-cell office:value-type="string" office:string-value="terraforming_candidate = yes " table:formula="of:=IF(INDEX([.$AE$18:.$AE$200];[.$K81])=&quot;yes&quot;;&quot;&quot;;IF([.C81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81])=&quot;&quot;;&quot;&quot;;[.AF$17]&amp;&quot; = yes &quot;)" table:style-name="ce1"/>
          <table:table-cell office:value-type="string" office:string-value="" table:formula="of:=IF(INDEX([.AG$18:.AG$200];[.$K81])=&quot;&quot;;&quot;&quot;;[.AG$17]&amp;&quot; = yes &quot;)" table:style-name="ce1"/>
          <table:table-cell office:value-type="string" office:string-value="" table:formula="of:=IF(INDEX([.AH$18:.AH$200];[.$K81])=&quot;&quot;;&quot;&quot;;[.AH$17]&amp;&quot; = yes &quot;)" table:style-name="ce1"/>
          <table:table-cell office:value-type="string" office:string-value="" table:formula="of:=IF(INDEX([.AI$18:.AI$200];[.$K81])=&quot;&quot;;&quot;&quot;;[.AI$17]&amp;&quot; = yes &quot;)" table:style-name="ce1"/>
          <table:table-cell office:value-type="string" office:string-value="" table:formula="of:=IF(INDEX([.AF$18:.AF$200];MATCH([.$C81];[.$Y$18:.$Y$200]))=&quot;&quot;;&quot;&quot;;[.AF$17]&amp;&quot; = yes &quot;)" table:style-name="ce1"/>
          <table:table-cell office:value-type="string" office:string-value="" table:formula="of:=IF(INDEX([.AG$18:.AG$200];MATCH([.$C81];[.$Y$18:.$Y$200]))=&quot;&quot;;&quot;&quot;;[.AG$17]&amp;&quot; = yes &quot;)" table:style-name="ce1"/>
          <table:table-cell office:value-type="string" office:string-value="" table:formula="of:=IF(INDEX([.AH$18:.AH$200];MATCH([.$C81];[.$Y$18:.$Y$200]))=&quot;&quot;;&quot;&quot;;[.AH$17]&amp;&quot; = yes &quot;)" table:style-name="ce1"/>
          <table:table-cell office:value-type="string" office:string-value="" table:formula="of:=IF(INDEX([.AI$18:.AI$200];MATCH([.$C81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75</text:p>
          </table:table-cell>
          <table:table-cell office:value-type="string" office:string-value="pc_desert" table:formula="of:=INDEX([.Y$18:.Y$200];[.K82])" table:style-name="ce1">
            <text:p>pc_desert</text:p>
          </table:table-cell>
          <table:table-cell office:value-type="string" office:string-value="pc_floating" table:formula="of:=INDEX([.$Z$7:.$AD$17];[.L82];[.M82])" table:style-name="ce1">
            <text:p>pc_floating</text:p>
          </table:table-cell>
          <table:table-cell office:value-type="string" office:string-value="@terraforming_cost_level_4" table:formula="of:=[.$X$8]&amp;[.N82]" table:style-name="ce1">
            <text:p>@terraforming_cost_level_4</text:p>
          </table:table-cell>
          <table:table-cell office:value-type="string" office:string-value="@terraforming_duration_level_4" table:formula="of:=[.$X$9]&amp;[.N82]" table:style-name="ce1">
            <text:p>@terraforming_duration_level_4</text:p>
          </table:table-cell>
          <table:table-cell office:value-type="string" office:string-value="terraforming_candidate = yes OR={}&quot;OR={}" table:formula="of:=[.O82]&amp;&quot;OR={&quot;&amp;CONCATENATE([.P82];[.Q82];[.R82];[.S82])&amp;&quot;}&quot;&quot;OR={&quot;&amp;CONCATENATE([.T82];[.U82];[.V82];[.W82])&amp;&quot;}&quot;" table:style-name="ce1">
            <text:p>terraforming_candidate = yes 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82]+1)" table:style-name="ce1">
            <text:p>tech4</text:p>
          </table:table-cell>
          <table:table-cell office:value-type="float" office:value="0" table:formula="of:=[.I81]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2" table:formula="of:=INT([.J82]/COUNTA([.$Z$7:.$AD$17]))+1" table:style-name="ce1">
            <text:p>2</text:p>
          </table:table-cell>
          <table:table-cell office:value-type="float" office:value="5" table:formula="of:=IF(INDEX([.$Z$7:.$AD$17];[.L81]+1;[.M81])=&quot;&quot;;1;[.L81]+1)" table:style-name="ce1">
            <text:p>5</text:p>
          </table:table-cell>
          <table:table-cell office:value-type="float" office:value="5" table:formula="of:=IF(INDEX([.$Z$7:.$AD$17];[.L81]+1;[.M81])=&quot;&quot;;IF([.M81]=5;1;[.M81]+1);[.M81])" table:style-name="ce1">
            <text:p>5</text:p>
          </table:table-cell>
          <table:table-cell office:value-type="float" office:value="4" table:formula="of:=IF([.B82]=[.C82];0;INDEX([.$Z$18:.$AD$25];INT([.$J82]/COUNTA([.$Z$7:.$AD$17]))+1;[.$M82]))" table:style-name="ce1">
            <text:p>4</text:p>
          </table:table-cell>
          <table:table-cell office:value-type="string" office:string-value="terraforming_candidate = yes " table:formula="of:=IF(INDEX([.$AE$18:.$AE$200];[.$K82])=&quot;yes&quot;;&quot;&quot;;IF([.C82]=&quot;pc_cybertronic&quot;;[.$X$16]&amp;&quot; = yes&quot;;[.$X$15]&amp;&quot; = yes &quot;))" table:style-name="ce1">
            <text:p>terraforming_candidate = yes<text:s/></text:p>
          </table:table-cell>
          <table:table-cell office:value-type="string" office:string-value="" table:formula="of:=IF(INDEX([.AF$18:.AF$200];[.$K82])=&quot;&quot;;&quot;&quot;;[.AF$17]&amp;&quot; = yes &quot;)" table:style-name="ce1"/>
          <table:table-cell office:value-type="string" office:string-value="" table:formula="of:=IF(INDEX([.AG$18:.AG$200];[.$K82])=&quot;&quot;;&quot;&quot;;[.AG$17]&amp;&quot; = yes &quot;)" table:style-name="ce1"/>
          <table:table-cell office:value-type="string" office:string-value="" table:formula="of:=IF(INDEX([.AH$18:.AH$200];[.$K82])=&quot;&quot;;&quot;&quot;;[.AH$17]&amp;&quot; = yes &quot;)" table:style-name="ce1"/>
          <table:table-cell office:value-type="string" office:string-value="" table:formula="of:=IF(INDEX([.AI$18:.AI$200];[.$K82])=&quot;&quot;;&quot;&quot;;[.AI$17]&amp;&quot; = yes &quot;)" table:style-name="ce1"/>
          <table:table-cell office:value-type="string" office:string-value="" table:formula="of:=IF(INDEX([.AF$18:.AF$200];MATCH([.$C82];[.$Y$18:.$Y$200]))=&quot;&quot;;&quot;&quot;;[.AF$17]&amp;&quot; = yes &quot;)" table:style-name="ce1"/>
          <table:table-cell office:value-type="string" office:string-value="" table:formula="of:=IF(INDEX([.AG$18:.AG$200];MATCH([.$C82];[.$Y$18:.$Y$200]))=&quot;&quot;;&quot;&quot;;[.AG$17]&amp;&quot; = yes &quot;)" table:style-name="ce1"/>
          <table:table-cell office:value-type="string" office:string-value="" table:formula="of:=IF(INDEX([.AH$18:.AH$200];MATCH([.$C82];[.$Y$18:.$Y$200]))=&quot;&quot;;&quot;&quot;;[.AH$17]&amp;&quot; = yes &quot;)" table:style-name="ce1"/>
          <table:table-cell office:value-type="string" office:string-value="" table:formula="of:=IF(INDEX([.AI$18:.AI$200];MATCH([.$C82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76</text:p>
          </table:table-cell>
          <table:table-cell office:value-type="string" office:string-value="pc_savannah" table:formula="of:=INDEX([.Y$18:.Y$200];[.K83])" table:style-name="ce1">
            <text:p>pc_savannah</text:p>
          </table:table-cell>
          <table:table-cell office:value-type="string" office:string-value="pc_crystal" table:formula="of:=INDEX([.$Z$7:.$AD$17];[.L83];[.M83])" table:style-name="ce1">
            <text:p>pc_crystal</text:p>
          </table:table-cell>
          <table:table-cell office:value-type="string" office:string-value="@terraforming_cost_level_4" table:formula="of:=[.$X$8]&amp;[.N83]" table:style-name="ce1">
            <text:p>@terraforming_cost_level_4</text:p>
          </table:table-cell>
          <table:table-cell office:value-type="string" office:string-value="@terraforming_duration_level_4" table:formula="of:=[.$X$9]&amp;[.N83]" table:style-name="ce1">
            <text:p>@terraforming_duration_level_4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83]&amp;&quot;OR={&quot;&amp;CONCATENATE([.P83];[.Q83];[.R83];[.S83])&amp;&quot;}&quot;&quot;OR={&quot;&amp;CONCATENATE([.T83];[.U83];[.V83];[.W83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83]+1)" table:style-name="ce1">
            <text:p>tech4</text:p>
          </table:table-cell>
          <table:table-cell office:value-type="float" office:value="0" table:formula="of:=[.I82]" table:style-name="ce1">
            <text:p>0</text:p>
          </table:table-cell>
          <table:table-cell office:value-type="float" office:value="76" table:style-name="ce1">
            <text:p>76</text:p>
          </table:table-cell>
          <table:table-cell office:value-type="float" office:value="3" table:formula="of:=INT([.J83]/COUNTA([.$Z$7:.$AD$17]))+1" table:style-name="ce1">
            <text:p>3</text:p>
          </table:table-cell>
          <table:table-cell office:value-type="float" office:value="6" table:formula="of:=IF(INDEX([.$Z$7:.$AD$17];[.L82]+1;[.M82])=&quot;&quot;;1;[.L82]+1)" table:style-name="ce1">
            <text:p>6</text:p>
          </table:table-cell>
          <table:table-cell office:value-type="float" office:value="5" table:formula="of:=IF(INDEX([.$Z$7:.$AD$17];[.L82]+1;[.M82])=&quot;&quot;;IF([.M82]=5;1;[.M82]+1);[.M82])" table:style-name="ce1">
            <text:p>5</text:p>
          </table:table-cell>
          <table:table-cell office:value-type="float" office:value="4" table:formula="of:=IF([.B83]=[.C83];0;INDEX([.$Z$18:.$AD$25];INT([.$J83]/COUNTA([.$Z$7:.$AD$17]))+1;[.$M83]))" table:style-name="ce1">
            <text:p>4</text:p>
          </table:table-cell>
          <table:table-cell office:value-type="string" office:string-value="" table:formula="of:=IF(INDEX([.$AE$18:.$AE$200];[.$K83])=&quot;yes&quot;;&quot;&quot;;IF([.C83]=&quot;pc_cybertronic&quot;;[.$X$16]&amp;&quot; = yes&quot;;[.$X$15]&amp;&quot; = yes &quot;))" table:style-name="ce1"/>
          <table:table-cell office:value-type="string" office:string-value="" table:formula="of:=IF(INDEX([.AF$18:.AF$200];[.$K83])=&quot;&quot;;&quot;&quot;;[.AF$17]&amp;&quot; = yes &quot;)" table:style-name="ce1"/>
          <table:table-cell office:value-type="string" office:string-value="" table:formula="of:=IF(INDEX([.AG$18:.AG$200];[.$K83])=&quot;&quot;;&quot;&quot;;[.AG$17]&amp;&quot; = yes &quot;)" table:style-name="ce1"/>
          <table:table-cell office:value-type="string" office:string-value="" table:formula="of:=IF(INDEX([.AH$18:.AH$200];[.$K83])=&quot;&quot;;&quot;&quot;;[.AH$17]&amp;&quot; = yes &quot;)" table:style-name="ce1"/>
          <table:table-cell office:value-type="string" office:string-value="" table:formula="of:=IF(INDEX([.AI$18:.AI$200];[.$K83])=&quot;&quot;;&quot;&quot;;[.AI$17]&amp;&quot; = yes &quot;)" table:style-name="ce1"/>
          <table:table-cell office:value-type="string" office:string-value="planetary_diversity_enabled = yes " table:formula="of:=IF(INDEX([.AF$18:.AF$200];MATCH([.$C83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83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83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83];[.$Y$18:.$Y$200]))=&quot;&quot;;&quot;&quot;;[.AI$17]&amp;&quot; = yes &quot;)" table:style-name="ce1">
            <text:p>exo_terraforming_overhaul_enabled = yes<text:s/></text:p>
          </table:table-cell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77</text:p>
          </table:table-cell>
          <table:table-cell office:value-type="string" office:string-value="pc_savannah" table:formula="of:=INDEX([.Y$18:.Y$200];[.K84])" table:style-name="ce1">
            <text:p>pc_savannah</text:p>
          </table:table-cell>
          <table:table-cell office:value-type="string" office:string-value="pc_arid" table:formula="of:=INDEX([.$Z$7:.$AD$17];[.L84];[.M84])" table:style-name="ce1">
            <text:p>pc_arid</text:p>
          </table:table-cell>
          <table:table-cell office:value-type="string" office:string-value="@terraforming_cost_level_1" table:formula="of:=[.$X$8]&amp;[.N84]" table:style-name="ce1">
            <text:p>@terraforming_cost_level_1</text:p>
          </table:table-cell>
          <table:table-cell office:value-type="string" office:string-value="@terraforming_duration_level_1" table:formula="of:=[.$X$9]&amp;[.N84]" table:style-name="ce1">
            <text:p>@terraforming_duration_level_1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84]&amp;&quot;OR={&quot;&amp;CONCATENATE([.P84];[.Q84];[.R84];[.S84])&amp;&quot;}&quot;&quot;OR={&quot;&amp;CONCATENATE([.T84];[.U84];[.V84];[.W84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84]+1)" table:style-name="ce1">
            <text:p>tech1</text:p>
          </table:table-cell>
          <table:table-cell office:value-type="float" office:value="0" table:formula="of:=[.I83]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3" table:formula="of:=INT([.J84]/COUNTA([.$Z$7:.$AD$17]))+1" table:style-name="ce1">
            <text:p>3</text:p>
          </table:table-cell>
          <table:table-cell office:value-type="float" office:value="1" table:formula="of:=IF(INDEX([.$Z$7:.$AD$17];[.L83]+1;[.M83])=&quot;&quot;;1;[.L83]+1)" table:style-name="ce1">
            <text:p>1</text:p>
          </table:table-cell>
          <table:table-cell office:value-type="float" office:value="1" table:formula="of:=IF(INDEX([.$Z$7:.$AD$17];[.L83]+1;[.M83])=&quot;&quot;;IF([.M83]=5;1;[.M83]+1);[.M83])" table:style-name="ce1">
            <text:p>1</text:p>
          </table:table-cell>
          <table:table-cell office:value-type="float" office:value="1" table:formula="of:=IF([.B84]=[.C84];0;INDEX([.$Z$18:.$AD$25];INT([.$J84]/COUNTA([.$Z$7:.$AD$17]))+1;[.$M84]))" table:style-name="ce1">
            <text:p>1</text:p>
          </table:table-cell>
          <table:table-cell office:value-type="string" office:string-value="" table:formula="of:=IF(INDEX([.$AE$18:.$AE$200];[.$K84])=&quot;yes&quot;;&quot;&quot;;IF([.C84]=&quot;pc_cybertronic&quot;;[.$X$16]&amp;&quot; = yes&quot;;[.$X$15]&amp;&quot; = yes &quot;))" table:style-name="ce1"/>
          <table:table-cell office:value-type="string" office:string-value="" table:formula="of:=IF(INDEX([.AF$18:.AF$200];[.$K84])=&quot;&quot;;&quot;&quot;;[.AF$17]&amp;&quot; = yes &quot;)" table:style-name="ce1"/>
          <table:table-cell office:value-type="string" office:string-value="" table:formula="of:=IF(INDEX([.AG$18:.AG$200];[.$K84])=&quot;&quot;;&quot;&quot;;[.AG$17]&amp;&quot; = yes &quot;)" table:style-name="ce1"/>
          <table:table-cell office:value-type="string" office:string-value="" table:formula="of:=IF(INDEX([.AH$18:.AH$200];[.$K84])=&quot;&quot;;&quot;&quot;;[.AH$17]&amp;&quot; = yes &quot;)" table:style-name="ce1"/>
          <table:table-cell office:value-type="string" office:string-value="" table:formula="of:=IF(INDEX([.AI$18:.AI$200];[.$K84])=&quot;&quot;;&quot;&quot;;[.AI$17]&amp;&quot; = yes &quot;)" table:style-name="ce1"/>
          <table:table-cell office:value-type="string" office:string-value="planetary_diversity_enabled = yes " table:formula="of:=IF(INDEX([.AF$18:.AF$200];MATCH([.$C84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84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84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84];[.$Y$18:.$Y$200]))=&quot;&quot;;&quot;&quot;;[.AI$17]&amp;&quot; = yes &quot;)" table:style-name="ce1">
            <text:p>exo_terraforming_overhaul_enabled = yes<text:s/></text:p>
          </table:table-cell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78</text:p>
          </table:table-cell>
          <table:table-cell office:value-type="string" office:string-value="pc_savannah" table:formula="of:=INDEX([.Y$18:.Y$200];[.K85])" table:style-name="ce1">
            <text:p>pc_savannah</text:p>
          </table:table-cell>
          <table:table-cell office:value-type="string" office:string-value="pc_desert" table:formula="of:=INDEX([.$Z$7:.$AD$17];[.L85];[.M85])" table:style-name="ce1">
            <text:p>pc_desert</text:p>
          </table:table-cell>
          <table:table-cell office:value-type="string" office:string-value="@terraforming_cost_level_1" table:formula="of:=[.$X$8]&amp;[.N85]" table:style-name="ce1">
            <text:p>@terraforming_cost_level_1</text:p>
          </table:table-cell>
          <table:table-cell office:value-type="string" office:string-value="@terraforming_duration_level_1" table:formula="of:=[.$X$9]&amp;[.N85]" table:style-name="ce1">
            <text:p>@terraforming_duration_level_1</text:p>
          </table:table-cell>
          <table:table-cell office:value-type="string" office:string-value="OR={}&quot;OR={}" table:formula="of:=[.O85]&amp;&quot;OR={&quot;&amp;CONCATENATE([.P85];[.Q85];[.R85];[.S85])&amp;&quot;}&quot;&quot;OR={&quot;&amp;CONCATENATE([.T85];[.U85];[.V85];[.W8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85]+1)" table:style-name="ce1">
            <text:p>tech1</text:p>
          </table:table-cell>
          <table:table-cell office:value-type="float" office:value="0" table:formula="of:=[.I84]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3" table:formula="of:=INT([.J85]/COUNTA([.$Z$7:.$AD$17]))+1" table:style-name="ce1">
            <text:p>3</text:p>
          </table:table-cell>
          <table:table-cell office:value-type="float" office:value="2" table:formula="of:=IF(INDEX([.$Z$7:.$AD$17];[.L84]+1;[.M84])=&quot;&quot;;1;[.L84]+1)" table:style-name="ce1">
            <text:p>2</text:p>
          </table:table-cell>
          <table:table-cell office:value-type="float" office:value="1" table:formula="of:=IF(INDEX([.$Z$7:.$AD$17];[.L84]+1;[.M84])=&quot;&quot;;IF([.M84]=5;1;[.M84]+1);[.M84])" table:style-name="ce1">
            <text:p>1</text:p>
          </table:table-cell>
          <table:table-cell office:value-type="float" office:value="1" table:formula="of:=IF([.B85]=[.C85];0;INDEX([.$Z$18:.$AD$25];INT([.$J85]/COUNTA([.$Z$7:.$AD$17]))+1;[.$M85]))" table:style-name="ce1">
            <text:p>1</text:p>
          </table:table-cell>
          <table:table-cell office:value-type="string" office:string-value="" table:formula="of:=IF(INDEX([.$AE$18:.$AE$200];[.$K85])=&quot;yes&quot;;&quot;&quot;;IF([.C85]=&quot;pc_cybertronic&quot;;[.$X$16]&amp;&quot; = yes&quot;;[.$X$15]&amp;&quot; = yes &quot;))" table:style-name="ce1"/>
          <table:table-cell office:value-type="string" office:string-value="" table:formula="of:=IF(INDEX([.AF$18:.AF$200];[.$K85])=&quot;&quot;;&quot;&quot;;[.AF$17]&amp;&quot; = yes &quot;)" table:style-name="ce1"/>
          <table:table-cell office:value-type="string" office:string-value="" table:formula="of:=IF(INDEX([.AG$18:.AG$200];[.$K85])=&quot;&quot;;&quot;&quot;;[.AG$17]&amp;&quot; = yes &quot;)" table:style-name="ce1"/>
          <table:table-cell office:value-type="string" office:string-value="" table:formula="of:=IF(INDEX([.AH$18:.AH$200];[.$K85])=&quot;&quot;;&quot;&quot;;[.AH$17]&amp;&quot; = yes &quot;)" table:style-name="ce1"/>
          <table:table-cell office:value-type="string" office:string-value="" table:formula="of:=IF(INDEX([.AI$18:.AI$200];[.$K85])=&quot;&quot;;&quot;&quot;;[.AI$17]&amp;&quot; = yes &quot;)" table:style-name="ce1"/>
          <table:table-cell office:value-type="string" office:string-value="" table:formula="of:=IF(INDEX([.AF$18:.AF$200];MATCH([.$C85];[.$Y$18:.$Y$200]))=&quot;&quot;;&quot;&quot;;[.AF$17]&amp;&quot; = yes &quot;)" table:style-name="ce1"/>
          <table:table-cell office:value-type="string" office:string-value="" table:formula="of:=IF(INDEX([.AG$18:.AG$200];MATCH([.$C85];[.$Y$18:.$Y$200]))=&quot;&quot;;&quot;&quot;;[.AG$17]&amp;&quot; = yes &quot;)" table:style-name="ce1"/>
          <table:table-cell office:value-type="string" office:string-value="" table:formula="of:=IF(INDEX([.AH$18:.AH$200];MATCH([.$C85];[.$Y$18:.$Y$200]))=&quot;&quot;;&quot;&quot;;[.AH$17]&amp;&quot; = yes &quot;)" table:style-name="ce1"/>
          <table:table-cell office:value-type="string" office:string-value="" table:formula="of:=IF(INDEX([.AI$18:.AI$200];MATCH([.$C85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79</text:p>
          </table:table-cell>
          <table:table-cell office:value-type="string" office:string-value="pc_savannah" table:formula="of:=INDEX([.Y$18:.Y$200];[.K86])" table:style-name="ce1">
            <text:p>pc_savannah</text:p>
          </table:table-cell>
          <table:table-cell office:value-type="string" office:string-value="pc_savannah" table:formula="of:=INDEX([.$Z$7:.$AD$17];[.L86];[.M86])" table:style-name="ce1">
            <text:p>pc_savannah</text:p>
          </table:table-cell>
          <table:table-cell office:value-type="string" office:string-value="@terraforming_cost_level_0" table:formula="of:=[.$X$8]&amp;[.N86]" table:style-name="ce1">
            <text:p>@terraforming_cost_level_0</text:p>
          </table:table-cell>
          <table:table-cell office:value-type="string" office:string-value="@terraforming_duration_level_0" table:formula="of:=[.$X$9]&amp;[.N86]" table:style-name="ce1">
            <text:p>@terraforming_duration_level_0</text:p>
          </table:table-cell>
          <table:table-cell office:value-type="string" office:string-value="OR={}&quot;OR={}" table:formula="of:=[.O86]&amp;&quot;OR={&quot;&amp;CONCATENATE([.P86];[.Q86];[.R86];[.S86])&amp;&quot;}&quot;&quot;OR={&quot;&amp;CONCATENATE([.T86];[.U86];[.V86];[.W8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0" table:formula="of:=INDEX([.$X$10:.$X$17];[.N86]+1)" table:style-name="ce1">
            <text:p>tech0</text:p>
          </table:table-cell>
          <table:table-cell office:value-type="float" office:value="0" table:formula="of:=[.I85]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3" table:formula="of:=INT([.J86]/COUNTA([.$Z$7:.$AD$17]))+1" table:style-name="ce1">
            <text:p>3</text:p>
          </table:table-cell>
          <table:table-cell office:value-type="float" office:value="3" table:formula="of:=IF(INDEX([.$Z$7:.$AD$17];[.L85]+1;[.M85])=&quot;&quot;;1;[.L85]+1)" table:style-name="ce1">
            <text:p>3</text:p>
          </table:table-cell>
          <table:table-cell office:value-type="float" office:value="1" table:formula="of:=IF(INDEX([.$Z$7:.$AD$17];[.L85]+1;[.M85])=&quot;&quot;;IF([.M85]=5;1;[.M85]+1);[.M85])" table:style-name="ce1">
            <text:p>1</text:p>
          </table:table-cell>
          <table:table-cell office:value-type="float" office:value="0" table:formula="of:=IF([.B86]=[.C86];0;INDEX([.$Z$18:.$AD$25];INT([.$J86]/COUNTA([.$Z$7:.$AD$17]))+1;[.$M86]))" table:style-name="ce1">
            <text:p>0</text:p>
          </table:table-cell>
          <table:table-cell office:value-type="string" office:string-value="" table:formula="of:=IF(INDEX([.$AE$18:.$AE$200];[.$K86])=&quot;yes&quot;;&quot;&quot;;IF([.C86]=&quot;pc_cybertronic&quot;;[.$X$16]&amp;&quot; = yes&quot;;[.$X$15]&amp;&quot; = yes &quot;))" table:style-name="ce1"/>
          <table:table-cell office:value-type="string" office:string-value="" table:formula="of:=IF(INDEX([.AF$18:.AF$200];[.$K86])=&quot;&quot;;&quot;&quot;;[.AF$17]&amp;&quot; = yes &quot;)" table:style-name="ce1"/>
          <table:table-cell office:value-type="string" office:string-value="" table:formula="of:=IF(INDEX([.AG$18:.AG$200];[.$K86])=&quot;&quot;;&quot;&quot;;[.AG$17]&amp;&quot; = yes &quot;)" table:style-name="ce1"/>
          <table:table-cell office:value-type="string" office:string-value="" table:formula="of:=IF(INDEX([.AH$18:.AH$200];[.$K86])=&quot;&quot;;&quot;&quot;;[.AH$17]&amp;&quot; = yes &quot;)" table:style-name="ce1"/>
          <table:table-cell office:value-type="string" office:string-value="" table:formula="of:=IF(INDEX([.AI$18:.AI$200];[.$K86])=&quot;&quot;;&quot;&quot;;[.AI$17]&amp;&quot; = yes &quot;)" table:style-name="ce1"/>
          <table:table-cell office:value-type="string" office:string-value="" table:formula="of:=IF(INDEX([.AF$18:.AF$200];MATCH([.$C86];[.$Y$18:.$Y$200]))=&quot;&quot;;&quot;&quot;;[.AF$17]&amp;&quot; = yes &quot;)" table:style-name="ce1"/>
          <table:table-cell office:value-type="string" office:string-value="" table:formula="of:=IF(INDEX([.AG$18:.AG$200];MATCH([.$C86];[.$Y$18:.$Y$200]))=&quot;&quot;;&quot;&quot;;[.AG$17]&amp;&quot; = yes &quot;)" table:style-name="ce1"/>
          <table:table-cell office:value-type="string" office:string-value="" table:formula="of:=IF(INDEX([.AH$18:.AH$200];MATCH([.$C86];[.$Y$18:.$Y$200]))=&quot;&quot;;&quot;&quot;;[.AH$17]&amp;&quot; = yes &quot;)" table:style-name="ce1"/>
          <table:table-cell office:value-type="string" office:string-value="" table:formula="of:=IF(INDEX([.AI$18:.AI$200];MATCH([.$C86];[.$Y$18:.$Y$200]))=&quot;&quot;;&quot;&quot;;[.AI$17]&amp;&quot; = yes &quot;)" table:style-name="ce1"/>
          <table:table-cell table:style-name="ce1"/>
          <table:table-cell table:number-columns-repeated="6" table:style-name="ce3"/>
          <table:table-cell table:style-name="ce5"/>
          <table:table-cell table:number-columns-repeated="4" table:style-name="ce3"/>
          <table:table-cell table:number-columns-repeated="16349"/>
        </table:table-row>
        <table:table-row table:style-name="ro1">
          <table:table-cell office:value-type="string" table:style-name="ce1">
            <text:p>terraform_link80</text:p>
          </table:table-cell>
          <table:table-cell office:value-type="string" office:string-value="pc_savannah" table:formula="of:=INDEX([.Y$18:.Y$200];[.K87])" table:style-name="ce1">
            <text:p>pc_savannah</text:p>
          </table:table-cell>
          <table:table-cell office:value-type="string" office:string-value="pc_sandsea" table:formula="of:=INDEX([.$Z$7:.$AD$17];[.L87];[.M87])" table:style-name="ce1">
            <text:p>pc_sandsea</text:p>
          </table:table-cell>
          <table:table-cell office:value-type="string" office:string-value="@terraforming_cost_level_1" table:formula="of:=[.$X$8]&amp;[.N87]" table:style-name="ce1">
            <text:p>@terraforming_cost_level_1</text:p>
          </table:table-cell>
          <table:table-cell office:value-type="string" office:string-value="@terraforming_duration_level_1" table:formula="of:=[.$X$9]&amp;[.N87]" table:style-name="ce1">
            <text:p>@terraforming_duration_level_1</text:p>
          </table:table-cell>
          <table:table-cell office:value-type="string" office:string-value="OR={}&quot;OR={}" table:formula="of:=[.O87]&amp;&quot;OR={&quot;&amp;CONCATENATE([.P87];[.Q87];[.R87];[.S87])&amp;&quot;}&quot;&quot;OR={&quot;&amp;CONCATENATE([.T87];[.U87];[.V87];[.W8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87]+1)" table:style-name="ce1">
            <text:p>tech1</text:p>
          </table:table-cell>
          <table:table-cell office:value-type="float" office:value="0" table:formula="of:=[.I86]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3" table:formula="of:=INT([.J87]/COUNTA([.$Z$7:.$AD$17]))+1" table:style-name="ce1">
            <text:p>3</text:p>
          </table:table-cell>
          <table:table-cell office:value-type="float" office:value="4" table:formula="of:=IF(INDEX([.$Z$7:.$AD$17];[.L86]+1;[.M86])=&quot;&quot;;1;[.L86]+1)" table:style-name="ce1">
            <text:p>4</text:p>
          </table:table-cell>
          <table:table-cell office:value-type="float" office:value="1" table:formula="of:=IF(INDEX([.$Z$7:.$AD$17];[.L86]+1;[.M86])=&quot;&quot;;IF([.M86]=5;1;[.M86]+1);[.M86])" table:style-name="ce1">
            <text:p>1</text:p>
          </table:table-cell>
          <table:table-cell office:value-type="float" office:value="1" table:formula="of:=IF([.B87]=[.C87];0;INDEX([.$Z$18:.$AD$25];INT([.$J87]/COUNTA([.$Z$7:.$AD$17]))+1;[.$M87]))" table:style-name="ce1">
            <text:p>1</text:p>
          </table:table-cell>
          <table:table-cell office:value-type="string" office:string-value="" table:formula="of:=IF(INDEX([.$AE$18:.$AE$200];[.$K87])=&quot;yes&quot;;&quot;&quot;;IF([.C87]=&quot;pc_cybertronic&quot;;[.$X$16]&amp;&quot; = yes&quot;;[.$X$15]&amp;&quot; = yes &quot;))" table:style-name="ce1"/>
          <table:table-cell office:value-type="string" office:string-value="" table:formula="of:=IF(INDEX([.AF$18:.AF$200];[.$K87])=&quot;&quot;;&quot;&quot;;[.AF$17]&amp;&quot; = yes &quot;)" table:style-name="ce1"/>
          <table:table-cell office:value-type="string" office:string-value="" table:formula="of:=IF(INDEX([.AG$18:.AG$200];[.$K87])=&quot;&quot;;&quot;&quot;;[.AG$17]&amp;&quot; = yes &quot;)" table:style-name="ce1"/>
          <table:table-cell office:value-type="string" office:string-value="" table:formula="of:=IF(INDEX([.AH$18:.AH$200];[.$K87])=&quot;&quot;;&quot;&quot;;[.AH$17]&amp;&quot; = yes &quot;)" table:style-name="ce1"/>
          <table:table-cell office:value-type="string" office:string-value="" table:formula="of:=IF(INDEX([.AI$18:.AI$200];[.$K87])=&quot;&quot;;&quot;&quot;;[.AI$17]&amp;&quot; = yes &quot;)" table:style-name="ce1"/>
          <table:table-cell office:value-type="string" office:string-value="" table:formula="of:=IF(INDEX([.AF$18:.AF$200];MATCH([.$C87];[.$Y$18:.$Y$200]))=&quot;&quot;;&quot;&quot;;[.AF$17]&amp;&quot; = yes &quot;)" table:style-name="ce1"/>
          <table:table-cell office:value-type="string" office:string-value="" table:formula="of:=IF(INDEX([.AG$18:.AG$200];MATCH([.$C87];[.$Y$18:.$Y$200]))=&quot;&quot;;&quot;&quot;;[.AG$17]&amp;&quot; = yes &quot;)" table:style-name="ce1"/>
          <table:table-cell office:value-type="string" office:string-value="" table:formula="of:=IF(INDEX([.AH$18:.AH$200];MATCH([.$C87];[.$Y$18:.$Y$200]))=&quot;&quot;;&quot;&quot;;[.AH$17]&amp;&quot; = yes &quot;)" table:style-name="ce1"/>
          <table:table-cell office:value-type="string" office:string-value="" table:formula="of:=IF(INDEX([.AI$18:.AI$200];MATCH([.$C87];[.$Y$18:.$Y$200]))=&quot;&quot;;&quot;&quot;;[.AI$17]&amp;&quot; = yes &quot;)" table:style-name="ce1"/>
          <table:table-cell table:number-columns-repeated="16361" table:style-name="ce1"/>
        </table:table-row>
        <table:table-row table:style-name="ro1">
          <table:table-cell office:value-type="string" table:style-name="ce1">
            <text:p>terraform_link81</text:p>
          </table:table-cell>
          <table:table-cell office:value-type="string" office:string-value="pc_savannah" table:formula="of:=INDEX([.Y$18:.Y$200];[.K88])" table:style-name="ce1">
            <text:p>pc_savannah</text:p>
          </table:table-cell>
          <table:table-cell office:value-type="string" office:string-value="pc_mesa" table:formula="of:=INDEX([.$Z$7:.$AD$17];[.L88];[.M88])" table:style-name="ce1">
            <text:p>pc_mesa</text:p>
          </table:table-cell>
          <table:table-cell office:value-type="string" office:string-value="@terraforming_cost_level_1" table:formula="of:=[.$X$8]&amp;[.N88]" table:style-name="ce1">
            <text:p>@terraforming_cost_level_1</text:p>
          </table:table-cell>
          <table:table-cell office:value-type="string" office:string-value="@terraforming_duration_level_1" table:formula="of:=[.$X$9]&amp;[.N88]" table:style-name="ce1">
            <text:p>@terraforming_duration_level_1</text:p>
          </table:table-cell>
          <table:table-cell office:value-type="string" office:string-value="OR={}&quot;OR={}" table:formula="of:=[.O88]&amp;&quot;OR={&quot;&amp;CONCATENATE([.P88];[.Q88];[.R88];[.S88])&amp;&quot;}&quot;&quot;OR={&quot;&amp;CONCATENATE([.T88];[.U88];[.V88];[.W8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88]+1)" table:style-name="ce1">
            <text:p>tech1</text:p>
          </table:table-cell>
          <table:table-cell office:value-type="float" office:value="0" table:formula="of:=[.I87]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3" table:formula="of:=INT([.J88]/COUNTA([.$Z$7:.$AD$17]))+1" table:style-name="ce1">
            <text:p>3</text:p>
          </table:table-cell>
          <table:table-cell office:value-type="float" office:value="5" table:formula="of:=IF(INDEX([.$Z$7:.$AD$17];[.L87]+1;[.M87])=&quot;&quot;;1;[.L87]+1)" table:style-name="ce1">
            <text:p>5</text:p>
          </table:table-cell>
          <table:table-cell office:value-type="float" office:value="1" table:formula="of:=IF(INDEX([.$Z$7:.$AD$17];[.L87]+1;[.M87])=&quot;&quot;;IF([.M87]=5;1;[.M87]+1);[.M87])" table:style-name="ce1">
            <text:p>1</text:p>
          </table:table-cell>
          <table:table-cell office:value-type="float" office:value="1" table:formula="of:=IF([.B88]=[.C88];0;INDEX([.$Z$18:.$AD$25];INT([.$J88]/COUNTA([.$Z$7:.$AD$17]))+1;[.$M88]))" table:style-name="ce1">
            <text:p>1</text:p>
          </table:table-cell>
          <table:table-cell office:value-type="string" office:string-value="" table:formula="of:=IF(INDEX([.$AE$18:.$AE$200];[.$K88])=&quot;yes&quot;;&quot;&quot;;IF([.C88]=&quot;pc_cybertronic&quot;;[.$X$16]&amp;&quot; = yes&quot;;[.$X$15]&amp;&quot; = yes &quot;))" table:style-name="ce1"/>
          <table:table-cell office:value-type="string" office:string-value="" table:formula="of:=IF(INDEX([.AF$18:.AF$200];[.$K88])=&quot;&quot;;&quot;&quot;;[.AF$17]&amp;&quot; = yes &quot;)" table:style-name="ce1"/>
          <table:table-cell office:value-type="string" office:string-value="" table:formula="of:=IF(INDEX([.AG$18:.AG$200];[.$K88])=&quot;&quot;;&quot;&quot;;[.AG$17]&amp;&quot; = yes &quot;)" table:style-name="ce1"/>
          <table:table-cell office:value-type="string" office:string-value="" table:formula="of:=IF(INDEX([.AH$18:.AH$200];[.$K88])=&quot;&quot;;&quot;&quot;;[.AH$17]&amp;&quot; = yes &quot;)" table:style-name="ce1"/>
          <table:table-cell office:value-type="string" office:string-value="" table:formula="of:=IF(INDEX([.AI$18:.AI$200];[.$K88])=&quot;&quot;;&quot;&quot;;[.AI$17]&amp;&quot; = yes &quot;)" table:style-name="ce1"/>
          <table:table-cell office:value-type="string" office:string-value="" table:formula="of:=IF(INDEX([.AF$18:.AF$200];MATCH([.$C88];[.$Y$18:.$Y$200]))=&quot;&quot;;&quot;&quot;;[.AF$17]&amp;&quot; = yes &quot;)" table:style-name="ce1"/>
          <table:table-cell office:value-type="string" office:string-value="" table:formula="of:=IF(INDEX([.AG$18:.AG$200];MATCH([.$C88];[.$Y$18:.$Y$200]))=&quot;&quot;;&quot;&quot;;[.AG$17]&amp;&quot; = yes &quot;)" table:style-name="ce1"/>
          <table:table-cell office:value-type="string" office:string-value="" table:formula="of:=IF(INDEX([.AH$18:.AH$200];MATCH([.$C88];[.$Y$18:.$Y$200]))=&quot;&quot;;&quot;&quot;;[.AH$17]&amp;&quot; = yes &quot;)" table:style-name="ce1"/>
          <table:table-cell office:value-type="string" office:string-value="" table:formula="of:=IF(INDEX([.AI$18:.AI$200];MATCH([.$C88];[.$Y$18:.$Y$200]))=&quot;&quot;;&quot;&quot;;[.AI$17]&amp;&quot; = yes &quot;)" table:style-name="ce1"/>
          <table:table-cell table:number-columns-repeated="16361" table:style-name="ce1"/>
        </table:table-row>
        <table:table-row table:style-name="ro1">
          <table:table-cell office:value-type="string" table:style-name="ce1">
            <text:p>terraform_link82</text:p>
          </table:table-cell>
          <table:table-cell office:value-type="string" office:string-value="pc_savannah" table:formula="of:=INDEX([.Y$18:.Y$200];[.K89])" table:style-name="ce1">
            <text:p>pc_savannah</text:p>
          </table:table-cell>
          <table:table-cell office:value-type="string" office:string-value="pc_oasis" table:formula="of:=INDEX([.$Z$7:.$AD$17];[.L89];[.M89])" table:style-name="ce1">
            <text:p>pc_oasis</text:p>
          </table:table-cell>
          <table:table-cell office:value-type="string" office:string-value="@terraforming_cost_level_1" table:formula="of:=[.$X$8]&amp;[.N89]" table:style-name="ce1">
            <text:p>@terraforming_cost_level_1</text:p>
          </table:table-cell>
          <table:table-cell office:value-type="string" office:string-value="@terraforming_duration_level_1" table:formula="of:=[.$X$9]&amp;[.N89]" table:style-name="ce1">
            <text:p>@terraforming_duration_level_1</text:p>
          </table:table-cell>
          <table:table-cell office:value-type="string" office:string-value="OR={}&quot;OR={}" table:formula="of:=[.O89]&amp;&quot;OR={&quot;&amp;CONCATENATE([.P89];[.Q89];[.R89];[.S89])&amp;&quot;}&quot;&quot;OR={&quot;&amp;CONCATENATE([.T89];[.U89];[.V89];[.W8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89]+1)" table:style-name="ce1">
            <text:p>tech1</text:p>
          </table:table-cell>
          <table:table-cell office:value-type="float" office:value="0" table:formula="of:=[.I88]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3" table:formula="of:=INT([.J89]/COUNTA([.$Z$7:.$AD$17]))+1" table:style-name="ce1">
            <text:p>3</text:p>
          </table:table-cell>
          <table:table-cell office:value-type="float" office:value="6" table:formula="of:=IF(INDEX([.$Z$7:.$AD$17];[.L88]+1;[.M88])=&quot;&quot;;1;[.L88]+1)" table:style-name="ce1">
            <text:p>6</text:p>
          </table:table-cell>
          <table:table-cell office:value-type="float" office:value="1" table:formula="of:=IF(INDEX([.$Z$7:.$AD$17];[.L88]+1;[.M88])=&quot;&quot;;IF([.M88]=5;1;[.M88]+1);[.M88])" table:style-name="ce1">
            <text:p>1</text:p>
          </table:table-cell>
          <table:table-cell office:value-type="float" office:value="1" table:formula="of:=IF([.B89]=[.C89];0;INDEX([.$Z$18:.$AD$25];INT([.$J89]/COUNTA([.$Z$7:.$AD$17]))+1;[.$M89]))" table:style-name="ce1">
            <text:p>1</text:p>
          </table:table-cell>
          <table:table-cell office:value-type="string" office:string-value="" table:formula="of:=IF(INDEX([.$AE$18:.$AE$200];[.$K89])=&quot;yes&quot;;&quot;&quot;;IF([.C89]=&quot;pc_cybertronic&quot;;[.$X$16]&amp;&quot; = yes&quot;;[.$X$15]&amp;&quot; = yes &quot;))" table:style-name="ce1"/>
          <table:table-cell office:value-type="string" office:string-value="" table:formula="of:=IF(INDEX([.AF$18:.AF$200];[.$K89])=&quot;&quot;;&quot;&quot;;[.AF$17]&amp;&quot; = yes &quot;)" table:style-name="ce1"/>
          <table:table-cell office:value-type="string" office:string-value="" table:formula="of:=IF(INDEX([.AG$18:.AG$200];[.$K89])=&quot;&quot;;&quot;&quot;;[.AG$17]&amp;&quot; = yes &quot;)" table:style-name="ce1"/>
          <table:table-cell office:value-type="string" office:string-value="" table:formula="of:=IF(INDEX([.AH$18:.AH$200];[.$K89])=&quot;&quot;;&quot;&quot;;[.AH$17]&amp;&quot; = yes &quot;)" table:style-name="ce1"/>
          <table:table-cell office:value-type="string" office:string-value="" table:formula="of:=IF(INDEX([.AI$18:.AI$200];[.$K89])=&quot;&quot;;&quot;&quot;;[.AI$17]&amp;&quot; = yes &quot;)" table:style-name="ce1"/>
          <table:table-cell office:value-type="string" office:string-value="" table:formula="of:=IF(INDEX([.AF$18:.AF$200];MATCH([.$C89];[.$Y$18:.$Y$200]))=&quot;&quot;;&quot;&quot;;[.AF$17]&amp;&quot; = yes &quot;)" table:style-name="ce1"/>
          <table:table-cell office:value-type="string" office:string-value="" table:formula="of:=IF(INDEX([.AG$18:.AG$200];MATCH([.$C89];[.$Y$18:.$Y$200]))=&quot;&quot;;&quot;&quot;;[.AG$17]&amp;&quot; = yes &quot;)" table:style-name="ce1"/>
          <table:table-cell office:value-type="string" office:string-value="" table:formula="of:=IF(INDEX([.AH$18:.AH$200];MATCH([.$C89];[.$Y$18:.$Y$200]))=&quot;&quot;;&quot;&quot;;[.AH$17]&amp;&quot; = yes &quot;)" table:style-name="ce1"/>
          <table:table-cell office:value-type="string" office:string-value="" table:formula="of:=IF(INDEX([.AI$18:.AI$200];MATCH([.$C89];[.$Y$18:.$Y$200]))=&quot;&quot;;&quot;&quot;;[.AI$17]&amp;&quot; = yes &quot;)" table:style-name="ce1"/>
          <table:table-cell table:number-columns-repeated="16361" table:style-name="ce1"/>
        </table:table-row>
        <table:table-row table:style-name="ro1">
          <table:table-cell office:value-type="string" table:style-name="ce1">
            <text:p>terraform_link83</text:p>
          </table:table-cell>
          <table:table-cell office:value-type="string" office:string-value="pc_savannah" table:formula="of:=INDEX([.Y$18:.Y$200];[.K90])" table:style-name="ce1">
            <text:p>pc_savannah</text:p>
          </table:table-cell>
          <table:table-cell office:value-type="string" office:string-value="pc_marginal_dry" table:formula="of:=INDEX([.$Z$7:.$AD$17];[.L90];[.M90])" table:style-name="ce1">
            <text:p>pc_marginal_dry</text:p>
          </table:table-cell>
          <table:table-cell office:value-type="string" office:string-value="@terraforming_cost_level_1" table:formula="of:=[.$X$8]&amp;[.N90]" table:style-name="ce1">
            <text:p>@terraforming_cost_level_1</text:p>
          </table:table-cell>
          <table:table-cell office:value-type="string" office:string-value="@terraforming_duration_level_1" table:formula="of:=[.$X$9]&amp;[.N90]" table:style-name="ce1">
            <text:p>@terraforming_duration_level_1</text:p>
          </table:table-cell>
          <table:table-cell office:value-type="string" office:string-value="OR={}&quot;OR={}" table:formula="of:=[.O90]&amp;&quot;OR={&quot;&amp;CONCATENATE([.P90];[.Q90];[.R90];[.S90])&amp;&quot;}&quot;&quot;OR={&quot;&amp;CONCATENATE([.T90];[.U90];[.V90];[.W9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90]+1)" table:style-name="ce1">
            <text:p>tech1</text:p>
          </table:table-cell>
          <table:table-cell office:value-type="float" office:value="0" table:formula="of:=[.I89]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3" table:formula="of:=INT([.J90]/COUNTA([.$Z$7:.$AD$17]))+1" table:style-name="ce1">
            <text:p>3</text:p>
          </table:table-cell>
          <table:table-cell office:value-type="float" office:value="7" table:formula="of:=IF(INDEX([.$Z$7:.$AD$17];[.L89]+1;[.M89])=&quot;&quot;;1;[.L89]+1)" table:style-name="ce1">
            <text:p>7</text:p>
          </table:table-cell>
          <table:table-cell office:value-type="float" office:value="1" table:formula="of:=IF(INDEX([.$Z$7:.$AD$17];[.L89]+1;[.M89])=&quot;&quot;;IF([.M89]=5;1;[.M89]+1);[.M89])" table:style-name="ce1">
            <text:p>1</text:p>
          </table:table-cell>
          <table:table-cell office:value-type="float" office:value="1" table:formula="of:=IF([.B90]=[.C90];0;INDEX([.$Z$18:.$AD$25];INT([.$J90]/COUNTA([.$Z$7:.$AD$17]))+1;[.$M90]))" table:style-name="ce1">
            <text:p>1</text:p>
          </table:table-cell>
          <table:table-cell office:value-type="string" office:string-value="" table:formula="of:=IF(INDEX([.$AE$18:.$AE$200];[.$K90])=&quot;yes&quot;;&quot;&quot;;IF([.C90]=&quot;pc_cybertronic&quot;;[.$X$16]&amp;&quot; = yes&quot;;[.$X$15]&amp;&quot; = yes &quot;))" table:style-name="ce1"/>
          <table:table-cell office:value-type="string" office:string-value="" table:formula="of:=IF(INDEX([.AF$18:.AF$200];[.$K90])=&quot;&quot;;&quot;&quot;;[.AF$17]&amp;&quot; = yes &quot;)" table:style-name="ce1"/>
          <table:table-cell office:value-type="string" office:string-value="" table:formula="of:=IF(INDEX([.AG$18:.AG$200];[.$K90])=&quot;&quot;;&quot;&quot;;[.AG$17]&amp;&quot; = yes &quot;)" table:style-name="ce1"/>
          <table:table-cell office:value-type="string" office:string-value="" table:formula="of:=IF(INDEX([.AH$18:.AH$200];[.$K90])=&quot;&quot;;&quot;&quot;;[.AH$17]&amp;&quot; = yes &quot;)" table:style-name="ce1"/>
          <table:table-cell office:value-type="string" office:string-value="" table:formula="of:=IF(INDEX([.AI$18:.AI$200];[.$K90])=&quot;&quot;;&quot;&quot;;[.AI$17]&amp;&quot; = yes &quot;)" table:style-name="ce1"/>
          <table:table-cell office:value-type="string" office:string-value="" table:formula="of:=IF(INDEX([.AF$18:.AF$200];MATCH([.$C90];[.$Y$18:.$Y$200]))=&quot;&quot;;&quot;&quot;;[.AF$17]&amp;&quot; = yes &quot;)" table:style-name="ce1"/>
          <table:table-cell office:value-type="string" office:string-value="" table:formula="of:=IF(INDEX([.AG$18:.AG$200];MATCH([.$C90];[.$Y$18:.$Y$200]))=&quot;&quot;;&quot;&quot;;[.AG$17]&amp;&quot; = yes &quot;)" table:style-name="ce1"/>
          <table:table-cell office:value-type="string" office:string-value="" table:formula="of:=IF(INDEX([.AH$18:.AH$200];MATCH([.$C90];[.$Y$18:.$Y$200]))=&quot;&quot;;&quot;&quot;;[.AH$17]&amp;&quot; = yes &quot;)" table:style-name="ce1"/>
          <table:table-cell office:value-type="string" office:string-value="" table:formula="of:=IF(INDEX([.AI$18:.AI$200];MATCH([.$C90];[.$Y$18:.$Y$200]))=&quot;&quot;;&quot;&quot;;[.AI$17]&amp;&quot; = yes &quot;)" table:style-name="ce1"/>
          <table:table-cell table:number-columns-repeated="16361" table:style-name="ce1"/>
        </table:table-row>
        <table:table-row table:style-name="ro1">
          <table:table-cell office:value-type="string" table:style-name="ce1">
            <text:p>terraform_link84</text:p>
          </table:table-cell>
          <table:table-cell office:value-type="string" office:string-value="pc_savannah" table:formula="of:=INDEX([.Y$18:.Y$200];[.K91])" table:style-name="ce1">
            <text:p>pc_savannah</text:p>
          </table:table-cell>
          <table:table-cell office:value-type="string" office:string-value="pc_geocrystalline" table:formula="of:=INDEX([.$Z$7:.$AD$17];[.L91];[.M91])" table:style-name="ce1">
            <text:p>pc_geocrystalline</text:p>
          </table:table-cell>
          <table:table-cell office:value-type="string" office:string-value="@terraforming_cost_level_1" table:formula="of:=[.$X$8]&amp;[.N91]" table:style-name="ce1">
            <text:p>@terraforming_cost_level_1</text:p>
          </table:table-cell>
          <table:table-cell office:value-type="string" office:string-value="@terraforming_duration_level_1" table:formula="of:=[.$X$9]&amp;[.N91]" table:style-name="ce1">
            <text:p>@terraforming_duration_level_1</text:p>
          </table:table-cell>
          <table:table-cell office:value-type="string" office:string-value="OR={}&quot;OR={}" table:formula="of:=[.O91]&amp;&quot;OR={&quot;&amp;CONCATENATE([.P91];[.Q91];[.R91];[.S91])&amp;&quot;}&quot;&quot;OR={&quot;&amp;CONCATENATE([.T91];[.U91];[.V91];[.W9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91]+1)" table:style-name="ce1">
            <text:p>tech1</text:p>
          </table:table-cell>
          <table:table-cell office:value-type="float" office:value="0" table:formula="of:=[.I90]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3" table:formula="of:=INT([.J91]/COUNTA([.$Z$7:.$AD$17]))+1" table:style-name="ce1">
            <text:p>3</text:p>
          </table:table-cell>
          <table:table-cell office:value-type="float" office:value="8" table:formula="of:=IF(INDEX([.$Z$7:.$AD$17];[.L90]+1;[.M90])=&quot;&quot;;1;[.L90]+1)" table:style-name="ce1">
            <text:p>8</text:p>
          </table:table-cell>
          <table:table-cell office:value-type="float" office:value="1" table:formula="of:=IF(INDEX([.$Z$7:.$AD$17];[.L90]+1;[.M90])=&quot;&quot;;IF([.M90]=5;1;[.M90]+1);[.M90])" table:style-name="ce1">
            <text:p>1</text:p>
          </table:table-cell>
          <table:table-cell office:value-type="float" office:value="1" table:formula="of:=IF([.B91]=[.C91];0;INDEX([.$Z$18:.$AD$25];INT([.$J91]/COUNTA([.$Z$7:.$AD$17]))+1;[.$M91]))" table:style-name="ce1">
            <text:p>1</text:p>
          </table:table-cell>
          <table:table-cell office:value-type="string" office:string-value="" table:formula="of:=IF(INDEX([.$AE$18:.$AE$200];[.$K91])=&quot;yes&quot;;&quot;&quot;;IF([.C91]=&quot;pc_cybertronic&quot;;[.$X$16]&amp;&quot; = yes&quot;;[.$X$15]&amp;&quot; = yes &quot;))" table:style-name="ce1"/>
          <table:table-cell office:value-type="string" office:string-value="" table:formula="of:=IF(INDEX([.AF$18:.AF$200];[.$K91])=&quot;&quot;;&quot;&quot;;[.AF$17]&amp;&quot; = yes &quot;)" table:style-name="ce1"/>
          <table:table-cell office:value-type="string" office:string-value="" table:formula="of:=IF(INDEX([.AG$18:.AG$200];[.$K91])=&quot;&quot;;&quot;&quot;;[.AG$17]&amp;&quot; = yes &quot;)" table:style-name="ce1"/>
          <table:table-cell office:value-type="string" office:string-value="" table:formula="of:=IF(INDEX([.AH$18:.AH$200];[.$K91])=&quot;&quot;;&quot;&quot;;[.AH$17]&amp;&quot; = yes &quot;)" table:style-name="ce1"/>
          <table:table-cell office:value-type="string" office:string-value="" table:formula="of:=IF(INDEX([.AI$18:.AI$200];[.$K91])=&quot;&quot;;&quot;&quot;;[.AI$17]&amp;&quot; = yes &quot;)" table:style-name="ce1"/>
          <table:table-cell office:value-type="string" office:string-value="" table:formula="of:=IF(INDEX([.AF$18:.AF$200];MATCH([.$C91];[.$Y$18:.$Y$200]))=&quot;&quot;;&quot;&quot;;[.AF$17]&amp;&quot; = yes &quot;)" table:style-name="ce1"/>
          <table:table-cell office:value-type="string" office:string-value="" table:formula="of:=IF(INDEX([.AG$18:.AG$200];MATCH([.$C91];[.$Y$18:.$Y$200]))=&quot;&quot;;&quot;&quot;;[.AG$17]&amp;&quot; = yes &quot;)" table:style-name="ce1"/>
          <table:table-cell office:value-type="string" office:string-value="" table:formula="of:=IF(INDEX([.AH$18:.AH$200];MATCH([.$C91];[.$Y$18:.$Y$200]))=&quot;&quot;;&quot;&quot;;[.AH$17]&amp;&quot; = yes &quot;)" table:style-name="ce1"/>
          <table:table-cell office:value-type="string" office:string-value="" table:formula="of:=IF(INDEX([.AI$18:.AI$200];MATCH([.$C91];[.$Y$18:.$Y$200]))=&quot;&quot;;&quot;&quot;;[.AI$17]&amp;&quot; = yes &quot;)" table:style-name="ce1"/>
          <table:table-cell table:number-columns-repeated="16361" table:style-name="ce1"/>
        </table:table-row>
        <table:table-row table:style-name="ro1">
          <table:table-cell office:value-type="string" table:style-name="ce1">
            <text:p>terraform_link85</text:p>
          </table:table-cell>
          <table:table-cell office:value-type="string" office:string-value="pc_savannah" table:formula="of:=INDEX([.Y$18:.Y$200];[.K92])" table:style-name="ce1">
            <text:p>pc_savannah</text:p>
          </table:table-cell>
          <table:table-cell office:value-type="string" office:string-value="pc_continental" table:formula="of:=INDEX([.$Z$7:.$AD$17];[.L92];[.M92])" table:style-name="ce1">
            <text:p>pc_continental</text:p>
          </table:table-cell>
          <table:table-cell office:value-type="string" office:string-value="@terraforming_cost_level_2" table:formula="of:=[.$X$8]&amp;[.N92]" table:style-name="ce1">
            <text:p>@terraforming_cost_level_2</text:p>
          </table:table-cell>
          <table:table-cell office:value-type="string" office:string-value="@terraforming_duration_level_2" table:formula="of:=[.$X$9]&amp;[.N92]" table:style-name="ce1">
            <text:p>@terraforming_duration_level_2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92]&amp;&quot;OR={&quot;&amp;CONCATENATE([.P92];[.Q92];[.R92];[.S92])&amp;&quot;}&quot;&quot;OR={&quot;&amp;CONCATENATE([.T92];[.U92];[.V92];[.W92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92]+1)" table:style-name="ce1">
            <text:p>tech2</text:p>
          </table:table-cell>
          <table:table-cell office:value-type="float" office:value="0" table:formula="of:=[.I91]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3" table:formula="of:=INT([.J92]/COUNTA([.$Z$7:.$AD$17]))+1" table:style-name="ce1">
            <text:p>3</text:p>
          </table:table-cell>
          <table:table-cell office:value-type="float" office:value="1" table:formula="of:=IF(INDEX([.$Z$7:.$AD$17];[.L91]+1;[.M91])=&quot;&quot;;1;[.L91]+1)" table:style-name="ce1">
            <text:p>1</text:p>
          </table:table-cell>
          <table:table-cell office:value-type="float" office:value="2" table:formula="of:=IF(INDEX([.$Z$7:.$AD$17];[.L91]+1;[.M91])=&quot;&quot;;IF([.M91]=5;1;[.M91]+1);[.M91])" table:style-name="ce1">
            <text:p>2</text:p>
          </table:table-cell>
          <table:table-cell office:value-type="float" office:value="2" table:formula="of:=IF([.B92]=[.C92];0;INDEX([.$Z$18:.$AD$25];INT([.$J92]/COUNTA([.$Z$7:.$AD$17]))+1;[.$M92]))" table:style-name="ce1">
            <text:p>2</text:p>
          </table:table-cell>
          <table:table-cell office:value-type="string" office:string-value="" table:formula="of:=IF(INDEX([.$AE$18:.$AE$200];[.$K92])=&quot;yes&quot;;&quot;&quot;;IF([.C92]=&quot;pc_cybertronic&quot;;[.$X$16]&amp;&quot; = yes&quot;;[.$X$15]&amp;&quot; = yes &quot;))" table:style-name="ce1"/>
          <table:table-cell office:value-type="string" office:string-value="" table:formula="of:=IF(INDEX([.AF$18:.AF$200];[.$K92])=&quot;&quot;;&quot;&quot;;[.AF$17]&amp;&quot; = yes &quot;)" table:style-name="ce1"/>
          <table:table-cell office:value-type="string" office:string-value="" table:formula="of:=IF(INDEX([.AG$18:.AG$200];[.$K92])=&quot;&quot;;&quot;&quot;;[.AG$17]&amp;&quot; = yes &quot;)" table:style-name="ce1"/>
          <table:table-cell office:value-type="string" office:string-value="" table:formula="of:=IF(INDEX([.AH$18:.AH$200];[.$K92])=&quot;&quot;;&quot;&quot;;[.AH$17]&amp;&quot; = yes &quot;)" table:style-name="ce1"/>
          <table:table-cell office:value-type="string" office:string-value="" table:formula="of:=IF(INDEX([.AI$18:.AI$200];[.$K92])=&quot;&quot;;&quot;&quot;;[.AI$17]&amp;&quot; = yes &quot;)" table:style-name="ce1"/>
          <table:table-cell office:value-type="string" office:string-value="planetary_diversity_enabled = yes " table:formula="of:=IF(INDEX([.AF$18:.AF$200];MATCH([.$C92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92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92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92];[.$Y$18:.$Y$200]))=&quot;&quot;;&quot;&quot;;[.AI$17]&amp;&quot; = yes &quot;)" table:style-name="ce1">
            <text:p>exo_terraforming_overhaul_enabled = yes<text:s/>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1">
            <text:p>terraform_link86</text:p>
          </table:table-cell>
          <table:table-cell office:value-type="string" office:string-value="pc_savannah" table:formula="of:=INDEX([.Y$18:.Y$200];[.K93])" table:style-name="ce1">
            <text:p>pc_savannah</text:p>
          </table:table-cell>
          <table:table-cell office:value-type="string" office:string-value="pc_ocean" table:formula="of:=INDEX([.$Z$7:.$AD$17];[.L93];[.M93])" table:style-name="ce1">
            <text:p>pc_ocean</text:p>
          </table:table-cell>
          <table:table-cell office:value-type="string" office:string-value="@terraforming_cost_level_2" table:formula="of:=[.$X$8]&amp;[.N93]" table:style-name="ce1">
            <text:p>@terraforming_cost_level_2</text:p>
          </table:table-cell>
          <table:table-cell office:value-type="string" office:string-value="@terraforming_duration_level_2" table:formula="of:=[.$X$9]&amp;[.N93]" table:style-name="ce1">
            <text:p>@terraforming_duration_level_2</text:p>
          </table:table-cell>
          <table:table-cell office:value-type="string" office:string-value="OR={}&quot;OR={}" table:formula="of:=[.O93]&amp;&quot;OR={&quot;&amp;CONCATENATE([.P93];[.Q93];[.R93];[.S93])&amp;&quot;}&quot;&quot;OR={&quot;&amp;CONCATENATE([.T93];[.U93];[.V93];[.W9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93]+1)" table:style-name="ce1">
            <text:p>tech2</text:p>
          </table:table-cell>
          <table:table-cell office:value-type="float" office:value="0" table:formula="of:=[.I92]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3" table:formula="of:=INT([.J93]/COUNTA([.$Z$7:.$AD$17]))+1" table:style-name="ce1">
            <text:p>3</text:p>
          </table:table-cell>
          <table:table-cell office:value-type="float" office:value="2" table:formula="of:=IF(INDEX([.$Z$7:.$AD$17];[.L92]+1;[.M92])=&quot;&quot;;1;[.L92]+1)" table:style-name="ce1">
            <text:p>2</text:p>
          </table:table-cell>
          <table:table-cell office:value-type="float" office:value="2" table:formula="of:=IF(INDEX([.$Z$7:.$AD$17];[.L92]+1;[.M92])=&quot;&quot;;IF([.M92]=5;1;[.M92]+1);[.M92])" table:style-name="ce1">
            <text:p>2</text:p>
          </table:table-cell>
          <table:table-cell office:value-type="float" office:value="2" table:formula="of:=IF([.B93]=[.C93];0;INDEX([.$Z$18:.$AD$25];INT([.$J93]/COUNTA([.$Z$7:.$AD$17]))+1;[.$M93]))" table:style-name="ce1">
            <text:p>2</text:p>
          </table:table-cell>
          <table:table-cell office:value-type="string" office:string-value="" table:formula="of:=IF(INDEX([.$AE$18:.$AE$200];[.$K93])=&quot;yes&quot;;&quot;&quot;;IF([.C93]=&quot;pc_cybertronic&quot;;[.$X$16]&amp;&quot; = yes&quot;;[.$X$15]&amp;&quot; = yes &quot;))" table:style-name="ce1"/>
          <table:table-cell office:value-type="string" office:string-value="" table:formula="of:=IF(INDEX([.AF$18:.AF$200];[.$K93])=&quot;&quot;;&quot;&quot;;[.AF$17]&amp;&quot; = yes &quot;)" table:style-name="ce1"/>
          <table:table-cell office:value-type="string" office:string-value="" table:formula="of:=IF(INDEX([.AG$18:.AG$200];[.$K93])=&quot;&quot;;&quot;&quot;;[.AG$17]&amp;&quot; = yes &quot;)" table:style-name="ce1"/>
          <table:table-cell office:value-type="string" office:string-value="" table:formula="of:=IF(INDEX([.AH$18:.AH$200];[.$K93])=&quot;&quot;;&quot;&quot;;[.AH$17]&amp;&quot; = yes &quot;)" table:style-name="ce1"/>
          <table:table-cell office:value-type="string" office:string-value="" table:formula="of:=IF(INDEX([.AI$18:.AI$200];[.$K93])=&quot;&quot;;&quot;&quot;;[.AI$17]&amp;&quot; = yes &quot;)" table:style-name="ce1"/>
          <table:table-cell office:value-type="string" office:string-value="" table:formula="of:=IF(INDEX([.AF$18:.AF$200];MATCH([.$C93];[.$Y$18:.$Y$200]))=&quot;&quot;;&quot;&quot;;[.AF$17]&amp;&quot; = yes &quot;)" table:style-name="ce1"/>
          <table:table-cell office:value-type="string" office:string-value="" table:formula="of:=IF(INDEX([.AG$18:.AG$200];MATCH([.$C93];[.$Y$18:.$Y$200]))=&quot;&quot;;&quot;&quot;;[.AG$17]&amp;&quot; = yes &quot;)" table:style-name="ce1"/>
          <table:table-cell office:value-type="string" office:string-value="" table:formula="of:=IF(INDEX([.AH$18:.AH$200];MATCH([.$C93];[.$Y$18:.$Y$200]))=&quot;&quot;;&quot;&quot;;[.AH$17]&amp;&quot; = yes &quot;)" table:style-name="ce1"/>
          <table:table-cell office:value-type="string" office:string-value="" table:formula="of:=IF(INDEX([.AI$18:.AI$200];MATCH([.$C93];[.$Y$18:.$Y$200]))=&quot;&quot;;&quot;&quot;;[.AI$17]&amp;&quot; = yes &quot;)" table:style-name="ce1"/>
          <table:table-cell table:number-columns-repeated="16361" table:style-name="ce1"/>
        </table:table-row>
        <table:table-row table:style-name="ro1">
          <table:table-cell office:value-type="string" table:style-name="ce1">
            <text:p>terraform_link87</text:p>
          </table:table-cell>
          <table:table-cell office:value-type="string" office:string-value="pc_savannah" table:formula="of:=INDEX([.Y$18:.Y$200];[.K94])" table:style-name="ce1">
            <text:p>pc_savannah</text:p>
          </table:table-cell>
          <table:table-cell office:value-type="string" office:string-value="pc_mangrove" table:formula="of:=INDEX([.$Z$7:.$AD$17];[.L94];[.M94])" table:style-name="ce1">
            <text:p>pc_mangrove</text:p>
          </table:table-cell>
          <table:table-cell office:value-type="string" office:string-value="@terraforming_cost_level_2" table:formula="of:=[.$X$8]&amp;[.N94]" table:style-name="ce1">
            <text:p>@terraforming_cost_level_2</text:p>
          </table:table-cell>
          <table:table-cell office:value-type="string" office:string-value="@terraforming_duration_level_2" table:formula="of:=[.$X$9]&amp;[.N94]" table:style-name="ce1">
            <text:p>@terraforming_duration_level_2</text:p>
          </table:table-cell>
          <table:table-cell office:value-type="string" office:string-value="OR={}&quot;OR={}" table:formula="of:=[.O94]&amp;&quot;OR={&quot;&amp;CONCATENATE([.P94];[.Q94];[.R94];[.S94])&amp;&quot;}&quot;&quot;OR={&quot;&amp;CONCATENATE([.T94];[.U94];[.V94];[.W9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94]+1)" table:style-name="ce1">
            <text:p>tech2</text:p>
          </table:table-cell>
          <table:table-cell office:value-type="float" office:value="0" table:formula="of:=[.I93]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3" table:formula="of:=INT([.J94]/COUNTA([.$Z$7:.$AD$17]))+1" table:style-name="ce1">
            <text:p>3</text:p>
          </table:table-cell>
          <table:table-cell office:value-type="float" office:value="3" table:formula="of:=IF(INDEX([.$Z$7:.$AD$17];[.L93]+1;[.M93])=&quot;&quot;;1;[.L93]+1)" table:style-name="ce1">
            <text:p>3</text:p>
          </table:table-cell>
          <table:table-cell office:value-type="float" office:value="2" table:formula="of:=IF(INDEX([.$Z$7:.$AD$17];[.L93]+1;[.M93])=&quot;&quot;;IF([.M93]=5;1;[.M93]+1);[.M93])" table:style-name="ce1">
            <text:p>2</text:p>
          </table:table-cell>
          <table:table-cell office:value-type="float" office:value="2" table:formula="of:=IF([.B94]=[.C94];0;INDEX([.$Z$18:.$AD$25];INT([.$J94]/COUNTA([.$Z$7:.$AD$17]))+1;[.$M94]))" table:style-name="ce1">
            <text:p>2</text:p>
          </table:table-cell>
          <table:table-cell office:value-type="string" office:string-value="" table:formula="of:=IF(INDEX([.$AE$18:.$AE$200];[.$K94])=&quot;yes&quot;;&quot;&quot;;IF([.C94]=&quot;pc_cybertronic&quot;;[.$X$16]&amp;&quot; = yes&quot;;[.$X$15]&amp;&quot; = yes &quot;))" table:style-name="ce1"/>
          <table:table-cell office:value-type="string" office:string-value="" table:formula="of:=IF(INDEX([.AF$18:.AF$200];[.$K94])=&quot;&quot;;&quot;&quot;;[.AF$17]&amp;&quot; = yes &quot;)" table:style-name="ce1"/>
          <table:table-cell office:value-type="string" office:string-value="" table:formula="of:=IF(INDEX([.AG$18:.AG$200];[.$K94])=&quot;&quot;;&quot;&quot;;[.AG$17]&amp;&quot; = yes &quot;)" table:style-name="ce1"/>
          <table:table-cell office:value-type="string" office:string-value="" table:formula="of:=IF(INDEX([.AH$18:.AH$200];[.$K94])=&quot;&quot;;&quot;&quot;;[.AH$17]&amp;&quot; = yes &quot;)" table:style-name="ce1"/>
          <table:table-cell office:value-type="string" office:string-value="" table:formula="of:=IF(INDEX([.AI$18:.AI$200];[.$K94])=&quot;&quot;;&quot;&quot;;[.AI$17]&amp;&quot; = yes &quot;)" table:style-name="ce1"/>
          <table:table-cell office:value-type="string" office:string-value="" table:formula="of:=IF(INDEX([.AF$18:.AF$200];MATCH([.$C94];[.$Y$18:.$Y$200]))=&quot;&quot;;&quot;&quot;;[.AF$17]&amp;&quot; = yes &quot;)" table:style-name="ce1"/>
          <table:table-cell office:value-type="string" office:string-value="" table:formula="of:=IF(INDEX([.AG$18:.AG$200];MATCH([.$C94];[.$Y$18:.$Y$200]))=&quot;&quot;;&quot;&quot;;[.AG$17]&amp;&quot; = yes &quot;)" table:style-name="ce1"/>
          <table:table-cell office:value-type="string" office:string-value="" table:formula="of:=IF(INDEX([.AH$18:.AH$200];MATCH([.$C94];[.$Y$18:.$Y$200]))=&quot;&quot;;&quot;&quot;;[.AH$17]&amp;&quot; = yes &quot;)" table:style-name="ce1"/>
          <table:table-cell office:value-type="string" office:string-value="" table:formula="of:=IF(INDEX([.AI$18:.AI$200];MATCH([.$C94];[.$Y$18:.$Y$200]))=&quot;&quot;;&quot;&quot;;[.AI$17]&amp;&quot; = yes &quot;)" table:style-name="ce1"/>
          <table:table-cell table:number-columns-repeated="16361" table:style-name="ce1"/>
        </table:table-row>
        <table:table-row table:style-name="ro1">
          <table:table-cell office:value-type="string" table:style-name="ce1">
            <text:p>terraform_link88</text:p>
          </table:table-cell>
          <table:table-cell office:value-type="string" office:string-value="pc_savannah" table:formula="of:=INDEX([.Y$18:.Y$200];[.K95])" table:style-name="ce1">
            <text:p>pc_savannah</text:p>
          </table:table-cell>
          <table:table-cell office:value-type="string" office:string-value="pc_hajungle" table:formula="of:=INDEX([.$Z$7:.$AD$17];[.L95];[.M95])" table:style-name="ce1">
            <text:p>pc_hajungle</text:p>
          </table:table-cell>
          <table:table-cell office:value-type="string" office:string-value="@terraforming_cost_level_2" table:formula="of:=[.$X$8]&amp;[.N95]" table:style-name="ce1">
            <text:p>@terraforming_cost_level_2</text:p>
          </table:table-cell>
          <table:table-cell office:value-type="string" office:string-value="@terraforming_duration_level_2" table:formula="of:=[.$X$9]&amp;[.N95]" table:style-name="ce1">
            <text:p>@terraforming_duration_level_2</text:p>
          </table:table-cell>
          <table:table-cell office:value-type="string" office:string-value="OR={}&quot;OR={}" table:formula="of:=[.O95]&amp;&quot;OR={&quot;&amp;CONCATENATE([.P95];[.Q95];[.R95];[.S95])&amp;&quot;}&quot;&quot;OR={&quot;&amp;CONCATENATE([.T95];[.U95];[.V95];[.W9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95]+1)" table:style-name="ce1">
            <text:p>tech2</text:p>
          </table:table-cell>
          <table:table-cell office:value-type="float" office:value="0" table:formula="of:=[.I94]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3" table:formula="of:=INT([.J95]/COUNTA([.$Z$7:.$AD$17]))+1" table:style-name="ce1">
            <text:p>3</text:p>
          </table:table-cell>
          <table:table-cell office:value-type="float" office:value="4" table:formula="of:=IF(INDEX([.$Z$7:.$AD$17];[.L94]+1;[.M94])=&quot;&quot;;1;[.L94]+1)" table:style-name="ce1">
            <text:p>4</text:p>
          </table:table-cell>
          <table:table-cell office:value-type="float" office:value="2" table:formula="of:=IF(INDEX([.$Z$7:.$AD$17];[.L94]+1;[.M94])=&quot;&quot;;IF([.M94]=5;1;[.M94]+1);[.M94])" table:style-name="ce1">
            <text:p>2</text:p>
          </table:table-cell>
          <table:table-cell office:value-type="float" office:value="2" table:formula="of:=IF([.B95]=[.C95];0;INDEX([.$Z$18:.$AD$25];INT([.$J95]/COUNTA([.$Z$7:.$AD$17]))+1;[.$M95]))" table:style-name="ce1">
            <text:p>2</text:p>
          </table:table-cell>
          <table:table-cell office:value-type="string" office:string-value="" table:formula="of:=IF(INDEX([.$AE$18:.$AE$200];[.$K95])=&quot;yes&quot;;&quot;&quot;;IF([.C95]=&quot;pc_cybertronic&quot;;[.$X$16]&amp;&quot; = yes&quot;;[.$X$15]&amp;&quot; = yes &quot;))" table:style-name="ce1"/>
          <table:table-cell office:value-type="string" office:string-value="" table:formula="of:=IF(INDEX([.AF$18:.AF$200];[.$K95])=&quot;&quot;;&quot;&quot;;[.AF$17]&amp;&quot; = yes &quot;)" table:style-name="ce1"/>
          <table:table-cell office:value-type="string" office:string-value="" table:formula="of:=IF(INDEX([.AG$18:.AG$200];[.$K95])=&quot;&quot;;&quot;&quot;;[.AG$17]&amp;&quot; = yes &quot;)" table:style-name="ce1"/>
          <table:table-cell office:value-type="string" office:string-value="" table:formula="of:=IF(INDEX([.AH$18:.AH$200];[.$K95])=&quot;&quot;;&quot;&quot;;[.AH$17]&amp;&quot; = yes &quot;)" table:style-name="ce1"/>
          <table:table-cell office:value-type="string" office:string-value="" table:formula="of:=IF(INDEX([.AI$18:.AI$200];[.$K95])=&quot;&quot;;&quot;&quot;;[.AI$17]&amp;&quot; = yes &quot;)" table:style-name="ce1"/>
          <table:table-cell office:value-type="string" office:string-value="" table:formula="of:=IF(INDEX([.AF$18:.AF$200];MATCH([.$C95];[.$Y$18:.$Y$200]))=&quot;&quot;;&quot;&quot;;[.AF$17]&amp;&quot; = yes &quot;)" table:style-name="ce1"/>
          <table:table-cell office:value-type="string" office:string-value="" table:formula="of:=IF(INDEX([.AG$18:.AG$200];MATCH([.$C95];[.$Y$18:.$Y$200]))=&quot;&quot;;&quot;&quot;;[.AG$17]&amp;&quot; = yes &quot;)" table:style-name="ce1"/>
          <table:table-cell office:value-type="string" office:string-value="" table:formula="of:=IF(INDEX([.AH$18:.AH$200];MATCH([.$C95];[.$Y$18:.$Y$200]))=&quot;&quot;;&quot;&quot;;[.AH$17]&amp;&quot; = yes &quot;)" table:style-name="ce1"/>
          <table:table-cell office:value-type="string" office:string-value="" table:formula="of:=IF(INDEX([.AI$18:.AI$200];MATCH([.$C95];[.$Y$18:.$Y$200]))=&quot;&quot;;&quot;&quot;;[.AI$17]&amp;&quot; = yes &quot;)" table:style-name="ce1"/>
          <table:table-cell table:number-columns-repeated="16361" table:style-name="ce1"/>
        </table:table-row>
        <table:table-row table:style-name="ro1">
          <table:table-cell office:value-type="string" table:style-name="ce1">
            <text:p>terraform_link89</text:p>
          </table:table-cell>
          <table:table-cell office:value-type="string" office:string-value="pc_savannah" table:formula="of:=INDEX([.Y$18:.Y$200];[.K96])" table:style-name="ce1">
            <text:p>pc_savannah</text:p>
          </table:table-cell>
          <table:table-cell office:value-type="string" office:string-value="pc_tropical" table:formula="of:=INDEX([.$Z$7:.$AD$17];[.L96];[.M96])" table:style-name="ce1">
            <text:p>pc_tropical</text:p>
          </table:table-cell>
          <table:table-cell office:value-type="string" office:string-value="@terraforming_cost_level_2" table:formula="of:=[.$X$8]&amp;[.N96]" table:style-name="ce1">
            <text:p>@terraforming_cost_level_2</text:p>
          </table:table-cell>
          <table:table-cell office:value-type="string" office:string-value="@terraforming_duration_level_2" table:formula="of:=[.$X$9]&amp;[.N96]" table:style-name="ce1">
            <text:p>@terraforming_duration_level_2</text:p>
          </table:table-cell>
          <table:table-cell office:value-type="string" office:string-value="OR={}&quot;OR={}" table:formula="of:=[.O96]&amp;&quot;OR={&quot;&amp;CONCATENATE([.P96];[.Q96];[.R96];[.S96])&amp;&quot;}&quot;&quot;OR={&quot;&amp;CONCATENATE([.T96];[.U96];[.V96];[.W9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96]+1)" table:style-name="ce1">
            <text:p>tech2</text:p>
          </table:table-cell>
          <table:table-cell office:value-type="float" office:value="0" table:formula="of:=[.I95]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3" table:formula="of:=INT([.J96]/COUNTA([.$Z$7:.$AD$17]))+1" table:style-name="ce1">
            <text:p>3</text:p>
          </table:table-cell>
          <table:table-cell office:value-type="float" office:value="5" table:formula="of:=IF(INDEX([.$Z$7:.$AD$17];[.L95]+1;[.M95])=&quot;&quot;;1;[.L95]+1)" table:style-name="ce1">
            <text:p>5</text:p>
          </table:table-cell>
          <table:table-cell office:value-type="float" office:value="2" table:formula="of:=IF(INDEX([.$Z$7:.$AD$17];[.L95]+1;[.M95])=&quot;&quot;;IF([.M95]=5;1;[.M95]+1);[.M95])" table:style-name="ce1">
            <text:p>2</text:p>
          </table:table-cell>
          <table:table-cell office:value-type="float" office:value="2" table:formula="of:=IF([.B96]=[.C96];0;INDEX([.$Z$18:.$AD$25];INT([.$J96]/COUNTA([.$Z$7:.$AD$17]))+1;[.$M96]))" table:style-name="ce1">
            <text:p>2</text:p>
          </table:table-cell>
          <table:table-cell office:value-type="string" office:string-value="" table:formula="of:=IF(INDEX([.$AE$18:.$AE$200];[.$K96])=&quot;yes&quot;;&quot;&quot;;IF([.C96]=&quot;pc_cybertronic&quot;;[.$X$16]&amp;&quot; = yes&quot;;[.$X$15]&amp;&quot; = yes &quot;))" table:style-name="ce1"/>
          <table:table-cell office:value-type="string" office:string-value="" table:formula="of:=IF(INDEX([.AF$18:.AF$200];[.$K96])=&quot;&quot;;&quot;&quot;;[.AF$17]&amp;&quot; = yes &quot;)" table:style-name="ce1"/>
          <table:table-cell office:value-type="string" office:string-value="" table:formula="of:=IF(INDEX([.AG$18:.AG$200];[.$K96])=&quot;&quot;;&quot;&quot;;[.AG$17]&amp;&quot; = yes &quot;)" table:style-name="ce1"/>
          <table:table-cell office:value-type="string" office:string-value="" table:formula="of:=IF(INDEX([.AH$18:.AH$200];[.$K96])=&quot;&quot;;&quot;&quot;;[.AH$17]&amp;&quot; = yes &quot;)" table:style-name="ce1"/>
          <table:table-cell office:value-type="string" office:string-value="" table:formula="of:=IF(INDEX([.AI$18:.AI$200];[.$K96])=&quot;&quot;;&quot;&quot;;[.AI$17]&amp;&quot; = yes &quot;)" table:style-name="ce1"/>
          <table:table-cell office:value-type="string" office:string-value="" table:formula="of:=IF(INDEX([.AF$18:.AF$200];MATCH([.$C96];[.$Y$18:.$Y$200]))=&quot;&quot;;&quot;&quot;;[.AF$17]&amp;&quot; = yes &quot;)" table:style-name="ce1"/>
          <table:table-cell office:value-type="string" office:string-value="" table:formula="of:=IF(INDEX([.AG$18:.AG$200];MATCH([.$C96];[.$Y$18:.$Y$200]))=&quot;&quot;;&quot;&quot;;[.AG$17]&amp;&quot; = yes &quot;)" table:style-name="ce1"/>
          <table:table-cell office:value-type="string" office:string-value="" table:formula="of:=IF(INDEX([.AH$18:.AH$200];MATCH([.$C96];[.$Y$18:.$Y$200]))=&quot;&quot;;&quot;&quot;;[.AH$17]&amp;&quot; = yes &quot;)" table:style-name="ce1"/>
          <table:table-cell office:value-type="string" office:string-value="" table:formula="of:=IF(INDEX([.AI$18:.AI$200];MATCH([.$C96];[.$Y$18:.$Y$200]))=&quot;&quot;;&quot;&quot;;[.AI$17]&amp;&quot; = yes &quot;)" table:style-name="ce1"/>
          <table:table-cell table:number-columns-repeated="16361" table:style-name="ce1"/>
        </table:table-row>
        <table:table-row table:style-name="ro1">
          <table:table-cell office:value-type="string" table:style-name="ce1">
            <text:p>terraform_link90</text:p>
          </table:table-cell>
          <table:table-cell office:value-type="string" office:string-value="pc_savannah" table:formula="of:=INDEX([.Y$18:.Y$200];[.K97])" table:style-name="ce1">
            <text:p>pc_savannah</text:p>
          </table:table-cell>
          <table:table-cell office:value-type="string" office:string-value="pc_desertislands" table:formula="of:=INDEX([.$Z$7:.$AD$17];[.L97];[.M97])" table:style-name="ce1">
            <text:p>pc_desertislands</text:p>
          </table:table-cell>
          <table:table-cell office:value-type="string" office:string-value="@terraforming_cost_level_2" table:formula="of:=[.$X$8]&amp;[.N97]" table:style-name="ce1">
            <text:p>@terraforming_cost_level_2</text:p>
          </table:table-cell>
          <table:table-cell office:value-type="string" office:string-value="@terraforming_duration_level_2" table:formula="of:=[.$X$9]&amp;[.N97]" table:style-name="ce1">
            <text:p>@terraforming_duration_level_2</text:p>
          </table:table-cell>
          <table:table-cell office:value-type="string" office:string-value="OR={}&quot;OR={}" table:formula="of:=[.O97]&amp;&quot;OR={&quot;&amp;CONCATENATE([.P97];[.Q97];[.R97];[.S97])&amp;&quot;}&quot;&quot;OR={&quot;&amp;CONCATENATE([.T97];[.U97];[.V97];[.W9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97]+1)" table:style-name="ce1">
            <text:p>tech2</text:p>
          </table:table-cell>
          <table:table-cell office:value-type="float" office:value="0" table:formula="of:=[.I96]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3" table:formula="of:=INT([.J97]/COUNTA([.$Z$7:.$AD$17]))+1" table:style-name="ce1">
            <text:p>3</text:p>
          </table:table-cell>
          <table:table-cell office:value-type="float" office:value="6" table:formula="of:=IF(INDEX([.$Z$7:.$AD$17];[.L96]+1;[.M96])=&quot;&quot;;1;[.L96]+1)" table:style-name="ce1">
            <text:p>6</text:p>
          </table:table-cell>
          <table:table-cell office:value-type="float" office:value="2" table:formula="of:=IF(INDEX([.$Z$7:.$AD$17];[.L96]+1;[.M96])=&quot;&quot;;IF([.M96]=5;1;[.M96]+1);[.M96])" table:style-name="ce1">
            <text:p>2</text:p>
          </table:table-cell>
          <table:table-cell office:value-type="float" office:value="2" table:formula="of:=IF([.B97]=[.C97];0;INDEX([.$Z$18:.$AD$25];INT([.$J97]/COUNTA([.$Z$7:.$AD$17]))+1;[.$M97]))" table:style-name="ce1">
            <text:p>2</text:p>
          </table:table-cell>
          <table:table-cell office:value-type="string" office:string-value="" table:formula="of:=IF(INDEX([.$AE$18:.$AE$200];[.$K97])=&quot;yes&quot;;&quot;&quot;;IF([.C97]=&quot;pc_cybertronic&quot;;[.$X$16]&amp;&quot; = yes&quot;;[.$X$15]&amp;&quot; = yes &quot;))" table:style-name="ce1"/>
          <table:table-cell office:value-type="string" office:string-value="" table:formula="of:=IF(INDEX([.AF$18:.AF$200];[.$K97])=&quot;&quot;;&quot;&quot;;[.AF$17]&amp;&quot; = yes &quot;)" table:style-name="ce1"/>
          <table:table-cell office:value-type="string" office:string-value="" table:formula="of:=IF(INDEX([.AG$18:.AG$200];[.$K97])=&quot;&quot;;&quot;&quot;;[.AG$17]&amp;&quot; = yes &quot;)" table:style-name="ce1"/>
          <table:table-cell office:value-type="string" office:string-value="" table:formula="of:=IF(INDEX([.AH$18:.AH$200];[.$K97])=&quot;&quot;;&quot;&quot;;[.AH$17]&amp;&quot; = yes &quot;)" table:style-name="ce1"/>
          <table:table-cell office:value-type="string" office:string-value="" table:formula="of:=IF(INDEX([.AI$18:.AI$200];[.$K97])=&quot;&quot;;&quot;&quot;;[.AI$17]&amp;&quot; = yes &quot;)" table:style-name="ce1"/>
          <table:table-cell office:value-type="string" office:string-value="" table:formula="of:=IF(INDEX([.AF$18:.AF$200];MATCH([.$C97];[.$Y$18:.$Y$200]))=&quot;&quot;;&quot;&quot;;[.AF$17]&amp;&quot; = yes &quot;)" table:style-name="ce1"/>
          <table:table-cell office:value-type="string" office:string-value="" table:formula="of:=IF(INDEX([.AG$18:.AG$200];MATCH([.$C97];[.$Y$18:.$Y$200]))=&quot;&quot;;&quot;&quot;;[.AG$17]&amp;&quot; = yes &quot;)" table:style-name="ce1"/>
          <table:table-cell office:value-type="string" office:string-value="" table:formula="of:=IF(INDEX([.AH$18:.AH$200];MATCH([.$C97];[.$Y$18:.$Y$200]))=&quot;&quot;;&quot;&quot;;[.AH$17]&amp;&quot; = yes &quot;)" table:style-name="ce1"/>
          <table:table-cell office:value-type="string" office:string-value="" table:formula="of:=IF(INDEX([.AI$18:.AI$200];MATCH([.$C9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91</text:p>
          </table:table-cell>
          <table:table-cell office:value-type="string" office:string-value="pc_savannah" table:formula="of:=INDEX([.Y$18:.Y$200];[.K98])" table:style-name="ce1">
            <text:p>pc_savannah</text:p>
          </table:table-cell>
          <table:table-cell office:value-type="string" office:string-value="pc_retinal" table:formula="of:=INDEX([.$Z$7:.$AD$17];[.L98];[.M98])" table:style-name="ce1">
            <text:p>pc_retinal</text:p>
          </table:table-cell>
          <table:table-cell office:value-type="string" office:string-value="@terraforming_cost_level_2" table:formula="of:=[.$X$8]&amp;[.N98]" table:style-name="ce1">
            <text:p>@terraforming_cost_level_2</text:p>
          </table:table-cell>
          <table:table-cell office:value-type="string" office:string-value="@terraforming_duration_level_2" table:formula="of:=[.$X$9]&amp;[.N98]" table:style-name="ce1">
            <text:p>@terraforming_duration_level_2</text:p>
          </table:table-cell>
          <table:table-cell office:value-type="string" office:string-value="OR={}&quot;OR={}" table:formula="of:=[.O98]&amp;&quot;OR={&quot;&amp;CONCATENATE([.P98];[.Q98];[.R98];[.S98])&amp;&quot;}&quot;&quot;OR={&quot;&amp;CONCATENATE([.T98];[.U98];[.V98];[.W9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98]+1)" table:style-name="ce1">
            <text:p>tech2</text:p>
          </table:table-cell>
          <table:table-cell office:value-type="float" office:value="0" table:formula="of:=[.I97]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3" table:formula="of:=INT([.J98]/COUNTA([.$Z$7:.$AD$17]))+1" table:style-name="ce1">
            <text:p>3</text:p>
          </table:table-cell>
          <table:table-cell office:value-type="float" office:value="7" table:formula="of:=IF(INDEX([.$Z$7:.$AD$17];[.L97]+1;[.M97])=&quot;&quot;;1;[.L97]+1)" table:style-name="ce1">
            <text:p>7</text:p>
          </table:table-cell>
          <table:table-cell office:value-type="float" office:value="2" table:formula="of:=IF(INDEX([.$Z$7:.$AD$17];[.L97]+1;[.M97])=&quot;&quot;;IF([.M97]=5;1;[.M97]+1);[.M97])" table:style-name="ce1">
            <text:p>2</text:p>
          </table:table-cell>
          <table:table-cell office:value-type="float" office:value="2" table:formula="of:=IF([.B98]=[.C98];0;INDEX([.$Z$18:.$AD$25];INT([.$J98]/COUNTA([.$Z$7:.$AD$17]))+1;[.$M98]))" table:style-name="ce1">
            <text:p>2</text:p>
          </table:table-cell>
          <table:table-cell table:style-name="ce1"/>
          <table:table-cell office:value-type="string" office:string-value="" table:formula="of:=IF(INDEX([.AF$18:.AF$200];[.$K98])=&quot;&quot;;&quot;&quot;;[.AF$17]&amp;&quot; = yes &quot;)" table:style-name="ce1"/>
          <table:table-cell office:value-type="string" office:string-value="" table:formula="of:=IF(INDEX([.AG$18:.AG$200];[.$K98])=&quot;&quot;;&quot;&quot;;[.AG$17]&amp;&quot; = yes &quot;)" table:style-name="ce1"/>
          <table:table-cell office:value-type="string" office:string-value="" table:formula="of:=IF(INDEX([.AH$18:.AH$200];[.$K98])=&quot;&quot;;&quot;&quot;;[.AH$17]&amp;&quot; = yes &quot;)" table:style-name="ce1"/>
          <table:table-cell office:value-type="string" office:string-value="" table:formula="of:=IF(INDEX([.AI$18:.AI$200];[.$K98])=&quot;&quot;;&quot;&quot;;[.AI$17]&amp;&quot; = yes &quot;)" table:style-name="ce1"/>
          <table:table-cell office:value-type="string" office:string-value="" table:formula="of:=IF(INDEX([.AF$18:.AF$200];MATCH([.$C98];[.$Y$18:.$Y$200]))=&quot;&quot;;&quot;&quot;;[.AF$17]&amp;&quot; = yes &quot;)" table:style-name="ce1"/>
          <table:table-cell office:value-type="string" office:string-value="" table:formula="of:=IF(INDEX([.AG$18:.AG$200];MATCH([.$C98];[.$Y$18:.$Y$200]))=&quot;&quot;;&quot;&quot;;[.AG$17]&amp;&quot; = yes &quot;)" table:style-name="ce1"/>
          <table:table-cell office:value-type="string" office:string-value="" table:formula="of:=IF(INDEX([.AH$18:.AH$200];MATCH([.$C98];[.$Y$18:.$Y$200]))=&quot;&quot;;&quot;&quot;;[.AH$17]&amp;&quot; = yes &quot;)" table:style-name="ce1"/>
          <table:table-cell office:value-type="string" office:string-value="" table:formula="of:=IF(INDEX([.AI$18:.AI$200];MATCH([.$C9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92</text:p>
          </table:table-cell>
          <table:table-cell office:value-type="string" office:string-value="pc_savannah" table:formula="of:=INDEX([.Y$18:.Y$200];[.K99])" table:style-name="ce1">
            <text:p>pc_savannah</text:p>
          </table:table-cell>
          <table:table-cell office:value-type="string" office:string-value="pc_lush" table:formula="of:=INDEX([.$Z$7:.$AD$17];[.L99];[.M99])" table:style-name="ce1">
            <text:p>pc_lush</text:p>
          </table:table-cell>
          <table:table-cell office:value-type="string" office:string-value="@terraforming_cost_level_2" table:formula="of:=[.$X$8]&amp;[.N99]" table:style-name="ce1">
            <text:p>@terraforming_cost_level_2</text:p>
          </table:table-cell>
          <table:table-cell office:value-type="string" office:string-value="@terraforming_duration_level_2" table:formula="of:=[.$X$9]&amp;[.N99]" table:style-name="ce1">
            <text:p>@terraforming_duration_level_2</text:p>
          </table:table-cell>
          <table:table-cell office:value-type="string" office:string-value="OR={}&quot;OR={}" table:formula="of:=[.O99]&amp;&quot;OR={&quot;&amp;CONCATENATE([.P99];[.Q99];[.R99];[.S99])&amp;&quot;}&quot;&quot;OR={&quot;&amp;CONCATENATE([.T99];[.U99];[.V99];[.W9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99]+1)" table:style-name="ce1">
            <text:p>tech2</text:p>
          </table:table-cell>
          <table:table-cell office:value-type="float" office:value="0" table:formula="of:=[.I98]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3" table:formula="of:=INT([.J99]/COUNTA([.$Z$7:.$AD$17]))+1" table:style-name="ce1">
            <text:p>3</text:p>
          </table:table-cell>
          <table:table-cell office:value-type="float" office:value="8" table:formula="of:=IF(INDEX([.$Z$7:.$AD$17];[.L98]+1;[.M98])=&quot;&quot;;1;[.L98]+1)" table:style-name="ce1">
            <text:p>8</text:p>
          </table:table-cell>
          <table:table-cell office:value-type="float" office:value="2" table:formula="of:=IF(INDEX([.$Z$7:.$AD$17];[.L98]+1;[.M98])=&quot;&quot;;IF([.M98]=5;1;[.M98]+1);[.M98])" table:style-name="ce1">
            <text:p>2</text:p>
          </table:table-cell>
          <table:table-cell office:value-type="float" office:value="2" table:formula="of:=IF([.B99]=[.C99];0;INDEX([.$Z$18:.$AD$25];INT([.$J99]/COUNTA([.$Z$7:.$AD$17]))+1;[.$M99]))" table:style-name="ce1">
            <text:p>2</text:p>
          </table:table-cell>
          <table:table-cell table:style-name="ce1"/>
          <table:table-cell office:value-type="string" office:string-value="" table:formula="of:=IF(INDEX([.AF$18:.AF$200];[.$K99])=&quot;&quot;;&quot;&quot;;[.AF$17]&amp;&quot; = yes &quot;)" table:style-name="ce1"/>
          <table:table-cell office:value-type="string" office:string-value="" table:formula="of:=IF(INDEX([.AG$18:.AG$200];[.$K99])=&quot;&quot;;&quot;&quot;;[.AG$17]&amp;&quot; = yes &quot;)" table:style-name="ce1"/>
          <table:table-cell office:value-type="string" office:string-value="" table:formula="of:=IF(INDEX([.AH$18:.AH$200];[.$K99])=&quot;&quot;;&quot;&quot;;[.AH$17]&amp;&quot; = yes &quot;)" table:style-name="ce1"/>
          <table:table-cell office:value-type="string" office:string-value="" table:formula="of:=IF(INDEX([.AI$18:.AI$200];[.$K99])=&quot;&quot;;&quot;&quot;;[.AI$17]&amp;&quot; = yes &quot;)" table:style-name="ce1"/>
          <table:table-cell office:value-type="string" office:string-value="" table:formula="of:=IF(INDEX([.AF$18:.AF$200];MATCH([.$C99];[.$Y$18:.$Y$200]))=&quot;&quot;;&quot;&quot;;[.AF$17]&amp;&quot; = yes &quot;)" table:style-name="ce1"/>
          <table:table-cell office:value-type="string" office:string-value="" table:formula="of:=IF(INDEX([.AG$18:.AG$200];MATCH([.$C99];[.$Y$18:.$Y$200]))=&quot;&quot;;&quot;&quot;;[.AG$17]&amp;&quot; = yes &quot;)" table:style-name="ce1"/>
          <table:table-cell office:value-type="string" office:string-value="" table:formula="of:=IF(INDEX([.AH$18:.AH$200];MATCH([.$C99];[.$Y$18:.$Y$200]))=&quot;&quot;;&quot;&quot;;[.AH$17]&amp;&quot; = yes &quot;)" table:style-name="ce1"/>
          <table:table-cell office:value-type="string" office:string-value="" table:formula="of:=IF(INDEX([.AI$18:.AI$200];MATCH([.$C9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93</text:p>
          </table:table-cell>
          <table:table-cell office:value-type="string" office:string-value="pc_savannah" table:formula="of:=INDEX([.Y$18:.Y$200];[.K100])" table:style-name="ce1">
            <text:p>pc_savannah</text:p>
          </table:table-cell>
          <table:table-cell office:value-type="string" office:string-value="pc_marginal" table:formula="of:=INDEX([.$Z$7:.$AD$17];[.L100];[.M100])" table:style-name="ce1">
            <text:p>pc_marginal</text:p>
          </table:table-cell>
          <table:table-cell office:value-type="string" office:string-value="@terraforming_cost_level_2" table:formula="of:=[.$X$8]&amp;[.N100]" table:style-name="ce1">
            <text:p>@terraforming_cost_level_2</text:p>
          </table:table-cell>
          <table:table-cell office:value-type="string" office:string-value="@terraforming_duration_level_2" table:formula="of:=[.$X$9]&amp;[.N100]" table:style-name="ce1">
            <text:p>@terraforming_duration_level_2</text:p>
          </table:table-cell>
          <table:table-cell office:value-type="string" office:string-value="OR={}&quot;OR={}" table:formula="of:=[.O100]&amp;&quot;OR={&quot;&amp;CONCATENATE([.P100];[.Q100];[.R100];[.S100])&amp;&quot;}&quot;&quot;OR={&quot;&amp;CONCATENATE([.T100];[.U100];[.V100];[.W10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00]+1)" table:style-name="ce1">
            <text:p>tech2</text:p>
          </table:table-cell>
          <table:table-cell office:value-type="float" office:value="0" table:formula="of:=[.I99]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3" table:formula="of:=INT([.J100]/COUNTA([.$Z$7:.$AD$17]))+1" table:style-name="ce1">
            <text:p>3</text:p>
          </table:table-cell>
          <table:table-cell office:value-type="float" office:value="9" table:formula="of:=IF(INDEX([.$Z$7:.$AD$17];[.L99]+1;[.M99])=&quot;&quot;;1;[.L99]+1)" table:style-name="ce1">
            <text:p>9</text:p>
          </table:table-cell>
          <table:table-cell office:value-type="float" office:value="2" table:formula="of:=IF(INDEX([.$Z$7:.$AD$17];[.L99]+1;[.M99])=&quot;&quot;;IF([.M99]=5;1;[.M99]+1);[.M99])" table:style-name="ce1">
            <text:p>2</text:p>
          </table:table-cell>
          <table:table-cell office:value-type="float" office:value="2" table:formula="of:=IF([.B100]=[.C100];0;INDEX([.$Z$18:.$AD$25];INT([.$J100]/COUNTA([.$Z$7:.$AD$17]))+1;[.$M100]))" table:style-name="ce1">
            <text:p>2</text:p>
          </table:table-cell>
          <table:table-cell table:style-name="ce1"/>
          <table:table-cell office:value-type="string" office:string-value="" table:formula="of:=IF(INDEX([.AF$18:.AF$200];[.$K100])=&quot;&quot;;&quot;&quot;;[.AF$17]&amp;&quot; = yes &quot;)" table:style-name="ce1"/>
          <table:table-cell office:value-type="string" office:string-value="" table:formula="of:=IF(INDEX([.AG$18:.AG$200];[.$K100])=&quot;&quot;;&quot;&quot;;[.AG$17]&amp;&quot; = yes &quot;)" table:style-name="ce1"/>
          <table:table-cell office:value-type="string" office:string-value="" table:formula="of:=IF(INDEX([.AH$18:.AH$200];[.$K100])=&quot;&quot;;&quot;&quot;;[.AH$17]&amp;&quot; = yes &quot;)" table:style-name="ce1"/>
          <table:table-cell office:value-type="string" office:string-value="" table:formula="of:=IF(INDEX([.AI$18:.AI$200];[.$K100])=&quot;&quot;;&quot;&quot;;[.AI$17]&amp;&quot; = yes &quot;)" table:style-name="ce1"/>
          <table:table-cell office:value-type="string" office:string-value="" table:formula="of:=IF(INDEX([.AF$18:.AF$200];MATCH([.$C100];[.$Y$18:.$Y$200]))=&quot;&quot;;&quot;&quot;;[.AF$17]&amp;&quot; = yes &quot;)" table:style-name="ce1"/>
          <table:table-cell office:value-type="string" office:string-value="" table:formula="of:=IF(INDEX([.AG$18:.AG$200];MATCH([.$C100];[.$Y$18:.$Y$200]))=&quot;&quot;;&quot;&quot;;[.AG$17]&amp;&quot; = yes &quot;)" table:style-name="ce1"/>
          <table:table-cell office:value-type="string" office:string-value="" table:formula="of:=IF(INDEX([.AH$18:.AH$200];MATCH([.$C100];[.$Y$18:.$Y$200]))=&quot;&quot;;&quot;&quot;;[.AH$17]&amp;&quot; = yes &quot;)" table:style-name="ce1"/>
          <table:table-cell office:value-type="string" office:string-value="" table:formula="of:=IF(INDEX([.AI$18:.AI$200];MATCH([.$C10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94</text:p>
          </table:table-cell>
          <table:table-cell office:value-type="string" office:string-value="pc_savannah" table:formula="of:=INDEX([.Y$18:.Y$200];[.K101])" table:style-name="ce1">
            <text:p>pc_savannah</text:p>
          </table:table-cell>
          <table:table-cell office:value-type="string" office:string-value="pc_greenhouse_hot" table:formula="of:=INDEX([.$Z$7:.$AD$17];[.L101];[.M101])" table:style-name="ce1">
            <text:p>pc_greenhouse_hot</text:p>
          </table:table-cell>
          <table:table-cell office:value-type="string" office:string-value="@terraforming_cost_level_2" table:formula="of:=[.$X$8]&amp;[.N101]" table:style-name="ce1">
            <text:p>@terraforming_cost_level_2</text:p>
          </table:table-cell>
          <table:table-cell office:value-type="string" office:string-value="@terraforming_duration_level_2" table:formula="of:=[.$X$9]&amp;[.N101]" table:style-name="ce1">
            <text:p>@terraforming_duration_level_2</text:p>
          </table:table-cell>
          <table:table-cell office:value-type="string" office:string-value="OR={}&quot;OR={}" table:formula="of:=[.O101]&amp;&quot;OR={&quot;&amp;CONCATENATE([.P101];[.Q101];[.R101];[.S101])&amp;&quot;}&quot;&quot;OR={&quot;&amp;CONCATENATE([.T101];[.U101];[.V101];[.W10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01]+1)" table:style-name="ce1">
            <text:p>tech2</text:p>
          </table:table-cell>
          <table:table-cell office:value-type="float" office:value="0" table:formula="of:=[.I100]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3" table:formula="of:=INT([.J101]/COUNTA([.$Z$7:.$AD$17]))+1" table:style-name="ce1">
            <text:p>3</text:p>
          </table:table-cell>
          <table:table-cell office:value-type="float" office:value="10" table:formula="of:=IF(INDEX([.$Z$7:.$AD$17];[.L100]+1;[.M100])=&quot;&quot;;1;[.L100]+1)" table:style-name="ce1">
            <text:p>10</text:p>
          </table:table-cell>
          <table:table-cell office:value-type="float" office:value="2" table:formula="of:=IF(INDEX([.$Z$7:.$AD$17];[.L100]+1;[.M100])=&quot;&quot;;IF([.M100]=5;1;[.M100]+1);[.M100])" table:style-name="ce1">
            <text:p>2</text:p>
          </table:table-cell>
          <table:table-cell office:value-type="float" office:value="2" table:formula="of:=IF([.B101]=[.C101];0;INDEX([.$Z$18:.$AD$25];INT([.$J101]/COUNTA([.$Z$7:.$AD$17]))+1;[.$M101]))" table:style-name="ce1">
            <text:p>2</text:p>
          </table:table-cell>
          <table:table-cell table:style-name="ce1"/>
          <table:table-cell office:value-type="string" office:string-value="" table:formula="of:=IF(INDEX([.AF$18:.AF$200];[.$K101])=&quot;&quot;;&quot;&quot;;[.AF$17]&amp;&quot; = yes &quot;)" table:style-name="ce1"/>
          <table:table-cell office:value-type="string" office:string-value="" table:formula="of:=IF(INDEX([.AG$18:.AG$200];[.$K101])=&quot;&quot;;&quot;&quot;;[.AG$17]&amp;&quot; = yes &quot;)" table:style-name="ce1"/>
          <table:table-cell office:value-type="string" office:string-value="" table:formula="of:=IF(INDEX([.AH$18:.AH$200];[.$K101])=&quot;&quot;;&quot;&quot;;[.AH$17]&amp;&quot; = yes &quot;)" table:style-name="ce1"/>
          <table:table-cell office:value-type="string" office:string-value="" table:formula="of:=IF(INDEX([.AI$18:.AI$200];[.$K101])=&quot;&quot;;&quot;&quot;;[.AI$17]&amp;&quot; = yes &quot;)" table:style-name="ce1"/>
          <table:table-cell office:value-type="string" office:string-value="" table:formula="of:=IF(INDEX([.AF$18:.AF$200];MATCH([.$C101];[.$Y$18:.$Y$200]))=&quot;&quot;;&quot;&quot;;[.AF$17]&amp;&quot; = yes &quot;)" table:style-name="ce1"/>
          <table:table-cell office:value-type="string" office:string-value="" table:formula="of:=IF(INDEX([.AG$18:.AG$200];MATCH([.$C101];[.$Y$18:.$Y$200]))=&quot;&quot;;&quot;&quot;;[.AG$17]&amp;&quot; = yes &quot;)" table:style-name="ce1"/>
          <table:table-cell office:value-type="string" office:string-value="" table:formula="of:=IF(INDEX([.AH$18:.AH$200];MATCH([.$C101];[.$Y$18:.$Y$200]))=&quot;&quot;;&quot;&quot;;[.AH$17]&amp;&quot; = yes &quot;)" table:style-name="ce1"/>
          <table:table-cell office:value-type="string" office:string-value="" table:formula="of:=IF(INDEX([.AI$18:.AI$200];MATCH([.$C10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95</text:p>
          </table:table-cell>
          <table:table-cell office:value-type="string" office:string-value="pc_savannah" table:formula="of:=INDEX([.Y$18:.Y$200];[.K102])" table:style-name="ce1">
            <text:p>pc_savannah</text:p>
          </table:table-cell>
          <table:table-cell office:value-type="string" office:string-value="pc_frozen_desert" table:formula="of:=INDEX([.$Z$7:.$AD$17];[.L102];[.M102])" table:style-name="ce1">
            <text:p>pc_frozen_desert</text:p>
          </table:table-cell>
          <table:table-cell office:value-type="string" office:string-value="@terraforming_cost_level_2" table:formula="of:=[.$X$8]&amp;[.N102]" table:style-name="ce1">
            <text:p>@terraforming_cost_level_2</text:p>
          </table:table-cell>
          <table:table-cell office:value-type="string" office:string-value="@terraforming_duration_level_2" table:formula="of:=[.$X$9]&amp;[.N102]" table:style-name="ce1">
            <text:p>@terraforming_duration_level_2</text:p>
          </table:table-cell>
          <table:table-cell office:value-type="string" office:string-value="OR={}&quot;OR={}" table:formula="of:=[.O102]&amp;&quot;OR={&quot;&amp;CONCATENATE([.P102];[.Q102];[.R102];[.S102])&amp;&quot;}&quot;&quot;OR={&quot;&amp;CONCATENATE([.T102];[.U102];[.V102];[.W10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02]+1)" table:style-name="ce1">
            <text:p>tech2</text:p>
          </table:table-cell>
          <table:table-cell office:value-type="float" office:value="0" table:formula="of:=[.I101]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3" table:formula="of:=INT([.J102]/COUNTA([.$Z$7:.$AD$17]))+1" table:style-name="ce1">
            <text:p>3</text:p>
          </table:table-cell>
          <table:table-cell office:value-type="float" office:value="1" table:formula="of:=IF(INDEX([.$Z$7:.$AD$17];[.L101]+1;[.M101])=&quot;&quot;;1;[.L101]+1)" table:style-name="ce1">
            <text:p>1</text:p>
          </table:table-cell>
          <table:table-cell office:value-type="float" office:value="3" table:formula="of:=IF(INDEX([.$Z$7:.$AD$17];[.L101]+1;[.M101])=&quot;&quot;;IF([.M101]=5;1;[.M101]+1);[.M101])" table:style-name="ce1">
            <text:p>3</text:p>
          </table:table-cell>
          <table:table-cell office:value-type="float" office:value="2" table:formula="of:=IF([.B102]=[.C102];0;INDEX([.$Z$18:.$AD$25];INT([.$J102]/COUNTA([.$Z$7:.$AD$17]))+1;[.$M102]))" table:style-name="ce1">
            <text:p>2</text:p>
          </table:table-cell>
          <table:table-cell table:style-name="ce1"/>
          <table:table-cell office:value-type="string" office:string-value="" table:formula="of:=IF(INDEX([.AF$18:.AF$200];[.$K102])=&quot;&quot;;&quot;&quot;;[.AF$17]&amp;&quot; = yes &quot;)" table:style-name="ce1"/>
          <table:table-cell office:value-type="string" office:string-value="" table:formula="of:=IF(INDEX([.AG$18:.AG$200];[.$K102])=&quot;&quot;;&quot;&quot;;[.AG$17]&amp;&quot; = yes &quot;)" table:style-name="ce1"/>
          <table:table-cell office:value-type="string" office:string-value="" table:formula="of:=IF(INDEX([.AH$18:.AH$200];[.$K102])=&quot;&quot;;&quot;&quot;;[.AH$17]&amp;&quot; = yes &quot;)" table:style-name="ce1"/>
          <table:table-cell office:value-type="string" office:string-value="" table:formula="of:=IF(INDEX([.AI$18:.AI$200];[.$K102])=&quot;&quot;;&quot;&quot;;[.AI$17]&amp;&quot; = yes &quot;)" table:style-name="ce1"/>
          <table:table-cell office:value-type="string" office:string-value="" table:formula="of:=IF(INDEX([.AF$18:.AF$200];MATCH([.$C102];[.$Y$18:.$Y$200]))=&quot;&quot;;&quot;&quot;;[.AF$17]&amp;&quot; = yes &quot;)" table:style-name="ce1"/>
          <table:table-cell office:value-type="string" office:string-value="" table:formula="of:=IF(INDEX([.AG$18:.AG$200];MATCH([.$C102];[.$Y$18:.$Y$200]))=&quot;&quot;;&quot;&quot;;[.AG$17]&amp;&quot; = yes &quot;)" table:style-name="ce1"/>
          <table:table-cell office:value-type="string" office:string-value="" table:formula="of:=IF(INDEX([.AH$18:.AH$200];MATCH([.$C102];[.$Y$18:.$Y$200]))=&quot;&quot;;&quot;&quot;;[.AH$17]&amp;&quot; = yes &quot;)" table:style-name="ce1"/>
          <table:table-cell office:value-type="string" office:string-value="" table:formula="of:=IF(INDEX([.AI$18:.AI$200];MATCH([.$C10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96</text:p>
          </table:table-cell>
          <table:table-cell office:value-type="string" office:string-value="pc_savannah" table:formula="of:=INDEX([.Y$18:.Y$200];[.K103])" table:style-name="ce1">
            <text:p>pc_savannah</text:p>
          </table:table-cell>
          <table:table-cell office:value-type="string" office:string-value="pc_steppe" table:formula="of:=INDEX([.$Z$7:.$AD$17];[.L103];[.M103])" table:style-name="ce1">
            <text:p>pc_steppe</text:p>
          </table:table-cell>
          <table:table-cell office:value-type="string" office:string-value="@terraforming_cost_level_2" table:formula="of:=[.$X$8]&amp;[.N103]" table:style-name="ce1">
            <text:p>@terraforming_cost_level_2</text:p>
          </table:table-cell>
          <table:table-cell office:value-type="string" office:string-value="@terraforming_duration_level_2" table:formula="of:=[.$X$9]&amp;[.N103]" table:style-name="ce1">
            <text:p>@terraforming_duration_level_2</text:p>
          </table:table-cell>
          <table:table-cell office:value-type="string" office:string-value="OR={}&quot;OR={}" table:formula="of:=[.O103]&amp;&quot;OR={&quot;&amp;CONCATENATE([.P103];[.Q103];[.R103];[.S103])&amp;&quot;}&quot;&quot;OR={&quot;&amp;CONCATENATE([.T103];[.U103];[.V103];[.W10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03]+1)" table:style-name="ce1">
            <text:p>tech2</text:p>
          </table:table-cell>
          <table:table-cell office:value-type="float" office:value="0" table:formula="of:=[.I102]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3" table:formula="of:=INT([.J103]/COUNTA([.$Z$7:.$AD$17]))+1" table:style-name="ce1">
            <text:p>3</text:p>
          </table:table-cell>
          <table:table-cell office:value-type="float" office:value="2" table:formula="of:=IF(INDEX([.$Z$7:.$AD$17];[.L102]+1;[.M102])=&quot;&quot;;1;[.L102]+1)" table:style-name="ce1">
            <text:p>2</text:p>
          </table:table-cell>
          <table:table-cell office:value-type="float" office:value="3" table:formula="of:=IF(INDEX([.$Z$7:.$AD$17];[.L102]+1;[.M102])=&quot;&quot;;IF([.M102]=5;1;[.M102]+1);[.M102])" table:style-name="ce1">
            <text:p>3</text:p>
          </table:table-cell>
          <table:table-cell office:value-type="float" office:value="2" table:formula="of:=IF([.B103]=[.C103];0;INDEX([.$Z$18:.$AD$25];INT([.$J103]/COUNTA([.$Z$7:.$AD$17]))+1;[.$M103]))" table:style-name="ce1">
            <text:p>2</text:p>
          </table:table-cell>
          <table:table-cell table:style-name="ce1"/>
          <table:table-cell office:value-type="string" office:string-value="" table:formula="of:=IF(INDEX([.AF$18:.AF$200];[.$K103])=&quot;&quot;;&quot;&quot;;[.AF$17]&amp;&quot; = yes &quot;)" table:style-name="ce1"/>
          <table:table-cell office:value-type="string" office:string-value="" table:formula="of:=IF(INDEX([.AG$18:.AG$200];[.$K103])=&quot;&quot;;&quot;&quot;;[.AG$17]&amp;&quot; = yes &quot;)" table:style-name="ce1"/>
          <table:table-cell office:value-type="string" office:string-value="" table:formula="of:=IF(INDEX([.AH$18:.AH$200];[.$K103])=&quot;&quot;;&quot;&quot;;[.AH$17]&amp;&quot; = yes &quot;)" table:style-name="ce1"/>
          <table:table-cell office:value-type="string" office:string-value="" table:formula="of:=IF(INDEX([.AI$18:.AI$200];[.$K103])=&quot;&quot;;&quot;&quot;;[.AI$17]&amp;&quot; = yes &quot;)" table:style-name="ce1"/>
          <table:table-cell office:value-type="string" office:string-value="" table:formula="of:=IF(INDEX([.AF$18:.AF$200];MATCH([.$C103];[.$Y$18:.$Y$200]))=&quot;&quot;;&quot;&quot;;[.AF$17]&amp;&quot; = yes &quot;)" table:style-name="ce1"/>
          <table:table-cell office:value-type="string" office:string-value="" table:formula="of:=IF(INDEX([.AG$18:.AG$200];MATCH([.$C103];[.$Y$18:.$Y$200]))=&quot;&quot;;&quot;&quot;;[.AG$17]&amp;&quot; = yes &quot;)" table:style-name="ce1"/>
          <table:table-cell office:value-type="string" office:string-value="" table:formula="of:=IF(INDEX([.AH$18:.AH$200];MATCH([.$C103];[.$Y$18:.$Y$200]))=&quot;&quot;;&quot;&quot;;[.AH$17]&amp;&quot; = yes &quot;)" table:style-name="ce1"/>
          <table:table-cell office:value-type="string" office:string-value="" table:formula="of:=IF(INDEX([.AI$18:.AI$200];MATCH([.$C10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97</text:p>
          </table:table-cell>
          <table:table-cell office:value-type="string" office:string-value="pc_savannah" table:formula="of:=INDEX([.Y$18:.Y$200];[.K104])" table:style-name="ce1">
            <text:p>pc_savannah</text:p>
          </table:table-cell>
          <table:table-cell office:value-type="string" office:string-value="pc_hadesert" table:formula="of:=INDEX([.$Z$7:.$AD$17];[.L104];[.M104])" table:style-name="ce1">
            <text:p>pc_hadesert</text:p>
          </table:table-cell>
          <table:table-cell office:value-type="string" office:string-value="@terraforming_cost_level_2" table:formula="of:=[.$X$8]&amp;[.N104]" table:style-name="ce1">
            <text:p>@terraforming_cost_level_2</text:p>
          </table:table-cell>
          <table:table-cell office:value-type="string" office:string-value="@terraforming_duration_level_2" table:formula="of:=[.$X$9]&amp;[.N104]" table:style-name="ce1">
            <text:p>@terraforming_duration_level_2</text:p>
          </table:table-cell>
          <table:table-cell office:value-type="string" office:string-value="OR={}&quot;OR={}" table:formula="of:=[.O104]&amp;&quot;OR={&quot;&amp;CONCATENATE([.P104];[.Q104];[.R104];[.S104])&amp;&quot;}&quot;&quot;OR={&quot;&amp;CONCATENATE([.T104];[.U104];[.V104];[.W10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04]+1)" table:style-name="ce1">
            <text:p>tech2</text:p>
          </table:table-cell>
          <table:table-cell office:value-type="float" office:value="0" table:formula="of:=[.I103]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3" table:formula="of:=INT([.J104]/COUNTA([.$Z$7:.$AD$17]))+1" table:style-name="ce1">
            <text:p>3</text:p>
          </table:table-cell>
          <table:table-cell office:value-type="float" office:value="3" table:formula="of:=IF(INDEX([.$Z$7:.$AD$17];[.L103]+1;[.M103])=&quot;&quot;;1;[.L103]+1)" table:style-name="ce1">
            <text:p>3</text:p>
          </table:table-cell>
          <table:table-cell office:value-type="float" office:value="3" table:formula="of:=IF(INDEX([.$Z$7:.$AD$17];[.L103]+1;[.M103])=&quot;&quot;;IF([.M103]=5;1;[.M103]+1);[.M103])" table:style-name="ce1">
            <text:p>3</text:p>
          </table:table-cell>
          <table:table-cell office:value-type="float" office:value="2" table:formula="of:=IF([.B104]=[.C104];0;INDEX([.$Z$18:.$AD$25];INT([.$J104]/COUNTA([.$Z$7:.$AD$17]))+1;[.$M104]))" table:style-name="ce1">
            <text:p>2</text:p>
          </table:table-cell>
          <table:table-cell table:style-name="ce1"/>
          <table:table-cell office:value-type="string" office:string-value="" table:formula="of:=IF(INDEX([.AF$18:.AF$200];[.$K104])=&quot;&quot;;&quot;&quot;;[.AF$17]&amp;&quot; = yes &quot;)" table:style-name="ce1"/>
          <table:table-cell office:value-type="string" office:string-value="" table:formula="of:=IF(INDEX([.AG$18:.AG$200];[.$K104])=&quot;&quot;;&quot;&quot;;[.AG$17]&amp;&quot; = yes &quot;)" table:style-name="ce1"/>
          <table:table-cell office:value-type="string" office:string-value="" table:formula="of:=IF(INDEX([.AH$18:.AH$200];[.$K104])=&quot;&quot;;&quot;&quot;;[.AH$17]&amp;&quot; = yes &quot;)" table:style-name="ce1"/>
          <table:table-cell office:value-type="string" office:string-value="" table:formula="of:=IF(INDEX([.AI$18:.AI$200];[.$K104])=&quot;&quot;;&quot;&quot;;[.AI$17]&amp;&quot; = yes &quot;)" table:style-name="ce1"/>
          <table:table-cell office:value-type="string" office:string-value="" table:formula="of:=IF(INDEX([.AF$18:.AF$200];MATCH([.$C104];[.$Y$18:.$Y$200]))=&quot;&quot;;&quot;&quot;;[.AF$17]&amp;&quot; = yes &quot;)" table:style-name="ce1"/>
          <table:table-cell office:value-type="string" office:string-value="" table:formula="of:=IF(INDEX([.AG$18:.AG$200];MATCH([.$C104];[.$Y$18:.$Y$200]))=&quot;&quot;;&quot;&quot;;[.AG$17]&amp;&quot; = yes &quot;)" table:style-name="ce1"/>
          <table:table-cell office:value-type="string" office:string-value="" table:formula="of:=IF(INDEX([.AH$18:.AH$200];MATCH([.$C104];[.$Y$18:.$Y$200]))=&quot;&quot;;&quot;&quot;;[.AH$17]&amp;&quot; = yes &quot;)" table:style-name="ce1"/>
          <table:table-cell office:value-type="string" office:string-value="" table:formula="of:=IF(INDEX([.AI$18:.AI$200];MATCH([.$C10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98</text:p>
          </table:table-cell>
          <table:table-cell office:value-type="string" office:string-value="pc_savannah" table:formula="of:=INDEX([.Y$18:.Y$200];[.K105])" table:style-name="ce1">
            <text:p>pc_savannah</text:p>
          </table:table-cell>
          <table:table-cell office:value-type="string" office:string-value="pc_antarctic" table:formula="of:=INDEX([.$Z$7:.$AD$17];[.L105];[.M105])" table:style-name="ce1">
            <text:p>pc_antarctic</text:p>
          </table:table-cell>
          <table:table-cell office:value-type="string" office:string-value="@terraforming_cost_level_2" table:formula="of:=[.$X$8]&amp;[.N105]" table:style-name="ce1">
            <text:p>@terraforming_cost_level_2</text:p>
          </table:table-cell>
          <table:table-cell office:value-type="string" office:string-value="@terraforming_duration_level_2" table:formula="of:=[.$X$9]&amp;[.N105]" table:style-name="ce1">
            <text:p>@terraforming_duration_level_2</text:p>
          </table:table-cell>
          <table:table-cell office:value-type="float" office:value="0" table:formula="of:=[.O105]&amp;&quot;OR={&quot;&amp;CONCATENATE([.P105];[.Q105];[.R105];[.S105])&amp;&quot;}&quot;&quot;OR={&quot;&amp;CONCATENATE([.T105];[.U105];[.V105];[.W105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05]+1)" table:style-name="ce1">
            <text:p>tech2</text:p>
          </table:table-cell>
          <table:table-cell office:value-type="float" office:value="0" table:formula="of:=[.I104]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3" table:formula="of:=INT([.J105]/COUNTA([.$Z$7:.$AD$17]))+1" table:style-name="ce1">
            <text:p>3</text:p>
          </table:table-cell>
          <table:table-cell office:value-type="float" office:value="4" table:formula="of:=IF(INDEX([.$Z$7:.$AD$17];[.L104]+1;[.M104])=&quot;&quot;;1;[.L104]+1)" table:style-name="ce1">
            <text:p>4</text:p>
          </table:table-cell>
          <table:table-cell office:value-type="float" office:value="3" table:formula="of:=IF(INDEX([.$Z$7:.$AD$17];[.L104]+1;[.M104])=&quot;&quot;;IF([.M104]=5;1;[.M104]+1);[.M104])" table:style-name="ce1">
            <text:p>3</text:p>
          </table:table-cell>
          <table:table-cell office:value-type="float" office:value="2" table:formula="of:=IF([.B105]=[.C105];0;INDEX([.$Z$18:.$AD$25];INT([.$J105]/COUNTA([.$Z$7:.$AD$17]))+1;[.$M105]))" table:style-name="ce1">
            <text:p>2</text:p>
          </table:table-cell>
          <table:table-cell table:style-name="ce1"/>
          <table:table-cell office:value-type="string" office:string-value="" table:formula="of:=IF(INDEX([.AF$18:.AF$200];[.$K105])=&quot;&quot;;&quot;&quot;;[.AF$17]&amp;&quot; = yes &quot;)" table:style-name="ce1"/>
          <table:table-cell office:value-type="string" office:string-value="" table:formula="of:=IF(INDEX([.AG$18:.AG$200];[.$K105])=&quot;&quot;;&quot;&quot;;[.AG$17]&amp;&quot; = yes &quot;)" table:style-name="ce1"/>
          <table:table-cell office:value-type="string" office:string-value="" table:formula="of:=IF(INDEX([.AH$18:.AH$200];[.$K105])=&quot;&quot;;&quot;&quot;;[.AH$17]&amp;&quot; = yes &quot;)" table:style-name="ce1"/>
          <table:table-cell office:value-type="string" office:string-value="" table:formula="of:=IF(INDEX([.AI$18:.AI$200];[.$K105])=&quot;&quot;;&quot;&quot;;[.AI$17]&amp;&quot; = yes &quot;)" table:style-name="ce1"/>
          <table:table-cell office:value-type="float" office:value="0" table:formula="of:=IF(INDEX([.AF$18:.AF$200];MATCH([.$C105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105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105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105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99</text:p>
          </table:table-cell>
          <table:table-cell office:value-type="string" office:string-value="pc_savannah" table:formula="of:=INDEX([.Y$18:.Y$200];[.K106])" table:style-name="ce1">
            <text:p>pc_savannah</text:p>
          </table:table-cell>
          <table:table-cell office:value-type="string" office:string-value="pc_tundra" table:formula="of:=INDEX([.$Z$7:.$AD$17];[.L106];[.M106])" table:style-name="ce1">
            <text:p>pc_tundra</text:p>
          </table:table-cell>
          <table:table-cell office:value-type="string" office:string-value="@terraforming_cost_level_2" table:formula="of:=[.$X$8]&amp;[.N106]" table:style-name="ce1">
            <text:p>@terraforming_cost_level_2</text:p>
          </table:table-cell>
          <table:table-cell office:value-type="string" office:string-value="@terraforming_duration_level_2" table:formula="of:=[.$X$9]&amp;[.N106]" table:style-name="ce1">
            <text:p>@terraforming_duration_level_2</text:p>
          </table:table-cell>
          <table:table-cell office:value-type="string" office:string-value="OR={}&quot;OR={}" table:formula="of:=[.O106]&amp;&quot;OR={&quot;&amp;CONCATENATE([.P106];[.Q106];[.R106];[.S106])&amp;&quot;}&quot;&quot;OR={&quot;&amp;CONCATENATE([.T106];[.U106];[.V106];[.W10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06]+1)" table:style-name="ce1">
            <text:p>tech2</text:p>
          </table:table-cell>
          <table:table-cell office:value-type="float" office:value="0" table:formula="of:=[.I105]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3" table:formula="of:=INT([.J106]/COUNTA([.$Z$7:.$AD$17]))+1" table:style-name="ce1">
            <text:p>3</text:p>
          </table:table-cell>
          <table:table-cell office:value-type="float" office:value="5" table:formula="of:=IF(INDEX([.$Z$7:.$AD$17];[.L105]+1;[.M105])=&quot;&quot;;1;[.L105]+1)" table:style-name="ce1">
            <text:p>5</text:p>
          </table:table-cell>
          <table:table-cell office:value-type="float" office:value="3" table:formula="of:=IF(INDEX([.$Z$7:.$AD$17];[.L105]+1;[.M105])=&quot;&quot;;IF([.M105]=5;1;[.M105]+1);[.M105])" table:style-name="ce1">
            <text:p>3</text:p>
          </table:table-cell>
          <table:table-cell office:value-type="float" office:value="2" table:formula="of:=IF([.B106]=[.C106];0;INDEX([.$Z$18:.$AD$25];INT([.$J106]/COUNTA([.$Z$7:.$AD$17]))+1;[.$M106]))" table:style-name="ce1">
            <text:p>2</text:p>
          </table:table-cell>
          <table:table-cell table:style-name="ce1"/>
          <table:table-cell office:value-type="string" office:string-value="" table:formula="of:=IF(INDEX([.AF$18:.AF$200];[.$K106])=&quot;&quot;;&quot;&quot;;[.AF$17]&amp;&quot; = yes &quot;)" table:style-name="ce1"/>
          <table:table-cell office:value-type="string" office:string-value="" table:formula="of:=IF(INDEX([.AG$18:.AG$200];[.$K106])=&quot;&quot;;&quot;&quot;;[.AG$17]&amp;&quot; = yes &quot;)" table:style-name="ce1"/>
          <table:table-cell office:value-type="string" office:string-value="" table:formula="of:=IF(INDEX([.AH$18:.AH$200];[.$K106])=&quot;&quot;;&quot;&quot;;[.AH$17]&amp;&quot; = yes &quot;)" table:style-name="ce1"/>
          <table:table-cell office:value-type="string" office:string-value="" table:formula="of:=IF(INDEX([.AI$18:.AI$200];[.$K106])=&quot;&quot;;&quot;&quot;;[.AI$17]&amp;&quot; = yes &quot;)" table:style-name="ce1"/>
          <table:table-cell office:value-type="string" office:string-value="" table:formula="of:=IF(INDEX([.AF$18:.AF$200];MATCH([.$C106];[.$Y$18:.$Y$200]))=&quot;&quot;;&quot;&quot;;[.AF$17]&amp;&quot; = yes &quot;)" table:style-name="ce1"/>
          <table:table-cell office:value-type="string" office:string-value="" table:formula="of:=IF(INDEX([.AG$18:.AG$200];MATCH([.$C106];[.$Y$18:.$Y$200]))=&quot;&quot;;&quot;&quot;;[.AG$17]&amp;&quot; = yes &quot;)" table:style-name="ce1"/>
          <table:table-cell office:value-type="string" office:string-value="" table:formula="of:=IF(INDEX([.AH$18:.AH$200];MATCH([.$C106];[.$Y$18:.$Y$200]))=&quot;&quot;;&quot;&quot;;[.AH$17]&amp;&quot; = yes &quot;)" table:style-name="ce1"/>
          <table:table-cell office:value-type="string" office:string-value="" table:formula="of:=IF(INDEX([.AI$18:.AI$200];MATCH([.$C10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00</text:p>
          </table:table-cell>
          <table:table-cell office:value-type="string" office:string-value="pc_savannah" table:formula="of:=INDEX([.Y$18:.Y$200];[.K107])" table:style-name="ce1">
            <text:p>pc_savannah</text:p>
          </table:table-cell>
          <table:table-cell office:value-type="string" office:string-value="pc_alpine" table:formula="of:=INDEX([.$Z$7:.$AD$17];[.L107];[.M107])" table:style-name="ce1">
            <text:p>pc_alpine</text:p>
          </table:table-cell>
          <table:table-cell office:value-type="string" office:string-value="@terraforming_cost_level_2" table:formula="of:=[.$X$8]&amp;[.N107]" table:style-name="ce1">
            <text:p>@terraforming_cost_level_2</text:p>
          </table:table-cell>
          <table:table-cell office:value-type="string" office:string-value="@terraforming_duration_level_2" table:formula="of:=[.$X$9]&amp;[.N107]" table:style-name="ce1">
            <text:p>@terraforming_duration_level_2</text:p>
          </table:table-cell>
          <table:table-cell office:value-type="float" office:value="0" table:formula="of:=[.O107]&amp;&quot;OR={&quot;&amp;CONCATENATE([.P107];[.Q107];[.R107];[.S107])&amp;&quot;}&quot;&quot;OR={&quot;&amp;CONCATENATE([.T107];[.U107];[.V107];[.W107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07]+1)" table:style-name="ce1">
            <text:p>tech2</text:p>
          </table:table-cell>
          <table:table-cell office:value-type="float" office:value="0" table:formula="of:=[.I106]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" table:formula="of:=INT([.J107]/COUNTA([.$Z$7:.$AD$17]))+1" table:style-name="ce1">
            <text:p>3</text:p>
          </table:table-cell>
          <table:table-cell office:value-type="float" office:value="6" table:formula="of:=IF(INDEX([.$Z$7:.$AD$17];[.L106]+1;[.M106])=&quot;&quot;;1;[.L106]+1)" table:style-name="ce1">
            <text:p>6</text:p>
          </table:table-cell>
          <table:table-cell office:value-type="float" office:value="3" table:formula="of:=IF(INDEX([.$Z$7:.$AD$17];[.L106]+1;[.M106])=&quot;&quot;;IF([.M106]=5;1;[.M106]+1);[.M106])" table:style-name="ce1">
            <text:p>3</text:p>
          </table:table-cell>
          <table:table-cell office:value-type="float" office:value="2" table:formula="of:=IF([.B107]=[.C107];0;INDEX([.$Z$18:.$AD$25];INT([.$J107]/COUNTA([.$Z$7:.$AD$17]))+1;[.$M107]))" table:style-name="ce1">
            <text:p>2</text:p>
          </table:table-cell>
          <table:table-cell table:style-name="ce1"/>
          <table:table-cell office:value-type="string" office:string-value="" table:formula="of:=IF(INDEX([.AF$18:.AF$200];[.$K107])=&quot;&quot;;&quot;&quot;;[.AF$17]&amp;&quot; = yes &quot;)" table:style-name="ce1"/>
          <table:table-cell office:value-type="string" office:string-value="" table:formula="of:=IF(INDEX([.AG$18:.AG$200];[.$K107])=&quot;&quot;;&quot;&quot;;[.AG$17]&amp;&quot; = yes &quot;)" table:style-name="ce1"/>
          <table:table-cell office:value-type="string" office:string-value="" table:formula="of:=IF(INDEX([.AH$18:.AH$200];[.$K107])=&quot;&quot;;&quot;&quot;;[.AH$17]&amp;&quot; = yes &quot;)" table:style-name="ce1"/>
          <table:table-cell office:value-type="string" office:string-value="" table:formula="of:=IF(INDEX([.AI$18:.AI$200];[.$K107])=&quot;&quot;;&quot;&quot;;[.AI$17]&amp;&quot; = yes &quot;)" table:style-name="ce1"/>
          <table:table-cell office:value-type="float" office:value="0" table:formula="of:=IF(INDEX([.AF$18:.AF$200];MATCH([.$C107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107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107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107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01</text:p>
          </table:table-cell>
          <table:table-cell office:value-type="string" office:string-value="pc_savannah" table:formula="of:=INDEX([.Y$18:.Y$200];[.K108])" table:style-name="ce1">
            <text:p>pc_savannah</text:p>
          </table:table-cell>
          <table:table-cell office:value-type="string" office:string-value="pc_greenhouse_cold" table:formula="of:=INDEX([.$Z$7:.$AD$17];[.L108];[.M108])" table:style-name="ce1">
            <text:p>pc_greenhouse_cold</text:p>
          </table:table-cell>
          <table:table-cell office:value-type="string" office:string-value="@terraforming_cost_level_2" table:formula="of:=[.$X$8]&amp;[.N108]" table:style-name="ce1">
            <text:p>@terraforming_cost_level_2</text:p>
          </table:table-cell>
          <table:table-cell office:value-type="string" office:string-value="@terraforming_duration_level_2" table:formula="of:=[.$X$9]&amp;[.N108]" table:style-name="ce1">
            <text:p>@terraforming_duration_level_2</text:p>
          </table:table-cell>
          <table:table-cell office:value-type="string" office:string-value="OR={}&quot;OR={}" table:formula="of:=[.O108]&amp;&quot;OR={&quot;&amp;CONCATENATE([.P108];[.Q108];[.R108];[.S108])&amp;&quot;}&quot;&quot;OR={&quot;&amp;CONCATENATE([.T108];[.U108];[.V108];[.W10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08]+1)" table:style-name="ce1">
            <text:p>tech2</text:p>
          </table:table-cell>
          <table:table-cell office:value-type="float" office:value="0" table:formula="of:=[.I107]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3" table:formula="of:=INT([.J108]/COUNTA([.$Z$7:.$AD$17]))+1" table:style-name="ce1">
            <text:p>3</text:p>
          </table:table-cell>
          <table:table-cell office:value-type="float" office:value="7" table:formula="of:=IF(INDEX([.$Z$7:.$AD$17];[.L107]+1;[.M107])=&quot;&quot;;1;[.L107]+1)" table:style-name="ce1">
            <text:p>7</text:p>
          </table:table-cell>
          <table:table-cell office:value-type="float" office:value="3" table:formula="of:=IF(INDEX([.$Z$7:.$AD$17];[.L107]+1;[.M107])=&quot;&quot;;IF([.M107]=5;1;[.M107]+1);[.M107])" table:style-name="ce1">
            <text:p>3</text:p>
          </table:table-cell>
          <table:table-cell office:value-type="float" office:value="2" table:formula="of:=IF([.B108]=[.C108];0;INDEX([.$Z$18:.$AD$25];INT([.$J108]/COUNTA([.$Z$7:.$AD$17]))+1;[.$M108]))" table:style-name="ce1">
            <text:p>2</text:p>
          </table:table-cell>
          <table:table-cell table:style-name="ce1"/>
          <table:table-cell office:value-type="string" office:string-value="" table:formula="of:=IF(INDEX([.AF$18:.AF$200];[.$K108])=&quot;&quot;;&quot;&quot;;[.AF$17]&amp;&quot; = yes &quot;)" table:style-name="ce1"/>
          <table:table-cell office:value-type="string" office:string-value="" table:formula="of:=IF(INDEX([.AG$18:.AG$200];[.$K108])=&quot;&quot;;&quot;&quot;;[.AG$17]&amp;&quot; = yes &quot;)" table:style-name="ce1"/>
          <table:table-cell office:value-type="string" office:string-value="" table:formula="of:=IF(INDEX([.AH$18:.AH$200];[.$K108])=&quot;&quot;;&quot;&quot;;[.AH$17]&amp;&quot; = yes &quot;)" table:style-name="ce1"/>
          <table:table-cell office:value-type="string" office:string-value="" table:formula="of:=IF(INDEX([.AI$18:.AI$200];[.$K108])=&quot;&quot;;&quot;&quot;;[.AI$17]&amp;&quot; = yes &quot;)" table:style-name="ce1"/>
          <table:table-cell office:value-type="string" office:string-value="" table:formula="of:=IF(INDEX([.AF$18:.AF$200];MATCH([.$C108];[.$Y$18:.$Y$200]))=&quot;&quot;;&quot;&quot;;[.AF$17]&amp;&quot; = yes &quot;)" table:style-name="ce1"/>
          <table:table-cell office:value-type="string" office:string-value="" table:formula="of:=IF(INDEX([.AG$18:.AG$200];MATCH([.$C108];[.$Y$18:.$Y$200]))=&quot;&quot;;&quot;&quot;;[.AG$17]&amp;&quot; = yes &quot;)" table:style-name="ce1"/>
          <table:table-cell office:value-type="string" office:string-value="" table:formula="of:=IF(INDEX([.AH$18:.AH$200];MATCH([.$C108];[.$Y$18:.$Y$200]))=&quot;&quot;;&quot;&quot;;[.AH$17]&amp;&quot; = yes &quot;)" table:style-name="ce1"/>
          <table:table-cell office:value-type="string" office:string-value="" table:formula="of:=IF(INDEX([.AI$18:.AI$200];MATCH([.$C10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02</text:p>
          </table:table-cell>
          <table:table-cell office:value-type="string" office:string-value="pc_savannah" table:formula="of:=INDEX([.Y$18:.Y$200];[.K109])" table:style-name="ce1">
            <text:p>pc_savannah</text:p>
          </table:table-cell>
          <table:table-cell office:value-type="string" office:string-value="pc_arctic" table:formula="of:=INDEX([.$Z$7:.$AD$17];[.L109];[.M109])" table:style-name="ce1">
            <text:p>pc_arctic</text:p>
          </table:table-cell>
          <table:table-cell office:value-type="string" office:string-value="@terraforming_cost_level_3" table:formula="of:=[.$X$8]&amp;[.N109]" table:style-name="ce1">
            <text:p>@terraforming_cost_level_3</text:p>
          </table:table-cell>
          <table:table-cell office:value-type="string" office:string-value="@terraforming_duration_level_3" table:formula="of:=[.$X$9]&amp;[.N109]" table:style-name="ce1">
            <text:p>@terraforming_duration_level_3</text:p>
          </table:table-cell>
          <table:table-cell office:value-type="float" office:value="0" table:formula="of:=[.O109]&amp;&quot;OR={&quot;&amp;CONCATENATE([.P109];[.Q109];[.R109];[.S109])&amp;&quot;}&quot;&quot;OR={&quot;&amp;CONCATENATE([.T109];[.U109];[.V109];[.W109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09]+1)" table:style-name="ce1">
            <text:p>tech3</text:p>
          </table:table-cell>
          <table:table-cell office:value-type="float" office:value="0" table:formula="of:=[.I108]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3" table:formula="of:=INT([.J109]/COUNTA([.$Z$7:.$AD$17]))+1" table:style-name="ce1">
            <text:p>3</text:p>
          </table:table-cell>
          <table:table-cell office:value-type="float" office:value="1" table:formula="of:=IF(INDEX([.$Z$7:.$AD$17];[.L108]+1;[.M108])=&quot;&quot;;1;[.L108]+1)" table:style-name="ce1">
            <text:p>1</text:p>
          </table:table-cell>
          <table:table-cell office:value-type="float" office:value="4" table:formula="of:=IF(INDEX([.$Z$7:.$AD$17];[.L108]+1;[.M108])=&quot;&quot;;IF([.M108]=5;1;[.M108]+1);[.M108])" table:style-name="ce1">
            <text:p>4</text:p>
          </table:table-cell>
          <table:table-cell office:value-type="float" office:value="3" table:formula="of:=IF([.B109]=[.C109];0;INDEX([.$Z$18:.$AD$25];INT([.$J109]/COUNTA([.$Z$7:.$AD$17]))+1;[.$M109]))" table:style-name="ce1">
            <text:p>3</text:p>
          </table:table-cell>
          <table:table-cell table:style-name="ce1"/>
          <table:table-cell office:value-type="string" office:string-value="" table:formula="of:=IF(INDEX([.AF$18:.AF$200];[.$K109])=&quot;&quot;;&quot;&quot;;[.AF$17]&amp;&quot; = yes &quot;)" table:style-name="ce1"/>
          <table:table-cell office:value-type="string" office:string-value="" table:formula="of:=IF(INDEX([.AG$18:.AG$200];[.$K109])=&quot;&quot;;&quot;&quot;;[.AG$17]&amp;&quot; = yes &quot;)" table:style-name="ce1"/>
          <table:table-cell office:value-type="string" office:string-value="" table:formula="of:=IF(INDEX([.AH$18:.AH$200];[.$K109])=&quot;&quot;;&quot;&quot;;[.AH$17]&amp;&quot; = yes &quot;)" table:style-name="ce1"/>
          <table:table-cell office:value-type="string" office:string-value="" table:formula="of:=IF(INDEX([.AI$18:.AI$200];[.$K109])=&quot;&quot;;&quot;&quot;;[.AI$17]&amp;&quot; = yes &quot;)" table:style-name="ce1"/>
          <table:table-cell office:value-type="float" office:value="0" table:formula="of:=IF(INDEX([.AF$18:.AF$200];MATCH([.$C109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109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109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109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03</text:p>
          </table:table-cell>
          <table:table-cell office:value-type="string" office:string-value="pc_savannah" table:formula="of:=INDEX([.Y$18:.Y$200];[.K110])" table:style-name="ce1">
            <text:p>pc_savannah</text:p>
          </table:table-cell>
          <table:table-cell office:value-type="string" office:string-value="pc_swamp" table:formula="of:=INDEX([.$Z$7:.$AD$17];[.L110];[.M110])" table:style-name="ce1">
            <text:p>pc_swamp</text:p>
          </table:table-cell>
          <table:table-cell office:value-type="string" office:string-value="@terraforming_cost_level_3" table:formula="of:=[.$X$8]&amp;[.N110]" table:style-name="ce1">
            <text:p>@terraforming_cost_level_3</text:p>
          </table:table-cell>
          <table:table-cell office:value-type="string" office:string-value="@terraforming_duration_level_3" table:formula="of:=[.$X$9]&amp;[.N110]" table:style-name="ce1">
            <text:p>@terraforming_duration_level_3</text:p>
          </table:table-cell>
          <table:table-cell office:value-type="string" office:string-value="OR={}&quot;OR={}" table:formula="of:=[.O110]&amp;&quot;OR={&quot;&amp;CONCATENATE([.P110];[.Q110];[.R110];[.S110])&amp;&quot;}&quot;&quot;OR={&quot;&amp;CONCATENATE([.T110];[.U110];[.V110];[.W11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10]+1)" table:style-name="ce1">
            <text:p>tech3</text:p>
          </table:table-cell>
          <table:table-cell office:value-type="float" office:value="0" table:formula="of:=[.I109]" table:style-name="ce1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3" table:formula="of:=INT([.J110]/COUNTA([.$Z$7:.$AD$17]))+1" table:style-name="ce1">
            <text:p>3</text:p>
          </table:table-cell>
          <table:table-cell office:value-type="float" office:value="2" table:formula="of:=IF(INDEX([.$Z$7:.$AD$17];[.L109]+1;[.M109])=&quot;&quot;;1;[.L109]+1)" table:style-name="ce1">
            <text:p>2</text:p>
          </table:table-cell>
          <table:table-cell office:value-type="float" office:value="4" table:formula="of:=IF(INDEX([.$Z$7:.$AD$17];[.L109]+1;[.M109])=&quot;&quot;;IF([.M109]=5;1;[.M109]+1);[.M109])" table:style-name="ce1">
            <text:p>4</text:p>
          </table:table-cell>
          <table:table-cell office:value-type="float" office:value="3" table:formula="of:=IF([.B110]=[.C110];0;INDEX([.$Z$18:.$AD$25];INT([.$J110]/COUNTA([.$Z$7:.$AD$17]))+1;[.$M110]))" table:style-name="ce1">
            <text:p>3</text:p>
          </table:table-cell>
          <table:table-cell table:style-name="ce1"/>
          <table:table-cell office:value-type="string" office:string-value="" table:formula="of:=IF(INDEX([.AF$18:.AF$200];[.$K110])=&quot;&quot;;&quot;&quot;;[.AF$17]&amp;&quot; = yes &quot;)" table:style-name="ce1"/>
          <table:table-cell office:value-type="string" office:string-value="" table:formula="of:=IF(INDEX([.AG$18:.AG$200];[.$K110])=&quot;&quot;;&quot;&quot;;[.AG$17]&amp;&quot; = yes &quot;)" table:style-name="ce1"/>
          <table:table-cell office:value-type="string" office:string-value="" table:formula="of:=IF(INDEX([.AH$18:.AH$200];[.$K110])=&quot;&quot;;&quot;&quot;;[.AH$17]&amp;&quot; = yes &quot;)" table:style-name="ce1"/>
          <table:table-cell office:value-type="string" office:string-value="" table:formula="of:=IF(INDEX([.AI$18:.AI$200];[.$K110])=&quot;&quot;;&quot;&quot;;[.AI$17]&amp;&quot; = yes &quot;)" table:style-name="ce1"/>
          <table:table-cell office:value-type="string" office:string-value="" table:formula="of:=IF(INDEX([.AF$18:.AF$200];MATCH([.$C110];[.$Y$18:.$Y$200]))=&quot;&quot;;&quot;&quot;;[.AF$17]&amp;&quot; = yes &quot;)" table:style-name="ce1"/>
          <table:table-cell office:value-type="string" office:string-value="" table:formula="of:=IF(INDEX([.AG$18:.AG$200];MATCH([.$C110];[.$Y$18:.$Y$200]))=&quot;&quot;;&quot;&quot;;[.AG$17]&amp;&quot; = yes &quot;)" table:style-name="ce1"/>
          <table:table-cell office:value-type="string" office:string-value="" table:formula="of:=IF(INDEX([.AH$18:.AH$200];MATCH([.$C110];[.$Y$18:.$Y$200]))=&quot;&quot;;&quot;&quot;;[.AH$17]&amp;&quot; = yes &quot;)" table:style-name="ce1"/>
          <table:table-cell office:value-type="string" office:string-value="" table:formula="of:=IF(INDEX([.AI$18:.AI$200];MATCH([.$C11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04</text:p>
          </table:table-cell>
          <table:table-cell office:value-type="string" office:string-value="pc_savannah" table:formula="of:=INDEX([.Y$18:.Y$200];[.K111])" table:style-name="ce1">
            <text:p>pc_savannah</text:p>
          </table:table-cell>
          <table:table-cell office:value-type="string" office:string-value="pc_cascadian" table:formula="of:=INDEX([.$Z$7:.$AD$17];[.L111];[.M111])" table:style-name="ce1">
            <text:p>pc_cascadian</text:p>
          </table:table-cell>
          <table:table-cell office:value-type="string" office:string-value="@terraforming_cost_level_3" table:formula="of:=[.$X$8]&amp;[.N111]" table:style-name="ce1">
            <text:p>@terraforming_cost_level_3</text:p>
          </table:table-cell>
          <table:table-cell office:value-type="string" office:string-value="@terraforming_duration_level_3" table:formula="of:=[.$X$9]&amp;[.N111]" table:style-name="ce1">
            <text:p>@terraforming_duration_level_3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111]&amp;&quot;OR={&quot;&amp;CONCATENATE([.P111];[.Q111];[.R111];[.S111])&amp;&quot;}&quot;&quot;OR={&quot;&amp;CONCATENATE([.T111];[.U111];[.V111];[.W111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11]+1)" table:style-name="ce1">
            <text:p>tech3</text:p>
          </table:table-cell>
          <table:table-cell office:value-type="float" office:value="0" table:formula="of:=[.I110]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3" table:formula="of:=INT([.J111]/COUNTA([.$Z$7:.$AD$17]))+1" table:style-name="ce1">
            <text:p>3</text:p>
          </table:table-cell>
          <table:table-cell office:value-type="float" office:value="3" table:formula="of:=IF(INDEX([.$Z$7:.$AD$17];[.L110]+1;[.M110])=&quot;&quot;;1;[.L110]+1)" table:style-name="ce1">
            <text:p>3</text:p>
          </table:table-cell>
          <table:table-cell office:value-type="float" office:value="4" table:formula="of:=IF(INDEX([.$Z$7:.$AD$17];[.L110]+1;[.M110])=&quot;&quot;;IF([.M110]=5;1;[.M110]+1);[.M110])" table:style-name="ce1">
            <text:p>4</text:p>
          </table:table-cell>
          <table:table-cell office:value-type="float" office:value="3" table:formula="of:=IF([.B111]=[.C111];0;INDEX([.$Z$18:.$AD$25];INT([.$J111]/COUNTA([.$Z$7:.$AD$17]))+1;[.$M111]))" table:style-name="ce1">
            <text:p>3</text:p>
          </table:table-cell>
          <table:table-cell table:style-name="ce1"/>
          <table:table-cell office:value-type="string" office:string-value="" table:formula="of:=IF(INDEX([.AF$18:.AF$200];[.$K111])=&quot;&quot;;&quot;&quot;;[.AF$17]&amp;&quot; = yes &quot;)" table:style-name="ce1"/>
          <table:table-cell office:value-type="string" office:string-value="" table:formula="of:=IF(INDEX([.AG$18:.AG$200];[.$K111])=&quot;&quot;;&quot;&quot;;[.AG$17]&amp;&quot; = yes &quot;)" table:style-name="ce1"/>
          <table:table-cell office:value-type="string" office:string-value="" table:formula="of:=IF(INDEX([.AH$18:.AH$200];[.$K111])=&quot;&quot;;&quot;&quot;;[.AH$17]&amp;&quot; = yes &quot;)" table:style-name="ce1"/>
          <table:table-cell office:value-type="string" office:string-value="" table:formula="of:=IF(INDEX([.AI$18:.AI$200];[.$K111])=&quot;&quot;;&quot;&quot;;[.AI$17]&amp;&quot; = yes &quot;)" table:style-name="ce1"/>
          <table:table-cell office:value-type="string" office:string-value="planetary_diversity_enabled = yes " table:formula="of:=IF(INDEX([.AF$18:.AF$200];MATCH([.$C111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111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111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111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05</text:p>
          </table:table-cell>
          <table:table-cell office:value-type="string" office:string-value="pc_savannah" table:formula="of:=INDEX([.Y$18:.Y$200];[.K112])" table:style-name="ce1">
            <text:p>pc_savannah</text:p>
          </table:table-cell>
          <table:table-cell office:value-type="string" office:string-value="pc_geothermal" table:formula="of:=INDEX([.$Z$7:.$AD$17];[.L112];[.M112])" table:style-name="ce1">
            <text:p>pc_geothermal</text:p>
          </table:table-cell>
          <table:table-cell office:value-type="string" office:string-value="@terraforming_cost_level_3" table:formula="of:=[.$X$8]&amp;[.N112]" table:style-name="ce1">
            <text:p>@terraforming_cost_level_3</text:p>
          </table:table-cell>
          <table:table-cell office:value-type="string" office:string-value="@terraforming_duration_level_3" table:formula="of:=[.$X$9]&amp;[.N112]" table:style-name="ce1">
            <text:p>@terraforming_duration_level_3</text:p>
          </table:table-cell>
          <table:table-cell office:value-type="string" office:string-value="OR={}&quot;OR={}" table:formula="of:=[.O112]&amp;&quot;OR={&quot;&amp;CONCATENATE([.P112];[.Q112];[.R112];[.S112])&amp;&quot;}&quot;&quot;OR={&quot;&amp;CONCATENATE([.T112];[.U112];[.V112];[.W11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12]+1)" table:style-name="ce1">
            <text:p>tech3</text:p>
          </table:table-cell>
          <table:table-cell office:value-type="float" office:value="0" table:formula="of:=[.I111]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3" table:formula="of:=INT([.J112]/COUNTA([.$Z$7:.$AD$17]))+1" table:style-name="ce1">
            <text:p>3</text:p>
          </table:table-cell>
          <table:table-cell office:value-type="float" office:value="4" table:formula="of:=IF(INDEX([.$Z$7:.$AD$17];[.L111]+1;[.M111])=&quot;&quot;;1;[.L111]+1)" table:style-name="ce1">
            <text:p>4</text:p>
          </table:table-cell>
          <table:table-cell office:value-type="float" office:value="4" table:formula="of:=IF(INDEX([.$Z$7:.$AD$17];[.L111]+1;[.M111])=&quot;&quot;;IF([.M111]=5;1;[.M111]+1);[.M111])" table:style-name="ce1">
            <text:p>4</text:p>
          </table:table-cell>
          <table:table-cell office:value-type="float" office:value="3" table:formula="of:=IF([.B112]=[.C112];0;INDEX([.$Z$18:.$AD$25];INT([.$J112]/COUNTA([.$Z$7:.$AD$17]))+1;[.$M112]))" table:style-name="ce1">
            <text:p>3</text:p>
          </table:table-cell>
          <table:table-cell table:style-name="ce1"/>
          <table:table-cell office:value-type="string" office:string-value="" table:formula="of:=IF(INDEX([.AF$18:.AF$200];[.$K112])=&quot;&quot;;&quot;&quot;;[.AF$17]&amp;&quot; = yes &quot;)" table:style-name="ce1"/>
          <table:table-cell office:value-type="string" office:string-value="" table:formula="of:=IF(INDEX([.AG$18:.AG$200];[.$K112])=&quot;&quot;;&quot;&quot;;[.AG$17]&amp;&quot; = yes &quot;)" table:style-name="ce1"/>
          <table:table-cell office:value-type="string" office:string-value="" table:formula="of:=IF(INDEX([.AH$18:.AH$200];[.$K112])=&quot;&quot;;&quot;&quot;;[.AH$17]&amp;&quot; = yes &quot;)" table:style-name="ce1"/>
          <table:table-cell office:value-type="string" office:string-value="" table:formula="of:=IF(INDEX([.AI$18:.AI$200];[.$K112])=&quot;&quot;;&quot;&quot;;[.AI$17]&amp;&quot; = yes &quot;)" table:style-name="ce1"/>
          <table:table-cell office:value-type="string" office:string-value="" table:formula="of:=IF(INDEX([.AF$18:.AF$200];MATCH([.$C112];[.$Y$18:.$Y$200]))=&quot;&quot;;&quot;&quot;;[.AF$17]&amp;&quot; = yes &quot;)" table:style-name="ce1"/>
          <table:table-cell office:value-type="string" office:string-value="" table:formula="of:=IF(INDEX([.AG$18:.AG$200];MATCH([.$C112];[.$Y$18:.$Y$200]))=&quot;&quot;;&quot;&quot;;[.AG$17]&amp;&quot; = yes &quot;)" table:style-name="ce1"/>
          <table:table-cell office:value-type="string" office:string-value="" table:formula="of:=IF(INDEX([.AH$18:.AH$200];MATCH([.$C112];[.$Y$18:.$Y$200]))=&quot;&quot;;&quot;&quot;;[.AH$17]&amp;&quot; = yes &quot;)" table:style-name="ce1"/>
          <table:table-cell office:value-type="string" office:string-value="" table:formula="of:=IF(INDEX([.AI$18:.AI$200];MATCH([.$C11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06</text:p>
          </table:table-cell>
          <table:table-cell office:value-type="string" office:string-value="pc_savannah" table:formula="of:=INDEX([.Y$18:.Y$200];[.K113])" table:style-name="ce1">
            <text:p>pc_savannah</text:p>
          </table:table-cell>
          <table:table-cell office:value-type="string" office:string-value="pc_glacial" table:formula="of:=INDEX([.$Z$7:.$AD$17];[.L113];[.M113])" table:style-name="ce1">
            <text:p>pc_glacial</text:p>
          </table:table-cell>
          <table:table-cell office:value-type="string" office:string-value="@terraforming_cost_level_3" table:formula="of:=[.$X$8]&amp;[.N113]" table:style-name="ce1">
            <text:p>@terraforming_cost_level_3</text:p>
          </table:table-cell>
          <table:table-cell office:value-type="string" office:string-value="@terraforming_duration_level_3" table:formula="of:=[.$X$9]&amp;[.N113]" table:style-name="ce1">
            <text:p>@terraforming_duration_level_3</text:p>
          </table:table-cell>
          <table:table-cell office:value-type="string" office:string-value="OR={}&quot;OR={}" table:formula="of:=[.O113]&amp;&quot;OR={&quot;&amp;CONCATENATE([.P113];[.Q113];[.R113];[.S113])&amp;&quot;}&quot;&quot;OR={&quot;&amp;CONCATENATE([.T113];[.U113];[.V113];[.W11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13]+1)" table:style-name="ce1">
            <text:p>tech3</text:p>
          </table:table-cell>
          <table:table-cell office:value-type="float" office:value="0" table:formula="of:=[.I112]" table:style-name="ce1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3" table:formula="of:=INT([.J113]/COUNTA([.$Z$7:.$AD$17]))+1" table:style-name="ce1">
            <text:p>3</text:p>
          </table:table-cell>
          <table:table-cell office:value-type="float" office:value="5" table:formula="of:=IF(INDEX([.$Z$7:.$AD$17];[.L112]+1;[.M112])=&quot;&quot;;1;[.L112]+1)" table:style-name="ce1">
            <text:p>5</text:p>
          </table:table-cell>
          <table:table-cell office:value-type="float" office:value="4" table:formula="of:=IF(INDEX([.$Z$7:.$AD$17];[.L112]+1;[.M112])=&quot;&quot;;IF([.M112]=5;1;[.M112]+1);[.M112])" table:style-name="ce1">
            <text:p>4</text:p>
          </table:table-cell>
          <table:table-cell office:value-type="float" office:value="3" table:formula="of:=IF([.B113]=[.C113];0;INDEX([.$Z$18:.$AD$25];INT([.$J113]/COUNTA([.$Z$7:.$AD$17]))+1;[.$M113]))" table:style-name="ce1">
            <text:p>3</text:p>
          </table:table-cell>
          <table:table-cell table:style-name="ce1"/>
          <table:table-cell office:value-type="string" office:string-value="" table:formula="of:=IF(INDEX([.AF$18:.AF$200];[.$K113])=&quot;&quot;;&quot;&quot;;[.AF$17]&amp;&quot; = yes &quot;)" table:style-name="ce1"/>
          <table:table-cell office:value-type="string" office:string-value="" table:formula="of:=IF(INDEX([.AG$18:.AG$200];[.$K113])=&quot;&quot;;&quot;&quot;;[.AG$17]&amp;&quot; = yes &quot;)" table:style-name="ce1"/>
          <table:table-cell office:value-type="string" office:string-value="" table:formula="of:=IF(INDEX([.AH$18:.AH$200];[.$K113])=&quot;&quot;;&quot;&quot;;[.AH$17]&amp;&quot; = yes &quot;)" table:style-name="ce1"/>
          <table:table-cell office:value-type="string" office:string-value="" table:formula="of:=IF(INDEX([.AI$18:.AI$200];[.$K113])=&quot;&quot;;&quot;&quot;;[.AI$17]&amp;&quot; = yes &quot;)" table:style-name="ce1"/>
          <table:table-cell office:value-type="string" office:string-value="" table:formula="of:=IF(INDEX([.AF$18:.AF$200];MATCH([.$C113];[.$Y$18:.$Y$200]))=&quot;&quot;;&quot;&quot;;[.AF$17]&amp;&quot; = yes &quot;)" table:style-name="ce1"/>
          <table:table-cell office:value-type="string" office:string-value="" table:formula="of:=IF(INDEX([.AG$18:.AG$200];MATCH([.$C113];[.$Y$18:.$Y$200]))=&quot;&quot;;&quot;&quot;;[.AG$17]&amp;&quot; = yes &quot;)" table:style-name="ce1"/>
          <table:table-cell office:value-type="string" office:string-value="" table:formula="of:=IF(INDEX([.AH$18:.AH$200];MATCH([.$C113];[.$Y$18:.$Y$200]))=&quot;&quot;;&quot;&quot;;[.AH$17]&amp;&quot; = yes &quot;)" table:style-name="ce1"/>
          <table:table-cell office:value-type="string" office:string-value="" table:formula="of:=IF(INDEX([.AI$18:.AI$200];MATCH([.$C11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07</text:p>
          </table:table-cell>
          <table:table-cell office:value-type="string" office:string-value="pc_savannah" table:formula="of:=INDEX([.Y$18:.Y$200];[.K114])" table:style-name="ce1">
            <text:p>pc_savannah</text:p>
          </table:table-cell>
          <table:table-cell office:value-type="string" office:string-value="pc_subarctic" table:formula="of:=INDEX([.$Z$7:.$AD$17];[.L114];[.M114])" table:style-name="ce1">
            <text:p>pc_subarctic</text:p>
          </table:table-cell>
          <table:table-cell office:value-type="string" office:string-value="@terraforming_cost_level_3" table:formula="of:=[.$X$8]&amp;[.N114]" table:style-name="ce1">
            <text:p>@terraforming_cost_level_3</text:p>
          </table:table-cell>
          <table:table-cell office:value-type="string" office:string-value="@terraforming_duration_level_3" table:formula="of:=[.$X$9]&amp;[.N114]" table:style-name="ce1">
            <text:p>@terraforming_duration_level_3</text:p>
          </table:table-cell>
          <table:table-cell office:value-type="string" office:string-value="OR={}&quot;OR={}" table:formula="of:=[.O114]&amp;&quot;OR={&quot;&amp;CONCATENATE([.P114];[.Q114];[.R114];[.S114])&amp;&quot;}&quot;&quot;OR={&quot;&amp;CONCATENATE([.T114];[.U114];[.V114];[.W11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14]+1)" table:style-name="ce1">
            <text:p>tech3</text:p>
          </table:table-cell>
          <table:table-cell office:value-type="float" office:value="0" table:formula="of:=[.I113]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3" table:formula="of:=INT([.J114]/COUNTA([.$Z$7:.$AD$17]))+1" table:style-name="ce1">
            <text:p>3</text:p>
          </table:table-cell>
          <table:table-cell office:value-type="float" office:value="6" table:formula="of:=IF(INDEX([.$Z$7:.$AD$17];[.L113]+1;[.M113])=&quot;&quot;;1;[.L113]+1)" table:style-name="ce1">
            <text:p>6</text:p>
          </table:table-cell>
          <table:table-cell office:value-type="float" office:value="4" table:formula="of:=IF(INDEX([.$Z$7:.$AD$17];[.L113]+1;[.M113])=&quot;&quot;;IF([.M113]=5;1;[.M113]+1);[.M113])" table:style-name="ce1">
            <text:p>4</text:p>
          </table:table-cell>
          <table:table-cell office:value-type="float" office:value="3" table:formula="of:=IF([.B114]=[.C114];0;INDEX([.$Z$18:.$AD$25];INT([.$J114]/COUNTA([.$Z$7:.$AD$17]))+1;[.$M114]))" table:style-name="ce1">
            <text:p>3</text:p>
          </table:table-cell>
          <table:table-cell table:style-name="ce1"/>
          <table:table-cell office:value-type="string" office:string-value="" table:formula="of:=IF(INDEX([.AF$18:.AF$200];[.$K114])=&quot;&quot;;&quot;&quot;;[.AF$17]&amp;&quot; = yes &quot;)" table:style-name="ce1"/>
          <table:table-cell office:value-type="string" office:string-value="" table:formula="of:=IF(INDEX([.AG$18:.AG$200];[.$K114])=&quot;&quot;;&quot;&quot;;[.AG$17]&amp;&quot; = yes &quot;)" table:style-name="ce1"/>
          <table:table-cell office:value-type="string" office:string-value="" table:formula="of:=IF(INDEX([.AH$18:.AH$200];[.$K114])=&quot;&quot;;&quot;&quot;;[.AH$17]&amp;&quot; = yes &quot;)" table:style-name="ce1"/>
          <table:table-cell office:value-type="string" office:string-value="" table:formula="of:=IF(INDEX([.AI$18:.AI$200];[.$K114])=&quot;&quot;;&quot;&quot;;[.AI$17]&amp;&quot; = yes &quot;)" table:style-name="ce1"/>
          <table:table-cell office:value-type="string" office:string-value="" table:formula="of:=IF(INDEX([.AF$18:.AF$200];MATCH([.$C114];[.$Y$18:.$Y$200]))=&quot;&quot;;&quot;&quot;;[.AF$17]&amp;&quot; = yes &quot;)" table:style-name="ce1"/>
          <table:table-cell office:value-type="string" office:string-value="" table:formula="of:=IF(INDEX([.AG$18:.AG$200];MATCH([.$C114];[.$Y$18:.$Y$200]))=&quot;&quot;;&quot;&quot;;[.AG$17]&amp;&quot; = yes &quot;)" table:style-name="ce1"/>
          <table:table-cell office:value-type="string" office:string-value="" table:formula="of:=IF(INDEX([.AH$18:.AH$200];MATCH([.$C114];[.$Y$18:.$Y$200]))=&quot;&quot;;&quot;&quot;;[.AH$17]&amp;&quot; = yes &quot;)" table:style-name="ce1"/>
          <table:table-cell office:value-type="string" office:string-value="" table:formula="of:=IF(INDEX([.AI$18:.AI$200];MATCH([.$C11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08</text:p>
          </table:table-cell>
          <table:table-cell office:value-type="string" office:string-value="pc_savannah" table:formula="of:=INDEX([.Y$18:.Y$200];[.K115])" table:style-name="ce1">
            <text:p>pc_savannah</text:p>
          </table:table-cell>
          <table:table-cell office:value-type="string" office:string-value="pc_marginal_cold" table:formula="of:=INDEX([.$Z$7:.$AD$17];[.L115];[.M115])" table:style-name="ce1">
            <text:p>pc_marginal_cold</text:p>
          </table:table-cell>
          <table:table-cell office:value-type="string" office:string-value="@terraforming_cost_level_3" table:formula="of:=[.$X$8]&amp;[.N115]" table:style-name="ce1">
            <text:p>@terraforming_cost_level_3</text:p>
          </table:table-cell>
          <table:table-cell office:value-type="string" office:string-value="@terraforming_duration_level_3" table:formula="of:=[.$X$9]&amp;[.N115]" table:style-name="ce1">
            <text:p>@terraforming_duration_level_3</text:p>
          </table:table-cell>
          <table:table-cell office:value-type="string" office:string-value="OR={}&quot;OR={}" table:formula="of:=[.O115]&amp;&quot;OR={&quot;&amp;CONCATENATE([.P115];[.Q115];[.R115];[.S115])&amp;&quot;}&quot;&quot;OR={&quot;&amp;CONCATENATE([.T115];[.U115];[.V115];[.W11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15]+1)" table:style-name="ce1">
            <text:p>tech3</text:p>
          </table:table-cell>
          <table:table-cell office:value-type="float" office:value="0" table:formula="of:=[.I114]" table:style-name="ce1">
            <text:p>0</text:p>
          </table:table-cell>
          <table:table-cell office:value-type="float" office:value="108" table:style-name="ce1">
            <text:p>108</text:p>
          </table:table-cell>
          <table:table-cell office:value-type="float" office:value="3" table:formula="of:=INT([.J115]/COUNTA([.$Z$7:.$AD$17]))+1" table:style-name="ce1">
            <text:p>3</text:p>
          </table:table-cell>
          <table:table-cell office:value-type="float" office:value="7" table:formula="of:=IF(INDEX([.$Z$7:.$AD$17];[.L114]+1;[.M114])=&quot;&quot;;1;[.L114]+1)" table:style-name="ce1">
            <text:p>7</text:p>
          </table:table-cell>
          <table:table-cell office:value-type="float" office:value="4" table:formula="of:=IF(INDEX([.$Z$7:.$AD$17];[.L114]+1;[.M114])=&quot;&quot;;IF([.M114]=5;1;[.M114]+1);[.M114])" table:style-name="ce1">
            <text:p>4</text:p>
          </table:table-cell>
          <table:table-cell office:value-type="float" office:value="3" table:formula="of:=IF([.B115]=[.C115];0;INDEX([.$Z$18:.$AD$25];INT([.$J115]/COUNTA([.$Z$7:.$AD$17]))+1;[.$M115]))" table:style-name="ce1">
            <text:p>3</text:p>
          </table:table-cell>
          <table:table-cell table:style-name="ce1"/>
          <table:table-cell office:value-type="string" office:string-value="" table:formula="of:=IF(INDEX([.AF$18:.AF$200];[.$K115])=&quot;&quot;;&quot;&quot;;[.AF$17]&amp;&quot; = yes &quot;)" table:style-name="ce1"/>
          <table:table-cell office:value-type="string" office:string-value="" table:formula="of:=IF(INDEX([.AG$18:.AG$200];[.$K115])=&quot;&quot;;&quot;&quot;;[.AG$17]&amp;&quot; = yes &quot;)" table:style-name="ce1"/>
          <table:table-cell office:value-type="string" office:string-value="" table:formula="of:=IF(INDEX([.AH$18:.AH$200];[.$K115])=&quot;&quot;;&quot;&quot;;[.AH$17]&amp;&quot; = yes &quot;)" table:style-name="ce1"/>
          <table:table-cell office:value-type="string" office:string-value="" table:formula="of:=IF(INDEX([.AI$18:.AI$200];[.$K115])=&quot;&quot;;&quot;&quot;;[.AI$17]&amp;&quot; = yes &quot;)" table:style-name="ce1"/>
          <table:table-cell office:value-type="string" office:string-value="" table:formula="of:=IF(INDEX([.AF$18:.AF$200];MATCH([.$C115];[.$Y$18:.$Y$200]))=&quot;&quot;;&quot;&quot;;[.AF$17]&amp;&quot; = yes &quot;)" table:style-name="ce1"/>
          <table:table-cell office:value-type="string" office:string-value="" table:formula="of:=IF(INDEX([.AG$18:.AG$200];MATCH([.$C115];[.$Y$18:.$Y$200]))=&quot;&quot;;&quot;&quot;;[.AG$17]&amp;&quot; = yes &quot;)" table:style-name="ce1"/>
          <table:table-cell office:value-type="string" office:string-value="" table:formula="of:=IF(INDEX([.AH$18:.AH$200];MATCH([.$C115];[.$Y$18:.$Y$200]))=&quot;&quot;;&quot;&quot;;[.AH$17]&amp;&quot; = yes &quot;)" table:style-name="ce1"/>
          <table:table-cell office:value-type="string" office:string-value="" table:formula="of:=IF(INDEX([.AI$18:.AI$200];MATCH([.$C11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09</text:p>
          </table:table-cell>
          <table:table-cell office:value-type="string" office:string-value="pc_savannah" table:formula="of:=INDEX([.Y$18:.Y$200];[.K116])" table:style-name="ce1">
            <text:p>pc_savannah</text:p>
          </table:table-cell>
          <table:table-cell office:value-type="string" office:string-value="pc_gaia" table:formula="of:=INDEX([.$Z$7:.$AD$17];[.L116];[.M116])" table:style-name="ce1">
            <text:p>pc_gaia</text:p>
          </table:table-cell>
          <table:table-cell office:value-type="string" office:string-value="@terraforming_cost_level_4" table:formula="of:=[.$X$8]&amp;[.N116]" table:style-name="ce1">
            <text:p>@terraforming_cost_level_4</text:p>
          </table:table-cell>
          <table:table-cell office:value-type="string" office:string-value="@terraforming_duration_level_4" table:formula="of:=[.$X$9]&amp;[.N116]" table:style-name="ce1">
            <text:p>@terraforming_duration_level_4</text:p>
          </table:table-cell>
          <table:table-cell office:value-type="string" office:string-value="OR={}&quot;OR={}" table:formula="of:=[.O116]&amp;&quot;OR={&quot;&amp;CONCATENATE([.P116];[.Q116];[.R116];[.S116])&amp;&quot;}&quot;&quot;OR={&quot;&amp;CONCATENATE([.T116];[.U116];[.V116];[.W11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16]+1)" table:style-name="ce1">
            <text:p>tech4</text:p>
          </table:table-cell>
          <table:table-cell office:value-type="float" office:value="0" table:formula="of:=[.I115]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float" office:value="3" table:formula="of:=INT([.J116]/COUNTA([.$Z$7:.$AD$17]))+1" table:style-name="ce1">
            <text:p>3</text:p>
          </table:table-cell>
          <table:table-cell office:value-type="float" office:value="1" table:formula="of:=IF(INDEX([.$Z$7:.$AD$17];[.L115]+1;[.M115])=&quot;&quot;;1;[.L115]+1)" table:style-name="ce1">
            <text:p>1</text:p>
          </table:table-cell>
          <table:table-cell office:value-type="float" office:value="5" table:formula="of:=IF(INDEX([.$Z$7:.$AD$17];[.L115]+1;[.M115])=&quot;&quot;;IF([.M115]=5;1;[.M115]+1);[.M115])" table:style-name="ce1">
            <text:p>5</text:p>
          </table:table-cell>
          <table:table-cell office:value-type="float" office:value="4" table:formula="of:=IF([.B116]=[.C116];0;INDEX([.$Z$18:.$AD$25];INT([.$J116]/COUNTA([.$Z$7:.$AD$17]))+1;[.$M116]))" table:style-name="ce1">
            <text:p>4</text:p>
          </table:table-cell>
          <table:table-cell table:style-name="ce1"/>
          <table:table-cell office:value-type="string" office:string-value="" table:formula="of:=IF(INDEX([.AF$18:.AF$200];[.$K116])=&quot;&quot;;&quot;&quot;;[.AF$17]&amp;&quot; = yes &quot;)" table:style-name="ce1"/>
          <table:table-cell office:value-type="string" office:string-value="" table:formula="of:=IF(INDEX([.AG$18:.AG$200];[.$K116])=&quot;&quot;;&quot;&quot;;[.AG$17]&amp;&quot; = yes &quot;)" table:style-name="ce1"/>
          <table:table-cell office:value-type="string" office:string-value="" table:formula="of:=IF(INDEX([.AH$18:.AH$200];[.$K116])=&quot;&quot;;&quot;&quot;;[.AH$17]&amp;&quot; = yes &quot;)" table:style-name="ce1"/>
          <table:table-cell office:value-type="string" office:string-value="" table:formula="of:=IF(INDEX([.AI$18:.AI$200];[.$K116])=&quot;&quot;;&quot;&quot;;[.AI$17]&amp;&quot; = yes &quot;)" table:style-name="ce1"/>
          <table:table-cell office:value-type="string" office:string-value="" table:formula="of:=IF(INDEX([.AF$18:.AF$200];MATCH([.$C116];[.$Y$18:.$Y$200]))=&quot;&quot;;&quot;&quot;;[.AF$17]&amp;&quot; = yes &quot;)" table:style-name="ce1"/>
          <table:table-cell office:value-type="string" office:string-value="" table:formula="of:=IF(INDEX([.AG$18:.AG$200];MATCH([.$C116];[.$Y$18:.$Y$200]))=&quot;&quot;;&quot;&quot;;[.AG$17]&amp;&quot; = yes &quot;)" table:style-name="ce1"/>
          <table:table-cell office:value-type="string" office:string-value="" table:formula="of:=IF(INDEX([.AH$18:.AH$200];MATCH([.$C116];[.$Y$18:.$Y$200]))=&quot;&quot;;&quot;&quot;;[.AH$17]&amp;&quot; = yes &quot;)" table:style-name="ce1"/>
          <table:table-cell office:value-type="string" office:string-value="" table:formula="of:=IF(INDEX([.AI$18:.AI$200];MATCH([.$C11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10</text:p>
          </table:table-cell>
          <table:table-cell office:value-type="string" office:string-value="pc_savannah" table:formula="of:=INDEX([.Y$18:.Y$200];[.K117])" table:style-name="ce1">
            <text:p>pc_savannah</text:p>
          </table:table-cell>
          <table:table-cell office:value-type="string" office:string-value="pc_machine" table:formula="of:=INDEX([.$Z$7:.$AD$17];[.L117];[.M117])" table:style-name="ce1">
            <text:p>pc_machine</text:p>
          </table:table-cell>
          <table:table-cell office:value-type="string" office:string-value="@terraforming_cost_level_4" table:formula="of:=[.$X$8]&amp;[.N117]" table:style-name="ce1">
            <text:p>@terraforming_cost_level_4</text:p>
          </table:table-cell>
          <table:table-cell office:value-type="string" office:string-value="@terraforming_duration_level_4" table:formula="of:=[.$X$9]&amp;[.N117]" table:style-name="ce1">
            <text:p>@terraforming_duration_level_4</text:p>
          </table:table-cell>
          <table:table-cell office:value-type="string" office:string-value="OR={}&quot;OR={}" table:formula="of:=[.O117]&amp;&quot;OR={&quot;&amp;CONCATENATE([.P117];[.Q117];[.R117];[.S117])&amp;&quot;}&quot;&quot;OR={&quot;&amp;CONCATENATE([.T117];[.U117];[.V117];[.W11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17]+1)" table:style-name="ce1">
            <text:p>tech4</text:p>
          </table:table-cell>
          <table:table-cell office:value-type="float" office:value="0" table:formula="of:=[.I116]" table:style-name="ce1">
            <text:p>0</text:p>
          </table:table-cell>
          <table:table-cell office:value-type="float" office:value="110" table:style-name="ce1">
            <text:p>110</text:p>
          </table:table-cell>
          <table:table-cell office:value-type="float" office:value="3" table:formula="of:=INT([.J117]/COUNTA([.$Z$7:.$AD$17]))+1" table:style-name="ce1">
            <text:p>3</text:p>
          </table:table-cell>
          <table:table-cell office:value-type="float" office:value="2" table:formula="of:=IF(INDEX([.$Z$7:.$AD$17];[.L116]+1;[.M116])=&quot;&quot;;1;[.L116]+1)" table:style-name="ce1">
            <text:p>2</text:p>
          </table:table-cell>
          <table:table-cell office:value-type="float" office:value="5" table:formula="of:=IF(INDEX([.$Z$7:.$AD$17];[.L116]+1;[.M116])=&quot;&quot;;IF([.M116]=5;1;[.M116]+1);[.M116])" table:style-name="ce1">
            <text:p>5</text:p>
          </table:table-cell>
          <table:table-cell office:value-type="float" office:value="4" table:formula="of:=IF([.B117]=[.C117];0;INDEX([.$Z$18:.$AD$25];INT([.$J117]/COUNTA([.$Z$7:.$AD$17]))+1;[.$M117]))" table:style-name="ce1">
            <text:p>4</text:p>
          </table:table-cell>
          <table:table-cell table:style-name="ce1"/>
          <table:table-cell office:value-type="string" office:string-value="" table:formula="of:=IF(INDEX([.AF$18:.AF$200];[.$K117])=&quot;&quot;;&quot;&quot;;[.AF$17]&amp;&quot; = yes &quot;)" table:style-name="ce1"/>
          <table:table-cell office:value-type="string" office:string-value="" table:formula="of:=IF(INDEX([.AG$18:.AG$200];[.$K117])=&quot;&quot;;&quot;&quot;;[.AG$17]&amp;&quot; = yes &quot;)" table:style-name="ce1"/>
          <table:table-cell office:value-type="string" office:string-value="" table:formula="of:=IF(INDEX([.AH$18:.AH$200];[.$K117])=&quot;&quot;;&quot;&quot;;[.AH$17]&amp;&quot; = yes &quot;)" table:style-name="ce1"/>
          <table:table-cell office:value-type="string" office:string-value="" table:formula="of:=IF(INDEX([.AI$18:.AI$200];[.$K117])=&quot;&quot;;&quot;&quot;;[.AI$17]&amp;&quot; = yes &quot;)" table:style-name="ce1"/>
          <table:table-cell office:value-type="string" office:string-value="" table:formula="of:=IF(INDEX([.AF$18:.AF$200];MATCH([.$C117];[.$Y$18:.$Y$200]))=&quot;&quot;;&quot;&quot;;[.AF$17]&amp;&quot; = yes &quot;)" table:style-name="ce1"/>
          <table:table-cell office:value-type="string" office:string-value="" table:formula="of:=IF(INDEX([.AG$18:.AG$200];MATCH([.$C117];[.$Y$18:.$Y$200]))=&quot;&quot;;&quot;&quot;;[.AG$17]&amp;&quot; = yes &quot;)" table:style-name="ce1"/>
          <table:table-cell office:value-type="string" office:string-value="" table:formula="of:=IF(INDEX([.AH$18:.AH$200];MATCH([.$C117];[.$Y$18:.$Y$200]))=&quot;&quot;;&quot;&quot;;[.AH$17]&amp;&quot; = yes &quot;)" table:style-name="ce1"/>
          <table:table-cell office:value-type="string" office:string-value="" table:formula="of:=IF(INDEX([.AI$18:.AI$200];MATCH([.$C11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11</text:p>
          </table:table-cell>
          <table:table-cell office:value-type="string" office:string-value="pc_savannah" table:formula="of:=INDEX([.Y$18:.Y$200];[.K118])" table:style-name="ce1">
            <text:p>pc_savannah</text:p>
          </table:table-cell>
          <table:table-cell office:value-type="string" office:string-value="pc_cybertronic" table:formula="of:=INDEX([.$Z$7:.$AD$17];[.L118];[.M118])" table:style-name="ce1">
            <text:p>pc_cybertronic</text:p>
          </table:table-cell>
          <table:table-cell office:value-type="string" office:string-value="@terraforming_cost_level_4" table:formula="of:=[.$X$8]&amp;[.N118]" table:style-name="ce1">
            <text:p>@terraforming_cost_level_4</text:p>
          </table:table-cell>
          <table:table-cell office:value-type="string" office:string-value="@terraforming_duration_level_4" table:formula="of:=[.$X$9]&amp;[.N118]" table:style-name="ce1">
            <text:p>@terraforming_duration_level_4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118]&amp;&quot;OR={&quot;&amp;CONCATENATE([.P118];[.Q118];[.R118];[.S118])&amp;&quot;}&quot;&quot;OR={&quot;&amp;CONCATENATE([.T118];[.U118];[.V118];[.W118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18]+1)" table:style-name="ce1">
            <text:p>tech4</text:p>
          </table:table-cell>
          <table:table-cell office:value-type="float" office:value="0" table:formula="of:=[.I117]" table:style-name="ce1">
            <text:p>0</text:p>
          </table:table-cell>
          <table:table-cell office:value-type="float" office:value="111" table:style-name="ce1">
            <text:p>111</text:p>
          </table:table-cell>
          <table:table-cell office:value-type="float" office:value="3" table:formula="of:=INT([.J118]/COUNTA([.$Z$7:.$AD$17]))+1" table:style-name="ce1">
            <text:p>3</text:p>
          </table:table-cell>
          <table:table-cell office:value-type="float" office:value="3" table:formula="of:=IF(INDEX([.$Z$7:.$AD$17];[.L117]+1;[.M117])=&quot;&quot;;1;[.L117]+1)" table:style-name="ce1">
            <text:p>3</text:p>
          </table:table-cell>
          <table:table-cell office:value-type="float" office:value="5" table:formula="of:=IF(INDEX([.$Z$7:.$AD$17];[.L117]+1;[.M117])=&quot;&quot;;IF([.M117]=5;1;[.M117]+1);[.M117])" table:style-name="ce1">
            <text:p>5</text:p>
          </table:table-cell>
          <table:table-cell office:value-type="float" office:value="4" table:formula="of:=IF([.B118]=[.C118];0;INDEX([.$Z$18:.$AD$25];INT([.$J118]/COUNTA([.$Z$7:.$AD$17]))+1;[.$M118]))" table:style-name="ce1">
            <text:p>4</text:p>
          </table:table-cell>
          <table:table-cell table:style-name="ce1"/>
          <table:table-cell office:value-type="string" office:string-value="" table:formula="of:=IF(INDEX([.AF$18:.AF$200];[.$K118])=&quot;&quot;;&quot;&quot;;[.AF$17]&amp;&quot; = yes &quot;)" table:style-name="ce1"/>
          <table:table-cell office:value-type="string" office:string-value="" table:formula="of:=IF(INDEX([.AG$18:.AG$200];[.$K118])=&quot;&quot;;&quot;&quot;;[.AG$17]&amp;&quot; = yes &quot;)" table:style-name="ce1"/>
          <table:table-cell office:value-type="string" office:string-value="" table:formula="of:=IF(INDEX([.AH$18:.AH$200];[.$K118])=&quot;&quot;;&quot;&quot;;[.AH$17]&amp;&quot; = yes &quot;)" table:style-name="ce1"/>
          <table:table-cell office:value-type="string" office:string-value="" table:formula="of:=IF(INDEX([.AI$18:.AI$200];[.$K118])=&quot;&quot;;&quot;&quot;;[.AI$17]&amp;&quot; = yes &quot;)" table:style-name="ce1"/>
          <table:table-cell office:value-type="string" office:string-value="planetary_diversity_enabled = yes " table:formula="of:=IF(INDEX([.AF$18:.AF$200];MATCH([.$C118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118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118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118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12</text:p>
          </table:table-cell>
          <table:table-cell office:value-type="string" office:string-value="pc_savannah" table:formula="of:=INDEX([.Y$18:.Y$200];[.K119])" table:style-name="ce1">
            <text:p>pc_savannah</text:p>
          </table:table-cell>
          <table:table-cell office:value-type="string" office:string-value="pc_nuked" table:formula="of:=INDEX([.$Z$7:.$AD$17];[.L119];[.M119])" table:style-name="ce1">
            <text:p>pc_nuked</text:p>
          </table:table-cell>
          <table:table-cell office:value-type="string" office:string-value="@terraforming_cost_level_4" table:formula="of:=[.$X$8]&amp;[.N119]" table:style-name="ce1">
            <text:p>@terraforming_cost_level_4</text:p>
          </table:table-cell>
          <table:table-cell office:value-type="string" office:string-value="@terraforming_duration_level_4" table:formula="of:=[.$X$9]&amp;[.N119]" table:style-name="ce1">
            <text:p>@terraforming_duration_level_4</text:p>
          </table:table-cell>
          <table:table-cell office:value-type="string" office:string-value="OR={}&quot;OR={}" table:formula="of:=[.O119]&amp;&quot;OR={&quot;&amp;CONCATENATE([.P119];[.Q119];[.R119];[.S119])&amp;&quot;}&quot;&quot;OR={&quot;&amp;CONCATENATE([.T119];[.U119];[.V119];[.W11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19]+1)" table:style-name="ce1">
            <text:p>tech4</text:p>
          </table:table-cell>
          <table:table-cell office:value-type="float" office:value="0" table:formula="of:=[.I118]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3" table:formula="of:=INT([.J119]/COUNTA([.$Z$7:.$AD$17]))+1" table:style-name="ce1">
            <text:p>3</text:p>
          </table:table-cell>
          <table:table-cell office:value-type="float" office:value="4" table:formula="of:=IF(INDEX([.$Z$7:.$AD$17];[.L118]+1;[.M118])=&quot;&quot;;1;[.L118]+1)" table:style-name="ce1">
            <text:p>4</text:p>
          </table:table-cell>
          <table:table-cell office:value-type="float" office:value="5" table:formula="of:=IF(INDEX([.$Z$7:.$AD$17];[.L118]+1;[.M118])=&quot;&quot;;IF([.M118]=5;1;[.M118]+1);[.M118])" table:style-name="ce1">
            <text:p>5</text:p>
          </table:table-cell>
          <table:table-cell office:value-type="float" office:value="4" table:formula="of:=IF([.B119]=[.C119];0;INDEX([.$Z$18:.$AD$25];INT([.$J119]/COUNTA([.$Z$7:.$AD$17]))+1;[.$M119]))" table:style-name="ce1">
            <text:p>4</text:p>
          </table:table-cell>
          <table:table-cell table:style-name="ce1"/>
          <table:table-cell office:value-type="string" office:string-value="" table:formula="of:=IF(INDEX([.AF$18:.AF$200];[.$K119])=&quot;&quot;;&quot;&quot;;[.AF$17]&amp;&quot; = yes &quot;)" table:style-name="ce1"/>
          <table:table-cell office:value-type="string" office:string-value="" table:formula="of:=IF(INDEX([.AG$18:.AG$200];[.$K119])=&quot;&quot;;&quot;&quot;;[.AG$17]&amp;&quot; = yes &quot;)" table:style-name="ce1"/>
          <table:table-cell office:value-type="string" office:string-value="" table:formula="of:=IF(INDEX([.AH$18:.AH$200];[.$K119])=&quot;&quot;;&quot;&quot;;[.AH$17]&amp;&quot; = yes &quot;)" table:style-name="ce1"/>
          <table:table-cell office:value-type="string" office:string-value="" table:formula="of:=IF(INDEX([.AI$18:.AI$200];[.$K119])=&quot;&quot;;&quot;&quot;;[.AI$17]&amp;&quot; = yes &quot;)" table:style-name="ce1"/>
          <table:table-cell office:value-type="string" office:string-value="" table:formula="of:=IF(INDEX([.AF$18:.AF$200];MATCH([.$C119];[.$Y$18:.$Y$200]))=&quot;&quot;;&quot;&quot;;[.AF$17]&amp;&quot; = yes &quot;)" table:style-name="ce1"/>
          <table:table-cell office:value-type="string" office:string-value="" table:formula="of:=IF(INDEX([.AG$18:.AG$200];MATCH([.$C119];[.$Y$18:.$Y$200]))=&quot;&quot;;&quot;&quot;;[.AG$17]&amp;&quot; = yes &quot;)" table:style-name="ce1"/>
          <table:table-cell office:value-type="string" office:string-value="" table:formula="of:=IF(INDEX([.AH$18:.AH$200];MATCH([.$C119];[.$Y$18:.$Y$200]))=&quot;&quot;;&quot;&quot;;[.AH$17]&amp;&quot; = yes &quot;)" table:style-name="ce1"/>
          <table:table-cell office:value-type="string" office:string-value="" table:formula="of:=IF(INDEX([.AI$18:.AI$200];MATCH([.$C11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13</text:p>
          </table:table-cell>
          <table:table-cell office:value-type="string" office:string-value="pc_savannah" table:formula="of:=INDEX([.Y$18:.Y$200];[.K120])" table:style-name="ce1">
            <text:p>pc_savannah</text:p>
          </table:table-cell>
          <table:table-cell office:value-type="string" office:string-value="pc_floating" table:formula="of:=INDEX([.$Z$7:.$AD$17];[.L120];[.M120])" table:style-name="ce1">
            <text:p>pc_floating</text:p>
          </table:table-cell>
          <table:table-cell office:value-type="string" office:string-value="@terraforming_cost_level_4" table:formula="of:=[.$X$8]&amp;[.N120]" table:style-name="ce1">
            <text:p>@terraforming_cost_level_4</text:p>
          </table:table-cell>
          <table:table-cell office:value-type="string" office:string-value="@terraforming_duration_level_4" table:formula="of:=[.$X$9]&amp;[.N120]" table:style-name="ce1">
            <text:p>@terraforming_duration_level_4</text:p>
          </table:table-cell>
          <table:table-cell office:value-type="string" office:string-value="OR={}&quot;OR={}" table:formula="of:=[.O120]&amp;&quot;OR={&quot;&amp;CONCATENATE([.P120];[.Q120];[.R120];[.S120])&amp;&quot;}&quot;&quot;OR={&quot;&amp;CONCATENATE([.T120];[.U120];[.V120];[.W12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20]+1)" table:style-name="ce1">
            <text:p>tech4</text:p>
          </table:table-cell>
          <table:table-cell office:value-type="float" office:value="0" table:formula="of:=[.I119]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3" table:formula="of:=INT([.J120]/COUNTA([.$Z$7:.$AD$17]))+1" table:style-name="ce1">
            <text:p>3</text:p>
          </table:table-cell>
          <table:table-cell office:value-type="float" office:value="5" table:formula="of:=IF(INDEX([.$Z$7:.$AD$17];[.L119]+1;[.M119])=&quot;&quot;;1;[.L119]+1)" table:style-name="ce1">
            <text:p>5</text:p>
          </table:table-cell>
          <table:table-cell office:value-type="float" office:value="5" table:formula="of:=IF(INDEX([.$Z$7:.$AD$17];[.L119]+1;[.M119])=&quot;&quot;;IF([.M119]=5;1;[.M119]+1);[.M119])" table:style-name="ce1">
            <text:p>5</text:p>
          </table:table-cell>
          <table:table-cell office:value-type="float" office:value="4" table:formula="of:=IF([.B120]=[.C120];0;INDEX([.$Z$18:.$AD$25];INT([.$J120]/COUNTA([.$Z$7:.$AD$17]))+1;[.$M120]))" table:style-name="ce1">
            <text:p>4</text:p>
          </table:table-cell>
          <table:table-cell table:style-name="ce1"/>
          <table:table-cell office:value-type="string" office:string-value="" table:formula="of:=IF(INDEX([.AF$18:.AF$200];[.$K120])=&quot;&quot;;&quot;&quot;;[.AF$17]&amp;&quot; = yes &quot;)" table:style-name="ce1"/>
          <table:table-cell office:value-type="string" office:string-value="" table:formula="of:=IF(INDEX([.AG$18:.AG$200];[.$K120])=&quot;&quot;;&quot;&quot;;[.AG$17]&amp;&quot; = yes &quot;)" table:style-name="ce1"/>
          <table:table-cell office:value-type="string" office:string-value="" table:formula="of:=IF(INDEX([.AH$18:.AH$200];[.$K120])=&quot;&quot;;&quot;&quot;;[.AH$17]&amp;&quot; = yes &quot;)" table:style-name="ce1"/>
          <table:table-cell office:value-type="string" office:string-value="" table:formula="of:=IF(INDEX([.AI$18:.AI$200];[.$K120])=&quot;&quot;;&quot;&quot;;[.AI$17]&amp;&quot; = yes &quot;)" table:style-name="ce1"/>
          <table:table-cell office:value-type="string" office:string-value="" table:formula="of:=IF(INDEX([.AF$18:.AF$200];MATCH([.$C120];[.$Y$18:.$Y$200]))=&quot;&quot;;&quot;&quot;;[.AF$17]&amp;&quot; = yes &quot;)" table:style-name="ce1"/>
          <table:table-cell office:value-type="string" office:string-value="" table:formula="of:=IF(INDEX([.AG$18:.AG$200];MATCH([.$C120];[.$Y$18:.$Y$200]))=&quot;&quot;;&quot;&quot;;[.AG$17]&amp;&quot; = yes &quot;)" table:style-name="ce1"/>
          <table:table-cell office:value-type="string" office:string-value="" table:formula="of:=IF(INDEX([.AH$18:.AH$200];MATCH([.$C120];[.$Y$18:.$Y$200]))=&quot;&quot;;&quot;&quot;;[.AH$17]&amp;&quot; = yes &quot;)" table:style-name="ce1"/>
          <table:table-cell office:value-type="string" office:string-value="" table:formula="of:=IF(INDEX([.AI$18:.AI$200];MATCH([.$C12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14</text:p>
          </table:table-cell>
          <table:table-cell office:value-type="string" office:string-value="pc_sandsea" table:formula="of:=INDEX([.Y$18:.Y$200];[.K121])" table:style-name="ce1">
            <text:p>pc_sandsea</text:p>
          </table:table-cell>
          <table:table-cell office:value-type="string" office:string-value="pc_crystal" table:formula="of:=INDEX([.$Z$7:.$AD$17];[.L121];[.M121])" table:style-name="ce1">
            <text:p>pc_crystal</text:p>
          </table:table-cell>
          <table:table-cell office:value-type="string" office:string-value="@terraforming_cost_level_4" table:formula="of:=[.$X$8]&amp;[.N121]" table:style-name="ce1">
            <text:p>@terraforming_cost_level_4</text:p>
          </table:table-cell>
          <table:table-cell office:value-type="string" office:string-value="@terraforming_duration_level_4" table:formula="of:=[.$X$9]&amp;[.N121]" table:style-name="ce1">
            <text:p>@terraforming_duration_level_4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121]&amp;&quot;OR={&quot;&amp;CONCATENATE([.P121];[.Q121];[.R121];[.S121])&amp;&quot;}&quot;&quot;OR={&quot;&amp;CONCATENATE([.T121];[.U121];[.V121];[.W121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21]+1)" table:style-name="ce1">
            <text:p>tech4</text:p>
          </table:table-cell>
          <table:table-cell office:value-type="float" office:value="0" table:formula="of:=[.I120]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float" office:value="4" table:formula="of:=INT([.J121]/COUNTA([.$Z$7:.$AD$17]))+1" table:style-name="ce1">
            <text:p>4</text:p>
          </table:table-cell>
          <table:table-cell office:value-type="float" office:value="6" table:formula="of:=IF(INDEX([.$Z$7:.$AD$17];[.L120]+1;[.M120])=&quot;&quot;;1;[.L120]+1)" table:style-name="ce1">
            <text:p>6</text:p>
          </table:table-cell>
          <table:table-cell office:value-type="float" office:value="5" table:formula="of:=IF(INDEX([.$Z$7:.$AD$17];[.L120]+1;[.M120])=&quot;&quot;;IF([.M120]=5;1;[.M120]+1);[.M120])" table:style-name="ce1">
            <text:p>5</text:p>
          </table:table-cell>
          <table:table-cell office:value-type="float" office:value="4" table:formula="of:=IF([.B121]=[.C121];0;INDEX([.$Z$18:.$AD$25];INT([.$J121]/COUNTA([.$Z$7:.$AD$17]))+1;[.$M121]))" table:style-name="ce1">
            <text:p>4</text:p>
          </table:table-cell>
          <table:table-cell table:style-name="ce1"/>
          <table:table-cell office:value-type="string" office:string-value="" table:formula="of:=IF(INDEX([.AF$18:.AF$200];[.$K121])=&quot;&quot;;&quot;&quot;;[.AF$17]&amp;&quot; = yes &quot;)" table:style-name="ce1"/>
          <table:table-cell office:value-type="string" office:string-value="" table:formula="of:=IF(INDEX([.AG$18:.AG$200];[.$K121])=&quot;&quot;;&quot;&quot;;[.AG$17]&amp;&quot; = yes &quot;)" table:style-name="ce1"/>
          <table:table-cell office:value-type="string" office:string-value="" table:formula="of:=IF(INDEX([.AH$18:.AH$200];[.$K121])=&quot;&quot;;&quot;&quot;;[.AH$17]&amp;&quot; = yes &quot;)" table:style-name="ce1"/>
          <table:table-cell office:value-type="string" office:string-value="" table:formula="of:=IF(INDEX([.AI$18:.AI$200];[.$K121])=&quot;&quot;;&quot;&quot;;[.AI$17]&amp;&quot; = yes &quot;)" table:style-name="ce1"/>
          <table:table-cell office:value-type="string" office:string-value="planetary_diversity_enabled = yes " table:formula="of:=IF(INDEX([.AF$18:.AF$200];MATCH([.$C121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121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121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121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15</text:p>
          </table:table-cell>
          <table:table-cell office:value-type="string" office:string-value="pc_sandsea" table:formula="of:=INDEX([.Y$18:.Y$200];[.K122])" table:style-name="ce1">
            <text:p>pc_sandsea</text:p>
          </table:table-cell>
          <table:table-cell office:value-type="string" office:string-value="pc_arid" table:formula="of:=INDEX([.$Z$7:.$AD$17];[.L122];[.M122])" table:style-name="ce1">
            <text:p>pc_arid</text:p>
          </table:table-cell>
          <table:table-cell office:value-type="string" office:string-value="@terraforming_cost_level_1" table:formula="of:=[.$X$8]&amp;[.N122]" table:style-name="ce1">
            <text:p>@terraforming_cost_level_1</text:p>
          </table:table-cell>
          <table:table-cell office:value-type="string" office:string-value="@terraforming_duration_level_1" table:formula="of:=[.$X$9]&amp;[.N122]" table:style-name="ce1">
            <text:p>@terraforming_duration_level_1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122]&amp;&quot;OR={&quot;&amp;CONCATENATE([.P122];[.Q122];[.R122];[.S122])&amp;&quot;}&quot;&quot;OR={&quot;&amp;CONCATENATE([.T122];[.U122];[.V122];[.W122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22]+1)" table:style-name="ce1">
            <text:p>tech1</text:p>
          </table:table-cell>
          <table:table-cell office:value-type="float" office:value="0" table:formula="of:=[.I121]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float" office:value="4" table:formula="of:=INT([.J122]/COUNTA([.$Z$7:.$AD$17]))+1" table:style-name="ce1">
            <text:p>4</text:p>
          </table:table-cell>
          <table:table-cell office:value-type="float" office:value="1" table:formula="of:=IF(INDEX([.$Z$7:.$AD$17];[.L121]+1;[.M121])=&quot;&quot;;1;[.L121]+1)" table:style-name="ce1">
            <text:p>1</text:p>
          </table:table-cell>
          <table:table-cell office:value-type="float" office:value="1" table:formula="of:=IF(INDEX([.$Z$7:.$AD$17];[.L121]+1;[.M121])=&quot;&quot;;IF([.M121]=5;1;[.M121]+1);[.M121])" table:style-name="ce1">
            <text:p>1</text:p>
          </table:table-cell>
          <table:table-cell office:value-type="float" office:value="1" table:formula="of:=IF([.B122]=[.C122];0;INDEX([.$Z$18:.$AD$25];INT([.$J122]/COUNTA([.$Z$7:.$AD$17]))+1;[.$M122]))" table:style-name="ce1">
            <text:p>1</text:p>
          </table:table-cell>
          <table:table-cell table:style-name="ce1"/>
          <table:table-cell office:value-type="string" office:string-value="" table:formula="of:=IF(INDEX([.AF$18:.AF$200];[.$K122])=&quot;&quot;;&quot;&quot;;[.AF$17]&amp;&quot; = yes &quot;)" table:style-name="ce1"/>
          <table:table-cell office:value-type="string" office:string-value="" table:formula="of:=IF(INDEX([.AG$18:.AG$200];[.$K122])=&quot;&quot;;&quot;&quot;;[.AG$17]&amp;&quot; = yes &quot;)" table:style-name="ce1"/>
          <table:table-cell office:value-type="string" office:string-value="" table:formula="of:=IF(INDEX([.AH$18:.AH$200];[.$K122])=&quot;&quot;;&quot;&quot;;[.AH$17]&amp;&quot; = yes &quot;)" table:style-name="ce1"/>
          <table:table-cell office:value-type="string" office:string-value="" table:formula="of:=IF(INDEX([.AI$18:.AI$200];[.$K122])=&quot;&quot;;&quot;&quot;;[.AI$17]&amp;&quot; = yes &quot;)" table:style-name="ce1"/>
          <table:table-cell office:value-type="string" office:string-value="planetary_diversity_enabled = yes " table:formula="of:=IF(INDEX([.AF$18:.AF$200];MATCH([.$C122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122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122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122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16</text:p>
          </table:table-cell>
          <table:table-cell office:value-type="string" office:string-value="pc_sandsea" table:formula="of:=INDEX([.Y$18:.Y$200];[.K123])" table:style-name="ce1">
            <text:p>pc_sandsea</text:p>
          </table:table-cell>
          <table:table-cell office:value-type="string" office:string-value="pc_desert" table:formula="of:=INDEX([.$Z$7:.$AD$17];[.L123];[.M123])" table:style-name="ce1">
            <text:p>pc_desert</text:p>
          </table:table-cell>
          <table:table-cell office:value-type="string" office:string-value="@terraforming_cost_level_1" table:formula="of:=[.$X$8]&amp;[.N123]" table:style-name="ce1">
            <text:p>@terraforming_cost_level_1</text:p>
          </table:table-cell>
          <table:table-cell office:value-type="string" office:string-value="@terraforming_duration_level_1" table:formula="of:=[.$X$9]&amp;[.N123]" table:style-name="ce1">
            <text:p>@terraforming_duration_level_1</text:p>
          </table:table-cell>
          <table:table-cell office:value-type="string" office:string-value="OR={}&quot;OR={}" table:formula="of:=[.O123]&amp;&quot;OR={&quot;&amp;CONCATENATE([.P123];[.Q123];[.R123];[.S123])&amp;&quot;}&quot;&quot;OR={&quot;&amp;CONCATENATE([.T123];[.U123];[.V123];[.W12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23]+1)" table:style-name="ce1">
            <text:p>tech1</text:p>
          </table:table-cell>
          <table:table-cell office:value-type="float" office:value="0" table:formula="of:=[.I122]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float" office:value="4" table:formula="of:=INT([.J123]/COUNTA([.$Z$7:.$AD$17]))+1" table:style-name="ce1">
            <text:p>4</text:p>
          </table:table-cell>
          <table:table-cell office:value-type="float" office:value="2" table:formula="of:=IF(INDEX([.$Z$7:.$AD$17];[.L122]+1;[.M122])=&quot;&quot;;1;[.L122]+1)" table:style-name="ce1">
            <text:p>2</text:p>
          </table:table-cell>
          <table:table-cell office:value-type="float" office:value="1" table:formula="of:=IF(INDEX([.$Z$7:.$AD$17];[.L122]+1;[.M122])=&quot;&quot;;IF([.M122]=5;1;[.M122]+1);[.M122])" table:style-name="ce1">
            <text:p>1</text:p>
          </table:table-cell>
          <table:table-cell office:value-type="float" office:value="1" table:formula="of:=IF([.B123]=[.C123];0;INDEX([.$Z$18:.$AD$25];INT([.$J123]/COUNTA([.$Z$7:.$AD$17]))+1;[.$M123]))" table:style-name="ce1">
            <text:p>1</text:p>
          </table:table-cell>
          <table:table-cell table:style-name="ce1"/>
          <table:table-cell office:value-type="string" office:string-value="" table:formula="of:=IF(INDEX([.AF$18:.AF$200];[.$K123])=&quot;&quot;;&quot;&quot;;[.AF$17]&amp;&quot; = yes &quot;)" table:style-name="ce1"/>
          <table:table-cell office:value-type="string" office:string-value="" table:formula="of:=IF(INDEX([.AG$18:.AG$200];[.$K123])=&quot;&quot;;&quot;&quot;;[.AG$17]&amp;&quot; = yes &quot;)" table:style-name="ce1"/>
          <table:table-cell office:value-type="string" office:string-value="" table:formula="of:=IF(INDEX([.AH$18:.AH$200];[.$K123])=&quot;&quot;;&quot;&quot;;[.AH$17]&amp;&quot; = yes &quot;)" table:style-name="ce1"/>
          <table:table-cell office:value-type="string" office:string-value="" table:formula="of:=IF(INDEX([.AI$18:.AI$200];[.$K123])=&quot;&quot;;&quot;&quot;;[.AI$17]&amp;&quot; = yes &quot;)" table:style-name="ce1"/>
          <table:table-cell office:value-type="string" office:string-value="" table:formula="of:=IF(INDEX([.AF$18:.AF$200];MATCH([.$C123];[.$Y$18:.$Y$200]))=&quot;&quot;;&quot;&quot;;[.AF$17]&amp;&quot; = yes &quot;)" table:style-name="ce1"/>
          <table:table-cell office:value-type="string" office:string-value="" table:formula="of:=IF(INDEX([.AG$18:.AG$200];MATCH([.$C123];[.$Y$18:.$Y$200]))=&quot;&quot;;&quot;&quot;;[.AG$17]&amp;&quot; = yes &quot;)" table:style-name="ce1"/>
          <table:table-cell office:value-type="string" office:string-value="" table:formula="of:=IF(INDEX([.AH$18:.AH$200];MATCH([.$C123];[.$Y$18:.$Y$200]))=&quot;&quot;;&quot;&quot;;[.AH$17]&amp;&quot; = yes &quot;)" table:style-name="ce1"/>
          <table:table-cell office:value-type="string" office:string-value="" table:formula="of:=IF(INDEX([.AI$18:.AI$200];MATCH([.$C12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17</text:p>
          </table:table-cell>
          <table:table-cell office:value-type="string" office:string-value="pc_sandsea" table:formula="of:=INDEX([.Y$18:.Y$200];[.K124])" table:style-name="ce1">
            <text:p>pc_sandsea</text:p>
          </table:table-cell>
          <table:table-cell office:value-type="string" office:string-value="pc_savannah" table:formula="of:=INDEX([.$Z$7:.$AD$17];[.L124];[.M124])" table:style-name="ce1">
            <text:p>pc_savannah</text:p>
          </table:table-cell>
          <table:table-cell office:value-type="string" office:string-value="@terraforming_cost_level_1" table:formula="of:=[.$X$8]&amp;[.N124]" table:style-name="ce1">
            <text:p>@terraforming_cost_level_1</text:p>
          </table:table-cell>
          <table:table-cell office:value-type="string" office:string-value="@terraforming_duration_level_1" table:formula="of:=[.$X$9]&amp;[.N124]" table:style-name="ce1">
            <text:p>@terraforming_duration_level_1</text:p>
          </table:table-cell>
          <table:table-cell office:value-type="string" office:string-value="OR={}&quot;OR={}" table:formula="of:=[.O124]&amp;&quot;OR={&quot;&amp;CONCATENATE([.P124];[.Q124];[.R124];[.S124])&amp;&quot;}&quot;&quot;OR={&quot;&amp;CONCATENATE([.T124];[.U124];[.V124];[.W12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24]+1)" table:style-name="ce1">
            <text:p>tech1</text:p>
          </table:table-cell>
          <table:table-cell office:value-type="float" office:value="0" table:formula="of:=[.I123]" table:style-name="ce1">
            <text:p>0</text:p>
          </table:table-cell>
          <table:table-cell office:value-type="float" office:value="117" table:style-name="ce1">
            <text:p>117</text:p>
          </table:table-cell>
          <table:table-cell office:value-type="float" office:value="4" table:formula="of:=INT([.J124]/COUNTA([.$Z$7:.$AD$17]))+1" table:style-name="ce1">
            <text:p>4</text:p>
          </table:table-cell>
          <table:table-cell office:value-type="float" office:value="3" table:formula="of:=IF(INDEX([.$Z$7:.$AD$17];[.L123]+1;[.M123])=&quot;&quot;;1;[.L123]+1)" table:style-name="ce1">
            <text:p>3</text:p>
          </table:table-cell>
          <table:table-cell office:value-type="float" office:value="1" table:formula="of:=IF(INDEX([.$Z$7:.$AD$17];[.L123]+1;[.M123])=&quot;&quot;;IF([.M123]=5;1;[.M123]+1);[.M123])" table:style-name="ce1">
            <text:p>1</text:p>
          </table:table-cell>
          <table:table-cell office:value-type="float" office:value="1" table:formula="of:=IF([.B124]=[.C124];0;INDEX([.$Z$18:.$AD$25];INT([.$J124]/COUNTA([.$Z$7:.$AD$17]))+1;[.$M124]))" table:style-name="ce1">
            <text:p>1</text:p>
          </table:table-cell>
          <table:table-cell table:style-name="ce1"/>
          <table:table-cell office:value-type="string" office:string-value="" table:formula="of:=IF(INDEX([.AF$18:.AF$200];[.$K124])=&quot;&quot;;&quot;&quot;;[.AF$17]&amp;&quot; = yes &quot;)" table:style-name="ce1"/>
          <table:table-cell office:value-type="string" office:string-value="" table:formula="of:=IF(INDEX([.AG$18:.AG$200];[.$K124])=&quot;&quot;;&quot;&quot;;[.AG$17]&amp;&quot; = yes &quot;)" table:style-name="ce1"/>
          <table:table-cell office:value-type="string" office:string-value="" table:formula="of:=IF(INDEX([.AH$18:.AH$200];[.$K124])=&quot;&quot;;&quot;&quot;;[.AH$17]&amp;&quot; = yes &quot;)" table:style-name="ce1"/>
          <table:table-cell office:value-type="string" office:string-value="" table:formula="of:=IF(INDEX([.AI$18:.AI$200];[.$K124])=&quot;&quot;;&quot;&quot;;[.AI$17]&amp;&quot; = yes &quot;)" table:style-name="ce1"/>
          <table:table-cell office:value-type="string" office:string-value="" table:formula="of:=IF(INDEX([.AF$18:.AF$200];MATCH([.$C124];[.$Y$18:.$Y$200]))=&quot;&quot;;&quot;&quot;;[.AF$17]&amp;&quot; = yes &quot;)" table:style-name="ce1"/>
          <table:table-cell office:value-type="string" office:string-value="" table:formula="of:=IF(INDEX([.AG$18:.AG$200];MATCH([.$C124];[.$Y$18:.$Y$200]))=&quot;&quot;;&quot;&quot;;[.AG$17]&amp;&quot; = yes &quot;)" table:style-name="ce1"/>
          <table:table-cell office:value-type="string" office:string-value="" table:formula="of:=IF(INDEX([.AH$18:.AH$200];MATCH([.$C124];[.$Y$18:.$Y$200]))=&quot;&quot;;&quot;&quot;;[.AH$17]&amp;&quot; = yes &quot;)" table:style-name="ce1"/>
          <table:table-cell office:value-type="string" office:string-value="" table:formula="of:=IF(INDEX([.AI$18:.AI$200];MATCH([.$C12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18</text:p>
          </table:table-cell>
          <table:table-cell office:value-type="string" office:string-value="pc_sandsea" table:formula="of:=INDEX([.Y$18:.Y$200];[.K125])" table:style-name="ce1">
            <text:p>pc_sandsea</text:p>
          </table:table-cell>
          <table:table-cell office:value-type="string" office:string-value="pc_sandsea" table:formula="of:=INDEX([.$Z$7:.$AD$17];[.L125];[.M125])" table:style-name="ce1">
            <text:p>pc_sandsea</text:p>
          </table:table-cell>
          <table:table-cell office:value-type="string" office:string-value="@terraforming_cost_level_0" table:formula="of:=[.$X$8]&amp;[.N125]" table:style-name="ce1">
            <text:p>@terraforming_cost_level_0</text:p>
          </table:table-cell>
          <table:table-cell office:value-type="string" office:string-value="@terraforming_duration_level_0" table:formula="of:=[.$X$9]&amp;[.N125]" table:style-name="ce1">
            <text:p>@terraforming_duration_level_0</text:p>
          </table:table-cell>
          <table:table-cell office:value-type="string" office:string-value="OR={}&quot;OR={}" table:formula="of:=[.O125]&amp;&quot;OR={&quot;&amp;CONCATENATE([.P125];[.Q125];[.R125];[.S125])&amp;&quot;}&quot;&quot;OR={&quot;&amp;CONCATENATE([.T125];[.U125];[.V125];[.W12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0" table:formula="of:=INDEX([.$X$10:.$X$17];[.N125]+1)" table:style-name="ce1">
            <text:p>tech0</text:p>
          </table:table-cell>
          <table:table-cell office:value-type="float" office:value="0" table:formula="of:=[.I124]" table:style-name="ce1">
            <text:p>0</text:p>
          </table:table-cell>
          <table:table-cell office:value-type="float" office:value="118" table:style-name="ce1">
            <text:p>118</text:p>
          </table:table-cell>
          <table:table-cell office:value-type="float" office:value="4" table:formula="of:=INT([.J125]/COUNTA([.$Z$7:.$AD$17]))+1" table:style-name="ce1">
            <text:p>4</text:p>
          </table:table-cell>
          <table:table-cell office:value-type="float" office:value="4" table:formula="of:=IF(INDEX([.$Z$7:.$AD$17];[.L124]+1;[.M124])=&quot;&quot;;1;[.L124]+1)" table:style-name="ce1">
            <text:p>4</text:p>
          </table:table-cell>
          <table:table-cell office:value-type="float" office:value="1" table:formula="of:=IF(INDEX([.$Z$7:.$AD$17];[.L124]+1;[.M124])=&quot;&quot;;IF([.M124]=5;1;[.M124]+1);[.M124])" table:style-name="ce1">
            <text:p>1</text:p>
          </table:table-cell>
          <table:table-cell office:value-type="float" office:value="0" table:formula="of:=IF([.B125]=[.C125];0;INDEX([.$Z$18:.$AD$25];INT([.$J125]/COUNTA([.$Z$7:.$AD$17]))+1;[.$M125]))" table:style-name="ce1">
            <text:p>0</text:p>
          </table:table-cell>
          <table:table-cell table:style-name="ce1"/>
          <table:table-cell office:value-type="string" office:string-value="" table:formula="of:=IF(INDEX([.AF$18:.AF$200];[.$K125])=&quot;&quot;;&quot;&quot;;[.AF$17]&amp;&quot; = yes &quot;)" table:style-name="ce1"/>
          <table:table-cell office:value-type="string" office:string-value="" table:formula="of:=IF(INDEX([.AG$18:.AG$200];[.$K125])=&quot;&quot;;&quot;&quot;;[.AG$17]&amp;&quot; = yes &quot;)" table:style-name="ce1"/>
          <table:table-cell office:value-type="string" office:string-value="" table:formula="of:=IF(INDEX([.AH$18:.AH$200];[.$K125])=&quot;&quot;;&quot;&quot;;[.AH$17]&amp;&quot; = yes &quot;)" table:style-name="ce1"/>
          <table:table-cell office:value-type="string" office:string-value="" table:formula="of:=IF(INDEX([.AI$18:.AI$200];[.$K125])=&quot;&quot;;&quot;&quot;;[.AI$17]&amp;&quot; = yes &quot;)" table:style-name="ce1"/>
          <table:table-cell office:value-type="string" office:string-value="" table:formula="of:=IF(INDEX([.AF$18:.AF$200];MATCH([.$C125];[.$Y$18:.$Y$200]))=&quot;&quot;;&quot;&quot;;[.AF$17]&amp;&quot; = yes &quot;)" table:style-name="ce1"/>
          <table:table-cell office:value-type="string" office:string-value="" table:formula="of:=IF(INDEX([.AG$18:.AG$200];MATCH([.$C125];[.$Y$18:.$Y$200]))=&quot;&quot;;&quot;&quot;;[.AG$17]&amp;&quot; = yes &quot;)" table:style-name="ce1"/>
          <table:table-cell office:value-type="string" office:string-value="" table:formula="of:=IF(INDEX([.AH$18:.AH$200];MATCH([.$C125];[.$Y$18:.$Y$200]))=&quot;&quot;;&quot;&quot;;[.AH$17]&amp;&quot; = yes &quot;)" table:style-name="ce1"/>
          <table:table-cell office:value-type="string" office:string-value="" table:formula="of:=IF(INDEX([.AI$18:.AI$200];MATCH([.$C12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19</text:p>
          </table:table-cell>
          <table:table-cell office:value-type="string" office:string-value="pc_sandsea" table:formula="of:=INDEX([.Y$18:.Y$200];[.K126])" table:style-name="ce1">
            <text:p>pc_sandsea</text:p>
          </table:table-cell>
          <table:table-cell office:value-type="string" office:string-value="pc_mesa" table:formula="of:=INDEX([.$Z$7:.$AD$17];[.L126];[.M126])" table:style-name="ce1">
            <text:p>pc_mesa</text:p>
          </table:table-cell>
          <table:table-cell office:value-type="string" office:string-value="@terraforming_cost_level_1" table:formula="of:=[.$X$8]&amp;[.N126]" table:style-name="ce1">
            <text:p>@terraforming_cost_level_1</text:p>
          </table:table-cell>
          <table:table-cell office:value-type="string" office:string-value="@terraforming_duration_level_1" table:formula="of:=[.$X$9]&amp;[.N126]" table:style-name="ce1">
            <text:p>@terraforming_duration_level_1</text:p>
          </table:table-cell>
          <table:table-cell office:value-type="string" office:string-value="OR={}&quot;OR={}" table:formula="of:=[.O126]&amp;&quot;OR={&quot;&amp;CONCATENATE([.P126];[.Q126];[.R126];[.S126])&amp;&quot;}&quot;&quot;OR={&quot;&amp;CONCATENATE([.T126];[.U126];[.V126];[.W12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26]+1)" table:style-name="ce1">
            <text:p>tech1</text:p>
          </table:table-cell>
          <table:table-cell office:value-type="float" office:value="0" table:formula="of:=[.I125]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float" office:value="4" table:formula="of:=INT([.J126]/COUNTA([.$Z$7:.$AD$17]))+1" table:style-name="ce1">
            <text:p>4</text:p>
          </table:table-cell>
          <table:table-cell office:value-type="float" office:value="5" table:formula="of:=IF(INDEX([.$Z$7:.$AD$17];[.L125]+1;[.M125])=&quot;&quot;;1;[.L125]+1)" table:style-name="ce1">
            <text:p>5</text:p>
          </table:table-cell>
          <table:table-cell office:value-type="float" office:value="1" table:formula="of:=IF(INDEX([.$Z$7:.$AD$17];[.L125]+1;[.M125])=&quot;&quot;;IF([.M125]=5;1;[.M125]+1);[.M125])" table:style-name="ce1">
            <text:p>1</text:p>
          </table:table-cell>
          <table:table-cell office:value-type="float" office:value="1" table:formula="of:=IF([.B126]=[.C126];0;INDEX([.$Z$18:.$AD$25];INT([.$J126]/COUNTA([.$Z$7:.$AD$17]))+1;[.$M126]))" table:style-name="ce1">
            <text:p>1</text:p>
          </table:table-cell>
          <table:table-cell table:style-name="ce1"/>
          <table:table-cell office:value-type="string" office:string-value="" table:formula="of:=IF(INDEX([.AF$18:.AF$200];[.$K126])=&quot;&quot;;&quot;&quot;;[.AF$17]&amp;&quot; = yes &quot;)" table:style-name="ce1"/>
          <table:table-cell office:value-type="string" office:string-value="" table:formula="of:=IF(INDEX([.AG$18:.AG$200];[.$K126])=&quot;&quot;;&quot;&quot;;[.AG$17]&amp;&quot; = yes &quot;)" table:style-name="ce1"/>
          <table:table-cell office:value-type="string" office:string-value="" table:formula="of:=IF(INDEX([.AH$18:.AH$200];[.$K126])=&quot;&quot;;&quot;&quot;;[.AH$17]&amp;&quot; = yes &quot;)" table:style-name="ce1"/>
          <table:table-cell office:value-type="string" office:string-value="" table:formula="of:=IF(INDEX([.AI$18:.AI$200];[.$K126])=&quot;&quot;;&quot;&quot;;[.AI$17]&amp;&quot; = yes &quot;)" table:style-name="ce1"/>
          <table:table-cell office:value-type="string" office:string-value="" table:formula="of:=IF(INDEX([.AF$18:.AF$200];MATCH([.$C126];[.$Y$18:.$Y$200]))=&quot;&quot;;&quot;&quot;;[.AF$17]&amp;&quot; = yes &quot;)" table:style-name="ce1"/>
          <table:table-cell office:value-type="string" office:string-value="" table:formula="of:=IF(INDEX([.AG$18:.AG$200];MATCH([.$C126];[.$Y$18:.$Y$200]))=&quot;&quot;;&quot;&quot;;[.AG$17]&amp;&quot; = yes &quot;)" table:style-name="ce1"/>
          <table:table-cell office:value-type="string" office:string-value="" table:formula="of:=IF(INDEX([.AH$18:.AH$200];MATCH([.$C126];[.$Y$18:.$Y$200]))=&quot;&quot;;&quot;&quot;;[.AH$17]&amp;&quot; = yes &quot;)" table:style-name="ce1"/>
          <table:table-cell office:value-type="string" office:string-value="" table:formula="of:=IF(INDEX([.AI$18:.AI$200];MATCH([.$C12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20</text:p>
          </table:table-cell>
          <table:table-cell office:value-type="string" office:string-value="pc_sandsea" table:formula="of:=INDEX([.Y$18:.Y$200];[.K127])" table:style-name="ce1">
            <text:p>pc_sandsea</text:p>
          </table:table-cell>
          <table:table-cell office:value-type="string" office:string-value="pc_oasis" table:formula="of:=INDEX([.$Z$7:.$AD$17];[.L127];[.M127])" table:style-name="ce1">
            <text:p>pc_oasis</text:p>
          </table:table-cell>
          <table:table-cell office:value-type="string" office:string-value="@terraforming_cost_level_1" table:formula="of:=[.$X$8]&amp;[.N127]" table:style-name="ce1">
            <text:p>@terraforming_cost_level_1</text:p>
          </table:table-cell>
          <table:table-cell office:value-type="string" office:string-value="@terraforming_duration_level_1" table:formula="of:=[.$X$9]&amp;[.N127]" table:style-name="ce1">
            <text:p>@terraforming_duration_level_1</text:p>
          </table:table-cell>
          <table:table-cell office:value-type="string" office:string-value="OR={}&quot;OR={}" table:formula="of:=[.O127]&amp;&quot;OR={&quot;&amp;CONCATENATE([.P127];[.Q127];[.R127];[.S127])&amp;&quot;}&quot;&quot;OR={&quot;&amp;CONCATENATE([.T127];[.U127];[.V127];[.W12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27]+1)" table:style-name="ce1">
            <text:p>tech1</text:p>
          </table:table-cell>
          <table:table-cell office:value-type="float" office:value="0" table:formula="of:=[.I126]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float" office:value="4" table:formula="of:=INT([.J127]/COUNTA([.$Z$7:.$AD$17]))+1" table:style-name="ce1">
            <text:p>4</text:p>
          </table:table-cell>
          <table:table-cell office:value-type="float" office:value="6" table:formula="of:=IF(INDEX([.$Z$7:.$AD$17];[.L126]+1;[.M126])=&quot;&quot;;1;[.L126]+1)" table:style-name="ce1">
            <text:p>6</text:p>
          </table:table-cell>
          <table:table-cell office:value-type="float" office:value="1" table:formula="of:=IF(INDEX([.$Z$7:.$AD$17];[.L126]+1;[.M126])=&quot;&quot;;IF([.M126]=5;1;[.M126]+1);[.M126])" table:style-name="ce1">
            <text:p>1</text:p>
          </table:table-cell>
          <table:table-cell office:value-type="float" office:value="1" table:formula="of:=IF([.B127]=[.C127];0;INDEX([.$Z$18:.$AD$25];INT([.$J127]/COUNTA([.$Z$7:.$AD$17]))+1;[.$M127]))" table:style-name="ce1">
            <text:p>1</text:p>
          </table:table-cell>
          <table:table-cell table:style-name="ce1"/>
          <table:table-cell office:value-type="string" office:string-value="" table:formula="of:=IF(INDEX([.AF$18:.AF$200];[.$K127])=&quot;&quot;;&quot;&quot;;[.AF$17]&amp;&quot; = yes &quot;)" table:style-name="ce1"/>
          <table:table-cell office:value-type="string" office:string-value="" table:formula="of:=IF(INDEX([.AG$18:.AG$200];[.$K127])=&quot;&quot;;&quot;&quot;;[.AG$17]&amp;&quot; = yes &quot;)" table:style-name="ce1"/>
          <table:table-cell office:value-type="string" office:string-value="" table:formula="of:=IF(INDEX([.AH$18:.AH$200];[.$K127])=&quot;&quot;;&quot;&quot;;[.AH$17]&amp;&quot; = yes &quot;)" table:style-name="ce1"/>
          <table:table-cell office:value-type="string" office:string-value="" table:formula="of:=IF(INDEX([.AI$18:.AI$200];[.$K127])=&quot;&quot;;&quot;&quot;;[.AI$17]&amp;&quot; = yes &quot;)" table:style-name="ce1"/>
          <table:table-cell office:value-type="string" office:string-value="" table:formula="of:=IF(INDEX([.AF$18:.AF$200];MATCH([.$C127];[.$Y$18:.$Y$200]))=&quot;&quot;;&quot;&quot;;[.AF$17]&amp;&quot; = yes &quot;)" table:style-name="ce1"/>
          <table:table-cell office:value-type="string" office:string-value="" table:formula="of:=IF(INDEX([.AG$18:.AG$200];MATCH([.$C127];[.$Y$18:.$Y$200]))=&quot;&quot;;&quot;&quot;;[.AG$17]&amp;&quot; = yes &quot;)" table:style-name="ce1"/>
          <table:table-cell office:value-type="string" office:string-value="" table:formula="of:=IF(INDEX([.AH$18:.AH$200];MATCH([.$C127];[.$Y$18:.$Y$200]))=&quot;&quot;;&quot;&quot;;[.AH$17]&amp;&quot; = yes &quot;)" table:style-name="ce1"/>
          <table:table-cell office:value-type="string" office:string-value="" table:formula="of:=IF(INDEX([.AI$18:.AI$200];MATCH([.$C12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21</text:p>
          </table:table-cell>
          <table:table-cell office:value-type="string" office:string-value="pc_sandsea" table:formula="of:=INDEX([.Y$18:.Y$200];[.K128])" table:style-name="ce1">
            <text:p>pc_sandsea</text:p>
          </table:table-cell>
          <table:table-cell office:value-type="string" office:string-value="pc_marginal_dry" table:formula="of:=INDEX([.$Z$7:.$AD$17];[.L128];[.M128])" table:style-name="ce1">
            <text:p>pc_marginal_dry</text:p>
          </table:table-cell>
          <table:table-cell office:value-type="string" office:string-value="@terraforming_cost_level_1" table:formula="of:=[.$X$8]&amp;[.N128]" table:style-name="ce1">
            <text:p>@terraforming_cost_level_1</text:p>
          </table:table-cell>
          <table:table-cell office:value-type="string" office:string-value="@terraforming_duration_level_1" table:formula="of:=[.$X$9]&amp;[.N128]" table:style-name="ce1">
            <text:p>@terraforming_duration_level_1</text:p>
          </table:table-cell>
          <table:table-cell office:value-type="string" office:string-value="OR={}&quot;OR={}" table:formula="of:=[.O128]&amp;&quot;OR={&quot;&amp;CONCATENATE([.P128];[.Q128];[.R128];[.S128])&amp;&quot;}&quot;&quot;OR={&quot;&amp;CONCATENATE([.T128];[.U128];[.V128];[.W12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28]+1)" table:style-name="ce1">
            <text:p>tech1</text:p>
          </table:table-cell>
          <table:table-cell office:value-type="float" office:value="0" table:formula="of:=[.I127]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4" table:formula="of:=INT([.J128]/COUNTA([.$Z$7:.$AD$17]))+1" table:style-name="ce1">
            <text:p>4</text:p>
          </table:table-cell>
          <table:table-cell office:value-type="float" office:value="7" table:formula="of:=IF(INDEX([.$Z$7:.$AD$17];[.L127]+1;[.M127])=&quot;&quot;;1;[.L127]+1)" table:style-name="ce1">
            <text:p>7</text:p>
          </table:table-cell>
          <table:table-cell office:value-type="float" office:value="1" table:formula="of:=IF(INDEX([.$Z$7:.$AD$17];[.L127]+1;[.M127])=&quot;&quot;;IF([.M127]=5;1;[.M127]+1);[.M127])" table:style-name="ce1">
            <text:p>1</text:p>
          </table:table-cell>
          <table:table-cell office:value-type="float" office:value="1" table:formula="of:=IF([.B128]=[.C128];0;INDEX([.$Z$18:.$AD$25];INT([.$J128]/COUNTA([.$Z$7:.$AD$17]))+1;[.$M128]))" table:style-name="ce1">
            <text:p>1</text:p>
          </table:table-cell>
          <table:table-cell table:style-name="ce1"/>
          <table:table-cell office:value-type="string" office:string-value="" table:formula="of:=IF(INDEX([.AF$18:.AF$200];[.$K128])=&quot;&quot;;&quot;&quot;;[.AF$17]&amp;&quot; = yes &quot;)" table:style-name="ce1"/>
          <table:table-cell office:value-type="string" office:string-value="" table:formula="of:=IF(INDEX([.AG$18:.AG$200];[.$K128])=&quot;&quot;;&quot;&quot;;[.AG$17]&amp;&quot; = yes &quot;)" table:style-name="ce1"/>
          <table:table-cell office:value-type="string" office:string-value="" table:formula="of:=IF(INDEX([.AH$18:.AH$200];[.$K128])=&quot;&quot;;&quot;&quot;;[.AH$17]&amp;&quot; = yes &quot;)" table:style-name="ce1"/>
          <table:table-cell office:value-type="string" office:string-value="" table:formula="of:=IF(INDEX([.AI$18:.AI$200];[.$K128])=&quot;&quot;;&quot;&quot;;[.AI$17]&amp;&quot; = yes &quot;)" table:style-name="ce1"/>
          <table:table-cell office:value-type="string" office:string-value="" table:formula="of:=IF(INDEX([.AF$18:.AF$200];MATCH([.$C128];[.$Y$18:.$Y$200]))=&quot;&quot;;&quot;&quot;;[.AF$17]&amp;&quot; = yes &quot;)" table:style-name="ce1"/>
          <table:table-cell office:value-type="string" office:string-value="" table:formula="of:=IF(INDEX([.AG$18:.AG$200];MATCH([.$C128];[.$Y$18:.$Y$200]))=&quot;&quot;;&quot;&quot;;[.AG$17]&amp;&quot; = yes &quot;)" table:style-name="ce1"/>
          <table:table-cell office:value-type="string" office:string-value="" table:formula="of:=IF(INDEX([.AH$18:.AH$200];MATCH([.$C128];[.$Y$18:.$Y$200]))=&quot;&quot;;&quot;&quot;;[.AH$17]&amp;&quot; = yes &quot;)" table:style-name="ce1"/>
          <table:table-cell office:value-type="string" office:string-value="" table:formula="of:=IF(INDEX([.AI$18:.AI$200];MATCH([.$C12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22</text:p>
          </table:table-cell>
          <table:table-cell office:value-type="string" office:string-value="pc_sandsea" table:formula="of:=INDEX([.Y$18:.Y$200];[.K129])" table:style-name="ce1">
            <text:p>pc_sandsea</text:p>
          </table:table-cell>
          <table:table-cell office:value-type="string" office:string-value="pc_geocrystalline" table:formula="of:=INDEX([.$Z$7:.$AD$17];[.L129];[.M129])" table:style-name="ce1">
            <text:p>pc_geocrystalline</text:p>
          </table:table-cell>
          <table:table-cell office:value-type="string" office:string-value="@terraforming_cost_level_1" table:formula="of:=[.$X$8]&amp;[.N129]" table:style-name="ce1">
            <text:p>@terraforming_cost_level_1</text:p>
          </table:table-cell>
          <table:table-cell office:value-type="string" office:string-value="@terraforming_duration_level_1" table:formula="of:=[.$X$9]&amp;[.N129]" table:style-name="ce1">
            <text:p>@terraforming_duration_level_1</text:p>
          </table:table-cell>
          <table:table-cell office:value-type="string" office:string-value="OR={}&quot;OR={}" table:formula="of:=[.O129]&amp;&quot;OR={&quot;&amp;CONCATENATE([.P129];[.Q129];[.R129];[.S129])&amp;&quot;}&quot;&quot;OR={&quot;&amp;CONCATENATE([.T129];[.U129];[.V129];[.W12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29]+1)" table:style-name="ce1">
            <text:p>tech1</text:p>
          </table:table-cell>
          <table:table-cell office:value-type="float" office:value="0" table:formula="of:=[.I128]" table:style-name="ce1">
            <text:p>0</text:p>
          </table:table-cell>
          <table:table-cell office:value-type="float" office:value="122" table:style-name="ce1">
            <text:p>122</text:p>
          </table:table-cell>
          <table:table-cell office:value-type="float" office:value="4" table:formula="of:=INT([.J129]/COUNTA([.$Z$7:.$AD$17]))+1" table:style-name="ce1">
            <text:p>4</text:p>
          </table:table-cell>
          <table:table-cell office:value-type="float" office:value="8" table:formula="of:=IF(INDEX([.$Z$7:.$AD$17];[.L128]+1;[.M128])=&quot;&quot;;1;[.L128]+1)" table:style-name="ce1">
            <text:p>8</text:p>
          </table:table-cell>
          <table:table-cell office:value-type="float" office:value="1" table:formula="of:=IF(INDEX([.$Z$7:.$AD$17];[.L128]+1;[.M128])=&quot;&quot;;IF([.M128]=5;1;[.M128]+1);[.M128])" table:style-name="ce1">
            <text:p>1</text:p>
          </table:table-cell>
          <table:table-cell office:value-type="float" office:value="1" table:formula="of:=IF([.B129]=[.C129];0;INDEX([.$Z$18:.$AD$25];INT([.$J129]/COUNTA([.$Z$7:.$AD$17]))+1;[.$M129]))" table:style-name="ce1">
            <text:p>1</text:p>
          </table:table-cell>
          <table:table-cell table:style-name="ce1"/>
          <table:table-cell office:value-type="string" office:string-value="" table:formula="of:=IF(INDEX([.AF$18:.AF$200];[.$K129])=&quot;&quot;;&quot;&quot;;[.AF$17]&amp;&quot; = yes &quot;)" table:style-name="ce1"/>
          <table:table-cell office:value-type="string" office:string-value="" table:formula="of:=IF(INDEX([.AG$18:.AG$200];[.$K129])=&quot;&quot;;&quot;&quot;;[.AG$17]&amp;&quot; = yes &quot;)" table:style-name="ce1"/>
          <table:table-cell office:value-type="string" office:string-value="" table:formula="of:=IF(INDEX([.AH$18:.AH$200];[.$K129])=&quot;&quot;;&quot;&quot;;[.AH$17]&amp;&quot; = yes &quot;)" table:style-name="ce1"/>
          <table:table-cell office:value-type="string" office:string-value="" table:formula="of:=IF(INDEX([.AI$18:.AI$200];[.$K129])=&quot;&quot;;&quot;&quot;;[.AI$17]&amp;&quot; = yes &quot;)" table:style-name="ce1"/>
          <table:table-cell office:value-type="string" office:string-value="" table:formula="of:=IF(INDEX([.AF$18:.AF$200];MATCH([.$C129];[.$Y$18:.$Y$200]))=&quot;&quot;;&quot;&quot;;[.AF$17]&amp;&quot; = yes &quot;)" table:style-name="ce1"/>
          <table:table-cell office:value-type="string" office:string-value="" table:formula="of:=IF(INDEX([.AG$18:.AG$200];MATCH([.$C129];[.$Y$18:.$Y$200]))=&quot;&quot;;&quot;&quot;;[.AG$17]&amp;&quot; = yes &quot;)" table:style-name="ce1"/>
          <table:table-cell office:value-type="string" office:string-value="" table:formula="of:=IF(INDEX([.AH$18:.AH$200];MATCH([.$C129];[.$Y$18:.$Y$200]))=&quot;&quot;;&quot;&quot;;[.AH$17]&amp;&quot; = yes &quot;)" table:style-name="ce1"/>
          <table:table-cell office:value-type="string" office:string-value="" table:formula="of:=IF(INDEX([.AI$18:.AI$200];MATCH([.$C12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23</text:p>
          </table:table-cell>
          <table:table-cell office:value-type="string" office:string-value="pc_sandsea" table:formula="of:=INDEX([.Y$18:.Y$200];[.K130])" table:style-name="ce1">
            <text:p>pc_sandsea</text:p>
          </table:table-cell>
          <table:table-cell office:value-type="string" office:string-value="pc_continental" table:formula="of:=INDEX([.$Z$7:.$AD$17];[.L130];[.M130])" table:style-name="ce1">
            <text:p>pc_continental</text:p>
          </table:table-cell>
          <table:table-cell office:value-type="string" office:string-value="@terraforming_cost_level_2" table:formula="of:=[.$X$8]&amp;[.N130]" table:style-name="ce1">
            <text:p>@terraforming_cost_level_2</text:p>
          </table:table-cell>
          <table:table-cell office:value-type="string" office:string-value="@terraforming_duration_level_2" table:formula="of:=[.$X$9]&amp;[.N130]" table:style-name="ce1">
            <text:p>@terraforming_duration_level_2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130]&amp;&quot;OR={&quot;&amp;CONCATENATE([.P130];[.Q130];[.R130];[.S130])&amp;&quot;}&quot;&quot;OR={&quot;&amp;CONCATENATE([.T130];[.U130];[.V130];[.W130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30]+1)" table:style-name="ce1">
            <text:p>tech2</text:p>
          </table:table-cell>
          <table:table-cell office:value-type="float" office:value="0" table:formula="of:=[.I129]" table:style-name="ce1">
            <text:p>0</text:p>
          </table:table-cell>
          <table:table-cell office:value-type="float" office:value="123" table:style-name="ce1">
            <text:p>123</text:p>
          </table:table-cell>
          <table:table-cell office:value-type="float" office:value="4" table:formula="of:=INT([.J130]/COUNTA([.$Z$7:.$AD$17]))+1" table:style-name="ce1">
            <text:p>4</text:p>
          </table:table-cell>
          <table:table-cell office:value-type="float" office:value="1" table:formula="of:=IF(INDEX([.$Z$7:.$AD$17];[.L129]+1;[.M129])=&quot;&quot;;1;[.L129]+1)" table:style-name="ce1">
            <text:p>1</text:p>
          </table:table-cell>
          <table:table-cell office:value-type="float" office:value="2" table:formula="of:=IF(INDEX([.$Z$7:.$AD$17];[.L129]+1;[.M129])=&quot;&quot;;IF([.M129]=5;1;[.M129]+1);[.M129])" table:style-name="ce1">
            <text:p>2</text:p>
          </table:table-cell>
          <table:table-cell office:value-type="float" office:value="2" table:formula="of:=IF([.B130]=[.C130];0;INDEX([.$Z$18:.$AD$25];INT([.$J130]/COUNTA([.$Z$7:.$AD$17]))+1;[.$M130]))" table:style-name="ce1">
            <text:p>2</text:p>
          </table:table-cell>
          <table:table-cell table:style-name="ce1"/>
          <table:table-cell office:value-type="string" office:string-value="" table:formula="of:=IF(INDEX([.AF$18:.AF$200];[.$K130])=&quot;&quot;;&quot;&quot;;[.AF$17]&amp;&quot; = yes &quot;)" table:style-name="ce1"/>
          <table:table-cell office:value-type="string" office:string-value="" table:formula="of:=IF(INDEX([.AG$18:.AG$200];[.$K130])=&quot;&quot;;&quot;&quot;;[.AG$17]&amp;&quot; = yes &quot;)" table:style-name="ce1"/>
          <table:table-cell office:value-type="string" office:string-value="" table:formula="of:=IF(INDEX([.AH$18:.AH$200];[.$K130])=&quot;&quot;;&quot;&quot;;[.AH$17]&amp;&quot; = yes &quot;)" table:style-name="ce1"/>
          <table:table-cell office:value-type="string" office:string-value="" table:formula="of:=IF(INDEX([.AI$18:.AI$200];[.$K130])=&quot;&quot;;&quot;&quot;;[.AI$17]&amp;&quot; = yes &quot;)" table:style-name="ce1"/>
          <table:table-cell office:value-type="string" office:string-value="planetary_diversity_enabled = yes " table:formula="of:=IF(INDEX([.AF$18:.AF$200];MATCH([.$C130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130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130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130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24</text:p>
          </table:table-cell>
          <table:table-cell office:value-type="string" office:string-value="pc_sandsea" table:formula="of:=INDEX([.Y$18:.Y$200];[.K131])" table:style-name="ce1">
            <text:p>pc_sandsea</text:p>
          </table:table-cell>
          <table:table-cell office:value-type="string" office:string-value="pc_ocean" table:formula="of:=INDEX([.$Z$7:.$AD$17];[.L131];[.M131])" table:style-name="ce1">
            <text:p>pc_ocean</text:p>
          </table:table-cell>
          <table:table-cell office:value-type="string" office:string-value="@terraforming_cost_level_2" table:formula="of:=[.$X$8]&amp;[.N131]" table:style-name="ce1">
            <text:p>@terraforming_cost_level_2</text:p>
          </table:table-cell>
          <table:table-cell office:value-type="string" office:string-value="@terraforming_duration_level_2" table:formula="of:=[.$X$9]&amp;[.N131]" table:style-name="ce1">
            <text:p>@terraforming_duration_level_2</text:p>
          </table:table-cell>
          <table:table-cell office:value-type="string" office:string-value="OR={}&quot;OR={}" table:formula="of:=[.O131]&amp;&quot;OR={&quot;&amp;CONCATENATE([.P131];[.Q131];[.R131];[.S131])&amp;&quot;}&quot;&quot;OR={&quot;&amp;CONCATENATE([.T131];[.U131];[.V131];[.W13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31]+1)" table:style-name="ce1">
            <text:p>tech2</text:p>
          </table:table-cell>
          <table:table-cell office:value-type="float" office:value="0" table:formula="of:=[.I130]" table:style-name="ce1">
            <text:p>0</text:p>
          </table:table-cell>
          <table:table-cell office:value-type="float" office:value="124" table:style-name="ce1">
            <text:p>124</text:p>
          </table:table-cell>
          <table:table-cell office:value-type="float" office:value="4" table:formula="of:=INT([.J131]/COUNTA([.$Z$7:.$AD$17]))+1" table:style-name="ce1">
            <text:p>4</text:p>
          </table:table-cell>
          <table:table-cell office:value-type="float" office:value="2" table:formula="of:=IF(INDEX([.$Z$7:.$AD$17];[.L130]+1;[.M130])=&quot;&quot;;1;[.L130]+1)" table:style-name="ce1">
            <text:p>2</text:p>
          </table:table-cell>
          <table:table-cell office:value-type="float" office:value="2" table:formula="of:=IF(INDEX([.$Z$7:.$AD$17];[.L130]+1;[.M130])=&quot;&quot;;IF([.M130]=5;1;[.M130]+1);[.M130])" table:style-name="ce1">
            <text:p>2</text:p>
          </table:table-cell>
          <table:table-cell office:value-type="float" office:value="2" table:formula="of:=IF([.B131]=[.C131];0;INDEX([.$Z$18:.$AD$25];INT([.$J131]/COUNTA([.$Z$7:.$AD$17]))+1;[.$M131]))" table:style-name="ce1">
            <text:p>2</text:p>
          </table:table-cell>
          <table:table-cell table:style-name="ce1"/>
          <table:table-cell office:value-type="string" office:string-value="" table:formula="of:=IF(INDEX([.AF$18:.AF$200];[.$K131])=&quot;&quot;;&quot;&quot;;[.AF$17]&amp;&quot; = yes &quot;)" table:style-name="ce1"/>
          <table:table-cell office:value-type="string" office:string-value="" table:formula="of:=IF(INDEX([.AG$18:.AG$200];[.$K131])=&quot;&quot;;&quot;&quot;;[.AG$17]&amp;&quot; = yes &quot;)" table:style-name="ce1"/>
          <table:table-cell office:value-type="string" office:string-value="" table:formula="of:=IF(INDEX([.AH$18:.AH$200];[.$K131])=&quot;&quot;;&quot;&quot;;[.AH$17]&amp;&quot; = yes &quot;)" table:style-name="ce1"/>
          <table:table-cell office:value-type="string" office:string-value="" table:formula="of:=IF(INDEX([.AI$18:.AI$200];[.$K131])=&quot;&quot;;&quot;&quot;;[.AI$17]&amp;&quot; = yes &quot;)" table:style-name="ce1"/>
          <table:table-cell office:value-type="string" office:string-value="" table:formula="of:=IF(INDEX([.AF$18:.AF$200];MATCH([.$C131];[.$Y$18:.$Y$200]))=&quot;&quot;;&quot;&quot;;[.AF$17]&amp;&quot; = yes &quot;)" table:style-name="ce1"/>
          <table:table-cell office:value-type="string" office:string-value="" table:formula="of:=IF(INDEX([.AG$18:.AG$200];MATCH([.$C131];[.$Y$18:.$Y$200]))=&quot;&quot;;&quot;&quot;;[.AG$17]&amp;&quot; = yes &quot;)" table:style-name="ce1"/>
          <table:table-cell office:value-type="string" office:string-value="" table:formula="of:=IF(INDEX([.AH$18:.AH$200];MATCH([.$C131];[.$Y$18:.$Y$200]))=&quot;&quot;;&quot;&quot;;[.AH$17]&amp;&quot; = yes &quot;)" table:style-name="ce1"/>
          <table:table-cell office:value-type="string" office:string-value="" table:formula="of:=IF(INDEX([.AI$18:.AI$200];MATCH([.$C13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25</text:p>
          </table:table-cell>
          <table:table-cell office:value-type="string" office:string-value="pc_sandsea" table:formula="of:=INDEX([.Y$18:.Y$200];[.K132])" table:style-name="ce1">
            <text:p>pc_sandsea</text:p>
          </table:table-cell>
          <table:table-cell office:value-type="string" office:string-value="pc_mangrove" table:formula="of:=INDEX([.$Z$7:.$AD$17];[.L132];[.M132])" table:style-name="ce1">
            <text:p>pc_mangrove</text:p>
          </table:table-cell>
          <table:table-cell office:value-type="string" office:string-value="@terraforming_cost_level_2" table:formula="of:=[.$X$8]&amp;[.N132]" table:style-name="ce1">
            <text:p>@terraforming_cost_level_2</text:p>
          </table:table-cell>
          <table:table-cell office:value-type="string" office:string-value="@terraforming_duration_level_2" table:formula="of:=[.$X$9]&amp;[.N132]" table:style-name="ce1">
            <text:p>@terraforming_duration_level_2</text:p>
          </table:table-cell>
          <table:table-cell office:value-type="string" office:string-value="OR={}&quot;OR={}" table:formula="of:=[.O132]&amp;&quot;OR={&quot;&amp;CONCATENATE([.P132];[.Q132];[.R132];[.S132])&amp;&quot;}&quot;&quot;OR={&quot;&amp;CONCATENATE([.T132];[.U132];[.V132];[.W13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32]+1)" table:style-name="ce1">
            <text:p>tech2</text:p>
          </table:table-cell>
          <table:table-cell office:value-type="float" office:value="0" table:formula="of:=[.I131]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4" table:formula="of:=INT([.J132]/COUNTA([.$Z$7:.$AD$17]))+1" table:style-name="ce1">
            <text:p>4</text:p>
          </table:table-cell>
          <table:table-cell office:value-type="float" office:value="3" table:formula="of:=IF(INDEX([.$Z$7:.$AD$17];[.L131]+1;[.M131])=&quot;&quot;;1;[.L131]+1)" table:style-name="ce1">
            <text:p>3</text:p>
          </table:table-cell>
          <table:table-cell office:value-type="float" office:value="2" table:formula="of:=IF(INDEX([.$Z$7:.$AD$17];[.L131]+1;[.M131])=&quot;&quot;;IF([.M131]=5;1;[.M131]+1);[.M131])" table:style-name="ce1">
            <text:p>2</text:p>
          </table:table-cell>
          <table:table-cell office:value-type="float" office:value="2" table:formula="of:=IF([.B132]=[.C132];0;INDEX([.$Z$18:.$AD$25];INT([.$J132]/COUNTA([.$Z$7:.$AD$17]))+1;[.$M132]))" table:style-name="ce1">
            <text:p>2</text:p>
          </table:table-cell>
          <table:table-cell table:style-name="ce1"/>
          <table:table-cell office:value-type="string" office:string-value="" table:formula="of:=IF(INDEX([.AF$18:.AF$200];[.$K132])=&quot;&quot;;&quot;&quot;;[.AF$17]&amp;&quot; = yes &quot;)" table:style-name="ce1"/>
          <table:table-cell office:value-type="string" office:string-value="" table:formula="of:=IF(INDEX([.AG$18:.AG$200];[.$K132])=&quot;&quot;;&quot;&quot;;[.AG$17]&amp;&quot; = yes &quot;)" table:style-name="ce1"/>
          <table:table-cell office:value-type="string" office:string-value="" table:formula="of:=IF(INDEX([.AH$18:.AH$200];[.$K132])=&quot;&quot;;&quot;&quot;;[.AH$17]&amp;&quot; = yes &quot;)" table:style-name="ce1"/>
          <table:table-cell office:value-type="string" office:string-value="" table:formula="of:=IF(INDEX([.AI$18:.AI$200];[.$K132])=&quot;&quot;;&quot;&quot;;[.AI$17]&amp;&quot; = yes &quot;)" table:style-name="ce1"/>
          <table:table-cell office:value-type="string" office:string-value="" table:formula="of:=IF(INDEX([.AF$18:.AF$200];MATCH([.$C132];[.$Y$18:.$Y$200]))=&quot;&quot;;&quot;&quot;;[.AF$17]&amp;&quot; = yes &quot;)" table:style-name="ce1"/>
          <table:table-cell office:value-type="string" office:string-value="" table:formula="of:=IF(INDEX([.AG$18:.AG$200];MATCH([.$C132];[.$Y$18:.$Y$200]))=&quot;&quot;;&quot;&quot;;[.AG$17]&amp;&quot; = yes &quot;)" table:style-name="ce1"/>
          <table:table-cell office:value-type="string" office:string-value="" table:formula="of:=IF(INDEX([.AH$18:.AH$200];MATCH([.$C132];[.$Y$18:.$Y$200]))=&quot;&quot;;&quot;&quot;;[.AH$17]&amp;&quot; = yes &quot;)" table:style-name="ce1"/>
          <table:table-cell office:value-type="string" office:string-value="" table:formula="of:=IF(INDEX([.AI$18:.AI$200];MATCH([.$C13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26</text:p>
          </table:table-cell>
          <table:table-cell office:value-type="string" office:string-value="pc_sandsea" table:formula="of:=INDEX([.Y$18:.Y$200];[.K133])" table:style-name="ce1">
            <text:p>pc_sandsea</text:p>
          </table:table-cell>
          <table:table-cell office:value-type="string" office:string-value="pc_hajungle" table:formula="of:=INDEX([.$Z$7:.$AD$17];[.L133];[.M133])" table:style-name="ce1">
            <text:p>pc_hajungle</text:p>
          </table:table-cell>
          <table:table-cell office:value-type="string" office:string-value="@terraforming_cost_level_2" table:formula="of:=[.$X$8]&amp;[.N133]" table:style-name="ce1">
            <text:p>@terraforming_cost_level_2</text:p>
          </table:table-cell>
          <table:table-cell office:value-type="string" office:string-value="@terraforming_duration_level_2" table:formula="of:=[.$X$9]&amp;[.N133]" table:style-name="ce1">
            <text:p>@terraforming_duration_level_2</text:p>
          </table:table-cell>
          <table:table-cell office:value-type="string" office:string-value="OR={}&quot;OR={}" table:formula="of:=[.O133]&amp;&quot;OR={&quot;&amp;CONCATENATE([.P133];[.Q133];[.R133];[.S133])&amp;&quot;}&quot;&quot;OR={&quot;&amp;CONCATENATE([.T133];[.U133];[.V133];[.W13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33]+1)" table:style-name="ce1">
            <text:p>tech2</text:p>
          </table:table-cell>
          <table:table-cell office:value-type="float" office:value="0" table:formula="of:=[.I132]" table:style-name="ce1">
            <text:p>0</text:p>
          </table:table-cell>
          <table:table-cell office:value-type="float" office:value="126" table:style-name="ce1">
            <text:p>126</text:p>
          </table:table-cell>
          <table:table-cell office:value-type="float" office:value="4" table:formula="of:=INT([.J133]/COUNTA([.$Z$7:.$AD$17]))+1" table:style-name="ce1">
            <text:p>4</text:p>
          </table:table-cell>
          <table:table-cell office:value-type="float" office:value="4" table:formula="of:=IF(INDEX([.$Z$7:.$AD$17];[.L132]+1;[.M132])=&quot;&quot;;1;[.L132]+1)" table:style-name="ce1">
            <text:p>4</text:p>
          </table:table-cell>
          <table:table-cell office:value-type="float" office:value="2" table:formula="of:=IF(INDEX([.$Z$7:.$AD$17];[.L132]+1;[.M132])=&quot;&quot;;IF([.M132]=5;1;[.M132]+1);[.M132])" table:style-name="ce1">
            <text:p>2</text:p>
          </table:table-cell>
          <table:table-cell office:value-type="float" office:value="2" table:formula="of:=IF([.B133]=[.C133];0;INDEX([.$Z$18:.$AD$25];INT([.$J133]/COUNTA([.$Z$7:.$AD$17]))+1;[.$M133]))" table:style-name="ce1">
            <text:p>2</text:p>
          </table:table-cell>
          <table:table-cell table:style-name="ce1"/>
          <table:table-cell office:value-type="string" office:string-value="" table:formula="of:=IF(INDEX([.AF$18:.AF$200];[.$K133])=&quot;&quot;;&quot;&quot;;[.AF$17]&amp;&quot; = yes &quot;)" table:style-name="ce1"/>
          <table:table-cell office:value-type="string" office:string-value="" table:formula="of:=IF(INDEX([.AG$18:.AG$200];[.$K133])=&quot;&quot;;&quot;&quot;;[.AG$17]&amp;&quot; = yes &quot;)" table:style-name="ce1"/>
          <table:table-cell office:value-type="string" office:string-value="" table:formula="of:=IF(INDEX([.AH$18:.AH$200];[.$K133])=&quot;&quot;;&quot;&quot;;[.AH$17]&amp;&quot; = yes &quot;)" table:style-name="ce1"/>
          <table:table-cell office:value-type="string" office:string-value="" table:formula="of:=IF(INDEX([.AI$18:.AI$200];[.$K133])=&quot;&quot;;&quot;&quot;;[.AI$17]&amp;&quot; = yes &quot;)" table:style-name="ce1"/>
          <table:table-cell office:value-type="string" office:string-value="" table:formula="of:=IF(INDEX([.AF$18:.AF$200];MATCH([.$C133];[.$Y$18:.$Y$200]))=&quot;&quot;;&quot;&quot;;[.AF$17]&amp;&quot; = yes &quot;)" table:style-name="ce1"/>
          <table:table-cell office:value-type="string" office:string-value="" table:formula="of:=IF(INDEX([.AG$18:.AG$200];MATCH([.$C133];[.$Y$18:.$Y$200]))=&quot;&quot;;&quot;&quot;;[.AG$17]&amp;&quot; = yes &quot;)" table:style-name="ce1"/>
          <table:table-cell office:value-type="string" office:string-value="" table:formula="of:=IF(INDEX([.AH$18:.AH$200];MATCH([.$C133];[.$Y$18:.$Y$200]))=&quot;&quot;;&quot;&quot;;[.AH$17]&amp;&quot; = yes &quot;)" table:style-name="ce1"/>
          <table:table-cell office:value-type="string" office:string-value="" table:formula="of:=IF(INDEX([.AI$18:.AI$200];MATCH([.$C13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27</text:p>
          </table:table-cell>
          <table:table-cell office:value-type="string" office:string-value="pc_sandsea" table:formula="of:=INDEX([.Y$18:.Y$200];[.K134])" table:style-name="ce1">
            <text:p>pc_sandsea</text:p>
          </table:table-cell>
          <table:table-cell office:value-type="string" office:string-value="pc_tropical" table:formula="of:=INDEX([.$Z$7:.$AD$17];[.L134];[.M134])" table:style-name="ce1">
            <text:p>pc_tropical</text:p>
          </table:table-cell>
          <table:table-cell office:value-type="string" office:string-value="@terraforming_cost_level_2" table:formula="of:=[.$X$8]&amp;[.N134]" table:style-name="ce1">
            <text:p>@terraforming_cost_level_2</text:p>
          </table:table-cell>
          <table:table-cell office:value-type="string" office:string-value="@terraforming_duration_level_2" table:formula="of:=[.$X$9]&amp;[.N134]" table:style-name="ce1">
            <text:p>@terraforming_duration_level_2</text:p>
          </table:table-cell>
          <table:table-cell office:value-type="string" office:string-value="OR={}&quot;OR={}" table:formula="of:=[.O134]&amp;&quot;OR={&quot;&amp;CONCATENATE([.P134];[.Q134];[.R134];[.S134])&amp;&quot;}&quot;&quot;OR={&quot;&amp;CONCATENATE([.T134];[.U134];[.V134];[.W13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34]+1)" table:style-name="ce1">
            <text:p>tech2</text:p>
          </table:table-cell>
          <table:table-cell office:value-type="float" office:value="0" table:formula="of:=[.I133]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4" table:formula="of:=INT([.J134]/COUNTA([.$Z$7:.$AD$17]))+1" table:style-name="ce1">
            <text:p>4</text:p>
          </table:table-cell>
          <table:table-cell office:value-type="float" office:value="5" table:formula="of:=IF(INDEX([.$Z$7:.$AD$17];[.L133]+1;[.M133])=&quot;&quot;;1;[.L133]+1)" table:style-name="ce1">
            <text:p>5</text:p>
          </table:table-cell>
          <table:table-cell office:value-type="float" office:value="2" table:formula="of:=IF(INDEX([.$Z$7:.$AD$17];[.L133]+1;[.M133])=&quot;&quot;;IF([.M133]=5;1;[.M133]+1);[.M133])" table:style-name="ce1">
            <text:p>2</text:p>
          </table:table-cell>
          <table:table-cell office:value-type="float" office:value="2" table:formula="of:=IF([.B134]=[.C134];0;INDEX([.$Z$18:.$AD$25];INT([.$J134]/COUNTA([.$Z$7:.$AD$17]))+1;[.$M134]))" table:style-name="ce1">
            <text:p>2</text:p>
          </table:table-cell>
          <table:table-cell table:style-name="ce1"/>
          <table:table-cell office:value-type="string" office:string-value="" table:formula="of:=IF(INDEX([.AF$18:.AF$200];[.$K134])=&quot;&quot;;&quot;&quot;;[.AF$17]&amp;&quot; = yes &quot;)" table:style-name="ce1"/>
          <table:table-cell office:value-type="string" office:string-value="" table:formula="of:=IF(INDEX([.AG$18:.AG$200];[.$K134])=&quot;&quot;;&quot;&quot;;[.AG$17]&amp;&quot; = yes &quot;)" table:style-name="ce1"/>
          <table:table-cell office:value-type="string" office:string-value="" table:formula="of:=IF(INDEX([.AH$18:.AH$200];[.$K134])=&quot;&quot;;&quot;&quot;;[.AH$17]&amp;&quot; = yes &quot;)" table:style-name="ce1"/>
          <table:table-cell office:value-type="string" office:string-value="" table:formula="of:=IF(INDEX([.AI$18:.AI$200];[.$K134])=&quot;&quot;;&quot;&quot;;[.AI$17]&amp;&quot; = yes &quot;)" table:style-name="ce1"/>
          <table:table-cell office:value-type="string" office:string-value="" table:formula="of:=IF(INDEX([.AF$18:.AF$200];MATCH([.$C134];[.$Y$18:.$Y$200]))=&quot;&quot;;&quot;&quot;;[.AF$17]&amp;&quot; = yes &quot;)" table:style-name="ce1"/>
          <table:table-cell office:value-type="string" office:string-value="" table:formula="of:=IF(INDEX([.AG$18:.AG$200];MATCH([.$C134];[.$Y$18:.$Y$200]))=&quot;&quot;;&quot;&quot;;[.AG$17]&amp;&quot; = yes &quot;)" table:style-name="ce1"/>
          <table:table-cell office:value-type="string" office:string-value="" table:formula="of:=IF(INDEX([.AH$18:.AH$200];MATCH([.$C134];[.$Y$18:.$Y$200]))=&quot;&quot;;&quot;&quot;;[.AH$17]&amp;&quot; = yes &quot;)" table:style-name="ce1"/>
          <table:table-cell office:value-type="string" office:string-value="" table:formula="of:=IF(INDEX([.AI$18:.AI$200];MATCH([.$C13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28</text:p>
          </table:table-cell>
          <table:table-cell office:value-type="string" office:string-value="pc_sandsea" table:formula="of:=INDEX([.Y$18:.Y$200];[.K135])" table:style-name="ce1">
            <text:p>pc_sandsea</text:p>
          </table:table-cell>
          <table:table-cell office:value-type="string" office:string-value="pc_desertislands" table:formula="of:=INDEX([.$Z$7:.$AD$17];[.L135];[.M135])" table:style-name="ce1">
            <text:p>pc_desertislands</text:p>
          </table:table-cell>
          <table:table-cell office:value-type="string" office:string-value="@terraforming_cost_level_2" table:formula="of:=[.$X$8]&amp;[.N135]" table:style-name="ce1">
            <text:p>@terraforming_cost_level_2</text:p>
          </table:table-cell>
          <table:table-cell office:value-type="string" office:string-value="@terraforming_duration_level_2" table:formula="of:=[.$X$9]&amp;[.N135]" table:style-name="ce1">
            <text:p>@terraforming_duration_level_2</text:p>
          </table:table-cell>
          <table:table-cell office:value-type="string" office:string-value="OR={}&quot;OR={}" table:formula="of:=[.O135]&amp;&quot;OR={&quot;&amp;CONCATENATE([.P135];[.Q135];[.R135];[.S135])&amp;&quot;}&quot;&quot;OR={&quot;&amp;CONCATENATE([.T135];[.U135];[.V135];[.W13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35]+1)" table:style-name="ce1">
            <text:p>tech2</text:p>
          </table:table-cell>
          <table:table-cell office:value-type="float" office:value="0" table:formula="of:=[.I134]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4" table:formula="of:=INT([.J135]/COUNTA([.$Z$7:.$AD$17]))+1" table:style-name="ce1">
            <text:p>4</text:p>
          </table:table-cell>
          <table:table-cell office:value-type="float" office:value="6" table:formula="of:=IF(INDEX([.$Z$7:.$AD$17];[.L134]+1;[.M134])=&quot;&quot;;1;[.L134]+1)" table:style-name="ce1">
            <text:p>6</text:p>
          </table:table-cell>
          <table:table-cell office:value-type="float" office:value="2" table:formula="of:=IF(INDEX([.$Z$7:.$AD$17];[.L134]+1;[.M134])=&quot;&quot;;IF([.M134]=5;1;[.M134]+1);[.M134])" table:style-name="ce1">
            <text:p>2</text:p>
          </table:table-cell>
          <table:table-cell office:value-type="float" office:value="2" table:formula="of:=IF([.B135]=[.C135];0;INDEX([.$Z$18:.$AD$25];INT([.$J135]/COUNTA([.$Z$7:.$AD$17]))+1;[.$M135]))" table:style-name="ce1">
            <text:p>2</text:p>
          </table:table-cell>
          <table:table-cell table:style-name="ce1"/>
          <table:table-cell office:value-type="string" office:string-value="" table:formula="of:=IF(INDEX([.AF$18:.AF$200];[.$K135])=&quot;&quot;;&quot;&quot;;[.AF$17]&amp;&quot; = yes &quot;)" table:style-name="ce1"/>
          <table:table-cell office:value-type="string" office:string-value="" table:formula="of:=IF(INDEX([.AG$18:.AG$200];[.$K135])=&quot;&quot;;&quot;&quot;;[.AG$17]&amp;&quot; = yes &quot;)" table:style-name="ce1"/>
          <table:table-cell office:value-type="string" office:string-value="" table:formula="of:=IF(INDEX([.AH$18:.AH$200];[.$K135])=&quot;&quot;;&quot;&quot;;[.AH$17]&amp;&quot; = yes &quot;)" table:style-name="ce1"/>
          <table:table-cell office:value-type="string" office:string-value="" table:formula="of:=IF(INDEX([.AI$18:.AI$200];[.$K135])=&quot;&quot;;&quot;&quot;;[.AI$17]&amp;&quot; = yes &quot;)" table:style-name="ce1"/>
          <table:table-cell office:value-type="string" office:string-value="" table:formula="of:=IF(INDEX([.AF$18:.AF$200];MATCH([.$C135];[.$Y$18:.$Y$200]))=&quot;&quot;;&quot;&quot;;[.AF$17]&amp;&quot; = yes &quot;)" table:style-name="ce1"/>
          <table:table-cell office:value-type="string" office:string-value="" table:formula="of:=IF(INDEX([.AG$18:.AG$200];MATCH([.$C135];[.$Y$18:.$Y$200]))=&quot;&quot;;&quot;&quot;;[.AG$17]&amp;&quot; = yes &quot;)" table:style-name="ce1"/>
          <table:table-cell office:value-type="string" office:string-value="" table:formula="of:=IF(INDEX([.AH$18:.AH$200];MATCH([.$C135];[.$Y$18:.$Y$200]))=&quot;&quot;;&quot;&quot;;[.AH$17]&amp;&quot; = yes &quot;)" table:style-name="ce1"/>
          <table:table-cell office:value-type="string" office:string-value="" table:formula="of:=IF(INDEX([.AI$18:.AI$200];MATCH([.$C13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29</text:p>
          </table:table-cell>
          <table:table-cell office:value-type="string" office:string-value="pc_sandsea" table:formula="of:=INDEX([.Y$18:.Y$200];[.K136])" table:style-name="ce1">
            <text:p>pc_sandsea</text:p>
          </table:table-cell>
          <table:table-cell office:value-type="string" office:string-value="pc_retinal" table:formula="of:=INDEX([.$Z$7:.$AD$17];[.L136];[.M136])" table:style-name="ce1">
            <text:p>pc_retinal</text:p>
          </table:table-cell>
          <table:table-cell office:value-type="string" office:string-value="@terraforming_cost_level_2" table:formula="of:=[.$X$8]&amp;[.N136]" table:style-name="ce1">
            <text:p>@terraforming_cost_level_2</text:p>
          </table:table-cell>
          <table:table-cell office:value-type="string" office:string-value="@terraforming_duration_level_2" table:formula="of:=[.$X$9]&amp;[.N136]" table:style-name="ce1">
            <text:p>@terraforming_duration_level_2</text:p>
          </table:table-cell>
          <table:table-cell office:value-type="string" office:string-value="OR={}&quot;OR={}" table:formula="of:=[.O136]&amp;&quot;OR={&quot;&amp;CONCATENATE([.P136];[.Q136];[.R136];[.S136])&amp;&quot;}&quot;&quot;OR={&quot;&amp;CONCATENATE([.T136];[.U136];[.V136];[.W13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36]+1)" table:style-name="ce1">
            <text:p>tech2</text:p>
          </table:table-cell>
          <table:table-cell office:value-type="float" office:value="0" table:formula="of:=[.I135]" table:style-name="ce1">
            <text:p>0</text:p>
          </table:table-cell>
          <table:table-cell office:value-type="float" office:value="129" table:style-name="ce1">
            <text:p>129</text:p>
          </table:table-cell>
          <table:table-cell office:value-type="float" office:value="4" table:formula="of:=INT([.J136]/COUNTA([.$Z$7:.$AD$17]))+1" table:style-name="ce1">
            <text:p>4</text:p>
          </table:table-cell>
          <table:table-cell office:value-type="float" office:value="7" table:formula="of:=IF(INDEX([.$Z$7:.$AD$17];[.L135]+1;[.M135])=&quot;&quot;;1;[.L135]+1)" table:style-name="ce1">
            <text:p>7</text:p>
          </table:table-cell>
          <table:table-cell office:value-type="float" office:value="2" table:formula="of:=IF(INDEX([.$Z$7:.$AD$17];[.L135]+1;[.M135])=&quot;&quot;;IF([.M135]=5;1;[.M135]+1);[.M135])" table:style-name="ce1">
            <text:p>2</text:p>
          </table:table-cell>
          <table:table-cell office:value-type="float" office:value="2" table:formula="of:=IF([.B136]=[.C136];0;INDEX([.$Z$18:.$AD$25];INT([.$J136]/COUNTA([.$Z$7:.$AD$17]))+1;[.$M136]))" table:style-name="ce1">
            <text:p>2</text:p>
          </table:table-cell>
          <table:table-cell table:style-name="ce1"/>
          <table:table-cell office:value-type="string" office:string-value="" table:formula="of:=IF(INDEX([.AF$18:.AF$200];[.$K136])=&quot;&quot;;&quot;&quot;;[.AF$17]&amp;&quot; = yes &quot;)" table:style-name="ce1"/>
          <table:table-cell office:value-type="string" office:string-value="" table:formula="of:=IF(INDEX([.AG$18:.AG$200];[.$K136])=&quot;&quot;;&quot;&quot;;[.AG$17]&amp;&quot; = yes &quot;)" table:style-name="ce1"/>
          <table:table-cell office:value-type="string" office:string-value="" table:formula="of:=IF(INDEX([.AH$18:.AH$200];[.$K136])=&quot;&quot;;&quot;&quot;;[.AH$17]&amp;&quot; = yes &quot;)" table:style-name="ce1"/>
          <table:table-cell office:value-type="string" office:string-value="" table:formula="of:=IF(INDEX([.AI$18:.AI$200];[.$K136])=&quot;&quot;;&quot;&quot;;[.AI$17]&amp;&quot; = yes &quot;)" table:style-name="ce1"/>
          <table:table-cell office:value-type="string" office:string-value="" table:formula="of:=IF(INDEX([.AF$18:.AF$200];MATCH([.$C136];[.$Y$18:.$Y$200]))=&quot;&quot;;&quot;&quot;;[.AF$17]&amp;&quot; = yes &quot;)" table:style-name="ce1"/>
          <table:table-cell office:value-type="string" office:string-value="" table:formula="of:=IF(INDEX([.AG$18:.AG$200];MATCH([.$C136];[.$Y$18:.$Y$200]))=&quot;&quot;;&quot;&quot;;[.AG$17]&amp;&quot; = yes &quot;)" table:style-name="ce1"/>
          <table:table-cell office:value-type="string" office:string-value="" table:formula="of:=IF(INDEX([.AH$18:.AH$200];MATCH([.$C136];[.$Y$18:.$Y$200]))=&quot;&quot;;&quot;&quot;;[.AH$17]&amp;&quot; = yes &quot;)" table:style-name="ce1"/>
          <table:table-cell office:value-type="string" office:string-value="" table:formula="of:=IF(INDEX([.AI$18:.AI$200];MATCH([.$C13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30</text:p>
          </table:table-cell>
          <table:table-cell office:value-type="string" office:string-value="pc_sandsea" table:formula="of:=INDEX([.Y$18:.Y$200];[.K137])" table:style-name="ce1">
            <text:p>pc_sandsea</text:p>
          </table:table-cell>
          <table:table-cell office:value-type="string" office:string-value="pc_lush" table:formula="of:=INDEX([.$Z$7:.$AD$17];[.L137];[.M137])" table:style-name="ce1">
            <text:p>pc_lush</text:p>
          </table:table-cell>
          <table:table-cell office:value-type="string" office:string-value="@terraforming_cost_level_2" table:formula="of:=[.$X$8]&amp;[.N137]" table:style-name="ce1">
            <text:p>@terraforming_cost_level_2</text:p>
          </table:table-cell>
          <table:table-cell office:value-type="string" office:string-value="@terraforming_duration_level_2" table:formula="of:=[.$X$9]&amp;[.N137]" table:style-name="ce1">
            <text:p>@terraforming_duration_level_2</text:p>
          </table:table-cell>
          <table:table-cell office:value-type="string" office:string-value="OR={}&quot;OR={}" table:formula="of:=[.O137]&amp;&quot;OR={&quot;&amp;CONCATENATE([.P137];[.Q137];[.R137];[.S137])&amp;&quot;}&quot;&quot;OR={&quot;&amp;CONCATENATE([.T137];[.U137];[.V137];[.W13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37]+1)" table:style-name="ce1">
            <text:p>tech2</text:p>
          </table:table-cell>
          <table:table-cell office:value-type="float" office:value="0" table:formula="of:=[.I136]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float" office:value="4" table:formula="of:=INT([.J137]/COUNTA([.$Z$7:.$AD$17]))+1" table:style-name="ce1">
            <text:p>4</text:p>
          </table:table-cell>
          <table:table-cell office:value-type="float" office:value="8" table:formula="of:=IF(INDEX([.$Z$7:.$AD$17];[.L136]+1;[.M136])=&quot;&quot;;1;[.L136]+1)" table:style-name="ce1">
            <text:p>8</text:p>
          </table:table-cell>
          <table:table-cell office:value-type="float" office:value="2" table:formula="of:=IF(INDEX([.$Z$7:.$AD$17];[.L136]+1;[.M136])=&quot;&quot;;IF([.M136]=5;1;[.M136]+1);[.M136])" table:style-name="ce1">
            <text:p>2</text:p>
          </table:table-cell>
          <table:table-cell office:value-type="float" office:value="2" table:formula="of:=IF([.B137]=[.C137];0;INDEX([.$Z$18:.$AD$25];INT([.$J137]/COUNTA([.$Z$7:.$AD$17]))+1;[.$M137]))" table:style-name="ce1">
            <text:p>2</text:p>
          </table:table-cell>
          <table:table-cell table:style-name="ce1"/>
          <table:table-cell office:value-type="string" office:string-value="" table:formula="of:=IF(INDEX([.AF$18:.AF$200];[.$K137])=&quot;&quot;;&quot;&quot;;[.AF$17]&amp;&quot; = yes &quot;)" table:style-name="ce1"/>
          <table:table-cell office:value-type="string" office:string-value="" table:formula="of:=IF(INDEX([.AG$18:.AG$200];[.$K137])=&quot;&quot;;&quot;&quot;;[.AG$17]&amp;&quot; = yes &quot;)" table:style-name="ce1"/>
          <table:table-cell office:value-type="string" office:string-value="" table:formula="of:=IF(INDEX([.AH$18:.AH$200];[.$K137])=&quot;&quot;;&quot;&quot;;[.AH$17]&amp;&quot; = yes &quot;)" table:style-name="ce1"/>
          <table:table-cell office:value-type="string" office:string-value="" table:formula="of:=IF(INDEX([.AI$18:.AI$200];[.$K137])=&quot;&quot;;&quot;&quot;;[.AI$17]&amp;&quot; = yes &quot;)" table:style-name="ce1"/>
          <table:table-cell office:value-type="string" office:string-value="" table:formula="of:=IF(INDEX([.AF$18:.AF$200];MATCH([.$C137];[.$Y$18:.$Y$200]))=&quot;&quot;;&quot;&quot;;[.AF$17]&amp;&quot; = yes &quot;)" table:style-name="ce1"/>
          <table:table-cell office:value-type="string" office:string-value="" table:formula="of:=IF(INDEX([.AG$18:.AG$200];MATCH([.$C137];[.$Y$18:.$Y$200]))=&quot;&quot;;&quot;&quot;;[.AG$17]&amp;&quot; = yes &quot;)" table:style-name="ce1"/>
          <table:table-cell office:value-type="string" office:string-value="" table:formula="of:=IF(INDEX([.AH$18:.AH$200];MATCH([.$C137];[.$Y$18:.$Y$200]))=&quot;&quot;;&quot;&quot;;[.AH$17]&amp;&quot; = yes &quot;)" table:style-name="ce1"/>
          <table:table-cell office:value-type="string" office:string-value="" table:formula="of:=IF(INDEX([.AI$18:.AI$200];MATCH([.$C13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31</text:p>
          </table:table-cell>
          <table:table-cell office:value-type="string" office:string-value="pc_sandsea" table:formula="of:=INDEX([.Y$18:.Y$200];[.K138])" table:style-name="ce1">
            <text:p>pc_sandsea</text:p>
          </table:table-cell>
          <table:table-cell office:value-type="string" office:string-value="pc_marginal" table:formula="of:=INDEX([.$Z$7:.$AD$17];[.L138];[.M138])" table:style-name="ce1">
            <text:p>pc_marginal</text:p>
          </table:table-cell>
          <table:table-cell office:value-type="string" office:string-value="@terraforming_cost_level_2" table:formula="of:=[.$X$8]&amp;[.N138]" table:style-name="ce1">
            <text:p>@terraforming_cost_level_2</text:p>
          </table:table-cell>
          <table:table-cell office:value-type="string" office:string-value="@terraforming_duration_level_2" table:formula="of:=[.$X$9]&amp;[.N138]" table:style-name="ce1">
            <text:p>@terraforming_duration_level_2</text:p>
          </table:table-cell>
          <table:table-cell office:value-type="string" office:string-value="OR={}&quot;OR={}" table:formula="of:=[.O138]&amp;&quot;OR={&quot;&amp;CONCATENATE([.P138];[.Q138];[.R138];[.S138])&amp;&quot;}&quot;&quot;OR={&quot;&amp;CONCATENATE([.T138];[.U138];[.V138];[.W13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38]+1)" table:style-name="ce1">
            <text:p>tech2</text:p>
          </table:table-cell>
          <table:table-cell office:value-type="float" office:value="0" table:formula="of:=[.I137]" table:style-name="ce1">
            <text:p>0</text:p>
          </table:table-cell>
          <table:table-cell office:value-type="float" office:value="131" table:style-name="ce1">
            <text:p>131</text:p>
          </table:table-cell>
          <table:table-cell office:value-type="float" office:value="4" table:formula="of:=INT([.J138]/COUNTA([.$Z$7:.$AD$17]))+1" table:style-name="ce1">
            <text:p>4</text:p>
          </table:table-cell>
          <table:table-cell office:value-type="float" office:value="9" table:formula="of:=IF(INDEX([.$Z$7:.$AD$17];[.L137]+1;[.M137])=&quot;&quot;;1;[.L137]+1)" table:style-name="ce1">
            <text:p>9</text:p>
          </table:table-cell>
          <table:table-cell office:value-type="float" office:value="2" table:formula="of:=IF(INDEX([.$Z$7:.$AD$17];[.L137]+1;[.M137])=&quot;&quot;;IF([.M137]=5;1;[.M137]+1);[.M137])" table:style-name="ce1">
            <text:p>2</text:p>
          </table:table-cell>
          <table:table-cell office:value-type="float" office:value="2" table:formula="of:=IF([.B138]=[.C138];0;INDEX([.$Z$18:.$AD$25];INT([.$J138]/COUNTA([.$Z$7:.$AD$17]))+1;[.$M138]))" table:style-name="ce1">
            <text:p>2</text:p>
          </table:table-cell>
          <table:table-cell table:style-name="ce1"/>
          <table:table-cell office:value-type="string" office:string-value="" table:formula="of:=IF(INDEX([.AF$18:.AF$200];[.$K138])=&quot;&quot;;&quot;&quot;;[.AF$17]&amp;&quot; = yes &quot;)" table:style-name="ce1"/>
          <table:table-cell office:value-type="string" office:string-value="" table:formula="of:=IF(INDEX([.AG$18:.AG$200];[.$K138])=&quot;&quot;;&quot;&quot;;[.AG$17]&amp;&quot; = yes &quot;)" table:style-name="ce1"/>
          <table:table-cell office:value-type="string" office:string-value="" table:formula="of:=IF(INDEX([.AH$18:.AH$200];[.$K138])=&quot;&quot;;&quot;&quot;;[.AH$17]&amp;&quot; = yes &quot;)" table:style-name="ce1"/>
          <table:table-cell office:value-type="string" office:string-value="" table:formula="of:=IF(INDEX([.AI$18:.AI$200];[.$K138])=&quot;&quot;;&quot;&quot;;[.AI$17]&amp;&quot; = yes &quot;)" table:style-name="ce1"/>
          <table:table-cell office:value-type="string" office:string-value="" table:formula="of:=IF(INDEX([.AF$18:.AF$200];MATCH([.$C138];[.$Y$18:.$Y$200]))=&quot;&quot;;&quot;&quot;;[.AF$17]&amp;&quot; = yes &quot;)" table:style-name="ce1"/>
          <table:table-cell office:value-type="string" office:string-value="" table:formula="of:=IF(INDEX([.AG$18:.AG$200];MATCH([.$C138];[.$Y$18:.$Y$200]))=&quot;&quot;;&quot;&quot;;[.AG$17]&amp;&quot; = yes &quot;)" table:style-name="ce1"/>
          <table:table-cell office:value-type="string" office:string-value="" table:formula="of:=IF(INDEX([.AH$18:.AH$200];MATCH([.$C138];[.$Y$18:.$Y$200]))=&quot;&quot;;&quot;&quot;;[.AH$17]&amp;&quot; = yes &quot;)" table:style-name="ce1"/>
          <table:table-cell office:value-type="string" office:string-value="" table:formula="of:=IF(INDEX([.AI$18:.AI$200];MATCH([.$C13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32</text:p>
          </table:table-cell>
          <table:table-cell office:value-type="string" office:string-value="pc_sandsea" table:formula="of:=INDEX([.Y$18:.Y$200];[.K139])" table:style-name="ce1">
            <text:p>pc_sandsea</text:p>
          </table:table-cell>
          <table:table-cell office:value-type="string" office:string-value="pc_greenhouse_hot" table:formula="of:=INDEX([.$Z$7:.$AD$17];[.L139];[.M139])" table:style-name="ce1">
            <text:p>pc_greenhouse_hot</text:p>
          </table:table-cell>
          <table:table-cell office:value-type="string" office:string-value="@terraforming_cost_level_2" table:formula="of:=[.$X$8]&amp;[.N139]" table:style-name="ce1">
            <text:p>@terraforming_cost_level_2</text:p>
          </table:table-cell>
          <table:table-cell office:value-type="string" office:string-value="@terraforming_duration_level_2" table:formula="of:=[.$X$9]&amp;[.N139]" table:style-name="ce1">
            <text:p>@terraforming_duration_level_2</text:p>
          </table:table-cell>
          <table:table-cell office:value-type="string" office:string-value="OR={}&quot;OR={}" table:formula="of:=[.O139]&amp;&quot;OR={&quot;&amp;CONCATENATE([.P139];[.Q139];[.R139];[.S139])&amp;&quot;}&quot;&quot;OR={&quot;&amp;CONCATENATE([.T139];[.U139];[.V139];[.W13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39]+1)" table:style-name="ce1">
            <text:p>tech2</text:p>
          </table:table-cell>
          <table:table-cell office:value-type="float" office:value="0" table:formula="of:=[.I138]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4" table:formula="of:=INT([.J139]/COUNTA([.$Z$7:.$AD$17]))+1" table:style-name="ce1">
            <text:p>4</text:p>
          </table:table-cell>
          <table:table-cell office:value-type="float" office:value="10" table:formula="of:=IF(INDEX([.$Z$7:.$AD$17];[.L138]+1;[.M138])=&quot;&quot;;1;[.L138]+1)" table:style-name="ce1">
            <text:p>10</text:p>
          </table:table-cell>
          <table:table-cell office:value-type="float" office:value="2" table:formula="of:=IF(INDEX([.$Z$7:.$AD$17];[.L138]+1;[.M138])=&quot;&quot;;IF([.M138]=5;1;[.M138]+1);[.M138])" table:style-name="ce1">
            <text:p>2</text:p>
          </table:table-cell>
          <table:table-cell office:value-type="float" office:value="2" table:formula="of:=IF([.B139]=[.C139];0;INDEX([.$Z$18:.$AD$25];INT([.$J139]/COUNTA([.$Z$7:.$AD$17]))+1;[.$M139]))" table:style-name="ce1">
            <text:p>2</text:p>
          </table:table-cell>
          <table:table-cell table:style-name="ce1"/>
          <table:table-cell office:value-type="string" office:string-value="" table:formula="of:=IF(INDEX([.AF$18:.AF$200];[.$K139])=&quot;&quot;;&quot;&quot;;[.AF$17]&amp;&quot; = yes &quot;)" table:style-name="ce1"/>
          <table:table-cell office:value-type="string" office:string-value="" table:formula="of:=IF(INDEX([.AG$18:.AG$200];[.$K139])=&quot;&quot;;&quot;&quot;;[.AG$17]&amp;&quot; = yes &quot;)" table:style-name="ce1"/>
          <table:table-cell office:value-type="string" office:string-value="" table:formula="of:=IF(INDEX([.AH$18:.AH$200];[.$K139])=&quot;&quot;;&quot;&quot;;[.AH$17]&amp;&quot; = yes &quot;)" table:style-name="ce1"/>
          <table:table-cell office:value-type="string" office:string-value="" table:formula="of:=IF(INDEX([.AI$18:.AI$200];[.$K139])=&quot;&quot;;&quot;&quot;;[.AI$17]&amp;&quot; = yes &quot;)" table:style-name="ce1"/>
          <table:table-cell office:value-type="string" office:string-value="" table:formula="of:=IF(INDEX([.AF$18:.AF$200];MATCH([.$C139];[.$Y$18:.$Y$200]))=&quot;&quot;;&quot;&quot;;[.AF$17]&amp;&quot; = yes &quot;)" table:style-name="ce1"/>
          <table:table-cell office:value-type="string" office:string-value="" table:formula="of:=IF(INDEX([.AG$18:.AG$200];MATCH([.$C139];[.$Y$18:.$Y$200]))=&quot;&quot;;&quot;&quot;;[.AG$17]&amp;&quot; = yes &quot;)" table:style-name="ce1"/>
          <table:table-cell office:value-type="string" office:string-value="" table:formula="of:=IF(INDEX([.AH$18:.AH$200];MATCH([.$C139];[.$Y$18:.$Y$200]))=&quot;&quot;;&quot;&quot;;[.AH$17]&amp;&quot; = yes &quot;)" table:style-name="ce1"/>
          <table:table-cell office:value-type="string" office:string-value="" table:formula="of:=IF(INDEX([.AI$18:.AI$200];MATCH([.$C13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33</text:p>
          </table:table-cell>
          <table:table-cell office:value-type="string" office:string-value="pc_sandsea" table:formula="of:=INDEX([.Y$18:.Y$200];[.K140])" table:style-name="ce1">
            <text:p>pc_sandsea</text:p>
          </table:table-cell>
          <table:table-cell office:value-type="string" office:string-value="pc_frozen_desert" table:formula="of:=INDEX([.$Z$7:.$AD$17];[.L140];[.M140])" table:style-name="ce1">
            <text:p>pc_frozen_desert</text:p>
          </table:table-cell>
          <table:table-cell office:value-type="string" office:string-value="@terraforming_cost_level_2" table:formula="of:=[.$X$8]&amp;[.N140]" table:style-name="ce1">
            <text:p>@terraforming_cost_level_2</text:p>
          </table:table-cell>
          <table:table-cell office:value-type="string" office:string-value="@terraforming_duration_level_2" table:formula="of:=[.$X$9]&amp;[.N140]" table:style-name="ce1">
            <text:p>@terraforming_duration_level_2</text:p>
          </table:table-cell>
          <table:table-cell office:value-type="string" office:string-value="OR={}&quot;OR={}" table:formula="of:=[.O140]&amp;&quot;OR={&quot;&amp;CONCATENATE([.P140];[.Q140];[.R140];[.S140])&amp;&quot;}&quot;&quot;OR={&quot;&amp;CONCATENATE([.T140];[.U140];[.V140];[.W14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40]+1)" table:style-name="ce1">
            <text:p>tech2</text:p>
          </table:table-cell>
          <table:table-cell office:value-type="float" office:value="0" table:formula="of:=[.I139]" table:style-name="ce1">
            <text:p>0</text:p>
          </table:table-cell>
          <table:table-cell office:value-type="float" office:value="133" table:style-name="ce1">
            <text:p>133</text:p>
          </table:table-cell>
          <table:table-cell office:value-type="float" office:value="4" table:formula="of:=INT([.J140]/COUNTA([.$Z$7:.$AD$17]))+1" table:style-name="ce1">
            <text:p>4</text:p>
          </table:table-cell>
          <table:table-cell office:value-type="float" office:value="1" table:formula="of:=IF(INDEX([.$Z$7:.$AD$17];[.L139]+1;[.M139])=&quot;&quot;;1;[.L139]+1)" table:style-name="ce1">
            <text:p>1</text:p>
          </table:table-cell>
          <table:table-cell office:value-type="float" office:value="3" table:formula="of:=IF(INDEX([.$Z$7:.$AD$17];[.L139]+1;[.M139])=&quot;&quot;;IF([.M139]=5;1;[.M139]+1);[.M139])" table:style-name="ce1">
            <text:p>3</text:p>
          </table:table-cell>
          <table:table-cell office:value-type="float" office:value="2" table:formula="of:=IF([.B140]=[.C140];0;INDEX([.$Z$18:.$AD$25];INT([.$J140]/COUNTA([.$Z$7:.$AD$17]))+1;[.$M140]))" table:style-name="ce1">
            <text:p>2</text:p>
          </table:table-cell>
          <table:table-cell table:style-name="ce1"/>
          <table:table-cell office:value-type="string" office:string-value="" table:formula="of:=IF(INDEX([.AF$18:.AF$200];[.$K140])=&quot;&quot;;&quot;&quot;;[.AF$17]&amp;&quot; = yes &quot;)" table:style-name="ce1"/>
          <table:table-cell office:value-type="string" office:string-value="" table:formula="of:=IF(INDEX([.AG$18:.AG$200];[.$K140])=&quot;&quot;;&quot;&quot;;[.AG$17]&amp;&quot; = yes &quot;)" table:style-name="ce1"/>
          <table:table-cell office:value-type="string" office:string-value="" table:formula="of:=IF(INDEX([.AH$18:.AH$200];[.$K140])=&quot;&quot;;&quot;&quot;;[.AH$17]&amp;&quot; = yes &quot;)" table:style-name="ce1"/>
          <table:table-cell office:value-type="string" office:string-value="" table:formula="of:=IF(INDEX([.AI$18:.AI$200];[.$K140])=&quot;&quot;;&quot;&quot;;[.AI$17]&amp;&quot; = yes &quot;)" table:style-name="ce1"/>
          <table:table-cell office:value-type="string" office:string-value="" table:formula="of:=IF(INDEX([.AF$18:.AF$200];MATCH([.$C140];[.$Y$18:.$Y$200]))=&quot;&quot;;&quot;&quot;;[.AF$17]&amp;&quot; = yes &quot;)" table:style-name="ce1"/>
          <table:table-cell office:value-type="string" office:string-value="" table:formula="of:=IF(INDEX([.AG$18:.AG$200];MATCH([.$C140];[.$Y$18:.$Y$200]))=&quot;&quot;;&quot;&quot;;[.AG$17]&amp;&quot; = yes &quot;)" table:style-name="ce1"/>
          <table:table-cell office:value-type="string" office:string-value="" table:formula="of:=IF(INDEX([.AH$18:.AH$200];MATCH([.$C140];[.$Y$18:.$Y$200]))=&quot;&quot;;&quot;&quot;;[.AH$17]&amp;&quot; = yes &quot;)" table:style-name="ce1"/>
          <table:table-cell office:value-type="string" office:string-value="" table:formula="of:=IF(INDEX([.AI$18:.AI$200];MATCH([.$C14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34</text:p>
          </table:table-cell>
          <table:table-cell office:value-type="string" office:string-value="pc_sandsea" table:formula="of:=INDEX([.Y$18:.Y$200];[.K141])" table:style-name="ce1">
            <text:p>pc_sandsea</text:p>
          </table:table-cell>
          <table:table-cell office:value-type="string" office:string-value="pc_steppe" table:formula="of:=INDEX([.$Z$7:.$AD$17];[.L141];[.M141])" table:style-name="ce1">
            <text:p>pc_steppe</text:p>
          </table:table-cell>
          <table:table-cell office:value-type="string" office:string-value="@terraforming_cost_level_2" table:formula="of:=[.$X$8]&amp;[.N141]" table:style-name="ce1">
            <text:p>@terraforming_cost_level_2</text:p>
          </table:table-cell>
          <table:table-cell office:value-type="string" office:string-value="@terraforming_duration_level_2" table:formula="of:=[.$X$9]&amp;[.N141]" table:style-name="ce1">
            <text:p>@terraforming_duration_level_2</text:p>
          </table:table-cell>
          <table:table-cell office:value-type="string" office:string-value="OR={}&quot;OR={}" table:formula="of:=[.O141]&amp;&quot;OR={&quot;&amp;CONCATENATE([.P141];[.Q141];[.R141];[.S141])&amp;&quot;}&quot;&quot;OR={&quot;&amp;CONCATENATE([.T141];[.U141];[.V141];[.W14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41]+1)" table:style-name="ce1">
            <text:p>tech2</text:p>
          </table:table-cell>
          <table:table-cell office:value-type="float" office:value="0" table:formula="of:=[.I140]" table:style-name="ce1">
            <text:p>0</text:p>
          </table:table-cell>
          <table:table-cell office:value-type="float" office:value="134" table:style-name="ce1">
            <text:p>134</text:p>
          </table:table-cell>
          <table:table-cell office:value-type="float" office:value="4" table:formula="of:=INT([.J141]/COUNTA([.$Z$7:.$AD$17]))+1" table:style-name="ce1">
            <text:p>4</text:p>
          </table:table-cell>
          <table:table-cell office:value-type="float" office:value="2" table:formula="of:=IF(INDEX([.$Z$7:.$AD$17];[.L140]+1;[.M140])=&quot;&quot;;1;[.L140]+1)" table:style-name="ce1">
            <text:p>2</text:p>
          </table:table-cell>
          <table:table-cell office:value-type="float" office:value="3" table:formula="of:=IF(INDEX([.$Z$7:.$AD$17];[.L140]+1;[.M140])=&quot;&quot;;IF([.M140]=5;1;[.M140]+1);[.M140])" table:style-name="ce1">
            <text:p>3</text:p>
          </table:table-cell>
          <table:table-cell office:value-type="float" office:value="2" table:formula="of:=IF([.B141]=[.C141];0;INDEX([.$Z$18:.$AD$25];INT([.$J141]/COUNTA([.$Z$7:.$AD$17]))+1;[.$M141]))" table:style-name="ce1">
            <text:p>2</text:p>
          </table:table-cell>
          <table:table-cell table:style-name="ce1"/>
          <table:table-cell office:value-type="string" office:string-value="" table:formula="of:=IF(INDEX([.AF$18:.AF$200];[.$K141])=&quot;&quot;;&quot;&quot;;[.AF$17]&amp;&quot; = yes &quot;)" table:style-name="ce1"/>
          <table:table-cell office:value-type="string" office:string-value="" table:formula="of:=IF(INDEX([.AG$18:.AG$200];[.$K141])=&quot;&quot;;&quot;&quot;;[.AG$17]&amp;&quot; = yes &quot;)" table:style-name="ce1"/>
          <table:table-cell office:value-type="string" office:string-value="" table:formula="of:=IF(INDEX([.AH$18:.AH$200];[.$K141])=&quot;&quot;;&quot;&quot;;[.AH$17]&amp;&quot; = yes &quot;)" table:style-name="ce1"/>
          <table:table-cell office:value-type="string" office:string-value="" table:formula="of:=IF(INDEX([.AI$18:.AI$200];[.$K141])=&quot;&quot;;&quot;&quot;;[.AI$17]&amp;&quot; = yes &quot;)" table:style-name="ce1"/>
          <table:table-cell office:value-type="string" office:string-value="" table:formula="of:=IF(INDEX([.AF$18:.AF$200];MATCH([.$C141];[.$Y$18:.$Y$200]))=&quot;&quot;;&quot;&quot;;[.AF$17]&amp;&quot; = yes &quot;)" table:style-name="ce1"/>
          <table:table-cell office:value-type="string" office:string-value="" table:formula="of:=IF(INDEX([.AG$18:.AG$200];MATCH([.$C141];[.$Y$18:.$Y$200]))=&quot;&quot;;&quot;&quot;;[.AG$17]&amp;&quot; = yes &quot;)" table:style-name="ce1"/>
          <table:table-cell office:value-type="string" office:string-value="" table:formula="of:=IF(INDEX([.AH$18:.AH$200];MATCH([.$C141];[.$Y$18:.$Y$200]))=&quot;&quot;;&quot;&quot;;[.AH$17]&amp;&quot; = yes &quot;)" table:style-name="ce1"/>
          <table:table-cell office:value-type="string" office:string-value="" table:formula="of:=IF(INDEX([.AI$18:.AI$200];MATCH([.$C14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35</text:p>
          </table:table-cell>
          <table:table-cell office:value-type="string" office:string-value="pc_sandsea" table:formula="of:=INDEX([.Y$18:.Y$200];[.K142])" table:style-name="ce1">
            <text:p>pc_sandsea</text:p>
          </table:table-cell>
          <table:table-cell office:value-type="string" office:string-value="pc_hadesert" table:formula="of:=INDEX([.$Z$7:.$AD$17];[.L142];[.M142])" table:style-name="ce1">
            <text:p>pc_hadesert</text:p>
          </table:table-cell>
          <table:table-cell office:value-type="string" office:string-value="@terraforming_cost_level_2" table:formula="of:=[.$X$8]&amp;[.N142]" table:style-name="ce1">
            <text:p>@terraforming_cost_level_2</text:p>
          </table:table-cell>
          <table:table-cell office:value-type="string" office:string-value="@terraforming_duration_level_2" table:formula="of:=[.$X$9]&amp;[.N142]" table:style-name="ce1">
            <text:p>@terraforming_duration_level_2</text:p>
          </table:table-cell>
          <table:table-cell office:value-type="string" office:string-value="OR={}&quot;OR={}" table:formula="of:=[.O142]&amp;&quot;OR={&quot;&amp;CONCATENATE([.P142];[.Q142];[.R142];[.S142])&amp;&quot;}&quot;&quot;OR={&quot;&amp;CONCATENATE([.T142];[.U142];[.V142];[.W14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42]+1)" table:style-name="ce1">
            <text:p>tech2</text:p>
          </table:table-cell>
          <table:table-cell office:value-type="float" office:value="0" table:formula="of:=[.I141]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4" table:formula="of:=INT([.J142]/COUNTA([.$Z$7:.$AD$17]))+1" table:style-name="ce1">
            <text:p>4</text:p>
          </table:table-cell>
          <table:table-cell office:value-type="float" office:value="3" table:formula="of:=IF(INDEX([.$Z$7:.$AD$17];[.L141]+1;[.M141])=&quot;&quot;;1;[.L141]+1)" table:style-name="ce1">
            <text:p>3</text:p>
          </table:table-cell>
          <table:table-cell office:value-type="float" office:value="3" table:formula="of:=IF(INDEX([.$Z$7:.$AD$17];[.L141]+1;[.M141])=&quot;&quot;;IF([.M141]=5;1;[.M141]+1);[.M141])" table:style-name="ce1">
            <text:p>3</text:p>
          </table:table-cell>
          <table:table-cell office:value-type="float" office:value="2" table:formula="of:=IF([.B142]=[.C142];0;INDEX([.$Z$18:.$AD$25];INT([.$J142]/COUNTA([.$Z$7:.$AD$17]))+1;[.$M142]))" table:style-name="ce1">
            <text:p>2</text:p>
          </table:table-cell>
          <table:table-cell table:style-name="ce1"/>
          <table:table-cell office:value-type="string" office:string-value="" table:formula="of:=IF(INDEX([.AF$18:.AF$200];[.$K142])=&quot;&quot;;&quot;&quot;;[.AF$17]&amp;&quot; = yes &quot;)" table:style-name="ce1"/>
          <table:table-cell office:value-type="string" office:string-value="" table:formula="of:=IF(INDEX([.AG$18:.AG$200];[.$K142])=&quot;&quot;;&quot;&quot;;[.AG$17]&amp;&quot; = yes &quot;)" table:style-name="ce1"/>
          <table:table-cell office:value-type="string" office:string-value="" table:formula="of:=IF(INDEX([.AH$18:.AH$200];[.$K142])=&quot;&quot;;&quot;&quot;;[.AH$17]&amp;&quot; = yes &quot;)" table:style-name="ce1"/>
          <table:table-cell office:value-type="string" office:string-value="" table:formula="of:=IF(INDEX([.AI$18:.AI$200];[.$K142])=&quot;&quot;;&quot;&quot;;[.AI$17]&amp;&quot; = yes &quot;)" table:style-name="ce1"/>
          <table:table-cell office:value-type="string" office:string-value="" table:formula="of:=IF(INDEX([.AF$18:.AF$200];MATCH([.$C142];[.$Y$18:.$Y$200]))=&quot;&quot;;&quot;&quot;;[.AF$17]&amp;&quot; = yes &quot;)" table:style-name="ce1"/>
          <table:table-cell office:value-type="string" office:string-value="" table:formula="of:=IF(INDEX([.AG$18:.AG$200];MATCH([.$C142];[.$Y$18:.$Y$200]))=&quot;&quot;;&quot;&quot;;[.AG$17]&amp;&quot; = yes &quot;)" table:style-name="ce1"/>
          <table:table-cell office:value-type="string" office:string-value="" table:formula="of:=IF(INDEX([.AH$18:.AH$200];MATCH([.$C142];[.$Y$18:.$Y$200]))=&quot;&quot;;&quot;&quot;;[.AH$17]&amp;&quot; = yes &quot;)" table:style-name="ce1"/>
          <table:table-cell office:value-type="string" office:string-value="" table:formula="of:=IF(INDEX([.AI$18:.AI$200];MATCH([.$C14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36</text:p>
          </table:table-cell>
          <table:table-cell office:value-type="string" office:string-value="pc_sandsea" table:formula="of:=INDEX([.Y$18:.Y$200];[.K143])" table:style-name="ce1">
            <text:p>pc_sandsea</text:p>
          </table:table-cell>
          <table:table-cell office:value-type="string" office:string-value="pc_antarctic" table:formula="of:=INDEX([.$Z$7:.$AD$17];[.L143];[.M143])" table:style-name="ce1">
            <text:p>pc_antarctic</text:p>
          </table:table-cell>
          <table:table-cell office:value-type="string" office:string-value="@terraforming_cost_level_2" table:formula="of:=[.$X$8]&amp;[.N143]" table:style-name="ce1">
            <text:p>@terraforming_cost_level_2</text:p>
          </table:table-cell>
          <table:table-cell office:value-type="string" office:string-value="@terraforming_duration_level_2" table:formula="of:=[.$X$9]&amp;[.N143]" table:style-name="ce1">
            <text:p>@terraforming_duration_level_2</text:p>
          </table:table-cell>
          <table:table-cell office:value-type="float" office:value="0" table:formula="of:=[.O143]&amp;&quot;OR={&quot;&amp;CONCATENATE([.P143];[.Q143];[.R143];[.S143])&amp;&quot;}&quot;&quot;OR={&quot;&amp;CONCATENATE([.T143];[.U143];[.V143];[.W143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43]+1)" table:style-name="ce1">
            <text:p>tech2</text:p>
          </table:table-cell>
          <table:table-cell office:value-type="float" office:value="0" table:formula="of:=[.I142]" table:style-name="ce1">
            <text:p>0</text:p>
          </table:table-cell>
          <table:table-cell office:value-type="float" office:value="136" table:style-name="ce1">
            <text:p>136</text:p>
          </table:table-cell>
          <table:table-cell office:value-type="float" office:value="4" table:formula="of:=INT([.J143]/COUNTA([.$Z$7:.$AD$17]))+1" table:style-name="ce1">
            <text:p>4</text:p>
          </table:table-cell>
          <table:table-cell office:value-type="float" office:value="4" table:formula="of:=IF(INDEX([.$Z$7:.$AD$17];[.L142]+1;[.M142])=&quot;&quot;;1;[.L142]+1)" table:style-name="ce1">
            <text:p>4</text:p>
          </table:table-cell>
          <table:table-cell office:value-type="float" office:value="3" table:formula="of:=IF(INDEX([.$Z$7:.$AD$17];[.L142]+1;[.M142])=&quot;&quot;;IF([.M142]=5;1;[.M142]+1);[.M142])" table:style-name="ce1">
            <text:p>3</text:p>
          </table:table-cell>
          <table:table-cell office:value-type="float" office:value="2" table:formula="of:=IF([.B143]=[.C143];0;INDEX([.$Z$18:.$AD$25];INT([.$J143]/COUNTA([.$Z$7:.$AD$17]))+1;[.$M143]))" table:style-name="ce1">
            <text:p>2</text:p>
          </table:table-cell>
          <table:table-cell table:style-name="ce1"/>
          <table:table-cell office:value-type="string" office:string-value="" table:formula="of:=IF(INDEX([.AF$18:.AF$200];[.$K143])=&quot;&quot;;&quot;&quot;;[.AF$17]&amp;&quot; = yes &quot;)" table:style-name="ce1"/>
          <table:table-cell office:value-type="string" office:string-value="" table:formula="of:=IF(INDEX([.AG$18:.AG$200];[.$K143])=&quot;&quot;;&quot;&quot;;[.AG$17]&amp;&quot; = yes &quot;)" table:style-name="ce1"/>
          <table:table-cell office:value-type="string" office:string-value="" table:formula="of:=IF(INDEX([.AH$18:.AH$200];[.$K143])=&quot;&quot;;&quot;&quot;;[.AH$17]&amp;&quot; = yes &quot;)" table:style-name="ce1"/>
          <table:table-cell office:value-type="string" office:string-value="" table:formula="of:=IF(INDEX([.AI$18:.AI$200];[.$K143])=&quot;&quot;;&quot;&quot;;[.AI$17]&amp;&quot; = yes &quot;)" table:style-name="ce1"/>
          <table:table-cell office:value-type="float" office:value="0" table:formula="of:=IF(INDEX([.AF$18:.AF$200];MATCH([.$C143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143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143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143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37</text:p>
          </table:table-cell>
          <table:table-cell office:value-type="string" office:string-value="pc_sandsea" table:formula="of:=INDEX([.Y$18:.Y$200];[.K144])" table:style-name="ce1">
            <text:p>pc_sandsea</text:p>
          </table:table-cell>
          <table:table-cell office:value-type="string" office:string-value="pc_tundra" table:formula="of:=INDEX([.$Z$7:.$AD$17];[.L144];[.M144])" table:style-name="ce1">
            <text:p>pc_tundra</text:p>
          </table:table-cell>
          <table:table-cell office:value-type="string" office:string-value="@terraforming_cost_level_2" table:formula="of:=[.$X$8]&amp;[.N144]" table:style-name="ce1">
            <text:p>@terraforming_cost_level_2</text:p>
          </table:table-cell>
          <table:table-cell office:value-type="string" office:string-value="@terraforming_duration_level_2" table:formula="of:=[.$X$9]&amp;[.N144]" table:style-name="ce1">
            <text:p>@terraforming_duration_level_2</text:p>
          </table:table-cell>
          <table:table-cell office:value-type="string" office:string-value="OR={}&quot;OR={}" table:formula="of:=[.O144]&amp;&quot;OR={&quot;&amp;CONCATENATE([.P144];[.Q144];[.R144];[.S144])&amp;&quot;}&quot;&quot;OR={&quot;&amp;CONCATENATE([.T144];[.U144];[.V144];[.W14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44]+1)" table:style-name="ce1">
            <text:p>tech2</text:p>
          </table:table-cell>
          <table:table-cell office:value-type="float" office:value="0" table:formula="of:=[.I143]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4" table:formula="of:=INT([.J144]/COUNTA([.$Z$7:.$AD$17]))+1" table:style-name="ce1">
            <text:p>4</text:p>
          </table:table-cell>
          <table:table-cell office:value-type="float" office:value="5" table:formula="of:=IF(INDEX([.$Z$7:.$AD$17];[.L143]+1;[.M143])=&quot;&quot;;1;[.L143]+1)" table:style-name="ce1">
            <text:p>5</text:p>
          </table:table-cell>
          <table:table-cell office:value-type="float" office:value="3" table:formula="of:=IF(INDEX([.$Z$7:.$AD$17];[.L143]+1;[.M143])=&quot;&quot;;IF([.M143]=5;1;[.M143]+1);[.M143])" table:style-name="ce1">
            <text:p>3</text:p>
          </table:table-cell>
          <table:table-cell office:value-type="float" office:value="2" table:formula="of:=IF([.B144]=[.C144];0;INDEX([.$Z$18:.$AD$25];INT([.$J144]/COUNTA([.$Z$7:.$AD$17]))+1;[.$M144]))" table:style-name="ce1">
            <text:p>2</text:p>
          </table:table-cell>
          <table:table-cell table:style-name="ce1"/>
          <table:table-cell office:value-type="string" office:string-value="" table:formula="of:=IF(INDEX([.AF$18:.AF$200];[.$K144])=&quot;&quot;;&quot;&quot;;[.AF$17]&amp;&quot; = yes &quot;)" table:style-name="ce1"/>
          <table:table-cell office:value-type="string" office:string-value="" table:formula="of:=IF(INDEX([.AG$18:.AG$200];[.$K144])=&quot;&quot;;&quot;&quot;;[.AG$17]&amp;&quot; = yes &quot;)" table:style-name="ce1"/>
          <table:table-cell office:value-type="string" office:string-value="" table:formula="of:=IF(INDEX([.AH$18:.AH$200];[.$K144])=&quot;&quot;;&quot;&quot;;[.AH$17]&amp;&quot; = yes &quot;)" table:style-name="ce1"/>
          <table:table-cell office:value-type="string" office:string-value="" table:formula="of:=IF(INDEX([.AI$18:.AI$200];[.$K144])=&quot;&quot;;&quot;&quot;;[.AI$17]&amp;&quot; = yes &quot;)" table:style-name="ce1"/>
          <table:table-cell office:value-type="string" office:string-value="" table:formula="of:=IF(INDEX([.AF$18:.AF$200];MATCH([.$C144];[.$Y$18:.$Y$200]))=&quot;&quot;;&quot;&quot;;[.AF$17]&amp;&quot; = yes &quot;)" table:style-name="ce1"/>
          <table:table-cell office:value-type="string" office:string-value="" table:formula="of:=IF(INDEX([.AG$18:.AG$200];MATCH([.$C144];[.$Y$18:.$Y$200]))=&quot;&quot;;&quot;&quot;;[.AG$17]&amp;&quot; = yes &quot;)" table:style-name="ce1"/>
          <table:table-cell office:value-type="string" office:string-value="" table:formula="of:=IF(INDEX([.AH$18:.AH$200];MATCH([.$C144];[.$Y$18:.$Y$200]))=&quot;&quot;;&quot;&quot;;[.AH$17]&amp;&quot; = yes &quot;)" table:style-name="ce1"/>
          <table:table-cell office:value-type="string" office:string-value="" table:formula="of:=IF(INDEX([.AI$18:.AI$200];MATCH([.$C14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38</text:p>
          </table:table-cell>
          <table:table-cell office:value-type="string" office:string-value="pc_sandsea" table:formula="of:=INDEX([.Y$18:.Y$200];[.K145])" table:style-name="ce1">
            <text:p>pc_sandsea</text:p>
          </table:table-cell>
          <table:table-cell office:value-type="string" office:string-value="pc_alpine" table:formula="of:=INDEX([.$Z$7:.$AD$17];[.L145];[.M145])" table:style-name="ce1">
            <text:p>pc_alpine</text:p>
          </table:table-cell>
          <table:table-cell office:value-type="string" office:string-value="@terraforming_cost_level_2" table:formula="of:=[.$X$8]&amp;[.N145]" table:style-name="ce1">
            <text:p>@terraforming_cost_level_2</text:p>
          </table:table-cell>
          <table:table-cell office:value-type="string" office:string-value="@terraforming_duration_level_2" table:formula="of:=[.$X$9]&amp;[.N145]" table:style-name="ce1">
            <text:p>@terraforming_duration_level_2</text:p>
          </table:table-cell>
          <table:table-cell office:value-type="float" office:value="0" table:formula="of:=[.O145]&amp;&quot;OR={&quot;&amp;CONCATENATE([.P145];[.Q145];[.R145];[.S145])&amp;&quot;}&quot;&quot;OR={&quot;&amp;CONCATENATE([.T145];[.U145];[.V145];[.W145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45]+1)" table:style-name="ce1">
            <text:p>tech2</text:p>
          </table:table-cell>
          <table:table-cell office:value-type="float" office:value="0" table:formula="of:=[.I144]" table:style-name="ce1">
            <text:p>0</text:p>
          </table:table-cell>
          <table:table-cell office:value-type="float" office:value="138" table:style-name="ce1">
            <text:p>138</text:p>
          </table:table-cell>
          <table:table-cell office:value-type="float" office:value="4" table:formula="of:=INT([.J145]/COUNTA([.$Z$7:.$AD$17]))+1" table:style-name="ce1">
            <text:p>4</text:p>
          </table:table-cell>
          <table:table-cell office:value-type="float" office:value="6" table:formula="of:=IF(INDEX([.$Z$7:.$AD$17];[.L144]+1;[.M144])=&quot;&quot;;1;[.L144]+1)" table:style-name="ce1">
            <text:p>6</text:p>
          </table:table-cell>
          <table:table-cell office:value-type="float" office:value="3" table:formula="of:=IF(INDEX([.$Z$7:.$AD$17];[.L144]+1;[.M144])=&quot;&quot;;IF([.M144]=5;1;[.M144]+1);[.M144])" table:style-name="ce1">
            <text:p>3</text:p>
          </table:table-cell>
          <table:table-cell office:value-type="float" office:value="2" table:formula="of:=IF([.B145]=[.C145];0;INDEX([.$Z$18:.$AD$25];INT([.$J145]/COUNTA([.$Z$7:.$AD$17]))+1;[.$M145]))" table:style-name="ce1">
            <text:p>2</text:p>
          </table:table-cell>
          <table:table-cell table:style-name="ce1"/>
          <table:table-cell office:value-type="string" office:string-value="" table:formula="of:=IF(INDEX([.AF$18:.AF$200];[.$K145])=&quot;&quot;;&quot;&quot;;[.AF$17]&amp;&quot; = yes &quot;)" table:style-name="ce1"/>
          <table:table-cell office:value-type="string" office:string-value="" table:formula="of:=IF(INDEX([.AG$18:.AG$200];[.$K145])=&quot;&quot;;&quot;&quot;;[.AG$17]&amp;&quot; = yes &quot;)" table:style-name="ce1"/>
          <table:table-cell office:value-type="string" office:string-value="" table:formula="of:=IF(INDEX([.AH$18:.AH$200];[.$K145])=&quot;&quot;;&quot;&quot;;[.AH$17]&amp;&quot; = yes &quot;)" table:style-name="ce1"/>
          <table:table-cell office:value-type="string" office:string-value="" table:formula="of:=IF(INDEX([.AI$18:.AI$200];[.$K145])=&quot;&quot;;&quot;&quot;;[.AI$17]&amp;&quot; = yes &quot;)" table:style-name="ce1"/>
          <table:table-cell office:value-type="float" office:value="0" table:formula="of:=IF(INDEX([.AF$18:.AF$200];MATCH([.$C145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145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145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145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39</text:p>
          </table:table-cell>
          <table:table-cell office:value-type="string" office:string-value="pc_sandsea" table:formula="of:=INDEX([.Y$18:.Y$200];[.K146])" table:style-name="ce1">
            <text:p>pc_sandsea</text:p>
          </table:table-cell>
          <table:table-cell office:value-type="string" office:string-value="pc_greenhouse_cold" table:formula="of:=INDEX([.$Z$7:.$AD$17];[.L146];[.M146])" table:style-name="ce1">
            <text:p>pc_greenhouse_cold</text:p>
          </table:table-cell>
          <table:table-cell office:value-type="string" office:string-value="@terraforming_cost_level_2" table:formula="of:=[.$X$8]&amp;[.N146]" table:style-name="ce1">
            <text:p>@terraforming_cost_level_2</text:p>
          </table:table-cell>
          <table:table-cell office:value-type="string" office:string-value="@terraforming_duration_level_2" table:formula="of:=[.$X$9]&amp;[.N146]" table:style-name="ce1">
            <text:p>@terraforming_duration_level_2</text:p>
          </table:table-cell>
          <table:table-cell office:value-type="string" office:string-value="OR={}&quot;OR={}" table:formula="of:=[.O146]&amp;&quot;OR={&quot;&amp;CONCATENATE([.P146];[.Q146];[.R146];[.S146])&amp;&quot;}&quot;&quot;OR={&quot;&amp;CONCATENATE([.T146];[.U146];[.V146];[.W14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46]+1)" table:style-name="ce1">
            <text:p>tech2</text:p>
          </table:table-cell>
          <table:table-cell office:value-type="float" office:value="0" table:formula="of:=[.I145]" table:style-name="ce1">
            <text:p>0</text:p>
          </table:table-cell>
          <table:table-cell office:value-type="float" office:value="139" table:style-name="ce1">
            <text:p>139</text:p>
          </table:table-cell>
          <table:table-cell office:value-type="float" office:value="4" table:formula="of:=INT([.J146]/COUNTA([.$Z$7:.$AD$17]))+1" table:style-name="ce1">
            <text:p>4</text:p>
          </table:table-cell>
          <table:table-cell office:value-type="float" office:value="7" table:formula="of:=IF(INDEX([.$Z$7:.$AD$17];[.L145]+1;[.M145])=&quot;&quot;;1;[.L145]+1)" table:style-name="ce1">
            <text:p>7</text:p>
          </table:table-cell>
          <table:table-cell office:value-type="float" office:value="3" table:formula="of:=IF(INDEX([.$Z$7:.$AD$17];[.L145]+1;[.M145])=&quot;&quot;;IF([.M145]=5;1;[.M145]+1);[.M145])" table:style-name="ce1">
            <text:p>3</text:p>
          </table:table-cell>
          <table:table-cell office:value-type="float" office:value="2" table:formula="of:=IF([.B146]=[.C146];0;INDEX([.$Z$18:.$AD$25];INT([.$J146]/COUNTA([.$Z$7:.$AD$17]))+1;[.$M146]))" table:style-name="ce1">
            <text:p>2</text:p>
          </table:table-cell>
          <table:table-cell table:style-name="ce1"/>
          <table:table-cell office:value-type="string" office:string-value="" table:formula="of:=IF(INDEX([.AF$18:.AF$200];[.$K146])=&quot;&quot;;&quot;&quot;;[.AF$17]&amp;&quot; = yes &quot;)" table:style-name="ce1"/>
          <table:table-cell office:value-type="string" office:string-value="" table:formula="of:=IF(INDEX([.AG$18:.AG$200];[.$K146])=&quot;&quot;;&quot;&quot;;[.AG$17]&amp;&quot; = yes &quot;)" table:style-name="ce1"/>
          <table:table-cell office:value-type="string" office:string-value="" table:formula="of:=IF(INDEX([.AH$18:.AH$200];[.$K146])=&quot;&quot;;&quot;&quot;;[.AH$17]&amp;&quot; = yes &quot;)" table:style-name="ce1"/>
          <table:table-cell office:value-type="string" office:string-value="" table:formula="of:=IF(INDEX([.AI$18:.AI$200];[.$K146])=&quot;&quot;;&quot;&quot;;[.AI$17]&amp;&quot; = yes &quot;)" table:style-name="ce1"/>
          <table:table-cell office:value-type="string" office:string-value="" table:formula="of:=IF(INDEX([.AF$18:.AF$200];MATCH([.$C146];[.$Y$18:.$Y$200]))=&quot;&quot;;&quot;&quot;;[.AF$17]&amp;&quot; = yes &quot;)" table:style-name="ce1"/>
          <table:table-cell office:value-type="string" office:string-value="" table:formula="of:=IF(INDEX([.AG$18:.AG$200];MATCH([.$C146];[.$Y$18:.$Y$200]))=&quot;&quot;;&quot;&quot;;[.AG$17]&amp;&quot; = yes &quot;)" table:style-name="ce1"/>
          <table:table-cell office:value-type="string" office:string-value="" table:formula="of:=IF(INDEX([.AH$18:.AH$200];MATCH([.$C146];[.$Y$18:.$Y$200]))=&quot;&quot;;&quot;&quot;;[.AH$17]&amp;&quot; = yes &quot;)" table:style-name="ce1"/>
          <table:table-cell office:value-type="string" office:string-value="" table:formula="of:=IF(INDEX([.AI$18:.AI$200];MATCH([.$C14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40</text:p>
          </table:table-cell>
          <table:table-cell office:value-type="string" office:string-value="pc_sandsea" table:formula="of:=INDEX([.Y$18:.Y$200];[.K147])" table:style-name="ce1">
            <text:p>pc_sandsea</text:p>
          </table:table-cell>
          <table:table-cell office:value-type="string" office:string-value="pc_arctic" table:formula="of:=INDEX([.$Z$7:.$AD$17];[.L147];[.M147])" table:style-name="ce1">
            <text:p>pc_arctic</text:p>
          </table:table-cell>
          <table:table-cell office:value-type="string" office:string-value="@terraforming_cost_level_3" table:formula="of:=[.$X$8]&amp;[.N147]" table:style-name="ce1">
            <text:p>@terraforming_cost_level_3</text:p>
          </table:table-cell>
          <table:table-cell office:value-type="string" office:string-value="@terraforming_duration_level_3" table:formula="of:=[.$X$9]&amp;[.N147]" table:style-name="ce1">
            <text:p>@terraforming_duration_level_3</text:p>
          </table:table-cell>
          <table:table-cell office:value-type="float" office:value="0" table:formula="of:=[.O147]&amp;&quot;OR={&quot;&amp;CONCATENATE([.P147];[.Q147];[.R147];[.S147])&amp;&quot;}&quot;&quot;OR={&quot;&amp;CONCATENATE([.T147];[.U147];[.V147];[.W147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47]+1)" table:style-name="ce1">
            <text:p>tech3</text:p>
          </table:table-cell>
          <table:table-cell office:value-type="float" office:value="0" table:formula="of:=[.I146]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4" table:formula="of:=INT([.J147]/COUNTA([.$Z$7:.$AD$17]))+1" table:style-name="ce1">
            <text:p>4</text:p>
          </table:table-cell>
          <table:table-cell office:value-type="float" office:value="1" table:formula="of:=IF(INDEX([.$Z$7:.$AD$17];[.L146]+1;[.M146])=&quot;&quot;;1;[.L146]+1)" table:style-name="ce1">
            <text:p>1</text:p>
          </table:table-cell>
          <table:table-cell office:value-type="float" office:value="4" table:formula="of:=IF(INDEX([.$Z$7:.$AD$17];[.L146]+1;[.M146])=&quot;&quot;;IF([.M146]=5;1;[.M146]+1);[.M146])" table:style-name="ce1">
            <text:p>4</text:p>
          </table:table-cell>
          <table:table-cell office:value-type="float" office:value="3" table:formula="of:=IF([.B147]=[.C147];0;INDEX([.$Z$18:.$AD$25];INT([.$J147]/COUNTA([.$Z$7:.$AD$17]))+1;[.$M147]))" table:style-name="ce1">
            <text:p>3</text:p>
          </table:table-cell>
          <table:table-cell table:style-name="ce1"/>
          <table:table-cell office:value-type="string" office:string-value="" table:formula="of:=IF(INDEX([.AF$18:.AF$200];[.$K147])=&quot;&quot;;&quot;&quot;;[.AF$17]&amp;&quot; = yes &quot;)" table:style-name="ce1"/>
          <table:table-cell office:value-type="string" office:string-value="" table:formula="of:=IF(INDEX([.AG$18:.AG$200];[.$K147])=&quot;&quot;;&quot;&quot;;[.AG$17]&amp;&quot; = yes &quot;)" table:style-name="ce1"/>
          <table:table-cell office:value-type="string" office:string-value="" table:formula="of:=IF(INDEX([.AH$18:.AH$200];[.$K147])=&quot;&quot;;&quot;&quot;;[.AH$17]&amp;&quot; = yes &quot;)" table:style-name="ce1"/>
          <table:table-cell office:value-type="string" office:string-value="" table:formula="of:=IF(INDEX([.AI$18:.AI$200];[.$K147])=&quot;&quot;;&quot;&quot;;[.AI$17]&amp;&quot; = yes &quot;)" table:style-name="ce1"/>
          <table:table-cell office:value-type="float" office:value="0" table:formula="of:=IF(INDEX([.AF$18:.AF$200];MATCH([.$C147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147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147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147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41</text:p>
          </table:table-cell>
          <table:table-cell office:value-type="string" office:string-value="pc_sandsea" table:formula="of:=INDEX([.Y$18:.Y$200];[.K148])" table:style-name="ce1">
            <text:p>pc_sandsea</text:p>
          </table:table-cell>
          <table:table-cell office:value-type="string" office:string-value="pc_swamp" table:formula="of:=INDEX([.$Z$7:.$AD$17];[.L148];[.M148])" table:style-name="ce1">
            <text:p>pc_swamp</text:p>
          </table:table-cell>
          <table:table-cell office:value-type="string" office:string-value="@terraforming_cost_level_3" table:formula="of:=[.$X$8]&amp;[.N148]" table:style-name="ce1">
            <text:p>@terraforming_cost_level_3</text:p>
          </table:table-cell>
          <table:table-cell office:value-type="string" office:string-value="@terraforming_duration_level_3" table:formula="of:=[.$X$9]&amp;[.N148]" table:style-name="ce1">
            <text:p>@terraforming_duration_level_3</text:p>
          </table:table-cell>
          <table:table-cell office:value-type="string" office:string-value="OR={}&quot;OR={}" table:formula="of:=[.O148]&amp;&quot;OR={&quot;&amp;CONCATENATE([.P148];[.Q148];[.R148];[.S148])&amp;&quot;}&quot;&quot;OR={&quot;&amp;CONCATENATE([.T148];[.U148];[.V148];[.W14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48]+1)" table:style-name="ce1">
            <text:p>tech3</text:p>
          </table:table-cell>
          <table:table-cell office:value-type="float" office:value="0" table:formula="of:=[.I147]" table:style-name="ce1">
            <text:p>0</text:p>
          </table:table-cell>
          <table:table-cell office:value-type="float" office:value="141" table:style-name="ce1">
            <text:p>141</text:p>
          </table:table-cell>
          <table:table-cell office:value-type="float" office:value="4" table:formula="of:=INT([.J148]/COUNTA([.$Z$7:.$AD$17]))+1" table:style-name="ce1">
            <text:p>4</text:p>
          </table:table-cell>
          <table:table-cell office:value-type="float" office:value="2" table:formula="of:=IF(INDEX([.$Z$7:.$AD$17];[.L147]+1;[.M147])=&quot;&quot;;1;[.L147]+1)" table:style-name="ce1">
            <text:p>2</text:p>
          </table:table-cell>
          <table:table-cell office:value-type="float" office:value="4" table:formula="of:=IF(INDEX([.$Z$7:.$AD$17];[.L147]+1;[.M147])=&quot;&quot;;IF([.M147]=5;1;[.M147]+1);[.M147])" table:style-name="ce1">
            <text:p>4</text:p>
          </table:table-cell>
          <table:table-cell office:value-type="float" office:value="3" table:formula="of:=IF([.B148]=[.C148];0;INDEX([.$Z$18:.$AD$25];INT([.$J148]/COUNTA([.$Z$7:.$AD$17]))+1;[.$M148]))" table:style-name="ce1">
            <text:p>3</text:p>
          </table:table-cell>
          <table:table-cell table:style-name="ce1"/>
          <table:table-cell office:value-type="string" office:string-value="" table:formula="of:=IF(INDEX([.AF$18:.AF$200];[.$K148])=&quot;&quot;;&quot;&quot;;[.AF$17]&amp;&quot; = yes &quot;)" table:style-name="ce1"/>
          <table:table-cell office:value-type="string" office:string-value="" table:formula="of:=IF(INDEX([.AG$18:.AG$200];[.$K148])=&quot;&quot;;&quot;&quot;;[.AG$17]&amp;&quot; = yes &quot;)" table:style-name="ce1"/>
          <table:table-cell office:value-type="string" office:string-value="" table:formula="of:=IF(INDEX([.AH$18:.AH$200];[.$K148])=&quot;&quot;;&quot;&quot;;[.AH$17]&amp;&quot; = yes &quot;)" table:style-name="ce1"/>
          <table:table-cell office:value-type="string" office:string-value="" table:formula="of:=IF(INDEX([.AI$18:.AI$200];[.$K148])=&quot;&quot;;&quot;&quot;;[.AI$17]&amp;&quot; = yes &quot;)" table:style-name="ce1"/>
          <table:table-cell office:value-type="string" office:string-value="" table:formula="of:=IF(INDEX([.AF$18:.AF$200];MATCH([.$C148];[.$Y$18:.$Y$200]))=&quot;&quot;;&quot;&quot;;[.AF$17]&amp;&quot; = yes &quot;)" table:style-name="ce1"/>
          <table:table-cell office:value-type="string" office:string-value="" table:formula="of:=IF(INDEX([.AG$18:.AG$200];MATCH([.$C148];[.$Y$18:.$Y$200]))=&quot;&quot;;&quot;&quot;;[.AG$17]&amp;&quot; = yes &quot;)" table:style-name="ce1"/>
          <table:table-cell office:value-type="string" office:string-value="" table:formula="of:=IF(INDEX([.AH$18:.AH$200];MATCH([.$C148];[.$Y$18:.$Y$200]))=&quot;&quot;;&quot;&quot;;[.AH$17]&amp;&quot; = yes &quot;)" table:style-name="ce1"/>
          <table:table-cell office:value-type="string" office:string-value="" table:formula="of:=IF(INDEX([.AI$18:.AI$200];MATCH([.$C14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42</text:p>
          </table:table-cell>
          <table:table-cell office:value-type="string" office:string-value="pc_sandsea" table:formula="of:=INDEX([.Y$18:.Y$200];[.K149])" table:style-name="ce1">
            <text:p>pc_sandsea</text:p>
          </table:table-cell>
          <table:table-cell office:value-type="string" office:string-value="pc_cascadian" table:formula="of:=INDEX([.$Z$7:.$AD$17];[.L149];[.M149])" table:style-name="ce1">
            <text:p>pc_cascadian</text:p>
          </table:table-cell>
          <table:table-cell office:value-type="string" office:string-value="@terraforming_cost_level_3" table:formula="of:=[.$X$8]&amp;[.N149]" table:style-name="ce1">
            <text:p>@terraforming_cost_level_3</text:p>
          </table:table-cell>
          <table:table-cell office:value-type="string" office:string-value="@terraforming_duration_level_3" table:formula="of:=[.$X$9]&amp;[.N149]" table:style-name="ce1">
            <text:p>@terraforming_duration_level_3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149]&amp;&quot;OR={&quot;&amp;CONCATENATE([.P149];[.Q149];[.R149];[.S149])&amp;&quot;}&quot;&quot;OR={&quot;&amp;CONCATENATE([.T149];[.U149];[.V149];[.W149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49]+1)" table:style-name="ce1">
            <text:p>tech3</text:p>
          </table:table-cell>
          <table:table-cell office:value-type="float" office:value="0" table:formula="of:=[.I148]" table:style-name="ce1">
            <text:p>0</text:p>
          </table:table-cell>
          <table:table-cell office:value-type="float" office:value="142" table:style-name="ce1">
            <text:p>142</text:p>
          </table:table-cell>
          <table:table-cell office:value-type="float" office:value="4" table:formula="of:=INT([.J149]/COUNTA([.$Z$7:.$AD$17]))+1" table:style-name="ce1">
            <text:p>4</text:p>
          </table:table-cell>
          <table:table-cell office:value-type="float" office:value="3" table:formula="of:=IF(INDEX([.$Z$7:.$AD$17];[.L148]+1;[.M148])=&quot;&quot;;1;[.L148]+1)" table:style-name="ce1">
            <text:p>3</text:p>
          </table:table-cell>
          <table:table-cell office:value-type="float" office:value="4" table:formula="of:=IF(INDEX([.$Z$7:.$AD$17];[.L148]+1;[.M148])=&quot;&quot;;IF([.M148]=5;1;[.M148]+1);[.M148])" table:style-name="ce1">
            <text:p>4</text:p>
          </table:table-cell>
          <table:table-cell office:value-type="float" office:value="3" table:formula="of:=IF([.B149]=[.C149];0;INDEX([.$Z$18:.$AD$25];INT([.$J149]/COUNTA([.$Z$7:.$AD$17]))+1;[.$M149]))" table:style-name="ce1">
            <text:p>3</text:p>
          </table:table-cell>
          <table:table-cell table:style-name="ce1"/>
          <table:table-cell office:value-type="string" office:string-value="" table:formula="of:=IF(INDEX([.AF$18:.AF$200];[.$K149])=&quot;&quot;;&quot;&quot;;[.AF$17]&amp;&quot; = yes &quot;)" table:style-name="ce1"/>
          <table:table-cell office:value-type="string" office:string-value="" table:formula="of:=IF(INDEX([.AG$18:.AG$200];[.$K149])=&quot;&quot;;&quot;&quot;;[.AG$17]&amp;&quot; = yes &quot;)" table:style-name="ce1"/>
          <table:table-cell office:value-type="string" office:string-value="" table:formula="of:=IF(INDEX([.AH$18:.AH$200];[.$K149])=&quot;&quot;;&quot;&quot;;[.AH$17]&amp;&quot; = yes &quot;)" table:style-name="ce1"/>
          <table:table-cell office:value-type="string" office:string-value="" table:formula="of:=IF(INDEX([.AI$18:.AI$200];[.$K149])=&quot;&quot;;&quot;&quot;;[.AI$17]&amp;&quot; = yes &quot;)" table:style-name="ce1"/>
          <table:table-cell office:value-type="string" office:string-value="planetary_diversity_enabled = yes " table:formula="of:=IF(INDEX([.AF$18:.AF$200];MATCH([.$C149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149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149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149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43</text:p>
          </table:table-cell>
          <table:table-cell office:value-type="string" office:string-value="pc_sandsea" table:formula="of:=INDEX([.Y$18:.Y$200];[.K150])" table:style-name="ce1">
            <text:p>pc_sandsea</text:p>
          </table:table-cell>
          <table:table-cell office:value-type="string" office:string-value="pc_geothermal" table:formula="of:=INDEX([.$Z$7:.$AD$17];[.L150];[.M150])" table:style-name="ce1">
            <text:p>pc_geothermal</text:p>
          </table:table-cell>
          <table:table-cell office:value-type="string" office:string-value="@terraforming_cost_level_3" table:formula="of:=[.$X$8]&amp;[.N150]" table:style-name="ce1">
            <text:p>@terraforming_cost_level_3</text:p>
          </table:table-cell>
          <table:table-cell office:value-type="string" office:string-value="@terraforming_duration_level_3" table:formula="of:=[.$X$9]&amp;[.N150]" table:style-name="ce1">
            <text:p>@terraforming_duration_level_3</text:p>
          </table:table-cell>
          <table:table-cell office:value-type="string" office:string-value="OR={}&quot;OR={}" table:formula="of:=[.O150]&amp;&quot;OR={&quot;&amp;CONCATENATE([.P150];[.Q150];[.R150];[.S150])&amp;&quot;}&quot;&quot;OR={&quot;&amp;CONCATENATE([.T150];[.U150];[.V150];[.W15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50]+1)" table:style-name="ce1">
            <text:p>tech3</text:p>
          </table:table-cell>
          <table:table-cell office:value-type="float" office:value="0" table:formula="of:=[.I149]" table:style-name="ce1">
            <text:p>0</text:p>
          </table:table-cell>
          <table:table-cell office:value-type="float" office:value="143" table:style-name="ce1">
            <text:p>143</text:p>
          </table:table-cell>
          <table:table-cell office:value-type="float" office:value="4" table:formula="of:=INT([.J150]/COUNTA([.$Z$7:.$AD$17]))+1" table:style-name="ce1">
            <text:p>4</text:p>
          </table:table-cell>
          <table:table-cell office:value-type="float" office:value="4" table:formula="of:=IF(INDEX([.$Z$7:.$AD$17];[.L149]+1;[.M149])=&quot;&quot;;1;[.L149]+1)" table:style-name="ce1">
            <text:p>4</text:p>
          </table:table-cell>
          <table:table-cell office:value-type="float" office:value="4" table:formula="of:=IF(INDEX([.$Z$7:.$AD$17];[.L149]+1;[.M149])=&quot;&quot;;IF([.M149]=5;1;[.M149]+1);[.M149])" table:style-name="ce1">
            <text:p>4</text:p>
          </table:table-cell>
          <table:table-cell office:value-type="float" office:value="3" table:formula="of:=IF([.B150]=[.C150];0;INDEX([.$Z$18:.$AD$25];INT([.$J150]/COUNTA([.$Z$7:.$AD$17]))+1;[.$M150]))" table:style-name="ce1">
            <text:p>3</text:p>
          </table:table-cell>
          <table:table-cell table:style-name="ce1"/>
          <table:table-cell office:value-type="string" office:string-value="" table:formula="of:=IF(INDEX([.AF$18:.AF$200];[.$K150])=&quot;&quot;;&quot;&quot;;[.AF$17]&amp;&quot; = yes &quot;)" table:style-name="ce1"/>
          <table:table-cell office:value-type="string" office:string-value="" table:formula="of:=IF(INDEX([.AG$18:.AG$200];[.$K150])=&quot;&quot;;&quot;&quot;;[.AG$17]&amp;&quot; = yes &quot;)" table:style-name="ce1"/>
          <table:table-cell office:value-type="string" office:string-value="" table:formula="of:=IF(INDEX([.AH$18:.AH$200];[.$K150])=&quot;&quot;;&quot;&quot;;[.AH$17]&amp;&quot; = yes &quot;)" table:style-name="ce1"/>
          <table:table-cell office:value-type="string" office:string-value="" table:formula="of:=IF(INDEX([.AI$18:.AI$200];[.$K150])=&quot;&quot;;&quot;&quot;;[.AI$17]&amp;&quot; = yes &quot;)" table:style-name="ce1"/>
          <table:table-cell office:value-type="string" office:string-value="" table:formula="of:=IF(INDEX([.AF$18:.AF$200];MATCH([.$C150];[.$Y$18:.$Y$200]))=&quot;&quot;;&quot;&quot;;[.AF$17]&amp;&quot; = yes &quot;)" table:style-name="ce1"/>
          <table:table-cell office:value-type="string" office:string-value="" table:formula="of:=IF(INDEX([.AG$18:.AG$200];MATCH([.$C150];[.$Y$18:.$Y$200]))=&quot;&quot;;&quot;&quot;;[.AG$17]&amp;&quot; = yes &quot;)" table:style-name="ce1"/>
          <table:table-cell office:value-type="string" office:string-value="" table:formula="of:=IF(INDEX([.AH$18:.AH$200];MATCH([.$C150];[.$Y$18:.$Y$200]))=&quot;&quot;;&quot;&quot;;[.AH$17]&amp;&quot; = yes &quot;)" table:style-name="ce1"/>
          <table:table-cell office:value-type="string" office:string-value="" table:formula="of:=IF(INDEX([.AI$18:.AI$200];MATCH([.$C15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44</text:p>
          </table:table-cell>
          <table:table-cell office:value-type="string" office:string-value="pc_sandsea" table:formula="of:=INDEX([.Y$18:.Y$200];[.K151])" table:style-name="ce1">
            <text:p>pc_sandsea</text:p>
          </table:table-cell>
          <table:table-cell office:value-type="string" office:string-value="pc_glacial" table:formula="of:=INDEX([.$Z$7:.$AD$17];[.L151];[.M151])" table:style-name="ce1">
            <text:p>pc_glacial</text:p>
          </table:table-cell>
          <table:table-cell office:value-type="string" office:string-value="@terraforming_cost_level_3" table:formula="of:=[.$X$8]&amp;[.N151]" table:style-name="ce1">
            <text:p>@terraforming_cost_level_3</text:p>
          </table:table-cell>
          <table:table-cell office:value-type="string" office:string-value="@terraforming_duration_level_3" table:formula="of:=[.$X$9]&amp;[.N151]" table:style-name="ce1">
            <text:p>@terraforming_duration_level_3</text:p>
          </table:table-cell>
          <table:table-cell office:value-type="string" office:string-value="OR={}&quot;OR={}" table:formula="of:=[.O151]&amp;&quot;OR={&quot;&amp;CONCATENATE([.P151];[.Q151];[.R151];[.S151])&amp;&quot;}&quot;&quot;OR={&quot;&amp;CONCATENATE([.T151];[.U151];[.V151];[.W15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51]+1)" table:style-name="ce1">
            <text:p>tech3</text:p>
          </table:table-cell>
          <table:table-cell office:value-type="float" office:value="0" table:formula="of:=[.I150]" table:style-name="ce1">
            <text:p>0</text:p>
          </table:table-cell>
          <table:table-cell office:value-type="float" office:value="144" table:style-name="ce1">
            <text:p>144</text:p>
          </table:table-cell>
          <table:table-cell office:value-type="float" office:value="4" table:formula="of:=INT([.J151]/COUNTA([.$Z$7:.$AD$17]))+1" table:style-name="ce1">
            <text:p>4</text:p>
          </table:table-cell>
          <table:table-cell office:value-type="float" office:value="5" table:formula="of:=IF(INDEX([.$Z$7:.$AD$17];[.L150]+1;[.M150])=&quot;&quot;;1;[.L150]+1)" table:style-name="ce1">
            <text:p>5</text:p>
          </table:table-cell>
          <table:table-cell office:value-type="float" office:value="4" table:formula="of:=IF(INDEX([.$Z$7:.$AD$17];[.L150]+1;[.M150])=&quot;&quot;;IF([.M150]=5;1;[.M150]+1);[.M150])" table:style-name="ce1">
            <text:p>4</text:p>
          </table:table-cell>
          <table:table-cell office:value-type="float" office:value="3" table:formula="of:=IF([.B151]=[.C151];0;INDEX([.$Z$18:.$AD$25];INT([.$J151]/COUNTA([.$Z$7:.$AD$17]))+1;[.$M151]))" table:style-name="ce1">
            <text:p>3</text:p>
          </table:table-cell>
          <table:table-cell table:style-name="ce1"/>
          <table:table-cell office:value-type="string" office:string-value="" table:formula="of:=IF(INDEX([.AF$18:.AF$200];[.$K151])=&quot;&quot;;&quot;&quot;;[.AF$17]&amp;&quot; = yes &quot;)" table:style-name="ce1"/>
          <table:table-cell office:value-type="string" office:string-value="" table:formula="of:=IF(INDEX([.AG$18:.AG$200];[.$K151])=&quot;&quot;;&quot;&quot;;[.AG$17]&amp;&quot; = yes &quot;)" table:style-name="ce1"/>
          <table:table-cell office:value-type="string" office:string-value="" table:formula="of:=IF(INDEX([.AH$18:.AH$200];[.$K151])=&quot;&quot;;&quot;&quot;;[.AH$17]&amp;&quot; = yes &quot;)" table:style-name="ce1"/>
          <table:table-cell office:value-type="string" office:string-value="" table:formula="of:=IF(INDEX([.AI$18:.AI$200];[.$K151])=&quot;&quot;;&quot;&quot;;[.AI$17]&amp;&quot; = yes &quot;)" table:style-name="ce1"/>
          <table:table-cell office:value-type="string" office:string-value="" table:formula="of:=IF(INDEX([.AF$18:.AF$200];MATCH([.$C151];[.$Y$18:.$Y$200]))=&quot;&quot;;&quot;&quot;;[.AF$17]&amp;&quot; = yes &quot;)" table:style-name="ce1"/>
          <table:table-cell office:value-type="string" office:string-value="" table:formula="of:=IF(INDEX([.AG$18:.AG$200];MATCH([.$C151];[.$Y$18:.$Y$200]))=&quot;&quot;;&quot;&quot;;[.AG$17]&amp;&quot; = yes &quot;)" table:style-name="ce1"/>
          <table:table-cell office:value-type="string" office:string-value="" table:formula="of:=IF(INDEX([.AH$18:.AH$200];MATCH([.$C151];[.$Y$18:.$Y$200]))=&quot;&quot;;&quot;&quot;;[.AH$17]&amp;&quot; = yes &quot;)" table:style-name="ce1"/>
          <table:table-cell office:value-type="string" office:string-value="" table:formula="of:=IF(INDEX([.AI$18:.AI$200];MATCH([.$C15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45</text:p>
          </table:table-cell>
          <table:table-cell office:value-type="string" office:string-value="pc_sandsea" table:formula="of:=INDEX([.Y$18:.Y$200];[.K152])" table:style-name="ce1">
            <text:p>pc_sandsea</text:p>
          </table:table-cell>
          <table:table-cell office:value-type="string" office:string-value="pc_subarctic" table:formula="of:=INDEX([.$Z$7:.$AD$17];[.L152];[.M152])" table:style-name="ce1">
            <text:p>pc_subarctic</text:p>
          </table:table-cell>
          <table:table-cell office:value-type="string" office:string-value="@terraforming_cost_level_3" table:formula="of:=[.$X$8]&amp;[.N152]" table:style-name="ce1">
            <text:p>@terraforming_cost_level_3</text:p>
          </table:table-cell>
          <table:table-cell office:value-type="string" office:string-value="@terraforming_duration_level_3" table:formula="of:=[.$X$9]&amp;[.N152]" table:style-name="ce1">
            <text:p>@terraforming_duration_level_3</text:p>
          </table:table-cell>
          <table:table-cell office:value-type="string" office:string-value="OR={}&quot;OR={}" table:formula="of:=[.O152]&amp;&quot;OR={&quot;&amp;CONCATENATE([.P152];[.Q152];[.R152];[.S152])&amp;&quot;}&quot;&quot;OR={&quot;&amp;CONCATENATE([.T152];[.U152];[.V152];[.W15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52]+1)" table:style-name="ce1">
            <text:p>tech3</text:p>
          </table:table-cell>
          <table:table-cell office:value-type="float" office:value="0" table:formula="of:=[.I151]" table:style-name="ce1">
            <text:p>0</text:p>
          </table:table-cell>
          <table:table-cell office:value-type="float" office:value="145" table:style-name="ce1">
            <text:p>145</text:p>
          </table:table-cell>
          <table:table-cell office:value-type="float" office:value="4" table:formula="of:=INT([.J152]/COUNTA([.$Z$7:.$AD$17]))+1" table:style-name="ce1">
            <text:p>4</text:p>
          </table:table-cell>
          <table:table-cell office:value-type="float" office:value="6" table:formula="of:=IF(INDEX([.$Z$7:.$AD$17];[.L151]+1;[.M151])=&quot;&quot;;1;[.L151]+1)" table:style-name="ce1">
            <text:p>6</text:p>
          </table:table-cell>
          <table:table-cell office:value-type="float" office:value="4" table:formula="of:=IF(INDEX([.$Z$7:.$AD$17];[.L151]+1;[.M151])=&quot;&quot;;IF([.M151]=5;1;[.M151]+1);[.M151])" table:style-name="ce1">
            <text:p>4</text:p>
          </table:table-cell>
          <table:table-cell office:value-type="float" office:value="3" table:formula="of:=IF([.B152]=[.C152];0;INDEX([.$Z$18:.$AD$25];INT([.$J152]/COUNTA([.$Z$7:.$AD$17]))+1;[.$M152]))" table:style-name="ce1">
            <text:p>3</text:p>
          </table:table-cell>
          <table:table-cell table:style-name="ce1"/>
          <table:table-cell office:value-type="string" office:string-value="" table:formula="of:=IF(INDEX([.AF$18:.AF$200];[.$K152])=&quot;&quot;;&quot;&quot;;[.AF$17]&amp;&quot; = yes &quot;)" table:style-name="ce1"/>
          <table:table-cell office:value-type="string" office:string-value="" table:formula="of:=IF(INDEX([.AG$18:.AG$200];[.$K152])=&quot;&quot;;&quot;&quot;;[.AG$17]&amp;&quot; = yes &quot;)" table:style-name="ce1"/>
          <table:table-cell office:value-type="string" office:string-value="" table:formula="of:=IF(INDEX([.AH$18:.AH$200];[.$K152])=&quot;&quot;;&quot;&quot;;[.AH$17]&amp;&quot; = yes &quot;)" table:style-name="ce1"/>
          <table:table-cell office:value-type="string" office:string-value="" table:formula="of:=IF(INDEX([.AI$18:.AI$200];[.$K152])=&quot;&quot;;&quot;&quot;;[.AI$17]&amp;&quot; = yes &quot;)" table:style-name="ce1"/>
          <table:table-cell office:value-type="string" office:string-value="" table:formula="of:=IF(INDEX([.AF$18:.AF$200];MATCH([.$C152];[.$Y$18:.$Y$200]))=&quot;&quot;;&quot;&quot;;[.AF$17]&amp;&quot; = yes &quot;)" table:style-name="ce1"/>
          <table:table-cell office:value-type="string" office:string-value="" table:formula="of:=IF(INDEX([.AG$18:.AG$200];MATCH([.$C152];[.$Y$18:.$Y$200]))=&quot;&quot;;&quot;&quot;;[.AG$17]&amp;&quot; = yes &quot;)" table:style-name="ce1"/>
          <table:table-cell office:value-type="string" office:string-value="" table:formula="of:=IF(INDEX([.AH$18:.AH$200];MATCH([.$C152];[.$Y$18:.$Y$200]))=&quot;&quot;;&quot;&quot;;[.AH$17]&amp;&quot; = yes &quot;)" table:style-name="ce1"/>
          <table:table-cell office:value-type="string" office:string-value="" table:formula="of:=IF(INDEX([.AI$18:.AI$200];MATCH([.$C15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46</text:p>
          </table:table-cell>
          <table:table-cell office:value-type="string" office:string-value="pc_sandsea" table:formula="of:=INDEX([.Y$18:.Y$200];[.K153])" table:style-name="ce1">
            <text:p>pc_sandsea</text:p>
          </table:table-cell>
          <table:table-cell office:value-type="string" office:string-value="pc_marginal_cold" table:formula="of:=INDEX([.$Z$7:.$AD$17];[.L153];[.M153])" table:style-name="ce1">
            <text:p>pc_marginal_cold</text:p>
          </table:table-cell>
          <table:table-cell office:value-type="string" office:string-value="@terraforming_cost_level_3" table:formula="of:=[.$X$8]&amp;[.N153]" table:style-name="ce1">
            <text:p>@terraforming_cost_level_3</text:p>
          </table:table-cell>
          <table:table-cell office:value-type="string" office:string-value="@terraforming_duration_level_3" table:formula="of:=[.$X$9]&amp;[.N153]" table:style-name="ce1">
            <text:p>@terraforming_duration_level_3</text:p>
          </table:table-cell>
          <table:table-cell office:value-type="string" office:string-value="OR={}&quot;OR={}" table:formula="of:=[.O153]&amp;&quot;OR={&quot;&amp;CONCATENATE([.P153];[.Q153];[.R153];[.S153])&amp;&quot;}&quot;&quot;OR={&quot;&amp;CONCATENATE([.T153];[.U153];[.V153];[.W15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53]+1)" table:style-name="ce1">
            <text:p>tech3</text:p>
          </table:table-cell>
          <table:table-cell office:value-type="float" office:value="0" table:formula="of:=[.I152]" table:style-name="ce1">
            <text:p>0</text:p>
          </table:table-cell>
          <table:table-cell office:value-type="float" office:value="146" table:style-name="ce1">
            <text:p>146</text:p>
          </table:table-cell>
          <table:table-cell office:value-type="float" office:value="4" table:formula="of:=INT([.J153]/COUNTA([.$Z$7:.$AD$17]))+1" table:style-name="ce1">
            <text:p>4</text:p>
          </table:table-cell>
          <table:table-cell office:value-type="float" office:value="7" table:formula="of:=IF(INDEX([.$Z$7:.$AD$17];[.L152]+1;[.M152])=&quot;&quot;;1;[.L152]+1)" table:style-name="ce1">
            <text:p>7</text:p>
          </table:table-cell>
          <table:table-cell office:value-type="float" office:value="4" table:formula="of:=IF(INDEX([.$Z$7:.$AD$17];[.L152]+1;[.M152])=&quot;&quot;;IF([.M152]=5;1;[.M152]+1);[.M152])" table:style-name="ce1">
            <text:p>4</text:p>
          </table:table-cell>
          <table:table-cell office:value-type="float" office:value="3" table:formula="of:=IF([.B153]=[.C153];0;INDEX([.$Z$18:.$AD$25];INT([.$J153]/COUNTA([.$Z$7:.$AD$17]))+1;[.$M153]))" table:style-name="ce1">
            <text:p>3</text:p>
          </table:table-cell>
          <table:table-cell table:style-name="ce1"/>
          <table:table-cell office:value-type="string" office:string-value="" table:formula="of:=IF(INDEX([.AF$18:.AF$200];[.$K153])=&quot;&quot;;&quot;&quot;;[.AF$17]&amp;&quot; = yes &quot;)" table:style-name="ce1"/>
          <table:table-cell office:value-type="string" office:string-value="" table:formula="of:=IF(INDEX([.AG$18:.AG$200];[.$K153])=&quot;&quot;;&quot;&quot;;[.AG$17]&amp;&quot; = yes &quot;)" table:style-name="ce1"/>
          <table:table-cell office:value-type="string" office:string-value="" table:formula="of:=IF(INDEX([.AH$18:.AH$200];[.$K153])=&quot;&quot;;&quot;&quot;;[.AH$17]&amp;&quot; = yes &quot;)" table:style-name="ce1"/>
          <table:table-cell office:value-type="string" office:string-value="" table:formula="of:=IF(INDEX([.AI$18:.AI$200];[.$K153])=&quot;&quot;;&quot;&quot;;[.AI$17]&amp;&quot; = yes &quot;)" table:style-name="ce1"/>
          <table:table-cell office:value-type="string" office:string-value="" table:formula="of:=IF(INDEX([.AF$18:.AF$200];MATCH([.$C153];[.$Y$18:.$Y$200]))=&quot;&quot;;&quot;&quot;;[.AF$17]&amp;&quot; = yes &quot;)" table:style-name="ce1"/>
          <table:table-cell office:value-type="string" office:string-value="" table:formula="of:=IF(INDEX([.AG$18:.AG$200];MATCH([.$C153];[.$Y$18:.$Y$200]))=&quot;&quot;;&quot;&quot;;[.AG$17]&amp;&quot; = yes &quot;)" table:style-name="ce1"/>
          <table:table-cell office:value-type="string" office:string-value="" table:formula="of:=IF(INDEX([.AH$18:.AH$200];MATCH([.$C153];[.$Y$18:.$Y$200]))=&quot;&quot;;&quot;&quot;;[.AH$17]&amp;&quot; = yes &quot;)" table:style-name="ce1"/>
          <table:table-cell office:value-type="string" office:string-value="" table:formula="of:=IF(INDEX([.AI$18:.AI$200];MATCH([.$C15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47</text:p>
          </table:table-cell>
          <table:table-cell office:value-type="string" office:string-value="pc_sandsea" table:formula="of:=INDEX([.Y$18:.Y$200];[.K154])" table:style-name="ce1">
            <text:p>pc_sandsea</text:p>
          </table:table-cell>
          <table:table-cell office:value-type="string" office:string-value="pc_gaia" table:formula="of:=INDEX([.$Z$7:.$AD$17];[.L154];[.M154])" table:style-name="ce1">
            <text:p>pc_gaia</text:p>
          </table:table-cell>
          <table:table-cell office:value-type="string" office:string-value="@terraforming_cost_level_4" table:formula="of:=[.$X$8]&amp;[.N154]" table:style-name="ce1">
            <text:p>@terraforming_cost_level_4</text:p>
          </table:table-cell>
          <table:table-cell office:value-type="string" office:string-value="@terraforming_duration_level_4" table:formula="of:=[.$X$9]&amp;[.N154]" table:style-name="ce1">
            <text:p>@terraforming_duration_level_4</text:p>
          </table:table-cell>
          <table:table-cell office:value-type="string" office:string-value="OR={}&quot;OR={}" table:formula="of:=[.O154]&amp;&quot;OR={&quot;&amp;CONCATENATE([.P154];[.Q154];[.R154];[.S154])&amp;&quot;}&quot;&quot;OR={&quot;&amp;CONCATENATE([.T154];[.U154];[.V154];[.W15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54]+1)" table:style-name="ce1">
            <text:p>tech4</text:p>
          </table:table-cell>
          <table:table-cell office:value-type="float" office:value="0" table:formula="of:=[.I153]" table:style-name="ce1">
            <text:p>0</text:p>
          </table:table-cell>
          <table:table-cell office:value-type="float" office:value="147" table:style-name="ce1">
            <text:p>147</text:p>
          </table:table-cell>
          <table:table-cell office:value-type="float" office:value="4" table:formula="of:=INT([.J154]/COUNTA([.$Z$7:.$AD$17]))+1" table:style-name="ce1">
            <text:p>4</text:p>
          </table:table-cell>
          <table:table-cell office:value-type="float" office:value="1" table:formula="of:=IF(INDEX([.$Z$7:.$AD$17];[.L153]+1;[.M153])=&quot;&quot;;1;[.L153]+1)" table:style-name="ce1">
            <text:p>1</text:p>
          </table:table-cell>
          <table:table-cell office:value-type="float" office:value="5" table:formula="of:=IF(INDEX([.$Z$7:.$AD$17];[.L153]+1;[.M153])=&quot;&quot;;IF([.M153]=5;1;[.M153]+1);[.M153])" table:style-name="ce1">
            <text:p>5</text:p>
          </table:table-cell>
          <table:table-cell office:value-type="float" office:value="4" table:formula="of:=IF([.B154]=[.C154];0;INDEX([.$Z$18:.$AD$25];INT([.$J154]/COUNTA([.$Z$7:.$AD$17]))+1;[.$M154]))" table:style-name="ce1">
            <text:p>4</text:p>
          </table:table-cell>
          <table:table-cell table:style-name="ce1"/>
          <table:table-cell office:value-type="string" office:string-value="" table:formula="of:=IF(INDEX([.AF$18:.AF$200];[.$K154])=&quot;&quot;;&quot;&quot;;[.AF$17]&amp;&quot; = yes &quot;)" table:style-name="ce1"/>
          <table:table-cell office:value-type="string" office:string-value="" table:formula="of:=IF(INDEX([.AG$18:.AG$200];[.$K154])=&quot;&quot;;&quot;&quot;;[.AG$17]&amp;&quot; = yes &quot;)" table:style-name="ce1"/>
          <table:table-cell office:value-type="string" office:string-value="" table:formula="of:=IF(INDEX([.AH$18:.AH$200];[.$K154])=&quot;&quot;;&quot;&quot;;[.AH$17]&amp;&quot; = yes &quot;)" table:style-name="ce1"/>
          <table:table-cell office:value-type="string" office:string-value="" table:formula="of:=IF(INDEX([.AI$18:.AI$200];[.$K154])=&quot;&quot;;&quot;&quot;;[.AI$17]&amp;&quot; = yes &quot;)" table:style-name="ce1"/>
          <table:table-cell office:value-type="string" office:string-value="" table:formula="of:=IF(INDEX([.AF$18:.AF$200];MATCH([.$C154];[.$Y$18:.$Y$200]))=&quot;&quot;;&quot;&quot;;[.AF$17]&amp;&quot; = yes &quot;)" table:style-name="ce1"/>
          <table:table-cell office:value-type="string" office:string-value="" table:formula="of:=IF(INDEX([.AG$18:.AG$200];MATCH([.$C154];[.$Y$18:.$Y$200]))=&quot;&quot;;&quot;&quot;;[.AG$17]&amp;&quot; = yes &quot;)" table:style-name="ce1"/>
          <table:table-cell office:value-type="string" office:string-value="" table:formula="of:=IF(INDEX([.AH$18:.AH$200];MATCH([.$C154];[.$Y$18:.$Y$200]))=&quot;&quot;;&quot;&quot;;[.AH$17]&amp;&quot; = yes &quot;)" table:style-name="ce1"/>
          <table:table-cell office:value-type="string" office:string-value="" table:formula="of:=IF(INDEX([.AI$18:.AI$200];MATCH([.$C15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48</text:p>
          </table:table-cell>
          <table:table-cell office:value-type="string" office:string-value="pc_sandsea" table:formula="of:=INDEX([.Y$18:.Y$200];[.K155])" table:style-name="ce1">
            <text:p>pc_sandsea</text:p>
          </table:table-cell>
          <table:table-cell office:value-type="string" office:string-value="pc_machine" table:formula="of:=INDEX([.$Z$7:.$AD$17];[.L155];[.M155])" table:style-name="ce1">
            <text:p>pc_machine</text:p>
          </table:table-cell>
          <table:table-cell office:value-type="string" office:string-value="@terraforming_cost_level_4" table:formula="of:=[.$X$8]&amp;[.N155]" table:style-name="ce1">
            <text:p>@terraforming_cost_level_4</text:p>
          </table:table-cell>
          <table:table-cell office:value-type="string" office:string-value="@terraforming_duration_level_4" table:formula="of:=[.$X$9]&amp;[.N155]" table:style-name="ce1">
            <text:p>@terraforming_duration_level_4</text:p>
          </table:table-cell>
          <table:table-cell office:value-type="string" office:string-value="OR={}&quot;OR={}" table:formula="of:=[.O155]&amp;&quot;OR={&quot;&amp;CONCATENATE([.P155];[.Q155];[.R155];[.S155])&amp;&quot;}&quot;&quot;OR={&quot;&amp;CONCATENATE([.T155];[.U155];[.V155];[.W15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55]+1)" table:style-name="ce1">
            <text:p>tech4</text:p>
          </table:table-cell>
          <table:table-cell office:value-type="float" office:value="0" table:formula="of:=[.I154]" table:style-name="ce1">
            <text:p>0</text:p>
          </table:table-cell>
          <table:table-cell office:value-type="float" office:value="148" table:style-name="ce1">
            <text:p>148</text:p>
          </table:table-cell>
          <table:table-cell office:value-type="float" office:value="4" table:formula="of:=INT([.J155]/COUNTA([.$Z$7:.$AD$17]))+1" table:style-name="ce1">
            <text:p>4</text:p>
          </table:table-cell>
          <table:table-cell office:value-type="float" office:value="2" table:formula="of:=IF(INDEX([.$Z$7:.$AD$17];[.L154]+1;[.M154])=&quot;&quot;;1;[.L154]+1)" table:style-name="ce1">
            <text:p>2</text:p>
          </table:table-cell>
          <table:table-cell office:value-type="float" office:value="5" table:formula="of:=IF(INDEX([.$Z$7:.$AD$17];[.L154]+1;[.M154])=&quot;&quot;;IF([.M154]=5;1;[.M154]+1);[.M154])" table:style-name="ce1">
            <text:p>5</text:p>
          </table:table-cell>
          <table:table-cell office:value-type="float" office:value="4" table:formula="of:=IF([.B155]=[.C155];0;INDEX([.$Z$18:.$AD$25];INT([.$J155]/COUNTA([.$Z$7:.$AD$17]))+1;[.$M155]))" table:style-name="ce1">
            <text:p>4</text:p>
          </table:table-cell>
          <table:table-cell table:style-name="ce1"/>
          <table:table-cell office:value-type="string" office:string-value="" table:formula="of:=IF(INDEX([.AF$18:.AF$200];[.$K155])=&quot;&quot;;&quot;&quot;;[.AF$17]&amp;&quot; = yes &quot;)" table:style-name="ce1"/>
          <table:table-cell office:value-type="string" office:string-value="" table:formula="of:=IF(INDEX([.AG$18:.AG$200];[.$K155])=&quot;&quot;;&quot;&quot;;[.AG$17]&amp;&quot; = yes &quot;)" table:style-name="ce1"/>
          <table:table-cell office:value-type="string" office:string-value="" table:formula="of:=IF(INDEX([.AH$18:.AH$200];[.$K155])=&quot;&quot;;&quot;&quot;;[.AH$17]&amp;&quot; = yes &quot;)" table:style-name="ce1"/>
          <table:table-cell office:value-type="string" office:string-value="" table:formula="of:=IF(INDEX([.AI$18:.AI$200];[.$K155])=&quot;&quot;;&quot;&quot;;[.AI$17]&amp;&quot; = yes &quot;)" table:style-name="ce1"/>
          <table:table-cell office:value-type="string" office:string-value="" table:formula="of:=IF(INDEX([.AF$18:.AF$200];MATCH([.$C155];[.$Y$18:.$Y$200]))=&quot;&quot;;&quot;&quot;;[.AF$17]&amp;&quot; = yes &quot;)" table:style-name="ce1"/>
          <table:table-cell office:value-type="string" office:string-value="" table:formula="of:=IF(INDEX([.AG$18:.AG$200];MATCH([.$C155];[.$Y$18:.$Y$200]))=&quot;&quot;;&quot;&quot;;[.AG$17]&amp;&quot; = yes &quot;)" table:style-name="ce1"/>
          <table:table-cell office:value-type="string" office:string-value="" table:formula="of:=IF(INDEX([.AH$18:.AH$200];MATCH([.$C155];[.$Y$18:.$Y$200]))=&quot;&quot;;&quot;&quot;;[.AH$17]&amp;&quot; = yes &quot;)" table:style-name="ce1"/>
          <table:table-cell office:value-type="string" office:string-value="" table:formula="of:=IF(INDEX([.AI$18:.AI$200];MATCH([.$C15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49</text:p>
          </table:table-cell>
          <table:table-cell office:value-type="string" office:string-value="pc_sandsea" table:formula="of:=INDEX([.Y$18:.Y$200];[.K156])" table:style-name="ce1">
            <text:p>pc_sandsea</text:p>
          </table:table-cell>
          <table:table-cell office:value-type="string" office:string-value="pc_cybertronic" table:formula="of:=INDEX([.$Z$7:.$AD$17];[.L156];[.M156])" table:style-name="ce1">
            <text:p>pc_cybertronic</text:p>
          </table:table-cell>
          <table:table-cell office:value-type="string" office:string-value="@terraforming_cost_level_4" table:formula="of:=[.$X$8]&amp;[.N156]" table:style-name="ce1">
            <text:p>@terraforming_cost_level_4</text:p>
          </table:table-cell>
          <table:table-cell office:value-type="string" office:string-value="@terraforming_duration_level_4" table:formula="of:=[.$X$9]&amp;[.N156]" table:style-name="ce1">
            <text:p>@terraforming_duration_level_4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156]&amp;&quot;OR={&quot;&amp;CONCATENATE([.P156];[.Q156];[.R156];[.S156])&amp;&quot;}&quot;&quot;OR={&quot;&amp;CONCATENATE([.T156];[.U156];[.V156];[.W156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56]+1)" table:style-name="ce1">
            <text:p>tech4</text:p>
          </table:table-cell>
          <table:table-cell office:value-type="float" office:value="0" table:formula="of:=[.I155]" table:style-name="ce1">
            <text:p>0</text:p>
          </table:table-cell>
          <table:table-cell office:value-type="float" office:value="149" table:style-name="ce1">
            <text:p>149</text:p>
          </table:table-cell>
          <table:table-cell office:value-type="float" office:value="4" table:formula="of:=INT([.J156]/COUNTA([.$Z$7:.$AD$17]))+1" table:style-name="ce1">
            <text:p>4</text:p>
          </table:table-cell>
          <table:table-cell office:value-type="float" office:value="3" table:formula="of:=IF(INDEX([.$Z$7:.$AD$17];[.L155]+1;[.M155])=&quot;&quot;;1;[.L155]+1)" table:style-name="ce1">
            <text:p>3</text:p>
          </table:table-cell>
          <table:table-cell office:value-type="float" office:value="5" table:formula="of:=IF(INDEX([.$Z$7:.$AD$17];[.L155]+1;[.M155])=&quot;&quot;;IF([.M155]=5;1;[.M155]+1);[.M155])" table:style-name="ce1">
            <text:p>5</text:p>
          </table:table-cell>
          <table:table-cell office:value-type="float" office:value="4" table:formula="of:=IF([.B156]=[.C156];0;INDEX([.$Z$18:.$AD$25];INT([.$J156]/COUNTA([.$Z$7:.$AD$17]))+1;[.$M156]))" table:style-name="ce1">
            <text:p>4</text:p>
          </table:table-cell>
          <table:table-cell table:style-name="ce1"/>
          <table:table-cell office:value-type="string" office:string-value="" table:formula="of:=IF(INDEX([.AF$18:.AF$200];[.$K156])=&quot;&quot;;&quot;&quot;;[.AF$17]&amp;&quot; = yes &quot;)" table:style-name="ce1"/>
          <table:table-cell office:value-type="string" office:string-value="" table:formula="of:=IF(INDEX([.AG$18:.AG$200];[.$K156])=&quot;&quot;;&quot;&quot;;[.AG$17]&amp;&quot; = yes &quot;)" table:style-name="ce1"/>
          <table:table-cell office:value-type="string" office:string-value="" table:formula="of:=IF(INDEX([.AH$18:.AH$200];[.$K156])=&quot;&quot;;&quot;&quot;;[.AH$17]&amp;&quot; = yes &quot;)" table:style-name="ce1"/>
          <table:table-cell office:value-type="string" office:string-value="" table:formula="of:=IF(INDEX([.AI$18:.AI$200];[.$K156])=&quot;&quot;;&quot;&quot;;[.AI$17]&amp;&quot; = yes &quot;)" table:style-name="ce1"/>
          <table:table-cell office:value-type="string" office:string-value="planetary_diversity_enabled = yes " table:formula="of:=IF(INDEX([.AF$18:.AF$200];MATCH([.$C156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156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156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156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50</text:p>
          </table:table-cell>
          <table:table-cell office:value-type="string" office:string-value="pc_sandsea" table:formula="of:=INDEX([.Y$18:.Y$200];[.K157])" table:style-name="ce1">
            <text:p>pc_sandsea</text:p>
          </table:table-cell>
          <table:table-cell office:value-type="string" office:string-value="pc_nuked" table:formula="of:=INDEX([.$Z$7:.$AD$17];[.L157];[.M157])" table:style-name="ce1">
            <text:p>pc_nuked</text:p>
          </table:table-cell>
          <table:table-cell office:value-type="string" office:string-value="@terraforming_cost_level_4" table:formula="of:=[.$X$8]&amp;[.N157]" table:style-name="ce1">
            <text:p>@terraforming_cost_level_4</text:p>
          </table:table-cell>
          <table:table-cell office:value-type="string" office:string-value="@terraforming_duration_level_4" table:formula="of:=[.$X$9]&amp;[.N157]" table:style-name="ce1">
            <text:p>@terraforming_duration_level_4</text:p>
          </table:table-cell>
          <table:table-cell office:value-type="string" office:string-value="OR={}&quot;OR={}" table:formula="of:=[.O157]&amp;&quot;OR={&quot;&amp;CONCATENATE([.P157];[.Q157];[.R157];[.S157])&amp;&quot;}&quot;&quot;OR={&quot;&amp;CONCATENATE([.T157];[.U157];[.V157];[.W15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57]+1)" table:style-name="ce1">
            <text:p>tech4</text:p>
          </table:table-cell>
          <table:table-cell office:value-type="float" office:value="0" table:formula="of:=[.I156]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4" table:formula="of:=INT([.J157]/COUNTA([.$Z$7:.$AD$17]))+1" table:style-name="ce1">
            <text:p>4</text:p>
          </table:table-cell>
          <table:table-cell office:value-type="float" office:value="4" table:formula="of:=IF(INDEX([.$Z$7:.$AD$17];[.L156]+1;[.M156])=&quot;&quot;;1;[.L156]+1)" table:style-name="ce1">
            <text:p>4</text:p>
          </table:table-cell>
          <table:table-cell office:value-type="float" office:value="5" table:formula="of:=IF(INDEX([.$Z$7:.$AD$17];[.L156]+1;[.M156])=&quot;&quot;;IF([.M156]=5;1;[.M156]+1);[.M156])" table:style-name="ce1">
            <text:p>5</text:p>
          </table:table-cell>
          <table:table-cell office:value-type="float" office:value="4" table:formula="of:=IF([.B157]=[.C157];0;INDEX([.$Z$18:.$AD$25];INT([.$J157]/COUNTA([.$Z$7:.$AD$17]))+1;[.$M157]))" table:style-name="ce1">
            <text:p>4</text:p>
          </table:table-cell>
          <table:table-cell table:style-name="ce1"/>
          <table:table-cell office:value-type="string" office:string-value="" table:formula="of:=IF(INDEX([.AF$18:.AF$200];[.$K157])=&quot;&quot;;&quot;&quot;;[.AF$17]&amp;&quot; = yes &quot;)" table:style-name="ce1"/>
          <table:table-cell office:value-type="string" office:string-value="" table:formula="of:=IF(INDEX([.AG$18:.AG$200];[.$K157])=&quot;&quot;;&quot;&quot;;[.AG$17]&amp;&quot; = yes &quot;)" table:style-name="ce1"/>
          <table:table-cell office:value-type="string" office:string-value="" table:formula="of:=IF(INDEX([.AH$18:.AH$200];[.$K157])=&quot;&quot;;&quot;&quot;;[.AH$17]&amp;&quot; = yes &quot;)" table:style-name="ce1"/>
          <table:table-cell office:value-type="string" office:string-value="" table:formula="of:=IF(INDEX([.AI$18:.AI$200];[.$K157])=&quot;&quot;;&quot;&quot;;[.AI$17]&amp;&quot; = yes &quot;)" table:style-name="ce1"/>
          <table:table-cell office:value-type="string" office:string-value="" table:formula="of:=IF(INDEX([.AF$18:.AF$200];MATCH([.$C157];[.$Y$18:.$Y$200]))=&quot;&quot;;&quot;&quot;;[.AF$17]&amp;&quot; = yes &quot;)" table:style-name="ce1"/>
          <table:table-cell office:value-type="string" office:string-value="" table:formula="of:=IF(INDEX([.AG$18:.AG$200];MATCH([.$C157];[.$Y$18:.$Y$200]))=&quot;&quot;;&quot;&quot;;[.AG$17]&amp;&quot; = yes &quot;)" table:style-name="ce1"/>
          <table:table-cell office:value-type="string" office:string-value="" table:formula="of:=IF(INDEX([.AH$18:.AH$200];MATCH([.$C157];[.$Y$18:.$Y$200]))=&quot;&quot;;&quot;&quot;;[.AH$17]&amp;&quot; = yes &quot;)" table:style-name="ce1"/>
          <table:table-cell office:value-type="string" office:string-value="" table:formula="of:=IF(INDEX([.AI$18:.AI$200];MATCH([.$C15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51</text:p>
          </table:table-cell>
          <table:table-cell office:value-type="string" office:string-value="pc_sandsea" table:formula="of:=INDEX([.Y$18:.Y$200];[.K158])" table:style-name="ce1">
            <text:p>pc_sandsea</text:p>
          </table:table-cell>
          <table:table-cell office:value-type="string" office:string-value="pc_floating" table:formula="of:=INDEX([.$Z$7:.$AD$17];[.L158];[.M158])" table:style-name="ce1">
            <text:p>pc_floating</text:p>
          </table:table-cell>
          <table:table-cell office:value-type="string" office:string-value="@terraforming_cost_level_4" table:formula="of:=[.$X$8]&amp;[.N158]" table:style-name="ce1">
            <text:p>@terraforming_cost_level_4</text:p>
          </table:table-cell>
          <table:table-cell office:value-type="string" office:string-value="@terraforming_duration_level_4" table:formula="of:=[.$X$9]&amp;[.N158]" table:style-name="ce1">
            <text:p>@terraforming_duration_level_4</text:p>
          </table:table-cell>
          <table:table-cell office:value-type="string" office:string-value="OR={}&quot;OR={}" table:formula="of:=[.O158]&amp;&quot;OR={&quot;&amp;CONCATENATE([.P158];[.Q158];[.R158];[.S158])&amp;&quot;}&quot;&quot;OR={&quot;&amp;CONCATENATE([.T158];[.U158];[.V158];[.W15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58]+1)" table:style-name="ce1">
            <text:p>tech4</text:p>
          </table:table-cell>
          <table:table-cell office:value-type="float" office:value="0" table:formula="of:=[.I157]" table:style-name="ce1">
            <text:p>0</text:p>
          </table:table-cell>
          <table:table-cell office:value-type="float" office:value="151" table:style-name="ce1">
            <text:p>151</text:p>
          </table:table-cell>
          <table:table-cell office:value-type="float" office:value="4" table:formula="of:=INT([.J158]/COUNTA([.$Z$7:.$AD$17]))+1" table:style-name="ce1">
            <text:p>4</text:p>
          </table:table-cell>
          <table:table-cell office:value-type="float" office:value="5" table:formula="of:=IF(INDEX([.$Z$7:.$AD$17];[.L157]+1;[.M157])=&quot;&quot;;1;[.L157]+1)" table:style-name="ce1">
            <text:p>5</text:p>
          </table:table-cell>
          <table:table-cell office:value-type="float" office:value="5" table:formula="of:=IF(INDEX([.$Z$7:.$AD$17];[.L157]+1;[.M157])=&quot;&quot;;IF([.M157]=5;1;[.M157]+1);[.M157])" table:style-name="ce1">
            <text:p>5</text:p>
          </table:table-cell>
          <table:table-cell office:value-type="float" office:value="4" table:formula="of:=IF([.B158]=[.C158];0;INDEX([.$Z$18:.$AD$25];INT([.$J158]/COUNTA([.$Z$7:.$AD$17]))+1;[.$M158]))" table:style-name="ce1">
            <text:p>4</text:p>
          </table:table-cell>
          <table:table-cell table:style-name="ce1"/>
          <table:table-cell office:value-type="string" office:string-value="" table:formula="of:=IF(INDEX([.AF$18:.AF$200];[.$K158])=&quot;&quot;;&quot;&quot;;[.AF$17]&amp;&quot; = yes &quot;)" table:style-name="ce1"/>
          <table:table-cell office:value-type="string" office:string-value="" table:formula="of:=IF(INDEX([.AG$18:.AG$200];[.$K158])=&quot;&quot;;&quot;&quot;;[.AG$17]&amp;&quot; = yes &quot;)" table:style-name="ce1"/>
          <table:table-cell office:value-type="string" office:string-value="" table:formula="of:=IF(INDEX([.AH$18:.AH$200];[.$K158])=&quot;&quot;;&quot;&quot;;[.AH$17]&amp;&quot; = yes &quot;)" table:style-name="ce1"/>
          <table:table-cell office:value-type="string" office:string-value="" table:formula="of:=IF(INDEX([.AI$18:.AI$200];[.$K158])=&quot;&quot;;&quot;&quot;;[.AI$17]&amp;&quot; = yes &quot;)" table:style-name="ce1"/>
          <table:table-cell office:value-type="string" office:string-value="" table:formula="of:=IF(INDEX([.AF$18:.AF$200];MATCH([.$C158];[.$Y$18:.$Y$200]))=&quot;&quot;;&quot;&quot;;[.AF$17]&amp;&quot; = yes &quot;)" table:style-name="ce1"/>
          <table:table-cell office:value-type="string" office:string-value="" table:formula="of:=IF(INDEX([.AG$18:.AG$200];MATCH([.$C158];[.$Y$18:.$Y$200]))=&quot;&quot;;&quot;&quot;;[.AG$17]&amp;&quot; = yes &quot;)" table:style-name="ce1"/>
          <table:table-cell office:value-type="string" office:string-value="" table:formula="of:=IF(INDEX([.AH$18:.AH$200];MATCH([.$C158];[.$Y$18:.$Y$200]))=&quot;&quot;;&quot;&quot;;[.AH$17]&amp;&quot; = yes &quot;)" table:style-name="ce1"/>
          <table:table-cell office:value-type="string" office:string-value="" table:formula="of:=IF(INDEX([.AI$18:.AI$200];MATCH([.$C15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52</text:p>
          </table:table-cell>
          <table:table-cell office:value-type="string" office:string-value="pc_mesa" table:formula="of:=INDEX([.Y$18:.Y$200];[.K159])" table:style-name="ce1">
            <text:p>pc_mesa</text:p>
          </table:table-cell>
          <table:table-cell office:value-type="string" office:string-value="pc_crystal" table:formula="of:=INDEX([.$Z$7:.$AD$17];[.L159];[.M159])" table:style-name="ce1">
            <text:p>pc_crystal</text:p>
          </table:table-cell>
          <table:table-cell office:value-type="string" office:string-value="@terraforming_cost_level_4" table:formula="of:=[.$X$8]&amp;[.N159]" table:style-name="ce1">
            <text:p>@terraforming_cost_level_4</text:p>
          </table:table-cell>
          <table:table-cell office:value-type="string" office:string-value="@terraforming_duration_level_4" table:formula="of:=[.$X$9]&amp;[.N159]" table:style-name="ce1">
            <text:p>@terraforming_duration_level_4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159]&amp;&quot;OR={&quot;&amp;CONCATENATE([.P159];[.Q159];[.R159];[.S159])&amp;&quot;}&quot;&quot;OR={&quot;&amp;CONCATENATE([.T159];[.U159];[.V159];[.W159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59]+1)" table:style-name="ce1">
            <text:p>tech4</text:p>
          </table:table-cell>
          <table:table-cell office:value-type="float" office:value="0" table:formula="of:=[.I158]" table:style-name="ce1">
            <text:p>0</text:p>
          </table:table-cell>
          <table:table-cell office:value-type="float" office:value="152" table:style-name="ce1">
            <text:p>152</text:p>
          </table:table-cell>
          <table:table-cell office:value-type="float" office:value="5" table:formula="of:=INT([.J159]/COUNTA([.$Z$7:.$AD$17]))+1" table:style-name="ce1">
            <text:p>5</text:p>
          </table:table-cell>
          <table:table-cell office:value-type="float" office:value="6" table:formula="of:=IF(INDEX([.$Z$7:.$AD$17];[.L158]+1;[.M158])=&quot;&quot;;1;[.L158]+1)" table:style-name="ce1">
            <text:p>6</text:p>
          </table:table-cell>
          <table:table-cell office:value-type="float" office:value="5" table:formula="of:=IF(INDEX([.$Z$7:.$AD$17];[.L158]+1;[.M158])=&quot;&quot;;IF([.M158]=5;1;[.M158]+1);[.M158])" table:style-name="ce1">
            <text:p>5</text:p>
          </table:table-cell>
          <table:table-cell office:value-type="float" office:value="4" table:formula="of:=IF([.B159]=[.C159];0;INDEX([.$Z$18:.$AD$25];INT([.$J159]/COUNTA([.$Z$7:.$AD$17]))+1;[.$M159]))" table:style-name="ce1">
            <text:p>4</text:p>
          </table:table-cell>
          <table:table-cell table:style-name="ce1"/>
          <table:table-cell office:value-type="string" office:string-value="" table:formula="of:=IF(INDEX([.AF$18:.AF$200];[.$K159])=&quot;&quot;;&quot;&quot;;[.AF$17]&amp;&quot; = yes &quot;)" table:style-name="ce1"/>
          <table:table-cell office:value-type="string" office:string-value="" table:formula="of:=IF(INDEX([.AG$18:.AG$200];[.$K159])=&quot;&quot;;&quot;&quot;;[.AG$17]&amp;&quot; = yes &quot;)" table:style-name="ce1"/>
          <table:table-cell office:value-type="string" office:string-value="" table:formula="of:=IF(INDEX([.AH$18:.AH$200];[.$K159])=&quot;&quot;;&quot;&quot;;[.AH$17]&amp;&quot; = yes &quot;)" table:style-name="ce1"/>
          <table:table-cell office:value-type="string" office:string-value="" table:formula="of:=IF(INDEX([.AI$18:.AI$200];[.$K159])=&quot;&quot;;&quot;&quot;;[.AI$17]&amp;&quot; = yes &quot;)" table:style-name="ce1"/>
          <table:table-cell office:value-type="string" office:string-value="planetary_diversity_enabled = yes " table:formula="of:=IF(INDEX([.AF$18:.AF$200];MATCH([.$C159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159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159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159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53</text:p>
          </table:table-cell>
          <table:table-cell office:value-type="string" office:string-value="pc_mesa" table:formula="of:=INDEX([.Y$18:.Y$200];[.K160])" table:style-name="ce1">
            <text:p>pc_mesa</text:p>
          </table:table-cell>
          <table:table-cell office:value-type="string" office:string-value="pc_arid" table:formula="of:=INDEX([.$Z$7:.$AD$17];[.L160];[.M160])" table:style-name="ce1">
            <text:p>pc_arid</text:p>
          </table:table-cell>
          <table:table-cell office:value-type="string" office:string-value="@terraforming_cost_level_1" table:formula="of:=[.$X$8]&amp;[.N160]" table:style-name="ce1">
            <text:p>@terraforming_cost_level_1</text:p>
          </table:table-cell>
          <table:table-cell office:value-type="string" office:string-value="@terraforming_duration_level_1" table:formula="of:=[.$X$9]&amp;[.N160]" table:style-name="ce1">
            <text:p>@terraforming_duration_level_1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160]&amp;&quot;OR={&quot;&amp;CONCATENATE([.P160];[.Q160];[.R160];[.S160])&amp;&quot;}&quot;&quot;OR={&quot;&amp;CONCATENATE([.T160];[.U160];[.V160];[.W160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60]+1)" table:style-name="ce1">
            <text:p>tech1</text:p>
          </table:table-cell>
          <table:table-cell office:value-type="float" office:value="0" table:formula="of:=[.I159]" table:style-name="ce1">
            <text:p>0</text:p>
          </table:table-cell>
          <table:table-cell office:value-type="float" office:value="153" table:style-name="ce1">
            <text:p>153</text:p>
          </table:table-cell>
          <table:table-cell office:value-type="float" office:value="5" table:formula="of:=INT([.J160]/COUNTA([.$Z$7:.$AD$17]))+1" table:style-name="ce1">
            <text:p>5</text:p>
          </table:table-cell>
          <table:table-cell office:value-type="float" office:value="1" table:formula="of:=IF(INDEX([.$Z$7:.$AD$17];[.L159]+1;[.M159])=&quot;&quot;;1;[.L159]+1)" table:style-name="ce1">
            <text:p>1</text:p>
          </table:table-cell>
          <table:table-cell office:value-type="float" office:value="1" table:formula="of:=IF(INDEX([.$Z$7:.$AD$17];[.L159]+1;[.M159])=&quot;&quot;;IF([.M159]=5;1;[.M159]+1);[.M159])" table:style-name="ce1">
            <text:p>1</text:p>
          </table:table-cell>
          <table:table-cell office:value-type="float" office:value="1" table:formula="of:=IF([.B160]=[.C160];0;INDEX([.$Z$18:.$AD$25];INT([.$J160]/COUNTA([.$Z$7:.$AD$17]))+1;[.$M160]))" table:style-name="ce1">
            <text:p>1</text:p>
          </table:table-cell>
          <table:table-cell table:style-name="ce1"/>
          <table:table-cell office:value-type="string" office:string-value="" table:formula="of:=IF(INDEX([.AF$18:.AF$200];[.$K160])=&quot;&quot;;&quot;&quot;;[.AF$17]&amp;&quot; = yes &quot;)" table:style-name="ce1"/>
          <table:table-cell office:value-type="string" office:string-value="" table:formula="of:=IF(INDEX([.AG$18:.AG$200];[.$K160])=&quot;&quot;;&quot;&quot;;[.AG$17]&amp;&quot; = yes &quot;)" table:style-name="ce1"/>
          <table:table-cell office:value-type="string" office:string-value="" table:formula="of:=IF(INDEX([.AH$18:.AH$200];[.$K160])=&quot;&quot;;&quot;&quot;;[.AH$17]&amp;&quot; = yes &quot;)" table:style-name="ce1"/>
          <table:table-cell office:value-type="string" office:string-value="" table:formula="of:=IF(INDEX([.AI$18:.AI$200];[.$K160])=&quot;&quot;;&quot;&quot;;[.AI$17]&amp;&quot; = yes &quot;)" table:style-name="ce1"/>
          <table:table-cell office:value-type="string" office:string-value="planetary_diversity_enabled = yes " table:formula="of:=IF(INDEX([.AF$18:.AF$200];MATCH([.$C160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160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160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160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54</text:p>
          </table:table-cell>
          <table:table-cell office:value-type="string" office:string-value="pc_mesa" table:formula="of:=INDEX([.Y$18:.Y$200];[.K161])" table:style-name="ce1">
            <text:p>pc_mesa</text:p>
          </table:table-cell>
          <table:table-cell office:value-type="string" office:string-value="pc_desert" table:formula="of:=INDEX([.$Z$7:.$AD$17];[.L161];[.M161])" table:style-name="ce1">
            <text:p>pc_desert</text:p>
          </table:table-cell>
          <table:table-cell office:value-type="string" office:string-value="@terraforming_cost_level_1" table:formula="of:=[.$X$8]&amp;[.N161]" table:style-name="ce1">
            <text:p>@terraforming_cost_level_1</text:p>
          </table:table-cell>
          <table:table-cell office:value-type="string" office:string-value="@terraforming_duration_level_1" table:formula="of:=[.$X$9]&amp;[.N161]" table:style-name="ce1">
            <text:p>@terraforming_duration_level_1</text:p>
          </table:table-cell>
          <table:table-cell office:value-type="string" office:string-value="OR={}&quot;OR={}" table:formula="of:=[.O161]&amp;&quot;OR={&quot;&amp;CONCATENATE([.P161];[.Q161];[.R161];[.S161])&amp;&quot;}&quot;&quot;OR={&quot;&amp;CONCATENATE([.T161];[.U161];[.V161];[.W16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61]+1)" table:style-name="ce1">
            <text:p>tech1</text:p>
          </table:table-cell>
          <table:table-cell office:value-type="float" office:value="0" table:formula="of:=[.I160]" table:style-name="ce1">
            <text:p>0</text:p>
          </table:table-cell>
          <table:table-cell office:value-type="float" office:value="154" table:style-name="ce1">
            <text:p>154</text:p>
          </table:table-cell>
          <table:table-cell office:value-type="float" office:value="5" table:formula="of:=INT([.J161]/COUNTA([.$Z$7:.$AD$17]))+1" table:style-name="ce1">
            <text:p>5</text:p>
          </table:table-cell>
          <table:table-cell office:value-type="float" office:value="2" table:formula="of:=IF(INDEX([.$Z$7:.$AD$17];[.L160]+1;[.M160])=&quot;&quot;;1;[.L160]+1)" table:style-name="ce1">
            <text:p>2</text:p>
          </table:table-cell>
          <table:table-cell office:value-type="float" office:value="1" table:formula="of:=IF(INDEX([.$Z$7:.$AD$17];[.L160]+1;[.M160])=&quot;&quot;;IF([.M160]=5;1;[.M160]+1);[.M160])" table:style-name="ce1">
            <text:p>1</text:p>
          </table:table-cell>
          <table:table-cell office:value-type="float" office:value="1" table:formula="of:=IF([.B161]=[.C161];0;INDEX([.$Z$18:.$AD$25];INT([.$J161]/COUNTA([.$Z$7:.$AD$17]))+1;[.$M161]))" table:style-name="ce1">
            <text:p>1</text:p>
          </table:table-cell>
          <table:table-cell table:style-name="ce1"/>
          <table:table-cell office:value-type="string" office:string-value="" table:formula="of:=IF(INDEX([.AF$18:.AF$200];[.$K161])=&quot;&quot;;&quot;&quot;;[.AF$17]&amp;&quot; = yes &quot;)" table:style-name="ce1"/>
          <table:table-cell office:value-type="string" office:string-value="" table:formula="of:=IF(INDEX([.AG$18:.AG$200];[.$K161])=&quot;&quot;;&quot;&quot;;[.AG$17]&amp;&quot; = yes &quot;)" table:style-name="ce1"/>
          <table:table-cell office:value-type="string" office:string-value="" table:formula="of:=IF(INDEX([.AH$18:.AH$200];[.$K161])=&quot;&quot;;&quot;&quot;;[.AH$17]&amp;&quot; = yes &quot;)" table:style-name="ce1"/>
          <table:table-cell office:value-type="string" office:string-value="" table:formula="of:=IF(INDEX([.AI$18:.AI$200];[.$K161])=&quot;&quot;;&quot;&quot;;[.AI$17]&amp;&quot; = yes &quot;)" table:style-name="ce1"/>
          <table:table-cell office:value-type="string" office:string-value="" table:formula="of:=IF(INDEX([.AF$18:.AF$200];MATCH([.$C161];[.$Y$18:.$Y$200]))=&quot;&quot;;&quot;&quot;;[.AF$17]&amp;&quot; = yes &quot;)" table:style-name="ce1"/>
          <table:table-cell office:value-type="string" office:string-value="" table:formula="of:=IF(INDEX([.AG$18:.AG$200];MATCH([.$C161];[.$Y$18:.$Y$200]))=&quot;&quot;;&quot;&quot;;[.AG$17]&amp;&quot; = yes &quot;)" table:style-name="ce1"/>
          <table:table-cell office:value-type="string" office:string-value="" table:formula="of:=IF(INDEX([.AH$18:.AH$200];MATCH([.$C161];[.$Y$18:.$Y$200]))=&quot;&quot;;&quot;&quot;;[.AH$17]&amp;&quot; = yes &quot;)" table:style-name="ce1"/>
          <table:table-cell office:value-type="string" office:string-value="" table:formula="of:=IF(INDEX([.AI$18:.AI$200];MATCH([.$C16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55</text:p>
          </table:table-cell>
          <table:table-cell office:value-type="string" office:string-value="pc_mesa" table:formula="of:=INDEX([.Y$18:.Y$200];[.K162])" table:style-name="ce1">
            <text:p>pc_mesa</text:p>
          </table:table-cell>
          <table:table-cell office:value-type="string" office:string-value="pc_savannah" table:formula="of:=INDEX([.$Z$7:.$AD$17];[.L162];[.M162])" table:style-name="ce1">
            <text:p>pc_savannah</text:p>
          </table:table-cell>
          <table:table-cell office:value-type="string" office:string-value="@terraforming_cost_level_1" table:formula="of:=[.$X$8]&amp;[.N162]" table:style-name="ce1">
            <text:p>@terraforming_cost_level_1</text:p>
          </table:table-cell>
          <table:table-cell office:value-type="string" office:string-value="@terraforming_duration_level_1" table:formula="of:=[.$X$9]&amp;[.N162]" table:style-name="ce1">
            <text:p>@terraforming_duration_level_1</text:p>
          </table:table-cell>
          <table:table-cell office:value-type="string" office:string-value="OR={}&quot;OR={}" table:formula="of:=[.O162]&amp;&quot;OR={&quot;&amp;CONCATENATE([.P162];[.Q162];[.R162];[.S162])&amp;&quot;}&quot;&quot;OR={&quot;&amp;CONCATENATE([.T162];[.U162];[.V162];[.W16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62]+1)" table:style-name="ce1">
            <text:p>tech1</text:p>
          </table:table-cell>
          <table:table-cell office:value-type="float" office:value="0" table:formula="of:=[.I161]" table:style-name="ce1">
            <text:p>0</text:p>
          </table:table-cell>
          <table:table-cell office:value-type="float" office:value="155" table:style-name="ce1">
            <text:p>155</text:p>
          </table:table-cell>
          <table:table-cell office:value-type="float" office:value="5" table:formula="of:=INT([.J162]/COUNTA([.$Z$7:.$AD$17]))+1" table:style-name="ce1">
            <text:p>5</text:p>
          </table:table-cell>
          <table:table-cell office:value-type="float" office:value="3" table:formula="of:=IF(INDEX([.$Z$7:.$AD$17];[.L161]+1;[.M161])=&quot;&quot;;1;[.L161]+1)" table:style-name="ce1">
            <text:p>3</text:p>
          </table:table-cell>
          <table:table-cell office:value-type="float" office:value="1" table:formula="of:=IF(INDEX([.$Z$7:.$AD$17];[.L161]+1;[.M161])=&quot;&quot;;IF([.M161]=5;1;[.M161]+1);[.M161])" table:style-name="ce1">
            <text:p>1</text:p>
          </table:table-cell>
          <table:table-cell office:value-type="float" office:value="1" table:formula="of:=IF([.B162]=[.C162];0;INDEX([.$Z$18:.$AD$25];INT([.$J162]/COUNTA([.$Z$7:.$AD$17]))+1;[.$M162]))" table:style-name="ce1">
            <text:p>1</text:p>
          </table:table-cell>
          <table:table-cell table:style-name="ce1"/>
          <table:table-cell office:value-type="string" office:string-value="" table:formula="of:=IF(INDEX([.AF$18:.AF$200];[.$K162])=&quot;&quot;;&quot;&quot;;[.AF$17]&amp;&quot; = yes &quot;)" table:style-name="ce1"/>
          <table:table-cell office:value-type="string" office:string-value="" table:formula="of:=IF(INDEX([.AG$18:.AG$200];[.$K162])=&quot;&quot;;&quot;&quot;;[.AG$17]&amp;&quot; = yes &quot;)" table:style-name="ce1"/>
          <table:table-cell office:value-type="string" office:string-value="" table:formula="of:=IF(INDEX([.AH$18:.AH$200];[.$K162])=&quot;&quot;;&quot;&quot;;[.AH$17]&amp;&quot; = yes &quot;)" table:style-name="ce1"/>
          <table:table-cell office:value-type="string" office:string-value="" table:formula="of:=IF(INDEX([.AI$18:.AI$200];[.$K162])=&quot;&quot;;&quot;&quot;;[.AI$17]&amp;&quot; = yes &quot;)" table:style-name="ce1"/>
          <table:table-cell office:value-type="string" office:string-value="" table:formula="of:=IF(INDEX([.AF$18:.AF$200];MATCH([.$C162];[.$Y$18:.$Y$200]))=&quot;&quot;;&quot;&quot;;[.AF$17]&amp;&quot; = yes &quot;)" table:style-name="ce1"/>
          <table:table-cell office:value-type="string" office:string-value="" table:formula="of:=IF(INDEX([.AG$18:.AG$200];MATCH([.$C162];[.$Y$18:.$Y$200]))=&quot;&quot;;&quot;&quot;;[.AG$17]&amp;&quot; = yes &quot;)" table:style-name="ce1"/>
          <table:table-cell office:value-type="string" office:string-value="" table:formula="of:=IF(INDEX([.AH$18:.AH$200];MATCH([.$C162];[.$Y$18:.$Y$200]))=&quot;&quot;;&quot;&quot;;[.AH$17]&amp;&quot; = yes &quot;)" table:style-name="ce1"/>
          <table:table-cell office:value-type="string" office:string-value="" table:formula="of:=IF(INDEX([.AI$18:.AI$200];MATCH([.$C16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56</text:p>
          </table:table-cell>
          <table:table-cell office:value-type="string" office:string-value="pc_mesa" table:formula="of:=INDEX([.Y$18:.Y$200];[.K163])" table:style-name="ce1">
            <text:p>pc_mesa</text:p>
          </table:table-cell>
          <table:table-cell office:value-type="string" office:string-value="pc_sandsea" table:formula="of:=INDEX([.$Z$7:.$AD$17];[.L163];[.M163])" table:style-name="ce1">
            <text:p>pc_sandsea</text:p>
          </table:table-cell>
          <table:table-cell office:value-type="string" office:string-value="@terraforming_cost_level_1" table:formula="of:=[.$X$8]&amp;[.N163]" table:style-name="ce1">
            <text:p>@terraforming_cost_level_1</text:p>
          </table:table-cell>
          <table:table-cell office:value-type="string" office:string-value="@terraforming_duration_level_1" table:formula="of:=[.$X$9]&amp;[.N163]" table:style-name="ce1">
            <text:p>@terraforming_duration_level_1</text:p>
          </table:table-cell>
          <table:table-cell office:value-type="string" office:string-value="OR={}&quot;OR={}" table:formula="of:=[.O163]&amp;&quot;OR={&quot;&amp;CONCATENATE([.P163];[.Q163];[.R163];[.S163])&amp;&quot;}&quot;&quot;OR={&quot;&amp;CONCATENATE([.T163];[.U163];[.V163];[.W16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63]+1)" table:style-name="ce1">
            <text:p>tech1</text:p>
          </table:table-cell>
          <table:table-cell office:value-type="float" office:value="0" table:formula="of:=[.I162]" table:style-name="ce1">
            <text:p>0</text:p>
          </table:table-cell>
          <table:table-cell office:value-type="float" office:value="156" table:style-name="ce1">
            <text:p>156</text:p>
          </table:table-cell>
          <table:table-cell office:value-type="float" office:value="5" table:formula="of:=INT([.J163]/COUNTA([.$Z$7:.$AD$17]))+1" table:style-name="ce1">
            <text:p>5</text:p>
          </table:table-cell>
          <table:table-cell office:value-type="float" office:value="4" table:formula="of:=IF(INDEX([.$Z$7:.$AD$17];[.L162]+1;[.M162])=&quot;&quot;;1;[.L162]+1)" table:style-name="ce1">
            <text:p>4</text:p>
          </table:table-cell>
          <table:table-cell office:value-type="float" office:value="1" table:formula="of:=IF(INDEX([.$Z$7:.$AD$17];[.L162]+1;[.M162])=&quot;&quot;;IF([.M162]=5;1;[.M162]+1);[.M162])" table:style-name="ce1">
            <text:p>1</text:p>
          </table:table-cell>
          <table:table-cell office:value-type="float" office:value="1" table:formula="of:=IF([.B163]=[.C163];0;INDEX([.$Z$18:.$AD$25];INT([.$J163]/COUNTA([.$Z$7:.$AD$17]))+1;[.$M163]))" table:style-name="ce1">
            <text:p>1</text:p>
          </table:table-cell>
          <table:table-cell table:style-name="ce1"/>
          <table:table-cell office:value-type="string" office:string-value="" table:formula="of:=IF(INDEX([.AF$18:.AF$200];[.$K163])=&quot;&quot;;&quot;&quot;;[.AF$17]&amp;&quot; = yes &quot;)" table:style-name="ce1"/>
          <table:table-cell office:value-type="string" office:string-value="" table:formula="of:=IF(INDEX([.AG$18:.AG$200];[.$K163])=&quot;&quot;;&quot;&quot;;[.AG$17]&amp;&quot; = yes &quot;)" table:style-name="ce1"/>
          <table:table-cell office:value-type="string" office:string-value="" table:formula="of:=IF(INDEX([.AH$18:.AH$200];[.$K163])=&quot;&quot;;&quot;&quot;;[.AH$17]&amp;&quot; = yes &quot;)" table:style-name="ce1"/>
          <table:table-cell office:value-type="string" office:string-value="" table:formula="of:=IF(INDEX([.AI$18:.AI$200];[.$K163])=&quot;&quot;;&quot;&quot;;[.AI$17]&amp;&quot; = yes &quot;)" table:style-name="ce1"/>
          <table:table-cell office:value-type="string" office:string-value="" table:formula="of:=IF(INDEX([.AF$18:.AF$200];MATCH([.$C163];[.$Y$18:.$Y$200]))=&quot;&quot;;&quot;&quot;;[.AF$17]&amp;&quot; = yes &quot;)" table:style-name="ce1"/>
          <table:table-cell office:value-type="string" office:string-value="" table:formula="of:=IF(INDEX([.AG$18:.AG$200];MATCH([.$C163];[.$Y$18:.$Y$200]))=&quot;&quot;;&quot;&quot;;[.AG$17]&amp;&quot; = yes &quot;)" table:style-name="ce1"/>
          <table:table-cell office:value-type="string" office:string-value="" table:formula="of:=IF(INDEX([.AH$18:.AH$200];MATCH([.$C163];[.$Y$18:.$Y$200]))=&quot;&quot;;&quot;&quot;;[.AH$17]&amp;&quot; = yes &quot;)" table:style-name="ce1"/>
          <table:table-cell office:value-type="string" office:string-value="" table:formula="of:=IF(INDEX([.AI$18:.AI$200];MATCH([.$C16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57</text:p>
          </table:table-cell>
          <table:table-cell office:value-type="string" office:string-value="pc_mesa" table:formula="of:=INDEX([.Y$18:.Y$200];[.K164])" table:style-name="ce1">
            <text:p>pc_mesa</text:p>
          </table:table-cell>
          <table:table-cell office:value-type="string" office:string-value="pc_mesa" table:formula="of:=INDEX([.$Z$7:.$AD$17];[.L164];[.M164])" table:style-name="ce1">
            <text:p>pc_mesa</text:p>
          </table:table-cell>
          <table:table-cell office:value-type="string" office:string-value="@terraforming_cost_level_0" table:formula="of:=[.$X$8]&amp;[.N164]" table:style-name="ce1">
            <text:p>@terraforming_cost_level_0</text:p>
          </table:table-cell>
          <table:table-cell office:value-type="string" office:string-value="@terraforming_duration_level_0" table:formula="of:=[.$X$9]&amp;[.N164]" table:style-name="ce1">
            <text:p>@terraforming_duration_level_0</text:p>
          </table:table-cell>
          <table:table-cell office:value-type="string" office:string-value="OR={}&quot;OR={}" table:formula="of:=[.O164]&amp;&quot;OR={&quot;&amp;CONCATENATE([.P164];[.Q164];[.R164];[.S164])&amp;&quot;}&quot;&quot;OR={&quot;&amp;CONCATENATE([.T164];[.U164];[.V164];[.W16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0" table:formula="of:=INDEX([.$X$10:.$X$17];[.N164]+1)" table:style-name="ce1">
            <text:p>tech0</text:p>
          </table:table-cell>
          <table:table-cell office:value-type="float" office:value="0" table:formula="of:=[.I163]" table:style-name="ce1">
            <text:p>0</text:p>
          </table:table-cell>
          <table:table-cell office:value-type="float" office:value="157" table:style-name="ce1">
            <text:p>157</text:p>
          </table:table-cell>
          <table:table-cell office:value-type="float" office:value="5" table:formula="of:=INT([.J164]/COUNTA([.$Z$7:.$AD$17]))+1" table:style-name="ce1">
            <text:p>5</text:p>
          </table:table-cell>
          <table:table-cell office:value-type="float" office:value="5" table:formula="of:=IF(INDEX([.$Z$7:.$AD$17];[.L163]+1;[.M163])=&quot;&quot;;1;[.L163]+1)" table:style-name="ce1">
            <text:p>5</text:p>
          </table:table-cell>
          <table:table-cell office:value-type="float" office:value="1" table:formula="of:=IF(INDEX([.$Z$7:.$AD$17];[.L163]+1;[.M163])=&quot;&quot;;IF([.M163]=5;1;[.M163]+1);[.M163])" table:style-name="ce1">
            <text:p>1</text:p>
          </table:table-cell>
          <table:table-cell office:value-type="float" office:value="0" table:formula="of:=IF([.B164]=[.C164];0;INDEX([.$Z$18:.$AD$25];INT([.$J164]/COUNTA([.$Z$7:.$AD$17]))+1;[.$M164]))" table:style-name="ce1">
            <text:p>0</text:p>
          </table:table-cell>
          <table:table-cell table:style-name="ce1"/>
          <table:table-cell office:value-type="string" office:string-value="" table:formula="of:=IF(INDEX([.AF$18:.AF$200];[.$K164])=&quot;&quot;;&quot;&quot;;[.AF$17]&amp;&quot; = yes &quot;)" table:style-name="ce1"/>
          <table:table-cell office:value-type="string" office:string-value="" table:formula="of:=IF(INDEX([.AG$18:.AG$200];[.$K164])=&quot;&quot;;&quot;&quot;;[.AG$17]&amp;&quot; = yes &quot;)" table:style-name="ce1"/>
          <table:table-cell office:value-type="string" office:string-value="" table:formula="of:=IF(INDEX([.AH$18:.AH$200];[.$K164])=&quot;&quot;;&quot;&quot;;[.AH$17]&amp;&quot; = yes &quot;)" table:style-name="ce1"/>
          <table:table-cell office:value-type="string" office:string-value="" table:formula="of:=IF(INDEX([.AI$18:.AI$200];[.$K164])=&quot;&quot;;&quot;&quot;;[.AI$17]&amp;&quot; = yes &quot;)" table:style-name="ce1"/>
          <table:table-cell office:value-type="string" office:string-value="" table:formula="of:=IF(INDEX([.AF$18:.AF$200];MATCH([.$C164];[.$Y$18:.$Y$200]))=&quot;&quot;;&quot;&quot;;[.AF$17]&amp;&quot; = yes &quot;)" table:style-name="ce1"/>
          <table:table-cell office:value-type="string" office:string-value="" table:formula="of:=IF(INDEX([.AG$18:.AG$200];MATCH([.$C164];[.$Y$18:.$Y$200]))=&quot;&quot;;&quot;&quot;;[.AG$17]&amp;&quot; = yes &quot;)" table:style-name="ce1"/>
          <table:table-cell office:value-type="string" office:string-value="" table:formula="of:=IF(INDEX([.AH$18:.AH$200];MATCH([.$C164];[.$Y$18:.$Y$200]))=&quot;&quot;;&quot;&quot;;[.AH$17]&amp;&quot; = yes &quot;)" table:style-name="ce1"/>
          <table:table-cell office:value-type="string" office:string-value="" table:formula="of:=IF(INDEX([.AI$18:.AI$200];MATCH([.$C16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58</text:p>
          </table:table-cell>
          <table:table-cell office:value-type="string" office:string-value="pc_mesa" table:formula="of:=INDEX([.Y$18:.Y$200];[.K165])" table:style-name="ce1">
            <text:p>pc_mesa</text:p>
          </table:table-cell>
          <table:table-cell office:value-type="string" office:string-value="pc_oasis" table:formula="of:=INDEX([.$Z$7:.$AD$17];[.L165];[.M165])" table:style-name="ce1">
            <text:p>pc_oasis</text:p>
          </table:table-cell>
          <table:table-cell office:value-type="string" office:string-value="@terraforming_cost_level_1" table:formula="of:=[.$X$8]&amp;[.N165]" table:style-name="ce1">
            <text:p>@terraforming_cost_level_1</text:p>
          </table:table-cell>
          <table:table-cell office:value-type="string" office:string-value="@terraforming_duration_level_1" table:formula="of:=[.$X$9]&amp;[.N165]" table:style-name="ce1">
            <text:p>@terraforming_duration_level_1</text:p>
          </table:table-cell>
          <table:table-cell office:value-type="string" office:string-value="OR={}&quot;OR={}" table:formula="of:=[.O165]&amp;&quot;OR={&quot;&amp;CONCATENATE([.P165];[.Q165];[.R165];[.S165])&amp;&quot;}&quot;&quot;OR={&quot;&amp;CONCATENATE([.T165];[.U165];[.V165];[.W16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65]+1)" table:style-name="ce1">
            <text:p>tech1</text:p>
          </table:table-cell>
          <table:table-cell office:value-type="float" office:value="0" table:formula="of:=[.I164]" table:style-name="ce1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5" table:formula="of:=INT([.J165]/COUNTA([.$Z$7:.$AD$17]))+1" table:style-name="ce1">
            <text:p>5</text:p>
          </table:table-cell>
          <table:table-cell office:value-type="float" office:value="6" table:formula="of:=IF(INDEX([.$Z$7:.$AD$17];[.L164]+1;[.M164])=&quot;&quot;;1;[.L164]+1)" table:style-name="ce1">
            <text:p>6</text:p>
          </table:table-cell>
          <table:table-cell office:value-type="float" office:value="1" table:formula="of:=IF(INDEX([.$Z$7:.$AD$17];[.L164]+1;[.M164])=&quot;&quot;;IF([.M164]=5;1;[.M164]+1);[.M164])" table:style-name="ce1">
            <text:p>1</text:p>
          </table:table-cell>
          <table:table-cell office:value-type="float" office:value="1" table:formula="of:=IF([.B165]=[.C165];0;INDEX([.$Z$18:.$AD$25];INT([.$J165]/COUNTA([.$Z$7:.$AD$17]))+1;[.$M165]))" table:style-name="ce1">
            <text:p>1</text:p>
          </table:table-cell>
          <table:table-cell table:style-name="ce1"/>
          <table:table-cell office:value-type="string" office:string-value="" table:formula="of:=IF(INDEX([.AF$18:.AF$200];[.$K165])=&quot;&quot;;&quot;&quot;;[.AF$17]&amp;&quot; = yes &quot;)" table:style-name="ce1"/>
          <table:table-cell office:value-type="string" office:string-value="" table:formula="of:=IF(INDEX([.AG$18:.AG$200];[.$K165])=&quot;&quot;;&quot;&quot;;[.AG$17]&amp;&quot; = yes &quot;)" table:style-name="ce1"/>
          <table:table-cell office:value-type="string" office:string-value="" table:formula="of:=IF(INDEX([.AH$18:.AH$200];[.$K165])=&quot;&quot;;&quot;&quot;;[.AH$17]&amp;&quot; = yes &quot;)" table:style-name="ce1"/>
          <table:table-cell office:value-type="string" office:string-value="" table:formula="of:=IF(INDEX([.AI$18:.AI$200];[.$K165])=&quot;&quot;;&quot;&quot;;[.AI$17]&amp;&quot; = yes &quot;)" table:style-name="ce1"/>
          <table:table-cell office:value-type="string" office:string-value="" table:formula="of:=IF(INDEX([.AF$18:.AF$200];MATCH([.$C165];[.$Y$18:.$Y$200]))=&quot;&quot;;&quot;&quot;;[.AF$17]&amp;&quot; = yes &quot;)" table:style-name="ce1"/>
          <table:table-cell office:value-type="string" office:string-value="" table:formula="of:=IF(INDEX([.AG$18:.AG$200];MATCH([.$C165];[.$Y$18:.$Y$200]))=&quot;&quot;;&quot;&quot;;[.AG$17]&amp;&quot; = yes &quot;)" table:style-name="ce1"/>
          <table:table-cell office:value-type="string" office:string-value="" table:formula="of:=IF(INDEX([.AH$18:.AH$200];MATCH([.$C165];[.$Y$18:.$Y$200]))=&quot;&quot;;&quot;&quot;;[.AH$17]&amp;&quot; = yes &quot;)" table:style-name="ce1"/>
          <table:table-cell office:value-type="string" office:string-value="" table:formula="of:=IF(INDEX([.AI$18:.AI$200];MATCH([.$C16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59</text:p>
          </table:table-cell>
          <table:table-cell office:value-type="string" office:string-value="pc_mesa" table:formula="of:=INDEX([.Y$18:.Y$200];[.K166])" table:style-name="ce1">
            <text:p>pc_mesa</text:p>
          </table:table-cell>
          <table:table-cell office:value-type="string" office:string-value="pc_marginal_dry" table:formula="of:=INDEX([.$Z$7:.$AD$17];[.L166];[.M166])" table:style-name="ce1">
            <text:p>pc_marginal_dry</text:p>
          </table:table-cell>
          <table:table-cell office:value-type="string" office:string-value="@terraforming_cost_level_1" table:formula="of:=[.$X$8]&amp;[.N166]" table:style-name="ce1">
            <text:p>@terraforming_cost_level_1</text:p>
          </table:table-cell>
          <table:table-cell office:value-type="string" office:string-value="@terraforming_duration_level_1" table:formula="of:=[.$X$9]&amp;[.N166]" table:style-name="ce1">
            <text:p>@terraforming_duration_level_1</text:p>
          </table:table-cell>
          <table:table-cell office:value-type="string" office:string-value="OR={}&quot;OR={}" table:formula="of:=[.O166]&amp;&quot;OR={&quot;&amp;CONCATENATE([.P166];[.Q166];[.R166];[.S166])&amp;&quot;}&quot;&quot;OR={&quot;&amp;CONCATENATE([.T166];[.U166];[.V166];[.W16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66]+1)" table:style-name="ce1">
            <text:p>tech1</text:p>
          </table:table-cell>
          <table:table-cell office:value-type="float" office:value="0" table:formula="of:=[.I165]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float" office:value="5" table:formula="of:=INT([.J166]/COUNTA([.$Z$7:.$AD$17]))+1" table:style-name="ce1">
            <text:p>5</text:p>
          </table:table-cell>
          <table:table-cell office:value-type="float" office:value="7" table:formula="of:=IF(INDEX([.$Z$7:.$AD$17];[.L165]+1;[.M165])=&quot;&quot;;1;[.L165]+1)" table:style-name="ce1">
            <text:p>7</text:p>
          </table:table-cell>
          <table:table-cell office:value-type="float" office:value="1" table:formula="of:=IF(INDEX([.$Z$7:.$AD$17];[.L165]+1;[.M165])=&quot;&quot;;IF([.M165]=5;1;[.M165]+1);[.M165])" table:style-name="ce1">
            <text:p>1</text:p>
          </table:table-cell>
          <table:table-cell office:value-type="float" office:value="1" table:formula="of:=IF([.B166]=[.C166];0;INDEX([.$Z$18:.$AD$25];INT([.$J166]/COUNTA([.$Z$7:.$AD$17]))+1;[.$M166]))" table:style-name="ce1">
            <text:p>1</text:p>
          </table:table-cell>
          <table:table-cell table:style-name="ce1"/>
          <table:table-cell office:value-type="string" office:string-value="" table:formula="of:=IF(INDEX([.AF$18:.AF$200];[.$K166])=&quot;&quot;;&quot;&quot;;[.AF$17]&amp;&quot; = yes &quot;)" table:style-name="ce1"/>
          <table:table-cell office:value-type="string" office:string-value="" table:formula="of:=IF(INDEX([.AG$18:.AG$200];[.$K166])=&quot;&quot;;&quot;&quot;;[.AG$17]&amp;&quot; = yes &quot;)" table:style-name="ce1"/>
          <table:table-cell office:value-type="string" office:string-value="" table:formula="of:=IF(INDEX([.AH$18:.AH$200];[.$K166])=&quot;&quot;;&quot;&quot;;[.AH$17]&amp;&quot; = yes &quot;)" table:style-name="ce1"/>
          <table:table-cell office:value-type="string" office:string-value="" table:formula="of:=IF(INDEX([.AI$18:.AI$200];[.$K166])=&quot;&quot;;&quot;&quot;;[.AI$17]&amp;&quot; = yes &quot;)" table:style-name="ce1"/>
          <table:table-cell office:value-type="string" office:string-value="" table:formula="of:=IF(INDEX([.AF$18:.AF$200];MATCH([.$C166];[.$Y$18:.$Y$200]))=&quot;&quot;;&quot;&quot;;[.AF$17]&amp;&quot; = yes &quot;)" table:style-name="ce1"/>
          <table:table-cell office:value-type="string" office:string-value="" table:formula="of:=IF(INDEX([.AG$18:.AG$200];MATCH([.$C166];[.$Y$18:.$Y$200]))=&quot;&quot;;&quot;&quot;;[.AG$17]&amp;&quot; = yes &quot;)" table:style-name="ce1"/>
          <table:table-cell office:value-type="string" office:string-value="" table:formula="of:=IF(INDEX([.AH$18:.AH$200];MATCH([.$C166];[.$Y$18:.$Y$200]))=&quot;&quot;;&quot;&quot;;[.AH$17]&amp;&quot; = yes &quot;)" table:style-name="ce1"/>
          <table:table-cell office:value-type="string" office:string-value="" table:formula="of:=IF(INDEX([.AI$18:.AI$200];MATCH([.$C16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60</text:p>
          </table:table-cell>
          <table:table-cell office:value-type="string" office:string-value="pc_mesa" table:formula="of:=INDEX([.Y$18:.Y$200];[.K167])" table:style-name="ce1">
            <text:p>pc_mesa</text:p>
          </table:table-cell>
          <table:table-cell office:value-type="string" office:string-value="pc_geocrystalline" table:formula="of:=INDEX([.$Z$7:.$AD$17];[.L167];[.M167])" table:style-name="ce1">
            <text:p>pc_geocrystalline</text:p>
          </table:table-cell>
          <table:table-cell office:value-type="string" office:string-value="@terraforming_cost_level_1" table:formula="of:=[.$X$8]&amp;[.N167]" table:style-name="ce1">
            <text:p>@terraforming_cost_level_1</text:p>
          </table:table-cell>
          <table:table-cell office:value-type="string" office:string-value="@terraforming_duration_level_1" table:formula="of:=[.$X$9]&amp;[.N167]" table:style-name="ce1">
            <text:p>@terraforming_duration_level_1</text:p>
          </table:table-cell>
          <table:table-cell office:value-type="string" office:string-value="OR={}&quot;OR={}" table:formula="of:=[.O167]&amp;&quot;OR={&quot;&amp;CONCATENATE([.P167];[.Q167];[.R167];[.S167])&amp;&quot;}&quot;&quot;OR={&quot;&amp;CONCATENATE([.T167];[.U167];[.V167];[.W16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67]+1)" table:style-name="ce1">
            <text:p>tech1</text:p>
          </table:table-cell>
          <table:table-cell office:value-type="float" office:value="0" table:formula="of:=[.I166]" table:style-name="ce1">
            <text:p>0</text:p>
          </table:table-cell>
          <table:table-cell office:value-type="float" office:value="160" table:style-name="ce1">
            <text:p>160</text:p>
          </table:table-cell>
          <table:table-cell office:value-type="float" office:value="5" table:formula="of:=INT([.J167]/COUNTA([.$Z$7:.$AD$17]))+1" table:style-name="ce1">
            <text:p>5</text:p>
          </table:table-cell>
          <table:table-cell office:value-type="float" office:value="8" table:formula="of:=IF(INDEX([.$Z$7:.$AD$17];[.L166]+1;[.M166])=&quot;&quot;;1;[.L166]+1)" table:style-name="ce1">
            <text:p>8</text:p>
          </table:table-cell>
          <table:table-cell office:value-type="float" office:value="1" table:formula="of:=IF(INDEX([.$Z$7:.$AD$17];[.L166]+1;[.M166])=&quot;&quot;;IF([.M166]=5;1;[.M166]+1);[.M166])" table:style-name="ce1">
            <text:p>1</text:p>
          </table:table-cell>
          <table:table-cell office:value-type="float" office:value="1" table:formula="of:=IF([.B167]=[.C167];0;INDEX([.$Z$18:.$AD$25];INT([.$J167]/COUNTA([.$Z$7:.$AD$17]))+1;[.$M167]))" table:style-name="ce1">
            <text:p>1</text:p>
          </table:table-cell>
          <table:table-cell table:style-name="ce1"/>
          <table:table-cell office:value-type="string" office:string-value="" table:formula="of:=IF(INDEX([.AF$18:.AF$200];[.$K167])=&quot;&quot;;&quot;&quot;;[.AF$17]&amp;&quot; = yes &quot;)" table:style-name="ce1"/>
          <table:table-cell office:value-type="string" office:string-value="" table:formula="of:=IF(INDEX([.AG$18:.AG$200];[.$K167])=&quot;&quot;;&quot;&quot;;[.AG$17]&amp;&quot; = yes &quot;)" table:style-name="ce1"/>
          <table:table-cell office:value-type="string" office:string-value="" table:formula="of:=IF(INDEX([.AH$18:.AH$200];[.$K167])=&quot;&quot;;&quot;&quot;;[.AH$17]&amp;&quot; = yes &quot;)" table:style-name="ce1"/>
          <table:table-cell office:value-type="string" office:string-value="" table:formula="of:=IF(INDEX([.AI$18:.AI$200];[.$K167])=&quot;&quot;;&quot;&quot;;[.AI$17]&amp;&quot; = yes &quot;)" table:style-name="ce1"/>
          <table:table-cell office:value-type="string" office:string-value="" table:formula="of:=IF(INDEX([.AF$18:.AF$200];MATCH([.$C167];[.$Y$18:.$Y$200]))=&quot;&quot;;&quot;&quot;;[.AF$17]&amp;&quot; = yes &quot;)" table:style-name="ce1"/>
          <table:table-cell office:value-type="string" office:string-value="" table:formula="of:=IF(INDEX([.AG$18:.AG$200];MATCH([.$C167];[.$Y$18:.$Y$200]))=&quot;&quot;;&quot;&quot;;[.AG$17]&amp;&quot; = yes &quot;)" table:style-name="ce1"/>
          <table:table-cell office:value-type="string" office:string-value="" table:formula="of:=IF(INDEX([.AH$18:.AH$200];MATCH([.$C167];[.$Y$18:.$Y$200]))=&quot;&quot;;&quot;&quot;;[.AH$17]&amp;&quot; = yes &quot;)" table:style-name="ce1"/>
          <table:table-cell office:value-type="string" office:string-value="" table:formula="of:=IF(INDEX([.AI$18:.AI$200];MATCH([.$C16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61</text:p>
          </table:table-cell>
          <table:table-cell office:value-type="string" office:string-value="pc_mesa" table:formula="of:=INDEX([.Y$18:.Y$200];[.K168])" table:style-name="ce1">
            <text:p>pc_mesa</text:p>
          </table:table-cell>
          <table:table-cell office:value-type="string" office:string-value="pc_continental" table:formula="of:=INDEX([.$Z$7:.$AD$17];[.L168];[.M168])" table:style-name="ce1">
            <text:p>pc_continental</text:p>
          </table:table-cell>
          <table:table-cell office:value-type="string" office:string-value="@terraforming_cost_level_2" table:formula="of:=[.$X$8]&amp;[.N168]" table:style-name="ce1">
            <text:p>@terraforming_cost_level_2</text:p>
          </table:table-cell>
          <table:table-cell office:value-type="string" office:string-value="@terraforming_duration_level_2" table:formula="of:=[.$X$9]&amp;[.N168]" table:style-name="ce1">
            <text:p>@terraforming_duration_level_2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168]&amp;&quot;OR={&quot;&amp;CONCATENATE([.P168];[.Q168];[.R168];[.S168])&amp;&quot;}&quot;&quot;OR={&quot;&amp;CONCATENATE([.T168];[.U168];[.V168];[.W168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68]+1)" table:style-name="ce1">
            <text:p>tech2</text:p>
          </table:table-cell>
          <table:table-cell office:value-type="float" office:value="0" table:formula="of:=[.I167]" table:style-name="ce1">
            <text:p>0</text:p>
          </table:table-cell>
          <table:table-cell office:value-type="float" office:value="161" table:style-name="ce1">
            <text:p>161</text:p>
          </table:table-cell>
          <table:table-cell office:value-type="float" office:value="5" table:formula="of:=INT([.J168]/COUNTA([.$Z$7:.$AD$17]))+1" table:style-name="ce1">
            <text:p>5</text:p>
          </table:table-cell>
          <table:table-cell office:value-type="float" office:value="1" table:formula="of:=IF(INDEX([.$Z$7:.$AD$17];[.L167]+1;[.M167])=&quot;&quot;;1;[.L167]+1)" table:style-name="ce1">
            <text:p>1</text:p>
          </table:table-cell>
          <table:table-cell office:value-type="float" office:value="2" table:formula="of:=IF(INDEX([.$Z$7:.$AD$17];[.L167]+1;[.M167])=&quot;&quot;;IF([.M167]=5;1;[.M167]+1);[.M167])" table:style-name="ce1">
            <text:p>2</text:p>
          </table:table-cell>
          <table:table-cell office:value-type="float" office:value="2" table:formula="of:=IF([.B168]=[.C168];0;INDEX([.$Z$18:.$AD$25];INT([.$J168]/COUNTA([.$Z$7:.$AD$17]))+1;[.$M168]))" table:style-name="ce1">
            <text:p>2</text:p>
          </table:table-cell>
          <table:table-cell table:style-name="ce1"/>
          <table:table-cell office:value-type="string" office:string-value="" table:formula="of:=IF(INDEX([.AF$18:.AF$200];[.$K168])=&quot;&quot;;&quot;&quot;;[.AF$17]&amp;&quot; = yes &quot;)" table:style-name="ce1"/>
          <table:table-cell office:value-type="string" office:string-value="" table:formula="of:=IF(INDEX([.AG$18:.AG$200];[.$K168])=&quot;&quot;;&quot;&quot;;[.AG$17]&amp;&quot; = yes &quot;)" table:style-name="ce1"/>
          <table:table-cell office:value-type="string" office:string-value="" table:formula="of:=IF(INDEX([.AH$18:.AH$200];[.$K168])=&quot;&quot;;&quot;&quot;;[.AH$17]&amp;&quot; = yes &quot;)" table:style-name="ce1"/>
          <table:table-cell office:value-type="string" office:string-value="" table:formula="of:=IF(INDEX([.AI$18:.AI$200];[.$K168])=&quot;&quot;;&quot;&quot;;[.AI$17]&amp;&quot; = yes &quot;)" table:style-name="ce1"/>
          <table:table-cell office:value-type="string" office:string-value="planetary_diversity_enabled = yes " table:formula="of:=IF(INDEX([.AF$18:.AF$200];MATCH([.$C168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168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168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168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62</text:p>
          </table:table-cell>
          <table:table-cell office:value-type="string" office:string-value="pc_mesa" table:formula="of:=INDEX([.Y$18:.Y$200];[.K169])" table:style-name="ce1">
            <text:p>pc_mesa</text:p>
          </table:table-cell>
          <table:table-cell office:value-type="string" office:string-value="pc_ocean" table:formula="of:=INDEX([.$Z$7:.$AD$17];[.L169];[.M169])" table:style-name="ce1">
            <text:p>pc_ocean</text:p>
          </table:table-cell>
          <table:table-cell office:value-type="string" office:string-value="@terraforming_cost_level_2" table:formula="of:=[.$X$8]&amp;[.N169]" table:style-name="ce1">
            <text:p>@terraforming_cost_level_2</text:p>
          </table:table-cell>
          <table:table-cell office:value-type="string" office:string-value="@terraforming_duration_level_2" table:formula="of:=[.$X$9]&amp;[.N169]" table:style-name="ce1">
            <text:p>@terraforming_duration_level_2</text:p>
          </table:table-cell>
          <table:table-cell office:value-type="string" office:string-value="OR={}&quot;OR={}" table:formula="of:=[.O169]&amp;&quot;OR={&quot;&amp;CONCATENATE([.P169];[.Q169];[.R169];[.S169])&amp;&quot;}&quot;&quot;OR={&quot;&amp;CONCATENATE([.T169];[.U169];[.V169];[.W16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69]+1)" table:style-name="ce1">
            <text:p>tech2</text:p>
          </table:table-cell>
          <table:table-cell office:value-type="float" office:value="0" table:formula="of:=[.I168]" table:style-name="ce1">
            <text:p>0</text:p>
          </table:table-cell>
          <table:table-cell office:value-type="float" office:value="162" table:style-name="ce1">
            <text:p>162</text:p>
          </table:table-cell>
          <table:table-cell office:value-type="float" office:value="5" table:formula="of:=INT([.J169]/COUNTA([.$Z$7:.$AD$17]))+1" table:style-name="ce1">
            <text:p>5</text:p>
          </table:table-cell>
          <table:table-cell office:value-type="float" office:value="2" table:formula="of:=IF(INDEX([.$Z$7:.$AD$17];[.L168]+1;[.M168])=&quot;&quot;;1;[.L168]+1)" table:style-name="ce1">
            <text:p>2</text:p>
          </table:table-cell>
          <table:table-cell office:value-type="float" office:value="2" table:formula="of:=IF(INDEX([.$Z$7:.$AD$17];[.L168]+1;[.M168])=&quot;&quot;;IF([.M168]=5;1;[.M168]+1);[.M168])" table:style-name="ce1">
            <text:p>2</text:p>
          </table:table-cell>
          <table:table-cell office:value-type="float" office:value="2" table:formula="of:=IF([.B169]=[.C169];0;INDEX([.$Z$18:.$AD$25];INT([.$J169]/COUNTA([.$Z$7:.$AD$17]))+1;[.$M169]))" table:style-name="ce1">
            <text:p>2</text:p>
          </table:table-cell>
          <table:table-cell table:style-name="ce1"/>
          <table:table-cell office:value-type="string" office:string-value="" table:formula="of:=IF(INDEX([.AF$18:.AF$200];[.$K169])=&quot;&quot;;&quot;&quot;;[.AF$17]&amp;&quot; = yes &quot;)" table:style-name="ce1"/>
          <table:table-cell office:value-type="string" office:string-value="" table:formula="of:=IF(INDEX([.AG$18:.AG$200];[.$K169])=&quot;&quot;;&quot;&quot;;[.AG$17]&amp;&quot; = yes &quot;)" table:style-name="ce1"/>
          <table:table-cell office:value-type="string" office:string-value="" table:formula="of:=IF(INDEX([.AH$18:.AH$200];[.$K169])=&quot;&quot;;&quot;&quot;;[.AH$17]&amp;&quot; = yes &quot;)" table:style-name="ce1"/>
          <table:table-cell office:value-type="string" office:string-value="" table:formula="of:=IF(INDEX([.AI$18:.AI$200];[.$K169])=&quot;&quot;;&quot;&quot;;[.AI$17]&amp;&quot; = yes &quot;)" table:style-name="ce1"/>
          <table:table-cell office:value-type="string" office:string-value="" table:formula="of:=IF(INDEX([.AF$18:.AF$200];MATCH([.$C169];[.$Y$18:.$Y$200]))=&quot;&quot;;&quot;&quot;;[.AF$17]&amp;&quot; = yes &quot;)" table:style-name="ce1"/>
          <table:table-cell office:value-type="string" office:string-value="" table:formula="of:=IF(INDEX([.AG$18:.AG$200];MATCH([.$C169];[.$Y$18:.$Y$200]))=&quot;&quot;;&quot;&quot;;[.AG$17]&amp;&quot; = yes &quot;)" table:style-name="ce1"/>
          <table:table-cell office:value-type="string" office:string-value="" table:formula="of:=IF(INDEX([.AH$18:.AH$200];MATCH([.$C169];[.$Y$18:.$Y$200]))=&quot;&quot;;&quot;&quot;;[.AH$17]&amp;&quot; = yes &quot;)" table:style-name="ce1"/>
          <table:table-cell office:value-type="string" office:string-value="" table:formula="of:=IF(INDEX([.AI$18:.AI$200];MATCH([.$C16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63</text:p>
          </table:table-cell>
          <table:table-cell office:value-type="string" office:string-value="pc_mesa" table:formula="of:=INDEX([.Y$18:.Y$200];[.K170])" table:style-name="ce1">
            <text:p>pc_mesa</text:p>
          </table:table-cell>
          <table:table-cell office:value-type="string" office:string-value="pc_mangrove" table:formula="of:=INDEX([.$Z$7:.$AD$17];[.L170];[.M170])" table:style-name="ce1">
            <text:p>pc_mangrove</text:p>
          </table:table-cell>
          <table:table-cell office:value-type="string" office:string-value="@terraforming_cost_level_2" table:formula="of:=[.$X$8]&amp;[.N170]" table:style-name="ce1">
            <text:p>@terraforming_cost_level_2</text:p>
          </table:table-cell>
          <table:table-cell office:value-type="string" office:string-value="@terraforming_duration_level_2" table:formula="of:=[.$X$9]&amp;[.N170]" table:style-name="ce1">
            <text:p>@terraforming_duration_level_2</text:p>
          </table:table-cell>
          <table:table-cell office:value-type="string" office:string-value="OR={}&quot;OR={}" table:formula="of:=[.O170]&amp;&quot;OR={&quot;&amp;CONCATENATE([.P170];[.Q170];[.R170];[.S170])&amp;&quot;}&quot;&quot;OR={&quot;&amp;CONCATENATE([.T170];[.U170];[.V170];[.W17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70]+1)" table:style-name="ce1">
            <text:p>tech2</text:p>
          </table:table-cell>
          <table:table-cell office:value-type="float" office:value="0" table:formula="of:=[.I169]" table:style-name="ce1">
            <text:p>0</text:p>
          </table:table-cell>
          <table:table-cell office:value-type="float" office:value="163" table:style-name="ce1">
            <text:p>163</text:p>
          </table:table-cell>
          <table:table-cell office:value-type="float" office:value="5" table:formula="of:=INT([.J170]/COUNTA([.$Z$7:.$AD$17]))+1" table:style-name="ce1">
            <text:p>5</text:p>
          </table:table-cell>
          <table:table-cell office:value-type="float" office:value="3" table:formula="of:=IF(INDEX([.$Z$7:.$AD$17];[.L169]+1;[.M169])=&quot;&quot;;1;[.L169]+1)" table:style-name="ce1">
            <text:p>3</text:p>
          </table:table-cell>
          <table:table-cell office:value-type="float" office:value="2" table:formula="of:=IF(INDEX([.$Z$7:.$AD$17];[.L169]+1;[.M169])=&quot;&quot;;IF([.M169]=5;1;[.M169]+1);[.M169])" table:style-name="ce1">
            <text:p>2</text:p>
          </table:table-cell>
          <table:table-cell office:value-type="float" office:value="2" table:formula="of:=IF([.B170]=[.C170];0;INDEX([.$Z$18:.$AD$25];INT([.$J170]/COUNTA([.$Z$7:.$AD$17]))+1;[.$M170]))" table:style-name="ce1">
            <text:p>2</text:p>
          </table:table-cell>
          <table:table-cell table:style-name="ce1"/>
          <table:table-cell office:value-type="string" office:string-value="" table:formula="of:=IF(INDEX([.AF$18:.AF$200];[.$K170])=&quot;&quot;;&quot;&quot;;[.AF$17]&amp;&quot; = yes &quot;)" table:style-name="ce1"/>
          <table:table-cell office:value-type="string" office:string-value="" table:formula="of:=IF(INDEX([.AG$18:.AG$200];[.$K170])=&quot;&quot;;&quot;&quot;;[.AG$17]&amp;&quot; = yes &quot;)" table:style-name="ce1"/>
          <table:table-cell office:value-type="string" office:string-value="" table:formula="of:=IF(INDEX([.AH$18:.AH$200];[.$K170])=&quot;&quot;;&quot;&quot;;[.AH$17]&amp;&quot; = yes &quot;)" table:style-name="ce1"/>
          <table:table-cell office:value-type="string" office:string-value="" table:formula="of:=IF(INDEX([.AI$18:.AI$200];[.$K170])=&quot;&quot;;&quot;&quot;;[.AI$17]&amp;&quot; = yes &quot;)" table:style-name="ce1"/>
          <table:table-cell office:value-type="string" office:string-value="" table:formula="of:=IF(INDEX([.AF$18:.AF$200];MATCH([.$C170];[.$Y$18:.$Y$200]))=&quot;&quot;;&quot;&quot;;[.AF$17]&amp;&quot; = yes &quot;)" table:style-name="ce1"/>
          <table:table-cell office:value-type="string" office:string-value="" table:formula="of:=IF(INDEX([.AG$18:.AG$200];MATCH([.$C170];[.$Y$18:.$Y$200]))=&quot;&quot;;&quot;&quot;;[.AG$17]&amp;&quot; = yes &quot;)" table:style-name="ce1"/>
          <table:table-cell office:value-type="string" office:string-value="" table:formula="of:=IF(INDEX([.AH$18:.AH$200];MATCH([.$C170];[.$Y$18:.$Y$200]))=&quot;&quot;;&quot;&quot;;[.AH$17]&amp;&quot; = yes &quot;)" table:style-name="ce1"/>
          <table:table-cell office:value-type="string" office:string-value="" table:formula="of:=IF(INDEX([.AI$18:.AI$200];MATCH([.$C17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64</text:p>
          </table:table-cell>
          <table:table-cell office:value-type="string" office:string-value="pc_mesa" table:formula="of:=INDEX([.Y$18:.Y$200];[.K171])" table:style-name="ce1">
            <text:p>pc_mesa</text:p>
          </table:table-cell>
          <table:table-cell office:value-type="string" office:string-value="pc_hajungle" table:formula="of:=INDEX([.$Z$7:.$AD$17];[.L171];[.M171])" table:style-name="ce1">
            <text:p>pc_hajungle</text:p>
          </table:table-cell>
          <table:table-cell office:value-type="string" office:string-value="@terraforming_cost_level_2" table:formula="of:=[.$X$8]&amp;[.N171]" table:style-name="ce1">
            <text:p>@terraforming_cost_level_2</text:p>
          </table:table-cell>
          <table:table-cell office:value-type="string" office:string-value="@terraforming_duration_level_2" table:formula="of:=[.$X$9]&amp;[.N171]" table:style-name="ce1">
            <text:p>@terraforming_duration_level_2</text:p>
          </table:table-cell>
          <table:table-cell office:value-type="string" office:string-value="OR={}&quot;OR={}" table:formula="of:=[.O171]&amp;&quot;OR={&quot;&amp;CONCATENATE([.P171];[.Q171];[.R171];[.S171])&amp;&quot;}&quot;&quot;OR={&quot;&amp;CONCATENATE([.T171];[.U171];[.V171];[.W17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71]+1)" table:style-name="ce1">
            <text:p>tech2</text:p>
          </table:table-cell>
          <table:table-cell office:value-type="float" office:value="0" table:formula="of:=[.I170]" table:style-name="ce1">
            <text:p>0</text:p>
          </table:table-cell>
          <table:table-cell office:value-type="float" office:value="164" table:style-name="ce1">
            <text:p>164</text:p>
          </table:table-cell>
          <table:table-cell office:value-type="float" office:value="5" table:formula="of:=INT([.J171]/COUNTA([.$Z$7:.$AD$17]))+1" table:style-name="ce1">
            <text:p>5</text:p>
          </table:table-cell>
          <table:table-cell office:value-type="float" office:value="4" table:formula="of:=IF(INDEX([.$Z$7:.$AD$17];[.L170]+1;[.M170])=&quot;&quot;;1;[.L170]+1)" table:style-name="ce1">
            <text:p>4</text:p>
          </table:table-cell>
          <table:table-cell office:value-type="float" office:value="2" table:formula="of:=IF(INDEX([.$Z$7:.$AD$17];[.L170]+1;[.M170])=&quot;&quot;;IF([.M170]=5;1;[.M170]+1);[.M170])" table:style-name="ce1">
            <text:p>2</text:p>
          </table:table-cell>
          <table:table-cell office:value-type="float" office:value="2" table:formula="of:=IF([.B171]=[.C171];0;INDEX([.$Z$18:.$AD$25];INT([.$J171]/COUNTA([.$Z$7:.$AD$17]))+1;[.$M171]))" table:style-name="ce1">
            <text:p>2</text:p>
          </table:table-cell>
          <table:table-cell table:style-name="ce1"/>
          <table:table-cell office:value-type="string" office:string-value="" table:formula="of:=IF(INDEX([.AF$18:.AF$200];[.$K171])=&quot;&quot;;&quot;&quot;;[.AF$17]&amp;&quot; = yes &quot;)" table:style-name="ce1"/>
          <table:table-cell office:value-type="string" office:string-value="" table:formula="of:=IF(INDEX([.AG$18:.AG$200];[.$K171])=&quot;&quot;;&quot;&quot;;[.AG$17]&amp;&quot; = yes &quot;)" table:style-name="ce1"/>
          <table:table-cell office:value-type="string" office:string-value="" table:formula="of:=IF(INDEX([.AH$18:.AH$200];[.$K171])=&quot;&quot;;&quot;&quot;;[.AH$17]&amp;&quot; = yes &quot;)" table:style-name="ce1"/>
          <table:table-cell office:value-type="string" office:string-value="" table:formula="of:=IF(INDEX([.AI$18:.AI$200];[.$K171])=&quot;&quot;;&quot;&quot;;[.AI$17]&amp;&quot; = yes &quot;)" table:style-name="ce1"/>
          <table:table-cell office:value-type="string" office:string-value="" table:formula="of:=IF(INDEX([.AF$18:.AF$200];MATCH([.$C171];[.$Y$18:.$Y$200]))=&quot;&quot;;&quot;&quot;;[.AF$17]&amp;&quot; = yes &quot;)" table:style-name="ce1"/>
          <table:table-cell office:value-type="string" office:string-value="" table:formula="of:=IF(INDEX([.AG$18:.AG$200];MATCH([.$C171];[.$Y$18:.$Y$200]))=&quot;&quot;;&quot;&quot;;[.AG$17]&amp;&quot; = yes &quot;)" table:style-name="ce1"/>
          <table:table-cell office:value-type="string" office:string-value="" table:formula="of:=IF(INDEX([.AH$18:.AH$200];MATCH([.$C171];[.$Y$18:.$Y$200]))=&quot;&quot;;&quot;&quot;;[.AH$17]&amp;&quot; = yes &quot;)" table:style-name="ce1"/>
          <table:table-cell office:value-type="string" office:string-value="" table:formula="of:=IF(INDEX([.AI$18:.AI$200];MATCH([.$C17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65</text:p>
          </table:table-cell>
          <table:table-cell office:value-type="string" office:string-value="pc_mesa" table:formula="of:=INDEX([.Y$18:.Y$200];[.K172])" table:style-name="ce1">
            <text:p>pc_mesa</text:p>
          </table:table-cell>
          <table:table-cell office:value-type="string" office:string-value="pc_tropical" table:formula="of:=INDEX([.$Z$7:.$AD$17];[.L172];[.M172])" table:style-name="ce1">
            <text:p>pc_tropical</text:p>
          </table:table-cell>
          <table:table-cell office:value-type="string" office:string-value="@terraforming_cost_level_2" table:formula="of:=[.$X$8]&amp;[.N172]" table:style-name="ce1">
            <text:p>@terraforming_cost_level_2</text:p>
          </table:table-cell>
          <table:table-cell office:value-type="string" office:string-value="@terraforming_duration_level_2" table:formula="of:=[.$X$9]&amp;[.N172]" table:style-name="ce1">
            <text:p>@terraforming_duration_level_2</text:p>
          </table:table-cell>
          <table:table-cell office:value-type="string" office:string-value="OR={}&quot;OR={}" table:formula="of:=[.O172]&amp;&quot;OR={&quot;&amp;CONCATENATE([.P172];[.Q172];[.R172];[.S172])&amp;&quot;}&quot;&quot;OR={&quot;&amp;CONCATENATE([.T172];[.U172];[.V172];[.W17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72]+1)" table:style-name="ce1">
            <text:p>tech2</text:p>
          </table:table-cell>
          <table:table-cell office:value-type="float" office:value="0" table:formula="of:=[.I171]" table:style-name="ce1">
            <text:p>0</text:p>
          </table:table-cell>
          <table:table-cell office:value-type="float" office:value="165" table:style-name="ce1">
            <text:p>165</text:p>
          </table:table-cell>
          <table:table-cell office:value-type="float" office:value="5" table:formula="of:=INT([.J172]/COUNTA([.$Z$7:.$AD$17]))+1" table:style-name="ce1">
            <text:p>5</text:p>
          </table:table-cell>
          <table:table-cell office:value-type="float" office:value="5" table:formula="of:=IF(INDEX([.$Z$7:.$AD$17];[.L171]+1;[.M171])=&quot;&quot;;1;[.L171]+1)" table:style-name="ce1">
            <text:p>5</text:p>
          </table:table-cell>
          <table:table-cell office:value-type="float" office:value="2" table:formula="of:=IF(INDEX([.$Z$7:.$AD$17];[.L171]+1;[.M171])=&quot;&quot;;IF([.M171]=5;1;[.M171]+1);[.M171])" table:style-name="ce1">
            <text:p>2</text:p>
          </table:table-cell>
          <table:table-cell office:value-type="float" office:value="2" table:formula="of:=IF([.B172]=[.C172];0;INDEX([.$Z$18:.$AD$25];INT([.$J172]/COUNTA([.$Z$7:.$AD$17]))+1;[.$M172]))" table:style-name="ce1">
            <text:p>2</text:p>
          </table:table-cell>
          <table:table-cell table:style-name="ce1"/>
          <table:table-cell office:value-type="string" office:string-value="" table:formula="of:=IF(INDEX([.AF$18:.AF$200];[.$K172])=&quot;&quot;;&quot;&quot;;[.AF$17]&amp;&quot; = yes &quot;)" table:style-name="ce1"/>
          <table:table-cell office:value-type="string" office:string-value="" table:formula="of:=IF(INDEX([.AG$18:.AG$200];[.$K172])=&quot;&quot;;&quot;&quot;;[.AG$17]&amp;&quot; = yes &quot;)" table:style-name="ce1"/>
          <table:table-cell office:value-type="string" office:string-value="" table:formula="of:=IF(INDEX([.AH$18:.AH$200];[.$K172])=&quot;&quot;;&quot;&quot;;[.AH$17]&amp;&quot; = yes &quot;)" table:style-name="ce1"/>
          <table:table-cell office:value-type="string" office:string-value="" table:formula="of:=IF(INDEX([.AI$18:.AI$200];[.$K172])=&quot;&quot;;&quot;&quot;;[.AI$17]&amp;&quot; = yes &quot;)" table:style-name="ce1"/>
          <table:table-cell office:value-type="string" office:string-value="" table:formula="of:=IF(INDEX([.AF$18:.AF$200];MATCH([.$C172];[.$Y$18:.$Y$200]))=&quot;&quot;;&quot;&quot;;[.AF$17]&amp;&quot; = yes &quot;)" table:style-name="ce1"/>
          <table:table-cell office:value-type="string" office:string-value="" table:formula="of:=IF(INDEX([.AG$18:.AG$200];MATCH([.$C172];[.$Y$18:.$Y$200]))=&quot;&quot;;&quot;&quot;;[.AG$17]&amp;&quot; = yes &quot;)" table:style-name="ce1"/>
          <table:table-cell office:value-type="string" office:string-value="" table:formula="of:=IF(INDEX([.AH$18:.AH$200];MATCH([.$C172];[.$Y$18:.$Y$200]))=&quot;&quot;;&quot;&quot;;[.AH$17]&amp;&quot; = yes &quot;)" table:style-name="ce1"/>
          <table:table-cell office:value-type="string" office:string-value="" table:formula="of:=IF(INDEX([.AI$18:.AI$200];MATCH([.$C17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66</text:p>
          </table:table-cell>
          <table:table-cell office:value-type="string" office:string-value="pc_mesa" table:formula="of:=INDEX([.Y$18:.Y$200];[.K173])" table:style-name="ce1">
            <text:p>pc_mesa</text:p>
          </table:table-cell>
          <table:table-cell office:value-type="string" office:string-value="pc_desertislands" table:formula="of:=INDEX([.$Z$7:.$AD$17];[.L173];[.M173])" table:style-name="ce1">
            <text:p>pc_desertislands</text:p>
          </table:table-cell>
          <table:table-cell office:value-type="string" office:string-value="@terraforming_cost_level_2" table:formula="of:=[.$X$8]&amp;[.N173]" table:style-name="ce1">
            <text:p>@terraforming_cost_level_2</text:p>
          </table:table-cell>
          <table:table-cell office:value-type="string" office:string-value="@terraforming_duration_level_2" table:formula="of:=[.$X$9]&amp;[.N173]" table:style-name="ce1">
            <text:p>@terraforming_duration_level_2</text:p>
          </table:table-cell>
          <table:table-cell office:value-type="string" office:string-value="OR={}&quot;OR={}" table:formula="of:=[.O173]&amp;&quot;OR={&quot;&amp;CONCATENATE([.P173];[.Q173];[.R173];[.S173])&amp;&quot;}&quot;&quot;OR={&quot;&amp;CONCATENATE([.T173];[.U173];[.V173];[.W17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73]+1)" table:style-name="ce1">
            <text:p>tech2</text:p>
          </table:table-cell>
          <table:table-cell office:value-type="float" office:value="0" table:formula="of:=[.I172]" table:style-name="ce1">
            <text:p>0</text:p>
          </table:table-cell>
          <table:table-cell office:value-type="float" office:value="166" table:style-name="ce1">
            <text:p>166</text:p>
          </table:table-cell>
          <table:table-cell office:value-type="float" office:value="5" table:formula="of:=INT([.J173]/COUNTA([.$Z$7:.$AD$17]))+1" table:style-name="ce1">
            <text:p>5</text:p>
          </table:table-cell>
          <table:table-cell office:value-type="float" office:value="6" table:formula="of:=IF(INDEX([.$Z$7:.$AD$17];[.L172]+1;[.M172])=&quot;&quot;;1;[.L172]+1)" table:style-name="ce1">
            <text:p>6</text:p>
          </table:table-cell>
          <table:table-cell office:value-type="float" office:value="2" table:formula="of:=IF(INDEX([.$Z$7:.$AD$17];[.L172]+1;[.M172])=&quot;&quot;;IF([.M172]=5;1;[.M172]+1);[.M172])" table:style-name="ce1">
            <text:p>2</text:p>
          </table:table-cell>
          <table:table-cell office:value-type="float" office:value="2" table:formula="of:=IF([.B173]=[.C173];0;INDEX([.$Z$18:.$AD$25];INT([.$J173]/COUNTA([.$Z$7:.$AD$17]))+1;[.$M173]))" table:style-name="ce1">
            <text:p>2</text:p>
          </table:table-cell>
          <table:table-cell table:style-name="ce1"/>
          <table:table-cell office:value-type="string" office:string-value="" table:formula="of:=IF(INDEX([.AF$18:.AF$200];[.$K173])=&quot;&quot;;&quot;&quot;;[.AF$17]&amp;&quot; = yes &quot;)" table:style-name="ce1"/>
          <table:table-cell office:value-type="string" office:string-value="" table:formula="of:=IF(INDEX([.AG$18:.AG$200];[.$K173])=&quot;&quot;;&quot;&quot;;[.AG$17]&amp;&quot; = yes &quot;)" table:style-name="ce1"/>
          <table:table-cell office:value-type="string" office:string-value="" table:formula="of:=IF(INDEX([.AH$18:.AH$200];[.$K173])=&quot;&quot;;&quot;&quot;;[.AH$17]&amp;&quot; = yes &quot;)" table:style-name="ce1"/>
          <table:table-cell office:value-type="string" office:string-value="" table:formula="of:=IF(INDEX([.AI$18:.AI$200];[.$K173])=&quot;&quot;;&quot;&quot;;[.AI$17]&amp;&quot; = yes &quot;)" table:style-name="ce1"/>
          <table:table-cell office:value-type="string" office:string-value="" table:formula="of:=IF(INDEX([.AF$18:.AF$200];MATCH([.$C173];[.$Y$18:.$Y$200]))=&quot;&quot;;&quot;&quot;;[.AF$17]&amp;&quot; = yes &quot;)" table:style-name="ce1"/>
          <table:table-cell office:value-type="string" office:string-value="" table:formula="of:=IF(INDEX([.AG$18:.AG$200];MATCH([.$C173];[.$Y$18:.$Y$200]))=&quot;&quot;;&quot;&quot;;[.AG$17]&amp;&quot; = yes &quot;)" table:style-name="ce1"/>
          <table:table-cell office:value-type="string" office:string-value="" table:formula="of:=IF(INDEX([.AH$18:.AH$200];MATCH([.$C173];[.$Y$18:.$Y$200]))=&quot;&quot;;&quot;&quot;;[.AH$17]&amp;&quot; = yes &quot;)" table:style-name="ce1"/>
          <table:table-cell office:value-type="string" office:string-value="" table:formula="of:=IF(INDEX([.AI$18:.AI$200];MATCH([.$C17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67</text:p>
          </table:table-cell>
          <table:table-cell office:value-type="string" office:string-value="pc_mesa" table:formula="of:=INDEX([.Y$18:.Y$200];[.K174])" table:style-name="ce1">
            <text:p>pc_mesa</text:p>
          </table:table-cell>
          <table:table-cell office:value-type="string" office:string-value="pc_retinal" table:formula="of:=INDEX([.$Z$7:.$AD$17];[.L174];[.M174])" table:style-name="ce1">
            <text:p>pc_retinal</text:p>
          </table:table-cell>
          <table:table-cell office:value-type="string" office:string-value="@terraforming_cost_level_2" table:formula="of:=[.$X$8]&amp;[.N174]" table:style-name="ce1">
            <text:p>@terraforming_cost_level_2</text:p>
          </table:table-cell>
          <table:table-cell office:value-type="string" office:string-value="@terraforming_duration_level_2" table:formula="of:=[.$X$9]&amp;[.N174]" table:style-name="ce1">
            <text:p>@terraforming_duration_level_2</text:p>
          </table:table-cell>
          <table:table-cell office:value-type="string" office:string-value="OR={}&quot;OR={}" table:formula="of:=[.O174]&amp;&quot;OR={&quot;&amp;CONCATENATE([.P174];[.Q174];[.R174];[.S174])&amp;&quot;}&quot;&quot;OR={&quot;&amp;CONCATENATE([.T174];[.U174];[.V174];[.W17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74]+1)" table:style-name="ce1">
            <text:p>tech2</text:p>
          </table:table-cell>
          <table:table-cell office:value-type="float" office:value="0" table:formula="of:=[.I173]" table:style-name="ce1">
            <text:p>0</text:p>
          </table:table-cell>
          <table:table-cell office:value-type="float" office:value="167" table:style-name="ce1">
            <text:p>167</text:p>
          </table:table-cell>
          <table:table-cell office:value-type="float" office:value="5" table:formula="of:=INT([.J174]/COUNTA([.$Z$7:.$AD$17]))+1" table:style-name="ce1">
            <text:p>5</text:p>
          </table:table-cell>
          <table:table-cell office:value-type="float" office:value="7" table:formula="of:=IF(INDEX([.$Z$7:.$AD$17];[.L173]+1;[.M173])=&quot;&quot;;1;[.L173]+1)" table:style-name="ce1">
            <text:p>7</text:p>
          </table:table-cell>
          <table:table-cell office:value-type="float" office:value="2" table:formula="of:=IF(INDEX([.$Z$7:.$AD$17];[.L173]+1;[.M173])=&quot;&quot;;IF([.M173]=5;1;[.M173]+1);[.M173])" table:style-name="ce1">
            <text:p>2</text:p>
          </table:table-cell>
          <table:table-cell office:value-type="float" office:value="2" table:formula="of:=IF([.B174]=[.C174];0;INDEX([.$Z$18:.$AD$25];INT([.$J174]/COUNTA([.$Z$7:.$AD$17]))+1;[.$M174]))" table:style-name="ce1">
            <text:p>2</text:p>
          </table:table-cell>
          <table:table-cell table:style-name="ce1"/>
          <table:table-cell office:value-type="string" office:string-value="" table:formula="of:=IF(INDEX([.AF$18:.AF$200];[.$K174])=&quot;&quot;;&quot;&quot;;[.AF$17]&amp;&quot; = yes &quot;)" table:style-name="ce1"/>
          <table:table-cell office:value-type="string" office:string-value="" table:formula="of:=IF(INDEX([.AG$18:.AG$200];[.$K174])=&quot;&quot;;&quot;&quot;;[.AG$17]&amp;&quot; = yes &quot;)" table:style-name="ce1"/>
          <table:table-cell office:value-type="string" office:string-value="" table:formula="of:=IF(INDEX([.AH$18:.AH$200];[.$K174])=&quot;&quot;;&quot;&quot;;[.AH$17]&amp;&quot; = yes &quot;)" table:style-name="ce1"/>
          <table:table-cell office:value-type="string" office:string-value="" table:formula="of:=IF(INDEX([.AI$18:.AI$200];[.$K174])=&quot;&quot;;&quot;&quot;;[.AI$17]&amp;&quot; = yes &quot;)" table:style-name="ce1"/>
          <table:table-cell office:value-type="string" office:string-value="" table:formula="of:=IF(INDEX([.AF$18:.AF$200];MATCH([.$C174];[.$Y$18:.$Y$200]))=&quot;&quot;;&quot;&quot;;[.AF$17]&amp;&quot; = yes &quot;)" table:style-name="ce1"/>
          <table:table-cell office:value-type="string" office:string-value="" table:formula="of:=IF(INDEX([.AG$18:.AG$200];MATCH([.$C174];[.$Y$18:.$Y$200]))=&quot;&quot;;&quot;&quot;;[.AG$17]&amp;&quot; = yes &quot;)" table:style-name="ce1"/>
          <table:table-cell office:value-type="string" office:string-value="" table:formula="of:=IF(INDEX([.AH$18:.AH$200];MATCH([.$C174];[.$Y$18:.$Y$200]))=&quot;&quot;;&quot;&quot;;[.AH$17]&amp;&quot; = yes &quot;)" table:style-name="ce1"/>
          <table:table-cell office:value-type="string" office:string-value="" table:formula="of:=IF(INDEX([.AI$18:.AI$200];MATCH([.$C17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68</text:p>
          </table:table-cell>
          <table:table-cell office:value-type="string" office:string-value="pc_mesa" table:formula="of:=INDEX([.Y$18:.Y$200];[.K175])" table:style-name="ce1">
            <text:p>pc_mesa</text:p>
          </table:table-cell>
          <table:table-cell office:value-type="string" office:string-value="pc_lush" table:formula="of:=INDEX([.$Z$7:.$AD$17];[.L175];[.M175])" table:style-name="ce1">
            <text:p>pc_lush</text:p>
          </table:table-cell>
          <table:table-cell office:value-type="string" office:string-value="@terraforming_cost_level_2" table:formula="of:=[.$X$8]&amp;[.N175]" table:style-name="ce1">
            <text:p>@terraforming_cost_level_2</text:p>
          </table:table-cell>
          <table:table-cell office:value-type="string" office:string-value="@terraforming_duration_level_2" table:formula="of:=[.$X$9]&amp;[.N175]" table:style-name="ce1">
            <text:p>@terraforming_duration_level_2</text:p>
          </table:table-cell>
          <table:table-cell office:value-type="string" office:string-value="OR={}&quot;OR={}" table:formula="of:=[.O175]&amp;&quot;OR={&quot;&amp;CONCATENATE([.P175];[.Q175];[.R175];[.S175])&amp;&quot;}&quot;&quot;OR={&quot;&amp;CONCATENATE([.T175];[.U175];[.V175];[.W17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75]+1)" table:style-name="ce1">
            <text:p>tech2</text:p>
          </table:table-cell>
          <table:table-cell office:value-type="float" office:value="0" table:formula="of:=[.I174]" table:style-name="ce1">
            <text:p>0</text:p>
          </table:table-cell>
          <table:table-cell office:value-type="float" office:value="168" table:style-name="ce1">
            <text:p>168</text:p>
          </table:table-cell>
          <table:table-cell office:value-type="float" office:value="5" table:formula="of:=INT([.J175]/COUNTA([.$Z$7:.$AD$17]))+1" table:style-name="ce1">
            <text:p>5</text:p>
          </table:table-cell>
          <table:table-cell office:value-type="float" office:value="8" table:formula="of:=IF(INDEX([.$Z$7:.$AD$17];[.L174]+1;[.M174])=&quot;&quot;;1;[.L174]+1)" table:style-name="ce1">
            <text:p>8</text:p>
          </table:table-cell>
          <table:table-cell office:value-type="float" office:value="2" table:formula="of:=IF(INDEX([.$Z$7:.$AD$17];[.L174]+1;[.M174])=&quot;&quot;;IF([.M174]=5;1;[.M174]+1);[.M174])" table:style-name="ce1">
            <text:p>2</text:p>
          </table:table-cell>
          <table:table-cell office:value-type="float" office:value="2" table:formula="of:=IF([.B175]=[.C175];0;INDEX([.$Z$18:.$AD$25];INT([.$J175]/COUNTA([.$Z$7:.$AD$17]))+1;[.$M175]))" table:style-name="ce1">
            <text:p>2</text:p>
          </table:table-cell>
          <table:table-cell table:style-name="ce1"/>
          <table:table-cell office:value-type="string" office:string-value="" table:formula="of:=IF(INDEX([.AF$18:.AF$200];[.$K175])=&quot;&quot;;&quot;&quot;;[.AF$17]&amp;&quot; = yes &quot;)" table:style-name="ce1"/>
          <table:table-cell office:value-type="string" office:string-value="" table:formula="of:=IF(INDEX([.AG$18:.AG$200];[.$K175])=&quot;&quot;;&quot;&quot;;[.AG$17]&amp;&quot; = yes &quot;)" table:style-name="ce1"/>
          <table:table-cell office:value-type="string" office:string-value="" table:formula="of:=IF(INDEX([.AH$18:.AH$200];[.$K175])=&quot;&quot;;&quot;&quot;;[.AH$17]&amp;&quot; = yes &quot;)" table:style-name="ce1"/>
          <table:table-cell office:value-type="string" office:string-value="" table:formula="of:=IF(INDEX([.AI$18:.AI$200];[.$K175])=&quot;&quot;;&quot;&quot;;[.AI$17]&amp;&quot; = yes &quot;)" table:style-name="ce1"/>
          <table:table-cell office:value-type="string" office:string-value="" table:formula="of:=IF(INDEX([.AF$18:.AF$200];MATCH([.$C175];[.$Y$18:.$Y$200]))=&quot;&quot;;&quot;&quot;;[.AF$17]&amp;&quot; = yes &quot;)" table:style-name="ce1"/>
          <table:table-cell office:value-type="string" office:string-value="" table:formula="of:=IF(INDEX([.AG$18:.AG$200];MATCH([.$C175];[.$Y$18:.$Y$200]))=&quot;&quot;;&quot;&quot;;[.AG$17]&amp;&quot; = yes &quot;)" table:style-name="ce1"/>
          <table:table-cell office:value-type="string" office:string-value="" table:formula="of:=IF(INDEX([.AH$18:.AH$200];MATCH([.$C175];[.$Y$18:.$Y$200]))=&quot;&quot;;&quot;&quot;;[.AH$17]&amp;&quot; = yes &quot;)" table:style-name="ce1"/>
          <table:table-cell office:value-type="string" office:string-value="" table:formula="of:=IF(INDEX([.AI$18:.AI$200];MATCH([.$C17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69</text:p>
          </table:table-cell>
          <table:table-cell office:value-type="string" office:string-value="pc_mesa" table:formula="of:=INDEX([.Y$18:.Y$200];[.K176])" table:style-name="ce1">
            <text:p>pc_mesa</text:p>
          </table:table-cell>
          <table:table-cell office:value-type="string" office:string-value="pc_marginal" table:formula="of:=INDEX([.$Z$7:.$AD$17];[.L176];[.M176])" table:style-name="ce1">
            <text:p>pc_marginal</text:p>
          </table:table-cell>
          <table:table-cell office:value-type="string" office:string-value="@terraforming_cost_level_2" table:formula="of:=[.$X$8]&amp;[.N176]" table:style-name="ce1">
            <text:p>@terraforming_cost_level_2</text:p>
          </table:table-cell>
          <table:table-cell office:value-type="string" office:string-value="@terraforming_duration_level_2" table:formula="of:=[.$X$9]&amp;[.N176]" table:style-name="ce1">
            <text:p>@terraforming_duration_level_2</text:p>
          </table:table-cell>
          <table:table-cell office:value-type="string" office:string-value="OR={}&quot;OR={}" table:formula="of:=[.O176]&amp;&quot;OR={&quot;&amp;CONCATENATE([.P176];[.Q176];[.R176];[.S176])&amp;&quot;}&quot;&quot;OR={&quot;&amp;CONCATENATE([.T176];[.U176];[.V176];[.W17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76]+1)" table:style-name="ce1">
            <text:p>tech2</text:p>
          </table:table-cell>
          <table:table-cell office:value-type="float" office:value="0" table:formula="of:=[.I175]" table:style-name="ce1">
            <text:p>0</text:p>
          </table:table-cell>
          <table:table-cell office:value-type="float" office:value="169" table:style-name="ce1">
            <text:p>169</text:p>
          </table:table-cell>
          <table:table-cell office:value-type="float" office:value="5" table:formula="of:=INT([.J176]/COUNTA([.$Z$7:.$AD$17]))+1" table:style-name="ce1">
            <text:p>5</text:p>
          </table:table-cell>
          <table:table-cell office:value-type="float" office:value="9" table:formula="of:=IF(INDEX([.$Z$7:.$AD$17];[.L175]+1;[.M175])=&quot;&quot;;1;[.L175]+1)" table:style-name="ce1">
            <text:p>9</text:p>
          </table:table-cell>
          <table:table-cell office:value-type="float" office:value="2" table:formula="of:=IF(INDEX([.$Z$7:.$AD$17];[.L175]+1;[.M175])=&quot;&quot;;IF([.M175]=5;1;[.M175]+1);[.M175])" table:style-name="ce1">
            <text:p>2</text:p>
          </table:table-cell>
          <table:table-cell office:value-type="float" office:value="2" table:formula="of:=IF([.B176]=[.C176];0;INDEX([.$Z$18:.$AD$25];INT([.$J176]/COUNTA([.$Z$7:.$AD$17]))+1;[.$M176]))" table:style-name="ce1">
            <text:p>2</text:p>
          </table:table-cell>
          <table:table-cell table:style-name="ce1"/>
          <table:table-cell office:value-type="string" office:string-value="" table:formula="of:=IF(INDEX([.AF$18:.AF$200];[.$K176])=&quot;&quot;;&quot;&quot;;[.AF$17]&amp;&quot; = yes &quot;)" table:style-name="ce1"/>
          <table:table-cell office:value-type="string" office:string-value="" table:formula="of:=IF(INDEX([.AG$18:.AG$200];[.$K176])=&quot;&quot;;&quot;&quot;;[.AG$17]&amp;&quot; = yes &quot;)" table:style-name="ce1"/>
          <table:table-cell office:value-type="string" office:string-value="" table:formula="of:=IF(INDEX([.AH$18:.AH$200];[.$K176])=&quot;&quot;;&quot;&quot;;[.AH$17]&amp;&quot; = yes &quot;)" table:style-name="ce1"/>
          <table:table-cell office:value-type="string" office:string-value="" table:formula="of:=IF(INDEX([.AI$18:.AI$200];[.$K176])=&quot;&quot;;&quot;&quot;;[.AI$17]&amp;&quot; = yes &quot;)" table:style-name="ce1"/>
          <table:table-cell office:value-type="string" office:string-value="" table:formula="of:=IF(INDEX([.AF$18:.AF$200];MATCH([.$C176];[.$Y$18:.$Y$200]))=&quot;&quot;;&quot;&quot;;[.AF$17]&amp;&quot; = yes &quot;)" table:style-name="ce1"/>
          <table:table-cell office:value-type="string" office:string-value="" table:formula="of:=IF(INDEX([.AG$18:.AG$200];MATCH([.$C176];[.$Y$18:.$Y$200]))=&quot;&quot;;&quot;&quot;;[.AG$17]&amp;&quot; = yes &quot;)" table:style-name="ce1"/>
          <table:table-cell office:value-type="string" office:string-value="" table:formula="of:=IF(INDEX([.AH$18:.AH$200];MATCH([.$C176];[.$Y$18:.$Y$200]))=&quot;&quot;;&quot;&quot;;[.AH$17]&amp;&quot; = yes &quot;)" table:style-name="ce1"/>
          <table:table-cell office:value-type="string" office:string-value="" table:formula="of:=IF(INDEX([.AI$18:.AI$200];MATCH([.$C17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70</text:p>
          </table:table-cell>
          <table:table-cell office:value-type="string" office:string-value="pc_mesa" table:formula="of:=INDEX([.Y$18:.Y$200];[.K177])" table:style-name="ce1">
            <text:p>pc_mesa</text:p>
          </table:table-cell>
          <table:table-cell office:value-type="string" office:string-value="pc_greenhouse_hot" table:formula="of:=INDEX([.$Z$7:.$AD$17];[.L177];[.M177])" table:style-name="ce1">
            <text:p>pc_greenhouse_hot</text:p>
          </table:table-cell>
          <table:table-cell office:value-type="string" office:string-value="@terraforming_cost_level_2" table:formula="of:=[.$X$8]&amp;[.N177]" table:style-name="ce1">
            <text:p>@terraforming_cost_level_2</text:p>
          </table:table-cell>
          <table:table-cell office:value-type="string" office:string-value="@terraforming_duration_level_2" table:formula="of:=[.$X$9]&amp;[.N177]" table:style-name="ce1">
            <text:p>@terraforming_duration_level_2</text:p>
          </table:table-cell>
          <table:table-cell office:value-type="string" office:string-value="OR={}&quot;OR={}" table:formula="of:=[.O177]&amp;&quot;OR={&quot;&amp;CONCATENATE([.P177];[.Q177];[.R177];[.S177])&amp;&quot;}&quot;&quot;OR={&quot;&amp;CONCATENATE([.T177];[.U177];[.V177];[.W17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77]+1)" table:style-name="ce1">
            <text:p>tech2</text:p>
          </table:table-cell>
          <table:table-cell office:value-type="float" office:value="0" table:formula="of:=[.I176]" table:style-name="ce1">
            <text:p>0</text:p>
          </table:table-cell>
          <table:table-cell office:value-type="float" office:value="170" table:style-name="ce1">
            <text:p>170</text:p>
          </table:table-cell>
          <table:table-cell office:value-type="float" office:value="5" table:formula="of:=INT([.J177]/COUNTA([.$Z$7:.$AD$17]))+1" table:style-name="ce1">
            <text:p>5</text:p>
          </table:table-cell>
          <table:table-cell office:value-type="float" office:value="10" table:formula="of:=IF(INDEX([.$Z$7:.$AD$17];[.L176]+1;[.M176])=&quot;&quot;;1;[.L176]+1)" table:style-name="ce1">
            <text:p>10</text:p>
          </table:table-cell>
          <table:table-cell office:value-type="float" office:value="2" table:formula="of:=IF(INDEX([.$Z$7:.$AD$17];[.L176]+1;[.M176])=&quot;&quot;;IF([.M176]=5;1;[.M176]+1);[.M176])" table:style-name="ce1">
            <text:p>2</text:p>
          </table:table-cell>
          <table:table-cell office:value-type="float" office:value="2" table:formula="of:=IF([.B177]=[.C177];0;INDEX([.$Z$18:.$AD$25];INT([.$J177]/COUNTA([.$Z$7:.$AD$17]))+1;[.$M177]))" table:style-name="ce1">
            <text:p>2</text:p>
          </table:table-cell>
          <table:table-cell table:style-name="ce1"/>
          <table:table-cell office:value-type="string" office:string-value="" table:formula="of:=IF(INDEX([.AF$18:.AF$200];[.$K177])=&quot;&quot;;&quot;&quot;;[.AF$17]&amp;&quot; = yes &quot;)" table:style-name="ce1"/>
          <table:table-cell office:value-type="string" office:string-value="" table:formula="of:=IF(INDEX([.AG$18:.AG$200];[.$K177])=&quot;&quot;;&quot;&quot;;[.AG$17]&amp;&quot; = yes &quot;)" table:style-name="ce1"/>
          <table:table-cell office:value-type="string" office:string-value="" table:formula="of:=IF(INDEX([.AH$18:.AH$200];[.$K177])=&quot;&quot;;&quot;&quot;;[.AH$17]&amp;&quot; = yes &quot;)" table:style-name="ce1"/>
          <table:table-cell office:value-type="string" office:string-value="" table:formula="of:=IF(INDEX([.AI$18:.AI$200];[.$K177])=&quot;&quot;;&quot;&quot;;[.AI$17]&amp;&quot; = yes &quot;)" table:style-name="ce1"/>
          <table:table-cell office:value-type="string" office:string-value="" table:formula="of:=IF(INDEX([.AF$18:.AF$200];MATCH([.$C177];[.$Y$18:.$Y$200]))=&quot;&quot;;&quot;&quot;;[.AF$17]&amp;&quot; = yes &quot;)" table:style-name="ce1"/>
          <table:table-cell office:value-type="string" office:string-value="" table:formula="of:=IF(INDEX([.AG$18:.AG$200];MATCH([.$C177];[.$Y$18:.$Y$200]))=&quot;&quot;;&quot;&quot;;[.AG$17]&amp;&quot; = yes &quot;)" table:style-name="ce1"/>
          <table:table-cell office:value-type="string" office:string-value="" table:formula="of:=IF(INDEX([.AH$18:.AH$200];MATCH([.$C177];[.$Y$18:.$Y$200]))=&quot;&quot;;&quot;&quot;;[.AH$17]&amp;&quot; = yes &quot;)" table:style-name="ce1"/>
          <table:table-cell office:value-type="string" office:string-value="" table:formula="of:=IF(INDEX([.AI$18:.AI$200];MATCH([.$C17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71</text:p>
          </table:table-cell>
          <table:table-cell office:value-type="string" office:string-value="pc_mesa" table:formula="of:=INDEX([.Y$18:.Y$200];[.K178])" table:style-name="ce1">
            <text:p>pc_mesa</text:p>
          </table:table-cell>
          <table:table-cell office:value-type="string" office:string-value="pc_frozen_desert" table:formula="of:=INDEX([.$Z$7:.$AD$17];[.L178];[.M178])" table:style-name="ce1">
            <text:p>pc_frozen_desert</text:p>
          </table:table-cell>
          <table:table-cell office:value-type="string" office:string-value="@terraforming_cost_level_2" table:formula="of:=[.$X$8]&amp;[.N178]" table:style-name="ce1">
            <text:p>@terraforming_cost_level_2</text:p>
          </table:table-cell>
          <table:table-cell office:value-type="string" office:string-value="@terraforming_duration_level_2" table:formula="of:=[.$X$9]&amp;[.N178]" table:style-name="ce1">
            <text:p>@terraforming_duration_level_2</text:p>
          </table:table-cell>
          <table:table-cell office:value-type="string" office:string-value="OR={}&quot;OR={}" table:formula="of:=[.O178]&amp;&quot;OR={&quot;&amp;CONCATENATE([.P178];[.Q178];[.R178];[.S178])&amp;&quot;}&quot;&quot;OR={&quot;&amp;CONCATENATE([.T178];[.U178];[.V178];[.W17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78]+1)" table:style-name="ce1">
            <text:p>tech2</text:p>
          </table:table-cell>
          <table:table-cell office:value-type="float" office:value="0" table:formula="of:=[.I177]" table:style-name="ce1">
            <text:p>0</text:p>
          </table:table-cell>
          <table:table-cell office:value-type="float" office:value="171" table:style-name="ce1">
            <text:p>171</text:p>
          </table:table-cell>
          <table:table-cell office:value-type="float" office:value="5" table:formula="of:=INT([.J178]/COUNTA([.$Z$7:.$AD$17]))+1" table:style-name="ce1">
            <text:p>5</text:p>
          </table:table-cell>
          <table:table-cell office:value-type="float" office:value="1" table:formula="of:=IF(INDEX([.$Z$7:.$AD$17];[.L177]+1;[.M177])=&quot;&quot;;1;[.L177]+1)" table:style-name="ce1">
            <text:p>1</text:p>
          </table:table-cell>
          <table:table-cell office:value-type="float" office:value="3" table:formula="of:=IF(INDEX([.$Z$7:.$AD$17];[.L177]+1;[.M177])=&quot;&quot;;IF([.M177]=5;1;[.M177]+1);[.M177])" table:style-name="ce1">
            <text:p>3</text:p>
          </table:table-cell>
          <table:table-cell office:value-type="float" office:value="2" table:formula="of:=IF([.B178]=[.C178];0;INDEX([.$Z$18:.$AD$25];INT([.$J178]/COUNTA([.$Z$7:.$AD$17]))+1;[.$M178]))" table:style-name="ce1">
            <text:p>2</text:p>
          </table:table-cell>
          <table:table-cell table:style-name="ce1"/>
          <table:table-cell office:value-type="string" office:string-value="" table:formula="of:=IF(INDEX([.AF$18:.AF$200];[.$K178])=&quot;&quot;;&quot;&quot;;[.AF$17]&amp;&quot; = yes &quot;)" table:style-name="ce1"/>
          <table:table-cell office:value-type="string" office:string-value="" table:formula="of:=IF(INDEX([.AG$18:.AG$200];[.$K178])=&quot;&quot;;&quot;&quot;;[.AG$17]&amp;&quot; = yes &quot;)" table:style-name="ce1"/>
          <table:table-cell office:value-type="string" office:string-value="" table:formula="of:=IF(INDEX([.AH$18:.AH$200];[.$K178])=&quot;&quot;;&quot;&quot;;[.AH$17]&amp;&quot; = yes &quot;)" table:style-name="ce1"/>
          <table:table-cell office:value-type="string" office:string-value="" table:formula="of:=IF(INDEX([.AI$18:.AI$200];[.$K178])=&quot;&quot;;&quot;&quot;;[.AI$17]&amp;&quot; = yes &quot;)" table:style-name="ce1"/>
          <table:table-cell office:value-type="string" office:string-value="" table:formula="of:=IF(INDEX([.AF$18:.AF$200];MATCH([.$C178];[.$Y$18:.$Y$200]))=&quot;&quot;;&quot;&quot;;[.AF$17]&amp;&quot; = yes &quot;)" table:style-name="ce1"/>
          <table:table-cell office:value-type="string" office:string-value="" table:formula="of:=IF(INDEX([.AG$18:.AG$200];MATCH([.$C178];[.$Y$18:.$Y$200]))=&quot;&quot;;&quot;&quot;;[.AG$17]&amp;&quot; = yes &quot;)" table:style-name="ce1"/>
          <table:table-cell office:value-type="string" office:string-value="" table:formula="of:=IF(INDEX([.AH$18:.AH$200];MATCH([.$C178];[.$Y$18:.$Y$200]))=&quot;&quot;;&quot;&quot;;[.AH$17]&amp;&quot; = yes &quot;)" table:style-name="ce1"/>
          <table:table-cell office:value-type="string" office:string-value="" table:formula="of:=IF(INDEX([.AI$18:.AI$200];MATCH([.$C17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72</text:p>
          </table:table-cell>
          <table:table-cell office:value-type="string" office:string-value="pc_mesa" table:formula="of:=INDEX([.Y$18:.Y$200];[.K179])" table:style-name="ce1">
            <text:p>pc_mesa</text:p>
          </table:table-cell>
          <table:table-cell office:value-type="string" office:string-value="pc_steppe" table:formula="of:=INDEX([.$Z$7:.$AD$17];[.L179];[.M179])" table:style-name="ce1">
            <text:p>pc_steppe</text:p>
          </table:table-cell>
          <table:table-cell office:value-type="string" office:string-value="@terraforming_cost_level_2" table:formula="of:=[.$X$8]&amp;[.N179]" table:style-name="ce1">
            <text:p>@terraforming_cost_level_2</text:p>
          </table:table-cell>
          <table:table-cell office:value-type="string" office:string-value="@terraforming_duration_level_2" table:formula="of:=[.$X$9]&amp;[.N179]" table:style-name="ce1">
            <text:p>@terraforming_duration_level_2</text:p>
          </table:table-cell>
          <table:table-cell office:value-type="string" office:string-value="OR={}&quot;OR={}" table:formula="of:=[.O179]&amp;&quot;OR={&quot;&amp;CONCATENATE([.P179];[.Q179];[.R179];[.S179])&amp;&quot;}&quot;&quot;OR={&quot;&amp;CONCATENATE([.T179];[.U179];[.V179];[.W17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79]+1)" table:style-name="ce1">
            <text:p>tech2</text:p>
          </table:table-cell>
          <table:table-cell office:value-type="float" office:value="0" table:formula="of:=[.I178]" table:style-name="ce1">
            <text:p>0</text:p>
          </table:table-cell>
          <table:table-cell office:value-type="float" office:value="172" table:style-name="ce1">
            <text:p>172</text:p>
          </table:table-cell>
          <table:table-cell office:value-type="float" office:value="5" table:formula="of:=INT([.J179]/COUNTA([.$Z$7:.$AD$17]))+1" table:style-name="ce1">
            <text:p>5</text:p>
          </table:table-cell>
          <table:table-cell office:value-type="float" office:value="2" table:formula="of:=IF(INDEX([.$Z$7:.$AD$17];[.L178]+1;[.M178])=&quot;&quot;;1;[.L178]+1)" table:style-name="ce1">
            <text:p>2</text:p>
          </table:table-cell>
          <table:table-cell office:value-type="float" office:value="3" table:formula="of:=IF(INDEX([.$Z$7:.$AD$17];[.L178]+1;[.M178])=&quot;&quot;;IF([.M178]=5;1;[.M178]+1);[.M178])" table:style-name="ce1">
            <text:p>3</text:p>
          </table:table-cell>
          <table:table-cell office:value-type="float" office:value="2" table:formula="of:=IF([.B179]=[.C179];0;INDEX([.$Z$18:.$AD$25];INT([.$J179]/COUNTA([.$Z$7:.$AD$17]))+1;[.$M179]))" table:style-name="ce1">
            <text:p>2</text:p>
          </table:table-cell>
          <table:table-cell table:style-name="ce1"/>
          <table:table-cell office:value-type="string" office:string-value="" table:formula="of:=IF(INDEX([.AF$18:.AF$200];[.$K179])=&quot;&quot;;&quot;&quot;;[.AF$17]&amp;&quot; = yes &quot;)" table:style-name="ce1"/>
          <table:table-cell office:value-type="string" office:string-value="" table:formula="of:=IF(INDEX([.AG$18:.AG$200];[.$K179])=&quot;&quot;;&quot;&quot;;[.AG$17]&amp;&quot; = yes &quot;)" table:style-name="ce1"/>
          <table:table-cell office:value-type="string" office:string-value="" table:formula="of:=IF(INDEX([.AH$18:.AH$200];[.$K179])=&quot;&quot;;&quot;&quot;;[.AH$17]&amp;&quot; = yes &quot;)" table:style-name="ce1"/>
          <table:table-cell office:value-type="string" office:string-value="" table:formula="of:=IF(INDEX([.AI$18:.AI$200];[.$K179])=&quot;&quot;;&quot;&quot;;[.AI$17]&amp;&quot; = yes &quot;)" table:style-name="ce1"/>
          <table:table-cell office:value-type="string" office:string-value="" table:formula="of:=IF(INDEX([.AF$18:.AF$200];MATCH([.$C179];[.$Y$18:.$Y$200]))=&quot;&quot;;&quot;&quot;;[.AF$17]&amp;&quot; = yes &quot;)" table:style-name="ce1"/>
          <table:table-cell office:value-type="string" office:string-value="" table:formula="of:=IF(INDEX([.AG$18:.AG$200];MATCH([.$C179];[.$Y$18:.$Y$200]))=&quot;&quot;;&quot;&quot;;[.AG$17]&amp;&quot; = yes &quot;)" table:style-name="ce1"/>
          <table:table-cell office:value-type="string" office:string-value="" table:formula="of:=IF(INDEX([.AH$18:.AH$200];MATCH([.$C179];[.$Y$18:.$Y$200]))=&quot;&quot;;&quot;&quot;;[.AH$17]&amp;&quot; = yes &quot;)" table:style-name="ce1"/>
          <table:table-cell office:value-type="string" office:string-value="" table:formula="of:=IF(INDEX([.AI$18:.AI$200];MATCH([.$C17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73</text:p>
          </table:table-cell>
          <table:table-cell office:value-type="string" office:string-value="pc_mesa" table:formula="of:=INDEX([.Y$18:.Y$200];[.K180])" table:style-name="ce1">
            <text:p>pc_mesa</text:p>
          </table:table-cell>
          <table:table-cell office:value-type="string" office:string-value="pc_hadesert" table:formula="of:=INDEX([.$Z$7:.$AD$17];[.L180];[.M180])" table:style-name="ce1">
            <text:p>pc_hadesert</text:p>
          </table:table-cell>
          <table:table-cell office:value-type="string" office:string-value="@terraforming_cost_level_2" table:formula="of:=[.$X$8]&amp;[.N180]" table:style-name="ce1">
            <text:p>@terraforming_cost_level_2</text:p>
          </table:table-cell>
          <table:table-cell office:value-type="string" office:string-value="@terraforming_duration_level_2" table:formula="of:=[.$X$9]&amp;[.N180]" table:style-name="ce1">
            <text:p>@terraforming_duration_level_2</text:p>
          </table:table-cell>
          <table:table-cell office:value-type="string" office:string-value="OR={}&quot;OR={}" table:formula="of:=[.O180]&amp;&quot;OR={&quot;&amp;CONCATENATE([.P180];[.Q180];[.R180];[.S180])&amp;&quot;}&quot;&quot;OR={&quot;&amp;CONCATENATE([.T180];[.U180];[.V180];[.W18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80]+1)" table:style-name="ce1">
            <text:p>tech2</text:p>
          </table:table-cell>
          <table:table-cell office:value-type="float" office:value="0" table:formula="of:=[.I179]" table:style-name="ce1">
            <text:p>0</text:p>
          </table:table-cell>
          <table:table-cell office:value-type="float" office:value="173" table:style-name="ce1">
            <text:p>173</text:p>
          </table:table-cell>
          <table:table-cell office:value-type="float" office:value="5" table:formula="of:=INT([.J180]/COUNTA([.$Z$7:.$AD$17]))+1" table:style-name="ce1">
            <text:p>5</text:p>
          </table:table-cell>
          <table:table-cell office:value-type="float" office:value="3" table:formula="of:=IF(INDEX([.$Z$7:.$AD$17];[.L179]+1;[.M179])=&quot;&quot;;1;[.L179]+1)" table:style-name="ce1">
            <text:p>3</text:p>
          </table:table-cell>
          <table:table-cell office:value-type="float" office:value="3" table:formula="of:=IF(INDEX([.$Z$7:.$AD$17];[.L179]+1;[.M179])=&quot;&quot;;IF([.M179]=5;1;[.M179]+1);[.M179])" table:style-name="ce1">
            <text:p>3</text:p>
          </table:table-cell>
          <table:table-cell office:value-type="float" office:value="2" table:formula="of:=IF([.B180]=[.C180];0;INDEX([.$Z$18:.$AD$25];INT([.$J180]/COUNTA([.$Z$7:.$AD$17]))+1;[.$M180]))" table:style-name="ce1">
            <text:p>2</text:p>
          </table:table-cell>
          <table:table-cell table:style-name="ce1"/>
          <table:table-cell office:value-type="string" office:string-value="" table:formula="of:=IF(INDEX([.AF$18:.AF$200];[.$K180])=&quot;&quot;;&quot;&quot;;[.AF$17]&amp;&quot; = yes &quot;)" table:style-name="ce1"/>
          <table:table-cell office:value-type="string" office:string-value="" table:formula="of:=IF(INDEX([.AG$18:.AG$200];[.$K180])=&quot;&quot;;&quot;&quot;;[.AG$17]&amp;&quot; = yes &quot;)" table:style-name="ce1"/>
          <table:table-cell office:value-type="string" office:string-value="" table:formula="of:=IF(INDEX([.AH$18:.AH$200];[.$K180])=&quot;&quot;;&quot;&quot;;[.AH$17]&amp;&quot; = yes &quot;)" table:style-name="ce1"/>
          <table:table-cell office:value-type="string" office:string-value="" table:formula="of:=IF(INDEX([.AI$18:.AI$200];[.$K180])=&quot;&quot;;&quot;&quot;;[.AI$17]&amp;&quot; = yes &quot;)" table:style-name="ce1"/>
          <table:table-cell office:value-type="string" office:string-value="" table:formula="of:=IF(INDEX([.AF$18:.AF$200];MATCH([.$C180];[.$Y$18:.$Y$200]))=&quot;&quot;;&quot;&quot;;[.AF$17]&amp;&quot; = yes &quot;)" table:style-name="ce1"/>
          <table:table-cell office:value-type="string" office:string-value="" table:formula="of:=IF(INDEX([.AG$18:.AG$200];MATCH([.$C180];[.$Y$18:.$Y$200]))=&quot;&quot;;&quot;&quot;;[.AG$17]&amp;&quot; = yes &quot;)" table:style-name="ce1"/>
          <table:table-cell office:value-type="string" office:string-value="" table:formula="of:=IF(INDEX([.AH$18:.AH$200];MATCH([.$C180];[.$Y$18:.$Y$200]))=&quot;&quot;;&quot;&quot;;[.AH$17]&amp;&quot; = yes &quot;)" table:style-name="ce1"/>
          <table:table-cell office:value-type="string" office:string-value="" table:formula="of:=IF(INDEX([.AI$18:.AI$200];MATCH([.$C18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74</text:p>
          </table:table-cell>
          <table:table-cell office:value-type="string" office:string-value="pc_mesa" table:formula="of:=INDEX([.Y$18:.Y$200];[.K181])" table:style-name="ce1">
            <text:p>pc_mesa</text:p>
          </table:table-cell>
          <table:table-cell office:value-type="string" office:string-value="pc_antarctic" table:formula="of:=INDEX([.$Z$7:.$AD$17];[.L181];[.M181])" table:style-name="ce1">
            <text:p>pc_antarctic</text:p>
          </table:table-cell>
          <table:table-cell office:value-type="string" office:string-value="@terraforming_cost_level_2" table:formula="of:=[.$X$8]&amp;[.N181]" table:style-name="ce1">
            <text:p>@terraforming_cost_level_2</text:p>
          </table:table-cell>
          <table:table-cell office:value-type="string" office:string-value="@terraforming_duration_level_2" table:formula="of:=[.$X$9]&amp;[.N181]" table:style-name="ce1">
            <text:p>@terraforming_duration_level_2</text:p>
          </table:table-cell>
          <table:table-cell office:value-type="float" office:value="0" table:formula="of:=[.O181]&amp;&quot;OR={&quot;&amp;CONCATENATE([.P181];[.Q181];[.R181];[.S181])&amp;&quot;}&quot;&quot;OR={&quot;&amp;CONCATENATE([.T181];[.U181];[.V181];[.W181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81]+1)" table:style-name="ce1">
            <text:p>tech2</text:p>
          </table:table-cell>
          <table:table-cell office:value-type="float" office:value="0" table:formula="of:=[.I180]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5" table:formula="of:=INT([.J181]/COUNTA([.$Z$7:.$AD$17]))+1" table:style-name="ce1">
            <text:p>5</text:p>
          </table:table-cell>
          <table:table-cell office:value-type="float" office:value="4" table:formula="of:=IF(INDEX([.$Z$7:.$AD$17];[.L180]+1;[.M180])=&quot;&quot;;1;[.L180]+1)" table:style-name="ce1">
            <text:p>4</text:p>
          </table:table-cell>
          <table:table-cell office:value-type="float" office:value="3" table:formula="of:=IF(INDEX([.$Z$7:.$AD$17];[.L180]+1;[.M180])=&quot;&quot;;IF([.M180]=5;1;[.M180]+1);[.M180])" table:style-name="ce1">
            <text:p>3</text:p>
          </table:table-cell>
          <table:table-cell office:value-type="float" office:value="2" table:formula="of:=IF([.B181]=[.C181];0;INDEX([.$Z$18:.$AD$25];INT([.$J181]/COUNTA([.$Z$7:.$AD$17]))+1;[.$M181]))" table:style-name="ce1">
            <text:p>2</text:p>
          </table:table-cell>
          <table:table-cell table:style-name="ce1"/>
          <table:table-cell office:value-type="string" office:string-value="" table:formula="of:=IF(INDEX([.AF$18:.AF$200];[.$K181])=&quot;&quot;;&quot;&quot;;[.AF$17]&amp;&quot; = yes &quot;)" table:style-name="ce1"/>
          <table:table-cell office:value-type="string" office:string-value="" table:formula="of:=IF(INDEX([.AG$18:.AG$200];[.$K181])=&quot;&quot;;&quot;&quot;;[.AG$17]&amp;&quot; = yes &quot;)" table:style-name="ce1"/>
          <table:table-cell office:value-type="string" office:string-value="" table:formula="of:=IF(INDEX([.AH$18:.AH$200];[.$K181])=&quot;&quot;;&quot;&quot;;[.AH$17]&amp;&quot; = yes &quot;)" table:style-name="ce1"/>
          <table:table-cell office:value-type="string" office:string-value="" table:formula="of:=IF(INDEX([.AI$18:.AI$200];[.$K181])=&quot;&quot;;&quot;&quot;;[.AI$17]&amp;&quot; = yes &quot;)" table:style-name="ce1"/>
          <table:table-cell office:value-type="float" office:value="0" table:formula="of:=IF(INDEX([.AF$18:.AF$200];MATCH([.$C181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181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181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181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75</text:p>
          </table:table-cell>
          <table:table-cell office:value-type="string" office:string-value="pc_mesa" table:formula="of:=INDEX([.Y$18:.Y$200];[.K182])" table:style-name="ce1">
            <text:p>pc_mesa</text:p>
          </table:table-cell>
          <table:table-cell office:value-type="string" office:string-value="pc_tundra" table:formula="of:=INDEX([.$Z$7:.$AD$17];[.L182];[.M182])" table:style-name="ce1">
            <text:p>pc_tundra</text:p>
          </table:table-cell>
          <table:table-cell office:value-type="string" office:string-value="@terraforming_cost_level_2" table:formula="of:=[.$X$8]&amp;[.N182]" table:style-name="ce1">
            <text:p>@terraforming_cost_level_2</text:p>
          </table:table-cell>
          <table:table-cell office:value-type="string" office:string-value="@terraforming_duration_level_2" table:formula="of:=[.$X$9]&amp;[.N182]" table:style-name="ce1">
            <text:p>@terraforming_duration_level_2</text:p>
          </table:table-cell>
          <table:table-cell office:value-type="string" office:string-value="OR={}&quot;OR={}" table:formula="of:=[.O182]&amp;&quot;OR={&quot;&amp;CONCATENATE([.P182];[.Q182];[.R182];[.S182])&amp;&quot;}&quot;&quot;OR={&quot;&amp;CONCATENATE([.T182];[.U182];[.V182];[.W18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82]+1)" table:style-name="ce1">
            <text:p>tech2</text:p>
          </table:table-cell>
          <table:table-cell office:value-type="float" office:value="0" table:formula="of:=[.I181]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5" table:formula="of:=INT([.J182]/COUNTA([.$Z$7:.$AD$17]))+1" table:style-name="ce1">
            <text:p>5</text:p>
          </table:table-cell>
          <table:table-cell office:value-type="float" office:value="5" table:formula="of:=IF(INDEX([.$Z$7:.$AD$17];[.L181]+1;[.M181])=&quot;&quot;;1;[.L181]+1)" table:style-name="ce1">
            <text:p>5</text:p>
          </table:table-cell>
          <table:table-cell office:value-type="float" office:value="3" table:formula="of:=IF(INDEX([.$Z$7:.$AD$17];[.L181]+1;[.M181])=&quot;&quot;;IF([.M181]=5;1;[.M181]+1);[.M181])" table:style-name="ce1">
            <text:p>3</text:p>
          </table:table-cell>
          <table:table-cell office:value-type="float" office:value="2" table:formula="of:=IF([.B182]=[.C182];0;INDEX([.$Z$18:.$AD$25];INT([.$J182]/COUNTA([.$Z$7:.$AD$17]))+1;[.$M182]))" table:style-name="ce1">
            <text:p>2</text:p>
          </table:table-cell>
          <table:table-cell table:style-name="ce1"/>
          <table:table-cell office:value-type="string" office:string-value="" table:formula="of:=IF(INDEX([.AF$18:.AF$200];[.$K182])=&quot;&quot;;&quot;&quot;;[.AF$17]&amp;&quot; = yes &quot;)" table:style-name="ce1"/>
          <table:table-cell office:value-type="string" office:string-value="" table:formula="of:=IF(INDEX([.AG$18:.AG$200];[.$K182])=&quot;&quot;;&quot;&quot;;[.AG$17]&amp;&quot; = yes &quot;)" table:style-name="ce1"/>
          <table:table-cell office:value-type="string" office:string-value="" table:formula="of:=IF(INDEX([.AH$18:.AH$200];[.$K182])=&quot;&quot;;&quot;&quot;;[.AH$17]&amp;&quot; = yes &quot;)" table:style-name="ce1"/>
          <table:table-cell office:value-type="string" office:string-value="" table:formula="of:=IF(INDEX([.AI$18:.AI$200];[.$K182])=&quot;&quot;;&quot;&quot;;[.AI$17]&amp;&quot; = yes &quot;)" table:style-name="ce1"/>
          <table:table-cell office:value-type="string" office:string-value="" table:formula="of:=IF(INDEX([.AF$18:.AF$200];MATCH([.$C182];[.$Y$18:.$Y$200]))=&quot;&quot;;&quot;&quot;;[.AF$17]&amp;&quot; = yes &quot;)" table:style-name="ce1"/>
          <table:table-cell office:value-type="string" office:string-value="" table:formula="of:=IF(INDEX([.AG$18:.AG$200];MATCH([.$C182];[.$Y$18:.$Y$200]))=&quot;&quot;;&quot;&quot;;[.AG$17]&amp;&quot; = yes &quot;)" table:style-name="ce1"/>
          <table:table-cell office:value-type="string" office:string-value="" table:formula="of:=IF(INDEX([.AH$18:.AH$200];MATCH([.$C182];[.$Y$18:.$Y$200]))=&quot;&quot;;&quot;&quot;;[.AH$17]&amp;&quot; = yes &quot;)" table:style-name="ce1"/>
          <table:table-cell office:value-type="string" office:string-value="" table:formula="of:=IF(INDEX([.AI$18:.AI$200];MATCH([.$C18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76</text:p>
          </table:table-cell>
          <table:table-cell office:value-type="string" office:string-value="pc_mesa" table:formula="of:=INDEX([.Y$18:.Y$200];[.K183])" table:style-name="ce1">
            <text:p>pc_mesa</text:p>
          </table:table-cell>
          <table:table-cell office:value-type="string" office:string-value="pc_alpine" table:formula="of:=INDEX([.$Z$7:.$AD$17];[.L183];[.M183])" table:style-name="ce1">
            <text:p>pc_alpine</text:p>
          </table:table-cell>
          <table:table-cell office:value-type="string" office:string-value="@terraforming_cost_level_2" table:formula="of:=[.$X$8]&amp;[.N183]" table:style-name="ce1">
            <text:p>@terraforming_cost_level_2</text:p>
          </table:table-cell>
          <table:table-cell office:value-type="string" office:string-value="@terraforming_duration_level_2" table:formula="of:=[.$X$9]&amp;[.N183]" table:style-name="ce1">
            <text:p>@terraforming_duration_level_2</text:p>
          </table:table-cell>
          <table:table-cell office:value-type="float" office:value="0" table:formula="of:=[.O183]&amp;&quot;OR={&quot;&amp;CONCATENATE([.P183];[.Q183];[.R183];[.S183])&amp;&quot;}&quot;&quot;OR={&quot;&amp;CONCATENATE([.T183];[.U183];[.V183];[.W183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83]+1)" table:style-name="ce1">
            <text:p>tech2</text:p>
          </table:table-cell>
          <table:table-cell office:value-type="float" office:value="0" table:formula="of:=[.I182]" table:style-name="ce1">
            <text:p>0</text:p>
          </table:table-cell>
          <table:table-cell office:value-type="float" office:value="176" table:style-name="ce1">
            <text:p>176</text:p>
          </table:table-cell>
          <table:table-cell office:value-type="float" office:value="5" table:formula="of:=INT([.J183]/COUNTA([.$Z$7:.$AD$17]))+1" table:style-name="ce1">
            <text:p>5</text:p>
          </table:table-cell>
          <table:table-cell office:value-type="float" office:value="6" table:formula="of:=IF(INDEX([.$Z$7:.$AD$17];[.L182]+1;[.M182])=&quot;&quot;;1;[.L182]+1)" table:style-name="ce1">
            <text:p>6</text:p>
          </table:table-cell>
          <table:table-cell office:value-type="float" office:value="3" table:formula="of:=IF(INDEX([.$Z$7:.$AD$17];[.L182]+1;[.M182])=&quot;&quot;;IF([.M182]=5;1;[.M182]+1);[.M182])" table:style-name="ce1">
            <text:p>3</text:p>
          </table:table-cell>
          <table:table-cell office:value-type="float" office:value="2" table:formula="of:=IF([.B183]=[.C183];0;INDEX([.$Z$18:.$AD$25];INT([.$J183]/COUNTA([.$Z$7:.$AD$17]))+1;[.$M183]))" table:style-name="ce1">
            <text:p>2</text:p>
          </table:table-cell>
          <table:table-cell table:style-name="ce1"/>
          <table:table-cell office:value-type="string" office:string-value="" table:formula="of:=IF(INDEX([.AF$18:.AF$200];[.$K183])=&quot;&quot;;&quot;&quot;;[.AF$17]&amp;&quot; = yes &quot;)" table:style-name="ce1"/>
          <table:table-cell office:value-type="string" office:string-value="" table:formula="of:=IF(INDEX([.AG$18:.AG$200];[.$K183])=&quot;&quot;;&quot;&quot;;[.AG$17]&amp;&quot; = yes &quot;)" table:style-name="ce1"/>
          <table:table-cell office:value-type="string" office:string-value="" table:formula="of:=IF(INDEX([.AH$18:.AH$200];[.$K183])=&quot;&quot;;&quot;&quot;;[.AH$17]&amp;&quot; = yes &quot;)" table:style-name="ce1"/>
          <table:table-cell office:value-type="string" office:string-value="" table:formula="of:=IF(INDEX([.AI$18:.AI$200];[.$K183])=&quot;&quot;;&quot;&quot;;[.AI$17]&amp;&quot; = yes &quot;)" table:style-name="ce1"/>
          <table:table-cell office:value-type="float" office:value="0" table:formula="of:=IF(INDEX([.AF$18:.AF$200];MATCH([.$C183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183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183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183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77</text:p>
          </table:table-cell>
          <table:table-cell office:value-type="string" office:string-value="pc_mesa" table:formula="of:=INDEX([.Y$18:.Y$200];[.K184])" table:style-name="ce1">
            <text:p>pc_mesa</text:p>
          </table:table-cell>
          <table:table-cell office:value-type="string" office:string-value="pc_greenhouse_cold" table:formula="of:=INDEX([.$Z$7:.$AD$17];[.L184];[.M184])" table:style-name="ce1">
            <text:p>pc_greenhouse_cold</text:p>
          </table:table-cell>
          <table:table-cell office:value-type="string" office:string-value="@terraforming_cost_level_2" table:formula="of:=[.$X$8]&amp;[.N184]" table:style-name="ce1">
            <text:p>@terraforming_cost_level_2</text:p>
          </table:table-cell>
          <table:table-cell office:value-type="string" office:string-value="@terraforming_duration_level_2" table:formula="of:=[.$X$9]&amp;[.N184]" table:style-name="ce1">
            <text:p>@terraforming_duration_level_2</text:p>
          </table:table-cell>
          <table:table-cell office:value-type="string" office:string-value="OR={}&quot;OR={}" table:formula="of:=[.O184]&amp;&quot;OR={&quot;&amp;CONCATENATE([.P184];[.Q184];[.R184];[.S184])&amp;&quot;}&quot;&quot;OR={&quot;&amp;CONCATENATE([.T184];[.U184];[.V184];[.W18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184]+1)" table:style-name="ce1">
            <text:p>tech2</text:p>
          </table:table-cell>
          <table:table-cell office:value-type="float" office:value="0" table:formula="of:=[.I183]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5" table:formula="of:=INT([.J184]/COUNTA([.$Z$7:.$AD$17]))+1" table:style-name="ce1">
            <text:p>5</text:p>
          </table:table-cell>
          <table:table-cell office:value-type="float" office:value="7" table:formula="of:=IF(INDEX([.$Z$7:.$AD$17];[.L183]+1;[.M183])=&quot;&quot;;1;[.L183]+1)" table:style-name="ce1">
            <text:p>7</text:p>
          </table:table-cell>
          <table:table-cell office:value-type="float" office:value="3" table:formula="of:=IF(INDEX([.$Z$7:.$AD$17];[.L183]+1;[.M183])=&quot;&quot;;IF([.M183]=5;1;[.M183]+1);[.M183])" table:style-name="ce1">
            <text:p>3</text:p>
          </table:table-cell>
          <table:table-cell office:value-type="float" office:value="2" table:formula="of:=IF([.B184]=[.C184];0;INDEX([.$Z$18:.$AD$25];INT([.$J184]/COUNTA([.$Z$7:.$AD$17]))+1;[.$M184]))" table:style-name="ce1">
            <text:p>2</text:p>
          </table:table-cell>
          <table:table-cell table:style-name="ce1"/>
          <table:table-cell office:value-type="string" office:string-value="" table:formula="of:=IF(INDEX([.AF$18:.AF$200];[.$K184])=&quot;&quot;;&quot;&quot;;[.AF$17]&amp;&quot; = yes &quot;)" table:style-name="ce1"/>
          <table:table-cell office:value-type="string" office:string-value="" table:formula="of:=IF(INDEX([.AG$18:.AG$200];[.$K184])=&quot;&quot;;&quot;&quot;;[.AG$17]&amp;&quot; = yes &quot;)" table:style-name="ce1"/>
          <table:table-cell office:value-type="string" office:string-value="" table:formula="of:=IF(INDEX([.AH$18:.AH$200];[.$K184])=&quot;&quot;;&quot;&quot;;[.AH$17]&amp;&quot; = yes &quot;)" table:style-name="ce1"/>
          <table:table-cell office:value-type="string" office:string-value="" table:formula="of:=IF(INDEX([.AI$18:.AI$200];[.$K184])=&quot;&quot;;&quot;&quot;;[.AI$17]&amp;&quot; = yes &quot;)" table:style-name="ce1"/>
          <table:table-cell office:value-type="string" office:string-value="" table:formula="of:=IF(INDEX([.AF$18:.AF$200];MATCH([.$C184];[.$Y$18:.$Y$200]))=&quot;&quot;;&quot;&quot;;[.AF$17]&amp;&quot; = yes &quot;)" table:style-name="ce1"/>
          <table:table-cell office:value-type="string" office:string-value="" table:formula="of:=IF(INDEX([.AG$18:.AG$200];MATCH([.$C184];[.$Y$18:.$Y$200]))=&quot;&quot;;&quot;&quot;;[.AG$17]&amp;&quot; = yes &quot;)" table:style-name="ce1"/>
          <table:table-cell office:value-type="string" office:string-value="" table:formula="of:=IF(INDEX([.AH$18:.AH$200];MATCH([.$C184];[.$Y$18:.$Y$200]))=&quot;&quot;;&quot;&quot;;[.AH$17]&amp;&quot; = yes &quot;)" table:style-name="ce1"/>
          <table:table-cell office:value-type="string" office:string-value="" table:formula="of:=IF(INDEX([.AI$18:.AI$200];MATCH([.$C18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78</text:p>
          </table:table-cell>
          <table:table-cell office:value-type="string" office:string-value="pc_mesa" table:formula="of:=INDEX([.Y$18:.Y$200];[.K185])" table:style-name="ce1">
            <text:p>pc_mesa</text:p>
          </table:table-cell>
          <table:table-cell office:value-type="string" office:string-value="pc_arctic" table:formula="of:=INDEX([.$Z$7:.$AD$17];[.L185];[.M185])" table:style-name="ce1">
            <text:p>pc_arctic</text:p>
          </table:table-cell>
          <table:table-cell office:value-type="string" office:string-value="@terraforming_cost_level_3" table:formula="of:=[.$X$8]&amp;[.N185]" table:style-name="ce1">
            <text:p>@terraforming_cost_level_3</text:p>
          </table:table-cell>
          <table:table-cell office:value-type="string" office:string-value="@terraforming_duration_level_3" table:formula="of:=[.$X$9]&amp;[.N185]" table:style-name="ce1">
            <text:p>@terraforming_duration_level_3</text:p>
          </table:table-cell>
          <table:table-cell office:value-type="float" office:value="0" table:formula="of:=[.O185]&amp;&quot;OR={&quot;&amp;CONCATENATE([.P185];[.Q185];[.R185];[.S185])&amp;&quot;}&quot;&quot;OR={&quot;&amp;CONCATENATE([.T185];[.U185];[.V185];[.W185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85]+1)" table:style-name="ce1">
            <text:p>tech3</text:p>
          </table:table-cell>
          <table:table-cell office:value-type="float" office:value="0" table:formula="of:=[.I184]" table:style-name="ce1">
            <text:p>0</text:p>
          </table:table-cell>
          <table:table-cell office:value-type="float" office:value="178" table:style-name="ce1">
            <text:p>178</text:p>
          </table:table-cell>
          <table:table-cell office:value-type="float" office:value="5" table:formula="of:=INT([.J185]/COUNTA([.$Z$7:.$AD$17]))+1" table:style-name="ce1">
            <text:p>5</text:p>
          </table:table-cell>
          <table:table-cell office:value-type="float" office:value="1" table:formula="of:=IF(INDEX([.$Z$7:.$AD$17];[.L184]+1;[.M184])=&quot;&quot;;1;[.L184]+1)" table:style-name="ce1">
            <text:p>1</text:p>
          </table:table-cell>
          <table:table-cell office:value-type="float" office:value="4" table:formula="of:=IF(INDEX([.$Z$7:.$AD$17];[.L184]+1;[.M184])=&quot;&quot;;IF([.M184]=5;1;[.M184]+1);[.M184])" table:style-name="ce1">
            <text:p>4</text:p>
          </table:table-cell>
          <table:table-cell office:value-type="float" office:value="3" table:formula="of:=IF([.B185]=[.C185];0;INDEX([.$Z$18:.$AD$25];INT([.$J185]/COUNTA([.$Z$7:.$AD$17]))+1;[.$M185]))" table:style-name="ce1">
            <text:p>3</text:p>
          </table:table-cell>
          <table:table-cell table:style-name="ce1"/>
          <table:table-cell office:value-type="string" office:string-value="" table:formula="of:=IF(INDEX([.AF$18:.AF$200];[.$K185])=&quot;&quot;;&quot;&quot;;[.AF$17]&amp;&quot; = yes &quot;)" table:style-name="ce1"/>
          <table:table-cell office:value-type="string" office:string-value="" table:formula="of:=IF(INDEX([.AG$18:.AG$200];[.$K185])=&quot;&quot;;&quot;&quot;;[.AG$17]&amp;&quot; = yes &quot;)" table:style-name="ce1"/>
          <table:table-cell office:value-type="string" office:string-value="" table:formula="of:=IF(INDEX([.AH$18:.AH$200];[.$K185])=&quot;&quot;;&quot;&quot;;[.AH$17]&amp;&quot; = yes &quot;)" table:style-name="ce1"/>
          <table:table-cell office:value-type="string" office:string-value="" table:formula="of:=IF(INDEX([.AI$18:.AI$200];[.$K185])=&quot;&quot;;&quot;&quot;;[.AI$17]&amp;&quot; = yes &quot;)" table:style-name="ce1"/>
          <table:table-cell office:value-type="float" office:value="0" table:formula="of:=IF(INDEX([.AF$18:.AF$200];MATCH([.$C185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185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185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185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79</text:p>
          </table:table-cell>
          <table:table-cell office:value-type="string" office:string-value="pc_mesa" table:formula="of:=INDEX([.Y$18:.Y$200];[.K186])" table:style-name="ce1">
            <text:p>pc_mesa</text:p>
          </table:table-cell>
          <table:table-cell office:value-type="string" office:string-value="pc_swamp" table:formula="of:=INDEX([.$Z$7:.$AD$17];[.L186];[.M186])" table:style-name="ce1">
            <text:p>pc_swamp</text:p>
          </table:table-cell>
          <table:table-cell office:value-type="string" office:string-value="@terraforming_cost_level_3" table:formula="of:=[.$X$8]&amp;[.N186]" table:style-name="ce1">
            <text:p>@terraforming_cost_level_3</text:p>
          </table:table-cell>
          <table:table-cell office:value-type="string" office:string-value="@terraforming_duration_level_3" table:formula="of:=[.$X$9]&amp;[.N186]" table:style-name="ce1">
            <text:p>@terraforming_duration_level_3</text:p>
          </table:table-cell>
          <table:table-cell office:value-type="string" office:string-value="OR={}&quot;OR={}" table:formula="of:=[.O186]&amp;&quot;OR={&quot;&amp;CONCATENATE([.P186];[.Q186];[.R186];[.S186])&amp;&quot;}&quot;&quot;OR={&quot;&amp;CONCATENATE([.T186];[.U186];[.V186];[.W18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86]+1)" table:style-name="ce1">
            <text:p>tech3</text:p>
          </table:table-cell>
          <table:table-cell office:value-type="float" office:value="0" table:formula="of:=[.I185]" table:style-name="ce1">
            <text:p>0</text:p>
          </table:table-cell>
          <table:table-cell office:value-type="float" office:value="179" table:style-name="ce1">
            <text:p>179</text:p>
          </table:table-cell>
          <table:table-cell office:value-type="float" office:value="5" table:formula="of:=INT([.J186]/COUNTA([.$Z$7:.$AD$17]))+1" table:style-name="ce1">
            <text:p>5</text:p>
          </table:table-cell>
          <table:table-cell office:value-type="float" office:value="2" table:formula="of:=IF(INDEX([.$Z$7:.$AD$17];[.L185]+1;[.M185])=&quot;&quot;;1;[.L185]+1)" table:style-name="ce1">
            <text:p>2</text:p>
          </table:table-cell>
          <table:table-cell office:value-type="float" office:value="4" table:formula="of:=IF(INDEX([.$Z$7:.$AD$17];[.L185]+1;[.M185])=&quot;&quot;;IF([.M185]=5;1;[.M185]+1);[.M185])" table:style-name="ce1">
            <text:p>4</text:p>
          </table:table-cell>
          <table:table-cell office:value-type="float" office:value="3" table:formula="of:=IF([.B186]=[.C186];0;INDEX([.$Z$18:.$AD$25];INT([.$J186]/COUNTA([.$Z$7:.$AD$17]))+1;[.$M186]))" table:style-name="ce1">
            <text:p>3</text:p>
          </table:table-cell>
          <table:table-cell table:style-name="ce1"/>
          <table:table-cell office:value-type="string" office:string-value="" table:formula="of:=IF(INDEX([.AF$18:.AF$200];[.$K186])=&quot;&quot;;&quot;&quot;;[.AF$17]&amp;&quot; = yes &quot;)" table:style-name="ce1"/>
          <table:table-cell office:value-type="string" office:string-value="" table:formula="of:=IF(INDEX([.AG$18:.AG$200];[.$K186])=&quot;&quot;;&quot;&quot;;[.AG$17]&amp;&quot; = yes &quot;)" table:style-name="ce1"/>
          <table:table-cell office:value-type="string" office:string-value="" table:formula="of:=IF(INDEX([.AH$18:.AH$200];[.$K186])=&quot;&quot;;&quot;&quot;;[.AH$17]&amp;&quot; = yes &quot;)" table:style-name="ce1"/>
          <table:table-cell office:value-type="string" office:string-value="" table:formula="of:=IF(INDEX([.AI$18:.AI$200];[.$K186])=&quot;&quot;;&quot;&quot;;[.AI$17]&amp;&quot; = yes &quot;)" table:style-name="ce1"/>
          <table:table-cell office:value-type="string" office:string-value="" table:formula="of:=IF(INDEX([.AF$18:.AF$200];MATCH([.$C186];[.$Y$18:.$Y$200]))=&quot;&quot;;&quot;&quot;;[.AF$17]&amp;&quot; = yes &quot;)" table:style-name="ce1"/>
          <table:table-cell office:value-type="string" office:string-value="" table:formula="of:=IF(INDEX([.AG$18:.AG$200];MATCH([.$C186];[.$Y$18:.$Y$200]))=&quot;&quot;;&quot;&quot;;[.AG$17]&amp;&quot; = yes &quot;)" table:style-name="ce1"/>
          <table:table-cell office:value-type="string" office:string-value="" table:formula="of:=IF(INDEX([.AH$18:.AH$200];MATCH([.$C186];[.$Y$18:.$Y$200]))=&quot;&quot;;&quot;&quot;;[.AH$17]&amp;&quot; = yes &quot;)" table:style-name="ce1"/>
          <table:table-cell office:value-type="string" office:string-value="" table:formula="of:=IF(INDEX([.AI$18:.AI$200];MATCH([.$C18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80</text:p>
          </table:table-cell>
          <table:table-cell office:value-type="string" office:string-value="pc_mesa" table:formula="of:=INDEX([.Y$18:.Y$200];[.K187])" table:style-name="ce1">
            <text:p>pc_mesa</text:p>
          </table:table-cell>
          <table:table-cell office:value-type="string" office:string-value="pc_cascadian" table:formula="of:=INDEX([.$Z$7:.$AD$17];[.L187];[.M187])" table:style-name="ce1">
            <text:p>pc_cascadian</text:p>
          </table:table-cell>
          <table:table-cell office:value-type="string" office:string-value="@terraforming_cost_level_3" table:formula="of:=[.$X$8]&amp;[.N187]" table:style-name="ce1">
            <text:p>@terraforming_cost_level_3</text:p>
          </table:table-cell>
          <table:table-cell office:value-type="string" office:string-value="@terraforming_duration_level_3" table:formula="of:=[.$X$9]&amp;[.N187]" table:style-name="ce1">
            <text:p>@terraforming_duration_level_3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187]&amp;&quot;OR={&quot;&amp;CONCATENATE([.P187];[.Q187];[.R187];[.S187])&amp;&quot;}&quot;&quot;OR={&quot;&amp;CONCATENATE([.T187];[.U187];[.V187];[.W187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87]+1)" table:style-name="ce1">
            <text:p>tech3</text:p>
          </table:table-cell>
          <table:table-cell office:value-type="float" office:value="0" table:formula="of:=[.I186]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5" table:formula="of:=INT([.J187]/COUNTA([.$Z$7:.$AD$17]))+1" table:style-name="ce1">
            <text:p>5</text:p>
          </table:table-cell>
          <table:table-cell office:value-type="float" office:value="3" table:formula="of:=IF(INDEX([.$Z$7:.$AD$17];[.L186]+1;[.M186])=&quot;&quot;;1;[.L186]+1)" table:style-name="ce1">
            <text:p>3</text:p>
          </table:table-cell>
          <table:table-cell office:value-type="float" office:value="4" table:formula="of:=IF(INDEX([.$Z$7:.$AD$17];[.L186]+1;[.M186])=&quot;&quot;;IF([.M186]=5;1;[.M186]+1);[.M186])" table:style-name="ce1">
            <text:p>4</text:p>
          </table:table-cell>
          <table:table-cell office:value-type="float" office:value="3" table:formula="of:=IF([.B187]=[.C187];0;INDEX([.$Z$18:.$AD$25];INT([.$J187]/COUNTA([.$Z$7:.$AD$17]))+1;[.$M187]))" table:style-name="ce1">
            <text:p>3</text:p>
          </table:table-cell>
          <table:table-cell table:style-name="ce1"/>
          <table:table-cell office:value-type="string" office:string-value="" table:formula="of:=IF(INDEX([.AF$18:.AF$200];[.$K187])=&quot;&quot;;&quot;&quot;;[.AF$17]&amp;&quot; = yes &quot;)" table:style-name="ce1"/>
          <table:table-cell office:value-type="string" office:string-value="" table:formula="of:=IF(INDEX([.AG$18:.AG$200];[.$K187])=&quot;&quot;;&quot;&quot;;[.AG$17]&amp;&quot; = yes &quot;)" table:style-name="ce1"/>
          <table:table-cell office:value-type="string" office:string-value="" table:formula="of:=IF(INDEX([.AH$18:.AH$200];[.$K187])=&quot;&quot;;&quot;&quot;;[.AH$17]&amp;&quot; = yes &quot;)" table:style-name="ce1"/>
          <table:table-cell office:value-type="string" office:string-value="" table:formula="of:=IF(INDEX([.AI$18:.AI$200];[.$K187])=&quot;&quot;;&quot;&quot;;[.AI$17]&amp;&quot; = yes &quot;)" table:style-name="ce1"/>
          <table:table-cell office:value-type="string" office:string-value="planetary_diversity_enabled = yes " table:formula="of:=IF(INDEX([.AF$18:.AF$200];MATCH([.$C187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187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187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187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81</text:p>
          </table:table-cell>
          <table:table-cell office:value-type="string" office:string-value="pc_mesa" table:formula="of:=INDEX([.Y$18:.Y$200];[.K188])" table:style-name="ce1">
            <text:p>pc_mesa</text:p>
          </table:table-cell>
          <table:table-cell office:value-type="string" office:string-value="pc_geothermal" table:formula="of:=INDEX([.$Z$7:.$AD$17];[.L188];[.M188])" table:style-name="ce1">
            <text:p>pc_geothermal</text:p>
          </table:table-cell>
          <table:table-cell office:value-type="string" office:string-value="@terraforming_cost_level_3" table:formula="of:=[.$X$8]&amp;[.N188]" table:style-name="ce1">
            <text:p>@terraforming_cost_level_3</text:p>
          </table:table-cell>
          <table:table-cell office:value-type="string" office:string-value="@terraforming_duration_level_3" table:formula="of:=[.$X$9]&amp;[.N188]" table:style-name="ce1">
            <text:p>@terraforming_duration_level_3</text:p>
          </table:table-cell>
          <table:table-cell office:value-type="string" office:string-value="OR={}&quot;OR={}" table:formula="of:=[.O188]&amp;&quot;OR={&quot;&amp;CONCATENATE([.P188];[.Q188];[.R188];[.S188])&amp;&quot;}&quot;&quot;OR={&quot;&amp;CONCATENATE([.T188];[.U188];[.V188];[.W18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88]+1)" table:style-name="ce1">
            <text:p>tech3</text:p>
          </table:table-cell>
          <table:table-cell office:value-type="float" office:value="0" table:formula="of:=[.I187]" table:style-name="ce1">
            <text:p>0</text:p>
          </table:table-cell>
          <table:table-cell office:value-type="float" office:value="181" table:style-name="ce1">
            <text:p>181</text:p>
          </table:table-cell>
          <table:table-cell office:value-type="float" office:value="5" table:formula="of:=INT([.J188]/COUNTA([.$Z$7:.$AD$17]))+1" table:style-name="ce1">
            <text:p>5</text:p>
          </table:table-cell>
          <table:table-cell office:value-type="float" office:value="4" table:formula="of:=IF(INDEX([.$Z$7:.$AD$17];[.L187]+1;[.M187])=&quot;&quot;;1;[.L187]+1)" table:style-name="ce1">
            <text:p>4</text:p>
          </table:table-cell>
          <table:table-cell office:value-type="float" office:value="4" table:formula="of:=IF(INDEX([.$Z$7:.$AD$17];[.L187]+1;[.M187])=&quot;&quot;;IF([.M187]=5;1;[.M187]+1);[.M187])" table:style-name="ce1">
            <text:p>4</text:p>
          </table:table-cell>
          <table:table-cell office:value-type="float" office:value="3" table:formula="of:=IF([.B188]=[.C188];0;INDEX([.$Z$18:.$AD$25];INT([.$J188]/COUNTA([.$Z$7:.$AD$17]))+1;[.$M188]))" table:style-name="ce1">
            <text:p>3</text:p>
          </table:table-cell>
          <table:table-cell table:style-name="ce1"/>
          <table:table-cell office:value-type="string" office:string-value="" table:formula="of:=IF(INDEX([.AF$18:.AF$200];[.$K188])=&quot;&quot;;&quot;&quot;;[.AF$17]&amp;&quot; = yes &quot;)" table:style-name="ce1"/>
          <table:table-cell office:value-type="string" office:string-value="" table:formula="of:=IF(INDEX([.AG$18:.AG$200];[.$K188])=&quot;&quot;;&quot;&quot;;[.AG$17]&amp;&quot; = yes &quot;)" table:style-name="ce1"/>
          <table:table-cell office:value-type="string" office:string-value="" table:formula="of:=IF(INDEX([.AH$18:.AH$200];[.$K188])=&quot;&quot;;&quot;&quot;;[.AH$17]&amp;&quot; = yes &quot;)" table:style-name="ce1"/>
          <table:table-cell office:value-type="string" office:string-value="" table:formula="of:=IF(INDEX([.AI$18:.AI$200];[.$K188])=&quot;&quot;;&quot;&quot;;[.AI$17]&amp;&quot; = yes &quot;)" table:style-name="ce1"/>
          <table:table-cell office:value-type="string" office:string-value="" table:formula="of:=IF(INDEX([.AF$18:.AF$200];MATCH([.$C188];[.$Y$18:.$Y$200]))=&quot;&quot;;&quot;&quot;;[.AF$17]&amp;&quot; = yes &quot;)" table:style-name="ce1"/>
          <table:table-cell office:value-type="string" office:string-value="" table:formula="of:=IF(INDEX([.AG$18:.AG$200];MATCH([.$C188];[.$Y$18:.$Y$200]))=&quot;&quot;;&quot;&quot;;[.AG$17]&amp;&quot; = yes &quot;)" table:style-name="ce1"/>
          <table:table-cell office:value-type="string" office:string-value="" table:formula="of:=IF(INDEX([.AH$18:.AH$200];MATCH([.$C188];[.$Y$18:.$Y$200]))=&quot;&quot;;&quot;&quot;;[.AH$17]&amp;&quot; = yes &quot;)" table:style-name="ce1"/>
          <table:table-cell office:value-type="string" office:string-value="" table:formula="of:=IF(INDEX([.AI$18:.AI$200];MATCH([.$C18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82</text:p>
          </table:table-cell>
          <table:table-cell office:value-type="string" office:string-value="pc_mesa" table:formula="of:=INDEX([.Y$18:.Y$200];[.K189])" table:style-name="ce1">
            <text:p>pc_mesa</text:p>
          </table:table-cell>
          <table:table-cell office:value-type="string" office:string-value="pc_glacial" table:formula="of:=INDEX([.$Z$7:.$AD$17];[.L189];[.M189])" table:style-name="ce1">
            <text:p>pc_glacial</text:p>
          </table:table-cell>
          <table:table-cell office:value-type="string" office:string-value="@terraforming_cost_level_3" table:formula="of:=[.$X$8]&amp;[.N189]" table:style-name="ce1">
            <text:p>@terraforming_cost_level_3</text:p>
          </table:table-cell>
          <table:table-cell office:value-type="string" office:string-value="@terraforming_duration_level_3" table:formula="of:=[.$X$9]&amp;[.N189]" table:style-name="ce1">
            <text:p>@terraforming_duration_level_3</text:p>
          </table:table-cell>
          <table:table-cell office:value-type="string" office:string-value="OR={}&quot;OR={}" table:formula="of:=[.O189]&amp;&quot;OR={&quot;&amp;CONCATENATE([.P189];[.Q189];[.R189];[.S189])&amp;&quot;}&quot;&quot;OR={&quot;&amp;CONCATENATE([.T189];[.U189];[.V189];[.W18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89]+1)" table:style-name="ce1">
            <text:p>tech3</text:p>
          </table:table-cell>
          <table:table-cell office:value-type="float" office:value="0" table:formula="of:=[.I188]" table:style-name="ce1">
            <text:p>0</text:p>
          </table:table-cell>
          <table:table-cell office:value-type="float" office:value="182" table:style-name="ce1">
            <text:p>182</text:p>
          </table:table-cell>
          <table:table-cell office:value-type="float" office:value="5" table:formula="of:=INT([.J189]/COUNTA([.$Z$7:.$AD$17]))+1" table:style-name="ce1">
            <text:p>5</text:p>
          </table:table-cell>
          <table:table-cell office:value-type="float" office:value="5" table:formula="of:=IF(INDEX([.$Z$7:.$AD$17];[.L188]+1;[.M188])=&quot;&quot;;1;[.L188]+1)" table:style-name="ce1">
            <text:p>5</text:p>
          </table:table-cell>
          <table:table-cell office:value-type="float" office:value="4" table:formula="of:=IF(INDEX([.$Z$7:.$AD$17];[.L188]+1;[.M188])=&quot;&quot;;IF([.M188]=5;1;[.M188]+1);[.M188])" table:style-name="ce1">
            <text:p>4</text:p>
          </table:table-cell>
          <table:table-cell office:value-type="float" office:value="3" table:formula="of:=IF([.B189]=[.C189];0;INDEX([.$Z$18:.$AD$25];INT([.$J189]/COUNTA([.$Z$7:.$AD$17]))+1;[.$M189]))" table:style-name="ce1">
            <text:p>3</text:p>
          </table:table-cell>
          <table:table-cell table:style-name="ce1"/>
          <table:table-cell office:value-type="string" office:string-value="" table:formula="of:=IF(INDEX([.AF$18:.AF$200];[.$K189])=&quot;&quot;;&quot;&quot;;[.AF$17]&amp;&quot; = yes &quot;)" table:style-name="ce1"/>
          <table:table-cell office:value-type="string" office:string-value="" table:formula="of:=IF(INDEX([.AG$18:.AG$200];[.$K189])=&quot;&quot;;&quot;&quot;;[.AG$17]&amp;&quot; = yes &quot;)" table:style-name="ce1"/>
          <table:table-cell office:value-type="string" office:string-value="" table:formula="of:=IF(INDEX([.AH$18:.AH$200];[.$K189])=&quot;&quot;;&quot;&quot;;[.AH$17]&amp;&quot; = yes &quot;)" table:style-name="ce1"/>
          <table:table-cell office:value-type="string" office:string-value="" table:formula="of:=IF(INDEX([.AI$18:.AI$200];[.$K189])=&quot;&quot;;&quot;&quot;;[.AI$17]&amp;&quot; = yes &quot;)" table:style-name="ce1"/>
          <table:table-cell office:value-type="string" office:string-value="" table:formula="of:=IF(INDEX([.AF$18:.AF$200];MATCH([.$C189];[.$Y$18:.$Y$200]))=&quot;&quot;;&quot;&quot;;[.AF$17]&amp;&quot; = yes &quot;)" table:style-name="ce1"/>
          <table:table-cell office:value-type="string" office:string-value="" table:formula="of:=IF(INDEX([.AG$18:.AG$200];MATCH([.$C189];[.$Y$18:.$Y$200]))=&quot;&quot;;&quot;&quot;;[.AG$17]&amp;&quot; = yes &quot;)" table:style-name="ce1"/>
          <table:table-cell office:value-type="string" office:string-value="" table:formula="of:=IF(INDEX([.AH$18:.AH$200];MATCH([.$C189];[.$Y$18:.$Y$200]))=&quot;&quot;;&quot;&quot;;[.AH$17]&amp;&quot; = yes &quot;)" table:style-name="ce1"/>
          <table:table-cell office:value-type="string" office:string-value="" table:formula="of:=IF(INDEX([.AI$18:.AI$200];MATCH([.$C18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83</text:p>
          </table:table-cell>
          <table:table-cell office:value-type="string" office:string-value="pc_mesa" table:formula="of:=INDEX([.Y$18:.Y$200];[.K190])" table:style-name="ce1">
            <text:p>pc_mesa</text:p>
          </table:table-cell>
          <table:table-cell office:value-type="string" office:string-value="pc_subarctic" table:formula="of:=INDEX([.$Z$7:.$AD$17];[.L190];[.M190])" table:style-name="ce1">
            <text:p>pc_subarctic</text:p>
          </table:table-cell>
          <table:table-cell office:value-type="string" office:string-value="@terraforming_cost_level_3" table:formula="of:=[.$X$8]&amp;[.N190]" table:style-name="ce1">
            <text:p>@terraforming_cost_level_3</text:p>
          </table:table-cell>
          <table:table-cell office:value-type="string" office:string-value="@terraforming_duration_level_3" table:formula="of:=[.$X$9]&amp;[.N190]" table:style-name="ce1">
            <text:p>@terraforming_duration_level_3</text:p>
          </table:table-cell>
          <table:table-cell office:value-type="string" office:string-value="OR={}&quot;OR={}" table:formula="of:=[.O190]&amp;&quot;OR={&quot;&amp;CONCATENATE([.P190];[.Q190];[.R190];[.S190])&amp;&quot;}&quot;&quot;OR={&quot;&amp;CONCATENATE([.T190];[.U190];[.V190];[.W19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90]+1)" table:style-name="ce1">
            <text:p>tech3</text:p>
          </table:table-cell>
          <table:table-cell office:value-type="float" office:value="0" table:formula="of:=[.I189]" table:style-name="ce1">
            <text:p>0</text:p>
          </table:table-cell>
          <table:table-cell office:value-type="float" office:value="183" table:style-name="ce1">
            <text:p>183</text:p>
          </table:table-cell>
          <table:table-cell office:value-type="float" office:value="5" table:formula="of:=INT([.J190]/COUNTA([.$Z$7:.$AD$17]))+1" table:style-name="ce1">
            <text:p>5</text:p>
          </table:table-cell>
          <table:table-cell office:value-type="float" office:value="6" table:formula="of:=IF(INDEX([.$Z$7:.$AD$17];[.L189]+1;[.M189])=&quot;&quot;;1;[.L189]+1)" table:style-name="ce1">
            <text:p>6</text:p>
          </table:table-cell>
          <table:table-cell office:value-type="float" office:value="4" table:formula="of:=IF(INDEX([.$Z$7:.$AD$17];[.L189]+1;[.M189])=&quot;&quot;;IF([.M189]=5;1;[.M189]+1);[.M189])" table:style-name="ce1">
            <text:p>4</text:p>
          </table:table-cell>
          <table:table-cell office:value-type="float" office:value="3" table:formula="of:=IF([.B190]=[.C190];0;INDEX([.$Z$18:.$AD$25];INT([.$J190]/COUNTA([.$Z$7:.$AD$17]))+1;[.$M190]))" table:style-name="ce1">
            <text:p>3</text:p>
          </table:table-cell>
          <table:table-cell table:style-name="ce1"/>
          <table:table-cell office:value-type="string" office:string-value="" table:formula="of:=IF(INDEX([.AF$18:.AF$200];[.$K190])=&quot;&quot;;&quot;&quot;;[.AF$17]&amp;&quot; = yes &quot;)" table:style-name="ce1"/>
          <table:table-cell office:value-type="string" office:string-value="" table:formula="of:=IF(INDEX([.AG$18:.AG$200];[.$K190])=&quot;&quot;;&quot;&quot;;[.AG$17]&amp;&quot; = yes &quot;)" table:style-name="ce1"/>
          <table:table-cell office:value-type="string" office:string-value="" table:formula="of:=IF(INDEX([.AH$18:.AH$200];[.$K190])=&quot;&quot;;&quot;&quot;;[.AH$17]&amp;&quot; = yes &quot;)" table:style-name="ce1"/>
          <table:table-cell office:value-type="string" office:string-value="" table:formula="of:=IF(INDEX([.AI$18:.AI$200];[.$K190])=&quot;&quot;;&quot;&quot;;[.AI$17]&amp;&quot; = yes &quot;)" table:style-name="ce1"/>
          <table:table-cell office:value-type="string" office:string-value="" table:formula="of:=IF(INDEX([.AF$18:.AF$200];MATCH([.$C190];[.$Y$18:.$Y$200]))=&quot;&quot;;&quot;&quot;;[.AF$17]&amp;&quot; = yes &quot;)" table:style-name="ce1"/>
          <table:table-cell office:value-type="string" office:string-value="" table:formula="of:=IF(INDEX([.AG$18:.AG$200];MATCH([.$C190];[.$Y$18:.$Y$200]))=&quot;&quot;;&quot;&quot;;[.AG$17]&amp;&quot; = yes &quot;)" table:style-name="ce1"/>
          <table:table-cell office:value-type="string" office:string-value="" table:formula="of:=IF(INDEX([.AH$18:.AH$200];MATCH([.$C190];[.$Y$18:.$Y$200]))=&quot;&quot;;&quot;&quot;;[.AH$17]&amp;&quot; = yes &quot;)" table:style-name="ce1"/>
          <table:table-cell office:value-type="string" office:string-value="" table:formula="of:=IF(INDEX([.AI$18:.AI$200];MATCH([.$C19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84</text:p>
          </table:table-cell>
          <table:table-cell office:value-type="string" office:string-value="pc_mesa" table:formula="of:=INDEX([.Y$18:.Y$200];[.K191])" table:style-name="ce1">
            <text:p>pc_mesa</text:p>
          </table:table-cell>
          <table:table-cell office:value-type="string" office:string-value="pc_marginal_cold" table:formula="of:=INDEX([.$Z$7:.$AD$17];[.L191];[.M191])" table:style-name="ce1">
            <text:p>pc_marginal_cold</text:p>
          </table:table-cell>
          <table:table-cell office:value-type="string" office:string-value="@terraforming_cost_level_3" table:formula="of:=[.$X$8]&amp;[.N191]" table:style-name="ce1">
            <text:p>@terraforming_cost_level_3</text:p>
          </table:table-cell>
          <table:table-cell office:value-type="string" office:string-value="@terraforming_duration_level_3" table:formula="of:=[.$X$9]&amp;[.N191]" table:style-name="ce1">
            <text:p>@terraforming_duration_level_3</text:p>
          </table:table-cell>
          <table:table-cell office:value-type="string" office:string-value="OR={}&quot;OR={}" table:formula="of:=[.O191]&amp;&quot;OR={&quot;&amp;CONCATENATE([.P191];[.Q191];[.R191];[.S191])&amp;&quot;}&quot;&quot;OR={&quot;&amp;CONCATENATE([.T191];[.U191];[.V191];[.W19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191]+1)" table:style-name="ce1">
            <text:p>tech3</text:p>
          </table:table-cell>
          <table:table-cell office:value-type="float" office:value="0" table:formula="of:=[.I190]" table:style-name="ce1">
            <text:p>0</text:p>
          </table:table-cell>
          <table:table-cell office:value-type="float" office:value="184" table:style-name="ce1">
            <text:p>184</text:p>
          </table:table-cell>
          <table:table-cell office:value-type="float" office:value="5" table:formula="of:=INT([.J191]/COUNTA([.$Z$7:.$AD$17]))+1" table:style-name="ce1">
            <text:p>5</text:p>
          </table:table-cell>
          <table:table-cell office:value-type="float" office:value="7" table:formula="of:=IF(INDEX([.$Z$7:.$AD$17];[.L190]+1;[.M190])=&quot;&quot;;1;[.L190]+1)" table:style-name="ce1">
            <text:p>7</text:p>
          </table:table-cell>
          <table:table-cell office:value-type="float" office:value="4" table:formula="of:=IF(INDEX([.$Z$7:.$AD$17];[.L190]+1;[.M190])=&quot;&quot;;IF([.M190]=5;1;[.M190]+1);[.M190])" table:style-name="ce1">
            <text:p>4</text:p>
          </table:table-cell>
          <table:table-cell office:value-type="float" office:value="3" table:formula="of:=IF([.B191]=[.C191];0;INDEX([.$Z$18:.$AD$25];INT([.$J191]/COUNTA([.$Z$7:.$AD$17]))+1;[.$M191]))" table:style-name="ce1">
            <text:p>3</text:p>
          </table:table-cell>
          <table:table-cell table:style-name="ce1"/>
          <table:table-cell office:value-type="string" office:string-value="" table:formula="of:=IF(INDEX([.AF$18:.AF$200];[.$K191])=&quot;&quot;;&quot;&quot;;[.AF$17]&amp;&quot; = yes &quot;)" table:style-name="ce1"/>
          <table:table-cell office:value-type="string" office:string-value="" table:formula="of:=IF(INDEX([.AG$18:.AG$200];[.$K191])=&quot;&quot;;&quot;&quot;;[.AG$17]&amp;&quot; = yes &quot;)" table:style-name="ce1"/>
          <table:table-cell office:value-type="string" office:string-value="" table:formula="of:=IF(INDEX([.AH$18:.AH$200];[.$K191])=&quot;&quot;;&quot;&quot;;[.AH$17]&amp;&quot; = yes &quot;)" table:style-name="ce1"/>
          <table:table-cell office:value-type="string" office:string-value="" table:formula="of:=IF(INDEX([.AI$18:.AI$200];[.$K191])=&quot;&quot;;&quot;&quot;;[.AI$17]&amp;&quot; = yes &quot;)" table:style-name="ce1"/>
          <table:table-cell office:value-type="string" office:string-value="" table:formula="of:=IF(INDEX([.AF$18:.AF$200];MATCH([.$C191];[.$Y$18:.$Y$200]))=&quot;&quot;;&quot;&quot;;[.AF$17]&amp;&quot; = yes &quot;)" table:style-name="ce1"/>
          <table:table-cell office:value-type="string" office:string-value="" table:formula="of:=IF(INDEX([.AG$18:.AG$200];MATCH([.$C191];[.$Y$18:.$Y$200]))=&quot;&quot;;&quot;&quot;;[.AG$17]&amp;&quot; = yes &quot;)" table:style-name="ce1"/>
          <table:table-cell office:value-type="string" office:string-value="" table:formula="of:=IF(INDEX([.AH$18:.AH$200];MATCH([.$C191];[.$Y$18:.$Y$200]))=&quot;&quot;;&quot;&quot;;[.AH$17]&amp;&quot; = yes &quot;)" table:style-name="ce1"/>
          <table:table-cell office:value-type="string" office:string-value="" table:formula="of:=IF(INDEX([.AI$18:.AI$200];MATCH([.$C19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85</text:p>
          </table:table-cell>
          <table:table-cell office:value-type="string" office:string-value="pc_mesa" table:formula="of:=INDEX([.Y$18:.Y$200];[.K192])" table:style-name="ce1">
            <text:p>pc_mesa</text:p>
          </table:table-cell>
          <table:table-cell office:value-type="string" office:string-value="pc_gaia" table:formula="of:=INDEX([.$Z$7:.$AD$17];[.L192];[.M192])" table:style-name="ce1">
            <text:p>pc_gaia</text:p>
          </table:table-cell>
          <table:table-cell office:value-type="string" office:string-value="@terraforming_cost_level_4" table:formula="of:=[.$X$8]&amp;[.N192]" table:style-name="ce1">
            <text:p>@terraforming_cost_level_4</text:p>
          </table:table-cell>
          <table:table-cell office:value-type="string" office:string-value="@terraforming_duration_level_4" table:formula="of:=[.$X$9]&amp;[.N192]" table:style-name="ce1">
            <text:p>@terraforming_duration_level_4</text:p>
          </table:table-cell>
          <table:table-cell office:value-type="string" office:string-value="OR={}&quot;OR={}" table:formula="of:=[.O192]&amp;&quot;OR={&quot;&amp;CONCATENATE([.P192];[.Q192];[.R192];[.S192])&amp;&quot;}&quot;&quot;OR={&quot;&amp;CONCATENATE([.T192];[.U192];[.V192];[.W19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92]+1)" table:style-name="ce1">
            <text:p>tech4</text:p>
          </table:table-cell>
          <table:table-cell office:value-type="float" office:value="0" table:formula="of:=[.I191]" table:style-name="ce1">
            <text:p>0</text:p>
          </table:table-cell>
          <table:table-cell office:value-type="float" office:value="185" table:style-name="ce1">
            <text:p>185</text:p>
          </table:table-cell>
          <table:table-cell office:value-type="float" office:value="5" table:formula="of:=INT([.J192]/COUNTA([.$Z$7:.$AD$17]))+1" table:style-name="ce1">
            <text:p>5</text:p>
          </table:table-cell>
          <table:table-cell office:value-type="float" office:value="1" table:formula="of:=IF(INDEX([.$Z$7:.$AD$17];[.L191]+1;[.M191])=&quot;&quot;;1;[.L191]+1)" table:style-name="ce1">
            <text:p>1</text:p>
          </table:table-cell>
          <table:table-cell office:value-type="float" office:value="5" table:formula="of:=IF(INDEX([.$Z$7:.$AD$17];[.L191]+1;[.M191])=&quot;&quot;;IF([.M191]=5;1;[.M191]+1);[.M191])" table:style-name="ce1">
            <text:p>5</text:p>
          </table:table-cell>
          <table:table-cell office:value-type="float" office:value="4" table:formula="of:=IF([.B192]=[.C192];0;INDEX([.$Z$18:.$AD$25];INT([.$J192]/COUNTA([.$Z$7:.$AD$17]))+1;[.$M192]))" table:style-name="ce1">
            <text:p>4</text:p>
          </table:table-cell>
          <table:table-cell table:style-name="ce1"/>
          <table:table-cell office:value-type="string" office:string-value="" table:formula="of:=IF(INDEX([.AF$18:.AF$200];[.$K192])=&quot;&quot;;&quot;&quot;;[.AF$17]&amp;&quot; = yes &quot;)" table:style-name="ce1"/>
          <table:table-cell office:value-type="string" office:string-value="" table:formula="of:=IF(INDEX([.AG$18:.AG$200];[.$K192])=&quot;&quot;;&quot;&quot;;[.AG$17]&amp;&quot; = yes &quot;)" table:style-name="ce1"/>
          <table:table-cell office:value-type="string" office:string-value="" table:formula="of:=IF(INDEX([.AH$18:.AH$200];[.$K192])=&quot;&quot;;&quot;&quot;;[.AH$17]&amp;&quot; = yes &quot;)" table:style-name="ce1"/>
          <table:table-cell office:value-type="string" office:string-value="" table:formula="of:=IF(INDEX([.AI$18:.AI$200];[.$K192])=&quot;&quot;;&quot;&quot;;[.AI$17]&amp;&quot; = yes &quot;)" table:style-name="ce1"/>
          <table:table-cell office:value-type="string" office:string-value="" table:formula="of:=IF(INDEX([.AF$18:.AF$200];MATCH([.$C192];[.$Y$18:.$Y$200]))=&quot;&quot;;&quot;&quot;;[.AF$17]&amp;&quot; = yes &quot;)" table:style-name="ce1"/>
          <table:table-cell office:value-type="string" office:string-value="" table:formula="of:=IF(INDEX([.AG$18:.AG$200];MATCH([.$C192];[.$Y$18:.$Y$200]))=&quot;&quot;;&quot;&quot;;[.AG$17]&amp;&quot; = yes &quot;)" table:style-name="ce1"/>
          <table:table-cell office:value-type="string" office:string-value="" table:formula="of:=IF(INDEX([.AH$18:.AH$200];MATCH([.$C192];[.$Y$18:.$Y$200]))=&quot;&quot;;&quot;&quot;;[.AH$17]&amp;&quot; = yes &quot;)" table:style-name="ce1"/>
          <table:table-cell office:value-type="string" office:string-value="" table:formula="of:=IF(INDEX([.AI$18:.AI$200];MATCH([.$C19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86</text:p>
          </table:table-cell>
          <table:table-cell office:value-type="string" office:string-value="pc_mesa" table:formula="of:=INDEX([.Y$18:.Y$200];[.K193])" table:style-name="ce1">
            <text:p>pc_mesa</text:p>
          </table:table-cell>
          <table:table-cell office:value-type="string" office:string-value="pc_machine" table:formula="of:=INDEX([.$Z$7:.$AD$17];[.L193];[.M193])" table:style-name="ce1">
            <text:p>pc_machine</text:p>
          </table:table-cell>
          <table:table-cell office:value-type="string" office:string-value="@terraforming_cost_level_4" table:formula="of:=[.$X$8]&amp;[.N193]" table:style-name="ce1">
            <text:p>@terraforming_cost_level_4</text:p>
          </table:table-cell>
          <table:table-cell office:value-type="string" office:string-value="@terraforming_duration_level_4" table:formula="of:=[.$X$9]&amp;[.N193]" table:style-name="ce1">
            <text:p>@terraforming_duration_level_4</text:p>
          </table:table-cell>
          <table:table-cell office:value-type="string" office:string-value="OR={}&quot;OR={}" table:formula="of:=[.O193]&amp;&quot;OR={&quot;&amp;CONCATENATE([.P193];[.Q193];[.R193];[.S193])&amp;&quot;}&quot;&quot;OR={&quot;&amp;CONCATENATE([.T193];[.U193];[.V193];[.W19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93]+1)" table:style-name="ce1">
            <text:p>tech4</text:p>
          </table:table-cell>
          <table:table-cell office:value-type="float" office:value="0" table:formula="of:=[.I192]" table:style-name="ce1">
            <text:p>0</text:p>
          </table:table-cell>
          <table:table-cell office:value-type="float" office:value="186" table:style-name="ce1">
            <text:p>186</text:p>
          </table:table-cell>
          <table:table-cell office:value-type="float" office:value="5" table:formula="of:=INT([.J193]/COUNTA([.$Z$7:.$AD$17]))+1" table:style-name="ce1">
            <text:p>5</text:p>
          </table:table-cell>
          <table:table-cell office:value-type="float" office:value="2" table:formula="of:=IF(INDEX([.$Z$7:.$AD$17];[.L192]+1;[.M192])=&quot;&quot;;1;[.L192]+1)" table:style-name="ce1">
            <text:p>2</text:p>
          </table:table-cell>
          <table:table-cell office:value-type="float" office:value="5" table:formula="of:=IF(INDEX([.$Z$7:.$AD$17];[.L192]+1;[.M192])=&quot;&quot;;IF([.M192]=5;1;[.M192]+1);[.M192])" table:style-name="ce1">
            <text:p>5</text:p>
          </table:table-cell>
          <table:table-cell office:value-type="float" office:value="4" table:formula="of:=IF([.B193]=[.C193];0;INDEX([.$Z$18:.$AD$25];INT([.$J193]/COUNTA([.$Z$7:.$AD$17]))+1;[.$M193]))" table:style-name="ce1">
            <text:p>4</text:p>
          </table:table-cell>
          <table:table-cell table:style-name="ce1"/>
          <table:table-cell office:value-type="string" office:string-value="" table:formula="of:=IF(INDEX([.AF$18:.AF$200];[.$K193])=&quot;&quot;;&quot;&quot;;[.AF$17]&amp;&quot; = yes &quot;)" table:style-name="ce1"/>
          <table:table-cell office:value-type="string" office:string-value="" table:formula="of:=IF(INDEX([.AG$18:.AG$200];[.$K193])=&quot;&quot;;&quot;&quot;;[.AG$17]&amp;&quot; = yes &quot;)" table:style-name="ce1"/>
          <table:table-cell office:value-type="string" office:string-value="" table:formula="of:=IF(INDEX([.AH$18:.AH$200];[.$K193])=&quot;&quot;;&quot;&quot;;[.AH$17]&amp;&quot; = yes &quot;)" table:style-name="ce1"/>
          <table:table-cell office:value-type="string" office:string-value="" table:formula="of:=IF(INDEX([.AI$18:.AI$200];[.$K193])=&quot;&quot;;&quot;&quot;;[.AI$17]&amp;&quot; = yes &quot;)" table:style-name="ce1"/>
          <table:table-cell office:value-type="string" office:string-value="" table:formula="of:=IF(INDEX([.AF$18:.AF$200];MATCH([.$C193];[.$Y$18:.$Y$200]))=&quot;&quot;;&quot;&quot;;[.AF$17]&amp;&quot; = yes &quot;)" table:style-name="ce1"/>
          <table:table-cell office:value-type="string" office:string-value="" table:formula="of:=IF(INDEX([.AG$18:.AG$200];MATCH([.$C193];[.$Y$18:.$Y$200]))=&quot;&quot;;&quot;&quot;;[.AG$17]&amp;&quot; = yes &quot;)" table:style-name="ce1"/>
          <table:table-cell office:value-type="string" office:string-value="" table:formula="of:=IF(INDEX([.AH$18:.AH$200];MATCH([.$C193];[.$Y$18:.$Y$200]))=&quot;&quot;;&quot;&quot;;[.AH$17]&amp;&quot; = yes &quot;)" table:style-name="ce1"/>
          <table:table-cell office:value-type="string" office:string-value="" table:formula="of:=IF(INDEX([.AI$18:.AI$200];MATCH([.$C19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87</text:p>
          </table:table-cell>
          <table:table-cell office:value-type="string" office:string-value="pc_mesa" table:formula="of:=INDEX([.Y$18:.Y$200];[.K194])" table:style-name="ce1">
            <text:p>pc_mesa</text:p>
          </table:table-cell>
          <table:table-cell office:value-type="string" office:string-value="pc_cybertronic" table:formula="of:=INDEX([.$Z$7:.$AD$17];[.L194];[.M194])" table:style-name="ce1">
            <text:p>pc_cybertronic</text:p>
          </table:table-cell>
          <table:table-cell office:value-type="string" office:string-value="@terraforming_cost_level_4" table:formula="of:=[.$X$8]&amp;[.N194]" table:style-name="ce1">
            <text:p>@terraforming_cost_level_4</text:p>
          </table:table-cell>
          <table:table-cell office:value-type="string" office:string-value="@terraforming_duration_level_4" table:formula="of:=[.$X$9]&amp;[.N194]" table:style-name="ce1">
            <text:p>@terraforming_duration_level_4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194]&amp;&quot;OR={&quot;&amp;CONCATENATE([.P194];[.Q194];[.R194];[.S194])&amp;&quot;}&quot;&quot;OR={&quot;&amp;CONCATENATE([.T194];[.U194];[.V194];[.W194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94]+1)" table:style-name="ce1">
            <text:p>tech4</text:p>
          </table:table-cell>
          <table:table-cell office:value-type="float" office:value="0" table:formula="of:=[.I193]" table:style-name="ce1">
            <text:p>0</text:p>
          </table:table-cell>
          <table:table-cell office:value-type="float" office:value="187" table:style-name="ce1">
            <text:p>187</text:p>
          </table:table-cell>
          <table:table-cell office:value-type="float" office:value="5" table:formula="of:=INT([.J194]/COUNTA([.$Z$7:.$AD$17]))+1" table:style-name="ce1">
            <text:p>5</text:p>
          </table:table-cell>
          <table:table-cell office:value-type="float" office:value="3" table:formula="of:=IF(INDEX([.$Z$7:.$AD$17];[.L193]+1;[.M193])=&quot;&quot;;1;[.L193]+1)" table:style-name="ce1">
            <text:p>3</text:p>
          </table:table-cell>
          <table:table-cell office:value-type="float" office:value="5" table:formula="of:=IF(INDEX([.$Z$7:.$AD$17];[.L193]+1;[.M193])=&quot;&quot;;IF([.M193]=5;1;[.M193]+1);[.M193])" table:style-name="ce1">
            <text:p>5</text:p>
          </table:table-cell>
          <table:table-cell office:value-type="float" office:value="4" table:formula="of:=IF([.B194]=[.C194];0;INDEX([.$Z$18:.$AD$25];INT([.$J194]/COUNTA([.$Z$7:.$AD$17]))+1;[.$M194]))" table:style-name="ce1">
            <text:p>4</text:p>
          </table:table-cell>
          <table:table-cell table:style-name="ce1"/>
          <table:table-cell office:value-type="string" office:string-value="" table:formula="of:=IF(INDEX([.AF$18:.AF$200];[.$K194])=&quot;&quot;;&quot;&quot;;[.AF$17]&amp;&quot; = yes &quot;)" table:style-name="ce1"/>
          <table:table-cell office:value-type="string" office:string-value="" table:formula="of:=IF(INDEX([.AG$18:.AG$200];[.$K194])=&quot;&quot;;&quot;&quot;;[.AG$17]&amp;&quot; = yes &quot;)" table:style-name="ce1"/>
          <table:table-cell office:value-type="string" office:string-value="" table:formula="of:=IF(INDEX([.AH$18:.AH$200];[.$K194])=&quot;&quot;;&quot;&quot;;[.AH$17]&amp;&quot; = yes &quot;)" table:style-name="ce1"/>
          <table:table-cell office:value-type="string" office:string-value="" table:formula="of:=IF(INDEX([.AI$18:.AI$200];[.$K194])=&quot;&quot;;&quot;&quot;;[.AI$17]&amp;&quot; = yes &quot;)" table:style-name="ce1"/>
          <table:table-cell office:value-type="string" office:string-value="planetary_diversity_enabled = yes " table:formula="of:=IF(INDEX([.AF$18:.AF$200];MATCH([.$C194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194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194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194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88</text:p>
          </table:table-cell>
          <table:table-cell office:value-type="string" office:string-value="pc_mesa" table:formula="of:=INDEX([.Y$18:.Y$200];[.K195])" table:style-name="ce1">
            <text:p>pc_mesa</text:p>
          </table:table-cell>
          <table:table-cell office:value-type="string" office:string-value="pc_nuked" table:formula="of:=INDEX([.$Z$7:.$AD$17];[.L195];[.M195])" table:style-name="ce1">
            <text:p>pc_nuked</text:p>
          </table:table-cell>
          <table:table-cell office:value-type="string" office:string-value="@terraforming_cost_level_4" table:formula="of:=[.$X$8]&amp;[.N195]" table:style-name="ce1">
            <text:p>@terraforming_cost_level_4</text:p>
          </table:table-cell>
          <table:table-cell office:value-type="string" office:string-value="@terraforming_duration_level_4" table:formula="of:=[.$X$9]&amp;[.N195]" table:style-name="ce1">
            <text:p>@terraforming_duration_level_4</text:p>
          </table:table-cell>
          <table:table-cell office:value-type="string" office:string-value="OR={}&quot;OR={}" table:formula="of:=[.O195]&amp;&quot;OR={&quot;&amp;CONCATENATE([.P195];[.Q195];[.R195];[.S195])&amp;&quot;}&quot;&quot;OR={&quot;&amp;CONCATENATE([.T195];[.U195];[.V195];[.W19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95]+1)" table:style-name="ce1">
            <text:p>tech4</text:p>
          </table:table-cell>
          <table:table-cell office:value-type="float" office:value="0" table:formula="of:=[.I194]" table:style-name="ce1">
            <text:p>0</text:p>
          </table:table-cell>
          <table:table-cell office:value-type="float" office:value="188" table:style-name="ce1">
            <text:p>188</text:p>
          </table:table-cell>
          <table:table-cell office:value-type="float" office:value="5" table:formula="of:=INT([.J195]/COUNTA([.$Z$7:.$AD$17]))+1" table:style-name="ce1">
            <text:p>5</text:p>
          </table:table-cell>
          <table:table-cell office:value-type="float" office:value="4" table:formula="of:=IF(INDEX([.$Z$7:.$AD$17];[.L194]+1;[.M194])=&quot;&quot;;1;[.L194]+1)" table:style-name="ce1">
            <text:p>4</text:p>
          </table:table-cell>
          <table:table-cell office:value-type="float" office:value="5" table:formula="of:=IF(INDEX([.$Z$7:.$AD$17];[.L194]+1;[.M194])=&quot;&quot;;IF([.M194]=5;1;[.M194]+1);[.M194])" table:style-name="ce1">
            <text:p>5</text:p>
          </table:table-cell>
          <table:table-cell office:value-type="float" office:value="4" table:formula="of:=IF([.B195]=[.C195];0;INDEX([.$Z$18:.$AD$25];INT([.$J195]/COUNTA([.$Z$7:.$AD$17]))+1;[.$M195]))" table:style-name="ce1">
            <text:p>4</text:p>
          </table:table-cell>
          <table:table-cell table:style-name="ce1"/>
          <table:table-cell office:value-type="string" office:string-value="" table:formula="of:=IF(INDEX([.AF$18:.AF$200];[.$K195])=&quot;&quot;;&quot;&quot;;[.AF$17]&amp;&quot; = yes &quot;)" table:style-name="ce1"/>
          <table:table-cell office:value-type="string" office:string-value="" table:formula="of:=IF(INDEX([.AG$18:.AG$200];[.$K195])=&quot;&quot;;&quot;&quot;;[.AG$17]&amp;&quot; = yes &quot;)" table:style-name="ce1"/>
          <table:table-cell office:value-type="string" office:string-value="" table:formula="of:=IF(INDEX([.AH$18:.AH$200];[.$K195])=&quot;&quot;;&quot;&quot;;[.AH$17]&amp;&quot; = yes &quot;)" table:style-name="ce1"/>
          <table:table-cell office:value-type="string" office:string-value="" table:formula="of:=IF(INDEX([.AI$18:.AI$200];[.$K195])=&quot;&quot;;&quot;&quot;;[.AI$17]&amp;&quot; = yes &quot;)" table:style-name="ce1"/>
          <table:table-cell office:value-type="string" office:string-value="" table:formula="of:=IF(INDEX([.AF$18:.AF$200];MATCH([.$C195];[.$Y$18:.$Y$200]))=&quot;&quot;;&quot;&quot;;[.AF$17]&amp;&quot; = yes &quot;)" table:style-name="ce1"/>
          <table:table-cell office:value-type="string" office:string-value="" table:formula="of:=IF(INDEX([.AG$18:.AG$200];MATCH([.$C195];[.$Y$18:.$Y$200]))=&quot;&quot;;&quot;&quot;;[.AG$17]&amp;&quot; = yes &quot;)" table:style-name="ce1"/>
          <table:table-cell office:value-type="string" office:string-value="" table:formula="of:=IF(INDEX([.AH$18:.AH$200];MATCH([.$C195];[.$Y$18:.$Y$200]))=&quot;&quot;;&quot;&quot;;[.AH$17]&amp;&quot; = yes &quot;)" table:style-name="ce1"/>
          <table:table-cell office:value-type="string" office:string-value="" table:formula="of:=IF(INDEX([.AI$18:.AI$200];MATCH([.$C19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89</text:p>
          </table:table-cell>
          <table:table-cell office:value-type="string" office:string-value="pc_mesa" table:formula="of:=INDEX([.Y$18:.Y$200];[.K196])" table:style-name="ce1">
            <text:p>pc_mesa</text:p>
          </table:table-cell>
          <table:table-cell office:value-type="string" office:string-value="pc_floating" table:formula="of:=INDEX([.$Z$7:.$AD$17];[.L196];[.M196])" table:style-name="ce1">
            <text:p>pc_floating</text:p>
          </table:table-cell>
          <table:table-cell office:value-type="string" office:string-value="@terraforming_cost_level_4" table:formula="of:=[.$X$8]&amp;[.N196]" table:style-name="ce1">
            <text:p>@terraforming_cost_level_4</text:p>
          </table:table-cell>
          <table:table-cell office:value-type="string" office:string-value="@terraforming_duration_level_4" table:formula="of:=[.$X$9]&amp;[.N196]" table:style-name="ce1">
            <text:p>@terraforming_duration_level_4</text:p>
          </table:table-cell>
          <table:table-cell office:value-type="string" office:string-value="OR={}&quot;OR={}" table:formula="of:=[.O196]&amp;&quot;OR={&quot;&amp;CONCATENATE([.P196];[.Q196];[.R196];[.S196])&amp;&quot;}&quot;&quot;OR={&quot;&amp;CONCATENATE([.T196];[.U196];[.V196];[.W19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96]+1)" table:style-name="ce1">
            <text:p>tech4</text:p>
          </table:table-cell>
          <table:table-cell office:value-type="float" office:value="0" table:formula="of:=[.I195]" table:style-name="ce1">
            <text:p>0</text:p>
          </table:table-cell>
          <table:table-cell office:value-type="float" office:value="189" table:style-name="ce1">
            <text:p>189</text:p>
          </table:table-cell>
          <table:table-cell office:value-type="float" office:value="5" table:formula="of:=INT([.J196]/COUNTA([.$Z$7:.$AD$17]))+1" table:style-name="ce1">
            <text:p>5</text:p>
          </table:table-cell>
          <table:table-cell office:value-type="float" office:value="5" table:formula="of:=IF(INDEX([.$Z$7:.$AD$17];[.L195]+1;[.M195])=&quot;&quot;;1;[.L195]+1)" table:style-name="ce1">
            <text:p>5</text:p>
          </table:table-cell>
          <table:table-cell office:value-type="float" office:value="5" table:formula="of:=IF(INDEX([.$Z$7:.$AD$17];[.L195]+1;[.M195])=&quot;&quot;;IF([.M195]=5;1;[.M195]+1);[.M195])" table:style-name="ce1">
            <text:p>5</text:p>
          </table:table-cell>
          <table:table-cell office:value-type="float" office:value="4" table:formula="of:=IF([.B196]=[.C196];0;INDEX([.$Z$18:.$AD$25];INT([.$J196]/COUNTA([.$Z$7:.$AD$17]))+1;[.$M196]))" table:style-name="ce1">
            <text:p>4</text:p>
          </table:table-cell>
          <table:table-cell table:style-name="ce1"/>
          <table:table-cell office:value-type="string" office:string-value="" table:formula="of:=IF(INDEX([.AF$18:.AF$200];[.$K196])=&quot;&quot;;&quot;&quot;;[.AF$17]&amp;&quot; = yes &quot;)" table:style-name="ce1"/>
          <table:table-cell office:value-type="string" office:string-value="" table:formula="of:=IF(INDEX([.AG$18:.AG$200];[.$K196])=&quot;&quot;;&quot;&quot;;[.AG$17]&amp;&quot; = yes &quot;)" table:style-name="ce1"/>
          <table:table-cell office:value-type="string" office:string-value="" table:formula="of:=IF(INDEX([.AH$18:.AH$200];[.$K196])=&quot;&quot;;&quot;&quot;;[.AH$17]&amp;&quot; = yes &quot;)" table:style-name="ce1"/>
          <table:table-cell office:value-type="string" office:string-value="" table:formula="of:=IF(INDEX([.AI$18:.AI$200];[.$K196])=&quot;&quot;;&quot;&quot;;[.AI$17]&amp;&quot; = yes &quot;)" table:style-name="ce1"/>
          <table:table-cell office:value-type="string" office:string-value="" table:formula="of:=IF(INDEX([.AF$18:.AF$200];MATCH([.$C196];[.$Y$18:.$Y$200]))=&quot;&quot;;&quot;&quot;;[.AF$17]&amp;&quot; = yes &quot;)" table:style-name="ce1"/>
          <table:table-cell office:value-type="string" office:string-value="" table:formula="of:=IF(INDEX([.AG$18:.AG$200];MATCH([.$C196];[.$Y$18:.$Y$200]))=&quot;&quot;;&quot;&quot;;[.AG$17]&amp;&quot; = yes &quot;)" table:style-name="ce1"/>
          <table:table-cell office:value-type="string" office:string-value="" table:formula="of:=IF(INDEX([.AH$18:.AH$200];MATCH([.$C196];[.$Y$18:.$Y$200]))=&quot;&quot;;&quot;&quot;;[.AH$17]&amp;&quot; = yes &quot;)" table:style-name="ce1"/>
          <table:table-cell office:value-type="string" office:string-value="" table:formula="of:=IF(INDEX([.AI$18:.AI$200];MATCH([.$C19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90</text:p>
          </table:table-cell>
          <table:table-cell office:value-type="string" office:string-value="pc_oasis" table:formula="of:=INDEX([.Y$18:.Y$200];[.K197])" table:style-name="ce1">
            <text:p>pc_oasis</text:p>
          </table:table-cell>
          <table:table-cell office:value-type="string" office:string-value="pc_crystal" table:formula="of:=INDEX([.$Z$7:.$AD$17];[.L197];[.M197])" table:style-name="ce1">
            <text:p>pc_crystal</text:p>
          </table:table-cell>
          <table:table-cell office:value-type="string" office:string-value="@terraforming_cost_level_4" table:formula="of:=[.$X$8]&amp;[.N197]" table:style-name="ce1">
            <text:p>@terraforming_cost_level_4</text:p>
          </table:table-cell>
          <table:table-cell office:value-type="string" office:string-value="@terraforming_duration_level_4" table:formula="of:=[.$X$9]&amp;[.N197]" table:style-name="ce1">
            <text:p>@terraforming_duration_level_4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197]&amp;&quot;OR={&quot;&amp;CONCATENATE([.P197];[.Q197];[.R197];[.S197])&amp;&quot;}&quot;&quot;OR={&quot;&amp;CONCATENATE([.T197];[.U197];[.V197];[.W197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197]+1)" table:style-name="ce1">
            <text:p>tech4</text:p>
          </table:table-cell>
          <table:table-cell office:value-type="float" office:value="0" table:formula="of:=[.I196]" table:style-name="ce1">
            <text:p>0</text:p>
          </table:table-cell>
          <table:table-cell office:value-type="float" office:value="190" table:style-name="ce1">
            <text:p>190</text:p>
          </table:table-cell>
          <table:table-cell office:value-type="float" office:value="6" table:formula="of:=INT([.J197]/COUNTA([.$Z$7:.$AD$17]))+1" table:style-name="ce1">
            <text:p>6</text:p>
          </table:table-cell>
          <table:table-cell office:value-type="float" office:value="6" table:formula="of:=IF(INDEX([.$Z$7:.$AD$17];[.L196]+1;[.M196])=&quot;&quot;;1;[.L196]+1)" table:style-name="ce1">
            <text:p>6</text:p>
          </table:table-cell>
          <table:table-cell office:value-type="float" office:value="5" table:formula="of:=IF(INDEX([.$Z$7:.$AD$17];[.L196]+1;[.M196])=&quot;&quot;;IF([.M196]=5;1;[.M196]+1);[.M196])" table:style-name="ce1">
            <text:p>5</text:p>
          </table:table-cell>
          <table:table-cell office:value-type="float" office:value="4" table:formula="of:=IF([.B197]=[.C197];0;INDEX([.$Z$18:.$AD$25];INT([.$J197]/COUNTA([.$Z$7:.$AD$17]))+1;[.$M197]))" table:style-name="ce1">
            <text:p>4</text:p>
          </table:table-cell>
          <table:table-cell table:style-name="ce1"/>
          <table:table-cell office:value-type="string" office:string-value="" table:formula="of:=IF(INDEX([.AF$18:.AF$200];[.$K197])=&quot;&quot;;&quot;&quot;;[.AF$17]&amp;&quot; = yes &quot;)" table:style-name="ce1"/>
          <table:table-cell office:value-type="string" office:string-value="" table:formula="of:=IF(INDEX([.AG$18:.AG$200];[.$K197])=&quot;&quot;;&quot;&quot;;[.AG$17]&amp;&quot; = yes &quot;)" table:style-name="ce1"/>
          <table:table-cell office:value-type="string" office:string-value="" table:formula="of:=IF(INDEX([.AH$18:.AH$200];[.$K197])=&quot;&quot;;&quot;&quot;;[.AH$17]&amp;&quot; = yes &quot;)" table:style-name="ce1"/>
          <table:table-cell office:value-type="string" office:string-value="" table:formula="of:=IF(INDEX([.AI$18:.AI$200];[.$K197])=&quot;&quot;;&quot;&quot;;[.AI$17]&amp;&quot; = yes &quot;)" table:style-name="ce1"/>
          <table:table-cell office:value-type="string" office:string-value="planetary_diversity_enabled = yes " table:formula="of:=IF(INDEX([.AF$18:.AF$200];MATCH([.$C197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197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197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197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91</text:p>
          </table:table-cell>
          <table:table-cell office:value-type="string" office:string-value="pc_oasis" table:formula="of:=INDEX([.Y$18:.Y$200];[.K198])" table:style-name="ce1">
            <text:p>pc_oasis</text:p>
          </table:table-cell>
          <table:table-cell office:value-type="string" office:string-value="pc_arid" table:formula="of:=INDEX([.$Z$7:.$AD$17];[.L198];[.M198])" table:style-name="ce1">
            <text:p>pc_arid</text:p>
          </table:table-cell>
          <table:table-cell office:value-type="string" office:string-value="@terraforming_cost_level_1" table:formula="of:=[.$X$8]&amp;[.N198]" table:style-name="ce1">
            <text:p>@terraforming_cost_level_1</text:p>
          </table:table-cell>
          <table:table-cell office:value-type="string" office:string-value="@terraforming_duration_level_1" table:formula="of:=[.$X$9]&amp;[.N198]" table:style-name="ce1">
            <text:p>@terraforming_duration_level_1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198]&amp;&quot;OR={&quot;&amp;CONCATENATE([.P198];[.Q198];[.R198];[.S198])&amp;&quot;}&quot;&quot;OR={&quot;&amp;CONCATENATE([.T198];[.U198];[.V198];[.W198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98]+1)" table:style-name="ce1">
            <text:p>tech1</text:p>
          </table:table-cell>
          <table:table-cell office:value-type="float" office:value="0" table:formula="of:=[.I197]" table:style-name="ce1">
            <text:p>0</text:p>
          </table:table-cell>
          <table:table-cell office:value-type="float" office:value="191" table:style-name="ce1">
            <text:p>191</text:p>
          </table:table-cell>
          <table:table-cell office:value-type="float" office:value="6" table:formula="of:=INT([.J198]/COUNTA([.$Z$7:.$AD$17]))+1" table:style-name="ce1">
            <text:p>6</text:p>
          </table:table-cell>
          <table:table-cell office:value-type="float" office:value="1" table:formula="of:=IF(INDEX([.$Z$7:.$AD$17];[.L197]+1;[.M197])=&quot;&quot;;1;[.L197]+1)" table:style-name="ce1">
            <text:p>1</text:p>
          </table:table-cell>
          <table:table-cell office:value-type="float" office:value="1" table:formula="of:=IF(INDEX([.$Z$7:.$AD$17];[.L197]+1;[.M197])=&quot;&quot;;IF([.M197]=5;1;[.M197]+1);[.M197])" table:style-name="ce1">
            <text:p>1</text:p>
          </table:table-cell>
          <table:table-cell office:value-type="float" office:value="1" table:formula="of:=IF([.B198]=[.C198];0;INDEX([.$Z$18:.$AD$25];INT([.$J198]/COUNTA([.$Z$7:.$AD$17]))+1;[.$M198]))" table:style-name="ce1">
            <text:p>1</text:p>
          </table:table-cell>
          <table:table-cell table:style-name="ce1"/>
          <table:table-cell office:value-type="string" office:string-value="" table:formula="of:=IF(INDEX([.AF$18:.AF$200];[.$K198])=&quot;&quot;;&quot;&quot;;[.AF$17]&amp;&quot; = yes &quot;)" table:style-name="ce1"/>
          <table:table-cell office:value-type="string" office:string-value="" table:formula="of:=IF(INDEX([.AG$18:.AG$200];[.$K198])=&quot;&quot;;&quot;&quot;;[.AG$17]&amp;&quot; = yes &quot;)" table:style-name="ce1"/>
          <table:table-cell office:value-type="string" office:string-value="" table:formula="of:=IF(INDEX([.AH$18:.AH$200];[.$K198])=&quot;&quot;;&quot;&quot;;[.AH$17]&amp;&quot; = yes &quot;)" table:style-name="ce1"/>
          <table:table-cell office:value-type="string" office:string-value="" table:formula="of:=IF(INDEX([.AI$18:.AI$200];[.$K198])=&quot;&quot;;&quot;&quot;;[.AI$17]&amp;&quot; = yes &quot;)" table:style-name="ce1"/>
          <table:table-cell office:value-type="string" office:string-value="planetary_diversity_enabled = yes " table:formula="of:=IF(INDEX([.AF$18:.AF$200];MATCH([.$C198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198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198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198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192</text:p>
          </table:table-cell>
          <table:table-cell office:value-type="string" office:string-value="pc_oasis" table:formula="of:=INDEX([.Y$18:.Y$200];[.K199])" table:style-name="ce1">
            <text:p>pc_oasis</text:p>
          </table:table-cell>
          <table:table-cell office:value-type="string" office:string-value="pc_desert" table:formula="of:=INDEX([.$Z$7:.$AD$17];[.L199];[.M199])" table:style-name="ce1">
            <text:p>pc_desert</text:p>
          </table:table-cell>
          <table:table-cell office:value-type="string" office:string-value="@terraforming_cost_level_1" table:formula="of:=[.$X$8]&amp;[.N199]" table:style-name="ce1">
            <text:p>@terraforming_cost_level_1</text:p>
          </table:table-cell>
          <table:table-cell office:value-type="string" office:string-value="@terraforming_duration_level_1" table:formula="of:=[.$X$9]&amp;[.N199]" table:style-name="ce1">
            <text:p>@terraforming_duration_level_1</text:p>
          </table:table-cell>
          <table:table-cell office:value-type="string" office:string-value="OR={}&quot;OR={}" table:formula="of:=[.O199]&amp;&quot;OR={&quot;&amp;CONCATENATE([.P199];[.Q199];[.R199];[.S199])&amp;&quot;}&quot;&quot;OR={&quot;&amp;CONCATENATE([.T199];[.U199];[.V199];[.W19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199]+1)" table:style-name="ce1">
            <text:p>tech1</text:p>
          </table:table-cell>
          <table:table-cell office:value-type="float" office:value="0" table:formula="of:=[.I198]" table:style-name="ce1">
            <text:p>0</text:p>
          </table:table-cell>
          <table:table-cell office:value-type="float" office:value="192" table:style-name="ce1">
            <text:p>192</text:p>
          </table:table-cell>
          <table:table-cell office:value-type="float" office:value="6" table:formula="of:=INT([.J199]/COUNTA([.$Z$7:.$AD$17]))+1" table:style-name="ce1">
            <text:p>6</text:p>
          </table:table-cell>
          <table:table-cell office:value-type="float" office:value="2" table:formula="of:=IF(INDEX([.$Z$7:.$AD$17];[.L198]+1;[.M198])=&quot;&quot;;1;[.L198]+1)" table:style-name="ce1">
            <text:p>2</text:p>
          </table:table-cell>
          <table:table-cell office:value-type="float" office:value="1" table:formula="of:=IF(INDEX([.$Z$7:.$AD$17];[.L198]+1;[.M198])=&quot;&quot;;IF([.M198]=5;1;[.M198]+1);[.M198])" table:style-name="ce1">
            <text:p>1</text:p>
          </table:table-cell>
          <table:table-cell office:value-type="float" office:value="1" table:formula="of:=IF([.B199]=[.C199];0;INDEX([.$Z$18:.$AD$25];INT([.$J199]/COUNTA([.$Z$7:.$AD$17]))+1;[.$M199]))" table:style-name="ce1">
            <text:p>1</text:p>
          </table:table-cell>
          <table:table-cell table:style-name="ce1"/>
          <table:table-cell office:value-type="string" office:string-value="" table:formula="of:=IF(INDEX([.AF$18:.AF$200];[.$K199])=&quot;&quot;;&quot;&quot;;[.AF$17]&amp;&quot; = yes &quot;)" table:style-name="ce1"/>
          <table:table-cell office:value-type="string" office:string-value="" table:formula="of:=IF(INDEX([.AG$18:.AG$200];[.$K199])=&quot;&quot;;&quot;&quot;;[.AG$17]&amp;&quot; = yes &quot;)" table:style-name="ce1"/>
          <table:table-cell office:value-type="string" office:string-value="" table:formula="of:=IF(INDEX([.AH$18:.AH$200];[.$K199])=&quot;&quot;;&quot;&quot;;[.AH$17]&amp;&quot; = yes &quot;)" table:style-name="ce1"/>
          <table:table-cell office:value-type="string" office:string-value="" table:formula="of:=IF(INDEX([.AI$18:.AI$200];[.$K199])=&quot;&quot;;&quot;&quot;;[.AI$17]&amp;&quot; = yes &quot;)" table:style-name="ce1"/>
          <table:table-cell office:value-type="string" office:string-value="" table:formula="of:=IF(INDEX([.AF$18:.AF$200];MATCH([.$C199];[.$Y$18:.$Y$200]))=&quot;&quot;;&quot;&quot;;[.AF$17]&amp;&quot; = yes &quot;)" table:style-name="ce1"/>
          <table:table-cell office:value-type="string" office:string-value="" table:formula="of:=IF(INDEX([.AG$18:.AG$200];MATCH([.$C199];[.$Y$18:.$Y$200]))=&quot;&quot;;&quot;&quot;;[.AG$17]&amp;&quot; = yes &quot;)" table:style-name="ce1"/>
          <table:table-cell office:value-type="string" office:string-value="" table:formula="of:=IF(INDEX([.AH$18:.AH$200];MATCH([.$C199];[.$Y$18:.$Y$200]))=&quot;&quot;;&quot;&quot;;[.AH$17]&amp;&quot; = yes &quot;)" table:style-name="ce1"/>
          <table:table-cell office:value-type="string" office:string-value="" table:formula="of:=IF(INDEX([.AI$18:.AI$200];MATCH([.$C19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93</text:p>
          </table:table-cell>
          <table:table-cell office:value-type="string" office:string-value="pc_oasis" table:formula="of:=INDEX([.Y$18:.Y$200];[.K200])" table:style-name="ce1">
            <text:p>pc_oasis</text:p>
          </table:table-cell>
          <table:table-cell office:value-type="string" office:string-value="pc_savannah" table:formula="of:=INDEX([.$Z$7:.$AD$17];[.L200];[.M200])" table:style-name="ce1">
            <text:p>pc_savannah</text:p>
          </table:table-cell>
          <table:table-cell office:value-type="string" office:string-value="@terraforming_cost_level_1" table:formula="of:=[.$X$8]&amp;[.N200]" table:style-name="ce1">
            <text:p>@terraforming_cost_level_1</text:p>
          </table:table-cell>
          <table:table-cell office:value-type="string" office:string-value="@terraforming_duration_level_1" table:formula="of:=[.$X$9]&amp;[.N200]" table:style-name="ce1">
            <text:p>@terraforming_duration_level_1</text:p>
          </table:table-cell>
          <table:table-cell office:value-type="string" office:string-value="OR={}&quot;OR={}" table:formula="of:=[.O200]&amp;&quot;OR={&quot;&amp;CONCATENATE([.P200];[.Q200];[.R200];[.S200])&amp;&quot;}&quot;&quot;OR={&quot;&amp;CONCATENATE([.T200];[.U200];[.V200];[.W20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00]+1)" table:style-name="ce1">
            <text:p>tech1</text:p>
          </table:table-cell>
          <table:table-cell office:value-type="float" office:value="0" table:formula="of:=[.I199]" table:style-name="ce1">
            <text:p>0</text:p>
          </table:table-cell>
          <table:table-cell office:value-type="float" office:value="193" table:style-name="ce1">
            <text:p>193</text:p>
          </table:table-cell>
          <table:table-cell office:value-type="float" office:value="6" table:formula="of:=INT([.J200]/COUNTA([.$Z$7:.$AD$17]))+1" table:style-name="ce1">
            <text:p>6</text:p>
          </table:table-cell>
          <table:table-cell office:value-type="float" office:value="3" table:formula="of:=IF(INDEX([.$Z$7:.$AD$17];[.L199]+1;[.M199])=&quot;&quot;;1;[.L199]+1)" table:style-name="ce1">
            <text:p>3</text:p>
          </table:table-cell>
          <table:table-cell office:value-type="float" office:value="1" table:formula="of:=IF(INDEX([.$Z$7:.$AD$17];[.L199]+1;[.M199])=&quot;&quot;;IF([.M199]=5;1;[.M199]+1);[.M199])" table:style-name="ce1">
            <text:p>1</text:p>
          </table:table-cell>
          <table:table-cell office:value-type="float" office:value="1" table:formula="of:=IF([.B200]=[.C200];0;INDEX([.$Z$18:.$AD$25];INT([.$J200]/COUNTA([.$Z$7:.$AD$17]))+1;[.$M200]))" table:style-name="ce1">
            <text:p>1</text:p>
          </table:table-cell>
          <table:table-cell table:style-name="ce1"/>
          <table:table-cell office:value-type="string" office:string-value="" table:formula="of:=IF(INDEX([.AF$18:.AF$200];[.$K200])=&quot;&quot;;&quot;&quot;;[.AF$17]&amp;&quot; = yes &quot;)" table:style-name="ce1"/>
          <table:table-cell office:value-type="string" office:string-value="" table:formula="of:=IF(INDEX([.AG$18:.AG$200];[.$K200])=&quot;&quot;;&quot;&quot;;[.AG$17]&amp;&quot; = yes &quot;)" table:style-name="ce1"/>
          <table:table-cell office:value-type="string" office:string-value="" table:formula="of:=IF(INDEX([.AH$18:.AH$200];[.$K200])=&quot;&quot;;&quot;&quot;;[.AH$17]&amp;&quot; = yes &quot;)" table:style-name="ce1"/>
          <table:table-cell office:value-type="string" office:string-value="" table:formula="of:=IF(INDEX([.AI$18:.AI$200];[.$K200])=&quot;&quot;;&quot;&quot;;[.AI$17]&amp;&quot; = yes &quot;)" table:style-name="ce1"/>
          <table:table-cell office:value-type="string" office:string-value="" table:formula="of:=IF(INDEX([.AF$18:.AF$200];MATCH([.$C200];[.$Y$18:.$Y$200]))=&quot;&quot;;&quot;&quot;;[.AF$17]&amp;&quot; = yes &quot;)" table:style-name="ce1"/>
          <table:table-cell office:value-type="string" office:string-value="" table:formula="of:=IF(INDEX([.AG$18:.AG$200];MATCH([.$C200];[.$Y$18:.$Y$200]))=&quot;&quot;;&quot;&quot;;[.AG$17]&amp;&quot; = yes &quot;)" table:style-name="ce1"/>
          <table:table-cell office:value-type="string" office:string-value="" table:formula="of:=IF(INDEX([.AH$18:.AH$200];MATCH([.$C200];[.$Y$18:.$Y$200]))=&quot;&quot;;&quot;&quot;;[.AH$17]&amp;&quot; = yes &quot;)" table:style-name="ce1"/>
          <table:table-cell office:value-type="string" office:string-value="" table:formula="of:=IF(INDEX([.AI$18:.AI$200];MATCH([.$C20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94</text:p>
          </table:table-cell>
          <table:table-cell office:value-type="string" office:string-value="pc_oasis" table:formula="of:=INDEX([.Y$18:.Y$200];[.K201])" table:style-name="ce1">
            <text:p>pc_oasis</text:p>
          </table:table-cell>
          <table:table-cell office:value-type="string" office:string-value="pc_sandsea" table:formula="of:=INDEX([.$Z$7:.$AD$17];[.L201];[.M201])" table:style-name="ce1">
            <text:p>pc_sandsea</text:p>
          </table:table-cell>
          <table:table-cell office:value-type="string" office:string-value="@terraforming_cost_level_1" table:formula="of:=[.$X$8]&amp;[.N201]" table:style-name="ce1">
            <text:p>@terraforming_cost_level_1</text:p>
          </table:table-cell>
          <table:table-cell office:value-type="string" office:string-value="@terraforming_duration_level_1" table:formula="of:=[.$X$9]&amp;[.N201]" table:style-name="ce1">
            <text:p>@terraforming_duration_level_1</text:p>
          </table:table-cell>
          <table:table-cell office:value-type="string" office:string-value="OR={}&quot;OR={}" table:formula="of:=[.O201]&amp;&quot;OR={&quot;&amp;CONCATENATE([.P201];[.Q201];[.R201];[.S201])&amp;&quot;}&quot;&quot;OR={&quot;&amp;CONCATENATE([.T201];[.U201];[.V201];[.W20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01]+1)" table:style-name="ce1">
            <text:p>tech1</text:p>
          </table:table-cell>
          <table:table-cell office:value-type="float" office:value="0" table:formula="of:=[.I200]" table:style-name="ce1">
            <text:p>0</text:p>
          </table:table-cell>
          <table:table-cell office:value-type="float" office:value="194" table:style-name="ce1">
            <text:p>194</text:p>
          </table:table-cell>
          <table:table-cell office:value-type="float" office:value="6" table:formula="of:=INT([.J201]/COUNTA([.$Z$7:.$AD$17]))+1" table:style-name="ce1">
            <text:p>6</text:p>
          </table:table-cell>
          <table:table-cell office:value-type="float" office:value="4" table:formula="of:=IF(INDEX([.$Z$7:.$AD$17];[.L200]+1;[.M200])=&quot;&quot;;1;[.L200]+1)" table:style-name="ce1">
            <text:p>4</text:p>
          </table:table-cell>
          <table:table-cell office:value-type="float" office:value="1" table:formula="of:=IF(INDEX([.$Z$7:.$AD$17];[.L200]+1;[.M200])=&quot;&quot;;IF([.M200]=5;1;[.M200]+1);[.M200])" table:style-name="ce1">
            <text:p>1</text:p>
          </table:table-cell>
          <table:table-cell office:value-type="float" office:value="1" table:formula="of:=IF([.B201]=[.C201];0;INDEX([.$Z$18:.$AD$25];INT([.$J201]/COUNTA([.$Z$7:.$AD$17]))+1;[.$M201]))" table:style-name="ce1">
            <text:p>1</text:p>
          </table:table-cell>
          <table:table-cell table:style-name="ce1"/>
          <table:table-cell office:value-type="string" office:string-value="" table:formula="of:=IF(INDEX([.AF$18:.AF$200];[.$K201])=&quot;&quot;;&quot;&quot;;[.AF$17]&amp;&quot; = yes &quot;)" table:style-name="ce1"/>
          <table:table-cell office:value-type="string" office:string-value="" table:formula="of:=IF(INDEX([.AG$18:.AG$200];[.$K201])=&quot;&quot;;&quot;&quot;;[.AG$17]&amp;&quot; = yes &quot;)" table:style-name="ce1"/>
          <table:table-cell office:value-type="string" office:string-value="" table:formula="of:=IF(INDEX([.AH$18:.AH$200];[.$K201])=&quot;&quot;;&quot;&quot;;[.AH$17]&amp;&quot; = yes &quot;)" table:style-name="ce1"/>
          <table:table-cell office:value-type="string" office:string-value="" table:formula="of:=IF(INDEX([.AI$18:.AI$200];[.$K201])=&quot;&quot;;&quot;&quot;;[.AI$17]&amp;&quot; = yes &quot;)" table:style-name="ce1"/>
          <table:table-cell office:value-type="string" office:string-value="" table:formula="of:=IF(INDEX([.AF$18:.AF$200];MATCH([.$C201];[.$Y$18:.$Y$200]))=&quot;&quot;;&quot;&quot;;[.AF$17]&amp;&quot; = yes &quot;)" table:style-name="ce1"/>
          <table:table-cell office:value-type="string" office:string-value="" table:formula="of:=IF(INDEX([.AG$18:.AG$200];MATCH([.$C201];[.$Y$18:.$Y$200]))=&quot;&quot;;&quot;&quot;;[.AG$17]&amp;&quot; = yes &quot;)" table:style-name="ce1"/>
          <table:table-cell office:value-type="string" office:string-value="" table:formula="of:=IF(INDEX([.AH$18:.AH$200];MATCH([.$C201];[.$Y$18:.$Y$200]))=&quot;&quot;;&quot;&quot;;[.AH$17]&amp;&quot; = yes &quot;)" table:style-name="ce1"/>
          <table:table-cell office:value-type="string" office:string-value="" table:formula="of:=IF(INDEX([.AI$18:.AI$200];MATCH([.$C20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95</text:p>
          </table:table-cell>
          <table:table-cell office:value-type="string" office:string-value="pc_oasis" table:formula="of:=INDEX([.Y$18:.Y$200];[.K202])" table:style-name="ce1">
            <text:p>pc_oasis</text:p>
          </table:table-cell>
          <table:table-cell office:value-type="string" office:string-value="pc_mesa" table:formula="of:=INDEX([.$Z$7:.$AD$17];[.L202];[.M202])" table:style-name="ce1">
            <text:p>pc_mesa</text:p>
          </table:table-cell>
          <table:table-cell office:value-type="string" office:string-value="@terraforming_cost_level_1" table:formula="of:=[.$X$8]&amp;[.N202]" table:style-name="ce1">
            <text:p>@terraforming_cost_level_1</text:p>
          </table:table-cell>
          <table:table-cell office:value-type="string" office:string-value="@terraforming_duration_level_1" table:formula="of:=[.$X$9]&amp;[.N202]" table:style-name="ce1">
            <text:p>@terraforming_duration_level_1</text:p>
          </table:table-cell>
          <table:table-cell office:value-type="string" office:string-value="OR={}&quot;OR={}" table:formula="of:=[.O202]&amp;&quot;OR={&quot;&amp;CONCATENATE([.P202];[.Q202];[.R202];[.S202])&amp;&quot;}&quot;&quot;OR={&quot;&amp;CONCATENATE([.T202];[.U202];[.V202];[.W20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02]+1)" table:style-name="ce1">
            <text:p>tech1</text:p>
          </table:table-cell>
          <table:table-cell office:value-type="float" office:value="0" table:formula="of:=[.I201]" table:style-name="ce1">
            <text:p>0</text:p>
          </table:table-cell>
          <table:table-cell office:value-type="float" office:value="195" table:style-name="ce1">
            <text:p>195</text:p>
          </table:table-cell>
          <table:table-cell office:value-type="float" office:value="6" table:formula="of:=INT([.J202]/COUNTA([.$Z$7:.$AD$17]))+1" table:style-name="ce1">
            <text:p>6</text:p>
          </table:table-cell>
          <table:table-cell office:value-type="float" office:value="5" table:formula="of:=IF(INDEX([.$Z$7:.$AD$17];[.L201]+1;[.M201])=&quot;&quot;;1;[.L201]+1)" table:style-name="ce1">
            <text:p>5</text:p>
          </table:table-cell>
          <table:table-cell office:value-type="float" office:value="1" table:formula="of:=IF(INDEX([.$Z$7:.$AD$17];[.L201]+1;[.M201])=&quot;&quot;;IF([.M201]=5;1;[.M201]+1);[.M201])" table:style-name="ce1">
            <text:p>1</text:p>
          </table:table-cell>
          <table:table-cell office:value-type="float" office:value="1" table:formula="of:=IF([.B202]=[.C202];0;INDEX([.$Z$18:.$AD$25];INT([.$J202]/COUNTA([.$Z$7:.$AD$17]))+1;[.$M202]))" table:style-name="ce1">
            <text:p>1</text:p>
          </table:table-cell>
          <table:table-cell table:style-name="ce1"/>
          <table:table-cell office:value-type="string" office:string-value="" table:formula="of:=IF(INDEX([.AF$18:.AF$200];[.$K202])=&quot;&quot;;&quot;&quot;;[.AF$17]&amp;&quot; = yes &quot;)" table:style-name="ce1"/>
          <table:table-cell office:value-type="string" office:string-value="" table:formula="of:=IF(INDEX([.AG$18:.AG$200];[.$K202])=&quot;&quot;;&quot;&quot;;[.AG$17]&amp;&quot; = yes &quot;)" table:style-name="ce1"/>
          <table:table-cell office:value-type="string" office:string-value="" table:formula="of:=IF(INDEX([.AH$18:.AH$200];[.$K202])=&quot;&quot;;&quot;&quot;;[.AH$17]&amp;&quot; = yes &quot;)" table:style-name="ce1"/>
          <table:table-cell office:value-type="string" office:string-value="" table:formula="of:=IF(INDEX([.AI$18:.AI$200];[.$K202])=&quot;&quot;;&quot;&quot;;[.AI$17]&amp;&quot; = yes &quot;)" table:style-name="ce1"/>
          <table:table-cell office:value-type="string" office:string-value="" table:formula="of:=IF(INDEX([.AF$18:.AF$200];MATCH([.$C202];[.$Y$18:.$Y$200]))=&quot;&quot;;&quot;&quot;;[.AF$17]&amp;&quot; = yes &quot;)" table:style-name="ce1"/>
          <table:table-cell office:value-type="string" office:string-value="" table:formula="of:=IF(INDEX([.AG$18:.AG$200];MATCH([.$C202];[.$Y$18:.$Y$200]))=&quot;&quot;;&quot;&quot;;[.AG$17]&amp;&quot; = yes &quot;)" table:style-name="ce1"/>
          <table:table-cell office:value-type="string" office:string-value="" table:formula="of:=IF(INDEX([.AH$18:.AH$200];MATCH([.$C202];[.$Y$18:.$Y$200]))=&quot;&quot;;&quot;&quot;;[.AH$17]&amp;&quot; = yes &quot;)" table:style-name="ce1"/>
          <table:table-cell office:value-type="string" office:string-value="" table:formula="of:=IF(INDEX([.AI$18:.AI$200];MATCH([.$C20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96</text:p>
          </table:table-cell>
          <table:table-cell office:value-type="string" office:string-value="pc_oasis" table:formula="of:=INDEX([.Y$18:.Y$200];[.K203])" table:style-name="ce1">
            <text:p>pc_oasis</text:p>
          </table:table-cell>
          <table:table-cell office:value-type="string" office:string-value="pc_oasis" table:formula="of:=INDEX([.$Z$7:.$AD$17];[.L203];[.M203])" table:style-name="ce1">
            <text:p>pc_oasis</text:p>
          </table:table-cell>
          <table:table-cell office:value-type="string" office:string-value="@terraforming_cost_level_0" table:formula="of:=[.$X$8]&amp;[.N203]" table:style-name="ce1">
            <text:p>@terraforming_cost_level_0</text:p>
          </table:table-cell>
          <table:table-cell office:value-type="string" office:string-value="@terraforming_duration_level_0" table:formula="of:=[.$X$9]&amp;[.N203]" table:style-name="ce1">
            <text:p>@terraforming_duration_level_0</text:p>
          </table:table-cell>
          <table:table-cell office:value-type="string" office:string-value="OR={}&quot;OR={}" table:formula="of:=[.O203]&amp;&quot;OR={&quot;&amp;CONCATENATE([.P203];[.Q203];[.R203];[.S203])&amp;&quot;}&quot;&quot;OR={&quot;&amp;CONCATENATE([.T203];[.U203];[.V203];[.W20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0" table:formula="of:=INDEX([.$X$10:.$X$17];[.N203]+1)" table:style-name="ce1">
            <text:p>tech0</text:p>
          </table:table-cell>
          <table:table-cell office:value-type="float" office:value="0" table:formula="of:=[.I202]" table:style-name="ce1">
            <text:p>0</text:p>
          </table:table-cell>
          <table:table-cell office:value-type="float" office:value="196" table:style-name="ce1">
            <text:p>196</text:p>
          </table:table-cell>
          <table:table-cell office:value-type="float" office:value="6" table:formula="of:=INT([.J203]/COUNTA([.$Z$7:.$AD$17]))+1" table:style-name="ce1">
            <text:p>6</text:p>
          </table:table-cell>
          <table:table-cell office:value-type="float" office:value="6" table:formula="of:=IF(INDEX([.$Z$7:.$AD$17];[.L202]+1;[.M202])=&quot;&quot;;1;[.L202]+1)" table:style-name="ce1">
            <text:p>6</text:p>
          </table:table-cell>
          <table:table-cell office:value-type="float" office:value="1" table:formula="of:=IF(INDEX([.$Z$7:.$AD$17];[.L202]+1;[.M202])=&quot;&quot;;IF([.M202]=5;1;[.M202]+1);[.M202])" table:style-name="ce1">
            <text:p>1</text:p>
          </table:table-cell>
          <table:table-cell office:value-type="float" office:value="0" table:formula="of:=IF([.B203]=[.C203];0;INDEX([.$Z$18:.$AD$25];INT([.$J203]/COUNTA([.$Z$7:.$AD$17]))+1;[.$M203]))" table:style-name="ce1">
            <text:p>0</text:p>
          </table:table-cell>
          <table:table-cell table:style-name="ce1"/>
          <table:table-cell office:value-type="string" office:string-value="" table:formula="of:=IF(INDEX([.AF$18:.AF$200];[.$K203])=&quot;&quot;;&quot;&quot;;[.AF$17]&amp;&quot; = yes &quot;)" table:style-name="ce1"/>
          <table:table-cell office:value-type="string" office:string-value="" table:formula="of:=IF(INDEX([.AG$18:.AG$200];[.$K203])=&quot;&quot;;&quot;&quot;;[.AG$17]&amp;&quot; = yes &quot;)" table:style-name="ce1"/>
          <table:table-cell office:value-type="string" office:string-value="" table:formula="of:=IF(INDEX([.AH$18:.AH$200];[.$K203])=&quot;&quot;;&quot;&quot;;[.AH$17]&amp;&quot; = yes &quot;)" table:style-name="ce1"/>
          <table:table-cell office:value-type="string" office:string-value="" table:formula="of:=IF(INDEX([.AI$18:.AI$200];[.$K203])=&quot;&quot;;&quot;&quot;;[.AI$17]&amp;&quot; = yes &quot;)" table:style-name="ce1"/>
          <table:table-cell office:value-type="string" office:string-value="" table:formula="of:=IF(INDEX([.AF$18:.AF$200];MATCH([.$C203];[.$Y$18:.$Y$200]))=&quot;&quot;;&quot;&quot;;[.AF$17]&amp;&quot; = yes &quot;)" table:style-name="ce1"/>
          <table:table-cell office:value-type="string" office:string-value="" table:formula="of:=IF(INDEX([.AG$18:.AG$200];MATCH([.$C203];[.$Y$18:.$Y$200]))=&quot;&quot;;&quot;&quot;;[.AG$17]&amp;&quot; = yes &quot;)" table:style-name="ce1"/>
          <table:table-cell office:value-type="string" office:string-value="" table:formula="of:=IF(INDEX([.AH$18:.AH$200];MATCH([.$C203];[.$Y$18:.$Y$200]))=&quot;&quot;;&quot;&quot;;[.AH$17]&amp;&quot; = yes &quot;)" table:style-name="ce1"/>
          <table:table-cell office:value-type="string" office:string-value="" table:formula="of:=IF(INDEX([.AI$18:.AI$200];MATCH([.$C20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97</text:p>
          </table:table-cell>
          <table:table-cell office:value-type="string" office:string-value="pc_oasis" table:formula="of:=INDEX([.Y$18:.Y$200];[.K204])" table:style-name="ce1">
            <text:p>pc_oasis</text:p>
          </table:table-cell>
          <table:table-cell office:value-type="string" office:string-value="pc_marginal_dry" table:formula="of:=INDEX([.$Z$7:.$AD$17];[.L204];[.M204])" table:style-name="ce1">
            <text:p>pc_marginal_dry</text:p>
          </table:table-cell>
          <table:table-cell office:value-type="string" office:string-value="@terraforming_cost_level_1" table:formula="of:=[.$X$8]&amp;[.N204]" table:style-name="ce1">
            <text:p>@terraforming_cost_level_1</text:p>
          </table:table-cell>
          <table:table-cell office:value-type="string" office:string-value="@terraforming_duration_level_1" table:formula="of:=[.$X$9]&amp;[.N204]" table:style-name="ce1">
            <text:p>@terraforming_duration_level_1</text:p>
          </table:table-cell>
          <table:table-cell office:value-type="string" office:string-value="OR={}&quot;OR={}" table:formula="of:=[.O204]&amp;&quot;OR={&quot;&amp;CONCATENATE([.P204];[.Q204];[.R204];[.S204])&amp;&quot;}&quot;&quot;OR={&quot;&amp;CONCATENATE([.T204];[.U204];[.V204];[.W20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04]+1)" table:style-name="ce1">
            <text:p>tech1</text:p>
          </table:table-cell>
          <table:table-cell office:value-type="float" office:value="0" table:formula="of:=[.I203]" table:style-name="ce1">
            <text:p>0</text:p>
          </table:table-cell>
          <table:table-cell office:value-type="float" office:value="197" table:style-name="ce1">
            <text:p>197</text:p>
          </table:table-cell>
          <table:table-cell office:value-type="float" office:value="6" table:formula="of:=INT([.J204]/COUNTA([.$Z$7:.$AD$17]))+1" table:style-name="ce1">
            <text:p>6</text:p>
          </table:table-cell>
          <table:table-cell office:value-type="float" office:value="7" table:formula="of:=IF(INDEX([.$Z$7:.$AD$17];[.L203]+1;[.M203])=&quot;&quot;;1;[.L203]+1)" table:style-name="ce1">
            <text:p>7</text:p>
          </table:table-cell>
          <table:table-cell office:value-type="float" office:value="1" table:formula="of:=IF(INDEX([.$Z$7:.$AD$17];[.L203]+1;[.M203])=&quot;&quot;;IF([.M203]=5;1;[.M203]+1);[.M203])" table:style-name="ce1">
            <text:p>1</text:p>
          </table:table-cell>
          <table:table-cell office:value-type="float" office:value="1" table:formula="of:=IF([.B204]=[.C204];0;INDEX([.$Z$18:.$AD$25];INT([.$J204]/COUNTA([.$Z$7:.$AD$17]))+1;[.$M204]))" table:style-name="ce1">
            <text:p>1</text:p>
          </table:table-cell>
          <table:table-cell table:style-name="ce1"/>
          <table:table-cell office:value-type="string" office:string-value="" table:formula="of:=IF(INDEX([.AF$18:.AF$200];[.$K204])=&quot;&quot;;&quot;&quot;;[.AF$17]&amp;&quot; = yes &quot;)" table:style-name="ce1"/>
          <table:table-cell office:value-type="string" office:string-value="" table:formula="of:=IF(INDEX([.AG$18:.AG$200];[.$K204])=&quot;&quot;;&quot;&quot;;[.AG$17]&amp;&quot; = yes &quot;)" table:style-name="ce1"/>
          <table:table-cell office:value-type="string" office:string-value="" table:formula="of:=IF(INDEX([.AH$18:.AH$200];[.$K204])=&quot;&quot;;&quot;&quot;;[.AH$17]&amp;&quot; = yes &quot;)" table:style-name="ce1"/>
          <table:table-cell office:value-type="string" office:string-value="" table:formula="of:=IF(INDEX([.AI$18:.AI$200];[.$K204])=&quot;&quot;;&quot;&quot;;[.AI$17]&amp;&quot; = yes &quot;)" table:style-name="ce1"/>
          <table:table-cell office:value-type="string" office:string-value="" table:formula="of:=IF(INDEX([.AF$18:.AF$200];MATCH([.$C204];[.$Y$18:.$Y$200]))=&quot;&quot;;&quot;&quot;;[.AF$17]&amp;&quot; = yes &quot;)" table:style-name="ce1"/>
          <table:table-cell office:value-type="string" office:string-value="" table:formula="of:=IF(INDEX([.AG$18:.AG$200];MATCH([.$C204];[.$Y$18:.$Y$200]))=&quot;&quot;;&quot;&quot;;[.AG$17]&amp;&quot; = yes &quot;)" table:style-name="ce1"/>
          <table:table-cell office:value-type="string" office:string-value="" table:formula="of:=IF(INDEX([.AH$18:.AH$200];MATCH([.$C204];[.$Y$18:.$Y$200]))=&quot;&quot;;&quot;&quot;;[.AH$17]&amp;&quot; = yes &quot;)" table:style-name="ce1"/>
          <table:table-cell office:value-type="string" office:string-value="" table:formula="of:=IF(INDEX([.AI$18:.AI$200];MATCH([.$C20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98</text:p>
          </table:table-cell>
          <table:table-cell office:value-type="string" office:string-value="pc_oasis" table:formula="of:=INDEX([.Y$18:.Y$200];[.K205])" table:style-name="ce1">
            <text:p>pc_oasis</text:p>
          </table:table-cell>
          <table:table-cell office:value-type="string" office:string-value="pc_geocrystalline" table:formula="of:=INDEX([.$Z$7:.$AD$17];[.L205];[.M205])" table:style-name="ce1">
            <text:p>pc_geocrystalline</text:p>
          </table:table-cell>
          <table:table-cell office:value-type="string" office:string-value="@terraforming_cost_level_1" table:formula="of:=[.$X$8]&amp;[.N205]" table:style-name="ce1">
            <text:p>@terraforming_cost_level_1</text:p>
          </table:table-cell>
          <table:table-cell office:value-type="string" office:string-value="@terraforming_duration_level_1" table:formula="of:=[.$X$9]&amp;[.N205]" table:style-name="ce1">
            <text:p>@terraforming_duration_level_1</text:p>
          </table:table-cell>
          <table:table-cell office:value-type="string" office:string-value="OR={}&quot;OR={}" table:formula="of:=[.O205]&amp;&quot;OR={&quot;&amp;CONCATENATE([.P205];[.Q205];[.R205];[.S205])&amp;&quot;}&quot;&quot;OR={&quot;&amp;CONCATENATE([.T205];[.U205];[.V205];[.W20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05]+1)" table:style-name="ce1">
            <text:p>tech1</text:p>
          </table:table-cell>
          <table:table-cell office:value-type="float" office:value="0" table:formula="of:=[.I204]" table:style-name="ce1">
            <text:p>0</text:p>
          </table:table-cell>
          <table:table-cell office:value-type="float" office:value="198" table:style-name="ce1">
            <text:p>198</text:p>
          </table:table-cell>
          <table:table-cell office:value-type="float" office:value="6" table:formula="of:=INT([.J205]/COUNTA([.$Z$7:.$AD$17]))+1" table:style-name="ce1">
            <text:p>6</text:p>
          </table:table-cell>
          <table:table-cell office:value-type="float" office:value="8" table:formula="of:=IF(INDEX([.$Z$7:.$AD$17];[.L204]+1;[.M204])=&quot;&quot;;1;[.L204]+1)" table:style-name="ce1">
            <text:p>8</text:p>
          </table:table-cell>
          <table:table-cell office:value-type="float" office:value="1" table:formula="of:=IF(INDEX([.$Z$7:.$AD$17];[.L204]+1;[.M204])=&quot;&quot;;IF([.M204]=5;1;[.M204]+1);[.M204])" table:style-name="ce1">
            <text:p>1</text:p>
          </table:table-cell>
          <table:table-cell office:value-type="float" office:value="1" table:formula="of:=IF([.B205]=[.C205];0;INDEX([.$Z$18:.$AD$25];INT([.$J205]/COUNTA([.$Z$7:.$AD$17]))+1;[.$M205]))" table:style-name="ce1">
            <text:p>1</text:p>
          </table:table-cell>
          <table:table-cell table:style-name="ce1"/>
          <table:table-cell office:value-type="string" office:string-value="" table:formula="of:=IF(INDEX([.AF$18:.AF$200];[.$K205])=&quot;&quot;;&quot;&quot;;[.AF$17]&amp;&quot; = yes &quot;)" table:style-name="ce1"/>
          <table:table-cell office:value-type="string" office:string-value="" table:formula="of:=IF(INDEX([.AG$18:.AG$200];[.$K205])=&quot;&quot;;&quot;&quot;;[.AG$17]&amp;&quot; = yes &quot;)" table:style-name="ce1"/>
          <table:table-cell office:value-type="string" office:string-value="" table:formula="of:=IF(INDEX([.AH$18:.AH$200];[.$K205])=&quot;&quot;;&quot;&quot;;[.AH$17]&amp;&quot; = yes &quot;)" table:style-name="ce1"/>
          <table:table-cell office:value-type="string" office:string-value="" table:formula="of:=IF(INDEX([.AI$18:.AI$200];[.$K205])=&quot;&quot;;&quot;&quot;;[.AI$17]&amp;&quot; = yes &quot;)" table:style-name="ce1"/>
          <table:table-cell office:value-type="string" office:string-value="" table:formula="of:=IF(INDEX([.AF$18:.AF$200];MATCH([.$C205];[.$Y$18:.$Y$200]))=&quot;&quot;;&quot;&quot;;[.AF$17]&amp;&quot; = yes &quot;)" table:style-name="ce1"/>
          <table:table-cell office:value-type="string" office:string-value="" table:formula="of:=IF(INDEX([.AG$18:.AG$200];MATCH([.$C205];[.$Y$18:.$Y$200]))=&quot;&quot;;&quot;&quot;;[.AG$17]&amp;&quot; = yes &quot;)" table:style-name="ce1"/>
          <table:table-cell office:value-type="string" office:string-value="" table:formula="of:=IF(INDEX([.AH$18:.AH$200];MATCH([.$C205];[.$Y$18:.$Y$200]))=&quot;&quot;;&quot;&quot;;[.AH$17]&amp;&quot; = yes &quot;)" table:style-name="ce1"/>
          <table:table-cell office:value-type="string" office:string-value="" table:formula="of:=IF(INDEX([.AI$18:.AI$200];MATCH([.$C20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199</text:p>
          </table:table-cell>
          <table:table-cell office:value-type="string" office:string-value="pc_oasis" table:formula="of:=INDEX([.Y$18:.Y$200];[.K206])" table:style-name="ce1">
            <text:p>pc_oasis</text:p>
          </table:table-cell>
          <table:table-cell office:value-type="string" office:string-value="pc_continental" table:formula="of:=INDEX([.$Z$7:.$AD$17];[.L206];[.M206])" table:style-name="ce1">
            <text:p>pc_continental</text:p>
          </table:table-cell>
          <table:table-cell office:value-type="string" office:string-value="@terraforming_cost_level_2" table:formula="of:=[.$X$8]&amp;[.N206]" table:style-name="ce1">
            <text:p>@terraforming_cost_level_2</text:p>
          </table:table-cell>
          <table:table-cell office:value-type="string" office:string-value="@terraforming_duration_level_2" table:formula="of:=[.$X$9]&amp;[.N206]" table:style-name="ce1">
            <text:p>@terraforming_duration_level_2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206]&amp;&quot;OR={&quot;&amp;CONCATENATE([.P206];[.Q206];[.R206];[.S206])&amp;&quot;}&quot;&quot;OR={&quot;&amp;CONCATENATE([.T206];[.U206];[.V206];[.W206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06]+1)" table:style-name="ce1">
            <text:p>tech2</text:p>
          </table:table-cell>
          <table:table-cell office:value-type="float" office:value="0" table:formula="of:=[.I205]" table:style-name="ce1">
            <text:p>0</text:p>
          </table:table-cell>
          <table:table-cell office:value-type="float" office:value="199" table:style-name="ce1">
            <text:p>199</text:p>
          </table:table-cell>
          <table:table-cell office:value-type="float" office:value="6" table:formula="of:=INT([.J206]/COUNTA([.$Z$7:.$AD$17]))+1" table:style-name="ce1">
            <text:p>6</text:p>
          </table:table-cell>
          <table:table-cell office:value-type="float" office:value="1" table:formula="of:=IF(INDEX([.$Z$7:.$AD$17];[.L205]+1;[.M205])=&quot;&quot;;1;[.L205]+1)" table:style-name="ce1">
            <text:p>1</text:p>
          </table:table-cell>
          <table:table-cell office:value-type="float" office:value="2" table:formula="of:=IF(INDEX([.$Z$7:.$AD$17];[.L205]+1;[.M205])=&quot;&quot;;IF([.M205]=5;1;[.M205]+1);[.M205])" table:style-name="ce1">
            <text:p>2</text:p>
          </table:table-cell>
          <table:table-cell office:value-type="float" office:value="2" table:formula="of:=IF([.B206]=[.C206];0;INDEX([.$Z$18:.$AD$25];INT([.$J206]/COUNTA([.$Z$7:.$AD$17]))+1;[.$M206]))" table:style-name="ce1">
            <text:p>2</text:p>
          </table:table-cell>
          <table:table-cell table:style-name="ce1"/>
          <table:table-cell office:value-type="string" office:string-value="" table:formula="of:=IF(INDEX([.AF$18:.AF$200];[.$K206])=&quot;&quot;;&quot;&quot;;[.AF$17]&amp;&quot; = yes &quot;)" table:style-name="ce1"/>
          <table:table-cell office:value-type="string" office:string-value="" table:formula="of:=IF(INDEX([.AG$18:.AG$200];[.$K206])=&quot;&quot;;&quot;&quot;;[.AG$17]&amp;&quot; = yes &quot;)" table:style-name="ce1"/>
          <table:table-cell office:value-type="string" office:string-value="" table:formula="of:=IF(INDEX([.AH$18:.AH$200];[.$K206])=&quot;&quot;;&quot;&quot;;[.AH$17]&amp;&quot; = yes &quot;)" table:style-name="ce1"/>
          <table:table-cell office:value-type="string" office:string-value="" table:formula="of:=IF(INDEX([.AI$18:.AI$200];[.$K206])=&quot;&quot;;&quot;&quot;;[.AI$17]&amp;&quot; = yes &quot;)" table:style-name="ce1"/>
          <table:table-cell office:value-type="string" office:string-value="planetary_diversity_enabled = yes " table:formula="of:=IF(INDEX([.AF$18:.AF$200];MATCH([.$C206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206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206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206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00</text:p>
          </table:table-cell>
          <table:table-cell office:value-type="string" office:string-value="pc_oasis" table:formula="of:=INDEX([.Y$18:.Y$200];[.K207])" table:style-name="ce1">
            <text:p>pc_oasis</text:p>
          </table:table-cell>
          <table:table-cell office:value-type="string" office:string-value="pc_ocean" table:formula="of:=INDEX([.$Z$7:.$AD$17];[.L207];[.M207])" table:style-name="ce1">
            <text:p>pc_ocean</text:p>
          </table:table-cell>
          <table:table-cell office:value-type="string" office:string-value="@terraforming_cost_level_2" table:formula="of:=[.$X$8]&amp;[.N207]" table:style-name="ce1">
            <text:p>@terraforming_cost_level_2</text:p>
          </table:table-cell>
          <table:table-cell office:value-type="string" office:string-value="@terraforming_duration_level_2" table:formula="of:=[.$X$9]&amp;[.N207]" table:style-name="ce1">
            <text:p>@terraforming_duration_level_2</text:p>
          </table:table-cell>
          <table:table-cell office:value-type="string" office:string-value="OR={}&quot;OR={}" table:formula="of:=[.O207]&amp;&quot;OR={&quot;&amp;CONCATENATE([.P207];[.Q207];[.R207];[.S207])&amp;&quot;}&quot;&quot;OR={&quot;&amp;CONCATENATE([.T207];[.U207];[.V207];[.W20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07]+1)" table:style-name="ce1">
            <text:p>tech2</text:p>
          </table:table-cell>
          <table:table-cell office:value-type="float" office:value="0" table:formula="of:=[.I206]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6" table:formula="of:=INT([.J207]/COUNTA([.$Z$7:.$AD$17]))+1" table:style-name="ce1">
            <text:p>6</text:p>
          </table:table-cell>
          <table:table-cell office:value-type="float" office:value="2" table:formula="of:=IF(INDEX([.$Z$7:.$AD$17];[.L206]+1;[.M206])=&quot;&quot;;1;[.L206]+1)" table:style-name="ce1">
            <text:p>2</text:p>
          </table:table-cell>
          <table:table-cell office:value-type="float" office:value="2" table:formula="of:=IF(INDEX([.$Z$7:.$AD$17];[.L206]+1;[.M206])=&quot;&quot;;IF([.M206]=5;1;[.M206]+1);[.M206])" table:style-name="ce1">
            <text:p>2</text:p>
          </table:table-cell>
          <table:table-cell office:value-type="float" office:value="2" table:formula="of:=IF([.B207]=[.C207];0;INDEX([.$Z$18:.$AD$25];INT([.$J207]/COUNTA([.$Z$7:.$AD$17]))+1;[.$M207]))" table:style-name="ce1">
            <text:p>2</text:p>
          </table:table-cell>
          <table:table-cell table:style-name="ce1"/>
          <table:table-cell office:value-type="string" office:string-value="" table:formula="of:=IF(INDEX([.AF$18:.AF$200];[.$K207])=&quot;&quot;;&quot;&quot;;[.AF$17]&amp;&quot; = yes &quot;)" table:style-name="ce1"/>
          <table:table-cell office:value-type="string" office:string-value="" table:formula="of:=IF(INDEX([.AG$18:.AG$200];[.$K207])=&quot;&quot;;&quot;&quot;;[.AG$17]&amp;&quot; = yes &quot;)" table:style-name="ce1"/>
          <table:table-cell office:value-type="string" office:string-value="" table:formula="of:=IF(INDEX([.AH$18:.AH$200];[.$K207])=&quot;&quot;;&quot;&quot;;[.AH$17]&amp;&quot; = yes &quot;)" table:style-name="ce1"/>
          <table:table-cell office:value-type="string" office:string-value="" table:formula="of:=IF(INDEX([.AI$18:.AI$200];[.$K207])=&quot;&quot;;&quot;&quot;;[.AI$17]&amp;&quot; = yes &quot;)" table:style-name="ce1"/>
          <table:table-cell office:value-type="string" office:string-value="" table:formula="of:=IF(INDEX([.AF$18:.AF$200];MATCH([.$C207];[.$Y$18:.$Y$200]))=&quot;&quot;;&quot;&quot;;[.AF$17]&amp;&quot; = yes &quot;)" table:style-name="ce1"/>
          <table:table-cell office:value-type="string" office:string-value="" table:formula="of:=IF(INDEX([.AG$18:.AG$200];MATCH([.$C207];[.$Y$18:.$Y$200]))=&quot;&quot;;&quot;&quot;;[.AG$17]&amp;&quot; = yes &quot;)" table:style-name="ce1"/>
          <table:table-cell office:value-type="string" office:string-value="" table:formula="of:=IF(INDEX([.AH$18:.AH$200];MATCH([.$C207];[.$Y$18:.$Y$200]))=&quot;&quot;;&quot;&quot;;[.AH$17]&amp;&quot; = yes &quot;)" table:style-name="ce1"/>
          <table:table-cell office:value-type="string" office:string-value="" table:formula="of:=IF(INDEX([.AI$18:.AI$200];MATCH([.$C20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01</text:p>
          </table:table-cell>
          <table:table-cell office:value-type="string" office:string-value="pc_oasis" table:formula="of:=INDEX([.Y$18:.Y$200];[.K208])" table:style-name="ce1">
            <text:p>pc_oasis</text:p>
          </table:table-cell>
          <table:table-cell office:value-type="string" office:string-value="pc_mangrove" table:formula="of:=INDEX([.$Z$7:.$AD$17];[.L208];[.M208])" table:style-name="ce1">
            <text:p>pc_mangrove</text:p>
          </table:table-cell>
          <table:table-cell office:value-type="string" office:string-value="@terraforming_cost_level_2" table:formula="of:=[.$X$8]&amp;[.N208]" table:style-name="ce1">
            <text:p>@terraforming_cost_level_2</text:p>
          </table:table-cell>
          <table:table-cell office:value-type="string" office:string-value="@terraforming_duration_level_2" table:formula="of:=[.$X$9]&amp;[.N208]" table:style-name="ce1">
            <text:p>@terraforming_duration_level_2</text:p>
          </table:table-cell>
          <table:table-cell office:value-type="string" office:string-value="OR={}&quot;OR={}" table:formula="of:=[.O208]&amp;&quot;OR={&quot;&amp;CONCATENATE([.P208];[.Q208];[.R208];[.S208])&amp;&quot;}&quot;&quot;OR={&quot;&amp;CONCATENATE([.T208];[.U208];[.V208];[.W20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08]+1)" table:style-name="ce1">
            <text:p>tech2</text:p>
          </table:table-cell>
          <table:table-cell office:value-type="float" office:value="0" table:formula="of:=[.I207]" table:style-name="ce1">
            <text:p>0</text:p>
          </table:table-cell>
          <table:table-cell office:value-type="float" office:value="201" table:style-name="ce1">
            <text:p>201</text:p>
          </table:table-cell>
          <table:table-cell office:value-type="float" office:value="6" table:formula="of:=INT([.J208]/COUNTA([.$Z$7:.$AD$17]))+1" table:style-name="ce1">
            <text:p>6</text:p>
          </table:table-cell>
          <table:table-cell office:value-type="float" office:value="3" table:formula="of:=IF(INDEX([.$Z$7:.$AD$17];[.L207]+1;[.M207])=&quot;&quot;;1;[.L207]+1)" table:style-name="ce1">
            <text:p>3</text:p>
          </table:table-cell>
          <table:table-cell office:value-type="float" office:value="2" table:formula="of:=IF(INDEX([.$Z$7:.$AD$17];[.L207]+1;[.M207])=&quot;&quot;;IF([.M207]=5;1;[.M207]+1);[.M207])" table:style-name="ce1">
            <text:p>2</text:p>
          </table:table-cell>
          <table:table-cell office:value-type="float" office:value="2" table:formula="of:=IF([.B208]=[.C208];0;INDEX([.$Z$18:.$AD$25];INT([.$J208]/COUNTA([.$Z$7:.$AD$17]))+1;[.$M208]))" table:style-name="ce1">
            <text:p>2</text:p>
          </table:table-cell>
          <table:table-cell table:style-name="ce1"/>
          <table:table-cell office:value-type="string" office:string-value="" table:formula="of:=IF(INDEX([.AF$18:.AF$200];[.$K208])=&quot;&quot;;&quot;&quot;;[.AF$17]&amp;&quot; = yes &quot;)" table:style-name="ce1"/>
          <table:table-cell office:value-type="string" office:string-value="" table:formula="of:=IF(INDEX([.AG$18:.AG$200];[.$K208])=&quot;&quot;;&quot;&quot;;[.AG$17]&amp;&quot; = yes &quot;)" table:style-name="ce1"/>
          <table:table-cell office:value-type="string" office:string-value="" table:formula="of:=IF(INDEX([.AH$18:.AH$200];[.$K208])=&quot;&quot;;&quot;&quot;;[.AH$17]&amp;&quot; = yes &quot;)" table:style-name="ce1"/>
          <table:table-cell office:value-type="string" office:string-value="" table:formula="of:=IF(INDEX([.AI$18:.AI$200];[.$K208])=&quot;&quot;;&quot;&quot;;[.AI$17]&amp;&quot; = yes &quot;)" table:style-name="ce1"/>
          <table:table-cell office:value-type="string" office:string-value="" table:formula="of:=IF(INDEX([.AF$18:.AF$200];MATCH([.$C208];[.$Y$18:.$Y$200]))=&quot;&quot;;&quot;&quot;;[.AF$17]&amp;&quot; = yes &quot;)" table:style-name="ce1"/>
          <table:table-cell office:value-type="string" office:string-value="" table:formula="of:=IF(INDEX([.AG$18:.AG$200];MATCH([.$C208];[.$Y$18:.$Y$200]))=&quot;&quot;;&quot;&quot;;[.AG$17]&amp;&quot; = yes &quot;)" table:style-name="ce1"/>
          <table:table-cell office:value-type="string" office:string-value="" table:formula="of:=IF(INDEX([.AH$18:.AH$200];MATCH([.$C208];[.$Y$18:.$Y$200]))=&quot;&quot;;&quot;&quot;;[.AH$17]&amp;&quot; = yes &quot;)" table:style-name="ce1"/>
          <table:table-cell office:value-type="string" office:string-value="" table:formula="of:=IF(INDEX([.AI$18:.AI$200];MATCH([.$C20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02</text:p>
          </table:table-cell>
          <table:table-cell office:value-type="string" office:string-value="pc_oasis" table:formula="of:=INDEX([.Y$18:.Y$200];[.K209])" table:style-name="ce1">
            <text:p>pc_oasis</text:p>
          </table:table-cell>
          <table:table-cell office:value-type="string" office:string-value="pc_hajungle" table:formula="of:=INDEX([.$Z$7:.$AD$17];[.L209];[.M209])" table:style-name="ce1">
            <text:p>pc_hajungle</text:p>
          </table:table-cell>
          <table:table-cell office:value-type="string" office:string-value="@terraforming_cost_level_2" table:formula="of:=[.$X$8]&amp;[.N209]" table:style-name="ce1">
            <text:p>@terraforming_cost_level_2</text:p>
          </table:table-cell>
          <table:table-cell office:value-type="string" office:string-value="@terraforming_duration_level_2" table:formula="of:=[.$X$9]&amp;[.N209]" table:style-name="ce1">
            <text:p>@terraforming_duration_level_2</text:p>
          </table:table-cell>
          <table:table-cell office:value-type="string" office:string-value="OR={}&quot;OR={}" table:formula="of:=[.O209]&amp;&quot;OR={&quot;&amp;CONCATENATE([.P209];[.Q209];[.R209];[.S209])&amp;&quot;}&quot;&quot;OR={&quot;&amp;CONCATENATE([.T209];[.U209];[.V209];[.W20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09]+1)" table:style-name="ce1">
            <text:p>tech2</text:p>
          </table:table-cell>
          <table:table-cell office:value-type="float" office:value="0" table:formula="of:=[.I208]" table:style-name="ce1">
            <text:p>0</text:p>
          </table:table-cell>
          <table:table-cell office:value-type="float" office:value="202" table:style-name="ce1">
            <text:p>202</text:p>
          </table:table-cell>
          <table:table-cell office:value-type="float" office:value="6" table:formula="of:=INT([.J209]/COUNTA([.$Z$7:.$AD$17]))+1" table:style-name="ce1">
            <text:p>6</text:p>
          </table:table-cell>
          <table:table-cell office:value-type="float" office:value="4" table:formula="of:=IF(INDEX([.$Z$7:.$AD$17];[.L208]+1;[.M208])=&quot;&quot;;1;[.L208]+1)" table:style-name="ce1">
            <text:p>4</text:p>
          </table:table-cell>
          <table:table-cell office:value-type="float" office:value="2" table:formula="of:=IF(INDEX([.$Z$7:.$AD$17];[.L208]+1;[.M208])=&quot;&quot;;IF([.M208]=5;1;[.M208]+1);[.M208])" table:style-name="ce1">
            <text:p>2</text:p>
          </table:table-cell>
          <table:table-cell office:value-type="float" office:value="2" table:formula="of:=IF([.B209]=[.C209];0;INDEX([.$Z$18:.$AD$25];INT([.$J209]/COUNTA([.$Z$7:.$AD$17]))+1;[.$M209]))" table:style-name="ce1">
            <text:p>2</text:p>
          </table:table-cell>
          <table:table-cell table:style-name="ce1"/>
          <table:table-cell office:value-type="string" office:string-value="" table:formula="of:=IF(INDEX([.AF$18:.AF$200];[.$K209])=&quot;&quot;;&quot;&quot;;[.AF$17]&amp;&quot; = yes &quot;)" table:style-name="ce1"/>
          <table:table-cell office:value-type="string" office:string-value="" table:formula="of:=IF(INDEX([.AG$18:.AG$200];[.$K209])=&quot;&quot;;&quot;&quot;;[.AG$17]&amp;&quot; = yes &quot;)" table:style-name="ce1"/>
          <table:table-cell office:value-type="string" office:string-value="" table:formula="of:=IF(INDEX([.AH$18:.AH$200];[.$K209])=&quot;&quot;;&quot;&quot;;[.AH$17]&amp;&quot; = yes &quot;)" table:style-name="ce1"/>
          <table:table-cell office:value-type="string" office:string-value="" table:formula="of:=IF(INDEX([.AI$18:.AI$200];[.$K209])=&quot;&quot;;&quot;&quot;;[.AI$17]&amp;&quot; = yes &quot;)" table:style-name="ce1"/>
          <table:table-cell office:value-type="string" office:string-value="" table:formula="of:=IF(INDEX([.AF$18:.AF$200];MATCH([.$C209];[.$Y$18:.$Y$200]))=&quot;&quot;;&quot;&quot;;[.AF$17]&amp;&quot; = yes &quot;)" table:style-name="ce1"/>
          <table:table-cell office:value-type="string" office:string-value="" table:formula="of:=IF(INDEX([.AG$18:.AG$200];MATCH([.$C209];[.$Y$18:.$Y$200]))=&quot;&quot;;&quot;&quot;;[.AG$17]&amp;&quot; = yes &quot;)" table:style-name="ce1"/>
          <table:table-cell office:value-type="string" office:string-value="" table:formula="of:=IF(INDEX([.AH$18:.AH$200];MATCH([.$C209];[.$Y$18:.$Y$200]))=&quot;&quot;;&quot;&quot;;[.AH$17]&amp;&quot; = yes &quot;)" table:style-name="ce1"/>
          <table:table-cell office:value-type="string" office:string-value="" table:formula="of:=IF(INDEX([.AI$18:.AI$200];MATCH([.$C20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03</text:p>
          </table:table-cell>
          <table:table-cell office:value-type="string" office:string-value="pc_oasis" table:formula="of:=INDEX([.Y$18:.Y$200];[.K210])" table:style-name="ce1">
            <text:p>pc_oasis</text:p>
          </table:table-cell>
          <table:table-cell office:value-type="string" office:string-value="pc_tropical" table:formula="of:=INDEX([.$Z$7:.$AD$17];[.L210];[.M210])" table:style-name="ce1">
            <text:p>pc_tropical</text:p>
          </table:table-cell>
          <table:table-cell office:value-type="string" office:string-value="@terraforming_cost_level_2" table:formula="of:=[.$X$8]&amp;[.N210]" table:style-name="ce1">
            <text:p>@terraforming_cost_level_2</text:p>
          </table:table-cell>
          <table:table-cell office:value-type="string" office:string-value="@terraforming_duration_level_2" table:formula="of:=[.$X$9]&amp;[.N210]" table:style-name="ce1">
            <text:p>@terraforming_duration_level_2</text:p>
          </table:table-cell>
          <table:table-cell office:value-type="string" office:string-value="OR={}&quot;OR={}" table:formula="of:=[.O210]&amp;&quot;OR={&quot;&amp;CONCATENATE([.P210];[.Q210];[.R210];[.S210])&amp;&quot;}&quot;&quot;OR={&quot;&amp;CONCATENATE([.T210];[.U210];[.V210];[.W21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10]+1)" table:style-name="ce1">
            <text:p>tech2</text:p>
          </table:table-cell>
          <table:table-cell office:value-type="float" office:value="0" table:formula="of:=[.I209]" table:style-name="ce1">
            <text:p>0</text:p>
          </table:table-cell>
          <table:table-cell office:value-type="float" office:value="203" table:style-name="ce1">
            <text:p>203</text:p>
          </table:table-cell>
          <table:table-cell office:value-type="float" office:value="6" table:formula="of:=INT([.J210]/COUNTA([.$Z$7:.$AD$17]))+1" table:style-name="ce1">
            <text:p>6</text:p>
          </table:table-cell>
          <table:table-cell office:value-type="float" office:value="5" table:formula="of:=IF(INDEX([.$Z$7:.$AD$17];[.L209]+1;[.M209])=&quot;&quot;;1;[.L209]+1)" table:style-name="ce1">
            <text:p>5</text:p>
          </table:table-cell>
          <table:table-cell office:value-type="float" office:value="2" table:formula="of:=IF(INDEX([.$Z$7:.$AD$17];[.L209]+1;[.M209])=&quot;&quot;;IF([.M209]=5;1;[.M209]+1);[.M209])" table:style-name="ce1">
            <text:p>2</text:p>
          </table:table-cell>
          <table:table-cell office:value-type="float" office:value="2" table:formula="of:=IF([.B210]=[.C210];0;INDEX([.$Z$18:.$AD$25];INT([.$J210]/COUNTA([.$Z$7:.$AD$17]))+1;[.$M210]))" table:style-name="ce1">
            <text:p>2</text:p>
          </table:table-cell>
          <table:table-cell table:style-name="ce1"/>
          <table:table-cell office:value-type="string" office:string-value="" table:formula="of:=IF(INDEX([.AF$18:.AF$200];[.$K210])=&quot;&quot;;&quot;&quot;;[.AF$17]&amp;&quot; = yes &quot;)" table:style-name="ce1"/>
          <table:table-cell office:value-type="string" office:string-value="" table:formula="of:=IF(INDEX([.AG$18:.AG$200];[.$K210])=&quot;&quot;;&quot;&quot;;[.AG$17]&amp;&quot; = yes &quot;)" table:style-name="ce1"/>
          <table:table-cell office:value-type="string" office:string-value="" table:formula="of:=IF(INDEX([.AH$18:.AH$200];[.$K210])=&quot;&quot;;&quot;&quot;;[.AH$17]&amp;&quot; = yes &quot;)" table:style-name="ce1"/>
          <table:table-cell office:value-type="string" office:string-value="" table:formula="of:=IF(INDEX([.AI$18:.AI$200];[.$K210])=&quot;&quot;;&quot;&quot;;[.AI$17]&amp;&quot; = yes &quot;)" table:style-name="ce1"/>
          <table:table-cell office:value-type="string" office:string-value="" table:formula="of:=IF(INDEX([.AF$18:.AF$200];MATCH([.$C210];[.$Y$18:.$Y$200]))=&quot;&quot;;&quot;&quot;;[.AF$17]&amp;&quot; = yes &quot;)" table:style-name="ce1"/>
          <table:table-cell office:value-type="string" office:string-value="" table:formula="of:=IF(INDEX([.AG$18:.AG$200];MATCH([.$C210];[.$Y$18:.$Y$200]))=&quot;&quot;;&quot;&quot;;[.AG$17]&amp;&quot; = yes &quot;)" table:style-name="ce1"/>
          <table:table-cell office:value-type="string" office:string-value="" table:formula="of:=IF(INDEX([.AH$18:.AH$200];MATCH([.$C210];[.$Y$18:.$Y$200]))=&quot;&quot;;&quot;&quot;;[.AH$17]&amp;&quot; = yes &quot;)" table:style-name="ce1"/>
          <table:table-cell office:value-type="string" office:string-value="" table:formula="of:=IF(INDEX([.AI$18:.AI$200];MATCH([.$C21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04</text:p>
          </table:table-cell>
          <table:table-cell office:value-type="string" office:string-value="pc_oasis" table:formula="of:=INDEX([.Y$18:.Y$200];[.K211])" table:style-name="ce1">
            <text:p>pc_oasis</text:p>
          </table:table-cell>
          <table:table-cell office:value-type="string" office:string-value="pc_desertislands" table:formula="of:=INDEX([.$Z$7:.$AD$17];[.L211];[.M211])" table:style-name="ce1">
            <text:p>pc_desertislands</text:p>
          </table:table-cell>
          <table:table-cell office:value-type="string" office:string-value="@terraforming_cost_level_2" table:formula="of:=[.$X$8]&amp;[.N211]" table:style-name="ce1">
            <text:p>@terraforming_cost_level_2</text:p>
          </table:table-cell>
          <table:table-cell office:value-type="string" office:string-value="@terraforming_duration_level_2" table:formula="of:=[.$X$9]&amp;[.N211]" table:style-name="ce1">
            <text:p>@terraforming_duration_level_2</text:p>
          </table:table-cell>
          <table:table-cell office:value-type="string" office:string-value="OR={}&quot;OR={}" table:formula="of:=[.O211]&amp;&quot;OR={&quot;&amp;CONCATENATE([.P211];[.Q211];[.R211];[.S211])&amp;&quot;}&quot;&quot;OR={&quot;&amp;CONCATENATE([.T211];[.U211];[.V211];[.W21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11]+1)" table:style-name="ce1">
            <text:p>tech2</text:p>
          </table:table-cell>
          <table:table-cell office:value-type="float" office:value="0" table:formula="of:=[.I210]" table:style-name="ce1">
            <text:p>0</text:p>
          </table:table-cell>
          <table:table-cell office:value-type="float" office:value="204" table:style-name="ce1">
            <text:p>204</text:p>
          </table:table-cell>
          <table:table-cell office:value-type="float" office:value="6" table:formula="of:=INT([.J211]/COUNTA([.$Z$7:.$AD$17]))+1" table:style-name="ce1">
            <text:p>6</text:p>
          </table:table-cell>
          <table:table-cell office:value-type="float" office:value="6" table:formula="of:=IF(INDEX([.$Z$7:.$AD$17];[.L210]+1;[.M210])=&quot;&quot;;1;[.L210]+1)" table:style-name="ce1">
            <text:p>6</text:p>
          </table:table-cell>
          <table:table-cell office:value-type="float" office:value="2" table:formula="of:=IF(INDEX([.$Z$7:.$AD$17];[.L210]+1;[.M210])=&quot;&quot;;IF([.M210]=5;1;[.M210]+1);[.M210])" table:style-name="ce1">
            <text:p>2</text:p>
          </table:table-cell>
          <table:table-cell office:value-type="float" office:value="2" table:formula="of:=IF([.B211]=[.C211];0;INDEX([.$Z$18:.$AD$25];INT([.$J211]/COUNTA([.$Z$7:.$AD$17]))+1;[.$M211]))" table:style-name="ce1">
            <text:p>2</text:p>
          </table:table-cell>
          <table:table-cell table:style-name="ce1"/>
          <table:table-cell office:value-type="string" office:string-value="" table:formula="of:=IF(INDEX([.AF$18:.AF$200];[.$K211])=&quot;&quot;;&quot;&quot;;[.AF$17]&amp;&quot; = yes &quot;)" table:style-name="ce1"/>
          <table:table-cell office:value-type="string" office:string-value="" table:formula="of:=IF(INDEX([.AG$18:.AG$200];[.$K211])=&quot;&quot;;&quot;&quot;;[.AG$17]&amp;&quot; = yes &quot;)" table:style-name="ce1"/>
          <table:table-cell office:value-type="string" office:string-value="" table:formula="of:=IF(INDEX([.AH$18:.AH$200];[.$K211])=&quot;&quot;;&quot;&quot;;[.AH$17]&amp;&quot; = yes &quot;)" table:style-name="ce1"/>
          <table:table-cell office:value-type="string" office:string-value="" table:formula="of:=IF(INDEX([.AI$18:.AI$200];[.$K211])=&quot;&quot;;&quot;&quot;;[.AI$17]&amp;&quot; = yes &quot;)" table:style-name="ce1"/>
          <table:table-cell office:value-type="string" office:string-value="" table:formula="of:=IF(INDEX([.AF$18:.AF$200];MATCH([.$C211];[.$Y$18:.$Y$200]))=&quot;&quot;;&quot;&quot;;[.AF$17]&amp;&quot; = yes &quot;)" table:style-name="ce1"/>
          <table:table-cell office:value-type="string" office:string-value="" table:formula="of:=IF(INDEX([.AG$18:.AG$200];MATCH([.$C211];[.$Y$18:.$Y$200]))=&quot;&quot;;&quot;&quot;;[.AG$17]&amp;&quot; = yes &quot;)" table:style-name="ce1"/>
          <table:table-cell office:value-type="string" office:string-value="" table:formula="of:=IF(INDEX([.AH$18:.AH$200];MATCH([.$C211];[.$Y$18:.$Y$200]))=&quot;&quot;;&quot;&quot;;[.AH$17]&amp;&quot; = yes &quot;)" table:style-name="ce1"/>
          <table:table-cell office:value-type="string" office:string-value="" table:formula="of:=IF(INDEX([.AI$18:.AI$200];MATCH([.$C21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05</text:p>
          </table:table-cell>
          <table:table-cell office:value-type="string" office:string-value="pc_oasis" table:formula="of:=INDEX([.Y$18:.Y$200];[.K212])" table:style-name="ce1">
            <text:p>pc_oasis</text:p>
          </table:table-cell>
          <table:table-cell office:value-type="string" office:string-value="pc_retinal" table:formula="of:=INDEX([.$Z$7:.$AD$17];[.L212];[.M212])" table:style-name="ce1">
            <text:p>pc_retinal</text:p>
          </table:table-cell>
          <table:table-cell office:value-type="string" office:string-value="@terraforming_cost_level_2" table:formula="of:=[.$X$8]&amp;[.N212]" table:style-name="ce1">
            <text:p>@terraforming_cost_level_2</text:p>
          </table:table-cell>
          <table:table-cell office:value-type="string" office:string-value="@terraforming_duration_level_2" table:formula="of:=[.$X$9]&amp;[.N212]" table:style-name="ce1">
            <text:p>@terraforming_duration_level_2</text:p>
          </table:table-cell>
          <table:table-cell office:value-type="string" office:string-value="OR={}&quot;OR={}" table:formula="of:=[.O212]&amp;&quot;OR={&quot;&amp;CONCATENATE([.P212];[.Q212];[.R212];[.S212])&amp;&quot;}&quot;&quot;OR={&quot;&amp;CONCATENATE([.T212];[.U212];[.V212];[.W21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12]+1)" table:style-name="ce1">
            <text:p>tech2</text:p>
          </table:table-cell>
          <table:table-cell office:value-type="float" office:value="0" table:formula="of:=[.I211]" table:style-name="ce1">
            <text:p>0</text:p>
          </table:table-cell>
          <table:table-cell office:value-type="float" office:value="205" table:style-name="ce1">
            <text:p>205</text:p>
          </table:table-cell>
          <table:table-cell office:value-type="float" office:value="6" table:formula="of:=INT([.J212]/COUNTA([.$Z$7:.$AD$17]))+1" table:style-name="ce1">
            <text:p>6</text:p>
          </table:table-cell>
          <table:table-cell office:value-type="float" office:value="7" table:formula="of:=IF(INDEX([.$Z$7:.$AD$17];[.L211]+1;[.M211])=&quot;&quot;;1;[.L211]+1)" table:style-name="ce1">
            <text:p>7</text:p>
          </table:table-cell>
          <table:table-cell office:value-type="float" office:value="2" table:formula="of:=IF(INDEX([.$Z$7:.$AD$17];[.L211]+1;[.M211])=&quot;&quot;;IF([.M211]=5;1;[.M211]+1);[.M211])" table:style-name="ce1">
            <text:p>2</text:p>
          </table:table-cell>
          <table:table-cell office:value-type="float" office:value="2" table:formula="of:=IF([.B212]=[.C212];0;INDEX([.$Z$18:.$AD$25];INT([.$J212]/COUNTA([.$Z$7:.$AD$17]))+1;[.$M212]))" table:style-name="ce1">
            <text:p>2</text:p>
          </table:table-cell>
          <table:table-cell table:style-name="ce1"/>
          <table:table-cell office:value-type="string" office:string-value="" table:formula="of:=IF(INDEX([.AF$18:.AF$200];[.$K212])=&quot;&quot;;&quot;&quot;;[.AF$17]&amp;&quot; = yes &quot;)" table:style-name="ce1"/>
          <table:table-cell office:value-type="string" office:string-value="" table:formula="of:=IF(INDEX([.AG$18:.AG$200];[.$K212])=&quot;&quot;;&quot;&quot;;[.AG$17]&amp;&quot; = yes &quot;)" table:style-name="ce1"/>
          <table:table-cell office:value-type="string" office:string-value="" table:formula="of:=IF(INDEX([.AH$18:.AH$200];[.$K212])=&quot;&quot;;&quot;&quot;;[.AH$17]&amp;&quot; = yes &quot;)" table:style-name="ce1"/>
          <table:table-cell office:value-type="string" office:string-value="" table:formula="of:=IF(INDEX([.AI$18:.AI$200];[.$K212])=&quot;&quot;;&quot;&quot;;[.AI$17]&amp;&quot; = yes &quot;)" table:style-name="ce1"/>
          <table:table-cell office:value-type="string" office:string-value="" table:formula="of:=IF(INDEX([.AF$18:.AF$200];MATCH([.$C212];[.$Y$18:.$Y$200]))=&quot;&quot;;&quot;&quot;;[.AF$17]&amp;&quot; = yes &quot;)" table:style-name="ce1"/>
          <table:table-cell office:value-type="string" office:string-value="" table:formula="of:=IF(INDEX([.AG$18:.AG$200];MATCH([.$C212];[.$Y$18:.$Y$200]))=&quot;&quot;;&quot;&quot;;[.AG$17]&amp;&quot; = yes &quot;)" table:style-name="ce1"/>
          <table:table-cell office:value-type="string" office:string-value="" table:formula="of:=IF(INDEX([.AH$18:.AH$200];MATCH([.$C212];[.$Y$18:.$Y$200]))=&quot;&quot;;&quot;&quot;;[.AH$17]&amp;&quot; = yes &quot;)" table:style-name="ce1"/>
          <table:table-cell office:value-type="string" office:string-value="" table:formula="of:=IF(INDEX([.AI$18:.AI$200];MATCH([.$C21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06</text:p>
          </table:table-cell>
          <table:table-cell office:value-type="string" office:string-value="pc_oasis" table:formula="of:=INDEX([.Y$18:.Y$200];[.K213])" table:style-name="ce1">
            <text:p>pc_oasis</text:p>
          </table:table-cell>
          <table:table-cell office:value-type="string" office:string-value="pc_lush" table:formula="of:=INDEX([.$Z$7:.$AD$17];[.L213];[.M213])" table:style-name="ce1">
            <text:p>pc_lush</text:p>
          </table:table-cell>
          <table:table-cell office:value-type="string" office:string-value="@terraforming_cost_level_2" table:formula="of:=[.$X$8]&amp;[.N213]" table:style-name="ce1">
            <text:p>@terraforming_cost_level_2</text:p>
          </table:table-cell>
          <table:table-cell office:value-type="string" office:string-value="@terraforming_duration_level_2" table:formula="of:=[.$X$9]&amp;[.N213]" table:style-name="ce1">
            <text:p>@terraforming_duration_level_2</text:p>
          </table:table-cell>
          <table:table-cell office:value-type="string" office:string-value="OR={}&quot;OR={}" table:formula="of:=[.O213]&amp;&quot;OR={&quot;&amp;CONCATENATE([.P213];[.Q213];[.R213];[.S213])&amp;&quot;}&quot;&quot;OR={&quot;&amp;CONCATENATE([.T213];[.U213];[.V213];[.W21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13]+1)" table:style-name="ce1">
            <text:p>tech2</text:p>
          </table:table-cell>
          <table:table-cell office:value-type="float" office:value="0" table:formula="of:=[.I212]" table:style-name="ce1">
            <text:p>0</text:p>
          </table:table-cell>
          <table:table-cell office:value-type="float" office:value="206" table:style-name="ce1">
            <text:p>206</text:p>
          </table:table-cell>
          <table:table-cell office:value-type="float" office:value="6" table:formula="of:=INT([.J213]/COUNTA([.$Z$7:.$AD$17]))+1" table:style-name="ce1">
            <text:p>6</text:p>
          </table:table-cell>
          <table:table-cell office:value-type="float" office:value="8" table:formula="of:=IF(INDEX([.$Z$7:.$AD$17];[.L212]+1;[.M212])=&quot;&quot;;1;[.L212]+1)" table:style-name="ce1">
            <text:p>8</text:p>
          </table:table-cell>
          <table:table-cell office:value-type="float" office:value="2" table:formula="of:=IF(INDEX([.$Z$7:.$AD$17];[.L212]+1;[.M212])=&quot;&quot;;IF([.M212]=5;1;[.M212]+1);[.M212])" table:style-name="ce1">
            <text:p>2</text:p>
          </table:table-cell>
          <table:table-cell office:value-type="float" office:value="2" table:formula="of:=IF([.B213]=[.C213];0;INDEX([.$Z$18:.$AD$25];INT([.$J213]/COUNTA([.$Z$7:.$AD$17]))+1;[.$M213]))" table:style-name="ce1">
            <text:p>2</text:p>
          </table:table-cell>
          <table:table-cell table:style-name="ce1"/>
          <table:table-cell office:value-type="string" office:string-value="" table:formula="of:=IF(INDEX([.AF$18:.AF$200];[.$K213])=&quot;&quot;;&quot;&quot;;[.AF$17]&amp;&quot; = yes &quot;)" table:style-name="ce1"/>
          <table:table-cell office:value-type="string" office:string-value="" table:formula="of:=IF(INDEX([.AG$18:.AG$200];[.$K213])=&quot;&quot;;&quot;&quot;;[.AG$17]&amp;&quot; = yes &quot;)" table:style-name="ce1"/>
          <table:table-cell office:value-type="string" office:string-value="" table:formula="of:=IF(INDEX([.AH$18:.AH$200];[.$K213])=&quot;&quot;;&quot;&quot;;[.AH$17]&amp;&quot; = yes &quot;)" table:style-name="ce1"/>
          <table:table-cell office:value-type="string" office:string-value="" table:formula="of:=IF(INDEX([.AI$18:.AI$200];[.$K213])=&quot;&quot;;&quot;&quot;;[.AI$17]&amp;&quot; = yes &quot;)" table:style-name="ce1"/>
          <table:table-cell office:value-type="string" office:string-value="" table:formula="of:=IF(INDEX([.AF$18:.AF$200];MATCH([.$C213];[.$Y$18:.$Y$200]))=&quot;&quot;;&quot;&quot;;[.AF$17]&amp;&quot; = yes &quot;)" table:style-name="ce1"/>
          <table:table-cell office:value-type="string" office:string-value="" table:formula="of:=IF(INDEX([.AG$18:.AG$200];MATCH([.$C213];[.$Y$18:.$Y$200]))=&quot;&quot;;&quot;&quot;;[.AG$17]&amp;&quot; = yes &quot;)" table:style-name="ce1"/>
          <table:table-cell office:value-type="string" office:string-value="" table:formula="of:=IF(INDEX([.AH$18:.AH$200];MATCH([.$C213];[.$Y$18:.$Y$200]))=&quot;&quot;;&quot;&quot;;[.AH$17]&amp;&quot; = yes &quot;)" table:style-name="ce1"/>
          <table:table-cell office:value-type="string" office:string-value="" table:formula="of:=IF(INDEX([.AI$18:.AI$200];MATCH([.$C21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07</text:p>
          </table:table-cell>
          <table:table-cell office:value-type="string" office:string-value="pc_oasis" table:formula="of:=INDEX([.Y$18:.Y$200];[.K214])" table:style-name="ce1">
            <text:p>pc_oasis</text:p>
          </table:table-cell>
          <table:table-cell office:value-type="string" office:string-value="pc_marginal" table:formula="of:=INDEX([.$Z$7:.$AD$17];[.L214];[.M214])" table:style-name="ce1">
            <text:p>pc_marginal</text:p>
          </table:table-cell>
          <table:table-cell office:value-type="string" office:string-value="@terraforming_cost_level_2" table:formula="of:=[.$X$8]&amp;[.N214]" table:style-name="ce1">
            <text:p>@terraforming_cost_level_2</text:p>
          </table:table-cell>
          <table:table-cell office:value-type="string" office:string-value="@terraforming_duration_level_2" table:formula="of:=[.$X$9]&amp;[.N214]" table:style-name="ce1">
            <text:p>@terraforming_duration_level_2</text:p>
          </table:table-cell>
          <table:table-cell office:value-type="string" office:string-value="OR={}&quot;OR={}" table:formula="of:=[.O214]&amp;&quot;OR={&quot;&amp;CONCATENATE([.P214];[.Q214];[.R214];[.S214])&amp;&quot;}&quot;&quot;OR={&quot;&amp;CONCATENATE([.T214];[.U214];[.V214];[.W21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14]+1)" table:style-name="ce1">
            <text:p>tech2</text:p>
          </table:table-cell>
          <table:table-cell office:value-type="float" office:value="0" table:formula="of:=[.I213]" table:style-name="ce1">
            <text:p>0</text:p>
          </table:table-cell>
          <table:table-cell office:value-type="float" office:value="207" table:style-name="ce1">
            <text:p>207</text:p>
          </table:table-cell>
          <table:table-cell office:value-type="float" office:value="6" table:formula="of:=INT([.J214]/COUNTA([.$Z$7:.$AD$17]))+1" table:style-name="ce1">
            <text:p>6</text:p>
          </table:table-cell>
          <table:table-cell office:value-type="float" office:value="9" table:formula="of:=IF(INDEX([.$Z$7:.$AD$17];[.L213]+1;[.M213])=&quot;&quot;;1;[.L213]+1)" table:style-name="ce1">
            <text:p>9</text:p>
          </table:table-cell>
          <table:table-cell office:value-type="float" office:value="2" table:formula="of:=IF(INDEX([.$Z$7:.$AD$17];[.L213]+1;[.M213])=&quot;&quot;;IF([.M213]=5;1;[.M213]+1);[.M213])" table:style-name="ce1">
            <text:p>2</text:p>
          </table:table-cell>
          <table:table-cell office:value-type="float" office:value="2" table:formula="of:=IF([.B214]=[.C214];0;INDEX([.$Z$18:.$AD$25];INT([.$J214]/COUNTA([.$Z$7:.$AD$17]))+1;[.$M214]))" table:style-name="ce1">
            <text:p>2</text:p>
          </table:table-cell>
          <table:table-cell table:style-name="ce1"/>
          <table:table-cell office:value-type="string" office:string-value="" table:formula="of:=IF(INDEX([.AF$18:.AF$200];[.$K214])=&quot;&quot;;&quot;&quot;;[.AF$17]&amp;&quot; = yes &quot;)" table:style-name="ce1"/>
          <table:table-cell office:value-type="string" office:string-value="" table:formula="of:=IF(INDEX([.AG$18:.AG$200];[.$K214])=&quot;&quot;;&quot;&quot;;[.AG$17]&amp;&quot; = yes &quot;)" table:style-name="ce1"/>
          <table:table-cell office:value-type="string" office:string-value="" table:formula="of:=IF(INDEX([.AH$18:.AH$200];[.$K214])=&quot;&quot;;&quot;&quot;;[.AH$17]&amp;&quot; = yes &quot;)" table:style-name="ce1"/>
          <table:table-cell office:value-type="string" office:string-value="" table:formula="of:=IF(INDEX([.AI$18:.AI$200];[.$K214])=&quot;&quot;;&quot;&quot;;[.AI$17]&amp;&quot; = yes &quot;)" table:style-name="ce1"/>
          <table:table-cell office:value-type="string" office:string-value="" table:formula="of:=IF(INDEX([.AF$18:.AF$200];MATCH([.$C214];[.$Y$18:.$Y$200]))=&quot;&quot;;&quot;&quot;;[.AF$17]&amp;&quot; = yes &quot;)" table:style-name="ce1"/>
          <table:table-cell office:value-type="string" office:string-value="" table:formula="of:=IF(INDEX([.AG$18:.AG$200];MATCH([.$C214];[.$Y$18:.$Y$200]))=&quot;&quot;;&quot;&quot;;[.AG$17]&amp;&quot; = yes &quot;)" table:style-name="ce1"/>
          <table:table-cell office:value-type="string" office:string-value="" table:formula="of:=IF(INDEX([.AH$18:.AH$200];MATCH([.$C214];[.$Y$18:.$Y$200]))=&quot;&quot;;&quot;&quot;;[.AH$17]&amp;&quot; = yes &quot;)" table:style-name="ce1"/>
          <table:table-cell office:value-type="string" office:string-value="" table:formula="of:=IF(INDEX([.AI$18:.AI$200];MATCH([.$C21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08</text:p>
          </table:table-cell>
          <table:table-cell office:value-type="string" office:string-value="pc_oasis" table:formula="of:=INDEX([.Y$18:.Y$200];[.K215])" table:style-name="ce1">
            <text:p>pc_oasis</text:p>
          </table:table-cell>
          <table:table-cell office:value-type="string" office:string-value="pc_greenhouse_hot" table:formula="of:=INDEX([.$Z$7:.$AD$17];[.L215];[.M215])" table:style-name="ce1">
            <text:p>pc_greenhouse_hot</text:p>
          </table:table-cell>
          <table:table-cell office:value-type="string" office:string-value="@terraforming_cost_level_2" table:formula="of:=[.$X$8]&amp;[.N215]" table:style-name="ce1">
            <text:p>@terraforming_cost_level_2</text:p>
          </table:table-cell>
          <table:table-cell office:value-type="string" office:string-value="@terraforming_duration_level_2" table:formula="of:=[.$X$9]&amp;[.N215]" table:style-name="ce1">
            <text:p>@terraforming_duration_level_2</text:p>
          </table:table-cell>
          <table:table-cell office:value-type="string" office:string-value="OR={}&quot;OR={}" table:formula="of:=[.O215]&amp;&quot;OR={&quot;&amp;CONCATENATE([.P215];[.Q215];[.R215];[.S215])&amp;&quot;}&quot;&quot;OR={&quot;&amp;CONCATENATE([.T215];[.U215];[.V215];[.W21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15]+1)" table:style-name="ce1">
            <text:p>tech2</text:p>
          </table:table-cell>
          <table:table-cell office:value-type="float" office:value="0" table:formula="of:=[.I214]" table:style-name="ce1">
            <text:p>0</text:p>
          </table:table-cell>
          <table:table-cell office:value-type="float" office:value="208" table:style-name="ce1">
            <text:p>208</text:p>
          </table:table-cell>
          <table:table-cell office:value-type="float" office:value="6" table:formula="of:=INT([.J215]/COUNTA([.$Z$7:.$AD$17]))+1" table:style-name="ce1">
            <text:p>6</text:p>
          </table:table-cell>
          <table:table-cell office:value-type="float" office:value="10" table:formula="of:=IF(INDEX([.$Z$7:.$AD$17];[.L214]+1;[.M214])=&quot;&quot;;1;[.L214]+1)" table:style-name="ce1">
            <text:p>10</text:p>
          </table:table-cell>
          <table:table-cell office:value-type="float" office:value="2" table:formula="of:=IF(INDEX([.$Z$7:.$AD$17];[.L214]+1;[.M214])=&quot;&quot;;IF([.M214]=5;1;[.M214]+1);[.M214])" table:style-name="ce1">
            <text:p>2</text:p>
          </table:table-cell>
          <table:table-cell office:value-type="float" office:value="2" table:formula="of:=IF([.B215]=[.C215];0;INDEX([.$Z$18:.$AD$25];INT([.$J215]/COUNTA([.$Z$7:.$AD$17]))+1;[.$M215]))" table:style-name="ce1">
            <text:p>2</text:p>
          </table:table-cell>
          <table:table-cell table:style-name="ce1"/>
          <table:table-cell office:value-type="string" office:string-value="" table:formula="of:=IF(INDEX([.AF$18:.AF$200];[.$K215])=&quot;&quot;;&quot;&quot;;[.AF$17]&amp;&quot; = yes &quot;)" table:style-name="ce1"/>
          <table:table-cell office:value-type="string" office:string-value="" table:formula="of:=IF(INDEX([.AG$18:.AG$200];[.$K215])=&quot;&quot;;&quot;&quot;;[.AG$17]&amp;&quot; = yes &quot;)" table:style-name="ce1"/>
          <table:table-cell office:value-type="string" office:string-value="" table:formula="of:=IF(INDEX([.AH$18:.AH$200];[.$K215])=&quot;&quot;;&quot;&quot;;[.AH$17]&amp;&quot; = yes &quot;)" table:style-name="ce1"/>
          <table:table-cell office:value-type="string" office:string-value="" table:formula="of:=IF(INDEX([.AI$18:.AI$200];[.$K215])=&quot;&quot;;&quot;&quot;;[.AI$17]&amp;&quot; = yes &quot;)" table:style-name="ce1"/>
          <table:table-cell office:value-type="string" office:string-value="" table:formula="of:=IF(INDEX([.AF$18:.AF$200];MATCH([.$C215];[.$Y$18:.$Y$200]))=&quot;&quot;;&quot;&quot;;[.AF$17]&amp;&quot; = yes &quot;)" table:style-name="ce1"/>
          <table:table-cell office:value-type="string" office:string-value="" table:formula="of:=IF(INDEX([.AG$18:.AG$200];MATCH([.$C215];[.$Y$18:.$Y$200]))=&quot;&quot;;&quot;&quot;;[.AG$17]&amp;&quot; = yes &quot;)" table:style-name="ce1"/>
          <table:table-cell office:value-type="string" office:string-value="" table:formula="of:=IF(INDEX([.AH$18:.AH$200];MATCH([.$C215];[.$Y$18:.$Y$200]))=&quot;&quot;;&quot;&quot;;[.AH$17]&amp;&quot; = yes &quot;)" table:style-name="ce1"/>
          <table:table-cell office:value-type="string" office:string-value="" table:formula="of:=IF(INDEX([.AI$18:.AI$200];MATCH([.$C21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09</text:p>
          </table:table-cell>
          <table:table-cell office:value-type="string" office:string-value="pc_oasis" table:formula="of:=INDEX([.Y$18:.Y$200];[.K216])" table:style-name="ce1">
            <text:p>pc_oasis</text:p>
          </table:table-cell>
          <table:table-cell office:value-type="string" office:string-value="pc_frozen_desert" table:formula="of:=INDEX([.$Z$7:.$AD$17];[.L216];[.M216])" table:style-name="ce1">
            <text:p>pc_frozen_desert</text:p>
          </table:table-cell>
          <table:table-cell office:value-type="string" office:string-value="@terraforming_cost_level_2" table:formula="of:=[.$X$8]&amp;[.N216]" table:style-name="ce1">
            <text:p>@terraforming_cost_level_2</text:p>
          </table:table-cell>
          <table:table-cell office:value-type="string" office:string-value="@terraforming_duration_level_2" table:formula="of:=[.$X$9]&amp;[.N216]" table:style-name="ce1">
            <text:p>@terraforming_duration_level_2</text:p>
          </table:table-cell>
          <table:table-cell office:value-type="string" office:string-value="OR={}&quot;OR={}" table:formula="of:=[.O216]&amp;&quot;OR={&quot;&amp;CONCATENATE([.P216];[.Q216];[.R216];[.S216])&amp;&quot;}&quot;&quot;OR={&quot;&amp;CONCATENATE([.T216];[.U216];[.V216];[.W21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16]+1)" table:style-name="ce1">
            <text:p>tech2</text:p>
          </table:table-cell>
          <table:table-cell office:value-type="float" office:value="0" table:formula="of:=[.I215]" table:style-name="ce1">
            <text:p>0</text:p>
          </table:table-cell>
          <table:table-cell office:value-type="float" office:value="209" table:style-name="ce1">
            <text:p>209</text:p>
          </table:table-cell>
          <table:table-cell office:value-type="float" office:value="6" table:formula="of:=INT([.J216]/COUNTA([.$Z$7:.$AD$17]))+1" table:style-name="ce1">
            <text:p>6</text:p>
          </table:table-cell>
          <table:table-cell office:value-type="float" office:value="1" table:formula="of:=IF(INDEX([.$Z$7:.$AD$17];[.L215]+1;[.M215])=&quot;&quot;;1;[.L215]+1)" table:style-name="ce1">
            <text:p>1</text:p>
          </table:table-cell>
          <table:table-cell office:value-type="float" office:value="3" table:formula="of:=IF(INDEX([.$Z$7:.$AD$17];[.L215]+1;[.M215])=&quot;&quot;;IF([.M215]=5;1;[.M215]+1);[.M215])" table:style-name="ce1">
            <text:p>3</text:p>
          </table:table-cell>
          <table:table-cell office:value-type="float" office:value="2" table:formula="of:=IF([.B216]=[.C216];0;INDEX([.$Z$18:.$AD$25];INT([.$J216]/COUNTA([.$Z$7:.$AD$17]))+1;[.$M216]))" table:style-name="ce1">
            <text:p>2</text:p>
          </table:table-cell>
          <table:table-cell table:style-name="ce1"/>
          <table:table-cell office:value-type="string" office:string-value="" table:formula="of:=IF(INDEX([.AF$18:.AF$200];[.$K216])=&quot;&quot;;&quot;&quot;;[.AF$17]&amp;&quot; = yes &quot;)" table:style-name="ce1"/>
          <table:table-cell office:value-type="string" office:string-value="" table:formula="of:=IF(INDEX([.AG$18:.AG$200];[.$K216])=&quot;&quot;;&quot;&quot;;[.AG$17]&amp;&quot; = yes &quot;)" table:style-name="ce1"/>
          <table:table-cell office:value-type="string" office:string-value="" table:formula="of:=IF(INDEX([.AH$18:.AH$200];[.$K216])=&quot;&quot;;&quot;&quot;;[.AH$17]&amp;&quot; = yes &quot;)" table:style-name="ce1"/>
          <table:table-cell office:value-type="string" office:string-value="" table:formula="of:=IF(INDEX([.AI$18:.AI$200];[.$K216])=&quot;&quot;;&quot;&quot;;[.AI$17]&amp;&quot; = yes &quot;)" table:style-name="ce1"/>
          <table:table-cell office:value-type="string" office:string-value="" table:formula="of:=IF(INDEX([.AF$18:.AF$200];MATCH([.$C216];[.$Y$18:.$Y$200]))=&quot;&quot;;&quot;&quot;;[.AF$17]&amp;&quot; = yes &quot;)" table:style-name="ce1"/>
          <table:table-cell office:value-type="string" office:string-value="" table:formula="of:=IF(INDEX([.AG$18:.AG$200];MATCH([.$C216];[.$Y$18:.$Y$200]))=&quot;&quot;;&quot;&quot;;[.AG$17]&amp;&quot; = yes &quot;)" table:style-name="ce1"/>
          <table:table-cell office:value-type="string" office:string-value="" table:formula="of:=IF(INDEX([.AH$18:.AH$200];MATCH([.$C216];[.$Y$18:.$Y$200]))=&quot;&quot;;&quot;&quot;;[.AH$17]&amp;&quot; = yes &quot;)" table:style-name="ce1"/>
          <table:table-cell office:value-type="string" office:string-value="" table:formula="of:=IF(INDEX([.AI$18:.AI$200];MATCH([.$C21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10</text:p>
          </table:table-cell>
          <table:table-cell office:value-type="string" office:string-value="pc_oasis" table:formula="of:=INDEX([.Y$18:.Y$200];[.K217])" table:style-name="ce1">
            <text:p>pc_oasis</text:p>
          </table:table-cell>
          <table:table-cell office:value-type="string" office:string-value="pc_steppe" table:formula="of:=INDEX([.$Z$7:.$AD$17];[.L217];[.M217])" table:style-name="ce1">
            <text:p>pc_steppe</text:p>
          </table:table-cell>
          <table:table-cell office:value-type="string" office:string-value="@terraforming_cost_level_2" table:formula="of:=[.$X$8]&amp;[.N217]" table:style-name="ce1">
            <text:p>@terraforming_cost_level_2</text:p>
          </table:table-cell>
          <table:table-cell office:value-type="string" office:string-value="@terraforming_duration_level_2" table:formula="of:=[.$X$9]&amp;[.N217]" table:style-name="ce1">
            <text:p>@terraforming_duration_level_2</text:p>
          </table:table-cell>
          <table:table-cell office:value-type="string" office:string-value="OR={}&quot;OR={}" table:formula="of:=[.O217]&amp;&quot;OR={&quot;&amp;CONCATENATE([.P217];[.Q217];[.R217];[.S217])&amp;&quot;}&quot;&quot;OR={&quot;&amp;CONCATENATE([.T217];[.U217];[.V217];[.W21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17]+1)" table:style-name="ce1">
            <text:p>tech2</text:p>
          </table:table-cell>
          <table:table-cell office:value-type="float" office:value="0" table:formula="of:=[.I216]" table:style-name="ce1">
            <text:p>0</text:p>
          </table:table-cell>
          <table:table-cell office:value-type="float" office:value="210" table:style-name="ce1">
            <text:p>210</text:p>
          </table:table-cell>
          <table:table-cell office:value-type="float" office:value="6" table:formula="of:=INT([.J217]/COUNTA([.$Z$7:.$AD$17]))+1" table:style-name="ce1">
            <text:p>6</text:p>
          </table:table-cell>
          <table:table-cell office:value-type="float" office:value="2" table:formula="of:=IF(INDEX([.$Z$7:.$AD$17];[.L216]+1;[.M216])=&quot;&quot;;1;[.L216]+1)" table:style-name="ce1">
            <text:p>2</text:p>
          </table:table-cell>
          <table:table-cell office:value-type="float" office:value="3" table:formula="of:=IF(INDEX([.$Z$7:.$AD$17];[.L216]+1;[.M216])=&quot;&quot;;IF([.M216]=5;1;[.M216]+1);[.M216])" table:style-name="ce1">
            <text:p>3</text:p>
          </table:table-cell>
          <table:table-cell office:value-type="float" office:value="2" table:formula="of:=IF([.B217]=[.C217];0;INDEX([.$Z$18:.$AD$25];INT([.$J217]/COUNTA([.$Z$7:.$AD$17]))+1;[.$M217]))" table:style-name="ce1">
            <text:p>2</text:p>
          </table:table-cell>
          <table:table-cell table:style-name="ce1"/>
          <table:table-cell office:value-type="string" office:string-value="" table:formula="of:=IF(INDEX([.AF$18:.AF$200];[.$K217])=&quot;&quot;;&quot;&quot;;[.AF$17]&amp;&quot; = yes &quot;)" table:style-name="ce1"/>
          <table:table-cell office:value-type="string" office:string-value="" table:formula="of:=IF(INDEX([.AG$18:.AG$200];[.$K217])=&quot;&quot;;&quot;&quot;;[.AG$17]&amp;&quot; = yes &quot;)" table:style-name="ce1"/>
          <table:table-cell office:value-type="string" office:string-value="" table:formula="of:=IF(INDEX([.AH$18:.AH$200];[.$K217])=&quot;&quot;;&quot;&quot;;[.AH$17]&amp;&quot; = yes &quot;)" table:style-name="ce1"/>
          <table:table-cell office:value-type="string" office:string-value="" table:formula="of:=IF(INDEX([.AI$18:.AI$200];[.$K217])=&quot;&quot;;&quot;&quot;;[.AI$17]&amp;&quot; = yes &quot;)" table:style-name="ce1"/>
          <table:table-cell office:value-type="string" office:string-value="" table:formula="of:=IF(INDEX([.AF$18:.AF$200];MATCH([.$C217];[.$Y$18:.$Y$200]))=&quot;&quot;;&quot;&quot;;[.AF$17]&amp;&quot; = yes &quot;)" table:style-name="ce1"/>
          <table:table-cell office:value-type="string" office:string-value="" table:formula="of:=IF(INDEX([.AG$18:.AG$200];MATCH([.$C217];[.$Y$18:.$Y$200]))=&quot;&quot;;&quot;&quot;;[.AG$17]&amp;&quot; = yes &quot;)" table:style-name="ce1"/>
          <table:table-cell office:value-type="string" office:string-value="" table:formula="of:=IF(INDEX([.AH$18:.AH$200];MATCH([.$C217];[.$Y$18:.$Y$200]))=&quot;&quot;;&quot;&quot;;[.AH$17]&amp;&quot; = yes &quot;)" table:style-name="ce1"/>
          <table:table-cell office:value-type="string" office:string-value="" table:formula="of:=IF(INDEX([.AI$18:.AI$200];MATCH([.$C21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11</text:p>
          </table:table-cell>
          <table:table-cell office:value-type="string" office:string-value="pc_oasis" table:formula="of:=INDEX([.Y$18:.Y$200];[.K218])" table:style-name="ce1">
            <text:p>pc_oasis</text:p>
          </table:table-cell>
          <table:table-cell office:value-type="string" office:string-value="pc_hadesert" table:formula="of:=INDEX([.$Z$7:.$AD$17];[.L218];[.M218])" table:style-name="ce1">
            <text:p>pc_hadesert</text:p>
          </table:table-cell>
          <table:table-cell office:value-type="string" office:string-value="@terraforming_cost_level_2" table:formula="of:=[.$X$8]&amp;[.N218]" table:style-name="ce1">
            <text:p>@terraforming_cost_level_2</text:p>
          </table:table-cell>
          <table:table-cell office:value-type="string" office:string-value="@terraforming_duration_level_2" table:formula="of:=[.$X$9]&amp;[.N218]" table:style-name="ce1">
            <text:p>@terraforming_duration_level_2</text:p>
          </table:table-cell>
          <table:table-cell office:value-type="string" office:string-value="OR={}&quot;OR={}" table:formula="of:=[.O218]&amp;&quot;OR={&quot;&amp;CONCATENATE([.P218];[.Q218];[.R218];[.S218])&amp;&quot;}&quot;&quot;OR={&quot;&amp;CONCATENATE([.T218];[.U218];[.V218];[.W21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18]+1)" table:style-name="ce1">
            <text:p>tech2</text:p>
          </table:table-cell>
          <table:table-cell office:value-type="float" office:value="0" table:formula="of:=[.I217]" table:style-name="ce1">
            <text:p>0</text:p>
          </table:table-cell>
          <table:table-cell office:value-type="float" office:value="211" table:style-name="ce1">
            <text:p>211</text:p>
          </table:table-cell>
          <table:table-cell office:value-type="float" office:value="6" table:formula="of:=INT([.J218]/COUNTA([.$Z$7:.$AD$17]))+1" table:style-name="ce1">
            <text:p>6</text:p>
          </table:table-cell>
          <table:table-cell office:value-type="float" office:value="3" table:formula="of:=IF(INDEX([.$Z$7:.$AD$17];[.L217]+1;[.M217])=&quot;&quot;;1;[.L217]+1)" table:style-name="ce1">
            <text:p>3</text:p>
          </table:table-cell>
          <table:table-cell office:value-type="float" office:value="3" table:formula="of:=IF(INDEX([.$Z$7:.$AD$17];[.L217]+1;[.M217])=&quot;&quot;;IF([.M217]=5;1;[.M217]+1);[.M217])" table:style-name="ce1">
            <text:p>3</text:p>
          </table:table-cell>
          <table:table-cell office:value-type="float" office:value="2" table:formula="of:=IF([.B218]=[.C218];0;INDEX([.$Z$18:.$AD$25];INT([.$J218]/COUNTA([.$Z$7:.$AD$17]))+1;[.$M218]))" table:style-name="ce1">
            <text:p>2</text:p>
          </table:table-cell>
          <table:table-cell table:style-name="ce1"/>
          <table:table-cell office:value-type="string" office:string-value="" table:formula="of:=IF(INDEX([.AF$18:.AF$200];[.$K218])=&quot;&quot;;&quot;&quot;;[.AF$17]&amp;&quot; = yes &quot;)" table:style-name="ce1"/>
          <table:table-cell office:value-type="string" office:string-value="" table:formula="of:=IF(INDEX([.AG$18:.AG$200];[.$K218])=&quot;&quot;;&quot;&quot;;[.AG$17]&amp;&quot; = yes &quot;)" table:style-name="ce1"/>
          <table:table-cell office:value-type="string" office:string-value="" table:formula="of:=IF(INDEX([.AH$18:.AH$200];[.$K218])=&quot;&quot;;&quot;&quot;;[.AH$17]&amp;&quot; = yes &quot;)" table:style-name="ce1"/>
          <table:table-cell office:value-type="string" office:string-value="" table:formula="of:=IF(INDEX([.AI$18:.AI$200];[.$K218])=&quot;&quot;;&quot;&quot;;[.AI$17]&amp;&quot; = yes &quot;)" table:style-name="ce1"/>
          <table:table-cell office:value-type="string" office:string-value="" table:formula="of:=IF(INDEX([.AF$18:.AF$200];MATCH([.$C218];[.$Y$18:.$Y$200]))=&quot;&quot;;&quot;&quot;;[.AF$17]&amp;&quot; = yes &quot;)" table:style-name="ce1"/>
          <table:table-cell office:value-type="string" office:string-value="" table:formula="of:=IF(INDEX([.AG$18:.AG$200];MATCH([.$C218];[.$Y$18:.$Y$200]))=&quot;&quot;;&quot;&quot;;[.AG$17]&amp;&quot; = yes &quot;)" table:style-name="ce1"/>
          <table:table-cell office:value-type="string" office:string-value="" table:formula="of:=IF(INDEX([.AH$18:.AH$200];MATCH([.$C218];[.$Y$18:.$Y$200]))=&quot;&quot;;&quot;&quot;;[.AH$17]&amp;&quot; = yes &quot;)" table:style-name="ce1"/>
          <table:table-cell office:value-type="string" office:string-value="" table:formula="of:=IF(INDEX([.AI$18:.AI$200];MATCH([.$C21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12</text:p>
          </table:table-cell>
          <table:table-cell office:value-type="string" office:string-value="pc_oasis" table:formula="of:=INDEX([.Y$18:.Y$200];[.K219])" table:style-name="ce1">
            <text:p>pc_oasis</text:p>
          </table:table-cell>
          <table:table-cell office:value-type="string" office:string-value="pc_antarctic" table:formula="of:=INDEX([.$Z$7:.$AD$17];[.L219];[.M219])" table:style-name="ce1">
            <text:p>pc_antarctic</text:p>
          </table:table-cell>
          <table:table-cell office:value-type="string" office:string-value="@terraforming_cost_level_2" table:formula="of:=[.$X$8]&amp;[.N219]" table:style-name="ce1">
            <text:p>@terraforming_cost_level_2</text:p>
          </table:table-cell>
          <table:table-cell office:value-type="string" office:string-value="@terraforming_duration_level_2" table:formula="of:=[.$X$9]&amp;[.N219]" table:style-name="ce1">
            <text:p>@terraforming_duration_level_2</text:p>
          </table:table-cell>
          <table:table-cell office:value-type="float" office:value="0" table:formula="of:=[.O219]&amp;&quot;OR={&quot;&amp;CONCATENATE([.P219];[.Q219];[.R219];[.S219])&amp;&quot;}&quot;&quot;OR={&quot;&amp;CONCATENATE([.T219];[.U219];[.V219];[.W219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19]+1)" table:style-name="ce1">
            <text:p>tech2</text:p>
          </table:table-cell>
          <table:table-cell office:value-type="float" office:value="0" table:formula="of:=[.I218]" table:style-name="ce1">
            <text:p>0</text:p>
          </table:table-cell>
          <table:table-cell office:value-type="float" office:value="212" table:style-name="ce1">
            <text:p>212</text:p>
          </table:table-cell>
          <table:table-cell office:value-type="float" office:value="6" table:formula="of:=INT([.J219]/COUNTA([.$Z$7:.$AD$17]))+1" table:style-name="ce1">
            <text:p>6</text:p>
          </table:table-cell>
          <table:table-cell office:value-type="float" office:value="4" table:formula="of:=IF(INDEX([.$Z$7:.$AD$17];[.L218]+1;[.M218])=&quot;&quot;;1;[.L218]+1)" table:style-name="ce1">
            <text:p>4</text:p>
          </table:table-cell>
          <table:table-cell office:value-type="float" office:value="3" table:formula="of:=IF(INDEX([.$Z$7:.$AD$17];[.L218]+1;[.M218])=&quot;&quot;;IF([.M218]=5;1;[.M218]+1);[.M218])" table:style-name="ce1">
            <text:p>3</text:p>
          </table:table-cell>
          <table:table-cell office:value-type="float" office:value="2" table:formula="of:=IF([.B219]=[.C219];0;INDEX([.$Z$18:.$AD$25];INT([.$J219]/COUNTA([.$Z$7:.$AD$17]))+1;[.$M219]))" table:style-name="ce1">
            <text:p>2</text:p>
          </table:table-cell>
          <table:table-cell table:style-name="ce1"/>
          <table:table-cell office:value-type="string" office:string-value="" table:formula="of:=IF(INDEX([.AF$18:.AF$200];[.$K219])=&quot;&quot;;&quot;&quot;;[.AF$17]&amp;&quot; = yes &quot;)" table:style-name="ce1"/>
          <table:table-cell office:value-type="string" office:string-value="" table:formula="of:=IF(INDEX([.AG$18:.AG$200];[.$K219])=&quot;&quot;;&quot;&quot;;[.AG$17]&amp;&quot; = yes &quot;)" table:style-name="ce1"/>
          <table:table-cell office:value-type="string" office:string-value="" table:formula="of:=IF(INDEX([.AH$18:.AH$200];[.$K219])=&quot;&quot;;&quot;&quot;;[.AH$17]&amp;&quot; = yes &quot;)" table:style-name="ce1"/>
          <table:table-cell office:value-type="string" office:string-value="" table:formula="of:=IF(INDEX([.AI$18:.AI$200];[.$K219])=&quot;&quot;;&quot;&quot;;[.AI$17]&amp;&quot; = yes &quot;)" table:style-name="ce1"/>
          <table:table-cell office:value-type="float" office:value="0" table:formula="of:=IF(INDEX([.AF$18:.AF$200];MATCH([.$C219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219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219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219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13</text:p>
          </table:table-cell>
          <table:table-cell office:value-type="string" office:string-value="pc_oasis" table:formula="of:=INDEX([.Y$18:.Y$200];[.K220])" table:style-name="ce1">
            <text:p>pc_oasis</text:p>
          </table:table-cell>
          <table:table-cell office:value-type="string" office:string-value="pc_tundra" table:formula="of:=INDEX([.$Z$7:.$AD$17];[.L220];[.M220])" table:style-name="ce1">
            <text:p>pc_tundra</text:p>
          </table:table-cell>
          <table:table-cell office:value-type="string" office:string-value="@terraforming_cost_level_2" table:formula="of:=[.$X$8]&amp;[.N220]" table:style-name="ce1">
            <text:p>@terraforming_cost_level_2</text:p>
          </table:table-cell>
          <table:table-cell office:value-type="string" office:string-value="@terraforming_duration_level_2" table:formula="of:=[.$X$9]&amp;[.N220]" table:style-name="ce1">
            <text:p>@terraforming_duration_level_2</text:p>
          </table:table-cell>
          <table:table-cell office:value-type="string" office:string-value="OR={}&quot;OR={}" table:formula="of:=[.O220]&amp;&quot;OR={&quot;&amp;CONCATENATE([.P220];[.Q220];[.R220];[.S220])&amp;&quot;}&quot;&quot;OR={&quot;&amp;CONCATENATE([.T220];[.U220];[.V220];[.W22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20]+1)" table:style-name="ce1">
            <text:p>tech2</text:p>
          </table:table-cell>
          <table:table-cell office:value-type="float" office:value="0" table:formula="of:=[.I219]" table:style-name="ce1">
            <text:p>0</text:p>
          </table:table-cell>
          <table:table-cell office:value-type="float" office:value="213" table:style-name="ce1">
            <text:p>213</text:p>
          </table:table-cell>
          <table:table-cell office:value-type="float" office:value="6" table:formula="of:=INT([.J220]/COUNTA([.$Z$7:.$AD$17]))+1" table:style-name="ce1">
            <text:p>6</text:p>
          </table:table-cell>
          <table:table-cell office:value-type="float" office:value="5" table:formula="of:=IF(INDEX([.$Z$7:.$AD$17];[.L219]+1;[.M219])=&quot;&quot;;1;[.L219]+1)" table:style-name="ce1">
            <text:p>5</text:p>
          </table:table-cell>
          <table:table-cell office:value-type="float" office:value="3" table:formula="of:=IF(INDEX([.$Z$7:.$AD$17];[.L219]+1;[.M219])=&quot;&quot;;IF([.M219]=5;1;[.M219]+1);[.M219])" table:style-name="ce1">
            <text:p>3</text:p>
          </table:table-cell>
          <table:table-cell office:value-type="float" office:value="2" table:formula="of:=IF([.B220]=[.C220];0;INDEX([.$Z$18:.$AD$25];INT([.$J220]/COUNTA([.$Z$7:.$AD$17]))+1;[.$M220]))" table:style-name="ce1">
            <text:p>2</text:p>
          </table:table-cell>
          <table:table-cell table:style-name="ce1"/>
          <table:table-cell office:value-type="string" office:string-value="" table:formula="of:=IF(INDEX([.AF$18:.AF$200];[.$K220])=&quot;&quot;;&quot;&quot;;[.AF$17]&amp;&quot; = yes &quot;)" table:style-name="ce1"/>
          <table:table-cell office:value-type="string" office:string-value="" table:formula="of:=IF(INDEX([.AG$18:.AG$200];[.$K220])=&quot;&quot;;&quot;&quot;;[.AG$17]&amp;&quot; = yes &quot;)" table:style-name="ce1"/>
          <table:table-cell office:value-type="string" office:string-value="" table:formula="of:=IF(INDEX([.AH$18:.AH$200];[.$K220])=&quot;&quot;;&quot;&quot;;[.AH$17]&amp;&quot; = yes &quot;)" table:style-name="ce1"/>
          <table:table-cell office:value-type="string" office:string-value="" table:formula="of:=IF(INDEX([.AI$18:.AI$200];[.$K220])=&quot;&quot;;&quot;&quot;;[.AI$17]&amp;&quot; = yes &quot;)" table:style-name="ce1"/>
          <table:table-cell office:value-type="string" office:string-value="" table:formula="of:=IF(INDEX([.AF$18:.AF$200];MATCH([.$C220];[.$Y$18:.$Y$200]))=&quot;&quot;;&quot;&quot;;[.AF$17]&amp;&quot; = yes &quot;)" table:style-name="ce1"/>
          <table:table-cell office:value-type="string" office:string-value="" table:formula="of:=IF(INDEX([.AG$18:.AG$200];MATCH([.$C220];[.$Y$18:.$Y$200]))=&quot;&quot;;&quot;&quot;;[.AG$17]&amp;&quot; = yes &quot;)" table:style-name="ce1"/>
          <table:table-cell office:value-type="string" office:string-value="" table:formula="of:=IF(INDEX([.AH$18:.AH$200];MATCH([.$C220];[.$Y$18:.$Y$200]))=&quot;&quot;;&quot;&quot;;[.AH$17]&amp;&quot; = yes &quot;)" table:style-name="ce1"/>
          <table:table-cell office:value-type="string" office:string-value="" table:formula="of:=IF(INDEX([.AI$18:.AI$200];MATCH([.$C22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14</text:p>
          </table:table-cell>
          <table:table-cell office:value-type="string" office:string-value="pc_oasis" table:formula="of:=INDEX([.Y$18:.Y$200];[.K221])" table:style-name="ce1">
            <text:p>pc_oasis</text:p>
          </table:table-cell>
          <table:table-cell office:value-type="string" office:string-value="pc_alpine" table:formula="of:=INDEX([.$Z$7:.$AD$17];[.L221];[.M221])" table:style-name="ce1">
            <text:p>pc_alpine</text:p>
          </table:table-cell>
          <table:table-cell office:value-type="string" office:string-value="@terraforming_cost_level_2" table:formula="of:=[.$X$8]&amp;[.N221]" table:style-name="ce1">
            <text:p>@terraforming_cost_level_2</text:p>
          </table:table-cell>
          <table:table-cell office:value-type="string" office:string-value="@terraforming_duration_level_2" table:formula="of:=[.$X$9]&amp;[.N221]" table:style-name="ce1">
            <text:p>@terraforming_duration_level_2</text:p>
          </table:table-cell>
          <table:table-cell office:value-type="float" office:value="0" table:formula="of:=[.O221]&amp;&quot;OR={&quot;&amp;CONCATENATE([.P221];[.Q221];[.R221];[.S221])&amp;&quot;}&quot;&quot;OR={&quot;&amp;CONCATENATE([.T221];[.U221];[.V221];[.W221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21]+1)" table:style-name="ce1">
            <text:p>tech2</text:p>
          </table:table-cell>
          <table:table-cell office:value-type="float" office:value="0" table:formula="of:=[.I220]" table:style-name="ce1">
            <text:p>0</text:p>
          </table:table-cell>
          <table:table-cell office:value-type="float" office:value="214" table:style-name="ce1">
            <text:p>214</text:p>
          </table:table-cell>
          <table:table-cell office:value-type="float" office:value="6" table:formula="of:=INT([.J221]/COUNTA([.$Z$7:.$AD$17]))+1" table:style-name="ce1">
            <text:p>6</text:p>
          </table:table-cell>
          <table:table-cell office:value-type="float" office:value="6" table:formula="of:=IF(INDEX([.$Z$7:.$AD$17];[.L220]+1;[.M220])=&quot;&quot;;1;[.L220]+1)" table:style-name="ce1">
            <text:p>6</text:p>
          </table:table-cell>
          <table:table-cell office:value-type="float" office:value="3" table:formula="of:=IF(INDEX([.$Z$7:.$AD$17];[.L220]+1;[.M220])=&quot;&quot;;IF([.M220]=5;1;[.M220]+1);[.M220])" table:style-name="ce1">
            <text:p>3</text:p>
          </table:table-cell>
          <table:table-cell office:value-type="float" office:value="2" table:formula="of:=IF([.B221]=[.C221];0;INDEX([.$Z$18:.$AD$25];INT([.$J221]/COUNTA([.$Z$7:.$AD$17]))+1;[.$M221]))" table:style-name="ce1">
            <text:p>2</text:p>
          </table:table-cell>
          <table:table-cell table:style-name="ce1"/>
          <table:table-cell office:value-type="string" office:string-value="" table:formula="of:=IF(INDEX([.AF$18:.AF$200];[.$K221])=&quot;&quot;;&quot;&quot;;[.AF$17]&amp;&quot; = yes &quot;)" table:style-name="ce1"/>
          <table:table-cell office:value-type="string" office:string-value="" table:formula="of:=IF(INDEX([.AG$18:.AG$200];[.$K221])=&quot;&quot;;&quot;&quot;;[.AG$17]&amp;&quot; = yes &quot;)" table:style-name="ce1"/>
          <table:table-cell office:value-type="string" office:string-value="" table:formula="of:=IF(INDEX([.AH$18:.AH$200];[.$K221])=&quot;&quot;;&quot;&quot;;[.AH$17]&amp;&quot; = yes &quot;)" table:style-name="ce1"/>
          <table:table-cell office:value-type="string" office:string-value="" table:formula="of:=IF(INDEX([.AI$18:.AI$200];[.$K221])=&quot;&quot;;&quot;&quot;;[.AI$17]&amp;&quot; = yes &quot;)" table:style-name="ce1"/>
          <table:table-cell office:value-type="float" office:value="0" table:formula="of:=IF(INDEX([.AF$18:.AF$200];MATCH([.$C221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221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221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221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15</text:p>
          </table:table-cell>
          <table:table-cell office:value-type="string" office:string-value="pc_oasis" table:formula="of:=INDEX([.Y$18:.Y$200];[.K222])" table:style-name="ce1">
            <text:p>pc_oasis</text:p>
          </table:table-cell>
          <table:table-cell office:value-type="string" office:string-value="pc_greenhouse_cold" table:formula="of:=INDEX([.$Z$7:.$AD$17];[.L222];[.M222])" table:style-name="ce1">
            <text:p>pc_greenhouse_cold</text:p>
          </table:table-cell>
          <table:table-cell office:value-type="string" office:string-value="@terraforming_cost_level_2" table:formula="of:=[.$X$8]&amp;[.N222]" table:style-name="ce1">
            <text:p>@terraforming_cost_level_2</text:p>
          </table:table-cell>
          <table:table-cell office:value-type="string" office:string-value="@terraforming_duration_level_2" table:formula="of:=[.$X$9]&amp;[.N222]" table:style-name="ce1">
            <text:p>@terraforming_duration_level_2</text:p>
          </table:table-cell>
          <table:table-cell office:value-type="string" office:string-value="OR={}&quot;OR={}" table:formula="of:=[.O222]&amp;&quot;OR={&quot;&amp;CONCATENATE([.P222];[.Q222];[.R222];[.S222])&amp;&quot;}&quot;&quot;OR={&quot;&amp;CONCATENATE([.T222];[.U222];[.V222];[.W22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22]+1)" table:style-name="ce1">
            <text:p>tech2</text:p>
          </table:table-cell>
          <table:table-cell office:value-type="float" office:value="0" table:formula="of:=[.I221]" table:style-name="ce1">
            <text:p>0</text:p>
          </table:table-cell>
          <table:table-cell office:value-type="float" office:value="215" table:style-name="ce1">
            <text:p>215</text:p>
          </table:table-cell>
          <table:table-cell office:value-type="float" office:value="6" table:formula="of:=INT([.J222]/COUNTA([.$Z$7:.$AD$17]))+1" table:style-name="ce1">
            <text:p>6</text:p>
          </table:table-cell>
          <table:table-cell office:value-type="float" office:value="7" table:formula="of:=IF(INDEX([.$Z$7:.$AD$17];[.L221]+1;[.M221])=&quot;&quot;;1;[.L221]+1)" table:style-name="ce1">
            <text:p>7</text:p>
          </table:table-cell>
          <table:table-cell office:value-type="float" office:value="3" table:formula="of:=IF(INDEX([.$Z$7:.$AD$17];[.L221]+1;[.M221])=&quot;&quot;;IF([.M221]=5;1;[.M221]+1);[.M221])" table:style-name="ce1">
            <text:p>3</text:p>
          </table:table-cell>
          <table:table-cell office:value-type="float" office:value="2" table:formula="of:=IF([.B222]=[.C222];0;INDEX([.$Z$18:.$AD$25];INT([.$J222]/COUNTA([.$Z$7:.$AD$17]))+1;[.$M222]))" table:style-name="ce1">
            <text:p>2</text:p>
          </table:table-cell>
          <table:table-cell table:style-name="ce1"/>
          <table:table-cell office:value-type="string" office:string-value="" table:formula="of:=IF(INDEX([.AF$18:.AF$200];[.$K222])=&quot;&quot;;&quot;&quot;;[.AF$17]&amp;&quot; = yes &quot;)" table:style-name="ce1"/>
          <table:table-cell office:value-type="string" office:string-value="" table:formula="of:=IF(INDEX([.AG$18:.AG$200];[.$K222])=&quot;&quot;;&quot;&quot;;[.AG$17]&amp;&quot; = yes &quot;)" table:style-name="ce1"/>
          <table:table-cell office:value-type="string" office:string-value="" table:formula="of:=IF(INDEX([.AH$18:.AH$200];[.$K222])=&quot;&quot;;&quot;&quot;;[.AH$17]&amp;&quot; = yes &quot;)" table:style-name="ce1"/>
          <table:table-cell office:value-type="string" office:string-value="" table:formula="of:=IF(INDEX([.AI$18:.AI$200];[.$K222])=&quot;&quot;;&quot;&quot;;[.AI$17]&amp;&quot; = yes &quot;)" table:style-name="ce1"/>
          <table:table-cell office:value-type="string" office:string-value="" table:formula="of:=IF(INDEX([.AF$18:.AF$200];MATCH([.$C222];[.$Y$18:.$Y$200]))=&quot;&quot;;&quot;&quot;;[.AF$17]&amp;&quot; = yes &quot;)" table:style-name="ce1"/>
          <table:table-cell office:value-type="string" office:string-value="" table:formula="of:=IF(INDEX([.AG$18:.AG$200];MATCH([.$C222];[.$Y$18:.$Y$200]))=&quot;&quot;;&quot;&quot;;[.AG$17]&amp;&quot; = yes &quot;)" table:style-name="ce1"/>
          <table:table-cell office:value-type="string" office:string-value="" table:formula="of:=IF(INDEX([.AH$18:.AH$200];MATCH([.$C222];[.$Y$18:.$Y$200]))=&quot;&quot;;&quot;&quot;;[.AH$17]&amp;&quot; = yes &quot;)" table:style-name="ce1"/>
          <table:table-cell office:value-type="string" office:string-value="" table:formula="of:=IF(INDEX([.AI$18:.AI$200];MATCH([.$C22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16</text:p>
          </table:table-cell>
          <table:table-cell office:value-type="string" office:string-value="pc_oasis" table:formula="of:=INDEX([.Y$18:.Y$200];[.K223])" table:style-name="ce1">
            <text:p>pc_oasis</text:p>
          </table:table-cell>
          <table:table-cell office:value-type="string" office:string-value="pc_arctic" table:formula="of:=INDEX([.$Z$7:.$AD$17];[.L223];[.M223])" table:style-name="ce1">
            <text:p>pc_arctic</text:p>
          </table:table-cell>
          <table:table-cell office:value-type="string" office:string-value="@terraforming_cost_level_3" table:formula="of:=[.$X$8]&amp;[.N223]" table:style-name="ce1">
            <text:p>@terraforming_cost_level_3</text:p>
          </table:table-cell>
          <table:table-cell office:value-type="string" office:string-value="@terraforming_duration_level_3" table:formula="of:=[.$X$9]&amp;[.N223]" table:style-name="ce1">
            <text:p>@terraforming_duration_level_3</text:p>
          </table:table-cell>
          <table:table-cell office:value-type="float" office:value="0" table:formula="of:=[.O223]&amp;&quot;OR={&quot;&amp;CONCATENATE([.P223];[.Q223];[.R223];[.S223])&amp;&quot;}&quot;&quot;OR={&quot;&amp;CONCATENATE([.T223];[.U223];[.V223];[.W223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223]+1)" table:style-name="ce1">
            <text:p>tech3</text:p>
          </table:table-cell>
          <table:table-cell office:value-type="float" office:value="0" table:formula="of:=[.I222]" table:style-name="ce1">
            <text:p>0</text:p>
          </table:table-cell>
          <table:table-cell office:value-type="float" office:value="216" table:style-name="ce1">
            <text:p>216</text:p>
          </table:table-cell>
          <table:table-cell office:value-type="float" office:value="6" table:formula="of:=INT([.J223]/COUNTA([.$Z$7:.$AD$17]))+1" table:style-name="ce1">
            <text:p>6</text:p>
          </table:table-cell>
          <table:table-cell office:value-type="float" office:value="1" table:formula="of:=IF(INDEX([.$Z$7:.$AD$17];[.L222]+1;[.M222])=&quot;&quot;;1;[.L222]+1)" table:style-name="ce1">
            <text:p>1</text:p>
          </table:table-cell>
          <table:table-cell office:value-type="float" office:value="4" table:formula="of:=IF(INDEX([.$Z$7:.$AD$17];[.L222]+1;[.M222])=&quot;&quot;;IF([.M222]=5;1;[.M222]+1);[.M222])" table:style-name="ce1">
            <text:p>4</text:p>
          </table:table-cell>
          <table:table-cell office:value-type="float" office:value="3" table:formula="of:=IF([.B223]=[.C223];0;INDEX([.$Z$18:.$AD$25];INT([.$J223]/COUNTA([.$Z$7:.$AD$17]))+1;[.$M223]))" table:style-name="ce1">
            <text:p>3</text:p>
          </table:table-cell>
          <table:table-cell table:style-name="ce1"/>
          <table:table-cell office:value-type="string" office:string-value="" table:formula="of:=IF(INDEX([.AF$18:.AF$200];[.$K223])=&quot;&quot;;&quot;&quot;;[.AF$17]&amp;&quot; = yes &quot;)" table:style-name="ce1"/>
          <table:table-cell office:value-type="string" office:string-value="" table:formula="of:=IF(INDEX([.AG$18:.AG$200];[.$K223])=&quot;&quot;;&quot;&quot;;[.AG$17]&amp;&quot; = yes &quot;)" table:style-name="ce1"/>
          <table:table-cell office:value-type="string" office:string-value="" table:formula="of:=IF(INDEX([.AH$18:.AH$200];[.$K223])=&quot;&quot;;&quot;&quot;;[.AH$17]&amp;&quot; = yes &quot;)" table:style-name="ce1"/>
          <table:table-cell office:value-type="string" office:string-value="" table:formula="of:=IF(INDEX([.AI$18:.AI$200];[.$K223])=&quot;&quot;;&quot;&quot;;[.AI$17]&amp;&quot; = yes &quot;)" table:style-name="ce1"/>
          <table:table-cell office:value-type="float" office:value="0" table:formula="of:=IF(INDEX([.AF$18:.AF$200];MATCH([.$C223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223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223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223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17</text:p>
          </table:table-cell>
          <table:table-cell office:value-type="string" office:string-value="pc_oasis" table:formula="of:=INDEX([.Y$18:.Y$200];[.K224])" table:style-name="ce1">
            <text:p>pc_oasis</text:p>
          </table:table-cell>
          <table:table-cell office:value-type="string" office:string-value="pc_swamp" table:formula="of:=INDEX([.$Z$7:.$AD$17];[.L224];[.M224])" table:style-name="ce1">
            <text:p>pc_swamp</text:p>
          </table:table-cell>
          <table:table-cell office:value-type="string" office:string-value="@terraforming_cost_level_3" table:formula="of:=[.$X$8]&amp;[.N224]" table:style-name="ce1">
            <text:p>@terraforming_cost_level_3</text:p>
          </table:table-cell>
          <table:table-cell office:value-type="string" office:string-value="@terraforming_duration_level_3" table:formula="of:=[.$X$9]&amp;[.N224]" table:style-name="ce1">
            <text:p>@terraforming_duration_level_3</text:p>
          </table:table-cell>
          <table:table-cell office:value-type="string" office:string-value="OR={}&quot;OR={}" table:formula="of:=[.O224]&amp;&quot;OR={&quot;&amp;CONCATENATE([.P224];[.Q224];[.R224];[.S224])&amp;&quot;}&quot;&quot;OR={&quot;&amp;CONCATENATE([.T224];[.U224];[.V224];[.W22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224]+1)" table:style-name="ce1">
            <text:p>tech3</text:p>
          </table:table-cell>
          <table:table-cell office:value-type="float" office:value="0" table:formula="of:=[.I223]" table:style-name="ce1">
            <text:p>0</text:p>
          </table:table-cell>
          <table:table-cell office:value-type="float" office:value="217" table:style-name="ce1">
            <text:p>217</text:p>
          </table:table-cell>
          <table:table-cell office:value-type="float" office:value="6" table:formula="of:=INT([.J224]/COUNTA([.$Z$7:.$AD$17]))+1" table:style-name="ce1">
            <text:p>6</text:p>
          </table:table-cell>
          <table:table-cell office:value-type="float" office:value="2" table:formula="of:=IF(INDEX([.$Z$7:.$AD$17];[.L223]+1;[.M223])=&quot;&quot;;1;[.L223]+1)" table:style-name="ce1">
            <text:p>2</text:p>
          </table:table-cell>
          <table:table-cell office:value-type="float" office:value="4" table:formula="of:=IF(INDEX([.$Z$7:.$AD$17];[.L223]+1;[.M223])=&quot;&quot;;IF([.M223]=5;1;[.M223]+1);[.M223])" table:style-name="ce1">
            <text:p>4</text:p>
          </table:table-cell>
          <table:table-cell office:value-type="float" office:value="3" table:formula="of:=IF([.B224]=[.C224];0;INDEX([.$Z$18:.$AD$25];INT([.$J224]/COUNTA([.$Z$7:.$AD$17]))+1;[.$M224]))" table:style-name="ce1">
            <text:p>3</text:p>
          </table:table-cell>
          <table:table-cell table:style-name="ce1"/>
          <table:table-cell office:value-type="string" office:string-value="" table:formula="of:=IF(INDEX([.AF$18:.AF$200];[.$K224])=&quot;&quot;;&quot;&quot;;[.AF$17]&amp;&quot; = yes &quot;)" table:style-name="ce1"/>
          <table:table-cell office:value-type="string" office:string-value="" table:formula="of:=IF(INDEX([.AG$18:.AG$200];[.$K224])=&quot;&quot;;&quot;&quot;;[.AG$17]&amp;&quot; = yes &quot;)" table:style-name="ce1"/>
          <table:table-cell office:value-type="string" office:string-value="" table:formula="of:=IF(INDEX([.AH$18:.AH$200];[.$K224])=&quot;&quot;;&quot;&quot;;[.AH$17]&amp;&quot; = yes &quot;)" table:style-name="ce1"/>
          <table:table-cell office:value-type="string" office:string-value="" table:formula="of:=IF(INDEX([.AI$18:.AI$200];[.$K224])=&quot;&quot;;&quot;&quot;;[.AI$17]&amp;&quot; = yes &quot;)" table:style-name="ce1"/>
          <table:table-cell office:value-type="string" office:string-value="" table:formula="of:=IF(INDEX([.AF$18:.AF$200];MATCH([.$C224];[.$Y$18:.$Y$200]))=&quot;&quot;;&quot;&quot;;[.AF$17]&amp;&quot; = yes &quot;)" table:style-name="ce1"/>
          <table:table-cell office:value-type="string" office:string-value="" table:formula="of:=IF(INDEX([.AG$18:.AG$200];MATCH([.$C224];[.$Y$18:.$Y$200]))=&quot;&quot;;&quot;&quot;;[.AG$17]&amp;&quot; = yes &quot;)" table:style-name="ce1"/>
          <table:table-cell office:value-type="string" office:string-value="" table:formula="of:=IF(INDEX([.AH$18:.AH$200];MATCH([.$C224];[.$Y$18:.$Y$200]))=&quot;&quot;;&quot;&quot;;[.AH$17]&amp;&quot; = yes &quot;)" table:style-name="ce1"/>
          <table:table-cell office:value-type="string" office:string-value="" table:formula="of:=IF(INDEX([.AI$18:.AI$200];MATCH([.$C22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18</text:p>
          </table:table-cell>
          <table:table-cell office:value-type="string" office:string-value="pc_oasis" table:formula="of:=INDEX([.Y$18:.Y$200];[.K225])" table:style-name="ce1">
            <text:p>pc_oasis</text:p>
          </table:table-cell>
          <table:table-cell office:value-type="string" office:string-value="pc_cascadian" table:formula="of:=INDEX([.$Z$7:.$AD$17];[.L225];[.M225])" table:style-name="ce1">
            <text:p>pc_cascadian</text:p>
          </table:table-cell>
          <table:table-cell office:value-type="string" office:string-value="@terraforming_cost_level_3" table:formula="of:=[.$X$8]&amp;[.N225]" table:style-name="ce1">
            <text:p>@terraforming_cost_level_3</text:p>
          </table:table-cell>
          <table:table-cell office:value-type="string" office:string-value="@terraforming_duration_level_3" table:formula="of:=[.$X$9]&amp;[.N225]" table:style-name="ce1">
            <text:p>@terraforming_duration_level_3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225]&amp;&quot;OR={&quot;&amp;CONCATENATE([.P225];[.Q225];[.R225];[.S225])&amp;&quot;}&quot;&quot;OR={&quot;&amp;CONCATENATE([.T225];[.U225];[.V225];[.W225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225]+1)" table:style-name="ce1">
            <text:p>tech3</text:p>
          </table:table-cell>
          <table:table-cell office:value-type="float" office:value="0" table:formula="of:=[.I224]" table:style-name="ce1">
            <text:p>0</text:p>
          </table:table-cell>
          <table:table-cell office:value-type="float" office:value="218" table:style-name="ce1">
            <text:p>218</text:p>
          </table:table-cell>
          <table:table-cell office:value-type="float" office:value="6" table:formula="of:=INT([.J225]/COUNTA([.$Z$7:.$AD$17]))+1" table:style-name="ce1">
            <text:p>6</text:p>
          </table:table-cell>
          <table:table-cell office:value-type="float" office:value="3" table:formula="of:=IF(INDEX([.$Z$7:.$AD$17];[.L224]+1;[.M224])=&quot;&quot;;1;[.L224]+1)" table:style-name="ce1">
            <text:p>3</text:p>
          </table:table-cell>
          <table:table-cell office:value-type="float" office:value="4" table:formula="of:=IF(INDEX([.$Z$7:.$AD$17];[.L224]+1;[.M224])=&quot;&quot;;IF([.M224]=5;1;[.M224]+1);[.M224])" table:style-name="ce1">
            <text:p>4</text:p>
          </table:table-cell>
          <table:table-cell office:value-type="float" office:value="3" table:formula="of:=IF([.B225]=[.C225];0;INDEX([.$Z$18:.$AD$25];INT([.$J225]/COUNTA([.$Z$7:.$AD$17]))+1;[.$M225]))" table:style-name="ce1">
            <text:p>3</text:p>
          </table:table-cell>
          <table:table-cell table:style-name="ce1"/>
          <table:table-cell office:value-type="string" office:string-value="" table:formula="of:=IF(INDEX([.AF$18:.AF$200];[.$K225])=&quot;&quot;;&quot;&quot;;[.AF$17]&amp;&quot; = yes &quot;)" table:style-name="ce1"/>
          <table:table-cell office:value-type="string" office:string-value="" table:formula="of:=IF(INDEX([.AG$18:.AG$200];[.$K225])=&quot;&quot;;&quot;&quot;;[.AG$17]&amp;&quot; = yes &quot;)" table:style-name="ce1"/>
          <table:table-cell office:value-type="string" office:string-value="" table:formula="of:=IF(INDEX([.AH$18:.AH$200];[.$K225])=&quot;&quot;;&quot;&quot;;[.AH$17]&amp;&quot; = yes &quot;)" table:style-name="ce1"/>
          <table:table-cell office:value-type="string" office:string-value="" table:formula="of:=IF(INDEX([.AI$18:.AI$200];[.$K225])=&quot;&quot;;&quot;&quot;;[.AI$17]&amp;&quot; = yes &quot;)" table:style-name="ce1"/>
          <table:table-cell office:value-type="string" office:string-value="planetary_diversity_enabled = yes " table:formula="of:=IF(INDEX([.AF$18:.AF$200];MATCH([.$C225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225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225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225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19</text:p>
          </table:table-cell>
          <table:table-cell office:value-type="string" office:string-value="pc_oasis" table:formula="of:=INDEX([.Y$18:.Y$200];[.K226])" table:style-name="ce1">
            <text:p>pc_oasis</text:p>
          </table:table-cell>
          <table:table-cell office:value-type="string" office:string-value="pc_geothermal" table:formula="of:=INDEX([.$Z$7:.$AD$17];[.L226];[.M226])" table:style-name="ce1">
            <text:p>pc_geothermal</text:p>
          </table:table-cell>
          <table:table-cell office:value-type="string" office:string-value="@terraforming_cost_level_3" table:formula="of:=[.$X$8]&amp;[.N226]" table:style-name="ce1">
            <text:p>@terraforming_cost_level_3</text:p>
          </table:table-cell>
          <table:table-cell office:value-type="string" office:string-value="@terraforming_duration_level_3" table:formula="of:=[.$X$9]&amp;[.N226]" table:style-name="ce1">
            <text:p>@terraforming_duration_level_3</text:p>
          </table:table-cell>
          <table:table-cell office:value-type="string" office:string-value="OR={}&quot;OR={}" table:formula="of:=[.O226]&amp;&quot;OR={&quot;&amp;CONCATENATE([.P226];[.Q226];[.R226];[.S226])&amp;&quot;}&quot;&quot;OR={&quot;&amp;CONCATENATE([.T226];[.U226];[.V226];[.W22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226]+1)" table:style-name="ce1">
            <text:p>tech3</text:p>
          </table:table-cell>
          <table:table-cell office:value-type="float" office:value="0" table:formula="of:=[.I225]" table:style-name="ce1">
            <text:p>0</text:p>
          </table:table-cell>
          <table:table-cell office:value-type="float" office:value="219" table:style-name="ce1">
            <text:p>219</text:p>
          </table:table-cell>
          <table:table-cell office:value-type="float" office:value="6" table:formula="of:=INT([.J226]/COUNTA([.$Z$7:.$AD$17]))+1" table:style-name="ce1">
            <text:p>6</text:p>
          </table:table-cell>
          <table:table-cell office:value-type="float" office:value="4" table:formula="of:=IF(INDEX([.$Z$7:.$AD$17];[.L225]+1;[.M225])=&quot;&quot;;1;[.L225]+1)" table:style-name="ce1">
            <text:p>4</text:p>
          </table:table-cell>
          <table:table-cell office:value-type="float" office:value="4" table:formula="of:=IF(INDEX([.$Z$7:.$AD$17];[.L225]+1;[.M225])=&quot;&quot;;IF([.M225]=5;1;[.M225]+1);[.M225])" table:style-name="ce1">
            <text:p>4</text:p>
          </table:table-cell>
          <table:table-cell office:value-type="float" office:value="3" table:formula="of:=IF([.B226]=[.C226];0;INDEX([.$Z$18:.$AD$25];INT([.$J226]/COUNTA([.$Z$7:.$AD$17]))+1;[.$M226]))" table:style-name="ce1">
            <text:p>3</text:p>
          </table:table-cell>
          <table:table-cell table:style-name="ce1"/>
          <table:table-cell office:value-type="string" office:string-value="" table:formula="of:=IF(INDEX([.AF$18:.AF$200];[.$K226])=&quot;&quot;;&quot;&quot;;[.AF$17]&amp;&quot; = yes &quot;)" table:style-name="ce1"/>
          <table:table-cell office:value-type="string" office:string-value="" table:formula="of:=IF(INDEX([.AG$18:.AG$200];[.$K226])=&quot;&quot;;&quot;&quot;;[.AG$17]&amp;&quot; = yes &quot;)" table:style-name="ce1"/>
          <table:table-cell office:value-type="string" office:string-value="" table:formula="of:=IF(INDEX([.AH$18:.AH$200];[.$K226])=&quot;&quot;;&quot;&quot;;[.AH$17]&amp;&quot; = yes &quot;)" table:style-name="ce1"/>
          <table:table-cell office:value-type="string" office:string-value="" table:formula="of:=IF(INDEX([.AI$18:.AI$200];[.$K226])=&quot;&quot;;&quot;&quot;;[.AI$17]&amp;&quot; = yes &quot;)" table:style-name="ce1"/>
          <table:table-cell office:value-type="string" office:string-value="" table:formula="of:=IF(INDEX([.AF$18:.AF$200];MATCH([.$C226];[.$Y$18:.$Y$200]))=&quot;&quot;;&quot;&quot;;[.AF$17]&amp;&quot; = yes &quot;)" table:style-name="ce1"/>
          <table:table-cell office:value-type="string" office:string-value="" table:formula="of:=IF(INDEX([.AG$18:.AG$200];MATCH([.$C226];[.$Y$18:.$Y$200]))=&quot;&quot;;&quot;&quot;;[.AG$17]&amp;&quot; = yes &quot;)" table:style-name="ce1"/>
          <table:table-cell office:value-type="string" office:string-value="" table:formula="of:=IF(INDEX([.AH$18:.AH$200];MATCH([.$C226];[.$Y$18:.$Y$200]))=&quot;&quot;;&quot;&quot;;[.AH$17]&amp;&quot; = yes &quot;)" table:style-name="ce1"/>
          <table:table-cell office:value-type="string" office:string-value="" table:formula="of:=IF(INDEX([.AI$18:.AI$200];MATCH([.$C22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20</text:p>
          </table:table-cell>
          <table:table-cell office:value-type="string" office:string-value="pc_oasis" table:formula="of:=INDEX([.Y$18:.Y$200];[.K227])" table:style-name="ce1">
            <text:p>pc_oasis</text:p>
          </table:table-cell>
          <table:table-cell office:value-type="string" office:string-value="pc_glacial" table:formula="of:=INDEX([.$Z$7:.$AD$17];[.L227];[.M227])" table:style-name="ce1">
            <text:p>pc_glacial</text:p>
          </table:table-cell>
          <table:table-cell office:value-type="string" office:string-value="@terraforming_cost_level_3" table:formula="of:=[.$X$8]&amp;[.N227]" table:style-name="ce1">
            <text:p>@terraforming_cost_level_3</text:p>
          </table:table-cell>
          <table:table-cell office:value-type="string" office:string-value="@terraforming_duration_level_3" table:formula="of:=[.$X$9]&amp;[.N227]" table:style-name="ce1">
            <text:p>@terraforming_duration_level_3</text:p>
          </table:table-cell>
          <table:table-cell office:value-type="string" office:string-value="OR={}&quot;OR={}" table:formula="of:=[.O227]&amp;&quot;OR={&quot;&amp;CONCATENATE([.P227];[.Q227];[.R227];[.S227])&amp;&quot;}&quot;&quot;OR={&quot;&amp;CONCATENATE([.T227];[.U227];[.V227];[.W22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227]+1)" table:style-name="ce1">
            <text:p>tech3</text:p>
          </table:table-cell>
          <table:table-cell office:value-type="float" office:value="0" table:formula="of:=[.I226]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6" table:formula="of:=INT([.J227]/COUNTA([.$Z$7:.$AD$17]))+1" table:style-name="ce1">
            <text:p>6</text:p>
          </table:table-cell>
          <table:table-cell office:value-type="float" office:value="5" table:formula="of:=IF(INDEX([.$Z$7:.$AD$17];[.L226]+1;[.M226])=&quot;&quot;;1;[.L226]+1)" table:style-name="ce1">
            <text:p>5</text:p>
          </table:table-cell>
          <table:table-cell office:value-type="float" office:value="4" table:formula="of:=IF(INDEX([.$Z$7:.$AD$17];[.L226]+1;[.M226])=&quot;&quot;;IF([.M226]=5;1;[.M226]+1);[.M226])" table:style-name="ce1">
            <text:p>4</text:p>
          </table:table-cell>
          <table:table-cell office:value-type="float" office:value="3" table:formula="of:=IF([.B227]=[.C227];0;INDEX([.$Z$18:.$AD$25];INT([.$J227]/COUNTA([.$Z$7:.$AD$17]))+1;[.$M227]))" table:style-name="ce1">
            <text:p>3</text:p>
          </table:table-cell>
          <table:table-cell table:style-name="ce1"/>
          <table:table-cell office:value-type="string" office:string-value="" table:formula="of:=IF(INDEX([.AF$18:.AF$200];[.$K227])=&quot;&quot;;&quot;&quot;;[.AF$17]&amp;&quot; = yes &quot;)" table:style-name="ce1"/>
          <table:table-cell office:value-type="string" office:string-value="" table:formula="of:=IF(INDEX([.AG$18:.AG$200];[.$K227])=&quot;&quot;;&quot;&quot;;[.AG$17]&amp;&quot; = yes &quot;)" table:style-name="ce1"/>
          <table:table-cell office:value-type="string" office:string-value="" table:formula="of:=IF(INDEX([.AH$18:.AH$200];[.$K227])=&quot;&quot;;&quot;&quot;;[.AH$17]&amp;&quot; = yes &quot;)" table:style-name="ce1"/>
          <table:table-cell office:value-type="string" office:string-value="" table:formula="of:=IF(INDEX([.AI$18:.AI$200];[.$K227])=&quot;&quot;;&quot;&quot;;[.AI$17]&amp;&quot; = yes &quot;)" table:style-name="ce1"/>
          <table:table-cell office:value-type="string" office:string-value="" table:formula="of:=IF(INDEX([.AF$18:.AF$200];MATCH([.$C227];[.$Y$18:.$Y$200]))=&quot;&quot;;&quot;&quot;;[.AF$17]&amp;&quot; = yes &quot;)" table:style-name="ce1"/>
          <table:table-cell office:value-type="string" office:string-value="" table:formula="of:=IF(INDEX([.AG$18:.AG$200];MATCH([.$C227];[.$Y$18:.$Y$200]))=&quot;&quot;;&quot;&quot;;[.AG$17]&amp;&quot; = yes &quot;)" table:style-name="ce1"/>
          <table:table-cell office:value-type="string" office:string-value="" table:formula="of:=IF(INDEX([.AH$18:.AH$200];MATCH([.$C227];[.$Y$18:.$Y$200]))=&quot;&quot;;&quot;&quot;;[.AH$17]&amp;&quot; = yes &quot;)" table:style-name="ce1"/>
          <table:table-cell office:value-type="string" office:string-value="" table:formula="of:=IF(INDEX([.AI$18:.AI$200];MATCH([.$C22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21</text:p>
          </table:table-cell>
          <table:table-cell office:value-type="string" office:string-value="pc_oasis" table:formula="of:=INDEX([.Y$18:.Y$200];[.K228])" table:style-name="ce1">
            <text:p>pc_oasis</text:p>
          </table:table-cell>
          <table:table-cell office:value-type="string" office:string-value="pc_subarctic" table:formula="of:=INDEX([.$Z$7:.$AD$17];[.L228];[.M228])" table:style-name="ce1">
            <text:p>pc_subarctic</text:p>
          </table:table-cell>
          <table:table-cell office:value-type="string" office:string-value="@terraforming_cost_level_3" table:formula="of:=[.$X$8]&amp;[.N228]" table:style-name="ce1">
            <text:p>@terraforming_cost_level_3</text:p>
          </table:table-cell>
          <table:table-cell office:value-type="string" office:string-value="@terraforming_duration_level_3" table:formula="of:=[.$X$9]&amp;[.N228]" table:style-name="ce1">
            <text:p>@terraforming_duration_level_3</text:p>
          </table:table-cell>
          <table:table-cell office:value-type="string" office:string-value="OR={}&quot;OR={}" table:formula="of:=[.O228]&amp;&quot;OR={&quot;&amp;CONCATENATE([.P228];[.Q228];[.R228];[.S228])&amp;&quot;}&quot;&quot;OR={&quot;&amp;CONCATENATE([.T228];[.U228];[.V228];[.W22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228]+1)" table:style-name="ce1">
            <text:p>tech3</text:p>
          </table:table-cell>
          <table:table-cell office:value-type="float" office:value="0" table:formula="of:=[.I227]" table:style-name="ce1">
            <text:p>0</text:p>
          </table:table-cell>
          <table:table-cell office:value-type="float" office:value="221" table:style-name="ce1">
            <text:p>221</text:p>
          </table:table-cell>
          <table:table-cell office:value-type="float" office:value="6" table:formula="of:=INT([.J228]/COUNTA([.$Z$7:.$AD$17]))+1" table:style-name="ce1">
            <text:p>6</text:p>
          </table:table-cell>
          <table:table-cell office:value-type="float" office:value="6" table:formula="of:=IF(INDEX([.$Z$7:.$AD$17];[.L227]+1;[.M227])=&quot;&quot;;1;[.L227]+1)" table:style-name="ce1">
            <text:p>6</text:p>
          </table:table-cell>
          <table:table-cell office:value-type="float" office:value="4" table:formula="of:=IF(INDEX([.$Z$7:.$AD$17];[.L227]+1;[.M227])=&quot;&quot;;IF([.M227]=5;1;[.M227]+1);[.M227])" table:style-name="ce1">
            <text:p>4</text:p>
          </table:table-cell>
          <table:table-cell office:value-type="float" office:value="3" table:formula="of:=IF([.B228]=[.C228];0;INDEX([.$Z$18:.$AD$25];INT([.$J228]/COUNTA([.$Z$7:.$AD$17]))+1;[.$M228]))" table:style-name="ce1">
            <text:p>3</text:p>
          </table:table-cell>
          <table:table-cell table:style-name="ce1"/>
          <table:table-cell office:value-type="string" office:string-value="" table:formula="of:=IF(INDEX([.AF$18:.AF$200];[.$K228])=&quot;&quot;;&quot;&quot;;[.AF$17]&amp;&quot; = yes &quot;)" table:style-name="ce1"/>
          <table:table-cell office:value-type="string" office:string-value="" table:formula="of:=IF(INDEX([.AG$18:.AG$200];[.$K228])=&quot;&quot;;&quot;&quot;;[.AG$17]&amp;&quot; = yes &quot;)" table:style-name="ce1"/>
          <table:table-cell office:value-type="string" office:string-value="" table:formula="of:=IF(INDEX([.AH$18:.AH$200];[.$K228])=&quot;&quot;;&quot;&quot;;[.AH$17]&amp;&quot; = yes &quot;)" table:style-name="ce1"/>
          <table:table-cell office:value-type="string" office:string-value="" table:formula="of:=IF(INDEX([.AI$18:.AI$200];[.$K228])=&quot;&quot;;&quot;&quot;;[.AI$17]&amp;&quot; = yes &quot;)" table:style-name="ce1"/>
          <table:table-cell office:value-type="string" office:string-value="" table:formula="of:=IF(INDEX([.AF$18:.AF$200];MATCH([.$C228];[.$Y$18:.$Y$200]))=&quot;&quot;;&quot;&quot;;[.AF$17]&amp;&quot; = yes &quot;)" table:style-name="ce1"/>
          <table:table-cell office:value-type="string" office:string-value="" table:formula="of:=IF(INDEX([.AG$18:.AG$200];MATCH([.$C228];[.$Y$18:.$Y$200]))=&quot;&quot;;&quot;&quot;;[.AG$17]&amp;&quot; = yes &quot;)" table:style-name="ce1"/>
          <table:table-cell office:value-type="string" office:string-value="" table:formula="of:=IF(INDEX([.AH$18:.AH$200];MATCH([.$C228];[.$Y$18:.$Y$200]))=&quot;&quot;;&quot;&quot;;[.AH$17]&amp;&quot; = yes &quot;)" table:style-name="ce1"/>
          <table:table-cell office:value-type="string" office:string-value="" table:formula="of:=IF(INDEX([.AI$18:.AI$200];MATCH([.$C22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22</text:p>
          </table:table-cell>
          <table:table-cell office:value-type="string" office:string-value="pc_oasis" table:formula="of:=INDEX([.Y$18:.Y$200];[.K229])" table:style-name="ce1">
            <text:p>pc_oasis</text:p>
          </table:table-cell>
          <table:table-cell office:value-type="string" office:string-value="pc_marginal_cold" table:formula="of:=INDEX([.$Z$7:.$AD$17];[.L229];[.M229])" table:style-name="ce1">
            <text:p>pc_marginal_cold</text:p>
          </table:table-cell>
          <table:table-cell office:value-type="string" office:string-value="@terraforming_cost_level_3" table:formula="of:=[.$X$8]&amp;[.N229]" table:style-name="ce1">
            <text:p>@terraforming_cost_level_3</text:p>
          </table:table-cell>
          <table:table-cell office:value-type="string" office:string-value="@terraforming_duration_level_3" table:formula="of:=[.$X$9]&amp;[.N229]" table:style-name="ce1">
            <text:p>@terraforming_duration_level_3</text:p>
          </table:table-cell>
          <table:table-cell office:value-type="string" office:string-value="OR={}&quot;OR={}" table:formula="of:=[.O229]&amp;&quot;OR={&quot;&amp;CONCATENATE([.P229];[.Q229];[.R229];[.S229])&amp;&quot;}&quot;&quot;OR={&quot;&amp;CONCATENATE([.T229];[.U229];[.V229];[.W22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229]+1)" table:style-name="ce1">
            <text:p>tech3</text:p>
          </table:table-cell>
          <table:table-cell office:value-type="float" office:value="0" table:formula="of:=[.I228]" table:style-name="ce1">
            <text:p>0</text:p>
          </table:table-cell>
          <table:table-cell office:value-type="float" office:value="222" table:style-name="ce1">
            <text:p>222</text:p>
          </table:table-cell>
          <table:table-cell office:value-type="float" office:value="6" table:formula="of:=INT([.J229]/COUNTA([.$Z$7:.$AD$17]))+1" table:style-name="ce1">
            <text:p>6</text:p>
          </table:table-cell>
          <table:table-cell office:value-type="float" office:value="7" table:formula="of:=IF(INDEX([.$Z$7:.$AD$17];[.L228]+1;[.M228])=&quot;&quot;;1;[.L228]+1)" table:style-name="ce1">
            <text:p>7</text:p>
          </table:table-cell>
          <table:table-cell office:value-type="float" office:value="4" table:formula="of:=IF(INDEX([.$Z$7:.$AD$17];[.L228]+1;[.M228])=&quot;&quot;;IF([.M228]=5;1;[.M228]+1);[.M228])" table:style-name="ce1">
            <text:p>4</text:p>
          </table:table-cell>
          <table:table-cell office:value-type="float" office:value="3" table:formula="of:=IF([.B229]=[.C229];0;INDEX([.$Z$18:.$AD$25];INT([.$J229]/COUNTA([.$Z$7:.$AD$17]))+1;[.$M229]))" table:style-name="ce1">
            <text:p>3</text:p>
          </table:table-cell>
          <table:table-cell table:style-name="ce1"/>
          <table:table-cell office:value-type="string" office:string-value="" table:formula="of:=IF(INDEX([.AF$18:.AF$200];[.$K229])=&quot;&quot;;&quot;&quot;;[.AF$17]&amp;&quot; = yes &quot;)" table:style-name="ce1"/>
          <table:table-cell office:value-type="string" office:string-value="" table:formula="of:=IF(INDEX([.AG$18:.AG$200];[.$K229])=&quot;&quot;;&quot;&quot;;[.AG$17]&amp;&quot; = yes &quot;)" table:style-name="ce1"/>
          <table:table-cell office:value-type="string" office:string-value="" table:formula="of:=IF(INDEX([.AH$18:.AH$200];[.$K229])=&quot;&quot;;&quot;&quot;;[.AH$17]&amp;&quot; = yes &quot;)" table:style-name="ce1"/>
          <table:table-cell office:value-type="string" office:string-value="" table:formula="of:=IF(INDEX([.AI$18:.AI$200];[.$K229])=&quot;&quot;;&quot;&quot;;[.AI$17]&amp;&quot; = yes &quot;)" table:style-name="ce1"/>
          <table:table-cell office:value-type="string" office:string-value="" table:formula="of:=IF(INDEX([.AF$18:.AF$200];MATCH([.$C229];[.$Y$18:.$Y$200]))=&quot;&quot;;&quot;&quot;;[.AF$17]&amp;&quot; = yes &quot;)" table:style-name="ce1"/>
          <table:table-cell office:value-type="string" office:string-value="" table:formula="of:=IF(INDEX([.AG$18:.AG$200];MATCH([.$C229];[.$Y$18:.$Y$200]))=&quot;&quot;;&quot;&quot;;[.AG$17]&amp;&quot; = yes &quot;)" table:style-name="ce1"/>
          <table:table-cell office:value-type="string" office:string-value="" table:formula="of:=IF(INDEX([.AH$18:.AH$200];MATCH([.$C229];[.$Y$18:.$Y$200]))=&quot;&quot;;&quot;&quot;;[.AH$17]&amp;&quot; = yes &quot;)" table:style-name="ce1"/>
          <table:table-cell office:value-type="string" office:string-value="" table:formula="of:=IF(INDEX([.AI$18:.AI$200];MATCH([.$C22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23</text:p>
          </table:table-cell>
          <table:table-cell office:value-type="string" office:string-value="pc_oasis" table:formula="of:=INDEX([.Y$18:.Y$200];[.K230])" table:style-name="ce1">
            <text:p>pc_oasis</text:p>
          </table:table-cell>
          <table:table-cell office:value-type="string" office:string-value="pc_gaia" table:formula="of:=INDEX([.$Z$7:.$AD$17];[.L230];[.M230])" table:style-name="ce1">
            <text:p>pc_gaia</text:p>
          </table:table-cell>
          <table:table-cell office:value-type="string" office:string-value="@terraforming_cost_level_4" table:formula="of:=[.$X$8]&amp;[.N230]" table:style-name="ce1">
            <text:p>@terraforming_cost_level_4</text:p>
          </table:table-cell>
          <table:table-cell office:value-type="string" office:string-value="@terraforming_duration_level_4" table:formula="of:=[.$X$9]&amp;[.N230]" table:style-name="ce1">
            <text:p>@terraforming_duration_level_4</text:p>
          </table:table-cell>
          <table:table-cell office:value-type="string" office:string-value="OR={}&quot;OR={}" table:formula="of:=[.O230]&amp;&quot;OR={&quot;&amp;CONCATENATE([.P230];[.Q230];[.R230];[.S230])&amp;&quot;}&quot;&quot;OR={&quot;&amp;CONCATENATE([.T230];[.U230];[.V230];[.W23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230]+1)" table:style-name="ce1">
            <text:p>tech4</text:p>
          </table:table-cell>
          <table:table-cell office:value-type="float" office:value="0" table:formula="of:=[.I229]" table:style-name="ce1">
            <text:p>0</text:p>
          </table:table-cell>
          <table:table-cell office:value-type="float" office:value="223" table:style-name="ce1">
            <text:p>223</text:p>
          </table:table-cell>
          <table:table-cell office:value-type="float" office:value="6" table:formula="of:=INT([.J230]/COUNTA([.$Z$7:.$AD$17]))+1" table:style-name="ce1">
            <text:p>6</text:p>
          </table:table-cell>
          <table:table-cell office:value-type="float" office:value="1" table:formula="of:=IF(INDEX([.$Z$7:.$AD$17];[.L229]+1;[.M229])=&quot;&quot;;1;[.L229]+1)" table:style-name="ce1">
            <text:p>1</text:p>
          </table:table-cell>
          <table:table-cell office:value-type="float" office:value="5" table:formula="of:=IF(INDEX([.$Z$7:.$AD$17];[.L229]+1;[.M229])=&quot;&quot;;IF([.M229]=5;1;[.M229]+1);[.M229])" table:style-name="ce1">
            <text:p>5</text:p>
          </table:table-cell>
          <table:table-cell office:value-type="float" office:value="4" table:formula="of:=IF([.B230]=[.C230];0;INDEX([.$Z$18:.$AD$25];INT([.$J230]/COUNTA([.$Z$7:.$AD$17]))+1;[.$M230]))" table:style-name="ce1">
            <text:p>4</text:p>
          </table:table-cell>
          <table:table-cell table:style-name="ce1"/>
          <table:table-cell office:value-type="string" office:string-value="" table:formula="of:=IF(INDEX([.AF$18:.AF$200];[.$K230])=&quot;&quot;;&quot;&quot;;[.AF$17]&amp;&quot; = yes &quot;)" table:style-name="ce1"/>
          <table:table-cell office:value-type="string" office:string-value="" table:formula="of:=IF(INDEX([.AG$18:.AG$200];[.$K230])=&quot;&quot;;&quot;&quot;;[.AG$17]&amp;&quot; = yes &quot;)" table:style-name="ce1"/>
          <table:table-cell office:value-type="string" office:string-value="" table:formula="of:=IF(INDEX([.AH$18:.AH$200];[.$K230])=&quot;&quot;;&quot;&quot;;[.AH$17]&amp;&quot; = yes &quot;)" table:style-name="ce1"/>
          <table:table-cell office:value-type="string" office:string-value="" table:formula="of:=IF(INDEX([.AI$18:.AI$200];[.$K230])=&quot;&quot;;&quot;&quot;;[.AI$17]&amp;&quot; = yes &quot;)" table:style-name="ce1"/>
          <table:table-cell office:value-type="string" office:string-value="" table:formula="of:=IF(INDEX([.AF$18:.AF$200];MATCH([.$C230];[.$Y$18:.$Y$200]))=&quot;&quot;;&quot;&quot;;[.AF$17]&amp;&quot; = yes &quot;)" table:style-name="ce1"/>
          <table:table-cell office:value-type="string" office:string-value="" table:formula="of:=IF(INDEX([.AG$18:.AG$200];MATCH([.$C230];[.$Y$18:.$Y$200]))=&quot;&quot;;&quot;&quot;;[.AG$17]&amp;&quot; = yes &quot;)" table:style-name="ce1"/>
          <table:table-cell office:value-type="string" office:string-value="" table:formula="of:=IF(INDEX([.AH$18:.AH$200];MATCH([.$C230];[.$Y$18:.$Y$200]))=&quot;&quot;;&quot;&quot;;[.AH$17]&amp;&quot; = yes &quot;)" table:style-name="ce1"/>
          <table:table-cell office:value-type="string" office:string-value="" table:formula="of:=IF(INDEX([.AI$18:.AI$200];MATCH([.$C23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24</text:p>
          </table:table-cell>
          <table:table-cell office:value-type="string" office:string-value="pc_oasis" table:formula="of:=INDEX([.Y$18:.Y$200];[.K231])" table:style-name="ce1">
            <text:p>pc_oasis</text:p>
          </table:table-cell>
          <table:table-cell office:value-type="string" office:string-value="pc_machine" table:formula="of:=INDEX([.$Z$7:.$AD$17];[.L231];[.M231])" table:style-name="ce1">
            <text:p>pc_machine</text:p>
          </table:table-cell>
          <table:table-cell office:value-type="string" office:string-value="@terraforming_cost_level_4" table:formula="of:=[.$X$8]&amp;[.N231]" table:style-name="ce1">
            <text:p>@terraforming_cost_level_4</text:p>
          </table:table-cell>
          <table:table-cell office:value-type="string" office:string-value="@terraforming_duration_level_4" table:formula="of:=[.$X$9]&amp;[.N231]" table:style-name="ce1">
            <text:p>@terraforming_duration_level_4</text:p>
          </table:table-cell>
          <table:table-cell office:value-type="string" office:string-value="OR={}&quot;OR={}" table:formula="of:=[.O231]&amp;&quot;OR={&quot;&amp;CONCATENATE([.P231];[.Q231];[.R231];[.S231])&amp;&quot;}&quot;&quot;OR={&quot;&amp;CONCATENATE([.T231];[.U231];[.V231];[.W23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231]+1)" table:style-name="ce1">
            <text:p>tech4</text:p>
          </table:table-cell>
          <table:table-cell office:value-type="float" office:value="0" table:formula="of:=[.I230]" table:style-name="ce1">
            <text:p>0</text:p>
          </table:table-cell>
          <table:table-cell office:value-type="float" office:value="224" table:style-name="ce1">
            <text:p>224</text:p>
          </table:table-cell>
          <table:table-cell office:value-type="float" office:value="6" table:formula="of:=INT([.J231]/COUNTA([.$Z$7:.$AD$17]))+1" table:style-name="ce1">
            <text:p>6</text:p>
          </table:table-cell>
          <table:table-cell office:value-type="float" office:value="2" table:formula="of:=IF(INDEX([.$Z$7:.$AD$17];[.L230]+1;[.M230])=&quot;&quot;;1;[.L230]+1)" table:style-name="ce1">
            <text:p>2</text:p>
          </table:table-cell>
          <table:table-cell office:value-type="float" office:value="5" table:formula="of:=IF(INDEX([.$Z$7:.$AD$17];[.L230]+1;[.M230])=&quot;&quot;;IF([.M230]=5;1;[.M230]+1);[.M230])" table:style-name="ce1">
            <text:p>5</text:p>
          </table:table-cell>
          <table:table-cell office:value-type="float" office:value="4" table:formula="of:=IF([.B231]=[.C231];0;INDEX([.$Z$18:.$AD$25];INT([.$J231]/COUNTA([.$Z$7:.$AD$17]))+1;[.$M231]))" table:style-name="ce1">
            <text:p>4</text:p>
          </table:table-cell>
          <table:table-cell table:style-name="ce1"/>
          <table:table-cell office:value-type="string" office:string-value="" table:formula="of:=IF(INDEX([.AF$18:.AF$200];[.$K231])=&quot;&quot;;&quot;&quot;;[.AF$17]&amp;&quot; = yes &quot;)" table:style-name="ce1"/>
          <table:table-cell office:value-type="string" office:string-value="" table:formula="of:=IF(INDEX([.AG$18:.AG$200];[.$K231])=&quot;&quot;;&quot;&quot;;[.AG$17]&amp;&quot; = yes &quot;)" table:style-name="ce1"/>
          <table:table-cell office:value-type="string" office:string-value="" table:formula="of:=IF(INDEX([.AH$18:.AH$200];[.$K231])=&quot;&quot;;&quot;&quot;;[.AH$17]&amp;&quot; = yes &quot;)" table:style-name="ce1"/>
          <table:table-cell office:value-type="string" office:string-value="" table:formula="of:=IF(INDEX([.AI$18:.AI$200];[.$K231])=&quot;&quot;;&quot;&quot;;[.AI$17]&amp;&quot; = yes &quot;)" table:style-name="ce1"/>
          <table:table-cell office:value-type="string" office:string-value="" table:formula="of:=IF(INDEX([.AF$18:.AF$200];MATCH([.$C231];[.$Y$18:.$Y$200]))=&quot;&quot;;&quot;&quot;;[.AF$17]&amp;&quot; = yes &quot;)" table:style-name="ce1"/>
          <table:table-cell office:value-type="string" office:string-value="" table:formula="of:=IF(INDEX([.AG$18:.AG$200];MATCH([.$C231];[.$Y$18:.$Y$200]))=&quot;&quot;;&quot;&quot;;[.AG$17]&amp;&quot; = yes &quot;)" table:style-name="ce1"/>
          <table:table-cell office:value-type="string" office:string-value="" table:formula="of:=IF(INDEX([.AH$18:.AH$200];MATCH([.$C231];[.$Y$18:.$Y$200]))=&quot;&quot;;&quot;&quot;;[.AH$17]&amp;&quot; = yes &quot;)" table:style-name="ce1"/>
          <table:table-cell office:value-type="string" office:string-value="" table:formula="of:=IF(INDEX([.AI$18:.AI$200];MATCH([.$C23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25</text:p>
          </table:table-cell>
          <table:table-cell office:value-type="string" office:string-value="pc_oasis" table:formula="of:=INDEX([.Y$18:.Y$200];[.K232])" table:style-name="ce1">
            <text:p>pc_oasis</text:p>
          </table:table-cell>
          <table:table-cell office:value-type="string" office:string-value="pc_cybertronic" table:formula="of:=INDEX([.$Z$7:.$AD$17];[.L232];[.M232])" table:style-name="ce1">
            <text:p>pc_cybertronic</text:p>
          </table:table-cell>
          <table:table-cell office:value-type="string" office:string-value="@terraforming_cost_level_4" table:formula="of:=[.$X$8]&amp;[.N232]" table:style-name="ce1">
            <text:p>@terraforming_cost_level_4</text:p>
          </table:table-cell>
          <table:table-cell office:value-type="string" office:string-value="@terraforming_duration_level_4" table:formula="of:=[.$X$9]&amp;[.N232]" table:style-name="ce1">
            <text:p>@terraforming_duration_level_4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232]&amp;&quot;OR={&quot;&amp;CONCATENATE([.P232];[.Q232];[.R232];[.S232])&amp;&quot;}&quot;&quot;OR={&quot;&amp;CONCATENATE([.T232];[.U232];[.V232];[.W232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232]+1)" table:style-name="ce1">
            <text:p>tech4</text:p>
          </table:table-cell>
          <table:table-cell office:value-type="float" office:value="0" table:formula="of:=[.I231]" table:style-name="ce1">
            <text:p>0</text:p>
          </table:table-cell>
          <table:table-cell office:value-type="float" office:value="225" table:style-name="ce1">
            <text:p>225</text:p>
          </table:table-cell>
          <table:table-cell office:value-type="float" office:value="6" table:formula="of:=INT([.J232]/COUNTA([.$Z$7:.$AD$17]))+1" table:style-name="ce1">
            <text:p>6</text:p>
          </table:table-cell>
          <table:table-cell office:value-type="float" office:value="3" table:formula="of:=IF(INDEX([.$Z$7:.$AD$17];[.L231]+1;[.M231])=&quot;&quot;;1;[.L231]+1)" table:style-name="ce1">
            <text:p>3</text:p>
          </table:table-cell>
          <table:table-cell office:value-type="float" office:value="5" table:formula="of:=IF(INDEX([.$Z$7:.$AD$17];[.L231]+1;[.M231])=&quot;&quot;;IF([.M231]=5;1;[.M231]+1);[.M231])" table:style-name="ce1">
            <text:p>5</text:p>
          </table:table-cell>
          <table:table-cell office:value-type="float" office:value="4" table:formula="of:=IF([.B232]=[.C232];0;INDEX([.$Z$18:.$AD$25];INT([.$J232]/COUNTA([.$Z$7:.$AD$17]))+1;[.$M232]))" table:style-name="ce1">
            <text:p>4</text:p>
          </table:table-cell>
          <table:table-cell table:style-name="ce1"/>
          <table:table-cell office:value-type="string" office:string-value="" table:formula="of:=IF(INDEX([.AF$18:.AF$200];[.$K232])=&quot;&quot;;&quot;&quot;;[.AF$17]&amp;&quot; = yes &quot;)" table:style-name="ce1"/>
          <table:table-cell office:value-type="string" office:string-value="" table:formula="of:=IF(INDEX([.AG$18:.AG$200];[.$K232])=&quot;&quot;;&quot;&quot;;[.AG$17]&amp;&quot; = yes &quot;)" table:style-name="ce1"/>
          <table:table-cell office:value-type="string" office:string-value="" table:formula="of:=IF(INDEX([.AH$18:.AH$200];[.$K232])=&quot;&quot;;&quot;&quot;;[.AH$17]&amp;&quot; = yes &quot;)" table:style-name="ce1"/>
          <table:table-cell office:value-type="string" office:string-value="" table:formula="of:=IF(INDEX([.AI$18:.AI$200];[.$K232])=&quot;&quot;;&quot;&quot;;[.AI$17]&amp;&quot; = yes &quot;)" table:style-name="ce1"/>
          <table:table-cell office:value-type="string" office:string-value="planetary_diversity_enabled = yes " table:formula="of:=IF(INDEX([.AF$18:.AF$200];MATCH([.$C232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232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232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232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26</text:p>
          </table:table-cell>
          <table:table-cell office:value-type="string" office:string-value="pc_oasis" table:formula="of:=INDEX([.Y$18:.Y$200];[.K233])" table:style-name="ce1">
            <text:p>pc_oasis</text:p>
          </table:table-cell>
          <table:table-cell office:value-type="string" office:string-value="pc_nuked" table:formula="of:=INDEX([.$Z$7:.$AD$17];[.L233];[.M233])" table:style-name="ce1">
            <text:p>pc_nuked</text:p>
          </table:table-cell>
          <table:table-cell office:value-type="string" office:string-value="@terraforming_cost_level_4" table:formula="of:=[.$X$8]&amp;[.N233]" table:style-name="ce1">
            <text:p>@terraforming_cost_level_4</text:p>
          </table:table-cell>
          <table:table-cell office:value-type="string" office:string-value="@terraforming_duration_level_4" table:formula="of:=[.$X$9]&amp;[.N233]" table:style-name="ce1">
            <text:p>@terraforming_duration_level_4</text:p>
          </table:table-cell>
          <table:table-cell office:value-type="string" office:string-value="OR={}&quot;OR={}" table:formula="of:=[.O233]&amp;&quot;OR={&quot;&amp;CONCATENATE([.P233];[.Q233];[.R233];[.S233])&amp;&quot;}&quot;&quot;OR={&quot;&amp;CONCATENATE([.T233];[.U233];[.V233];[.W23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233]+1)" table:style-name="ce1">
            <text:p>tech4</text:p>
          </table:table-cell>
          <table:table-cell office:value-type="float" office:value="0" table:formula="of:=[.I232]" table:style-name="ce1">
            <text:p>0</text:p>
          </table:table-cell>
          <table:table-cell office:value-type="float" office:value="226" table:style-name="ce1">
            <text:p>226</text:p>
          </table:table-cell>
          <table:table-cell office:value-type="float" office:value="6" table:formula="of:=INT([.J233]/COUNTA([.$Z$7:.$AD$17]))+1" table:style-name="ce1">
            <text:p>6</text:p>
          </table:table-cell>
          <table:table-cell office:value-type="float" office:value="4" table:formula="of:=IF(INDEX([.$Z$7:.$AD$17];[.L232]+1;[.M232])=&quot;&quot;;1;[.L232]+1)" table:style-name="ce1">
            <text:p>4</text:p>
          </table:table-cell>
          <table:table-cell office:value-type="float" office:value="5" table:formula="of:=IF(INDEX([.$Z$7:.$AD$17];[.L232]+1;[.M232])=&quot;&quot;;IF([.M232]=5;1;[.M232]+1);[.M232])" table:style-name="ce1">
            <text:p>5</text:p>
          </table:table-cell>
          <table:table-cell office:value-type="float" office:value="4" table:formula="of:=IF([.B233]=[.C233];0;INDEX([.$Z$18:.$AD$25];INT([.$J233]/COUNTA([.$Z$7:.$AD$17]))+1;[.$M233]))" table:style-name="ce1">
            <text:p>4</text:p>
          </table:table-cell>
          <table:table-cell table:style-name="ce1"/>
          <table:table-cell office:value-type="string" office:string-value="" table:formula="of:=IF(INDEX([.AF$18:.AF$200];[.$K233])=&quot;&quot;;&quot;&quot;;[.AF$17]&amp;&quot; = yes &quot;)" table:style-name="ce1"/>
          <table:table-cell office:value-type="string" office:string-value="" table:formula="of:=IF(INDEX([.AG$18:.AG$200];[.$K233])=&quot;&quot;;&quot;&quot;;[.AG$17]&amp;&quot; = yes &quot;)" table:style-name="ce1"/>
          <table:table-cell office:value-type="string" office:string-value="" table:formula="of:=IF(INDEX([.AH$18:.AH$200];[.$K233])=&quot;&quot;;&quot;&quot;;[.AH$17]&amp;&quot; = yes &quot;)" table:style-name="ce1"/>
          <table:table-cell office:value-type="string" office:string-value="" table:formula="of:=IF(INDEX([.AI$18:.AI$200];[.$K233])=&quot;&quot;;&quot;&quot;;[.AI$17]&amp;&quot; = yes &quot;)" table:style-name="ce1"/>
          <table:table-cell office:value-type="string" office:string-value="" table:formula="of:=IF(INDEX([.AF$18:.AF$200];MATCH([.$C233];[.$Y$18:.$Y$200]))=&quot;&quot;;&quot;&quot;;[.AF$17]&amp;&quot; = yes &quot;)" table:style-name="ce1"/>
          <table:table-cell office:value-type="string" office:string-value="" table:formula="of:=IF(INDEX([.AG$18:.AG$200];MATCH([.$C233];[.$Y$18:.$Y$200]))=&quot;&quot;;&quot;&quot;;[.AG$17]&amp;&quot; = yes &quot;)" table:style-name="ce1"/>
          <table:table-cell office:value-type="string" office:string-value="" table:formula="of:=IF(INDEX([.AH$18:.AH$200];MATCH([.$C233];[.$Y$18:.$Y$200]))=&quot;&quot;;&quot;&quot;;[.AH$17]&amp;&quot; = yes &quot;)" table:style-name="ce1"/>
          <table:table-cell office:value-type="string" office:string-value="" table:formula="of:=IF(INDEX([.AI$18:.AI$200];MATCH([.$C23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27</text:p>
          </table:table-cell>
          <table:table-cell office:value-type="string" office:string-value="pc_oasis" table:formula="of:=INDEX([.Y$18:.Y$200];[.K234])" table:style-name="ce1">
            <text:p>pc_oasis</text:p>
          </table:table-cell>
          <table:table-cell office:value-type="string" office:string-value="pc_floating" table:formula="of:=INDEX([.$Z$7:.$AD$17];[.L234];[.M234])" table:style-name="ce1">
            <text:p>pc_floating</text:p>
          </table:table-cell>
          <table:table-cell office:value-type="string" office:string-value="@terraforming_cost_level_4" table:formula="of:=[.$X$8]&amp;[.N234]" table:style-name="ce1">
            <text:p>@terraforming_cost_level_4</text:p>
          </table:table-cell>
          <table:table-cell office:value-type="string" office:string-value="@terraforming_duration_level_4" table:formula="of:=[.$X$9]&amp;[.N234]" table:style-name="ce1">
            <text:p>@terraforming_duration_level_4</text:p>
          </table:table-cell>
          <table:table-cell office:value-type="string" office:string-value="OR={}&quot;OR={}" table:formula="of:=[.O234]&amp;&quot;OR={&quot;&amp;CONCATENATE([.P234];[.Q234];[.R234];[.S234])&amp;&quot;}&quot;&quot;OR={&quot;&amp;CONCATENATE([.T234];[.U234];[.V234];[.W23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234]+1)" table:style-name="ce1">
            <text:p>tech4</text:p>
          </table:table-cell>
          <table:table-cell office:value-type="float" office:value="0" table:formula="of:=[.I233]" table:style-name="ce1">
            <text:p>0</text:p>
          </table:table-cell>
          <table:table-cell office:value-type="float" office:value="227" table:style-name="ce1">
            <text:p>227</text:p>
          </table:table-cell>
          <table:table-cell office:value-type="float" office:value="6" table:formula="of:=INT([.J234]/COUNTA([.$Z$7:.$AD$17]))+1" table:style-name="ce1">
            <text:p>6</text:p>
          </table:table-cell>
          <table:table-cell office:value-type="float" office:value="5" table:formula="of:=IF(INDEX([.$Z$7:.$AD$17];[.L233]+1;[.M233])=&quot;&quot;;1;[.L233]+1)" table:style-name="ce1">
            <text:p>5</text:p>
          </table:table-cell>
          <table:table-cell office:value-type="float" office:value="5" table:formula="of:=IF(INDEX([.$Z$7:.$AD$17];[.L233]+1;[.M233])=&quot;&quot;;IF([.M233]=5;1;[.M233]+1);[.M233])" table:style-name="ce1">
            <text:p>5</text:p>
          </table:table-cell>
          <table:table-cell office:value-type="float" office:value="4" table:formula="of:=IF([.B234]=[.C234];0;INDEX([.$Z$18:.$AD$25];INT([.$J234]/COUNTA([.$Z$7:.$AD$17]))+1;[.$M234]))" table:style-name="ce1">
            <text:p>4</text:p>
          </table:table-cell>
          <table:table-cell table:style-name="ce1"/>
          <table:table-cell office:value-type="string" office:string-value="" table:formula="of:=IF(INDEX([.AF$18:.AF$200];[.$K234])=&quot;&quot;;&quot;&quot;;[.AF$17]&amp;&quot; = yes &quot;)" table:style-name="ce1"/>
          <table:table-cell office:value-type="string" office:string-value="" table:formula="of:=IF(INDEX([.AG$18:.AG$200];[.$K234])=&quot;&quot;;&quot;&quot;;[.AG$17]&amp;&quot; = yes &quot;)" table:style-name="ce1"/>
          <table:table-cell office:value-type="string" office:string-value="" table:formula="of:=IF(INDEX([.AH$18:.AH$200];[.$K234])=&quot;&quot;;&quot;&quot;;[.AH$17]&amp;&quot; = yes &quot;)" table:style-name="ce1"/>
          <table:table-cell office:value-type="string" office:string-value="" table:formula="of:=IF(INDEX([.AI$18:.AI$200];[.$K234])=&quot;&quot;;&quot;&quot;;[.AI$17]&amp;&quot; = yes &quot;)" table:style-name="ce1"/>
          <table:table-cell office:value-type="string" office:string-value="" table:formula="of:=IF(INDEX([.AF$18:.AF$200];MATCH([.$C234];[.$Y$18:.$Y$200]))=&quot;&quot;;&quot;&quot;;[.AF$17]&amp;&quot; = yes &quot;)" table:style-name="ce1"/>
          <table:table-cell office:value-type="string" office:string-value="" table:formula="of:=IF(INDEX([.AG$18:.AG$200];MATCH([.$C234];[.$Y$18:.$Y$200]))=&quot;&quot;;&quot;&quot;;[.AG$17]&amp;&quot; = yes &quot;)" table:style-name="ce1"/>
          <table:table-cell office:value-type="string" office:string-value="" table:formula="of:=IF(INDEX([.AH$18:.AH$200];MATCH([.$C234];[.$Y$18:.$Y$200]))=&quot;&quot;;&quot;&quot;;[.AH$17]&amp;&quot; = yes &quot;)" table:style-name="ce1"/>
          <table:table-cell office:value-type="string" office:string-value="" table:formula="of:=IF(INDEX([.AI$18:.AI$200];MATCH([.$C23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28</text:p>
          </table:table-cell>
          <table:table-cell office:value-type="string" office:string-value="pc_marginal_dry" table:formula="of:=INDEX([.Y$18:.Y$200];[.K235])" table:style-name="ce1">
            <text:p>pc_marginal_dry</text:p>
          </table:table-cell>
          <table:table-cell office:value-type="string" office:string-value="pc_crystal" table:formula="of:=INDEX([.$Z$7:.$AD$17];[.L235];[.M235])" table:style-name="ce1">
            <text:p>pc_crystal</text:p>
          </table:table-cell>
          <table:table-cell office:value-type="string" office:string-value="@terraforming_cost_level_4" table:formula="of:=[.$X$8]&amp;[.N235]" table:style-name="ce1">
            <text:p>@terraforming_cost_level_4</text:p>
          </table:table-cell>
          <table:table-cell office:value-type="string" office:string-value="@terraforming_duration_level_4" table:formula="of:=[.$X$9]&amp;[.N235]" table:style-name="ce1">
            <text:p>@terraforming_duration_level_4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235]&amp;&quot;OR={&quot;&amp;CONCATENATE([.P235];[.Q235];[.R235];[.S235])&amp;&quot;}&quot;&quot;OR={&quot;&amp;CONCATENATE([.T235];[.U235];[.V235];[.W235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235]+1)" table:style-name="ce1">
            <text:p>tech4</text:p>
          </table:table-cell>
          <table:table-cell office:value-type="float" office:value="0" table:formula="of:=[.I234]" table:style-name="ce1">
            <text:p>0</text:p>
          </table:table-cell>
          <table:table-cell office:value-type="float" office:value="228" table:style-name="ce1">
            <text:p>228</text:p>
          </table:table-cell>
          <table:table-cell office:value-type="float" office:value="7" table:formula="of:=INT([.J235]/COUNTA([.$Z$7:.$AD$17]))+1" table:style-name="ce1">
            <text:p>7</text:p>
          </table:table-cell>
          <table:table-cell office:value-type="float" office:value="6" table:formula="of:=IF(INDEX([.$Z$7:.$AD$17];[.L234]+1;[.M234])=&quot;&quot;;1;[.L234]+1)" table:style-name="ce1">
            <text:p>6</text:p>
          </table:table-cell>
          <table:table-cell office:value-type="float" office:value="5" table:formula="of:=IF(INDEX([.$Z$7:.$AD$17];[.L234]+1;[.M234])=&quot;&quot;;IF([.M234]=5;1;[.M234]+1);[.M234])" table:style-name="ce1">
            <text:p>5</text:p>
          </table:table-cell>
          <table:table-cell office:value-type="float" office:value="4" table:formula="of:=IF([.B235]=[.C235];0;INDEX([.$Z$18:.$AD$25];INT([.$J235]/COUNTA([.$Z$7:.$AD$17]))+1;[.$M235]))" table:style-name="ce1">
            <text:p>4</text:p>
          </table:table-cell>
          <table:table-cell table:style-name="ce1"/>
          <table:table-cell office:value-type="string" office:string-value="" table:formula="of:=IF(INDEX([.AF$18:.AF$200];[.$K235])=&quot;&quot;;&quot;&quot;;[.AF$17]&amp;&quot; = yes &quot;)" table:style-name="ce1"/>
          <table:table-cell office:value-type="string" office:string-value="" table:formula="of:=IF(INDEX([.AG$18:.AG$200];[.$K235])=&quot;&quot;;&quot;&quot;;[.AG$17]&amp;&quot; = yes &quot;)" table:style-name="ce1"/>
          <table:table-cell office:value-type="string" office:string-value="" table:formula="of:=IF(INDEX([.AH$18:.AH$200];[.$K235])=&quot;&quot;;&quot;&quot;;[.AH$17]&amp;&quot; = yes &quot;)" table:style-name="ce1"/>
          <table:table-cell office:value-type="string" office:string-value="" table:formula="of:=IF(INDEX([.AI$18:.AI$200];[.$K235])=&quot;&quot;;&quot;&quot;;[.AI$17]&amp;&quot; = yes &quot;)" table:style-name="ce1"/>
          <table:table-cell office:value-type="string" office:string-value="planetary_diversity_enabled = yes " table:formula="of:=IF(INDEX([.AF$18:.AF$200];MATCH([.$C235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235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235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235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29</text:p>
          </table:table-cell>
          <table:table-cell office:value-type="string" office:string-value="pc_marginal_dry" table:formula="of:=INDEX([.Y$18:.Y$200];[.K236])" table:style-name="ce1">
            <text:p>pc_marginal_dry</text:p>
          </table:table-cell>
          <table:table-cell office:value-type="string" office:string-value="pc_arid" table:formula="of:=INDEX([.$Z$7:.$AD$17];[.L236];[.M236])" table:style-name="ce1">
            <text:p>pc_arid</text:p>
          </table:table-cell>
          <table:table-cell office:value-type="string" office:string-value="@terraforming_cost_level_1" table:formula="of:=[.$X$8]&amp;[.N236]" table:style-name="ce1">
            <text:p>@terraforming_cost_level_1</text:p>
          </table:table-cell>
          <table:table-cell office:value-type="string" office:string-value="@terraforming_duration_level_1" table:formula="of:=[.$X$9]&amp;[.N236]" table:style-name="ce1">
            <text:p>@terraforming_duration_level_1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236]&amp;&quot;OR={&quot;&amp;CONCATENATE([.P236];[.Q236];[.R236];[.S236])&amp;&quot;}&quot;&quot;OR={&quot;&amp;CONCATENATE([.T236];[.U236];[.V236];[.W236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36]+1)" table:style-name="ce1">
            <text:p>tech1</text:p>
          </table:table-cell>
          <table:table-cell office:value-type="float" office:value="0" table:formula="of:=[.I235]" table:style-name="ce1">
            <text:p>0</text:p>
          </table:table-cell>
          <table:table-cell office:value-type="float" office:value="229" table:style-name="ce1">
            <text:p>229</text:p>
          </table:table-cell>
          <table:table-cell office:value-type="float" office:value="7" table:formula="of:=INT([.J236]/COUNTA([.$Z$7:.$AD$17]))+1" table:style-name="ce1">
            <text:p>7</text:p>
          </table:table-cell>
          <table:table-cell office:value-type="float" office:value="1" table:formula="of:=IF(INDEX([.$Z$7:.$AD$17];[.L235]+1;[.M235])=&quot;&quot;;1;[.L235]+1)" table:style-name="ce1">
            <text:p>1</text:p>
          </table:table-cell>
          <table:table-cell office:value-type="float" office:value="1" table:formula="of:=IF(INDEX([.$Z$7:.$AD$17];[.L235]+1;[.M235])=&quot;&quot;;IF([.M235]=5;1;[.M235]+1);[.M235])" table:style-name="ce1">
            <text:p>1</text:p>
          </table:table-cell>
          <table:table-cell office:value-type="float" office:value="1" table:formula="of:=IF([.B236]=[.C236];0;INDEX([.$Z$18:.$AD$25];INT([.$J236]/COUNTA([.$Z$7:.$AD$17]))+1;[.$M236]))" table:style-name="ce1">
            <text:p>1</text:p>
          </table:table-cell>
          <table:table-cell table:style-name="ce1"/>
          <table:table-cell office:value-type="string" office:string-value="" table:formula="of:=IF(INDEX([.AF$18:.AF$200];[.$K236])=&quot;&quot;;&quot;&quot;;[.AF$17]&amp;&quot; = yes &quot;)" table:style-name="ce1"/>
          <table:table-cell office:value-type="string" office:string-value="" table:formula="of:=IF(INDEX([.AG$18:.AG$200];[.$K236])=&quot;&quot;;&quot;&quot;;[.AG$17]&amp;&quot; = yes &quot;)" table:style-name="ce1"/>
          <table:table-cell office:value-type="string" office:string-value="" table:formula="of:=IF(INDEX([.AH$18:.AH$200];[.$K236])=&quot;&quot;;&quot;&quot;;[.AH$17]&amp;&quot; = yes &quot;)" table:style-name="ce1"/>
          <table:table-cell office:value-type="string" office:string-value="" table:formula="of:=IF(INDEX([.AI$18:.AI$200];[.$K236])=&quot;&quot;;&quot;&quot;;[.AI$17]&amp;&quot; = yes &quot;)" table:style-name="ce1"/>
          <table:table-cell office:value-type="string" office:string-value="planetary_diversity_enabled = yes " table:formula="of:=IF(INDEX([.AF$18:.AF$200];MATCH([.$C236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236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236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236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30</text:p>
          </table:table-cell>
          <table:table-cell office:value-type="string" office:string-value="pc_marginal_dry" table:formula="of:=INDEX([.Y$18:.Y$200];[.K237])" table:style-name="ce1">
            <text:p>pc_marginal_dry</text:p>
          </table:table-cell>
          <table:table-cell office:value-type="string" office:string-value="pc_desert" table:formula="of:=INDEX([.$Z$7:.$AD$17];[.L237];[.M237])" table:style-name="ce1">
            <text:p>pc_desert</text:p>
          </table:table-cell>
          <table:table-cell office:value-type="string" office:string-value="@terraforming_cost_level_1" table:formula="of:=[.$X$8]&amp;[.N237]" table:style-name="ce1">
            <text:p>@terraforming_cost_level_1</text:p>
          </table:table-cell>
          <table:table-cell office:value-type="string" office:string-value="@terraforming_duration_level_1" table:formula="of:=[.$X$9]&amp;[.N237]" table:style-name="ce1">
            <text:p>@terraforming_duration_level_1</text:p>
          </table:table-cell>
          <table:table-cell office:value-type="string" office:string-value="OR={}&quot;OR={}" table:formula="of:=[.O237]&amp;&quot;OR={&quot;&amp;CONCATENATE([.P237];[.Q237];[.R237];[.S237])&amp;&quot;}&quot;&quot;OR={&quot;&amp;CONCATENATE([.T237];[.U237];[.V237];[.W23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37]+1)" table:style-name="ce1">
            <text:p>tech1</text:p>
          </table:table-cell>
          <table:table-cell office:value-type="float" office:value="0" table:formula="of:=[.I236]" table:style-name="ce1">
            <text:p>0</text:p>
          </table:table-cell>
          <table:table-cell office:value-type="float" office:value="230" table:style-name="ce1">
            <text:p>230</text:p>
          </table:table-cell>
          <table:table-cell office:value-type="float" office:value="7" table:formula="of:=INT([.J237]/COUNTA([.$Z$7:.$AD$17]))+1" table:style-name="ce1">
            <text:p>7</text:p>
          </table:table-cell>
          <table:table-cell office:value-type="float" office:value="2" table:formula="of:=IF(INDEX([.$Z$7:.$AD$17];[.L236]+1;[.M236])=&quot;&quot;;1;[.L236]+1)" table:style-name="ce1">
            <text:p>2</text:p>
          </table:table-cell>
          <table:table-cell office:value-type="float" office:value="1" table:formula="of:=IF(INDEX([.$Z$7:.$AD$17];[.L236]+1;[.M236])=&quot;&quot;;IF([.M236]=5;1;[.M236]+1);[.M236])" table:style-name="ce1">
            <text:p>1</text:p>
          </table:table-cell>
          <table:table-cell office:value-type="float" office:value="1" table:formula="of:=IF([.B237]=[.C237];0;INDEX([.$Z$18:.$AD$25];INT([.$J237]/COUNTA([.$Z$7:.$AD$17]))+1;[.$M237]))" table:style-name="ce1">
            <text:p>1</text:p>
          </table:table-cell>
          <table:table-cell table:style-name="ce1"/>
          <table:table-cell office:value-type="string" office:string-value="" table:formula="of:=IF(INDEX([.AF$18:.AF$200];[.$K237])=&quot;&quot;;&quot;&quot;;[.AF$17]&amp;&quot; = yes &quot;)" table:style-name="ce1"/>
          <table:table-cell office:value-type="string" office:string-value="" table:formula="of:=IF(INDEX([.AG$18:.AG$200];[.$K237])=&quot;&quot;;&quot;&quot;;[.AG$17]&amp;&quot; = yes &quot;)" table:style-name="ce1"/>
          <table:table-cell office:value-type="string" office:string-value="" table:formula="of:=IF(INDEX([.AH$18:.AH$200];[.$K237])=&quot;&quot;;&quot;&quot;;[.AH$17]&amp;&quot; = yes &quot;)" table:style-name="ce1"/>
          <table:table-cell office:value-type="string" office:string-value="" table:formula="of:=IF(INDEX([.AI$18:.AI$200];[.$K237])=&quot;&quot;;&quot;&quot;;[.AI$17]&amp;&quot; = yes &quot;)" table:style-name="ce1"/>
          <table:table-cell office:value-type="string" office:string-value="" table:formula="of:=IF(INDEX([.AF$18:.AF$200];MATCH([.$C237];[.$Y$18:.$Y$200]))=&quot;&quot;;&quot;&quot;;[.AF$17]&amp;&quot; = yes &quot;)" table:style-name="ce1"/>
          <table:table-cell office:value-type="string" office:string-value="" table:formula="of:=IF(INDEX([.AG$18:.AG$200];MATCH([.$C237];[.$Y$18:.$Y$200]))=&quot;&quot;;&quot;&quot;;[.AG$17]&amp;&quot; = yes &quot;)" table:style-name="ce1"/>
          <table:table-cell office:value-type="string" office:string-value="" table:formula="of:=IF(INDEX([.AH$18:.AH$200];MATCH([.$C237];[.$Y$18:.$Y$200]))=&quot;&quot;;&quot;&quot;;[.AH$17]&amp;&quot; = yes &quot;)" table:style-name="ce1"/>
          <table:table-cell office:value-type="string" office:string-value="" table:formula="of:=IF(INDEX([.AI$18:.AI$200];MATCH([.$C23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31</text:p>
          </table:table-cell>
          <table:table-cell office:value-type="string" office:string-value="pc_marginal_dry" table:formula="of:=INDEX([.Y$18:.Y$200];[.K238])" table:style-name="ce1">
            <text:p>pc_marginal_dry</text:p>
          </table:table-cell>
          <table:table-cell office:value-type="string" office:string-value="pc_savannah" table:formula="of:=INDEX([.$Z$7:.$AD$17];[.L238];[.M238])" table:style-name="ce1">
            <text:p>pc_savannah</text:p>
          </table:table-cell>
          <table:table-cell office:value-type="string" office:string-value="@terraforming_cost_level_1" table:formula="of:=[.$X$8]&amp;[.N238]" table:style-name="ce1">
            <text:p>@terraforming_cost_level_1</text:p>
          </table:table-cell>
          <table:table-cell office:value-type="string" office:string-value="@terraforming_duration_level_1" table:formula="of:=[.$X$9]&amp;[.N238]" table:style-name="ce1">
            <text:p>@terraforming_duration_level_1</text:p>
          </table:table-cell>
          <table:table-cell office:value-type="string" office:string-value="OR={}&quot;OR={}" table:formula="of:=[.O238]&amp;&quot;OR={&quot;&amp;CONCATENATE([.P238];[.Q238];[.R238];[.S238])&amp;&quot;}&quot;&quot;OR={&quot;&amp;CONCATENATE([.T238];[.U238];[.V238];[.W23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38]+1)" table:style-name="ce1">
            <text:p>tech1</text:p>
          </table:table-cell>
          <table:table-cell office:value-type="float" office:value="0" table:formula="of:=[.I237]" table:style-name="ce1">
            <text:p>0</text:p>
          </table:table-cell>
          <table:table-cell office:value-type="float" office:value="231" table:style-name="ce1">
            <text:p>231</text:p>
          </table:table-cell>
          <table:table-cell office:value-type="float" office:value="7" table:formula="of:=INT([.J238]/COUNTA([.$Z$7:.$AD$17]))+1" table:style-name="ce1">
            <text:p>7</text:p>
          </table:table-cell>
          <table:table-cell office:value-type="float" office:value="3" table:formula="of:=IF(INDEX([.$Z$7:.$AD$17];[.L237]+1;[.M237])=&quot;&quot;;1;[.L237]+1)" table:style-name="ce1">
            <text:p>3</text:p>
          </table:table-cell>
          <table:table-cell office:value-type="float" office:value="1" table:formula="of:=IF(INDEX([.$Z$7:.$AD$17];[.L237]+1;[.M237])=&quot;&quot;;IF([.M237]=5;1;[.M237]+1);[.M237])" table:style-name="ce1">
            <text:p>1</text:p>
          </table:table-cell>
          <table:table-cell office:value-type="float" office:value="1" table:formula="of:=IF([.B238]=[.C238];0;INDEX([.$Z$18:.$AD$25];INT([.$J238]/COUNTA([.$Z$7:.$AD$17]))+1;[.$M238]))" table:style-name="ce1">
            <text:p>1</text:p>
          </table:table-cell>
          <table:table-cell table:style-name="ce1"/>
          <table:table-cell office:value-type="string" office:string-value="" table:formula="of:=IF(INDEX([.AF$18:.AF$200];[.$K238])=&quot;&quot;;&quot;&quot;;[.AF$17]&amp;&quot; = yes &quot;)" table:style-name="ce1"/>
          <table:table-cell office:value-type="string" office:string-value="" table:formula="of:=IF(INDEX([.AG$18:.AG$200];[.$K238])=&quot;&quot;;&quot;&quot;;[.AG$17]&amp;&quot; = yes &quot;)" table:style-name="ce1"/>
          <table:table-cell office:value-type="string" office:string-value="" table:formula="of:=IF(INDEX([.AH$18:.AH$200];[.$K238])=&quot;&quot;;&quot;&quot;;[.AH$17]&amp;&quot; = yes &quot;)" table:style-name="ce1"/>
          <table:table-cell office:value-type="string" office:string-value="" table:formula="of:=IF(INDEX([.AI$18:.AI$200];[.$K238])=&quot;&quot;;&quot;&quot;;[.AI$17]&amp;&quot; = yes &quot;)" table:style-name="ce1"/>
          <table:table-cell office:value-type="string" office:string-value="" table:formula="of:=IF(INDEX([.AF$18:.AF$200];MATCH([.$C238];[.$Y$18:.$Y$200]))=&quot;&quot;;&quot;&quot;;[.AF$17]&amp;&quot; = yes &quot;)" table:style-name="ce1"/>
          <table:table-cell office:value-type="string" office:string-value="" table:formula="of:=IF(INDEX([.AG$18:.AG$200];MATCH([.$C238];[.$Y$18:.$Y$200]))=&quot;&quot;;&quot;&quot;;[.AG$17]&amp;&quot; = yes &quot;)" table:style-name="ce1"/>
          <table:table-cell office:value-type="string" office:string-value="" table:formula="of:=IF(INDEX([.AH$18:.AH$200];MATCH([.$C238];[.$Y$18:.$Y$200]))=&quot;&quot;;&quot;&quot;;[.AH$17]&amp;&quot; = yes &quot;)" table:style-name="ce1"/>
          <table:table-cell office:value-type="string" office:string-value="" table:formula="of:=IF(INDEX([.AI$18:.AI$200];MATCH([.$C23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32</text:p>
          </table:table-cell>
          <table:table-cell office:value-type="string" office:string-value="pc_marginal_dry" table:formula="of:=INDEX([.Y$18:.Y$200];[.K239])" table:style-name="ce1">
            <text:p>pc_marginal_dry</text:p>
          </table:table-cell>
          <table:table-cell office:value-type="string" office:string-value="pc_sandsea" table:formula="of:=INDEX([.$Z$7:.$AD$17];[.L239];[.M239])" table:style-name="ce1">
            <text:p>pc_sandsea</text:p>
          </table:table-cell>
          <table:table-cell office:value-type="string" office:string-value="@terraforming_cost_level_1" table:formula="of:=[.$X$8]&amp;[.N239]" table:style-name="ce1">
            <text:p>@terraforming_cost_level_1</text:p>
          </table:table-cell>
          <table:table-cell office:value-type="string" office:string-value="@terraforming_duration_level_1" table:formula="of:=[.$X$9]&amp;[.N239]" table:style-name="ce1">
            <text:p>@terraforming_duration_level_1</text:p>
          </table:table-cell>
          <table:table-cell office:value-type="string" office:string-value="OR={}&quot;OR={}" table:formula="of:=[.O239]&amp;&quot;OR={&quot;&amp;CONCATENATE([.P239];[.Q239];[.R239];[.S239])&amp;&quot;}&quot;&quot;OR={&quot;&amp;CONCATENATE([.T239];[.U239];[.V239];[.W23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39]+1)" table:style-name="ce1">
            <text:p>tech1</text:p>
          </table:table-cell>
          <table:table-cell office:value-type="float" office:value="0" table:formula="of:=[.I238]" table:style-name="ce1">
            <text:p>0</text:p>
          </table:table-cell>
          <table:table-cell office:value-type="float" office:value="232" table:style-name="ce1">
            <text:p>232</text:p>
          </table:table-cell>
          <table:table-cell office:value-type="float" office:value="7" table:formula="of:=INT([.J239]/COUNTA([.$Z$7:.$AD$17]))+1" table:style-name="ce1">
            <text:p>7</text:p>
          </table:table-cell>
          <table:table-cell office:value-type="float" office:value="4" table:formula="of:=IF(INDEX([.$Z$7:.$AD$17];[.L238]+1;[.M238])=&quot;&quot;;1;[.L238]+1)" table:style-name="ce1">
            <text:p>4</text:p>
          </table:table-cell>
          <table:table-cell office:value-type="float" office:value="1" table:formula="of:=IF(INDEX([.$Z$7:.$AD$17];[.L238]+1;[.M238])=&quot;&quot;;IF([.M238]=5;1;[.M238]+1);[.M238])" table:style-name="ce1">
            <text:p>1</text:p>
          </table:table-cell>
          <table:table-cell office:value-type="float" office:value="1" table:formula="of:=IF([.B239]=[.C239];0;INDEX([.$Z$18:.$AD$25];INT([.$J239]/COUNTA([.$Z$7:.$AD$17]))+1;[.$M239]))" table:style-name="ce1">
            <text:p>1</text:p>
          </table:table-cell>
          <table:table-cell table:style-name="ce1"/>
          <table:table-cell office:value-type="string" office:string-value="" table:formula="of:=IF(INDEX([.AF$18:.AF$200];[.$K239])=&quot;&quot;;&quot;&quot;;[.AF$17]&amp;&quot; = yes &quot;)" table:style-name="ce1"/>
          <table:table-cell office:value-type="string" office:string-value="" table:formula="of:=IF(INDEX([.AG$18:.AG$200];[.$K239])=&quot;&quot;;&quot;&quot;;[.AG$17]&amp;&quot; = yes &quot;)" table:style-name="ce1"/>
          <table:table-cell office:value-type="string" office:string-value="" table:formula="of:=IF(INDEX([.AH$18:.AH$200];[.$K239])=&quot;&quot;;&quot;&quot;;[.AH$17]&amp;&quot; = yes &quot;)" table:style-name="ce1"/>
          <table:table-cell office:value-type="string" office:string-value="" table:formula="of:=IF(INDEX([.AI$18:.AI$200];[.$K239])=&quot;&quot;;&quot;&quot;;[.AI$17]&amp;&quot; = yes &quot;)" table:style-name="ce1"/>
          <table:table-cell office:value-type="string" office:string-value="" table:formula="of:=IF(INDEX([.AF$18:.AF$200];MATCH([.$C239];[.$Y$18:.$Y$200]))=&quot;&quot;;&quot;&quot;;[.AF$17]&amp;&quot; = yes &quot;)" table:style-name="ce1"/>
          <table:table-cell office:value-type="string" office:string-value="" table:formula="of:=IF(INDEX([.AG$18:.AG$200];MATCH([.$C239];[.$Y$18:.$Y$200]))=&quot;&quot;;&quot;&quot;;[.AG$17]&amp;&quot; = yes &quot;)" table:style-name="ce1"/>
          <table:table-cell office:value-type="string" office:string-value="" table:formula="of:=IF(INDEX([.AH$18:.AH$200];MATCH([.$C239];[.$Y$18:.$Y$200]))=&quot;&quot;;&quot;&quot;;[.AH$17]&amp;&quot; = yes &quot;)" table:style-name="ce1"/>
          <table:table-cell office:value-type="string" office:string-value="" table:formula="of:=IF(INDEX([.AI$18:.AI$200];MATCH([.$C23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33</text:p>
          </table:table-cell>
          <table:table-cell office:value-type="string" office:string-value="pc_marginal_dry" table:formula="of:=INDEX([.Y$18:.Y$200];[.K240])" table:style-name="ce1">
            <text:p>pc_marginal_dry</text:p>
          </table:table-cell>
          <table:table-cell office:value-type="string" office:string-value="pc_mesa" table:formula="of:=INDEX([.$Z$7:.$AD$17];[.L240];[.M240])" table:style-name="ce1">
            <text:p>pc_mesa</text:p>
          </table:table-cell>
          <table:table-cell office:value-type="string" office:string-value="@terraforming_cost_level_1" table:formula="of:=[.$X$8]&amp;[.N240]" table:style-name="ce1">
            <text:p>@terraforming_cost_level_1</text:p>
          </table:table-cell>
          <table:table-cell office:value-type="string" office:string-value="@terraforming_duration_level_1" table:formula="of:=[.$X$9]&amp;[.N240]" table:style-name="ce1">
            <text:p>@terraforming_duration_level_1</text:p>
          </table:table-cell>
          <table:table-cell office:value-type="string" office:string-value="OR={}&quot;OR={}" table:formula="of:=[.O240]&amp;&quot;OR={&quot;&amp;CONCATENATE([.P240];[.Q240];[.R240];[.S240])&amp;&quot;}&quot;&quot;OR={&quot;&amp;CONCATENATE([.T240];[.U240];[.V240];[.W24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40]+1)" table:style-name="ce1">
            <text:p>tech1</text:p>
          </table:table-cell>
          <table:table-cell office:value-type="float" office:value="0" table:formula="of:=[.I239]" table:style-name="ce1">
            <text:p>0</text:p>
          </table:table-cell>
          <table:table-cell office:value-type="float" office:value="233" table:style-name="ce1">
            <text:p>233</text:p>
          </table:table-cell>
          <table:table-cell office:value-type="float" office:value="7" table:formula="of:=INT([.J240]/COUNTA([.$Z$7:.$AD$17]))+1" table:style-name="ce1">
            <text:p>7</text:p>
          </table:table-cell>
          <table:table-cell office:value-type="float" office:value="5" table:formula="of:=IF(INDEX([.$Z$7:.$AD$17];[.L239]+1;[.M239])=&quot;&quot;;1;[.L239]+1)" table:style-name="ce1">
            <text:p>5</text:p>
          </table:table-cell>
          <table:table-cell office:value-type="float" office:value="1" table:formula="of:=IF(INDEX([.$Z$7:.$AD$17];[.L239]+1;[.M239])=&quot;&quot;;IF([.M239]=5;1;[.M239]+1);[.M239])" table:style-name="ce1">
            <text:p>1</text:p>
          </table:table-cell>
          <table:table-cell office:value-type="float" office:value="1" table:formula="of:=IF([.B240]=[.C240];0;INDEX([.$Z$18:.$AD$25];INT([.$J240]/COUNTA([.$Z$7:.$AD$17]))+1;[.$M240]))" table:style-name="ce1">
            <text:p>1</text:p>
          </table:table-cell>
          <table:table-cell table:style-name="ce1"/>
          <table:table-cell office:value-type="string" office:string-value="" table:formula="of:=IF(INDEX([.AF$18:.AF$200];[.$K240])=&quot;&quot;;&quot;&quot;;[.AF$17]&amp;&quot; = yes &quot;)" table:style-name="ce1"/>
          <table:table-cell office:value-type="string" office:string-value="" table:formula="of:=IF(INDEX([.AG$18:.AG$200];[.$K240])=&quot;&quot;;&quot;&quot;;[.AG$17]&amp;&quot; = yes &quot;)" table:style-name="ce1"/>
          <table:table-cell office:value-type="string" office:string-value="" table:formula="of:=IF(INDEX([.AH$18:.AH$200];[.$K240])=&quot;&quot;;&quot;&quot;;[.AH$17]&amp;&quot; = yes &quot;)" table:style-name="ce1"/>
          <table:table-cell office:value-type="string" office:string-value="" table:formula="of:=IF(INDEX([.AI$18:.AI$200];[.$K240])=&quot;&quot;;&quot;&quot;;[.AI$17]&amp;&quot; = yes &quot;)" table:style-name="ce1"/>
          <table:table-cell office:value-type="string" office:string-value="" table:formula="of:=IF(INDEX([.AF$18:.AF$200];MATCH([.$C240];[.$Y$18:.$Y$200]))=&quot;&quot;;&quot;&quot;;[.AF$17]&amp;&quot; = yes &quot;)" table:style-name="ce1"/>
          <table:table-cell office:value-type="string" office:string-value="" table:formula="of:=IF(INDEX([.AG$18:.AG$200];MATCH([.$C240];[.$Y$18:.$Y$200]))=&quot;&quot;;&quot;&quot;;[.AG$17]&amp;&quot; = yes &quot;)" table:style-name="ce1"/>
          <table:table-cell office:value-type="string" office:string-value="" table:formula="of:=IF(INDEX([.AH$18:.AH$200];MATCH([.$C240];[.$Y$18:.$Y$200]))=&quot;&quot;;&quot;&quot;;[.AH$17]&amp;&quot; = yes &quot;)" table:style-name="ce1"/>
          <table:table-cell office:value-type="string" office:string-value="" table:formula="of:=IF(INDEX([.AI$18:.AI$200];MATCH([.$C24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34</text:p>
          </table:table-cell>
          <table:table-cell office:value-type="string" office:string-value="pc_marginal_dry" table:formula="of:=INDEX([.Y$18:.Y$200];[.K241])" table:style-name="ce1">
            <text:p>pc_marginal_dry</text:p>
          </table:table-cell>
          <table:table-cell office:value-type="string" office:string-value="pc_oasis" table:formula="of:=INDEX([.$Z$7:.$AD$17];[.L241];[.M241])" table:style-name="ce1">
            <text:p>pc_oasis</text:p>
          </table:table-cell>
          <table:table-cell office:value-type="string" office:string-value="@terraforming_cost_level_1" table:formula="of:=[.$X$8]&amp;[.N241]" table:style-name="ce1">
            <text:p>@terraforming_cost_level_1</text:p>
          </table:table-cell>
          <table:table-cell office:value-type="string" office:string-value="@terraforming_duration_level_1" table:formula="of:=[.$X$9]&amp;[.N241]" table:style-name="ce1">
            <text:p>@terraforming_duration_level_1</text:p>
          </table:table-cell>
          <table:table-cell office:value-type="string" office:string-value="OR={}&quot;OR={}" table:formula="of:=[.O241]&amp;&quot;OR={&quot;&amp;CONCATENATE([.P241];[.Q241];[.R241];[.S241])&amp;&quot;}&quot;&quot;OR={&quot;&amp;CONCATENATE([.T241];[.U241];[.V241];[.W24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41]+1)" table:style-name="ce1">
            <text:p>tech1</text:p>
          </table:table-cell>
          <table:table-cell office:value-type="float" office:value="0" table:formula="of:=[.I240]" table:style-name="ce1">
            <text:p>0</text:p>
          </table:table-cell>
          <table:table-cell office:value-type="float" office:value="234" table:style-name="ce1">
            <text:p>234</text:p>
          </table:table-cell>
          <table:table-cell office:value-type="float" office:value="7" table:formula="of:=INT([.J241]/COUNTA([.$Z$7:.$AD$17]))+1" table:style-name="ce1">
            <text:p>7</text:p>
          </table:table-cell>
          <table:table-cell office:value-type="float" office:value="6" table:formula="of:=IF(INDEX([.$Z$7:.$AD$17];[.L240]+1;[.M240])=&quot;&quot;;1;[.L240]+1)" table:style-name="ce1">
            <text:p>6</text:p>
          </table:table-cell>
          <table:table-cell office:value-type="float" office:value="1" table:formula="of:=IF(INDEX([.$Z$7:.$AD$17];[.L240]+1;[.M240])=&quot;&quot;;IF([.M240]=5;1;[.M240]+1);[.M240])" table:style-name="ce1">
            <text:p>1</text:p>
          </table:table-cell>
          <table:table-cell office:value-type="float" office:value="1" table:formula="of:=IF([.B241]=[.C241];0;INDEX([.$Z$18:.$AD$25];INT([.$J241]/COUNTA([.$Z$7:.$AD$17]))+1;[.$M241]))" table:style-name="ce1">
            <text:p>1</text:p>
          </table:table-cell>
          <table:table-cell table:style-name="ce1"/>
          <table:table-cell office:value-type="string" office:string-value="" table:formula="of:=IF(INDEX([.AF$18:.AF$200];[.$K241])=&quot;&quot;;&quot;&quot;;[.AF$17]&amp;&quot; = yes &quot;)" table:style-name="ce1"/>
          <table:table-cell office:value-type="string" office:string-value="" table:formula="of:=IF(INDEX([.AG$18:.AG$200];[.$K241])=&quot;&quot;;&quot;&quot;;[.AG$17]&amp;&quot; = yes &quot;)" table:style-name="ce1"/>
          <table:table-cell office:value-type="string" office:string-value="" table:formula="of:=IF(INDEX([.AH$18:.AH$200];[.$K241])=&quot;&quot;;&quot;&quot;;[.AH$17]&amp;&quot; = yes &quot;)" table:style-name="ce1"/>
          <table:table-cell office:value-type="string" office:string-value="" table:formula="of:=IF(INDEX([.AI$18:.AI$200];[.$K241])=&quot;&quot;;&quot;&quot;;[.AI$17]&amp;&quot; = yes &quot;)" table:style-name="ce1"/>
          <table:table-cell office:value-type="string" office:string-value="" table:formula="of:=IF(INDEX([.AF$18:.AF$200];MATCH([.$C241];[.$Y$18:.$Y$200]))=&quot;&quot;;&quot;&quot;;[.AF$17]&amp;&quot; = yes &quot;)" table:style-name="ce1"/>
          <table:table-cell office:value-type="string" office:string-value="" table:formula="of:=IF(INDEX([.AG$18:.AG$200];MATCH([.$C241];[.$Y$18:.$Y$200]))=&quot;&quot;;&quot;&quot;;[.AG$17]&amp;&quot; = yes &quot;)" table:style-name="ce1"/>
          <table:table-cell office:value-type="string" office:string-value="" table:formula="of:=IF(INDEX([.AH$18:.AH$200];MATCH([.$C241];[.$Y$18:.$Y$200]))=&quot;&quot;;&quot;&quot;;[.AH$17]&amp;&quot; = yes &quot;)" table:style-name="ce1"/>
          <table:table-cell office:value-type="string" office:string-value="" table:formula="of:=IF(INDEX([.AI$18:.AI$200];MATCH([.$C24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35</text:p>
          </table:table-cell>
          <table:table-cell office:value-type="string" office:string-value="pc_marginal_dry" table:formula="of:=INDEX([.Y$18:.Y$200];[.K242])" table:style-name="ce1">
            <text:p>pc_marginal_dry</text:p>
          </table:table-cell>
          <table:table-cell office:value-type="string" office:string-value="pc_marginal_dry" table:formula="of:=INDEX([.$Z$7:.$AD$17];[.L242];[.M242])" table:style-name="ce1">
            <text:p>pc_marginal_dry</text:p>
          </table:table-cell>
          <table:table-cell office:value-type="string" office:string-value="@terraforming_cost_level_0" table:formula="of:=[.$X$8]&amp;[.N242]" table:style-name="ce1">
            <text:p>@terraforming_cost_level_0</text:p>
          </table:table-cell>
          <table:table-cell office:value-type="string" office:string-value="@terraforming_duration_level_0" table:formula="of:=[.$X$9]&amp;[.N242]" table:style-name="ce1">
            <text:p>@terraforming_duration_level_0</text:p>
          </table:table-cell>
          <table:table-cell office:value-type="string" office:string-value="OR={}&quot;OR={}" table:formula="of:=[.O242]&amp;&quot;OR={&quot;&amp;CONCATENATE([.P242];[.Q242];[.R242];[.S242])&amp;&quot;}&quot;&quot;OR={&quot;&amp;CONCATENATE([.T242];[.U242];[.V242];[.W24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0" table:formula="of:=INDEX([.$X$10:.$X$17];[.N242]+1)" table:style-name="ce1">
            <text:p>tech0</text:p>
          </table:table-cell>
          <table:table-cell office:value-type="float" office:value="0" table:formula="of:=[.I241]" table:style-name="ce1">
            <text:p>0</text:p>
          </table:table-cell>
          <table:table-cell office:value-type="float" office:value="235" table:style-name="ce1">
            <text:p>235</text:p>
          </table:table-cell>
          <table:table-cell office:value-type="float" office:value="7" table:formula="of:=INT([.J242]/COUNTA([.$Z$7:.$AD$17]))+1" table:style-name="ce1">
            <text:p>7</text:p>
          </table:table-cell>
          <table:table-cell office:value-type="float" office:value="7" table:formula="of:=IF(INDEX([.$Z$7:.$AD$17];[.L241]+1;[.M241])=&quot;&quot;;1;[.L241]+1)" table:style-name="ce1">
            <text:p>7</text:p>
          </table:table-cell>
          <table:table-cell office:value-type="float" office:value="1" table:formula="of:=IF(INDEX([.$Z$7:.$AD$17];[.L241]+1;[.M241])=&quot;&quot;;IF([.M241]=5;1;[.M241]+1);[.M241])" table:style-name="ce1">
            <text:p>1</text:p>
          </table:table-cell>
          <table:table-cell office:value-type="float" office:value="0" table:formula="of:=IF([.B242]=[.C242];0;INDEX([.$Z$18:.$AD$25];INT([.$J242]/COUNTA([.$Z$7:.$AD$17]))+1;[.$M242]))" table:style-name="ce1">
            <text:p>0</text:p>
          </table:table-cell>
          <table:table-cell table:style-name="ce1"/>
          <table:table-cell office:value-type="string" office:string-value="" table:formula="of:=IF(INDEX([.AF$18:.AF$200];[.$K242])=&quot;&quot;;&quot;&quot;;[.AF$17]&amp;&quot; = yes &quot;)" table:style-name="ce1"/>
          <table:table-cell office:value-type="string" office:string-value="" table:formula="of:=IF(INDEX([.AG$18:.AG$200];[.$K242])=&quot;&quot;;&quot;&quot;;[.AG$17]&amp;&quot; = yes &quot;)" table:style-name="ce1"/>
          <table:table-cell office:value-type="string" office:string-value="" table:formula="of:=IF(INDEX([.AH$18:.AH$200];[.$K242])=&quot;&quot;;&quot;&quot;;[.AH$17]&amp;&quot; = yes &quot;)" table:style-name="ce1"/>
          <table:table-cell office:value-type="string" office:string-value="" table:formula="of:=IF(INDEX([.AI$18:.AI$200];[.$K242])=&quot;&quot;;&quot;&quot;;[.AI$17]&amp;&quot; = yes &quot;)" table:style-name="ce1"/>
          <table:table-cell office:value-type="string" office:string-value="" table:formula="of:=IF(INDEX([.AF$18:.AF$200];MATCH([.$C242];[.$Y$18:.$Y$200]))=&quot;&quot;;&quot;&quot;;[.AF$17]&amp;&quot; = yes &quot;)" table:style-name="ce1"/>
          <table:table-cell office:value-type="string" office:string-value="" table:formula="of:=IF(INDEX([.AG$18:.AG$200];MATCH([.$C242];[.$Y$18:.$Y$200]))=&quot;&quot;;&quot;&quot;;[.AG$17]&amp;&quot; = yes &quot;)" table:style-name="ce1"/>
          <table:table-cell office:value-type="string" office:string-value="" table:formula="of:=IF(INDEX([.AH$18:.AH$200];MATCH([.$C242];[.$Y$18:.$Y$200]))=&quot;&quot;;&quot;&quot;;[.AH$17]&amp;&quot; = yes &quot;)" table:style-name="ce1"/>
          <table:table-cell office:value-type="string" office:string-value="" table:formula="of:=IF(INDEX([.AI$18:.AI$200];MATCH([.$C24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36</text:p>
          </table:table-cell>
          <table:table-cell office:value-type="string" office:string-value="pc_marginal_dry" table:formula="of:=INDEX([.Y$18:.Y$200];[.K243])" table:style-name="ce1">
            <text:p>pc_marginal_dry</text:p>
          </table:table-cell>
          <table:table-cell office:value-type="string" office:string-value="pc_geocrystalline" table:formula="of:=INDEX([.$Z$7:.$AD$17];[.L243];[.M243])" table:style-name="ce1">
            <text:p>pc_geocrystalline</text:p>
          </table:table-cell>
          <table:table-cell office:value-type="string" office:string-value="@terraforming_cost_level_1" table:formula="of:=[.$X$8]&amp;[.N243]" table:style-name="ce1">
            <text:p>@terraforming_cost_level_1</text:p>
          </table:table-cell>
          <table:table-cell office:value-type="string" office:string-value="@terraforming_duration_level_1" table:formula="of:=[.$X$9]&amp;[.N243]" table:style-name="ce1">
            <text:p>@terraforming_duration_level_1</text:p>
          </table:table-cell>
          <table:table-cell office:value-type="string" office:string-value="OR={}&quot;OR={}" table:formula="of:=[.O243]&amp;&quot;OR={&quot;&amp;CONCATENATE([.P243];[.Q243];[.R243];[.S243])&amp;&quot;}&quot;&quot;OR={&quot;&amp;CONCATENATE([.T243];[.U243];[.V243];[.W24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43]+1)" table:style-name="ce1">
            <text:p>tech1</text:p>
          </table:table-cell>
          <table:table-cell office:value-type="float" office:value="0" table:formula="of:=[.I242]" table:style-name="ce1">
            <text:p>0</text:p>
          </table:table-cell>
          <table:table-cell office:value-type="float" office:value="236" table:style-name="ce1">
            <text:p>236</text:p>
          </table:table-cell>
          <table:table-cell office:value-type="float" office:value="7" table:formula="of:=INT([.J243]/COUNTA([.$Z$7:.$AD$17]))+1" table:style-name="ce1">
            <text:p>7</text:p>
          </table:table-cell>
          <table:table-cell office:value-type="float" office:value="8" table:formula="of:=IF(INDEX([.$Z$7:.$AD$17];[.L242]+1;[.M242])=&quot;&quot;;1;[.L242]+1)" table:style-name="ce1">
            <text:p>8</text:p>
          </table:table-cell>
          <table:table-cell office:value-type="float" office:value="1" table:formula="of:=IF(INDEX([.$Z$7:.$AD$17];[.L242]+1;[.M242])=&quot;&quot;;IF([.M242]=5;1;[.M242]+1);[.M242])" table:style-name="ce1">
            <text:p>1</text:p>
          </table:table-cell>
          <table:table-cell office:value-type="float" office:value="1" table:formula="of:=IF([.B243]=[.C243];0;INDEX([.$Z$18:.$AD$25];INT([.$J243]/COUNTA([.$Z$7:.$AD$17]))+1;[.$M243]))" table:style-name="ce1">
            <text:p>1</text:p>
          </table:table-cell>
          <table:table-cell table:style-name="ce1"/>
          <table:table-cell office:value-type="string" office:string-value="" table:formula="of:=IF(INDEX([.AF$18:.AF$200];[.$K243])=&quot;&quot;;&quot;&quot;;[.AF$17]&amp;&quot; = yes &quot;)" table:style-name="ce1"/>
          <table:table-cell office:value-type="string" office:string-value="" table:formula="of:=IF(INDEX([.AG$18:.AG$200];[.$K243])=&quot;&quot;;&quot;&quot;;[.AG$17]&amp;&quot; = yes &quot;)" table:style-name="ce1"/>
          <table:table-cell office:value-type="string" office:string-value="" table:formula="of:=IF(INDEX([.AH$18:.AH$200];[.$K243])=&quot;&quot;;&quot;&quot;;[.AH$17]&amp;&quot; = yes &quot;)" table:style-name="ce1"/>
          <table:table-cell office:value-type="string" office:string-value="" table:formula="of:=IF(INDEX([.AI$18:.AI$200];[.$K243])=&quot;&quot;;&quot;&quot;;[.AI$17]&amp;&quot; = yes &quot;)" table:style-name="ce1"/>
          <table:table-cell office:value-type="string" office:string-value="" table:formula="of:=IF(INDEX([.AF$18:.AF$200];MATCH([.$C243];[.$Y$18:.$Y$200]))=&quot;&quot;;&quot;&quot;;[.AF$17]&amp;&quot; = yes &quot;)" table:style-name="ce1"/>
          <table:table-cell office:value-type="string" office:string-value="" table:formula="of:=IF(INDEX([.AG$18:.AG$200];MATCH([.$C243];[.$Y$18:.$Y$200]))=&quot;&quot;;&quot;&quot;;[.AG$17]&amp;&quot; = yes &quot;)" table:style-name="ce1"/>
          <table:table-cell office:value-type="string" office:string-value="" table:formula="of:=IF(INDEX([.AH$18:.AH$200];MATCH([.$C243];[.$Y$18:.$Y$200]))=&quot;&quot;;&quot;&quot;;[.AH$17]&amp;&quot; = yes &quot;)" table:style-name="ce1"/>
          <table:table-cell office:value-type="string" office:string-value="" table:formula="of:=IF(INDEX([.AI$18:.AI$200];MATCH([.$C24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37</text:p>
          </table:table-cell>
          <table:table-cell office:value-type="string" office:string-value="pc_marginal_dry" table:formula="of:=INDEX([.Y$18:.Y$200];[.K244])" table:style-name="ce1">
            <text:p>pc_marginal_dry</text:p>
          </table:table-cell>
          <table:table-cell office:value-type="string" office:string-value="pc_continental" table:formula="of:=INDEX([.$Z$7:.$AD$17];[.L244];[.M244])" table:style-name="ce1">
            <text:p>pc_continental</text:p>
          </table:table-cell>
          <table:table-cell office:value-type="string" office:string-value="@terraforming_cost_level_2" table:formula="of:=[.$X$8]&amp;[.N244]" table:style-name="ce1">
            <text:p>@terraforming_cost_level_2</text:p>
          </table:table-cell>
          <table:table-cell office:value-type="string" office:string-value="@terraforming_duration_level_2" table:formula="of:=[.$X$9]&amp;[.N244]" table:style-name="ce1">
            <text:p>@terraforming_duration_level_2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244]&amp;&quot;OR={&quot;&amp;CONCATENATE([.P244];[.Q244];[.R244];[.S244])&amp;&quot;}&quot;&quot;OR={&quot;&amp;CONCATENATE([.T244];[.U244];[.V244];[.W244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44]+1)" table:style-name="ce1">
            <text:p>tech2</text:p>
          </table:table-cell>
          <table:table-cell office:value-type="float" office:value="0" table:formula="of:=[.I243]" table:style-name="ce1">
            <text:p>0</text:p>
          </table:table-cell>
          <table:table-cell office:value-type="float" office:value="237" table:style-name="ce1">
            <text:p>237</text:p>
          </table:table-cell>
          <table:table-cell office:value-type="float" office:value="7" table:formula="of:=INT([.J244]/COUNTA([.$Z$7:.$AD$17]))+1" table:style-name="ce1">
            <text:p>7</text:p>
          </table:table-cell>
          <table:table-cell office:value-type="float" office:value="1" table:formula="of:=IF(INDEX([.$Z$7:.$AD$17];[.L243]+1;[.M243])=&quot;&quot;;1;[.L243]+1)" table:style-name="ce1">
            <text:p>1</text:p>
          </table:table-cell>
          <table:table-cell office:value-type="float" office:value="2" table:formula="of:=IF(INDEX([.$Z$7:.$AD$17];[.L243]+1;[.M243])=&quot;&quot;;IF([.M243]=5;1;[.M243]+1);[.M243])" table:style-name="ce1">
            <text:p>2</text:p>
          </table:table-cell>
          <table:table-cell office:value-type="float" office:value="2" table:formula="of:=IF([.B244]=[.C244];0;INDEX([.$Z$18:.$AD$25];INT([.$J244]/COUNTA([.$Z$7:.$AD$17]))+1;[.$M244]))" table:style-name="ce1">
            <text:p>2</text:p>
          </table:table-cell>
          <table:table-cell table:style-name="ce1"/>
          <table:table-cell office:value-type="string" office:string-value="" table:formula="of:=IF(INDEX([.AF$18:.AF$200];[.$K244])=&quot;&quot;;&quot;&quot;;[.AF$17]&amp;&quot; = yes &quot;)" table:style-name="ce1"/>
          <table:table-cell office:value-type="string" office:string-value="" table:formula="of:=IF(INDEX([.AG$18:.AG$200];[.$K244])=&quot;&quot;;&quot;&quot;;[.AG$17]&amp;&quot; = yes &quot;)" table:style-name="ce1"/>
          <table:table-cell office:value-type="string" office:string-value="" table:formula="of:=IF(INDEX([.AH$18:.AH$200];[.$K244])=&quot;&quot;;&quot;&quot;;[.AH$17]&amp;&quot; = yes &quot;)" table:style-name="ce1"/>
          <table:table-cell office:value-type="string" office:string-value="" table:formula="of:=IF(INDEX([.AI$18:.AI$200];[.$K244])=&quot;&quot;;&quot;&quot;;[.AI$17]&amp;&quot; = yes &quot;)" table:style-name="ce1"/>
          <table:table-cell office:value-type="string" office:string-value="planetary_diversity_enabled = yes " table:formula="of:=IF(INDEX([.AF$18:.AF$200];MATCH([.$C244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244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244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244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38</text:p>
          </table:table-cell>
          <table:table-cell office:value-type="string" office:string-value="pc_marginal_dry" table:formula="of:=INDEX([.Y$18:.Y$200];[.K245])" table:style-name="ce1">
            <text:p>pc_marginal_dry</text:p>
          </table:table-cell>
          <table:table-cell office:value-type="string" office:string-value="pc_ocean" table:formula="of:=INDEX([.$Z$7:.$AD$17];[.L245];[.M245])" table:style-name="ce1">
            <text:p>pc_ocean</text:p>
          </table:table-cell>
          <table:table-cell office:value-type="string" office:string-value="@terraforming_cost_level_2" table:formula="of:=[.$X$8]&amp;[.N245]" table:style-name="ce1">
            <text:p>@terraforming_cost_level_2</text:p>
          </table:table-cell>
          <table:table-cell office:value-type="string" office:string-value="@terraforming_duration_level_2" table:formula="of:=[.$X$9]&amp;[.N245]" table:style-name="ce1">
            <text:p>@terraforming_duration_level_2</text:p>
          </table:table-cell>
          <table:table-cell office:value-type="string" office:string-value="OR={}&quot;OR={}" table:formula="of:=[.O245]&amp;&quot;OR={&quot;&amp;CONCATENATE([.P245];[.Q245];[.R245];[.S245])&amp;&quot;}&quot;&quot;OR={&quot;&amp;CONCATENATE([.T245];[.U245];[.V245];[.W24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45]+1)" table:style-name="ce1">
            <text:p>tech2</text:p>
          </table:table-cell>
          <table:table-cell office:value-type="float" office:value="0" table:formula="of:=[.I244]" table:style-name="ce1">
            <text:p>0</text:p>
          </table:table-cell>
          <table:table-cell office:value-type="float" office:value="238" table:style-name="ce1">
            <text:p>238</text:p>
          </table:table-cell>
          <table:table-cell office:value-type="float" office:value="7" table:formula="of:=INT([.J245]/COUNTA([.$Z$7:.$AD$17]))+1" table:style-name="ce1">
            <text:p>7</text:p>
          </table:table-cell>
          <table:table-cell office:value-type="float" office:value="2" table:formula="of:=IF(INDEX([.$Z$7:.$AD$17];[.L244]+1;[.M244])=&quot;&quot;;1;[.L244]+1)" table:style-name="ce1">
            <text:p>2</text:p>
          </table:table-cell>
          <table:table-cell office:value-type="float" office:value="2" table:formula="of:=IF(INDEX([.$Z$7:.$AD$17];[.L244]+1;[.M244])=&quot;&quot;;IF([.M244]=5;1;[.M244]+1);[.M244])" table:style-name="ce1">
            <text:p>2</text:p>
          </table:table-cell>
          <table:table-cell office:value-type="float" office:value="2" table:formula="of:=IF([.B245]=[.C245];0;INDEX([.$Z$18:.$AD$25];INT([.$J245]/COUNTA([.$Z$7:.$AD$17]))+1;[.$M245]))" table:style-name="ce1">
            <text:p>2</text:p>
          </table:table-cell>
          <table:table-cell table:style-name="ce1"/>
          <table:table-cell office:value-type="string" office:string-value="" table:formula="of:=IF(INDEX([.AF$18:.AF$200];[.$K245])=&quot;&quot;;&quot;&quot;;[.AF$17]&amp;&quot; = yes &quot;)" table:style-name="ce1"/>
          <table:table-cell office:value-type="string" office:string-value="" table:formula="of:=IF(INDEX([.AG$18:.AG$200];[.$K245])=&quot;&quot;;&quot;&quot;;[.AG$17]&amp;&quot; = yes &quot;)" table:style-name="ce1"/>
          <table:table-cell office:value-type="string" office:string-value="" table:formula="of:=IF(INDEX([.AH$18:.AH$200];[.$K245])=&quot;&quot;;&quot;&quot;;[.AH$17]&amp;&quot; = yes &quot;)" table:style-name="ce1"/>
          <table:table-cell office:value-type="string" office:string-value="" table:formula="of:=IF(INDEX([.AI$18:.AI$200];[.$K245])=&quot;&quot;;&quot;&quot;;[.AI$17]&amp;&quot; = yes &quot;)" table:style-name="ce1"/>
          <table:table-cell office:value-type="string" office:string-value="" table:formula="of:=IF(INDEX([.AF$18:.AF$200];MATCH([.$C245];[.$Y$18:.$Y$200]))=&quot;&quot;;&quot;&quot;;[.AF$17]&amp;&quot; = yes &quot;)" table:style-name="ce1"/>
          <table:table-cell office:value-type="string" office:string-value="" table:formula="of:=IF(INDEX([.AG$18:.AG$200];MATCH([.$C245];[.$Y$18:.$Y$200]))=&quot;&quot;;&quot;&quot;;[.AG$17]&amp;&quot; = yes &quot;)" table:style-name="ce1"/>
          <table:table-cell office:value-type="string" office:string-value="" table:formula="of:=IF(INDEX([.AH$18:.AH$200];MATCH([.$C245];[.$Y$18:.$Y$200]))=&quot;&quot;;&quot;&quot;;[.AH$17]&amp;&quot; = yes &quot;)" table:style-name="ce1"/>
          <table:table-cell office:value-type="string" office:string-value="" table:formula="of:=IF(INDEX([.AI$18:.AI$200];MATCH([.$C24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39</text:p>
          </table:table-cell>
          <table:table-cell office:value-type="string" office:string-value="pc_marginal_dry" table:formula="of:=INDEX([.Y$18:.Y$200];[.K246])" table:style-name="ce1">
            <text:p>pc_marginal_dry</text:p>
          </table:table-cell>
          <table:table-cell office:value-type="string" office:string-value="pc_mangrove" table:formula="of:=INDEX([.$Z$7:.$AD$17];[.L246];[.M246])" table:style-name="ce1">
            <text:p>pc_mangrove</text:p>
          </table:table-cell>
          <table:table-cell office:value-type="string" office:string-value="@terraforming_cost_level_2" table:formula="of:=[.$X$8]&amp;[.N246]" table:style-name="ce1">
            <text:p>@terraforming_cost_level_2</text:p>
          </table:table-cell>
          <table:table-cell office:value-type="string" office:string-value="@terraforming_duration_level_2" table:formula="of:=[.$X$9]&amp;[.N246]" table:style-name="ce1">
            <text:p>@terraforming_duration_level_2</text:p>
          </table:table-cell>
          <table:table-cell office:value-type="string" office:string-value="OR={}&quot;OR={}" table:formula="of:=[.O246]&amp;&quot;OR={&quot;&amp;CONCATENATE([.P246];[.Q246];[.R246];[.S246])&amp;&quot;}&quot;&quot;OR={&quot;&amp;CONCATENATE([.T246];[.U246];[.V246];[.W24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46]+1)" table:style-name="ce1">
            <text:p>tech2</text:p>
          </table:table-cell>
          <table:table-cell office:value-type="float" office:value="0" table:formula="of:=[.I245]" table:style-name="ce1">
            <text:p>0</text:p>
          </table:table-cell>
          <table:table-cell office:value-type="float" office:value="239" table:style-name="ce1">
            <text:p>239</text:p>
          </table:table-cell>
          <table:table-cell office:value-type="float" office:value="7" table:formula="of:=INT([.J246]/COUNTA([.$Z$7:.$AD$17]))+1" table:style-name="ce1">
            <text:p>7</text:p>
          </table:table-cell>
          <table:table-cell office:value-type="float" office:value="3" table:formula="of:=IF(INDEX([.$Z$7:.$AD$17];[.L245]+1;[.M245])=&quot;&quot;;1;[.L245]+1)" table:style-name="ce1">
            <text:p>3</text:p>
          </table:table-cell>
          <table:table-cell office:value-type="float" office:value="2" table:formula="of:=IF(INDEX([.$Z$7:.$AD$17];[.L245]+1;[.M245])=&quot;&quot;;IF([.M245]=5;1;[.M245]+1);[.M245])" table:style-name="ce1">
            <text:p>2</text:p>
          </table:table-cell>
          <table:table-cell office:value-type="float" office:value="2" table:formula="of:=IF([.B246]=[.C246];0;INDEX([.$Z$18:.$AD$25];INT([.$J246]/COUNTA([.$Z$7:.$AD$17]))+1;[.$M246]))" table:style-name="ce1">
            <text:p>2</text:p>
          </table:table-cell>
          <table:table-cell table:style-name="ce1"/>
          <table:table-cell office:value-type="string" office:string-value="" table:formula="of:=IF(INDEX([.AF$18:.AF$200];[.$K246])=&quot;&quot;;&quot;&quot;;[.AF$17]&amp;&quot; = yes &quot;)" table:style-name="ce1"/>
          <table:table-cell office:value-type="string" office:string-value="" table:formula="of:=IF(INDEX([.AG$18:.AG$200];[.$K246])=&quot;&quot;;&quot;&quot;;[.AG$17]&amp;&quot; = yes &quot;)" table:style-name="ce1"/>
          <table:table-cell office:value-type="string" office:string-value="" table:formula="of:=IF(INDEX([.AH$18:.AH$200];[.$K246])=&quot;&quot;;&quot;&quot;;[.AH$17]&amp;&quot; = yes &quot;)" table:style-name="ce1"/>
          <table:table-cell office:value-type="string" office:string-value="" table:formula="of:=IF(INDEX([.AI$18:.AI$200];[.$K246])=&quot;&quot;;&quot;&quot;;[.AI$17]&amp;&quot; = yes &quot;)" table:style-name="ce1"/>
          <table:table-cell office:value-type="string" office:string-value="" table:formula="of:=IF(INDEX([.AF$18:.AF$200];MATCH([.$C246];[.$Y$18:.$Y$200]))=&quot;&quot;;&quot;&quot;;[.AF$17]&amp;&quot; = yes &quot;)" table:style-name="ce1"/>
          <table:table-cell office:value-type="string" office:string-value="" table:formula="of:=IF(INDEX([.AG$18:.AG$200];MATCH([.$C246];[.$Y$18:.$Y$200]))=&quot;&quot;;&quot;&quot;;[.AG$17]&amp;&quot; = yes &quot;)" table:style-name="ce1"/>
          <table:table-cell office:value-type="string" office:string-value="" table:formula="of:=IF(INDEX([.AH$18:.AH$200];MATCH([.$C246];[.$Y$18:.$Y$200]))=&quot;&quot;;&quot;&quot;;[.AH$17]&amp;&quot; = yes &quot;)" table:style-name="ce1"/>
          <table:table-cell office:value-type="string" office:string-value="" table:formula="of:=IF(INDEX([.AI$18:.AI$200];MATCH([.$C24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40</text:p>
          </table:table-cell>
          <table:table-cell office:value-type="string" office:string-value="pc_marginal_dry" table:formula="of:=INDEX([.Y$18:.Y$200];[.K247])" table:style-name="ce1">
            <text:p>pc_marginal_dry</text:p>
          </table:table-cell>
          <table:table-cell office:value-type="string" office:string-value="pc_hajungle" table:formula="of:=INDEX([.$Z$7:.$AD$17];[.L247];[.M247])" table:style-name="ce1">
            <text:p>pc_hajungle</text:p>
          </table:table-cell>
          <table:table-cell office:value-type="string" office:string-value="@terraforming_cost_level_2" table:formula="of:=[.$X$8]&amp;[.N247]" table:style-name="ce1">
            <text:p>@terraforming_cost_level_2</text:p>
          </table:table-cell>
          <table:table-cell office:value-type="string" office:string-value="@terraforming_duration_level_2" table:formula="of:=[.$X$9]&amp;[.N247]" table:style-name="ce1">
            <text:p>@terraforming_duration_level_2</text:p>
          </table:table-cell>
          <table:table-cell office:value-type="string" office:string-value="OR={}&quot;OR={}" table:formula="of:=[.O247]&amp;&quot;OR={&quot;&amp;CONCATENATE([.P247];[.Q247];[.R247];[.S247])&amp;&quot;}&quot;&quot;OR={&quot;&amp;CONCATENATE([.T247];[.U247];[.V247];[.W24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47]+1)" table:style-name="ce1">
            <text:p>tech2</text:p>
          </table:table-cell>
          <table:table-cell office:value-type="float" office:value="0" table:formula="of:=[.I246]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7" table:formula="of:=INT([.J247]/COUNTA([.$Z$7:.$AD$17]))+1" table:style-name="ce1">
            <text:p>7</text:p>
          </table:table-cell>
          <table:table-cell office:value-type="float" office:value="4" table:formula="of:=IF(INDEX([.$Z$7:.$AD$17];[.L246]+1;[.M246])=&quot;&quot;;1;[.L246]+1)" table:style-name="ce1">
            <text:p>4</text:p>
          </table:table-cell>
          <table:table-cell office:value-type="float" office:value="2" table:formula="of:=IF(INDEX([.$Z$7:.$AD$17];[.L246]+1;[.M246])=&quot;&quot;;IF([.M246]=5;1;[.M246]+1);[.M246])" table:style-name="ce1">
            <text:p>2</text:p>
          </table:table-cell>
          <table:table-cell office:value-type="float" office:value="2" table:formula="of:=IF([.B247]=[.C247];0;INDEX([.$Z$18:.$AD$25];INT([.$J247]/COUNTA([.$Z$7:.$AD$17]))+1;[.$M247]))" table:style-name="ce1">
            <text:p>2</text:p>
          </table:table-cell>
          <table:table-cell table:style-name="ce1"/>
          <table:table-cell office:value-type="string" office:string-value="" table:formula="of:=IF(INDEX([.AF$18:.AF$200];[.$K247])=&quot;&quot;;&quot;&quot;;[.AF$17]&amp;&quot; = yes &quot;)" table:style-name="ce1"/>
          <table:table-cell office:value-type="string" office:string-value="" table:formula="of:=IF(INDEX([.AG$18:.AG$200];[.$K247])=&quot;&quot;;&quot;&quot;;[.AG$17]&amp;&quot; = yes &quot;)" table:style-name="ce1"/>
          <table:table-cell office:value-type="string" office:string-value="" table:formula="of:=IF(INDEX([.AH$18:.AH$200];[.$K247])=&quot;&quot;;&quot;&quot;;[.AH$17]&amp;&quot; = yes &quot;)" table:style-name="ce1"/>
          <table:table-cell office:value-type="string" office:string-value="" table:formula="of:=IF(INDEX([.AI$18:.AI$200];[.$K247])=&quot;&quot;;&quot;&quot;;[.AI$17]&amp;&quot; = yes &quot;)" table:style-name="ce1"/>
          <table:table-cell office:value-type="string" office:string-value="" table:formula="of:=IF(INDEX([.AF$18:.AF$200];MATCH([.$C247];[.$Y$18:.$Y$200]))=&quot;&quot;;&quot;&quot;;[.AF$17]&amp;&quot; = yes &quot;)" table:style-name="ce1"/>
          <table:table-cell office:value-type="string" office:string-value="" table:formula="of:=IF(INDEX([.AG$18:.AG$200];MATCH([.$C247];[.$Y$18:.$Y$200]))=&quot;&quot;;&quot;&quot;;[.AG$17]&amp;&quot; = yes &quot;)" table:style-name="ce1"/>
          <table:table-cell office:value-type="string" office:string-value="" table:formula="of:=IF(INDEX([.AH$18:.AH$200];MATCH([.$C247];[.$Y$18:.$Y$200]))=&quot;&quot;;&quot;&quot;;[.AH$17]&amp;&quot; = yes &quot;)" table:style-name="ce1"/>
          <table:table-cell office:value-type="string" office:string-value="" table:formula="of:=IF(INDEX([.AI$18:.AI$200];MATCH([.$C24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41</text:p>
          </table:table-cell>
          <table:table-cell office:value-type="string" office:string-value="pc_marginal_dry" table:formula="of:=INDEX([.Y$18:.Y$200];[.K248])" table:style-name="ce1">
            <text:p>pc_marginal_dry</text:p>
          </table:table-cell>
          <table:table-cell office:value-type="string" office:string-value="pc_tropical" table:formula="of:=INDEX([.$Z$7:.$AD$17];[.L248];[.M248])" table:style-name="ce1">
            <text:p>pc_tropical</text:p>
          </table:table-cell>
          <table:table-cell office:value-type="string" office:string-value="@terraforming_cost_level_2" table:formula="of:=[.$X$8]&amp;[.N248]" table:style-name="ce1">
            <text:p>@terraforming_cost_level_2</text:p>
          </table:table-cell>
          <table:table-cell office:value-type="string" office:string-value="@terraforming_duration_level_2" table:formula="of:=[.$X$9]&amp;[.N248]" table:style-name="ce1">
            <text:p>@terraforming_duration_level_2</text:p>
          </table:table-cell>
          <table:table-cell office:value-type="string" office:string-value="OR={}&quot;OR={}" table:formula="of:=[.O248]&amp;&quot;OR={&quot;&amp;CONCATENATE([.P248];[.Q248];[.R248];[.S248])&amp;&quot;}&quot;&quot;OR={&quot;&amp;CONCATENATE([.T248];[.U248];[.V248];[.W24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48]+1)" table:style-name="ce1">
            <text:p>tech2</text:p>
          </table:table-cell>
          <table:table-cell office:value-type="float" office:value="0" table:formula="of:=[.I247]" table:style-name="ce1">
            <text:p>0</text:p>
          </table:table-cell>
          <table:table-cell office:value-type="float" office:value="241" table:style-name="ce1">
            <text:p>241</text:p>
          </table:table-cell>
          <table:table-cell office:value-type="float" office:value="7" table:formula="of:=INT([.J248]/COUNTA([.$Z$7:.$AD$17]))+1" table:style-name="ce1">
            <text:p>7</text:p>
          </table:table-cell>
          <table:table-cell office:value-type="float" office:value="5" table:formula="of:=IF(INDEX([.$Z$7:.$AD$17];[.L247]+1;[.M247])=&quot;&quot;;1;[.L247]+1)" table:style-name="ce1">
            <text:p>5</text:p>
          </table:table-cell>
          <table:table-cell office:value-type="float" office:value="2" table:formula="of:=IF(INDEX([.$Z$7:.$AD$17];[.L247]+1;[.M247])=&quot;&quot;;IF([.M247]=5;1;[.M247]+1);[.M247])" table:style-name="ce1">
            <text:p>2</text:p>
          </table:table-cell>
          <table:table-cell office:value-type="float" office:value="2" table:formula="of:=IF([.B248]=[.C248];0;INDEX([.$Z$18:.$AD$25];INT([.$J248]/COUNTA([.$Z$7:.$AD$17]))+1;[.$M248]))" table:style-name="ce1">
            <text:p>2</text:p>
          </table:table-cell>
          <table:table-cell table:style-name="ce1"/>
          <table:table-cell office:value-type="string" office:string-value="" table:formula="of:=IF(INDEX([.AF$18:.AF$200];[.$K248])=&quot;&quot;;&quot;&quot;;[.AF$17]&amp;&quot; = yes &quot;)" table:style-name="ce1"/>
          <table:table-cell office:value-type="string" office:string-value="" table:formula="of:=IF(INDEX([.AG$18:.AG$200];[.$K248])=&quot;&quot;;&quot;&quot;;[.AG$17]&amp;&quot; = yes &quot;)" table:style-name="ce1"/>
          <table:table-cell office:value-type="string" office:string-value="" table:formula="of:=IF(INDEX([.AH$18:.AH$200];[.$K248])=&quot;&quot;;&quot;&quot;;[.AH$17]&amp;&quot; = yes &quot;)" table:style-name="ce1"/>
          <table:table-cell office:value-type="string" office:string-value="" table:formula="of:=IF(INDEX([.AI$18:.AI$200];[.$K248])=&quot;&quot;;&quot;&quot;;[.AI$17]&amp;&quot; = yes &quot;)" table:style-name="ce1"/>
          <table:table-cell office:value-type="string" office:string-value="" table:formula="of:=IF(INDEX([.AF$18:.AF$200];MATCH([.$C248];[.$Y$18:.$Y$200]))=&quot;&quot;;&quot;&quot;;[.AF$17]&amp;&quot; = yes &quot;)" table:style-name="ce1"/>
          <table:table-cell office:value-type="string" office:string-value="" table:formula="of:=IF(INDEX([.AG$18:.AG$200];MATCH([.$C248];[.$Y$18:.$Y$200]))=&quot;&quot;;&quot;&quot;;[.AG$17]&amp;&quot; = yes &quot;)" table:style-name="ce1"/>
          <table:table-cell office:value-type="string" office:string-value="" table:formula="of:=IF(INDEX([.AH$18:.AH$200];MATCH([.$C248];[.$Y$18:.$Y$200]))=&quot;&quot;;&quot;&quot;;[.AH$17]&amp;&quot; = yes &quot;)" table:style-name="ce1"/>
          <table:table-cell office:value-type="string" office:string-value="" table:formula="of:=IF(INDEX([.AI$18:.AI$200];MATCH([.$C24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42</text:p>
          </table:table-cell>
          <table:table-cell office:value-type="string" office:string-value="pc_marginal_dry" table:formula="of:=INDEX([.Y$18:.Y$200];[.K249])" table:style-name="ce1">
            <text:p>pc_marginal_dry</text:p>
          </table:table-cell>
          <table:table-cell office:value-type="string" office:string-value="pc_desertislands" table:formula="of:=INDEX([.$Z$7:.$AD$17];[.L249];[.M249])" table:style-name="ce1">
            <text:p>pc_desertislands</text:p>
          </table:table-cell>
          <table:table-cell office:value-type="string" office:string-value="@terraforming_cost_level_2" table:formula="of:=[.$X$8]&amp;[.N249]" table:style-name="ce1">
            <text:p>@terraforming_cost_level_2</text:p>
          </table:table-cell>
          <table:table-cell office:value-type="string" office:string-value="@terraforming_duration_level_2" table:formula="of:=[.$X$9]&amp;[.N249]" table:style-name="ce1">
            <text:p>@terraforming_duration_level_2</text:p>
          </table:table-cell>
          <table:table-cell office:value-type="string" office:string-value="OR={}&quot;OR={}" table:formula="of:=[.O249]&amp;&quot;OR={&quot;&amp;CONCATENATE([.P249];[.Q249];[.R249];[.S249])&amp;&quot;}&quot;&quot;OR={&quot;&amp;CONCATENATE([.T249];[.U249];[.V249];[.W24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49]+1)" table:style-name="ce1">
            <text:p>tech2</text:p>
          </table:table-cell>
          <table:table-cell office:value-type="float" office:value="0" table:formula="of:=[.I248]" table:style-name="ce1">
            <text:p>0</text:p>
          </table:table-cell>
          <table:table-cell office:value-type="float" office:value="242" table:style-name="ce1">
            <text:p>242</text:p>
          </table:table-cell>
          <table:table-cell office:value-type="float" office:value="7" table:formula="of:=INT([.J249]/COUNTA([.$Z$7:.$AD$17]))+1" table:style-name="ce1">
            <text:p>7</text:p>
          </table:table-cell>
          <table:table-cell office:value-type="float" office:value="6" table:formula="of:=IF(INDEX([.$Z$7:.$AD$17];[.L248]+1;[.M248])=&quot;&quot;;1;[.L248]+1)" table:style-name="ce1">
            <text:p>6</text:p>
          </table:table-cell>
          <table:table-cell office:value-type="float" office:value="2" table:formula="of:=IF(INDEX([.$Z$7:.$AD$17];[.L248]+1;[.M248])=&quot;&quot;;IF([.M248]=5;1;[.M248]+1);[.M248])" table:style-name="ce1">
            <text:p>2</text:p>
          </table:table-cell>
          <table:table-cell office:value-type="float" office:value="2" table:formula="of:=IF([.B249]=[.C249];0;INDEX([.$Z$18:.$AD$25];INT([.$J249]/COUNTA([.$Z$7:.$AD$17]))+1;[.$M249]))" table:style-name="ce1">
            <text:p>2</text:p>
          </table:table-cell>
          <table:table-cell table:style-name="ce1"/>
          <table:table-cell office:value-type="string" office:string-value="" table:formula="of:=IF(INDEX([.AF$18:.AF$200];[.$K249])=&quot;&quot;;&quot;&quot;;[.AF$17]&amp;&quot; = yes &quot;)" table:style-name="ce1"/>
          <table:table-cell office:value-type="string" office:string-value="" table:formula="of:=IF(INDEX([.AG$18:.AG$200];[.$K249])=&quot;&quot;;&quot;&quot;;[.AG$17]&amp;&quot; = yes &quot;)" table:style-name="ce1"/>
          <table:table-cell office:value-type="string" office:string-value="" table:formula="of:=IF(INDEX([.AH$18:.AH$200];[.$K249])=&quot;&quot;;&quot;&quot;;[.AH$17]&amp;&quot; = yes &quot;)" table:style-name="ce1"/>
          <table:table-cell office:value-type="string" office:string-value="" table:formula="of:=IF(INDEX([.AI$18:.AI$200];[.$K249])=&quot;&quot;;&quot;&quot;;[.AI$17]&amp;&quot; = yes &quot;)" table:style-name="ce1"/>
          <table:table-cell office:value-type="string" office:string-value="" table:formula="of:=IF(INDEX([.AF$18:.AF$200];MATCH([.$C249];[.$Y$18:.$Y$200]))=&quot;&quot;;&quot;&quot;;[.AF$17]&amp;&quot; = yes &quot;)" table:style-name="ce1"/>
          <table:table-cell office:value-type="string" office:string-value="" table:formula="of:=IF(INDEX([.AG$18:.AG$200];MATCH([.$C249];[.$Y$18:.$Y$200]))=&quot;&quot;;&quot;&quot;;[.AG$17]&amp;&quot; = yes &quot;)" table:style-name="ce1"/>
          <table:table-cell office:value-type="string" office:string-value="" table:formula="of:=IF(INDEX([.AH$18:.AH$200];MATCH([.$C249];[.$Y$18:.$Y$200]))=&quot;&quot;;&quot;&quot;;[.AH$17]&amp;&quot; = yes &quot;)" table:style-name="ce1"/>
          <table:table-cell office:value-type="string" office:string-value="" table:formula="of:=IF(INDEX([.AI$18:.AI$200];MATCH([.$C24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43</text:p>
          </table:table-cell>
          <table:table-cell office:value-type="string" office:string-value="pc_marginal_dry" table:formula="of:=INDEX([.Y$18:.Y$200];[.K250])" table:style-name="ce1">
            <text:p>pc_marginal_dry</text:p>
          </table:table-cell>
          <table:table-cell office:value-type="string" office:string-value="pc_retinal" table:formula="of:=INDEX([.$Z$7:.$AD$17];[.L250];[.M250])" table:style-name="ce1">
            <text:p>pc_retinal</text:p>
          </table:table-cell>
          <table:table-cell office:value-type="string" office:string-value="@terraforming_cost_level_2" table:formula="of:=[.$X$8]&amp;[.N250]" table:style-name="ce1">
            <text:p>@terraforming_cost_level_2</text:p>
          </table:table-cell>
          <table:table-cell office:value-type="string" office:string-value="@terraforming_duration_level_2" table:formula="of:=[.$X$9]&amp;[.N250]" table:style-name="ce1">
            <text:p>@terraforming_duration_level_2</text:p>
          </table:table-cell>
          <table:table-cell office:value-type="string" office:string-value="OR={}&quot;OR={}" table:formula="of:=[.O250]&amp;&quot;OR={&quot;&amp;CONCATENATE([.P250];[.Q250];[.R250];[.S250])&amp;&quot;}&quot;&quot;OR={&quot;&amp;CONCATENATE([.T250];[.U250];[.V250];[.W25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50]+1)" table:style-name="ce1">
            <text:p>tech2</text:p>
          </table:table-cell>
          <table:table-cell office:value-type="float" office:value="0" table:formula="of:=[.I249]" table:style-name="ce1">
            <text:p>0</text:p>
          </table:table-cell>
          <table:table-cell office:value-type="float" office:value="243" table:style-name="ce1">
            <text:p>243</text:p>
          </table:table-cell>
          <table:table-cell office:value-type="float" office:value="7" table:formula="of:=INT([.J250]/COUNTA([.$Z$7:.$AD$17]))+1" table:style-name="ce1">
            <text:p>7</text:p>
          </table:table-cell>
          <table:table-cell office:value-type="float" office:value="7" table:formula="of:=IF(INDEX([.$Z$7:.$AD$17];[.L249]+1;[.M249])=&quot;&quot;;1;[.L249]+1)" table:style-name="ce1">
            <text:p>7</text:p>
          </table:table-cell>
          <table:table-cell office:value-type="float" office:value="2" table:formula="of:=IF(INDEX([.$Z$7:.$AD$17];[.L249]+1;[.M249])=&quot;&quot;;IF([.M249]=5;1;[.M249]+1);[.M249])" table:style-name="ce1">
            <text:p>2</text:p>
          </table:table-cell>
          <table:table-cell office:value-type="float" office:value="2" table:formula="of:=IF([.B250]=[.C250];0;INDEX([.$Z$18:.$AD$25];INT([.$J250]/COUNTA([.$Z$7:.$AD$17]))+1;[.$M250]))" table:style-name="ce1">
            <text:p>2</text:p>
          </table:table-cell>
          <table:table-cell table:style-name="ce1"/>
          <table:table-cell office:value-type="string" office:string-value="" table:formula="of:=IF(INDEX([.AF$18:.AF$200];[.$K250])=&quot;&quot;;&quot;&quot;;[.AF$17]&amp;&quot; = yes &quot;)" table:style-name="ce1"/>
          <table:table-cell office:value-type="string" office:string-value="" table:formula="of:=IF(INDEX([.AG$18:.AG$200];[.$K250])=&quot;&quot;;&quot;&quot;;[.AG$17]&amp;&quot; = yes &quot;)" table:style-name="ce1"/>
          <table:table-cell office:value-type="string" office:string-value="" table:formula="of:=IF(INDEX([.AH$18:.AH$200];[.$K250])=&quot;&quot;;&quot;&quot;;[.AH$17]&amp;&quot; = yes &quot;)" table:style-name="ce1"/>
          <table:table-cell office:value-type="string" office:string-value="" table:formula="of:=IF(INDEX([.AI$18:.AI$200];[.$K250])=&quot;&quot;;&quot;&quot;;[.AI$17]&amp;&quot; = yes &quot;)" table:style-name="ce1"/>
          <table:table-cell office:value-type="string" office:string-value="" table:formula="of:=IF(INDEX([.AF$18:.AF$200];MATCH([.$C250];[.$Y$18:.$Y$200]))=&quot;&quot;;&quot;&quot;;[.AF$17]&amp;&quot; = yes &quot;)" table:style-name="ce1"/>
          <table:table-cell office:value-type="string" office:string-value="" table:formula="of:=IF(INDEX([.AG$18:.AG$200];MATCH([.$C250];[.$Y$18:.$Y$200]))=&quot;&quot;;&quot;&quot;;[.AG$17]&amp;&quot; = yes &quot;)" table:style-name="ce1"/>
          <table:table-cell office:value-type="string" office:string-value="" table:formula="of:=IF(INDEX([.AH$18:.AH$200];MATCH([.$C250];[.$Y$18:.$Y$200]))=&quot;&quot;;&quot;&quot;;[.AH$17]&amp;&quot; = yes &quot;)" table:style-name="ce1"/>
          <table:table-cell office:value-type="string" office:string-value="" table:formula="of:=IF(INDEX([.AI$18:.AI$200];MATCH([.$C25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44</text:p>
          </table:table-cell>
          <table:table-cell office:value-type="string" office:string-value="pc_marginal_dry" table:formula="of:=INDEX([.Y$18:.Y$200];[.K251])" table:style-name="ce1">
            <text:p>pc_marginal_dry</text:p>
          </table:table-cell>
          <table:table-cell office:value-type="string" office:string-value="pc_lush" table:formula="of:=INDEX([.$Z$7:.$AD$17];[.L251];[.M251])" table:style-name="ce1">
            <text:p>pc_lush</text:p>
          </table:table-cell>
          <table:table-cell office:value-type="string" office:string-value="@terraforming_cost_level_2" table:formula="of:=[.$X$8]&amp;[.N251]" table:style-name="ce1">
            <text:p>@terraforming_cost_level_2</text:p>
          </table:table-cell>
          <table:table-cell office:value-type="string" office:string-value="@terraforming_duration_level_2" table:formula="of:=[.$X$9]&amp;[.N251]" table:style-name="ce1">
            <text:p>@terraforming_duration_level_2</text:p>
          </table:table-cell>
          <table:table-cell office:value-type="string" office:string-value="OR={}&quot;OR={}" table:formula="of:=[.O251]&amp;&quot;OR={&quot;&amp;CONCATENATE([.P251];[.Q251];[.R251];[.S251])&amp;&quot;}&quot;&quot;OR={&quot;&amp;CONCATENATE([.T251];[.U251];[.V251];[.W25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51]+1)" table:style-name="ce1">
            <text:p>tech2</text:p>
          </table:table-cell>
          <table:table-cell office:value-type="float" office:value="0" table:formula="of:=[.I250]" table:style-name="ce1">
            <text:p>0</text:p>
          </table:table-cell>
          <table:table-cell office:value-type="float" office:value="244" table:style-name="ce1">
            <text:p>244</text:p>
          </table:table-cell>
          <table:table-cell office:value-type="float" office:value="7" table:formula="of:=INT([.J251]/COUNTA([.$Z$7:.$AD$17]))+1" table:style-name="ce1">
            <text:p>7</text:p>
          </table:table-cell>
          <table:table-cell office:value-type="float" office:value="8" table:formula="of:=IF(INDEX([.$Z$7:.$AD$17];[.L250]+1;[.M250])=&quot;&quot;;1;[.L250]+1)" table:style-name="ce1">
            <text:p>8</text:p>
          </table:table-cell>
          <table:table-cell office:value-type="float" office:value="2" table:formula="of:=IF(INDEX([.$Z$7:.$AD$17];[.L250]+1;[.M250])=&quot;&quot;;IF([.M250]=5;1;[.M250]+1);[.M250])" table:style-name="ce1">
            <text:p>2</text:p>
          </table:table-cell>
          <table:table-cell office:value-type="float" office:value="2" table:formula="of:=IF([.B251]=[.C251];0;INDEX([.$Z$18:.$AD$25];INT([.$J251]/COUNTA([.$Z$7:.$AD$17]))+1;[.$M251]))" table:style-name="ce1">
            <text:p>2</text:p>
          </table:table-cell>
          <table:table-cell table:style-name="ce1"/>
          <table:table-cell office:value-type="string" office:string-value="" table:formula="of:=IF(INDEX([.AF$18:.AF$200];[.$K251])=&quot;&quot;;&quot;&quot;;[.AF$17]&amp;&quot; = yes &quot;)" table:style-name="ce1"/>
          <table:table-cell office:value-type="string" office:string-value="" table:formula="of:=IF(INDEX([.AG$18:.AG$200];[.$K251])=&quot;&quot;;&quot;&quot;;[.AG$17]&amp;&quot; = yes &quot;)" table:style-name="ce1"/>
          <table:table-cell office:value-type="string" office:string-value="" table:formula="of:=IF(INDEX([.AH$18:.AH$200];[.$K251])=&quot;&quot;;&quot;&quot;;[.AH$17]&amp;&quot; = yes &quot;)" table:style-name="ce1"/>
          <table:table-cell office:value-type="string" office:string-value="" table:formula="of:=IF(INDEX([.AI$18:.AI$200];[.$K251])=&quot;&quot;;&quot;&quot;;[.AI$17]&amp;&quot; = yes &quot;)" table:style-name="ce1"/>
          <table:table-cell office:value-type="string" office:string-value="" table:formula="of:=IF(INDEX([.AF$18:.AF$200];MATCH([.$C251];[.$Y$18:.$Y$200]))=&quot;&quot;;&quot;&quot;;[.AF$17]&amp;&quot; = yes &quot;)" table:style-name="ce1"/>
          <table:table-cell office:value-type="string" office:string-value="" table:formula="of:=IF(INDEX([.AG$18:.AG$200];MATCH([.$C251];[.$Y$18:.$Y$200]))=&quot;&quot;;&quot;&quot;;[.AG$17]&amp;&quot; = yes &quot;)" table:style-name="ce1"/>
          <table:table-cell office:value-type="string" office:string-value="" table:formula="of:=IF(INDEX([.AH$18:.AH$200];MATCH([.$C251];[.$Y$18:.$Y$200]))=&quot;&quot;;&quot;&quot;;[.AH$17]&amp;&quot; = yes &quot;)" table:style-name="ce1"/>
          <table:table-cell office:value-type="string" office:string-value="" table:formula="of:=IF(INDEX([.AI$18:.AI$200];MATCH([.$C25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45</text:p>
          </table:table-cell>
          <table:table-cell office:value-type="string" office:string-value="pc_marginal_dry" table:formula="of:=INDEX([.Y$18:.Y$200];[.K252])" table:style-name="ce1">
            <text:p>pc_marginal_dry</text:p>
          </table:table-cell>
          <table:table-cell office:value-type="string" office:string-value="pc_marginal" table:formula="of:=INDEX([.$Z$7:.$AD$17];[.L252];[.M252])" table:style-name="ce1">
            <text:p>pc_marginal</text:p>
          </table:table-cell>
          <table:table-cell office:value-type="string" office:string-value="@terraforming_cost_level_2" table:formula="of:=[.$X$8]&amp;[.N252]" table:style-name="ce1">
            <text:p>@terraforming_cost_level_2</text:p>
          </table:table-cell>
          <table:table-cell office:value-type="string" office:string-value="@terraforming_duration_level_2" table:formula="of:=[.$X$9]&amp;[.N252]" table:style-name="ce1">
            <text:p>@terraforming_duration_level_2</text:p>
          </table:table-cell>
          <table:table-cell office:value-type="string" office:string-value="OR={}&quot;OR={}" table:formula="of:=[.O252]&amp;&quot;OR={&quot;&amp;CONCATENATE([.P252];[.Q252];[.R252];[.S252])&amp;&quot;}&quot;&quot;OR={&quot;&amp;CONCATENATE([.T252];[.U252];[.V252];[.W25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52]+1)" table:style-name="ce1">
            <text:p>tech2</text:p>
          </table:table-cell>
          <table:table-cell office:value-type="float" office:value="0" table:formula="of:=[.I251]" table:style-name="ce1">
            <text:p>0</text:p>
          </table:table-cell>
          <table:table-cell office:value-type="float" office:value="245" table:style-name="ce1">
            <text:p>245</text:p>
          </table:table-cell>
          <table:table-cell office:value-type="float" office:value="7" table:formula="of:=INT([.J252]/COUNTA([.$Z$7:.$AD$17]))+1" table:style-name="ce1">
            <text:p>7</text:p>
          </table:table-cell>
          <table:table-cell office:value-type="float" office:value="9" table:formula="of:=IF(INDEX([.$Z$7:.$AD$17];[.L251]+1;[.M251])=&quot;&quot;;1;[.L251]+1)" table:style-name="ce1">
            <text:p>9</text:p>
          </table:table-cell>
          <table:table-cell office:value-type="float" office:value="2" table:formula="of:=IF(INDEX([.$Z$7:.$AD$17];[.L251]+1;[.M251])=&quot;&quot;;IF([.M251]=5;1;[.M251]+1);[.M251])" table:style-name="ce1">
            <text:p>2</text:p>
          </table:table-cell>
          <table:table-cell office:value-type="float" office:value="2" table:formula="of:=IF([.B252]=[.C252];0;INDEX([.$Z$18:.$AD$25];INT([.$J252]/COUNTA([.$Z$7:.$AD$17]))+1;[.$M252]))" table:style-name="ce1">
            <text:p>2</text:p>
          </table:table-cell>
          <table:table-cell table:style-name="ce1"/>
          <table:table-cell office:value-type="string" office:string-value="" table:formula="of:=IF(INDEX([.AF$18:.AF$200];[.$K252])=&quot;&quot;;&quot;&quot;;[.AF$17]&amp;&quot; = yes &quot;)" table:style-name="ce1"/>
          <table:table-cell office:value-type="string" office:string-value="" table:formula="of:=IF(INDEX([.AG$18:.AG$200];[.$K252])=&quot;&quot;;&quot;&quot;;[.AG$17]&amp;&quot; = yes &quot;)" table:style-name="ce1"/>
          <table:table-cell office:value-type="string" office:string-value="" table:formula="of:=IF(INDEX([.AH$18:.AH$200];[.$K252])=&quot;&quot;;&quot;&quot;;[.AH$17]&amp;&quot; = yes &quot;)" table:style-name="ce1"/>
          <table:table-cell office:value-type="string" office:string-value="" table:formula="of:=IF(INDEX([.AI$18:.AI$200];[.$K252])=&quot;&quot;;&quot;&quot;;[.AI$17]&amp;&quot; = yes &quot;)" table:style-name="ce1"/>
          <table:table-cell office:value-type="string" office:string-value="" table:formula="of:=IF(INDEX([.AF$18:.AF$200];MATCH([.$C252];[.$Y$18:.$Y$200]))=&quot;&quot;;&quot;&quot;;[.AF$17]&amp;&quot; = yes &quot;)" table:style-name="ce1"/>
          <table:table-cell office:value-type="string" office:string-value="" table:formula="of:=IF(INDEX([.AG$18:.AG$200];MATCH([.$C252];[.$Y$18:.$Y$200]))=&quot;&quot;;&quot;&quot;;[.AG$17]&amp;&quot; = yes &quot;)" table:style-name="ce1"/>
          <table:table-cell office:value-type="string" office:string-value="" table:formula="of:=IF(INDEX([.AH$18:.AH$200];MATCH([.$C252];[.$Y$18:.$Y$200]))=&quot;&quot;;&quot;&quot;;[.AH$17]&amp;&quot; = yes &quot;)" table:style-name="ce1"/>
          <table:table-cell office:value-type="string" office:string-value="" table:formula="of:=IF(INDEX([.AI$18:.AI$200];MATCH([.$C25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46</text:p>
          </table:table-cell>
          <table:table-cell office:value-type="string" office:string-value="pc_marginal_dry" table:formula="of:=INDEX([.Y$18:.Y$200];[.K253])" table:style-name="ce1">
            <text:p>pc_marginal_dry</text:p>
          </table:table-cell>
          <table:table-cell office:value-type="string" office:string-value="pc_greenhouse_hot" table:formula="of:=INDEX([.$Z$7:.$AD$17];[.L253];[.M253])" table:style-name="ce1">
            <text:p>pc_greenhouse_hot</text:p>
          </table:table-cell>
          <table:table-cell office:value-type="string" office:string-value="@terraforming_cost_level_2" table:formula="of:=[.$X$8]&amp;[.N253]" table:style-name="ce1">
            <text:p>@terraforming_cost_level_2</text:p>
          </table:table-cell>
          <table:table-cell office:value-type="string" office:string-value="@terraforming_duration_level_2" table:formula="of:=[.$X$9]&amp;[.N253]" table:style-name="ce1">
            <text:p>@terraforming_duration_level_2</text:p>
          </table:table-cell>
          <table:table-cell office:value-type="string" office:string-value="OR={}&quot;OR={}" table:formula="of:=[.O253]&amp;&quot;OR={&quot;&amp;CONCATENATE([.P253];[.Q253];[.R253];[.S253])&amp;&quot;}&quot;&quot;OR={&quot;&amp;CONCATENATE([.T253];[.U253];[.V253];[.W25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53]+1)" table:style-name="ce1">
            <text:p>tech2</text:p>
          </table:table-cell>
          <table:table-cell office:value-type="float" office:value="0" table:formula="of:=[.I252]" table:style-name="ce1">
            <text:p>0</text:p>
          </table:table-cell>
          <table:table-cell office:value-type="float" office:value="246" table:style-name="ce1">
            <text:p>246</text:p>
          </table:table-cell>
          <table:table-cell office:value-type="float" office:value="7" table:formula="of:=INT([.J253]/COUNTA([.$Z$7:.$AD$17]))+1" table:style-name="ce1">
            <text:p>7</text:p>
          </table:table-cell>
          <table:table-cell office:value-type="float" office:value="10" table:formula="of:=IF(INDEX([.$Z$7:.$AD$17];[.L252]+1;[.M252])=&quot;&quot;;1;[.L252]+1)" table:style-name="ce1">
            <text:p>10</text:p>
          </table:table-cell>
          <table:table-cell office:value-type="float" office:value="2" table:formula="of:=IF(INDEX([.$Z$7:.$AD$17];[.L252]+1;[.M252])=&quot;&quot;;IF([.M252]=5;1;[.M252]+1);[.M252])" table:style-name="ce1">
            <text:p>2</text:p>
          </table:table-cell>
          <table:table-cell office:value-type="float" office:value="2" table:formula="of:=IF([.B253]=[.C253];0;INDEX([.$Z$18:.$AD$25];INT([.$J253]/COUNTA([.$Z$7:.$AD$17]))+1;[.$M253]))" table:style-name="ce1">
            <text:p>2</text:p>
          </table:table-cell>
          <table:table-cell table:style-name="ce1"/>
          <table:table-cell office:value-type="string" office:string-value="" table:formula="of:=IF(INDEX([.AF$18:.AF$200];[.$K253])=&quot;&quot;;&quot;&quot;;[.AF$17]&amp;&quot; = yes &quot;)" table:style-name="ce1"/>
          <table:table-cell office:value-type="string" office:string-value="" table:formula="of:=IF(INDEX([.AG$18:.AG$200];[.$K253])=&quot;&quot;;&quot;&quot;;[.AG$17]&amp;&quot; = yes &quot;)" table:style-name="ce1"/>
          <table:table-cell office:value-type="string" office:string-value="" table:formula="of:=IF(INDEX([.AH$18:.AH$200];[.$K253])=&quot;&quot;;&quot;&quot;;[.AH$17]&amp;&quot; = yes &quot;)" table:style-name="ce1"/>
          <table:table-cell office:value-type="string" office:string-value="" table:formula="of:=IF(INDEX([.AI$18:.AI$200];[.$K253])=&quot;&quot;;&quot;&quot;;[.AI$17]&amp;&quot; = yes &quot;)" table:style-name="ce1"/>
          <table:table-cell office:value-type="string" office:string-value="" table:formula="of:=IF(INDEX([.AF$18:.AF$200];MATCH([.$C253];[.$Y$18:.$Y$200]))=&quot;&quot;;&quot;&quot;;[.AF$17]&amp;&quot; = yes &quot;)" table:style-name="ce1"/>
          <table:table-cell office:value-type="string" office:string-value="" table:formula="of:=IF(INDEX([.AG$18:.AG$200];MATCH([.$C253];[.$Y$18:.$Y$200]))=&quot;&quot;;&quot;&quot;;[.AG$17]&amp;&quot; = yes &quot;)" table:style-name="ce1"/>
          <table:table-cell office:value-type="string" office:string-value="" table:formula="of:=IF(INDEX([.AH$18:.AH$200];MATCH([.$C253];[.$Y$18:.$Y$200]))=&quot;&quot;;&quot;&quot;;[.AH$17]&amp;&quot; = yes &quot;)" table:style-name="ce1"/>
          <table:table-cell office:value-type="string" office:string-value="" table:formula="of:=IF(INDEX([.AI$18:.AI$200];MATCH([.$C25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47</text:p>
          </table:table-cell>
          <table:table-cell office:value-type="string" office:string-value="pc_marginal_dry" table:formula="of:=INDEX([.Y$18:.Y$200];[.K254])" table:style-name="ce1">
            <text:p>pc_marginal_dry</text:p>
          </table:table-cell>
          <table:table-cell office:value-type="string" office:string-value="pc_frozen_desert" table:formula="of:=INDEX([.$Z$7:.$AD$17];[.L254];[.M254])" table:style-name="ce1">
            <text:p>pc_frozen_desert</text:p>
          </table:table-cell>
          <table:table-cell office:value-type="string" office:string-value="@terraforming_cost_level_2" table:formula="of:=[.$X$8]&amp;[.N254]" table:style-name="ce1">
            <text:p>@terraforming_cost_level_2</text:p>
          </table:table-cell>
          <table:table-cell office:value-type="string" office:string-value="@terraforming_duration_level_2" table:formula="of:=[.$X$9]&amp;[.N254]" table:style-name="ce1">
            <text:p>@terraforming_duration_level_2</text:p>
          </table:table-cell>
          <table:table-cell office:value-type="string" office:string-value="OR={}&quot;OR={}" table:formula="of:=[.O254]&amp;&quot;OR={&quot;&amp;CONCATENATE([.P254];[.Q254];[.R254];[.S254])&amp;&quot;}&quot;&quot;OR={&quot;&amp;CONCATENATE([.T254];[.U254];[.V254];[.W25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54]+1)" table:style-name="ce1">
            <text:p>tech2</text:p>
          </table:table-cell>
          <table:table-cell office:value-type="float" office:value="0" table:formula="of:=[.I253]" table:style-name="ce1">
            <text:p>0</text:p>
          </table:table-cell>
          <table:table-cell office:value-type="float" office:value="247" table:style-name="ce1">
            <text:p>247</text:p>
          </table:table-cell>
          <table:table-cell office:value-type="float" office:value="7" table:formula="of:=INT([.J254]/COUNTA([.$Z$7:.$AD$17]))+1" table:style-name="ce1">
            <text:p>7</text:p>
          </table:table-cell>
          <table:table-cell office:value-type="float" office:value="1" table:formula="of:=IF(INDEX([.$Z$7:.$AD$17];[.L253]+1;[.M253])=&quot;&quot;;1;[.L253]+1)" table:style-name="ce1">
            <text:p>1</text:p>
          </table:table-cell>
          <table:table-cell office:value-type="float" office:value="3" table:formula="of:=IF(INDEX([.$Z$7:.$AD$17];[.L253]+1;[.M253])=&quot;&quot;;IF([.M253]=5;1;[.M253]+1);[.M253])" table:style-name="ce1">
            <text:p>3</text:p>
          </table:table-cell>
          <table:table-cell office:value-type="float" office:value="2" table:formula="of:=IF([.B254]=[.C254];0;INDEX([.$Z$18:.$AD$25];INT([.$J254]/COUNTA([.$Z$7:.$AD$17]))+1;[.$M254]))" table:style-name="ce1">
            <text:p>2</text:p>
          </table:table-cell>
          <table:table-cell table:style-name="ce1"/>
          <table:table-cell office:value-type="string" office:string-value="" table:formula="of:=IF(INDEX([.AF$18:.AF$200];[.$K254])=&quot;&quot;;&quot;&quot;;[.AF$17]&amp;&quot; = yes &quot;)" table:style-name="ce1"/>
          <table:table-cell office:value-type="string" office:string-value="" table:formula="of:=IF(INDEX([.AG$18:.AG$200];[.$K254])=&quot;&quot;;&quot;&quot;;[.AG$17]&amp;&quot; = yes &quot;)" table:style-name="ce1"/>
          <table:table-cell office:value-type="string" office:string-value="" table:formula="of:=IF(INDEX([.AH$18:.AH$200];[.$K254])=&quot;&quot;;&quot;&quot;;[.AH$17]&amp;&quot; = yes &quot;)" table:style-name="ce1"/>
          <table:table-cell office:value-type="string" office:string-value="" table:formula="of:=IF(INDEX([.AI$18:.AI$200];[.$K254])=&quot;&quot;;&quot;&quot;;[.AI$17]&amp;&quot; = yes &quot;)" table:style-name="ce1"/>
          <table:table-cell office:value-type="string" office:string-value="" table:formula="of:=IF(INDEX([.AF$18:.AF$200];MATCH([.$C254];[.$Y$18:.$Y$200]))=&quot;&quot;;&quot;&quot;;[.AF$17]&amp;&quot; = yes &quot;)" table:style-name="ce1"/>
          <table:table-cell office:value-type="string" office:string-value="" table:formula="of:=IF(INDEX([.AG$18:.AG$200];MATCH([.$C254];[.$Y$18:.$Y$200]))=&quot;&quot;;&quot;&quot;;[.AG$17]&amp;&quot; = yes &quot;)" table:style-name="ce1"/>
          <table:table-cell office:value-type="string" office:string-value="" table:formula="of:=IF(INDEX([.AH$18:.AH$200];MATCH([.$C254];[.$Y$18:.$Y$200]))=&quot;&quot;;&quot;&quot;;[.AH$17]&amp;&quot; = yes &quot;)" table:style-name="ce1"/>
          <table:table-cell office:value-type="string" office:string-value="" table:formula="of:=IF(INDEX([.AI$18:.AI$200];MATCH([.$C25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48</text:p>
          </table:table-cell>
          <table:table-cell office:value-type="string" office:string-value="pc_marginal_dry" table:formula="of:=INDEX([.Y$18:.Y$200];[.K255])" table:style-name="ce1">
            <text:p>pc_marginal_dry</text:p>
          </table:table-cell>
          <table:table-cell office:value-type="string" office:string-value="pc_steppe" table:formula="of:=INDEX([.$Z$7:.$AD$17];[.L255];[.M255])" table:style-name="ce1">
            <text:p>pc_steppe</text:p>
          </table:table-cell>
          <table:table-cell office:value-type="string" office:string-value="@terraforming_cost_level_2" table:formula="of:=[.$X$8]&amp;[.N255]" table:style-name="ce1">
            <text:p>@terraforming_cost_level_2</text:p>
          </table:table-cell>
          <table:table-cell office:value-type="string" office:string-value="@terraforming_duration_level_2" table:formula="of:=[.$X$9]&amp;[.N255]" table:style-name="ce1">
            <text:p>@terraforming_duration_level_2</text:p>
          </table:table-cell>
          <table:table-cell office:value-type="string" office:string-value="OR={}&quot;OR={}" table:formula="of:=[.O255]&amp;&quot;OR={&quot;&amp;CONCATENATE([.P255];[.Q255];[.R255];[.S255])&amp;&quot;}&quot;&quot;OR={&quot;&amp;CONCATENATE([.T255];[.U255];[.V255];[.W25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55]+1)" table:style-name="ce1">
            <text:p>tech2</text:p>
          </table:table-cell>
          <table:table-cell office:value-type="float" office:value="0" table:formula="of:=[.I254]" table:style-name="ce1">
            <text:p>0</text:p>
          </table:table-cell>
          <table:table-cell office:value-type="float" office:value="248" table:style-name="ce1">
            <text:p>248</text:p>
          </table:table-cell>
          <table:table-cell office:value-type="float" office:value="7" table:formula="of:=INT([.J255]/COUNTA([.$Z$7:.$AD$17]))+1" table:style-name="ce1">
            <text:p>7</text:p>
          </table:table-cell>
          <table:table-cell office:value-type="float" office:value="2" table:formula="of:=IF(INDEX([.$Z$7:.$AD$17];[.L254]+1;[.M254])=&quot;&quot;;1;[.L254]+1)" table:style-name="ce1">
            <text:p>2</text:p>
          </table:table-cell>
          <table:table-cell office:value-type="float" office:value="3" table:formula="of:=IF(INDEX([.$Z$7:.$AD$17];[.L254]+1;[.M254])=&quot;&quot;;IF([.M254]=5;1;[.M254]+1);[.M254])" table:style-name="ce1">
            <text:p>3</text:p>
          </table:table-cell>
          <table:table-cell office:value-type="float" office:value="2" table:formula="of:=IF([.B255]=[.C255];0;INDEX([.$Z$18:.$AD$25];INT([.$J255]/COUNTA([.$Z$7:.$AD$17]))+1;[.$M255]))" table:style-name="ce1">
            <text:p>2</text:p>
          </table:table-cell>
          <table:table-cell table:style-name="ce1"/>
          <table:table-cell office:value-type="string" office:string-value="" table:formula="of:=IF(INDEX([.AF$18:.AF$200];[.$K255])=&quot;&quot;;&quot;&quot;;[.AF$17]&amp;&quot; = yes &quot;)" table:style-name="ce1"/>
          <table:table-cell office:value-type="string" office:string-value="" table:formula="of:=IF(INDEX([.AG$18:.AG$200];[.$K255])=&quot;&quot;;&quot;&quot;;[.AG$17]&amp;&quot; = yes &quot;)" table:style-name="ce1"/>
          <table:table-cell office:value-type="string" office:string-value="" table:formula="of:=IF(INDEX([.AH$18:.AH$200];[.$K255])=&quot;&quot;;&quot;&quot;;[.AH$17]&amp;&quot; = yes &quot;)" table:style-name="ce1"/>
          <table:table-cell office:value-type="string" office:string-value="" table:formula="of:=IF(INDEX([.AI$18:.AI$200];[.$K255])=&quot;&quot;;&quot;&quot;;[.AI$17]&amp;&quot; = yes &quot;)" table:style-name="ce1"/>
          <table:table-cell office:value-type="string" office:string-value="" table:formula="of:=IF(INDEX([.AF$18:.AF$200];MATCH([.$C255];[.$Y$18:.$Y$200]))=&quot;&quot;;&quot;&quot;;[.AF$17]&amp;&quot; = yes &quot;)" table:style-name="ce1"/>
          <table:table-cell office:value-type="string" office:string-value="" table:formula="of:=IF(INDEX([.AG$18:.AG$200];MATCH([.$C255];[.$Y$18:.$Y$200]))=&quot;&quot;;&quot;&quot;;[.AG$17]&amp;&quot; = yes &quot;)" table:style-name="ce1"/>
          <table:table-cell office:value-type="string" office:string-value="" table:formula="of:=IF(INDEX([.AH$18:.AH$200];MATCH([.$C255];[.$Y$18:.$Y$200]))=&quot;&quot;;&quot;&quot;;[.AH$17]&amp;&quot; = yes &quot;)" table:style-name="ce1"/>
          <table:table-cell office:value-type="string" office:string-value="" table:formula="of:=IF(INDEX([.AI$18:.AI$200];MATCH([.$C25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49</text:p>
          </table:table-cell>
          <table:table-cell office:value-type="string" office:string-value="pc_marginal_dry" table:formula="of:=INDEX([.Y$18:.Y$200];[.K256])" table:style-name="ce1">
            <text:p>pc_marginal_dry</text:p>
          </table:table-cell>
          <table:table-cell office:value-type="string" office:string-value="pc_hadesert" table:formula="of:=INDEX([.$Z$7:.$AD$17];[.L256];[.M256])" table:style-name="ce1">
            <text:p>pc_hadesert</text:p>
          </table:table-cell>
          <table:table-cell office:value-type="string" office:string-value="@terraforming_cost_level_2" table:formula="of:=[.$X$8]&amp;[.N256]" table:style-name="ce1">
            <text:p>@terraforming_cost_level_2</text:p>
          </table:table-cell>
          <table:table-cell office:value-type="string" office:string-value="@terraforming_duration_level_2" table:formula="of:=[.$X$9]&amp;[.N256]" table:style-name="ce1">
            <text:p>@terraforming_duration_level_2</text:p>
          </table:table-cell>
          <table:table-cell office:value-type="string" office:string-value="OR={}&quot;OR={}" table:formula="of:=[.O256]&amp;&quot;OR={&quot;&amp;CONCATENATE([.P256];[.Q256];[.R256];[.S256])&amp;&quot;}&quot;&quot;OR={&quot;&amp;CONCATENATE([.T256];[.U256];[.V256];[.W25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56]+1)" table:style-name="ce1">
            <text:p>tech2</text:p>
          </table:table-cell>
          <table:table-cell office:value-type="float" office:value="0" table:formula="of:=[.I255]" table:style-name="ce1">
            <text:p>0</text:p>
          </table:table-cell>
          <table:table-cell office:value-type="float" office:value="249" table:style-name="ce1">
            <text:p>249</text:p>
          </table:table-cell>
          <table:table-cell office:value-type="float" office:value="7" table:formula="of:=INT([.J256]/COUNTA([.$Z$7:.$AD$17]))+1" table:style-name="ce1">
            <text:p>7</text:p>
          </table:table-cell>
          <table:table-cell office:value-type="float" office:value="3" table:formula="of:=IF(INDEX([.$Z$7:.$AD$17];[.L255]+1;[.M255])=&quot;&quot;;1;[.L255]+1)" table:style-name="ce1">
            <text:p>3</text:p>
          </table:table-cell>
          <table:table-cell office:value-type="float" office:value="3" table:formula="of:=IF(INDEX([.$Z$7:.$AD$17];[.L255]+1;[.M255])=&quot;&quot;;IF([.M255]=5;1;[.M255]+1);[.M255])" table:style-name="ce1">
            <text:p>3</text:p>
          </table:table-cell>
          <table:table-cell office:value-type="float" office:value="2" table:formula="of:=IF([.B256]=[.C256];0;INDEX([.$Z$18:.$AD$25];INT([.$J256]/COUNTA([.$Z$7:.$AD$17]))+1;[.$M256]))" table:style-name="ce1">
            <text:p>2</text:p>
          </table:table-cell>
          <table:table-cell table:style-name="ce1"/>
          <table:table-cell office:value-type="string" office:string-value="" table:formula="of:=IF(INDEX([.AF$18:.AF$200];[.$K256])=&quot;&quot;;&quot;&quot;;[.AF$17]&amp;&quot; = yes &quot;)" table:style-name="ce1"/>
          <table:table-cell office:value-type="string" office:string-value="" table:formula="of:=IF(INDEX([.AG$18:.AG$200];[.$K256])=&quot;&quot;;&quot;&quot;;[.AG$17]&amp;&quot; = yes &quot;)" table:style-name="ce1"/>
          <table:table-cell office:value-type="string" office:string-value="" table:formula="of:=IF(INDEX([.AH$18:.AH$200];[.$K256])=&quot;&quot;;&quot;&quot;;[.AH$17]&amp;&quot; = yes &quot;)" table:style-name="ce1"/>
          <table:table-cell office:value-type="string" office:string-value="" table:formula="of:=IF(INDEX([.AI$18:.AI$200];[.$K256])=&quot;&quot;;&quot;&quot;;[.AI$17]&amp;&quot; = yes &quot;)" table:style-name="ce1"/>
          <table:table-cell office:value-type="string" office:string-value="" table:formula="of:=IF(INDEX([.AF$18:.AF$200];MATCH([.$C256];[.$Y$18:.$Y$200]))=&quot;&quot;;&quot;&quot;;[.AF$17]&amp;&quot; = yes &quot;)" table:style-name="ce1"/>
          <table:table-cell office:value-type="string" office:string-value="" table:formula="of:=IF(INDEX([.AG$18:.AG$200];MATCH([.$C256];[.$Y$18:.$Y$200]))=&quot;&quot;;&quot;&quot;;[.AG$17]&amp;&quot; = yes &quot;)" table:style-name="ce1"/>
          <table:table-cell office:value-type="string" office:string-value="" table:formula="of:=IF(INDEX([.AH$18:.AH$200];MATCH([.$C256];[.$Y$18:.$Y$200]))=&quot;&quot;;&quot;&quot;;[.AH$17]&amp;&quot; = yes &quot;)" table:style-name="ce1"/>
          <table:table-cell office:value-type="string" office:string-value="" table:formula="of:=IF(INDEX([.AI$18:.AI$200];MATCH([.$C25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50</text:p>
          </table:table-cell>
          <table:table-cell office:value-type="string" office:string-value="pc_marginal_dry" table:formula="of:=INDEX([.Y$18:.Y$200];[.K257])" table:style-name="ce1">
            <text:p>pc_marginal_dry</text:p>
          </table:table-cell>
          <table:table-cell office:value-type="string" office:string-value="pc_antarctic" table:formula="of:=INDEX([.$Z$7:.$AD$17];[.L257];[.M257])" table:style-name="ce1">
            <text:p>pc_antarctic</text:p>
          </table:table-cell>
          <table:table-cell office:value-type="string" office:string-value="@terraforming_cost_level_2" table:formula="of:=[.$X$8]&amp;[.N257]" table:style-name="ce1">
            <text:p>@terraforming_cost_level_2</text:p>
          </table:table-cell>
          <table:table-cell office:value-type="string" office:string-value="@terraforming_duration_level_2" table:formula="of:=[.$X$9]&amp;[.N257]" table:style-name="ce1">
            <text:p>@terraforming_duration_level_2</text:p>
          </table:table-cell>
          <table:table-cell office:value-type="float" office:value="0" table:formula="of:=[.O257]&amp;&quot;OR={&quot;&amp;CONCATENATE([.P257];[.Q257];[.R257];[.S257])&amp;&quot;}&quot;&quot;OR={&quot;&amp;CONCATENATE([.T257];[.U257];[.V257];[.W257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57]+1)" table:style-name="ce1">
            <text:p>tech2</text:p>
          </table:table-cell>
          <table:table-cell office:value-type="float" office:value="0" table:formula="of:=[.I256]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7" table:formula="of:=INT([.J257]/COUNTA([.$Z$7:.$AD$17]))+1" table:style-name="ce1">
            <text:p>7</text:p>
          </table:table-cell>
          <table:table-cell office:value-type="float" office:value="4" table:formula="of:=IF(INDEX([.$Z$7:.$AD$17];[.L256]+1;[.M256])=&quot;&quot;;1;[.L256]+1)" table:style-name="ce1">
            <text:p>4</text:p>
          </table:table-cell>
          <table:table-cell office:value-type="float" office:value="3" table:formula="of:=IF(INDEX([.$Z$7:.$AD$17];[.L256]+1;[.M256])=&quot;&quot;;IF([.M256]=5;1;[.M256]+1);[.M256])" table:style-name="ce1">
            <text:p>3</text:p>
          </table:table-cell>
          <table:table-cell office:value-type="float" office:value="2" table:formula="of:=IF([.B257]=[.C257];0;INDEX([.$Z$18:.$AD$25];INT([.$J257]/COUNTA([.$Z$7:.$AD$17]))+1;[.$M257]))" table:style-name="ce1">
            <text:p>2</text:p>
          </table:table-cell>
          <table:table-cell table:style-name="ce1"/>
          <table:table-cell office:value-type="string" office:string-value="" table:formula="of:=IF(INDEX([.AF$18:.AF$200];[.$K257])=&quot;&quot;;&quot;&quot;;[.AF$17]&amp;&quot; = yes &quot;)" table:style-name="ce1"/>
          <table:table-cell office:value-type="string" office:string-value="" table:formula="of:=IF(INDEX([.AG$18:.AG$200];[.$K257])=&quot;&quot;;&quot;&quot;;[.AG$17]&amp;&quot; = yes &quot;)" table:style-name="ce1"/>
          <table:table-cell office:value-type="string" office:string-value="" table:formula="of:=IF(INDEX([.AH$18:.AH$200];[.$K257])=&quot;&quot;;&quot;&quot;;[.AH$17]&amp;&quot; = yes &quot;)" table:style-name="ce1"/>
          <table:table-cell office:value-type="string" office:string-value="" table:formula="of:=IF(INDEX([.AI$18:.AI$200];[.$K257])=&quot;&quot;;&quot;&quot;;[.AI$17]&amp;&quot; = yes &quot;)" table:style-name="ce1"/>
          <table:table-cell office:value-type="float" office:value="0" table:formula="of:=IF(INDEX([.AF$18:.AF$200];MATCH([.$C257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257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257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257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51</text:p>
          </table:table-cell>
          <table:table-cell office:value-type="string" office:string-value="pc_marginal_dry" table:formula="of:=INDEX([.Y$18:.Y$200];[.K258])" table:style-name="ce1">
            <text:p>pc_marginal_dry</text:p>
          </table:table-cell>
          <table:table-cell office:value-type="string" office:string-value="pc_tundra" table:formula="of:=INDEX([.$Z$7:.$AD$17];[.L258];[.M258])" table:style-name="ce1">
            <text:p>pc_tundra</text:p>
          </table:table-cell>
          <table:table-cell office:value-type="string" office:string-value="@terraforming_cost_level_2" table:formula="of:=[.$X$8]&amp;[.N258]" table:style-name="ce1">
            <text:p>@terraforming_cost_level_2</text:p>
          </table:table-cell>
          <table:table-cell office:value-type="string" office:string-value="@terraforming_duration_level_2" table:formula="of:=[.$X$9]&amp;[.N258]" table:style-name="ce1">
            <text:p>@terraforming_duration_level_2</text:p>
          </table:table-cell>
          <table:table-cell office:value-type="string" office:string-value="OR={}&quot;OR={}" table:formula="of:=[.O258]&amp;&quot;OR={&quot;&amp;CONCATENATE([.P258];[.Q258];[.R258];[.S258])&amp;&quot;}&quot;&quot;OR={&quot;&amp;CONCATENATE([.T258];[.U258];[.V258];[.W25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58]+1)" table:style-name="ce1">
            <text:p>tech2</text:p>
          </table:table-cell>
          <table:table-cell office:value-type="float" office:value="0" table:formula="of:=[.I257]" table:style-name="ce1">
            <text:p>0</text:p>
          </table:table-cell>
          <table:table-cell office:value-type="float" office:value="251" table:style-name="ce1">
            <text:p>251</text:p>
          </table:table-cell>
          <table:table-cell office:value-type="float" office:value="7" table:formula="of:=INT([.J258]/COUNTA([.$Z$7:.$AD$17]))+1" table:style-name="ce1">
            <text:p>7</text:p>
          </table:table-cell>
          <table:table-cell office:value-type="float" office:value="5" table:formula="of:=IF(INDEX([.$Z$7:.$AD$17];[.L257]+1;[.M257])=&quot;&quot;;1;[.L257]+1)" table:style-name="ce1">
            <text:p>5</text:p>
          </table:table-cell>
          <table:table-cell office:value-type="float" office:value="3" table:formula="of:=IF(INDEX([.$Z$7:.$AD$17];[.L257]+1;[.M257])=&quot;&quot;;IF([.M257]=5;1;[.M257]+1);[.M257])" table:style-name="ce1">
            <text:p>3</text:p>
          </table:table-cell>
          <table:table-cell office:value-type="float" office:value="2" table:formula="of:=IF([.B258]=[.C258];0;INDEX([.$Z$18:.$AD$25];INT([.$J258]/COUNTA([.$Z$7:.$AD$17]))+1;[.$M258]))" table:style-name="ce1">
            <text:p>2</text:p>
          </table:table-cell>
          <table:table-cell table:style-name="ce1"/>
          <table:table-cell office:value-type="string" office:string-value="" table:formula="of:=IF(INDEX([.AF$18:.AF$200];[.$K258])=&quot;&quot;;&quot;&quot;;[.AF$17]&amp;&quot; = yes &quot;)" table:style-name="ce1"/>
          <table:table-cell office:value-type="string" office:string-value="" table:formula="of:=IF(INDEX([.AG$18:.AG$200];[.$K258])=&quot;&quot;;&quot;&quot;;[.AG$17]&amp;&quot; = yes &quot;)" table:style-name="ce1"/>
          <table:table-cell office:value-type="string" office:string-value="" table:formula="of:=IF(INDEX([.AH$18:.AH$200];[.$K258])=&quot;&quot;;&quot;&quot;;[.AH$17]&amp;&quot; = yes &quot;)" table:style-name="ce1"/>
          <table:table-cell office:value-type="string" office:string-value="" table:formula="of:=IF(INDEX([.AI$18:.AI$200];[.$K258])=&quot;&quot;;&quot;&quot;;[.AI$17]&amp;&quot; = yes &quot;)" table:style-name="ce1"/>
          <table:table-cell office:value-type="string" office:string-value="" table:formula="of:=IF(INDEX([.AF$18:.AF$200];MATCH([.$C258];[.$Y$18:.$Y$200]))=&quot;&quot;;&quot;&quot;;[.AF$17]&amp;&quot; = yes &quot;)" table:style-name="ce1"/>
          <table:table-cell office:value-type="string" office:string-value="" table:formula="of:=IF(INDEX([.AG$18:.AG$200];MATCH([.$C258];[.$Y$18:.$Y$200]))=&quot;&quot;;&quot;&quot;;[.AG$17]&amp;&quot; = yes &quot;)" table:style-name="ce1"/>
          <table:table-cell office:value-type="string" office:string-value="" table:formula="of:=IF(INDEX([.AH$18:.AH$200];MATCH([.$C258];[.$Y$18:.$Y$200]))=&quot;&quot;;&quot;&quot;;[.AH$17]&amp;&quot; = yes &quot;)" table:style-name="ce1"/>
          <table:table-cell office:value-type="string" office:string-value="" table:formula="of:=IF(INDEX([.AI$18:.AI$200];MATCH([.$C25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52</text:p>
          </table:table-cell>
          <table:table-cell office:value-type="string" office:string-value="pc_marginal_dry" table:formula="of:=INDEX([.Y$18:.Y$200];[.K259])" table:style-name="ce1">
            <text:p>pc_marginal_dry</text:p>
          </table:table-cell>
          <table:table-cell office:value-type="string" office:string-value="pc_alpine" table:formula="of:=INDEX([.$Z$7:.$AD$17];[.L259];[.M259])" table:style-name="ce1">
            <text:p>pc_alpine</text:p>
          </table:table-cell>
          <table:table-cell office:value-type="string" office:string-value="@terraforming_cost_level_2" table:formula="of:=[.$X$8]&amp;[.N259]" table:style-name="ce1">
            <text:p>@terraforming_cost_level_2</text:p>
          </table:table-cell>
          <table:table-cell office:value-type="string" office:string-value="@terraforming_duration_level_2" table:formula="of:=[.$X$9]&amp;[.N259]" table:style-name="ce1">
            <text:p>@terraforming_duration_level_2</text:p>
          </table:table-cell>
          <table:table-cell office:value-type="float" office:value="0" table:formula="of:=[.O259]&amp;&quot;OR={&quot;&amp;CONCATENATE([.P259];[.Q259];[.R259];[.S259])&amp;&quot;}&quot;&quot;OR={&quot;&amp;CONCATENATE([.T259];[.U259];[.V259];[.W259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59]+1)" table:style-name="ce1">
            <text:p>tech2</text:p>
          </table:table-cell>
          <table:table-cell office:value-type="float" office:value="0" table:formula="of:=[.I258]" table:style-name="ce1">
            <text:p>0</text:p>
          </table:table-cell>
          <table:table-cell office:value-type="float" office:value="252" table:style-name="ce1">
            <text:p>252</text:p>
          </table:table-cell>
          <table:table-cell office:value-type="float" office:value="7" table:formula="of:=INT([.J259]/COUNTA([.$Z$7:.$AD$17]))+1" table:style-name="ce1">
            <text:p>7</text:p>
          </table:table-cell>
          <table:table-cell office:value-type="float" office:value="6" table:formula="of:=IF(INDEX([.$Z$7:.$AD$17];[.L258]+1;[.M258])=&quot;&quot;;1;[.L258]+1)" table:style-name="ce1">
            <text:p>6</text:p>
          </table:table-cell>
          <table:table-cell office:value-type="float" office:value="3" table:formula="of:=IF(INDEX([.$Z$7:.$AD$17];[.L258]+1;[.M258])=&quot;&quot;;IF([.M258]=5;1;[.M258]+1);[.M258])" table:style-name="ce1">
            <text:p>3</text:p>
          </table:table-cell>
          <table:table-cell office:value-type="float" office:value="2" table:formula="of:=IF([.B259]=[.C259];0;INDEX([.$Z$18:.$AD$25];INT([.$J259]/COUNTA([.$Z$7:.$AD$17]))+1;[.$M259]))" table:style-name="ce1">
            <text:p>2</text:p>
          </table:table-cell>
          <table:table-cell table:style-name="ce1"/>
          <table:table-cell office:value-type="string" office:string-value="" table:formula="of:=IF(INDEX([.AF$18:.AF$200];[.$K259])=&quot;&quot;;&quot;&quot;;[.AF$17]&amp;&quot; = yes &quot;)" table:style-name="ce1"/>
          <table:table-cell office:value-type="string" office:string-value="" table:formula="of:=IF(INDEX([.AG$18:.AG$200];[.$K259])=&quot;&quot;;&quot;&quot;;[.AG$17]&amp;&quot; = yes &quot;)" table:style-name="ce1"/>
          <table:table-cell office:value-type="string" office:string-value="" table:formula="of:=IF(INDEX([.AH$18:.AH$200];[.$K259])=&quot;&quot;;&quot;&quot;;[.AH$17]&amp;&quot; = yes &quot;)" table:style-name="ce1"/>
          <table:table-cell office:value-type="string" office:string-value="" table:formula="of:=IF(INDEX([.AI$18:.AI$200];[.$K259])=&quot;&quot;;&quot;&quot;;[.AI$17]&amp;&quot; = yes &quot;)" table:style-name="ce1"/>
          <table:table-cell office:value-type="float" office:value="0" table:formula="of:=IF(INDEX([.AF$18:.AF$200];MATCH([.$C259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259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259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259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53</text:p>
          </table:table-cell>
          <table:table-cell office:value-type="string" office:string-value="pc_marginal_dry" table:formula="of:=INDEX([.Y$18:.Y$200];[.K260])" table:style-name="ce1">
            <text:p>pc_marginal_dry</text:p>
          </table:table-cell>
          <table:table-cell office:value-type="string" office:string-value="pc_greenhouse_cold" table:formula="of:=INDEX([.$Z$7:.$AD$17];[.L260];[.M260])" table:style-name="ce1">
            <text:p>pc_greenhouse_cold</text:p>
          </table:table-cell>
          <table:table-cell office:value-type="string" office:string-value="@terraforming_cost_level_2" table:formula="of:=[.$X$8]&amp;[.N260]" table:style-name="ce1">
            <text:p>@terraforming_cost_level_2</text:p>
          </table:table-cell>
          <table:table-cell office:value-type="string" office:string-value="@terraforming_duration_level_2" table:formula="of:=[.$X$9]&amp;[.N260]" table:style-name="ce1">
            <text:p>@terraforming_duration_level_2</text:p>
          </table:table-cell>
          <table:table-cell office:value-type="string" office:string-value="OR={}&quot;OR={}" table:formula="of:=[.O260]&amp;&quot;OR={&quot;&amp;CONCATENATE([.P260];[.Q260];[.R260];[.S260])&amp;&quot;}&quot;&quot;OR={&quot;&amp;CONCATENATE([.T260];[.U260];[.V260];[.W26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60]+1)" table:style-name="ce1">
            <text:p>tech2</text:p>
          </table:table-cell>
          <table:table-cell office:value-type="float" office:value="0" table:formula="of:=[.I259]" table:style-name="ce1">
            <text:p>0</text:p>
          </table:table-cell>
          <table:table-cell office:value-type="float" office:value="253" table:style-name="ce1">
            <text:p>253</text:p>
          </table:table-cell>
          <table:table-cell office:value-type="float" office:value="7" table:formula="of:=INT([.J260]/COUNTA([.$Z$7:.$AD$17]))+1" table:style-name="ce1">
            <text:p>7</text:p>
          </table:table-cell>
          <table:table-cell office:value-type="float" office:value="7" table:formula="of:=IF(INDEX([.$Z$7:.$AD$17];[.L259]+1;[.M259])=&quot;&quot;;1;[.L259]+1)" table:style-name="ce1">
            <text:p>7</text:p>
          </table:table-cell>
          <table:table-cell office:value-type="float" office:value="3" table:formula="of:=IF(INDEX([.$Z$7:.$AD$17];[.L259]+1;[.M259])=&quot;&quot;;IF([.M259]=5;1;[.M259]+1);[.M259])" table:style-name="ce1">
            <text:p>3</text:p>
          </table:table-cell>
          <table:table-cell office:value-type="float" office:value="2" table:formula="of:=IF([.B260]=[.C260];0;INDEX([.$Z$18:.$AD$25];INT([.$J260]/COUNTA([.$Z$7:.$AD$17]))+1;[.$M260]))" table:style-name="ce1">
            <text:p>2</text:p>
          </table:table-cell>
          <table:table-cell table:style-name="ce1"/>
          <table:table-cell office:value-type="string" office:string-value="" table:formula="of:=IF(INDEX([.AF$18:.AF$200];[.$K260])=&quot;&quot;;&quot;&quot;;[.AF$17]&amp;&quot; = yes &quot;)" table:style-name="ce1"/>
          <table:table-cell office:value-type="string" office:string-value="" table:formula="of:=IF(INDEX([.AG$18:.AG$200];[.$K260])=&quot;&quot;;&quot;&quot;;[.AG$17]&amp;&quot; = yes &quot;)" table:style-name="ce1"/>
          <table:table-cell office:value-type="string" office:string-value="" table:formula="of:=IF(INDEX([.AH$18:.AH$200];[.$K260])=&quot;&quot;;&quot;&quot;;[.AH$17]&amp;&quot; = yes &quot;)" table:style-name="ce1"/>
          <table:table-cell office:value-type="string" office:string-value="" table:formula="of:=IF(INDEX([.AI$18:.AI$200];[.$K260])=&quot;&quot;;&quot;&quot;;[.AI$17]&amp;&quot; = yes &quot;)" table:style-name="ce1"/>
          <table:table-cell office:value-type="string" office:string-value="" table:formula="of:=IF(INDEX([.AF$18:.AF$200];MATCH([.$C260];[.$Y$18:.$Y$200]))=&quot;&quot;;&quot;&quot;;[.AF$17]&amp;&quot; = yes &quot;)" table:style-name="ce1"/>
          <table:table-cell office:value-type="string" office:string-value="" table:formula="of:=IF(INDEX([.AG$18:.AG$200];MATCH([.$C260];[.$Y$18:.$Y$200]))=&quot;&quot;;&quot;&quot;;[.AG$17]&amp;&quot; = yes &quot;)" table:style-name="ce1"/>
          <table:table-cell office:value-type="string" office:string-value="" table:formula="of:=IF(INDEX([.AH$18:.AH$200];MATCH([.$C260];[.$Y$18:.$Y$200]))=&quot;&quot;;&quot;&quot;;[.AH$17]&amp;&quot; = yes &quot;)" table:style-name="ce1"/>
          <table:table-cell office:value-type="string" office:string-value="" table:formula="of:=IF(INDEX([.AI$18:.AI$200];MATCH([.$C26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54</text:p>
          </table:table-cell>
          <table:table-cell office:value-type="string" office:string-value="pc_marginal_dry" table:formula="of:=INDEX([.Y$18:.Y$200];[.K261])" table:style-name="ce1">
            <text:p>pc_marginal_dry</text:p>
          </table:table-cell>
          <table:table-cell office:value-type="string" office:string-value="pc_arctic" table:formula="of:=INDEX([.$Z$7:.$AD$17];[.L261];[.M261])" table:style-name="ce1">
            <text:p>pc_arctic</text:p>
          </table:table-cell>
          <table:table-cell office:value-type="string" office:string-value="@terraforming_cost_level_3" table:formula="of:=[.$X$8]&amp;[.N261]" table:style-name="ce1">
            <text:p>@terraforming_cost_level_3</text:p>
          </table:table-cell>
          <table:table-cell office:value-type="string" office:string-value="@terraforming_duration_level_3" table:formula="of:=[.$X$9]&amp;[.N261]" table:style-name="ce1">
            <text:p>@terraforming_duration_level_3</text:p>
          </table:table-cell>
          <table:table-cell office:value-type="float" office:value="0" table:formula="of:=[.O261]&amp;&quot;OR={&quot;&amp;CONCATENATE([.P261];[.Q261];[.R261];[.S261])&amp;&quot;}&quot;&quot;OR={&quot;&amp;CONCATENATE([.T261];[.U261];[.V261];[.W261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261]+1)" table:style-name="ce1">
            <text:p>tech3</text:p>
          </table:table-cell>
          <table:table-cell office:value-type="float" office:value="0" table:formula="of:=[.I260]" table:style-name="ce1">
            <text:p>0</text:p>
          </table:table-cell>
          <table:table-cell office:value-type="float" office:value="254" table:style-name="ce1">
            <text:p>254</text:p>
          </table:table-cell>
          <table:table-cell office:value-type="float" office:value="7" table:formula="of:=INT([.J261]/COUNTA([.$Z$7:.$AD$17]))+1" table:style-name="ce1">
            <text:p>7</text:p>
          </table:table-cell>
          <table:table-cell office:value-type="float" office:value="1" table:formula="of:=IF(INDEX([.$Z$7:.$AD$17];[.L260]+1;[.M260])=&quot;&quot;;1;[.L260]+1)" table:style-name="ce1">
            <text:p>1</text:p>
          </table:table-cell>
          <table:table-cell office:value-type="float" office:value="4" table:formula="of:=IF(INDEX([.$Z$7:.$AD$17];[.L260]+1;[.M260])=&quot;&quot;;IF([.M260]=5;1;[.M260]+1);[.M260])" table:style-name="ce1">
            <text:p>4</text:p>
          </table:table-cell>
          <table:table-cell office:value-type="float" office:value="3" table:formula="of:=IF([.B261]=[.C261];0;INDEX([.$Z$18:.$AD$25];INT([.$J261]/COUNTA([.$Z$7:.$AD$17]))+1;[.$M261]))" table:style-name="ce1">
            <text:p>3</text:p>
          </table:table-cell>
          <table:table-cell table:style-name="ce1"/>
          <table:table-cell office:value-type="string" office:string-value="" table:formula="of:=IF(INDEX([.AF$18:.AF$200];[.$K261])=&quot;&quot;;&quot;&quot;;[.AF$17]&amp;&quot; = yes &quot;)" table:style-name="ce1"/>
          <table:table-cell office:value-type="string" office:string-value="" table:formula="of:=IF(INDEX([.AG$18:.AG$200];[.$K261])=&quot;&quot;;&quot;&quot;;[.AG$17]&amp;&quot; = yes &quot;)" table:style-name="ce1"/>
          <table:table-cell office:value-type="string" office:string-value="" table:formula="of:=IF(INDEX([.AH$18:.AH$200];[.$K261])=&quot;&quot;;&quot;&quot;;[.AH$17]&amp;&quot; = yes &quot;)" table:style-name="ce1"/>
          <table:table-cell office:value-type="string" office:string-value="" table:formula="of:=IF(INDEX([.AI$18:.AI$200];[.$K261])=&quot;&quot;;&quot;&quot;;[.AI$17]&amp;&quot; = yes &quot;)" table:style-name="ce1"/>
          <table:table-cell office:value-type="float" office:value="0" table:formula="of:=IF(INDEX([.AF$18:.AF$200];MATCH([.$C261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261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261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261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55</text:p>
          </table:table-cell>
          <table:table-cell office:value-type="string" office:string-value="pc_marginal_dry" table:formula="of:=INDEX([.Y$18:.Y$200];[.K262])" table:style-name="ce1">
            <text:p>pc_marginal_dry</text:p>
          </table:table-cell>
          <table:table-cell office:value-type="string" office:string-value="pc_swamp" table:formula="of:=INDEX([.$Z$7:.$AD$17];[.L262];[.M262])" table:style-name="ce1">
            <text:p>pc_swamp</text:p>
          </table:table-cell>
          <table:table-cell office:value-type="string" office:string-value="@terraforming_cost_level_3" table:formula="of:=[.$X$8]&amp;[.N262]" table:style-name="ce1">
            <text:p>@terraforming_cost_level_3</text:p>
          </table:table-cell>
          <table:table-cell office:value-type="string" office:string-value="@terraforming_duration_level_3" table:formula="of:=[.$X$9]&amp;[.N262]" table:style-name="ce1">
            <text:p>@terraforming_duration_level_3</text:p>
          </table:table-cell>
          <table:table-cell office:value-type="string" office:string-value="OR={}&quot;OR={}" table:formula="of:=[.O262]&amp;&quot;OR={&quot;&amp;CONCATENATE([.P262];[.Q262];[.R262];[.S262])&amp;&quot;}&quot;&quot;OR={&quot;&amp;CONCATENATE([.T262];[.U262];[.V262];[.W26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262]+1)" table:style-name="ce1">
            <text:p>tech3</text:p>
          </table:table-cell>
          <table:table-cell office:value-type="float" office:value="0" table:formula="of:=[.I261]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float" office:value="7" table:formula="of:=INT([.J262]/COUNTA([.$Z$7:.$AD$17]))+1" table:style-name="ce1">
            <text:p>7</text:p>
          </table:table-cell>
          <table:table-cell office:value-type="float" office:value="2" table:formula="of:=IF(INDEX([.$Z$7:.$AD$17];[.L261]+1;[.M261])=&quot;&quot;;1;[.L261]+1)" table:style-name="ce1">
            <text:p>2</text:p>
          </table:table-cell>
          <table:table-cell office:value-type="float" office:value="4" table:formula="of:=IF(INDEX([.$Z$7:.$AD$17];[.L261]+1;[.M261])=&quot;&quot;;IF([.M261]=5;1;[.M261]+1);[.M261])" table:style-name="ce1">
            <text:p>4</text:p>
          </table:table-cell>
          <table:table-cell office:value-type="float" office:value="3" table:formula="of:=IF([.B262]=[.C262];0;INDEX([.$Z$18:.$AD$25];INT([.$J262]/COUNTA([.$Z$7:.$AD$17]))+1;[.$M262]))" table:style-name="ce1">
            <text:p>3</text:p>
          </table:table-cell>
          <table:table-cell table:style-name="ce1"/>
          <table:table-cell office:value-type="string" office:string-value="" table:formula="of:=IF(INDEX([.AF$18:.AF$200];[.$K262])=&quot;&quot;;&quot;&quot;;[.AF$17]&amp;&quot; = yes &quot;)" table:style-name="ce1"/>
          <table:table-cell office:value-type="string" office:string-value="" table:formula="of:=IF(INDEX([.AG$18:.AG$200];[.$K262])=&quot;&quot;;&quot;&quot;;[.AG$17]&amp;&quot; = yes &quot;)" table:style-name="ce1"/>
          <table:table-cell office:value-type="string" office:string-value="" table:formula="of:=IF(INDEX([.AH$18:.AH$200];[.$K262])=&quot;&quot;;&quot;&quot;;[.AH$17]&amp;&quot; = yes &quot;)" table:style-name="ce1"/>
          <table:table-cell office:value-type="string" office:string-value="" table:formula="of:=IF(INDEX([.AI$18:.AI$200];[.$K262])=&quot;&quot;;&quot;&quot;;[.AI$17]&amp;&quot; = yes &quot;)" table:style-name="ce1"/>
          <table:table-cell office:value-type="string" office:string-value="" table:formula="of:=IF(INDEX([.AF$18:.AF$200];MATCH([.$C262];[.$Y$18:.$Y$200]))=&quot;&quot;;&quot;&quot;;[.AF$17]&amp;&quot; = yes &quot;)" table:style-name="ce1"/>
          <table:table-cell office:value-type="string" office:string-value="" table:formula="of:=IF(INDEX([.AG$18:.AG$200];MATCH([.$C262];[.$Y$18:.$Y$200]))=&quot;&quot;;&quot;&quot;;[.AG$17]&amp;&quot; = yes &quot;)" table:style-name="ce1"/>
          <table:table-cell office:value-type="string" office:string-value="" table:formula="of:=IF(INDEX([.AH$18:.AH$200];MATCH([.$C262];[.$Y$18:.$Y$200]))=&quot;&quot;;&quot;&quot;;[.AH$17]&amp;&quot; = yes &quot;)" table:style-name="ce1"/>
          <table:table-cell office:value-type="string" office:string-value="" table:formula="of:=IF(INDEX([.AI$18:.AI$200];MATCH([.$C26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56</text:p>
          </table:table-cell>
          <table:table-cell office:value-type="string" office:string-value="pc_marginal_dry" table:formula="of:=INDEX([.Y$18:.Y$200];[.K263])" table:style-name="ce1">
            <text:p>pc_marginal_dry</text:p>
          </table:table-cell>
          <table:table-cell office:value-type="string" office:string-value="pc_cascadian" table:formula="of:=INDEX([.$Z$7:.$AD$17];[.L263];[.M263])" table:style-name="ce1">
            <text:p>pc_cascadian</text:p>
          </table:table-cell>
          <table:table-cell office:value-type="string" office:string-value="@terraforming_cost_level_3" table:formula="of:=[.$X$8]&amp;[.N263]" table:style-name="ce1">
            <text:p>@terraforming_cost_level_3</text:p>
          </table:table-cell>
          <table:table-cell office:value-type="string" office:string-value="@terraforming_duration_level_3" table:formula="of:=[.$X$9]&amp;[.N263]" table:style-name="ce1">
            <text:p>@terraforming_duration_level_3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263]&amp;&quot;OR={&quot;&amp;CONCATENATE([.P263];[.Q263];[.R263];[.S263])&amp;&quot;}&quot;&quot;OR={&quot;&amp;CONCATENATE([.T263];[.U263];[.V263];[.W263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263]+1)" table:style-name="ce1">
            <text:p>tech3</text:p>
          </table:table-cell>
          <table:table-cell office:value-type="float" office:value="0" table:formula="of:=[.I262]" table:style-name="ce1">
            <text:p>0</text:p>
          </table:table-cell>
          <table:table-cell office:value-type="float" office:value="256" table:style-name="ce1">
            <text:p>256</text:p>
          </table:table-cell>
          <table:table-cell office:value-type="float" office:value="7" table:formula="of:=INT([.J263]/COUNTA([.$Z$7:.$AD$17]))+1" table:style-name="ce1">
            <text:p>7</text:p>
          </table:table-cell>
          <table:table-cell office:value-type="float" office:value="3" table:formula="of:=IF(INDEX([.$Z$7:.$AD$17];[.L262]+1;[.M262])=&quot;&quot;;1;[.L262]+1)" table:style-name="ce1">
            <text:p>3</text:p>
          </table:table-cell>
          <table:table-cell office:value-type="float" office:value="4" table:formula="of:=IF(INDEX([.$Z$7:.$AD$17];[.L262]+1;[.M262])=&quot;&quot;;IF([.M262]=5;1;[.M262]+1);[.M262])" table:style-name="ce1">
            <text:p>4</text:p>
          </table:table-cell>
          <table:table-cell office:value-type="float" office:value="3" table:formula="of:=IF([.B263]=[.C263];0;INDEX([.$Z$18:.$AD$25];INT([.$J263]/COUNTA([.$Z$7:.$AD$17]))+1;[.$M263]))" table:style-name="ce1">
            <text:p>3</text:p>
          </table:table-cell>
          <table:table-cell table:style-name="ce1"/>
          <table:table-cell office:value-type="string" office:string-value="" table:formula="of:=IF(INDEX([.AF$18:.AF$200];[.$K263])=&quot;&quot;;&quot;&quot;;[.AF$17]&amp;&quot; = yes &quot;)" table:style-name="ce1"/>
          <table:table-cell office:value-type="string" office:string-value="" table:formula="of:=IF(INDEX([.AG$18:.AG$200];[.$K263])=&quot;&quot;;&quot;&quot;;[.AG$17]&amp;&quot; = yes &quot;)" table:style-name="ce1"/>
          <table:table-cell office:value-type="string" office:string-value="" table:formula="of:=IF(INDEX([.AH$18:.AH$200];[.$K263])=&quot;&quot;;&quot;&quot;;[.AH$17]&amp;&quot; = yes &quot;)" table:style-name="ce1"/>
          <table:table-cell office:value-type="string" office:string-value="" table:formula="of:=IF(INDEX([.AI$18:.AI$200];[.$K263])=&quot;&quot;;&quot;&quot;;[.AI$17]&amp;&quot; = yes &quot;)" table:style-name="ce1"/>
          <table:table-cell office:value-type="string" office:string-value="planetary_diversity_enabled = yes " table:formula="of:=IF(INDEX([.AF$18:.AF$200];MATCH([.$C263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263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263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263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57</text:p>
          </table:table-cell>
          <table:table-cell office:value-type="string" office:string-value="pc_marginal_dry" table:formula="of:=INDEX([.Y$18:.Y$200];[.K264])" table:style-name="ce1">
            <text:p>pc_marginal_dry</text:p>
          </table:table-cell>
          <table:table-cell office:value-type="string" office:string-value="pc_geothermal" table:formula="of:=INDEX([.$Z$7:.$AD$17];[.L264];[.M264])" table:style-name="ce1">
            <text:p>pc_geothermal</text:p>
          </table:table-cell>
          <table:table-cell office:value-type="string" office:string-value="@terraforming_cost_level_3" table:formula="of:=[.$X$8]&amp;[.N264]" table:style-name="ce1">
            <text:p>@terraforming_cost_level_3</text:p>
          </table:table-cell>
          <table:table-cell office:value-type="string" office:string-value="@terraforming_duration_level_3" table:formula="of:=[.$X$9]&amp;[.N264]" table:style-name="ce1">
            <text:p>@terraforming_duration_level_3</text:p>
          </table:table-cell>
          <table:table-cell office:value-type="string" office:string-value="OR={}&quot;OR={}" table:formula="of:=[.O264]&amp;&quot;OR={&quot;&amp;CONCATENATE([.P264];[.Q264];[.R264];[.S264])&amp;&quot;}&quot;&quot;OR={&quot;&amp;CONCATENATE([.T264];[.U264];[.V264];[.W26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264]+1)" table:style-name="ce1">
            <text:p>tech3</text:p>
          </table:table-cell>
          <table:table-cell office:value-type="float" office:value="0" table:formula="of:=[.I263]" table:style-name="ce1">
            <text:p>0</text:p>
          </table:table-cell>
          <table:table-cell office:value-type="float" office:value="257" table:style-name="ce1">
            <text:p>257</text:p>
          </table:table-cell>
          <table:table-cell office:value-type="float" office:value="7" table:formula="of:=INT([.J264]/COUNTA([.$Z$7:.$AD$17]))+1" table:style-name="ce1">
            <text:p>7</text:p>
          </table:table-cell>
          <table:table-cell office:value-type="float" office:value="4" table:formula="of:=IF(INDEX([.$Z$7:.$AD$17];[.L263]+1;[.M263])=&quot;&quot;;1;[.L263]+1)" table:style-name="ce1">
            <text:p>4</text:p>
          </table:table-cell>
          <table:table-cell office:value-type="float" office:value="4" table:formula="of:=IF(INDEX([.$Z$7:.$AD$17];[.L263]+1;[.M263])=&quot;&quot;;IF([.M263]=5;1;[.M263]+1);[.M263])" table:style-name="ce1">
            <text:p>4</text:p>
          </table:table-cell>
          <table:table-cell office:value-type="float" office:value="3" table:formula="of:=IF([.B264]=[.C264];0;INDEX([.$Z$18:.$AD$25];INT([.$J264]/COUNTA([.$Z$7:.$AD$17]))+1;[.$M264]))" table:style-name="ce1">
            <text:p>3</text:p>
          </table:table-cell>
          <table:table-cell table:style-name="ce1"/>
          <table:table-cell office:value-type="string" office:string-value="" table:formula="of:=IF(INDEX([.AF$18:.AF$200];[.$K264])=&quot;&quot;;&quot;&quot;;[.AF$17]&amp;&quot; = yes &quot;)" table:style-name="ce1"/>
          <table:table-cell office:value-type="string" office:string-value="" table:formula="of:=IF(INDEX([.AG$18:.AG$200];[.$K264])=&quot;&quot;;&quot;&quot;;[.AG$17]&amp;&quot; = yes &quot;)" table:style-name="ce1"/>
          <table:table-cell office:value-type="string" office:string-value="" table:formula="of:=IF(INDEX([.AH$18:.AH$200];[.$K264])=&quot;&quot;;&quot;&quot;;[.AH$17]&amp;&quot; = yes &quot;)" table:style-name="ce1"/>
          <table:table-cell office:value-type="string" office:string-value="" table:formula="of:=IF(INDEX([.AI$18:.AI$200];[.$K264])=&quot;&quot;;&quot;&quot;;[.AI$17]&amp;&quot; = yes &quot;)" table:style-name="ce1"/>
          <table:table-cell office:value-type="string" office:string-value="" table:formula="of:=IF(INDEX([.AF$18:.AF$200];MATCH([.$C264];[.$Y$18:.$Y$200]))=&quot;&quot;;&quot;&quot;;[.AF$17]&amp;&quot; = yes &quot;)" table:style-name="ce1"/>
          <table:table-cell office:value-type="string" office:string-value="" table:formula="of:=IF(INDEX([.AG$18:.AG$200];MATCH([.$C264];[.$Y$18:.$Y$200]))=&quot;&quot;;&quot;&quot;;[.AG$17]&amp;&quot; = yes &quot;)" table:style-name="ce1"/>
          <table:table-cell office:value-type="string" office:string-value="" table:formula="of:=IF(INDEX([.AH$18:.AH$200];MATCH([.$C264];[.$Y$18:.$Y$200]))=&quot;&quot;;&quot;&quot;;[.AH$17]&amp;&quot; = yes &quot;)" table:style-name="ce1"/>
          <table:table-cell office:value-type="string" office:string-value="" table:formula="of:=IF(INDEX([.AI$18:.AI$200];MATCH([.$C26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58</text:p>
          </table:table-cell>
          <table:table-cell office:value-type="string" office:string-value="pc_marginal_dry" table:formula="of:=INDEX([.Y$18:.Y$200];[.K265])" table:style-name="ce1">
            <text:p>pc_marginal_dry</text:p>
          </table:table-cell>
          <table:table-cell office:value-type="string" office:string-value="pc_glacial" table:formula="of:=INDEX([.$Z$7:.$AD$17];[.L265];[.M265])" table:style-name="ce1">
            <text:p>pc_glacial</text:p>
          </table:table-cell>
          <table:table-cell office:value-type="string" office:string-value="@terraforming_cost_level_3" table:formula="of:=[.$X$8]&amp;[.N265]" table:style-name="ce1">
            <text:p>@terraforming_cost_level_3</text:p>
          </table:table-cell>
          <table:table-cell office:value-type="string" office:string-value="@terraforming_duration_level_3" table:formula="of:=[.$X$9]&amp;[.N265]" table:style-name="ce1">
            <text:p>@terraforming_duration_level_3</text:p>
          </table:table-cell>
          <table:table-cell office:value-type="string" office:string-value="OR={}&quot;OR={}" table:formula="of:=[.O265]&amp;&quot;OR={&quot;&amp;CONCATENATE([.P265];[.Q265];[.R265];[.S265])&amp;&quot;}&quot;&quot;OR={&quot;&amp;CONCATENATE([.T265];[.U265];[.V265];[.W26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265]+1)" table:style-name="ce1">
            <text:p>tech3</text:p>
          </table:table-cell>
          <table:table-cell office:value-type="float" office:value="0" table:formula="of:=[.I264]" table:style-name="ce1">
            <text:p>0</text:p>
          </table:table-cell>
          <table:table-cell office:value-type="float" office:value="258" table:style-name="ce1">
            <text:p>258</text:p>
          </table:table-cell>
          <table:table-cell office:value-type="float" office:value="7" table:formula="of:=INT([.J265]/COUNTA([.$Z$7:.$AD$17]))+1" table:style-name="ce1">
            <text:p>7</text:p>
          </table:table-cell>
          <table:table-cell office:value-type="float" office:value="5" table:formula="of:=IF(INDEX([.$Z$7:.$AD$17];[.L264]+1;[.M264])=&quot;&quot;;1;[.L264]+1)" table:style-name="ce1">
            <text:p>5</text:p>
          </table:table-cell>
          <table:table-cell office:value-type="float" office:value="4" table:formula="of:=IF(INDEX([.$Z$7:.$AD$17];[.L264]+1;[.M264])=&quot;&quot;;IF([.M264]=5;1;[.M264]+1);[.M264])" table:style-name="ce1">
            <text:p>4</text:p>
          </table:table-cell>
          <table:table-cell office:value-type="float" office:value="3" table:formula="of:=IF([.B265]=[.C265];0;INDEX([.$Z$18:.$AD$25];INT([.$J265]/COUNTA([.$Z$7:.$AD$17]))+1;[.$M265]))" table:style-name="ce1">
            <text:p>3</text:p>
          </table:table-cell>
          <table:table-cell table:style-name="ce1"/>
          <table:table-cell office:value-type="string" office:string-value="" table:formula="of:=IF(INDEX([.AF$18:.AF$200];[.$K265])=&quot;&quot;;&quot;&quot;;[.AF$17]&amp;&quot; = yes &quot;)" table:style-name="ce1"/>
          <table:table-cell office:value-type="string" office:string-value="" table:formula="of:=IF(INDEX([.AG$18:.AG$200];[.$K265])=&quot;&quot;;&quot;&quot;;[.AG$17]&amp;&quot; = yes &quot;)" table:style-name="ce1"/>
          <table:table-cell office:value-type="string" office:string-value="" table:formula="of:=IF(INDEX([.AH$18:.AH$200];[.$K265])=&quot;&quot;;&quot;&quot;;[.AH$17]&amp;&quot; = yes &quot;)" table:style-name="ce1"/>
          <table:table-cell office:value-type="string" office:string-value="" table:formula="of:=IF(INDEX([.AI$18:.AI$200];[.$K265])=&quot;&quot;;&quot;&quot;;[.AI$17]&amp;&quot; = yes &quot;)" table:style-name="ce1"/>
          <table:table-cell office:value-type="string" office:string-value="" table:formula="of:=IF(INDEX([.AF$18:.AF$200];MATCH([.$C265];[.$Y$18:.$Y$200]))=&quot;&quot;;&quot;&quot;;[.AF$17]&amp;&quot; = yes &quot;)" table:style-name="ce1"/>
          <table:table-cell office:value-type="string" office:string-value="" table:formula="of:=IF(INDEX([.AG$18:.AG$200];MATCH([.$C265];[.$Y$18:.$Y$200]))=&quot;&quot;;&quot;&quot;;[.AG$17]&amp;&quot; = yes &quot;)" table:style-name="ce1"/>
          <table:table-cell office:value-type="string" office:string-value="" table:formula="of:=IF(INDEX([.AH$18:.AH$200];MATCH([.$C265];[.$Y$18:.$Y$200]))=&quot;&quot;;&quot;&quot;;[.AH$17]&amp;&quot; = yes &quot;)" table:style-name="ce1"/>
          <table:table-cell office:value-type="string" office:string-value="" table:formula="of:=IF(INDEX([.AI$18:.AI$200];MATCH([.$C26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59</text:p>
          </table:table-cell>
          <table:table-cell office:value-type="string" office:string-value="pc_marginal_dry" table:formula="of:=INDEX([.Y$18:.Y$200];[.K266])" table:style-name="ce1">
            <text:p>pc_marginal_dry</text:p>
          </table:table-cell>
          <table:table-cell office:value-type="string" office:string-value="pc_subarctic" table:formula="of:=INDEX([.$Z$7:.$AD$17];[.L266];[.M266])" table:style-name="ce1">
            <text:p>pc_subarctic</text:p>
          </table:table-cell>
          <table:table-cell office:value-type="string" office:string-value="@terraforming_cost_level_3" table:formula="of:=[.$X$8]&amp;[.N266]" table:style-name="ce1">
            <text:p>@terraforming_cost_level_3</text:p>
          </table:table-cell>
          <table:table-cell office:value-type="string" office:string-value="@terraforming_duration_level_3" table:formula="of:=[.$X$9]&amp;[.N266]" table:style-name="ce1">
            <text:p>@terraforming_duration_level_3</text:p>
          </table:table-cell>
          <table:table-cell office:value-type="string" office:string-value="OR={}&quot;OR={}" table:formula="of:=[.O266]&amp;&quot;OR={&quot;&amp;CONCATENATE([.P266];[.Q266];[.R266];[.S266])&amp;&quot;}&quot;&quot;OR={&quot;&amp;CONCATENATE([.T266];[.U266];[.V266];[.W26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266]+1)" table:style-name="ce1">
            <text:p>tech3</text:p>
          </table:table-cell>
          <table:table-cell office:value-type="float" office:value="0" table:formula="of:=[.I265]" table:style-name="ce1">
            <text:p>0</text:p>
          </table:table-cell>
          <table:table-cell office:value-type="float" office:value="259" table:style-name="ce1">
            <text:p>259</text:p>
          </table:table-cell>
          <table:table-cell office:value-type="float" office:value="7" table:formula="of:=INT([.J266]/COUNTA([.$Z$7:.$AD$17]))+1" table:style-name="ce1">
            <text:p>7</text:p>
          </table:table-cell>
          <table:table-cell office:value-type="float" office:value="6" table:formula="of:=IF(INDEX([.$Z$7:.$AD$17];[.L265]+1;[.M265])=&quot;&quot;;1;[.L265]+1)" table:style-name="ce1">
            <text:p>6</text:p>
          </table:table-cell>
          <table:table-cell office:value-type="float" office:value="4" table:formula="of:=IF(INDEX([.$Z$7:.$AD$17];[.L265]+1;[.M265])=&quot;&quot;;IF([.M265]=5;1;[.M265]+1);[.M265])" table:style-name="ce1">
            <text:p>4</text:p>
          </table:table-cell>
          <table:table-cell office:value-type="float" office:value="3" table:formula="of:=IF([.B266]=[.C266];0;INDEX([.$Z$18:.$AD$25];INT([.$J266]/COUNTA([.$Z$7:.$AD$17]))+1;[.$M266]))" table:style-name="ce1">
            <text:p>3</text:p>
          </table:table-cell>
          <table:table-cell table:style-name="ce1"/>
          <table:table-cell office:value-type="string" office:string-value="" table:formula="of:=IF(INDEX([.AF$18:.AF$200];[.$K266])=&quot;&quot;;&quot;&quot;;[.AF$17]&amp;&quot; = yes &quot;)" table:style-name="ce1"/>
          <table:table-cell office:value-type="string" office:string-value="" table:formula="of:=IF(INDEX([.AG$18:.AG$200];[.$K266])=&quot;&quot;;&quot;&quot;;[.AG$17]&amp;&quot; = yes &quot;)" table:style-name="ce1"/>
          <table:table-cell office:value-type="string" office:string-value="" table:formula="of:=IF(INDEX([.AH$18:.AH$200];[.$K266])=&quot;&quot;;&quot;&quot;;[.AH$17]&amp;&quot; = yes &quot;)" table:style-name="ce1"/>
          <table:table-cell office:value-type="string" office:string-value="" table:formula="of:=IF(INDEX([.AI$18:.AI$200];[.$K266])=&quot;&quot;;&quot;&quot;;[.AI$17]&amp;&quot; = yes &quot;)" table:style-name="ce1"/>
          <table:table-cell office:value-type="string" office:string-value="" table:formula="of:=IF(INDEX([.AF$18:.AF$200];MATCH([.$C266];[.$Y$18:.$Y$200]))=&quot;&quot;;&quot;&quot;;[.AF$17]&amp;&quot; = yes &quot;)" table:style-name="ce1"/>
          <table:table-cell office:value-type="string" office:string-value="" table:formula="of:=IF(INDEX([.AG$18:.AG$200];MATCH([.$C266];[.$Y$18:.$Y$200]))=&quot;&quot;;&quot;&quot;;[.AG$17]&amp;&quot; = yes &quot;)" table:style-name="ce1"/>
          <table:table-cell office:value-type="string" office:string-value="" table:formula="of:=IF(INDEX([.AH$18:.AH$200];MATCH([.$C266];[.$Y$18:.$Y$200]))=&quot;&quot;;&quot;&quot;;[.AH$17]&amp;&quot; = yes &quot;)" table:style-name="ce1"/>
          <table:table-cell office:value-type="string" office:string-value="" table:formula="of:=IF(INDEX([.AI$18:.AI$200];MATCH([.$C26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60</text:p>
          </table:table-cell>
          <table:table-cell office:value-type="string" office:string-value="pc_marginal_dry" table:formula="of:=INDEX([.Y$18:.Y$200];[.K267])" table:style-name="ce1">
            <text:p>pc_marginal_dry</text:p>
          </table:table-cell>
          <table:table-cell office:value-type="string" office:string-value="pc_marginal_cold" table:formula="of:=INDEX([.$Z$7:.$AD$17];[.L267];[.M267])" table:style-name="ce1">
            <text:p>pc_marginal_cold</text:p>
          </table:table-cell>
          <table:table-cell office:value-type="string" office:string-value="@terraforming_cost_level_3" table:formula="of:=[.$X$8]&amp;[.N267]" table:style-name="ce1">
            <text:p>@terraforming_cost_level_3</text:p>
          </table:table-cell>
          <table:table-cell office:value-type="string" office:string-value="@terraforming_duration_level_3" table:formula="of:=[.$X$9]&amp;[.N267]" table:style-name="ce1">
            <text:p>@terraforming_duration_level_3</text:p>
          </table:table-cell>
          <table:table-cell office:value-type="string" office:string-value="OR={}&quot;OR={}" table:formula="of:=[.O267]&amp;&quot;OR={&quot;&amp;CONCATENATE([.P267];[.Q267];[.R267];[.S267])&amp;&quot;}&quot;&quot;OR={&quot;&amp;CONCATENATE([.T267];[.U267];[.V267];[.W26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267]+1)" table:style-name="ce1">
            <text:p>tech3</text:p>
          </table:table-cell>
          <table:table-cell office:value-type="float" office:value="0" table:formula="of:=[.I266]" table:style-name="ce1">
            <text:p>0</text:p>
          </table:table-cell>
          <table:table-cell office:value-type="float" office:value="260" table:style-name="ce1">
            <text:p>260</text:p>
          </table:table-cell>
          <table:table-cell office:value-type="float" office:value="7" table:formula="of:=INT([.J267]/COUNTA([.$Z$7:.$AD$17]))+1" table:style-name="ce1">
            <text:p>7</text:p>
          </table:table-cell>
          <table:table-cell office:value-type="float" office:value="7" table:formula="of:=IF(INDEX([.$Z$7:.$AD$17];[.L266]+1;[.M266])=&quot;&quot;;1;[.L266]+1)" table:style-name="ce1">
            <text:p>7</text:p>
          </table:table-cell>
          <table:table-cell office:value-type="float" office:value="4" table:formula="of:=IF(INDEX([.$Z$7:.$AD$17];[.L266]+1;[.M266])=&quot;&quot;;IF([.M266]=5;1;[.M266]+1);[.M266])" table:style-name="ce1">
            <text:p>4</text:p>
          </table:table-cell>
          <table:table-cell office:value-type="float" office:value="3" table:formula="of:=IF([.B267]=[.C267];0;INDEX([.$Z$18:.$AD$25];INT([.$J267]/COUNTA([.$Z$7:.$AD$17]))+1;[.$M267]))" table:style-name="ce1">
            <text:p>3</text:p>
          </table:table-cell>
          <table:table-cell table:style-name="ce1"/>
          <table:table-cell office:value-type="string" office:string-value="" table:formula="of:=IF(INDEX([.AF$18:.AF$200];[.$K267])=&quot;&quot;;&quot;&quot;;[.AF$17]&amp;&quot; = yes &quot;)" table:style-name="ce1"/>
          <table:table-cell office:value-type="string" office:string-value="" table:formula="of:=IF(INDEX([.AG$18:.AG$200];[.$K267])=&quot;&quot;;&quot;&quot;;[.AG$17]&amp;&quot; = yes &quot;)" table:style-name="ce1"/>
          <table:table-cell office:value-type="string" office:string-value="" table:formula="of:=IF(INDEX([.AH$18:.AH$200];[.$K267])=&quot;&quot;;&quot;&quot;;[.AH$17]&amp;&quot; = yes &quot;)" table:style-name="ce1"/>
          <table:table-cell office:value-type="string" office:string-value="" table:formula="of:=IF(INDEX([.AI$18:.AI$200];[.$K267])=&quot;&quot;;&quot;&quot;;[.AI$17]&amp;&quot; = yes &quot;)" table:style-name="ce1"/>
          <table:table-cell office:value-type="string" office:string-value="" table:formula="of:=IF(INDEX([.AF$18:.AF$200];MATCH([.$C267];[.$Y$18:.$Y$200]))=&quot;&quot;;&quot;&quot;;[.AF$17]&amp;&quot; = yes &quot;)" table:style-name="ce1"/>
          <table:table-cell office:value-type="string" office:string-value="" table:formula="of:=IF(INDEX([.AG$18:.AG$200];MATCH([.$C267];[.$Y$18:.$Y$200]))=&quot;&quot;;&quot;&quot;;[.AG$17]&amp;&quot; = yes &quot;)" table:style-name="ce1"/>
          <table:table-cell office:value-type="string" office:string-value="" table:formula="of:=IF(INDEX([.AH$18:.AH$200];MATCH([.$C267];[.$Y$18:.$Y$200]))=&quot;&quot;;&quot;&quot;;[.AH$17]&amp;&quot; = yes &quot;)" table:style-name="ce1"/>
          <table:table-cell office:value-type="string" office:string-value="" table:formula="of:=IF(INDEX([.AI$18:.AI$200];MATCH([.$C26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61</text:p>
          </table:table-cell>
          <table:table-cell office:value-type="string" office:string-value="pc_marginal_dry" table:formula="of:=INDEX([.Y$18:.Y$200];[.K268])" table:style-name="ce1">
            <text:p>pc_marginal_dry</text:p>
          </table:table-cell>
          <table:table-cell office:value-type="string" office:string-value="pc_gaia" table:formula="of:=INDEX([.$Z$7:.$AD$17];[.L268];[.M268])" table:style-name="ce1">
            <text:p>pc_gaia</text:p>
          </table:table-cell>
          <table:table-cell office:value-type="string" office:string-value="@terraforming_cost_level_4" table:formula="of:=[.$X$8]&amp;[.N268]" table:style-name="ce1">
            <text:p>@terraforming_cost_level_4</text:p>
          </table:table-cell>
          <table:table-cell office:value-type="string" office:string-value="@terraforming_duration_level_4" table:formula="of:=[.$X$9]&amp;[.N268]" table:style-name="ce1">
            <text:p>@terraforming_duration_level_4</text:p>
          </table:table-cell>
          <table:table-cell office:value-type="string" office:string-value="OR={}&quot;OR={}" table:formula="of:=[.O268]&amp;&quot;OR={&quot;&amp;CONCATENATE([.P268];[.Q268];[.R268];[.S268])&amp;&quot;}&quot;&quot;OR={&quot;&amp;CONCATENATE([.T268];[.U268];[.V268];[.W26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268]+1)" table:style-name="ce1">
            <text:p>tech4</text:p>
          </table:table-cell>
          <table:table-cell office:value-type="float" office:value="0" table:formula="of:=[.I267]" table:style-name="ce1">
            <text:p>0</text:p>
          </table:table-cell>
          <table:table-cell office:value-type="float" office:value="261" table:style-name="ce1">
            <text:p>261</text:p>
          </table:table-cell>
          <table:table-cell office:value-type="float" office:value="7" table:formula="of:=INT([.J268]/COUNTA([.$Z$7:.$AD$17]))+1" table:style-name="ce1">
            <text:p>7</text:p>
          </table:table-cell>
          <table:table-cell office:value-type="float" office:value="1" table:formula="of:=IF(INDEX([.$Z$7:.$AD$17];[.L267]+1;[.M267])=&quot;&quot;;1;[.L267]+1)" table:style-name="ce1">
            <text:p>1</text:p>
          </table:table-cell>
          <table:table-cell office:value-type="float" office:value="5" table:formula="of:=IF(INDEX([.$Z$7:.$AD$17];[.L267]+1;[.M267])=&quot;&quot;;IF([.M267]=5;1;[.M267]+1);[.M267])" table:style-name="ce1">
            <text:p>5</text:p>
          </table:table-cell>
          <table:table-cell office:value-type="float" office:value="4" table:formula="of:=IF([.B268]=[.C268];0;INDEX([.$Z$18:.$AD$25];INT([.$J268]/COUNTA([.$Z$7:.$AD$17]))+1;[.$M268]))" table:style-name="ce1">
            <text:p>4</text:p>
          </table:table-cell>
          <table:table-cell table:style-name="ce1"/>
          <table:table-cell office:value-type="string" office:string-value="" table:formula="of:=IF(INDEX([.AF$18:.AF$200];[.$K268])=&quot;&quot;;&quot;&quot;;[.AF$17]&amp;&quot; = yes &quot;)" table:style-name="ce1"/>
          <table:table-cell office:value-type="string" office:string-value="" table:formula="of:=IF(INDEX([.AG$18:.AG$200];[.$K268])=&quot;&quot;;&quot;&quot;;[.AG$17]&amp;&quot; = yes &quot;)" table:style-name="ce1"/>
          <table:table-cell office:value-type="string" office:string-value="" table:formula="of:=IF(INDEX([.AH$18:.AH$200];[.$K268])=&quot;&quot;;&quot;&quot;;[.AH$17]&amp;&quot; = yes &quot;)" table:style-name="ce1"/>
          <table:table-cell office:value-type="string" office:string-value="" table:formula="of:=IF(INDEX([.AI$18:.AI$200];[.$K268])=&quot;&quot;;&quot;&quot;;[.AI$17]&amp;&quot; = yes &quot;)" table:style-name="ce1"/>
          <table:table-cell office:value-type="string" office:string-value="" table:formula="of:=IF(INDEX([.AF$18:.AF$200];MATCH([.$C268];[.$Y$18:.$Y$200]))=&quot;&quot;;&quot;&quot;;[.AF$17]&amp;&quot; = yes &quot;)" table:style-name="ce1"/>
          <table:table-cell office:value-type="string" office:string-value="" table:formula="of:=IF(INDEX([.AG$18:.AG$200];MATCH([.$C268];[.$Y$18:.$Y$200]))=&quot;&quot;;&quot;&quot;;[.AG$17]&amp;&quot; = yes &quot;)" table:style-name="ce1"/>
          <table:table-cell office:value-type="string" office:string-value="" table:formula="of:=IF(INDEX([.AH$18:.AH$200];MATCH([.$C268];[.$Y$18:.$Y$200]))=&quot;&quot;;&quot;&quot;;[.AH$17]&amp;&quot; = yes &quot;)" table:style-name="ce1"/>
          <table:table-cell office:value-type="string" office:string-value="" table:formula="of:=IF(INDEX([.AI$18:.AI$200];MATCH([.$C26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62</text:p>
          </table:table-cell>
          <table:table-cell office:value-type="string" office:string-value="pc_marginal_dry" table:formula="of:=INDEX([.Y$18:.Y$200];[.K269])" table:style-name="ce1">
            <text:p>pc_marginal_dry</text:p>
          </table:table-cell>
          <table:table-cell office:value-type="string" office:string-value="pc_machine" table:formula="of:=INDEX([.$Z$7:.$AD$17];[.L269];[.M269])" table:style-name="ce1">
            <text:p>pc_machine</text:p>
          </table:table-cell>
          <table:table-cell office:value-type="string" office:string-value="@terraforming_cost_level_4" table:formula="of:=[.$X$8]&amp;[.N269]" table:style-name="ce1">
            <text:p>@terraforming_cost_level_4</text:p>
          </table:table-cell>
          <table:table-cell office:value-type="string" office:string-value="@terraforming_duration_level_4" table:formula="of:=[.$X$9]&amp;[.N269]" table:style-name="ce1">
            <text:p>@terraforming_duration_level_4</text:p>
          </table:table-cell>
          <table:table-cell office:value-type="string" office:string-value="OR={}&quot;OR={}" table:formula="of:=[.O269]&amp;&quot;OR={&quot;&amp;CONCATENATE([.P269];[.Q269];[.R269];[.S269])&amp;&quot;}&quot;&quot;OR={&quot;&amp;CONCATENATE([.T269];[.U269];[.V269];[.W26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269]+1)" table:style-name="ce1">
            <text:p>tech4</text:p>
          </table:table-cell>
          <table:table-cell office:value-type="float" office:value="0" table:formula="of:=[.I268]" table:style-name="ce1">
            <text:p>0</text:p>
          </table:table-cell>
          <table:table-cell office:value-type="float" office:value="262" table:style-name="ce1">
            <text:p>262</text:p>
          </table:table-cell>
          <table:table-cell office:value-type="float" office:value="7" table:formula="of:=INT([.J269]/COUNTA([.$Z$7:.$AD$17]))+1" table:style-name="ce1">
            <text:p>7</text:p>
          </table:table-cell>
          <table:table-cell office:value-type="float" office:value="2" table:formula="of:=IF(INDEX([.$Z$7:.$AD$17];[.L268]+1;[.M268])=&quot;&quot;;1;[.L268]+1)" table:style-name="ce1">
            <text:p>2</text:p>
          </table:table-cell>
          <table:table-cell office:value-type="float" office:value="5" table:formula="of:=IF(INDEX([.$Z$7:.$AD$17];[.L268]+1;[.M268])=&quot;&quot;;IF([.M268]=5;1;[.M268]+1);[.M268])" table:style-name="ce1">
            <text:p>5</text:p>
          </table:table-cell>
          <table:table-cell office:value-type="float" office:value="4" table:formula="of:=IF([.B269]=[.C269];0;INDEX([.$Z$18:.$AD$25];INT([.$J269]/COUNTA([.$Z$7:.$AD$17]))+1;[.$M269]))" table:style-name="ce1">
            <text:p>4</text:p>
          </table:table-cell>
          <table:table-cell table:style-name="ce1"/>
          <table:table-cell office:value-type="string" office:string-value="" table:formula="of:=IF(INDEX([.AF$18:.AF$200];[.$K269])=&quot;&quot;;&quot;&quot;;[.AF$17]&amp;&quot; = yes &quot;)" table:style-name="ce1"/>
          <table:table-cell office:value-type="string" office:string-value="" table:formula="of:=IF(INDEX([.AG$18:.AG$200];[.$K269])=&quot;&quot;;&quot;&quot;;[.AG$17]&amp;&quot; = yes &quot;)" table:style-name="ce1"/>
          <table:table-cell office:value-type="string" office:string-value="" table:formula="of:=IF(INDEX([.AH$18:.AH$200];[.$K269])=&quot;&quot;;&quot;&quot;;[.AH$17]&amp;&quot; = yes &quot;)" table:style-name="ce1"/>
          <table:table-cell office:value-type="string" office:string-value="" table:formula="of:=IF(INDEX([.AI$18:.AI$200];[.$K269])=&quot;&quot;;&quot;&quot;;[.AI$17]&amp;&quot; = yes &quot;)" table:style-name="ce1"/>
          <table:table-cell office:value-type="string" office:string-value="" table:formula="of:=IF(INDEX([.AF$18:.AF$200];MATCH([.$C269];[.$Y$18:.$Y$200]))=&quot;&quot;;&quot;&quot;;[.AF$17]&amp;&quot; = yes &quot;)" table:style-name="ce1"/>
          <table:table-cell office:value-type="string" office:string-value="" table:formula="of:=IF(INDEX([.AG$18:.AG$200];MATCH([.$C269];[.$Y$18:.$Y$200]))=&quot;&quot;;&quot;&quot;;[.AG$17]&amp;&quot; = yes &quot;)" table:style-name="ce1"/>
          <table:table-cell office:value-type="string" office:string-value="" table:formula="of:=IF(INDEX([.AH$18:.AH$200];MATCH([.$C269];[.$Y$18:.$Y$200]))=&quot;&quot;;&quot;&quot;;[.AH$17]&amp;&quot; = yes &quot;)" table:style-name="ce1"/>
          <table:table-cell office:value-type="string" office:string-value="" table:formula="of:=IF(INDEX([.AI$18:.AI$200];MATCH([.$C26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63</text:p>
          </table:table-cell>
          <table:table-cell office:value-type="string" office:string-value="pc_marginal_dry" table:formula="of:=INDEX([.Y$18:.Y$200];[.K270])" table:style-name="ce1">
            <text:p>pc_marginal_dry</text:p>
          </table:table-cell>
          <table:table-cell office:value-type="string" office:string-value="pc_cybertronic" table:formula="of:=INDEX([.$Z$7:.$AD$17];[.L270];[.M270])" table:style-name="ce1">
            <text:p>pc_cybertronic</text:p>
          </table:table-cell>
          <table:table-cell office:value-type="string" office:string-value="@terraforming_cost_level_4" table:formula="of:=[.$X$8]&amp;[.N270]" table:style-name="ce1">
            <text:p>@terraforming_cost_level_4</text:p>
          </table:table-cell>
          <table:table-cell office:value-type="string" office:string-value="@terraforming_duration_level_4" table:formula="of:=[.$X$9]&amp;[.N270]" table:style-name="ce1">
            <text:p>@terraforming_duration_level_4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270]&amp;&quot;OR={&quot;&amp;CONCATENATE([.P270];[.Q270];[.R270];[.S270])&amp;&quot;}&quot;&quot;OR={&quot;&amp;CONCATENATE([.T270];[.U270];[.V270];[.W270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270]+1)" table:style-name="ce1">
            <text:p>tech4</text:p>
          </table:table-cell>
          <table:table-cell office:value-type="float" office:value="0" table:formula="of:=[.I269]" table:style-name="ce1">
            <text:p>0</text:p>
          </table:table-cell>
          <table:table-cell office:value-type="float" office:value="263" table:style-name="ce1">
            <text:p>263</text:p>
          </table:table-cell>
          <table:table-cell office:value-type="float" office:value="7" table:formula="of:=INT([.J270]/COUNTA([.$Z$7:.$AD$17]))+1" table:style-name="ce1">
            <text:p>7</text:p>
          </table:table-cell>
          <table:table-cell office:value-type="float" office:value="3" table:formula="of:=IF(INDEX([.$Z$7:.$AD$17];[.L269]+1;[.M269])=&quot;&quot;;1;[.L269]+1)" table:style-name="ce1">
            <text:p>3</text:p>
          </table:table-cell>
          <table:table-cell office:value-type="float" office:value="5" table:formula="of:=IF(INDEX([.$Z$7:.$AD$17];[.L269]+1;[.M269])=&quot;&quot;;IF([.M269]=5;1;[.M269]+1);[.M269])" table:style-name="ce1">
            <text:p>5</text:p>
          </table:table-cell>
          <table:table-cell office:value-type="float" office:value="4" table:formula="of:=IF([.B270]=[.C270];0;INDEX([.$Z$18:.$AD$25];INT([.$J270]/COUNTA([.$Z$7:.$AD$17]))+1;[.$M270]))" table:style-name="ce1">
            <text:p>4</text:p>
          </table:table-cell>
          <table:table-cell table:style-name="ce1"/>
          <table:table-cell office:value-type="string" office:string-value="" table:formula="of:=IF(INDEX([.AF$18:.AF$200];[.$K270])=&quot;&quot;;&quot;&quot;;[.AF$17]&amp;&quot; = yes &quot;)" table:style-name="ce1"/>
          <table:table-cell office:value-type="string" office:string-value="" table:formula="of:=IF(INDEX([.AG$18:.AG$200];[.$K270])=&quot;&quot;;&quot;&quot;;[.AG$17]&amp;&quot; = yes &quot;)" table:style-name="ce1"/>
          <table:table-cell office:value-type="string" office:string-value="" table:formula="of:=IF(INDEX([.AH$18:.AH$200];[.$K270])=&quot;&quot;;&quot;&quot;;[.AH$17]&amp;&quot; = yes &quot;)" table:style-name="ce1"/>
          <table:table-cell office:value-type="string" office:string-value="" table:formula="of:=IF(INDEX([.AI$18:.AI$200];[.$K270])=&quot;&quot;;&quot;&quot;;[.AI$17]&amp;&quot; = yes &quot;)" table:style-name="ce1"/>
          <table:table-cell office:value-type="string" office:string-value="planetary_diversity_enabled = yes " table:formula="of:=IF(INDEX([.AF$18:.AF$200];MATCH([.$C270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270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270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270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64</text:p>
          </table:table-cell>
          <table:table-cell office:value-type="string" office:string-value="pc_marginal_dry" table:formula="of:=INDEX([.Y$18:.Y$200];[.K271])" table:style-name="ce1">
            <text:p>pc_marginal_dry</text:p>
          </table:table-cell>
          <table:table-cell office:value-type="string" office:string-value="pc_nuked" table:formula="of:=INDEX([.$Z$7:.$AD$17];[.L271];[.M271])" table:style-name="ce1">
            <text:p>pc_nuked</text:p>
          </table:table-cell>
          <table:table-cell office:value-type="string" office:string-value="@terraforming_cost_level_4" table:formula="of:=[.$X$8]&amp;[.N271]" table:style-name="ce1">
            <text:p>@terraforming_cost_level_4</text:p>
          </table:table-cell>
          <table:table-cell office:value-type="string" office:string-value="@terraforming_duration_level_4" table:formula="of:=[.$X$9]&amp;[.N271]" table:style-name="ce1">
            <text:p>@terraforming_duration_level_4</text:p>
          </table:table-cell>
          <table:table-cell office:value-type="string" office:string-value="OR={}&quot;OR={}" table:formula="of:=[.O271]&amp;&quot;OR={&quot;&amp;CONCATENATE([.P271];[.Q271];[.R271];[.S271])&amp;&quot;}&quot;&quot;OR={&quot;&amp;CONCATENATE([.T271];[.U271];[.V271];[.W27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271]+1)" table:style-name="ce1">
            <text:p>tech4</text:p>
          </table:table-cell>
          <table:table-cell office:value-type="float" office:value="0" table:formula="of:=[.I270]" table:style-name="ce1">
            <text:p>0</text:p>
          </table:table-cell>
          <table:table-cell office:value-type="float" office:value="264" table:style-name="ce1">
            <text:p>264</text:p>
          </table:table-cell>
          <table:table-cell office:value-type="float" office:value="7" table:formula="of:=INT([.J271]/COUNTA([.$Z$7:.$AD$17]))+1" table:style-name="ce1">
            <text:p>7</text:p>
          </table:table-cell>
          <table:table-cell office:value-type="float" office:value="4" table:formula="of:=IF(INDEX([.$Z$7:.$AD$17];[.L270]+1;[.M270])=&quot;&quot;;1;[.L270]+1)" table:style-name="ce1">
            <text:p>4</text:p>
          </table:table-cell>
          <table:table-cell office:value-type="float" office:value="5" table:formula="of:=IF(INDEX([.$Z$7:.$AD$17];[.L270]+1;[.M270])=&quot;&quot;;IF([.M270]=5;1;[.M270]+1);[.M270])" table:style-name="ce1">
            <text:p>5</text:p>
          </table:table-cell>
          <table:table-cell office:value-type="float" office:value="4" table:formula="of:=IF([.B271]=[.C271];0;INDEX([.$Z$18:.$AD$25];INT([.$J271]/COUNTA([.$Z$7:.$AD$17]))+1;[.$M271]))" table:style-name="ce1">
            <text:p>4</text:p>
          </table:table-cell>
          <table:table-cell table:style-name="ce1"/>
          <table:table-cell office:value-type="string" office:string-value="" table:formula="of:=IF(INDEX([.AF$18:.AF$200];[.$K271])=&quot;&quot;;&quot;&quot;;[.AF$17]&amp;&quot; = yes &quot;)" table:style-name="ce1"/>
          <table:table-cell office:value-type="string" office:string-value="" table:formula="of:=IF(INDEX([.AG$18:.AG$200];[.$K271])=&quot;&quot;;&quot;&quot;;[.AG$17]&amp;&quot; = yes &quot;)" table:style-name="ce1"/>
          <table:table-cell office:value-type="string" office:string-value="" table:formula="of:=IF(INDEX([.AH$18:.AH$200];[.$K271])=&quot;&quot;;&quot;&quot;;[.AH$17]&amp;&quot; = yes &quot;)" table:style-name="ce1"/>
          <table:table-cell office:value-type="string" office:string-value="" table:formula="of:=IF(INDEX([.AI$18:.AI$200];[.$K271])=&quot;&quot;;&quot;&quot;;[.AI$17]&amp;&quot; = yes &quot;)" table:style-name="ce1"/>
          <table:table-cell office:value-type="string" office:string-value="" table:formula="of:=IF(INDEX([.AF$18:.AF$200];MATCH([.$C271];[.$Y$18:.$Y$200]))=&quot;&quot;;&quot;&quot;;[.AF$17]&amp;&quot; = yes &quot;)" table:style-name="ce1"/>
          <table:table-cell office:value-type="string" office:string-value="" table:formula="of:=IF(INDEX([.AG$18:.AG$200];MATCH([.$C271];[.$Y$18:.$Y$200]))=&quot;&quot;;&quot;&quot;;[.AG$17]&amp;&quot; = yes &quot;)" table:style-name="ce1"/>
          <table:table-cell office:value-type="string" office:string-value="" table:formula="of:=IF(INDEX([.AH$18:.AH$200];MATCH([.$C271];[.$Y$18:.$Y$200]))=&quot;&quot;;&quot;&quot;;[.AH$17]&amp;&quot; = yes &quot;)" table:style-name="ce1"/>
          <table:table-cell office:value-type="string" office:string-value="" table:formula="of:=IF(INDEX([.AI$18:.AI$200];MATCH([.$C27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65</text:p>
          </table:table-cell>
          <table:table-cell office:value-type="string" office:string-value="pc_marginal_dry" table:formula="of:=INDEX([.Y$18:.Y$200];[.K272])" table:style-name="ce1">
            <text:p>pc_marginal_dry</text:p>
          </table:table-cell>
          <table:table-cell office:value-type="string" office:string-value="pc_floating" table:formula="of:=INDEX([.$Z$7:.$AD$17];[.L272];[.M272])" table:style-name="ce1">
            <text:p>pc_floating</text:p>
          </table:table-cell>
          <table:table-cell office:value-type="string" office:string-value="@terraforming_cost_level_4" table:formula="of:=[.$X$8]&amp;[.N272]" table:style-name="ce1">
            <text:p>@terraforming_cost_level_4</text:p>
          </table:table-cell>
          <table:table-cell office:value-type="string" office:string-value="@terraforming_duration_level_4" table:formula="of:=[.$X$9]&amp;[.N272]" table:style-name="ce1">
            <text:p>@terraforming_duration_level_4</text:p>
          </table:table-cell>
          <table:table-cell office:value-type="string" office:string-value="OR={}&quot;OR={}" table:formula="of:=[.O272]&amp;&quot;OR={&quot;&amp;CONCATENATE([.P272];[.Q272];[.R272];[.S272])&amp;&quot;}&quot;&quot;OR={&quot;&amp;CONCATENATE([.T272];[.U272];[.V272];[.W27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272]+1)" table:style-name="ce1">
            <text:p>tech4</text:p>
          </table:table-cell>
          <table:table-cell office:value-type="float" office:value="0" table:formula="of:=[.I271]" table:style-name="ce1">
            <text:p>0</text:p>
          </table:table-cell>
          <table:table-cell office:value-type="float" office:value="265" table:style-name="ce1">
            <text:p>265</text:p>
          </table:table-cell>
          <table:table-cell office:value-type="float" office:value="7" table:formula="of:=INT([.J272]/COUNTA([.$Z$7:.$AD$17]))+1" table:style-name="ce1">
            <text:p>7</text:p>
          </table:table-cell>
          <table:table-cell office:value-type="float" office:value="5" table:formula="of:=IF(INDEX([.$Z$7:.$AD$17];[.L271]+1;[.M271])=&quot;&quot;;1;[.L271]+1)" table:style-name="ce1">
            <text:p>5</text:p>
          </table:table-cell>
          <table:table-cell office:value-type="float" office:value="5" table:formula="of:=IF(INDEX([.$Z$7:.$AD$17];[.L271]+1;[.M271])=&quot;&quot;;IF([.M271]=5;1;[.M271]+1);[.M271])" table:style-name="ce1">
            <text:p>5</text:p>
          </table:table-cell>
          <table:table-cell office:value-type="float" office:value="4" table:formula="of:=IF([.B272]=[.C272];0;INDEX([.$Z$18:.$AD$25];INT([.$J272]/COUNTA([.$Z$7:.$AD$17]))+1;[.$M272]))" table:style-name="ce1">
            <text:p>4</text:p>
          </table:table-cell>
          <table:table-cell table:style-name="ce1"/>
          <table:table-cell office:value-type="string" office:string-value="" table:formula="of:=IF(INDEX([.AF$18:.AF$200];[.$K272])=&quot;&quot;;&quot;&quot;;[.AF$17]&amp;&quot; = yes &quot;)" table:style-name="ce1"/>
          <table:table-cell office:value-type="string" office:string-value="" table:formula="of:=IF(INDEX([.AG$18:.AG$200];[.$K272])=&quot;&quot;;&quot;&quot;;[.AG$17]&amp;&quot; = yes &quot;)" table:style-name="ce1"/>
          <table:table-cell office:value-type="string" office:string-value="" table:formula="of:=IF(INDEX([.AH$18:.AH$200];[.$K272])=&quot;&quot;;&quot;&quot;;[.AH$17]&amp;&quot; = yes &quot;)" table:style-name="ce1"/>
          <table:table-cell office:value-type="string" office:string-value="" table:formula="of:=IF(INDEX([.AI$18:.AI$200];[.$K272])=&quot;&quot;;&quot;&quot;;[.AI$17]&amp;&quot; = yes &quot;)" table:style-name="ce1"/>
          <table:table-cell office:value-type="string" office:string-value="" table:formula="of:=IF(INDEX([.AF$18:.AF$200];MATCH([.$C272];[.$Y$18:.$Y$200]))=&quot;&quot;;&quot;&quot;;[.AF$17]&amp;&quot; = yes &quot;)" table:style-name="ce1"/>
          <table:table-cell office:value-type="string" office:string-value="" table:formula="of:=IF(INDEX([.AG$18:.AG$200];MATCH([.$C272];[.$Y$18:.$Y$200]))=&quot;&quot;;&quot;&quot;;[.AG$17]&amp;&quot; = yes &quot;)" table:style-name="ce1"/>
          <table:table-cell office:value-type="string" office:string-value="" table:formula="of:=IF(INDEX([.AH$18:.AH$200];MATCH([.$C272];[.$Y$18:.$Y$200]))=&quot;&quot;;&quot;&quot;;[.AH$17]&amp;&quot; = yes &quot;)" table:style-name="ce1"/>
          <table:table-cell office:value-type="string" office:string-value="" table:formula="of:=IF(INDEX([.AI$18:.AI$200];MATCH([.$C27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66</text:p>
          </table:table-cell>
          <table:table-cell office:value-type="string" office:string-value="pc_geocrystalline" table:formula="of:=INDEX([.Y$18:.Y$200];[.K273])" table:style-name="ce1">
            <text:p>pc_geocrystalline</text:p>
          </table:table-cell>
          <table:table-cell office:value-type="string" office:string-value="pc_crystal" table:formula="of:=INDEX([.$Z$7:.$AD$17];[.L273];[.M273])" table:style-name="ce1">
            <text:p>pc_crystal</text:p>
          </table:table-cell>
          <table:table-cell office:value-type="string" office:string-value="@terraforming_cost_level_4" table:formula="of:=[.$X$8]&amp;[.N273]" table:style-name="ce1">
            <text:p>@terraforming_cost_level_4</text:p>
          </table:table-cell>
          <table:table-cell office:value-type="string" office:string-value="@terraforming_duration_level_4" table:formula="of:=[.$X$9]&amp;[.N273]" table:style-name="ce1">
            <text:p>@terraforming_duration_level_4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273]&amp;&quot;OR={&quot;&amp;CONCATENATE([.P273];[.Q273];[.R273];[.S273])&amp;&quot;}&quot;&quot;OR={&quot;&amp;CONCATENATE([.T273];[.U273];[.V273];[.W273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273]+1)" table:style-name="ce1">
            <text:p>tech4</text:p>
          </table:table-cell>
          <table:table-cell office:value-type="float" office:value="0" table:formula="of:=[.I272]" table:style-name="ce1">
            <text:p>0</text:p>
          </table:table-cell>
          <table:table-cell office:value-type="float" office:value="266" table:style-name="ce1">
            <text:p>266</text:p>
          </table:table-cell>
          <table:table-cell office:value-type="float" office:value="8" table:formula="of:=INT([.J273]/COUNTA([.$Z$7:.$AD$17]))+1" table:style-name="ce1">
            <text:p>8</text:p>
          </table:table-cell>
          <table:table-cell office:value-type="float" office:value="6" table:formula="of:=IF(INDEX([.$Z$7:.$AD$17];[.L272]+1;[.M272])=&quot;&quot;;1;[.L272]+1)" table:style-name="ce1">
            <text:p>6</text:p>
          </table:table-cell>
          <table:table-cell office:value-type="float" office:value="5" table:formula="of:=IF(INDEX([.$Z$7:.$AD$17];[.L272]+1;[.M272])=&quot;&quot;;IF([.M272]=5;1;[.M272]+1);[.M272])" table:style-name="ce1">
            <text:p>5</text:p>
          </table:table-cell>
          <table:table-cell office:value-type="float" office:value="4" table:formula="of:=IF([.B273]=[.C273];0;INDEX([.$Z$18:.$AD$25];INT([.$J273]/COUNTA([.$Z$7:.$AD$17]))+1;[.$M273]))" table:style-name="ce1">
            <text:p>4</text:p>
          </table:table-cell>
          <table:table-cell table:style-name="ce1"/>
          <table:table-cell office:value-type="string" office:string-value="" table:formula="of:=IF(INDEX([.AF$18:.AF$200];[.$K273])=&quot;&quot;;&quot;&quot;;[.AF$17]&amp;&quot; = yes &quot;)" table:style-name="ce1"/>
          <table:table-cell office:value-type="string" office:string-value="" table:formula="of:=IF(INDEX([.AG$18:.AG$200];[.$K273])=&quot;&quot;;&quot;&quot;;[.AG$17]&amp;&quot; = yes &quot;)" table:style-name="ce1"/>
          <table:table-cell office:value-type="string" office:string-value="" table:formula="of:=IF(INDEX([.AH$18:.AH$200];[.$K273])=&quot;&quot;;&quot;&quot;;[.AH$17]&amp;&quot; = yes &quot;)" table:style-name="ce1"/>
          <table:table-cell office:value-type="string" office:string-value="" table:formula="of:=IF(INDEX([.AI$18:.AI$200];[.$K273])=&quot;&quot;;&quot;&quot;;[.AI$17]&amp;&quot; = yes &quot;)" table:style-name="ce1"/>
          <table:table-cell office:value-type="string" office:string-value="planetary_diversity_enabled = yes " table:formula="of:=IF(INDEX([.AF$18:.AF$200];MATCH([.$C273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273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273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273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67</text:p>
          </table:table-cell>
          <table:table-cell office:value-type="string" office:string-value="pc_geocrystalline" table:formula="of:=INDEX([.Y$18:.Y$200];[.K274])" table:style-name="ce1">
            <text:p>pc_geocrystalline</text:p>
          </table:table-cell>
          <table:table-cell office:value-type="string" office:string-value="pc_arid" table:formula="of:=INDEX([.$Z$7:.$AD$17];[.L274];[.M274])" table:style-name="ce1">
            <text:p>pc_arid</text:p>
          </table:table-cell>
          <table:table-cell office:value-type="string" office:string-value="@terraforming_cost_level_1" table:formula="of:=[.$X$8]&amp;[.N274]" table:style-name="ce1">
            <text:p>@terraforming_cost_level_1</text:p>
          </table:table-cell>
          <table:table-cell office:value-type="string" office:string-value="@terraforming_duration_level_1" table:formula="of:=[.$X$9]&amp;[.N274]" table:style-name="ce1">
            <text:p>@terraforming_duration_level_1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274]&amp;&quot;OR={&quot;&amp;CONCATENATE([.P274];[.Q274];[.R274];[.S274])&amp;&quot;}&quot;&quot;OR={&quot;&amp;CONCATENATE([.T274];[.U274];[.V274];[.W274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74]+1)" table:style-name="ce1">
            <text:p>tech1</text:p>
          </table:table-cell>
          <table:table-cell office:value-type="float" office:value="0" table:formula="of:=[.I273]" table:style-name="ce1">
            <text:p>0</text:p>
          </table:table-cell>
          <table:table-cell office:value-type="float" office:value="267" table:style-name="ce1">
            <text:p>267</text:p>
          </table:table-cell>
          <table:table-cell office:value-type="float" office:value="8" table:formula="of:=INT([.J274]/COUNTA([.$Z$7:.$AD$17]))+1" table:style-name="ce1">
            <text:p>8</text:p>
          </table:table-cell>
          <table:table-cell office:value-type="float" office:value="1" table:formula="of:=IF(INDEX([.$Z$7:.$AD$17];[.L273]+1;[.M273])=&quot;&quot;;1;[.L273]+1)" table:style-name="ce1">
            <text:p>1</text:p>
          </table:table-cell>
          <table:table-cell office:value-type="float" office:value="1" table:formula="of:=IF(INDEX([.$Z$7:.$AD$17];[.L273]+1;[.M273])=&quot;&quot;;IF([.M273]=5;1;[.M273]+1);[.M273])" table:style-name="ce1">
            <text:p>1</text:p>
          </table:table-cell>
          <table:table-cell office:value-type="float" office:value="1" table:formula="of:=IF([.B274]=[.C274];0;INDEX([.$Z$18:.$AD$25];INT([.$J274]/COUNTA([.$Z$7:.$AD$17]))+1;[.$M274]))" table:style-name="ce1">
            <text:p>1</text:p>
          </table:table-cell>
          <table:table-cell table:style-name="ce1"/>
          <table:table-cell office:value-type="string" office:string-value="" table:formula="of:=IF(INDEX([.AF$18:.AF$200];[.$K274])=&quot;&quot;;&quot;&quot;;[.AF$17]&amp;&quot; = yes &quot;)" table:style-name="ce1"/>
          <table:table-cell office:value-type="string" office:string-value="" table:formula="of:=IF(INDEX([.AG$18:.AG$200];[.$K274])=&quot;&quot;;&quot;&quot;;[.AG$17]&amp;&quot; = yes &quot;)" table:style-name="ce1"/>
          <table:table-cell office:value-type="string" office:string-value="" table:formula="of:=IF(INDEX([.AH$18:.AH$200];[.$K274])=&quot;&quot;;&quot;&quot;;[.AH$17]&amp;&quot; = yes &quot;)" table:style-name="ce1"/>
          <table:table-cell office:value-type="string" office:string-value="" table:formula="of:=IF(INDEX([.AI$18:.AI$200];[.$K274])=&quot;&quot;;&quot;&quot;;[.AI$17]&amp;&quot; = yes &quot;)" table:style-name="ce1"/>
          <table:table-cell office:value-type="string" office:string-value="planetary_diversity_enabled = yes " table:formula="of:=IF(INDEX([.AF$18:.AF$200];MATCH([.$C274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274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274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274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68</text:p>
          </table:table-cell>
          <table:table-cell office:value-type="string" office:string-value="pc_geocrystalline" table:formula="of:=INDEX([.Y$18:.Y$200];[.K275])" table:style-name="ce1">
            <text:p>pc_geocrystalline</text:p>
          </table:table-cell>
          <table:table-cell office:value-type="string" office:string-value="pc_desert" table:formula="of:=INDEX([.$Z$7:.$AD$17];[.L275];[.M275])" table:style-name="ce1">
            <text:p>pc_desert</text:p>
          </table:table-cell>
          <table:table-cell office:value-type="string" office:string-value="@terraforming_cost_level_1" table:formula="of:=[.$X$8]&amp;[.N275]" table:style-name="ce1">
            <text:p>@terraforming_cost_level_1</text:p>
          </table:table-cell>
          <table:table-cell office:value-type="string" office:string-value="@terraforming_duration_level_1" table:formula="of:=[.$X$9]&amp;[.N275]" table:style-name="ce1">
            <text:p>@terraforming_duration_level_1</text:p>
          </table:table-cell>
          <table:table-cell office:value-type="string" office:string-value="OR={}&quot;OR={}" table:formula="of:=[.O275]&amp;&quot;OR={&quot;&amp;CONCATENATE([.P275];[.Q275];[.R275];[.S275])&amp;&quot;}&quot;&quot;OR={&quot;&amp;CONCATENATE([.T275];[.U275];[.V275];[.W27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75]+1)" table:style-name="ce1">
            <text:p>tech1</text:p>
          </table:table-cell>
          <table:table-cell office:value-type="float" office:value="0" table:formula="of:=[.I274]" table:style-name="ce1">
            <text:p>0</text:p>
          </table:table-cell>
          <table:table-cell office:value-type="float" office:value="268" table:style-name="ce1">
            <text:p>268</text:p>
          </table:table-cell>
          <table:table-cell office:value-type="float" office:value="8" table:formula="of:=INT([.J275]/COUNTA([.$Z$7:.$AD$17]))+1" table:style-name="ce1">
            <text:p>8</text:p>
          </table:table-cell>
          <table:table-cell office:value-type="float" office:value="2" table:formula="of:=IF(INDEX([.$Z$7:.$AD$17];[.L274]+1;[.M274])=&quot;&quot;;1;[.L274]+1)" table:style-name="ce1">
            <text:p>2</text:p>
          </table:table-cell>
          <table:table-cell office:value-type="float" office:value="1" table:formula="of:=IF(INDEX([.$Z$7:.$AD$17];[.L274]+1;[.M274])=&quot;&quot;;IF([.M274]=5;1;[.M274]+1);[.M274])" table:style-name="ce1">
            <text:p>1</text:p>
          </table:table-cell>
          <table:table-cell office:value-type="float" office:value="1" table:formula="of:=IF([.B275]=[.C275];0;INDEX([.$Z$18:.$AD$25];INT([.$J275]/COUNTA([.$Z$7:.$AD$17]))+1;[.$M275]))" table:style-name="ce1">
            <text:p>1</text:p>
          </table:table-cell>
          <table:table-cell table:style-name="ce1"/>
          <table:table-cell office:value-type="string" office:string-value="" table:formula="of:=IF(INDEX([.AF$18:.AF$200];[.$K275])=&quot;&quot;;&quot;&quot;;[.AF$17]&amp;&quot; = yes &quot;)" table:style-name="ce1"/>
          <table:table-cell office:value-type="string" office:string-value="" table:formula="of:=IF(INDEX([.AG$18:.AG$200];[.$K275])=&quot;&quot;;&quot;&quot;;[.AG$17]&amp;&quot; = yes &quot;)" table:style-name="ce1"/>
          <table:table-cell office:value-type="string" office:string-value="" table:formula="of:=IF(INDEX([.AH$18:.AH$200];[.$K275])=&quot;&quot;;&quot;&quot;;[.AH$17]&amp;&quot; = yes &quot;)" table:style-name="ce1"/>
          <table:table-cell office:value-type="string" office:string-value="" table:formula="of:=IF(INDEX([.AI$18:.AI$200];[.$K275])=&quot;&quot;;&quot;&quot;;[.AI$17]&amp;&quot; = yes &quot;)" table:style-name="ce1"/>
          <table:table-cell office:value-type="string" office:string-value="" table:formula="of:=IF(INDEX([.AF$18:.AF$200];MATCH([.$C275];[.$Y$18:.$Y$200]))=&quot;&quot;;&quot;&quot;;[.AF$17]&amp;&quot; = yes &quot;)" table:style-name="ce1"/>
          <table:table-cell office:value-type="string" office:string-value="" table:formula="of:=IF(INDEX([.AG$18:.AG$200];MATCH([.$C275];[.$Y$18:.$Y$200]))=&quot;&quot;;&quot;&quot;;[.AG$17]&amp;&quot; = yes &quot;)" table:style-name="ce1"/>
          <table:table-cell office:value-type="string" office:string-value="" table:formula="of:=IF(INDEX([.AH$18:.AH$200];MATCH([.$C275];[.$Y$18:.$Y$200]))=&quot;&quot;;&quot;&quot;;[.AH$17]&amp;&quot; = yes &quot;)" table:style-name="ce1"/>
          <table:table-cell office:value-type="string" office:string-value="" table:formula="of:=IF(INDEX([.AI$18:.AI$200];MATCH([.$C27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69</text:p>
          </table:table-cell>
          <table:table-cell office:value-type="string" office:string-value="pc_geocrystalline" table:formula="of:=INDEX([.Y$18:.Y$200];[.K276])" table:style-name="ce1">
            <text:p>pc_geocrystalline</text:p>
          </table:table-cell>
          <table:table-cell office:value-type="string" office:string-value="pc_savannah" table:formula="of:=INDEX([.$Z$7:.$AD$17];[.L276];[.M276])" table:style-name="ce1">
            <text:p>pc_savannah</text:p>
          </table:table-cell>
          <table:table-cell office:value-type="string" office:string-value="@terraforming_cost_level_1" table:formula="of:=[.$X$8]&amp;[.N276]" table:style-name="ce1">
            <text:p>@terraforming_cost_level_1</text:p>
          </table:table-cell>
          <table:table-cell office:value-type="string" office:string-value="@terraforming_duration_level_1" table:formula="of:=[.$X$9]&amp;[.N276]" table:style-name="ce1">
            <text:p>@terraforming_duration_level_1</text:p>
          </table:table-cell>
          <table:table-cell office:value-type="string" office:string-value="OR={}&quot;OR={}" table:formula="of:=[.O276]&amp;&quot;OR={&quot;&amp;CONCATENATE([.P276];[.Q276];[.R276];[.S276])&amp;&quot;}&quot;&quot;OR={&quot;&amp;CONCATENATE([.T276];[.U276];[.V276];[.W27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76]+1)" table:style-name="ce1">
            <text:p>tech1</text:p>
          </table:table-cell>
          <table:table-cell office:value-type="float" office:value="0" table:formula="of:=[.I275]" table:style-name="ce1">
            <text:p>0</text:p>
          </table:table-cell>
          <table:table-cell office:value-type="float" office:value="269" table:style-name="ce1">
            <text:p>269</text:p>
          </table:table-cell>
          <table:table-cell office:value-type="float" office:value="8" table:formula="of:=INT([.J276]/COUNTA([.$Z$7:.$AD$17]))+1" table:style-name="ce1">
            <text:p>8</text:p>
          </table:table-cell>
          <table:table-cell office:value-type="float" office:value="3" table:formula="of:=IF(INDEX([.$Z$7:.$AD$17];[.L275]+1;[.M275])=&quot;&quot;;1;[.L275]+1)" table:style-name="ce1">
            <text:p>3</text:p>
          </table:table-cell>
          <table:table-cell office:value-type="float" office:value="1" table:formula="of:=IF(INDEX([.$Z$7:.$AD$17];[.L275]+1;[.M275])=&quot;&quot;;IF([.M275]=5;1;[.M275]+1);[.M275])" table:style-name="ce1">
            <text:p>1</text:p>
          </table:table-cell>
          <table:table-cell office:value-type="float" office:value="1" table:formula="of:=IF([.B276]=[.C276];0;INDEX([.$Z$18:.$AD$25];INT([.$J276]/COUNTA([.$Z$7:.$AD$17]))+1;[.$M276]))" table:style-name="ce1">
            <text:p>1</text:p>
          </table:table-cell>
          <table:table-cell table:style-name="ce1"/>
          <table:table-cell office:value-type="string" office:string-value="" table:formula="of:=IF(INDEX([.AF$18:.AF$200];[.$K276])=&quot;&quot;;&quot;&quot;;[.AF$17]&amp;&quot; = yes &quot;)" table:style-name="ce1"/>
          <table:table-cell office:value-type="string" office:string-value="" table:formula="of:=IF(INDEX([.AG$18:.AG$200];[.$K276])=&quot;&quot;;&quot;&quot;;[.AG$17]&amp;&quot; = yes &quot;)" table:style-name="ce1"/>
          <table:table-cell office:value-type="string" office:string-value="" table:formula="of:=IF(INDEX([.AH$18:.AH$200];[.$K276])=&quot;&quot;;&quot;&quot;;[.AH$17]&amp;&quot; = yes &quot;)" table:style-name="ce1"/>
          <table:table-cell office:value-type="string" office:string-value="" table:formula="of:=IF(INDEX([.AI$18:.AI$200];[.$K276])=&quot;&quot;;&quot;&quot;;[.AI$17]&amp;&quot; = yes &quot;)" table:style-name="ce1"/>
          <table:table-cell office:value-type="string" office:string-value="" table:formula="of:=IF(INDEX([.AF$18:.AF$200];MATCH([.$C276];[.$Y$18:.$Y$200]))=&quot;&quot;;&quot;&quot;;[.AF$17]&amp;&quot; = yes &quot;)" table:style-name="ce1"/>
          <table:table-cell office:value-type="string" office:string-value="" table:formula="of:=IF(INDEX([.AG$18:.AG$200];MATCH([.$C276];[.$Y$18:.$Y$200]))=&quot;&quot;;&quot;&quot;;[.AG$17]&amp;&quot; = yes &quot;)" table:style-name="ce1"/>
          <table:table-cell office:value-type="string" office:string-value="" table:formula="of:=IF(INDEX([.AH$18:.AH$200];MATCH([.$C276];[.$Y$18:.$Y$200]))=&quot;&quot;;&quot;&quot;;[.AH$17]&amp;&quot; = yes &quot;)" table:style-name="ce1"/>
          <table:table-cell office:value-type="string" office:string-value="" table:formula="of:=IF(INDEX([.AI$18:.AI$200];MATCH([.$C27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70</text:p>
          </table:table-cell>
          <table:table-cell office:value-type="string" office:string-value="pc_geocrystalline" table:formula="of:=INDEX([.Y$18:.Y$200];[.K277])" table:style-name="ce1">
            <text:p>pc_geocrystalline</text:p>
          </table:table-cell>
          <table:table-cell office:value-type="string" office:string-value="pc_sandsea" table:formula="of:=INDEX([.$Z$7:.$AD$17];[.L277];[.M277])" table:style-name="ce1">
            <text:p>pc_sandsea</text:p>
          </table:table-cell>
          <table:table-cell office:value-type="string" office:string-value="@terraforming_cost_level_1" table:formula="of:=[.$X$8]&amp;[.N277]" table:style-name="ce1">
            <text:p>@terraforming_cost_level_1</text:p>
          </table:table-cell>
          <table:table-cell office:value-type="string" office:string-value="@terraforming_duration_level_1" table:formula="of:=[.$X$9]&amp;[.N277]" table:style-name="ce1">
            <text:p>@terraforming_duration_level_1</text:p>
          </table:table-cell>
          <table:table-cell office:value-type="string" office:string-value="OR={}&quot;OR={}" table:formula="of:=[.O277]&amp;&quot;OR={&quot;&amp;CONCATENATE([.P277];[.Q277];[.R277];[.S277])&amp;&quot;}&quot;&quot;OR={&quot;&amp;CONCATENATE([.T277];[.U277];[.V277];[.W27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77]+1)" table:style-name="ce1">
            <text:p>tech1</text:p>
          </table:table-cell>
          <table:table-cell office:value-type="float" office:value="0" table:formula="of:=[.I276]" table:style-name="ce1">
            <text:p>0</text:p>
          </table:table-cell>
          <table:table-cell office:value-type="float" office:value="270" table:style-name="ce1">
            <text:p>270</text:p>
          </table:table-cell>
          <table:table-cell office:value-type="float" office:value="8" table:formula="of:=INT([.J277]/COUNTA([.$Z$7:.$AD$17]))+1" table:style-name="ce1">
            <text:p>8</text:p>
          </table:table-cell>
          <table:table-cell office:value-type="float" office:value="4" table:formula="of:=IF(INDEX([.$Z$7:.$AD$17];[.L276]+1;[.M276])=&quot;&quot;;1;[.L276]+1)" table:style-name="ce1">
            <text:p>4</text:p>
          </table:table-cell>
          <table:table-cell office:value-type="float" office:value="1" table:formula="of:=IF(INDEX([.$Z$7:.$AD$17];[.L276]+1;[.M276])=&quot;&quot;;IF([.M276]=5;1;[.M276]+1);[.M276])" table:style-name="ce1">
            <text:p>1</text:p>
          </table:table-cell>
          <table:table-cell office:value-type="float" office:value="1" table:formula="of:=IF([.B277]=[.C277];0;INDEX([.$Z$18:.$AD$25];INT([.$J277]/COUNTA([.$Z$7:.$AD$17]))+1;[.$M277]))" table:style-name="ce1">
            <text:p>1</text:p>
          </table:table-cell>
          <table:table-cell table:style-name="ce1"/>
          <table:table-cell office:value-type="string" office:string-value="" table:formula="of:=IF(INDEX([.AF$18:.AF$200];[.$K277])=&quot;&quot;;&quot;&quot;;[.AF$17]&amp;&quot; = yes &quot;)" table:style-name="ce1"/>
          <table:table-cell office:value-type="string" office:string-value="" table:formula="of:=IF(INDEX([.AG$18:.AG$200];[.$K277])=&quot;&quot;;&quot;&quot;;[.AG$17]&amp;&quot; = yes &quot;)" table:style-name="ce1"/>
          <table:table-cell office:value-type="string" office:string-value="" table:formula="of:=IF(INDEX([.AH$18:.AH$200];[.$K277])=&quot;&quot;;&quot;&quot;;[.AH$17]&amp;&quot; = yes &quot;)" table:style-name="ce1"/>
          <table:table-cell office:value-type="string" office:string-value="" table:formula="of:=IF(INDEX([.AI$18:.AI$200];[.$K277])=&quot;&quot;;&quot;&quot;;[.AI$17]&amp;&quot; = yes &quot;)" table:style-name="ce1"/>
          <table:table-cell office:value-type="string" office:string-value="" table:formula="of:=IF(INDEX([.AF$18:.AF$200];MATCH([.$C277];[.$Y$18:.$Y$200]))=&quot;&quot;;&quot;&quot;;[.AF$17]&amp;&quot; = yes &quot;)" table:style-name="ce1"/>
          <table:table-cell office:value-type="string" office:string-value="" table:formula="of:=IF(INDEX([.AG$18:.AG$200];MATCH([.$C277];[.$Y$18:.$Y$200]))=&quot;&quot;;&quot;&quot;;[.AG$17]&amp;&quot; = yes &quot;)" table:style-name="ce1"/>
          <table:table-cell office:value-type="string" office:string-value="" table:formula="of:=IF(INDEX([.AH$18:.AH$200];MATCH([.$C277];[.$Y$18:.$Y$200]))=&quot;&quot;;&quot;&quot;;[.AH$17]&amp;&quot; = yes &quot;)" table:style-name="ce1"/>
          <table:table-cell office:value-type="string" office:string-value="" table:formula="of:=IF(INDEX([.AI$18:.AI$200];MATCH([.$C27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71</text:p>
          </table:table-cell>
          <table:table-cell office:value-type="string" office:string-value="pc_geocrystalline" table:formula="of:=INDEX([.Y$18:.Y$200];[.K278])" table:style-name="ce1">
            <text:p>pc_geocrystalline</text:p>
          </table:table-cell>
          <table:table-cell office:value-type="string" office:string-value="pc_mesa" table:formula="of:=INDEX([.$Z$7:.$AD$17];[.L278];[.M278])" table:style-name="ce1">
            <text:p>pc_mesa</text:p>
          </table:table-cell>
          <table:table-cell office:value-type="string" office:string-value="@terraforming_cost_level_1" table:formula="of:=[.$X$8]&amp;[.N278]" table:style-name="ce1">
            <text:p>@terraforming_cost_level_1</text:p>
          </table:table-cell>
          <table:table-cell office:value-type="string" office:string-value="@terraforming_duration_level_1" table:formula="of:=[.$X$9]&amp;[.N278]" table:style-name="ce1">
            <text:p>@terraforming_duration_level_1</text:p>
          </table:table-cell>
          <table:table-cell office:value-type="string" office:string-value="OR={}&quot;OR={}" table:formula="of:=[.O278]&amp;&quot;OR={&quot;&amp;CONCATENATE([.P278];[.Q278];[.R278];[.S278])&amp;&quot;}&quot;&quot;OR={&quot;&amp;CONCATENATE([.T278];[.U278];[.V278];[.W27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78]+1)" table:style-name="ce1">
            <text:p>tech1</text:p>
          </table:table-cell>
          <table:table-cell office:value-type="float" office:value="0" table:formula="of:=[.I277]" table:style-name="ce1">
            <text:p>0</text:p>
          </table:table-cell>
          <table:table-cell office:value-type="float" office:value="271" table:style-name="ce1">
            <text:p>271</text:p>
          </table:table-cell>
          <table:table-cell office:value-type="float" office:value="8" table:formula="of:=INT([.J278]/COUNTA([.$Z$7:.$AD$17]))+1" table:style-name="ce1">
            <text:p>8</text:p>
          </table:table-cell>
          <table:table-cell office:value-type="float" office:value="5" table:formula="of:=IF(INDEX([.$Z$7:.$AD$17];[.L277]+1;[.M277])=&quot;&quot;;1;[.L277]+1)" table:style-name="ce1">
            <text:p>5</text:p>
          </table:table-cell>
          <table:table-cell office:value-type="float" office:value="1" table:formula="of:=IF(INDEX([.$Z$7:.$AD$17];[.L277]+1;[.M277])=&quot;&quot;;IF([.M277]=5;1;[.M277]+1);[.M277])" table:style-name="ce1">
            <text:p>1</text:p>
          </table:table-cell>
          <table:table-cell office:value-type="float" office:value="1" table:formula="of:=IF([.B278]=[.C278];0;INDEX([.$Z$18:.$AD$25];INT([.$J278]/COUNTA([.$Z$7:.$AD$17]))+1;[.$M278]))" table:style-name="ce1">
            <text:p>1</text:p>
          </table:table-cell>
          <table:table-cell table:style-name="ce1"/>
          <table:table-cell office:value-type="string" office:string-value="" table:formula="of:=IF(INDEX([.AF$18:.AF$200];[.$K278])=&quot;&quot;;&quot;&quot;;[.AF$17]&amp;&quot; = yes &quot;)" table:style-name="ce1"/>
          <table:table-cell office:value-type="string" office:string-value="" table:formula="of:=IF(INDEX([.AG$18:.AG$200];[.$K278])=&quot;&quot;;&quot;&quot;;[.AG$17]&amp;&quot; = yes &quot;)" table:style-name="ce1"/>
          <table:table-cell office:value-type="string" office:string-value="" table:formula="of:=IF(INDEX([.AH$18:.AH$200];[.$K278])=&quot;&quot;;&quot;&quot;;[.AH$17]&amp;&quot; = yes &quot;)" table:style-name="ce1"/>
          <table:table-cell office:value-type="string" office:string-value="" table:formula="of:=IF(INDEX([.AI$18:.AI$200];[.$K278])=&quot;&quot;;&quot;&quot;;[.AI$17]&amp;&quot; = yes &quot;)" table:style-name="ce1"/>
          <table:table-cell office:value-type="string" office:string-value="" table:formula="of:=IF(INDEX([.AF$18:.AF$200];MATCH([.$C278];[.$Y$18:.$Y$200]))=&quot;&quot;;&quot;&quot;;[.AF$17]&amp;&quot; = yes &quot;)" table:style-name="ce1"/>
          <table:table-cell office:value-type="string" office:string-value="" table:formula="of:=IF(INDEX([.AG$18:.AG$200];MATCH([.$C278];[.$Y$18:.$Y$200]))=&quot;&quot;;&quot;&quot;;[.AG$17]&amp;&quot; = yes &quot;)" table:style-name="ce1"/>
          <table:table-cell office:value-type="string" office:string-value="" table:formula="of:=IF(INDEX([.AH$18:.AH$200];MATCH([.$C278];[.$Y$18:.$Y$200]))=&quot;&quot;;&quot;&quot;;[.AH$17]&amp;&quot; = yes &quot;)" table:style-name="ce1"/>
          <table:table-cell office:value-type="string" office:string-value="" table:formula="of:=IF(INDEX([.AI$18:.AI$200];MATCH([.$C27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72</text:p>
          </table:table-cell>
          <table:table-cell office:value-type="string" office:string-value="pc_geocrystalline" table:formula="of:=INDEX([.Y$18:.Y$200];[.K279])" table:style-name="ce1">
            <text:p>pc_geocrystalline</text:p>
          </table:table-cell>
          <table:table-cell office:value-type="string" office:string-value="pc_oasis" table:formula="of:=INDEX([.$Z$7:.$AD$17];[.L279];[.M279])" table:style-name="ce1">
            <text:p>pc_oasis</text:p>
          </table:table-cell>
          <table:table-cell office:value-type="string" office:string-value="@terraforming_cost_level_1" table:formula="of:=[.$X$8]&amp;[.N279]" table:style-name="ce1">
            <text:p>@terraforming_cost_level_1</text:p>
          </table:table-cell>
          <table:table-cell office:value-type="string" office:string-value="@terraforming_duration_level_1" table:formula="of:=[.$X$9]&amp;[.N279]" table:style-name="ce1">
            <text:p>@terraforming_duration_level_1</text:p>
          </table:table-cell>
          <table:table-cell office:value-type="string" office:string-value="OR={}&quot;OR={}" table:formula="of:=[.O279]&amp;&quot;OR={&quot;&amp;CONCATENATE([.P279];[.Q279];[.R279];[.S279])&amp;&quot;}&quot;&quot;OR={&quot;&amp;CONCATENATE([.T279];[.U279];[.V279];[.W27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79]+1)" table:style-name="ce1">
            <text:p>tech1</text:p>
          </table:table-cell>
          <table:table-cell office:value-type="float" office:value="0" table:formula="of:=[.I278]" table:style-name="ce1">
            <text:p>0</text:p>
          </table:table-cell>
          <table:table-cell office:value-type="float" office:value="272" table:style-name="ce1">
            <text:p>272</text:p>
          </table:table-cell>
          <table:table-cell office:value-type="float" office:value="8" table:formula="of:=INT([.J279]/COUNTA([.$Z$7:.$AD$17]))+1" table:style-name="ce1">
            <text:p>8</text:p>
          </table:table-cell>
          <table:table-cell office:value-type="float" office:value="6" table:formula="of:=IF(INDEX([.$Z$7:.$AD$17];[.L278]+1;[.M278])=&quot;&quot;;1;[.L278]+1)" table:style-name="ce1">
            <text:p>6</text:p>
          </table:table-cell>
          <table:table-cell office:value-type="float" office:value="1" table:formula="of:=IF(INDEX([.$Z$7:.$AD$17];[.L278]+1;[.M278])=&quot;&quot;;IF([.M278]=5;1;[.M278]+1);[.M278])" table:style-name="ce1">
            <text:p>1</text:p>
          </table:table-cell>
          <table:table-cell office:value-type="float" office:value="1" table:formula="of:=IF([.B279]=[.C279];0;INDEX([.$Z$18:.$AD$25];INT([.$J279]/COUNTA([.$Z$7:.$AD$17]))+1;[.$M279]))" table:style-name="ce1">
            <text:p>1</text:p>
          </table:table-cell>
          <table:table-cell table:style-name="ce1"/>
          <table:table-cell office:value-type="string" office:string-value="" table:formula="of:=IF(INDEX([.AF$18:.AF$200];[.$K279])=&quot;&quot;;&quot;&quot;;[.AF$17]&amp;&quot; = yes &quot;)" table:style-name="ce1"/>
          <table:table-cell office:value-type="string" office:string-value="" table:formula="of:=IF(INDEX([.AG$18:.AG$200];[.$K279])=&quot;&quot;;&quot;&quot;;[.AG$17]&amp;&quot; = yes &quot;)" table:style-name="ce1"/>
          <table:table-cell office:value-type="string" office:string-value="" table:formula="of:=IF(INDEX([.AH$18:.AH$200];[.$K279])=&quot;&quot;;&quot;&quot;;[.AH$17]&amp;&quot; = yes &quot;)" table:style-name="ce1"/>
          <table:table-cell office:value-type="string" office:string-value="" table:formula="of:=IF(INDEX([.AI$18:.AI$200];[.$K279])=&quot;&quot;;&quot;&quot;;[.AI$17]&amp;&quot; = yes &quot;)" table:style-name="ce1"/>
          <table:table-cell office:value-type="string" office:string-value="" table:formula="of:=IF(INDEX([.AF$18:.AF$200];MATCH([.$C279];[.$Y$18:.$Y$200]))=&quot;&quot;;&quot;&quot;;[.AF$17]&amp;&quot; = yes &quot;)" table:style-name="ce1"/>
          <table:table-cell office:value-type="string" office:string-value="" table:formula="of:=IF(INDEX([.AG$18:.AG$200];MATCH([.$C279];[.$Y$18:.$Y$200]))=&quot;&quot;;&quot;&quot;;[.AG$17]&amp;&quot; = yes &quot;)" table:style-name="ce1"/>
          <table:table-cell office:value-type="string" office:string-value="" table:formula="of:=IF(INDEX([.AH$18:.AH$200];MATCH([.$C279];[.$Y$18:.$Y$200]))=&quot;&quot;;&quot;&quot;;[.AH$17]&amp;&quot; = yes &quot;)" table:style-name="ce1"/>
          <table:table-cell office:value-type="string" office:string-value="" table:formula="of:=IF(INDEX([.AI$18:.AI$200];MATCH([.$C27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73</text:p>
          </table:table-cell>
          <table:table-cell office:value-type="string" office:string-value="pc_geocrystalline" table:formula="of:=INDEX([.Y$18:.Y$200];[.K280])" table:style-name="ce1">
            <text:p>pc_geocrystalline</text:p>
          </table:table-cell>
          <table:table-cell office:value-type="string" office:string-value="pc_marginal_dry" table:formula="of:=INDEX([.$Z$7:.$AD$17];[.L280];[.M280])" table:style-name="ce1">
            <text:p>pc_marginal_dry</text:p>
          </table:table-cell>
          <table:table-cell office:value-type="string" office:string-value="@terraforming_cost_level_1" table:formula="of:=[.$X$8]&amp;[.N280]" table:style-name="ce1">
            <text:p>@terraforming_cost_level_1</text:p>
          </table:table-cell>
          <table:table-cell office:value-type="string" office:string-value="@terraforming_duration_level_1" table:formula="of:=[.$X$9]&amp;[.N280]" table:style-name="ce1">
            <text:p>@terraforming_duration_level_1</text:p>
          </table:table-cell>
          <table:table-cell office:value-type="string" office:string-value="OR={}&quot;OR={}" table:formula="of:=[.O280]&amp;&quot;OR={&quot;&amp;CONCATENATE([.P280];[.Q280];[.R280];[.S280])&amp;&quot;}&quot;&quot;OR={&quot;&amp;CONCATENATE([.T280];[.U280];[.V280];[.W28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1" table:formula="of:=INDEX([.$X$10:.$X$17];[.N280]+1)" table:style-name="ce1">
            <text:p>tech1</text:p>
          </table:table-cell>
          <table:table-cell office:value-type="float" office:value="0" table:formula="of:=[.I279]" table:style-name="ce1">
            <text:p>0</text:p>
          </table:table-cell>
          <table:table-cell office:value-type="float" office:value="273" table:style-name="ce1">
            <text:p>273</text:p>
          </table:table-cell>
          <table:table-cell office:value-type="float" office:value="8" table:formula="of:=INT([.J280]/COUNTA([.$Z$7:.$AD$17]))+1" table:style-name="ce1">
            <text:p>8</text:p>
          </table:table-cell>
          <table:table-cell office:value-type="float" office:value="7" table:formula="of:=IF(INDEX([.$Z$7:.$AD$17];[.L279]+1;[.M279])=&quot;&quot;;1;[.L279]+1)" table:style-name="ce1">
            <text:p>7</text:p>
          </table:table-cell>
          <table:table-cell office:value-type="float" office:value="1" table:formula="of:=IF(INDEX([.$Z$7:.$AD$17];[.L279]+1;[.M279])=&quot;&quot;;IF([.M279]=5;1;[.M279]+1);[.M279])" table:style-name="ce1">
            <text:p>1</text:p>
          </table:table-cell>
          <table:table-cell office:value-type="float" office:value="1" table:formula="of:=IF([.B280]=[.C280];0;INDEX([.$Z$18:.$AD$25];INT([.$J280]/COUNTA([.$Z$7:.$AD$17]))+1;[.$M280]))" table:style-name="ce1">
            <text:p>1</text:p>
          </table:table-cell>
          <table:table-cell table:style-name="ce1"/>
          <table:table-cell office:value-type="string" office:string-value="" table:formula="of:=IF(INDEX([.AF$18:.AF$200];[.$K280])=&quot;&quot;;&quot;&quot;;[.AF$17]&amp;&quot; = yes &quot;)" table:style-name="ce1"/>
          <table:table-cell office:value-type="string" office:string-value="" table:formula="of:=IF(INDEX([.AG$18:.AG$200];[.$K280])=&quot;&quot;;&quot;&quot;;[.AG$17]&amp;&quot; = yes &quot;)" table:style-name="ce1"/>
          <table:table-cell office:value-type="string" office:string-value="" table:formula="of:=IF(INDEX([.AH$18:.AH$200];[.$K280])=&quot;&quot;;&quot;&quot;;[.AH$17]&amp;&quot; = yes &quot;)" table:style-name="ce1"/>
          <table:table-cell office:value-type="string" office:string-value="" table:formula="of:=IF(INDEX([.AI$18:.AI$200];[.$K280])=&quot;&quot;;&quot;&quot;;[.AI$17]&amp;&quot; = yes &quot;)" table:style-name="ce1"/>
          <table:table-cell office:value-type="string" office:string-value="" table:formula="of:=IF(INDEX([.AF$18:.AF$200];MATCH([.$C280];[.$Y$18:.$Y$200]))=&quot;&quot;;&quot;&quot;;[.AF$17]&amp;&quot; = yes &quot;)" table:style-name="ce1"/>
          <table:table-cell office:value-type="string" office:string-value="" table:formula="of:=IF(INDEX([.AG$18:.AG$200];MATCH([.$C280];[.$Y$18:.$Y$200]))=&quot;&quot;;&quot;&quot;;[.AG$17]&amp;&quot; = yes &quot;)" table:style-name="ce1"/>
          <table:table-cell office:value-type="string" office:string-value="" table:formula="of:=IF(INDEX([.AH$18:.AH$200];MATCH([.$C280];[.$Y$18:.$Y$200]))=&quot;&quot;;&quot;&quot;;[.AH$17]&amp;&quot; = yes &quot;)" table:style-name="ce1"/>
          <table:table-cell office:value-type="string" office:string-value="" table:formula="of:=IF(INDEX([.AI$18:.AI$200];MATCH([.$C28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74</text:p>
          </table:table-cell>
          <table:table-cell office:value-type="string" office:string-value="pc_geocrystalline" table:formula="of:=INDEX([.Y$18:.Y$200];[.K281])" table:style-name="ce1">
            <text:p>pc_geocrystalline</text:p>
          </table:table-cell>
          <table:table-cell office:value-type="string" office:string-value="pc_geocrystalline" table:formula="of:=INDEX([.$Z$7:.$AD$17];[.L281];[.M281])" table:style-name="ce1">
            <text:p>pc_geocrystalline</text:p>
          </table:table-cell>
          <table:table-cell office:value-type="string" office:string-value="@terraforming_cost_level_0" table:formula="of:=[.$X$8]&amp;[.N281]" table:style-name="ce1">
            <text:p>@terraforming_cost_level_0</text:p>
          </table:table-cell>
          <table:table-cell office:value-type="string" office:string-value="@terraforming_duration_level_0" table:formula="of:=[.$X$9]&amp;[.N281]" table:style-name="ce1">
            <text:p>@terraforming_duration_level_0</text:p>
          </table:table-cell>
          <table:table-cell office:value-type="string" office:string-value="OR={}&quot;OR={}" table:formula="of:=[.O281]&amp;&quot;OR={&quot;&amp;CONCATENATE([.P281];[.Q281];[.R281];[.S281])&amp;&quot;}&quot;&quot;OR={&quot;&amp;CONCATENATE([.T281];[.U281];[.V281];[.W28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0" table:formula="of:=INDEX([.$X$10:.$X$17];[.N281]+1)" table:style-name="ce1">
            <text:p>tech0</text:p>
          </table:table-cell>
          <table:table-cell office:value-type="float" office:value="0" table:formula="of:=[.I280]" table:style-name="ce1">
            <text:p>0</text:p>
          </table:table-cell>
          <table:table-cell office:value-type="float" office:value="274" table:style-name="ce1">
            <text:p>274</text:p>
          </table:table-cell>
          <table:table-cell office:value-type="float" office:value="8" table:formula="of:=INT([.J281]/COUNTA([.$Z$7:.$AD$17]))+1" table:style-name="ce1">
            <text:p>8</text:p>
          </table:table-cell>
          <table:table-cell office:value-type="float" office:value="8" table:formula="of:=IF(INDEX([.$Z$7:.$AD$17];[.L280]+1;[.M280])=&quot;&quot;;1;[.L280]+1)" table:style-name="ce1">
            <text:p>8</text:p>
          </table:table-cell>
          <table:table-cell office:value-type="float" office:value="1" table:formula="of:=IF(INDEX([.$Z$7:.$AD$17];[.L280]+1;[.M280])=&quot;&quot;;IF([.M280]=5;1;[.M280]+1);[.M280])" table:style-name="ce1">
            <text:p>1</text:p>
          </table:table-cell>
          <table:table-cell office:value-type="float" office:value="0" table:formula="of:=IF([.B281]=[.C281];0;INDEX([.$Z$18:.$AD$25];INT([.$J281]/COUNTA([.$Z$7:.$AD$17]))+1;[.$M281]))" table:style-name="ce1">
            <text:p>0</text:p>
          </table:table-cell>
          <table:table-cell table:style-name="ce1"/>
          <table:table-cell office:value-type="string" office:string-value="" table:formula="of:=IF(INDEX([.AF$18:.AF$200];[.$K281])=&quot;&quot;;&quot;&quot;;[.AF$17]&amp;&quot; = yes &quot;)" table:style-name="ce1"/>
          <table:table-cell office:value-type="string" office:string-value="" table:formula="of:=IF(INDEX([.AG$18:.AG$200];[.$K281])=&quot;&quot;;&quot;&quot;;[.AG$17]&amp;&quot; = yes &quot;)" table:style-name="ce1"/>
          <table:table-cell office:value-type="string" office:string-value="" table:formula="of:=IF(INDEX([.AH$18:.AH$200];[.$K281])=&quot;&quot;;&quot;&quot;;[.AH$17]&amp;&quot; = yes &quot;)" table:style-name="ce1"/>
          <table:table-cell office:value-type="string" office:string-value="" table:formula="of:=IF(INDEX([.AI$18:.AI$200];[.$K281])=&quot;&quot;;&quot;&quot;;[.AI$17]&amp;&quot; = yes &quot;)" table:style-name="ce1"/>
          <table:table-cell office:value-type="string" office:string-value="" table:formula="of:=IF(INDEX([.AF$18:.AF$200];MATCH([.$C281];[.$Y$18:.$Y$200]))=&quot;&quot;;&quot;&quot;;[.AF$17]&amp;&quot; = yes &quot;)" table:style-name="ce1"/>
          <table:table-cell office:value-type="string" office:string-value="" table:formula="of:=IF(INDEX([.AG$18:.AG$200];MATCH([.$C281];[.$Y$18:.$Y$200]))=&quot;&quot;;&quot;&quot;;[.AG$17]&amp;&quot; = yes &quot;)" table:style-name="ce1"/>
          <table:table-cell office:value-type="string" office:string-value="" table:formula="of:=IF(INDEX([.AH$18:.AH$200];MATCH([.$C281];[.$Y$18:.$Y$200]))=&quot;&quot;;&quot;&quot;;[.AH$17]&amp;&quot; = yes &quot;)" table:style-name="ce1"/>
          <table:table-cell office:value-type="string" office:string-value="" table:formula="of:=IF(INDEX([.AI$18:.AI$200];MATCH([.$C28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75</text:p>
          </table:table-cell>
          <table:table-cell office:value-type="string" office:string-value="pc_geocrystalline" table:formula="of:=INDEX([.Y$18:.Y$200];[.K282])" table:style-name="ce1">
            <text:p>pc_geocrystalline</text:p>
          </table:table-cell>
          <table:table-cell office:value-type="string" office:string-value="pc_continental" table:formula="of:=INDEX([.$Z$7:.$AD$17];[.L282];[.M282])" table:style-name="ce1">
            <text:p>pc_continental</text:p>
          </table:table-cell>
          <table:table-cell office:value-type="string" office:string-value="@terraforming_cost_level_2" table:formula="of:=[.$X$8]&amp;[.N282]" table:style-name="ce1">
            <text:p>@terraforming_cost_level_2</text:p>
          </table:table-cell>
          <table:table-cell office:value-type="string" office:string-value="@terraforming_duration_level_2" table:formula="of:=[.$X$9]&amp;[.N282]" table:style-name="ce1">
            <text:p>@terraforming_duration_level_2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282]&amp;&quot;OR={&quot;&amp;CONCATENATE([.P282];[.Q282];[.R282];[.S282])&amp;&quot;}&quot;&quot;OR={&quot;&amp;CONCATENATE([.T282];[.U282];[.V282];[.W282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82]+1)" table:style-name="ce1">
            <text:p>tech2</text:p>
          </table:table-cell>
          <table:table-cell office:value-type="float" office:value="0" table:formula="of:=[.I281]" table:style-name="ce1">
            <text:p>0</text:p>
          </table:table-cell>
          <table:table-cell office:value-type="float" office:value="275" table:style-name="ce1">
            <text:p>275</text:p>
          </table:table-cell>
          <table:table-cell office:value-type="float" office:value="8" table:formula="of:=INT([.J282]/COUNTA([.$Z$7:.$AD$17]))+1" table:style-name="ce1">
            <text:p>8</text:p>
          </table:table-cell>
          <table:table-cell office:value-type="float" office:value="1" table:formula="of:=IF(INDEX([.$Z$7:.$AD$17];[.L281]+1;[.M281])=&quot;&quot;;1;[.L281]+1)" table:style-name="ce1">
            <text:p>1</text:p>
          </table:table-cell>
          <table:table-cell office:value-type="float" office:value="2" table:formula="of:=IF(INDEX([.$Z$7:.$AD$17];[.L281]+1;[.M281])=&quot;&quot;;IF([.M281]=5;1;[.M281]+1);[.M281])" table:style-name="ce1">
            <text:p>2</text:p>
          </table:table-cell>
          <table:table-cell office:value-type="float" office:value="2" table:formula="of:=IF([.B282]=[.C282];0;INDEX([.$Z$18:.$AD$25];INT([.$J282]/COUNTA([.$Z$7:.$AD$17]))+1;[.$M282]))" table:style-name="ce1">
            <text:p>2</text:p>
          </table:table-cell>
          <table:table-cell table:style-name="ce1"/>
          <table:table-cell office:value-type="string" office:string-value="" table:formula="of:=IF(INDEX([.AF$18:.AF$200];[.$K282])=&quot;&quot;;&quot;&quot;;[.AF$17]&amp;&quot; = yes &quot;)" table:style-name="ce1"/>
          <table:table-cell office:value-type="string" office:string-value="" table:formula="of:=IF(INDEX([.AG$18:.AG$200];[.$K282])=&quot;&quot;;&quot;&quot;;[.AG$17]&amp;&quot; = yes &quot;)" table:style-name="ce1"/>
          <table:table-cell office:value-type="string" office:string-value="" table:formula="of:=IF(INDEX([.AH$18:.AH$200];[.$K282])=&quot;&quot;;&quot;&quot;;[.AH$17]&amp;&quot; = yes &quot;)" table:style-name="ce1"/>
          <table:table-cell office:value-type="string" office:string-value="" table:formula="of:=IF(INDEX([.AI$18:.AI$200];[.$K282])=&quot;&quot;;&quot;&quot;;[.AI$17]&amp;&quot; = yes &quot;)" table:style-name="ce1"/>
          <table:table-cell office:value-type="string" office:string-value="planetary_diversity_enabled = yes " table:formula="of:=IF(INDEX([.AF$18:.AF$200];MATCH([.$C282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282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282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282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76</text:p>
          </table:table-cell>
          <table:table-cell office:value-type="string" office:string-value="pc_geocrystalline" table:formula="of:=INDEX([.Y$18:.Y$200];[.K283])" table:style-name="ce1">
            <text:p>pc_geocrystalline</text:p>
          </table:table-cell>
          <table:table-cell office:value-type="string" office:string-value="pc_ocean" table:formula="of:=INDEX([.$Z$7:.$AD$17];[.L283];[.M283])" table:style-name="ce1">
            <text:p>pc_ocean</text:p>
          </table:table-cell>
          <table:table-cell office:value-type="string" office:string-value="@terraforming_cost_level_2" table:formula="of:=[.$X$8]&amp;[.N283]" table:style-name="ce1">
            <text:p>@terraforming_cost_level_2</text:p>
          </table:table-cell>
          <table:table-cell office:value-type="string" office:string-value="@terraforming_duration_level_2" table:formula="of:=[.$X$9]&amp;[.N283]" table:style-name="ce1">
            <text:p>@terraforming_duration_level_2</text:p>
          </table:table-cell>
          <table:table-cell office:value-type="string" office:string-value="OR={}&quot;OR={}" table:formula="of:=[.O283]&amp;&quot;OR={&quot;&amp;CONCATENATE([.P283];[.Q283];[.R283];[.S283])&amp;&quot;}&quot;&quot;OR={&quot;&amp;CONCATENATE([.T283];[.U283];[.V283];[.W28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83]+1)" table:style-name="ce1">
            <text:p>tech2</text:p>
          </table:table-cell>
          <table:table-cell office:value-type="float" office:value="0" table:formula="of:=[.I282]" table:style-name="ce1">
            <text:p>0</text:p>
          </table:table-cell>
          <table:table-cell office:value-type="float" office:value="276" table:style-name="ce1">
            <text:p>276</text:p>
          </table:table-cell>
          <table:table-cell office:value-type="float" office:value="8" table:formula="of:=INT([.J283]/COUNTA([.$Z$7:.$AD$17]))+1" table:style-name="ce1">
            <text:p>8</text:p>
          </table:table-cell>
          <table:table-cell office:value-type="float" office:value="2" table:formula="of:=IF(INDEX([.$Z$7:.$AD$17];[.L282]+1;[.M282])=&quot;&quot;;1;[.L282]+1)" table:style-name="ce1">
            <text:p>2</text:p>
          </table:table-cell>
          <table:table-cell office:value-type="float" office:value="2" table:formula="of:=IF(INDEX([.$Z$7:.$AD$17];[.L282]+1;[.M282])=&quot;&quot;;IF([.M282]=5;1;[.M282]+1);[.M282])" table:style-name="ce1">
            <text:p>2</text:p>
          </table:table-cell>
          <table:table-cell office:value-type="float" office:value="2" table:formula="of:=IF([.B283]=[.C283];0;INDEX([.$Z$18:.$AD$25];INT([.$J283]/COUNTA([.$Z$7:.$AD$17]))+1;[.$M283]))" table:style-name="ce1">
            <text:p>2</text:p>
          </table:table-cell>
          <table:table-cell table:style-name="ce1"/>
          <table:table-cell office:value-type="string" office:string-value="" table:formula="of:=IF(INDEX([.AF$18:.AF$200];[.$K283])=&quot;&quot;;&quot;&quot;;[.AF$17]&amp;&quot; = yes &quot;)" table:style-name="ce1"/>
          <table:table-cell office:value-type="string" office:string-value="" table:formula="of:=IF(INDEX([.AG$18:.AG$200];[.$K283])=&quot;&quot;;&quot;&quot;;[.AG$17]&amp;&quot; = yes &quot;)" table:style-name="ce1"/>
          <table:table-cell office:value-type="string" office:string-value="" table:formula="of:=IF(INDEX([.AH$18:.AH$200];[.$K283])=&quot;&quot;;&quot;&quot;;[.AH$17]&amp;&quot; = yes &quot;)" table:style-name="ce1"/>
          <table:table-cell office:value-type="string" office:string-value="" table:formula="of:=IF(INDEX([.AI$18:.AI$200];[.$K283])=&quot;&quot;;&quot;&quot;;[.AI$17]&amp;&quot; = yes &quot;)" table:style-name="ce1"/>
          <table:table-cell office:value-type="string" office:string-value="" table:formula="of:=IF(INDEX([.AF$18:.AF$200];MATCH([.$C283];[.$Y$18:.$Y$200]))=&quot;&quot;;&quot;&quot;;[.AF$17]&amp;&quot; = yes &quot;)" table:style-name="ce1"/>
          <table:table-cell office:value-type="string" office:string-value="" table:formula="of:=IF(INDEX([.AG$18:.AG$200];MATCH([.$C283];[.$Y$18:.$Y$200]))=&quot;&quot;;&quot;&quot;;[.AG$17]&amp;&quot; = yes &quot;)" table:style-name="ce1"/>
          <table:table-cell office:value-type="string" office:string-value="" table:formula="of:=IF(INDEX([.AH$18:.AH$200];MATCH([.$C283];[.$Y$18:.$Y$200]))=&quot;&quot;;&quot;&quot;;[.AH$17]&amp;&quot; = yes &quot;)" table:style-name="ce1"/>
          <table:table-cell office:value-type="string" office:string-value="" table:formula="of:=IF(INDEX([.AI$18:.AI$200];MATCH([.$C28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77</text:p>
          </table:table-cell>
          <table:table-cell office:value-type="string" office:string-value="pc_geocrystalline" table:formula="of:=INDEX([.Y$18:.Y$200];[.K284])" table:style-name="ce1">
            <text:p>pc_geocrystalline</text:p>
          </table:table-cell>
          <table:table-cell office:value-type="string" office:string-value="pc_mangrove" table:formula="of:=INDEX([.$Z$7:.$AD$17];[.L284];[.M284])" table:style-name="ce1">
            <text:p>pc_mangrove</text:p>
          </table:table-cell>
          <table:table-cell office:value-type="string" office:string-value="@terraforming_cost_level_2" table:formula="of:=[.$X$8]&amp;[.N284]" table:style-name="ce1">
            <text:p>@terraforming_cost_level_2</text:p>
          </table:table-cell>
          <table:table-cell office:value-type="string" office:string-value="@terraforming_duration_level_2" table:formula="of:=[.$X$9]&amp;[.N284]" table:style-name="ce1">
            <text:p>@terraforming_duration_level_2</text:p>
          </table:table-cell>
          <table:table-cell office:value-type="string" office:string-value="OR={}&quot;OR={}" table:formula="of:=[.O284]&amp;&quot;OR={&quot;&amp;CONCATENATE([.P284];[.Q284];[.R284];[.S284])&amp;&quot;}&quot;&quot;OR={&quot;&amp;CONCATENATE([.T284];[.U284];[.V284];[.W28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84]+1)" table:style-name="ce1">
            <text:p>tech2</text:p>
          </table:table-cell>
          <table:table-cell office:value-type="float" office:value="0" table:formula="of:=[.I283]" table:style-name="ce1">
            <text:p>0</text:p>
          </table:table-cell>
          <table:table-cell office:value-type="float" office:value="277" table:style-name="ce1">
            <text:p>277</text:p>
          </table:table-cell>
          <table:table-cell office:value-type="float" office:value="8" table:formula="of:=INT([.J284]/COUNTA([.$Z$7:.$AD$17]))+1" table:style-name="ce1">
            <text:p>8</text:p>
          </table:table-cell>
          <table:table-cell office:value-type="float" office:value="3" table:formula="of:=IF(INDEX([.$Z$7:.$AD$17];[.L283]+1;[.M283])=&quot;&quot;;1;[.L283]+1)" table:style-name="ce1">
            <text:p>3</text:p>
          </table:table-cell>
          <table:table-cell office:value-type="float" office:value="2" table:formula="of:=IF(INDEX([.$Z$7:.$AD$17];[.L283]+1;[.M283])=&quot;&quot;;IF([.M283]=5;1;[.M283]+1);[.M283])" table:style-name="ce1">
            <text:p>2</text:p>
          </table:table-cell>
          <table:table-cell office:value-type="float" office:value="2" table:formula="of:=IF([.B284]=[.C284];0;INDEX([.$Z$18:.$AD$25];INT([.$J284]/COUNTA([.$Z$7:.$AD$17]))+1;[.$M284]))" table:style-name="ce1">
            <text:p>2</text:p>
          </table:table-cell>
          <table:table-cell table:style-name="ce1"/>
          <table:table-cell office:value-type="string" office:string-value="" table:formula="of:=IF(INDEX([.AF$18:.AF$200];[.$K284])=&quot;&quot;;&quot;&quot;;[.AF$17]&amp;&quot; = yes &quot;)" table:style-name="ce1"/>
          <table:table-cell office:value-type="string" office:string-value="" table:formula="of:=IF(INDEX([.AG$18:.AG$200];[.$K284])=&quot;&quot;;&quot;&quot;;[.AG$17]&amp;&quot; = yes &quot;)" table:style-name="ce1"/>
          <table:table-cell office:value-type="string" office:string-value="" table:formula="of:=IF(INDEX([.AH$18:.AH$200];[.$K284])=&quot;&quot;;&quot;&quot;;[.AH$17]&amp;&quot; = yes &quot;)" table:style-name="ce1"/>
          <table:table-cell office:value-type="string" office:string-value="" table:formula="of:=IF(INDEX([.AI$18:.AI$200];[.$K284])=&quot;&quot;;&quot;&quot;;[.AI$17]&amp;&quot; = yes &quot;)" table:style-name="ce1"/>
          <table:table-cell office:value-type="string" office:string-value="" table:formula="of:=IF(INDEX([.AF$18:.AF$200];MATCH([.$C284];[.$Y$18:.$Y$200]))=&quot;&quot;;&quot;&quot;;[.AF$17]&amp;&quot; = yes &quot;)" table:style-name="ce1"/>
          <table:table-cell office:value-type="string" office:string-value="" table:formula="of:=IF(INDEX([.AG$18:.AG$200];MATCH([.$C284];[.$Y$18:.$Y$200]))=&quot;&quot;;&quot;&quot;;[.AG$17]&amp;&quot; = yes &quot;)" table:style-name="ce1"/>
          <table:table-cell office:value-type="string" office:string-value="" table:formula="of:=IF(INDEX([.AH$18:.AH$200];MATCH([.$C284];[.$Y$18:.$Y$200]))=&quot;&quot;;&quot;&quot;;[.AH$17]&amp;&quot; = yes &quot;)" table:style-name="ce1"/>
          <table:table-cell office:value-type="string" office:string-value="" table:formula="of:=IF(INDEX([.AI$18:.AI$200];MATCH([.$C28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78</text:p>
          </table:table-cell>
          <table:table-cell office:value-type="string" office:string-value="pc_geocrystalline" table:formula="of:=INDEX([.Y$18:.Y$200];[.K285])" table:style-name="ce1">
            <text:p>pc_geocrystalline</text:p>
          </table:table-cell>
          <table:table-cell office:value-type="string" office:string-value="pc_hajungle" table:formula="of:=INDEX([.$Z$7:.$AD$17];[.L285];[.M285])" table:style-name="ce1">
            <text:p>pc_hajungle</text:p>
          </table:table-cell>
          <table:table-cell office:value-type="string" office:string-value="@terraforming_cost_level_2" table:formula="of:=[.$X$8]&amp;[.N285]" table:style-name="ce1">
            <text:p>@terraforming_cost_level_2</text:p>
          </table:table-cell>
          <table:table-cell office:value-type="string" office:string-value="@terraforming_duration_level_2" table:formula="of:=[.$X$9]&amp;[.N285]" table:style-name="ce1">
            <text:p>@terraforming_duration_level_2</text:p>
          </table:table-cell>
          <table:table-cell office:value-type="string" office:string-value="OR={}&quot;OR={}" table:formula="of:=[.O285]&amp;&quot;OR={&quot;&amp;CONCATENATE([.P285];[.Q285];[.R285];[.S285])&amp;&quot;}&quot;&quot;OR={&quot;&amp;CONCATENATE([.T285];[.U285];[.V285];[.W28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85]+1)" table:style-name="ce1">
            <text:p>tech2</text:p>
          </table:table-cell>
          <table:table-cell office:value-type="float" office:value="0" table:formula="of:=[.I284]" table:style-name="ce1">
            <text:p>0</text:p>
          </table:table-cell>
          <table:table-cell office:value-type="float" office:value="278" table:style-name="ce1">
            <text:p>278</text:p>
          </table:table-cell>
          <table:table-cell office:value-type="float" office:value="8" table:formula="of:=INT([.J285]/COUNTA([.$Z$7:.$AD$17]))+1" table:style-name="ce1">
            <text:p>8</text:p>
          </table:table-cell>
          <table:table-cell office:value-type="float" office:value="4" table:formula="of:=IF(INDEX([.$Z$7:.$AD$17];[.L284]+1;[.M284])=&quot;&quot;;1;[.L284]+1)" table:style-name="ce1">
            <text:p>4</text:p>
          </table:table-cell>
          <table:table-cell office:value-type="float" office:value="2" table:formula="of:=IF(INDEX([.$Z$7:.$AD$17];[.L284]+1;[.M284])=&quot;&quot;;IF([.M284]=5;1;[.M284]+1);[.M284])" table:style-name="ce1">
            <text:p>2</text:p>
          </table:table-cell>
          <table:table-cell office:value-type="float" office:value="2" table:formula="of:=IF([.B285]=[.C285];0;INDEX([.$Z$18:.$AD$25];INT([.$J285]/COUNTA([.$Z$7:.$AD$17]))+1;[.$M285]))" table:style-name="ce1">
            <text:p>2</text:p>
          </table:table-cell>
          <table:table-cell table:style-name="ce1"/>
          <table:table-cell office:value-type="string" office:string-value="" table:formula="of:=IF(INDEX([.AF$18:.AF$200];[.$K285])=&quot;&quot;;&quot;&quot;;[.AF$17]&amp;&quot; = yes &quot;)" table:style-name="ce1"/>
          <table:table-cell office:value-type="string" office:string-value="" table:formula="of:=IF(INDEX([.AG$18:.AG$200];[.$K285])=&quot;&quot;;&quot;&quot;;[.AG$17]&amp;&quot; = yes &quot;)" table:style-name="ce1"/>
          <table:table-cell office:value-type="string" office:string-value="" table:formula="of:=IF(INDEX([.AH$18:.AH$200];[.$K285])=&quot;&quot;;&quot;&quot;;[.AH$17]&amp;&quot; = yes &quot;)" table:style-name="ce1"/>
          <table:table-cell office:value-type="string" office:string-value="" table:formula="of:=IF(INDEX([.AI$18:.AI$200];[.$K285])=&quot;&quot;;&quot;&quot;;[.AI$17]&amp;&quot; = yes &quot;)" table:style-name="ce1"/>
          <table:table-cell office:value-type="string" office:string-value="" table:formula="of:=IF(INDEX([.AF$18:.AF$200];MATCH([.$C285];[.$Y$18:.$Y$200]))=&quot;&quot;;&quot;&quot;;[.AF$17]&amp;&quot; = yes &quot;)" table:style-name="ce1"/>
          <table:table-cell office:value-type="string" office:string-value="" table:formula="of:=IF(INDEX([.AG$18:.AG$200];MATCH([.$C285];[.$Y$18:.$Y$200]))=&quot;&quot;;&quot;&quot;;[.AG$17]&amp;&quot; = yes &quot;)" table:style-name="ce1"/>
          <table:table-cell office:value-type="string" office:string-value="" table:formula="of:=IF(INDEX([.AH$18:.AH$200];MATCH([.$C285];[.$Y$18:.$Y$200]))=&quot;&quot;;&quot;&quot;;[.AH$17]&amp;&quot; = yes &quot;)" table:style-name="ce1"/>
          <table:table-cell office:value-type="string" office:string-value="" table:formula="of:=IF(INDEX([.AI$18:.AI$200];MATCH([.$C28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79</text:p>
          </table:table-cell>
          <table:table-cell office:value-type="string" office:string-value="pc_geocrystalline" table:formula="of:=INDEX([.Y$18:.Y$200];[.K286])" table:style-name="ce1">
            <text:p>pc_geocrystalline</text:p>
          </table:table-cell>
          <table:table-cell office:value-type="string" office:string-value="pc_tropical" table:formula="of:=INDEX([.$Z$7:.$AD$17];[.L286];[.M286])" table:style-name="ce1">
            <text:p>pc_tropical</text:p>
          </table:table-cell>
          <table:table-cell office:value-type="string" office:string-value="@terraforming_cost_level_2" table:formula="of:=[.$X$8]&amp;[.N286]" table:style-name="ce1">
            <text:p>@terraforming_cost_level_2</text:p>
          </table:table-cell>
          <table:table-cell office:value-type="string" office:string-value="@terraforming_duration_level_2" table:formula="of:=[.$X$9]&amp;[.N286]" table:style-name="ce1">
            <text:p>@terraforming_duration_level_2</text:p>
          </table:table-cell>
          <table:table-cell office:value-type="string" office:string-value="OR={}&quot;OR={}" table:formula="of:=[.O286]&amp;&quot;OR={&quot;&amp;CONCATENATE([.P286];[.Q286];[.R286];[.S286])&amp;&quot;}&quot;&quot;OR={&quot;&amp;CONCATENATE([.T286];[.U286];[.V286];[.W28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86]+1)" table:style-name="ce1">
            <text:p>tech2</text:p>
          </table:table-cell>
          <table:table-cell office:value-type="float" office:value="0" table:formula="of:=[.I285]" table:style-name="ce1">
            <text:p>0</text:p>
          </table:table-cell>
          <table:table-cell office:value-type="float" office:value="279" table:style-name="ce1">
            <text:p>279</text:p>
          </table:table-cell>
          <table:table-cell office:value-type="float" office:value="8" table:formula="of:=INT([.J286]/COUNTA([.$Z$7:.$AD$17]))+1" table:style-name="ce1">
            <text:p>8</text:p>
          </table:table-cell>
          <table:table-cell office:value-type="float" office:value="5" table:formula="of:=IF(INDEX([.$Z$7:.$AD$17];[.L285]+1;[.M285])=&quot;&quot;;1;[.L285]+1)" table:style-name="ce1">
            <text:p>5</text:p>
          </table:table-cell>
          <table:table-cell office:value-type="float" office:value="2" table:formula="of:=IF(INDEX([.$Z$7:.$AD$17];[.L285]+1;[.M285])=&quot;&quot;;IF([.M285]=5;1;[.M285]+1);[.M285])" table:style-name="ce1">
            <text:p>2</text:p>
          </table:table-cell>
          <table:table-cell office:value-type="float" office:value="2" table:formula="of:=IF([.B286]=[.C286];0;INDEX([.$Z$18:.$AD$25];INT([.$J286]/COUNTA([.$Z$7:.$AD$17]))+1;[.$M286]))" table:style-name="ce1">
            <text:p>2</text:p>
          </table:table-cell>
          <table:table-cell table:style-name="ce1"/>
          <table:table-cell office:value-type="string" office:string-value="" table:formula="of:=IF(INDEX([.AF$18:.AF$200];[.$K286])=&quot;&quot;;&quot;&quot;;[.AF$17]&amp;&quot; = yes &quot;)" table:style-name="ce1"/>
          <table:table-cell office:value-type="string" office:string-value="" table:formula="of:=IF(INDEX([.AG$18:.AG$200];[.$K286])=&quot;&quot;;&quot;&quot;;[.AG$17]&amp;&quot; = yes &quot;)" table:style-name="ce1"/>
          <table:table-cell office:value-type="string" office:string-value="" table:formula="of:=IF(INDEX([.AH$18:.AH$200];[.$K286])=&quot;&quot;;&quot;&quot;;[.AH$17]&amp;&quot; = yes &quot;)" table:style-name="ce1"/>
          <table:table-cell office:value-type="string" office:string-value="" table:formula="of:=IF(INDEX([.AI$18:.AI$200];[.$K286])=&quot;&quot;;&quot;&quot;;[.AI$17]&amp;&quot; = yes &quot;)" table:style-name="ce1"/>
          <table:table-cell office:value-type="string" office:string-value="" table:formula="of:=IF(INDEX([.AF$18:.AF$200];MATCH([.$C286];[.$Y$18:.$Y$200]))=&quot;&quot;;&quot;&quot;;[.AF$17]&amp;&quot; = yes &quot;)" table:style-name="ce1"/>
          <table:table-cell office:value-type="string" office:string-value="" table:formula="of:=IF(INDEX([.AG$18:.AG$200];MATCH([.$C286];[.$Y$18:.$Y$200]))=&quot;&quot;;&quot;&quot;;[.AG$17]&amp;&quot; = yes &quot;)" table:style-name="ce1"/>
          <table:table-cell office:value-type="string" office:string-value="" table:formula="of:=IF(INDEX([.AH$18:.AH$200];MATCH([.$C286];[.$Y$18:.$Y$200]))=&quot;&quot;;&quot;&quot;;[.AH$17]&amp;&quot; = yes &quot;)" table:style-name="ce1"/>
          <table:table-cell office:value-type="string" office:string-value="" table:formula="of:=IF(INDEX([.AI$18:.AI$200];MATCH([.$C28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80</text:p>
          </table:table-cell>
          <table:table-cell office:value-type="string" office:string-value="pc_geocrystalline" table:formula="of:=INDEX([.Y$18:.Y$200];[.K287])" table:style-name="ce1">
            <text:p>pc_geocrystalline</text:p>
          </table:table-cell>
          <table:table-cell office:value-type="string" office:string-value="pc_desertislands" table:formula="of:=INDEX([.$Z$7:.$AD$17];[.L287];[.M287])" table:style-name="ce1">
            <text:p>pc_desertislands</text:p>
          </table:table-cell>
          <table:table-cell office:value-type="string" office:string-value="@terraforming_cost_level_2" table:formula="of:=[.$X$8]&amp;[.N287]" table:style-name="ce1">
            <text:p>@terraforming_cost_level_2</text:p>
          </table:table-cell>
          <table:table-cell office:value-type="string" office:string-value="@terraforming_duration_level_2" table:formula="of:=[.$X$9]&amp;[.N287]" table:style-name="ce1">
            <text:p>@terraforming_duration_level_2</text:p>
          </table:table-cell>
          <table:table-cell office:value-type="string" office:string-value="OR={}&quot;OR={}" table:formula="of:=[.O287]&amp;&quot;OR={&quot;&amp;CONCATENATE([.P287];[.Q287];[.R287];[.S287])&amp;&quot;}&quot;&quot;OR={&quot;&amp;CONCATENATE([.T287];[.U287];[.V287];[.W28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87]+1)" table:style-name="ce1">
            <text:p>tech2</text:p>
          </table:table-cell>
          <table:table-cell office:value-type="float" office:value="0" table:formula="of:=[.I286]" table:style-name="ce1">
            <text:p>0</text:p>
          </table:table-cell>
          <table:table-cell office:value-type="float" office:value="280" table:style-name="ce1">
            <text:p>280</text:p>
          </table:table-cell>
          <table:table-cell office:value-type="float" office:value="8" table:formula="of:=INT([.J287]/COUNTA([.$Z$7:.$AD$17]))+1" table:style-name="ce1">
            <text:p>8</text:p>
          </table:table-cell>
          <table:table-cell office:value-type="float" office:value="6" table:formula="of:=IF(INDEX([.$Z$7:.$AD$17];[.L286]+1;[.M286])=&quot;&quot;;1;[.L286]+1)" table:style-name="ce1">
            <text:p>6</text:p>
          </table:table-cell>
          <table:table-cell office:value-type="float" office:value="2" table:formula="of:=IF(INDEX([.$Z$7:.$AD$17];[.L286]+1;[.M286])=&quot;&quot;;IF([.M286]=5;1;[.M286]+1);[.M286])" table:style-name="ce1">
            <text:p>2</text:p>
          </table:table-cell>
          <table:table-cell office:value-type="float" office:value="2" table:formula="of:=IF([.B287]=[.C287];0;INDEX([.$Z$18:.$AD$25];INT([.$J287]/COUNTA([.$Z$7:.$AD$17]))+1;[.$M287]))" table:style-name="ce1">
            <text:p>2</text:p>
          </table:table-cell>
          <table:table-cell table:style-name="ce1"/>
          <table:table-cell office:value-type="string" office:string-value="" table:formula="of:=IF(INDEX([.AF$18:.AF$200];[.$K287])=&quot;&quot;;&quot;&quot;;[.AF$17]&amp;&quot; = yes &quot;)" table:style-name="ce1"/>
          <table:table-cell office:value-type="string" office:string-value="" table:formula="of:=IF(INDEX([.AG$18:.AG$200];[.$K287])=&quot;&quot;;&quot;&quot;;[.AG$17]&amp;&quot; = yes &quot;)" table:style-name="ce1"/>
          <table:table-cell office:value-type="string" office:string-value="" table:formula="of:=IF(INDEX([.AH$18:.AH$200];[.$K287])=&quot;&quot;;&quot;&quot;;[.AH$17]&amp;&quot; = yes &quot;)" table:style-name="ce1"/>
          <table:table-cell office:value-type="string" office:string-value="" table:formula="of:=IF(INDEX([.AI$18:.AI$200];[.$K287])=&quot;&quot;;&quot;&quot;;[.AI$17]&amp;&quot; = yes &quot;)" table:style-name="ce1"/>
          <table:table-cell office:value-type="string" office:string-value="" table:formula="of:=IF(INDEX([.AF$18:.AF$200];MATCH([.$C287];[.$Y$18:.$Y$200]))=&quot;&quot;;&quot;&quot;;[.AF$17]&amp;&quot; = yes &quot;)" table:style-name="ce1"/>
          <table:table-cell office:value-type="string" office:string-value="" table:formula="of:=IF(INDEX([.AG$18:.AG$200];MATCH([.$C287];[.$Y$18:.$Y$200]))=&quot;&quot;;&quot;&quot;;[.AG$17]&amp;&quot; = yes &quot;)" table:style-name="ce1"/>
          <table:table-cell office:value-type="string" office:string-value="" table:formula="of:=IF(INDEX([.AH$18:.AH$200];MATCH([.$C287];[.$Y$18:.$Y$200]))=&quot;&quot;;&quot;&quot;;[.AH$17]&amp;&quot; = yes &quot;)" table:style-name="ce1"/>
          <table:table-cell office:value-type="string" office:string-value="" table:formula="of:=IF(INDEX([.AI$18:.AI$200];MATCH([.$C28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81</text:p>
          </table:table-cell>
          <table:table-cell office:value-type="string" office:string-value="pc_geocrystalline" table:formula="of:=INDEX([.Y$18:.Y$200];[.K288])" table:style-name="ce1">
            <text:p>pc_geocrystalline</text:p>
          </table:table-cell>
          <table:table-cell office:value-type="string" office:string-value="pc_retinal" table:formula="of:=INDEX([.$Z$7:.$AD$17];[.L288];[.M288])" table:style-name="ce1">
            <text:p>pc_retinal</text:p>
          </table:table-cell>
          <table:table-cell office:value-type="string" office:string-value="@terraforming_cost_level_2" table:formula="of:=[.$X$8]&amp;[.N288]" table:style-name="ce1">
            <text:p>@terraforming_cost_level_2</text:p>
          </table:table-cell>
          <table:table-cell office:value-type="string" office:string-value="@terraforming_duration_level_2" table:formula="of:=[.$X$9]&amp;[.N288]" table:style-name="ce1">
            <text:p>@terraforming_duration_level_2</text:p>
          </table:table-cell>
          <table:table-cell office:value-type="string" office:string-value="OR={}&quot;OR={}" table:formula="of:=[.O288]&amp;&quot;OR={&quot;&amp;CONCATENATE([.P288];[.Q288];[.R288];[.S288])&amp;&quot;}&quot;&quot;OR={&quot;&amp;CONCATENATE([.T288];[.U288];[.V288];[.W28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88]+1)" table:style-name="ce1">
            <text:p>tech2</text:p>
          </table:table-cell>
          <table:table-cell office:value-type="float" office:value="0" table:formula="of:=[.I287]" table:style-name="ce1">
            <text:p>0</text:p>
          </table:table-cell>
          <table:table-cell office:value-type="float" office:value="281" table:style-name="ce1">
            <text:p>281</text:p>
          </table:table-cell>
          <table:table-cell office:value-type="float" office:value="8" table:formula="of:=INT([.J288]/COUNTA([.$Z$7:.$AD$17]))+1" table:style-name="ce1">
            <text:p>8</text:p>
          </table:table-cell>
          <table:table-cell office:value-type="float" office:value="7" table:formula="of:=IF(INDEX([.$Z$7:.$AD$17];[.L287]+1;[.M287])=&quot;&quot;;1;[.L287]+1)" table:style-name="ce1">
            <text:p>7</text:p>
          </table:table-cell>
          <table:table-cell office:value-type="float" office:value="2" table:formula="of:=IF(INDEX([.$Z$7:.$AD$17];[.L287]+1;[.M287])=&quot;&quot;;IF([.M287]=5;1;[.M287]+1);[.M287])" table:style-name="ce1">
            <text:p>2</text:p>
          </table:table-cell>
          <table:table-cell office:value-type="float" office:value="2" table:formula="of:=IF([.B288]=[.C288];0;INDEX([.$Z$18:.$AD$25];INT([.$J288]/COUNTA([.$Z$7:.$AD$17]))+1;[.$M288]))" table:style-name="ce1">
            <text:p>2</text:p>
          </table:table-cell>
          <table:table-cell table:style-name="ce1"/>
          <table:table-cell office:value-type="string" office:string-value="" table:formula="of:=IF(INDEX([.AF$18:.AF$200];[.$K288])=&quot;&quot;;&quot;&quot;;[.AF$17]&amp;&quot; = yes &quot;)" table:style-name="ce1"/>
          <table:table-cell office:value-type="string" office:string-value="" table:formula="of:=IF(INDEX([.AG$18:.AG$200];[.$K288])=&quot;&quot;;&quot;&quot;;[.AG$17]&amp;&quot; = yes &quot;)" table:style-name="ce1"/>
          <table:table-cell office:value-type="string" office:string-value="" table:formula="of:=IF(INDEX([.AH$18:.AH$200];[.$K288])=&quot;&quot;;&quot;&quot;;[.AH$17]&amp;&quot; = yes &quot;)" table:style-name="ce1"/>
          <table:table-cell office:value-type="string" office:string-value="" table:formula="of:=IF(INDEX([.AI$18:.AI$200];[.$K288])=&quot;&quot;;&quot;&quot;;[.AI$17]&amp;&quot; = yes &quot;)" table:style-name="ce1"/>
          <table:table-cell office:value-type="string" office:string-value="" table:formula="of:=IF(INDEX([.AF$18:.AF$200];MATCH([.$C288];[.$Y$18:.$Y$200]))=&quot;&quot;;&quot;&quot;;[.AF$17]&amp;&quot; = yes &quot;)" table:style-name="ce1"/>
          <table:table-cell office:value-type="string" office:string-value="" table:formula="of:=IF(INDEX([.AG$18:.AG$200];MATCH([.$C288];[.$Y$18:.$Y$200]))=&quot;&quot;;&quot;&quot;;[.AG$17]&amp;&quot; = yes &quot;)" table:style-name="ce1"/>
          <table:table-cell office:value-type="string" office:string-value="" table:formula="of:=IF(INDEX([.AH$18:.AH$200];MATCH([.$C288];[.$Y$18:.$Y$200]))=&quot;&quot;;&quot;&quot;;[.AH$17]&amp;&quot; = yes &quot;)" table:style-name="ce1"/>
          <table:table-cell office:value-type="string" office:string-value="" table:formula="of:=IF(INDEX([.AI$18:.AI$200];MATCH([.$C28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82</text:p>
          </table:table-cell>
          <table:table-cell office:value-type="string" office:string-value="pc_geocrystalline" table:formula="of:=INDEX([.Y$18:.Y$200];[.K289])" table:style-name="ce1">
            <text:p>pc_geocrystalline</text:p>
          </table:table-cell>
          <table:table-cell office:value-type="string" office:string-value="pc_lush" table:formula="of:=INDEX([.$Z$7:.$AD$17];[.L289];[.M289])" table:style-name="ce1">
            <text:p>pc_lush</text:p>
          </table:table-cell>
          <table:table-cell office:value-type="string" office:string-value="@terraforming_cost_level_2" table:formula="of:=[.$X$8]&amp;[.N289]" table:style-name="ce1">
            <text:p>@terraforming_cost_level_2</text:p>
          </table:table-cell>
          <table:table-cell office:value-type="string" office:string-value="@terraforming_duration_level_2" table:formula="of:=[.$X$9]&amp;[.N289]" table:style-name="ce1">
            <text:p>@terraforming_duration_level_2</text:p>
          </table:table-cell>
          <table:table-cell office:value-type="string" office:string-value="OR={}&quot;OR={}" table:formula="of:=[.O289]&amp;&quot;OR={&quot;&amp;CONCATENATE([.P289];[.Q289];[.R289];[.S289])&amp;&quot;}&quot;&quot;OR={&quot;&amp;CONCATENATE([.T289];[.U289];[.V289];[.W28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89]+1)" table:style-name="ce1">
            <text:p>tech2</text:p>
          </table:table-cell>
          <table:table-cell office:value-type="float" office:value="0" table:formula="of:=[.I288]" table:style-name="ce1">
            <text:p>0</text:p>
          </table:table-cell>
          <table:table-cell office:value-type="float" office:value="282" table:style-name="ce1">
            <text:p>282</text:p>
          </table:table-cell>
          <table:table-cell office:value-type="float" office:value="8" table:formula="of:=INT([.J289]/COUNTA([.$Z$7:.$AD$17]))+1" table:style-name="ce1">
            <text:p>8</text:p>
          </table:table-cell>
          <table:table-cell office:value-type="float" office:value="8" table:formula="of:=IF(INDEX([.$Z$7:.$AD$17];[.L288]+1;[.M288])=&quot;&quot;;1;[.L288]+1)" table:style-name="ce1">
            <text:p>8</text:p>
          </table:table-cell>
          <table:table-cell office:value-type="float" office:value="2" table:formula="of:=IF(INDEX([.$Z$7:.$AD$17];[.L288]+1;[.M288])=&quot;&quot;;IF([.M288]=5;1;[.M288]+1);[.M288])" table:style-name="ce1">
            <text:p>2</text:p>
          </table:table-cell>
          <table:table-cell office:value-type="float" office:value="2" table:formula="of:=IF([.B289]=[.C289];0;INDEX([.$Z$18:.$AD$25];INT([.$J289]/COUNTA([.$Z$7:.$AD$17]))+1;[.$M289]))" table:style-name="ce1">
            <text:p>2</text:p>
          </table:table-cell>
          <table:table-cell table:style-name="ce1"/>
          <table:table-cell office:value-type="string" office:string-value="" table:formula="of:=IF(INDEX([.AF$18:.AF$200];[.$K289])=&quot;&quot;;&quot;&quot;;[.AF$17]&amp;&quot; = yes &quot;)" table:style-name="ce1"/>
          <table:table-cell office:value-type="string" office:string-value="" table:formula="of:=IF(INDEX([.AG$18:.AG$200];[.$K289])=&quot;&quot;;&quot;&quot;;[.AG$17]&amp;&quot; = yes &quot;)" table:style-name="ce1"/>
          <table:table-cell office:value-type="string" office:string-value="" table:formula="of:=IF(INDEX([.AH$18:.AH$200];[.$K289])=&quot;&quot;;&quot;&quot;;[.AH$17]&amp;&quot; = yes &quot;)" table:style-name="ce1"/>
          <table:table-cell office:value-type="string" office:string-value="" table:formula="of:=IF(INDEX([.AI$18:.AI$200];[.$K289])=&quot;&quot;;&quot;&quot;;[.AI$17]&amp;&quot; = yes &quot;)" table:style-name="ce1"/>
          <table:table-cell office:value-type="string" office:string-value="" table:formula="of:=IF(INDEX([.AF$18:.AF$200];MATCH([.$C289];[.$Y$18:.$Y$200]))=&quot;&quot;;&quot;&quot;;[.AF$17]&amp;&quot; = yes &quot;)" table:style-name="ce1"/>
          <table:table-cell office:value-type="string" office:string-value="" table:formula="of:=IF(INDEX([.AG$18:.AG$200];MATCH([.$C289];[.$Y$18:.$Y$200]))=&quot;&quot;;&quot;&quot;;[.AG$17]&amp;&quot; = yes &quot;)" table:style-name="ce1"/>
          <table:table-cell office:value-type="string" office:string-value="" table:formula="of:=IF(INDEX([.AH$18:.AH$200];MATCH([.$C289];[.$Y$18:.$Y$200]))=&quot;&quot;;&quot;&quot;;[.AH$17]&amp;&quot; = yes &quot;)" table:style-name="ce1"/>
          <table:table-cell office:value-type="string" office:string-value="" table:formula="of:=IF(INDEX([.AI$18:.AI$200];MATCH([.$C28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83</text:p>
          </table:table-cell>
          <table:table-cell office:value-type="string" office:string-value="pc_geocrystalline" table:formula="of:=INDEX([.Y$18:.Y$200];[.K290])" table:style-name="ce1">
            <text:p>pc_geocrystalline</text:p>
          </table:table-cell>
          <table:table-cell office:value-type="string" office:string-value="pc_marginal" table:formula="of:=INDEX([.$Z$7:.$AD$17];[.L290];[.M290])" table:style-name="ce1">
            <text:p>pc_marginal</text:p>
          </table:table-cell>
          <table:table-cell office:value-type="string" office:string-value="@terraforming_cost_level_2" table:formula="of:=[.$X$8]&amp;[.N290]" table:style-name="ce1">
            <text:p>@terraforming_cost_level_2</text:p>
          </table:table-cell>
          <table:table-cell office:value-type="string" office:string-value="@terraforming_duration_level_2" table:formula="of:=[.$X$9]&amp;[.N290]" table:style-name="ce1">
            <text:p>@terraforming_duration_level_2</text:p>
          </table:table-cell>
          <table:table-cell office:value-type="string" office:string-value="OR={}&quot;OR={}" table:formula="of:=[.O290]&amp;&quot;OR={&quot;&amp;CONCATENATE([.P290];[.Q290];[.R290];[.S290])&amp;&quot;}&quot;&quot;OR={&quot;&amp;CONCATENATE([.T290];[.U290];[.V290];[.W29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90]+1)" table:style-name="ce1">
            <text:p>tech2</text:p>
          </table:table-cell>
          <table:table-cell office:value-type="float" office:value="0" table:formula="of:=[.I289]" table:style-name="ce1">
            <text:p>0</text:p>
          </table:table-cell>
          <table:table-cell office:value-type="float" office:value="283" table:style-name="ce1">
            <text:p>283</text:p>
          </table:table-cell>
          <table:table-cell office:value-type="float" office:value="8" table:formula="of:=INT([.J290]/COUNTA([.$Z$7:.$AD$17]))+1" table:style-name="ce1">
            <text:p>8</text:p>
          </table:table-cell>
          <table:table-cell office:value-type="float" office:value="9" table:formula="of:=IF(INDEX([.$Z$7:.$AD$17];[.L289]+1;[.M289])=&quot;&quot;;1;[.L289]+1)" table:style-name="ce1">
            <text:p>9</text:p>
          </table:table-cell>
          <table:table-cell office:value-type="float" office:value="2" table:formula="of:=IF(INDEX([.$Z$7:.$AD$17];[.L289]+1;[.M289])=&quot;&quot;;IF([.M289]=5;1;[.M289]+1);[.M289])" table:style-name="ce1">
            <text:p>2</text:p>
          </table:table-cell>
          <table:table-cell office:value-type="float" office:value="2" table:formula="of:=IF([.B290]=[.C290];0;INDEX([.$Z$18:.$AD$25];INT([.$J290]/COUNTA([.$Z$7:.$AD$17]))+1;[.$M290]))" table:style-name="ce1">
            <text:p>2</text:p>
          </table:table-cell>
          <table:table-cell table:style-name="ce1"/>
          <table:table-cell office:value-type="string" office:string-value="" table:formula="of:=IF(INDEX([.AF$18:.AF$200];[.$K290])=&quot;&quot;;&quot;&quot;;[.AF$17]&amp;&quot; = yes &quot;)" table:style-name="ce1"/>
          <table:table-cell office:value-type="string" office:string-value="" table:formula="of:=IF(INDEX([.AG$18:.AG$200];[.$K290])=&quot;&quot;;&quot;&quot;;[.AG$17]&amp;&quot; = yes &quot;)" table:style-name="ce1"/>
          <table:table-cell office:value-type="string" office:string-value="" table:formula="of:=IF(INDEX([.AH$18:.AH$200];[.$K290])=&quot;&quot;;&quot;&quot;;[.AH$17]&amp;&quot; = yes &quot;)" table:style-name="ce1"/>
          <table:table-cell office:value-type="string" office:string-value="" table:formula="of:=IF(INDEX([.AI$18:.AI$200];[.$K290])=&quot;&quot;;&quot;&quot;;[.AI$17]&amp;&quot; = yes &quot;)" table:style-name="ce1"/>
          <table:table-cell office:value-type="string" office:string-value="" table:formula="of:=IF(INDEX([.AF$18:.AF$200];MATCH([.$C290];[.$Y$18:.$Y$200]))=&quot;&quot;;&quot;&quot;;[.AF$17]&amp;&quot; = yes &quot;)" table:style-name="ce1"/>
          <table:table-cell office:value-type="string" office:string-value="" table:formula="of:=IF(INDEX([.AG$18:.AG$200];MATCH([.$C290];[.$Y$18:.$Y$200]))=&quot;&quot;;&quot;&quot;;[.AG$17]&amp;&quot; = yes &quot;)" table:style-name="ce1"/>
          <table:table-cell office:value-type="string" office:string-value="" table:formula="of:=IF(INDEX([.AH$18:.AH$200];MATCH([.$C290];[.$Y$18:.$Y$200]))=&quot;&quot;;&quot;&quot;;[.AH$17]&amp;&quot; = yes &quot;)" table:style-name="ce1"/>
          <table:table-cell office:value-type="string" office:string-value="" table:formula="of:=IF(INDEX([.AI$18:.AI$200];MATCH([.$C29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84</text:p>
          </table:table-cell>
          <table:table-cell office:value-type="string" office:string-value="pc_geocrystalline" table:formula="of:=INDEX([.Y$18:.Y$200];[.K291])" table:style-name="ce1">
            <text:p>pc_geocrystalline</text:p>
          </table:table-cell>
          <table:table-cell office:value-type="string" office:string-value="pc_greenhouse_hot" table:formula="of:=INDEX([.$Z$7:.$AD$17];[.L291];[.M291])" table:style-name="ce1">
            <text:p>pc_greenhouse_hot</text:p>
          </table:table-cell>
          <table:table-cell office:value-type="string" office:string-value="@terraforming_cost_level_2" table:formula="of:=[.$X$8]&amp;[.N291]" table:style-name="ce1">
            <text:p>@terraforming_cost_level_2</text:p>
          </table:table-cell>
          <table:table-cell office:value-type="string" office:string-value="@terraforming_duration_level_2" table:formula="of:=[.$X$9]&amp;[.N291]" table:style-name="ce1">
            <text:p>@terraforming_duration_level_2</text:p>
          </table:table-cell>
          <table:table-cell office:value-type="string" office:string-value="OR={}&quot;OR={}" table:formula="of:=[.O291]&amp;&quot;OR={&quot;&amp;CONCATENATE([.P291];[.Q291];[.R291];[.S291])&amp;&quot;}&quot;&quot;OR={&quot;&amp;CONCATENATE([.T291];[.U291];[.V291];[.W29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91]+1)" table:style-name="ce1">
            <text:p>tech2</text:p>
          </table:table-cell>
          <table:table-cell office:value-type="float" office:value="0" table:formula="of:=[.I290]" table:style-name="ce1">
            <text:p>0</text:p>
          </table:table-cell>
          <table:table-cell office:value-type="float" office:value="284" table:style-name="ce1">
            <text:p>284</text:p>
          </table:table-cell>
          <table:table-cell office:value-type="float" office:value="8" table:formula="of:=INT([.J291]/COUNTA([.$Z$7:.$AD$17]))+1" table:style-name="ce1">
            <text:p>8</text:p>
          </table:table-cell>
          <table:table-cell office:value-type="float" office:value="10" table:formula="of:=IF(INDEX([.$Z$7:.$AD$17];[.L290]+1;[.M290])=&quot;&quot;;1;[.L290]+1)" table:style-name="ce1">
            <text:p>10</text:p>
          </table:table-cell>
          <table:table-cell office:value-type="float" office:value="2" table:formula="of:=IF(INDEX([.$Z$7:.$AD$17];[.L290]+1;[.M290])=&quot;&quot;;IF([.M290]=5;1;[.M290]+1);[.M290])" table:style-name="ce1">
            <text:p>2</text:p>
          </table:table-cell>
          <table:table-cell office:value-type="float" office:value="2" table:formula="of:=IF([.B291]=[.C291];0;INDEX([.$Z$18:.$AD$25];INT([.$J291]/COUNTA([.$Z$7:.$AD$17]))+1;[.$M291]))" table:style-name="ce1">
            <text:p>2</text:p>
          </table:table-cell>
          <table:table-cell table:style-name="ce1"/>
          <table:table-cell office:value-type="string" office:string-value="" table:formula="of:=IF(INDEX([.AF$18:.AF$200];[.$K291])=&quot;&quot;;&quot;&quot;;[.AF$17]&amp;&quot; = yes &quot;)" table:style-name="ce1"/>
          <table:table-cell office:value-type="string" office:string-value="" table:formula="of:=IF(INDEX([.AG$18:.AG$200];[.$K291])=&quot;&quot;;&quot;&quot;;[.AG$17]&amp;&quot; = yes &quot;)" table:style-name="ce1"/>
          <table:table-cell office:value-type="string" office:string-value="" table:formula="of:=IF(INDEX([.AH$18:.AH$200];[.$K291])=&quot;&quot;;&quot;&quot;;[.AH$17]&amp;&quot; = yes &quot;)" table:style-name="ce1"/>
          <table:table-cell office:value-type="string" office:string-value="" table:formula="of:=IF(INDEX([.AI$18:.AI$200];[.$K291])=&quot;&quot;;&quot;&quot;;[.AI$17]&amp;&quot; = yes &quot;)" table:style-name="ce1"/>
          <table:table-cell office:value-type="string" office:string-value="" table:formula="of:=IF(INDEX([.AF$18:.AF$200];MATCH([.$C291];[.$Y$18:.$Y$200]))=&quot;&quot;;&quot;&quot;;[.AF$17]&amp;&quot; = yes &quot;)" table:style-name="ce1"/>
          <table:table-cell office:value-type="string" office:string-value="" table:formula="of:=IF(INDEX([.AG$18:.AG$200];MATCH([.$C291];[.$Y$18:.$Y$200]))=&quot;&quot;;&quot;&quot;;[.AG$17]&amp;&quot; = yes &quot;)" table:style-name="ce1"/>
          <table:table-cell office:value-type="string" office:string-value="" table:formula="of:=IF(INDEX([.AH$18:.AH$200];MATCH([.$C291];[.$Y$18:.$Y$200]))=&quot;&quot;;&quot;&quot;;[.AH$17]&amp;&quot; = yes &quot;)" table:style-name="ce1"/>
          <table:table-cell office:value-type="string" office:string-value="" table:formula="of:=IF(INDEX([.AI$18:.AI$200];MATCH([.$C29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85</text:p>
          </table:table-cell>
          <table:table-cell office:value-type="string" office:string-value="pc_geocrystalline" table:formula="of:=INDEX([.Y$18:.Y$200];[.K292])" table:style-name="ce1">
            <text:p>pc_geocrystalline</text:p>
          </table:table-cell>
          <table:table-cell office:value-type="string" office:string-value="pc_frozen_desert" table:formula="of:=INDEX([.$Z$7:.$AD$17];[.L292];[.M292])" table:style-name="ce1">
            <text:p>pc_frozen_desert</text:p>
          </table:table-cell>
          <table:table-cell office:value-type="string" office:string-value="@terraforming_cost_level_2" table:formula="of:=[.$X$8]&amp;[.N292]" table:style-name="ce1">
            <text:p>@terraforming_cost_level_2</text:p>
          </table:table-cell>
          <table:table-cell office:value-type="string" office:string-value="@terraforming_duration_level_2" table:formula="of:=[.$X$9]&amp;[.N292]" table:style-name="ce1">
            <text:p>@terraforming_duration_level_2</text:p>
          </table:table-cell>
          <table:table-cell office:value-type="string" office:string-value="OR={}&quot;OR={}" table:formula="of:=[.O292]&amp;&quot;OR={&quot;&amp;CONCATENATE([.P292];[.Q292];[.R292];[.S292])&amp;&quot;}&quot;&quot;OR={&quot;&amp;CONCATENATE([.T292];[.U292];[.V292];[.W29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92]+1)" table:style-name="ce1">
            <text:p>tech2</text:p>
          </table:table-cell>
          <table:table-cell office:value-type="float" office:value="0" table:formula="of:=[.I291]" table:style-name="ce1">
            <text:p>0</text:p>
          </table:table-cell>
          <table:table-cell office:value-type="float" office:value="285" table:style-name="ce1">
            <text:p>285</text:p>
          </table:table-cell>
          <table:table-cell office:value-type="float" office:value="8" table:formula="of:=INT([.J292]/COUNTA([.$Z$7:.$AD$17]))+1" table:style-name="ce1">
            <text:p>8</text:p>
          </table:table-cell>
          <table:table-cell office:value-type="float" office:value="1" table:formula="of:=IF(INDEX([.$Z$7:.$AD$17];[.L291]+1;[.M291])=&quot;&quot;;1;[.L291]+1)" table:style-name="ce1">
            <text:p>1</text:p>
          </table:table-cell>
          <table:table-cell office:value-type="float" office:value="3" table:formula="of:=IF(INDEX([.$Z$7:.$AD$17];[.L291]+1;[.M291])=&quot;&quot;;IF([.M291]=5;1;[.M291]+1);[.M291])" table:style-name="ce1">
            <text:p>3</text:p>
          </table:table-cell>
          <table:table-cell office:value-type="float" office:value="2" table:formula="of:=IF([.B292]=[.C292];0;INDEX([.$Z$18:.$AD$25];INT([.$J292]/COUNTA([.$Z$7:.$AD$17]))+1;[.$M292]))" table:style-name="ce1">
            <text:p>2</text:p>
          </table:table-cell>
          <table:table-cell table:style-name="ce1"/>
          <table:table-cell office:value-type="string" office:string-value="" table:formula="of:=IF(INDEX([.AF$18:.AF$200];[.$K292])=&quot;&quot;;&quot;&quot;;[.AF$17]&amp;&quot; = yes &quot;)" table:style-name="ce1"/>
          <table:table-cell office:value-type="string" office:string-value="" table:formula="of:=IF(INDEX([.AG$18:.AG$200];[.$K292])=&quot;&quot;;&quot;&quot;;[.AG$17]&amp;&quot; = yes &quot;)" table:style-name="ce1"/>
          <table:table-cell office:value-type="string" office:string-value="" table:formula="of:=IF(INDEX([.AH$18:.AH$200];[.$K292])=&quot;&quot;;&quot;&quot;;[.AH$17]&amp;&quot; = yes &quot;)" table:style-name="ce1"/>
          <table:table-cell office:value-type="string" office:string-value="" table:formula="of:=IF(INDEX([.AI$18:.AI$200];[.$K292])=&quot;&quot;;&quot;&quot;;[.AI$17]&amp;&quot; = yes &quot;)" table:style-name="ce1"/>
          <table:table-cell office:value-type="string" office:string-value="" table:formula="of:=IF(INDEX([.AF$18:.AF$200];MATCH([.$C292];[.$Y$18:.$Y$200]))=&quot;&quot;;&quot;&quot;;[.AF$17]&amp;&quot; = yes &quot;)" table:style-name="ce1"/>
          <table:table-cell office:value-type="string" office:string-value="" table:formula="of:=IF(INDEX([.AG$18:.AG$200];MATCH([.$C292];[.$Y$18:.$Y$200]))=&quot;&quot;;&quot;&quot;;[.AG$17]&amp;&quot; = yes &quot;)" table:style-name="ce1"/>
          <table:table-cell office:value-type="string" office:string-value="" table:formula="of:=IF(INDEX([.AH$18:.AH$200];MATCH([.$C292];[.$Y$18:.$Y$200]))=&quot;&quot;;&quot;&quot;;[.AH$17]&amp;&quot; = yes &quot;)" table:style-name="ce1"/>
          <table:table-cell office:value-type="string" office:string-value="" table:formula="of:=IF(INDEX([.AI$18:.AI$200];MATCH([.$C29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86</text:p>
          </table:table-cell>
          <table:table-cell office:value-type="string" office:string-value="pc_geocrystalline" table:formula="of:=INDEX([.Y$18:.Y$200];[.K293])" table:style-name="ce1">
            <text:p>pc_geocrystalline</text:p>
          </table:table-cell>
          <table:table-cell office:value-type="string" office:string-value="pc_steppe" table:formula="of:=INDEX([.$Z$7:.$AD$17];[.L293];[.M293])" table:style-name="ce1">
            <text:p>pc_steppe</text:p>
          </table:table-cell>
          <table:table-cell office:value-type="string" office:string-value="@terraforming_cost_level_2" table:formula="of:=[.$X$8]&amp;[.N293]" table:style-name="ce1">
            <text:p>@terraforming_cost_level_2</text:p>
          </table:table-cell>
          <table:table-cell office:value-type="string" office:string-value="@terraforming_duration_level_2" table:formula="of:=[.$X$9]&amp;[.N293]" table:style-name="ce1">
            <text:p>@terraforming_duration_level_2</text:p>
          </table:table-cell>
          <table:table-cell office:value-type="string" office:string-value="OR={}&quot;OR={}" table:formula="of:=[.O293]&amp;&quot;OR={&quot;&amp;CONCATENATE([.P293];[.Q293];[.R293];[.S293])&amp;&quot;}&quot;&quot;OR={&quot;&amp;CONCATENATE([.T293];[.U293];[.V293];[.W29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93]+1)" table:style-name="ce1">
            <text:p>tech2</text:p>
          </table:table-cell>
          <table:table-cell office:value-type="float" office:value="0" table:formula="of:=[.I292]" table:style-name="ce1">
            <text:p>0</text:p>
          </table:table-cell>
          <table:table-cell office:value-type="float" office:value="286" table:style-name="ce1">
            <text:p>286</text:p>
          </table:table-cell>
          <table:table-cell office:value-type="float" office:value="8" table:formula="of:=INT([.J293]/COUNTA([.$Z$7:.$AD$17]))+1" table:style-name="ce1">
            <text:p>8</text:p>
          </table:table-cell>
          <table:table-cell office:value-type="float" office:value="2" table:formula="of:=IF(INDEX([.$Z$7:.$AD$17];[.L292]+1;[.M292])=&quot;&quot;;1;[.L292]+1)" table:style-name="ce1">
            <text:p>2</text:p>
          </table:table-cell>
          <table:table-cell office:value-type="float" office:value="3" table:formula="of:=IF(INDEX([.$Z$7:.$AD$17];[.L292]+1;[.M292])=&quot;&quot;;IF([.M292]=5;1;[.M292]+1);[.M292])" table:style-name="ce1">
            <text:p>3</text:p>
          </table:table-cell>
          <table:table-cell office:value-type="float" office:value="2" table:formula="of:=IF([.B293]=[.C293];0;INDEX([.$Z$18:.$AD$25];INT([.$J293]/COUNTA([.$Z$7:.$AD$17]))+1;[.$M293]))" table:style-name="ce1">
            <text:p>2</text:p>
          </table:table-cell>
          <table:table-cell table:style-name="ce1"/>
          <table:table-cell office:value-type="string" office:string-value="" table:formula="of:=IF(INDEX([.AF$18:.AF$200];[.$K293])=&quot;&quot;;&quot;&quot;;[.AF$17]&amp;&quot; = yes &quot;)" table:style-name="ce1"/>
          <table:table-cell office:value-type="string" office:string-value="" table:formula="of:=IF(INDEX([.AG$18:.AG$200];[.$K293])=&quot;&quot;;&quot;&quot;;[.AG$17]&amp;&quot; = yes &quot;)" table:style-name="ce1"/>
          <table:table-cell office:value-type="string" office:string-value="" table:formula="of:=IF(INDEX([.AH$18:.AH$200];[.$K293])=&quot;&quot;;&quot;&quot;;[.AH$17]&amp;&quot; = yes &quot;)" table:style-name="ce1"/>
          <table:table-cell office:value-type="string" office:string-value="" table:formula="of:=IF(INDEX([.AI$18:.AI$200];[.$K293])=&quot;&quot;;&quot;&quot;;[.AI$17]&amp;&quot; = yes &quot;)" table:style-name="ce1"/>
          <table:table-cell office:value-type="string" office:string-value="" table:formula="of:=IF(INDEX([.AF$18:.AF$200];MATCH([.$C293];[.$Y$18:.$Y$200]))=&quot;&quot;;&quot;&quot;;[.AF$17]&amp;&quot; = yes &quot;)" table:style-name="ce1"/>
          <table:table-cell office:value-type="string" office:string-value="" table:formula="of:=IF(INDEX([.AG$18:.AG$200];MATCH([.$C293];[.$Y$18:.$Y$200]))=&quot;&quot;;&quot;&quot;;[.AG$17]&amp;&quot; = yes &quot;)" table:style-name="ce1"/>
          <table:table-cell office:value-type="string" office:string-value="" table:formula="of:=IF(INDEX([.AH$18:.AH$200];MATCH([.$C293];[.$Y$18:.$Y$200]))=&quot;&quot;;&quot;&quot;;[.AH$17]&amp;&quot; = yes &quot;)" table:style-name="ce1"/>
          <table:table-cell office:value-type="string" office:string-value="" table:formula="of:=IF(INDEX([.AI$18:.AI$200];MATCH([.$C29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87</text:p>
          </table:table-cell>
          <table:table-cell office:value-type="string" office:string-value="pc_geocrystalline" table:formula="of:=INDEX([.Y$18:.Y$200];[.K294])" table:style-name="ce1">
            <text:p>pc_geocrystalline</text:p>
          </table:table-cell>
          <table:table-cell office:value-type="string" office:string-value="pc_hadesert" table:formula="of:=INDEX([.$Z$7:.$AD$17];[.L294];[.M294])" table:style-name="ce1">
            <text:p>pc_hadesert</text:p>
          </table:table-cell>
          <table:table-cell office:value-type="string" office:string-value="@terraforming_cost_level_2" table:formula="of:=[.$X$8]&amp;[.N294]" table:style-name="ce1">
            <text:p>@terraforming_cost_level_2</text:p>
          </table:table-cell>
          <table:table-cell office:value-type="string" office:string-value="@terraforming_duration_level_2" table:formula="of:=[.$X$9]&amp;[.N294]" table:style-name="ce1">
            <text:p>@terraforming_duration_level_2</text:p>
          </table:table-cell>
          <table:table-cell office:value-type="string" office:string-value="OR={}&quot;OR={}" table:formula="of:=[.O294]&amp;&quot;OR={&quot;&amp;CONCATENATE([.P294];[.Q294];[.R294];[.S294])&amp;&quot;}&quot;&quot;OR={&quot;&amp;CONCATENATE([.T294];[.U294];[.V294];[.W29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94]+1)" table:style-name="ce1">
            <text:p>tech2</text:p>
          </table:table-cell>
          <table:table-cell office:value-type="float" office:value="0" table:formula="of:=[.I293]" table:style-name="ce1">
            <text:p>0</text:p>
          </table:table-cell>
          <table:table-cell office:value-type="float" office:value="287" table:style-name="ce1">
            <text:p>287</text:p>
          </table:table-cell>
          <table:table-cell office:value-type="float" office:value="8" table:formula="of:=INT([.J294]/COUNTA([.$Z$7:.$AD$17]))+1" table:style-name="ce1">
            <text:p>8</text:p>
          </table:table-cell>
          <table:table-cell office:value-type="float" office:value="3" table:formula="of:=IF(INDEX([.$Z$7:.$AD$17];[.L293]+1;[.M293])=&quot;&quot;;1;[.L293]+1)" table:style-name="ce1">
            <text:p>3</text:p>
          </table:table-cell>
          <table:table-cell office:value-type="float" office:value="3" table:formula="of:=IF(INDEX([.$Z$7:.$AD$17];[.L293]+1;[.M293])=&quot;&quot;;IF([.M293]=5;1;[.M293]+1);[.M293])" table:style-name="ce1">
            <text:p>3</text:p>
          </table:table-cell>
          <table:table-cell office:value-type="float" office:value="2" table:formula="of:=IF([.B294]=[.C294];0;INDEX([.$Z$18:.$AD$25];INT([.$J294]/COUNTA([.$Z$7:.$AD$17]))+1;[.$M294]))" table:style-name="ce1">
            <text:p>2</text:p>
          </table:table-cell>
          <table:table-cell table:style-name="ce1"/>
          <table:table-cell office:value-type="string" office:string-value="" table:formula="of:=IF(INDEX([.AF$18:.AF$200];[.$K294])=&quot;&quot;;&quot;&quot;;[.AF$17]&amp;&quot; = yes &quot;)" table:style-name="ce1"/>
          <table:table-cell office:value-type="string" office:string-value="" table:formula="of:=IF(INDEX([.AG$18:.AG$200];[.$K294])=&quot;&quot;;&quot;&quot;;[.AG$17]&amp;&quot; = yes &quot;)" table:style-name="ce1"/>
          <table:table-cell office:value-type="string" office:string-value="" table:formula="of:=IF(INDEX([.AH$18:.AH$200];[.$K294])=&quot;&quot;;&quot;&quot;;[.AH$17]&amp;&quot; = yes &quot;)" table:style-name="ce1"/>
          <table:table-cell office:value-type="string" office:string-value="" table:formula="of:=IF(INDEX([.AI$18:.AI$200];[.$K294])=&quot;&quot;;&quot;&quot;;[.AI$17]&amp;&quot; = yes &quot;)" table:style-name="ce1"/>
          <table:table-cell office:value-type="string" office:string-value="" table:formula="of:=IF(INDEX([.AF$18:.AF$200];MATCH([.$C294];[.$Y$18:.$Y$200]))=&quot;&quot;;&quot;&quot;;[.AF$17]&amp;&quot; = yes &quot;)" table:style-name="ce1"/>
          <table:table-cell office:value-type="string" office:string-value="" table:formula="of:=IF(INDEX([.AG$18:.AG$200];MATCH([.$C294];[.$Y$18:.$Y$200]))=&quot;&quot;;&quot;&quot;;[.AG$17]&amp;&quot; = yes &quot;)" table:style-name="ce1"/>
          <table:table-cell office:value-type="string" office:string-value="" table:formula="of:=IF(INDEX([.AH$18:.AH$200];MATCH([.$C294];[.$Y$18:.$Y$200]))=&quot;&quot;;&quot;&quot;;[.AH$17]&amp;&quot; = yes &quot;)" table:style-name="ce1"/>
          <table:table-cell office:value-type="string" office:string-value="" table:formula="of:=IF(INDEX([.AI$18:.AI$200];MATCH([.$C29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88</text:p>
          </table:table-cell>
          <table:table-cell office:value-type="string" office:string-value="pc_geocrystalline" table:formula="of:=INDEX([.Y$18:.Y$200];[.K295])" table:style-name="ce1">
            <text:p>pc_geocrystalline</text:p>
          </table:table-cell>
          <table:table-cell office:value-type="string" office:string-value="pc_antarctic" table:formula="of:=INDEX([.$Z$7:.$AD$17];[.L295];[.M295])" table:style-name="ce1">
            <text:p>pc_antarctic</text:p>
          </table:table-cell>
          <table:table-cell office:value-type="string" office:string-value="@terraforming_cost_level_2" table:formula="of:=[.$X$8]&amp;[.N295]" table:style-name="ce1">
            <text:p>@terraforming_cost_level_2</text:p>
          </table:table-cell>
          <table:table-cell office:value-type="string" office:string-value="@terraforming_duration_level_2" table:formula="of:=[.$X$9]&amp;[.N295]" table:style-name="ce1">
            <text:p>@terraforming_duration_level_2</text:p>
          </table:table-cell>
          <table:table-cell office:value-type="float" office:value="0" table:formula="of:=[.O295]&amp;&quot;OR={&quot;&amp;CONCATENATE([.P295];[.Q295];[.R295];[.S295])&amp;&quot;}&quot;&quot;OR={&quot;&amp;CONCATENATE([.T295];[.U295];[.V295];[.W295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95]+1)" table:style-name="ce1">
            <text:p>tech2</text:p>
          </table:table-cell>
          <table:table-cell office:value-type="float" office:value="0" table:formula="of:=[.I294]" table:style-name="ce1">
            <text:p>0</text:p>
          </table:table-cell>
          <table:table-cell office:value-type="float" office:value="288" table:style-name="ce1">
            <text:p>288</text:p>
          </table:table-cell>
          <table:table-cell office:value-type="float" office:value="8" table:formula="of:=INT([.J295]/COUNTA([.$Z$7:.$AD$17]))+1" table:style-name="ce1">
            <text:p>8</text:p>
          </table:table-cell>
          <table:table-cell office:value-type="float" office:value="4" table:formula="of:=IF(INDEX([.$Z$7:.$AD$17];[.L294]+1;[.M294])=&quot;&quot;;1;[.L294]+1)" table:style-name="ce1">
            <text:p>4</text:p>
          </table:table-cell>
          <table:table-cell office:value-type="float" office:value="3" table:formula="of:=IF(INDEX([.$Z$7:.$AD$17];[.L294]+1;[.M294])=&quot;&quot;;IF([.M294]=5;1;[.M294]+1);[.M294])" table:style-name="ce1">
            <text:p>3</text:p>
          </table:table-cell>
          <table:table-cell office:value-type="float" office:value="2" table:formula="of:=IF([.B295]=[.C295];0;INDEX([.$Z$18:.$AD$25];INT([.$J295]/COUNTA([.$Z$7:.$AD$17]))+1;[.$M295]))" table:style-name="ce1">
            <text:p>2</text:p>
          </table:table-cell>
          <table:table-cell table:style-name="ce1"/>
          <table:table-cell office:value-type="string" office:string-value="" table:formula="of:=IF(INDEX([.AF$18:.AF$200];[.$K295])=&quot;&quot;;&quot;&quot;;[.AF$17]&amp;&quot; = yes &quot;)" table:style-name="ce1"/>
          <table:table-cell office:value-type="string" office:string-value="" table:formula="of:=IF(INDEX([.AG$18:.AG$200];[.$K295])=&quot;&quot;;&quot;&quot;;[.AG$17]&amp;&quot; = yes &quot;)" table:style-name="ce1"/>
          <table:table-cell office:value-type="string" office:string-value="" table:formula="of:=IF(INDEX([.AH$18:.AH$200];[.$K295])=&quot;&quot;;&quot;&quot;;[.AH$17]&amp;&quot; = yes &quot;)" table:style-name="ce1"/>
          <table:table-cell office:value-type="string" office:string-value="" table:formula="of:=IF(INDEX([.AI$18:.AI$200];[.$K295])=&quot;&quot;;&quot;&quot;;[.AI$17]&amp;&quot; = yes &quot;)" table:style-name="ce1"/>
          <table:table-cell office:value-type="float" office:value="0" table:formula="of:=IF(INDEX([.AF$18:.AF$200];MATCH([.$C295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295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295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295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89</text:p>
          </table:table-cell>
          <table:table-cell office:value-type="string" office:string-value="pc_geocrystalline" table:formula="of:=INDEX([.Y$18:.Y$200];[.K296])" table:style-name="ce1">
            <text:p>pc_geocrystalline</text:p>
          </table:table-cell>
          <table:table-cell office:value-type="string" office:string-value="pc_tundra" table:formula="of:=INDEX([.$Z$7:.$AD$17];[.L296];[.M296])" table:style-name="ce1">
            <text:p>pc_tundra</text:p>
          </table:table-cell>
          <table:table-cell office:value-type="string" office:string-value="@terraforming_cost_level_2" table:formula="of:=[.$X$8]&amp;[.N296]" table:style-name="ce1">
            <text:p>@terraforming_cost_level_2</text:p>
          </table:table-cell>
          <table:table-cell office:value-type="string" office:string-value="@terraforming_duration_level_2" table:formula="of:=[.$X$9]&amp;[.N296]" table:style-name="ce1">
            <text:p>@terraforming_duration_level_2</text:p>
          </table:table-cell>
          <table:table-cell office:value-type="string" office:string-value="OR={}&quot;OR={}" table:formula="of:=[.O296]&amp;&quot;OR={&quot;&amp;CONCATENATE([.P296];[.Q296];[.R296];[.S296])&amp;&quot;}&quot;&quot;OR={&quot;&amp;CONCATENATE([.T296];[.U296];[.V296];[.W29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96]+1)" table:style-name="ce1">
            <text:p>tech2</text:p>
          </table:table-cell>
          <table:table-cell office:value-type="float" office:value="0" table:formula="of:=[.I295]" table:style-name="ce1">
            <text:p>0</text:p>
          </table:table-cell>
          <table:table-cell office:value-type="float" office:value="289" table:style-name="ce1">
            <text:p>289</text:p>
          </table:table-cell>
          <table:table-cell office:value-type="float" office:value="8" table:formula="of:=INT([.J296]/COUNTA([.$Z$7:.$AD$17]))+1" table:style-name="ce1">
            <text:p>8</text:p>
          </table:table-cell>
          <table:table-cell office:value-type="float" office:value="5" table:formula="of:=IF(INDEX([.$Z$7:.$AD$17];[.L295]+1;[.M295])=&quot;&quot;;1;[.L295]+1)" table:style-name="ce1">
            <text:p>5</text:p>
          </table:table-cell>
          <table:table-cell office:value-type="float" office:value="3" table:formula="of:=IF(INDEX([.$Z$7:.$AD$17];[.L295]+1;[.M295])=&quot;&quot;;IF([.M295]=5;1;[.M295]+1);[.M295])" table:style-name="ce1">
            <text:p>3</text:p>
          </table:table-cell>
          <table:table-cell office:value-type="float" office:value="2" table:formula="of:=IF([.B296]=[.C296];0;INDEX([.$Z$18:.$AD$25];INT([.$J296]/COUNTA([.$Z$7:.$AD$17]))+1;[.$M296]))" table:style-name="ce1">
            <text:p>2</text:p>
          </table:table-cell>
          <table:table-cell table:style-name="ce1"/>
          <table:table-cell office:value-type="string" office:string-value="" table:formula="of:=IF(INDEX([.AF$18:.AF$200];[.$K296])=&quot;&quot;;&quot;&quot;;[.AF$17]&amp;&quot; = yes &quot;)" table:style-name="ce1"/>
          <table:table-cell office:value-type="string" office:string-value="" table:formula="of:=IF(INDEX([.AG$18:.AG$200];[.$K296])=&quot;&quot;;&quot;&quot;;[.AG$17]&amp;&quot; = yes &quot;)" table:style-name="ce1"/>
          <table:table-cell office:value-type="string" office:string-value="" table:formula="of:=IF(INDEX([.AH$18:.AH$200];[.$K296])=&quot;&quot;;&quot;&quot;;[.AH$17]&amp;&quot; = yes &quot;)" table:style-name="ce1"/>
          <table:table-cell office:value-type="string" office:string-value="" table:formula="of:=IF(INDEX([.AI$18:.AI$200];[.$K296])=&quot;&quot;;&quot;&quot;;[.AI$17]&amp;&quot; = yes &quot;)" table:style-name="ce1"/>
          <table:table-cell office:value-type="string" office:string-value="" table:formula="of:=IF(INDEX([.AF$18:.AF$200];MATCH([.$C296];[.$Y$18:.$Y$200]))=&quot;&quot;;&quot;&quot;;[.AF$17]&amp;&quot; = yes &quot;)" table:style-name="ce1"/>
          <table:table-cell office:value-type="string" office:string-value="" table:formula="of:=IF(INDEX([.AG$18:.AG$200];MATCH([.$C296];[.$Y$18:.$Y$200]))=&quot;&quot;;&quot;&quot;;[.AG$17]&amp;&quot; = yes &quot;)" table:style-name="ce1"/>
          <table:table-cell office:value-type="string" office:string-value="" table:formula="of:=IF(INDEX([.AH$18:.AH$200];MATCH([.$C296];[.$Y$18:.$Y$200]))=&quot;&quot;;&quot;&quot;;[.AH$17]&amp;&quot; = yes &quot;)" table:style-name="ce1"/>
          <table:table-cell office:value-type="string" office:string-value="" table:formula="of:=IF(INDEX([.AI$18:.AI$200];MATCH([.$C29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90</text:p>
          </table:table-cell>
          <table:table-cell office:value-type="string" office:string-value="pc_geocrystalline" table:formula="of:=INDEX([.Y$18:.Y$200];[.K297])" table:style-name="ce1">
            <text:p>pc_geocrystalline</text:p>
          </table:table-cell>
          <table:table-cell office:value-type="string" office:string-value="pc_alpine" table:formula="of:=INDEX([.$Z$7:.$AD$17];[.L297];[.M297])" table:style-name="ce1">
            <text:p>pc_alpine</text:p>
          </table:table-cell>
          <table:table-cell office:value-type="string" office:string-value="@terraforming_cost_level_2" table:formula="of:=[.$X$8]&amp;[.N297]" table:style-name="ce1">
            <text:p>@terraforming_cost_level_2</text:p>
          </table:table-cell>
          <table:table-cell office:value-type="string" office:string-value="@terraforming_duration_level_2" table:formula="of:=[.$X$9]&amp;[.N297]" table:style-name="ce1">
            <text:p>@terraforming_duration_level_2</text:p>
          </table:table-cell>
          <table:table-cell office:value-type="float" office:value="0" table:formula="of:=[.O297]&amp;&quot;OR={&quot;&amp;CONCATENATE([.P297];[.Q297];[.R297];[.S297])&amp;&quot;}&quot;&quot;OR={&quot;&amp;CONCATENATE([.T297];[.U297];[.V297];[.W297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97]+1)" table:style-name="ce1">
            <text:p>tech2</text:p>
          </table:table-cell>
          <table:table-cell office:value-type="float" office:value="0" table:formula="of:=[.I296]" table:style-name="ce1">
            <text:p>0</text:p>
          </table:table-cell>
          <table:table-cell office:value-type="float" office:value="290" table:style-name="ce1">
            <text:p>290</text:p>
          </table:table-cell>
          <table:table-cell office:value-type="float" office:value="8" table:formula="of:=INT([.J297]/COUNTA([.$Z$7:.$AD$17]))+1" table:style-name="ce1">
            <text:p>8</text:p>
          </table:table-cell>
          <table:table-cell office:value-type="float" office:value="6" table:formula="of:=IF(INDEX([.$Z$7:.$AD$17];[.L296]+1;[.M296])=&quot;&quot;;1;[.L296]+1)" table:style-name="ce1">
            <text:p>6</text:p>
          </table:table-cell>
          <table:table-cell office:value-type="float" office:value="3" table:formula="of:=IF(INDEX([.$Z$7:.$AD$17];[.L296]+1;[.M296])=&quot;&quot;;IF([.M296]=5;1;[.M296]+1);[.M296])" table:style-name="ce1">
            <text:p>3</text:p>
          </table:table-cell>
          <table:table-cell office:value-type="float" office:value="2" table:formula="of:=IF([.B297]=[.C297];0;INDEX([.$Z$18:.$AD$25];INT([.$J297]/COUNTA([.$Z$7:.$AD$17]))+1;[.$M297]))" table:style-name="ce1">
            <text:p>2</text:p>
          </table:table-cell>
          <table:table-cell table:style-name="ce1"/>
          <table:table-cell office:value-type="string" office:string-value="" table:formula="of:=IF(INDEX([.AF$18:.AF$200];[.$K297])=&quot;&quot;;&quot;&quot;;[.AF$17]&amp;&quot; = yes &quot;)" table:style-name="ce1"/>
          <table:table-cell office:value-type="string" office:string-value="" table:formula="of:=IF(INDEX([.AG$18:.AG$200];[.$K297])=&quot;&quot;;&quot;&quot;;[.AG$17]&amp;&quot; = yes &quot;)" table:style-name="ce1"/>
          <table:table-cell office:value-type="string" office:string-value="" table:formula="of:=IF(INDEX([.AH$18:.AH$200];[.$K297])=&quot;&quot;;&quot;&quot;;[.AH$17]&amp;&quot; = yes &quot;)" table:style-name="ce1"/>
          <table:table-cell office:value-type="string" office:string-value="" table:formula="of:=IF(INDEX([.AI$18:.AI$200];[.$K297])=&quot;&quot;;&quot;&quot;;[.AI$17]&amp;&quot; = yes &quot;)" table:style-name="ce1"/>
          <table:table-cell office:value-type="float" office:value="0" table:formula="of:=IF(INDEX([.AF$18:.AF$200];MATCH([.$C297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297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297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297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91</text:p>
          </table:table-cell>
          <table:table-cell office:value-type="string" office:string-value="pc_geocrystalline" table:formula="of:=INDEX([.Y$18:.Y$200];[.K298])" table:style-name="ce1">
            <text:p>pc_geocrystalline</text:p>
          </table:table-cell>
          <table:table-cell office:value-type="string" office:string-value="pc_greenhouse_cold" table:formula="of:=INDEX([.$Z$7:.$AD$17];[.L298];[.M298])" table:style-name="ce1">
            <text:p>pc_greenhouse_cold</text:p>
          </table:table-cell>
          <table:table-cell office:value-type="string" office:string-value="@terraforming_cost_level_2" table:formula="of:=[.$X$8]&amp;[.N298]" table:style-name="ce1">
            <text:p>@terraforming_cost_level_2</text:p>
          </table:table-cell>
          <table:table-cell office:value-type="string" office:string-value="@terraforming_duration_level_2" table:formula="of:=[.$X$9]&amp;[.N298]" table:style-name="ce1">
            <text:p>@terraforming_duration_level_2</text:p>
          </table:table-cell>
          <table:table-cell office:value-type="string" office:string-value="OR={}&quot;OR={}" table:formula="of:=[.O298]&amp;&quot;OR={&quot;&amp;CONCATENATE([.P298];[.Q298];[.R298];[.S298])&amp;&quot;}&quot;&quot;OR={&quot;&amp;CONCATENATE([.T298];[.U298];[.V298];[.W29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2" table:formula="of:=INDEX([.$X$10:.$X$17];[.N298]+1)" table:style-name="ce1">
            <text:p>tech2</text:p>
          </table:table-cell>
          <table:table-cell office:value-type="float" office:value="0" table:formula="of:=[.I297]" table:style-name="ce1">
            <text:p>0</text:p>
          </table:table-cell>
          <table:table-cell office:value-type="float" office:value="291" table:style-name="ce1">
            <text:p>291</text:p>
          </table:table-cell>
          <table:table-cell office:value-type="float" office:value="8" table:formula="of:=INT([.J298]/COUNTA([.$Z$7:.$AD$17]))+1" table:style-name="ce1">
            <text:p>8</text:p>
          </table:table-cell>
          <table:table-cell office:value-type="float" office:value="7" table:formula="of:=IF(INDEX([.$Z$7:.$AD$17];[.L297]+1;[.M297])=&quot;&quot;;1;[.L297]+1)" table:style-name="ce1">
            <text:p>7</text:p>
          </table:table-cell>
          <table:table-cell office:value-type="float" office:value="3" table:formula="of:=IF(INDEX([.$Z$7:.$AD$17];[.L297]+1;[.M297])=&quot;&quot;;IF([.M297]=5;1;[.M297]+1);[.M297])" table:style-name="ce1">
            <text:p>3</text:p>
          </table:table-cell>
          <table:table-cell office:value-type="float" office:value="2" table:formula="of:=IF([.B298]=[.C298];0;INDEX([.$Z$18:.$AD$25];INT([.$J298]/COUNTA([.$Z$7:.$AD$17]))+1;[.$M298]))" table:style-name="ce1">
            <text:p>2</text:p>
          </table:table-cell>
          <table:table-cell table:style-name="ce1"/>
          <table:table-cell office:value-type="string" office:string-value="" table:formula="of:=IF(INDEX([.AF$18:.AF$200];[.$K298])=&quot;&quot;;&quot;&quot;;[.AF$17]&amp;&quot; = yes &quot;)" table:style-name="ce1"/>
          <table:table-cell office:value-type="string" office:string-value="" table:formula="of:=IF(INDEX([.AG$18:.AG$200];[.$K298])=&quot;&quot;;&quot;&quot;;[.AG$17]&amp;&quot; = yes &quot;)" table:style-name="ce1"/>
          <table:table-cell office:value-type="string" office:string-value="" table:formula="of:=IF(INDEX([.AH$18:.AH$200];[.$K298])=&quot;&quot;;&quot;&quot;;[.AH$17]&amp;&quot; = yes &quot;)" table:style-name="ce1"/>
          <table:table-cell office:value-type="string" office:string-value="" table:formula="of:=IF(INDEX([.AI$18:.AI$200];[.$K298])=&quot;&quot;;&quot;&quot;;[.AI$17]&amp;&quot; = yes &quot;)" table:style-name="ce1"/>
          <table:table-cell office:value-type="string" office:string-value="" table:formula="of:=IF(INDEX([.AF$18:.AF$200];MATCH([.$C298];[.$Y$18:.$Y$200]))=&quot;&quot;;&quot;&quot;;[.AF$17]&amp;&quot; = yes &quot;)" table:style-name="ce1"/>
          <table:table-cell office:value-type="string" office:string-value="" table:formula="of:=IF(INDEX([.AG$18:.AG$200];MATCH([.$C298];[.$Y$18:.$Y$200]))=&quot;&quot;;&quot;&quot;;[.AG$17]&amp;&quot; = yes &quot;)" table:style-name="ce1"/>
          <table:table-cell office:value-type="string" office:string-value="" table:formula="of:=IF(INDEX([.AH$18:.AH$200];MATCH([.$C298];[.$Y$18:.$Y$200]))=&quot;&quot;;&quot;&quot;;[.AH$17]&amp;&quot; = yes &quot;)" table:style-name="ce1"/>
          <table:table-cell office:value-type="string" office:string-value="" table:formula="of:=IF(INDEX([.AI$18:.AI$200];MATCH([.$C29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92</text:p>
          </table:table-cell>
          <table:table-cell office:value-type="string" office:string-value="pc_geocrystalline" table:formula="of:=INDEX([.Y$18:.Y$200];[.K299])" table:style-name="ce1">
            <text:p>pc_geocrystalline</text:p>
          </table:table-cell>
          <table:table-cell office:value-type="string" office:string-value="pc_arctic" table:formula="of:=INDEX([.$Z$7:.$AD$17];[.L299];[.M299])" table:style-name="ce1">
            <text:p>pc_arctic</text:p>
          </table:table-cell>
          <table:table-cell office:value-type="string" office:string-value="@terraforming_cost_level_3" table:formula="of:=[.$X$8]&amp;[.N299]" table:style-name="ce1">
            <text:p>@terraforming_cost_level_3</text:p>
          </table:table-cell>
          <table:table-cell office:value-type="string" office:string-value="@terraforming_duration_level_3" table:formula="of:=[.$X$9]&amp;[.N299]" table:style-name="ce1">
            <text:p>@terraforming_duration_level_3</text:p>
          </table:table-cell>
          <table:table-cell office:value-type="float" office:value="0" table:formula="of:=[.O299]&amp;&quot;OR={&quot;&amp;CONCATENATE([.P299];[.Q299];[.R299];[.S299])&amp;&quot;}&quot;&quot;OR={&quot;&amp;CONCATENATE([.T299];[.U299];[.V299];[.W299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299]+1)" table:style-name="ce1">
            <text:p>tech3</text:p>
          </table:table-cell>
          <table:table-cell office:value-type="float" office:value="0" table:formula="of:=[.I298]" table:style-name="ce1">
            <text:p>0</text:p>
          </table:table-cell>
          <table:table-cell office:value-type="float" office:value="292" table:style-name="ce1">
            <text:p>292</text:p>
          </table:table-cell>
          <table:table-cell office:value-type="float" office:value="8" table:formula="of:=INT([.J299]/COUNTA([.$Z$7:.$AD$17]))+1" table:style-name="ce1">
            <text:p>8</text:p>
          </table:table-cell>
          <table:table-cell office:value-type="float" office:value="1" table:formula="of:=IF(INDEX([.$Z$7:.$AD$17];[.L298]+1;[.M298])=&quot;&quot;;1;[.L298]+1)" table:style-name="ce1">
            <text:p>1</text:p>
          </table:table-cell>
          <table:table-cell office:value-type="float" office:value="4" table:formula="of:=IF(INDEX([.$Z$7:.$AD$17];[.L298]+1;[.M298])=&quot;&quot;;IF([.M298]=5;1;[.M298]+1);[.M298])" table:style-name="ce1">
            <text:p>4</text:p>
          </table:table-cell>
          <table:table-cell office:value-type="float" office:value="3" table:formula="of:=IF([.B299]=[.C299];0;INDEX([.$Z$18:.$AD$25];INT([.$J299]/COUNTA([.$Z$7:.$AD$17]))+1;[.$M299]))" table:style-name="ce1">
            <text:p>3</text:p>
          </table:table-cell>
          <table:table-cell table:style-name="ce1"/>
          <table:table-cell office:value-type="string" office:string-value="" table:formula="of:=IF(INDEX([.AF$18:.AF$200];[.$K299])=&quot;&quot;;&quot;&quot;;[.AF$17]&amp;&quot; = yes &quot;)" table:style-name="ce1"/>
          <table:table-cell office:value-type="string" office:string-value="" table:formula="of:=IF(INDEX([.AG$18:.AG$200];[.$K299])=&quot;&quot;;&quot;&quot;;[.AG$17]&amp;&quot; = yes &quot;)" table:style-name="ce1"/>
          <table:table-cell office:value-type="string" office:string-value="" table:formula="of:=IF(INDEX([.AH$18:.AH$200];[.$K299])=&quot;&quot;;&quot;&quot;;[.AH$17]&amp;&quot; = yes &quot;)" table:style-name="ce1"/>
          <table:table-cell office:value-type="string" office:string-value="" table:formula="of:=IF(INDEX([.AI$18:.AI$200];[.$K299])=&quot;&quot;;&quot;&quot;;[.AI$17]&amp;&quot; = yes &quot;)" table:style-name="ce1"/>
          <table:table-cell office:value-type="float" office:value="0" table:formula="of:=IF(INDEX([.AF$18:.AF$200];MATCH([.$C299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299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299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299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93</text:p>
          </table:table-cell>
          <table:table-cell office:value-type="string" office:string-value="pc_geocrystalline" table:formula="of:=INDEX([.Y$18:.Y$200];[.K300])" table:style-name="ce1">
            <text:p>pc_geocrystalline</text:p>
          </table:table-cell>
          <table:table-cell office:value-type="string" office:string-value="pc_swamp" table:formula="of:=INDEX([.$Z$7:.$AD$17];[.L300];[.M300])" table:style-name="ce1">
            <text:p>pc_swamp</text:p>
          </table:table-cell>
          <table:table-cell office:value-type="string" office:string-value="@terraforming_cost_level_3" table:formula="of:=[.$X$8]&amp;[.N300]" table:style-name="ce1">
            <text:p>@terraforming_cost_level_3</text:p>
          </table:table-cell>
          <table:table-cell office:value-type="string" office:string-value="@terraforming_duration_level_3" table:formula="of:=[.$X$9]&amp;[.N300]" table:style-name="ce1">
            <text:p>@terraforming_duration_level_3</text:p>
          </table:table-cell>
          <table:table-cell office:value-type="string" office:string-value="OR={}&quot;OR={}" table:formula="of:=[.O300]&amp;&quot;OR={&quot;&amp;CONCATENATE([.P300];[.Q300];[.R300];[.S300])&amp;&quot;}&quot;&quot;OR={&quot;&amp;CONCATENATE([.T300];[.U300];[.V300];[.W30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300]+1)" table:style-name="ce1">
            <text:p>tech3</text:p>
          </table:table-cell>
          <table:table-cell office:value-type="float" office:value="0" table:formula="of:=[.I299]" table:style-name="ce1">
            <text:p>0</text:p>
          </table:table-cell>
          <table:table-cell office:value-type="float" office:value="293" table:style-name="ce1">
            <text:p>293</text:p>
          </table:table-cell>
          <table:table-cell office:value-type="float" office:value="8" table:formula="of:=INT([.J300]/COUNTA([.$Z$7:.$AD$17]))+1" table:style-name="ce1">
            <text:p>8</text:p>
          </table:table-cell>
          <table:table-cell office:value-type="float" office:value="2" table:formula="of:=IF(INDEX([.$Z$7:.$AD$17];[.L299]+1;[.M299])=&quot;&quot;;1;[.L299]+1)" table:style-name="ce1">
            <text:p>2</text:p>
          </table:table-cell>
          <table:table-cell office:value-type="float" office:value="4" table:formula="of:=IF(INDEX([.$Z$7:.$AD$17];[.L299]+1;[.M299])=&quot;&quot;;IF([.M299]=5;1;[.M299]+1);[.M299])" table:style-name="ce1">
            <text:p>4</text:p>
          </table:table-cell>
          <table:table-cell office:value-type="float" office:value="3" table:formula="of:=IF([.B300]=[.C300];0;INDEX([.$Z$18:.$AD$25];INT([.$J300]/COUNTA([.$Z$7:.$AD$17]))+1;[.$M300]))" table:style-name="ce1">
            <text:p>3</text:p>
          </table:table-cell>
          <table:table-cell table:style-name="ce1"/>
          <table:table-cell office:value-type="string" office:string-value="" table:formula="of:=IF(INDEX([.AF$18:.AF$200];[.$K300])=&quot;&quot;;&quot;&quot;;[.AF$17]&amp;&quot; = yes &quot;)" table:style-name="ce1"/>
          <table:table-cell office:value-type="string" office:string-value="" table:formula="of:=IF(INDEX([.AG$18:.AG$200];[.$K300])=&quot;&quot;;&quot;&quot;;[.AG$17]&amp;&quot; = yes &quot;)" table:style-name="ce1"/>
          <table:table-cell office:value-type="string" office:string-value="" table:formula="of:=IF(INDEX([.AH$18:.AH$200];[.$K300])=&quot;&quot;;&quot;&quot;;[.AH$17]&amp;&quot; = yes &quot;)" table:style-name="ce1"/>
          <table:table-cell office:value-type="string" office:string-value="" table:formula="of:=IF(INDEX([.AI$18:.AI$200];[.$K300])=&quot;&quot;;&quot;&quot;;[.AI$17]&amp;&quot; = yes &quot;)" table:style-name="ce1"/>
          <table:table-cell office:value-type="string" office:string-value="" table:formula="of:=IF(INDEX([.AF$18:.AF$200];MATCH([.$C300];[.$Y$18:.$Y$200]))=&quot;&quot;;&quot;&quot;;[.AF$17]&amp;&quot; = yes &quot;)" table:style-name="ce1"/>
          <table:table-cell office:value-type="string" office:string-value="" table:formula="of:=IF(INDEX([.AG$18:.AG$200];MATCH([.$C300];[.$Y$18:.$Y$200]))=&quot;&quot;;&quot;&quot;;[.AG$17]&amp;&quot; = yes &quot;)" table:style-name="ce1"/>
          <table:table-cell office:value-type="string" office:string-value="" table:formula="of:=IF(INDEX([.AH$18:.AH$200];MATCH([.$C300];[.$Y$18:.$Y$200]))=&quot;&quot;;&quot;&quot;;[.AH$17]&amp;&quot; = yes &quot;)" table:style-name="ce1"/>
          <table:table-cell office:value-type="string" office:string-value="" table:formula="of:=IF(INDEX([.AI$18:.AI$200];MATCH([.$C30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94</text:p>
          </table:table-cell>
          <table:table-cell office:value-type="string" office:string-value="pc_geocrystalline" table:formula="of:=INDEX([.Y$18:.Y$200];[.K301])" table:style-name="ce1">
            <text:p>pc_geocrystalline</text:p>
          </table:table-cell>
          <table:table-cell office:value-type="string" office:string-value="pc_cascadian" table:formula="of:=INDEX([.$Z$7:.$AD$17];[.L301];[.M301])" table:style-name="ce1">
            <text:p>pc_cascadian</text:p>
          </table:table-cell>
          <table:table-cell office:value-type="string" office:string-value="@terraforming_cost_level_3" table:formula="of:=[.$X$8]&amp;[.N301]" table:style-name="ce1">
            <text:p>@terraforming_cost_level_3</text:p>
          </table:table-cell>
          <table:table-cell office:value-type="string" office:string-value="@terraforming_duration_level_3" table:formula="of:=[.$X$9]&amp;[.N301]" table:style-name="ce1">
            <text:p>@terraforming_duration_level_3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301]&amp;&quot;OR={&quot;&amp;CONCATENATE([.P301];[.Q301];[.R301];[.S301])&amp;&quot;}&quot;&quot;OR={&quot;&amp;CONCATENATE([.T301];[.U301];[.V301];[.W301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301]+1)" table:style-name="ce1">
            <text:p>tech3</text:p>
          </table:table-cell>
          <table:table-cell office:value-type="float" office:value="0" table:formula="of:=[.I300]" table:style-name="ce1">
            <text:p>0</text:p>
          </table:table-cell>
          <table:table-cell office:value-type="float" office:value="294" table:style-name="ce1">
            <text:p>294</text:p>
          </table:table-cell>
          <table:table-cell office:value-type="float" office:value="8" table:formula="of:=INT([.J301]/COUNTA([.$Z$7:.$AD$17]))+1" table:style-name="ce1">
            <text:p>8</text:p>
          </table:table-cell>
          <table:table-cell office:value-type="float" office:value="3" table:formula="of:=IF(INDEX([.$Z$7:.$AD$17];[.L300]+1;[.M300])=&quot;&quot;;1;[.L300]+1)" table:style-name="ce1">
            <text:p>3</text:p>
          </table:table-cell>
          <table:table-cell office:value-type="float" office:value="4" table:formula="of:=IF(INDEX([.$Z$7:.$AD$17];[.L300]+1;[.M300])=&quot;&quot;;IF([.M300]=5;1;[.M300]+1);[.M300])" table:style-name="ce1">
            <text:p>4</text:p>
          </table:table-cell>
          <table:table-cell office:value-type="float" office:value="3" table:formula="of:=IF([.B301]=[.C301];0;INDEX([.$Z$18:.$AD$25];INT([.$J301]/COUNTA([.$Z$7:.$AD$17]))+1;[.$M301]))" table:style-name="ce1">
            <text:p>3</text:p>
          </table:table-cell>
          <table:table-cell table:style-name="ce1"/>
          <table:table-cell office:value-type="string" office:string-value="" table:formula="of:=IF(INDEX([.AF$18:.AF$200];[.$K301])=&quot;&quot;;&quot;&quot;;[.AF$17]&amp;&quot; = yes &quot;)" table:style-name="ce1"/>
          <table:table-cell office:value-type="string" office:string-value="" table:formula="of:=IF(INDEX([.AG$18:.AG$200];[.$K301])=&quot;&quot;;&quot;&quot;;[.AG$17]&amp;&quot; = yes &quot;)" table:style-name="ce1"/>
          <table:table-cell office:value-type="string" office:string-value="" table:formula="of:=IF(INDEX([.AH$18:.AH$200];[.$K301])=&quot;&quot;;&quot;&quot;;[.AH$17]&amp;&quot; = yes &quot;)" table:style-name="ce1"/>
          <table:table-cell office:value-type="string" office:string-value="" table:formula="of:=IF(INDEX([.AI$18:.AI$200];[.$K301])=&quot;&quot;;&quot;&quot;;[.AI$17]&amp;&quot; = yes &quot;)" table:style-name="ce1"/>
          <table:table-cell office:value-type="string" office:string-value="planetary_diversity_enabled = yes " table:formula="of:=IF(INDEX([.AF$18:.AF$200];MATCH([.$C301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301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301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301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295</text:p>
          </table:table-cell>
          <table:table-cell office:value-type="string" office:string-value="pc_geocrystalline" table:formula="of:=INDEX([.Y$18:.Y$200];[.K302])" table:style-name="ce1">
            <text:p>pc_geocrystalline</text:p>
          </table:table-cell>
          <table:table-cell office:value-type="string" office:string-value="pc_geothermal" table:formula="of:=INDEX([.$Z$7:.$AD$17];[.L302];[.M302])" table:style-name="ce1">
            <text:p>pc_geothermal</text:p>
          </table:table-cell>
          <table:table-cell office:value-type="string" office:string-value="@terraforming_cost_level_3" table:formula="of:=[.$X$8]&amp;[.N302]" table:style-name="ce1">
            <text:p>@terraforming_cost_level_3</text:p>
          </table:table-cell>
          <table:table-cell office:value-type="string" office:string-value="@terraforming_duration_level_3" table:formula="of:=[.$X$9]&amp;[.N302]" table:style-name="ce1">
            <text:p>@terraforming_duration_level_3</text:p>
          </table:table-cell>
          <table:table-cell office:value-type="string" office:string-value="OR={}&quot;OR={}" table:formula="of:=[.O302]&amp;&quot;OR={&quot;&amp;CONCATENATE([.P302];[.Q302];[.R302];[.S302])&amp;&quot;}&quot;&quot;OR={&quot;&amp;CONCATENATE([.T302];[.U302];[.V302];[.W30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302]+1)" table:style-name="ce1">
            <text:p>tech3</text:p>
          </table:table-cell>
          <table:table-cell office:value-type="float" office:value="0" table:formula="of:=[.I301]" table:style-name="ce1">
            <text:p>0</text:p>
          </table:table-cell>
          <table:table-cell office:value-type="float" office:value="295" table:style-name="ce1">
            <text:p>295</text:p>
          </table:table-cell>
          <table:table-cell office:value-type="float" office:value="8" table:formula="of:=INT([.J302]/COUNTA([.$Z$7:.$AD$17]))+1" table:style-name="ce1">
            <text:p>8</text:p>
          </table:table-cell>
          <table:table-cell office:value-type="float" office:value="4" table:formula="of:=IF(INDEX([.$Z$7:.$AD$17];[.L301]+1;[.M301])=&quot;&quot;;1;[.L301]+1)" table:style-name="ce1">
            <text:p>4</text:p>
          </table:table-cell>
          <table:table-cell office:value-type="float" office:value="4" table:formula="of:=IF(INDEX([.$Z$7:.$AD$17];[.L301]+1;[.M301])=&quot;&quot;;IF([.M301]=5;1;[.M301]+1);[.M301])" table:style-name="ce1">
            <text:p>4</text:p>
          </table:table-cell>
          <table:table-cell office:value-type="float" office:value="3" table:formula="of:=IF([.B302]=[.C302];0;INDEX([.$Z$18:.$AD$25];INT([.$J302]/COUNTA([.$Z$7:.$AD$17]))+1;[.$M302]))" table:style-name="ce1">
            <text:p>3</text:p>
          </table:table-cell>
          <table:table-cell table:style-name="ce1"/>
          <table:table-cell office:value-type="string" office:string-value="" table:formula="of:=IF(INDEX([.AF$18:.AF$200];[.$K302])=&quot;&quot;;&quot;&quot;;[.AF$17]&amp;&quot; = yes &quot;)" table:style-name="ce1"/>
          <table:table-cell office:value-type="string" office:string-value="" table:formula="of:=IF(INDEX([.AG$18:.AG$200];[.$K302])=&quot;&quot;;&quot;&quot;;[.AG$17]&amp;&quot; = yes &quot;)" table:style-name="ce1"/>
          <table:table-cell office:value-type="string" office:string-value="" table:formula="of:=IF(INDEX([.AH$18:.AH$200];[.$K302])=&quot;&quot;;&quot;&quot;;[.AH$17]&amp;&quot; = yes &quot;)" table:style-name="ce1"/>
          <table:table-cell office:value-type="string" office:string-value="" table:formula="of:=IF(INDEX([.AI$18:.AI$200];[.$K302])=&quot;&quot;;&quot;&quot;;[.AI$17]&amp;&quot; = yes &quot;)" table:style-name="ce1"/>
          <table:table-cell office:value-type="string" office:string-value="" table:formula="of:=IF(INDEX([.AF$18:.AF$200];MATCH([.$C302];[.$Y$18:.$Y$200]))=&quot;&quot;;&quot;&quot;;[.AF$17]&amp;&quot; = yes &quot;)" table:style-name="ce1"/>
          <table:table-cell office:value-type="string" office:string-value="" table:formula="of:=IF(INDEX([.AG$18:.AG$200];MATCH([.$C302];[.$Y$18:.$Y$200]))=&quot;&quot;;&quot;&quot;;[.AG$17]&amp;&quot; = yes &quot;)" table:style-name="ce1"/>
          <table:table-cell office:value-type="string" office:string-value="" table:formula="of:=IF(INDEX([.AH$18:.AH$200];MATCH([.$C302];[.$Y$18:.$Y$200]))=&quot;&quot;;&quot;&quot;;[.AH$17]&amp;&quot; = yes &quot;)" table:style-name="ce1"/>
          <table:table-cell office:value-type="string" office:string-value="" table:formula="of:=IF(INDEX([.AI$18:.AI$200];MATCH([.$C30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96</text:p>
          </table:table-cell>
          <table:table-cell office:value-type="string" office:string-value="pc_geocrystalline" table:formula="of:=INDEX([.Y$18:.Y$200];[.K303])" table:style-name="ce1">
            <text:p>pc_geocrystalline</text:p>
          </table:table-cell>
          <table:table-cell office:value-type="string" office:string-value="pc_glacial" table:formula="of:=INDEX([.$Z$7:.$AD$17];[.L303];[.M303])" table:style-name="ce1">
            <text:p>pc_glacial</text:p>
          </table:table-cell>
          <table:table-cell office:value-type="string" office:string-value="@terraforming_cost_level_3" table:formula="of:=[.$X$8]&amp;[.N303]" table:style-name="ce1">
            <text:p>@terraforming_cost_level_3</text:p>
          </table:table-cell>
          <table:table-cell office:value-type="string" office:string-value="@terraforming_duration_level_3" table:formula="of:=[.$X$9]&amp;[.N303]" table:style-name="ce1">
            <text:p>@terraforming_duration_level_3</text:p>
          </table:table-cell>
          <table:table-cell office:value-type="string" office:string-value="OR={}&quot;OR={}" table:formula="of:=[.O303]&amp;&quot;OR={&quot;&amp;CONCATENATE([.P303];[.Q303];[.R303];[.S303])&amp;&quot;}&quot;&quot;OR={&quot;&amp;CONCATENATE([.T303];[.U303];[.V303];[.W30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303]+1)" table:style-name="ce1">
            <text:p>tech3</text:p>
          </table:table-cell>
          <table:table-cell office:value-type="float" office:value="0" table:formula="of:=[.I302]" table:style-name="ce1">
            <text:p>0</text:p>
          </table:table-cell>
          <table:table-cell office:value-type="float" office:value="296" table:style-name="ce1">
            <text:p>296</text:p>
          </table:table-cell>
          <table:table-cell office:value-type="float" office:value="8" table:formula="of:=INT([.J303]/COUNTA([.$Z$7:.$AD$17]))+1" table:style-name="ce1">
            <text:p>8</text:p>
          </table:table-cell>
          <table:table-cell office:value-type="float" office:value="5" table:formula="of:=IF(INDEX([.$Z$7:.$AD$17];[.L302]+1;[.M302])=&quot;&quot;;1;[.L302]+1)" table:style-name="ce1">
            <text:p>5</text:p>
          </table:table-cell>
          <table:table-cell office:value-type="float" office:value="4" table:formula="of:=IF(INDEX([.$Z$7:.$AD$17];[.L302]+1;[.M302])=&quot;&quot;;IF([.M302]=5;1;[.M302]+1);[.M302])" table:style-name="ce1">
            <text:p>4</text:p>
          </table:table-cell>
          <table:table-cell office:value-type="float" office:value="3" table:formula="of:=IF([.B303]=[.C303];0;INDEX([.$Z$18:.$AD$25];INT([.$J303]/COUNTA([.$Z$7:.$AD$17]))+1;[.$M303]))" table:style-name="ce1">
            <text:p>3</text:p>
          </table:table-cell>
          <table:table-cell table:style-name="ce1"/>
          <table:table-cell office:value-type="string" office:string-value="" table:formula="of:=IF(INDEX([.AF$18:.AF$200];[.$K303])=&quot;&quot;;&quot;&quot;;[.AF$17]&amp;&quot; = yes &quot;)" table:style-name="ce1"/>
          <table:table-cell office:value-type="string" office:string-value="" table:formula="of:=IF(INDEX([.AG$18:.AG$200];[.$K303])=&quot;&quot;;&quot;&quot;;[.AG$17]&amp;&quot; = yes &quot;)" table:style-name="ce1"/>
          <table:table-cell office:value-type="string" office:string-value="" table:formula="of:=IF(INDEX([.AH$18:.AH$200];[.$K303])=&quot;&quot;;&quot;&quot;;[.AH$17]&amp;&quot; = yes &quot;)" table:style-name="ce1"/>
          <table:table-cell office:value-type="string" office:string-value="" table:formula="of:=IF(INDEX([.AI$18:.AI$200];[.$K303])=&quot;&quot;;&quot;&quot;;[.AI$17]&amp;&quot; = yes &quot;)" table:style-name="ce1"/>
          <table:table-cell office:value-type="string" office:string-value="" table:formula="of:=IF(INDEX([.AF$18:.AF$200];MATCH([.$C303];[.$Y$18:.$Y$200]))=&quot;&quot;;&quot;&quot;;[.AF$17]&amp;&quot; = yes &quot;)" table:style-name="ce1"/>
          <table:table-cell office:value-type="string" office:string-value="" table:formula="of:=IF(INDEX([.AG$18:.AG$200];MATCH([.$C303];[.$Y$18:.$Y$200]))=&quot;&quot;;&quot;&quot;;[.AG$17]&amp;&quot; = yes &quot;)" table:style-name="ce1"/>
          <table:table-cell office:value-type="string" office:string-value="" table:formula="of:=IF(INDEX([.AH$18:.AH$200];MATCH([.$C303];[.$Y$18:.$Y$200]))=&quot;&quot;;&quot;&quot;;[.AH$17]&amp;&quot; = yes &quot;)" table:style-name="ce1"/>
          <table:table-cell office:value-type="string" office:string-value="" table:formula="of:=IF(INDEX([.AI$18:.AI$200];MATCH([.$C30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97</text:p>
          </table:table-cell>
          <table:table-cell office:value-type="string" office:string-value="pc_geocrystalline" table:formula="of:=INDEX([.Y$18:.Y$200];[.K304])" table:style-name="ce1">
            <text:p>pc_geocrystalline</text:p>
          </table:table-cell>
          <table:table-cell office:value-type="string" office:string-value="pc_subarctic" table:formula="of:=INDEX([.$Z$7:.$AD$17];[.L304];[.M304])" table:style-name="ce1">
            <text:p>pc_subarctic</text:p>
          </table:table-cell>
          <table:table-cell office:value-type="string" office:string-value="@terraforming_cost_level_3" table:formula="of:=[.$X$8]&amp;[.N304]" table:style-name="ce1">
            <text:p>@terraforming_cost_level_3</text:p>
          </table:table-cell>
          <table:table-cell office:value-type="string" office:string-value="@terraforming_duration_level_3" table:formula="of:=[.$X$9]&amp;[.N304]" table:style-name="ce1">
            <text:p>@terraforming_duration_level_3</text:p>
          </table:table-cell>
          <table:table-cell office:value-type="string" office:string-value="OR={}&quot;OR={}" table:formula="of:=[.O304]&amp;&quot;OR={&quot;&amp;CONCATENATE([.P304];[.Q304];[.R304];[.S304])&amp;&quot;}&quot;&quot;OR={&quot;&amp;CONCATENATE([.T304];[.U304];[.V304];[.W30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304]+1)" table:style-name="ce1">
            <text:p>tech3</text:p>
          </table:table-cell>
          <table:table-cell office:value-type="float" office:value="0" table:formula="of:=[.I303]" table:style-name="ce1">
            <text:p>0</text:p>
          </table:table-cell>
          <table:table-cell office:value-type="float" office:value="297" table:style-name="ce1">
            <text:p>297</text:p>
          </table:table-cell>
          <table:table-cell office:value-type="float" office:value="8" table:formula="of:=INT([.J304]/COUNTA([.$Z$7:.$AD$17]))+1" table:style-name="ce1">
            <text:p>8</text:p>
          </table:table-cell>
          <table:table-cell office:value-type="float" office:value="6" table:formula="of:=IF(INDEX([.$Z$7:.$AD$17];[.L303]+1;[.M303])=&quot;&quot;;1;[.L303]+1)" table:style-name="ce1">
            <text:p>6</text:p>
          </table:table-cell>
          <table:table-cell office:value-type="float" office:value="4" table:formula="of:=IF(INDEX([.$Z$7:.$AD$17];[.L303]+1;[.M303])=&quot;&quot;;IF([.M303]=5;1;[.M303]+1);[.M303])" table:style-name="ce1">
            <text:p>4</text:p>
          </table:table-cell>
          <table:table-cell office:value-type="float" office:value="3" table:formula="of:=IF([.B304]=[.C304];0;INDEX([.$Z$18:.$AD$25];INT([.$J304]/COUNTA([.$Z$7:.$AD$17]))+1;[.$M304]))" table:style-name="ce1">
            <text:p>3</text:p>
          </table:table-cell>
          <table:table-cell table:style-name="ce1"/>
          <table:table-cell office:value-type="string" office:string-value="" table:formula="of:=IF(INDEX([.AF$18:.AF$200];[.$K304])=&quot;&quot;;&quot;&quot;;[.AF$17]&amp;&quot; = yes &quot;)" table:style-name="ce1"/>
          <table:table-cell office:value-type="string" office:string-value="" table:formula="of:=IF(INDEX([.AG$18:.AG$200];[.$K304])=&quot;&quot;;&quot;&quot;;[.AG$17]&amp;&quot; = yes &quot;)" table:style-name="ce1"/>
          <table:table-cell office:value-type="string" office:string-value="" table:formula="of:=IF(INDEX([.AH$18:.AH$200];[.$K304])=&quot;&quot;;&quot;&quot;;[.AH$17]&amp;&quot; = yes &quot;)" table:style-name="ce1"/>
          <table:table-cell office:value-type="string" office:string-value="" table:formula="of:=IF(INDEX([.AI$18:.AI$200];[.$K304])=&quot;&quot;;&quot;&quot;;[.AI$17]&amp;&quot; = yes &quot;)" table:style-name="ce1"/>
          <table:table-cell office:value-type="string" office:string-value="" table:formula="of:=IF(INDEX([.AF$18:.AF$200];MATCH([.$C304];[.$Y$18:.$Y$200]))=&quot;&quot;;&quot;&quot;;[.AF$17]&amp;&quot; = yes &quot;)" table:style-name="ce1"/>
          <table:table-cell office:value-type="string" office:string-value="" table:formula="of:=IF(INDEX([.AG$18:.AG$200];MATCH([.$C304];[.$Y$18:.$Y$200]))=&quot;&quot;;&quot;&quot;;[.AG$17]&amp;&quot; = yes &quot;)" table:style-name="ce1"/>
          <table:table-cell office:value-type="string" office:string-value="" table:formula="of:=IF(INDEX([.AH$18:.AH$200];MATCH([.$C304];[.$Y$18:.$Y$200]))=&quot;&quot;;&quot;&quot;;[.AH$17]&amp;&quot; = yes &quot;)" table:style-name="ce1"/>
          <table:table-cell office:value-type="string" office:string-value="" table:formula="of:=IF(INDEX([.AI$18:.AI$200];MATCH([.$C30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98</text:p>
          </table:table-cell>
          <table:table-cell office:value-type="string" office:string-value="pc_geocrystalline" table:formula="of:=INDEX([.Y$18:.Y$200];[.K305])" table:style-name="ce1">
            <text:p>pc_geocrystalline</text:p>
          </table:table-cell>
          <table:table-cell office:value-type="string" office:string-value="pc_marginal_cold" table:formula="of:=INDEX([.$Z$7:.$AD$17];[.L305];[.M305])" table:style-name="ce1">
            <text:p>pc_marginal_cold</text:p>
          </table:table-cell>
          <table:table-cell office:value-type="string" office:string-value="@terraforming_cost_level_3" table:formula="of:=[.$X$8]&amp;[.N305]" table:style-name="ce1">
            <text:p>@terraforming_cost_level_3</text:p>
          </table:table-cell>
          <table:table-cell office:value-type="string" office:string-value="@terraforming_duration_level_3" table:formula="of:=[.$X$9]&amp;[.N305]" table:style-name="ce1">
            <text:p>@terraforming_duration_level_3</text:p>
          </table:table-cell>
          <table:table-cell office:value-type="string" office:string-value="OR={}&quot;OR={}" table:formula="of:=[.O305]&amp;&quot;OR={&quot;&amp;CONCATENATE([.P305];[.Q305];[.R305];[.S305])&amp;&quot;}&quot;&quot;OR={&quot;&amp;CONCATENATE([.T305];[.U305];[.V305];[.W30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3" table:formula="of:=INDEX([.$X$10:.$X$17];[.N305]+1)" table:style-name="ce1">
            <text:p>tech3</text:p>
          </table:table-cell>
          <table:table-cell office:value-type="float" office:value="0" table:formula="of:=[.I304]" table:style-name="ce1">
            <text:p>0</text:p>
          </table:table-cell>
          <table:table-cell office:value-type="float" office:value="298" table:style-name="ce1">
            <text:p>298</text:p>
          </table:table-cell>
          <table:table-cell office:value-type="float" office:value="8" table:formula="of:=INT([.J305]/COUNTA([.$Z$7:.$AD$17]))+1" table:style-name="ce1">
            <text:p>8</text:p>
          </table:table-cell>
          <table:table-cell office:value-type="float" office:value="7" table:formula="of:=IF(INDEX([.$Z$7:.$AD$17];[.L304]+1;[.M304])=&quot;&quot;;1;[.L304]+1)" table:style-name="ce1">
            <text:p>7</text:p>
          </table:table-cell>
          <table:table-cell office:value-type="float" office:value="4" table:formula="of:=IF(INDEX([.$Z$7:.$AD$17];[.L304]+1;[.M304])=&quot;&quot;;IF([.M304]=5;1;[.M304]+1);[.M304])" table:style-name="ce1">
            <text:p>4</text:p>
          </table:table-cell>
          <table:table-cell office:value-type="float" office:value="3" table:formula="of:=IF([.B305]=[.C305];0;INDEX([.$Z$18:.$AD$25];INT([.$J305]/COUNTA([.$Z$7:.$AD$17]))+1;[.$M305]))" table:style-name="ce1">
            <text:p>3</text:p>
          </table:table-cell>
          <table:table-cell table:style-name="ce1"/>
          <table:table-cell office:value-type="string" office:string-value="" table:formula="of:=IF(INDEX([.AF$18:.AF$200];[.$K305])=&quot;&quot;;&quot;&quot;;[.AF$17]&amp;&quot; = yes &quot;)" table:style-name="ce1"/>
          <table:table-cell office:value-type="string" office:string-value="" table:formula="of:=IF(INDEX([.AG$18:.AG$200];[.$K305])=&quot;&quot;;&quot;&quot;;[.AG$17]&amp;&quot; = yes &quot;)" table:style-name="ce1"/>
          <table:table-cell office:value-type="string" office:string-value="" table:formula="of:=IF(INDEX([.AH$18:.AH$200];[.$K305])=&quot;&quot;;&quot;&quot;;[.AH$17]&amp;&quot; = yes &quot;)" table:style-name="ce1"/>
          <table:table-cell office:value-type="string" office:string-value="" table:formula="of:=IF(INDEX([.AI$18:.AI$200];[.$K305])=&quot;&quot;;&quot;&quot;;[.AI$17]&amp;&quot; = yes &quot;)" table:style-name="ce1"/>
          <table:table-cell office:value-type="string" office:string-value="" table:formula="of:=IF(INDEX([.AF$18:.AF$200];MATCH([.$C305];[.$Y$18:.$Y$200]))=&quot;&quot;;&quot;&quot;;[.AF$17]&amp;&quot; = yes &quot;)" table:style-name="ce1"/>
          <table:table-cell office:value-type="string" office:string-value="" table:formula="of:=IF(INDEX([.AG$18:.AG$200];MATCH([.$C305];[.$Y$18:.$Y$200]))=&quot;&quot;;&quot;&quot;;[.AG$17]&amp;&quot; = yes &quot;)" table:style-name="ce1"/>
          <table:table-cell office:value-type="string" office:string-value="" table:formula="of:=IF(INDEX([.AH$18:.AH$200];MATCH([.$C305];[.$Y$18:.$Y$200]))=&quot;&quot;;&quot;&quot;;[.AH$17]&amp;&quot; = yes &quot;)" table:style-name="ce1"/>
          <table:table-cell office:value-type="string" office:string-value="" table:formula="of:=IF(INDEX([.AI$18:.AI$200];MATCH([.$C30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299</text:p>
          </table:table-cell>
          <table:table-cell office:value-type="string" office:string-value="pc_geocrystalline" table:formula="of:=INDEX([.Y$18:.Y$200];[.K306])" table:style-name="ce1">
            <text:p>pc_geocrystalline</text:p>
          </table:table-cell>
          <table:table-cell office:value-type="string" office:string-value="pc_gaia" table:formula="of:=INDEX([.$Z$7:.$AD$17];[.L306];[.M306])" table:style-name="ce1">
            <text:p>pc_gaia</text:p>
          </table:table-cell>
          <table:table-cell office:value-type="string" office:string-value="@terraforming_cost_level_4" table:formula="of:=[.$X$8]&amp;[.N306]" table:style-name="ce1">
            <text:p>@terraforming_cost_level_4</text:p>
          </table:table-cell>
          <table:table-cell office:value-type="string" office:string-value="@terraforming_duration_level_4" table:formula="of:=[.$X$9]&amp;[.N306]" table:style-name="ce1">
            <text:p>@terraforming_duration_level_4</text:p>
          </table:table-cell>
          <table:table-cell office:value-type="string" office:string-value="OR={}&quot;OR={}" table:formula="of:=[.O306]&amp;&quot;OR={&quot;&amp;CONCATENATE([.P306];[.Q306];[.R306];[.S306])&amp;&quot;}&quot;&quot;OR={&quot;&amp;CONCATENATE([.T306];[.U306];[.V306];[.W30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306]+1)" table:style-name="ce1">
            <text:p>tech4</text:p>
          </table:table-cell>
          <table:table-cell office:value-type="float" office:value="0" table:formula="of:=[.I305]" table:style-name="ce1">
            <text:p>0</text:p>
          </table:table-cell>
          <table:table-cell office:value-type="float" office:value="299" table:style-name="ce1">
            <text:p>299</text:p>
          </table:table-cell>
          <table:table-cell office:value-type="float" office:value="8" table:formula="of:=INT([.J306]/COUNTA([.$Z$7:.$AD$17]))+1" table:style-name="ce1">
            <text:p>8</text:p>
          </table:table-cell>
          <table:table-cell office:value-type="float" office:value="1" table:formula="of:=IF(INDEX([.$Z$7:.$AD$17];[.L305]+1;[.M305])=&quot;&quot;;1;[.L305]+1)" table:style-name="ce1">
            <text:p>1</text:p>
          </table:table-cell>
          <table:table-cell office:value-type="float" office:value="5" table:formula="of:=IF(INDEX([.$Z$7:.$AD$17];[.L305]+1;[.M305])=&quot;&quot;;IF([.M305]=5;1;[.M305]+1);[.M305])" table:style-name="ce1">
            <text:p>5</text:p>
          </table:table-cell>
          <table:table-cell office:value-type="float" office:value="4" table:formula="of:=IF([.B306]=[.C306];0;INDEX([.$Z$18:.$AD$25];INT([.$J306]/COUNTA([.$Z$7:.$AD$17]))+1;[.$M306]))" table:style-name="ce1">
            <text:p>4</text:p>
          </table:table-cell>
          <table:table-cell table:style-name="ce1"/>
          <table:table-cell office:value-type="string" office:string-value="" table:formula="of:=IF(INDEX([.AF$18:.AF$200];[.$K306])=&quot;&quot;;&quot;&quot;;[.AF$17]&amp;&quot; = yes &quot;)" table:style-name="ce1"/>
          <table:table-cell office:value-type="string" office:string-value="" table:formula="of:=IF(INDEX([.AG$18:.AG$200];[.$K306])=&quot;&quot;;&quot;&quot;;[.AG$17]&amp;&quot; = yes &quot;)" table:style-name="ce1"/>
          <table:table-cell office:value-type="string" office:string-value="" table:formula="of:=IF(INDEX([.AH$18:.AH$200];[.$K306])=&quot;&quot;;&quot;&quot;;[.AH$17]&amp;&quot; = yes &quot;)" table:style-name="ce1"/>
          <table:table-cell office:value-type="string" office:string-value="" table:formula="of:=IF(INDEX([.AI$18:.AI$200];[.$K306])=&quot;&quot;;&quot;&quot;;[.AI$17]&amp;&quot; = yes &quot;)" table:style-name="ce1"/>
          <table:table-cell office:value-type="string" office:string-value="" table:formula="of:=IF(INDEX([.AF$18:.AF$200];MATCH([.$C306];[.$Y$18:.$Y$200]))=&quot;&quot;;&quot;&quot;;[.AF$17]&amp;&quot; = yes &quot;)" table:style-name="ce1"/>
          <table:table-cell office:value-type="string" office:string-value="" table:formula="of:=IF(INDEX([.AG$18:.AG$200];MATCH([.$C306];[.$Y$18:.$Y$200]))=&quot;&quot;;&quot;&quot;;[.AG$17]&amp;&quot; = yes &quot;)" table:style-name="ce1"/>
          <table:table-cell office:value-type="string" office:string-value="" table:formula="of:=IF(INDEX([.AH$18:.AH$200];MATCH([.$C306];[.$Y$18:.$Y$200]))=&quot;&quot;;&quot;&quot;;[.AH$17]&amp;&quot; = yes &quot;)" table:style-name="ce1"/>
          <table:table-cell office:value-type="string" office:string-value="" table:formula="of:=IF(INDEX([.AI$18:.AI$200];MATCH([.$C30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00</text:p>
          </table:table-cell>
          <table:table-cell office:value-type="string" office:string-value="pc_geocrystalline" table:formula="of:=INDEX([.Y$18:.Y$200];[.K307])" table:style-name="ce1">
            <text:p>pc_geocrystalline</text:p>
          </table:table-cell>
          <table:table-cell office:value-type="string" office:string-value="pc_machine" table:formula="of:=INDEX([.$Z$7:.$AD$17];[.L307];[.M307])" table:style-name="ce1">
            <text:p>pc_machine</text:p>
          </table:table-cell>
          <table:table-cell office:value-type="string" office:string-value="@terraforming_cost_level_4" table:formula="of:=[.$X$8]&amp;[.N307]" table:style-name="ce1">
            <text:p>@terraforming_cost_level_4</text:p>
          </table:table-cell>
          <table:table-cell office:value-type="string" office:string-value="@terraforming_duration_level_4" table:formula="of:=[.$X$9]&amp;[.N307]" table:style-name="ce1">
            <text:p>@terraforming_duration_level_4</text:p>
          </table:table-cell>
          <table:table-cell office:value-type="string" office:string-value="OR={}&quot;OR={}" table:formula="of:=[.O307]&amp;&quot;OR={&quot;&amp;CONCATENATE([.P307];[.Q307];[.R307];[.S307])&amp;&quot;}&quot;&quot;OR={&quot;&amp;CONCATENATE([.T307];[.U307];[.V307];[.W30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307]+1)" table:style-name="ce1">
            <text:p>tech4</text:p>
          </table:table-cell>
          <table:table-cell office:value-type="float" office:value="0" table:formula="of:=[.I306]" table:style-name="ce1">
            <text:p>0</text:p>
          </table:table-cell>
          <table:table-cell office:value-type="float" office:value="300" table:style-name="ce1">
            <text:p>300</text:p>
          </table:table-cell>
          <table:table-cell office:value-type="float" office:value="8" table:formula="of:=INT([.J307]/COUNTA([.$Z$7:.$AD$17]))+1" table:style-name="ce1">
            <text:p>8</text:p>
          </table:table-cell>
          <table:table-cell office:value-type="float" office:value="2" table:formula="of:=IF(INDEX([.$Z$7:.$AD$17];[.L306]+1;[.M306])=&quot;&quot;;1;[.L306]+1)" table:style-name="ce1">
            <text:p>2</text:p>
          </table:table-cell>
          <table:table-cell office:value-type="float" office:value="5" table:formula="of:=IF(INDEX([.$Z$7:.$AD$17];[.L306]+1;[.M306])=&quot;&quot;;IF([.M306]=5;1;[.M306]+1);[.M306])" table:style-name="ce1">
            <text:p>5</text:p>
          </table:table-cell>
          <table:table-cell office:value-type="float" office:value="4" table:formula="of:=IF([.B307]=[.C307];0;INDEX([.$Z$18:.$AD$25];INT([.$J307]/COUNTA([.$Z$7:.$AD$17]))+1;[.$M307]))" table:style-name="ce1">
            <text:p>4</text:p>
          </table:table-cell>
          <table:table-cell table:style-name="ce1"/>
          <table:table-cell office:value-type="string" office:string-value="" table:formula="of:=IF(INDEX([.AF$18:.AF$200];[.$K307])=&quot;&quot;;&quot;&quot;;[.AF$17]&amp;&quot; = yes &quot;)" table:style-name="ce1"/>
          <table:table-cell office:value-type="string" office:string-value="" table:formula="of:=IF(INDEX([.AG$18:.AG$200];[.$K307])=&quot;&quot;;&quot;&quot;;[.AG$17]&amp;&quot; = yes &quot;)" table:style-name="ce1"/>
          <table:table-cell office:value-type="string" office:string-value="" table:formula="of:=IF(INDEX([.AH$18:.AH$200];[.$K307])=&quot;&quot;;&quot;&quot;;[.AH$17]&amp;&quot; = yes &quot;)" table:style-name="ce1"/>
          <table:table-cell office:value-type="string" office:string-value="" table:formula="of:=IF(INDEX([.AI$18:.AI$200];[.$K307])=&quot;&quot;;&quot;&quot;;[.AI$17]&amp;&quot; = yes &quot;)" table:style-name="ce1"/>
          <table:table-cell office:value-type="string" office:string-value="" table:formula="of:=IF(INDEX([.AF$18:.AF$200];MATCH([.$C307];[.$Y$18:.$Y$200]))=&quot;&quot;;&quot;&quot;;[.AF$17]&amp;&quot; = yes &quot;)" table:style-name="ce1"/>
          <table:table-cell office:value-type="string" office:string-value="" table:formula="of:=IF(INDEX([.AG$18:.AG$200];MATCH([.$C307];[.$Y$18:.$Y$200]))=&quot;&quot;;&quot;&quot;;[.AG$17]&amp;&quot; = yes &quot;)" table:style-name="ce1"/>
          <table:table-cell office:value-type="string" office:string-value="" table:formula="of:=IF(INDEX([.AH$18:.AH$200];MATCH([.$C307];[.$Y$18:.$Y$200]))=&quot;&quot;;&quot;&quot;;[.AH$17]&amp;&quot; = yes &quot;)" table:style-name="ce1"/>
          <table:table-cell office:value-type="string" office:string-value="" table:formula="of:=IF(INDEX([.AI$18:.AI$200];MATCH([.$C30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01</text:p>
          </table:table-cell>
          <table:table-cell office:value-type="string" office:string-value="pc_geocrystalline" table:formula="of:=INDEX([.Y$18:.Y$200];[.K308])" table:style-name="ce1">
            <text:p>pc_geocrystalline</text:p>
          </table:table-cell>
          <table:table-cell office:value-type="string" office:string-value="pc_cybertronic" table:formula="of:=INDEX([.$Z$7:.$AD$17];[.L308];[.M308])" table:style-name="ce1">
            <text:p>pc_cybertronic</text:p>
          </table:table-cell>
          <table:table-cell office:value-type="string" office:string-value="@terraforming_cost_level_4" table:formula="of:=[.$X$8]&amp;[.N308]" table:style-name="ce1">
            <text:p>@terraforming_cost_level_4</text:p>
          </table:table-cell>
          <table:table-cell office:value-type="string" office:string-value="@terraforming_duration_level_4" table:formula="of:=[.$X$9]&amp;[.N308]" table:style-name="ce1">
            <text:p>@terraforming_duration_level_4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308]&amp;&quot;OR={&quot;&amp;CONCATENATE([.P308];[.Q308];[.R308];[.S308])&amp;&quot;}&quot;&quot;OR={&quot;&amp;CONCATENATE([.T308];[.U308];[.V308];[.W308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308]+1)" table:style-name="ce1">
            <text:p>tech4</text:p>
          </table:table-cell>
          <table:table-cell office:value-type="float" office:value="0" table:formula="of:=[.I307]" table:style-name="ce1">
            <text:p>0</text:p>
          </table:table-cell>
          <table:table-cell office:value-type="float" office:value="301" table:style-name="ce1">
            <text:p>301</text:p>
          </table:table-cell>
          <table:table-cell office:value-type="float" office:value="8" table:formula="of:=INT([.J308]/COUNTA([.$Z$7:.$AD$17]))+1" table:style-name="ce1">
            <text:p>8</text:p>
          </table:table-cell>
          <table:table-cell office:value-type="float" office:value="3" table:formula="of:=IF(INDEX([.$Z$7:.$AD$17];[.L307]+1;[.M307])=&quot;&quot;;1;[.L307]+1)" table:style-name="ce1">
            <text:p>3</text:p>
          </table:table-cell>
          <table:table-cell office:value-type="float" office:value="5" table:formula="of:=IF(INDEX([.$Z$7:.$AD$17];[.L307]+1;[.M307])=&quot;&quot;;IF([.M307]=5;1;[.M307]+1);[.M307])" table:style-name="ce1">
            <text:p>5</text:p>
          </table:table-cell>
          <table:table-cell office:value-type="float" office:value="4" table:formula="of:=IF([.B308]=[.C308];0;INDEX([.$Z$18:.$AD$25];INT([.$J308]/COUNTA([.$Z$7:.$AD$17]))+1;[.$M308]))" table:style-name="ce1">
            <text:p>4</text:p>
          </table:table-cell>
          <table:table-cell table:style-name="ce1"/>
          <table:table-cell office:value-type="string" office:string-value="" table:formula="of:=IF(INDEX([.AF$18:.AF$200];[.$K308])=&quot;&quot;;&quot;&quot;;[.AF$17]&amp;&quot; = yes &quot;)" table:style-name="ce1"/>
          <table:table-cell office:value-type="string" office:string-value="" table:formula="of:=IF(INDEX([.AG$18:.AG$200];[.$K308])=&quot;&quot;;&quot;&quot;;[.AG$17]&amp;&quot; = yes &quot;)" table:style-name="ce1"/>
          <table:table-cell office:value-type="string" office:string-value="" table:formula="of:=IF(INDEX([.AH$18:.AH$200];[.$K308])=&quot;&quot;;&quot;&quot;;[.AH$17]&amp;&quot; = yes &quot;)" table:style-name="ce1"/>
          <table:table-cell office:value-type="string" office:string-value="" table:formula="of:=IF(INDEX([.AI$18:.AI$200];[.$K308])=&quot;&quot;;&quot;&quot;;[.AI$17]&amp;&quot; = yes &quot;)" table:style-name="ce1"/>
          <table:table-cell office:value-type="string" office:string-value="planetary_diversity_enabled = yes " table:formula="of:=IF(INDEX([.AF$18:.AF$200];MATCH([.$C308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308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308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308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02</text:p>
          </table:table-cell>
          <table:table-cell office:value-type="string" office:string-value="pc_geocrystalline" table:formula="of:=INDEX([.Y$18:.Y$200];[.K309])" table:style-name="ce1">
            <text:p>pc_geocrystalline</text:p>
          </table:table-cell>
          <table:table-cell office:value-type="string" office:string-value="pc_nuked" table:formula="of:=INDEX([.$Z$7:.$AD$17];[.L309];[.M309])" table:style-name="ce1">
            <text:p>pc_nuked</text:p>
          </table:table-cell>
          <table:table-cell office:value-type="string" office:string-value="@terraforming_cost_level_4" table:formula="of:=[.$X$8]&amp;[.N309]" table:style-name="ce1">
            <text:p>@terraforming_cost_level_4</text:p>
          </table:table-cell>
          <table:table-cell office:value-type="string" office:string-value="@terraforming_duration_level_4" table:formula="of:=[.$X$9]&amp;[.N309]" table:style-name="ce1">
            <text:p>@terraforming_duration_level_4</text:p>
          </table:table-cell>
          <table:table-cell office:value-type="string" office:string-value="OR={}&quot;OR={}" table:formula="of:=[.O309]&amp;&quot;OR={&quot;&amp;CONCATENATE([.P309];[.Q309];[.R309];[.S309])&amp;&quot;}&quot;&quot;OR={&quot;&amp;CONCATENATE([.T309];[.U309];[.V309];[.W30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309]+1)" table:style-name="ce1">
            <text:p>tech4</text:p>
          </table:table-cell>
          <table:table-cell office:value-type="float" office:value="0" table:formula="of:=[.I308]" table:style-name="ce1">
            <text:p>0</text:p>
          </table:table-cell>
          <table:table-cell office:value-type="float" office:value="302" table:style-name="ce1">
            <text:p>302</text:p>
          </table:table-cell>
          <table:table-cell office:value-type="float" office:value="8" table:formula="of:=INT([.J309]/COUNTA([.$Z$7:.$AD$17]))+1" table:style-name="ce1">
            <text:p>8</text:p>
          </table:table-cell>
          <table:table-cell office:value-type="float" office:value="4" table:formula="of:=IF(INDEX([.$Z$7:.$AD$17];[.L308]+1;[.M308])=&quot;&quot;;1;[.L308]+1)" table:style-name="ce1">
            <text:p>4</text:p>
          </table:table-cell>
          <table:table-cell office:value-type="float" office:value="5" table:formula="of:=IF(INDEX([.$Z$7:.$AD$17];[.L308]+1;[.M308])=&quot;&quot;;IF([.M308]=5;1;[.M308]+1);[.M308])" table:style-name="ce1">
            <text:p>5</text:p>
          </table:table-cell>
          <table:table-cell office:value-type="float" office:value="4" table:formula="of:=IF([.B309]=[.C309];0;INDEX([.$Z$18:.$AD$25];INT([.$J309]/COUNTA([.$Z$7:.$AD$17]))+1;[.$M309]))" table:style-name="ce1">
            <text:p>4</text:p>
          </table:table-cell>
          <table:table-cell table:style-name="ce1"/>
          <table:table-cell office:value-type="string" office:string-value="" table:formula="of:=IF(INDEX([.AF$18:.AF$200];[.$K309])=&quot;&quot;;&quot;&quot;;[.AF$17]&amp;&quot; = yes &quot;)" table:style-name="ce1"/>
          <table:table-cell office:value-type="string" office:string-value="" table:formula="of:=IF(INDEX([.AG$18:.AG$200];[.$K309])=&quot;&quot;;&quot;&quot;;[.AG$17]&amp;&quot; = yes &quot;)" table:style-name="ce1"/>
          <table:table-cell office:value-type="string" office:string-value="" table:formula="of:=IF(INDEX([.AH$18:.AH$200];[.$K309])=&quot;&quot;;&quot;&quot;;[.AH$17]&amp;&quot; = yes &quot;)" table:style-name="ce1"/>
          <table:table-cell office:value-type="string" office:string-value="" table:formula="of:=IF(INDEX([.AI$18:.AI$200];[.$K309])=&quot;&quot;;&quot;&quot;;[.AI$17]&amp;&quot; = yes &quot;)" table:style-name="ce1"/>
          <table:table-cell office:value-type="string" office:string-value="" table:formula="of:=IF(INDEX([.AF$18:.AF$200];MATCH([.$C309];[.$Y$18:.$Y$200]))=&quot;&quot;;&quot;&quot;;[.AF$17]&amp;&quot; = yes &quot;)" table:style-name="ce1"/>
          <table:table-cell office:value-type="string" office:string-value="" table:formula="of:=IF(INDEX([.AG$18:.AG$200];MATCH([.$C309];[.$Y$18:.$Y$200]))=&quot;&quot;;&quot;&quot;;[.AG$17]&amp;&quot; = yes &quot;)" table:style-name="ce1"/>
          <table:table-cell office:value-type="string" office:string-value="" table:formula="of:=IF(INDEX([.AH$18:.AH$200];MATCH([.$C309];[.$Y$18:.$Y$200]))=&quot;&quot;;&quot;&quot;;[.AH$17]&amp;&quot; = yes &quot;)" table:style-name="ce1"/>
          <table:table-cell office:value-type="string" office:string-value="" table:formula="of:=IF(INDEX([.AI$18:.AI$200];MATCH([.$C30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03</text:p>
          </table:table-cell>
          <table:table-cell office:value-type="string" office:string-value="pc_geocrystalline" table:formula="of:=INDEX([.Y$18:.Y$200];[.K310])" table:style-name="ce1">
            <text:p>pc_geocrystalline</text:p>
          </table:table-cell>
          <table:table-cell office:value-type="string" office:string-value="pc_floating" table:formula="of:=INDEX([.$Z$7:.$AD$17];[.L310];[.M310])" table:style-name="ce1">
            <text:p>pc_floating</text:p>
          </table:table-cell>
          <table:table-cell office:value-type="string" office:string-value="@terraforming_cost_level_4" table:formula="of:=[.$X$8]&amp;[.N310]" table:style-name="ce1">
            <text:p>@terraforming_cost_level_4</text:p>
          </table:table-cell>
          <table:table-cell office:value-type="string" office:string-value="@terraforming_duration_level_4" table:formula="of:=[.$X$9]&amp;[.N310]" table:style-name="ce1">
            <text:p>@terraforming_duration_level_4</text:p>
          </table:table-cell>
          <table:table-cell office:value-type="string" office:string-value="OR={}&quot;OR={}" table:formula="of:=[.O310]&amp;&quot;OR={&quot;&amp;CONCATENATE([.P310];[.Q310];[.R310];[.S310])&amp;&quot;}&quot;&quot;OR={&quot;&amp;CONCATENATE([.T310];[.U310];[.V310];[.W31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string" office:string-value="tech4" table:formula="of:=INDEX([.$X$10:.$X$17];[.N310]+1)" table:style-name="ce1">
            <text:p>tech4</text:p>
          </table:table-cell>
          <table:table-cell office:value-type="float" office:value="0" table:formula="of:=[.I309]" table:style-name="ce1">
            <text:p>0</text:p>
          </table:table-cell>
          <table:table-cell office:value-type="float" office:value="303" table:style-name="ce1">
            <text:p>303</text:p>
          </table:table-cell>
          <table:table-cell office:value-type="float" office:value="8" table:formula="of:=INT([.J310]/COUNTA([.$Z$7:.$AD$17]))+1" table:style-name="ce1">
            <text:p>8</text:p>
          </table:table-cell>
          <table:table-cell office:value-type="float" office:value="5" table:formula="of:=IF(INDEX([.$Z$7:.$AD$17];[.L309]+1;[.M309])=&quot;&quot;;1;[.L309]+1)" table:style-name="ce1">
            <text:p>5</text:p>
          </table:table-cell>
          <table:table-cell office:value-type="float" office:value="5" table:formula="of:=IF(INDEX([.$Z$7:.$AD$17];[.L309]+1;[.M309])=&quot;&quot;;IF([.M309]=5;1;[.M309]+1);[.M309])" table:style-name="ce1">
            <text:p>5</text:p>
          </table:table-cell>
          <table:table-cell office:value-type="float" office:value="4" table:formula="of:=IF([.B310]=[.C310];0;INDEX([.$Z$18:.$AD$25];INT([.$J310]/COUNTA([.$Z$7:.$AD$17]))+1;[.$M310]))" table:style-name="ce1">
            <text:p>4</text:p>
          </table:table-cell>
          <table:table-cell table:style-name="ce1"/>
          <table:table-cell office:value-type="string" office:string-value="" table:formula="of:=IF(INDEX([.AF$18:.AF$200];[.$K310])=&quot;&quot;;&quot;&quot;;[.AF$17]&amp;&quot; = yes &quot;)" table:style-name="ce1"/>
          <table:table-cell office:value-type="string" office:string-value="" table:formula="of:=IF(INDEX([.AG$18:.AG$200];[.$K310])=&quot;&quot;;&quot;&quot;;[.AG$17]&amp;&quot; = yes &quot;)" table:style-name="ce1"/>
          <table:table-cell office:value-type="string" office:string-value="" table:formula="of:=IF(INDEX([.AH$18:.AH$200];[.$K310])=&quot;&quot;;&quot;&quot;;[.AH$17]&amp;&quot; = yes &quot;)" table:style-name="ce1"/>
          <table:table-cell office:value-type="string" office:string-value="" table:formula="of:=IF(INDEX([.AI$18:.AI$200];[.$K310])=&quot;&quot;;&quot;&quot;;[.AI$17]&amp;&quot; = yes &quot;)" table:style-name="ce1"/>
          <table:table-cell office:value-type="string" office:string-value="" table:formula="of:=IF(INDEX([.AF$18:.AF$200];MATCH([.$C310];[.$Y$18:.$Y$200]))=&quot;&quot;;&quot;&quot;;[.AF$17]&amp;&quot; = yes &quot;)" table:style-name="ce1"/>
          <table:table-cell office:value-type="string" office:string-value="" table:formula="of:=IF(INDEX([.AG$18:.AG$200];MATCH([.$C310];[.$Y$18:.$Y$200]))=&quot;&quot;;&quot;&quot;;[.AG$17]&amp;&quot; = yes &quot;)" table:style-name="ce1"/>
          <table:table-cell office:value-type="string" office:string-value="" table:formula="of:=IF(INDEX([.AH$18:.AH$200];MATCH([.$C310];[.$Y$18:.$Y$200]))=&quot;&quot;;&quot;&quot;;[.AH$17]&amp;&quot; = yes &quot;)" table:style-name="ce1"/>
          <table:table-cell office:value-type="string" office:string-value="" table:formula="of:=IF(INDEX([.AI$18:.AI$200];MATCH([.$C31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04</text:p>
          </table:table-cell>
          <table:table-cell office:value-type="float" office:value="0" table:formula="of:=INDEX([.Y$18:.Y$200];[.K311])" table:style-name="ce1">
            <text:p>0</text:p>
          </table:table-cell>
          <table:table-cell office:value-type="string" office:string-value="pc_crystal" table:formula="of:=INDEX([.$Z$7:.$AD$17];[.L311];[.M311])" table:style-name="ce1">
            <text:p>pc_crystal</text:p>
          </table:table-cell>
          <table:table-cell office:value-type="float" office:value="0" table:formula="of:=[.$X$8]&amp;[.N311]" table:style-name="ce1">
            <text:p>#REF!</text:p>
          </table:table-cell>
          <table:table-cell office:value-type="float" office:value="0" table:formula="of:=[.$X$9]&amp;[.N311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311]&amp;&quot;OR={&quot;&amp;CONCATENATE([.P311];[.Q311];[.R311];[.S311])&amp;&quot;}&quot;&quot;OR={&quot;&amp;CONCATENATE([.T311];[.U311];[.V311];[.W311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11]+1)" table:style-name="ce1">
            <text:p>#REF!</text:p>
          </table:table-cell>
          <table:table-cell office:value-type="float" office:value="0" table:formula="of:=[.I310]" table:style-name="ce1">
            <text:p>0</text:p>
          </table:table-cell>
          <table:table-cell office:value-type="float" office:value="304" table:style-name="ce1">
            <text:p>304</text:p>
          </table:table-cell>
          <table:table-cell office:value-type="float" office:value="9" table:formula="of:=INT([.J311]/COUNTA([.$Z$7:.$AD$17]))+1" table:style-name="ce1">
            <text:p>9</text:p>
          </table:table-cell>
          <table:table-cell office:value-type="float" office:value="6" table:formula="of:=IF(INDEX([.$Z$7:.$AD$17];[.L310]+1;[.M310])=&quot;&quot;;1;[.L310]+1)" table:style-name="ce1">
            <text:p>6</text:p>
          </table:table-cell>
          <table:table-cell office:value-type="float" office:value="5" table:formula="of:=IF(INDEX([.$Z$7:.$AD$17];[.L310]+1;[.M310])=&quot;&quot;;IF([.M310]=5;1;[.M310]+1);[.M310])" table:style-name="ce1">
            <text:p>5</text:p>
          </table:table-cell>
          <table:table-cell office:value-type="float" office:value="0" table:formula="of:=IF([.B311]=[.C311];0;INDEX([.$Z$18:.$AD$25];INT([.$J311]/COUNTA([.$Z$7:.$AD$17]))+1;[.$M311]))" table:style-name="ce1">
            <text:p>#REF!</text:p>
          </table:table-cell>
          <table:table-cell table:style-name="ce1"/>
          <table:table-cell office:value-type="string" office:string-value="" table:formula="of:=IF(INDEX([.AF$18:.AF$200];[.$K311])=&quot;&quot;;&quot;&quot;;[.AF$17]&amp;&quot; = yes &quot;)" table:style-name="ce1"/>
          <table:table-cell office:value-type="string" office:string-value="" table:formula="of:=IF(INDEX([.AG$18:.AG$200];[.$K311])=&quot;&quot;;&quot;&quot;;[.AG$17]&amp;&quot; = yes &quot;)" table:style-name="ce1"/>
          <table:table-cell office:value-type="string" office:string-value="" table:formula="of:=IF(INDEX([.AH$18:.AH$200];[.$K311])=&quot;&quot;;&quot;&quot;;[.AH$17]&amp;&quot; = yes &quot;)" table:style-name="ce1"/>
          <table:table-cell office:value-type="string" office:string-value="" table:formula="of:=IF(INDEX([.AI$18:.AI$200];[.$K311])=&quot;&quot;;&quot;&quot;;[.AI$17]&amp;&quot; = yes &quot;)" table:style-name="ce1"/>
          <table:table-cell office:value-type="string" office:string-value="planetary_diversity_enabled = yes " table:formula="of:=IF(INDEX([.AF$18:.AF$200];MATCH([.$C311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311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311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311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05</text:p>
          </table:table-cell>
          <table:table-cell office:value-type="float" office:value="0" table:formula="of:=INDEX([.Y$18:.Y$200];[.K312])" table:style-name="ce1">
            <text:p>0</text:p>
          </table:table-cell>
          <table:table-cell office:value-type="string" office:string-value="pc_arid" table:formula="of:=INDEX([.$Z$7:.$AD$17];[.L312];[.M312])" table:style-name="ce1">
            <text:p>pc_arid</text:p>
          </table:table-cell>
          <table:table-cell office:value-type="float" office:value="0" table:formula="of:=[.$X$8]&amp;[.N312]" table:style-name="ce1">
            <text:p>#REF!</text:p>
          </table:table-cell>
          <table:table-cell office:value-type="float" office:value="0" table:formula="of:=[.$X$9]&amp;[.N312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312]&amp;&quot;OR={&quot;&amp;CONCATENATE([.P312];[.Q312];[.R312];[.S312])&amp;&quot;}&quot;&quot;OR={&quot;&amp;CONCATENATE([.T312];[.U312];[.V312];[.W312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12]+1)" table:style-name="ce1">
            <text:p>#REF!</text:p>
          </table:table-cell>
          <table:table-cell office:value-type="float" office:value="0" table:formula="of:=[.I311]" table:style-name="ce1">
            <text:p>0</text:p>
          </table:table-cell>
          <table:table-cell office:value-type="float" office:value="305" table:style-name="ce1">
            <text:p>305</text:p>
          </table:table-cell>
          <table:table-cell office:value-type="float" office:value="9" table:formula="of:=INT([.J312]/COUNTA([.$Z$7:.$AD$17]))+1" table:style-name="ce1">
            <text:p>9</text:p>
          </table:table-cell>
          <table:table-cell office:value-type="float" office:value="1" table:formula="of:=IF(INDEX([.$Z$7:.$AD$17];[.L311]+1;[.M311])=&quot;&quot;;1;[.L311]+1)" table:style-name="ce1">
            <text:p>1</text:p>
          </table:table-cell>
          <table:table-cell office:value-type="float" office:value="1" table:formula="of:=IF(INDEX([.$Z$7:.$AD$17];[.L311]+1;[.M311])=&quot;&quot;;IF([.M311]=5;1;[.M311]+1);[.M311])" table:style-name="ce1">
            <text:p>1</text:p>
          </table:table-cell>
          <table:table-cell office:value-type="float" office:value="0" table:formula="of:=IF([.B312]=[.C312];0;INDEX([.$Z$18:.$AD$25];INT([.$J312]/COUNTA([.$Z$7:.$AD$17]))+1;[.$M312]))" table:style-name="ce1">
            <text:p>#REF!</text:p>
          </table:table-cell>
          <table:table-cell table:style-name="ce1"/>
          <table:table-cell office:value-type="string" office:string-value="" table:formula="of:=IF(INDEX([.AF$18:.AF$200];[.$K312])=&quot;&quot;;&quot;&quot;;[.AF$17]&amp;&quot; = yes &quot;)" table:style-name="ce1"/>
          <table:table-cell office:value-type="string" office:string-value="" table:formula="of:=IF(INDEX([.AG$18:.AG$200];[.$K312])=&quot;&quot;;&quot;&quot;;[.AG$17]&amp;&quot; = yes &quot;)" table:style-name="ce1"/>
          <table:table-cell office:value-type="string" office:string-value="" table:formula="of:=IF(INDEX([.AH$18:.AH$200];[.$K312])=&quot;&quot;;&quot;&quot;;[.AH$17]&amp;&quot; = yes &quot;)" table:style-name="ce1"/>
          <table:table-cell office:value-type="string" office:string-value="" table:formula="of:=IF(INDEX([.AI$18:.AI$200];[.$K312])=&quot;&quot;;&quot;&quot;;[.AI$17]&amp;&quot; = yes &quot;)" table:style-name="ce1"/>
          <table:table-cell office:value-type="string" office:string-value="planetary_diversity_enabled = yes " table:formula="of:=IF(INDEX([.AF$18:.AF$200];MATCH([.$C312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312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312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312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06</text:p>
          </table:table-cell>
          <table:table-cell office:value-type="float" office:value="0" table:formula="of:=INDEX([.Y$18:.Y$200];[.K313])" table:style-name="ce1">
            <text:p>0</text:p>
          </table:table-cell>
          <table:table-cell office:value-type="string" office:string-value="pc_desert" table:formula="of:=INDEX([.$Z$7:.$AD$17];[.L313];[.M313])" table:style-name="ce1">
            <text:p>pc_desert</text:p>
          </table:table-cell>
          <table:table-cell office:value-type="float" office:value="0" table:formula="of:=[.$X$8]&amp;[.N313]" table:style-name="ce1">
            <text:p>#REF!</text:p>
          </table:table-cell>
          <table:table-cell office:value-type="float" office:value="0" table:formula="of:=[.$X$9]&amp;[.N313]" table:style-name="ce1">
            <text:p>#REF!</text:p>
          </table:table-cell>
          <table:table-cell office:value-type="string" office:string-value="OR={}&quot;OR={}" table:formula="of:=[.O313]&amp;&quot;OR={&quot;&amp;CONCATENATE([.P313];[.Q313];[.R313];[.S313])&amp;&quot;}&quot;&quot;OR={&quot;&amp;CONCATENATE([.T313];[.U313];[.V313];[.W31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13]+1)" table:style-name="ce1">
            <text:p>#REF!</text:p>
          </table:table-cell>
          <table:table-cell office:value-type="float" office:value="0" table:formula="of:=[.I312]" table:style-name="ce1">
            <text:p>0</text:p>
          </table:table-cell>
          <table:table-cell office:value-type="float" office:value="306" table:style-name="ce1">
            <text:p>306</text:p>
          </table:table-cell>
          <table:table-cell office:value-type="float" office:value="9" table:formula="of:=INT([.J313]/COUNTA([.$Z$7:.$AD$17]))+1" table:style-name="ce1">
            <text:p>9</text:p>
          </table:table-cell>
          <table:table-cell office:value-type="float" office:value="2" table:formula="of:=IF(INDEX([.$Z$7:.$AD$17];[.L312]+1;[.M312])=&quot;&quot;;1;[.L312]+1)" table:style-name="ce1">
            <text:p>2</text:p>
          </table:table-cell>
          <table:table-cell office:value-type="float" office:value="1" table:formula="of:=IF(INDEX([.$Z$7:.$AD$17];[.L312]+1;[.M312])=&quot;&quot;;IF([.M312]=5;1;[.M312]+1);[.M312])" table:style-name="ce1">
            <text:p>1</text:p>
          </table:table-cell>
          <table:table-cell office:value-type="float" office:value="0" table:formula="of:=IF([.B313]=[.C313];0;INDEX([.$Z$18:.$AD$25];INT([.$J313]/COUNTA([.$Z$7:.$AD$17]))+1;[.$M313]))" table:style-name="ce1">
            <text:p>#REF!</text:p>
          </table:table-cell>
          <table:table-cell table:style-name="ce1"/>
          <table:table-cell office:value-type="string" office:string-value="" table:formula="of:=IF(INDEX([.AF$18:.AF$200];[.$K313])=&quot;&quot;;&quot;&quot;;[.AF$17]&amp;&quot; = yes &quot;)" table:style-name="ce1"/>
          <table:table-cell office:value-type="string" office:string-value="" table:formula="of:=IF(INDEX([.AG$18:.AG$200];[.$K313])=&quot;&quot;;&quot;&quot;;[.AG$17]&amp;&quot; = yes &quot;)" table:style-name="ce1"/>
          <table:table-cell office:value-type="string" office:string-value="" table:formula="of:=IF(INDEX([.AH$18:.AH$200];[.$K313])=&quot;&quot;;&quot;&quot;;[.AH$17]&amp;&quot; = yes &quot;)" table:style-name="ce1"/>
          <table:table-cell office:value-type="string" office:string-value="" table:formula="of:=IF(INDEX([.AI$18:.AI$200];[.$K313])=&quot;&quot;;&quot;&quot;;[.AI$17]&amp;&quot; = yes &quot;)" table:style-name="ce1"/>
          <table:table-cell office:value-type="string" office:string-value="" table:formula="of:=IF(INDEX([.AF$18:.AF$200];MATCH([.$C313];[.$Y$18:.$Y$200]))=&quot;&quot;;&quot;&quot;;[.AF$17]&amp;&quot; = yes &quot;)" table:style-name="ce1"/>
          <table:table-cell office:value-type="string" office:string-value="" table:formula="of:=IF(INDEX([.AG$18:.AG$200];MATCH([.$C313];[.$Y$18:.$Y$200]))=&quot;&quot;;&quot;&quot;;[.AG$17]&amp;&quot; = yes &quot;)" table:style-name="ce1"/>
          <table:table-cell office:value-type="string" office:string-value="" table:formula="of:=IF(INDEX([.AH$18:.AH$200];MATCH([.$C313];[.$Y$18:.$Y$200]))=&quot;&quot;;&quot;&quot;;[.AH$17]&amp;&quot; = yes &quot;)" table:style-name="ce1"/>
          <table:table-cell office:value-type="string" office:string-value="" table:formula="of:=IF(INDEX([.AI$18:.AI$200];MATCH([.$C31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07</text:p>
          </table:table-cell>
          <table:table-cell office:value-type="float" office:value="0" table:formula="of:=INDEX([.Y$18:.Y$200];[.K314])" table:style-name="ce1">
            <text:p>0</text:p>
          </table:table-cell>
          <table:table-cell office:value-type="string" office:string-value="pc_savannah" table:formula="of:=INDEX([.$Z$7:.$AD$17];[.L314];[.M314])" table:style-name="ce1">
            <text:p>pc_savannah</text:p>
          </table:table-cell>
          <table:table-cell office:value-type="float" office:value="0" table:formula="of:=[.$X$8]&amp;[.N314]" table:style-name="ce1">
            <text:p>#REF!</text:p>
          </table:table-cell>
          <table:table-cell office:value-type="float" office:value="0" table:formula="of:=[.$X$9]&amp;[.N314]" table:style-name="ce1">
            <text:p>#REF!</text:p>
          </table:table-cell>
          <table:table-cell office:value-type="string" office:string-value="OR={}&quot;OR={}" table:formula="of:=[.O314]&amp;&quot;OR={&quot;&amp;CONCATENATE([.P314];[.Q314];[.R314];[.S314])&amp;&quot;}&quot;&quot;OR={&quot;&amp;CONCATENATE([.T314];[.U314];[.V314];[.W31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14]+1)" table:style-name="ce1">
            <text:p>#REF!</text:p>
          </table:table-cell>
          <table:table-cell office:value-type="float" office:value="0" table:formula="of:=[.I313]" table:style-name="ce1">
            <text:p>0</text:p>
          </table:table-cell>
          <table:table-cell office:value-type="float" office:value="307" table:style-name="ce1">
            <text:p>307</text:p>
          </table:table-cell>
          <table:table-cell office:value-type="float" office:value="9" table:formula="of:=INT([.J314]/COUNTA([.$Z$7:.$AD$17]))+1" table:style-name="ce1">
            <text:p>9</text:p>
          </table:table-cell>
          <table:table-cell office:value-type="float" office:value="3" table:formula="of:=IF(INDEX([.$Z$7:.$AD$17];[.L313]+1;[.M313])=&quot;&quot;;1;[.L313]+1)" table:style-name="ce1">
            <text:p>3</text:p>
          </table:table-cell>
          <table:table-cell office:value-type="float" office:value="1" table:formula="of:=IF(INDEX([.$Z$7:.$AD$17];[.L313]+1;[.M313])=&quot;&quot;;IF([.M313]=5;1;[.M313]+1);[.M313])" table:style-name="ce1">
            <text:p>1</text:p>
          </table:table-cell>
          <table:table-cell office:value-type="float" office:value="0" table:formula="of:=IF([.B314]=[.C314];0;INDEX([.$Z$18:.$AD$25];INT([.$J314]/COUNTA([.$Z$7:.$AD$17]))+1;[.$M314]))" table:style-name="ce1">
            <text:p>#REF!</text:p>
          </table:table-cell>
          <table:table-cell table:style-name="ce1"/>
          <table:table-cell office:value-type="string" office:string-value="" table:formula="of:=IF(INDEX([.AF$18:.AF$200];[.$K314])=&quot;&quot;;&quot;&quot;;[.AF$17]&amp;&quot; = yes &quot;)" table:style-name="ce1"/>
          <table:table-cell office:value-type="string" office:string-value="" table:formula="of:=IF(INDEX([.AG$18:.AG$200];[.$K314])=&quot;&quot;;&quot;&quot;;[.AG$17]&amp;&quot; = yes &quot;)" table:style-name="ce1"/>
          <table:table-cell office:value-type="string" office:string-value="" table:formula="of:=IF(INDEX([.AH$18:.AH$200];[.$K314])=&quot;&quot;;&quot;&quot;;[.AH$17]&amp;&quot; = yes &quot;)" table:style-name="ce1"/>
          <table:table-cell office:value-type="string" office:string-value="" table:formula="of:=IF(INDEX([.AI$18:.AI$200];[.$K314])=&quot;&quot;;&quot;&quot;;[.AI$17]&amp;&quot; = yes &quot;)" table:style-name="ce1"/>
          <table:table-cell office:value-type="string" office:string-value="" table:formula="of:=IF(INDEX([.AF$18:.AF$200];MATCH([.$C314];[.$Y$18:.$Y$200]))=&quot;&quot;;&quot;&quot;;[.AF$17]&amp;&quot; = yes &quot;)" table:style-name="ce1"/>
          <table:table-cell office:value-type="string" office:string-value="" table:formula="of:=IF(INDEX([.AG$18:.AG$200];MATCH([.$C314];[.$Y$18:.$Y$200]))=&quot;&quot;;&quot;&quot;;[.AG$17]&amp;&quot; = yes &quot;)" table:style-name="ce1"/>
          <table:table-cell office:value-type="string" office:string-value="" table:formula="of:=IF(INDEX([.AH$18:.AH$200];MATCH([.$C314];[.$Y$18:.$Y$200]))=&quot;&quot;;&quot;&quot;;[.AH$17]&amp;&quot; = yes &quot;)" table:style-name="ce1"/>
          <table:table-cell office:value-type="string" office:string-value="" table:formula="of:=IF(INDEX([.AI$18:.AI$200];MATCH([.$C31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08</text:p>
          </table:table-cell>
          <table:table-cell office:value-type="float" office:value="0" table:formula="of:=INDEX([.Y$18:.Y$200];[.K315])" table:style-name="ce1">
            <text:p>0</text:p>
          </table:table-cell>
          <table:table-cell office:value-type="string" office:string-value="pc_sandsea" table:formula="of:=INDEX([.$Z$7:.$AD$17];[.L315];[.M315])" table:style-name="ce1">
            <text:p>pc_sandsea</text:p>
          </table:table-cell>
          <table:table-cell office:value-type="float" office:value="0" table:formula="of:=[.$X$8]&amp;[.N315]" table:style-name="ce1">
            <text:p>#REF!</text:p>
          </table:table-cell>
          <table:table-cell office:value-type="float" office:value="0" table:formula="of:=[.$X$9]&amp;[.N315]" table:style-name="ce1">
            <text:p>#REF!</text:p>
          </table:table-cell>
          <table:table-cell office:value-type="string" office:string-value="OR={}&quot;OR={}" table:formula="of:=[.O315]&amp;&quot;OR={&quot;&amp;CONCATENATE([.P315];[.Q315];[.R315];[.S315])&amp;&quot;}&quot;&quot;OR={&quot;&amp;CONCATENATE([.T315];[.U315];[.V315];[.W31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15]+1)" table:style-name="ce1">
            <text:p>#REF!</text:p>
          </table:table-cell>
          <table:table-cell office:value-type="float" office:value="0" table:formula="of:=[.I314]" table:style-name="ce1">
            <text:p>0</text:p>
          </table:table-cell>
          <table:table-cell office:value-type="float" office:value="308" table:style-name="ce1">
            <text:p>308</text:p>
          </table:table-cell>
          <table:table-cell office:value-type="float" office:value="9" table:formula="of:=INT([.J315]/COUNTA([.$Z$7:.$AD$17]))+1" table:style-name="ce1">
            <text:p>9</text:p>
          </table:table-cell>
          <table:table-cell office:value-type="float" office:value="4" table:formula="of:=IF(INDEX([.$Z$7:.$AD$17];[.L314]+1;[.M314])=&quot;&quot;;1;[.L314]+1)" table:style-name="ce1">
            <text:p>4</text:p>
          </table:table-cell>
          <table:table-cell office:value-type="float" office:value="1" table:formula="of:=IF(INDEX([.$Z$7:.$AD$17];[.L314]+1;[.M314])=&quot;&quot;;IF([.M314]=5;1;[.M314]+1);[.M314])" table:style-name="ce1">
            <text:p>1</text:p>
          </table:table-cell>
          <table:table-cell office:value-type="float" office:value="0" table:formula="of:=IF([.B315]=[.C315];0;INDEX([.$Z$18:.$AD$25];INT([.$J315]/COUNTA([.$Z$7:.$AD$17]))+1;[.$M315]))" table:style-name="ce1">
            <text:p>#REF!</text:p>
          </table:table-cell>
          <table:table-cell table:style-name="ce1"/>
          <table:table-cell office:value-type="string" office:string-value="" table:formula="of:=IF(INDEX([.AF$18:.AF$200];[.$K315])=&quot;&quot;;&quot;&quot;;[.AF$17]&amp;&quot; = yes &quot;)" table:style-name="ce1"/>
          <table:table-cell office:value-type="string" office:string-value="" table:formula="of:=IF(INDEX([.AG$18:.AG$200];[.$K315])=&quot;&quot;;&quot;&quot;;[.AG$17]&amp;&quot; = yes &quot;)" table:style-name="ce1"/>
          <table:table-cell office:value-type="string" office:string-value="" table:formula="of:=IF(INDEX([.AH$18:.AH$200];[.$K315])=&quot;&quot;;&quot;&quot;;[.AH$17]&amp;&quot; = yes &quot;)" table:style-name="ce1"/>
          <table:table-cell office:value-type="string" office:string-value="" table:formula="of:=IF(INDEX([.AI$18:.AI$200];[.$K315])=&quot;&quot;;&quot;&quot;;[.AI$17]&amp;&quot; = yes &quot;)" table:style-name="ce1"/>
          <table:table-cell office:value-type="string" office:string-value="" table:formula="of:=IF(INDEX([.AF$18:.AF$200];MATCH([.$C315];[.$Y$18:.$Y$200]))=&quot;&quot;;&quot;&quot;;[.AF$17]&amp;&quot; = yes &quot;)" table:style-name="ce1"/>
          <table:table-cell office:value-type="string" office:string-value="" table:formula="of:=IF(INDEX([.AG$18:.AG$200];MATCH([.$C315];[.$Y$18:.$Y$200]))=&quot;&quot;;&quot;&quot;;[.AG$17]&amp;&quot; = yes &quot;)" table:style-name="ce1"/>
          <table:table-cell office:value-type="string" office:string-value="" table:formula="of:=IF(INDEX([.AH$18:.AH$200];MATCH([.$C315];[.$Y$18:.$Y$200]))=&quot;&quot;;&quot;&quot;;[.AH$17]&amp;&quot; = yes &quot;)" table:style-name="ce1"/>
          <table:table-cell office:value-type="string" office:string-value="" table:formula="of:=IF(INDEX([.AI$18:.AI$200];MATCH([.$C31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09</text:p>
          </table:table-cell>
          <table:table-cell office:value-type="float" office:value="0" table:formula="of:=INDEX([.Y$18:.Y$200];[.K316])" table:style-name="ce1">
            <text:p>0</text:p>
          </table:table-cell>
          <table:table-cell office:value-type="string" office:string-value="pc_mesa" table:formula="of:=INDEX([.$Z$7:.$AD$17];[.L316];[.M316])" table:style-name="ce1">
            <text:p>pc_mesa</text:p>
          </table:table-cell>
          <table:table-cell office:value-type="float" office:value="0" table:formula="of:=[.$X$8]&amp;[.N316]" table:style-name="ce1">
            <text:p>#REF!</text:p>
          </table:table-cell>
          <table:table-cell office:value-type="float" office:value="0" table:formula="of:=[.$X$9]&amp;[.N316]" table:style-name="ce1">
            <text:p>#REF!</text:p>
          </table:table-cell>
          <table:table-cell office:value-type="string" office:string-value="OR={}&quot;OR={}" table:formula="of:=[.O316]&amp;&quot;OR={&quot;&amp;CONCATENATE([.P316];[.Q316];[.R316];[.S316])&amp;&quot;}&quot;&quot;OR={&quot;&amp;CONCATENATE([.T316];[.U316];[.V316];[.W31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16]+1)" table:style-name="ce1">
            <text:p>#REF!</text:p>
          </table:table-cell>
          <table:table-cell office:value-type="float" office:value="0" table:formula="of:=[.I315]" table:style-name="ce1">
            <text:p>0</text:p>
          </table:table-cell>
          <table:table-cell office:value-type="float" office:value="309" table:style-name="ce1">
            <text:p>309</text:p>
          </table:table-cell>
          <table:table-cell office:value-type="float" office:value="9" table:formula="of:=INT([.J316]/COUNTA([.$Z$7:.$AD$17]))+1" table:style-name="ce1">
            <text:p>9</text:p>
          </table:table-cell>
          <table:table-cell office:value-type="float" office:value="5" table:formula="of:=IF(INDEX([.$Z$7:.$AD$17];[.L315]+1;[.M315])=&quot;&quot;;1;[.L315]+1)" table:style-name="ce1">
            <text:p>5</text:p>
          </table:table-cell>
          <table:table-cell office:value-type="float" office:value="1" table:formula="of:=IF(INDEX([.$Z$7:.$AD$17];[.L315]+1;[.M315])=&quot;&quot;;IF([.M315]=5;1;[.M315]+1);[.M315])" table:style-name="ce1">
            <text:p>1</text:p>
          </table:table-cell>
          <table:table-cell office:value-type="float" office:value="0" table:formula="of:=IF([.B316]=[.C316];0;INDEX([.$Z$18:.$AD$25];INT([.$J316]/COUNTA([.$Z$7:.$AD$17]))+1;[.$M316]))" table:style-name="ce1">
            <text:p>#REF!</text:p>
          </table:table-cell>
          <table:table-cell table:style-name="ce1"/>
          <table:table-cell office:value-type="string" office:string-value="" table:formula="of:=IF(INDEX([.AF$18:.AF$200];[.$K316])=&quot;&quot;;&quot;&quot;;[.AF$17]&amp;&quot; = yes &quot;)" table:style-name="ce1"/>
          <table:table-cell office:value-type="string" office:string-value="" table:formula="of:=IF(INDEX([.AG$18:.AG$200];[.$K316])=&quot;&quot;;&quot;&quot;;[.AG$17]&amp;&quot; = yes &quot;)" table:style-name="ce1"/>
          <table:table-cell office:value-type="string" office:string-value="" table:formula="of:=IF(INDEX([.AH$18:.AH$200];[.$K316])=&quot;&quot;;&quot;&quot;;[.AH$17]&amp;&quot; = yes &quot;)" table:style-name="ce1"/>
          <table:table-cell office:value-type="string" office:string-value="" table:formula="of:=IF(INDEX([.AI$18:.AI$200];[.$K316])=&quot;&quot;;&quot;&quot;;[.AI$17]&amp;&quot; = yes &quot;)" table:style-name="ce1"/>
          <table:table-cell office:value-type="string" office:string-value="" table:formula="of:=IF(INDEX([.AF$18:.AF$200];MATCH([.$C316];[.$Y$18:.$Y$200]))=&quot;&quot;;&quot;&quot;;[.AF$17]&amp;&quot; = yes &quot;)" table:style-name="ce1"/>
          <table:table-cell office:value-type="string" office:string-value="" table:formula="of:=IF(INDEX([.AG$18:.AG$200];MATCH([.$C316];[.$Y$18:.$Y$200]))=&quot;&quot;;&quot;&quot;;[.AG$17]&amp;&quot; = yes &quot;)" table:style-name="ce1"/>
          <table:table-cell office:value-type="string" office:string-value="" table:formula="of:=IF(INDEX([.AH$18:.AH$200];MATCH([.$C316];[.$Y$18:.$Y$200]))=&quot;&quot;;&quot;&quot;;[.AH$17]&amp;&quot; = yes &quot;)" table:style-name="ce1"/>
          <table:table-cell office:value-type="string" office:string-value="" table:formula="of:=IF(INDEX([.AI$18:.AI$200];MATCH([.$C31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10</text:p>
          </table:table-cell>
          <table:table-cell office:value-type="float" office:value="0" table:formula="of:=INDEX([.Y$18:.Y$200];[.K317])" table:style-name="ce1">
            <text:p>0</text:p>
          </table:table-cell>
          <table:table-cell office:value-type="string" office:string-value="pc_oasis" table:formula="of:=INDEX([.$Z$7:.$AD$17];[.L317];[.M317])" table:style-name="ce1">
            <text:p>pc_oasis</text:p>
          </table:table-cell>
          <table:table-cell office:value-type="float" office:value="0" table:formula="of:=[.$X$8]&amp;[.N317]" table:style-name="ce1">
            <text:p>#REF!</text:p>
          </table:table-cell>
          <table:table-cell office:value-type="float" office:value="0" table:formula="of:=[.$X$9]&amp;[.N317]" table:style-name="ce1">
            <text:p>#REF!</text:p>
          </table:table-cell>
          <table:table-cell office:value-type="string" office:string-value="OR={}&quot;OR={}" table:formula="of:=[.O317]&amp;&quot;OR={&quot;&amp;CONCATENATE([.P317];[.Q317];[.R317];[.S317])&amp;&quot;}&quot;&quot;OR={&quot;&amp;CONCATENATE([.T317];[.U317];[.V317];[.W31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17]+1)" table:style-name="ce1">
            <text:p>#REF!</text:p>
          </table:table-cell>
          <table:table-cell office:value-type="float" office:value="0" table:formula="of:=[.I316]" table:style-name="ce1">
            <text:p>0</text:p>
          </table:table-cell>
          <table:table-cell office:value-type="float" office:value="310" table:style-name="ce1">
            <text:p>310</text:p>
          </table:table-cell>
          <table:table-cell office:value-type="float" office:value="9" table:formula="of:=INT([.J317]/COUNTA([.$Z$7:.$AD$17]))+1" table:style-name="ce1">
            <text:p>9</text:p>
          </table:table-cell>
          <table:table-cell office:value-type="float" office:value="6" table:formula="of:=IF(INDEX([.$Z$7:.$AD$17];[.L316]+1;[.M316])=&quot;&quot;;1;[.L316]+1)" table:style-name="ce1">
            <text:p>6</text:p>
          </table:table-cell>
          <table:table-cell office:value-type="float" office:value="1" table:formula="of:=IF(INDEX([.$Z$7:.$AD$17];[.L316]+1;[.M316])=&quot;&quot;;IF([.M316]=5;1;[.M316]+1);[.M316])" table:style-name="ce1">
            <text:p>1</text:p>
          </table:table-cell>
          <table:table-cell office:value-type="float" office:value="0" table:formula="of:=IF([.B317]=[.C317];0;INDEX([.$Z$18:.$AD$25];INT([.$J317]/COUNTA([.$Z$7:.$AD$17]))+1;[.$M317]))" table:style-name="ce1">
            <text:p>#REF!</text:p>
          </table:table-cell>
          <table:table-cell table:style-name="ce1"/>
          <table:table-cell office:value-type="string" office:string-value="" table:formula="of:=IF(INDEX([.AF$18:.AF$200];[.$K317])=&quot;&quot;;&quot;&quot;;[.AF$17]&amp;&quot; = yes &quot;)" table:style-name="ce1"/>
          <table:table-cell office:value-type="string" office:string-value="" table:formula="of:=IF(INDEX([.AG$18:.AG$200];[.$K317])=&quot;&quot;;&quot;&quot;;[.AG$17]&amp;&quot; = yes &quot;)" table:style-name="ce1"/>
          <table:table-cell office:value-type="string" office:string-value="" table:formula="of:=IF(INDEX([.AH$18:.AH$200];[.$K317])=&quot;&quot;;&quot;&quot;;[.AH$17]&amp;&quot; = yes &quot;)" table:style-name="ce1"/>
          <table:table-cell office:value-type="string" office:string-value="" table:formula="of:=IF(INDEX([.AI$18:.AI$200];[.$K317])=&quot;&quot;;&quot;&quot;;[.AI$17]&amp;&quot; = yes &quot;)" table:style-name="ce1"/>
          <table:table-cell office:value-type="string" office:string-value="" table:formula="of:=IF(INDEX([.AF$18:.AF$200];MATCH([.$C317];[.$Y$18:.$Y$200]))=&quot;&quot;;&quot;&quot;;[.AF$17]&amp;&quot; = yes &quot;)" table:style-name="ce1"/>
          <table:table-cell office:value-type="string" office:string-value="" table:formula="of:=IF(INDEX([.AG$18:.AG$200];MATCH([.$C317];[.$Y$18:.$Y$200]))=&quot;&quot;;&quot;&quot;;[.AG$17]&amp;&quot; = yes &quot;)" table:style-name="ce1"/>
          <table:table-cell office:value-type="string" office:string-value="" table:formula="of:=IF(INDEX([.AH$18:.AH$200];MATCH([.$C317];[.$Y$18:.$Y$200]))=&quot;&quot;;&quot;&quot;;[.AH$17]&amp;&quot; = yes &quot;)" table:style-name="ce1"/>
          <table:table-cell office:value-type="string" office:string-value="" table:formula="of:=IF(INDEX([.AI$18:.AI$200];MATCH([.$C31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11</text:p>
          </table:table-cell>
          <table:table-cell office:value-type="float" office:value="0" table:formula="of:=INDEX([.Y$18:.Y$200];[.K318])" table:style-name="ce1">
            <text:p>0</text:p>
          </table:table-cell>
          <table:table-cell office:value-type="string" office:string-value="pc_marginal_dry" table:formula="of:=INDEX([.$Z$7:.$AD$17];[.L318];[.M318])" table:style-name="ce1">
            <text:p>pc_marginal_dry</text:p>
          </table:table-cell>
          <table:table-cell office:value-type="float" office:value="0" table:formula="of:=[.$X$8]&amp;[.N318]" table:style-name="ce1">
            <text:p>#REF!</text:p>
          </table:table-cell>
          <table:table-cell office:value-type="float" office:value="0" table:formula="of:=[.$X$9]&amp;[.N318]" table:style-name="ce1">
            <text:p>#REF!</text:p>
          </table:table-cell>
          <table:table-cell office:value-type="string" office:string-value="OR={}&quot;OR={}" table:formula="of:=[.O318]&amp;&quot;OR={&quot;&amp;CONCATENATE([.P318];[.Q318];[.R318];[.S318])&amp;&quot;}&quot;&quot;OR={&quot;&amp;CONCATENATE([.T318];[.U318];[.V318];[.W31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18]+1)" table:style-name="ce1">
            <text:p>#REF!</text:p>
          </table:table-cell>
          <table:table-cell office:value-type="float" office:value="0" table:formula="of:=[.I317]" table:style-name="ce1">
            <text:p>0</text:p>
          </table:table-cell>
          <table:table-cell office:value-type="float" office:value="311" table:style-name="ce1">
            <text:p>311</text:p>
          </table:table-cell>
          <table:table-cell office:value-type="float" office:value="9" table:formula="of:=INT([.J318]/COUNTA([.$Z$7:.$AD$17]))+1" table:style-name="ce1">
            <text:p>9</text:p>
          </table:table-cell>
          <table:table-cell office:value-type="float" office:value="7" table:formula="of:=IF(INDEX([.$Z$7:.$AD$17];[.L317]+1;[.M317])=&quot;&quot;;1;[.L317]+1)" table:style-name="ce1">
            <text:p>7</text:p>
          </table:table-cell>
          <table:table-cell office:value-type="float" office:value="1" table:formula="of:=IF(INDEX([.$Z$7:.$AD$17];[.L317]+1;[.M317])=&quot;&quot;;IF([.M317]=5;1;[.M317]+1);[.M317])" table:style-name="ce1">
            <text:p>1</text:p>
          </table:table-cell>
          <table:table-cell office:value-type="float" office:value="0" table:formula="of:=IF([.B318]=[.C318];0;INDEX([.$Z$18:.$AD$25];INT([.$J318]/COUNTA([.$Z$7:.$AD$17]))+1;[.$M318]))" table:style-name="ce1">
            <text:p>#REF!</text:p>
          </table:table-cell>
          <table:table-cell table:style-name="ce1"/>
          <table:table-cell office:value-type="string" office:string-value="" table:formula="of:=IF(INDEX([.AF$18:.AF$200];[.$K318])=&quot;&quot;;&quot;&quot;;[.AF$17]&amp;&quot; = yes &quot;)" table:style-name="ce1"/>
          <table:table-cell office:value-type="string" office:string-value="" table:formula="of:=IF(INDEX([.AG$18:.AG$200];[.$K318])=&quot;&quot;;&quot;&quot;;[.AG$17]&amp;&quot; = yes &quot;)" table:style-name="ce1"/>
          <table:table-cell office:value-type="string" office:string-value="" table:formula="of:=IF(INDEX([.AH$18:.AH$200];[.$K318])=&quot;&quot;;&quot;&quot;;[.AH$17]&amp;&quot; = yes &quot;)" table:style-name="ce1"/>
          <table:table-cell office:value-type="string" office:string-value="" table:formula="of:=IF(INDEX([.AI$18:.AI$200];[.$K318])=&quot;&quot;;&quot;&quot;;[.AI$17]&amp;&quot; = yes &quot;)" table:style-name="ce1"/>
          <table:table-cell office:value-type="string" office:string-value="" table:formula="of:=IF(INDEX([.AF$18:.AF$200];MATCH([.$C318];[.$Y$18:.$Y$200]))=&quot;&quot;;&quot;&quot;;[.AF$17]&amp;&quot; = yes &quot;)" table:style-name="ce1"/>
          <table:table-cell office:value-type="string" office:string-value="" table:formula="of:=IF(INDEX([.AG$18:.AG$200];MATCH([.$C318];[.$Y$18:.$Y$200]))=&quot;&quot;;&quot;&quot;;[.AG$17]&amp;&quot; = yes &quot;)" table:style-name="ce1"/>
          <table:table-cell office:value-type="string" office:string-value="" table:formula="of:=IF(INDEX([.AH$18:.AH$200];MATCH([.$C318];[.$Y$18:.$Y$200]))=&quot;&quot;;&quot;&quot;;[.AH$17]&amp;&quot; = yes &quot;)" table:style-name="ce1"/>
          <table:table-cell office:value-type="string" office:string-value="" table:formula="of:=IF(INDEX([.AI$18:.AI$200];MATCH([.$C31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12</text:p>
          </table:table-cell>
          <table:table-cell office:value-type="float" office:value="0" table:formula="of:=INDEX([.Y$18:.Y$200];[.K319])" table:style-name="ce1">
            <text:p>0</text:p>
          </table:table-cell>
          <table:table-cell office:value-type="string" office:string-value="pc_geocrystalline" table:formula="of:=INDEX([.$Z$7:.$AD$17];[.L319];[.M319])" table:style-name="ce1">
            <text:p>pc_geocrystalline</text:p>
          </table:table-cell>
          <table:table-cell office:value-type="float" office:value="0" table:formula="of:=[.$X$8]&amp;[.N319]" table:style-name="ce1">
            <text:p>#REF!</text:p>
          </table:table-cell>
          <table:table-cell office:value-type="float" office:value="0" table:formula="of:=[.$X$9]&amp;[.N319]" table:style-name="ce1">
            <text:p>#REF!</text:p>
          </table:table-cell>
          <table:table-cell office:value-type="string" office:string-value="OR={}&quot;OR={}" table:formula="of:=[.O319]&amp;&quot;OR={&quot;&amp;CONCATENATE([.P319];[.Q319];[.R319];[.S319])&amp;&quot;}&quot;&quot;OR={&quot;&amp;CONCATENATE([.T319];[.U319];[.V319];[.W31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19]+1)" table:style-name="ce1">
            <text:p>#REF!</text:p>
          </table:table-cell>
          <table:table-cell office:value-type="float" office:value="0" table:formula="of:=[.I318]" table:style-name="ce1">
            <text:p>0</text:p>
          </table:table-cell>
          <table:table-cell office:value-type="float" office:value="312" table:style-name="ce1">
            <text:p>312</text:p>
          </table:table-cell>
          <table:table-cell office:value-type="float" office:value="9" table:formula="of:=INT([.J319]/COUNTA([.$Z$7:.$AD$17]))+1" table:style-name="ce1">
            <text:p>9</text:p>
          </table:table-cell>
          <table:table-cell office:value-type="float" office:value="8" table:formula="of:=IF(INDEX([.$Z$7:.$AD$17];[.L318]+1;[.M318])=&quot;&quot;;1;[.L318]+1)" table:style-name="ce1">
            <text:p>8</text:p>
          </table:table-cell>
          <table:table-cell office:value-type="float" office:value="1" table:formula="of:=IF(INDEX([.$Z$7:.$AD$17];[.L318]+1;[.M318])=&quot;&quot;;IF([.M318]=5;1;[.M318]+1);[.M318])" table:style-name="ce1">
            <text:p>1</text:p>
          </table:table-cell>
          <table:table-cell office:value-type="float" office:value="0" table:formula="of:=IF([.B319]=[.C319];0;INDEX([.$Z$18:.$AD$25];INT([.$J319]/COUNTA([.$Z$7:.$AD$17]))+1;[.$M319]))" table:style-name="ce1">
            <text:p>#REF!</text:p>
          </table:table-cell>
          <table:table-cell table:style-name="ce1"/>
          <table:table-cell office:value-type="string" office:string-value="" table:formula="of:=IF(INDEX([.AF$18:.AF$200];[.$K319])=&quot;&quot;;&quot;&quot;;[.AF$17]&amp;&quot; = yes &quot;)" table:style-name="ce1"/>
          <table:table-cell office:value-type="string" office:string-value="" table:formula="of:=IF(INDEX([.AG$18:.AG$200];[.$K319])=&quot;&quot;;&quot;&quot;;[.AG$17]&amp;&quot; = yes &quot;)" table:style-name="ce1"/>
          <table:table-cell office:value-type="string" office:string-value="" table:formula="of:=IF(INDEX([.AH$18:.AH$200];[.$K319])=&quot;&quot;;&quot;&quot;;[.AH$17]&amp;&quot; = yes &quot;)" table:style-name="ce1"/>
          <table:table-cell office:value-type="string" office:string-value="" table:formula="of:=IF(INDEX([.AI$18:.AI$200];[.$K319])=&quot;&quot;;&quot;&quot;;[.AI$17]&amp;&quot; = yes &quot;)" table:style-name="ce1"/>
          <table:table-cell office:value-type="string" office:string-value="" table:formula="of:=IF(INDEX([.AF$18:.AF$200];MATCH([.$C319];[.$Y$18:.$Y$200]))=&quot;&quot;;&quot;&quot;;[.AF$17]&amp;&quot; = yes &quot;)" table:style-name="ce1"/>
          <table:table-cell office:value-type="string" office:string-value="" table:formula="of:=IF(INDEX([.AG$18:.AG$200];MATCH([.$C319];[.$Y$18:.$Y$200]))=&quot;&quot;;&quot;&quot;;[.AG$17]&amp;&quot; = yes &quot;)" table:style-name="ce1"/>
          <table:table-cell office:value-type="string" office:string-value="" table:formula="of:=IF(INDEX([.AH$18:.AH$200];MATCH([.$C319];[.$Y$18:.$Y$200]))=&quot;&quot;;&quot;&quot;;[.AH$17]&amp;&quot; = yes &quot;)" table:style-name="ce1"/>
          <table:table-cell office:value-type="string" office:string-value="" table:formula="of:=IF(INDEX([.AI$18:.AI$200];MATCH([.$C31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13</text:p>
          </table:table-cell>
          <table:table-cell office:value-type="float" office:value="0" table:formula="of:=INDEX([.Y$18:.Y$200];[.K320])" table:style-name="ce1">
            <text:p>0</text:p>
          </table:table-cell>
          <table:table-cell office:value-type="string" office:string-value="pc_continental" table:formula="of:=INDEX([.$Z$7:.$AD$17];[.L320];[.M320])" table:style-name="ce1">
            <text:p>pc_continental</text:p>
          </table:table-cell>
          <table:table-cell office:value-type="float" office:value="0" table:formula="of:=[.$X$8]&amp;[.N320]" table:style-name="ce1">
            <text:p>#REF!</text:p>
          </table:table-cell>
          <table:table-cell office:value-type="float" office:value="0" table:formula="of:=[.$X$9]&amp;[.N320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320]&amp;&quot;OR={&quot;&amp;CONCATENATE([.P320];[.Q320];[.R320];[.S320])&amp;&quot;}&quot;&quot;OR={&quot;&amp;CONCATENATE([.T320];[.U320];[.V320];[.W320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20]+1)" table:style-name="ce1">
            <text:p>#REF!</text:p>
          </table:table-cell>
          <table:table-cell office:value-type="float" office:value="0" table:formula="of:=[.I319]" table:style-name="ce1">
            <text:p>0</text:p>
          </table:table-cell>
          <table:table-cell office:value-type="float" office:value="313" table:style-name="ce1">
            <text:p>313</text:p>
          </table:table-cell>
          <table:table-cell office:value-type="float" office:value="9" table:formula="of:=INT([.J320]/COUNTA([.$Z$7:.$AD$17]))+1" table:style-name="ce1">
            <text:p>9</text:p>
          </table:table-cell>
          <table:table-cell office:value-type="float" office:value="1" table:formula="of:=IF(INDEX([.$Z$7:.$AD$17];[.L319]+1;[.M319])=&quot;&quot;;1;[.L319]+1)" table:style-name="ce1">
            <text:p>1</text:p>
          </table:table-cell>
          <table:table-cell office:value-type="float" office:value="2" table:formula="of:=IF(INDEX([.$Z$7:.$AD$17];[.L319]+1;[.M319])=&quot;&quot;;IF([.M319]=5;1;[.M319]+1);[.M319])" table:style-name="ce1">
            <text:p>2</text:p>
          </table:table-cell>
          <table:table-cell office:value-type="float" office:value="0" table:formula="of:=IF([.B320]=[.C320];0;INDEX([.$Z$18:.$AD$25];INT([.$J320]/COUNTA([.$Z$7:.$AD$17]))+1;[.$M320]))" table:style-name="ce1">
            <text:p>#REF!</text:p>
          </table:table-cell>
          <table:table-cell table:style-name="ce1"/>
          <table:table-cell office:value-type="string" office:string-value="" table:formula="of:=IF(INDEX([.AF$18:.AF$200];[.$K320])=&quot;&quot;;&quot;&quot;;[.AF$17]&amp;&quot; = yes &quot;)" table:style-name="ce1"/>
          <table:table-cell office:value-type="string" office:string-value="" table:formula="of:=IF(INDEX([.AG$18:.AG$200];[.$K320])=&quot;&quot;;&quot;&quot;;[.AG$17]&amp;&quot; = yes &quot;)" table:style-name="ce1"/>
          <table:table-cell office:value-type="string" office:string-value="" table:formula="of:=IF(INDEX([.AH$18:.AH$200];[.$K320])=&quot;&quot;;&quot;&quot;;[.AH$17]&amp;&quot; = yes &quot;)" table:style-name="ce1"/>
          <table:table-cell office:value-type="string" office:string-value="" table:formula="of:=IF(INDEX([.AI$18:.AI$200];[.$K320])=&quot;&quot;;&quot;&quot;;[.AI$17]&amp;&quot; = yes &quot;)" table:style-name="ce1"/>
          <table:table-cell office:value-type="string" office:string-value="planetary_diversity_enabled = yes " table:formula="of:=IF(INDEX([.AF$18:.AF$200];MATCH([.$C320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320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320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320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14</text:p>
          </table:table-cell>
          <table:table-cell office:value-type="float" office:value="0" table:formula="of:=INDEX([.Y$18:.Y$200];[.K321])" table:style-name="ce1">
            <text:p>0</text:p>
          </table:table-cell>
          <table:table-cell office:value-type="string" office:string-value="pc_ocean" table:formula="of:=INDEX([.$Z$7:.$AD$17];[.L321];[.M321])" table:style-name="ce1">
            <text:p>pc_ocean</text:p>
          </table:table-cell>
          <table:table-cell office:value-type="float" office:value="0" table:formula="of:=[.$X$8]&amp;[.N321]" table:style-name="ce1">
            <text:p>#REF!</text:p>
          </table:table-cell>
          <table:table-cell office:value-type="float" office:value="0" table:formula="of:=[.$X$9]&amp;[.N321]" table:style-name="ce1">
            <text:p>#REF!</text:p>
          </table:table-cell>
          <table:table-cell office:value-type="string" office:string-value="OR={}&quot;OR={}" table:formula="of:=[.O321]&amp;&quot;OR={&quot;&amp;CONCATENATE([.P321];[.Q321];[.R321];[.S321])&amp;&quot;}&quot;&quot;OR={&quot;&amp;CONCATENATE([.T321];[.U321];[.V321];[.W32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21]+1)" table:style-name="ce1">
            <text:p>#REF!</text:p>
          </table:table-cell>
          <table:table-cell office:value-type="float" office:value="0" table:formula="of:=[.I320]" table:style-name="ce1">
            <text:p>0</text:p>
          </table:table-cell>
          <table:table-cell office:value-type="float" office:value="314" table:style-name="ce1">
            <text:p>314</text:p>
          </table:table-cell>
          <table:table-cell office:value-type="float" office:value="9" table:formula="of:=INT([.J321]/COUNTA([.$Z$7:.$AD$17]))+1" table:style-name="ce1">
            <text:p>9</text:p>
          </table:table-cell>
          <table:table-cell office:value-type="float" office:value="2" table:formula="of:=IF(INDEX([.$Z$7:.$AD$17];[.L320]+1;[.M320])=&quot;&quot;;1;[.L320]+1)" table:style-name="ce1">
            <text:p>2</text:p>
          </table:table-cell>
          <table:table-cell office:value-type="float" office:value="2" table:formula="of:=IF(INDEX([.$Z$7:.$AD$17];[.L320]+1;[.M320])=&quot;&quot;;IF([.M320]=5;1;[.M320]+1);[.M320])" table:style-name="ce1">
            <text:p>2</text:p>
          </table:table-cell>
          <table:table-cell office:value-type="float" office:value="0" table:formula="of:=IF([.B321]=[.C321];0;INDEX([.$Z$18:.$AD$25];INT([.$J321]/COUNTA([.$Z$7:.$AD$17]))+1;[.$M321]))" table:style-name="ce1">
            <text:p>#REF!</text:p>
          </table:table-cell>
          <table:table-cell table:style-name="ce1"/>
          <table:table-cell office:value-type="string" office:string-value="" table:formula="of:=IF(INDEX([.AF$18:.AF$200];[.$K321])=&quot;&quot;;&quot;&quot;;[.AF$17]&amp;&quot; = yes &quot;)" table:style-name="ce1"/>
          <table:table-cell office:value-type="string" office:string-value="" table:formula="of:=IF(INDEX([.AG$18:.AG$200];[.$K321])=&quot;&quot;;&quot;&quot;;[.AG$17]&amp;&quot; = yes &quot;)" table:style-name="ce1"/>
          <table:table-cell office:value-type="string" office:string-value="" table:formula="of:=IF(INDEX([.AH$18:.AH$200];[.$K321])=&quot;&quot;;&quot;&quot;;[.AH$17]&amp;&quot; = yes &quot;)" table:style-name="ce1"/>
          <table:table-cell office:value-type="string" office:string-value="" table:formula="of:=IF(INDEX([.AI$18:.AI$200];[.$K321])=&quot;&quot;;&quot;&quot;;[.AI$17]&amp;&quot; = yes &quot;)" table:style-name="ce1"/>
          <table:table-cell office:value-type="string" office:string-value="" table:formula="of:=IF(INDEX([.AF$18:.AF$200];MATCH([.$C321];[.$Y$18:.$Y$200]))=&quot;&quot;;&quot;&quot;;[.AF$17]&amp;&quot; = yes &quot;)" table:style-name="ce1"/>
          <table:table-cell office:value-type="string" office:string-value="" table:formula="of:=IF(INDEX([.AG$18:.AG$200];MATCH([.$C321];[.$Y$18:.$Y$200]))=&quot;&quot;;&quot;&quot;;[.AG$17]&amp;&quot; = yes &quot;)" table:style-name="ce1"/>
          <table:table-cell office:value-type="string" office:string-value="" table:formula="of:=IF(INDEX([.AH$18:.AH$200];MATCH([.$C321];[.$Y$18:.$Y$200]))=&quot;&quot;;&quot;&quot;;[.AH$17]&amp;&quot; = yes &quot;)" table:style-name="ce1"/>
          <table:table-cell office:value-type="string" office:string-value="" table:formula="of:=IF(INDEX([.AI$18:.AI$200];MATCH([.$C32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15</text:p>
          </table:table-cell>
          <table:table-cell office:value-type="float" office:value="0" table:formula="of:=INDEX([.Y$18:.Y$200];[.K322])" table:style-name="ce1">
            <text:p>0</text:p>
          </table:table-cell>
          <table:table-cell office:value-type="string" office:string-value="pc_mangrove" table:formula="of:=INDEX([.$Z$7:.$AD$17];[.L322];[.M322])" table:style-name="ce1">
            <text:p>pc_mangrove</text:p>
          </table:table-cell>
          <table:table-cell office:value-type="float" office:value="0" table:formula="of:=[.$X$8]&amp;[.N322]" table:style-name="ce1">
            <text:p>#REF!</text:p>
          </table:table-cell>
          <table:table-cell office:value-type="float" office:value="0" table:formula="of:=[.$X$9]&amp;[.N322]" table:style-name="ce1">
            <text:p>#REF!</text:p>
          </table:table-cell>
          <table:table-cell office:value-type="string" office:string-value="OR={}&quot;OR={}" table:formula="of:=[.O322]&amp;&quot;OR={&quot;&amp;CONCATENATE([.P322];[.Q322];[.R322];[.S322])&amp;&quot;}&quot;&quot;OR={&quot;&amp;CONCATENATE([.T322];[.U322];[.V322];[.W32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22]+1)" table:style-name="ce1">
            <text:p>#REF!</text:p>
          </table:table-cell>
          <table:table-cell office:value-type="float" office:value="0" table:formula="of:=[.I321]" table:style-name="ce1">
            <text:p>0</text:p>
          </table:table-cell>
          <table:table-cell office:value-type="float" office:value="315" table:style-name="ce1">
            <text:p>315</text:p>
          </table:table-cell>
          <table:table-cell office:value-type="float" office:value="9" table:formula="of:=INT([.J322]/COUNTA([.$Z$7:.$AD$17]))+1" table:style-name="ce1">
            <text:p>9</text:p>
          </table:table-cell>
          <table:table-cell office:value-type="float" office:value="3" table:formula="of:=IF(INDEX([.$Z$7:.$AD$17];[.L321]+1;[.M321])=&quot;&quot;;1;[.L321]+1)" table:style-name="ce1">
            <text:p>3</text:p>
          </table:table-cell>
          <table:table-cell office:value-type="float" office:value="2" table:formula="of:=IF(INDEX([.$Z$7:.$AD$17];[.L321]+1;[.M321])=&quot;&quot;;IF([.M321]=5;1;[.M321]+1);[.M321])" table:style-name="ce1">
            <text:p>2</text:p>
          </table:table-cell>
          <table:table-cell office:value-type="float" office:value="0" table:formula="of:=IF([.B322]=[.C322];0;INDEX([.$Z$18:.$AD$25];INT([.$J322]/COUNTA([.$Z$7:.$AD$17]))+1;[.$M322]))" table:style-name="ce1">
            <text:p>#REF!</text:p>
          </table:table-cell>
          <table:table-cell table:style-name="ce1"/>
          <table:table-cell office:value-type="string" office:string-value="" table:formula="of:=IF(INDEX([.AF$18:.AF$200];[.$K322])=&quot;&quot;;&quot;&quot;;[.AF$17]&amp;&quot; = yes &quot;)" table:style-name="ce1"/>
          <table:table-cell office:value-type="string" office:string-value="" table:formula="of:=IF(INDEX([.AG$18:.AG$200];[.$K322])=&quot;&quot;;&quot;&quot;;[.AG$17]&amp;&quot; = yes &quot;)" table:style-name="ce1"/>
          <table:table-cell office:value-type="string" office:string-value="" table:formula="of:=IF(INDEX([.AH$18:.AH$200];[.$K322])=&quot;&quot;;&quot;&quot;;[.AH$17]&amp;&quot; = yes &quot;)" table:style-name="ce1"/>
          <table:table-cell office:value-type="string" office:string-value="" table:formula="of:=IF(INDEX([.AI$18:.AI$200];[.$K322])=&quot;&quot;;&quot;&quot;;[.AI$17]&amp;&quot; = yes &quot;)" table:style-name="ce1"/>
          <table:table-cell office:value-type="string" office:string-value="" table:formula="of:=IF(INDEX([.AF$18:.AF$200];MATCH([.$C322];[.$Y$18:.$Y$200]))=&quot;&quot;;&quot;&quot;;[.AF$17]&amp;&quot; = yes &quot;)" table:style-name="ce1"/>
          <table:table-cell office:value-type="string" office:string-value="" table:formula="of:=IF(INDEX([.AG$18:.AG$200];MATCH([.$C322];[.$Y$18:.$Y$200]))=&quot;&quot;;&quot;&quot;;[.AG$17]&amp;&quot; = yes &quot;)" table:style-name="ce1"/>
          <table:table-cell office:value-type="string" office:string-value="" table:formula="of:=IF(INDEX([.AH$18:.AH$200];MATCH([.$C322];[.$Y$18:.$Y$200]))=&quot;&quot;;&quot;&quot;;[.AH$17]&amp;&quot; = yes &quot;)" table:style-name="ce1"/>
          <table:table-cell office:value-type="string" office:string-value="" table:formula="of:=IF(INDEX([.AI$18:.AI$200];MATCH([.$C32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16</text:p>
          </table:table-cell>
          <table:table-cell office:value-type="float" office:value="0" table:formula="of:=INDEX([.Y$18:.Y$200];[.K323])" table:style-name="ce1">
            <text:p>0</text:p>
          </table:table-cell>
          <table:table-cell office:value-type="string" office:string-value="pc_hajungle" table:formula="of:=INDEX([.$Z$7:.$AD$17];[.L323];[.M323])" table:style-name="ce1">
            <text:p>pc_hajungle</text:p>
          </table:table-cell>
          <table:table-cell office:value-type="float" office:value="0" table:formula="of:=[.$X$8]&amp;[.N323]" table:style-name="ce1">
            <text:p>#REF!</text:p>
          </table:table-cell>
          <table:table-cell office:value-type="float" office:value="0" table:formula="of:=[.$X$9]&amp;[.N323]" table:style-name="ce1">
            <text:p>#REF!</text:p>
          </table:table-cell>
          <table:table-cell office:value-type="string" office:string-value="OR={}&quot;OR={}" table:formula="of:=[.O323]&amp;&quot;OR={&quot;&amp;CONCATENATE([.P323];[.Q323];[.R323];[.S323])&amp;&quot;}&quot;&quot;OR={&quot;&amp;CONCATENATE([.T323];[.U323];[.V323];[.W32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23]+1)" table:style-name="ce1">
            <text:p>#REF!</text:p>
          </table:table-cell>
          <table:table-cell office:value-type="float" office:value="0" table:formula="of:=[.I322]" table:style-name="ce1">
            <text:p>0</text:p>
          </table:table-cell>
          <table:table-cell office:value-type="float" office:value="316" table:style-name="ce1">
            <text:p>316</text:p>
          </table:table-cell>
          <table:table-cell office:value-type="float" office:value="9" table:formula="of:=INT([.J323]/COUNTA([.$Z$7:.$AD$17]))+1" table:style-name="ce1">
            <text:p>9</text:p>
          </table:table-cell>
          <table:table-cell office:value-type="float" office:value="4" table:formula="of:=IF(INDEX([.$Z$7:.$AD$17];[.L322]+1;[.M322])=&quot;&quot;;1;[.L322]+1)" table:style-name="ce1">
            <text:p>4</text:p>
          </table:table-cell>
          <table:table-cell office:value-type="float" office:value="2" table:formula="of:=IF(INDEX([.$Z$7:.$AD$17];[.L322]+1;[.M322])=&quot;&quot;;IF([.M322]=5;1;[.M322]+1);[.M322])" table:style-name="ce1">
            <text:p>2</text:p>
          </table:table-cell>
          <table:table-cell office:value-type="float" office:value="0" table:formula="of:=IF([.B323]=[.C323];0;INDEX([.$Z$18:.$AD$25];INT([.$J323]/COUNTA([.$Z$7:.$AD$17]))+1;[.$M323]))" table:style-name="ce1">
            <text:p>#REF!</text:p>
          </table:table-cell>
          <table:table-cell table:style-name="ce1"/>
          <table:table-cell office:value-type="string" office:string-value="" table:formula="of:=IF(INDEX([.AF$18:.AF$200];[.$K323])=&quot;&quot;;&quot;&quot;;[.AF$17]&amp;&quot; = yes &quot;)" table:style-name="ce1"/>
          <table:table-cell office:value-type="string" office:string-value="" table:formula="of:=IF(INDEX([.AG$18:.AG$200];[.$K323])=&quot;&quot;;&quot;&quot;;[.AG$17]&amp;&quot; = yes &quot;)" table:style-name="ce1"/>
          <table:table-cell office:value-type="string" office:string-value="" table:formula="of:=IF(INDEX([.AH$18:.AH$200];[.$K323])=&quot;&quot;;&quot;&quot;;[.AH$17]&amp;&quot; = yes &quot;)" table:style-name="ce1"/>
          <table:table-cell office:value-type="string" office:string-value="" table:formula="of:=IF(INDEX([.AI$18:.AI$200];[.$K323])=&quot;&quot;;&quot;&quot;;[.AI$17]&amp;&quot; = yes &quot;)" table:style-name="ce1"/>
          <table:table-cell office:value-type="string" office:string-value="" table:formula="of:=IF(INDEX([.AF$18:.AF$200];MATCH([.$C323];[.$Y$18:.$Y$200]))=&quot;&quot;;&quot;&quot;;[.AF$17]&amp;&quot; = yes &quot;)" table:style-name="ce1"/>
          <table:table-cell office:value-type="string" office:string-value="" table:formula="of:=IF(INDEX([.AG$18:.AG$200];MATCH([.$C323];[.$Y$18:.$Y$200]))=&quot;&quot;;&quot;&quot;;[.AG$17]&amp;&quot; = yes &quot;)" table:style-name="ce1"/>
          <table:table-cell office:value-type="string" office:string-value="" table:formula="of:=IF(INDEX([.AH$18:.AH$200];MATCH([.$C323];[.$Y$18:.$Y$200]))=&quot;&quot;;&quot;&quot;;[.AH$17]&amp;&quot; = yes &quot;)" table:style-name="ce1"/>
          <table:table-cell office:value-type="string" office:string-value="" table:formula="of:=IF(INDEX([.AI$18:.AI$200];MATCH([.$C32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17</text:p>
          </table:table-cell>
          <table:table-cell office:value-type="float" office:value="0" table:formula="of:=INDEX([.Y$18:.Y$200];[.K324])" table:style-name="ce1">
            <text:p>0</text:p>
          </table:table-cell>
          <table:table-cell office:value-type="string" office:string-value="pc_tropical" table:formula="of:=INDEX([.$Z$7:.$AD$17];[.L324];[.M324])" table:style-name="ce1">
            <text:p>pc_tropical</text:p>
          </table:table-cell>
          <table:table-cell office:value-type="float" office:value="0" table:formula="of:=[.$X$8]&amp;[.N324]" table:style-name="ce1">
            <text:p>#REF!</text:p>
          </table:table-cell>
          <table:table-cell office:value-type="float" office:value="0" table:formula="of:=[.$X$9]&amp;[.N324]" table:style-name="ce1">
            <text:p>#REF!</text:p>
          </table:table-cell>
          <table:table-cell office:value-type="string" office:string-value="OR={}&quot;OR={}" table:formula="of:=[.O324]&amp;&quot;OR={&quot;&amp;CONCATENATE([.P324];[.Q324];[.R324];[.S324])&amp;&quot;}&quot;&quot;OR={&quot;&amp;CONCATENATE([.T324];[.U324];[.V324];[.W32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24]+1)" table:style-name="ce1">
            <text:p>#REF!</text:p>
          </table:table-cell>
          <table:table-cell office:value-type="float" office:value="0" table:formula="of:=[.I323]" table:style-name="ce1">
            <text:p>0</text:p>
          </table:table-cell>
          <table:table-cell office:value-type="float" office:value="317" table:style-name="ce1">
            <text:p>317</text:p>
          </table:table-cell>
          <table:table-cell office:value-type="float" office:value="9" table:formula="of:=INT([.J324]/COUNTA([.$Z$7:.$AD$17]))+1" table:style-name="ce1">
            <text:p>9</text:p>
          </table:table-cell>
          <table:table-cell office:value-type="float" office:value="5" table:formula="of:=IF(INDEX([.$Z$7:.$AD$17];[.L323]+1;[.M323])=&quot;&quot;;1;[.L323]+1)" table:style-name="ce1">
            <text:p>5</text:p>
          </table:table-cell>
          <table:table-cell office:value-type="float" office:value="2" table:formula="of:=IF(INDEX([.$Z$7:.$AD$17];[.L323]+1;[.M323])=&quot;&quot;;IF([.M323]=5;1;[.M323]+1);[.M323])" table:style-name="ce1">
            <text:p>2</text:p>
          </table:table-cell>
          <table:table-cell office:value-type="float" office:value="0" table:formula="of:=IF([.B324]=[.C324];0;INDEX([.$Z$18:.$AD$25];INT([.$J324]/COUNTA([.$Z$7:.$AD$17]))+1;[.$M324]))" table:style-name="ce1">
            <text:p>#REF!</text:p>
          </table:table-cell>
          <table:table-cell table:style-name="ce1"/>
          <table:table-cell office:value-type="string" office:string-value="" table:formula="of:=IF(INDEX([.AF$18:.AF$200];[.$K324])=&quot;&quot;;&quot;&quot;;[.AF$17]&amp;&quot; = yes &quot;)" table:style-name="ce1"/>
          <table:table-cell office:value-type="string" office:string-value="" table:formula="of:=IF(INDEX([.AG$18:.AG$200];[.$K324])=&quot;&quot;;&quot;&quot;;[.AG$17]&amp;&quot; = yes &quot;)" table:style-name="ce1"/>
          <table:table-cell office:value-type="string" office:string-value="" table:formula="of:=IF(INDEX([.AH$18:.AH$200];[.$K324])=&quot;&quot;;&quot;&quot;;[.AH$17]&amp;&quot; = yes &quot;)" table:style-name="ce1"/>
          <table:table-cell office:value-type="string" office:string-value="" table:formula="of:=IF(INDEX([.AI$18:.AI$200];[.$K324])=&quot;&quot;;&quot;&quot;;[.AI$17]&amp;&quot; = yes &quot;)" table:style-name="ce1"/>
          <table:table-cell office:value-type="string" office:string-value="" table:formula="of:=IF(INDEX([.AF$18:.AF$200];MATCH([.$C324];[.$Y$18:.$Y$200]))=&quot;&quot;;&quot;&quot;;[.AF$17]&amp;&quot; = yes &quot;)" table:style-name="ce1"/>
          <table:table-cell office:value-type="string" office:string-value="" table:formula="of:=IF(INDEX([.AG$18:.AG$200];MATCH([.$C324];[.$Y$18:.$Y$200]))=&quot;&quot;;&quot;&quot;;[.AG$17]&amp;&quot; = yes &quot;)" table:style-name="ce1"/>
          <table:table-cell office:value-type="string" office:string-value="" table:formula="of:=IF(INDEX([.AH$18:.AH$200];MATCH([.$C324];[.$Y$18:.$Y$200]))=&quot;&quot;;&quot;&quot;;[.AH$17]&amp;&quot; = yes &quot;)" table:style-name="ce1"/>
          <table:table-cell office:value-type="string" office:string-value="" table:formula="of:=IF(INDEX([.AI$18:.AI$200];MATCH([.$C32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18</text:p>
          </table:table-cell>
          <table:table-cell office:value-type="float" office:value="0" table:formula="of:=INDEX([.Y$18:.Y$200];[.K325])" table:style-name="ce1">
            <text:p>0</text:p>
          </table:table-cell>
          <table:table-cell office:value-type="string" office:string-value="pc_desertislands" table:formula="of:=INDEX([.$Z$7:.$AD$17];[.L325];[.M325])" table:style-name="ce1">
            <text:p>pc_desertislands</text:p>
          </table:table-cell>
          <table:table-cell office:value-type="float" office:value="0" table:formula="of:=[.$X$8]&amp;[.N325]" table:style-name="ce1">
            <text:p>#REF!</text:p>
          </table:table-cell>
          <table:table-cell office:value-type="float" office:value="0" table:formula="of:=[.$X$9]&amp;[.N325]" table:style-name="ce1">
            <text:p>#REF!</text:p>
          </table:table-cell>
          <table:table-cell office:value-type="string" office:string-value="OR={}&quot;OR={}" table:formula="of:=[.O325]&amp;&quot;OR={&quot;&amp;CONCATENATE([.P325];[.Q325];[.R325];[.S325])&amp;&quot;}&quot;&quot;OR={&quot;&amp;CONCATENATE([.T325];[.U325];[.V325];[.W32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25]+1)" table:style-name="ce1">
            <text:p>#REF!</text:p>
          </table:table-cell>
          <table:table-cell office:value-type="float" office:value="0" table:formula="of:=[.I324]" table:style-name="ce1">
            <text:p>0</text:p>
          </table:table-cell>
          <table:table-cell office:value-type="float" office:value="318" table:style-name="ce1">
            <text:p>318</text:p>
          </table:table-cell>
          <table:table-cell office:value-type="float" office:value="9" table:formula="of:=INT([.J325]/COUNTA([.$Z$7:.$AD$17]))+1" table:style-name="ce1">
            <text:p>9</text:p>
          </table:table-cell>
          <table:table-cell office:value-type="float" office:value="6" table:formula="of:=IF(INDEX([.$Z$7:.$AD$17];[.L324]+1;[.M324])=&quot;&quot;;1;[.L324]+1)" table:style-name="ce1">
            <text:p>6</text:p>
          </table:table-cell>
          <table:table-cell office:value-type="float" office:value="2" table:formula="of:=IF(INDEX([.$Z$7:.$AD$17];[.L324]+1;[.M324])=&quot;&quot;;IF([.M324]=5;1;[.M324]+1);[.M324])" table:style-name="ce1">
            <text:p>2</text:p>
          </table:table-cell>
          <table:table-cell office:value-type="float" office:value="0" table:formula="of:=IF([.B325]=[.C325];0;INDEX([.$Z$18:.$AD$25];INT([.$J325]/COUNTA([.$Z$7:.$AD$17]))+1;[.$M325]))" table:style-name="ce1">
            <text:p>#REF!</text:p>
          </table:table-cell>
          <table:table-cell table:style-name="ce1"/>
          <table:table-cell office:value-type="string" office:string-value="" table:formula="of:=IF(INDEX([.AF$18:.AF$200];[.$K325])=&quot;&quot;;&quot;&quot;;[.AF$17]&amp;&quot; = yes &quot;)" table:style-name="ce1"/>
          <table:table-cell office:value-type="string" office:string-value="" table:formula="of:=IF(INDEX([.AG$18:.AG$200];[.$K325])=&quot;&quot;;&quot;&quot;;[.AG$17]&amp;&quot; = yes &quot;)" table:style-name="ce1"/>
          <table:table-cell office:value-type="string" office:string-value="" table:formula="of:=IF(INDEX([.AH$18:.AH$200];[.$K325])=&quot;&quot;;&quot;&quot;;[.AH$17]&amp;&quot; = yes &quot;)" table:style-name="ce1"/>
          <table:table-cell office:value-type="string" office:string-value="" table:formula="of:=IF(INDEX([.AI$18:.AI$200];[.$K325])=&quot;&quot;;&quot;&quot;;[.AI$17]&amp;&quot; = yes &quot;)" table:style-name="ce1"/>
          <table:table-cell office:value-type="string" office:string-value="" table:formula="of:=IF(INDEX([.AF$18:.AF$200];MATCH([.$C325];[.$Y$18:.$Y$200]))=&quot;&quot;;&quot;&quot;;[.AF$17]&amp;&quot; = yes &quot;)" table:style-name="ce1"/>
          <table:table-cell office:value-type="string" office:string-value="" table:formula="of:=IF(INDEX([.AG$18:.AG$200];MATCH([.$C325];[.$Y$18:.$Y$200]))=&quot;&quot;;&quot;&quot;;[.AG$17]&amp;&quot; = yes &quot;)" table:style-name="ce1"/>
          <table:table-cell office:value-type="string" office:string-value="" table:formula="of:=IF(INDEX([.AH$18:.AH$200];MATCH([.$C325];[.$Y$18:.$Y$200]))=&quot;&quot;;&quot;&quot;;[.AH$17]&amp;&quot; = yes &quot;)" table:style-name="ce1"/>
          <table:table-cell office:value-type="string" office:string-value="" table:formula="of:=IF(INDEX([.AI$18:.AI$200];MATCH([.$C32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19</text:p>
          </table:table-cell>
          <table:table-cell office:value-type="float" office:value="0" table:formula="of:=INDEX([.Y$18:.Y$200];[.K326])" table:style-name="ce1">
            <text:p>0</text:p>
          </table:table-cell>
          <table:table-cell office:value-type="string" office:string-value="pc_retinal" table:formula="of:=INDEX([.$Z$7:.$AD$17];[.L326];[.M326])" table:style-name="ce1">
            <text:p>pc_retinal</text:p>
          </table:table-cell>
          <table:table-cell office:value-type="float" office:value="0" table:formula="of:=[.$X$8]&amp;[.N326]" table:style-name="ce1">
            <text:p>#REF!</text:p>
          </table:table-cell>
          <table:table-cell office:value-type="float" office:value="0" table:formula="of:=[.$X$9]&amp;[.N326]" table:style-name="ce1">
            <text:p>#REF!</text:p>
          </table:table-cell>
          <table:table-cell office:value-type="string" office:string-value="OR={}&quot;OR={}" table:formula="of:=[.O326]&amp;&quot;OR={&quot;&amp;CONCATENATE([.P326];[.Q326];[.R326];[.S326])&amp;&quot;}&quot;&quot;OR={&quot;&amp;CONCATENATE([.T326];[.U326];[.V326];[.W32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26]+1)" table:style-name="ce1">
            <text:p>#REF!</text:p>
          </table:table-cell>
          <table:table-cell office:value-type="float" office:value="0" table:formula="of:=[.I325]" table:style-name="ce1">
            <text:p>0</text:p>
          </table:table-cell>
          <table:table-cell office:value-type="float" office:value="319" table:style-name="ce1">
            <text:p>319</text:p>
          </table:table-cell>
          <table:table-cell office:value-type="float" office:value="9" table:formula="of:=INT([.J326]/COUNTA([.$Z$7:.$AD$17]))+1" table:style-name="ce1">
            <text:p>9</text:p>
          </table:table-cell>
          <table:table-cell office:value-type="float" office:value="7" table:formula="of:=IF(INDEX([.$Z$7:.$AD$17];[.L325]+1;[.M325])=&quot;&quot;;1;[.L325]+1)" table:style-name="ce1">
            <text:p>7</text:p>
          </table:table-cell>
          <table:table-cell office:value-type="float" office:value="2" table:formula="of:=IF(INDEX([.$Z$7:.$AD$17];[.L325]+1;[.M325])=&quot;&quot;;IF([.M325]=5;1;[.M325]+1);[.M325])" table:style-name="ce1">
            <text:p>2</text:p>
          </table:table-cell>
          <table:table-cell office:value-type="float" office:value="0" table:formula="of:=IF([.B326]=[.C326];0;INDEX([.$Z$18:.$AD$25];INT([.$J326]/COUNTA([.$Z$7:.$AD$17]))+1;[.$M326]))" table:style-name="ce1">
            <text:p>#REF!</text:p>
          </table:table-cell>
          <table:table-cell table:style-name="ce1"/>
          <table:table-cell office:value-type="string" office:string-value="" table:formula="of:=IF(INDEX([.AF$18:.AF$200];[.$K326])=&quot;&quot;;&quot;&quot;;[.AF$17]&amp;&quot; = yes &quot;)" table:style-name="ce1"/>
          <table:table-cell office:value-type="string" office:string-value="" table:formula="of:=IF(INDEX([.AG$18:.AG$200];[.$K326])=&quot;&quot;;&quot;&quot;;[.AG$17]&amp;&quot; = yes &quot;)" table:style-name="ce1"/>
          <table:table-cell office:value-type="string" office:string-value="" table:formula="of:=IF(INDEX([.AH$18:.AH$200];[.$K326])=&quot;&quot;;&quot;&quot;;[.AH$17]&amp;&quot; = yes &quot;)" table:style-name="ce1"/>
          <table:table-cell office:value-type="string" office:string-value="" table:formula="of:=IF(INDEX([.AI$18:.AI$200];[.$K326])=&quot;&quot;;&quot;&quot;;[.AI$17]&amp;&quot; = yes &quot;)" table:style-name="ce1"/>
          <table:table-cell office:value-type="string" office:string-value="" table:formula="of:=IF(INDEX([.AF$18:.AF$200];MATCH([.$C326];[.$Y$18:.$Y$200]))=&quot;&quot;;&quot;&quot;;[.AF$17]&amp;&quot; = yes &quot;)" table:style-name="ce1"/>
          <table:table-cell office:value-type="string" office:string-value="" table:formula="of:=IF(INDEX([.AG$18:.AG$200];MATCH([.$C326];[.$Y$18:.$Y$200]))=&quot;&quot;;&quot;&quot;;[.AG$17]&amp;&quot; = yes &quot;)" table:style-name="ce1"/>
          <table:table-cell office:value-type="string" office:string-value="" table:formula="of:=IF(INDEX([.AH$18:.AH$200];MATCH([.$C326];[.$Y$18:.$Y$200]))=&quot;&quot;;&quot;&quot;;[.AH$17]&amp;&quot; = yes &quot;)" table:style-name="ce1"/>
          <table:table-cell office:value-type="string" office:string-value="" table:formula="of:=IF(INDEX([.AI$18:.AI$200];MATCH([.$C32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20</text:p>
          </table:table-cell>
          <table:table-cell office:value-type="float" office:value="0" table:formula="of:=INDEX([.Y$18:.Y$200];[.K327])" table:style-name="ce1">
            <text:p>0</text:p>
          </table:table-cell>
          <table:table-cell office:value-type="string" office:string-value="pc_lush" table:formula="of:=INDEX([.$Z$7:.$AD$17];[.L327];[.M327])" table:style-name="ce1">
            <text:p>pc_lush</text:p>
          </table:table-cell>
          <table:table-cell office:value-type="float" office:value="0" table:formula="of:=[.$X$8]&amp;[.N327]" table:style-name="ce1">
            <text:p>#REF!</text:p>
          </table:table-cell>
          <table:table-cell office:value-type="float" office:value="0" table:formula="of:=[.$X$9]&amp;[.N327]" table:style-name="ce1">
            <text:p>#REF!</text:p>
          </table:table-cell>
          <table:table-cell office:value-type="string" office:string-value="OR={}&quot;OR={}" table:formula="of:=[.O327]&amp;&quot;OR={&quot;&amp;CONCATENATE([.P327];[.Q327];[.R327];[.S327])&amp;&quot;}&quot;&quot;OR={&quot;&amp;CONCATENATE([.T327];[.U327];[.V327];[.W32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27]+1)" table:style-name="ce1">
            <text:p>#REF!</text:p>
          </table:table-cell>
          <table:table-cell office:value-type="float" office:value="0" table:formula="of:=[.I326]" table:style-name="ce1">
            <text:p>0</text:p>
          </table:table-cell>
          <table:table-cell office:value-type="float" office:value="320" table:style-name="ce1">
            <text:p>320</text:p>
          </table:table-cell>
          <table:table-cell office:value-type="float" office:value="9" table:formula="of:=INT([.J327]/COUNTA([.$Z$7:.$AD$17]))+1" table:style-name="ce1">
            <text:p>9</text:p>
          </table:table-cell>
          <table:table-cell office:value-type="float" office:value="8" table:formula="of:=IF(INDEX([.$Z$7:.$AD$17];[.L326]+1;[.M326])=&quot;&quot;;1;[.L326]+1)" table:style-name="ce1">
            <text:p>8</text:p>
          </table:table-cell>
          <table:table-cell office:value-type="float" office:value="2" table:formula="of:=IF(INDEX([.$Z$7:.$AD$17];[.L326]+1;[.M326])=&quot;&quot;;IF([.M326]=5;1;[.M326]+1);[.M326])" table:style-name="ce1">
            <text:p>2</text:p>
          </table:table-cell>
          <table:table-cell office:value-type="float" office:value="0" table:formula="of:=IF([.B327]=[.C327];0;INDEX([.$Z$18:.$AD$25];INT([.$J327]/COUNTA([.$Z$7:.$AD$17]))+1;[.$M327]))" table:style-name="ce1">
            <text:p>#REF!</text:p>
          </table:table-cell>
          <table:table-cell table:style-name="ce1"/>
          <table:table-cell office:value-type="string" office:string-value="" table:formula="of:=IF(INDEX([.AF$18:.AF$200];[.$K327])=&quot;&quot;;&quot;&quot;;[.AF$17]&amp;&quot; = yes &quot;)" table:style-name="ce1"/>
          <table:table-cell office:value-type="string" office:string-value="" table:formula="of:=IF(INDEX([.AG$18:.AG$200];[.$K327])=&quot;&quot;;&quot;&quot;;[.AG$17]&amp;&quot; = yes &quot;)" table:style-name="ce1"/>
          <table:table-cell office:value-type="string" office:string-value="" table:formula="of:=IF(INDEX([.AH$18:.AH$200];[.$K327])=&quot;&quot;;&quot;&quot;;[.AH$17]&amp;&quot; = yes &quot;)" table:style-name="ce1"/>
          <table:table-cell office:value-type="string" office:string-value="" table:formula="of:=IF(INDEX([.AI$18:.AI$200];[.$K327])=&quot;&quot;;&quot;&quot;;[.AI$17]&amp;&quot; = yes &quot;)" table:style-name="ce1"/>
          <table:table-cell office:value-type="string" office:string-value="" table:formula="of:=IF(INDEX([.AF$18:.AF$200];MATCH([.$C327];[.$Y$18:.$Y$200]))=&quot;&quot;;&quot;&quot;;[.AF$17]&amp;&quot; = yes &quot;)" table:style-name="ce1"/>
          <table:table-cell office:value-type="string" office:string-value="" table:formula="of:=IF(INDEX([.AG$18:.AG$200];MATCH([.$C327];[.$Y$18:.$Y$200]))=&quot;&quot;;&quot;&quot;;[.AG$17]&amp;&quot; = yes &quot;)" table:style-name="ce1"/>
          <table:table-cell office:value-type="string" office:string-value="" table:formula="of:=IF(INDEX([.AH$18:.AH$200];MATCH([.$C327];[.$Y$18:.$Y$200]))=&quot;&quot;;&quot;&quot;;[.AH$17]&amp;&quot; = yes &quot;)" table:style-name="ce1"/>
          <table:table-cell office:value-type="string" office:string-value="" table:formula="of:=IF(INDEX([.AI$18:.AI$200];MATCH([.$C32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21</text:p>
          </table:table-cell>
          <table:table-cell office:value-type="float" office:value="0" table:formula="of:=INDEX([.Y$18:.Y$200];[.K328])" table:style-name="ce1">
            <text:p>0</text:p>
          </table:table-cell>
          <table:table-cell office:value-type="string" office:string-value="pc_marginal" table:formula="of:=INDEX([.$Z$7:.$AD$17];[.L328];[.M328])" table:style-name="ce1">
            <text:p>pc_marginal</text:p>
          </table:table-cell>
          <table:table-cell office:value-type="float" office:value="0" table:formula="of:=[.$X$8]&amp;[.N328]" table:style-name="ce1">
            <text:p>#REF!</text:p>
          </table:table-cell>
          <table:table-cell office:value-type="float" office:value="0" table:formula="of:=[.$X$9]&amp;[.N328]" table:style-name="ce1">
            <text:p>#REF!</text:p>
          </table:table-cell>
          <table:table-cell office:value-type="string" office:string-value="OR={}&quot;OR={}" table:formula="of:=[.O328]&amp;&quot;OR={&quot;&amp;CONCATENATE([.P328];[.Q328];[.R328];[.S328])&amp;&quot;}&quot;&quot;OR={&quot;&amp;CONCATENATE([.T328];[.U328];[.V328];[.W32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28]+1)" table:style-name="ce1">
            <text:p>#REF!</text:p>
          </table:table-cell>
          <table:table-cell office:value-type="float" office:value="0" table:formula="of:=[.I327]" table:style-name="ce1">
            <text:p>0</text:p>
          </table:table-cell>
          <table:table-cell office:value-type="float" office:value="321" table:style-name="ce1">
            <text:p>321</text:p>
          </table:table-cell>
          <table:table-cell office:value-type="float" office:value="9" table:formula="of:=INT([.J328]/COUNTA([.$Z$7:.$AD$17]))+1" table:style-name="ce1">
            <text:p>9</text:p>
          </table:table-cell>
          <table:table-cell office:value-type="float" office:value="9" table:formula="of:=IF(INDEX([.$Z$7:.$AD$17];[.L327]+1;[.M327])=&quot;&quot;;1;[.L327]+1)" table:style-name="ce1">
            <text:p>9</text:p>
          </table:table-cell>
          <table:table-cell office:value-type="float" office:value="2" table:formula="of:=IF(INDEX([.$Z$7:.$AD$17];[.L327]+1;[.M327])=&quot;&quot;;IF([.M327]=5;1;[.M327]+1);[.M327])" table:style-name="ce1">
            <text:p>2</text:p>
          </table:table-cell>
          <table:table-cell office:value-type="float" office:value="0" table:formula="of:=IF([.B328]=[.C328];0;INDEX([.$Z$18:.$AD$25];INT([.$J328]/COUNTA([.$Z$7:.$AD$17]))+1;[.$M328]))" table:style-name="ce1">
            <text:p>#REF!</text:p>
          </table:table-cell>
          <table:table-cell table:style-name="ce1"/>
          <table:table-cell office:value-type="string" office:string-value="" table:formula="of:=IF(INDEX([.AF$18:.AF$200];[.$K328])=&quot;&quot;;&quot;&quot;;[.AF$17]&amp;&quot; = yes &quot;)" table:style-name="ce1"/>
          <table:table-cell office:value-type="string" office:string-value="" table:formula="of:=IF(INDEX([.AG$18:.AG$200];[.$K328])=&quot;&quot;;&quot;&quot;;[.AG$17]&amp;&quot; = yes &quot;)" table:style-name="ce1"/>
          <table:table-cell office:value-type="string" office:string-value="" table:formula="of:=IF(INDEX([.AH$18:.AH$200];[.$K328])=&quot;&quot;;&quot;&quot;;[.AH$17]&amp;&quot; = yes &quot;)" table:style-name="ce1"/>
          <table:table-cell office:value-type="string" office:string-value="" table:formula="of:=IF(INDEX([.AI$18:.AI$200];[.$K328])=&quot;&quot;;&quot;&quot;;[.AI$17]&amp;&quot; = yes &quot;)" table:style-name="ce1"/>
          <table:table-cell office:value-type="string" office:string-value="" table:formula="of:=IF(INDEX([.AF$18:.AF$200];MATCH([.$C328];[.$Y$18:.$Y$200]))=&quot;&quot;;&quot;&quot;;[.AF$17]&amp;&quot; = yes &quot;)" table:style-name="ce1"/>
          <table:table-cell office:value-type="string" office:string-value="" table:formula="of:=IF(INDEX([.AG$18:.AG$200];MATCH([.$C328];[.$Y$18:.$Y$200]))=&quot;&quot;;&quot;&quot;;[.AG$17]&amp;&quot; = yes &quot;)" table:style-name="ce1"/>
          <table:table-cell office:value-type="string" office:string-value="" table:formula="of:=IF(INDEX([.AH$18:.AH$200];MATCH([.$C328];[.$Y$18:.$Y$200]))=&quot;&quot;;&quot;&quot;;[.AH$17]&amp;&quot; = yes &quot;)" table:style-name="ce1"/>
          <table:table-cell office:value-type="string" office:string-value="" table:formula="of:=IF(INDEX([.AI$18:.AI$200];MATCH([.$C32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22</text:p>
          </table:table-cell>
          <table:table-cell office:value-type="float" office:value="0" table:formula="of:=INDEX([.Y$18:.Y$200];[.K329])" table:style-name="ce1">
            <text:p>0</text:p>
          </table:table-cell>
          <table:table-cell office:value-type="string" office:string-value="pc_greenhouse_hot" table:formula="of:=INDEX([.$Z$7:.$AD$17];[.L329];[.M329])" table:style-name="ce1">
            <text:p>pc_greenhouse_hot</text:p>
          </table:table-cell>
          <table:table-cell office:value-type="float" office:value="0" table:formula="of:=[.$X$8]&amp;[.N329]" table:style-name="ce1">
            <text:p>#REF!</text:p>
          </table:table-cell>
          <table:table-cell office:value-type="float" office:value="0" table:formula="of:=[.$X$9]&amp;[.N329]" table:style-name="ce1">
            <text:p>#REF!</text:p>
          </table:table-cell>
          <table:table-cell office:value-type="string" office:string-value="OR={}&quot;OR={}" table:formula="of:=[.O329]&amp;&quot;OR={&quot;&amp;CONCATENATE([.P329];[.Q329];[.R329];[.S329])&amp;&quot;}&quot;&quot;OR={&quot;&amp;CONCATENATE([.T329];[.U329];[.V329];[.W32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29]+1)" table:style-name="ce1">
            <text:p>#REF!</text:p>
          </table:table-cell>
          <table:table-cell office:value-type="float" office:value="0" table:formula="of:=[.I328]" table:style-name="ce1">
            <text:p>0</text:p>
          </table:table-cell>
          <table:table-cell office:value-type="float" office:value="322" table:style-name="ce1">
            <text:p>322</text:p>
          </table:table-cell>
          <table:table-cell office:value-type="float" office:value="9" table:formula="of:=INT([.J329]/COUNTA([.$Z$7:.$AD$17]))+1" table:style-name="ce1">
            <text:p>9</text:p>
          </table:table-cell>
          <table:table-cell office:value-type="float" office:value="10" table:formula="of:=IF(INDEX([.$Z$7:.$AD$17];[.L328]+1;[.M328])=&quot;&quot;;1;[.L328]+1)" table:style-name="ce1">
            <text:p>10</text:p>
          </table:table-cell>
          <table:table-cell office:value-type="float" office:value="2" table:formula="of:=IF(INDEX([.$Z$7:.$AD$17];[.L328]+1;[.M328])=&quot;&quot;;IF([.M328]=5;1;[.M328]+1);[.M328])" table:style-name="ce1">
            <text:p>2</text:p>
          </table:table-cell>
          <table:table-cell office:value-type="float" office:value="0" table:formula="of:=IF([.B329]=[.C329];0;INDEX([.$Z$18:.$AD$25];INT([.$J329]/COUNTA([.$Z$7:.$AD$17]))+1;[.$M329]))" table:style-name="ce1">
            <text:p>#REF!</text:p>
          </table:table-cell>
          <table:table-cell table:style-name="ce1"/>
          <table:table-cell office:value-type="string" office:string-value="" table:formula="of:=IF(INDEX([.AF$18:.AF$200];[.$K329])=&quot;&quot;;&quot;&quot;;[.AF$17]&amp;&quot; = yes &quot;)" table:style-name="ce1"/>
          <table:table-cell office:value-type="string" office:string-value="" table:formula="of:=IF(INDEX([.AG$18:.AG$200];[.$K329])=&quot;&quot;;&quot;&quot;;[.AG$17]&amp;&quot; = yes &quot;)" table:style-name="ce1"/>
          <table:table-cell office:value-type="string" office:string-value="" table:formula="of:=IF(INDEX([.AH$18:.AH$200];[.$K329])=&quot;&quot;;&quot;&quot;;[.AH$17]&amp;&quot; = yes &quot;)" table:style-name="ce1"/>
          <table:table-cell office:value-type="string" office:string-value="" table:formula="of:=IF(INDEX([.AI$18:.AI$200];[.$K329])=&quot;&quot;;&quot;&quot;;[.AI$17]&amp;&quot; = yes &quot;)" table:style-name="ce1"/>
          <table:table-cell office:value-type="string" office:string-value="" table:formula="of:=IF(INDEX([.AF$18:.AF$200];MATCH([.$C329];[.$Y$18:.$Y$200]))=&quot;&quot;;&quot;&quot;;[.AF$17]&amp;&quot; = yes &quot;)" table:style-name="ce1"/>
          <table:table-cell office:value-type="string" office:string-value="" table:formula="of:=IF(INDEX([.AG$18:.AG$200];MATCH([.$C329];[.$Y$18:.$Y$200]))=&quot;&quot;;&quot;&quot;;[.AG$17]&amp;&quot; = yes &quot;)" table:style-name="ce1"/>
          <table:table-cell office:value-type="string" office:string-value="" table:formula="of:=IF(INDEX([.AH$18:.AH$200];MATCH([.$C329];[.$Y$18:.$Y$200]))=&quot;&quot;;&quot;&quot;;[.AH$17]&amp;&quot; = yes &quot;)" table:style-name="ce1"/>
          <table:table-cell office:value-type="string" office:string-value="" table:formula="of:=IF(INDEX([.AI$18:.AI$200];MATCH([.$C32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23</text:p>
          </table:table-cell>
          <table:table-cell office:value-type="float" office:value="0" table:formula="of:=INDEX([.Y$18:.Y$200];[.K330])" table:style-name="ce1">
            <text:p>0</text:p>
          </table:table-cell>
          <table:table-cell office:value-type="string" office:string-value="pc_frozen_desert" table:formula="of:=INDEX([.$Z$7:.$AD$17];[.L330];[.M330])" table:style-name="ce1">
            <text:p>pc_frozen_desert</text:p>
          </table:table-cell>
          <table:table-cell office:value-type="float" office:value="0" table:formula="of:=[.$X$8]&amp;[.N330]" table:style-name="ce1">
            <text:p>#REF!</text:p>
          </table:table-cell>
          <table:table-cell office:value-type="float" office:value="0" table:formula="of:=[.$X$9]&amp;[.N330]" table:style-name="ce1">
            <text:p>#REF!</text:p>
          </table:table-cell>
          <table:table-cell office:value-type="string" office:string-value="OR={}&quot;OR={}" table:formula="of:=[.O330]&amp;&quot;OR={&quot;&amp;CONCATENATE([.P330];[.Q330];[.R330];[.S330])&amp;&quot;}&quot;&quot;OR={&quot;&amp;CONCATENATE([.T330];[.U330];[.V330];[.W33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30]+1)" table:style-name="ce1">
            <text:p>#REF!</text:p>
          </table:table-cell>
          <table:table-cell office:value-type="float" office:value="0" table:formula="of:=[.I329]" table:style-name="ce1">
            <text:p>0</text:p>
          </table:table-cell>
          <table:table-cell office:value-type="float" office:value="323" table:style-name="ce1">
            <text:p>323</text:p>
          </table:table-cell>
          <table:table-cell office:value-type="float" office:value="9" table:formula="of:=INT([.J330]/COUNTA([.$Z$7:.$AD$17]))+1" table:style-name="ce1">
            <text:p>9</text:p>
          </table:table-cell>
          <table:table-cell office:value-type="float" office:value="1" table:formula="of:=IF(INDEX([.$Z$7:.$AD$17];[.L329]+1;[.M329])=&quot;&quot;;1;[.L329]+1)" table:style-name="ce1">
            <text:p>1</text:p>
          </table:table-cell>
          <table:table-cell office:value-type="float" office:value="3" table:formula="of:=IF(INDEX([.$Z$7:.$AD$17];[.L329]+1;[.M329])=&quot;&quot;;IF([.M329]=5;1;[.M329]+1);[.M329])" table:style-name="ce1">
            <text:p>3</text:p>
          </table:table-cell>
          <table:table-cell office:value-type="float" office:value="0" table:formula="of:=IF([.B330]=[.C330];0;INDEX([.$Z$18:.$AD$25];INT([.$J330]/COUNTA([.$Z$7:.$AD$17]))+1;[.$M330]))" table:style-name="ce1">
            <text:p>#REF!</text:p>
          </table:table-cell>
          <table:table-cell table:style-name="ce1"/>
          <table:table-cell office:value-type="string" office:string-value="" table:formula="of:=IF(INDEX([.AF$18:.AF$200];[.$K330])=&quot;&quot;;&quot;&quot;;[.AF$17]&amp;&quot; = yes &quot;)" table:style-name="ce1"/>
          <table:table-cell office:value-type="string" office:string-value="" table:formula="of:=IF(INDEX([.AG$18:.AG$200];[.$K330])=&quot;&quot;;&quot;&quot;;[.AG$17]&amp;&quot; = yes &quot;)" table:style-name="ce1"/>
          <table:table-cell office:value-type="string" office:string-value="" table:formula="of:=IF(INDEX([.AH$18:.AH$200];[.$K330])=&quot;&quot;;&quot;&quot;;[.AH$17]&amp;&quot; = yes &quot;)" table:style-name="ce1"/>
          <table:table-cell office:value-type="string" office:string-value="" table:formula="of:=IF(INDEX([.AI$18:.AI$200];[.$K330])=&quot;&quot;;&quot;&quot;;[.AI$17]&amp;&quot; = yes &quot;)" table:style-name="ce1"/>
          <table:table-cell office:value-type="string" office:string-value="" table:formula="of:=IF(INDEX([.AF$18:.AF$200];MATCH([.$C330];[.$Y$18:.$Y$200]))=&quot;&quot;;&quot;&quot;;[.AF$17]&amp;&quot; = yes &quot;)" table:style-name="ce1"/>
          <table:table-cell office:value-type="string" office:string-value="" table:formula="of:=IF(INDEX([.AG$18:.AG$200];MATCH([.$C330];[.$Y$18:.$Y$200]))=&quot;&quot;;&quot;&quot;;[.AG$17]&amp;&quot; = yes &quot;)" table:style-name="ce1"/>
          <table:table-cell office:value-type="string" office:string-value="" table:formula="of:=IF(INDEX([.AH$18:.AH$200];MATCH([.$C330];[.$Y$18:.$Y$200]))=&quot;&quot;;&quot;&quot;;[.AH$17]&amp;&quot; = yes &quot;)" table:style-name="ce1"/>
          <table:table-cell office:value-type="string" office:string-value="" table:formula="of:=IF(INDEX([.AI$18:.AI$200];MATCH([.$C33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24</text:p>
          </table:table-cell>
          <table:table-cell office:value-type="float" office:value="0" table:formula="of:=INDEX([.Y$18:.Y$200];[.K331])" table:style-name="ce1">
            <text:p>0</text:p>
          </table:table-cell>
          <table:table-cell office:value-type="string" office:string-value="pc_steppe" table:formula="of:=INDEX([.$Z$7:.$AD$17];[.L331];[.M331])" table:style-name="ce1">
            <text:p>pc_steppe</text:p>
          </table:table-cell>
          <table:table-cell office:value-type="float" office:value="0" table:formula="of:=[.$X$8]&amp;[.N331]" table:style-name="ce1">
            <text:p>#REF!</text:p>
          </table:table-cell>
          <table:table-cell office:value-type="float" office:value="0" table:formula="of:=[.$X$9]&amp;[.N331]" table:style-name="ce1">
            <text:p>#REF!</text:p>
          </table:table-cell>
          <table:table-cell office:value-type="string" office:string-value="OR={}&quot;OR={}" table:formula="of:=[.O331]&amp;&quot;OR={&quot;&amp;CONCATENATE([.P331];[.Q331];[.R331];[.S331])&amp;&quot;}&quot;&quot;OR={&quot;&amp;CONCATENATE([.T331];[.U331];[.V331];[.W33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31]+1)" table:style-name="ce1">
            <text:p>#REF!</text:p>
          </table:table-cell>
          <table:table-cell office:value-type="float" office:value="0" table:formula="of:=[.I330]" table:style-name="ce1">
            <text:p>0</text:p>
          </table:table-cell>
          <table:table-cell office:value-type="float" office:value="324" table:style-name="ce1">
            <text:p>324</text:p>
          </table:table-cell>
          <table:table-cell office:value-type="float" office:value="9" table:formula="of:=INT([.J331]/COUNTA([.$Z$7:.$AD$17]))+1" table:style-name="ce1">
            <text:p>9</text:p>
          </table:table-cell>
          <table:table-cell office:value-type="float" office:value="2" table:formula="of:=IF(INDEX([.$Z$7:.$AD$17];[.L330]+1;[.M330])=&quot;&quot;;1;[.L330]+1)" table:style-name="ce1">
            <text:p>2</text:p>
          </table:table-cell>
          <table:table-cell office:value-type="float" office:value="3" table:formula="of:=IF(INDEX([.$Z$7:.$AD$17];[.L330]+1;[.M330])=&quot;&quot;;IF([.M330]=5;1;[.M330]+1);[.M330])" table:style-name="ce1">
            <text:p>3</text:p>
          </table:table-cell>
          <table:table-cell office:value-type="float" office:value="0" table:formula="of:=IF([.B331]=[.C331];0;INDEX([.$Z$18:.$AD$25];INT([.$J331]/COUNTA([.$Z$7:.$AD$17]))+1;[.$M331]))" table:style-name="ce1">
            <text:p>#REF!</text:p>
          </table:table-cell>
          <table:table-cell table:style-name="ce1"/>
          <table:table-cell office:value-type="string" office:string-value="" table:formula="of:=IF(INDEX([.AF$18:.AF$200];[.$K331])=&quot;&quot;;&quot;&quot;;[.AF$17]&amp;&quot; = yes &quot;)" table:style-name="ce1"/>
          <table:table-cell office:value-type="string" office:string-value="" table:formula="of:=IF(INDEX([.AG$18:.AG$200];[.$K331])=&quot;&quot;;&quot;&quot;;[.AG$17]&amp;&quot; = yes &quot;)" table:style-name="ce1"/>
          <table:table-cell office:value-type="string" office:string-value="" table:formula="of:=IF(INDEX([.AH$18:.AH$200];[.$K331])=&quot;&quot;;&quot;&quot;;[.AH$17]&amp;&quot; = yes &quot;)" table:style-name="ce1"/>
          <table:table-cell office:value-type="string" office:string-value="" table:formula="of:=IF(INDEX([.AI$18:.AI$200];[.$K331])=&quot;&quot;;&quot;&quot;;[.AI$17]&amp;&quot; = yes &quot;)" table:style-name="ce1"/>
          <table:table-cell office:value-type="string" office:string-value="" table:formula="of:=IF(INDEX([.AF$18:.AF$200];MATCH([.$C331];[.$Y$18:.$Y$200]))=&quot;&quot;;&quot;&quot;;[.AF$17]&amp;&quot; = yes &quot;)" table:style-name="ce1"/>
          <table:table-cell office:value-type="string" office:string-value="" table:formula="of:=IF(INDEX([.AG$18:.AG$200];MATCH([.$C331];[.$Y$18:.$Y$200]))=&quot;&quot;;&quot;&quot;;[.AG$17]&amp;&quot; = yes &quot;)" table:style-name="ce1"/>
          <table:table-cell office:value-type="string" office:string-value="" table:formula="of:=IF(INDEX([.AH$18:.AH$200];MATCH([.$C331];[.$Y$18:.$Y$200]))=&quot;&quot;;&quot;&quot;;[.AH$17]&amp;&quot; = yes &quot;)" table:style-name="ce1"/>
          <table:table-cell office:value-type="string" office:string-value="" table:formula="of:=IF(INDEX([.AI$18:.AI$200];MATCH([.$C33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25</text:p>
          </table:table-cell>
          <table:table-cell office:value-type="float" office:value="0" table:formula="of:=INDEX([.Y$18:.Y$200];[.K332])" table:style-name="ce1">
            <text:p>0</text:p>
          </table:table-cell>
          <table:table-cell office:value-type="string" office:string-value="pc_hadesert" table:formula="of:=INDEX([.$Z$7:.$AD$17];[.L332];[.M332])" table:style-name="ce1">
            <text:p>pc_hadesert</text:p>
          </table:table-cell>
          <table:table-cell office:value-type="float" office:value="0" table:formula="of:=[.$X$8]&amp;[.N332]" table:style-name="ce1">
            <text:p>#REF!</text:p>
          </table:table-cell>
          <table:table-cell office:value-type="float" office:value="0" table:formula="of:=[.$X$9]&amp;[.N332]" table:style-name="ce1">
            <text:p>#REF!</text:p>
          </table:table-cell>
          <table:table-cell office:value-type="string" office:string-value="OR={}&quot;OR={}" table:formula="of:=[.O332]&amp;&quot;OR={&quot;&amp;CONCATENATE([.P332];[.Q332];[.R332];[.S332])&amp;&quot;}&quot;&quot;OR={&quot;&amp;CONCATENATE([.T332];[.U332];[.V332];[.W33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32]+1)" table:style-name="ce1">
            <text:p>#REF!</text:p>
          </table:table-cell>
          <table:table-cell office:value-type="float" office:value="0" table:formula="of:=[.I331]" table:style-name="ce1">
            <text:p>0</text:p>
          </table:table-cell>
          <table:table-cell office:value-type="float" office:value="325" table:style-name="ce1">
            <text:p>325</text:p>
          </table:table-cell>
          <table:table-cell office:value-type="float" office:value="9" table:formula="of:=INT([.J332]/COUNTA([.$Z$7:.$AD$17]))+1" table:style-name="ce1">
            <text:p>9</text:p>
          </table:table-cell>
          <table:table-cell office:value-type="float" office:value="3" table:formula="of:=IF(INDEX([.$Z$7:.$AD$17];[.L331]+1;[.M331])=&quot;&quot;;1;[.L331]+1)" table:style-name="ce1">
            <text:p>3</text:p>
          </table:table-cell>
          <table:table-cell office:value-type="float" office:value="3" table:formula="of:=IF(INDEX([.$Z$7:.$AD$17];[.L331]+1;[.M331])=&quot;&quot;;IF([.M331]=5;1;[.M331]+1);[.M331])" table:style-name="ce1">
            <text:p>3</text:p>
          </table:table-cell>
          <table:table-cell office:value-type="float" office:value="0" table:formula="of:=IF([.B332]=[.C332];0;INDEX([.$Z$18:.$AD$25];INT([.$J332]/COUNTA([.$Z$7:.$AD$17]))+1;[.$M332]))" table:style-name="ce1">
            <text:p>#REF!</text:p>
          </table:table-cell>
          <table:table-cell table:style-name="ce1"/>
          <table:table-cell office:value-type="string" office:string-value="" table:formula="of:=IF(INDEX([.AF$18:.AF$200];[.$K332])=&quot;&quot;;&quot;&quot;;[.AF$17]&amp;&quot; = yes &quot;)" table:style-name="ce1"/>
          <table:table-cell office:value-type="string" office:string-value="" table:formula="of:=IF(INDEX([.AG$18:.AG$200];[.$K332])=&quot;&quot;;&quot;&quot;;[.AG$17]&amp;&quot; = yes &quot;)" table:style-name="ce1"/>
          <table:table-cell office:value-type="string" office:string-value="" table:formula="of:=IF(INDEX([.AH$18:.AH$200];[.$K332])=&quot;&quot;;&quot;&quot;;[.AH$17]&amp;&quot; = yes &quot;)" table:style-name="ce1"/>
          <table:table-cell office:value-type="string" office:string-value="" table:formula="of:=IF(INDEX([.AI$18:.AI$200];[.$K332])=&quot;&quot;;&quot;&quot;;[.AI$17]&amp;&quot; = yes &quot;)" table:style-name="ce1"/>
          <table:table-cell office:value-type="string" office:string-value="" table:formula="of:=IF(INDEX([.AF$18:.AF$200];MATCH([.$C332];[.$Y$18:.$Y$200]))=&quot;&quot;;&quot;&quot;;[.AF$17]&amp;&quot; = yes &quot;)" table:style-name="ce1"/>
          <table:table-cell office:value-type="string" office:string-value="" table:formula="of:=IF(INDEX([.AG$18:.AG$200];MATCH([.$C332];[.$Y$18:.$Y$200]))=&quot;&quot;;&quot;&quot;;[.AG$17]&amp;&quot; = yes &quot;)" table:style-name="ce1"/>
          <table:table-cell office:value-type="string" office:string-value="" table:formula="of:=IF(INDEX([.AH$18:.AH$200];MATCH([.$C332];[.$Y$18:.$Y$200]))=&quot;&quot;;&quot;&quot;;[.AH$17]&amp;&quot; = yes &quot;)" table:style-name="ce1"/>
          <table:table-cell office:value-type="string" office:string-value="" table:formula="of:=IF(INDEX([.AI$18:.AI$200];MATCH([.$C33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26</text:p>
          </table:table-cell>
          <table:table-cell office:value-type="float" office:value="0" table:formula="of:=INDEX([.Y$18:.Y$200];[.K333])" table:style-name="ce1">
            <text:p>0</text:p>
          </table:table-cell>
          <table:table-cell office:value-type="string" office:string-value="pc_antarctic" table:formula="of:=INDEX([.$Z$7:.$AD$17];[.L333];[.M333])" table:style-name="ce1">
            <text:p>pc_antarctic</text:p>
          </table:table-cell>
          <table:table-cell office:value-type="float" office:value="0" table:formula="of:=[.$X$8]&amp;[.N333]" table:style-name="ce1">
            <text:p>#REF!</text:p>
          </table:table-cell>
          <table:table-cell office:value-type="float" office:value="0" table:formula="of:=[.$X$9]&amp;[.N333]" table:style-name="ce1">
            <text:p>#REF!</text:p>
          </table:table-cell>
          <table:table-cell office:value-type="float" office:value="0" table:formula="of:=[.O333]&amp;&quot;OR={&quot;&amp;CONCATENATE([.P333];[.Q333];[.R333];[.S333])&amp;&quot;}&quot;&quot;OR={&quot;&amp;CONCATENATE([.T333];[.U333];[.V333];[.W333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33]+1)" table:style-name="ce1">
            <text:p>#REF!</text:p>
          </table:table-cell>
          <table:table-cell office:value-type="float" office:value="0" table:formula="of:=[.I332]" table:style-name="ce1">
            <text:p>0</text:p>
          </table:table-cell>
          <table:table-cell office:value-type="float" office:value="326" table:style-name="ce1">
            <text:p>326</text:p>
          </table:table-cell>
          <table:table-cell office:value-type="float" office:value="9" table:formula="of:=INT([.J333]/COUNTA([.$Z$7:.$AD$17]))+1" table:style-name="ce1">
            <text:p>9</text:p>
          </table:table-cell>
          <table:table-cell office:value-type="float" office:value="4" table:formula="of:=IF(INDEX([.$Z$7:.$AD$17];[.L332]+1;[.M332])=&quot;&quot;;1;[.L332]+1)" table:style-name="ce1">
            <text:p>4</text:p>
          </table:table-cell>
          <table:table-cell office:value-type="float" office:value="3" table:formula="of:=IF(INDEX([.$Z$7:.$AD$17];[.L332]+1;[.M332])=&quot;&quot;;IF([.M332]=5;1;[.M332]+1);[.M332])" table:style-name="ce1">
            <text:p>3</text:p>
          </table:table-cell>
          <table:table-cell office:value-type="float" office:value="0" table:formula="of:=IF([.B333]=[.C333];0;INDEX([.$Z$18:.$AD$25];INT([.$J333]/COUNTA([.$Z$7:.$AD$17]))+1;[.$M333]))" table:style-name="ce1">
            <text:p>#REF!</text:p>
          </table:table-cell>
          <table:table-cell table:style-name="ce1"/>
          <table:table-cell office:value-type="string" office:string-value="" table:formula="of:=IF(INDEX([.AF$18:.AF$200];[.$K333])=&quot;&quot;;&quot;&quot;;[.AF$17]&amp;&quot; = yes &quot;)" table:style-name="ce1"/>
          <table:table-cell office:value-type="string" office:string-value="" table:formula="of:=IF(INDEX([.AG$18:.AG$200];[.$K333])=&quot;&quot;;&quot;&quot;;[.AG$17]&amp;&quot; = yes &quot;)" table:style-name="ce1"/>
          <table:table-cell office:value-type="string" office:string-value="" table:formula="of:=IF(INDEX([.AH$18:.AH$200];[.$K333])=&quot;&quot;;&quot;&quot;;[.AH$17]&amp;&quot; = yes &quot;)" table:style-name="ce1"/>
          <table:table-cell office:value-type="string" office:string-value="" table:formula="of:=IF(INDEX([.AI$18:.AI$200];[.$K333])=&quot;&quot;;&quot;&quot;;[.AI$17]&amp;&quot; = yes &quot;)" table:style-name="ce1"/>
          <table:table-cell office:value-type="float" office:value="0" table:formula="of:=IF(INDEX([.AF$18:.AF$200];MATCH([.$C333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333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333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333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27</text:p>
          </table:table-cell>
          <table:table-cell office:value-type="float" office:value="0" table:formula="of:=INDEX([.Y$18:.Y$200];[.K334])" table:style-name="ce1">
            <text:p>0</text:p>
          </table:table-cell>
          <table:table-cell office:value-type="string" office:string-value="pc_tundra" table:formula="of:=INDEX([.$Z$7:.$AD$17];[.L334];[.M334])" table:style-name="ce1">
            <text:p>pc_tundra</text:p>
          </table:table-cell>
          <table:table-cell office:value-type="float" office:value="0" table:formula="of:=[.$X$8]&amp;[.N334]" table:style-name="ce1">
            <text:p>#REF!</text:p>
          </table:table-cell>
          <table:table-cell office:value-type="float" office:value="0" table:formula="of:=[.$X$9]&amp;[.N334]" table:style-name="ce1">
            <text:p>#REF!</text:p>
          </table:table-cell>
          <table:table-cell office:value-type="string" office:string-value="OR={}&quot;OR={}" table:formula="of:=[.O334]&amp;&quot;OR={&quot;&amp;CONCATENATE([.P334];[.Q334];[.R334];[.S334])&amp;&quot;}&quot;&quot;OR={&quot;&amp;CONCATENATE([.T334];[.U334];[.V334];[.W33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34]+1)" table:style-name="ce1">
            <text:p>#REF!</text:p>
          </table:table-cell>
          <table:table-cell office:value-type="float" office:value="0" table:formula="of:=[.I333]" table:style-name="ce1">
            <text:p>0</text:p>
          </table:table-cell>
          <table:table-cell office:value-type="float" office:value="327" table:style-name="ce1">
            <text:p>327</text:p>
          </table:table-cell>
          <table:table-cell office:value-type="float" office:value="9" table:formula="of:=INT([.J334]/COUNTA([.$Z$7:.$AD$17]))+1" table:style-name="ce1">
            <text:p>9</text:p>
          </table:table-cell>
          <table:table-cell office:value-type="float" office:value="5" table:formula="of:=IF(INDEX([.$Z$7:.$AD$17];[.L333]+1;[.M333])=&quot;&quot;;1;[.L333]+1)" table:style-name="ce1">
            <text:p>5</text:p>
          </table:table-cell>
          <table:table-cell office:value-type="float" office:value="3" table:formula="of:=IF(INDEX([.$Z$7:.$AD$17];[.L333]+1;[.M333])=&quot;&quot;;IF([.M333]=5;1;[.M333]+1);[.M333])" table:style-name="ce1">
            <text:p>3</text:p>
          </table:table-cell>
          <table:table-cell office:value-type="float" office:value="0" table:formula="of:=IF([.B334]=[.C334];0;INDEX([.$Z$18:.$AD$25];INT([.$J334]/COUNTA([.$Z$7:.$AD$17]))+1;[.$M334]))" table:style-name="ce1">
            <text:p>#REF!</text:p>
          </table:table-cell>
          <table:table-cell table:style-name="ce1"/>
          <table:table-cell office:value-type="string" office:string-value="" table:formula="of:=IF(INDEX([.AF$18:.AF$200];[.$K334])=&quot;&quot;;&quot;&quot;;[.AF$17]&amp;&quot; = yes &quot;)" table:style-name="ce1"/>
          <table:table-cell office:value-type="string" office:string-value="" table:formula="of:=IF(INDEX([.AG$18:.AG$200];[.$K334])=&quot;&quot;;&quot;&quot;;[.AG$17]&amp;&quot; = yes &quot;)" table:style-name="ce1"/>
          <table:table-cell office:value-type="string" office:string-value="" table:formula="of:=IF(INDEX([.AH$18:.AH$200];[.$K334])=&quot;&quot;;&quot;&quot;;[.AH$17]&amp;&quot; = yes &quot;)" table:style-name="ce1"/>
          <table:table-cell office:value-type="string" office:string-value="" table:formula="of:=IF(INDEX([.AI$18:.AI$200];[.$K334])=&quot;&quot;;&quot;&quot;;[.AI$17]&amp;&quot; = yes &quot;)" table:style-name="ce1"/>
          <table:table-cell office:value-type="string" office:string-value="" table:formula="of:=IF(INDEX([.AF$18:.AF$200];MATCH([.$C334];[.$Y$18:.$Y$200]))=&quot;&quot;;&quot;&quot;;[.AF$17]&amp;&quot; = yes &quot;)" table:style-name="ce1"/>
          <table:table-cell office:value-type="string" office:string-value="" table:formula="of:=IF(INDEX([.AG$18:.AG$200];MATCH([.$C334];[.$Y$18:.$Y$200]))=&quot;&quot;;&quot;&quot;;[.AG$17]&amp;&quot; = yes &quot;)" table:style-name="ce1"/>
          <table:table-cell office:value-type="string" office:string-value="" table:formula="of:=IF(INDEX([.AH$18:.AH$200];MATCH([.$C334];[.$Y$18:.$Y$200]))=&quot;&quot;;&quot;&quot;;[.AH$17]&amp;&quot; = yes &quot;)" table:style-name="ce1"/>
          <table:table-cell office:value-type="string" office:string-value="" table:formula="of:=IF(INDEX([.AI$18:.AI$200];MATCH([.$C33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28</text:p>
          </table:table-cell>
          <table:table-cell office:value-type="float" office:value="0" table:formula="of:=INDEX([.Y$18:.Y$200];[.K335])" table:style-name="ce1">
            <text:p>0</text:p>
          </table:table-cell>
          <table:table-cell office:value-type="string" office:string-value="pc_alpine" table:formula="of:=INDEX([.$Z$7:.$AD$17];[.L335];[.M335])" table:style-name="ce1">
            <text:p>pc_alpine</text:p>
          </table:table-cell>
          <table:table-cell office:value-type="float" office:value="0" table:formula="of:=[.$X$8]&amp;[.N335]" table:style-name="ce1">
            <text:p>#REF!</text:p>
          </table:table-cell>
          <table:table-cell office:value-type="float" office:value="0" table:formula="of:=[.$X$9]&amp;[.N335]" table:style-name="ce1">
            <text:p>#REF!</text:p>
          </table:table-cell>
          <table:table-cell office:value-type="float" office:value="0" table:formula="of:=[.O335]&amp;&quot;OR={&quot;&amp;CONCATENATE([.P335];[.Q335];[.R335];[.S335])&amp;&quot;}&quot;&quot;OR={&quot;&amp;CONCATENATE([.T335];[.U335];[.V335];[.W335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35]+1)" table:style-name="ce1">
            <text:p>#REF!</text:p>
          </table:table-cell>
          <table:table-cell office:value-type="float" office:value="0" table:formula="of:=[.I334]" table:style-name="ce1">
            <text:p>0</text:p>
          </table:table-cell>
          <table:table-cell office:value-type="float" office:value="328" table:style-name="ce1">
            <text:p>328</text:p>
          </table:table-cell>
          <table:table-cell office:value-type="float" office:value="9" table:formula="of:=INT([.J335]/COUNTA([.$Z$7:.$AD$17]))+1" table:style-name="ce1">
            <text:p>9</text:p>
          </table:table-cell>
          <table:table-cell office:value-type="float" office:value="6" table:formula="of:=IF(INDEX([.$Z$7:.$AD$17];[.L334]+1;[.M334])=&quot;&quot;;1;[.L334]+1)" table:style-name="ce1">
            <text:p>6</text:p>
          </table:table-cell>
          <table:table-cell office:value-type="float" office:value="3" table:formula="of:=IF(INDEX([.$Z$7:.$AD$17];[.L334]+1;[.M334])=&quot;&quot;;IF([.M334]=5;1;[.M334]+1);[.M334])" table:style-name="ce1">
            <text:p>3</text:p>
          </table:table-cell>
          <table:table-cell office:value-type="float" office:value="0" table:formula="of:=IF([.B335]=[.C335];0;INDEX([.$Z$18:.$AD$25];INT([.$J335]/COUNTA([.$Z$7:.$AD$17]))+1;[.$M335]))" table:style-name="ce1">
            <text:p>#REF!</text:p>
          </table:table-cell>
          <table:table-cell table:style-name="ce1"/>
          <table:table-cell office:value-type="string" office:string-value="" table:formula="of:=IF(INDEX([.AF$18:.AF$200];[.$K335])=&quot;&quot;;&quot;&quot;;[.AF$17]&amp;&quot; = yes &quot;)" table:style-name="ce1"/>
          <table:table-cell office:value-type="string" office:string-value="" table:formula="of:=IF(INDEX([.AG$18:.AG$200];[.$K335])=&quot;&quot;;&quot;&quot;;[.AG$17]&amp;&quot; = yes &quot;)" table:style-name="ce1"/>
          <table:table-cell office:value-type="string" office:string-value="" table:formula="of:=IF(INDEX([.AH$18:.AH$200];[.$K335])=&quot;&quot;;&quot;&quot;;[.AH$17]&amp;&quot; = yes &quot;)" table:style-name="ce1"/>
          <table:table-cell office:value-type="string" office:string-value="" table:formula="of:=IF(INDEX([.AI$18:.AI$200];[.$K335])=&quot;&quot;;&quot;&quot;;[.AI$17]&amp;&quot; = yes &quot;)" table:style-name="ce1"/>
          <table:table-cell office:value-type="float" office:value="0" table:formula="of:=IF(INDEX([.AF$18:.AF$200];MATCH([.$C335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335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335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335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29</text:p>
          </table:table-cell>
          <table:table-cell office:value-type="float" office:value="0" table:formula="of:=INDEX([.Y$18:.Y$200];[.K336])" table:style-name="ce1">
            <text:p>0</text:p>
          </table:table-cell>
          <table:table-cell office:value-type="string" office:string-value="pc_greenhouse_cold" table:formula="of:=INDEX([.$Z$7:.$AD$17];[.L336];[.M336])" table:style-name="ce1">
            <text:p>pc_greenhouse_cold</text:p>
          </table:table-cell>
          <table:table-cell office:value-type="float" office:value="0" table:formula="of:=[.$X$8]&amp;[.N336]" table:style-name="ce1">
            <text:p>#REF!</text:p>
          </table:table-cell>
          <table:table-cell office:value-type="float" office:value="0" table:formula="of:=[.$X$9]&amp;[.N336]" table:style-name="ce1">
            <text:p>#REF!</text:p>
          </table:table-cell>
          <table:table-cell office:value-type="string" office:string-value="OR={}&quot;OR={}" table:formula="of:=[.O336]&amp;&quot;OR={&quot;&amp;CONCATENATE([.P336];[.Q336];[.R336];[.S336])&amp;&quot;}&quot;&quot;OR={&quot;&amp;CONCATENATE([.T336];[.U336];[.V336];[.W33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36]+1)" table:style-name="ce1">
            <text:p>#REF!</text:p>
          </table:table-cell>
          <table:table-cell office:value-type="float" office:value="0" table:formula="of:=[.I335]" table:style-name="ce1">
            <text:p>0</text:p>
          </table:table-cell>
          <table:table-cell office:value-type="float" office:value="329" table:style-name="ce1">
            <text:p>329</text:p>
          </table:table-cell>
          <table:table-cell office:value-type="float" office:value="9" table:formula="of:=INT([.J336]/COUNTA([.$Z$7:.$AD$17]))+1" table:style-name="ce1">
            <text:p>9</text:p>
          </table:table-cell>
          <table:table-cell office:value-type="float" office:value="7" table:formula="of:=IF(INDEX([.$Z$7:.$AD$17];[.L335]+1;[.M335])=&quot;&quot;;1;[.L335]+1)" table:style-name="ce1">
            <text:p>7</text:p>
          </table:table-cell>
          <table:table-cell office:value-type="float" office:value="3" table:formula="of:=IF(INDEX([.$Z$7:.$AD$17];[.L335]+1;[.M335])=&quot;&quot;;IF([.M335]=5;1;[.M335]+1);[.M335])" table:style-name="ce1">
            <text:p>3</text:p>
          </table:table-cell>
          <table:table-cell office:value-type="float" office:value="0" table:formula="of:=IF([.B336]=[.C336];0;INDEX([.$Z$18:.$AD$25];INT([.$J336]/COUNTA([.$Z$7:.$AD$17]))+1;[.$M336]))" table:style-name="ce1">
            <text:p>#REF!</text:p>
          </table:table-cell>
          <table:table-cell table:style-name="ce1"/>
          <table:table-cell office:value-type="string" office:string-value="" table:formula="of:=IF(INDEX([.AF$18:.AF$200];[.$K336])=&quot;&quot;;&quot;&quot;;[.AF$17]&amp;&quot; = yes &quot;)" table:style-name="ce1"/>
          <table:table-cell office:value-type="string" office:string-value="" table:formula="of:=IF(INDEX([.AG$18:.AG$200];[.$K336])=&quot;&quot;;&quot;&quot;;[.AG$17]&amp;&quot; = yes &quot;)" table:style-name="ce1"/>
          <table:table-cell office:value-type="string" office:string-value="" table:formula="of:=IF(INDEX([.AH$18:.AH$200];[.$K336])=&quot;&quot;;&quot;&quot;;[.AH$17]&amp;&quot; = yes &quot;)" table:style-name="ce1"/>
          <table:table-cell office:value-type="string" office:string-value="" table:formula="of:=IF(INDEX([.AI$18:.AI$200];[.$K336])=&quot;&quot;;&quot;&quot;;[.AI$17]&amp;&quot; = yes &quot;)" table:style-name="ce1"/>
          <table:table-cell office:value-type="string" office:string-value="" table:formula="of:=IF(INDEX([.AF$18:.AF$200];MATCH([.$C336];[.$Y$18:.$Y$200]))=&quot;&quot;;&quot;&quot;;[.AF$17]&amp;&quot; = yes &quot;)" table:style-name="ce1"/>
          <table:table-cell office:value-type="string" office:string-value="" table:formula="of:=IF(INDEX([.AG$18:.AG$200];MATCH([.$C336];[.$Y$18:.$Y$200]))=&quot;&quot;;&quot;&quot;;[.AG$17]&amp;&quot; = yes &quot;)" table:style-name="ce1"/>
          <table:table-cell office:value-type="string" office:string-value="" table:formula="of:=IF(INDEX([.AH$18:.AH$200];MATCH([.$C336];[.$Y$18:.$Y$200]))=&quot;&quot;;&quot;&quot;;[.AH$17]&amp;&quot; = yes &quot;)" table:style-name="ce1"/>
          <table:table-cell office:value-type="string" office:string-value="" table:formula="of:=IF(INDEX([.AI$18:.AI$200];MATCH([.$C33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30</text:p>
          </table:table-cell>
          <table:table-cell office:value-type="float" office:value="0" table:formula="of:=INDEX([.Y$18:.Y$200];[.K337])" table:style-name="ce1">
            <text:p>0</text:p>
          </table:table-cell>
          <table:table-cell office:value-type="string" office:string-value="pc_arctic" table:formula="of:=INDEX([.$Z$7:.$AD$17];[.L337];[.M337])" table:style-name="ce1">
            <text:p>pc_arctic</text:p>
          </table:table-cell>
          <table:table-cell office:value-type="float" office:value="0" table:formula="of:=[.$X$8]&amp;[.N337]" table:style-name="ce1">
            <text:p>#REF!</text:p>
          </table:table-cell>
          <table:table-cell office:value-type="float" office:value="0" table:formula="of:=[.$X$9]&amp;[.N337]" table:style-name="ce1">
            <text:p>#REF!</text:p>
          </table:table-cell>
          <table:table-cell office:value-type="float" office:value="0" table:formula="of:=[.O337]&amp;&quot;OR={&quot;&amp;CONCATENATE([.P337];[.Q337];[.R337];[.S337])&amp;&quot;}&quot;&quot;OR={&quot;&amp;CONCATENATE([.T337];[.U337];[.V337];[.W337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37]+1)" table:style-name="ce1">
            <text:p>#REF!</text:p>
          </table:table-cell>
          <table:table-cell office:value-type="float" office:value="0" table:formula="of:=[.I336]" table:style-name="ce1">
            <text:p>0</text:p>
          </table:table-cell>
          <table:table-cell office:value-type="float" office:value="330" table:style-name="ce1">
            <text:p>330</text:p>
          </table:table-cell>
          <table:table-cell office:value-type="float" office:value="9" table:formula="of:=INT([.J337]/COUNTA([.$Z$7:.$AD$17]))+1" table:style-name="ce1">
            <text:p>9</text:p>
          </table:table-cell>
          <table:table-cell office:value-type="float" office:value="1" table:formula="of:=IF(INDEX([.$Z$7:.$AD$17];[.L336]+1;[.M336])=&quot;&quot;;1;[.L336]+1)" table:style-name="ce1">
            <text:p>1</text:p>
          </table:table-cell>
          <table:table-cell office:value-type="float" office:value="4" table:formula="of:=IF(INDEX([.$Z$7:.$AD$17];[.L336]+1;[.M336])=&quot;&quot;;IF([.M336]=5;1;[.M336]+1);[.M336])" table:style-name="ce1">
            <text:p>4</text:p>
          </table:table-cell>
          <table:table-cell office:value-type="float" office:value="0" table:formula="of:=IF([.B337]=[.C337];0;INDEX([.$Z$18:.$AD$25];INT([.$J337]/COUNTA([.$Z$7:.$AD$17]))+1;[.$M337]))" table:style-name="ce1">
            <text:p>#REF!</text:p>
          </table:table-cell>
          <table:table-cell table:style-name="ce1"/>
          <table:table-cell office:value-type="string" office:string-value="" table:formula="of:=IF(INDEX([.AF$18:.AF$200];[.$K337])=&quot;&quot;;&quot;&quot;;[.AF$17]&amp;&quot; = yes &quot;)" table:style-name="ce1"/>
          <table:table-cell office:value-type="string" office:string-value="" table:formula="of:=IF(INDEX([.AG$18:.AG$200];[.$K337])=&quot;&quot;;&quot;&quot;;[.AG$17]&amp;&quot; = yes &quot;)" table:style-name="ce1"/>
          <table:table-cell office:value-type="string" office:string-value="" table:formula="of:=IF(INDEX([.AH$18:.AH$200];[.$K337])=&quot;&quot;;&quot;&quot;;[.AH$17]&amp;&quot; = yes &quot;)" table:style-name="ce1"/>
          <table:table-cell office:value-type="string" office:string-value="" table:formula="of:=IF(INDEX([.AI$18:.AI$200];[.$K337])=&quot;&quot;;&quot;&quot;;[.AI$17]&amp;&quot; = yes &quot;)" table:style-name="ce1"/>
          <table:table-cell office:value-type="float" office:value="0" table:formula="of:=IF(INDEX([.AF$18:.AF$200];MATCH([.$C337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337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337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337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31</text:p>
          </table:table-cell>
          <table:table-cell office:value-type="float" office:value="0" table:formula="of:=INDEX([.Y$18:.Y$200];[.K338])" table:style-name="ce1">
            <text:p>0</text:p>
          </table:table-cell>
          <table:table-cell office:value-type="string" office:string-value="pc_swamp" table:formula="of:=INDEX([.$Z$7:.$AD$17];[.L338];[.M338])" table:style-name="ce1">
            <text:p>pc_swamp</text:p>
          </table:table-cell>
          <table:table-cell office:value-type="float" office:value="0" table:formula="of:=[.$X$8]&amp;[.N338]" table:style-name="ce1">
            <text:p>#REF!</text:p>
          </table:table-cell>
          <table:table-cell office:value-type="float" office:value="0" table:formula="of:=[.$X$9]&amp;[.N338]" table:style-name="ce1">
            <text:p>#REF!</text:p>
          </table:table-cell>
          <table:table-cell office:value-type="string" office:string-value="OR={}&quot;OR={}" table:formula="of:=[.O338]&amp;&quot;OR={&quot;&amp;CONCATENATE([.P338];[.Q338];[.R338];[.S338])&amp;&quot;}&quot;&quot;OR={&quot;&amp;CONCATENATE([.T338];[.U338];[.V338];[.W33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38]+1)" table:style-name="ce1">
            <text:p>#REF!</text:p>
          </table:table-cell>
          <table:table-cell office:value-type="float" office:value="0" table:formula="of:=[.I337]" table:style-name="ce1">
            <text:p>0</text:p>
          </table:table-cell>
          <table:table-cell office:value-type="float" office:value="331" table:style-name="ce1">
            <text:p>331</text:p>
          </table:table-cell>
          <table:table-cell office:value-type="float" office:value="9" table:formula="of:=INT([.J338]/COUNTA([.$Z$7:.$AD$17]))+1" table:style-name="ce1">
            <text:p>9</text:p>
          </table:table-cell>
          <table:table-cell office:value-type="float" office:value="2" table:formula="of:=IF(INDEX([.$Z$7:.$AD$17];[.L337]+1;[.M337])=&quot;&quot;;1;[.L337]+1)" table:style-name="ce1">
            <text:p>2</text:p>
          </table:table-cell>
          <table:table-cell office:value-type="float" office:value="4" table:formula="of:=IF(INDEX([.$Z$7:.$AD$17];[.L337]+1;[.M337])=&quot;&quot;;IF([.M337]=5;1;[.M337]+1);[.M337])" table:style-name="ce1">
            <text:p>4</text:p>
          </table:table-cell>
          <table:table-cell office:value-type="float" office:value="0" table:formula="of:=IF([.B338]=[.C338];0;INDEX([.$Z$18:.$AD$25];INT([.$J338]/COUNTA([.$Z$7:.$AD$17]))+1;[.$M338]))" table:style-name="ce1">
            <text:p>#REF!</text:p>
          </table:table-cell>
          <table:table-cell table:style-name="ce1"/>
          <table:table-cell office:value-type="string" office:string-value="" table:formula="of:=IF(INDEX([.AF$18:.AF$200];[.$K338])=&quot;&quot;;&quot;&quot;;[.AF$17]&amp;&quot; = yes &quot;)" table:style-name="ce1"/>
          <table:table-cell office:value-type="string" office:string-value="" table:formula="of:=IF(INDEX([.AG$18:.AG$200];[.$K338])=&quot;&quot;;&quot;&quot;;[.AG$17]&amp;&quot; = yes &quot;)" table:style-name="ce1"/>
          <table:table-cell office:value-type="string" office:string-value="" table:formula="of:=IF(INDEX([.AH$18:.AH$200];[.$K338])=&quot;&quot;;&quot;&quot;;[.AH$17]&amp;&quot; = yes &quot;)" table:style-name="ce1"/>
          <table:table-cell office:value-type="string" office:string-value="" table:formula="of:=IF(INDEX([.AI$18:.AI$200];[.$K338])=&quot;&quot;;&quot;&quot;;[.AI$17]&amp;&quot; = yes &quot;)" table:style-name="ce1"/>
          <table:table-cell office:value-type="string" office:string-value="" table:formula="of:=IF(INDEX([.AF$18:.AF$200];MATCH([.$C338];[.$Y$18:.$Y$200]))=&quot;&quot;;&quot;&quot;;[.AF$17]&amp;&quot; = yes &quot;)" table:style-name="ce1"/>
          <table:table-cell office:value-type="string" office:string-value="" table:formula="of:=IF(INDEX([.AG$18:.AG$200];MATCH([.$C338];[.$Y$18:.$Y$200]))=&quot;&quot;;&quot;&quot;;[.AG$17]&amp;&quot; = yes &quot;)" table:style-name="ce1"/>
          <table:table-cell office:value-type="string" office:string-value="" table:formula="of:=IF(INDEX([.AH$18:.AH$200];MATCH([.$C338];[.$Y$18:.$Y$200]))=&quot;&quot;;&quot;&quot;;[.AH$17]&amp;&quot; = yes &quot;)" table:style-name="ce1"/>
          <table:table-cell office:value-type="string" office:string-value="" table:formula="of:=IF(INDEX([.AI$18:.AI$200];MATCH([.$C33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32</text:p>
          </table:table-cell>
          <table:table-cell office:value-type="float" office:value="0" table:formula="of:=INDEX([.Y$18:.Y$200];[.K339])" table:style-name="ce1">
            <text:p>0</text:p>
          </table:table-cell>
          <table:table-cell office:value-type="string" office:string-value="pc_cascadian" table:formula="of:=INDEX([.$Z$7:.$AD$17];[.L339];[.M339])" table:style-name="ce1">
            <text:p>pc_cascadian</text:p>
          </table:table-cell>
          <table:table-cell office:value-type="float" office:value="0" table:formula="of:=[.$X$8]&amp;[.N339]" table:style-name="ce1">
            <text:p>#REF!</text:p>
          </table:table-cell>
          <table:table-cell office:value-type="float" office:value="0" table:formula="of:=[.$X$9]&amp;[.N339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339]&amp;&quot;OR={&quot;&amp;CONCATENATE([.P339];[.Q339];[.R339];[.S339])&amp;&quot;}&quot;&quot;OR={&quot;&amp;CONCATENATE([.T339];[.U339];[.V339];[.W339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39]+1)" table:style-name="ce1">
            <text:p>#REF!</text:p>
          </table:table-cell>
          <table:table-cell office:value-type="float" office:value="0" table:formula="of:=[.I338]" table:style-name="ce1">
            <text:p>0</text:p>
          </table:table-cell>
          <table:table-cell office:value-type="float" office:value="332" table:style-name="ce1">
            <text:p>332</text:p>
          </table:table-cell>
          <table:table-cell office:value-type="float" office:value="9" table:formula="of:=INT([.J339]/COUNTA([.$Z$7:.$AD$17]))+1" table:style-name="ce1">
            <text:p>9</text:p>
          </table:table-cell>
          <table:table-cell office:value-type="float" office:value="3" table:formula="of:=IF(INDEX([.$Z$7:.$AD$17];[.L338]+1;[.M338])=&quot;&quot;;1;[.L338]+1)" table:style-name="ce1">
            <text:p>3</text:p>
          </table:table-cell>
          <table:table-cell office:value-type="float" office:value="4" table:formula="of:=IF(INDEX([.$Z$7:.$AD$17];[.L338]+1;[.M338])=&quot;&quot;;IF([.M338]=5;1;[.M338]+1);[.M338])" table:style-name="ce1">
            <text:p>4</text:p>
          </table:table-cell>
          <table:table-cell office:value-type="float" office:value="0" table:formula="of:=IF([.B339]=[.C339];0;INDEX([.$Z$18:.$AD$25];INT([.$J339]/COUNTA([.$Z$7:.$AD$17]))+1;[.$M339]))" table:style-name="ce1">
            <text:p>#REF!</text:p>
          </table:table-cell>
          <table:table-cell table:style-name="ce1"/>
          <table:table-cell office:value-type="string" office:string-value="" table:formula="of:=IF(INDEX([.AF$18:.AF$200];[.$K339])=&quot;&quot;;&quot;&quot;;[.AF$17]&amp;&quot; = yes &quot;)" table:style-name="ce1"/>
          <table:table-cell office:value-type="string" office:string-value="" table:formula="of:=IF(INDEX([.AG$18:.AG$200];[.$K339])=&quot;&quot;;&quot;&quot;;[.AG$17]&amp;&quot; = yes &quot;)" table:style-name="ce1"/>
          <table:table-cell office:value-type="string" office:string-value="" table:formula="of:=IF(INDEX([.AH$18:.AH$200];[.$K339])=&quot;&quot;;&quot;&quot;;[.AH$17]&amp;&quot; = yes &quot;)" table:style-name="ce1"/>
          <table:table-cell office:value-type="string" office:string-value="" table:formula="of:=IF(INDEX([.AI$18:.AI$200];[.$K339])=&quot;&quot;;&quot;&quot;;[.AI$17]&amp;&quot; = yes &quot;)" table:style-name="ce1"/>
          <table:table-cell office:value-type="string" office:string-value="planetary_diversity_enabled = yes " table:formula="of:=IF(INDEX([.AF$18:.AF$200];MATCH([.$C339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339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339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339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33</text:p>
          </table:table-cell>
          <table:table-cell office:value-type="float" office:value="0" table:formula="of:=INDEX([.Y$18:.Y$200];[.K340])" table:style-name="ce1">
            <text:p>0</text:p>
          </table:table-cell>
          <table:table-cell office:value-type="string" office:string-value="pc_geothermal" table:formula="of:=INDEX([.$Z$7:.$AD$17];[.L340];[.M340])" table:style-name="ce1">
            <text:p>pc_geothermal</text:p>
          </table:table-cell>
          <table:table-cell office:value-type="float" office:value="0" table:formula="of:=[.$X$8]&amp;[.N340]" table:style-name="ce1">
            <text:p>#REF!</text:p>
          </table:table-cell>
          <table:table-cell office:value-type="float" office:value="0" table:formula="of:=[.$X$9]&amp;[.N340]" table:style-name="ce1">
            <text:p>#REF!</text:p>
          </table:table-cell>
          <table:table-cell office:value-type="string" office:string-value="OR={}&quot;OR={}" table:formula="of:=[.O340]&amp;&quot;OR={&quot;&amp;CONCATENATE([.P340];[.Q340];[.R340];[.S340])&amp;&quot;}&quot;&quot;OR={&quot;&amp;CONCATENATE([.T340];[.U340];[.V340];[.W34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40]+1)" table:style-name="ce1">
            <text:p>#REF!</text:p>
          </table:table-cell>
          <table:table-cell office:value-type="float" office:value="0" table:formula="of:=[.I339]" table:style-name="ce1">
            <text:p>0</text:p>
          </table:table-cell>
          <table:table-cell office:value-type="float" office:value="333" table:style-name="ce1">
            <text:p>333</text:p>
          </table:table-cell>
          <table:table-cell office:value-type="float" office:value="9" table:formula="of:=INT([.J340]/COUNTA([.$Z$7:.$AD$17]))+1" table:style-name="ce1">
            <text:p>9</text:p>
          </table:table-cell>
          <table:table-cell office:value-type="float" office:value="4" table:formula="of:=IF(INDEX([.$Z$7:.$AD$17];[.L339]+1;[.M339])=&quot;&quot;;1;[.L339]+1)" table:style-name="ce1">
            <text:p>4</text:p>
          </table:table-cell>
          <table:table-cell office:value-type="float" office:value="4" table:formula="of:=IF(INDEX([.$Z$7:.$AD$17];[.L339]+1;[.M339])=&quot;&quot;;IF([.M339]=5;1;[.M339]+1);[.M339])" table:style-name="ce1">
            <text:p>4</text:p>
          </table:table-cell>
          <table:table-cell office:value-type="float" office:value="0" table:formula="of:=IF([.B340]=[.C340];0;INDEX([.$Z$18:.$AD$25];INT([.$J340]/COUNTA([.$Z$7:.$AD$17]))+1;[.$M340]))" table:style-name="ce1">
            <text:p>#REF!</text:p>
          </table:table-cell>
          <table:table-cell table:style-name="ce1"/>
          <table:table-cell office:value-type="string" office:string-value="" table:formula="of:=IF(INDEX([.AF$18:.AF$200];[.$K340])=&quot;&quot;;&quot;&quot;;[.AF$17]&amp;&quot; = yes &quot;)" table:style-name="ce1"/>
          <table:table-cell office:value-type="string" office:string-value="" table:formula="of:=IF(INDEX([.AG$18:.AG$200];[.$K340])=&quot;&quot;;&quot;&quot;;[.AG$17]&amp;&quot; = yes &quot;)" table:style-name="ce1"/>
          <table:table-cell office:value-type="string" office:string-value="" table:formula="of:=IF(INDEX([.AH$18:.AH$200];[.$K340])=&quot;&quot;;&quot;&quot;;[.AH$17]&amp;&quot; = yes &quot;)" table:style-name="ce1"/>
          <table:table-cell office:value-type="string" office:string-value="" table:formula="of:=IF(INDEX([.AI$18:.AI$200];[.$K340])=&quot;&quot;;&quot;&quot;;[.AI$17]&amp;&quot; = yes &quot;)" table:style-name="ce1"/>
          <table:table-cell office:value-type="string" office:string-value="" table:formula="of:=IF(INDEX([.AF$18:.AF$200];MATCH([.$C340];[.$Y$18:.$Y$200]))=&quot;&quot;;&quot;&quot;;[.AF$17]&amp;&quot; = yes &quot;)" table:style-name="ce1"/>
          <table:table-cell office:value-type="string" office:string-value="" table:formula="of:=IF(INDEX([.AG$18:.AG$200];MATCH([.$C340];[.$Y$18:.$Y$200]))=&quot;&quot;;&quot;&quot;;[.AG$17]&amp;&quot; = yes &quot;)" table:style-name="ce1"/>
          <table:table-cell office:value-type="string" office:string-value="" table:formula="of:=IF(INDEX([.AH$18:.AH$200];MATCH([.$C340];[.$Y$18:.$Y$200]))=&quot;&quot;;&quot;&quot;;[.AH$17]&amp;&quot; = yes &quot;)" table:style-name="ce1"/>
          <table:table-cell office:value-type="string" office:string-value="" table:formula="of:=IF(INDEX([.AI$18:.AI$200];MATCH([.$C34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34</text:p>
          </table:table-cell>
          <table:table-cell office:value-type="float" office:value="0" table:formula="of:=INDEX([.Y$18:.Y$200];[.K341])" table:style-name="ce1">
            <text:p>0</text:p>
          </table:table-cell>
          <table:table-cell office:value-type="string" office:string-value="pc_glacial" table:formula="of:=INDEX([.$Z$7:.$AD$17];[.L341];[.M341])" table:style-name="ce1">
            <text:p>pc_glacial</text:p>
          </table:table-cell>
          <table:table-cell office:value-type="float" office:value="0" table:formula="of:=[.$X$8]&amp;[.N341]" table:style-name="ce1">
            <text:p>#REF!</text:p>
          </table:table-cell>
          <table:table-cell office:value-type="float" office:value="0" table:formula="of:=[.$X$9]&amp;[.N341]" table:style-name="ce1">
            <text:p>#REF!</text:p>
          </table:table-cell>
          <table:table-cell office:value-type="string" office:string-value="OR={}&quot;OR={}" table:formula="of:=[.O341]&amp;&quot;OR={&quot;&amp;CONCATENATE([.P341];[.Q341];[.R341];[.S341])&amp;&quot;}&quot;&quot;OR={&quot;&amp;CONCATENATE([.T341];[.U341];[.V341];[.W34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41]+1)" table:style-name="ce1">
            <text:p>#REF!</text:p>
          </table:table-cell>
          <table:table-cell office:value-type="float" office:value="0" table:formula="of:=[.I340]" table:style-name="ce1">
            <text:p>0</text:p>
          </table:table-cell>
          <table:table-cell office:value-type="float" office:value="334" table:style-name="ce1">
            <text:p>334</text:p>
          </table:table-cell>
          <table:table-cell office:value-type="float" office:value="9" table:formula="of:=INT([.J341]/COUNTA([.$Z$7:.$AD$17]))+1" table:style-name="ce1">
            <text:p>9</text:p>
          </table:table-cell>
          <table:table-cell office:value-type="float" office:value="5" table:formula="of:=IF(INDEX([.$Z$7:.$AD$17];[.L340]+1;[.M340])=&quot;&quot;;1;[.L340]+1)" table:style-name="ce1">
            <text:p>5</text:p>
          </table:table-cell>
          <table:table-cell office:value-type="float" office:value="4" table:formula="of:=IF(INDEX([.$Z$7:.$AD$17];[.L340]+1;[.M340])=&quot;&quot;;IF([.M340]=5;1;[.M340]+1);[.M340])" table:style-name="ce1">
            <text:p>4</text:p>
          </table:table-cell>
          <table:table-cell office:value-type="float" office:value="0" table:formula="of:=IF([.B341]=[.C341];0;INDEX([.$Z$18:.$AD$25];INT([.$J341]/COUNTA([.$Z$7:.$AD$17]))+1;[.$M341]))" table:style-name="ce1">
            <text:p>#REF!</text:p>
          </table:table-cell>
          <table:table-cell table:style-name="ce1"/>
          <table:table-cell office:value-type="string" office:string-value="" table:formula="of:=IF(INDEX([.AF$18:.AF$200];[.$K341])=&quot;&quot;;&quot;&quot;;[.AF$17]&amp;&quot; = yes &quot;)" table:style-name="ce1"/>
          <table:table-cell office:value-type="string" office:string-value="" table:formula="of:=IF(INDEX([.AG$18:.AG$200];[.$K341])=&quot;&quot;;&quot;&quot;;[.AG$17]&amp;&quot; = yes &quot;)" table:style-name="ce1"/>
          <table:table-cell office:value-type="string" office:string-value="" table:formula="of:=IF(INDEX([.AH$18:.AH$200];[.$K341])=&quot;&quot;;&quot;&quot;;[.AH$17]&amp;&quot; = yes &quot;)" table:style-name="ce1"/>
          <table:table-cell office:value-type="string" office:string-value="" table:formula="of:=IF(INDEX([.AI$18:.AI$200];[.$K341])=&quot;&quot;;&quot;&quot;;[.AI$17]&amp;&quot; = yes &quot;)" table:style-name="ce1"/>
          <table:table-cell office:value-type="string" office:string-value="" table:formula="of:=IF(INDEX([.AF$18:.AF$200];MATCH([.$C341];[.$Y$18:.$Y$200]))=&quot;&quot;;&quot;&quot;;[.AF$17]&amp;&quot; = yes &quot;)" table:style-name="ce1"/>
          <table:table-cell office:value-type="string" office:string-value="" table:formula="of:=IF(INDEX([.AG$18:.AG$200];MATCH([.$C341];[.$Y$18:.$Y$200]))=&quot;&quot;;&quot;&quot;;[.AG$17]&amp;&quot; = yes &quot;)" table:style-name="ce1"/>
          <table:table-cell office:value-type="string" office:string-value="" table:formula="of:=IF(INDEX([.AH$18:.AH$200];MATCH([.$C341];[.$Y$18:.$Y$200]))=&quot;&quot;;&quot;&quot;;[.AH$17]&amp;&quot; = yes &quot;)" table:style-name="ce1"/>
          <table:table-cell office:value-type="string" office:string-value="" table:formula="of:=IF(INDEX([.AI$18:.AI$200];MATCH([.$C34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35</text:p>
          </table:table-cell>
          <table:table-cell office:value-type="float" office:value="0" table:formula="of:=INDEX([.Y$18:.Y$200];[.K342])" table:style-name="ce1">
            <text:p>0</text:p>
          </table:table-cell>
          <table:table-cell office:value-type="string" office:string-value="pc_subarctic" table:formula="of:=INDEX([.$Z$7:.$AD$17];[.L342];[.M342])" table:style-name="ce1">
            <text:p>pc_subarctic</text:p>
          </table:table-cell>
          <table:table-cell office:value-type="float" office:value="0" table:formula="of:=[.$X$8]&amp;[.N342]" table:style-name="ce1">
            <text:p>#REF!</text:p>
          </table:table-cell>
          <table:table-cell office:value-type="float" office:value="0" table:formula="of:=[.$X$9]&amp;[.N342]" table:style-name="ce1">
            <text:p>#REF!</text:p>
          </table:table-cell>
          <table:table-cell office:value-type="string" office:string-value="OR={}&quot;OR={}" table:formula="of:=[.O342]&amp;&quot;OR={&quot;&amp;CONCATENATE([.P342];[.Q342];[.R342];[.S342])&amp;&quot;}&quot;&quot;OR={&quot;&amp;CONCATENATE([.T342];[.U342];[.V342];[.W34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42]+1)" table:style-name="ce1">
            <text:p>#REF!</text:p>
          </table:table-cell>
          <table:table-cell office:value-type="float" office:value="0" table:formula="of:=[.I341]" table:style-name="ce1">
            <text:p>0</text:p>
          </table:table-cell>
          <table:table-cell office:value-type="float" office:value="335" table:style-name="ce1">
            <text:p>335</text:p>
          </table:table-cell>
          <table:table-cell office:value-type="float" office:value="9" table:formula="of:=INT([.J342]/COUNTA([.$Z$7:.$AD$17]))+1" table:style-name="ce1">
            <text:p>9</text:p>
          </table:table-cell>
          <table:table-cell office:value-type="float" office:value="6" table:formula="of:=IF(INDEX([.$Z$7:.$AD$17];[.L341]+1;[.M341])=&quot;&quot;;1;[.L341]+1)" table:style-name="ce1">
            <text:p>6</text:p>
          </table:table-cell>
          <table:table-cell office:value-type="float" office:value="4" table:formula="of:=IF(INDEX([.$Z$7:.$AD$17];[.L341]+1;[.M341])=&quot;&quot;;IF([.M341]=5;1;[.M341]+1);[.M341])" table:style-name="ce1">
            <text:p>4</text:p>
          </table:table-cell>
          <table:table-cell office:value-type="float" office:value="0" table:formula="of:=IF([.B342]=[.C342];0;INDEX([.$Z$18:.$AD$25];INT([.$J342]/COUNTA([.$Z$7:.$AD$17]))+1;[.$M342]))" table:style-name="ce1">
            <text:p>#REF!</text:p>
          </table:table-cell>
          <table:table-cell table:style-name="ce1"/>
          <table:table-cell office:value-type="string" office:string-value="" table:formula="of:=IF(INDEX([.AF$18:.AF$200];[.$K342])=&quot;&quot;;&quot;&quot;;[.AF$17]&amp;&quot; = yes &quot;)" table:style-name="ce1"/>
          <table:table-cell office:value-type="string" office:string-value="" table:formula="of:=IF(INDEX([.AG$18:.AG$200];[.$K342])=&quot;&quot;;&quot;&quot;;[.AG$17]&amp;&quot; = yes &quot;)" table:style-name="ce1"/>
          <table:table-cell office:value-type="string" office:string-value="" table:formula="of:=IF(INDEX([.AH$18:.AH$200];[.$K342])=&quot;&quot;;&quot;&quot;;[.AH$17]&amp;&quot; = yes &quot;)" table:style-name="ce1"/>
          <table:table-cell office:value-type="string" office:string-value="" table:formula="of:=IF(INDEX([.AI$18:.AI$200];[.$K342])=&quot;&quot;;&quot;&quot;;[.AI$17]&amp;&quot; = yes &quot;)" table:style-name="ce1"/>
          <table:table-cell office:value-type="string" office:string-value="" table:formula="of:=IF(INDEX([.AF$18:.AF$200];MATCH([.$C342];[.$Y$18:.$Y$200]))=&quot;&quot;;&quot;&quot;;[.AF$17]&amp;&quot; = yes &quot;)" table:style-name="ce1"/>
          <table:table-cell office:value-type="string" office:string-value="" table:formula="of:=IF(INDEX([.AG$18:.AG$200];MATCH([.$C342];[.$Y$18:.$Y$200]))=&quot;&quot;;&quot;&quot;;[.AG$17]&amp;&quot; = yes &quot;)" table:style-name="ce1"/>
          <table:table-cell office:value-type="string" office:string-value="" table:formula="of:=IF(INDEX([.AH$18:.AH$200];MATCH([.$C342];[.$Y$18:.$Y$200]))=&quot;&quot;;&quot;&quot;;[.AH$17]&amp;&quot; = yes &quot;)" table:style-name="ce1"/>
          <table:table-cell office:value-type="string" office:string-value="" table:formula="of:=IF(INDEX([.AI$18:.AI$200];MATCH([.$C34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36</text:p>
          </table:table-cell>
          <table:table-cell office:value-type="float" office:value="0" table:formula="of:=INDEX([.Y$18:.Y$200];[.K343])" table:style-name="ce1">
            <text:p>0</text:p>
          </table:table-cell>
          <table:table-cell office:value-type="string" office:string-value="pc_marginal_cold" table:formula="of:=INDEX([.$Z$7:.$AD$17];[.L343];[.M343])" table:style-name="ce1">
            <text:p>pc_marginal_cold</text:p>
          </table:table-cell>
          <table:table-cell office:value-type="float" office:value="0" table:formula="of:=[.$X$8]&amp;[.N343]" table:style-name="ce1">
            <text:p>#REF!</text:p>
          </table:table-cell>
          <table:table-cell office:value-type="float" office:value="0" table:formula="of:=[.$X$9]&amp;[.N343]" table:style-name="ce1">
            <text:p>#REF!</text:p>
          </table:table-cell>
          <table:table-cell office:value-type="string" office:string-value="OR={}&quot;OR={}" table:formula="of:=[.O343]&amp;&quot;OR={&quot;&amp;CONCATENATE([.P343];[.Q343];[.R343];[.S343])&amp;&quot;}&quot;&quot;OR={&quot;&amp;CONCATENATE([.T343];[.U343];[.V343];[.W34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43]+1)" table:style-name="ce1">
            <text:p>#REF!</text:p>
          </table:table-cell>
          <table:table-cell office:value-type="float" office:value="0" table:formula="of:=[.I342]" table:style-name="ce1">
            <text:p>0</text:p>
          </table:table-cell>
          <table:table-cell office:value-type="float" office:value="336" table:style-name="ce1">
            <text:p>336</text:p>
          </table:table-cell>
          <table:table-cell office:value-type="float" office:value="9" table:formula="of:=INT([.J343]/COUNTA([.$Z$7:.$AD$17]))+1" table:style-name="ce1">
            <text:p>9</text:p>
          </table:table-cell>
          <table:table-cell office:value-type="float" office:value="7" table:formula="of:=IF(INDEX([.$Z$7:.$AD$17];[.L342]+1;[.M342])=&quot;&quot;;1;[.L342]+1)" table:style-name="ce1">
            <text:p>7</text:p>
          </table:table-cell>
          <table:table-cell office:value-type="float" office:value="4" table:formula="of:=IF(INDEX([.$Z$7:.$AD$17];[.L342]+1;[.M342])=&quot;&quot;;IF([.M342]=5;1;[.M342]+1);[.M342])" table:style-name="ce1">
            <text:p>4</text:p>
          </table:table-cell>
          <table:table-cell office:value-type="float" office:value="0" table:formula="of:=IF([.B343]=[.C343];0;INDEX([.$Z$18:.$AD$25];INT([.$J343]/COUNTA([.$Z$7:.$AD$17]))+1;[.$M343]))" table:style-name="ce1">
            <text:p>#REF!</text:p>
          </table:table-cell>
          <table:table-cell table:style-name="ce1"/>
          <table:table-cell office:value-type="string" office:string-value="" table:formula="of:=IF(INDEX([.AF$18:.AF$200];[.$K343])=&quot;&quot;;&quot;&quot;;[.AF$17]&amp;&quot; = yes &quot;)" table:style-name="ce1"/>
          <table:table-cell office:value-type="string" office:string-value="" table:formula="of:=IF(INDEX([.AG$18:.AG$200];[.$K343])=&quot;&quot;;&quot;&quot;;[.AG$17]&amp;&quot; = yes &quot;)" table:style-name="ce1"/>
          <table:table-cell office:value-type="string" office:string-value="" table:formula="of:=IF(INDEX([.AH$18:.AH$200];[.$K343])=&quot;&quot;;&quot;&quot;;[.AH$17]&amp;&quot; = yes &quot;)" table:style-name="ce1"/>
          <table:table-cell office:value-type="string" office:string-value="" table:formula="of:=IF(INDEX([.AI$18:.AI$200];[.$K343])=&quot;&quot;;&quot;&quot;;[.AI$17]&amp;&quot; = yes &quot;)" table:style-name="ce1"/>
          <table:table-cell office:value-type="string" office:string-value="" table:formula="of:=IF(INDEX([.AF$18:.AF$200];MATCH([.$C343];[.$Y$18:.$Y$200]))=&quot;&quot;;&quot;&quot;;[.AF$17]&amp;&quot; = yes &quot;)" table:style-name="ce1"/>
          <table:table-cell office:value-type="string" office:string-value="" table:formula="of:=IF(INDEX([.AG$18:.AG$200];MATCH([.$C343];[.$Y$18:.$Y$200]))=&quot;&quot;;&quot;&quot;;[.AG$17]&amp;&quot; = yes &quot;)" table:style-name="ce1"/>
          <table:table-cell office:value-type="string" office:string-value="" table:formula="of:=IF(INDEX([.AH$18:.AH$200];MATCH([.$C343];[.$Y$18:.$Y$200]))=&quot;&quot;;&quot;&quot;;[.AH$17]&amp;&quot; = yes &quot;)" table:style-name="ce1"/>
          <table:table-cell office:value-type="string" office:string-value="" table:formula="of:=IF(INDEX([.AI$18:.AI$200];MATCH([.$C34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37</text:p>
          </table:table-cell>
          <table:table-cell office:value-type="float" office:value="0" table:formula="of:=INDEX([.Y$18:.Y$200];[.K344])" table:style-name="ce1">
            <text:p>0</text:p>
          </table:table-cell>
          <table:table-cell office:value-type="string" office:string-value="pc_gaia" table:formula="of:=INDEX([.$Z$7:.$AD$17];[.L344];[.M344])" table:style-name="ce1">
            <text:p>pc_gaia</text:p>
          </table:table-cell>
          <table:table-cell office:value-type="float" office:value="0" table:formula="of:=[.$X$8]&amp;[.N344]" table:style-name="ce1">
            <text:p>#REF!</text:p>
          </table:table-cell>
          <table:table-cell office:value-type="float" office:value="0" table:formula="of:=[.$X$9]&amp;[.N344]" table:style-name="ce1">
            <text:p>#REF!</text:p>
          </table:table-cell>
          <table:table-cell office:value-type="string" office:string-value="OR={}&quot;OR={}" table:formula="of:=[.O344]&amp;&quot;OR={&quot;&amp;CONCATENATE([.P344];[.Q344];[.R344];[.S344])&amp;&quot;}&quot;&quot;OR={&quot;&amp;CONCATENATE([.T344];[.U344];[.V344];[.W34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44]+1)" table:style-name="ce1">
            <text:p>#REF!</text:p>
          </table:table-cell>
          <table:table-cell office:value-type="float" office:value="0" table:formula="of:=[.I343]" table:style-name="ce1">
            <text:p>0</text:p>
          </table:table-cell>
          <table:table-cell office:value-type="float" office:value="337" table:style-name="ce1">
            <text:p>337</text:p>
          </table:table-cell>
          <table:table-cell office:value-type="float" office:value="9" table:formula="of:=INT([.J344]/COUNTA([.$Z$7:.$AD$17]))+1" table:style-name="ce1">
            <text:p>9</text:p>
          </table:table-cell>
          <table:table-cell office:value-type="float" office:value="1" table:formula="of:=IF(INDEX([.$Z$7:.$AD$17];[.L343]+1;[.M343])=&quot;&quot;;1;[.L343]+1)" table:style-name="ce1">
            <text:p>1</text:p>
          </table:table-cell>
          <table:table-cell office:value-type="float" office:value="5" table:formula="of:=IF(INDEX([.$Z$7:.$AD$17];[.L343]+1;[.M343])=&quot;&quot;;IF([.M343]=5;1;[.M343]+1);[.M343])" table:style-name="ce1">
            <text:p>5</text:p>
          </table:table-cell>
          <table:table-cell office:value-type="float" office:value="0" table:formula="of:=IF([.B344]=[.C344];0;INDEX([.$Z$18:.$AD$25];INT([.$J344]/COUNTA([.$Z$7:.$AD$17]))+1;[.$M344]))" table:style-name="ce1">
            <text:p>#REF!</text:p>
          </table:table-cell>
          <table:table-cell table:style-name="ce1"/>
          <table:table-cell office:value-type="string" office:string-value="" table:formula="of:=IF(INDEX([.AF$18:.AF$200];[.$K344])=&quot;&quot;;&quot;&quot;;[.AF$17]&amp;&quot; = yes &quot;)" table:style-name="ce1"/>
          <table:table-cell office:value-type="string" office:string-value="" table:formula="of:=IF(INDEX([.AG$18:.AG$200];[.$K344])=&quot;&quot;;&quot;&quot;;[.AG$17]&amp;&quot; = yes &quot;)" table:style-name="ce1"/>
          <table:table-cell office:value-type="string" office:string-value="" table:formula="of:=IF(INDEX([.AH$18:.AH$200];[.$K344])=&quot;&quot;;&quot;&quot;;[.AH$17]&amp;&quot; = yes &quot;)" table:style-name="ce1"/>
          <table:table-cell office:value-type="string" office:string-value="" table:formula="of:=IF(INDEX([.AI$18:.AI$200];[.$K344])=&quot;&quot;;&quot;&quot;;[.AI$17]&amp;&quot; = yes &quot;)" table:style-name="ce1"/>
          <table:table-cell office:value-type="string" office:string-value="" table:formula="of:=IF(INDEX([.AF$18:.AF$200];MATCH([.$C344];[.$Y$18:.$Y$200]))=&quot;&quot;;&quot;&quot;;[.AF$17]&amp;&quot; = yes &quot;)" table:style-name="ce1"/>
          <table:table-cell office:value-type="string" office:string-value="" table:formula="of:=IF(INDEX([.AG$18:.AG$200];MATCH([.$C344];[.$Y$18:.$Y$200]))=&quot;&quot;;&quot;&quot;;[.AG$17]&amp;&quot; = yes &quot;)" table:style-name="ce1"/>
          <table:table-cell office:value-type="string" office:string-value="" table:formula="of:=IF(INDEX([.AH$18:.AH$200];MATCH([.$C344];[.$Y$18:.$Y$200]))=&quot;&quot;;&quot;&quot;;[.AH$17]&amp;&quot; = yes &quot;)" table:style-name="ce1"/>
          <table:table-cell office:value-type="string" office:string-value="" table:formula="of:=IF(INDEX([.AI$18:.AI$200];MATCH([.$C34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38</text:p>
          </table:table-cell>
          <table:table-cell office:value-type="float" office:value="0" table:formula="of:=INDEX([.Y$18:.Y$200];[.K345])" table:style-name="ce1">
            <text:p>0</text:p>
          </table:table-cell>
          <table:table-cell office:value-type="string" office:string-value="pc_machine" table:formula="of:=INDEX([.$Z$7:.$AD$17];[.L345];[.M345])" table:style-name="ce1">
            <text:p>pc_machine</text:p>
          </table:table-cell>
          <table:table-cell office:value-type="float" office:value="0" table:formula="of:=[.$X$8]&amp;[.N345]" table:style-name="ce1">
            <text:p>#REF!</text:p>
          </table:table-cell>
          <table:table-cell office:value-type="float" office:value="0" table:formula="of:=[.$X$9]&amp;[.N345]" table:style-name="ce1">
            <text:p>#REF!</text:p>
          </table:table-cell>
          <table:table-cell office:value-type="string" office:string-value="OR={}&quot;OR={}" table:formula="of:=[.O345]&amp;&quot;OR={&quot;&amp;CONCATENATE([.P345];[.Q345];[.R345];[.S345])&amp;&quot;}&quot;&quot;OR={&quot;&amp;CONCATENATE([.T345];[.U345];[.V345];[.W34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45]+1)" table:style-name="ce1">
            <text:p>#REF!</text:p>
          </table:table-cell>
          <table:table-cell office:value-type="float" office:value="0" table:formula="of:=[.I344]" table:style-name="ce1">
            <text:p>0</text:p>
          </table:table-cell>
          <table:table-cell office:value-type="float" office:value="338" table:style-name="ce1">
            <text:p>338</text:p>
          </table:table-cell>
          <table:table-cell office:value-type="float" office:value="9" table:formula="of:=INT([.J345]/COUNTA([.$Z$7:.$AD$17]))+1" table:style-name="ce1">
            <text:p>9</text:p>
          </table:table-cell>
          <table:table-cell office:value-type="float" office:value="2" table:formula="of:=IF(INDEX([.$Z$7:.$AD$17];[.L344]+1;[.M344])=&quot;&quot;;1;[.L344]+1)" table:style-name="ce1">
            <text:p>2</text:p>
          </table:table-cell>
          <table:table-cell office:value-type="float" office:value="5" table:formula="of:=IF(INDEX([.$Z$7:.$AD$17];[.L344]+1;[.M344])=&quot;&quot;;IF([.M344]=5;1;[.M344]+1);[.M344])" table:style-name="ce1">
            <text:p>5</text:p>
          </table:table-cell>
          <table:table-cell office:value-type="float" office:value="0" table:formula="of:=IF([.B345]=[.C345];0;INDEX([.$Z$18:.$AD$25];INT([.$J345]/COUNTA([.$Z$7:.$AD$17]))+1;[.$M345]))" table:style-name="ce1">
            <text:p>#REF!</text:p>
          </table:table-cell>
          <table:table-cell table:style-name="ce1"/>
          <table:table-cell office:value-type="string" office:string-value="" table:formula="of:=IF(INDEX([.AF$18:.AF$200];[.$K345])=&quot;&quot;;&quot;&quot;;[.AF$17]&amp;&quot; = yes &quot;)" table:style-name="ce1"/>
          <table:table-cell office:value-type="string" office:string-value="" table:formula="of:=IF(INDEX([.AG$18:.AG$200];[.$K345])=&quot;&quot;;&quot;&quot;;[.AG$17]&amp;&quot; = yes &quot;)" table:style-name="ce1"/>
          <table:table-cell office:value-type="string" office:string-value="" table:formula="of:=IF(INDEX([.AH$18:.AH$200];[.$K345])=&quot;&quot;;&quot;&quot;;[.AH$17]&amp;&quot; = yes &quot;)" table:style-name="ce1"/>
          <table:table-cell office:value-type="string" office:string-value="" table:formula="of:=IF(INDEX([.AI$18:.AI$200];[.$K345])=&quot;&quot;;&quot;&quot;;[.AI$17]&amp;&quot; = yes &quot;)" table:style-name="ce1"/>
          <table:table-cell office:value-type="string" office:string-value="" table:formula="of:=IF(INDEX([.AF$18:.AF$200];MATCH([.$C345];[.$Y$18:.$Y$200]))=&quot;&quot;;&quot;&quot;;[.AF$17]&amp;&quot; = yes &quot;)" table:style-name="ce1"/>
          <table:table-cell office:value-type="string" office:string-value="" table:formula="of:=IF(INDEX([.AG$18:.AG$200];MATCH([.$C345];[.$Y$18:.$Y$200]))=&quot;&quot;;&quot;&quot;;[.AG$17]&amp;&quot; = yes &quot;)" table:style-name="ce1"/>
          <table:table-cell office:value-type="string" office:string-value="" table:formula="of:=IF(INDEX([.AH$18:.AH$200];MATCH([.$C345];[.$Y$18:.$Y$200]))=&quot;&quot;;&quot;&quot;;[.AH$17]&amp;&quot; = yes &quot;)" table:style-name="ce1"/>
          <table:table-cell office:value-type="string" office:string-value="" table:formula="of:=IF(INDEX([.AI$18:.AI$200];MATCH([.$C34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39</text:p>
          </table:table-cell>
          <table:table-cell office:value-type="float" office:value="0" table:formula="of:=INDEX([.Y$18:.Y$200];[.K346])" table:style-name="ce1">
            <text:p>0</text:p>
          </table:table-cell>
          <table:table-cell office:value-type="string" office:string-value="pc_cybertronic" table:formula="of:=INDEX([.$Z$7:.$AD$17];[.L346];[.M346])" table:style-name="ce1">
            <text:p>pc_cybertronic</text:p>
          </table:table-cell>
          <table:table-cell office:value-type="float" office:value="0" table:formula="of:=[.$X$8]&amp;[.N346]" table:style-name="ce1">
            <text:p>#REF!</text:p>
          </table:table-cell>
          <table:table-cell office:value-type="float" office:value="0" table:formula="of:=[.$X$9]&amp;[.N346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346]&amp;&quot;OR={&quot;&amp;CONCATENATE([.P346];[.Q346];[.R346];[.S346])&amp;&quot;}&quot;&quot;OR={&quot;&amp;CONCATENATE([.T346];[.U346];[.V346];[.W346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46]+1)" table:style-name="ce1">
            <text:p>#REF!</text:p>
          </table:table-cell>
          <table:table-cell office:value-type="float" office:value="0" table:formula="of:=[.I345]" table:style-name="ce1">
            <text:p>0</text:p>
          </table:table-cell>
          <table:table-cell office:value-type="float" office:value="339" table:style-name="ce1">
            <text:p>339</text:p>
          </table:table-cell>
          <table:table-cell office:value-type="float" office:value="9" table:formula="of:=INT([.J346]/COUNTA([.$Z$7:.$AD$17]))+1" table:style-name="ce1">
            <text:p>9</text:p>
          </table:table-cell>
          <table:table-cell office:value-type="float" office:value="3" table:formula="of:=IF(INDEX([.$Z$7:.$AD$17];[.L345]+1;[.M345])=&quot;&quot;;1;[.L345]+1)" table:style-name="ce1">
            <text:p>3</text:p>
          </table:table-cell>
          <table:table-cell office:value-type="float" office:value="5" table:formula="of:=IF(INDEX([.$Z$7:.$AD$17];[.L345]+1;[.M345])=&quot;&quot;;IF([.M345]=5;1;[.M345]+1);[.M345])" table:style-name="ce1">
            <text:p>5</text:p>
          </table:table-cell>
          <table:table-cell office:value-type="float" office:value="0" table:formula="of:=IF([.B346]=[.C346];0;INDEX([.$Z$18:.$AD$25];INT([.$J346]/COUNTA([.$Z$7:.$AD$17]))+1;[.$M346]))" table:style-name="ce1">
            <text:p>#REF!</text:p>
          </table:table-cell>
          <table:table-cell table:style-name="ce1"/>
          <table:table-cell office:value-type="string" office:string-value="" table:formula="of:=IF(INDEX([.AF$18:.AF$200];[.$K346])=&quot;&quot;;&quot;&quot;;[.AF$17]&amp;&quot; = yes &quot;)" table:style-name="ce1"/>
          <table:table-cell office:value-type="string" office:string-value="" table:formula="of:=IF(INDEX([.AG$18:.AG$200];[.$K346])=&quot;&quot;;&quot;&quot;;[.AG$17]&amp;&quot; = yes &quot;)" table:style-name="ce1"/>
          <table:table-cell office:value-type="string" office:string-value="" table:formula="of:=IF(INDEX([.AH$18:.AH$200];[.$K346])=&quot;&quot;;&quot;&quot;;[.AH$17]&amp;&quot; = yes &quot;)" table:style-name="ce1"/>
          <table:table-cell office:value-type="string" office:string-value="" table:formula="of:=IF(INDEX([.AI$18:.AI$200];[.$K346])=&quot;&quot;;&quot;&quot;;[.AI$17]&amp;&quot; = yes &quot;)" table:style-name="ce1"/>
          <table:table-cell office:value-type="string" office:string-value="planetary_diversity_enabled = yes " table:formula="of:=IF(INDEX([.AF$18:.AF$200];MATCH([.$C346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346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346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346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40</text:p>
          </table:table-cell>
          <table:table-cell office:value-type="float" office:value="0" table:formula="of:=INDEX([.Y$18:.Y$200];[.K347])" table:style-name="ce1">
            <text:p>0</text:p>
          </table:table-cell>
          <table:table-cell office:value-type="string" office:string-value="pc_nuked" table:formula="of:=INDEX([.$Z$7:.$AD$17];[.L347];[.M347])" table:style-name="ce1">
            <text:p>pc_nuked</text:p>
          </table:table-cell>
          <table:table-cell office:value-type="float" office:value="0" table:formula="of:=[.$X$8]&amp;[.N347]" table:style-name="ce1">
            <text:p>#REF!</text:p>
          </table:table-cell>
          <table:table-cell office:value-type="float" office:value="0" table:formula="of:=[.$X$9]&amp;[.N347]" table:style-name="ce1">
            <text:p>#REF!</text:p>
          </table:table-cell>
          <table:table-cell office:value-type="string" office:string-value="OR={}&quot;OR={}" table:formula="of:=[.O347]&amp;&quot;OR={&quot;&amp;CONCATENATE([.P347];[.Q347];[.R347];[.S347])&amp;&quot;}&quot;&quot;OR={&quot;&amp;CONCATENATE([.T347];[.U347];[.V347];[.W34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47]+1)" table:style-name="ce1">
            <text:p>#REF!</text:p>
          </table:table-cell>
          <table:table-cell office:value-type="float" office:value="0" table:formula="of:=[.I346]" table:style-name="ce1">
            <text:p>0</text:p>
          </table:table-cell>
          <table:table-cell office:value-type="float" office:value="340" table:style-name="ce1">
            <text:p>340</text:p>
          </table:table-cell>
          <table:table-cell office:value-type="float" office:value="9" table:formula="of:=INT([.J347]/COUNTA([.$Z$7:.$AD$17]))+1" table:style-name="ce1">
            <text:p>9</text:p>
          </table:table-cell>
          <table:table-cell office:value-type="float" office:value="4" table:formula="of:=IF(INDEX([.$Z$7:.$AD$17];[.L346]+1;[.M346])=&quot;&quot;;1;[.L346]+1)" table:style-name="ce1">
            <text:p>4</text:p>
          </table:table-cell>
          <table:table-cell office:value-type="float" office:value="5" table:formula="of:=IF(INDEX([.$Z$7:.$AD$17];[.L346]+1;[.M346])=&quot;&quot;;IF([.M346]=5;1;[.M346]+1);[.M346])" table:style-name="ce1">
            <text:p>5</text:p>
          </table:table-cell>
          <table:table-cell office:value-type="float" office:value="0" table:formula="of:=IF([.B347]=[.C347];0;INDEX([.$Z$18:.$AD$25];INT([.$J347]/COUNTA([.$Z$7:.$AD$17]))+1;[.$M347]))" table:style-name="ce1">
            <text:p>#REF!</text:p>
          </table:table-cell>
          <table:table-cell table:style-name="ce1"/>
          <table:table-cell office:value-type="string" office:string-value="" table:formula="of:=IF(INDEX([.AF$18:.AF$200];[.$K347])=&quot;&quot;;&quot;&quot;;[.AF$17]&amp;&quot; = yes &quot;)" table:style-name="ce1"/>
          <table:table-cell office:value-type="string" office:string-value="" table:formula="of:=IF(INDEX([.AG$18:.AG$200];[.$K347])=&quot;&quot;;&quot;&quot;;[.AG$17]&amp;&quot; = yes &quot;)" table:style-name="ce1"/>
          <table:table-cell office:value-type="string" office:string-value="" table:formula="of:=IF(INDEX([.AH$18:.AH$200];[.$K347])=&quot;&quot;;&quot;&quot;;[.AH$17]&amp;&quot; = yes &quot;)" table:style-name="ce1"/>
          <table:table-cell office:value-type="string" office:string-value="" table:formula="of:=IF(INDEX([.AI$18:.AI$200];[.$K347])=&quot;&quot;;&quot;&quot;;[.AI$17]&amp;&quot; = yes &quot;)" table:style-name="ce1"/>
          <table:table-cell office:value-type="string" office:string-value="" table:formula="of:=IF(INDEX([.AF$18:.AF$200];MATCH([.$C347];[.$Y$18:.$Y$200]))=&quot;&quot;;&quot;&quot;;[.AF$17]&amp;&quot; = yes &quot;)" table:style-name="ce1"/>
          <table:table-cell office:value-type="string" office:string-value="" table:formula="of:=IF(INDEX([.AG$18:.AG$200];MATCH([.$C347];[.$Y$18:.$Y$200]))=&quot;&quot;;&quot;&quot;;[.AG$17]&amp;&quot; = yes &quot;)" table:style-name="ce1"/>
          <table:table-cell office:value-type="string" office:string-value="" table:formula="of:=IF(INDEX([.AH$18:.AH$200];MATCH([.$C347];[.$Y$18:.$Y$200]))=&quot;&quot;;&quot;&quot;;[.AH$17]&amp;&quot; = yes &quot;)" table:style-name="ce1"/>
          <table:table-cell office:value-type="string" office:string-value="" table:formula="of:=IF(INDEX([.AI$18:.AI$200];MATCH([.$C34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41</text:p>
          </table:table-cell>
          <table:table-cell office:value-type="float" office:value="0" table:formula="of:=INDEX([.Y$18:.Y$200];[.K348])" table:style-name="ce1">
            <text:p>0</text:p>
          </table:table-cell>
          <table:table-cell office:value-type="string" office:string-value="pc_floating" table:formula="of:=INDEX([.$Z$7:.$AD$17];[.L348];[.M348])" table:style-name="ce1">
            <text:p>pc_floating</text:p>
          </table:table-cell>
          <table:table-cell office:value-type="float" office:value="0" table:formula="of:=[.$X$8]&amp;[.N348]" table:style-name="ce1">
            <text:p>#REF!</text:p>
          </table:table-cell>
          <table:table-cell office:value-type="float" office:value="0" table:formula="of:=[.$X$9]&amp;[.N348]" table:style-name="ce1">
            <text:p>#REF!</text:p>
          </table:table-cell>
          <table:table-cell office:value-type="string" office:string-value="OR={}&quot;OR={}" table:formula="of:=[.O348]&amp;&quot;OR={&quot;&amp;CONCATENATE([.P348];[.Q348];[.R348];[.S348])&amp;&quot;}&quot;&quot;OR={&quot;&amp;CONCATENATE([.T348];[.U348];[.V348];[.W34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48]+1)" table:style-name="ce1">
            <text:p>#REF!</text:p>
          </table:table-cell>
          <table:table-cell office:value-type="float" office:value="0" table:formula="of:=[.I347]" table:style-name="ce1">
            <text:p>0</text:p>
          </table:table-cell>
          <table:table-cell office:value-type="float" office:value="341" table:style-name="ce1">
            <text:p>341</text:p>
          </table:table-cell>
          <table:table-cell office:value-type="float" office:value="9" table:formula="of:=INT([.J348]/COUNTA([.$Z$7:.$AD$17]))+1" table:style-name="ce1">
            <text:p>9</text:p>
          </table:table-cell>
          <table:table-cell office:value-type="float" office:value="5" table:formula="of:=IF(INDEX([.$Z$7:.$AD$17];[.L347]+1;[.M347])=&quot;&quot;;1;[.L347]+1)" table:style-name="ce1">
            <text:p>5</text:p>
          </table:table-cell>
          <table:table-cell office:value-type="float" office:value="5" table:formula="of:=IF(INDEX([.$Z$7:.$AD$17];[.L347]+1;[.M347])=&quot;&quot;;IF([.M347]=5;1;[.M347]+1);[.M347])" table:style-name="ce1">
            <text:p>5</text:p>
          </table:table-cell>
          <table:table-cell office:value-type="float" office:value="0" table:formula="of:=IF([.B348]=[.C348];0;INDEX([.$Z$18:.$AD$25];INT([.$J348]/COUNTA([.$Z$7:.$AD$17]))+1;[.$M348]))" table:style-name="ce1">
            <text:p>#REF!</text:p>
          </table:table-cell>
          <table:table-cell table:style-name="ce1"/>
          <table:table-cell office:value-type="string" office:string-value="" table:formula="of:=IF(INDEX([.AF$18:.AF$200];[.$K348])=&quot;&quot;;&quot;&quot;;[.AF$17]&amp;&quot; = yes &quot;)" table:style-name="ce1"/>
          <table:table-cell office:value-type="string" office:string-value="" table:formula="of:=IF(INDEX([.AG$18:.AG$200];[.$K348])=&quot;&quot;;&quot;&quot;;[.AG$17]&amp;&quot; = yes &quot;)" table:style-name="ce1"/>
          <table:table-cell office:value-type="string" office:string-value="" table:formula="of:=IF(INDEX([.AH$18:.AH$200];[.$K348])=&quot;&quot;;&quot;&quot;;[.AH$17]&amp;&quot; = yes &quot;)" table:style-name="ce1"/>
          <table:table-cell office:value-type="string" office:string-value="" table:formula="of:=IF(INDEX([.AI$18:.AI$200];[.$K348])=&quot;&quot;;&quot;&quot;;[.AI$17]&amp;&quot; = yes &quot;)" table:style-name="ce1"/>
          <table:table-cell office:value-type="string" office:string-value="" table:formula="of:=IF(INDEX([.AF$18:.AF$200];MATCH([.$C348];[.$Y$18:.$Y$200]))=&quot;&quot;;&quot;&quot;;[.AF$17]&amp;&quot; = yes &quot;)" table:style-name="ce1"/>
          <table:table-cell office:value-type="string" office:string-value="" table:formula="of:=IF(INDEX([.AG$18:.AG$200];MATCH([.$C348];[.$Y$18:.$Y$200]))=&quot;&quot;;&quot;&quot;;[.AG$17]&amp;&quot; = yes &quot;)" table:style-name="ce1"/>
          <table:table-cell office:value-type="string" office:string-value="" table:formula="of:=IF(INDEX([.AH$18:.AH$200];MATCH([.$C348];[.$Y$18:.$Y$200]))=&quot;&quot;;&quot;&quot;;[.AH$17]&amp;&quot; = yes &quot;)" table:style-name="ce1"/>
          <table:table-cell office:value-type="string" office:string-value="" table:formula="of:=IF(INDEX([.AI$18:.AI$200];MATCH([.$C34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42</text:p>
          </table:table-cell>
          <table:table-cell office:value-type="float" office:value="0" table:formula="of:=INDEX([.Y$18:.Y$200];[.K349])" table:style-name="ce1">
            <text:p>0</text:p>
          </table:table-cell>
          <table:table-cell office:value-type="string" office:string-value="pc_crystal" table:formula="of:=INDEX([.$Z$7:.$AD$17];[.L349];[.M349])" table:style-name="ce1">
            <text:p>pc_crystal</text:p>
          </table:table-cell>
          <table:table-cell office:value-type="float" office:value="0" table:formula="of:=[.$X$8]&amp;[.N349]" table:style-name="ce1">
            <text:p>#REF!</text:p>
          </table:table-cell>
          <table:table-cell office:value-type="float" office:value="0" table:formula="of:=[.$X$9]&amp;[.N349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349]&amp;&quot;OR={&quot;&amp;CONCATENATE([.P349];[.Q349];[.R349];[.S349])&amp;&quot;}&quot;&quot;OR={&quot;&amp;CONCATENATE([.T349];[.U349];[.V349];[.W349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49]+1)" table:style-name="ce1">
            <text:p>#REF!</text:p>
          </table:table-cell>
          <table:table-cell office:value-type="float" office:value="0" table:formula="of:=[.I348]" table:style-name="ce1">
            <text:p>0</text:p>
          </table:table-cell>
          <table:table-cell office:value-type="float" office:value="342" table:style-name="ce1">
            <text:p>342</text:p>
          </table:table-cell>
          <table:table-cell office:value-type="float" office:value="10" table:formula="of:=INT([.J349]/COUNTA([.$Z$7:.$AD$17]))+1" table:style-name="ce1">
            <text:p>10</text:p>
          </table:table-cell>
          <table:table-cell office:value-type="float" office:value="6" table:formula="of:=IF(INDEX([.$Z$7:.$AD$17];[.L348]+1;[.M348])=&quot;&quot;;1;[.L348]+1)" table:style-name="ce1">
            <text:p>6</text:p>
          </table:table-cell>
          <table:table-cell office:value-type="float" office:value="5" table:formula="of:=IF(INDEX([.$Z$7:.$AD$17];[.L348]+1;[.M348])=&quot;&quot;;IF([.M348]=5;1;[.M348]+1);[.M348])" table:style-name="ce1">
            <text:p>5</text:p>
          </table:table-cell>
          <table:table-cell office:value-type="float" office:value="0" table:formula="of:=IF([.B349]=[.C349];0;INDEX([.$Z$18:.$AD$25];INT([.$J349]/COUNTA([.$Z$7:.$AD$17]))+1;[.$M349]))" table:style-name="ce1">
            <text:p>#REF!</text:p>
          </table:table-cell>
          <table:table-cell table:style-name="ce1"/>
          <table:table-cell office:value-type="string" office:string-value="" table:formula="of:=IF(INDEX([.AF$18:.AF$200];[.$K349])=&quot;&quot;;&quot;&quot;;[.AF$17]&amp;&quot; = yes &quot;)" table:style-name="ce1"/>
          <table:table-cell office:value-type="string" office:string-value="" table:formula="of:=IF(INDEX([.AG$18:.AG$200];[.$K349])=&quot;&quot;;&quot;&quot;;[.AG$17]&amp;&quot; = yes &quot;)" table:style-name="ce1"/>
          <table:table-cell office:value-type="string" office:string-value="" table:formula="of:=IF(INDEX([.AH$18:.AH$200];[.$K349])=&quot;&quot;;&quot;&quot;;[.AH$17]&amp;&quot; = yes &quot;)" table:style-name="ce1"/>
          <table:table-cell office:value-type="string" office:string-value="" table:formula="of:=IF(INDEX([.AI$18:.AI$200];[.$K349])=&quot;&quot;;&quot;&quot;;[.AI$17]&amp;&quot; = yes &quot;)" table:style-name="ce1"/>
          <table:table-cell office:value-type="string" office:string-value="planetary_diversity_enabled = yes " table:formula="of:=IF(INDEX([.AF$18:.AF$200];MATCH([.$C349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349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349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349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43</text:p>
          </table:table-cell>
          <table:table-cell office:value-type="float" office:value="0" table:formula="of:=INDEX([.Y$18:.Y$200];[.K350])" table:style-name="ce1">
            <text:p>0</text:p>
          </table:table-cell>
          <table:table-cell office:value-type="string" office:string-value="pc_arid" table:formula="of:=INDEX([.$Z$7:.$AD$17];[.L350];[.M350])" table:style-name="ce1">
            <text:p>pc_arid</text:p>
          </table:table-cell>
          <table:table-cell office:value-type="float" office:value="0" table:formula="of:=[.$X$8]&amp;[.N350]" table:style-name="ce1">
            <text:p>#REF!</text:p>
          </table:table-cell>
          <table:table-cell office:value-type="float" office:value="0" table:formula="of:=[.$X$9]&amp;[.N350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350]&amp;&quot;OR={&quot;&amp;CONCATENATE([.P350];[.Q350];[.R350];[.S350])&amp;&quot;}&quot;&quot;OR={&quot;&amp;CONCATENATE([.T350];[.U350];[.V350];[.W350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50]+1)" table:style-name="ce1">
            <text:p>#REF!</text:p>
          </table:table-cell>
          <table:table-cell office:value-type="float" office:value="0" table:formula="of:=[.I349]" table:style-name="ce1">
            <text:p>0</text:p>
          </table:table-cell>
          <table:table-cell office:value-type="float" office:value="343" table:style-name="ce1">
            <text:p>343</text:p>
          </table:table-cell>
          <table:table-cell office:value-type="float" office:value="10" table:formula="of:=INT([.J350]/COUNTA([.$Z$7:.$AD$17]))+1" table:style-name="ce1">
            <text:p>10</text:p>
          </table:table-cell>
          <table:table-cell office:value-type="float" office:value="1" table:formula="of:=IF(INDEX([.$Z$7:.$AD$17];[.L349]+1;[.M349])=&quot;&quot;;1;[.L349]+1)" table:style-name="ce1">
            <text:p>1</text:p>
          </table:table-cell>
          <table:table-cell office:value-type="float" office:value="1" table:formula="of:=IF(INDEX([.$Z$7:.$AD$17];[.L349]+1;[.M349])=&quot;&quot;;IF([.M349]=5;1;[.M349]+1);[.M349])" table:style-name="ce1">
            <text:p>1</text:p>
          </table:table-cell>
          <table:table-cell office:value-type="float" office:value="0" table:formula="of:=IF([.B350]=[.C350];0;INDEX([.$Z$18:.$AD$25];INT([.$J350]/COUNTA([.$Z$7:.$AD$17]))+1;[.$M350]))" table:style-name="ce1">
            <text:p>#REF!</text:p>
          </table:table-cell>
          <table:table-cell table:style-name="ce1"/>
          <table:table-cell office:value-type="string" office:string-value="" table:formula="of:=IF(INDEX([.AF$18:.AF$200];[.$K350])=&quot;&quot;;&quot;&quot;;[.AF$17]&amp;&quot; = yes &quot;)" table:style-name="ce1"/>
          <table:table-cell office:value-type="string" office:string-value="" table:formula="of:=IF(INDEX([.AG$18:.AG$200];[.$K350])=&quot;&quot;;&quot;&quot;;[.AG$17]&amp;&quot; = yes &quot;)" table:style-name="ce1"/>
          <table:table-cell office:value-type="string" office:string-value="" table:formula="of:=IF(INDEX([.AH$18:.AH$200];[.$K350])=&quot;&quot;;&quot;&quot;;[.AH$17]&amp;&quot; = yes &quot;)" table:style-name="ce1"/>
          <table:table-cell office:value-type="string" office:string-value="" table:formula="of:=IF(INDEX([.AI$18:.AI$200];[.$K350])=&quot;&quot;;&quot;&quot;;[.AI$17]&amp;&quot; = yes &quot;)" table:style-name="ce1"/>
          <table:table-cell office:value-type="string" office:string-value="planetary_diversity_enabled = yes " table:formula="of:=IF(INDEX([.AF$18:.AF$200];MATCH([.$C350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350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350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350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44</text:p>
          </table:table-cell>
          <table:table-cell office:value-type="float" office:value="0" table:formula="of:=INDEX([.Y$18:.Y$200];[.K351])" table:style-name="ce1">
            <text:p>0</text:p>
          </table:table-cell>
          <table:table-cell office:value-type="string" office:string-value="pc_desert" table:formula="of:=INDEX([.$Z$7:.$AD$17];[.L351];[.M351])" table:style-name="ce1">
            <text:p>pc_desert</text:p>
          </table:table-cell>
          <table:table-cell office:value-type="float" office:value="0" table:formula="of:=[.$X$8]&amp;[.N351]" table:style-name="ce1">
            <text:p>#REF!</text:p>
          </table:table-cell>
          <table:table-cell office:value-type="float" office:value="0" table:formula="of:=[.$X$9]&amp;[.N351]" table:style-name="ce1">
            <text:p>#REF!</text:p>
          </table:table-cell>
          <table:table-cell office:value-type="string" office:string-value="OR={}&quot;OR={}" table:formula="of:=[.O351]&amp;&quot;OR={&quot;&amp;CONCATENATE([.P351];[.Q351];[.R351];[.S351])&amp;&quot;}&quot;&quot;OR={&quot;&amp;CONCATENATE([.T351];[.U351];[.V351];[.W35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51]+1)" table:style-name="ce1">
            <text:p>#REF!</text:p>
          </table:table-cell>
          <table:table-cell office:value-type="float" office:value="0" table:formula="of:=[.I350]" table:style-name="ce1">
            <text:p>0</text:p>
          </table:table-cell>
          <table:table-cell office:value-type="float" office:value="344" table:style-name="ce1">
            <text:p>344</text:p>
          </table:table-cell>
          <table:table-cell office:value-type="float" office:value="10" table:formula="of:=INT([.J351]/COUNTA([.$Z$7:.$AD$17]))+1" table:style-name="ce1">
            <text:p>10</text:p>
          </table:table-cell>
          <table:table-cell office:value-type="float" office:value="2" table:formula="of:=IF(INDEX([.$Z$7:.$AD$17];[.L350]+1;[.M350])=&quot;&quot;;1;[.L350]+1)" table:style-name="ce1">
            <text:p>2</text:p>
          </table:table-cell>
          <table:table-cell office:value-type="float" office:value="1" table:formula="of:=IF(INDEX([.$Z$7:.$AD$17];[.L350]+1;[.M350])=&quot;&quot;;IF([.M350]=5;1;[.M350]+1);[.M350])" table:style-name="ce1">
            <text:p>1</text:p>
          </table:table-cell>
          <table:table-cell office:value-type="float" office:value="0" table:formula="of:=IF([.B351]=[.C351];0;INDEX([.$Z$18:.$AD$25];INT([.$J351]/COUNTA([.$Z$7:.$AD$17]))+1;[.$M351]))" table:style-name="ce1">
            <text:p>#REF!</text:p>
          </table:table-cell>
          <table:table-cell table:style-name="ce1"/>
          <table:table-cell office:value-type="string" office:string-value="" table:formula="of:=IF(INDEX([.AF$18:.AF$200];[.$K351])=&quot;&quot;;&quot;&quot;;[.AF$17]&amp;&quot; = yes &quot;)" table:style-name="ce1"/>
          <table:table-cell office:value-type="string" office:string-value="" table:formula="of:=IF(INDEX([.AG$18:.AG$200];[.$K351])=&quot;&quot;;&quot;&quot;;[.AG$17]&amp;&quot; = yes &quot;)" table:style-name="ce1"/>
          <table:table-cell office:value-type="string" office:string-value="" table:formula="of:=IF(INDEX([.AH$18:.AH$200];[.$K351])=&quot;&quot;;&quot;&quot;;[.AH$17]&amp;&quot; = yes &quot;)" table:style-name="ce1"/>
          <table:table-cell office:value-type="string" office:string-value="" table:formula="of:=IF(INDEX([.AI$18:.AI$200];[.$K351])=&quot;&quot;;&quot;&quot;;[.AI$17]&amp;&quot; = yes &quot;)" table:style-name="ce1"/>
          <table:table-cell office:value-type="string" office:string-value="" table:formula="of:=IF(INDEX([.AF$18:.AF$200];MATCH([.$C351];[.$Y$18:.$Y$200]))=&quot;&quot;;&quot;&quot;;[.AF$17]&amp;&quot; = yes &quot;)" table:style-name="ce1"/>
          <table:table-cell office:value-type="string" office:string-value="" table:formula="of:=IF(INDEX([.AG$18:.AG$200];MATCH([.$C351];[.$Y$18:.$Y$200]))=&quot;&quot;;&quot;&quot;;[.AG$17]&amp;&quot; = yes &quot;)" table:style-name="ce1"/>
          <table:table-cell office:value-type="string" office:string-value="" table:formula="of:=IF(INDEX([.AH$18:.AH$200];MATCH([.$C351];[.$Y$18:.$Y$200]))=&quot;&quot;;&quot;&quot;;[.AH$17]&amp;&quot; = yes &quot;)" table:style-name="ce1"/>
          <table:table-cell office:value-type="string" office:string-value="" table:formula="of:=IF(INDEX([.AI$18:.AI$200];MATCH([.$C35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45</text:p>
          </table:table-cell>
          <table:table-cell office:value-type="float" office:value="0" table:formula="of:=INDEX([.Y$18:.Y$200];[.K352])" table:style-name="ce1">
            <text:p>0</text:p>
          </table:table-cell>
          <table:table-cell office:value-type="string" office:string-value="pc_savannah" table:formula="of:=INDEX([.$Z$7:.$AD$17];[.L352];[.M352])" table:style-name="ce1">
            <text:p>pc_savannah</text:p>
          </table:table-cell>
          <table:table-cell office:value-type="float" office:value="0" table:formula="of:=[.$X$8]&amp;[.N352]" table:style-name="ce1">
            <text:p>#REF!</text:p>
          </table:table-cell>
          <table:table-cell office:value-type="float" office:value="0" table:formula="of:=[.$X$9]&amp;[.N352]" table:style-name="ce1">
            <text:p>#REF!</text:p>
          </table:table-cell>
          <table:table-cell office:value-type="string" office:string-value="OR={}&quot;OR={}" table:formula="of:=[.O352]&amp;&quot;OR={&quot;&amp;CONCATENATE([.P352];[.Q352];[.R352];[.S352])&amp;&quot;}&quot;&quot;OR={&quot;&amp;CONCATENATE([.T352];[.U352];[.V352];[.W35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52]+1)" table:style-name="ce1">
            <text:p>#REF!</text:p>
          </table:table-cell>
          <table:table-cell office:value-type="float" office:value="0" table:formula="of:=[.I351]" table:style-name="ce1">
            <text:p>0</text:p>
          </table:table-cell>
          <table:table-cell office:value-type="float" office:value="345" table:style-name="ce1">
            <text:p>345</text:p>
          </table:table-cell>
          <table:table-cell office:value-type="float" office:value="10" table:formula="of:=INT([.J352]/COUNTA([.$Z$7:.$AD$17]))+1" table:style-name="ce1">
            <text:p>10</text:p>
          </table:table-cell>
          <table:table-cell office:value-type="float" office:value="3" table:formula="of:=IF(INDEX([.$Z$7:.$AD$17];[.L351]+1;[.M351])=&quot;&quot;;1;[.L351]+1)" table:style-name="ce1">
            <text:p>3</text:p>
          </table:table-cell>
          <table:table-cell office:value-type="float" office:value="1" table:formula="of:=IF(INDEX([.$Z$7:.$AD$17];[.L351]+1;[.M351])=&quot;&quot;;IF([.M351]=5;1;[.M351]+1);[.M351])" table:style-name="ce1">
            <text:p>1</text:p>
          </table:table-cell>
          <table:table-cell office:value-type="float" office:value="0" table:formula="of:=IF([.B352]=[.C352];0;INDEX([.$Z$18:.$AD$25];INT([.$J352]/COUNTA([.$Z$7:.$AD$17]))+1;[.$M352]))" table:style-name="ce1">
            <text:p>#REF!</text:p>
          </table:table-cell>
          <table:table-cell table:style-name="ce1"/>
          <table:table-cell office:value-type="string" office:string-value="" table:formula="of:=IF(INDEX([.AF$18:.AF$200];[.$K352])=&quot;&quot;;&quot;&quot;;[.AF$17]&amp;&quot; = yes &quot;)" table:style-name="ce1"/>
          <table:table-cell office:value-type="string" office:string-value="" table:formula="of:=IF(INDEX([.AG$18:.AG$200];[.$K352])=&quot;&quot;;&quot;&quot;;[.AG$17]&amp;&quot; = yes &quot;)" table:style-name="ce1"/>
          <table:table-cell office:value-type="string" office:string-value="" table:formula="of:=IF(INDEX([.AH$18:.AH$200];[.$K352])=&quot;&quot;;&quot;&quot;;[.AH$17]&amp;&quot; = yes &quot;)" table:style-name="ce1"/>
          <table:table-cell office:value-type="string" office:string-value="" table:formula="of:=IF(INDEX([.AI$18:.AI$200];[.$K352])=&quot;&quot;;&quot;&quot;;[.AI$17]&amp;&quot; = yes &quot;)" table:style-name="ce1"/>
          <table:table-cell office:value-type="string" office:string-value="" table:formula="of:=IF(INDEX([.AF$18:.AF$200];MATCH([.$C352];[.$Y$18:.$Y$200]))=&quot;&quot;;&quot;&quot;;[.AF$17]&amp;&quot; = yes &quot;)" table:style-name="ce1"/>
          <table:table-cell office:value-type="string" office:string-value="" table:formula="of:=IF(INDEX([.AG$18:.AG$200];MATCH([.$C352];[.$Y$18:.$Y$200]))=&quot;&quot;;&quot;&quot;;[.AG$17]&amp;&quot; = yes &quot;)" table:style-name="ce1"/>
          <table:table-cell office:value-type="string" office:string-value="" table:formula="of:=IF(INDEX([.AH$18:.AH$200];MATCH([.$C352];[.$Y$18:.$Y$200]))=&quot;&quot;;&quot;&quot;;[.AH$17]&amp;&quot; = yes &quot;)" table:style-name="ce1"/>
          <table:table-cell office:value-type="string" office:string-value="" table:formula="of:=IF(INDEX([.AI$18:.AI$200];MATCH([.$C35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46</text:p>
          </table:table-cell>
          <table:table-cell office:value-type="float" office:value="0" table:formula="of:=INDEX([.Y$18:.Y$200];[.K353])" table:style-name="ce1">
            <text:p>0</text:p>
          </table:table-cell>
          <table:table-cell office:value-type="string" office:string-value="pc_sandsea" table:formula="of:=INDEX([.$Z$7:.$AD$17];[.L353];[.M353])" table:style-name="ce1">
            <text:p>pc_sandsea</text:p>
          </table:table-cell>
          <table:table-cell office:value-type="float" office:value="0" table:formula="of:=[.$X$8]&amp;[.N353]" table:style-name="ce1">
            <text:p>#REF!</text:p>
          </table:table-cell>
          <table:table-cell office:value-type="float" office:value="0" table:formula="of:=[.$X$9]&amp;[.N353]" table:style-name="ce1">
            <text:p>#REF!</text:p>
          </table:table-cell>
          <table:table-cell office:value-type="string" office:string-value="OR={}&quot;OR={}" table:formula="of:=[.O353]&amp;&quot;OR={&quot;&amp;CONCATENATE([.P353];[.Q353];[.R353];[.S353])&amp;&quot;}&quot;&quot;OR={&quot;&amp;CONCATENATE([.T353];[.U353];[.V353];[.W35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53]+1)" table:style-name="ce1">
            <text:p>#REF!</text:p>
          </table:table-cell>
          <table:table-cell office:value-type="float" office:value="0" table:formula="of:=[.I352]" table:style-name="ce1">
            <text:p>0</text:p>
          </table:table-cell>
          <table:table-cell office:value-type="float" office:value="346" table:style-name="ce1">
            <text:p>346</text:p>
          </table:table-cell>
          <table:table-cell office:value-type="float" office:value="10" table:formula="of:=INT([.J353]/COUNTA([.$Z$7:.$AD$17]))+1" table:style-name="ce1">
            <text:p>10</text:p>
          </table:table-cell>
          <table:table-cell office:value-type="float" office:value="4" table:formula="of:=IF(INDEX([.$Z$7:.$AD$17];[.L352]+1;[.M352])=&quot;&quot;;1;[.L352]+1)" table:style-name="ce1">
            <text:p>4</text:p>
          </table:table-cell>
          <table:table-cell office:value-type="float" office:value="1" table:formula="of:=IF(INDEX([.$Z$7:.$AD$17];[.L352]+1;[.M352])=&quot;&quot;;IF([.M352]=5;1;[.M352]+1);[.M352])" table:style-name="ce1">
            <text:p>1</text:p>
          </table:table-cell>
          <table:table-cell office:value-type="float" office:value="0" table:formula="of:=IF([.B353]=[.C353];0;INDEX([.$Z$18:.$AD$25];INT([.$J353]/COUNTA([.$Z$7:.$AD$17]))+1;[.$M353]))" table:style-name="ce1">
            <text:p>#REF!</text:p>
          </table:table-cell>
          <table:table-cell table:style-name="ce1"/>
          <table:table-cell office:value-type="string" office:string-value="" table:formula="of:=IF(INDEX([.AF$18:.AF$200];[.$K353])=&quot;&quot;;&quot;&quot;;[.AF$17]&amp;&quot; = yes &quot;)" table:style-name="ce1"/>
          <table:table-cell office:value-type="string" office:string-value="" table:formula="of:=IF(INDEX([.AG$18:.AG$200];[.$K353])=&quot;&quot;;&quot;&quot;;[.AG$17]&amp;&quot; = yes &quot;)" table:style-name="ce1"/>
          <table:table-cell office:value-type="string" office:string-value="" table:formula="of:=IF(INDEX([.AH$18:.AH$200];[.$K353])=&quot;&quot;;&quot;&quot;;[.AH$17]&amp;&quot; = yes &quot;)" table:style-name="ce1"/>
          <table:table-cell office:value-type="string" office:string-value="" table:formula="of:=IF(INDEX([.AI$18:.AI$200];[.$K353])=&quot;&quot;;&quot;&quot;;[.AI$17]&amp;&quot; = yes &quot;)" table:style-name="ce1"/>
          <table:table-cell office:value-type="string" office:string-value="" table:formula="of:=IF(INDEX([.AF$18:.AF$200];MATCH([.$C353];[.$Y$18:.$Y$200]))=&quot;&quot;;&quot;&quot;;[.AF$17]&amp;&quot; = yes &quot;)" table:style-name="ce1"/>
          <table:table-cell office:value-type="string" office:string-value="" table:formula="of:=IF(INDEX([.AG$18:.AG$200];MATCH([.$C353];[.$Y$18:.$Y$200]))=&quot;&quot;;&quot;&quot;;[.AG$17]&amp;&quot; = yes &quot;)" table:style-name="ce1"/>
          <table:table-cell office:value-type="string" office:string-value="" table:formula="of:=IF(INDEX([.AH$18:.AH$200];MATCH([.$C353];[.$Y$18:.$Y$200]))=&quot;&quot;;&quot;&quot;;[.AH$17]&amp;&quot; = yes &quot;)" table:style-name="ce1"/>
          <table:table-cell office:value-type="string" office:string-value="" table:formula="of:=IF(INDEX([.AI$18:.AI$200];MATCH([.$C35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47</text:p>
          </table:table-cell>
          <table:table-cell office:value-type="float" office:value="0" table:formula="of:=INDEX([.Y$18:.Y$200];[.K354])" table:style-name="ce1">
            <text:p>0</text:p>
          </table:table-cell>
          <table:table-cell office:value-type="string" office:string-value="pc_mesa" table:formula="of:=INDEX([.$Z$7:.$AD$17];[.L354];[.M354])" table:style-name="ce1">
            <text:p>pc_mesa</text:p>
          </table:table-cell>
          <table:table-cell office:value-type="float" office:value="0" table:formula="of:=[.$X$8]&amp;[.N354]" table:style-name="ce1">
            <text:p>#REF!</text:p>
          </table:table-cell>
          <table:table-cell office:value-type="float" office:value="0" table:formula="of:=[.$X$9]&amp;[.N354]" table:style-name="ce1">
            <text:p>#REF!</text:p>
          </table:table-cell>
          <table:table-cell office:value-type="string" office:string-value="OR={}&quot;OR={}" table:formula="of:=[.O354]&amp;&quot;OR={&quot;&amp;CONCATENATE([.P354];[.Q354];[.R354];[.S354])&amp;&quot;}&quot;&quot;OR={&quot;&amp;CONCATENATE([.T354];[.U354];[.V354];[.W35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54]+1)" table:style-name="ce1">
            <text:p>#REF!</text:p>
          </table:table-cell>
          <table:table-cell office:value-type="float" office:value="0" table:formula="of:=[.I353]" table:style-name="ce1">
            <text:p>0</text:p>
          </table:table-cell>
          <table:table-cell office:value-type="float" office:value="347" table:style-name="ce1">
            <text:p>347</text:p>
          </table:table-cell>
          <table:table-cell office:value-type="float" office:value="10" table:formula="of:=INT([.J354]/COUNTA([.$Z$7:.$AD$17]))+1" table:style-name="ce1">
            <text:p>10</text:p>
          </table:table-cell>
          <table:table-cell office:value-type="float" office:value="5" table:formula="of:=IF(INDEX([.$Z$7:.$AD$17];[.L353]+1;[.M353])=&quot;&quot;;1;[.L353]+1)" table:style-name="ce1">
            <text:p>5</text:p>
          </table:table-cell>
          <table:table-cell office:value-type="float" office:value="1" table:formula="of:=IF(INDEX([.$Z$7:.$AD$17];[.L353]+1;[.M353])=&quot;&quot;;IF([.M353]=5;1;[.M353]+1);[.M353])" table:style-name="ce1">
            <text:p>1</text:p>
          </table:table-cell>
          <table:table-cell office:value-type="float" office:value="0" table:formula="of:=IF([.B354]=[.C354];0;INDEX([.$Z$18:.$AD$25];INT([.$J354]/COUNTA([.$Z$7:.$AD$17]))+1;[.$M354]))" table:style-name="ce1">
            <text:p>#REF!</text:p>
          </table:table-cell>
          <table:table-cell table:style-name="ce1"/>
          <table:table-cell office:value-type="string" office:string-value="" table:formula="of:=IF(INDEX([.AF$18:.AF$200];[.$K354])=&quot;&quot;;&quot;&quot;;[.AF$17]&amp;&quot; = yes &quot;)" table:style-name="ce1"/>
          <table:table-cell office:value-type="string" office:string-value="" table:formula="of:=IF(INDEX([.AG$18:.AG$200];[.$K354])=&quot;&quot;;&quot;&quot;;[.AG$17]&amp;&quot; = yes &quot;)" table:style-name="ce1"/>
          <table:table-cell office:value-type="string" office:string-value="" table:formula="of:=IF(INDEX([.AH$18:.AH$200];[.$K354])=&quot;&quot;;&quot;&quot;;[.AH$17]&amp;&quot; = yes &quot;)" table:style-name="ce1"/>
          <table:table-cell office:value-type="string" office:string-value="" table:formula="of:=IF(INDEX([.AI$18:.AI$200];[.$K354])=&quot;&quot;;&quot;&quot;;[.AI$17]&amp;&quot; = yes &quot;)" table:style-name="ce1"/>
          <table:table-cell office:value-type="string" office:string-value="" table:formula="of:=IF(INDEX([.AF$18:.AF$200];MATCH([.$C354];[.$Y$18:.$Y$200]))=&quot;&quot;;&quot;&quot;;[.AF$17]&amp;&quot; = yes &quot;)" table:style-name="ce1"/>
          <table:table-cell office:value-type="string" office:string-value="" table:formula="of:=IF(INDEX([.AG$18:.AG$200];MATCH([.$C354];[.$Y$18:.$Y$200]))=&quot;&quot;;&quot;&quot;;[.AG$17]&amp;&quot; = yes &quot;)" table:style-name="ce1"/>
          <table:table-cell office:value-type="string" office:string-value="" table:formula="of:=IF(INDEX([.AH$18:.AH$200];MATCH([.$C354];[.$Y$18:.$Y$200]))=&quot;&quot;;&quot;&quot;;[.AH$17]&amp;&quot; = yes &quot;)" table:style-name="ce1"/>
          <table:table-cell office:value-type="string" office:string-value="" table:formula="of:=IF(INDEX([.AI$18:.AI$200];MATCH([.$C35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48</text:p>
          </table:table-cell>
          <table:table-cell office:value-type="float" office:value="0" table:formula="of:=INDEX([.Y$18:.Y$200];[.K355])" table:style-name="ce1">
            <text:p>0</text:p>
          </table:table-cell>
          <table:table-cell office:value-type="string" office:string-value="pc_oasis" table:formula="of:=INDEX([.$Z$7:.$AD$17];[.L355];[.M355])" table:style-name="ce1">
            <text:p>pc_oasis</text:p>
          </table:table-cell>
          <table:table-cell office:value-type="float" office:value="0" table:formula="of:=[.$X$8]&amp;[.N355]" table:style-name="ce1">
            <text:p>#REF!</text:p>
          </table:table-cell>
          <table:table-cell office:value-type="float" office:value="0" table:formula="of:=[.$X$9]&amp;[.N355]" table:style-name="ce1">
            <text:p>#REF!</text:p>
          </table:table-cell>
          <table:table-cell office:value-type="string" office:string-value="OR={}&quot;OR={}" table:formula="of:=[.O355]&amp;&quot;OR={&quot;&amp;CONCATENATE([.P355];[.Q355];[.R355];[.S355])&amp;&quot;}&quot;&quot;OR={&quot;&amp;CONCATENATE([.T355];[.U355];[.V355];[.W35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55]+1)" table:style-name="ce1">
            <text:p>#REF!</text:p>
          </table:table-cell>
          <table:table-cell office:value-type="float" office:value="0" table:formula="of:=[.I354]" table:style-name="ce1">
            <text:p>0</text:p>
          </table:table-cell>
          <table:table-cell office:value-type="float" office:value="348" table:style-name="ce1">
            <text:p>348</text:p>
          </table:table-cell>
          <table:table-cell office:value-type="float" office:value="10" table:formula="of:=INT([.J355]/COUNTA([.$Z$7:.$AD$17]))+1" table:style-name="ce1">
            <text:p>10</text:p>
          </table:table-cell>
          <table:table-cell office:value-type="float" office:value="6" table:formula="of:=IF(INDEX([.$Z$7:.$AD$17];[.L354]+1;[.M354])=&quot;&quot;;1;[.L354]+1)" table:style-name="ce1">
            <text:p>6</text:p>
          </table:table-cell>
          <table:table-cell office:value-type="float" office:value="1" table:formula="of:=IF(INDEX([.$Z$7:.$AD$17];[.L354]+1;[.M354])=&quot;&quot;;IF([.M354]=5;1;[.M354]+1);[.M354])" table:style-name="ce1">
            <text:p>1</text:p>
          </table:table-cell>
          <table:table-cell office:value-type="float" office:value="0" table:formula="of:=IF([.B355]=[.C355];0;INDEX([.$Z$18:.$AD$25];INT([.$J355]/COUNTA([.$Z$7:.$AD$17]))+1;[.$M355]))" table:style-name="ce1">
            <text:p>#REF!</text:p>
          </table:table-cell>
          <table:table-cell table:style-name="ce1"/>
          <table:table-cell office:value-type="string" office:string-value="" table:formula="of:=IF(INDEX([.AF$18:.AF$200];[.$K355])=&quot;&quot;;&quot;&quot;;[.AF$17]&amp;&quot; = yes &quot;)" table:style-name="ce1"/>
          <table:table-cell office:value-type="string" office:string-value="" table:formula="of:=IF(INDEX([.AG$18:.AG$200];[.$K355])=&quot;&quot;;&quot;&quot;;[.AG$17]&amp;&quot; = yes &quot;)" table:style-name="ce1"/>
          <table:table-cell office:value-type="string" office:string-value="" table:formula="of:=IF(INDEX([.AH$18:.AH$200];[.$K355])=&quot;&quot;;&quot;&quot;;[.AH$17]&amp;&quot; = yes &quot;)" table:style-name="ce1"/>
          <table:table-cell office:value-type="string" office:string-value="" table:formula="of:=IF(INDEX([.AI$18:.AI$200];[.$K355])=&quot;&quot;;&quot;&quot;;[.AI$17]&amp;&quot; = yes &quot;)" table:style-name="ce1"/>
          <table:table-cell office:value-type="string" office:string-value="" table:formula="of:=IF(INDEX([.AF$18:.AF$200];MATCH([.$C355];[.$Y$18:.$Y$200]))=&quot;&quot;;&quot;&quot;;[.AF$17]&amp;&quot; = yes &quot;)" table:style-name="ce1"/>
          <table:table-cell office:value-type="string" office:string-value="" table:formula="of:=IF(INDEX([.AG$18:.AG$200];MATCH([.$C355];[.$Y$18:.$Y$200]))=&quot;&quot;;&quot;&quot;;[.AG$17]&amp;&quot; = yes &quot;)" table:style-name="ce1"/>
          <table:table-cell office:value-type="string" office:string-value="" table:formula="of:=IF(INDEX([.AH$18:.AH$200];MATCH([.$C355];[.$Y$18:.$Y$200]))=&quot;&quot;;&quot;&quot;;[.AH$17]&amp;&quot; = yes &quot;)" table:style-name="ce1"/>
          <table:table-cell office:value-type="string" office:string-value="" table:formula="of:=IF(INDEX([.AI$18:.AI$200];MATCH([.$C35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49</text:p>
          </table:table-cell>
          <table:table-cell office:value-type="float" office:value="0" table:formula="of:=INDEX([.Y$18:.Y$200];[.K356])" table:style-name="ce1">
            <text:p>0</text:p>
          </table:table-cell>
          <table:table-cell office:value-type="string" office:string-value="pc_marginal_dry" table:formula="of:=INDEX([.$Z$7:.$AD$17];[.L356];[.M356])" table:style-name="ce1">
            <text:p>pc_marginal_dry</text:p>
          </table:table-cell>
          <table:table-cell office:value-type="float" office:value="0" table:formula="of:=[.$X$8]&amp;[.N356]" table:style-name="ce1">
            <text:p>#REF!</text:p>
          </table:table-cell>
          <table:table-cell office:value-type="float" office:value="0" table:formula="of:=[.$X$9]&amp;[.N356]" table:style-name="ce1">
            <text:p>#REF!</text:p>
          </table:table-cell>
          <table:table-cell office:value-type="string" office:string-value="OR={}&quot;OR={}" table:formula="of:=[.O356]&amp;&quot;OR={&quot;&amp;CONCATENATE([.P356];[.Q356];[.R356];[.S356])&amp;&quot;}&quot;&quot;OR={&quot;&amp;CONCATENATE([.T356];[.U356];[.V356];[.W35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56]+1)" table:style-name="ce1">
            <text:p>#REF!</text:p>
          </table:table-cell>
          <table:table-cell office:value-type="float" office:value="0" table:formula="of:=[.I355]" table:style-name="ce1">
            <text:p>0</text:p>
          </table:table-cell>
          <table:table-cell office:value-type="float" office:value="349" table:style-name="ce1">
            <text:p>349</text:p>
          </table:table-cell>
          <table:table-cell office:value-type="float" office:value="10" table:formula="of:=INT([.J356]/COUNTA([.$Z$7:.$AD$17]))+1" table:style-name="ce1">
            <text:p>10</text:p>
          </table:table-cell>
          <table:table-cell office:value-type="float" office:value="7" table:formula="of:=IF(INDEX([.$Z$7:.$AD$17];[.L355]+1;[.M355])=&quot;&quot;;1;[.L355]+1)" table:style-name="ce1">
            <text:p>7</text:p>
          </table:table-cell>
          <table:table-cell office:value-type="float" office:value="1" table:formula="of:=IF(INDEX([.$Z$7:.$AD$17];[.L355]+1;[.M355])=&quot;&quot;;IF([.M355]=5;1;[.M355]+1);[.M355])" table:style-name="ce1">
            <text:p>1</text:p>
          </table:table-cell>
          <table:table-cell office:value-type="float" office:value="0" table:formula="of:=IF([.B356]=[.C356];0;INDEX([.$Z$18:.$AD$25];INT([.$J356]/COUNTA([.$Z$7:.$AD$17]))+1;[.$M356]))" table:style-name="ce1">
            <text:p>#REF!</text:p>
          </table:table-cell>
          <table:table-cell table:style-name="ce1"/>
          <table:table-cell office:value-type="string" office:string-value="" table:formula="of:=IF(INDEX([.AF$18:.AF$200];[.$K356])=&quot;&quot;;&quot;&quot;;[.AF$17]&amp;&quot; = yes &quot;)" table:style-name="ce1"/>
          <table:table-cell office:value-type="string" office:string-value="" table:formula="of:=IF(INDEX([.AG$18:.AG$200];[.$K356])=&quot;&quot;;&quot;&quot;;[.AG$17]&amp;&quot; = yes &quot;)" table:style-name="ce1"/>
          <table:table-cell office:value-type="string" office:string-value="" table:formula="of:=IF(INDEX([.AH$18:.AH$200];[.$K356])=&quot;&quot;;&quot;&quot;;[.AH$17]&amp;&quot; = yes &quot;)" table:style-name="ce1"/>
          <table:table-cell office:value-type="string" office:string-value="" table:formula="of:=IF(INDEX([.AI$18:.AI$200];[.$K356])=&quot;&quot;;&quot;&quot;;[.AI$17]&amp;&quot; = yes &quot;)" table:style-name="ce1"/>
          <table:table-cell office:value-type="string" office:string-value="" table:formula="of:=IF(INDEX([.AF$18:.AF$200];MATCH([.$C356];[.$Y$18:.$Y$200]))=&quot;&quot;;&quot;&quot;;[.AF$17]&amp;&quot; = yes &quot;)" table:style-name="ce1"/>
          <table:table-cell office:value-type="string" office:string-value="" table:formula="of:=IF(INDEX([.AG$18:.AG$200];MATCH([.$C356];[.$Y$18:.$Y$200]))=&quot;&quot;;&quot;&quot;;[.AG$17]&amp;&quot; = yes &quot;)" table:style-name="ce1"/>
          <table:table-cell office:value-type="string" office:string-value="" table:formula="of:=IF(INDEX([.AH$18:.AH$200];MATCH([.$C356];[.$Y$18:.$Y$200]))=&quot;&quot;;&quot;&quot;;[.AH$17]&amp;&quot; = yes &quot;)" table:style-name="ce1"/>
          <table:table-cell office:value-type="string" office:string-value="" table:formula="of:=IF(INDEX([.AI$18:.AI$200];MATCH([.$C35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50</text:p>
          </table:table-cell>
          <table:table-cell office:value-type="float" office:value="0" table:formula="of:=INDEX([.Y$18:.Y$200];[.K357])" table:style-name="ce1">
            <text:p>0</text:p>
          </table:table-cell>
          <table:table-cell office:value-type="string" office:string-value="pc_geocrystalline" table:formula="of:=INDEX([.$Z$7:.$AD$17];[.L357];[.M357])" table:style-name="ce1">
            <text:p>pc_geocrystalline</text:p>
          </table:table-cell>
          <table:table-cell office:value-type="float" office:value="0" table:formula="of:=[.$X$8]&amp;[.N357]" table:style-name="ce1">
            <text:p>#REF!</text:p>
          </table:table-cell>
          <table:table-cell office:value-type="float" office:value="0" table:formula="of:=[.$X$9]&amp;[.N357]" table:style-name="ce1">
            <text:p>#REF!</text:p>
          </table:table-cell>
          <table:table-cell office:value-type="string" office:string-value="OR={}&quot;OR={}" table:formula="of:=[.O357]&amp;&quot;OR={&quot;&amp;CONCATENATE([.P357];[.Q357];[.R357];[.S357])&amp;&quot;}&quot;&quot;OR={&quot;&amp;CONCATENATE([.T357];[.U357];[.V357];[.W35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57]+1)" table:style-name="ce1">
            <text:p>#REF!</text:p>
          </table:table-cell>
          <table:table-cell office:value-type="float" office:value="0" table:formula="of:=[.I356]" table:style-name="ce1">
            <text:p>0</text:p>
          </table:table-cell>
          <table:table-cell office:value-type="float" office:value="350" table:style-name="ce1">
            <text:p>350</text:p>
          </table:table-cell>
          <table:table-cell office:value-type="float" office:value="10" table:formula="of:=INT([.J357]/COUNTA([.$Z$7:.$AD$17]))+1" table:style-name="ce1">
            <text:p>10</text:p>
          </table:table-cell>
          <table:table-cell office:value-type="float" office:value="8" table:formula="of:=IF(INDEX([.$Z$7:.$AD$17];[.L356]+1;[.M356])=&quot;&quot;;1;[.L356]+1)" table:style-name="ce1">
            <text:p>8</text:p>
          </table:table-cell>
          <table:table-cell office:value-type="float" office:value="1" table:formula="of:=IF(INDEX([.$Z$7:.$AD$17];[.L356]+1;[.M356])=&quot;&quot;;IF([.M356]=5;1;[.M356]+1);[.M356])" table:style-name="ce1">
            <text:p>1</text:p>
          </table:table-cell>
          <table:table-cell office:value-type="float" office:value="0" table:formula="of:=IF([.B357]=[.C357];0;INDEX([.$Z$18:.$AD$25];INT([.$J357]/COUNTA([.$Z$7:.$AD$17]))+1;[.$M357]))" table:style-name="ce1">
            <text:p>#REF!</text:p>
          </table:table-cell>
          <table:table-cell table:style-name="ce1"/>
          <table:table-cell office:value-type="string" office:string-value="" table:formula="of:=IF(INDEX([.AF$18:.AF$200];[.$K357])=&quot;&quot;;&quot;&quot;;[.AF$17]&amp;&quot; = yes &quot;)" table:style-name="ce1"/>
          <table:table-cell office:value-type="string" office:string-value="" table:formula="of:=IF(INDEX([.AG$18:.AG$200];[.$K357])=&quot;&quot;;&quot;&quot;;[.AG$17]&amp;&quot; = yes &quot;)" table:style-name="ce1"/>
          <table:table-cell office:value-type="string" office:string-value="" table:formula="of:=IF(INDEX([.AH$18:.AH$200];[.$K357])=&quot;&quot;;&quot;&quot;;[.AH$17]&amp;&quot; = yes &quot;)" table:style-name="ce1"/>
          <table:table-cell office:value-type="string" office:string-value="" table:formula="of:=IF(INDEX([.AI$18:.AI$200];[.$K357])=&quot;&quot;;&quot;&quot;;[.AI$17]&amp;&quot; = yes &quot;)" table:style-name="ce1"/>
          <table:table-cell office:value-type="string" office:string-value="" table:formula="of:=IF(INDEX([.AF$18:.AF$200];MATCH([.$C357];[.$Y$18:.$Y$200]))=&quot;&quot;;&quot;&quot;;[.AF$17]&amp;&quot; = yes &quot;)" table:style-name="ce1"/>
          <table:table-cell office:value-type="string" office:string-value="" table:formula="of:=IF(INDEX([.AG$18:.AG$200];MATCH([.$C357];[.$Y$18:.$Y$200]))=&quot;&quot;;&quot;&quot;;[.AG$17]&amp;&quot; = yes &quot;)" table:style-name="ce1"/>
          <table:table-cell office:value-type="string" office:string-value="" table:formula="of:=IF(INDEX([.AH$18:.AH$200];MATCH([.$C357];[.$Y$18:.$Y$200]))=&quot;&quot;;&quot;&quot;;[.AH$17]&amp;&quot; = yes &quot;)" table:style-name="ce1"/>
          <table:table-cell office:value-type="string" office:string-value="" table:formula="of:=IF(INDEX([.AI$18:.AI$200];MATCH([.$C35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51</text:p>
          </table:table-cell>
          <table:table-cell office:value-type="float" office:value="0" table:formula="of:=INDEX([.Y$18:.Y$200];[.K358])" table:style-name="ce1">
            <text:p>0</text:p>
          </table:table-cell>
          <table:table-cell office:value-type="string" office:string-value="pc_continental" table:formula="of:=INDEX([.$Z$7:.$AD$17];[.L358];[.M358])" table:style-name="ce1">
            <text:p>pc_continental</text:p>
          </table:table-cell>
          <table:table-cell office:value-type="float" office:value="0" table:formula="of:=[.$X$8]&amp;[.N358]" table:style-name="ce1">
            <text:p>#REF!</text:p>
          </table:table-cell>
          <table:table-cell office:value-type="float" office:value="0" table:formula="of:=[.$X$9]&amp;[.N358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358]&amp;&quot;OR={&quot;&amp;CONCATENATE([.P358];[.Q358];[.R358];[.S358])&amp;&quot;}&quot;&quot;OR={&quot;&amp;CONCATENATE([.T358];[.U358];[.V358];[.W358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58]+1)" table:style-name="ce1">
            <text:p>#REF!</text:p>
          </table:table-cell>
          <table:table-cell office:value-type="float" office:value="0" table:formula="of:=[.I357]" table:style-name="ce1">
            <text:p>0</text:p>
          </table:table-cell>
          <table:table-cell office:value-type="float" office:value="351" table:style-name="ce1">
            <text:p>351</text:p>
          </table:table-cell>
          <table:table-cell office:value-type="float" office:value="10" table:formula="of:=INT([.J358]/COUNTA([.$Z$7:.$AD$17]))+1" table:style-name="ce1">
            <text:p>10</text:p>
          </table:table-cell>
          <table:table-cell office:value-type="float" office:value="1" table:formula="of:=IF(INDEX([.$Z$7:.$AD$17];[.L357]+1;[.M357])=&quot;&quot;;1;[.L357]+1)" table:style-name="ce1">
            <text:p>1</text:p>
          </table:table-cell>
          <table:table-cell office:value-type="float" office:value="2" table:formula="of:=IF(INDEX([.$Z$7:.$AD$17];[.L357]+1;[.M357])=&quot;&quot;;IF([.M357]=5;1;[.M357]+1);[.M357])" table:style-name="ce1">
            <text:p>2</text:p>
          </table:table-cell>
          <table:table-cell office:value-type="float" office:value="0" table:formula="of:=IF([.B358]=[.C358];0;INDEX([.$Z$18:.$AD$25];INT([.$J358]/COUNTA([.$Z$7:.$AD$17]))+1;[.$M358]))" table:style-name="ce1">
            <text:p>#REF!</text:p>
          </table:table-cell>
          <table:table-cell table:style-name="ce1"/>
          <table:table-cell office:value-type="string" office:string-value="" table:formula="of:=IF(INDEX([.AF$18:.AF$200];[.$K358])=&quot;&quot;;&quot;&quot;;[.AF$17]&amp;&quot; = yes &quot;)" table:style-name="ce1"/>
          <table:table-cell office:value-type="string" office:string-value="" table:formula="of:=IF(INDEX([.AG$18:.AG$200];[.$K358])=&quot;&quot;;&quot;&quot;;[.AG$17]&amp;&quot; = yes &quot;)" table:style-name="ce1"/>
          <table:table-cell office:value-type="string" office:string-value="" table:formula="of:=IF(INDEX([.AH$18:.AH$200];[.$K358])=&quot;&quot;;&quot;&quot;;[.AH$17]&amp;&quot; = yes &quot;)" table:style-name="ce1"/>
          <table:table-cell office:value-type="string" office:string-value="" table:formula="of:=IF(INDEX([.AI$18:.AI$200];[.$K358])=&quot;&quot;;&quot;&quot;;[.AI$17]&amp;&quot; = yes &quot;)" table:style-name="ce1"/>
          <table:table-cell office:value-type="string" office:string-value="planetary_diversity_enabled = yes " table:formula="of:=IF(INDEX([.AF$18:.AF$200];MATCH([.$C358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358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358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358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52</text:p>
          </table:table-cell>
          <table:table-cell office:value-type="float" office:value="0" table:formula="of:=INDEX([.Y$18:.Y$200];[.K359])" table:style-name="ce1">
            <text:p>0</text:p>
          </table:table-cell>
          <table:table-cell office:value-type="string" office:string-value="pc_ocean" table:formula="of:=INDEX([.$Z$7:.$AD$17];[.L359];[.M359])" table:style-name="ce1">
            <text:p>pc_ocean</text:p>
          </table:table-cell>
          <table:table-cell office:value-type="float" office:value="0" table:formula="of:=[.$X$8]&amp;[.N359]" table:style-name="ce1">
            <text:p>#REF!</text:p>
          </table:table-cell>
          <table:table-cell office:value-type="float" office:value="0" table:formula="of:=[.$X$9]&amp;[.N359]" table:style-name="ce1">
            <text:p>#REF!</text:p>
          </table:table-cell>
          <table:table-cell office:value-type="string" office:string-value="OR={}&quot;OR={}" table:formula="of:=[.O359]&amp;&quot;OR={&quot;&amp;CONCATENATE([.P359];[.Q359];[.R359];[.S359])&amp;&quot;}&quot;&quot;OR={&quot;&amp;CONCATENATE([.T359];[.U359];[.V359];[.W35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59]+1)" table:style-name="ce1">
            <text:p>#REF!</text:p>
          </table:table-cell>
          <table:table-cell office:value-type="float" office:value="0" table:formula="of:=[.I358]" table:style-name="ce1">
            <text:p>0</text:p>
          </table:table-cell>
          <table:table-cell office:value-type="float" office:value="352" table:style-name="ce1">
            <text:p>352</text:p>
          </table:table-cell>
          <table:table-cell office:value-type="float" office:value="10" table:formula="of:=INT([.J359]/COUNTA([.$Z$7:.$AD$17]))+1" table:style-name="ce1">
            <text:p>10</text:p>
          </table:table-cell>
          <table:table-cell office:value-type="float" office:value="2" table:formula="of:=IF(INDEX([.$Z$7:.$AD$17];[.L358]+1;[.M358])=&quot;&quot;;1;[.L358]+1)" table:style-name="ce1">
            <text:p>2</text:p>
          </table:table-cell>
          <table:table-cell office:value-type="float" office:value="2" table:formula="of:=IF(INDEX([.$Z$7:.$AD$17];[.L358]+1;[.M358])=&quot;&quot;;IF([.M358]=5;1;[.M358]+1);[.M358])" table:style-name="ce1">
            <text:p>2</text:p>
          </table:table-cell>
          <table:table-cell office:value-type="float" office:value="0" table:formula="of:=IF([.B359]=[.C359];0;INDEX([.$Z$18:.$AD$25];INT([.$J359]/COUNTA([.$Z$7:.$AD$17]))+1;[.$M359]))" table:style-name="ce1">
            <text:p>#REF!</text:p>
          </table:table-cell>
          <table:table-cell table:style-name="ce1"/>
          <table:table-cell office:value-type="string" office:string-value="" table:formula="of:=IF(INDEX([.AF$18:.AF$200];[.$K359])=&quot;&quot;;&quot;&quot;;[.AF$17]&amp;&quot; = yes &quot;)" table:style-name="ce1"/>
          <table:table-cell office:value-type="string" office:string-value="" table:formula="of:=IF(INDEX([.AG$18:.AG$200];[.$K359])=&quot;&quot;;&quot;&quot;;[.AG$17]&amp;&quot; = yes &quot;)" table:style-name="ce1"/>
          <table:table-cell office:value-type="string" office:string-value="" table:formula="of:=IF(INDEX([.AH$18:.AH$200];[.$K359])=&quot;&quot;;&quot;&quot;;[.AH$17]&amp;&quot; = yes &quot;)" table:style-name="ce1"/>
          <table:table-cell office:value-type="string" office:string-value="" table:formula="of:=IF(INDEX([.AI$18:.AI$200];[.$K359])=&quot;&quot;;&quot;&quot;;[.AI$17]&amp;&quot; = yes &quot;)" table:style-name="ce1"/>
          <table:table-cell office:value-type="string" office:string-value="" table:formula="of:=IF(INDEX([.AF$18:.AF$200];MATCH([.$C359];[.$Y$18:.$Y$200]))=&quot;&quot;;&quot;&quot;;[.AF$17]&amp;&quot; = yes &quot;)" table:style-name="ce1"/>
          <table:table-cell office:value-type="string" office:string-value="" table:formula="of:=IF(INDEX([.AG$18:.AG$200];MATCH([.$C359];[.$Y$18:.$Y$200]))=&quot;&quot;;&quot;&quot;;[.AG$17]&amp;&quot; = yes &quot;)" table:style-name="ce1"/>
          <table:table-cell office:value-type="string" office:string-value="" table:formula="of:=IF(INDEX([.AH$18:.AH$200];MATCH([.$C359];[.$Y$18:.$Y$200]))=&quot;&quot;;&quot;&quot;;[.AH$17]&amp;&quot; = yes &quot;)" table:style-name="ce1"/>
          <table:table-cell office:value-type="string" office:string-value="" table:formula="of:=IF(INDEX([.AI$18:.AI$200];MATCH([.$C35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53</text:p>
          </table:table-cell>
          <table:table-cell office:value-type="float" office:value="0" table:formula="of:=INDEX([.Y$18:.Y$200];[.K360])" table:style-name="ce1">
            <text:p>0</text:p>
          </table:table-cell>
          <table:table-cell office:value-type="string" office:string-value="pc_mangrove" table:formula="of:=INDEX([.$Z$7:.$AD$17];[.L360];[.M360])" table:style-name="ce1">
            <text:p>pc_mangrove</text:p>
          </table:table-cell>
          <table:table-cell office:value-type="float" office:value="0" table:formula="of:=[.$X$8]&amp;[.N360]" table:style-name="ce1">
            <text:p>#REF!</text:p>
          </table:table-cell>
          <table:table-cell office:value-type="float" office:value="0" table:formula="of:=[.$X$9]&amp;[.N360]" table:style-name="ce1">
            <text:p>#REF!</text:p>
          </table:table-cell>
          <table:table-cell office:value-type="string" office:string-value="OR={}&quot;OR={}" table:formula="of:=[.O360]&amp;&quot;OR={&quot;&amp;CONCATENATE([.P360];[.Q360];[.R360];[.S360])&amp;&quot;}&quot;&quot;OR={&quot;&amp;CONCATENATE([.T360];[.U360];[.V360];[.W36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60]+1)" table:style-name="ce1">
            <text:p>#REF!</text:p>
          </table:table-cell>
          <table:table-cell office:value-type="float" office:value="0" table:formula="of:=[.I359]" table:style-name="ce1">
            <text:p>0</text:p>
          </table:table-cell>
          <table:table-cell office:value-type="float" office:value="353" table:style-name="ce1">
            <text:p>353</text:p>
          </table:table-cell>
          <table:table-cell office:value-type="float" office:value="10" table:formula="of:=INT([.J360]/COUNTA([.$Z$7:.$AD$17]))+1" table:style-name="ce1">
            <text:p>10</text:p>
          </table:table-cell>
          <table:table-cell office:value-type="float" office:value="3" table:formula="of:=IF(INDEX([.$Z$7:.$AD$17];[.L359]+1;[.M359])=&quot;&quot;;1;[.L359]+1)" table:style-name="ce1">
            <text:p>3</text:p>
          </table:table-cell>
          <table:table-cell office:value-type="float" office:value="2" table:formula="of:=IF(INDEX([.$Z$7:.$AD$17];[.L359]+1;[.M359])=&quot;&quot;;IF([.M359]=5;1;[.M359]+1);[.M359])" table:style-name="ce1">
            <text:p>2</text:p>
          </table:table-cell>
          <table:table-cell office:value-type="float" office:value="0" table:formula="of:=IF([.B360]=[.C360];0;INDEX([.$Z$18:.$AD$25];INT([.$J360]/COUNTA([.$Z$7:.$AD$17]))+1;[.$M360]))" table:style-name="ce1">
            <text:p>#REF!</text:p>
          </table:table-cell>
          <table:table-cell table:style-name="ce1"/>
          <table:table-cell office:value-type="string" office:string-value="" table:formula="of:=IF(INDEX([.AF$18:.AF$200];[.$K360])=&quot;&quot;;&quot;&quot;;[.AF$17]&amp;&quot; = yes &quot;)" table:style-name="ce1"/>
          <table:table-cell office:value-type="string" office:string-value="" table:formula="of:=IF(INDEX([.AG$18:.AG$200];[.$K360])=&quot;&quot;;&quot;&quot;;[.AG$17]&amp;&quot; = yes &quot;)" table:style-name="ce1"/>
          <table:table-cell office:value-type="string" office:string-value="" table:formula="of:=IF(INDEX([.AH$18:.AH$200];[.$K360])=&quot;&quot;;&quot;&quot;;[.AH$17]&amp;&quot; = yes &quot;)" table:style-name="ce1"/>
          <table:table-cell office:value-type="string" office:string-value="" table:formula="of:=IF(INDEX([.AI$18:.AI$200];[.$K360])=&quot;&quot;;&quot;&quot;;[.AI$17]&amp;&quot; = yes &quot;)" table:style-name="ce1"/>
          <table:table-cell office:value-type="string" office:string-value="" table:formula="of:=IF(INDEX([.AF$18:.AF$200];MATCH([.$C360];[.$Y$18:.$Y$200]))=&quot;&quot;;&quot;&quot;;[.AF$17]&amp;&quot; = yes &quot;)" table:style-name="ce1"/>
          <table:table-cell office:value-type="string" office:string-value="" table:formula="of:=IF(INDEX([.AG$18:.AG$200];MATCH([.$C360];[.$Y$18:.$Y$200]))=&quot;&quot;;&quot;&quot;;[.AG$17]&amp;&quot; = yes &quot;)" table:style-name="ce1"/>
          <table:table-cell office:value-type="string" office:string-value="" table:formula="of:=IF(INDEX([.AH$18:.AH$200];MATCH([.$C360];[.$Y$18:.$Y$200]))=&quot;&quot;;&quot;&quot;;[.AH$17]&amp;&quot; = yes &quot;)" table:style-name="ce1"/>
          <table:table-cell office:value-type="string" office:string-value="" table:formula="of:=IF(INDEX([.AI$18:.AI$200];MATCH([.$C36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54</text:p>
          </table:table-cell>
          <table:table-cell office:value-type="float" office:value="0" table:formula="of:=INDEX([.Y$18:.Y$200];[.K361])" table:style-name="ce1">
            <text:p>0</text:p>
          </table:table-cell>
          <table:table-cell office:value-type="string" office:string-value="pc_hajungle" table:formula="of:=INDEX([.$Z$7:.$AD$17];[.L361];[.M361])" table:style-name="ce1">
            <text:p>pc_hajungle</text:p>
          </table:table-cell>
          <table:table-cell office:value-type="float" office:value="0" table:formula="of:=[.$X$8]&amp;[.N361]" table:style-name="ce1">
            <text:p>#REF!</text:p>
          </table:table-cell>
          <table:table-cell office:value-type="float" office:value="0" table:formula="of:=[.$X$9]&amp;[.N361]" table:style-name="ce1">
            <text:p>#REF!</text:p>
          </table:table-cell>
          <table:table-cell office:value-type="string" office:string-value="OR={}&quot;OR={}" table:formula="of:=[.O361]&amp;&quot;OR={&quot;&amp;CONCATENATE([.P361];[.Q361];[.R361];[.S361])&amp;&quot;}&quot;&quot;OR={&quot;&amp;CONCATENATE([.T361];[.U361];[.V361];[.W36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61]+1)" table:style-name="ce1">
            <text:p>#REF!</text:p>
          </table:table-cell>
          <table:table-cell office:value-type="float" office:value="0" table:formula="of:=[.I360]" table:style-name="ce1">
            <text:p>0</text:p>
          </table:table-cell>
          <table:table-cell office:value-type="float" office:value="354" table:style-name="ce1">
            <text:p>354</text:p>
          </table:table-cell>
          <table:table-cell office:value-type="float" office:value="10" table:formula="of:=INT([.J361]/COUNTA([.$Z$7:.$AD$17]))+1" table:style-name="ce1">
            <text:p>10</text:p>
          </table:table-cell>
          <table:table-cell office:value-type="float" office:value="4" table:formula="of:=IF(INDEX([.$Z$7:.$AD$17];[.L360]+1;[.M360])=&quot;&quot;;1;[.L360]+1)" table:style-name="ce1">
            <text:p>4</text:p>
          </table:table-cell>
          <table:table-cell office:value-type="float" office:value="2" table:formula="of:=IF(INDEX([.$Z$7:.$AD$17];[.L360]+1;[.M360])=&quot;&quot;;IF([.M360]=5;1;[.M360]+1);[.M360])" table:style-name="ce1">
            <text:p>2</text:p>
          </table:table-cell>
          <table:table-cell office:value-type="float" office:value="0" table:formula="of:=IF([.B361]=[.C361];0;INDEX([.$Z$18:.$AD$25];INT([.$J361]/COUNTA([.$Z$7:.$AD$17]))+1;[.$M361]))" table:style-name="ce1">
            <text:p>#REF!</text:p>
          </table:table-cell>
          <table:table-cell table:style-name="ce1"/>
          <table:table-cell office:value-type="string" office:string-value="" table:formula="of:=IF(INDEX([.AF$18:.AF$200];[.$K361])=&quot;&quot;;&quot;&quot;;[.AF$17]&amp;&quot; = yes &quot;)" table:style-name="ce1"/>
          <table:table-cell office:value-type="string" office:string-value="" table:formula="of:=IF(INDEX([.AG$18:.AG$200];[.$K361])=&quot;&quot;;&quot;&quot;;[.AG$17]&amp;&quot; = yes &quot;)" table:style-name="ce1"/>
          <table:table-cell office:value-type="string" office:string-value="" table:formula="of:=IF(INDEX([.AH$18:.AH$200];[.$K361])=&quot;&quot;;&quot;&quot;;[.AH$17]&amp;&quot; = yes &quot;)" table:style-name="ce1"/>
          <table:table-cell office:value-type="string" office:string-value="" table:formula="of:=IF(INDEX([.AI$18:.AI$200];[.$K361])=&quot;&quot;;&quot;&quot;;[.AI$17]&amp;&quot; = yes &quot;)" table:style-name="ce1"/>
          <table:table-cell office:value-type="string" office:string-value="" table:formula="of:=IF(INDEX([.AF$18:.AF$200];MATCH([.$C361];[.$Y$18:.$Y$200]))=&quot;&quot;;&quot;&quot;;[.AF$17]&amp;&quot; = yes &quot;)" table:style-name="ce1"/>
          <table:table-cell office:value-type="string" office:string-value="" table:formula="of:=IF(INDEX([.AG$18:.AG$200];MATCH([.$C361];[.$Y$18:.$Y$200]))=&quot;&quot;;&quot;&quot;;[.AG$17]&amp;&quot; = yes &quot;)" table:style-name="ce1"/>
          <table:table-cell office:value-type="string" office:string-value="" table:formula="of:=IF(INDEX([.AH$18:.AH$200];MATCH([.$C361];[.$Y$18:.$Y$200]))=&quot;&quot;;&quot;&quot;;[.AH$17]&amp;&quot; = yes &quot;)" table:style-name="ce1"/>
          <table:table-cell office:value-type="string" office:string-value="" table:formula="of:=IF(INDEX([.AI$18:.AI$200];MATCH([.$C36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55</text:p>
          </table:table-cell>
          <table:table-cell office:value-type="float" office:value="0" table:formula="of:=INDEX([.Y$18:.Y$200];[.K362])" table:style-name="ce1">
            <text:p>0</text:p>
          </table:table-cell>
          <table:table-cell office:value-type="string" office:string-value="pc_tropical" table:formula="of:=INDEX([.$Z$7:.$AD$17];[.L362];[.M362])" table:style-name="ce1">
            <text:p>pc_tropical</text:p>
          </table:table-cell>
          <table:table-cell office:value-type="float" office:value="0" table:formula="of:=[.$X$8]&amp;[.N362]" table:style-name="ce1">
            <text:p>#REF!</text:p>
          </table:table-cell>
          <table:table-cell office:value-type="float" office:value="0" table:formula="of:=[.$X$9]&amp;[.N362]" table:style-name="ce1">
            <text:p>#REF!</text:p>
          </table:table-cell>
          <table:table-cell office:value-type="string" office:string-value="OR={}&quot;OR={}" table:formula="of:=[.O362]&amp;&quot;OR={&quot;&amp;CONCATENATE([.P362];[.Q362];[.R362];[.S362])&amp;&quot;}&quot;&quot;OR={&quot;&amp;CONCATENATE([.T362];[.U362];[.V362];[.W36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62]+1)" table:style-name="ce1">
            <text:p>#REF!</text:p>
          </table:table-cell>
          <table:table-cell office:value-type="float" office:value="0" table:formula="of:=[.I361]" table:style-name="ce1">
            <text:p>0</text:p>
          </table:table-cell>
          <table:table-cell office:value-type="float" office:value="355" table:style-name="ce1">
            <text:p>355</text:p>
          </table:table-cell>
          <table:table-cell office:value-type="float" office:value="10" table:formula="of:=INT([.J362]/COUNTA([.$Z$7:.$AD$17]))+1" table:style-name="ce1">
            <text:p>10</text:p>
          </table:table-cell>
          <table:table-cell office:value-type="float" office:value="5" table:formula="of:=IF(INDEX([.$Z$7:.$AD$17];[.L361]+1;[.M361])=&quot;&quot;;1;[.L361]+1)" table:style-name="ce1">
            <text:p>5</text:p>
          </table:table-cell>
          <table:table-cell office:value-type="float" office:value="2" table:formula="of:=IF(INDEX([.$Z$7:.$AD$17];[.L361]+1;[.M361])=&quot;&quot;;IF([.M361]=5;1;[.M361]+1);[.M361])" table:style-name="ce1">
            <text:p>2</text:p>
          </table:table-cell>
          <table:table-cell office:value-type="float" office:value="0" table:formula="of:=IF([.B362]=[.C362];0;INDEX([.$Z$18:.$AD$25];INT([.$J362]/COUNTA([.$Z$7:.$AD$17]))+1;[.$M362]))" table:style-name="ce1">
            <text:p>#REF!</text:p>
          </table:table-cell>
          <table:table-cell table:style-name="ce1"/>
          <table:table-cell office:value-type="string" office:string-value="" table:formula="of:=IF(INDEX([.AF$18:.AF$200];[.$K362])=&quot;&quot;;&quot;&quot;;[.AF$17]&amp;&quot; = yes &quot;)" table:style-name="ce1"/>
          <table:table-cell office:value-type="string" office:string-value="" table:formula="of:=IF(INDEX([.AG$18:.AG$200];[.$K362])=&quot;&quot;;&quot;&quot;;[.AG$17]&amp;&quot; = yes &quot;)" table:style-name="ce1"/>
          <table:table-cell office:value-type="string" office:string-value="" table:formula="of:=IF(INDEX([.AH$18:.AH$200];[.$K362])=&quot;&quot;;&quot;&quot;;[.AH$17]&amp;&quot; = yes &quot;)" table:style-name="ce1"/>
          <table:table-cell office:value-type="string" office:string-value="" table:formula="of:=IF(INDEX([.AI$18:.AI$200];[.$K362])=&quot;&quot;;&quot;&quot;;[.AI$17]&amp;&quot; = yes &quot;)" table:style-name="ce1"/>
          <table:table-cell office:value-type="string" office:string-value="" table:formula="of:=IF(INDEX([.AF$18:.AF$200];MATCH([.$C362];[.$Y$18:.$Y$200]))=&quot;&quot;;&quot;&quot;;[.AF$17]&amp;&quot; = yes &quot;)" table:style-name="ce1"/>
          <table:table-cell office:value-type="string" office:string-value="" table:formula="of:=IF(INDEX([.AG$18:.AG$200];MATCH([.$C362];[.$Y$18:.$Y$200]))=&quot;&quot;;&quot;&quot;;[.AG$17]&amp;&quot; = yes &quot;)" table:style-name="ce1"/>
          <table:table-cell office:value-type="string" office:string-value="" table:formula="of:=IF(INDEX([.AH$18:.AH$200];MATCH([.$C362];[.$Y$18:.$Y$200]))=&quot;&quot;;&quot;&quot;;[.AH$17]&amp;&quot; = yes &quot;)" table:style-name="ce1"/>
          <table:table-cell office:value-type="string" office:string-value="" table:formula="of:=IF(INDEX([.AI$18:.AI$200];MATCH([.$C36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56</text:p>
          </table:table-cell>
          <table:table-cell office:value-type="float" office:value="0" table:formula="of:=INDEX([.Y$18:.Y$200];[.K363])" table:style-name="ce1">
            <text:p>0</text:p>
          </table:table-cell>
          <table:table-cell office:value-type="string" office:string-value="pc_desertislands" table:formula="of:=INDEX([.$Z$7:.$AD$17];[.L363];[.M363])" table:style-name="ce1">
            <text:p>pc_desertislands</text:p>
          </table:table-cell>
          <table:table-cell office:value-type="float" office:value="0" table:formula="of:=[.$X$8]&amp;[.N363]" table:style-name="ce1">
            <text:p>#REF!</text:p>
          </table:table-cell>
          <table:table-cell office:value-type="float" office:value="0" table:formula="of:=[.$X$9]&amp;[.N363]" table:style-name="ce1">
            <text:p>#REF!</text:p>
          </table:table-cell>
          <table:table-cell office:value-type="string" office:string-value="OR={}&quot;OR={}" table:formula="of:=[.O363]&amp;&quot;OR={&quot;&amp;CONCATENATE([.P363];[.Q363];[.R363];[.S363])&amp;&quot;}&quot;&quot;OR={&quot;&amp;CONCATENATE([.T363];[.U363];[.V363];[.W36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63]+1)" table:style-name="ce1">
            <text:p>#REF!</text:p>
          </table:table-cell>
          <table:table-cell office:value-type="float" office:value="0" table:formula="of:=[.I362]" table:style-name="ce1">
            <text:p>0</text:p>
          </table:table-cell>
          <table:table-cell office:value-type="float" office:value="356" table:style-name="ce1">
            <text:p>356</text:p>
          </table:table-cell>
          <table:table-cell office:value-type="float" office:value="10" table:formula="of:=INT([.J363]/COUNTA([.$Z$7:.$AD$17]))+1" table:style-name="ce1">
            <text:p>10</text:p>
          </table:table-cell>
          <table:table-cell office:value-type="float" office:value="6" table:formula="of:=IF(INDEX([.$Z$7:.$AD$17];[.L362]+1;[.M362])=&quot;&quot;;1;[.L362]+1)" table:style-name="ce1">
            <text:p>6</text:p>
          </table:table-cell>
          <table:table-cell office:value-type="float" office:value="2" table:formula="of:=IF(INDEX([.$Z$7:.$AD$17];[.L362]+1;[.M362])=&quot;&quot;;IF([.M362]=5;1;[.M362]+1);[.M362])" table:style-name="ce1">
            <text:p>2</text:p>
          </table:table-cell>
          <table:table-cell office:value-type="float" office:value="0" table:formula="of:=IF([.B363]=[.C363];0;INDEX([.$Z$18:.$AD$25];INT([.$J363]/COUNTA([.$Z$7:.$AD$17]))+1;[.$M363]))" table:style-name="ce1">
            <text:p>#REF!</text:p>
          </table:table-cell>
          <table:table-cell table:style-name="ce1"/>
          <table:table-cell office:value-type="string" office:string-value="" table:formula="of:=IF(INDEX([.AF$18:.AF$200];[.$K363])=&quot;&quot;;&quot;&quot;;[.AF$17]&amp;&quot; = yes &quot;)" table:style-name="ce1"/>
          <table:table-cell office:value-type="string" office:string-value="" table:formula="of:=IF(INDEX([.AG$18:.AG$200];[.$K363])=&quot;&quot;;&quot;&quot;;[.AG$17]&amp;&quot; = yes &quot;)" table:style-name="ce1"/>
          <table:table-cell office:value-type="string" office:string-value="" table:formula="of:=IF(INDEX([.AH$18:.AH$200];[.$K363])=&quot;&quot;;&quot;&quot;;[.AH$17]&amp;&quot; = yes &quot;)" table:style-name="ce1"/>
          <table:table-cell office:value-type="string" office:string-value="" table:formula="of:=IF(INDEX([.AI$18:.AI$200];[.$K363])=&quot;&quot;;&quot;&quot;;[.AI$17]&amp;&quot; = yes &quot;)" table:style-name="ce1"/>
          <table:table-cell office:value-type="string" office:string-value="" table:formula="of:=IF(INDEX([.AF$18:.AF$200];MATCH([.$C363];[.$Y$18:.$Y$200]))=&quot;&quot;;&quot;&quot;;[.AF$17]&amp;&quot; = yes &quot;)" table:style-name="ce1"/>
          <table:table-cell office:value-type="string" office:string-value="" table:formula="of:=IF(INDEX([.AG$18:.AG$200];MATCH([.$C363];[.$Y$18:.$Y$200]))=&quot;&quot;;&quot;&quot;;[.AG$17]&amp;&quot; = yes &quot;)" table:style-name="ce1"/>
          <table:table-cell office:value-type="string" office:string-value="" table:formula="of:=IF(INDEX([.AH$18:.AH$200];MATCH([.$C363];[.$Y$18:.$Y$200]))=&quot;&quot;;&quot;&quot;;[.AH$17]&amp;&quot; = yes &quot;)" table:style-name="ce1"/>
          <table:table-cell office:value-type="string" office:string-value="" table:formula="of:=IF(INDEX([.AI$18:.AI$200];MATCH([.$C36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57</text:p>
          </table:table-cell>
          <table:table-cell office:value-type="float" office:value="0" table:formula="of:=INDEX([.Y$18:.Y$200];[.K364])" table:style-name="ce1">
            <text:p>0</text:p>
          </table:table-cell>
          <table:table-cell office:value-type="string" office:string-value="pc_retinal" table:formula="of:=INDEX([.$Z$7:.$AD$17];[.L364];[.M364])" table:style-name="ce1">
            <text:p>pc_retinal</text:p>
          </table:table-cell>
          <table:table-cell office:value-type="float" office:value="0" table:formula="of:=[.$X$8]&amp;[.N364]" table:style-name="ce1">
            <text:p>#REF!</text:p>
          </table:table-cell>
          <table:table-cell office:value-type="float" office:value="0" table:formula="of:=[.$X$9]&amp;[.N364]" table:style-name="ce1">
            <text:p>#REF!</text:p>
          </table:table-cell>
          <table:table-cell office:value-type="string" office:string-value="OR={}&quot;OR={}" table:formula="of:=[.O364]&amp;&quot;OR={&quot;&amp;CONCATENATE([.P364];[.Q364];[.R364];[.S364])&amp;&quot;}&quot;&quot;OR={&quot;&amp;CONCATENATE([.T364];[.U364];[.V364];[.W36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64]+1)" table:style-name="ce1">
            <text:p>#REF!</text:p>
          </table:table-cell>
          <table:table-cell office:value-type="float" office:value="0" table:formula="of:=[.I363]" table:style-name="ce1">
            <text:p>0</text:p>
          </table:table-cell>
          <table:table-cell office:value-type="float" office:value="357" table:style-name="ce1">
            <text:p>357</text:p>
          </table:table-cell>
          <table:table-cell office:value-type="float" office:value="10" table:formula="of:=INT([.J364]/COUNTA([.$Z$7:.$AD$17]))+1" table:style-name="ce1">
            <text:p>10</text:p>
          </table:table-cell>
          <table:table-cell office:value-type="float" office:value="7" table:formula="of:=IF(INDEX([.$Z$7:.$AD$17];[.L363]+1;[.M363])=&quot;&quot;;1;[.L363]+1)" table:style-name="ce1">
            <text:p>7</text:p>
          </table:table-cell>
          <table:table-cell office:value-type="float" office:value="2" table:formula="of:=IF(INDEX([.$Z$7:.$AD$17];[.L363]+1;[.M363])=&quot;&quot;;IF([.M363]=5;1;[.M363]+1);[.M363])" table:style-name="ce1">
            <text:p>2</text:p>
          </table:table-cell>
          <table:table-cell office:value-type="float" office:value="0" table:formula="of:=IF([.B364]=[.C364];0;INDEX([.$Z$18:.$AD$25];INT([.$J364]/COUNTA([.$Z$7:.$AD$17]))+1;[.$M364]))" table:style-name="ce1">
            <text:p>#REF!</text:p>
          </table:table-cell>
          <table:table-cell table:style-name="ce1"/>
          <table:table-cell office:value-type="string" office:string-value="" table:formula="of:=IF(INDEX([.AF$18:.AF$200];[.$K364])=&quot;&quot;;&quot;&quot;;[.AF$17]&amp;&quot; = yes &quot;)" table:style-name="ce1"/>
          <table:table-cell office:value-type="string" office:string-value="" table:formula="of:=IF(INDEX([.AG$18:.AG$200];[.$K364])=&quot;&quot;;&quot;&quot;;[.AG$17]&amp;&quot; = yes &quot;)" table:style-name="ce1"/>
          <table:table-cell office:value-type="string" office:string-value="" table:formula="of:=IF(INDEX([.AH$18:.AH$200];[.$K364])=&quot;&quot;;&quot;&quot;;[.AH$17]&amp;&quot; = yes &quot;)" table:style-name="ce1"/>
          <table:table-cell office:value-type="string" office:string-value="" table:formula="of:=IF(INDEX([.AI$18:.AI$200];[.$K364])=&quot;&quot;;&quot;&quot;;[.AI$17]&amp;&quot; = yes &quot;)" table:style-name="ce1"/>
          <table:table-cell office:value-type="string" office:string-value="" table:formula="of:=IF(INDEX([.AF$18:.AF$200];MATCH([.$C364];[.$Y$18:.$Y$200]))=&quot;&quot;;&quot;&quot;;[.AF$17]&amp;&quot; = yes &quot;)" table:style-name="ce1"/>
          <table:table-cell office:value-type="string" office:string-value="" table:formula="of:=IF(INDEX([.AG$18:.AG$200];MATCH([.$C364];[.$Y$18:.$Y$200]))=&quot;&quot;;&quot;&quot;;[.AG$17]&amp;&quot; = yes &quot;)" table:style-name="ce1"/>
          <table:table-cell office:value-type="string" office:string-value="" table:formula="of:=IF(INDEX([.AH$18:.AH$200];MATCH([.$C364];[.$Y$18:.$Y$200]))=&quot;&quot;;&quot;&quot;;[.AH$17]&amp;&quot; = yes &quot;)" table:style-name="ce1"/>
          <table:table-cell office:value-type="string" office:string-value="" table:formula="of:=IF(INDEX([.AI$18:.AI$200];MATCH([.$C36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58</text:p>
          </table:table-cell>
          <table:table-cell office:value-type="float" office:value="0" table:formula="of:=INDEX([.Y$18:.Y$200];[.K365])" table:style-name="ce1">
            <text:p>0</text:p>
          </table:table-cell>
          <table:table-cell office:value-type="string" office:string-value="pc_lush" table:formula="of:=INDEX([.$Z$7:.$AD$17];[.L365];[.M365])" table:style-name="ce1">
            <text:p>pc_lush</text:p>
          </table:table-cell>
          <table:table-cell office:value-type="float" office:value="0" table:formula="of:=[.$X$8]&amp;[.N365]" table:style-name="ce1">
            <text:p>#REF!</text:p>
          </table:table-cell>
          <table:table-cell office:value-type="float" office:value="0" table:formula="of:=[.$X$9]&amp;[.N365]" table:style-name="ce1">
            <text:p>#REF!</text:p>
          </table:table-cell>
          <table:table-cell office:value-type="string" office:string-value="OR={}&quot;OR={}" table:formula="of:=[.O365]&amp;&quot;OR={&quot;&amp;CONCATENATE([.P365];[.Q365];[.R365];[.S365])&amp;&quot;}&quot;&quot;OR={&quot;&amp;CONCATENATE([.T365];[.U365];[.V365];[.W36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65]+1)" table:style-name="ce1">
            <text:p>#REF!</text:p>
          </table:table-cell>
          <table:table-cell office:value-type="float" office:value="0" table:formula="of:=[.I364]" table:style-name="ce1">
            <text:p>0</text:p>
          </table:table-cell>
          <table:table-cell office:value-type="float" office:value="358" table:style-name="ce1">
            <text:p>358</text:p>
          </table:table-cell>
          <table:table-cell office:value-type="float" office:value="10" table:formula="of:=INT([.J365]/COUNTA([.$Z$7:.$AD$17]))+1" table:style-name="ce1">
            <text:p>10</text:p>
          </table:table-cell>
          <table:table-cell office:value-type="float" office:value="8" table:formula="of:=IF(INDEX([.$Z$7:.$AD$17];[.L364]+1;[.M364])=&quot;&quot;;1;[.L364]+1)" table:style-name="ce1">
            <text:p>8</text:p>
          </table:table-cell>
          <table:table-cell office:value-type="float" office:value="2" table:formula="of:=IF(INDEX([.$Z$7:.$AD$17];[.L364]+1;[.M364])=&quot;&quot;;IF([.M364]=5;1;[.M364]+1);[.M364])" table:style-name="ce1">
            <text:p>2</text:p>
          </table:table-cell>
          <table:table-cell office:value-type="float" office:value="0" table:formula="of:=IF([.B365]=[.C365];0;INDEX([.$Z$18:.$AD$25];INT([.$J365]/COUNTA([.$Z$7:.$AD$17]))+1;[.$M365]))" table:style-name="ce1">
            <text:p>#REF!</text:p>
          </table:table-cell>
          <table:table-cell table:style-name="ce1"/>
          <table:table-cell office:value-type="string" office:string-value="" table:formula="of:=IF(INDEX([.AF$18:.AF$200];[.$K365])=&quot;&quot;;&quot;&quot;;[.AF$17]&amp;&quot; = yes &quot;)" table:style-name="ce1"/>
          <table:table-cell office:value-type="string" office:string-value="" table:formula="of:=IF(INDEX([.AG$18:.AG$200];[.$K365])=&quot;&quot;;&quot;&quot;;[.AG$17]&amp;&quot; = yes &quot;)" table:style-name="ce1"/>
          <table:table-cell office:value-type="string" office:string-value="" table:formula="of:=IF(INDEX([.AH$18:.AH$200];[.$K365])=&quot;&quot;;&quot;&quot;;[.AH$17]&amp;&quot; = yes &quot;)" table:style-name="ce1"/>
          <table:table-cell office:value-type="string" office:string-value="" table:formula="of:=IF(INDEX([.AI$18:.AI$200];[.$K365])=&quot;&quot;;&quot;&quot;;[.AI$17]&amp;&quot; = yes &quot;)" table:style-name="ce1"/>
          <table:table-cell office:value-type="string" office:string-value="" table:formula="of:=IF(INDEX([.AF$18:.AF$200];MATCH([.$C365];[.$Y$18:.$Y$200]))=&quot;&quot;;&quot;&quot;;[.AF$17]&amp;&quot; = yes &quot;)" table:style-name="ce1"/>
          <table:table-cell office:value-type="string" office:string-value="" table:formula="of:=IF(INDEX([.AG$18:.AG$200];MATCH([.$C365];[.$Y$18:.$Y$200]))=&quot;&quot;;&quot;&quot;;[.AG$17]&amp;&quot; = yes &quot;)" table:style-name="ce1"/>
          <table:table-cell office:value-type="string" office:string-value="" table:formula="of:=IF(INDEX([.AH$18:.AH$200];MATCH([.$C365];[.$Y$18:.$Y$200]))=&quot;&quot;;&quot;&quot;;[.AH$17]&amp;&quot; = yes &quot;)" table:style-name="ce1"/>
          <table:table-cell office:value-type="string" office:string-value="" table:formula="of:=IF(INDEX([.AI$18:.AI$200];MATCH([.$C36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59</text:p>
          </table:table-cell>
          <table:table-cell office:value-type="float" office:value="0" table:formula="of:=INDEX([.Y$18:.Y$200];[.K366])" table:style-name="ce1">
            <text:p>0</text:p>
          </table:table-cell>
          <table:table-cell office:value-type="string" office:string-value="pc_marginal" table:formula="of:=INDEX([.$Z$7:.$AD$17];[.L366];[.M366])" table:style-name="ce1">
            <text:p>pc_marginal</text:p>
          </table:table-cell>
          <table:table-cell office:value-type="float" office:value="0" table:formula="of:=[.$X$8]&amp;[.N366]" table:style-name="ce1">
            <text:p>#REF!</text:p>
          </table:table-cell>
          <table:table-cell office:value-type="float" office:value="0" table:formula="of:=[.$X$9]&amp;[.N366]" table:style-name="ce1">
            <text:p>#REF!</text:p>
          </table:table-cell>
          <table:table-cell office:value-type="string" office:string-value="OR={}&quot;OR={}" table:formula="of:=[.O366]&amp;&quot;OR={&quot;&amp;CONCATENATE([.P366];[.Q366];[.R366];[.S366])&amp;&quot;}&quot;&quot;OR={&quot;&amp;CONCATENATE([.T366];[.U366];[.V366];[.W36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66]+1)" table:style-name="ce1">
            <text:p>#REF!</text:p>
          </table:table-cell>
          <table:table-cell office:value-type="float" office:value="0" table:formula="of:=[.I365]" table:style-name="ce1">
            <text:p>0</text:p>
          </table:table-cell>
          <table:table-cell office:value-type="float" office:value="359" table:style-name="ce1">
            <text:p>359</text:p>
          </table:table-cell>
          <table:table-cell office:value-type="float" office:value="10" table:formula="of:=INT([.J366]/COUNTA([.$Z$7:.$AD$17]))+1" table:style-name="ce1">
            <text:p>10</text:p>
          </table:table-cell>
          <table:table-cell office:value-type="float" office:value="9" table:formula="of:=IF(INDEX([.$Z$7:.$AD$17];[.L365]+1;[.M365])=&quot;&quot;;1;[.L365]+1)" table:style-name="ce1">
            <text:p>9</text:p>
          </table:table-cell>
          <table:table-cell office:value-type="float" office:value="2" table:formula="of:=IF(INDEX([.$Z$7:.$AD$17];[.L365]+1;[.M365])=&quot;&quot;;IF([.M365]=5;1;[.M365]+1);[.M365])" table:style-name="ce1">
            <text:p>2</text:p>
          </table:table-cell>
          <table:table-cell office:value-type="float" office:value="0" table:formula="of:=IF([.B366]=[.C366];0;INDEX([.$Z$18:.$AD$25];INT([.$J366]/COUNTA([.$Z$7:.$AD$17]))+1;[.$M366]))" table:style-name="ce1">
            <text:p>#REF!</text:p>
          </table:table-cell>
          <table:table-cell table:style-name="ce1"/>
          <table:table-cell office:value-type="string" office:string-value="" table:formula="of:=IF(INDEX([.AF$18:.AF$200];[.$K366])=&quot;&quot;;&quot;&quot;;[.AF$17]&amp;&quot; = yes &quot;)" table:style-name="ce1"/>
          <table:table-cell office:value-type="string" office:string-value="" table:formula="of:=IF(INDEX([.AG$18:.AG$200];[.$K366])=&quot;&quot;;&quot;&quot;;[.AG$17]&amp;&quot; = yes &quot;)" table:style-name="ce1"/>
          <table:table-cell office:value-type="string" office:string-value="" table:formula="of:=IF(INDEX([.AH$18:.AH$200];[.$K366])=&quot;&quot;;&quot;&quot;;[.AH$17]&amp;&quot; = yes &quot;)" table:style-name="ce1"/>
          <table:table-cell office:value-type="string" office:string-value="" table:formula="of:=IF(INDEX([.AI$18:.AI$200];[.$K366])=&quot;&quot;;&quot;&quot;;[.AI$17]&amp;&quot; = yes &quot;)" table:style-name="ce1"/>
          <table:table-cell office:value-type="string" office:string-value="" table:formula="of:=IF(INDEX([.AF$18:.AF$200];MATCH([.$C366];[.$Y$18:.$Y$200]))=&quot;&quot;;&quot;&quot;;[.AF$17]&amp;&quot; = yes &quot;)" table:style-name="ce1"/>
          <table:table-cell office:value-type="string" office:string-value="" table:formula="of:=IF(INDEX([.AG$18:.AG$200];MATCH([.$C366];[.$Y$18:.$Y$200]))=&quot;&quot;;&quot;&quot;;[.AG$17]&amp;&quot; = yes &quot;)" table:style-name="ce1"/>
          <table:table-cell office:value-type="string" office:string-value="" table:formula="of:=IF(INDEX([.AH$18:.AH$200];MATCH([.$C366];[.$Y$18:.$Y$200]))=&quot;&quot;;&quot;&quot;;[.AH$17]&amp;&quot; = yes &quot;)" table:style-name="ce1"/>
          <table:table-cell office:value-type="string" office:string-value="" table:formula="of:=IF(INDEX([.AI$18:.AI$200];MATCH([.$C36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60</text:p>
          </table:table-cell>
          <table:table-cell office:value-type="float" office:value="0" table:formula="of:=INDEX([.Y$18:.Y$200];[.K367])" table:style-name="ce1">
            <text:p>0</text:p>
          </table:table-cell>
          <table:table-cell office:value-type="string" office:string-value="pc_greenhouse_hot" table:formula="of:=INDEX([.$Z$7:.$AD$17];[.L367];[.M367])" table:style-name="ce1">
            <text:p>pc_greenhouse_hot</text:p>
          </table:table-cell>
          <table:table-cell office:value-type="float" office:value="0" table:formula="of:=[.$X$8]&amp;[.N367]" table:style-name="ce1">
            <text:p>#REF!</text:p>
          </table:table-cell>
          <table:table-cell office:value-type="float" office:value="0" table:formula="of:=[.$X$9]&amp;[.N367]" table:style-name="ce1">
            <text:p>#REF!</text:p>
          </table:table-cell>
          <table:table-cell office:value-type="string" office:string-value="OR={}&quot;OR={}" table:formula="of:=[.O367]&amp;&quot;OR={&quot;&amp;CONCATENATE([.P367];[.Q367];[.R367];[.S367])&amp;&quot;}&quot;&quot;OR={&quot;&amp;CONCATENATE([.T367];[.U367];[.V367];[.W36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67]+1)" table:style-name="ce1">
            <text:p>#REF!</text:p>
          </table:table-cell>
          <table:table-cell office:value-type="float" office:value="0" table:formula="of:=[.I366]" table:style-name="ce1">
            <text:p>0</text:p>
          </table:table-cell>
          <table:table-cell office:value-type="float" office:value="360" table:style-name="ce1">
            <text:p>360</text:p>
          </table:table-cell>
          <table:table-cell office:value-type="float" office:value="10" table:formula="of:=INT([.J367]/COUNTA([.$Z$7:.$AD$17]))+1" table:style-name="ce1">
            <text:p>10</text:p>
          </table:table-cell>
          <table:table-cell office:value-type="float" office:value="10" table:formula="of:=IF(INDEX([.$Z$7:.$AD$17];[.L366]+1;[.M366])=&quot;&quot;;1;[.L366]+1)" table:style-name="ce1">
            <text:p>10</text:p>
          </table:table-cell>
          <table:table-cell office:value-type="float" office:value="2" table:formula="of:=IF(INDEX([.$Z$7:.$AD$17];[.L366]+1;[.M366])=&quot;&quot;;IF([.M366]=5;1;[.M366]+1);[.M366])" table:style-name="ce1">
            <text:p>2</text:p>
          </table:table-cell>
          <table:table-cell office:value-type="float" office:value="0" table:formula="of:=IF([.B367]=[.C367];0;INDEX([.$Z$18:.$AD$25];INT([.$J367]/COUNTA([.$Z$7:.$AD$17]))+1;[.$M367]))" table:style-name="ce1">
            <text:p>#REF!</text:p>
          </table:table-cell>
          <table:table-cell table:style-name="ce1"/>
          <table:table-cell office:value-type="string" office:string-value="" table:formula="of:=IF(INDEX([.AF$18:.AF$200];[.$K367])=&quot;&quot;;&quot;&quot;;[.AF$17]&amp;&quot; = yes &quot;)" table:style-name="ce1"/>
          <table:table-cell office:value-type="string" office:string-value="" table:formula="of:=IF(INDEX([.AG$18:.AG$200];[.$K367])=&quot;&quot;;&quot;&quot;;[.AG$17]&amp;&quot; = yes &quot;)" table:style-name="ce1"/>
          <table:table-cell office:value-type="string" office:string-value="" table:formula="of:=IF(INDEX([.AH$18:.AH$200];[.$K367])=&quot;&quot;;&quot;&quot;;[.AH$17]&amp;&quot; = yes &quot;)" table:style-name="ce1"/>
          <table:table-cell office:value-type="string" office:string-value="" table:formula="of:=IF(INDEX([.AI$18:.AI$200];[.$K367])=&quot;&quot;;&quot;&quot;;[.AI$17]&amp;&quot; = yes &quot;)" table:style-name="ce1"/>
          <table:table-cell office:value-type="string" office:string-value="" table:formula="of:=IF(INDEX([.AF$18:.AF$200];MATCH([.$C367];[.$Y$18:.$Y$200]))=&quot;&quot;;&quot;&quot;;[.AF$17]&amp;&quot; = yes &quot;)" table:style-name="ce1"/>
          <table:table-cell office:value-type="string" office:string-value="" table:formula="of:=IF(INDEX([.AG$18:.AG$200];MATCH([.$C367];[.$Y$18:.$Y$200]))=&quot;&quot;;&quot;&quot;;[.AG$17]&amp;&quot; = yes &quot;)" table:style-name="ce1"/>
          <table:table-cell office:value-type="string" office:string-value="" table:formula="of:=IF(INDEX([.AH$18:.AH$200];MATCH([.$C367];[.$Y$18:.$Y$200]))=&quot;&quot;;&quot;&quot;;[.AH$17]&amp;&quot; = yes &quot;)" table:style-name="ce1"/>
          <table:table-cell office:value-type="string" office:string-value="" table:formula="of:=IF(INDEX([.AI$18:.AI$200];MATCH([.$C36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61</text:p>
          </table:table-cell>
          <table:table-cell office:value-type="float" office:value="0" table:formula="of:=INDEX([.Y$18:.Y$200];[.K368])" table:style-name="ce1">
            <text:p>0</text:p>
          </table:table-cell>
          <table:table-cell office:value-type="string" office:string-value="pc_frozen_desert" table:formula="of:=INDEX([.$Z$7:.$AD$17];[.L368];[.M368])" table:style-name="ce1">
            <text:p>pc_frozen_desert</text:p>
          </table:table-cell>
          <table:table-cell office:value-type="float" office:value="0" table:formula="of:=[.$X$8]&amp;[.N368]" table:style-name="ce1">
            <text:p>#REF!</text:p>
          </table:table-cell>
          <table:table-cell office:value-type="float" office:value="0" table:formula="of:=[.$X$9]&amp;[.N368]" table:style-name="ce1">
            <text:p>#REF!</text:p>
          </table:table-cell>
          <table:table-cell office:value-type="string" office:string-value="OR={}&quot;OR={}" table:formula="of:=[.O368]&amp;&quot;OR={&quot;&amp;CONCATENATE([.P368];[.Q368];[.R368];[.S368])&amp;&quot;}&quot;&quot;OR={&quot;&amp;CONCATENATE([.T368];[.U368];[.V368];[.W36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68]+1)" table:style-name="ce1">
            <text:p>#REF!</text:p>
          </table:table-cell>
          <table:table-cell office:value-type="float" office:value="0" table:formula="of:=[.I367]" table:style-name="ce1">
            <text:p>0</text:p>
          </table:table-cell>
          <table:table-cell office:value-type="float" office:value="361" table:style-name="ce1">
            <text:p>361</text:p>
          </table:table-cell>
          <table:table-cell office:value-type="float" office:value="10" table:formula="of:=INT([.J368]/COUNTA([.$Z$7:.$AD$17]))+1" table:style-name="ce1">
            <text:p>10</text:p>
          </table:table-cell>
          <table:table-cell office:value-type="float" office:value="1" table:formula="of:=IF(INDEX([.$Z$7:.$AD$17];[.L367]+1;[.M367])=&quot;&quot;;1;[.L367]+1)" table:style-name="ce1">
            <text:p>1</text:p>
          </table:table-cell>
          <table:table-cell office:value-type="float" office:value="3" table:formula="of:=IF(INDEX([.$Z$7:.$AD$17];[.L367]+1;[.M367])=&quot;&quot;;IF([.M367]=5;1;[.M367]+1);[.M367])" table:style-name="ce1">
            <text:p>3</text:p>
          </table:table-cell>
          <table:table-cell office:value-type="float" office:value="0" table:formula="of:=IF([.B368]=[.C368];0;INDEX([.$Z$18:.$AD$25];INT([.$J368]/COUNTA([.$Z$7:.$AD$17]))+1;[.$M368]))" table:style-name="ce1">
            <text:p>#REF!</text:p>
          </table:table-cell>
          <table:table-cell table:style-name="ce1"/>
          <table:table-cell office:value-type="string" office:string-value="" table:formula="of:=IF(INDEX([.AF$18:.AF$200];[.$K368])=&quot;&quot;;&quot;&quot;;[.AF$17]&amp;&quot; = yes &quot;)" table:style-name="ce1"/>
          <table:table-cell office:value-type="string" office:string-value="" table:formula="of:=IF(INDEX([.AG$18:.AG$200];[.$K368])=&quot;&quot;;&quot;&quot;;[.AG$17]&amp;&quot; = yes &quot;)" table:style-name="ce1"/>
          <table:table-cell office:value-type="string" office:string-value="" table:formula="of:=IF(INDEX([.AH$18:.AH$200];[.$K368])=&quot;&quot;;&quot;&quot;;[.AH$17]&amp;&quot; = yes &quot;)" table:style-name="ce1"/>
          <table:table-cell office:value-type="string" office:string-value="" table:formula="of:=IF(INDEX([.AI$18:.AI$200];[.$K368])=&quot;&quot;;&quot;&quot;;[.AI$17]&amp;&quot; = yes &quot;)" table:style-name="ce1"/>
          <table:table-cell office:value-type="string" office:string-value="" table:formula="of:=IF(INDEX([.AF$18:.AF$200];MATCH([.$C368];[.$Y$18:.$Y$200]))=&quot;&quot;;&quot;&quot;;[.AF$17]&amp;&quot; = yes &quot;)" table:style-name="ce1"/>
          <table:table-cell office:value-type="string" office:string-value="" table:formula="of:=IF(INDEX([.AG$18:.AG$200];MATCH([.$C368];[.$Y$18:.$Y$200]))=&quot;&quot;;&quot;&quot;;[.AG$17]&amp;&quot; = yes &quot;)" table:style-name="ce1"/>
          <table:table-cell office:value-type="string" office:string-value="" table:formula="of:=IF(INDEX([.AH$18:.AH$200];MATCH([.$C368];[.$Y$18:.$Y$200]))=&quot;&quot;;&quot;&quot;;[.AH$17]&amp;&quot; = yes &quot;)" table:style-name="ce1"/>
          <table:table-cell office:value-type="string" office:string-value="" table:formula="of:=IF(INDEX([.AI$18:.AI$200];MATCH([.$C36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62</text:p>
          </table:table-cell>
          <table:table-cell office:value-type="float" office:value="0" table:formula="of:=INDEX([.Y$18:.Y$200];[.K369])" table:style-name="ce1">
            <text:p>0</text:p>
          </table:table-cell>
          <table:table-cell office:value-type="string" office:string-value="pc_steppe" table:formula="of:=INDEX([.$Z$7:.$AD$17];[.L369];[.M369])" table:style-name="ce1">
            <text:p>pc_steppe</text:p>
          </table:table-cell>
          <table:table-cell office:value-type="float" office:value="0" table:formula="of:=[.$X$8]&amp;[.N369]" table:style-name="ce1">
            <text:p>#REF!</text:p>
          </table:table-cell>
          <table:table-cell office:value-type="float" office:value="0" table:formula="of:=[.$X$9]&amp;[.N369]" table:style-name="ce1">
            <text:p>#REF!</text:p>
          </table:table-cell>
          <table:table-cell office:value-type="string" office:string-value="OR={}&quot;OR={}" table:formula="of:=[.O369]&amp;&quot;OR={&quot;&amp;CONCATENATE([.P369];[.Q369];[.R369];[.S369])&amp;&quot;}&quot;&quot;OR={&quot;&amp;CONCATENATE([.T369];[.U369];[.V369];[.W36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69]+1)" table:style-name="ce1">
            <text:p>#REF!</text:p>
          </table:table-cell>
          <table:table-cell office:value-type="float" office:value="0" table:formula="of:=[.I368]" table:style-name="ce1">
            <text:p>0</text:p>
          </table:table-cell>
          <table:table-cell office:value-type="float" office:value="362" table:style-name="ce1">
            <text:p>362</text:p>
          </table:table-cell>
          <table:table-cell office:value-type="float" office:value="10" table:formula="of:=INT([.J369]/COUNTA([.$Z$7:.$AD$17]))+1" table:style-name="ce1">
            <text:p>10</text:p>
          </table:table-cell>
          <table:table-cell office:value-type="float" office:value="2" table:formula="of:=IF(INDEX([.$Z$7:.$AD$17];[.L368]+1;[.M368])=&quot;&quot;;1;[.L368]+1)" table:style-name="ce1">
            <text:p>2</text:p>
          </table:table-cell>
          <table:table-cell office:value-type="float" office:value="3" table:formula="of:=IF(INDEX([.$Z$7:.$AD$17];[.L368]+1;[.M368])=&quot;&quot;;IF([.M368]=5;1;[.M368]+1);[.M368])" table:style-name="ce1">
            <text:p>3</text:p>
          </table:table-cell>
          <table:table-cell office:value-type="float" office:value="0" table:formula="of:=IF([.B369]=[.C369];0;INDEX([.$Z$18:.$AD$25];INT([.$J369]/COUNTA([.$Z$7:.$AD$17]))+1;[.$M369]))" table:style-name="ce1">
            <text:p>#REF!</text:p>
          </table:table-cell>
          <table:table-cell table:style-name="ce1"/>
          <table:table-cell office:value-type="string" office:string-value="" table:formula="of:=IF(INDEX([.AF$18:.AF$200];[.$K369])=&quot;&quot;;&quot;&quot;;[.AF$17]&amp;&quot; = yes &quot;)" table:style-name="ce1"/>
          <table:table-cell office:value-type="string" office:string-value="" table:formula="of:=IF(INDEX([.AG$18:.AG$200];[.$K369])=&quot;&quot;;&quot;&quot;;[.AG$17]&amp;&quot; = yes &quot;)" table:style-name="ce1"/>
          <table:table-cell office:value-type="string" office:string-value="" table:formula="of:=IF(INDEX([.AH$18:.AH$200];[.$K369])=&quot;&quot;;&quot;&quot;;[.AH$17]&amp;&quot; = yes &quot;)" table:style-name="ce1"/>
          <table:table-cell office:value-type="string" office:string-value="" table:formula="of:=IF(INDEX([.AI$18:.AI$200];[.$K369])=&quot;&quot;;&quot;&quot;;[.AI$17]&amp;&quot; = yes &quot;)" table:style-name="ce1"/>
          <table:table-cell office:value-type="string" office:string-value="" table:formula="of:=IF(INDEX([.AF$18:.AF$200];MATCH([.$C369];[.$Y$18:.$Y$200]))=&quot;&quot;;&quot;&quot;;[.AF$17]&amp;&quot; = yes &quot;)" table:style-name="ce1"/>
          <table:table-cell office:value-type="string" office:string-value="" table:formula="of:=IF(INDEX([.AG$18:.AG$200];MATCH([.$C369];[.$Y$18:.$Y$200]))=&quot;&quot;;&quot;&quot;;[.AG$17]&amp;&quot; = yes &quot;)" table:style-name="ce1"/>
          <table:table-cell office:value-type="string" office:string-value="" table:formula="of:=IF(INDEX([.AH$18:.AH$200];MATCH([.$C369];[.$Y$18:.$Y$200]))=&quot;&quot;;&quot;&quot;;[.AH$17]&amp;&quot; = yes &quot;)" table:style-name="ce1"/>
          <table:table-cell office:value-type="string" office:string-value="" table:formula="of:=IF(INDEX([.AI$18:.AI$200];MATCH([.$C36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63</text:p>
          </table:table-cell>
          <table:table-cell office:value-type="float" office:value="0" table:formula="of:=INDEX([.Y$18:.Y$200];[.K370])" table:style-name="ce1">
            <text:p>0</text:p>
          </table:table-cell>
          <table:table-cell office:value-type="string" office:string-value="pc_hadesert" table:formula="of:=INDEX([.$Z$7:.$AD$17];[.L370];[.M370])" table:style-name="ce1">
            <text:p>pc_hadesert</text:p>
          </table:table-cell>
          <table:table-cell office:value-type="float" office:value="0" table:formula="of:=[.$X$8]&amp;[.N370]" table:style-name="ce1">
            <text:p>#REF!</text:p>
          </table:table-cell>
          <table:table-cell office:value-type="float" office:value="0" table:formula="of:=[.$X$9]&amp;[.N370]" table:style-name="ce1">
            <text:p>#REF!</text:p>
          </table:table-cell>
          <table:table-cell office:value-type="string" office:string-value="OR={}&quot;OR={}" table:formula="of:=[.O370]&amp;&quot;OR={&quot;&amp;CONCATENATE([.P370];[.Q370];[.R370];[.S370])&amp;&quot;}&quot;&quot;OR={&quot;&amp;CONCATENATE([.T370];[.U370];[.V370];[.W37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70]+1)" table:style-name="ce1">
            <text:p>#REF!</text:p>
          </table:table-cell>
          <table:table-cell office:value-type="float" office:value="0" table:formula="of:=[.I369]" table:style-name="ce1">
            <text:p>0</text:p>
          </table:table-cell>
          <table:table-cell office:value-type="float" office:value="363" table:style-name="ce1">
            <text:p>363</text:p>
          </table:table-cell>
          <table:table-cell office:value-type="float" office:value="10" table:formula="of:=INT([.J370]/COUNTA([.$Z$7:.$AD$17]))+1" table:style-name="ce1">
            <text:p>10</text:p>
          </table:table-cell>
          <table:table-cell office:value-type="float" office:value="3" table:formula="of:=IF(INDEX([.$Z$7:.$AD$17];[.L369]+1;[.M369])=&quot;&quot;;1;[.L369]+1)" table:style-name="ce1">
            <text:p>3</text:p>
          </table:table-cell>
          <table:table-cell office:value-type="float" office:value="3" table:formula="of:=IF(INDEX([.$Z$7:.$AD$17];[.L369]+1;[.M369])=&quot;&quot;;IF([.M369]=5;1;[.M369]+1);[.M369])" table:style-name="ce1">
            <text:p>3</text:p>
          </table:table-cell>
          <table:table-cell office:value-type="float" office:value="0" table:formula="of:=IF([.B370]=[.C370];0;INDEX([.$Z$18:.$AD$25];INT([.$J370]/COUNTA([.$Z$7:.$AD$17]))+1;[.$M370]))" table:style-name="ce1">
            <text:p>#REF!</text:p>
          </table:table-cell>
          <table:table-cell table:style-name="ce1"/>
          <table:table-cell office:value-type="string" office:string-value="" table:formula="of:=IF(INDEX([.AF$18:.AF$200];[.$K370])=&quot;&quot;;&quot;&quot;;[.AF$17]&amp;&quot; = yes &quot;)" table:style-name="ce1"/>
          <table:table-cell office:value-type="string" office:string-value="" table:formula="of:=IF(INDEX([.AG$18:.AG$200];[.$K370])=&quot;&quot;;&quot;&quot;;[.AG$17]&amp;&quot; = yes &quot;)" table:style-name="ce1"/>
          <table:table-cell office:value-type="string" office:string-value="" table:formula="of:=IF(INDEX([.AH$18:.AH$200];[.$K370])=&quot;&quot;;&quot;&quot;;[.AH$17]&amp;&quot; = yes &quot;)" table:style-name="ce1"/>
          <table:table-cell office:value-type="string" office:string-value="" table:formula="of:=IF(INDEX([.AI$18:.AI$200];[.$K370])=&quot;&quot;;&quot;&quot;;[.AI$17]&amp;&quot; = yes &quot;)" table:style-name="ce1"/>
          <table:table-cell office:value-type="string" office:string-value="" table:formula="of:=IF(INDEX([.AF$18:.AF$200];MATCH([.$C370];[.$Y$18:.$Y$200]))=&quot;&quot;;&quot;&quot;;[.AF$17]&amp;&quot; = yes &quot;)" table:style-name="ce1"/>
          <table:table-cell office:value-type="string" office:string-value="" table:formula="of:=IF(INDEX([.AG$18:.AG$200];MATCH([.$C370];[.$Y$18:.$Y$200]))=&quot;&quot;;&quot;&quot;;[.AG$17]&amp;&quot; = yes &quot;)" table:style-name="ce1"/>
          <table:table-cell office:value-type="string" office:string-value="" table:formula="of:=IF(INDEX([.AH$18:.AH$200];MATCH([.$C370];[.$Y$18:.$Y$200]))=&quot;&quot;;&quot;&quot;;[.AH$17]&amp;&quot; = yes &quot;)" table:style-name="ce1"/>
          <table:table-cell office:value-type="string" office:string-value="" table:formula="of:=IF(INDEX([.AI$18:.AI$200];MATCH([.$C37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64</text:p>
          </table:table-cell>
          <table:table-cell office:value-type="float" office:value="0" table:formula="of:=INDEX([.Y$18:.Y$200];[.K371])" table:style-name="ce1">
            <text:p>0</text:p>
          </table:table-cell>
          <table:table-cell office:value-type="string" office:string-value="pc_antarctic" table:formula="of:=INDEX([.$Z$7:.$AD$17];[.L371];[.M371])" table:style-name="ce1">
            <text:p>pc_antarctic</text:p>
          </table:table-cell>
          <table:table-cell office:value-type="float" office:value="0" table:formula="of:=[.$X$8]&amp;[.N371]" table:style-name="ce1">
            <text:p>#REF!</text:p>
          </table:table-cell>
          <table:table-cell office:value-type="float" office:value="0" table:formula="of:=[.$X$9]&amp;[.N371]" table:style-name="ce1">
            <text:p>#REF!</text:p>
          </table:table-cell>
          <table:table-cell office:value-type="float" office:value="0" table:formula="of:=[.O371]&amp;&quot;OR={&quot;&amp;CONCATENATE([.P371];[.Q371];[.R371];[.S371])&amp;&quot;}&quot;&quot;OR={&quot;&amp;CONCATENATE([.T371];[.U371];[.V371];[.W371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71]+1)" table:style-name="ce1">
            <text:p>#REF!</text:p>
          </table:table-cell>
          <table:table-cell office:value-type="float" office:value="0" table:formula="of:=[.I370]" table:style-name="ce1">
            <text:p>0</text:p>
          </table:table-cell>
          <table:table-cell office:value-type="float" office:value="364" table:style-name="ce1">
            <text:p>364</text:p>
          </table:table-cell>
          <table:table-cell office:value-type="float" office:value="10" table:formula="of:=INT([.J371]/COUNTA([.$Z$7:.$AD$17]))+1" table:style-name="ce1">
            <text:p>10</text:p>
          </table:table-cell>
          <table:table-cell office:value-type="float" office:value="4" table:formula="of:=IF(INDEX([.$Z$7:.$AD$17];[.L370]+1;[.M370])=&quot;&quot;;1;[.L370]+1)" table:style-name="ce1">
            <text:p>4</text:p>
          </table:table-cell>
          <table:table-cell office:value-type="float" office:value="3" table:formula="of:=IF(INDEX([.$Z$7:.$AD$17];[.L370]+1;[.M370])=&quot;&quot;;IF([.M370]=5;1;[.M370]+1);[.M370])" table:style-name="ce1">
            <text:p>3</text:p>
          </table:table-cell>
          <table:table-cell office:value-type="float" office:value="0" table:formula="of:=IF([.B371]=[.C371];0;INDEX([.$Z$18:.$AD$25];INT([.$J371]/COUNTA([.$Z$7:.$AD$17]))+1;[.$M371]))" table:style-name="ce1">
            <text:p>#REF!</text:p>
          </table:table-cell>
          <table:table-cell table:style-name="ce1"/>
          <table:table-cell office:value-type="string" office:string-value="" table:formula="of:=IF(INDEX([.AF$18:.AF$200];[.$K371])=&quot;&quot;;&quot;&quot;;[.AF$17]&amp;&quot; = yes &quot;)" table:style-name="ce1"/>
          <table:table-cell office:value-type="string" office:string-value="" table:formula="of:=IF(INDEX([.AG$18:.AG$200];[.$K371])=&quot;&quot;;&quot;&quot;;[.AG$17]&amp;&quot; = yes &quot;)" table:style-name="ce1"/>
          <table:table-cell office:value-type="string" office:string-value="" table:formula="of:=IF(INDEX([.AH$18:.AH$200];[.$K371])=&quot;&quot;;&quot;&quot;;[.AH$17]&amp;&quot; = yes &quot;)" table:style-name="ce1"/>
          <table:table-cell office:value-type="string" office:string-value="" table:formula="of:=IF(INDEX([.AI$18:.AI$200];[.$K371])=&quot;&quot;;&quot;&quot;;[.AI$17]&amp;&quot; = yes &quot;)" table:style-name="ce1"/>
          <table:table-cell office:value-type="float" office:value="0" table:formula="of:=IF(INDEX([.AF$18:.AF$200];MATCH([.$C371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371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371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371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65</text:p>
          </table:table-cell>
          <table:table-cell office:value-type="float" office:value="0" table:formula="of:=INDEX([.Y$18:.Y$200];[.K372])" table:style-name="ce1">
            <text:p>0</text:p>
          </table:table-cell>
          <table:table-cell office:value-type="string" office:string-value="pc_tundra" table:formula="of:=INDEX([.$Z$7:.$AD$17];[.L372];[.M372])" table:style-name="ce1">
            <text:p>pc_tundra</text:p>
          </table:table-cell>
          <table:table-cell office:value-type="float" office:value="0" table:formula="of:=[.$X$8]&amp;[.N372]" table:style-name="ce1">
            <text:p>#REF!</text:p>
          </table:table-cell>
          <table:table-cell office:value-type="float" office:value="0" table:formula="of:=[.$X$9]&amp;[.N372]" table:style-name="ce1">
            <text:p>#REF!</text:p>
          </table:table-cell>
          <table:table-cell office:value-type="string" office:string-value="OR={}&quot;OR={}" table:formula="of:=[.O372]&amp;&quot;OR={&quot;&amp;CONCATENATE([.P372];[.Q372];[.R372];[.S372])&amp;&quot;}&quot;&quot;OR={&quot;&amp;CONCATENATE([.T372];[.U372];[.V372];[.W37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72]+1)" table:style-name="ce1">
            <text:p>#REF!</text:p>
          </table:table-cell>
          <table:table-cell office:value-type="float" office:value="0" table:formula="of:=[.I371]" table:style-name="ce1">
            <text:p>0</text:p>
          </table:table-cell>
          <table:table-cell office:value-type="float" office:value="365" table:style-name="ce1">
            <text:p>365</text:p>
          </table:table-cell>
          <table:table-cell office:value-type="float" office:value="10" table:formula="of:=INT([.J372]/COUNTA([.$Z$7:.$AD$17]))+1" table:style-name="ce1">
            <text:p>10</text:p>
          </table:table-cell>
          <table:table-cell office:value-type="float" office:value="5" table:formula="of:=IF(INDEX([.$Z$7:.$AD$17];[.L371]+1;[.M371])=&quot;&quot;;1;[.L371]+1)" table:style-name="ce1">
            <text:p>5</text:p>
          </table:table-cell>
          <table:table-cell office:value-type="float" office:value="3" table:formula="of:=IF(INDEX([.$Z$7:.$AD$17];[.L371]+1;[.M371])=&quot;&quot;;IF([.M371]=5;1;[.M371]+1);[.M371])" table:style-name="ce1">
            <text:p>3</text:p>
          </table:table-cell>
          <table:table-cell office:value-type="float" office:value="0" table:formula="of:=IF([.B372]=[.C372];0;INDEX([.$Z$18:.$AD$25];INT([.$J372]/COUNTA([.$Z$7:.$AD$17]))+1;[.$M372]))" table:style-name="ce1">
            <text:p>#REF!</text:p>
          </table:table-cell>
          <table:table-cell table:style-name="ce1"/>
          <table:table-cell office:value-type="string" office:string-value="" table:formula="of:=IF(INDEX([.AF$18:.AF$200];[.$K372])=&quot;&quot;;&quot;&quot;;[.AF$17]&amp;&quot; = yes &quot;)" table:style-name="ce1"/>
          <table:table-cell office:value-type="string" office:string-value="" table:formula="of:=IF(INDEX([.AG$18:.AG$200];[.$K372])=&quot;&quot;;&quot;&quot;;[.AG$17]&amp;&quot; = yes &quot;)" table:style-name="ce1"/>
          <table:table-cell office:value-type="string" office:string-value="" table:formula="of:=IF(INDEX([.AH$18:.AH$200];[.$K372])=&quot;&quot;;&quot;&quot;;[.AH$17]&amp;&quot; = yes &quot;)" table:style-name="ce1"/>
          <table:table-cell office:value-type="string" office:string-value="" table:formula="of:=IF(INDEX([.AI$18:.AI$200];[.$K372])=&quot;&quot;;&quot;&quot;;[.AI$17]&amp;&quot; = yes &quot;)" table:style-name="ce1"/>
          <table:table-cell office:value-type="string" office:string-value="" table:formula="of:=IF(INDEX([.AF$18:.AF$200];MATCH([.$C372];[.$Y$18:.$Y$200]))=&quot;&quot;;&quot;&quot;;[.AF$17]&amp;&quot; = yes &quot;)" table:style-name="ce1"/>
          <table:table-cell office:value-type="string" office:string-value="" table:formula="of:=IF(INDEX([.AG$18:.AG$200];MATCH([.$C372];[.$Y$18:.$Y$200]))=&quot;&quot;;&quot;&quot;;[.AG$17]&amp;&quot; = yes &quot;)" table:style-name="ce1"/>
          <table:table-cell office:value-type="string" office:string-value="" table:formula="of:=IF(INDEX([.AH$18:.AH$200];MATCH([.$C372];[.$Y$18:.$Y$200]))=&quot;&quot;;&quot;&quot;;[.AH$17]&amp;&quot; = yes &quot;)" table:style-name="ce1"/>
          <table:table-cell office:value-type="string" office:string-value="" table:formula="of:=IF(INDEX([.AI$18:.AI$200];MATCH([.$C37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66</text:p>
          </table:table-cell>
          <table:table-cell office:value-type="float" office:value="0" table:formula="of:=INDEX([.Y$18:.Y$200];[.K373])" table:style-name="ce1">
            <text:p>0</text:p>
          </table:table-cell>
          <table:table-cell office:value-type="string" office:string-value="pc_alpine" table:formula="of:=INDEX([.$Z$7:.$AD$17];[.L373];[.M373])" table:style-name="ce1">
            <text:p>pc_alpine</text:p>
          </table:table-cell>
          <table:table-cell office:value-type="float" office:value="0" table:formula="of:=[.$X$8]&amp;[.N373]" table:style-name="ce1">
            <text:p>#REF!</text:p>
          </table:table-cell>
          <table:table-cell office:value-type="float" office:value="0" table:formula="of:=[.$X$9]&amp;[.N373]" table:style-name="ce1">
            <text:p>#REF!</text:p>
          </table:table-cell>
          <table:table-cell office:value-type="float" office:value="0" table:formula="of:=[.O373]&amp;&quot;OR={&quot;&amp;CONCATENATE([.P373];[.Q373];[.R373];[.S373])&amp;&quot;}&quot;&quot;OR={&quot;&amp;CONCATENATE([.T373];[.U373];[.V373];[.W373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73]+1)" table:style-name="ce1">
            <text:p>#REF!</text:p>
          </table:table-cell>
          <table:table-cell office:value-type="float" office:value="0" table:formula="of:=[.I372]" table:style-name="ce1">
            <text:p>0</text:p>
          </table:table-cell>
          <table:table-cell office:value-type="float" office:value="366" table:style-name="ce1">
            <text:p>366</text:p>
          </table:table-cell>
          <table:table-cell office:value-type="float" office:value="10" table:formula="of:=INT([.J373]/COUNTA([.$Z$7:.$AD$17]))+1" table:style-name="ce1">
            <text:p>10</text:p>
          </table:table-cell>
          <table:table-cell office:value-type="float" office:value="6" table:formula="of:=IF(INDEX([.$Z$7:.$AD$17];[.L372]+1;[.M372])=&quot;&quot;;1;[.L372]+1)" table:style-name="ce1">
            <text:p>6</text:p>
          </table:table-cell>
          <table:table-cell office:value-type="float" office:value="3" table:formula="of:=IF(INDEX([.$Z$7:.$AD$17];[.L372]+1;[.M372])=&quot;&quot;;IF([.M372]=5;1;[.M372]+1);[.M372])" table:style-name="ce1">
            <text:p>3</text:p>
          </table:table-cell>
          <table:table-cell office:value-type="float" office:value="0" table:formula="of:=IF([.B373]=[.C373];0;INDEX([.$Z$18:.$AD$25];INT([.$J373]/COUNTA([.$Z$7:.$AD$17]))+1;[.$M373]))" table:style-name="ce1">
            <text:p>#REF!</text:p>
          </table:table-cell>
          <table:table-cell table:style-name="ce1"/>
          <table:table-cell office:value-type="string" office:string-value="" table:formula="of:=IF(INDEX([.AF$18:.AF$200];[.$K373])=&quot;&quot;;&quot;&quot;;[.AF$17]&amp;&quot; = yes &quot;)" table:style-name="ce1"/>
          <table:table-cell office:value-type="string" office:string-value="" table:formula="of:=IF(INDEX([.AG$18:.AG$200];[.$K373])=&quot;&quot;;&quot;&quot;;[.AG$17]&amp;&quot; = yes &quot;)" table:style-name="ce1"/>
          <table:table-cell office:value-type="string" office:string-value="" table:formula="of:=IF(INDEX([.AH$18:.AH$200];[.$K373])=&quot;&quot;;&quot;&quot;;[.AH$17]&amp;&quot; = yes &quot;)" table:style-name="ce1"/>
          <table:table-cell office:value-type="string" office:string-value="" table:formula="of:=IF(INDEX([.AI$18:.AI$200];[.$K373])=&quot;&quot;;&quot;&quot;;[.AI$17]&amp;&quot; = yes &quot;)" table:style-name="ce1"/>
          <table:table-cell office:value-type="float" office:value="0" table:formula="of:=IF(INDEX([.AF$18:.AF$200];MATCH([.$C373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373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373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373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67</text:p>
          </table:table-cell>
          <table:table-cell office:value-type="float" office:value="0" table:formula="of:=INDEX([.Y$18:.Y$200];[.K374])" table:style-name="ce1">
            <text:p>0</text:p>
          </table:table-cell>
          <table:table-cell office:value-type="string" office:string-value="pc_greenhouse_cold" table:formula="of:=INDEX([.$Z$7:.$AD$17];[.L374];[.M374])" table:style-name="ce1">
            <text:p>pc_greenhouse_cold</text:p>
          </table:table-cell>
          <table:table-cell office:value-type="float" office:value="0" table:formula="of:=[.$X$8]&amp;[.N374]" table:style-name="ce1">
            <text:p>#REF!</text:p>
          </table:table-cell>
          <table:table-cell office:value-type="float" office:value="0" table:formula="of:=[.$X$9]&amp;[.N374]" table:style-name="ce1">
            <text:p>#REF!</text:p>
          </table:table-cell>
          <table:table-cell office:value-type="string" office:string-value="OR={}&quot;OR={}" table:formula="of:=[.O374]&amp;&quot;OR={&quot;&amp;CONCATENATE([.P374];[.Q374];[.R374];[.S374])&amp;&quot;}&quot;&quot;OR={&quot;&amp;CONCATENATE([.T374];[.U374];[.V374];[.W37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74]+1)" table:style-name="ce1">
            <text:p>#REF!</text:p>
          </table:table-cell>
          <table:table-cell office:value-type="float" office:value="0" table:formula="of:=[.I373]" table:style-name="ce1">
            <text:p>0</text:p>
          </table:table-cell>
          <table:table-cell office:value-type="float" office:value="367" table:style-name="ce1">
            <text:p>367</text:p>
          </table:table-cell>
          <table:table-cell office:value-type="float" office:value="10" table:formula="of:=INT([.J374]/COUNTA([.$Z$7:.$AD$17]))+1" table:style-name="ce1">
            <text:p>10</text:p>
          </table:table-cell>
          <table:table-cell office:value-type="float" office:value="7" table:formula="of:=IF(INDEX([.$Z$7:.$AD$17];[.L373]+1;[.M373])=&quot;&quot;;1;[.L373]+1)" table:style-name="ce1">
            <text:p>7</text:p>
          </table:table-cell>
          <table:table-cell office:value-type="float" office:value="3" table:formula="of:=IF(INDEX([.$Z$7:.$AD$17];[.L373]+1;[.M373])=&quot;&quot;;IF([.M373]=5;1;[.M373]+1);[.M373])" table:style-name="ce1">
            <text:p>3</text:p>
          </table:table-cell>
          <table:table-cell office:value-type="float" office:value="0" table:formula="of:=IF([.B374]=[.C374];0;INDEX([.$Z$18:.$AD$25];INT([.$J374]/COUNTA([.$Z$7:.$AD$17]))+1;[.$M374]))" table:style-name="ce1">
            <text:p>#REF!</text:p>
          </table:table-cell>
          <table:table-cell table:style-name="ce1"/>
          <table:table-cell office:value-type="string" office:string-value="" table:formula="of:=IF(INDEX([.AF$18:.AF$200];[.$K374])=&quot;&quot;;&quot;&quot;;[.AF$17]&amp;&quot; = yes &quot;)" table:style-name="ce1"/>
          <table:table-cell office:value-type="string" office:string-value="" table:formula="of:=IF(INDEX([.AG$18:.AG$200];[.$K374])=&quot;&quot;;&quot;&quot;;[.AG$17]&amp;&quot; = yes &quot;)" table:style-name="ce1"/>
          <table:table-cell office:value-type="string" office:string-value="" table:formula="of:=IF(INDEX([.AH$18:.AH$200];[.$K374])=&quot;&quot;;&quot;&quot;;[.AH$17]&amp;&quot; = yes &quot;)" table:style-name="ce1"/>
          <table:table-cell office:value-type="string" office:string-value="" table:formula="of:=IF(INDEX([.AI$18:.AI$200];[.$K374])=&quot;&quot;;&quot;&quot;;[.AI$17]&amp;&quot; = yes &quot;)" table:style-name="ce1"/>
          <table:table-cell office:value-type="string" office:string-value="" table:formula="of:=IF(INDEX([.AF$18:.AF$200];MATCH([.$C374];[.$Y$18:.$Y$200]))=&quot;&quot;;&quot;&quot;;[.AF$17]&amp;&quot; = yes &quot;)" table:style-name="ce1"/>
          <table:table-cell office:value-type="string" office:string-value="" table:formula="of:=IF(INDEX([.AG$18:.AG$200];MATCH([.$C374];[.$Y$18:.$Y$200]))=&quot;&quot;;&quot;&quot;;[.AG$17]&amp;&quot; = yes &quot;)" table:style-name="ce1"/>
          <table:table-cell office:value-type="string" office:string-value="" table:formula="of:=IF(INDEX([.AH$18:.AH$200];MATCH([.$C374];[.$Y$18:.$Y$200]))=&quot;&quot;;&quot;&quot;;[.AH$17]&amp;&quot; = yes &quot;)" table:style-name="ce1"/>
          <table:table-cell office:value-type="string" office:string-value="" table:formula="of:=IF(INDEX([.AI$18:.AI$200];MATCH([.$C37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68</text:p>
          </table:table-cell>
          <table:table-cell office:value-type="float" office:value="0" table:formula="of:=INDEX([.Y$18:.Y$200];[.K375])" table:style-name="ce1">
            <text:p>0</text:p>
          </table:table-cell>
          <table:table-cell office:value-type="string" office:string-value="pc_arctic" table:formula="of:=INDEX([.$Z$7:.$AD$17];[.L375];[.M375])" table:style-name="ce1">
            <text:p>pc_arctic</text:p>
          </table:table-cell>
          <table:table-cell office:value-type="float" office:value="0" table:formula="of:=[.$X$8]&amp;[.N375]" table:style-name="ce1">
            <text:p>#REF!</text:p>
          </table:table-cell>
          <table:table-cell office:value-type="float" office:value="0" table:formula="of:=[.$X$9]&amp;[.N375]" table:style-name="ce1">
            <text:p>#REF!</text:p>
          </table:table-cell>
          <table:table-cell office:value-type="float" office:value="0" table:formula="of:=[.O375]&amp;&quot;OR={&quot;&amp;CONCATENATE([.P375];[.Q375];[.R375];[.S375])&amp;&quot;}&quot;&quot;OR={&quot;&amp;CONCATENATE([.T375];[.U375];[.V375];[.W375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75]+1)" table:style-name="ce1">
            <text:p>#REF!</text:p>
          </table:table-cell>
          <table:table-cell office:value-type="float" office:value="0" table:formula="of:=[.I374]" table:style-name="ce1">
            <text:p>0</text:p>
          </table:table-cell>
          <table:table-cell office:value-type="float" office:value="368" table:style-name="ce1">
            <text:p>368</text:p>
          </table:table-cell>
          <table:table-cell office:value-type="float" office:value="10" table:formula="of:=INT([.J375]/COUNTA([.$Z$7:.$AD$17]))+1" table:style-name="ce1">
            <text:p>10</text:p>
          </table:table-cell>
          <table:table-cell office:value-type="float" office:value="1" table:formula="of:=IF(INDEX([.$Z$7:.$AD$17];[.L374]+1;[.M374])=&quot;&quot;;1;[.L374]+1)" table:style-name="ce1">
            <text:p>1</text:p>
          </table:table-cell>
          <table:table-cell office:value-type="float" office:value="4" table:formula="of:=IF(INDEX([.$Z$7:.$AD$17];[.L374]+1;[.M374])=&quot;&quot;;IF([.M374]=5;1;[.M374]+1);[.M374])" table:style-name="ce1">
            <text:p>4</text:p>
          </table:table-cell>
          <table:table-cell office:value-type="float" office:value="0" table:formula="of:=IF([.B375]=[.C375];0;INDEX([.$Z$18:.$AD$25];INT([.$J375]/COUNTA([.$Z$7:.$AD$17]))+1;[.$M375]))" table:style-name="ce1">
            <text:p>#REF!</text:p>
          </table:table-cell>
          <table:table-cell table:style-name="ce1"/>
          <table:table-cell office:value-type="string" office:string-value="" table:formula="of:=IF(INDEX([.AF$18:.AF$200];[.$K375])=&quot;&quot;;&quot;&quot;;[.AF$17]&amp;&quot; = yes &quot;)" table:style-name="ce1"/>
          <table:table-cell office:value-type="string" office:string-value="" table:formula="of:=IF(INDEX([.AG$18:.AG$200];[.$K375])=&quot;&quot;;&quot;&quot;;[.AG$17]&amp;&quot; = yes &quot;)" table:style-name="ce1"/>
          <table:table-cell office:value-type="string" office:string-value="" table:formula="of:=IF(INDEX([.AH$18:.AH$200];[.$K375])=&quot;&quot;;&quot;&quot;;[.AH$17]&amp;&quot; = yes &quot;)" table:style-name="ce1"/>
          <table:table-cell office:value-type="string" office:string-value="" table:formula="of:=IF(INDEX([.AI$18:.AI$200];[.$K375])=&quot;&quot;;&quot;&quot;;[.AI$17]&amp;&quot; = yes &quot;)" table:style-name="ce1"/>
          <table:table-cell office:value-type="float" office:value="0" table:formula="of:=IF(INDEX([.AF$18:.AF$200];MATCH([.$C375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375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375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375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69</text:p>
          </table:table-cell>
          <table:table-cell office:value-type="float" office:value="0" table:formula="of:=INDEX([.Y$18:.Y$200];[.K376])" table:style-name="ce1">
            <text:p>0</text:p>
          </table:table-cell>
          <table:table-cell office:value-type="string" office:string-value="pc_swamp" table:formula="of:=INDEX([.$Z$7:.$AD$17];[.L376];[.M376])" table:style-name="ce1">
            <text:p>pc_swamp</text:p>
          </table:table-cell>
          <table:table-cell office:value-type="float" office:value="0" table:formula="of:=[.$X$8]&amp;[.N376]" table:style-name="ce1">
            <text:p>#REF!</text:p>
          </table:table-cell>
          <table:table-cell office:value-type="float" office:value="0" table:formula="of:=[.$X$9]&amp;[.N376]" table:style-name="ce1">
            <text:p>#REF!</text:p>
          </table:table-cell>
          <table:table-cell office:value-type="string" office:string-value="OR={}&quot;OR={}" table:formula="of:=[.O376]&amp;&quot;OR={&quot;&amp;CONCATENATE([.P376];[.Q376];[.R376];[.S376])&amp;&quot;}&quot;&quot;OR={&quot;&amp;CONCATENATE([.T376];[.U376];[.V376];[.W37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76]+1)" table:style-name="ce1">
            <text:p>#REF!</text:p>
          </table:table-cell>
          <table:table-cell office:value-type="float" office:value="0" table:formula="of:=[.I375]" table:style-name="ce1">
            <text:p>0</text:p>
          </table:table-cell>
          <table:table-cell office:value-type="float" office:value="369" table:style-name="ce1">
            <text:p>369</text:p>
          </table:table-cell>
          <table:table-cell office:value-type="float" office:value="10" table:formula="of:=INT([.J376]/COUNTA([.$Z$7:.$AD$17]))+1" table:style-name="ce1">
            <text:p>10</text:p>
          </table:table-cell>
          <table:table-cell office:value-type="float" office:value="2" table:formula="of:=IF(INDEX([.$Z$7:.$AD$17];[.L375]+1;[.M375])=&quot;&quot;;1;[.L375]+1)" table:style-name="ce1">
            <text:p>2</text:p>
          </table:table-cell>
          <table:table-cell office:value-type="float" office:value="4" table:formula="of:=IF(INDEX([.$Z$7:.$AD$17];[.L375]+1;[.M375])=&quot;&quot;;IF([.M375]=5;1;[.M375]+1);[.M375])" table:style-name="ce1">
            <text:p>4</text:p>
          </table:table-cell>
          <table:table-cell office:value-type="float" office:value="0" table:formula="of:=IF([.B376]=[.C376];0;INDEX([.$Z$18:.$AD$25];INT([.$J376]/COUNTA([.$Z$7:.$AD$17]))+1;[.$M376]))" table:style-name="ce1">
            <text:p>#REF!</text:p>
          </table:table-cell>
          <table:table-cell table:style-name="ce1"/>
          <table:table-cell office:value-type="string" office:string-value="" table:formula="of:=IF(INDEX([.AF$18:.AF$200];[.$K376])=&quot;&quot;;&quot;&quot;;[.AF$17]&amp;&quot; = yes &quot;)" table:style-name="ce1"/>
          <table:table-cell office:value-type="string" office:string-value="" table:formula="of:=IF(INDEX([.AG$18:.AG$200];[.$K376])=&quot;&quot;;&quot;&quot;;[.AG$17]&amp;&quot; = yes &quot;)" table:style-name="ce1"/>
          <table:table-cell office:value-type="string" office:string-value="" table:formula="of:=IF(INDEX([.AH$18:.AH$200];[.$K376])=&quot;&quot;;&quot;&quot;;[.AH$17]&amp;&quot; = yes &quot;)" table:style-name="ce1"/>
          <table:table-cell office:value-type="string" office:string-value="" table:formula="of:=IF(INDEX([.AI$18:.AI$200];[.$K376])=&quot;&quot;;&quot;&quot;;[.AI$17]&amp;&quot; = yes &quot;)" table:style-name="ce1"/>
          <table:table-cell office:value-type="string" office:string-value="" table:formula="of:=IF(INDEX([.AF$18:.AF$200];MATCH([.$C376];[.$Y$18:.$Y$200]))=&quot;&quot;;&quot;&quot;;[.AF$17]&amp;&quot; = yes &quot;)" table:style-name="ce1"/>
          <table:table-cell office:value-type="string" office:string-value="" table:formula="of:=IF(INDEX([.AG$18:.AG$200];MATCH([.$C376];[.$Y$18:.$Y$200]))=&quot;&quot;;&quot;&quot;;[.AG$17]&amp;&quot; = yes &quot;)" table:style-name="ce1"/>
          <table:table-cell office:value-type="string" office:string-value="" table:formula="of:=IF(INDEX([.AH$18:.AH$200];MATCH([.$C376];[.$Y$18:.$Y$200]))=&quot;&quot;;&quot;&quot;;[.AH$17]&amp;&quot; = yes &quot;)" table:style-name="ce1"/>
          <table:table-cell office:value-type="string" office:string-value="" table:formula="of:=IF(INDEX([.AI$18:.AI$200];MATCH([.$C37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70</text:p>
          </table:table-cell>
          <table:table-cell office:value-type="float" office:value="0" table:formula="of:=INDEX([.Y$18:.Y$200];[.K377])" table:style-name="ce1">
            <text:p>0</text:p>
          </table:table-cell>
          <table:table-cell office:value-type="string" office:string-value="pc_cascadian" table:formula="of:=INDEX([.$Z$7:.$AD$17];[.L377];[.M377])" table:style-name="ce1">
            <text:p>pc_cascadian</text:p>
          </table:table-cell>
          <table:table-cell office:value-type="float" office:value="0" table:formula="of:=[.$X$8]&amp;[.N377]" table:style-name="ce1">
            <text:p>#REF!</text:p>
          </table:table-cell>
          <table:table-cell office:value-type="float" office:value="0" table:formula="of:=[.$X$9]&amp;[.N377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377]&amp;&quot;OR={&quot;&amp;CONCATENATE([.P377];[.Q377];[.R377];[.S377])&amp;&quot;}&quot;&quot;OR={&quot;&amp;CONCATENATE([.T377];[.U377];[.V377];[.W377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77]+1)" table:style-name="ce1">
            <text:p>#REF!</text:p>
          </table:table-cell>
          <table:table-cell office:value-type="float" office:value="0" table:formula="of:=[.I376]" table:style-name="ce1">
            <text:p>0</text:p>
          </table:table-cell>
          <table:table-cell office:value-type="float" office:value="370" table:style-name="ce1">
            <text:p>370</text:p>
          </table:table-cell>
          <table:table-cell office:value-type="float" office:value="10" table:formula="of:=INT([.J377]/COUNTA([.$Z$7:.$AD$17]))+1" table:style-name="ce1">
            <text:p>10</text:p>
          </table:table-cell>
          <table:table-cell office:value-type="float" office:value="3" table:formula="of:=IF(INDEX([.$Z$7:.$AD$17];[.L376]+1;[.M376])=&quot;&quot;;1;[.L376]+1)" table:style-name="ce1">
            <text:p>3</text:p>
          </table:table-cell>
          <table:table-cell office:value-type="float" office:value="4" table:formula="of:=IF(INDEX([.$Z$7:.$AD$17];[.L376]+1;[.M376])=&quot;&quot;;IF([.M376]=5;1;[.M376]+1);[.M376])" table:style-name="ce1">
            <text:p>4</text:p>
          </table:table-cell>
          <table:table-cell office:value-type="float" office:value="0" table:formula="of:=IF([.B377]=[.C377];0;INDEX([.$Z$18:.$AD$25];INT([.$J377]/COUNTA([.$Z$7:.$AD$17]))+1;[.$M377]))" table:style-name="ce1">
            <text:p>#REF!</text:p>
          </table:table-cell>
          <table:table-cell table:style-name="ce1"/>
          <table:table-cell office:value-type="string" office:string-value="" table:formula="of:=IF(INDEX([.AF$18:.AF$200];[.$K377])=&quot;&quot;;&quot;&quot;;[.AF$17]&amp;&quot; = yes &quot;)" table:style-name="ce1"/>
          <table:table-cell office:value-type="string" office:string-value="" table:formula="of:=IF(INDEX([.AG$18:.AG$200];[.$K377])=&quot;&quot;;&quot;&quot;;[.AG$17]&amp;&quot; = yes &quot;)" table:style-name="ce1"/>
          <table:table-cell office:value-type="string" office:string-value="" table:formula="of:=IF(INDEX([.AH$18:.AH$200];[.$K377])=&quot;&quot;;&quot;&quot;;[.AH$17]&amp;&quot; = yes &quot;)" table:style-name="ce1"/>
          <table:table-cell office:value-type="string" office:string-value="" table:formula="of:=IF(INDEX([.AI$18:.AI$200];[.$K377])=&quot;&quot;;&quot;&quot;;[.AI$17]&amp;&quot; = yes &quot;)" table:style-name="ce1"/>
          <table:table-cell office:value-type="string" office:string-value="planetary_diversity_enabled = yes " table:formula="of:=IF(INDEX([.AF$18:.AF$200];MATCH([.$C377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377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377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377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71</text:p>
          </table:table-cell>
          <table:table-cell office:value-type="float" office:value="0" table:formula="of:=INDEX([.Y$18:.Y$200];[.K378])" table:style-name="ce1">
            <text:p>0</text:p>
          </table:table-cell>
          <table:table-cell office:value-type="string" office:string-value="pc_geothermal" table:formula="of:=INDEX([.$Z$7:.$AD$17];[.L378];[.M378])" table:style-name="ce1">
            <text:p>pc_geothermal</text:p>
          </table:table-cell>
          <table:table-cell office:value-type="float" office:value="0" table:formula="of:=[.$X$8]&amp;[.N378]" table:style-name="ce1">
            <text:p>#REF!</text:p>
          </table:table-cell>
          <table:table-cell office:value-type="float" office:value="0" table:formula="of:=[.$X$9]&amp;[.N378]" table:style-name="ce1">
            <text:p>#REF!</text:p>
          </table:table-cell>
          <table:table-cell office:value-type="string" office:string-value="OR={}&quot;OR={}" table:formula="of:=[.O378]&amp;&quot;OR={&quot;&amp;CONCATENATE([.P378];[.Q378];[.R378];[.S378])&amp;&quot;}&quot;&quot;OR={&quot;&amp;CONCATENATE([.T378];[.U378];[.V378];[.W37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78]+1)" table:style-name="ce1">
            <text:p>#REF!</text:p>
          </table:table-cell>
          <table:table-cell office:value-type="float" office:value="0" table:formula="of:=[.I377]" table:style-name="ce1">
            <text:p>0</text:p>
          </table:table-cell>
          <table:table-cell office:value-type="float" office:value="371" table:style-name="ce1">
            <text:p>371</text:p>
          </table:table-cell>
          <table:table-cell office:value-type="float" office:value="10" table:formula="of:=INT([.J378]/COUNTA([.$Z$7:.$AD$17]))+1" table:style-name="ce1">
            <text:p>10</text:p>
          </table:table-cell>
          <table:table-cell office:value-type="float" office:value="4" table:formula="of:=IF(INDEX([.$Z$7:.$AD$17];[.L377]+1;[.M377])=&quot;&quot;;1;[.L377]+1)" table:style-name="ce1">
            <text:p>4</text:p>
          </table:table-cell>
          <table:table-cell office:value-type="float" office:value="4" table:formula="of:=IF(INDEX([.$Z$7:.$AD$17];[.L377]+1;[.M377])=&quot;&quot;;IF([.M377]=5;1;[.M377]+1);[.M377])" table:style-name="ce1">
            <text:p>4</text:p>
          </table:table-cell>
          <table:table-cell office:value-type="float" office:value="0" table:formula="of:=IF([.B378]=[.C378];0;INDEX([.$Z$18:.$AD$25];INT([.$J378]/COUNTA([.$Z$7:.$AD$17]))+1;[.$M378]))" table:style-name="ce1">
            <text:p>#REF!</text:p>
          </table:table-cell>
          <table:table-cell table:style-name="ce1"/>
          <table:table-cell office:value-type="string" office:string-value="" table:formula="of:=IF(INDEX([.AF$18:.AF$200];[.$K378])=&quot;&quot;;&quot;&quot;;[.AF$17]&amp;&quot; = yes &quot;)" table:style-name="ce1"/>
          <table:table-cell office:value-type="string" office:string-value="" table:formula="of:=IF(INDEX([.AG$18:.AG$200];[.$K378])=&quot;&quot;;&quot;&quot;;[.AG$17]&amp;&quot; = yes &quot;)" table:style-name="ce1"/>
          <table:table-cell office:value-type="string" office:string-value="" table:formula="of:=IF(INDEX([.AH$18:.AH$200];[.$K378])=&quot;&quot;;&quot;&quot;;[.AH$17]&amp;&quot; = yes &quot;)" table:style-name="ce1"/>
          <table:table-cell office:value-type="string" office:string-value="" table:formula="of:=IF(INDEX([.AI$18:.AI$200];[.$K378])=&quot;&quot;;&quot;&quot;;[.AI$17]&amp;&quot; = yes &quot;)" table:style-name="ce1"/>
          <table:table-cell office:value-type="string" office:string-value="" table:formula="of:=IF(INDEX([.AF$18:.AF$200];MATCH([.$C378];[.$Y$18:.$Y$200]))=&quot;&quot;;&quot;&quot;;[.AF$17]&amp;&quot; = yes &quot;)" table:style-name="ce1"/>
          <table:table-cell office:value-type="string" office:string-value="" table:formula="of:=IF(INDEX([.AG$18:.AG$200];MATCH([.$C378];[.$Y$18:.$Y$200]))=&quot;&quot;;&quot;&quot;;[.AG$17]&amp;&quot; = yes &quot;)" table:style-name="ce1"/>
          <table:table-cell office:value-type="string" office:string-value="" table:formula="of:=IF(INDEX([.AH$18:.AH$200];MATCH([.$C378];[.$Y$18:.$Y$200]))=&quot;&quot;;&quot;&quot;;[.AH$17]&amp;&quot; = yes &quot;)" table:style-name="ce1"/>
          <table:table-cell office:value-type="string" office:string-value="" table:formula="of:=IF(INDEX([.AI$18:.AI$200];MATCH([.$C37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72</text:p>
          </table:table-cell>
          <table:table-cell office:value-type="float" office:value="0" table:formula="of:=INDEX([.Y$18:.Y$200];[.K379])" table:style-name="ce1">
            <text:p>0</text:p>
          </table:table-cell>
          <table:table-cell office:value-type="string" office:string-value="pc_glacial" table:formula="of:=INDEX([.$Z$7:.$AD$17];[.L379];[.M379])" table:style-name="ce1">
            <text:p>pc_glacial</text:p>
          </table:table-cell>
          <table:table-cell office:value-type="float" office:value="0" table:formula="of:=[.$X$8]&amp;[.N379]" table:style-name="ce1">
            <text:p>#REF!</text:p>
          </table:table-cell>
          <table:table-cell office:value-type="float" office:value="0" table:formula="of:=[.$X$9]&amp;[.N379]" table:style-name="ce1">
            <text:p>#REF!</text:p>
          </table:table-cell>
          <table:table-cell office:value-type="string" office:string-value="OR={}&quot;OR={}" table:formula="of:=[.O379]&amp;&quot;OR={&quot;&amp;CONCATENATE([.P379];[.Q379];[.R379];[.S379])&amp;&quot;}&quot;&quot;OR={&quot;&amp;CONCATENATE([.T379];[.U379];[.V379];[.W37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79]+1)" table:style-name="ce1">
            <text:p>#REF!</text:p>
          </table:table-cell>
          <table:table-cell office:value-type="float" office:value="0" table:formula="of:=[.I378]" table:style-name="ce1">
            <text:p>0</text:p>
          </table:table-cell>
          <table:table-cell office:value-type="float" office:value="372" table:style-name="ce1">
            <text:p>372</text:p>
          </table:table-cell>
          <table:table-cell office:value-type="float" office:value="10" table:formula="of:=INT([.J379]/COUNTA([.$Z$7:.$AD$17]))+1" table:style-name="ce1">
            <text:p>10</text:p>
          </table:table-cell>
          <table:table-cell office:value-type="float" office:value="5" table:formula="of:=IF(INDEX([.$Z$7:.$AD$17];[.L378]+1;[.M378])=&quot;&quot;;1;[.L378]+1)" table:style-name="ce1">
            <text:p>5</text:p>
          </table:table-cell>
          <table:table-cell office:value-type="float" office:value="4" table:formula="of:=IF(INDEX([.$Z$7:.$AD$17];[.L378]+1;[.M378])=&quot;&quot;;IF([.M378]=5;1;[.M378]+1);[.M378])" table:style-name="ce1">
            <text:p>4</text:p>
          </table:table-cell>
          <table:table-cell office:value-type="float" office:value="0" table:formula="of:=IF([.B379]=[.C379];0;INDEX([.$Z$18:.$AD$25];INT([.$J379]/COUNTA([.$Z$7:.$AD$17]))+1;[.$M379]))" table:style-name="ce1">
            <text:p>#REF!</text:p>
          </table:table-cell>
          <table:table-cell table:style-name="ce1"/>
          <table:table-cell office:value-type="string" office:string-value="" table:formula="of:=IF(INDEX([.AF$18:.AF$200];[.$K379])=&quot;&quot;;&quot;&quot;;[.AF$17]&amp;&quot; = yes &quot;)" table:style-name="ce1"/>
          <table:table-cell office:value-type="string" office:string-value="" table:formula="of:=IF(INDEX([.AG$18:.AG$200];[.$K379])=&quot;&quot;;&quot;&quot;;[.AG$17]&amp;&quot; = yes &quot;)" table:style-name="ce1"/>
          <table:table-cell office:value-type="string" office:string-value="" table:formula="of:=IF(INDEX([.AH$18:.AH$200];[.$K379])=&quot;&quot;;&quot;&quot;;[.AH$17]&amp;&quot; = yes &quot;)" table:style-name="ce1"/>
          <table:table-cell office:value-type="string" office:string-value="" table:formula="of:=IF(INDEX([.AI$18:.AI$200];[.$K379])=&quot;&quot;;&quot;&quot;;[.AI$17]&amp;&quot; = yes &quot;)" table:style-name="ce1"/>
          <table:table-cell office:value-type="string" office:string-value="" table:formula="of:=IF(INDEX([.AF$18:.AF$200];MATCH([.$C379];[.$Y$18:.$Y$200]))=&quot;&quot;;&quot;&quot;;[.AF$17]&amp;&quot; = yes &quot;)" table:style-name="ce1"/>
          <table:table-cell office:value-type="string" office:string-value="" table:formula="of:=IF(INDEX([.AG$18:.AG$200];MATCH([.$C379];[.$Y$18:.$Y$200]))=&quot;&quot;;&quot;&quot;;[.AG$17]&amp;&quot; = yes &quot;)" table:style-name="ce1"/>
          <table:table-cell office:value-type="string" office:string-value="" table:formula="of:=IF(INDEX([.AH$18:.AH$200];MATCH([.$C379];[.$Y$18:.$Y$200]))=&quot;&quot;;&quot;&quot;;[.AH$17]&amp;&quot; = yes &quot;)" table:style-name="ce1"/>
          <table:table-cell office:value-type="string" office:string-value="" table:formula="of:=IF(INDEX([.AI$18:.AI$200];MATCH([.$C37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73</text:p>
          </table:table-cell>
          <table:table-cell office:value-type="float" office:value="0" table:formula="of:=INDEX([.Y$18:.Y$200];[.K380])" table:style-name="ce1">
            <text:p>0</text:p>
          </table:table-cell>
          <table:table-cell office:value-type="string" office:string-value="pc_subarctic" table:formula="of:=INDEX([.$Z$7:.$AD$17];[.L380];[.M380])" table:style-name="ce1">
            <text:p>pc_subarctic</text:p>
          </table:table-cell>
          <table:table-cell office:value-type="float" office:value="0" table:formula="of:=[.$X$8]&amp;[.N380]" table:style-name="ce1">
            <text:p>#REF!</text:p>
          </table:table-cell>
          <table:table-cell office:value-type="float" office:value="0" table:formula="of:=[.$X$9]&amp;[.N380]" table:style-name="ce1">
            <text:p>#REF!</text:p>
          </table:table-cell>
          <table:table-cell office:value-type="string" office:string-value="OR={}&quot;OR={}" table:formula="of:=[.O380]&amp;&quot;OR={&quot;&amp;CONCATENATE([.P380];[.Q380];[.R380];[.S380])&amp;&quot;}&quot;&quot;OR={&quot;&amp;CONCATENATE([.T380];[.U380];[.V380];[.W38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80]+1)" table:style-name="ce1">
            <text:p>#REF!</text:p>
          </table:table-cell>
          <table:table-cell office:value-type="float" office:value="0" table:formula="of:=[.I379]" table:style-name="ce1">
            <text:p>0</text:p>
          </table:table-cell>
          <table:table-cell office:value-type="float" office:value="373" table:style-name="ce1">
            <text:p>373</text:p>
          </table:table-cell>
          <table:table-cell office:value-type="float" office:value="10" table:formula="of:=INT([.J380]/COUNTA([.$Z$7:.$AD$17]))+1" table:style-name="ce1">
            <text:p>10</text:p>
          </table:table-cell>
          <table:table-cell office:value-type="float" office:value="6" table:formula="of:=IF(INDEX([.$Z$7:.$AD$17];[.L379]+1;[.M379])=&quot;&quot;;1;[.L379]+1)" table:style-name="ce1">
            <text:p>6</text:p>
          </table:table-cell>
          <table:table-cell office:value-type="float" office:value="4" table:formula="of:=IF(INDEX([.$Z$7:.$AD$17];[.L379]+1;[.M379])=&quot;&quot;;IF([.M379]=5;1;[.M379]+1);[.M379])" table:style-name="ce1">
            <text:p>4</text:p>
          </table:table-cell>
          <table:table-cell office:value-type="float" office:value="0" table:formula="of:=IF([.B380]=[.C380];0;INDEX([.$Z$18:.$AD$25];INT([.$J380]/COUNTA([.$Z$7:.$AD$17]))+1;[.$M380]))" table:style-name="ce1">
            <text:p>#REF!</text:p>
          </table:table-cell>
          <table:table-cell table:style-name="ce1"/>
          <table:table-cell office:value-type="string" office:string-value="" table:formula="of:=IF(INDEX([.AF$18:.AF$200];[.$K380])=&quot;&quot;;&quot;&quot;;[.AF$17]&amp;&quot; = yes &quot;)" table:style-name="ce1"/>
          <table:table-cell office:value-type="string" office:string-value="" table:formula="of:=IF(INDEX([.AG$18:.AG$200];[.$K380])=&quot;&quot;;&quot;&quot;;[.AG$17]&amp;&quot; = yes &quot;)" table:style-name="ce1"/>
          <table:table-cell office:value-type="string" office:string-value="" table:formula="of:=IF(INDEX([.AH$18:.AH$200];[.$K380])=&quot;&quot;;&quot;&quot;;[.AH$17]&amp;&quot; = yes &quot;)" table:style-name="ce1"/>
          <table:table-cell office:value-type="string" office:string-value="" table:formula="of:=IF(INDEX([.AI$18:.AI$200];[.$K380])=&quot;&quot;;&quot;&quot;;[.AI$17]&amp;&quot; = yes &quot;)" table:style-name="ce1"/>
          <table:table-cell office:value-type="string" office:string-value="" table:formula="of:=IF(INDEX([.AF$18:.AF$200];MATCH([.$C380];[.$Y$18:.$Y$200]))=&quot;&quot;;&quot;&quot;;[.AF$17]&amp;&quot; = yes &quot;)" table:style-name="ce1"/>
          <table:table-cell office:value-type="string" office:string-value="" table:formula="of:=IF(INDEX([.AG$18:.AG$200];MATCH([.$C380];[.$Y$18:.$Y$200]))=&quot;&quot;;&quot;&quot;;[.AG$17]&amp;&quot; = yes &quot;)" table:style-name="ce1"/>
          <table:table-cell office:value-type="string" office:string-value="" table:formula="of:=IF(INDEX([.AH$18:.AH$200];MATCH([.$C380];[.$Y$18:.$Y$200]))=&quot;&quot;;&quot;&quot;;[.AH$17]&amp;&quot; = yes &quot;)" table:style-name="ce1"/>
          <table:table-cell office:value-type="string" office:string-value="" table:formula="of:=IF(INDEX([.AI$18:.AI$200];MATCH([.$C38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74</text:p>
          </table:table-cell>
          <table:table-cell office:value-type="float" office:value="0" table:formula="of:=INDEX([.Y$18:.Y$200];[.K381])" table:style-name="ce1">
            <text:p>0</text:p>
          </table:table-cell>
          <table:table-cell office:value-type="string" office:string-value="pc_marginal_cold" table:formula="of:=INDEX([.$Z$7:.$AD$17];[.L381];[.M381])" table:style-name="ce1">
            <text:p>pc_marginal_cold</text:p>
          </table:table-cell>
          <table:table-cell office:value-type="float" office:value="0" table:formula="of:=[.$X$8]&amp;[.N381]" table:style-name="ce1">
            <text:p>#REF!</text:p>
          </table:table-cell>
          <table:table-cell office:value-type="float" office:value="0" table:formula="of:=[.$X$9]&amp;[.N381]" table:style-name="ce1">
            <text:p>#REF!</text:p>
          </table:table-cell>
          <table:table-cell office:value-type="string" office:string-value="OR={}&quot;OR={}" table:formula="of:=[.O381]&amp;&quot;OR={&quot;&amp;CONCATENATE([.P381];[.Q381];[.R381];[.S381])&amp;&quot;}&quot;&quot;OR={&quot;&amp;CONCATENATE([.T381];[.U381];[.V381];[.W38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81]+1)" table:style-name="ce1">
            <text:p>#REF!</text:p>
          </table:table-cell>
          <table:table-cell office:value-type="float" office:value="0" table:formula="of:=[.I380]" table:style-name="ce1">
            <text:p>0</text:p>
          </table:table-cell>
          <table:table-cell office:value-type="float" office:value="374" table:style-name="ce1">
            <text:p>374</text:p>
          </table:table-cell>
          <table:table-cell office:value-type="float" office:value="10" table:formula="of:=INT([.J381]/COUNTA([.$Z$7:.$AD$17]))+1" table:style-name="ce1">
            <text:p>10</text:p>
          </table:table-cell>
          <table:table-cell office:value-type="float" office:value="7" table:formula="of:=IF(INDEX([.$Z$7:.$AD$17];[.L380]+1;[.M380])=&quot;&quot;;1;[.L380]+1)" table:style-name="ce1">
            <text:p>7</text:p>
          </table:table-cell>
          <table:table-cell office:value-type="float" office:value="4" table:formula="of:=IF(INDEX([.$Z$7:.$AD$17];[.L380]+1;[.M380])=&quot;&quot;;IF([.M380]=5;1;[.M380]+1);[.M380])" table:style-name="ce1">
            <text:p>4</text:p>
          </table:table-cell>
          <table:table-cell office:value-type="float" office:value="0" table:formula="of:=IF([.B381]=[.C381];0;INDEX([.$Z$18:.$AD$25];INT([.$J381]/COUNTA([.$Z$7:.$AD$17]))+1;[.$M381]))" table:style-name="ce1">
            <text:p>#REF!</text:p>
          </table:table-cell>
          <table:table-cell table:style-name="ce1"/>
          <table:table-cell office:value-type="string" office:string-value="" table:formula="of:=IF(INDEX([.AF$18:.AF$200];[.$K381])=&quot;&quot;;&quot;&quot;;[.AF$17]&amp;&quot; = yes &quot;)" table:style-name="ce1"/>
          <table:table-cell office:value-type="string" office:string-value="" table:formula="of:=IF(INDEX([.AG$18:.AG$200];[.$K381])=&quot;&quot;;&quot;&quot;;[.AG$17]&amp;&quot; = yes &quot;)" table:style-name="ce1"/>
          <table:table-cell office:value-type="string" office:string-value="" table:formula="of:=IF(INDEX([.AH$18:.AH$200];[.$K381])=&quot;&quot;;&quot;&quot;;[.AH$17]&amp;&quot; = yes &quot;)" table:style-name="ce1"/>
          <table:table-cell office:value-type="string" office:string-value="" table:formula="of:=IF(INDEX([.AI$18:.AI$200];[.$K381])=&quot;&quot;;&quot;&quot;;[.AI$17]&amp;&quot; = yes &quot;)" table:style-name="ce1"/>
          <table:table-cell office:value-type="string" office:string-value="" table:formula="of:=IF(INDEX([.AF$18:.AF$200];MATCH([.$C381];[.$Y$18:.$Y$200]))=&quot;&quot;;&quot;&quot;;[.AF$17]&amp;&quot; = yes &quot;)" table:style-name="ce1"/>
          <table:table-cell office:value-type="string" office:string-value="" table:formula="of:=IF(INDEX([.AG$18:.AG$200];MATCH([.$C381];[.$Y$18:.$Y$200]))=&quot;&quot;;&quot;&quot;;[.AG$17]&amp;&quot; = yes &quot;)" table:style-name="ce1"/>
          <table:table-cell office:value-type="string" office:string-value="" table:formula="of:=IF(INDEX([.AH$18:.AH$200];MATCH([.$C381];[.$Y$18:.$Y$200]))=&quot;&quot;;&quot;&quot;;[.AH$17]&amp;&quot; = yes &quot;)" table:style-name="ce1"/>
          <table:table-cell office:value-type="string" office:string-value="" table:formula="of:=IF(INDEX([.AI$18:.AI$200];MATCH([.$C38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75</text:p>
          </table:table-cell>
          <table:table-cell office:value-type="float" office:value="0" table:formula="of:=INDEX([.Y$18:.Y$200];[.K382])" table:style-name="ce1">
            <text:p>0</text:p>
          </table:table-cell>
          <table:table-cell office:value-type="string" office:string-value="pc_gaia" table:formula="of:=INDEX([.$Z$7:.$AD$17];[.L382];[.M382])" table:style-name="ce1">
            <text:p>pc_gaia</text:p>
          </table:table-cell>
          <table:table-cell office:value-type="float" office:value="0" table:formula="of:=[.$X$8]&amp;[.N382]" table:style-name="ce1">
            <text:p>#REF!</text:p>
          </table:table-cell>
          <table:table-cell office:value-type="float" office:value="0" table:formula="of:=[.$X$9]&amp;[.N382]" table:style-name="ce1">
            <text:p>#REF!</text:p>
          </table:table-cell>
          <table:table-cell office:value-type="string" office:string-value="OR={}&quot;OR={}" table:formula="of:=[.O382]&amp;&quot;OR={&quot;&amp;CONCATENATE([.P382];[.Q382];[.R382];[.S382])&amp;&quot;}&quot;&quot;OR={&quot;&amp;CONCATENATE([.T382];[.U382];[.V382];[.W38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82]+1)" table:style-name="ce1">
            <text:p>#REF!</text:p>
          </table:table-cell>
          <table:table-cell office:value-type="float" office:value="0" table:formula="of:=[.I381]" table:style-name="ce1">
            <text:p>0</text:p>
          </table:table-cell>
          <table:table-cell office:value-type="float" office:value="375" table:style-name="ce1">
            <text:p>375</text:p>
          </table:table-cell>
          <table:table-cell office:value-type="float" office:value="10" table:formula="of:=INT([.J382]/COUNTA([.$Z$7:.$AD$17]))+1" table:style-name="ce1">
            <text:p>10</text:p>
          </table:table-cell>
          <table:table-cell office:value-type="float" office:value="1" table:formula="of:=IF(INDEX([.$Z$7:.$AD$17];[.L381]+1;[.M381])=&quot;&quot;;1;[.L381]+1)" table:style-name="ce1">
            <text:p>1</text:p>
          </table:table-cell>
          <table:table-cell office:value-type="float" office:value="5" table:formula="of:=IF(INDEX([.$Z$7:.$AD$17];[.L381]+1;[.M381])=&quot;&quot;;IF([.M381]=5;1;[.M381]+1);[.M381])" table:style-name="ce1">
            <text:p>5</text:p>
          </table:table-cell>
          <table:table-cell office:value-type="float" office:value="0" table:formula="of:=IF([.B382]=[.C382];0;INDEX([.$Z$18:.$AD$25];INT([.$J382]/COUNTA([.$Z$7:.$AD$17]))+1;[.$M382]))" table:style-name="ce1">
            <text:p>#REF!</text:p>
          </table:table-cell>
          <table:table-cell table:style-name="ce1"/>
          <table:table-cell office:value-type="string" office:string-value="" table:formula="of:=IF(INDEX([.AF$18:.AF$200];[.$K382])=&quot;&quot;;&quot;&quot;;[.AF$17]&amp;&quot; = yes &quot;)" table:style-name="ce1"/>
          <table:table-cell office:value-type="string" office:string-value="" table:formula="of:=IF(INDEX([.AG$18:.AG$200];[.$K382])=&quot;&quot;;&quot;&quot;;[.AG$17]&amp;&quot; = yes &quot;)" table:style-name="ce1"/>
          <table:table-cell office:value-type="string" office:string-value="" table:formula="of:=IF(INDEX([.AH$18:.AH$200];[.$K382])=&quot;&quot;;&quot;&quot;;[.AH$17]&amp;&quot; = yes &quot;)" table:style-name="ce1"/>
          <table:table-cell office:value-type="string" office:string-value="" table:formula="of:=IF(INDEX([.AI$18:.AI$200];[.$K382])=&quot;&quot;;&quot;&quot;;[.AI$17]&amp;&quot; = yes &quot;)" table:style-name="ce1"/>
          <table:table-cell office:value-type="string" office:string-value="" table:formula="of:=IF(INDEX([.AF$18:.AF$200];MATCH([.$C382];[.$Y$18:.$Y$200]))=&quot;&quot;;&quot;&quot;;[.AF$17]&amp;&quot; = yes &quot;)" table:style-name="ce1"/>
          <table:table-cell office:value-type="string" office:string-value="" table:formula="of:=IF(INDEX([.AG$18:.AG$200];MATCH([.$C382];[.$Y$18:.$Y$200]))=&quot;&quot;;&quot;&quot;;[.AG$17]&amp;&quot; = yes &quot;)" table:style-name="ce1"/>
          <table:table-cell office:value-type="string" office:string-value="" table:formula="of:=IF(INDEX([.AH$18:.AH$200];MATCH([.$C382];[.$Y$18:.$Y$200]))=&quot;&quot;;&quot;&quot;;[.AH$17]&amp;&quot; = yes &quot;)" table:style-name="ce1"/>
          <table:table-cell office:value-type="string" office:string-value="" table:formula="of:=IF(INDEX([.AI$18:.AI$200];MATCH([.$C38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76</text:p>
          </table:table-cell>
          <table:table-cell office:value-type="float" office:value="0" table:formula="of:=INDEX([.Y$18:.Y$200];[.K383])" table:style-name="ce1">
            <text:p>0</text:p>
          </table:table-cell>
          <table:table-cell office:value-type="string" office:string-value="pc_machine" table:formula="of:=INDEX([.$Z$7:.$AD$17];[.L383];[.M383])" table:style-name="ce1">
            <text:p>pc_machine</text:p>
          </table:table-cell>
          <table:table-cell office:value-type="float" office:value="0" table:formula="of:=[.$X$8]&amp;[.N383]" table:style-name="ce1">
            <text:p>#REF!</text:p>
          </table:table-cell>
          <table:table-cell office:value-type="float" office:value="0" table:formula="of:=[.$X$9]&amp;[.N383]" table:style-name="ce1">
            <text:p>#REF!</text:p>
          </table:table-cell>
          <table:table-cell office:value-type="string" office:string-value="OR={}&quot;OR={}" table:formula="of:=[.O383]&amp;&quot;OR={&quot;&amp;CONCATENATE([.P383];[.Q383];[.R383];[.S383])&amp;&quot;}&quot;&quot;OR={&quot;&amp;CONCATENATE([.T383];[.U383];[.V383];[.W38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83]+1)" table:style-name="ce1">
            <text:p>#REF!</text:p>
          </table:table-cell>
          <table:table-cell office:value-type="float" office:value="0" table:formula="of:=[.I382]" table:style-name="ce1">
            <text:p>0</text:p>
          </table:table-cell>
          <table:table-cell office:value-type="float" office:value="376" table:style-name="ce1">
            <text:p>376</text:p>
          </table:table-cell>
          <table:table-cell office:value-type="float" office:value="10" table:formula="of:=INT([.J383]/COUNTA([.$Z$7:.$AD$17]))+1" table:style-name="ce1">
            <text:p>10</text:p>
          </table:table-cell>
          <table:table-cell office:value-type="float" office:value="2" table:formula="of:=IF(INDEX([.$Z$7:.$AD$17];[.L382]+1;[.M382])=&quot;&quot;;1;[.L382]+1)" table:style-name="ce1">
            <text:p>2</text:p>
          </table:table-cell>
          <table:table-cell office:value-type="float" office:value="5" table:formula="of:=IF(INDEX([.$Z$7:.$AD$17];[.L382]+1;[.M382])=&quot;&quot;;IF([.M382]=5;1;[.M382]+1);[.M382])" table:style-name="ce1">
            <text:p>5</text:p>
          </table:table-cell>
          <table:table-cell office:value-type="float" office:value="0" table:formula="of:=IF([.B383]=[.C383];0;INDEX([.$Z$18:.$AD$25];INT([.$J383]/COUNTA([.$Z$7:.$AD$17]))+1;[.$M383]))" table:style-name="ce1">
            <text:p>#REF!</text:p>
          </table:table-cell>
          <table:table-cell table:style-name="ce1"/>
          <table:table-cell office:value-type="string" office:string-value="" table:formula="of:=IF(INDEX([.AF$18:.AF$200];[.$K383])=&quot;&quot;;&quot;&quot;;[.AF$17]&amp;&quot; = yes &quot;)" table:style-name="ce1"/>
          <table:table-cell office:value-type="string" office:string-value="" table:formula="of:=IF(INDEX([.AG$18:.AG$200];[.$K383])=&quot;&quot;;&quot;&quot;;[.AG$17]&amp;&quot; = yes &quot;)" table:style-name="ce1"/>
          <table:table-cell office:value-type="string" office:string-value="" table:formula="of:=IF(INDEX([.AH$18:.AH$200];[.$K383])=&quot;&quot;;&quot;&quot;;[.AH$17]&amp;&quot; = yes &quot;)" table:style-name="ce1"/>
          <table:table-cell office:value-type="string" office:string-value="" table:formula="of:=IF(INDEX([.AI$18:.AI$200];[.$K383])=&quot;&quot;;&quot;&quot;;[.AI$17]&amp;&quot; = yes &quot;)" table:style-name="ce1"/>
          <table:table-cell office:value-type="string" office:string-value="" table:formula="of:=IF(INDEX([.AF$18:.AF$200];MATCH([.$C383];[.$Y$18:.$Y$200]))=&quot;&quot;;&quot;&quot;;[.AF$17]&amp;&quot; = yes &quot;)" table:style-name="ce1"/>
          <table:table-cell office:value-type="string" office:string-value="" table:formula="of:=IF(INDEX([.AG$18:.AG$200];MATCH([.$C383];[.$Y$18:.$Y$200]))=&quot;&quot;;&quot;&quot;;[.AG$17]&amp;&quot; = yes &quot;)" table:style-name="ce1"/>
          <table:table-cell office:value-type="string" office:string-value="" table:formula="of:=IF(INDEX([.AH$18:.AH$200];MATCH([.$C383];[.$Y$18:.$Y$200]))=&quot;&quot;;&quot;&quot;;[.AH$17]&amp;&quot; = yes &quot;)" table:style-name="ce1"/>
          <table:table-cell office:value-type="string" office:string-value="" table:formula="of:=IF(INDEX([.AI$18:.AI$200];MATCH([.$C38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77</text:p>
          </table:table-cell>
          <table:table-cell office:value-type="float" office:value="0" table:formula="of:=INDEX([.Y$18:.Y$200];[.K384])" table:style-name="ce1">
            <text:p>0</text:p>
          </table:table-cell>
          <table:table-cell office:value-type="string" office:string-value="pc_cybertronic" table:formula="of:=INDEX([.$Z$7:.$AD$17];[.L384];[.M384])" table:style-name="ce1">
            <text:p>pc_cybertronic</text:p>
          </table:table-cell>
          <table:table-cell office:value-type="float" office:value="0" table:formula="of:=[.$X$8]&amp;[.N384]" table:style-name="ce1">
            <text:p>#REF!</text:p>
          </table:table-cell>
          <table:table-cell office:value-type="float" office:value="0" table:formula="of:=[.$X$9]&amp;[.N384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384]&amp;&quot;OR={&quot;&amp;CONCATENATE([.P384];[.Q384];[.R384];[.S384])&amp;&quot;}&quot;&quot;OR={&quot;&amp;CONCATENATE([.T384];[.U384];[.V384];[.W384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84]+1)" table:style-name="ce1">
            <text:p>#REF!</text:p>
          </table:table-cell>
          <table:table-cell office:value-type="float" office:value="0" table:formula="of:=[.I383]" table:style-name="ce1">
            <text:p>0</text:p>
          </table:table-cell>
          <table:table-cell office:value-type="float" office:value="377" table:style-name="ce1">
            <text:p>377</text:p>
          </table:table-cell>
          <table:table-cell office:value-type="float" office:value="10" table:formula="of:=INT([.J384]/COUNTA([.$Z$7:.$AD$17]))+1" table:style-name="ce1">
            <text:p>10</text:p>
          </table:table-cell>
          <table:table-cell office:value-type="float" office:value="3" table:formula="of:=IF(INDEX([.$Z$7:.$AD$17];[.L383]+1;[.M383])=&quot;&quot;;1;[.L383]+1)" table:style-name="ce1">
            <text:p>3</text:p>
          </table:table-cell>
          <table:table-cell office:value-type="float" office:value="5" table:formula="of:=IF(INDEX([.$Z$7:.$AD$17];[.L383]+1;[.M383])=&quot;&quot;;IF([.M383]=5;1;[.M383]+1);[.M383])" table:style-name="ce1">
            <text:p>5</text:p>
          </table:table-cell>
          <table:table-cell office:value-type="float" office:value="0" table:formula="of:=IF([.B384]=[.C384];0;INDEX([.$Z$18:.$AD$25];INT([.$J384]/COUNTA([.$Z$7:.$AD$17]))+1;[.$M384]))" table:style-name="ce1">
            <text:p>#REF!</text:p>
          </table:table-cell>
          <table:table-cell table:style-name="ce1"/>
          <table:table-cell office:value-type="string" office:string-value="" table:formula="of:=IF(INDEX([.AF$18:.AF$200];[.$K384])=&quot;&quot;;&quot;&quot;;[.AF$17]&amp;&quot; = yes &quot;)" table:style-name="ce1"/>
          <table:table-cell office:value-type="string" office:string-value="" table:formula="of:=IF(INDEX([.AG$18:.AG$200];[.$K384])=&quot;&quot;;&quot;&quot;;[.AG$17]&amp;&quot; = yes &quot;)" table:style-name="ce1"/>
          <table:table-cell office:value-type="string" office:string-value="" table:formula="of:=IF(INDEX([.AH$18:.AH$200];[.$K384])=&quot;&quot;;&quot;&quot;;[.AH$17]&amp;&quot; = yes &quot;)" table:style-name="ce1"/>
          <table:table-cell office:value-type="string" office:string-value="" table:formula="of:=IF(INDEX([.AI$18:.AI$200];[.$K384])=&quot;&quot;;&quot;&quot;;[.AI$17]&amp;&quot; = yes &quot;)" table:style-name="ce1"/>
          <table:table-cell office:value-type="string" office:string-value="planetary_diversity_enabled = yes " table:formula="of:=IF(INDEX([.AF$18:.AF$200];MATCH([.$C384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384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384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384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78</text:p>
          </table:table-cell>
          <table:table-cell office:value-type="float" office:value="0" table:formula="of:=INDEX([.Y$18:.Y$200];[.K385])" table:style-name="ce1">
            <text:p>0</text:p>
          </table:table-cell>
          <table:table-cell office:value-type="string" office:string-value="pc_nuked" table:formula="of:=INDEX([.$Z$7:.$AD$17];[.L385];[.M385])" table:style-name="ce1">
            <text:p>pc_nuked</text:p>
          </table:table-cell>
          <table:table-cell office:value-type="float" office:value="0" table:formula="of:=[.$X$8]&amp;[.N385]" table:style-name="ce1">
            <text:p>#REF!</text:p>
          </table:table-cell>
          <table:table-cell office:value-type="float" office:value="0" table:formula="of:=[.$X$9]&amp;[.N385]" table:style-name="ce1">
            <text:p>#REF!</text:p>
          </table:table-cell>
          <table:table-cell office:value-type="string" office:string-value="OR={}&quot;OR={}" table:formula="of:=[.O385]&amp;&quot;OR={&quot;&amp;CONCATENATE([.P385];[.Q385];[.R385];[.S385])&amp;&quot;}&quot;&quot;OR={&quot;&amp;CONCATENATE([.T385];[.U385];[.V385];[.W38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85]+1)" table:style-name="ce1">
            <text:p>#REF!</text:p>
          </table:table-cell>
          <table:table-cell office:value-type="float" office:value="0" table:formula="of:=[.I384]" table:style-name="ce1">
            <text:p>0</text:p>
          </table:table-cell>
          <table:table-cell office:value-type="float" office:value="378" table:style-name="ce1">
            <text:p>378</text:p>
          </table:table-cell>
          <table:table-cell office:value-type="float" office:value="10" table:formula="of:=INT([.J385]/COUNTA([.$Z$7:.$AD$17]))+1" table:style-name="ce1">
            <text:p>10</text:p>
          </table:table-cell>
          <table:table-cell office:value-type="float" office:value="4" table:formula="of:=IF(INDEX([.$Z$7:.$AD$17];[.L384]+1;[.M384])=&quot;&quot;;1;[.L384]+1)" table:style-name="ce1">
            <text:p>4</text:p>
          </table:table-cell>
          <table:table-cell office:value-type="float" office:value="5" table:formula="of:=IF(INDEX([.$Z$7:.$AD$17];[.L384]+1;[.M384])=&quot;&quot;;IF([.M384]=5;1;[.M384]+1);[.M384])" table:style-name="ce1">
            <text:p>5</text:p>
          </table:table-cell>
          <table:table-cell office:value-type="float" office:value="0" table:formula="of:=IF([.B385]=[.C385];0;INDEX([.$Z$18:.$AD$25];INT([.$J385]/COUNTA([.$Z$7:.$AD$17]))+1;[.$M385]))" table:style-name="ce1">
            <text:p>#REF!</text:p>
          </table:table-cell>
          <table:table-cell table:style-name="ce1"/>
          <table:table-cell office:value-type="string" office:string-value="" table:formula="of:=IF(INDEX([.AF$18:.AF$200];[.$K385])=&quot;&quot;;&quot;&quot;;[.AF$17]&amp;&quot; = yes &quot;)" table:style-name="ce1"/>
          <table:table-cell office:value-type="string" office:string-value="" table:formula="of:=IF(INDEX([.AG$18:.AG$200];[.$K385])=&quot;&quot;;&quot;&quot;;[.AG$17]&amp;&quot; = yes &quot;)" table:style-name="ce1"/>
          <table:table-cell office:value-type="string" office:string-value="" table:formula="of:=IF(INDEX([.AH$18:.AH$200];[.$K385])=&quot;&quot;;&quot;&quot;;[.AH$17]&amp;&quot; = yes &quot;)" table:style-name="ce1"/>
          <table:table-cell office:value-type="string" office:string-value="" table:formula="of:=IF(INDEX([.AI$18:.AI$200];[.$K385])=&quot;&quot;;&quot;&quot;;[.AI$17]&amp;&quot; = yes &quot;)" table:style-name="ce1"/>
          <table:table-cell office:value-type="string" office:string-value="" table:formula="of:=IF(INDEX([.AF$18:.AF$200];MATCH([.$C385];[.$Y$18:.$Y$200]))=&quot;&quot;;&quot;&quot;;[.AF$17]&amp;&quot; = yes &quot;)" table:style-name="ce1"/>
          <table:table-cell office:value-type="string" office:string-value="" table:formula="of:=IF(INDEX([.AG$18:.AG$200];MATCH([.$C385];[.$Y$18:.$Y$200]))=&quot;&quot;;&quot;&quot;;[.AG$17]&amp;&quot; = yes &quot;)" table:style-name="ce1"/>
          <table:table-cell office:value-type="string" office:string-value="" table:formula="of:=IF(INDEX([.AH$18:.AH$200];MATCH([.$C385];[.$Y$18:.$Y$200]))=&quot;&quot;;&quot;&quot;;[.AH$17]&amp;&quot; = yes &quot;)" table:style-name="ce1"/>
          <table:table-cell office:value-type="string" office:string-value="" table:formula="of:=IF(INDEX([.AI$18:.AI$200];MATCH([.$C38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79</text:p>
          </table:table-cell>
          <table:table-cell office:value-type="float" office:value="0" table:formula="of:=INDEX([.Y$18:.Y$200];[.K386])" table:style-name="ce1">
            <text:p>0</text:p>
          </table:table-cell>
          <table:table-cell office:value-type="string" office:string-value="pc_floating" table:formula="of:=INDEX([.$Z$7:.$AD$17];[.L386];[.M386])" table:style-name="ce1">
            <text:p>pc_floating</text:p>
          </table:table-cell>
          <table:table-cell office:value-type="float" office:value="0" table:formula="of:=[.$X$8]&amp;[.N386]" table:style-name="ce1">
            <text:p>#REF!</text:p>
          </table:table-cell>
          <table:table-cell office:value-type="float" office:value="0" table:formula="of:=[.$X$9]&amp;[.N386]" table:style-name="ce1">
            <text:p>#REF!</text:p>
          </table:table-cell>
          <table:table-cell office:value-type="string" office:string-value="OR={}&quot;OR={}" table:formula="of:=[.O386]&amp;&quot;OR={&quot;&amp;CONCATENATE([.P386];[.Q386];[.R386];[.S386])&amp;&quot;}&quot;&quot;OR={&quot;&amp;CONCATENATE([.T386];[.U386];[.V386];[.W38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86]+1)" table:style-name="ce1">
            <text:p>#REF!</text:p>
          </table:table-cell>
          <table:table-cell office:value-type="float" office:value="0" table:formula="of:=[.I385]" table:style-name="ce1">
            <text:p>0</text:p>
          </table:table-cell>
          <table:table-cell office:value-type="float" office:value="379" table:style-name="ce1">
            <text:p>379</text:p>
          </table:table-cell>
          <table:table-cell office:value-type="float" office:value="10" table:formula="of:=INT([.J386]/COUNTA([.$Z$7:.$AD$17]))+1" table:style-name="ce1">
            <text:p>10</text:p>
          </table:table-cell>
          <table:table-cell office:value-type="float" office:value="5" table:formula="of:=IF(INDEX([.$Z$7:.$AD$17];[.L385]+1;[.M385])=&quot;&quot;;1;[.L385]+1)" table:style-name="ce1">
            <text:p>5</text:p>
          </table:table-cell>
          <table:table-cell office:value-type="float" office:value="5" table:formula="of:=IF(INDEX([.$Z$7:.$AD$17];[.L385]+1;[.M385])=&quot;&quot;;IF([.M385]=5;1;[.M385]+1);[.M385])" table:style-name="ce1">
            <text:p>5</text:p>
          </table:table-cell>
          <table:table-cell office:value-type="float" office:value="0" table:formula="of:=IF([.B386]=[.C386];0;INDEX([.$Z$18:.$AD$25];INT([.$J386]/COUNTA([.$Z$7:.$AD$17]))+1;[.$M386]))" table:style-name="ce1">
            <text:p>#REF!</text:p>
          </table:table-cell>
          <table:table-cell table:style-name="ce1"/>
          <table:table-cell office:value-type="string" office:string-value="" table:formula="of:=IF(INDEX([.AF$18:.AF$200];[.$K386])=&quot;&quot;;&quot;&quot;;[.AF$17]&amp;&quot; = yes &quot;)" table:style-name="ce1"/>
          <table:table-cell office:value-type="string" office:string-value="" table:formula="of:=IF(INDEX([.AG$18:.AG$200];[.$K386])=&quot;&quot;;&quot;&quot;;[.AG$17]&amp;&quot; = yes &quot;)" table:style-name="ce1"/>
          <table:table-cell office:value-type="string" office:string-value="" table:formula="of:=IF(INDEX([.AH$18:.AH$200];[.$K386])=&quot;&quot;;&quot;&quot;;[.AH$17]&amp;&quot; = yes &quot;)" table:style-name="ce1"/>
          <table:table-cell office:value-type="string" office:string-value="" table:formula="of:=IF(INDEX([.AI$18:.AI$200];[.$K386])=&quot;&quot;;&quot;&quot;;[.AI$17]&amp;&quot; = yes &quot;)" table:style-name="ce1"/>
          <table:table-cell office:value-type="string" office:string-value="" table:formula="of:=IF(INDEX([.AF$18:.AF$200];MATCH([.$C386];[.$Y$18:.$Y$200]))=&quot;&quot;;&quot;&quot;;[.AF$17]&amp;&quot; = yes &quot;)" table:style-name="ce1"/>
          <table:table-cell office:value-type="string" office:string-value="" table:formula="of:=IF(INDEX([.AG$18:.AG$200];MATCH([.$C386];[.$Y$18:.$Y$200]))=&quot;&quot;;&quot;&quot;;[.AG$17]&amp;&quot; = yes &quot;)" table:style-name="ce1"/>
          <table:table-cell office:value-type="string" office:string-value="" table:formula="of:=IF(INDEX([.AH$18:.AH$200];MATCH([.$C386];[.$Y$18:.$Y$200]))=&quot;&quot;;&quot;&quot;;[.AH$17]&amp;&quot; = yes &quot;)" table:style-name="ce1"/>
          <table:table-cell office:value-type="string" office:string-value="" table:formula="of:=IF(INDEX([.AI$18:.AI$200];MATCH([.$C38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80</text:p>
          </table:table-cell>
          <table:table-cell office:value-type="float" office:value="0" table:formula="of:=INDEX([.Y$18:.Y$200];[.K387])" table:style-name="ce1">
            <text:p>0</text:p>
          </table:table-cell>
          <table:table-cell office:value-type="string" office:string-value="pc_crystal" table:formula="of:=INDEX([.$Z$7:.$AD$17];[.L387];[.M387])" table:style-name="ce1">
            <text:p>pc_crystal</text:p>
          </table:table-cell>
          <table:table-cell office:value-type="float" office:value="0" table:formula="of:=[.$X$8]&amp;[.N387]" table:style-name="ce1">
            <text:p>#REF!</text:p>
          </table:table-cell>
          <table:table-cell office:value-type="float" office:value="0" table:formula="of:=[.$X$9]&amp;[.N387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387]&amp;&quot;OR={&quot;&amp;CONCATENATE([.P387];[.Q387];[.R387];[.S387])&amp;&quot;}&quot;&quot;OR={&quot;&amp;CONCATENATE([.T387];[.U387];[.V387];[.W387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87]+1)" table:style-name="ce1">
            <text:p>#REF!</text:p>
          </table:table-cell>
          <table:table-cell office:value-type="float" office:value="0" table:formula="of:=[.I386]" table:style-name="ce1">
            <text:p>0</text:p>
          </table:table-cell>
          <table:table-cell office:value-type="float" office:value="380" table:style-name="ce1">
            <text:p>380</text:p>
          </table:table-cell>
          <table:table-cell office:value-type="float" office:value="11" table:formula="of:=INT([.J387]/COUNTA([.$Z$7:.$AD$17]))+1" table:style-name="ce1">
            <text:p>11</text:p>
          </table:table-cell>
          <table:table-cell office:value-type="float" office:value="6" table:formula="of:=IF(INDEX([.$Z$7:.$AD$17];[.L386]+1;[.M386])=&quot;&quot;;1;[.L386]+1)" table:style-name="ce1">
            <text:p>6</text:p>
          </table:table-cell>
          <table:table-cell office:value-type="float" office:value="5" table:formula="of:=IF(INDEX([.$Z$7:.$AD$17];[.L386]+1;[.M386])=&quot;&quot;;IF([.M386]=5;1;[.M386]+1);[.M386])" table:style-name="ce1">
            <text:p>5</text:p>
          </table:table-cell>
          <table:table-cell office:value-type="float" office:value="0" table:formula="of:=IF([.B387]=[.C387];0;INDEX([.$Z$18:.$AD$25];INT([.$J387]/COUNTA([.$Z$7:.$AD$17]))+1;[.$M387]))" table:style-name="ce1">
            <text:p>#REF!</text:p>
          </table:table-cell>
          <table:table-cell table:style-name="ce1"/>
          <table:table-cell office:value-type="string" office:string-value="" table:formula="of:=IF(INDEX([.AF$18:.AF$200];[.$K387])=&quot;&quot;;&quot;&quot;;[.AF$17]&amp;&quot; = yes &quot;)" table:style-name="ce1"/>
          <table:table-cell office:value-type="string" office:string-value="" table:formula="of:=IF(INDEX([.AG$18:.AG$200];[.$K387])=&quot;&quot;;&quot;&quot;;[.AG$17]&amp;&quot; = yes &quot;)" table:style-name="ce1"/>
          <table:table-cell office:value-type="string" office:string-value="" table:formula="of:=IF(INDEX([.AH$18:.AH$200];[.$K387])=&quot;&quot;;&quot;&quot;;[.AH$17]&amp;&quot; = yes &quot;)" table:style-name="ce1"/>
          <table:table-cell office:value-type="string" office:string-value="" table:formula="of:=IF(INDEX([.AI$18:.AI$200];[.$K387])=&quot;&quot;;&quot;&quot;;[.AI$17]&amp;&quot; = yes &quot;)" table:style-name="ce1"/>
          <table:table-cell office:value-type="string" office:string-value="planetary_diversity_enabled = yes " table:formula="of:=IF(INDEX([.AF$18:.AF$200];MATCH([.$C387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387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387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387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81</text:p>
          </table:table-cell>
          <table:table-cell office:value-type="float" office:value="0" table:formula="of:=INDEX([.Y$18:.Y$200];[.K388])" table:style-name="ce1">
            <text:p>0</text:p>
          </table:table-cell>
          <table:table-cell office:value-type="string" office:string-value="pc_arid" table:formula="of:=INDEX([.$Z$7:.$AD$17];[.L388];[.M388])" table:style-name="ce1">
            <text:p>pc_arid</text:p>
          </table:table-cell>
          <table:table-cell office:value-type="float" office:value="0" table:formula="of:=[.$X$8]&amp;[.N388]" table:style-name="ce1">
            <text:p>#REF!</text:p>
          </table:table-cell>
          <table:table-cell office:value-type="float" office:value="0" table:formula="of:=[.$X$9]&amp;[.N388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388]&amp;&quot;OR={&quot;&amp;CONCATENATE([.P388];[.Q388];[.R388];[.S388])&amp;&quot;}&quot;&quot;OR={&quot;&amp;CONCATENATE([.T388];[.U388];[.V388];[.W388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88]+1)" table:style-name="ce1">
            <text:p>#REF!</text:p>
          </table:table-cell>
          <table:table-cell office:value-type="float" office:value="0" table:formula="of:=[.I387]" table:style-name="ce1">
            <text:p>0</text:p>
          </table:table-cell>
          <table:table-cell office:value-type="float" office:value="381" table:style-name="ce1">
            <text:p>381</text:p>
          </table:table-cell>
          <table:table-cell office:value-type="float" office:value="11" table:formula="of:=INT([.J388]/COUNTA([.$Z$7:.$AD$17]))+1" table:style-name="ce1">
            <text:p>11</text:p>
          </table:table-cell>
          <table:table-cell office:value-type="float" office:value="1" table:formula="of:=IF(INDEX([.$Z$7:.$AD$17];[.L387]+1;[.M387])=&quot;&quot;;1;[.L387]+1)" table:style-name="ce1">
            <text:p>1</text:p>
          </table:table-cell>
          <table:table-cell office:value-type="float" office:value="1" table:formula="of:=IF(INDEX([.$Z$7:.$AD$17];[.L387]+1;[.M387])=&quot;&quot;;IF([.M387]=5;1;[.M387]+1);[.M387])" table:style-name="ce1">
            <text:p>1</text:p>
          </table:table-cell>
          <table:table-cell office:value-type="float" office:value="0" table:formula="of:=IF([.B388]=[.C388];0;INDEX([.$Z$18:.$AD$25];INT([.$J388]/COUNTA([.$Z$7:.$AD$17]))+1;[.$M388]))" table:style-name="ce1">
            <text:p>#REF!</text:p>
          </table:table-cell>
          <table:table-cell table:style-name="ce1"/>
          <table:table-cell office:value-type="string" office:string-value="" table:formula="of:=IF(INDEX([.AF$18:.AF$200];[.$K388])=&quot;&quot;;&quot;&quot;;[.AF$17]&amp;&quot; = yes &quot;)" table:style-name="ce1"/>
          <table:table-cell office:value-type="string" office:string-value="" table:formula="of:=IF(INDEX([.AG$18:.AG$200];[.$K388])=&quot;&quot;;&quot;&quot;;[.AG$17]&amp;&quot; = yes &quot;)" table:style-name="ce1"/>
          <table:table-cell office:value-type="string" office:string-value="" table:formula="of:=IF(INDEX([.AH$18:.AH$200];[.$K388])=&quot;&quot;;&quot;&quot;;[.AH$17]&amp;&quot; = yes &quot;)" table:style-name="ce1"/>
          <table:table-cell office:value-type="string" office:string-value="" table:formula="of:=IF(INDEX([.AI$18:.AI$200];[.$K388])=&quot;&quot;;&quot;&quot;;[.AI$17]&amp;&quot; = yes &quot;)" table:style-name="ce1"/>
          <table:table-cell office:value-type="string" office:string-value="planetary_diversity_enabled = yes " table:formula="of:=IF(INDEX([.AF$18:.AF$200];MATCH([.$C388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388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388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388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82</text:p>
          </table:table-cell>
          <table:table-cell office:value-type="float" office:value="0" table:formula="of:=INDEX([.Y$18:.Y$200];[.K389])" table:style-name="ce1">
            <text:p>0</text:p>
          </table:table-cell>
          <table:table-cell office:value-type="string" office:string-value="pc_desert" table:formula="of:=INDEX([.$Z$7:.$AD$17];[.L389];[.M389])" table:style-name="ce1">
            <text:p>pc_desert</text:p>
          </table:table-cell>
          <table:table-cell office:value-type="float" office:value="0" table:formula="of:=[.$X$8]&amp;[.N389]" table:style-name="ce1">
            <text:p>#REF!</text:p>
          </table:table-cell>
          <table:table-cell office:value-type="float" office:value="0" table:formula="of:=[.$X$9]&amp;[.N389]" table:style-name="ce1">
            <text:p>#REF!</text:p>
          </table:table-cell>
          <table:table-cell office:value-type="string" office:string-value="OR={}&quot;OR={}" table:formula="of:=[.O389]&amp;&quot;OR={&quot;&amp;CONCATENATE([.P389];[.Q389];[.R389];[.S389])&amp;&quot;}&quot;&quot;OR={&quot;&amp;CONCATENATE([.T389];[.U389];[.V389];[.W38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89]+1)" table:style-name="ce1">
            <text:p>#REF!</text:p>
          </table:table-cell>
          <table:table-cell office:value-type="float" office:value="0" table:formula="of:=[.I388]" table:style-name="ce1">
            <text:p>0</text:p>
          </table:table-cell>
          <table:table-cell office:value-type="float" office:value="382" table:style-name="ce1">
            <text:p>382</text:p>
          </table:table-cell>
          <table:table-cell office:value-type="float" office:value="11" table:formula="of:=INT([.J389]/COUNTA([.$Z$7:.$AD$17]))+1" table:style-name="ce1">
            <text:p>11</text:p>
          </table:table-cell>
          <table:table-cell office:value-type="float" office:value="2" table:formula="of:=IF(INDEX([.$Z$7:.$AD$17];[.L388]+1;[.M388])=&quot;&quot;;1;[.L388]+1)" table:style-name="ce1">
            <text:p>2</text:p>
          </table:table-cell>
          <table:table-cell office:value-type="float" office:value="1" table:formula="of:=IF(INDEX([.$Z$7:.$AD$17];[.L388]+1;[.M388])=&quot;&quot;;IF([.M388]=5;1;[.M388]+1);[.M388])" table:style-name="ce1">
            <text:p>1</text:p>
          </table:table-cell>
          <table:table-cell office:value-type="float" office:value="0" table:formula="of:=IF([.B389]=[.C389];0;INDEX([.$Z$18:.$AD$25];INT([.$J389]/COUNTA([.$Z$7:.$AD$17]))+1;[.$M389]))" table:style-name="ce1">
            <text:p>#REF!</text:p>
          </table:table-cell>
          <table:table-cell table:style-name="ce1"/>
          <table:table-cell office:value-type="string" office:string-value="" table:formula="of:=IF(INDEX([.AF$18:.AF$200];[.$K389])=&quot;&quot;;&quot;&quot;;[.AF$17]&amp;&quot; = yes &quot;)" table:style-name="ce1"/>
          <table:table-cell office:value-type="string" office:string-value="" table:formula="of:=IF(INDEX([.AG$18:.AG$200];[.$K389])=&quot;&quot;;&quot;&quot;;[.AG$17]&amp;&quot; = yes &quot;)" table:style-name="ce1"/>
          <table:table-cell office:value-type="string" office:string-value="" table:formula="of:=IF(INDEX([.AH$18:.AH$200];[.$K389])=&quot;&quot;;&quot;&quot;;[.AH$17]&amp;&quot; = yes &quot;)" table:style-name="ce1"/>
          <table:table-cell office:value-type="string" office:string-value="" table:formula="of:=IF(INDEX([.AI$18:.AI$200];[.$K389])=&quot;&quot;;&quot;&quot;;[.AI$17]&amp;&quot; = yes &quot;)" table:style-name="ce1"/>
          <table:table-cell office:value-type="string" office:string-value="" table:formula="of:=IF(INDEX([.AF$18:.AF$200];MATCH([.$C389];[.$Y$18:.$Y$200]))=&quot;&quot;;&quot;&quot;;[.AF$17]&amp;&quot; = yes &quot;)" table:style-name="ce1"/>
          <table:table-cell office:value-type="string" office:string-value="" table:formula="of:=IF(INDEX([.AG$18:.AG$200];MATCH([.$C389];[.$Y$18:.$Y$200]))=&quot;&quot;;&quot;&quot;;[.AG$17]&amp;&quot; = yes &quot;)" table:style-name="ce1"/>
          <table:table-cell office:value-type="string" office:string-value="" table:formula="of:=IF(INDEX([.AH$18:.AH$200];MATCH([.$C389];[.$Y$18:.$Y$200]))=&quot;&quot;;&quot;&quot;;[.AH$17]&amp;&quot; = yes &quot;)" table:style-name="ce1"/>
          <table:table-cell office:value-type="string" office:string-value="" table:formula="of:=IF(INDEX([.AI$18:.AI$200];MATCH([.$C38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83</text:p>
          </table:table-cell>
          <table:table-cell office:value-type="float" office:value="0" table:formula="of:=INDEX([.Y$18:.Y$200];[.K390])" table:style-name="ce1">
            <text:p>0</text:p>
          </table:table-cell>
          <table:table-cell office:value-type="string" office:string-value="pc_savannah" table:formula="of:=INDEX([.$Z$7:.$AD$17];[.L390];[.M390])" table:style-name="ce1">
            <text:p>pc_savannah</text:p>
          </table:table-cell>
          <table:table-cell office:value-type="float" office:value="0" table:formula="of:=[.$X$8]&amp;[.N390]" table:style-name="ce1">
            <text:p>#REF!</text:p>
          </table:table-cell>
          <table:table-cell office:value-type="float" office:value="0" table:formula="of:=[.$X$9]&amp;[.N390]" table:style-name="ce1">
            <text:p>#REF!</text:p>
          </table:table-cell>
          <table:table-cell office:value-type="string" office:string-value="OR={}&quot;OR={}" table:formula="of:=[.O390]&amp;&quot;OR={&quot;&amp;CONCATENATE([.P390];[.Q390];[.R390];[.S390])&amp;&quot;}&quot;&quot;OR={&quot;&amp;CONCATENATE([.T390];[.U390];[.V390];[.W39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90]+1)" table:style-name="ce1">
            <text:p>#REF!</text:p>
          </table:table-cell>
          <table:table-cell office:value-type="float" office:value="0" table:formula="of:=[.I389]" table:style-name="ce1">
            <text:p>0</text:p>
          </table:table-cell>
          <table:table-cell office:value-type="float" office:value="383" table:style-name="ce1">
            <text:p>383</text:p>
          </table:table-cell>
          <table:table-cell office:value-type="float" office:value="11" table:formula="of:=INT([.J390]/COUNTA([.$Z$7:.$AD$17]))+1" table:style-name="ce1">
            <text:p>11</text:p>
          </table:table-cell>
          <table:table-cell office:value-type="float" office:value="3" table:formula="of:=IF(INDEX([.$Z$7:.$AD$17];[.L389]+1;[.M389])=&quot;&quot;;1;[.L389]+1)" table:style-name="ce1">
            <text:p>3</text:p>
          </table:table-cell>
          <table:table-cell office:value-type="float" office:value="1" table:formula="of:=IF(INDEX([.$Z$7:.$AD$17];[.L389]+1;[.M389])=&quot;&quot;;IF([.M389]=5;1;[.M389]+1);[.M389])" table:style-name="ce1">
            <text:p>1</text:p>
          </table:table-cell>
          <table:table-cell office:value-type="float" office:value="0" table:formula="of:=IF([.B390]=[.C390];0;INDEX([.$Z$18:.$AD$25];INT([.$J390]/COUNTA([.$Z$7:.$AD$17]))+1;[.$M390]))" table:style-name="ce1">
            <text:p>#REF!</text:p>
          </table:table-cell>
          <table:table-cell table:style-name="ce1"/>
          <table:table-cell office:value-type="string" office:string-value="" table:formula="of:=IF(INDEX([.AF$18:.AF$200];[.$K390])=&quot;&quot;;&quot;&quot;;[.AF$17]&amp;&quot; = yes &quot;)" table:style-name="ce1"/>
          <table:table-cell office:value-type="string" office:string-value="" table:formula="of:=IF(INDEX([.AG$18:.AG$200];[.$K390])=&quot;&quot;;&quot;&quot;;[.AG$17]&amp;&quot; = yes &quot;)" table:style-name="ce1"/>
          <table:table-cell office:value-type="string" office:string-value="" table:formula="of:=IF(INDEX([.AH$18:.AH$200];[.$K390])=&quot;&quot;;&quot;&quot;;[.AH$17]&amp;&quot; = yes &quot;)" table:style-name="ce1"/>
          <table:table-cell office:value-type="string" office:string-value="" table:formula="of:=IF(INDEX([.AI$18:.AI$200];[.$K390])=&quot;&quot;;&quot;&quot;;[.AI$17]&amp;&quot; = yes &quot;)" table:style-name="ce1"/>
          <table:table-cell office:value-type="string" office:string-value="" table:formula="of:=IF(INDEX([.AF$18:.AF$200];MATCH([.$C390];[.$Y$18:.$Y$200]))=&quot;&quot;;&quot;&quot;;[.AF$17]&amp;&quot; = yes &quot;)" table:style-name="ce1"/>
          <table:table-cell office:value-type="string" office:string-value="" table:formula="of:=IF(INDEX([.AG$18:.AG$200];MATCH([.$C390];[.$Y$18:.$Y$200]))=&quot;&quot;;&quot;&quot;;[.AG$17]&amp;&quot; = yes &quot;)" table:style-name="ce1"/>
          <table:table-cell office:value-type="string" office:string-value="" table:formula="of:=IF(INDEX([.AH$18:.AH$200];MATCH([.$C390];[.$Y$18:.$Y$200]))=&quot;&quot;;&quot;&quot;;[.AH$17]&amp;&quot; = yes &quot;)" table:style-name="ce1"/>
          <table:table-cell office:value-type="string" office:string-value="" table:formula="of:=IF(INDEX([.AI$18:.AI$200];MATCH([.$C39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84</text:p>
          </table:table-cell>
          <table:table-cell office:value-type="float" office:value="0" table:formula="of:=INDEX([.Y$18:.Y$200];[.K391])" table:style-name="ce1">
            <text:p>0</text:p>
          </table:table-cell>
          <table:table-cell office:value-type="string" office:string-value="pc_sandsea" table:formula="of:=INDEX([.$Z$7:.$AD$17];[.L391];[.M391])" table:style-name="ce1">
            <text:p>pc_sandsea</text:p>
          </table:table-cell>
          <table:table-cell office:value-type="float" office:value="0" table:formula="of:=[.$X$8]&amp;[.N391]" table:style-name="ce1">
            <text:p>#REF!</text:p>
          </table:table-cell>
          <table:table-cell office:value-type="float" office:value="0" table:formula="of:=[.$X$9]&amp;[.N391]" table:style-name="ce1">
            <text:p>#REF!</text:p>
          </table:table-cell>
          <table:table-cell office:value-type="string" office:string-value="OR={}&quot;OR={}" table:formula="of:=[.O391]&amp;&quot;OR={&quot;&amp;CONCATENATE([.P391];[.Q391];[.R391];[.S391])&amp;&quot;}&quot;&quot;OR={&quot;&amp;CONCATENATE([.T391];[.U391];[.V391];[.W39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91]+1)" table:style-name="ce1">
            <text:p>#REF!</text:p>
          </table:table-cell>
          <table:table-cell office:value-type="float" office:value="0" table:formula="of:=[.I390]" table:style-name="ce1">
            <text:p>0</text:p>
          </table:table-cell>
          <table:table-cell office:value-type="float" office:value="384" table:style-name="ce1">
            <text:p>384</text:p>
          </table:table-cell>
          <table:table-cell office:value-type="float" office:value="11" table:formula="of:=INT([.J391]/COUNTA([.$Z$7:.$AD$17]))+1" table:style-name="ce1">
            <text:p>11</text:p>
          </table:table-cell>
          <table:table-cell office:value-type="float" office:value="4" table:formula="of:=IF(INDEX([.$Z$7:.$AD$17];[.L390]+1;[.M390])=&quot;&quot;;1;[.L390]+1)" table:style-name="ce1">
            <text:p>4</text:p>
          </table:table-cell>
          <table:table-cell office:value-type="float" office:value="1" table:formula="of:=IF(INDEX([.$Z$7:.$AD$17];[.L390]+1;[.M390])=&quot;&quot;;IF([.M390]=5;1;[.M390]+1);[.M390])" table:style-name="ce1">
            <text:p>1</text:p>
          </table:table-cell>
          <table:table-cell office:value-type="float" office:value="0" table:formula="of:=IF([.B391]=[.C391];0;INDEX([.$Z$18:.$AD$25];INT([.$J391]/COUNTA([.$Z$7:.$AD$17]))+1;[.$M391]))" table:style-name="ce1">
            <text:p>#REF!</text:p>
          </table:table-cell>
          <table:table-cell table:style-name="ce1"/>
          <table:table-cell office:value-type="string" office:string-value="" table:formula="of:=IF(INDEX([.AF$18:.AF$200];[.$K391])=&quot;&quot;;&quot;&quot;;[.AF$17]&amp;&quot; = yes &quot;)" table:style-name="ce1"/>
          <table:table-cell office:value-type="string" office:string-value="" table:formula="of:=IF(INDEX([.AG$18:.AG$200];[.$K391])=&quot;&quot;;&quot;&quot;;[.AG$17]&amp;&quot; = yes &quot;)" table:style-name="ce1"/>
          <table:table-cell office:value-type="string" office:string-value="" table:formula="of:=IF(INDEX([.AH$18:.AH$200];[.$K391])=&quot;&quot;;&quot;&quot;;[.AH$17]&amp;&quot; = yes &quot;)" table:style-name="ce1"/>
          <table:table-cell office:value-type="string" office:string-value="" table:formula="of:=IF(INDEX([.AI$18:.AI$200];[.$K391])=&quot;&quot;;&quot;&quot;;[.AI$17]&amp;&quot; = yes &quot;)" table:style-name="ce1"/>
          <table:table-cell office:value-type="string" office:string-value="" table:formula="of:=IF(INDEX([.AF$18:.AF$200];MATCH([.$C391];[.$Y$18:.$Y$200]))=&quot;&quot;;&quot;&quot;;[.AF$17]&amp;&quot; = yes &quot;)" table:style-name="ce1"/>
          <table:table-cell office:value-type="string" office:string-value="" table:formula="of:=IF(INDEX([.AG$18:.AG$200];MATCH([.$C391];[.$Y$18:.$Y$200]))=&quot;&quot;;&quot;&quot;;[.AG$17]&amp;&quot; = yes &quot;)" table:style-name="ce1"/>
          <table:table-cell office:value-type="string" office:string-value="" table:formula="of:=IF(INDEX([.AH$18:.AH$200];MATCH([.$C391];[.$Y$18:.$Y$200]))=&quot;&quot;;&quot;&quot;;[.AH$17]&amp;&quot; = yes &quot;)" table:style-name="ce1"/>
          <table:table-cell office:value-type="string" office:string-value="" table:formula="of:=IF(INDEX([.AI$18:.AI$200];MATCH([.$C39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85</text:p>
          </table:table-cell>
          <table:table-cell office:value-type="float" office:value="0" table:formula="of:=INDEX([.Y$18:.Y$200];[.K392])" table:style-name="ce1">
            <text:p>0</text:p>
          </table:table-cell>
          <table:table-cell office:value-type="string" office:string-value="pc_mesa" table:formula="of:=INDEX([.$Z$7:.$AD$17];[.L392];[.M392])" table:style-name="ce1">
            <text:p>pc_mesa</text:p>
          </table:table-cell>
          <table:table-cell office:value-type="float" office:value="0" table:formula="of:=[.$X$8]&amp;[.N392]" table:style-name="ce1">
            <text:p>#REF!</text:p>
          </table:table-cell>
          <table:table-cell office:value-type="float" office:value="0" table:formula="of:=[.$X$9]&amp;[.N392]" table:style-name="ce1">
            <text:p>#REF!</text:p>
          </table:table-cell>
          <table:table-cell office:value-type="string" office:string-value="OR={}&quot;OR={}" table:formula="of:=[.O392]&amp;&quot;OR={&quot;&amp;CONCATENATE([.P392];[.Q392];[.R392];[.S392])&amp;&quot;}&quot;&quot;OR={&quot;&amp;CONCATENATE([.T392];[.U392];[.V392];[.W39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92]+1)" table:style-name="ce1">
            <text:p>#REF!</text:p>
          </table:table-cell>
          <table:table-cell office:value-type="float" office:value="0" table:formula="of:=[.I391]" table:style-name="ce1">
            <text:p>0</text:p>
          </table:table-cell>
          <table:table-cell office:value-type="float" office:value="385" table:style-name="ce1">
            <text:p>385</text:p>
          </table:table-cell>
          <table:table-cell office:value-type="float" office:value="11" table:formula="of:=INT([.J392]/COUNTA([.$Z$7:.$AD$17]))+1" table:style-name="ce1">
            <text:p>11</text:p>
          </table:table-cell>
          <table:table-cell office:value-type="float" office:value="5" table:formula="of:=IF(INDEX([.$Z$7:.$AD$17];[.L391]+1;[.M391])=&quot;&quot;;1;[.L391]+1)" table:style-name="ce1">
            <text:p>5</text:p>
          </table:table-cell>
          <table:table-cell office:value-type="float" office:value="1" table:formula="of:=IF(INDEX([.$Z$7:.$AD$17];[.L391]+1;[.M391])=&quot;&quot;;IF([.M391]=5;1;[.M391]+1);[.M391])" table:style-name="ce1">
            <text:p>1</text:p>
          </table:table-cell>
          <table:table-cell office:value-type="float" office:value="0" table:formula="of:=IF([.B392]=[.C392];0;INDEX([.$Z$18:.$AD$25];INT([.$J392]/COUNTA([.$Z$7:.$AD$17]))+1;[.$M392]))" table:style-name="ce1">
            <text:p>#REF!</text:p>
          </table:table-cell>
          <table:table-cell table:style-name="ce1"/>
          <table:table-cell office:value-type="string" office:string-value="" table:formula="of:=IF(INDEX([.AF$18:.AF$200];[.$K392])=&quot;&quot;;&quot;&quot;;[.AF$17]&amp;&quot; = yes &quot;)" table:style-name="ce1"/>
          <table:table-cell office:value-type="string" office:string-value="" table:formula="of:=IF(INDEX([.AG$18:.AG$200];[.$K392])=&quot;&quot;;&quot;&quot;;[.AG$17]&amp;&quot; = yes &quot;)" table:style-name="ce1"/>
          <table:table-cell office:value-type="string" office:string-value="" table:formula="of:=IF(INDEX([.AH$18:.AH$200];[.$K392])=&quot;&quot;;&quot;&quot;;[.AH$17]&amp;&quot; = yes &quot;)" table:style-name="ce1"/>
          <table:table-cell office:value-type="string" office:string-value="" table:formula="of:=IF(INDEX([.AI$18:.AI$200];[.$K392])=&quot;&quot;;&quot;&quot;;[.AI$17]&amp;&quot; = yes &quot;)" table:style-name="ce1"/>
          <table:table-cell office:value-type="string" office:string-value="" table:formula="of:=IF(INDEX([.AF$18:.AF$200];MATCH([.$C392];[.$Y$18:.$Y$200]))=&quot;&quot;;&quot;&quot;;[.AF$17]&amp;&quot; = yes &quot;)" table:style-name="ce1"/>
          <table:table-cell office:value-type="string" office:string-value="" table:formula="of:=IF(INDEX([.AG$18:.AG$200];MATCH([.$C392];[.$Y$18:.$Y$200]))=&quot;&quot;;&quot;&quot;;[.AG$17]&amp;&quot; = yes &quot;)" table:style-name="ce1"/>
          <table:table-cell office:value-type="string" office:string-value="" table:formula="of:=IF(INDEX([.AH$18:.AH$200];MATCH([.$C392];[.$Y$18:.$Y$200]))=&quot;&quot;;&quot;&quot;;[.AH$17]&amp;&quot; = yes &quot;)" table:style-name="ce1"/>
          <table:table-cell office:value-type="string" office:string-value="" table:formula="of:=IF(INDEX([.AI$18:.AI$200];MATCH([.$C39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86</text:p>
          </table:table-cell>
          <table:table-cell office:value-type="float" office:value="0" table:formula="of:=INDEX([.Y$18:.Y$200];[.K393])" table:style-name="ce1">
            <text:p>0</text:p>
          </table:table-cell>
          <table:table-cell office:value-type="string" office:string-value="pc_oasis" table:formula="of:=INDEX([.$Z$7:.$AD$17];[.L393];[.M393])" table:style-name="ce1">
            <text:p>pc_oasis</text:p>
          </table:table-cell>
          <table:table-cell office:value-type="float" office:value="0" table:formula="of:=[.$X$8]&amp;[.N393]" table:style-name="ce1">
            <text:p>#REF!</text:p>
          </table:table-cell>
          <table:table-cell office:value-type="float" office:value="0" table:formula="of:=[.$X$9]&amp;[.N393]" table:style-name="ce1">
            <text:p>#REF!</text:p>
          </table:table-cell>
          <table:table-cell office:value-type="string" office:string-value="OR={}&quot;OR={}" table:formula="of:=[.O393]&amp;&quot;OR={&quot;&amp;CONCATENATE([.P393];[.Q393];[.R393];[.S393])&amp;&quot;}&quot;&quot;OR={&quot;&amp;CONCATENATE([.T393];[.U393];[.V393];[.W39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93]+1)" table:style-name="ce1">
            <text:p>#REF!</text:p>
          </table:table-cell>
          <table:table-cell office:value-type="float" office:value="0" table:formula="of:=[.I392]" table:style-name="ce1">
            <text:p>0</text:p>
          </table:table-cell>
          <table:table-cell office:value-type="float" office:value="386" table:style-name="ce1">
            <text:p>386</text:p>
          </table:table-cell>
          <table:table-cell office:value-type="float" office:value="11" table:formula="of:=INT([.J393]/COUNTA([.$Z$7:.$AD$17]))+1" table:style-name="ce1">
            <text:p>11</text:p>
          </table:table-cell>
          <table:table-cell office:value-type="float" office:value="6" table:formula="of:=IF(INDEX([.$Z$7:.$AD$17];[.L392]+1;[.M392])=&quot;&quot;;1;[.L392]+1)" table:style-name="ce1">
            <text:p>6</text:p>
          </table:table-cell>
          <table:table-cell office:value-type="float" office:value="1" table:formula="of:=IF(INDEX([.$Z$7:.$AD$17];[.L392]+1;[.M392])=&quot;&quot;;IF([.M392]=5;1;[.M392]+1);[.M392])" table:style-name="ce1">
            <text:p>1</text:p>
          </table:table-cell>
          <table:table-cell office:value-type="float" office:value="0" table:formula="of:=IF([.B393]=[.C393];0;INDEX([.$Z$18:.$AD$25];INT([.$J393]/COUNTA([.$Z$7:.$AD$17]))+1;[.$M393]))" table:style-name="ce1">
            <text:p>#REF!</text:p>
          </table:table-cell>
          <table:table-cell table:style-name="ce1"/>
          <table:table-cell office:value-type="string" office:string-value="" table:formula="of:=IF(INDEX([.AF$18:.AF$200];[.$K393])=&quot;&quot;;&quot;&quot;;[.AF$17]&amp;&quot; = yes &quot;)" table:style-name="ce1"/>
          <table:table-cell office:value-type="string" office:string-value="" table:formula="of:=IF(INDEX([.AG$18:.AG$200];[.$K393])=&quot;&quot;;&quot;&quot;;[.AG$17]&amp;&quot; = yes &quot;)" table:style-name="ce1"/>
          <table:table-cell office:value-type="string" office:string-value="" table:formula="of:=IF(INDEX([.AH$18:.AH$200];[.$K393])=&quot;&quot;;&quot;&quot;;[.AH$17]&amp;&quot; = yes &quot;)" table:style-name="ce1"/>
          <table:table-cell office:value-type="string" office:string-value="" table:formula="of:=IF(INDEX([.AI$18:.AI$200];[.$K393])=&quot;&quot;;&quot;&quot;;[.AI$17]&amp;&quot; = yes &quot;)" table:style-name="ce1"/>
          <table:table-cell office:value-type="string" office:string-value="" table:formula="of:=IF(INDEX([.AF$18:.AF$200];MATCH([.$C393];[.$Y$18:.$Y$200]))=&quot;&quot;;&quot;&quot;;[.AF$17]&amp;&quot; = yes &quot;)" table:style-name="ce1"/>
          <table:table-cell office:value-type="string" office:string-value="" table:formula="of:=IF(INDEX([.AG$18:.AG$200];MATCH([.$C393];[.$Y$18:.$Y$200]))=&quot;&quot;;&quot;&quot;;[.AG$17]&amp;&quot; = yes &quot;)" table:style-name="ce1"/>
          <table:table-cell office:value-type="string" office:string-value="" table:formula="of:=IF(INDEX([.AH$18:.AH$200];MATCH([.$C393];[.$Y$18:.$Y$200]))=&quot;&quot;;&quot;&quot;;[.AH$17]&amp;&quot; = yes &quot;)" table:style-name="ce1"/>
          <table:table-cell office:value-type="string" office:string-value="" table:formula="of:=IF(INDEX([.AI$18:.AI$200];MATCH([.$C39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87</text:p>
          </table:table-cell>
          <table:table-cell office:value-type="float" office:value="0" table:formula="of:=INDEX([.Y$18:.Y$200];[.K394])" table:style-name="ce1">
            <text:p>0</text:p>
          </table:table-cell>
          <table:table-cell office:value-type="string" office:string-value="pc_marginal_dry" table:formula="of:=INDEX([.$Z$7:.$AD$17];[.L394];[.M394])" table:style-name="ce1">
            <text:p>pc_marginal_dry</text:p>
          </table:table-cell>
          <table:table-cell office:value-type="float" office:value="0" table:formula="of:=[.$X$8]&amp;[.N394]" table:style-name="ce1">
            <text:p>#REF!</text:p>
          </table:table-cell>
          <table:table-cell office:value-type="float" office:value="0" table:formula="of:=[.$X$9]&amp;[.N394]" table:style-name="ce1">
            <text:p>#REF!</text:p>
          </table:table-cell>
          <table:table-cell office:value-type="string" office:string-value="OR={}&quot;OR={}" table:formula="of:=[.O394]&amp;&quot;OR={&quot;&amp;CONCATENATE([.P394];[.Q394];[.R394];[.S394])&amp;&quot;}&quot;&quot;OR={&quot;&amp;CONCATENATE([.T394];[.U394];[.V394];[.W39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94]+1)" table:style-name="ce1">
            <text:p>#REF!</text:p>
          </table:table-cell>
          <table:table-cell office:value-type="float" office:value="0" table:formula="of:=[.I393]" table:style-name="ce1">
            <text:p>0</text:p>
          </table:table-cell>
          <table:table-cell office:value-type="float" office:value="387" table:style-name="ce1">
            <text:p>387</text:p>
          </table:table-cell>
          <table:table-cell office:value-type="float" office:value="11" table:formula="of:=INT([.J394]/COUNTA([.$Z$7:.$AD$17]))+1" table:style-name="ce1">
            <text:p>11</text:p>
          </table:table-cell>
          <table:table-cell office:value-type="float" office:value="7" table:formula="of:=IF(INDEX([.$Z$7:.$AD$17];[.L393]+1;[.M393])=&quot;&quot;;1;[.L393]+1)" table:style-name="ce1">
            <text:p>7</text:p>
          </table:table-cell>
          <table:table-cell office:value-type="float" office:value="1" table:formula="of:=IF(INDEX([.$Z$7:.$AD$17];[.L393]+1;[.M393])=&quot;&quot;;IF([.M393]=5;1;[.M393]+1);[.M393])" table:style-name="ce1">
            <text:p>1</text:p>
          </table:table-cell>
          <table:table-cell office:value-type="float" office:value="0" table:formula="of:=IF([.B394]=[.C394];0;INDEX([.$Z$18:.$AD$25];INT([.$J394]/COUNTA([.$Z$7:.$AD$17]))+1;[.$M394]))" table:style-name="ce1">
            <text:p>#REF!</text:p>
          </table:table-cell>
          <table:table-cell table:style-name="ce1"/>
          <table:table-cell office:value-type="string" office:string-value="" table:formula="of:=IF(INDEX([.AF$18:.AF$200];[.$K394])=&quot;&quot;;&quot;&quot;;[.AF$17]&amp;&quot; = yes &quot;)" table:style-name="ce1"/>
          <table:table-cell office:value-type="string" office:string-value="" table:formula="of:=IF(INDEX([.AG$18:.AG$200];[.$K394])=&quot;&quot;;&quot;&quot;;[.AG$17]&amp;&quot; = yes &quot;)" table:style-name="ce1"/>
          <table:table-cell office:value-type="string" office:string-value="" table:formula="of:=IF(INDEX([.AH$18:.AH$200];[.$K394])=&quot;&quot;;&quot;&quot;;[.AH$17]&amp;&quot; = yes &quot;)" table:style-name="ce1"/>
          <table:table-cell office:value-type="string" office:string-value="" table:formula="of:=IF(INDEX([.AI$18:.AI$200];[.$K394])=&quot;&quot;;&quot;&quot;;[.AI$17]&amp;&quot; = yes &quot;)" table:style-name="ce1"/>
          <table:table-cell office:value-type="string" office:string-value="" table:formula="of:=IF(INDEX([.AF$18:.AF$200];MATCH([.$C394];[.$Y$18:.$Y$200]))=&quot;&quot;;&quot;&quot;;[.AF$17]&amp;&quot; = yes &quot;)" table:style-name="ce1"/>
          <table:table-cell office:value-type="string" office:string-value="" table:formula="of:=IF(INDEX([.AG$18:.AG$200];MATCH([.$C394];[.$Y$18:.$Y$200]))=&quot;&quot;;&quot;&quot;;[.AG$17]&amp;&quot; = yes &quot;)" table:style-name="ce1"/>
          <table:table-cell office:value-type="string" office:string-value="" table:formula="of:=IF(INDEX([.AH$18:.AH$200];MATCH([.$C394];[.$Y$18:.$Y$200]))=&quot;&quot;;&quot;&quot;;[.AH$17]&amp;&quot; = yes &quot;)" table:style-name="ce1"/>
          <table:table-cell office:value-type="string" office:string-value="" table:formula="of:=IF(INDEX([.AI$18:.AI$200];MATCH([.$C39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88</text:p>
          </table:table-cell>
          <table:table-cell office:value-type="float" office:value="0" table:formula="of:=INDEX([.Y$18:.Y$200];[.K395])" table:style-name="ce1">
            <text:p>0</text:p>
          </table:table-cell>
          <table:table-cell office:value-type="string" office:string-value="pc_geocrystalline" table:formula="of:=INDEX([.$Z$7:.$AD$17];[.L395];[.M395])" table:style-name="ce1">
            <text:p>pc_geocrystalline</text:p>
          </table:table-cell>
          <table:table-cell office:value-type="float" office:value="0" table:formula="of:=[.$X$8]&amp;[.N395]" table:style-name="ce1">
            <text:p>#REF!</text:p>
          </table:table-cell>
          <table:table-cell office:value-type="float" office:value="0" table:formula="of:=[.$X$9]&amp;[.N395]" table:style-name="ce1">
            <text:p>#REF!</text:p>
          </table:table-cell>
          <table:table-cell office:value-type="string" office:string-value="OR={}&quot;OR={}" table:formula="of:=[.O395]&amp;&quot;OR={&quot;&amp;CONCATENATE([.P395];[.Q395];[.R395];[.S395])&amp;&quot;}&quot;&quot;OR={&quot;&amp;CONCATENATE([.T395];[.U395];[.V395];[.W39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95]+1)" table:style-name="ce1">
            <text:p>#REF!</text:p>
          </table:table-cell>
          <table:table-cell office:value-type="float" office:value="0" table:formula="of:=[.I394]" table:style-name="ce1">
            <text:p>0</text:p>
          </table:table-cell>
          <table:table-cell office:value-type="float" office:value="388" table:style-name="ce1">
            <text:p>388</text:p>
          </table:table-cell>
          <table:table-cell office:value-type="float" office:value="11" table:formula="of:=INT([.J395]/COUNTA([.$Z$7:.$AD$17]))+1" table:style-name="ce1">
            <text:p>11</text:p>
          </table:table-cell>
          <table:table-cell office:value-type="float" office:value="8" table:formula="of:=IF(INDEX([.$Z$7:.$AD$17];[.L394]+1;[.M394])=&quot;&quot;;1;[.L394]+1)" table:style-name="ce1">
            <text:p>8</text:p>
          </table:table-cell>
          <table:table-cell office:value-type="float" office:value="1" table:formula="of:=IF(INDEX([.$Z$7:.$AD$17];[.L394]+1;[.M394])=&quot;&quot;;IF([.M394]=5;1;[.M394]+1);[.M394])" table:style-name="ce1">
            <text:p>1</text:p>
          </table:table-cell>
          <table:table-cell office:value-type="float" office:value="0" table:formula="of:=IF([.B395]=[.C395];0;INDEX([.$Z$18:.$AD$25];INT([.$J395]/COUNTA([.$Z$7:.$AD$17]))+1;[.$M395]))" table:style-name="ce1">
            <text:p>#REF!</text:p>
          </table:table-cell>
          <table:table-cell table:style-name="ce1"/>
          <table:table-cell office:value-type="string" office:string-value="" table:formula="of:=IF(INDEX([.AF$18:.AF$200];[.$K395])=&quot;&quot;;&quot;&quot;;[.AF$17]&amp;&quot; = yes &quot;)" table:style-name="ce1"/>
          <table:table-cell office:value-type="string" office:string-value="" table:formula="of:=IF(INDEX([.AG$18:.AG$200];[.$K395])=&quot;&quot;;&quot;&quot;;[.AG$17]&amp;&quot; = yes &quot;)" table:style-name="ce1"/>
          <table:table-cell office:value-type="string" office:string-value="" table:formula="of:=IF(INDEX([.AH$18:.AH$200];[.$K395])=&quot;&quot;;&quot;&quot;;[.AH$17]&amp;&quot; = yes &quot;)" table:style-name="ce1"/>
          <table:table-cell office:value-type="string" office:string-value="" table:formula="of:=IF(INDEX([.AI$18:.AI$200];[.$K395])=&quot;&quot;;&quot;&quot;;[.AI$17]&amp;&quot; = yes &quot;)" table:style-name="ce1"/>
          <table:table-cell office:value-type="string" office:string-value="" table:formula="of:=IF(INDEX([.AF$18:.AF$200];MATCH([.$C395];[.$Y$18:.$Y$200]))=&quot;&quot;;&quot;&quot;;[.AF$17]&amp;&quot; = yes &quot;)" table:style-name="ce1"/>
          <table:table-cell office:value-type="string" office:string-value="" table:formula="of:=IF(INDEX([.AG$18:.AG$200];MATCH([.$C395];[.$Y$18:.$Y$200]))=&quot;&quot;;&quot;&quot;;[.AG$17]&amp;&quot; = yes &quot;)" table:style-name="ce1"/>
          <table:table-cell office:value-type="string" office:string-value="" table:formula="of:=IF(INDEX([.AH$18:.AH$200];MATCH([.$C395];[.$Y$18:.$Y$200]))=&quot;&quot;;&quot;&quot;;[.AH$17]&amp;&quot; = yes &quot;)" table:style-name="ce1"/>
          <table:table-cell office:value-type="string" office:string-value="" table:formula="of:=IF(INDEX([.AI$18:.AI$200];MATCH([.$C39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89</text:p>
          </table:table-cell>
          <table:table-cell office:value-type="float" office:value="0" table:formula="of:=INDEX([.Y$18:.Y$200];[.K396])" table:style-name="ce1">
            <text:p>0</text:p>
          </table:table-cell>
          <table:table-cell office:value-type="string" office:string-value="pc_continental" table:formula="of:=INDEX([.$Z$7:.$AD$17];[.L396];[.M396])" table:style-name="ce1">
            <text:p>pc_continental</text:p>
          </table:table-cell>
          <table:table-cell office:value-type="float" office:value="0" table:formula="of:=[.$X$8]&amp;[.N396]" table:style-name="ce1">
            <text:p>#REF!</text:p>
          </table:table-cell>
          <table:table-cell office:value-type="float" office:value="0" table:formula="of:=[.$X$9]&amp;[.N396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396]&amp;&quot;OR={&quot;&amp;CONCATENATE([.P396];[.Q396];[.R396];[.S396])&amp;&quot;}&quot;&quot;OR={&quot;&amp;CONCATENATE([.T396];[.U396];[.V396];[.W396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96]+1)" table:style-name="ce1">
            <text:p>#REF!</text:p>
          </table:table-cell>
          <table:table-cell office:value-type="float" office:value="0" table:formula="of:=[.I395]" table:style-name="ce1">
            <text:p>0</text:p>
          </table:table-cell>
          <table:table-cell office:value-type="float" office:value="389" table:style-name="ce1">
            <text:p>389</text:p>
          </table:table-cell>
          <table:table-cell office:value-type="float" office:value="11" table:formula="of:=INT([.J396]/COUNTA([.$Z$7:.$AD$17]))+1" table:style-name="ce1">
            <text:p>11</text:p>
          </table:table-cell>
          <table:table-cell office:value-type="float" office:value="1" table:formula="of:=IF(INDEX([.$Z$7:.$AD$17];[.L395]+1;[.M395])=&quot;&quot;;1;[.L395]+1)" table:style-name="ce1">
            <text:p>1</text:p>
          </table:table-cell>
          <table:table-cell office:value-type="float" office:value="2" table:formula="of:=IF(INDEX([.$Z$7:.$AD$17];[.L395]+1;[.M395])=&quot;&quot;;IF([.M395]=5;1;[.M395]+1);[.M395])" table:style-name="ce1">
            <text:p>2</text:p>
          </table:table-cell>
          <table:table-cell office:value-type="float" office:value="0" table:formula="of:=IF([.B396]=[.C396];0;INDEX([.$Z$18:.$AD$25];INT([.$J396]/COUNTA([.$Z$7:.$AD$17]))+1;[.$M396]))" table:style-name="ce1">
            <text:p>#REF!</text:p>
          </table:table-cell>
          <table:table-cell table:style-name="ce1"/>
          <table:table-cell office:value-type="string" office:string-value="" table:formula="of:=IF(INDEX([.AF$18:.AF$200];[.$K396])=&quot;&quot;;&quot;&quot;;[.AF$17]&amp;&quot; = yes &quot;)" table:style-name="ce1"/>
          <table:table-cell office:value-type="string" office:string-value="" table:formula="of:=IF(INDEX([.AG$18:.AG$200];[.$K396])=&quot;&quot;;&quot;&quot;;[.AG$17]&amp;&quot; = yes &quot;)" table:style-name="ce1"/>
          <table:table-cell office:value-type="string" office:string-value="" table:formula="of:=IF(INDEX([.AH$18:.AH$200];[.$K396])=&quot;&quot;;&quot;&quot;;[.AH$17]&amp;&quot; = yes &quot;)" table:style-name="ce1"/>
          <table:table-cell office:value-type="string" office:string-value="" table:formula="of:=IF(INDEX([.AI$18:.AI$200];[.$K396])=&quot;&quot;;&quot;&quot;;[.AI$17]&amp;&quot; = yes &quot;)" table:style-name="ce1"/>
          <table:table-cell office:value-type="string" office:string-value="planetary_diversity_enabled = yes " table:formula="of:=IF(INDEX([.AF$18:.AF$200];MATCH([.$C396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396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396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396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390</text:p>
          </table:table-cell>
          <table:table-cell office:value-type="float" office:value="0" table:formula="of:=INDEX([.Y$18:.Y$200];[.K397])" table:style-name="ce1">
            <text:p>0</text:p>
          </table:table-cell>
          <table:table-cell office:value-type="string" office:string-value="pc_ocean" table:formula="of:=INDEX([.$Z$7:.$AD$17];[.L397];[.M397])" table:style-name="ce1">
            <text:p>pc_ocean</text:p>
          </table:table-cell>
          <table:table-cell office:value-type="float" office:value="0" table:formula="of:=[.$X$8]&amp;[.N397]" table:style-name="ce1">
            <text:p>#REF!</text:p>
          </table:table-cell>
          <table:table-cell office:value-type="float" office:value="0" table:formula="of:=[.$X$9]&amp;[.N397]" table:style-name="ce1">
            <text:p>#REF!</text:p>
          </table:table-cell>
          <table:table-cell office:value-type="string" office:string-value="OR={}&quot;OR={}" table:formula="of:=[.O397]&amp;&quot;OR={&quot;&amp;CONCATENATE([.P397];[.Q397];[.R397];[.S397])&amp;&quot;}&quot;&quot;OR={&quot;&amp;CONCATENATE([.T397];[.U397];[.V397];[.W39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97]+1)" table:style-name="ce1">
            <text:p>#REF!</text:p>
          </table:table-cell>
          <table:table-cell office:value-type="float" office:value="0" table:formula="of:=[.I396]" table:style-name="ce1">
            <text:p>0</text:p>
          </table:table-cell>
          <table:table-cell office:value-type="float" office:value="390" table:style-name="ce1">
            <text:p>390</text:p>
          </table:table-cell>
          <table:table-cell office:value-type="float" office:value="11" table:formula="of:=INT([.J397]/COUNTA([.$Z$7:.$AD$17]))+1" table:style-name="ce1">
            <text:p>11</text:p>
          </table:table-cell>
          <table:table-cell office:value-type="float" office:value="2" table:formula="of:=IF(INDEX([.$Z$7:.$AD$17];[.L396]+1;[.M396])=&quot;&quot;;1;[.L396]+1)" table:style-name="ce1">
            <text:p>2</text:p>
          </table:table-cell>
          <table:table-cell office:value-type="float" office:value="2" table:formula="of:=IF(INDEX([.$Z$7:.$AD$17];[.L396]+1;[.M396])=&quot;&quot;;IF([.M396]=5;1;[.M396]+1);[.M396])" table:style-name="ce1">
            <text:p>2</text:p>
          </table:table-cell>
          <table:table-cell office:value-type="float" office:value="0" table:formula="of:=IF([.B397]=[.C397];0;INDEX([.$Z$18:.$AD$25];INT([.$J397]/COUNTA([.$Z$7:.$AD$17]))+1;[.$M397]))" table:style-name="ce1">
            <text:p>#REF!</text:p>
          </table:table-cell>
          <table:table-cell table:style-name="ce1"/>
          <table:table-cell office:value-type="string" office:string-value="" table:formula="of:=IF(INDEX([.AF$18:.AF$200];[.$K397])=&quot;&quot;;&quot;&quot;;[.AF$17]&amp;&quot; = yes &quot;)" table:style-name="ce1"/>
          <table:table-cell office:value-type="string" office:string-value="" table:formula="of:=IF(INDEX([.AG$18:.AG$200];[.$K397])=&quot;&quot;;&quot;&quot;;[.AG$17]&amp;&quot; = yes &quot;)" table:style-name="ce1"/>
          <table:table-cell office:value-type="string" office:string-value="" table:formula="of:=IF(INDEX([.AH$18:.AH$200];[.$K397])=&quot;&quot;;&quot;&quot;;[.AH$17]&amp;&quot; = yes &quot;)" table:style-name="ce1"/>
          <table:table-cell office:value-type="string" office:string-value="" table:formula="of:=IF(INDEX([.AI$18:.AI$200];[.$K397])=&quot;&quot;;&quot;&quot;;[.AI$17]&amp;&quot; = yes &quot;)" table:style-name="ce1"/>
          <table:table-cell office:value-type="string" office:string-value="" table:formula="of:=IF(INDEX([.AF$18:.AF$200];MATCH([.$C397];[.$Y$18:.$Y$200]))=&quot;&quot;;&quot;&quot;;[.AF$17]&amp;&quot; = yes &quot;)" table:style-name="ce1"/>
          <table:table-cell office:value-type="string" office:string-value="" table:formula="of:=IF(INDEX([.AG$18:.AG$200];MATCH([.$C397];[.$Y$18:.$Y$200]))=&quot;&quot;;&quot;&quot;;[.AG$17]&amp;&quot; = yes &quot;)" table:style-name="ce1"/>
          <table:table-cell office:value-type="string" office:string-value="" table:formula="of:=IF(INDEX([.AH$18:.AH$200];MATCH([.$C397];[.$Y$18:.$Y$200]))=&quot;&quot;;&quot;&quot;;[.AH$17]&amp;&quot; = yes &quot;)" table:style-name="ce1"/>
          <table:table-cell office:value-type="string" office:string-value="" table:formula="of:=IF(INDEX([.AI$18:.AI$200];MATCH([.$C39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91</text:p>
          </table:table-cell>
          <table:table-cell office:value-type="float" office:value="0" table:formula="of:=INDEX([.Y$18:.Y$200];[.K398])" table:style-name="ce1">
            <text:p>0</text:p>
          </table:table-cell>
          <table:table-cell office:value-type="string" office:string-value="pc_mangrove" table:formula="of:=INDEX([.$Z$7:.$AD$17];[.L398];[.M398])" table:style-name="ce1">
            <text:p>pc_mangrove</text:p>
          </table:table-cell>
          <table:table-cell office:value-type="float" office:value="0" table:formula="of:=[.$X$8]&amp;[.N398]" table:style-name="ce1">
            <text:p>#REF!</text:p>
          </table:table-cell>
          <table:table-cell office:value-type="float" office:value="0" table:formula="of:=[.$X$9]&amp;[.N398]" table:style-name="ce1">
            <text:p>#REF!</text:p>
          </table:table-cell>
          <table:table-cell office:value-type="string" office:string-value="OR={}&quot;OR={}" table:formula="of:=[.O398]&amp;&quot;OR={&quot;&amp;CONCATENATE([.P398];[.Q398];[.R398];[.S398])&amp;&quot;}&quot;&quot;OR={&quot;&amp;CONCATENATE([.T398];[.U398];[.V398];[.W39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98]+1)" table:style-name="ce1">
            <text:p>#REF!</text:p>
          </table:table-cell>
          <table:table-cell office:value-type="float" office:value="0" table:formula="of:=[.I397]" table:style-name="ce1">
            <text:p>0</text:p>
          </table:table-cell>
          <table:table-cell office:value-type="float" office:value="391" table:style-name="ce1">
            <text:p>391</text:p>
          </table:table-cell>
          <table:table-cell office:value-type="float" office:value="11" table:formula="of:=INT([.J398]/COUNTA([.$Z$7:.$AD$17]))+1" table:style-name="ce1">
            <text:p>11</text:p>
          </table:table-cell>
          <table:table-cell office:value-type="float" office:value="3" table:formula="of:=IF(INDEX([.$Z$7:.$AD$17];[.L397]+1;[.M397])=&quot;&quot;;1;[.L397]+1)" table:style-name="ce1">
            <text:p>3</text:p>
          </table:table-cell>
          <table:table-cell office:value-type="float" office:value="2" table:formula="of:=IF(INDEX([.$Z$7:.$AD$17];[.L397]+1;[.M397])=&quot;&quot;;IF([.M397]=5;1;[.M397]+1);[.M397])" table:style-name="ce1">
            <text:p>2</text:p>
          </table:table-cell>
          <table:table-cell office:value-type="float" office:value="0" table:formula="of:=IF([.B398]=[.C398];0;INDEX([.$Z$18:.$AD$25];INT([.$J398]/COUNTA([.$Z$7:.$AD$17]))+1;[.$M398]))" table:style-name="ce1">
            <text:p>#REF!</text:p>
          </table:table-cell>
          <table:table-cell table:style-name="ce1"/>
          <table:table-cell office:value-type="string" office:string-value="" table:formula="of:=IF(INDEX([.AF$18:.AF$200];[.$K398])=&quot;&quot;;&quot;&quot;;[.AF$17]&amp;&quot; = yes &quot;)" table:style-name="ce1"/>
          <table:table-cell office:value-type="string" office:string-value="" table:formula="of:=IF(INDEX([.AG$18:.AG$200];[.$K398])=&quot;&quot;;&quot;&quot;;[.AG$17]&amp;&quot; = yes &quot;)" table:style-name="ce1"/>
          <table:table-cell office:value-type="string" office:string-value="" table:formula="of:=IF(INDEX([.AH$18:.AH$200];[.$K398])=&quot;&quot;;&quot;&quot;;[.AH$17]&amp;&quot; = yes &quot;)" table:style-name="ce1"/>
          <table:table-cell office:value-type="string" office:string-value="" table:formula="of:=IF(INDEX([.AI$18:.AI$200];[.$K398])=&quot;&quot;;&quot;&quot;;[.AI$17]&amp;&quot; = yes &quot;)" table:style-name="ce1"/>
          <table:table-cell office:value-type="string" office:string-value="" table:formula="of:=IF(INDEX([.AF$18:.AF$200];MATCH([.$C398];[.$Y$18:.$Y$200]))=&quot;&quot;;&quot;&quot;;[.AF$17]&amp;&quot; = yes &quot;)" table:style-name="ce1"/>
          <table:table-cell office:value-type="string" office:string-value="" table:formula="of:=IF(INDEX([.AG$18:.AG$200];MATCH([.$C398];[.$Y$18:.$Y$200]))=&quot;&quot;;&quot;&quot;;[.AG$17]&amp;&quot; = yes &quot;)" table:style-name="ce1"/>
          <table:table-cell office:value-type="string" office:string-value="" table:formula="of:=IF(INDEX([.AH$18:.AH$200];MATCH([.$C398];[.$Y$18:.$Y$200]))=&quot;&quot;;&quot;&quot;;[.AH$17]&amp;&quot; = yes &quot;)" table:style-name="ce1"/>
          <table:table-cell office:value-type="string" office:string-value="" table:formula="of:=IF(INDEX([.AI$18:.AI$200];MATCH([.$C39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92</text:p>
          </table:table-cell>
          <table:table-cell office:value-type="float" office:value="0" table:formula="of:=INDEX([.Y$18:.Y$200];[.K399])" table:style-name="ce1">
            <text:p>0</text:p>
          </table:table-cell>
          <table:table-cell office:value-type="string" office:string-value="pc_hajungle" table:formula="of:=INDEX([.$Z$7:.$AD$17];[.L399];[.M399])" table:style-name="ce1">
            <text:p>pc_hajungle</text:p>
          </table:table-cell>
          <table:table-cell office:value-type="float" office:value="0" table:formula="of:=[.$X$8]&amp;[.N399]" table:style-name="ce1">
            <text:p>#REF!</text:p>
          </table:table-cell>
          <table:table-cell office:value-type="float" office:value="0" table:formula="of:=[.$X$9]&amp;[.N399]" table:style-name="ce1">
            <text:p>#REF!</text:p>
          </table:table-cell>
          <table:table-cell office:value-type="string" office:string-value="OR={}&quot;OR={}" table:formula="of:=[.O399]&amp;&quot;OR={&quot;&amp;CONCATENATE([.P399];[.Q399];[.R399];[.S399])&amp;&quot;}&quot;&quot;OR={&quot;&amp;CONCATENATE([.T399];[.U399];[.V399];[.W39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399]+1)" table:style-name="ce1">
            <text:p>#REF!</text:p>
          </table:table-cell>
          <table:table-cell office:value-type="float" office:value="0" table:formula="of:=[.I398]" table:style-name="ce1">
            <text:p>0</text:p>
          </table:table-cell>
          <table:table-cell office:value-type="float" office:value="392" table:style-name="ce1">
            <text:p>392</text:p>
          </table:table-cell>
          <table:table-cell office:value-type="float" office:value="11" table:formula="of:=INT([.J399]/COUNTA([.$Z$7:.$AD$17]))+1" table:style-name="ce1">
            <text:p>11</text:p>
          </table:table-cell>
          <table:table-cell office:value-type="float" office:value="4" table:formula="of:=IF(INDEX([.$Z$7:.$AD$17];[.L398]+1;[.M398])=&quot;&quot;;1;[.L398]+1)" table:style-name="ce1">
            <text:p>4</text:p>
          </table:table-cell>
          <table:table-cell office:value-type="float" office:value="2" table:formula="of:=IF(INDEX([.$Z$7:.$AD$17];[.L398]+1;[.M398])=&quot;&quot;;IF([.M398]=5;1;[.M398]+1);[.M398])" table:style-name="ce1">
            <text:p>2</text:p>
          </table:table-cell>
          <table:table-cell office:value-type="float" office:value="0" table:formula="of:=IF([.B399]=[.C399];0;INDEX([.$Z$18:.$AD$25];INT([.$J399]/COUNTA([.$Z$7:.$AD$17]))+1;[.$M399]))" table:style-name="ce1">
            <text:p>#REF!</text:p>
          </table:table-cell>
          <table:table-cell table:style-name="ce1"/>
          <table:table-cell office:value-type="string" office:string-value="" table:formula="of:=IF(INDEX([.AF$18:.AF$200];[.$K399])=&quot;&quot;;&quot;&quot;;[.AF$17]&amp;&quot; = yes &quot;)" table:style-name="ce1"/>
          <table:table-cell office:value-type="string" office:string-value="" table:formula="of:=IF(INDEX([.AG$18:.AG$200];[.$K399])=&quot;&quot;;&quot;&quot;;[.AG$17]&amp;&quot; = yes &quot;)" table:style-name="ce1"/>
          <table:table-cell office:value-type="string" office:string-value="" table:formula="of:=IF(INDEX([.AH$18:.AH$200];[.$K399])=&quot;&quot;;&quot;&quot;;[.AH$17]&amp;&quot; = yes &quot;)" table:style-name="ce1"/>
          <table:table-cell office:value-type="string" office:string-value="" table:formula="of:=IF(INDEX([.AI$18:.AI$200];[.$K399])=&quot;&quot;;&quot;&quot;;[.AI$17]&amp;&quot; = yes &quot;)" table:style-name="ce1"/>
          <table:table-cell office:value-type="string" office:string-value="" table:formula="of:=IF(INDEX([.AF$18:.AF$200];MATCH([.$C399];[.$Y$18:.$Y$200]))=&quot;&quot;;&quot;&quot;;[.AF$17]&amp;&quot; = yes &quot;)" table:style-name="ce1"/>
          <table:table-cell office:value-type="string" office:string-value="" table:formula="of:=IF(INDEX([.AG$18:.AG$200];MATCH([.$C399];[.$Y$18:.$Y$200]))=&quot;&quot;;&quot;&quot;;[.AG$17]&amp;&quot; = yes &quot;)" table:style-name="ce1"/>
          <table:table-cell office:value-type="string" office:string-value="" table:formula="of:=IF(INDEX([.AH$18:.AH$200];MATCH([.$C399];[.$Y$18:.$Y$200]))=&quot;&quot;;&quot;&quot;;[.AH$17]&amp;&quot; = yes &quot;)" table:style-name="ce1"/>
          <table:table-cell office:value-type="string" office:string-value="" table:formula="of:=IF(INDEX([.AI$18:.AI$200];MATCH([.$C39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93</text:p>
          </table:table-cell>
          <table:table-cell office:value-type="float" office:value="0" table:formula="of:=INDEX([.Y$18:.Y$200];[.K400])" table:style-name="ce1">
            <text:p>0</text:p>
          </table:table-cell>
          <table:table-cell office:value-type="string" office:string-value="pc_tropical" table:formula="of:=INDEX([.$Z$7:.$AD$17];[.L400];[.M400])" table:style-name="ce1">
            <text:p>pc_tropical</text:p>
          </table:table-cell>
          <table:table-cell office:value-type="float" office:value="0" table:formula="of:=[.$X$8]&amp;[.N400]" table:style-name="ce1">
            <text:p>#REF!</text:p>
          </table:table-cell>
          <table:table-cell office:value-type="float" office:value="0" table:formula="of:=[.$X$9]&amp;[.N400]" table:style-name="ce1">
            <text:p>#REF!</text:p>
          </table:table-cell>
          <table:table-cell office:value-type="string" office:string-value="OR={}&quot;OR={}" table:formula="of:=[.O400]&amp;&quot;OR={&quot;&amp;CONCATENATE([.P400];[.Q400];[.R400];[.S400])&amp;&quot;}&quot;&quot;OR={&quot;&amp;CONCATENATE([.T400];[.U400];[.V400];[.W40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00]+1)" table:style-name="ce1">
            <text:p>#REF!</text:p>
          </table:table-cell>
          <table:table-cell office:value-type="float" office:value="0" table:formula="of:=[.I399]" table:style-name="ce1">
            <text:p>0</text:p>
          </table:table-cell>
          <table:table-cell office:value-type="float" office:value="393" table:style-name="ce1">
            <text:p>393</text:p>
          </table:table-cell>
          <table:table-cell office:value-type="float" office:value="11" table:formula="of:=INT([.J400]/COUNTA([.$Z$7:.$AD$17]))+1" table:style-name="ce1">
            <text:p>11</text:p>
          </table:table-cell>
          <table:table-cell office:value-type="float" office:value="5" table:formula="of:=IF(INDEX([.$Z$7:.$AD$17];[.L399]+1;[.M399])=&quot;&quot;;1;[.L399]+1)" table:style-name="ce1">
            <text:p>5</text:p>
          </table:table-cell>
          <table:table-cell office:value-type="float" office:value="2" table:formula="of:=IF(INDEX([.$Z$7:.$AD$17];[.L399]+1;[.M399])=&quot;&quot;;IF([.M399]=5;1;[.M399]+1);[.M399])" table:style-name="ce1">
            <text:p>2</text:p>
          </table:table-cell>
          <table:table-cell office:value-type="float" office:value="0" table:formula="of:=IF([.B400]=[.C400];0;INDEX([.$Z$18:.$AD$25];INT([.$J400]/COUNTA([.$Z$7:.$AD$17]))+1;[.$M400]))" table:style-name="ce1">
            <text:p>#REF!</text:p>
          </table:table-cell>
          <table:table-cell table:style-name="ce1"/>
          <table:table-cell office:value-type="string" office:string-value="" table:formula="of:=IF(INDEX([.AF$18:.AF$200];[.$K400])=&quot;&quot;;&quot;&quot;;[.AF$17]&amp;&quot; = yes &quot;)" table:style-name="ce1"/>
          <table:table-cell office:value-type="string" office:string-value="" table:formula="of:=IF(INDEX([.AG$18:.AG$200];[.$K400])=&quot;&quot;;&quot;&quot;;[.AG$17]&amp;&quot; = yes &quot;)" table:style-name="ce1"/>
          <table:table-cell office:value-type="string" office:string-value="" table:formula="of:=IF(INDEX([.AH$18:.AH$200];[.$K400])=&quot;&quot;;&quot;&quot;;[.AH$17]&amp;&quot; = yes &quot;)" table:style-name="ce1"/>
          <table:table-cell office:value-type="string" office:string-value="" table:formula="of:=IF(INDEX([.AI$18:.AI$200];[.$K400])=&quot;&quot;;&quot;&quot;;[.AI$17]&amp;&quot; = yes &quot;)" table:style-name="ce1"/>
          <table:table-cell office:value-type="string" office:string-value="" table:formula="of:=IF(INDEX([.AF$18:.AF$200];MATCH([.$C400];[.$Y$18:.$Y$200]))=&quot;&quot;;&quot;&quot;;[.AF$17]&amp;&quot; = yes &quot;)" table:style-name="ce1"/>
          <table:table-cell office:value-type="string" office:string-value="" table:formula="of:=IF(INDEX([.AG$18:.AG$200];MATCH([.$C400];[.$Y$18:.$Y$200]))=&quot;&quot;;&quot;&quot;;[.AG$17]&amp;&quot; = yes &quot;)" table:style-name="ce1"/>
          <table:table-cell office:value-type="string" office:string-value="" table:formula="of:=IF(INDEX([.AH$18:.AH$200];MATCH([.$C400];[.$Y$18:.$Y$200]))=&quot;&quot;;&quot;&quot;;[.AH$17]&amp;&quot; = yes &quot;)" table:style-name="ce1"/>
          <table:table-cell office:value-type="string" office:string-value="" table:formula="of:=IF(INDEX([.AI$18:.AI$200];MATCH([.$C40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94</text:p>
          </table:table-cell>
          <table:table-cell office:value-type="float" office:value="0" table:formula="of:=INDEX([.Y$18:.Y$200];[.K401])" table:style-name="ce1">
            <text:p>0</text:p>
          </table:table-cell>
          <table:table-cell office:value-type="string" office:string-value="pc_desertislands" table:formula="of:=INDEX([.$Z$7:.$AD$17];[.L401];[.M401])" table:style-name="ce1">
            <text:p>pc_desertislands</text:p>
          </table:table-cell>
          <table:table-cell office:value-type="float" office:value="0" table:formula="of:=[.$X$8]&amp;[.N401]" table:style-name="ce1">
            <text:p>#REF!</text:p>
          </table:table-cell>
          <table:table-cell office:value-type="float" office:value="0" table:formula="of:=[.$X$9]&amp;[.N401]" table:style-name="ce1">
            <text:p>#REF!</text:p>
          </table:table-cell>
          <table:table-cell office:value-type="string" office:string-value="OR={}&quot;OR={}" table:formula="of:=[.O401]&amp;&quot;OR={&quot;&amp;CONCATENATE([.P401];[.Q401];[.R401];[.S401])&amp;&quot;}&quot;&quot;OR={&quot;&amp;CONCATENATE([.T401];[.U401];[.V401];[.W40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01]+1)" table:style-name="ce1">
            <text:p>#REF!</text:p>
          </table:table-cell>
          <table:table-cell office:value-type="float" office:value="0" table:formula="of:=[.I400]" table:style-name="ce1">
            <text:p>0</text:p>
          </table:table-cell>
          <table:table-cell office:value-type="float" office:value="394" table:style-name="ce1">
            <text:p>394</text:p>
          </table:table-cell>
          <table:table-cell office:value-type="float" office:value="11" table:formula="of:=INT([.J401]/COUNTA([.$Z$7:.$AD$17]))+1" table:style-name="ce1">
            <text:p>11</text:p>
          </table:table-cell>
          <table:table-cell office:value-type="float" office:value="6" table:formula="of:=IF(INDEX([.$Z$7:.$AD$17];[.L400]+1;[.M400])=&quot;&quot;;1;[.L400]+1)" table:style-name="ce1">
            <text:p>6</text:p>
          </table:table-cell>
          <table:table-cell office:value-type="float" office:value="2" table:formula="of:=IF(INDEX([.$Z$7:.$AD$17];[.L400]+1;[.M400])=&quot;&quot;;IF([.M400]=5;1;[.M400]+1);[.M400])" table:style-name="ce1">
            <text:p>2</text:p>
          </table:table-cell>
          <table:table-cell office:value-type="float" office:value="0" table:formula="of:=IF([.B401]=[.C401];0;INDEX([.$Z$18:.$AD$25];INT([.$J401]/COUNTA([.$Z$7:.$AD$17]))+1;[.$M401]))" table:style-name="ce1">
            <text:p>#REF!</text:p>
          </table:table-cell>
          <table:table-cell table:style-name="ce1"/>
          <table:table-cell office:value-type="string" office:string-value="" table:formula="of:=IF(INDEX([.AF$18:.AF$200];[.$K401])=&quot;&quot;;&quot;&quot;;[.AF$17]&amp;&quot; = yes &quot;)" table:style-name="ce1"/>
          <table:table-cell office:value-type="string" office:string-value="" table:formula="of:=IF(INDEX([.AG$18:.AG$200];[.$K401])=&quot;&quot;;&quot;&quot;;[.AG$17]&amp;&quot; = yes &quot;)" table:style-name="ce1"/>
          <table:table-cell office:value-type="string" office:string-value="" table:formula="of:=IF(INDEX([.AH$18:.AH$200];[.$K401])=&quot;&quot;;&quot;&quot;;[.AH$17]&amp;&quot; = yes &quot;)" table:style-name="ce1"/>
          <table:table-cell office:value-type="string" office:string-value="" table:formula="of:=IF(INDEX([.AI$18:.AI$200];[.$K401])=&quot;&quot;;&quot;&quot;;[.AI$17]&amp;&quot; = yes &quot;)" table:style-name="ce1"/>
          <table:table-cell office:value-type="string" office:string-value="" table:formula="of:=IF(INDEX([.AF$18:.AF$200];MATCH([.$C401];[.$Y$18:.$Y$200]))=&quot;&quot;;&quot;&quot;;[.AF$17]&amp;&quot; = yes &quot;)" table:style-name="ce1"/>
          <table:table-cell office:value-type="string" office:string-value="" table:formula="of:=IF(INDEX([.AG$18:.AG$200];MATCH([.$C401];[.$Y$18:.$Y$200]))=&quot;&quot;;&quot;&quot;;[.AG$17]&amp;&quot; = yes &quot;)" table:style-name="ce1"/>
          <table:table-cell office:value-type="string" office:string-value="" table:formula="of:=IF(INDEX([.AH$18:.AH$200];MATCH([.$C401];[.$Y$18:.$Y$200]))=&quot;&quot;;&quot;&quot;;[.AH$17]&amp;&quot; = yes &quot;)" table:style-name="ce1"/>
          <table:table-cell office:value-type="string" office:string-value="" table:formula="of:=IF(INDEX([.AI$18:.AI$200];MATCH([.$C40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95</text:p>
          </table:table-cell>
          <table:table-cell office:value-type="float" office:value="0" table:formula="of:=INDEX([.Y$18:.Y$200];[.K402])" table:style-name="ce1">
            <text:p>0</text:p>
          </table:table-cell>
          <table:table-cell office:value-type="string" office:string-value="pc_retinal" table:formula="of:=INDEX([.$Z$7:.$AD$17];[.L402];[.M402])" table:style-name="ce1">
            <text:p>pc_retinal</text:p>
          </table:table-cell>
          <table:table-cell office:value-type="float" office:value="0" table:formula="of:=[.$X$8]&amp;[.N402]" table:style-name="ce1">
            <text:p>#REF!</text:p>
          </table:table-cell>
          <table:table-cell office:value-type="float" office:value="0" table:formula="of:=[.$X$9]&amp;[.N402]" table:style-name="ce1">
            <text:p>#REF!</text:p>
          </table:table-cell>
          <table:table-cell office:value-type="string" office:string-value="OR={}&quot;OR={}" table:formula="of:=[.O402]&amp;&quot;OR={&quot;&amp;CONCATENATE([.P402];[.Q402];[.R402];[.S402])&amp;&quot;}&quot;&quot;OR={&quot;&amp;CONCATENATE([.T402];[.U402];[.V402];[.W40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02]+1)" table:style-name="ce1">
            <text:p>#REF!</text:p>
          </table:table-cell>
          <table:table-cell office:value-type="float" office:value="0" table:formula="of:=[.I401]" table:style-name="ce1">
            <text:p>0</text:p>
          </table:table-cell>
          <table:table-cell office:value-type="float" office:value="395" table:style-name="ce1">
            <text:p>395</text:p>
          </table:table-cell>
          <table:table-cell office:value-type="float" office:value="11" table:formula="of:=INT([.J402]/COUNTA([.$Z$7:.$AD$17]))+1" table:style-name="ce1">
            <text:p>11</text:p>
          </table:table-cell>
          <table:table-cell office:value-type="float" office:value="7" table:formula="of:=IF(INDEX([.$Z$7:.$AD$17];[.L401]+1;[.M401])=&quot;&quot;;1;[.L401]+1)" table:style-name="ce1">
            <text:p>7</text:p>
          </table:table-cell>
          <table:table-cell office:value-type="float" office:value="2" table:formula="of:=IF(INDEX([.$Z$7:.$AD$17];[.L401]+1;[.M401])=&quot;&quot;;IF([.M401]=5;1;[.M401]+1);[.M401])" table:style-name="ce1">
            <text:p>2</text:p>
          </table:table-cell>
          <table:table-cell office:value-type="float" office:value="0" table:formula="of:=IF([.B402]=[.C402];0;INDEX([.$Z$18:.$AD$25];INT([.$J402]/COUNTA([.$Z$7:.$AD$17]))+1;[.$M402]))" table:style-name="ce1">
            <text:p>#REF!</text:p>
          </table:table-cell>
          <table:table-cell table:style-name="ce1"/>
          <table:table-cell office:value-type="string" office:string-value="" table:formula="of:=IF(INDEX([.AF$18:.AF$200];[.$K402])=&quot;&quot;;&quot;&quot;;[.AF$17]&amp;&quot; = yes &quot;)" table:style-name="ce1"/>
          <table:table-cell office:value-type="string" office:string-value="" table:formula="of:=IF(INDEX([.AG$18:.AG$200];[.$K402])=&quot;&quot;;&quot;&quot;;[.AG$17]&amp;&quot; = yes &quot;)" table:style-name="ce1"/>
          <table:table-cell office:value-type="string" office:string-value="" table:formula="of:=IF(INDEX([.AH$18:.AH$200];[.$K402])=&quot;&quot;;&quot;&quot;;[.AH$17]&amp;&quot; = yes &quot;)" table:style-name="ce1"/>
          <table:table-cell office:value-type="string" office:string-value="" table:formula="of:=IF(INDEX([.AI$18:.AI$200];[.$K402])=&quot;&quot;;&quot;&quot;;[.AI$17]&amp;&quot; = yes &quot;)" table:style-name="ce1"/>
          <table:table-cell office:value-type="string" office:string-value="" table:formula="of:=IF(INDEX([.AF$18:.AF$200];MATCH([.$C402];[.$Y$18:.$Y$200]))=&quot;&quot;;&quot;&quot;;[.AF$17]&amp;&quot; = yes &quot;)" table:style-name="ce1"/>
          <table:table-cell office:value-type="string" office:string-value="" table:formula="of:=IF(INDEX([.AG$18:.AG$200];MATCH([.$C402];[.$Y$18:.$Y$200]))=&quot;&quot;;&quot;&quot;;[.AG$17]&amp;&quot; = yes &quot;)" table:style-name="ce1"/>
          <table:table-cell office:value-type="string" office:string-value="" table:formula="of:=IF(INDEX([.AH$18:.AH$200];MATCH([.$C402];[.$Y$18:.$Y$200]))=&quot;&quot;;&quot;&quot;;[.AH$17]&amp;&quot; = yes &quot;)" table:style-name="ce1"/>
          <table:table-cell office:value-type="string" office:string-value="" table:formula="of:=IF(INDEX([.AI$18:.AI$200];MATCH([.$C40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96</text:p>
          </table:table-cell>
          <table:table-cell office:value-type="float" office:value="0" table:formula="of:=INDEX([.Y$18:.Y$200];[.K403])" table:style-name="ce1">
            <text:p>0</text:p>
          </table:table-cell>
          <table:table-cell office:value-type="string" office:string-value="pc_lush" table:formula="of:=INDEX([.$Z$7:.$AD$17];[.L403];[.M403])" table:style-name="ce1">
            <text:p>pc_lush</text:p>
          </table:table-cell>
          <table:table-cell office:value-type="float" office:value="0" table:formula="of:=[.$X$8]&amp;[.N403]" table:style-name="ce1">
            <text:p>#REF!</text:p>
          </table:table-cell>
          <table:table-cell office:value-type="float" office:value="0" table:formula="of:=[.$X$9]&amp;[.N403]" table:style-name="ce1">
            <text:p>#REF!</text:p>
          </table:table-cell>
          <table:table-cell office:value-type="string" office:string-value="OR={}&quot;OR={}" table:formula="of:=[.O403]&amp;&quot;OR={&quot;&amp;CONCATENATE([.P403];[.Q403];[.R403];[.S403])&amp;&quot;}&quot;&quot;OR={&quot;&amp;CONCATENATE([.T403];[.U403];[.V403];[.W40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03]+1)" table:style-name="ce1">
            <text:p>#REF!</text:p>
          </table:table-cell>
          <table:table-cell office:value-type="float" office:value="0" table:formula="of:=[.I402]" table:style-name="ce1">
            <text:p>0</text:p>
          </table:table-cell>
          <table:table-cell office:value-type="float" office:value="396" table:style-name="ce1">
            <text:p>396</text:p>
          </table:table-cell>
          <table:table-cell office:value-type="float" office:value="11" table:formula="of:=INT([.J403]/COUNTA([.$Z$7:.$AD$17]))+1" table:style-name="ce1">
            <text:p>11</text:p>
          </table:table-cell>
          <table:table-cell office:value-type="float" office:value="8" table:formula="of:=IF(INDEX([.$Z$7:.$AD$17];[.L402]+1;[.M402])=&quot;&quot;;1;[.L402]+1)" table:style-name="ce1">
            <text:p>8</text:p>
          </table:table-cell>
          <table:table-cell office:value-type="float" office:value="2" table:formula="of:=IF(INDEX([.$Z$7:.$AD$17];[.L402]+1;[.M402])=&quot;&quot;;IF([.M402]=5;1;[.M402]+1);[.M402])" table:style-name="ce1">
            <text:p>2</text:p>
          </table:table-cell>
          <table:table-cell office:value-type="float" office:value="0" table:formula="of:=IF([.B403]=[.C403];0;INDEX([.$Z$18:.$AD$25];INT([.$J403]/COUNTA([.$Z$7:.$AD$17]))+1;[.$M403]))" table:style-name="ce1">
            <text:p>#REF!</text:p>
          </table:table-cell>
          <table:table-cell table:style-name="ce1"/>
          <table:table-cell office:value-type="string" office:string-value="" table:formula="of:=IF(INDEX([.AF$18:.AF$200];[.$K403])=&quot;&quot;;&quot;&quot;;[.AF$17]&amp;&quot; = yes &quot;)" table:style-name="ce1"/>
          <table:table-cell office:value-type="string" office:string-value="" table:formula="of:=IF(INDEX([.AG$18:.AG$200];[.$K403])=&quot;&quot;;&quot;&quot;;[.AG$17]&amp;&quot; = yes &quot;)" table:style-name="ce1"/>
          <table:table-cell office:value-type="string" office:string-value="" table:formula="of:=IF(INDEX([.AH$18:.AH$200];[.$K403])=&quot;&quot;;&quot;&quot;;[.AH$17]&amp;&quot; = yes &quot;)" table:style-name="ce1"/>
          <table:table-cell office:value-type="string" office:string-value="" table:formula="of:=IF(INDEX([.AI$18:.AI$200];[.$K403])=&quot;&quot;;&quot;&quot;;[.AI$17]&amp;&quot; = yes &quot;)" table:style-name="ce1"/>
          <table:table-cell office:value-type="string" office:string-value="" table:formula="of:=IF(INDEX([.AF$18:.AF$200];MATCH([.$C403];[.$Y$18:.$Y$200]))=&quot;&quot;;&quot;&quot;;[.AF$17]&amp;&quot; = yes &quot;)" table:style-name="ce1"/>
          <table:table-cell office:value-type="string" office:string-value="" table:formula="of:=IF(INDEX([.AG$18:.AG$200];MATCH([.$C403];[.$Y$18:.$Y$200]))=&quot;&quot;;&quot;&quot;;[.AG$17]&amp;&quot; = yes &quot;)" table:style-name="ce1"/>
          <table:table-cell office:value-type="string" office:string-value="" table:formula="of:=IF(INDEX([.AH$18:.AH$200];MATCH([.$C403];[.$Y$18:.$Y$200]))=&quot;&quot;;&quot;&quot;;[.AH$17]&amp;&quot; = yes &quot;)" table:style-name="ce1"/>
          <table:table-cell office:value-type="string" office:string-value="" table:formula="of:=IF(INDEX([.AI$18:.AI$200];MATCH([.$C40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97</text:p>
          </table:table-cell>
          <table:table-cell office:value-type="float" office:value="0" table:formula="of:=INDEX([.Y$18:.Y$200];[.K404])" table:style-name="ce1">
            <text:p>0</text:p>
          </table:table-cell>
          <table:table-cell office:value-type="string" office:string-value="pc_marginal" table:formula="of:=INDEX([.$Z$7:.$AD$17];[.L404];[.M404])" table:style-name="ce1">
            <text:p>pc_marginal</text:p>
          </table:table-cell>
          <table:table-cell office:value-type="float" office:value="0" table:formula="of:=[.$X$8]&amp;[.N404]" table:style-name="ce1">
            <text:p>#REF!</text:p>
          </table:table-cell>
          <table:table-cell office:value-type="float" office:value="0" table:formula="of:=[.$X$9]&amp;[.N404]" table:style-name="ce1">
            <text:p>#REF!</text:p>
          </table:table-cell>
          <table:table-cell office:value-type="string" office:string-value="OR={}&quot;OR={}" table:formula="of:=[.O404]&amp;&quot;OR={&quot;&amp;CONCATENATE([.P404];[.Q404];[.R404];[.S404])&amp;&quot;}&quot;&quot;OR={&quot;&amp;CONCATENATE([.T404];[.U404];[.V404];[.W40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04]+1)" table:style-name="ce1">
            <text:p>#REF!</text:p>
          </table:table-cell>
          <table:table-cell office:value-type="float" office:value="0" table:formula="of:=[.I403]" table:style-name="ce1">
            <text:p>0</text:p>
          </table:table-cell>
          <table:table-cell office:value-type="float" office:value="397" table:style-name="ce1">
            <text:p>397</text:p>
          </table:table-cell>
          <table:table-cell office:value-type="float" office:value="11" table:formula="of:=INT([.J404]/COUNTA([.$Z$7:.$AD$17]))+1" table:style-name="ce1">
            <text:p>11</text:p>
          </table:table-cell>
          <table:table-cell office:value-type="float" office:value="9" table:formula="of:=IF(INDEX([.$Z$7:.$AD$17];[.L403]+1;[.M403])=&quot;&quot;;1;[.L403]+1)" table:style-name="ce1">
            <text:p>9</text:p>
          </table:table-cell>
          <table:table-cell office:value-type="float" office:value="2" table:formula="of:=IF(INDEX([.$Z$7:.$AD$17];[.L403]+1;[.M403])=&quot;&quot;;IF([.M403]=5;1;[.M403]+1);[.M403])" table:style-name="ce1">
            <text:p>2</text:p>
          </table:table-cell>
          <table:table-cell office:value-type="float" office:value="0" table:formula="of:=IF([.B404]=[.C404];0;INDEX([.$Z$18:.$AD$25];INT([.$J404]/COUNTA([.$Z$7:.$AD$17]))+1;[.$M404]))" table:style-name="ce1">
            <text:p>#REF!</text:p>
          </table:table-cell>
          <table:table-cell table:style-name="ce1"/>
          <table:table-cell office:value-type="string" office:string-value="" table:formula="of:=IF(INDEX([.AF$18:.AF$200];[.$K404])=&quot;&quot;;&quot;&quot;;[.AF$17]&amp;&quot; = yes &quot;)" table:style-name="ce1"/>
          <table:table-cell office:value-type="string" office:string-value="" table:formula="of:=IF(INDEX([.AG$18:.AG$200];[.$K404])=&quot;&quot;;&quot;&quot;;[.AG$17]&amp;&quot; = yes &quot;)" table:style-name="ce1"/>
          <table:table-cell office:value-type="string" office:string-value="" table:formula="of:=IF(INDEX([.AH$18:.AH$200];[.$K404])=&quot;&quot;;&quot;&quot;;[.AH$17]&amp;&quot; = yes &quot;)" table:style-name="ce1"/>
          <table:table-cell office:value-type="string" office:string-value="" table:formula="of:=IF(INDEX([.AI$18:.AI$200];[.$K404])=&quot;&quot;;&quot;&quot;;[.AI$17]&amp;&quot; = yes &quot;)" table:style-name="ce1"/>
          <table:table-cell office:value-type="string" office:string-value="" table:formula="of:=IF(INDEX([.AF$18:.AF$200];MATCH([.$C404];[.$Y$18:.$Y$200]))=&quot;&quot;;&quot;&quot;;[.AF$17]&amp;&quot; = yes &quot;)" table:style-name="ce1"/>
          <table:table-cell office:value-type="string" office:string-value="" table:formula="of:=IF(INDEX([.AG$18:.AG$200];MATCH([.$C404];[.$Y$18:.$Y$200]))=&quot;&quot;;&quot;&quot;;[.AG$17]&amp;&quot; = yes &quot;)" table:style-name="ce1"/>
          <table:table-cell office:value-type="string" office:string-value="" table:formula="of:=IF(INDEX([.AH$18:.AH$200];MATCH([.$C404];[.$Y$18:.$Y$200]))=&quot;&quot;;&quot;&quot;;[.AH$17]&amp;&quot; = yes &quot;)" table:style-name="ce1"/>
          <table:table-cell office:value-type="string" office:string-value="" table:formula="of:=IF(INDEX([.AI$18:.AI$200];MATCH([.$C40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98</text:p>
          </table:table-cell>
          <table:table-cell office:value-type="float" office:value="0" table:formula="of:=INDEX([.Y$18:.Y$200];[.K405])" table:style-name="ce1">
            <text:p>0</text:p>
          </table:table-cell>
          <table:table-cell office:value-type="string" office:string-value="pc_greenhouse_hot" table:formula="of:=INDEX([.$Z$7:.$AD$17];[.L405];[.M405])" table:style-name="ce1">
            <text:p>pc_greenhouse_hot</text:p>
          </table:table-cell>
          <table:table-cell office:value-type="float" office:value="0" table:formula="of:=[.$X$8]&amp;[.N405]" table:style-name="ce1">
            <text:p>#REF!</text:p>
          </table:table-cell>
          <table:table-cell office:value-type="float" office:value="0" table:formula="of:=[.$X$9]&amp;[.N405]" table:style-name="ce1">
            <text:p>#REF!</text:p>
          </table:table-cell>
          <table:table-cell office:value-type="string" office:string-value="OR={}&quot;OR={}" table:formula="of:=[.O405]&amp;&quot;OR={&quot;&amp;CONCATENATE([.P405];[.Q405];[.R405];[.S405])&amp;&quot;}&quot;&quot;OR={&quot;&amp;CONCATENATE([.T405];[.U405];[.V405];[.W40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05]+1)" table:style-name="ce1">
            <text:p>#REF!</text:p>
          </table:table-cell>
          <table:table-cell office:value-type="float" office:value="0" table:formula="of:=[.I404]" table:style-name="ce1">
            <text:p>0</text:p>
          </table:table-cell>
          <table:table-cell office:value-type="float" office:value="398" table:style-name="ce1">
            <text:p>398</text:p>
          </table:table-cell>
          <table:table-cell office:value-type="float" office:value="11" table:formula="of:=INT([.J405]/COUNTA([.$Z$7:.$AD$17]))+1" table:style-name="ce1">
            <text:p>11</text:p>
          </table:table-cell>
          <table:table-cell office:value-type="float" office:value="10" table:formula="of:=IF(INDEX([.$Z$7:.$AD$17];[.L404]+1;[.M404])=&quot;&quot;;1;[.L404]+1)" table:style-name="ce1">
            <text:p>10</text:p>
          </table:table-cell>
          <table:table-cell office:value-type="float" office:value="2" table:formula="of:=IF(INDEX([.$Z$7:.$AD$17];[.L404]+1;[.M404])=&quot;&quot;;IF([.M404]=5;1;[.M404]+1);[.M404])" table:style-name="ce1">
            <text:p>2</text:p>
          </table:table-cell>
          <table:table-cell office:value-type="float" office:value="0" table:formula="of:=IF([.B405]=[.C405];0;INDEX([.$Z$18:.$AD$25];INT([.$J405]/COUNTA([.$Z$7:.$AD$17]))+1;[.$M405]))" table:style-name="ce1">
            <text:p>#REF!</text:p>
          </table:table-cell>
          <table:table-cell table:style-name="ce1"/>
          <table:table-cell office:value-type="string" office:string-value="" table:formula="of:=IF(INDEX([.AF$18:.AF$200];[.$K405])=&quot;&quot;;&quot;&quot;;[.AF$17]&amp;&quot; = yes &quot;)" table:style-name="ce1"/>
          <table:table-cell office:value-type="string" office:string-value="" table:formula="of:=IF(INDEX([.AG$18:.AG$200];[.$K405])=&quot;&quot;;&quot;&quot;;[.AG$17]&amp;&quot; = yes &quot;)" table:style-name="ce1"/>
          <table:table-cell office:value-type="string" office:string-value="" table:formula="of:=IF(INDEX([.AH$18:.AH$200];[.$K405])=&quot;&quot;;&quot;&quot;;[.AH$17]&amp;&quot; = yes &quot;)" table:style-name="ce1"/>
          <table:table-cell office:value-type="string" office:string-value="" table:formula="of:=IF(INDEX([.AI$18:.AI$200];[.$K405])=&quot;&quot;;&quot;&quot;;[.AI$17]&amp;&quot; = yes &quot;)" table:style-name="ce1"/>
          <table:table-cell office:value-type="string" office:string-value="" table:formula="of:=IF(INDEX([.AF$18:.AF$200];MATCH([.$C405];[.$Y$18:.$Y$200]))=&quot;&quot;;&quot;&quot;;[.AF$17]&amp;&quot; = yes &quot;)" table:style-name="ce1"/>
          <table:table-cell office:value-type="string" office:string-value="" table:formula="of:=IF(INDEX([.AG$18:.AG$200];MATCH([.$C405];[.$Y$18:.$Y$200]))=&quot;&quot;;&quot;&quot;;[.AG$17]&amp;&quot; = yes &quot;)" table:style-name="ce1"/>
          <table:table-cell office:value-type="string" office:string-value="" table:formula="of:=IF(INDEX([.AH$18:.AH$200];MATCH([.$C405];[.$Y$18:.$Y$200]))=&quot;&quot;;&quot;&quot;;[.AH$17]&amp;&quot; = yes &quot;)" table:style-name="ce1"/>
          <table:table-cell office:value-type="string" office:string-value="" table:formula="of:=IF(INDEX([.AI$18:.AI$200];MATCH([.$C40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399</text:p>
          </table:table-cell>
          <table:table-cell office:value-type="float" office:value="0" table:formula="of:=INDEX([.Y$18:.Y$200];[.K406])" table:style-name="ce1">
            <text:p>0</text:p>
          </table:table-cell>
          <table:table-cell office:value-type="string" office:string-value="pc_frozen_desert" table:formula="of:=INDEX([.$Z$7:.$AD$17];[.L406];[.M406])" table:style-name="ce1">
            <text:p>pc_frozen_desert</text:p>
          </table:table-cell>
          <table:table-cell office:value-type="float" office:value="0" table:formula="of:=[.$X$8]&amp;[.N406]" table:style-name="ce1">
            <text:p>#REF!</text:p>
          </table:table-cell>
          <table:table-cell office:value-type="float" office:value="0" table:formula="of:=[.$X$9]&amp;[.N406]" table:style-name="ce1">
            <text:p>#REF!</text:p>
          </table:table-cell>
          <table:table-cell office:value-type="string" office:string-value="OR={}&quot;OR={}" table:formula="of:=[.O406]&amp;&quot;OR={&quot;&amp;CONCATENATE([.P406];[.Q406];[.R406];[.S406])&amp;&quot;}&quot;&quot;OR={&quot;&amp;CONCATENATE([.T406];[.U406];[.V406];[.W40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06]+1)" table:style-name="ce1">
            <text:p>#REF!</text:p>
          </table:table-cell>
          <table:table-cell office:value-type="float" office:value="0" table:formula="of:=[.I405]" table:style-name="ce1">
            <text:p>0</text:p>
          </table:table-cell>
          <table:table-cell office:value-type="float" office:value="399" table:style-name="ce1">
            <text:p>399</text:p>
          </table:table-cell>
          <table:table-cell office:value-type="float" office:value="11" table:formula="of:=INT([.J406]/COUNTA([.$Z$7:.$AD$17]))+1" table:style-name="ce1">
            <text:p>11</text:p>
          </table:table-cell>
          <table:table-cell office:value-type="float" office:value="1" table:formula="of:=IF(INDEX([.$Z$7:.$AD$17];[.L405]+1;[.M405])=&quot;&quot;;1;[.L405]+1)" table:style-name="ce1">
            <text:p>1</text:p>
          </table:table-cell>
          <table:table-cell office:value-type="float" office:value="3" table:formula="of:=IF(INDEX([.$Z$7:.$AD$17];[.L405]+1;[.M405])=&quot;&quot;;IF([.M405]=5;1;[.M405]+1);[.M405])" table:style-name="ce1">
            <text:p>3</text:p>
          </table:table-cell>
          <table:table-cell office:value-type="float" office:value="0" table:formula="of:=IF([.B406]=[.C406];0;INDEX([.$Z$18:.$AD$25];INT([.$J406]/COUNTA([.$Z$7:.$AD$17]))+1;[.$M406]))" table:style-name="ce1">
            <text:p>#REF!</text:p>
          </table:table-cell>
          <table:table-cell table:style-name="ce1"/>
          <table:table-cell office:value-type="string" office:string-value="" table:formula="of:=IF(INDEX([.AF$18:.AF$200];[.$K406])=&quot;&quot;;&quot;&quot;;[.AF$17]&amp;&quot; = yes &quot;)" table:style-name="ce1"/>
          <table:table-cell office:value-type="string" office:string-value="" table:formula="of:=IF(INDEX([.AG$18:.AG$200];[.$K406])=&quot;&quot;;&quot;&quot;;[.AG$17]&amp;&quot; = yes &quot;)" table:style-name="ce1"/>
          <table:table-cell office:value-type="string" office:string-value="" table:formula="of:=IF(INDEX([.AH$18:.AH$200];[.$K406])=&quot;&quot;;&quot;&quot;;[.AH$17]&amp;&quot; = yes &quot;)" table:style-name="ce1"/>
          <table:table-cell office:value-type="string" office:string-value="" table:formula="of:=IF(INDEX([.AI$18:.AI$200];[.$K406])=&quot;&quot;;&quot;&quot;;[.AI$17]&amp;&quot; = yes &quot;)" table:style-name="ce1"/>
          <table:table-cell office:value-type="string" office:string-value="" table:formula="of:=IF(INDEX([.AF$18:.AF$200];MATCH([.$C406];[.$Y$18:.$Y$200]))=&quot;&quot;;&quot;&quot;;[.AF$17]&amp;&quot; = yes &quot;)" table:style-name="ce1"/>
          <table:table-cell office:value-type="string" office:string-value="" table:formula="of:=IF(INDEX([.AG$18:.AG$200];MATCH([.$C406];[.$Y$18:.$Y$200]))=&quot;&quot;;&quot;&quot;;[.AG$17]&amp;&quot; = yes &quot;)" table:style-name="ce1"/>
          <table:table-cell office:value-type="string" office:string-value="" table:formula="of:=IF(INDEX([.AH$18:.AH$200];MATCH([.$C406];[.$Y$18:.$Y$200]))=&quot;&quot;;&quot;&quot;;[.AH$17]&amp;&quot; = yes &quot;)" table:style-name="ce1"/>
          <table:table-cell office:value-type="string" office:string-value="" table:formula="of:=IF(INDEX([.AI$18:.AI$200];MATCH([.$C40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00</text:p>
          </table:table-cell>
          <table:table-cell office:value-type="float" office:value="0" table:formula="of:=INDEX([.Y$18:.Y$200];[.K407])" table:style-name="ce1">
            <text:p>0</text:p>
          </table:table-cell>
          <table:table-cell office:value-type="string" office:string-value="pc_steppe" table:formula="of:=INDEX([.$Z$7:.$AD$17];[.L407];[.M407])" table:style-name="ce1">
            <text:p>pc_steppe</text:p>
          </table:table-cell>
          <table:table-cell office:value-type="float" office:value="0" table:formula="of:=[.$X$8]&amp;[.N407]" table:style-name="ce1">
            <text:p>#REF!</text:p>
          </table:table-cell>
          <table:table-cell office:value-type="float" office:value="0" table:formula="of:=[.$X$9]&amp;[.N407]" table:style-name="ce1">
            <text:p>#REF!</text:p>
          </table:table-cell>
          <table:table-cell office:value-type="string" office:string-value="OR={}&quot;OR={}" table:formula="of:=[.O407]&amp;&quot;OR={&quot;&amp;CONCATENATE([.P407];[.Q407];[.R407];[.S407])&amp;&quot;}&quot;&quot;OR={&quot;&amp;CONCATENATE([.T407];[.U407];[.V407];[.W40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07]+1)" table:style-name="ce1">
            <text:p>#REF!</text:p>
          </table:table-cell>
          <table:table-cell office:value-type="float" office:value="0" table:formula="of:=[.I406]" table:style-name="ce1">
            <text:p>0</text:p>
          </table:table-cell>
          <table:table-cell office:value-type="float" office:value="400" table:style-name="ce1">
            <text:p>400</text:p>
          </table:table-cell>
          <table:table-cell office:value-type="float" office:value="11" table:formula="of:=INT([.J407]/COUNTA([.$Z$7:.$AD$17]))+1" table:style-name="ce1">
            <text:p>11</text:p>
          </table:table-cell>
          <table:table-cell office:value-type="float" office:value="2" table:formula="of:=IF(INDEX([.$Z$7:.$AD$17];[.L406]+1;[.M406])=&quot;&quot;;1;[.L406]+1)" table:style-name="ce1">
            <text:p>2</text:p>
          </table:table-cell>
          <table:table-cell office:value-type="float" office:value="3" table:formula="of:=IF(INDEX([.$Z$7:.$AD$17];[.L406]+1;[.M406])=&quot;&quot;;IF([.M406]=5;1;[.M406]+1);[.M406])" table:style-name="ce1">
            <text:p>3</text:p>
          </table:table-cell>
          <table:table-cell office:value-type="float" office:value="0" table:formula="of:=IF([.B407]=[.C407];0;INDEX([.$Z$18:.$AD$25];INT([.$J407]/COUNTA([.$Z$7:.$AD$17]))+1;[.$M407]))" table:style-name="ce1">
            <text:p>#REF!</text:p>
          </table:table-cell>
          <table:table-cell table:style-name="ce1"/>
          <table:table-cell office:value-type="string" office:string-value="" table:formula="of:=IF(INDEX([.AF$18:.AF$200];[.$K407])=&quot;&quot;;&quot;&quot;;[.AF$17]&amp;&quot; = yes &quot;)" table:style-name="ce1"/>
          <table:table-cell office:value-type="string" office:string-value="" table:formula="of:=IF(INDEX([.AG$18:.AG$200];[.$K407])=&quot;&quot;;&quot;&quot;;[.AG$17]&amp;&quot; = yes &quot;)" table:style-name="ce1"/>
          <table:table-cell office:value-type="string" office:string-value="" table:formula="of:=IF(INDEX([.AH$18:.AH$200];[.$K407])=&quot;&quot;;&quot;&quot;;[.AH$17]&amp;&quot; = yes &quot;)" table:style-name="ce1"/>
          <table:table-cell office:value-type="string" office:string-value="" table:formula="of:=IF(INDEX([.AI$18:.AI$200];[.$K407])=&quot;&quot;;&quot;&quot;;[.AI$17]&amp;&quot; = yes &quot;)" table:style-name="ce1"/>
          <table:table-cell office:value-type="string" office:string-value="" table:formula="of:=IF(INDEX([.AF$18:.AF$200];MATCH([.$C407];[.$Y$18:.$Y$200]))=&quot;&quot;;&quot;&quot;;[.AF$17]&amp;&quot; = yes &quot;)" table:style-name="ce1"/>
          <table:table-cell office:value-type="string" office:string-value="" table:formula="of:=IF(INDEX([.AG$18:.AG$200];MATCH([.$C407];[.$Y$18:.$Y$200]))=&quot;&quot;;&quot;&quot;;[.AG$17]&amp;&quot; = yes &quot;)" table:style-name="ce1"/>
          <table:table-cell office:value-type="string" office:string-value="" table:formula="of:=IF(INDEX([.AH$18:.AH$200];MATCH([.$C407];[.$Y$18:.$Y$200]))=&quot;&quot;;&quot;&quot;;[.AH$17]&amp;&quot; = yes &quot;)" table:style-name="ce1"/>
          <table:table-cell office:value-type="string" office:string-value="" table:formula="of:=IF(INDEX([.AI$18:.AI$200];MATCH([.$C40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01</text:p>
          </table:table-cell>
          <table:table-cell office:value-type="float" office:value="0" table:formula="of:=INDEX([.Y$18:.Y$200];[.K408])" table:style-name="ce1">
            <text:p>0</text:p>
          </table:table-cell>
          <table:table-cell office:value-type="string" office:string-value="pc_hadesert" table:formula="of:=INDEX([.$Z$7:.$AD$17];[.L408];[.M408])" table:style-name="ce1">
            <text:p>pc_hadesert</text:p>
          </table:table-cell>
          <table:table-cell office:value-type="float" office:value="0" table:formula="of:=[.$X$8]&amp;[.N408]" table:style-name="ce1">
            <text:p>#REF!</text:p>
          </table:table-cell>
          <table:table-cell office:value-type="float" office:value="0" table:formula="of:=[.$X$9]&amp;[.N408]" table:style-name="ce1">
            <text:p>#REF!</text:p>
          </table:table-cell>
          <table:table-cell office:value-type="string" office:string-value="OR={}&quot;OR={}" table:formula="of:=[.O408]&amp;&quot;OR={&quot;&amp;CONCATENATE([.P408];[.Q408];[.R408];[.S408])&amp;&quot;}&quot;&quot;OR={&quot;&amp;CONCATENATE([.T408];[.U408];[.V408];[.W40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08]+1)" table:style-name="ce1">
            <text:p>#REF!</text:p>
          </table:table-cell>
          <table:table-cell office:value-type="float" office:value="0" table:formula="of:=[.I407]" table:style-name="ce1">
            <text:p>0</text:p>
          </table:table-cell>
          <table:table-cell office:value-type="float" office:value="401" table:style-name="ce1">
            <text:p>401</text:p>
          </table:table-cell>
          <table:table-cell office:value-type="float" office:value="11" table:formula="of:=INT([.J408]/COUNTA([.$Z$7:.$AD$17]))+1" table:style-name="ce1">
            <text:p>11</text:p>
          </table:table-cell>
          <table:table-cell office:value-type="float" office:value="3" table:formula="of:=IF(INDEX([.$Z$7:.$AD$17];[.L407]+1;[.M407])=&quot;&quot;;1;[.L407]+1)" table:style-name="ce1">
            <text:p>3</text:p>
          </table:table-cell>
          <table:table-cell office:value-type="float" office:value="3" table:formula="of:=IF(INDEX([.$Z$7:.$AD$17];[.L407]+1;[.M407])=&quot;&quot;;IF([.M407]=5;1;[.M407]+1);[.M407])" table:style-name="ce1">
            <text:p>3</text:p>
          </table:table-cell>
          <table:table-cell office:value-type="float" office:value="0" table:formula="of:=IF([.B408]=[.C408];0;INDEX([.$Z$18:.$AD$25];INT([.$J408]/COUNTA([.$Z$7:.$AD$17]))+1;[.$M408]))" table:style-name="ce1">
            <text:p>#REF!</text:p>
          </table:table-cell>
          <table:table-cell table:style-name="ce1"/>
          <table:table-cell office:value-type="string" office:string-value="" table:formula="of:=IF(INDEX([.AF$18:.AF$200];[.$K408])=&quot;&quot;;&quot;&quot;;[.AF$17]&amp;&quot; = yes &quot;)" table:style-name="ce1"/>
          <table:table-cell office:value-type="string" office:string-value="" table:formula="of:=IF(INDEX([.AG$18:.AG$200];[.$K408])=&quot;&quot;;&quot;&quot;;[.AG$17]&amp;&quot; = yes &quot;)" table:style-name="ce1"/>
          <table:table-cell office:value-type="string" office:string-value="" table:formula="of:=IF(INDEX([.AH$18:.AH$200];[.$K408])=&quot;&quot;;&quot;&quot;;[.AH$17]&amp;&quot; = yes &quot;)" table:style-name="ce1"/>
          <table:table-cell office:value-type="string" office:string-value="" table:formula="of:=IF(INDEX([.AI$18:.AI$200];[.$K408])=&quot;&quot;;&quot;&quot;;[.AI$17]&amp;&quot; = yes &quot;)" table:style-name="ce1"/>
          <table:table-cell office:value-type="string" office:string-value="" table:formula="of:=IF(INDEX([.AF$18:.AF$200];MATCH([.$C408];[.$Y$18:.$Y$200]))=&quot;&quot;;&quot;&quot;;[.AF$17]&amp;&quot; = yes &quot;)" table:style-name="ce1"/>
          <table:table-cell office:value-type="string" office:string-value="" table:formula="of:=IF(INDEX([.AG$18:.AG$200];MATCH([.$C408];[.$Y$18:.$Y$200]))=&quot;&quot;;&quot;&quot;;[.AG$17]&amp;&quot; = yes &quot;)" table:style-name="ce1"/>
          <table:table-cell office:value-type="string" office:string-value="" table:formula="of:=IF(INDEX([.AH$18:.AH$200];MATCH([.$C408];[.$Y$18:.$Y$200]))=&quot;&quot;;&quot;&quot;;[.AH$17]&amp;&quot; = yes &quot;)" table:style-name="ce1"/>
          <table:table-cell office:value-type="string" office:string-value="" table:formula="of:=IF(INDEX([.AI$18:.AI$200];MATCH([.$C40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02</text:p>
          </table:table-cell>
          <table:table-cell office:value-type="float" office:value="0" table:formula="of:=INDEX([.Y$18:.Y$200];[.K409])" table:style-name="ce1">
            <text:p>0</text:p>
          </table:table-cell>
          <table:table-cell office:value-type="string" office:string-value="pc_antarctic" table:formula="of:=INDEX([.$Z$7:.$AD$17];[.L409];[.M409])" table:style-name="ce1">
            <text:p>pc_antarctic</text:p>
          </table:table-cell>
          <table:table-cell office:value-type="float" office:value="0" table:formula="of:=[.$X$8]&amp;[.N409]" table:style-name="ce1">
            <text:p>#REF!</text:p>
          </table:table-cell>
          <table:table-cell office:value-type="float" office:value="0" table:formula="of:=[.$X$9]&amp;[.N409]" table:style-name="ce1">
            <text:p>#REF!</text:p>
          </table:table-cell>
          <table:table-cell office:value-type="float" office:value="0" table:formula="of:=[.O409]&amp;&quot;OR={&quot;&amp;CONCATENATE([.P409];[.Q409];[.R409];[.S409])&amp;&quot;}&quot;&quot;OR={&quot;&amp;CONCATENATE([.T409];[.U409];[.V409];[.W409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09]+1)" table:style-name="ce1">
            <text:p>#REF!</text:p>
          </table:table-cell>
          <table:table-cell office:value-type="float" office:value="0" table:formula="of:=[.I408]" table:style-name="ce1">
            <text:p>0</text:p>
          </table:table-cell>
          <table:table-cell office:value-type="float" office:value="402" table:style-name="ce1">
            <text:p>402</text:p>
          </table:table-cell>
          <table:table-cell office:value-type="float" office:value="11" table:formula="of:=INT([.J409]/COUNTA([.$Z$7:.$AD$17]))+1" table:style-name="ce1">
            <text:p>11</text:p>
          </table:table-cell>
          <table:table-cell office:value-type="float" office:value="4" table:formula="of:=IF(INDEX([.$Z$7:.$AD$17];[.L408]+1;[.M408])=&quot;&quot;;1;[.L408]+1)" table:style-name="ce1">
            <text:p>4</text:p>
          </table:table-cell>
          <table:table-cell office:value-type="float" office:value="3" table:formula="of:=IF(INDEX([.$Z$7:.$AD$17];[.L408]+1;[.M408])=&quot;&quot;;IF([.M408]=5;1;[.M408]+1);[.M408])" table:style-name="ce1">
            <text:p>3</text:p>
          </table:table-cell>
          <table:table-cell office:value-type="float" office:value="0" table:formula="of:=IF([.B409]=[.C409];0;INDEX([.$Z$18:.$AD$25];INT([.$J409]/COUNTA([.$Z$7:.$AD$17]))+1;[.$M409]))" table:style-name="ce1">
            <text:p>#REF!</text:p>
          </table:table-cell>
          <table:table-cell table:style-name="ce1"/>
          <table:table-cell office:value-type="string" office:string-value="" table:formula="of:=IF(INDEX([.AF$18:.AF$200];[.$K409])=&quot;&quot;;&quot;&quot;;[.AF$17]&amp;&quot; = yes &quot;)" table:style-name="ce1"/>
          <table:table-cell office:value-type="string" office:string-value="" table:formula="of:=IF(INDEX([.AG$18:.AG$200];[.$K409])=&quot;&quot;;&quot;&quot;;[.AG$17]&amp;&quot; = yes &quot;)" table:style-name="ce1"/>
          <table:table-cell office:value-type="string" office:string-value="" table:formula="of:=IF(INDEX([.AH$18:.AH$200];[.$K409])=&quot;&quot;;&quot;&quot;;[.AH$17]&amp;&quot; = yes &quot;)" table:style-name="ce1"/>
          <table:table-cell office:value-type="string" office:string-value="" table:formula="of:=IF(INDEX([.AI$18:.AI$200];[.$K409])=&quot;&quot;;&quot;&quot;;[.AI$17]&amp;&quot; = yes &quot;)" table:style-name="ce1"/>
          <table:table-cell office:value-type="float" office:value="0" table:formula="of:=IF(INDEX([.AF$18:.AF$200];MATCH([.$C409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409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409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409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03</text:p>
          </table:table-cell>
          <table:table-cell office:value-type="float" office:value="0" table:formula="of:=INDEX([.Y$18:.Y$200];[.K410])" table:style-name="ce1">
            <text:p>0</text:p>
          </table:table-cell>
          <table:table-cell office:value-type="string" office:string-value="pc_tundra" table:formula="of:=INDEX([.$Z$7:.$AD$17];[.L410];[.M410])" table:style-name="ce1">
            <text:p>pc_tundra</text:p>
          </table:table-cell>
          <table:table-cell office:value-type="float" office:value="0" table:formula="of:=[.$X$8]&amp;[.N410]" table:style-name="ce1">
            <text:p>#REF!</text:p>
          </table:table-cell>
          <table:table-cell office:value-type="float" office:value="0" table:formula="of:=[.$X$9]&amp;[.N410]" table:style-name="ce1">
            <text:p>#REF!</text:p>
          </table:table-cell>
          <table:table-cell office:value-type="string" office:string-value="OR={}&quot;OR={}" table:formula="of:=[.O410]&amp;&quot;OR={&quot;&amp;CONCATENATE([.P410];[.Q410];[.R410];[.S410])&amp;&quot;}&quot;&quot;OR={&quot;&amp;CONCATENATE([.T410];[.U410];[.V410];[.W41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10]+1)" table:style-name="ce1">
            <text:p>#REF!</text:p>
          </table:table-cell>
          <table:table-cell office:value-type="float" office:value="0" table:formula="of:=[.I409]" table:style-name="ce1">
            <text:p>0</text:p>
          </table:table-cell>
          <table:table-cell office:value-type="float" office:value="403" table:style-name="ce1">
            <text:p>403</text:p>
          </table:table-cell>
          <table:table-cell office:value-type="float" office:value="11" table:formula="of:=INT([.J410]/COUNTA([.$Z$7:.$AD$17]))+1" table:style-name="ce1">
            <text:p>11</text:p>
          </table:table-cell>
          <table:table-cell office:value-type="float" office:value="5" table:formula="of:=IF(INDEX([.$Z$7:.$AD$17];[.L409]+1;[.M409])=&quot;&quot;;1;[.L409]+1)" table:style-name="ce1">
            <text:p>5</text:p>
          </table:table-cell>
          <table:table-cell office:value-type="float" office:value="3" table:formula="of:=IF(INDEX([.$Z$7:.$AD$17];[.L409]+1;[.M409])=&quot;&quot;;IF([.M409]=5;1;[.M409]+1);[.M409])" table:style-name="ce1">
            <text:p>3</text:p>
          </table:table-cell>
          <table:table-cell office:value-type="float" office:value="0" table:formula="of:=IF([.B410]=[.C410];0;INDEX([.$Z$18:.$AD$25];INT([.$J410]/COUNTA([.$Z$7:.$AD$17]))+1;[.$M410]))" table:style-name="ce1">
            <text:p>#REF!</text:p>
          </table:table-cell>
          <table:table-cell table:style-name="ce1"/>
          <table:table-cell office:value-type="string" office:string-value="" table:formula="of:=IF(INDEX([.AF$18:.AF$200];[.$K410])=&quot;&quot;;&quot;&quot;;[.AF$17]&amp;&quot; = yes &quot;)" table:style-name="ce1"/>
          <table:table-cell office:value-type="string" office:string-value="" table:formula="of:=IF(INDEX([.AG$18:.AG$200];[.$K410])=&quot;&quot;;&quot;&quot;;[.AG$17]&amp;&quot; = yes &quot;)" table:style-name="ce1"/>
          <table:table-cell office:value-type="string" office:string-value="" table:formula="of:=IF(INDEX([.AH$18:.AH$200];[.$K410])=&quot;&quot;;&quot;&quot;;[.AH$17]&amp;&quot; = yes &quot;)" table:style-name="ce1"/>
          <table:table-cell office:value-type="string" office:string-value="" table:formula="of:=IF(INDEX([.AI$18:.AI$200];[.$K410])=&quot;&quot;;&quot;&quot;;[.AI$17]&amp;&quot; = yes &quot;)" table:style-name="ce1"/>
          <table:table-cell office:value-type="string" office:string-value="" table:formula="of:=IF(INDEX([.AF$18:.AF$200];MATCH([.$C410];[.$Y$18:.$Y$200]))=&quot;&quot;;&quot;&quot;;[.AF$17]&amp;&quot; = yes &quot;)" table:style-name="ce1"/>
          <table:table-cell office:value-type="string" office:string-value="" table:formula="of:=IF(INDEX([.AG$18:.AG$200];MATCH([.$C410];[.$Y$18:.$Y$200]))=&quot;&quot;;&quot;&quot;;[.AG$17]&amp;&quot; = yes &quot;)" table:style-name="ce1"/>
          <table:table-cell office:value-type="string" office:string-value="" table:formula="of:=IF(INDEX([.AH$18:.AH$200];MATCH([.$C410];[.$Y$18:.$Y$200]))=&quot;&quot;;&quot;&quot;;[.AH$17]&amp;&quot; = yes &quot;)" table:style-name="ce1"/>
          <table:table-cell office:value-type="string" office:string-value="" table:formula="of:=IF(INDEX([.AI$18:.AI$200];MATCH([.$C41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04</text:p>
          </table:table-cell>
          <table:table-cell office:value-type="float" office:value="0" table:formula="of:=INDEX([.Y$18:.Y$200];[.K411])" table:style-name="ce1">
            <text:p>0</text:p>
          </table:table-cell>
          <table:table-cell office:value-type="string" office:string-value="pc_alpine" table:formula="of:=INDEX([.$Z$7:.$AD$17];[.L411];[.M411])" table:style-name="ce1">
            <text:p>pc_alpine</text:p>
          </table:table-cell>
          <table:table-cell office:value-type="float" office:value="0" table:formula="of:=[.$X$8]&amp;[.N411]" table:style-name="ce1">
            <text:p>#REF!</text:p>
          </table:table-cell>
          <table:table-cell office:value-type="float" office:value="0" table:formula="of:=[.$X$9]&amp;[.N411]" table:style-name="ce1">
            <text:p>#REF!</text:p>
          </table:table-cell>
          <table:table-cell office:value-type="float" office:value="0" table:formula="of:=[.O411]&amp;&quot;OR={&quot;&amp;CONCATENATE([.P411];[.Q411];[.R411];[.S411])&amp;&quot;}&quot;&quot;OR={&quot;&amp;CONCATENATE([.T411];[.U411];[.V411];[.W411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11]+1)" table:style-name="ce1">
            <text:p>#REF!</text:p>
          </table:table-cell>
          <table:table-cell office:value-type="float" office:value="0" table:formula="of:=[.I410]" table:style-name="ce1">
            <text:p>0</text:p>
          </table:table-cell>
          <table:table-cell office:value-type="float" office:value="404" table:style-name="ce1">
            <text:p>404</text:p>
          </table:table-cell>
          <table:table-cell office:value-type="float" office:value="11" table:formula="of:=INT([.J411]/COUNTA([.$Z$7:.$AD$17]))+1" table:style-name="ce1">
            <text:p>11</text:p>
          </table:table-cell>
          <table:table-cell office:value-type="float" office:value="6" table:formula="of:=IF(INDEX([.$Z$7:.$AD$17];[.L410]+1;[.M410])=&quot;&quot;;1;[.L410]+1)" table:style-name="ce1">
            <text:p>6</text:p>
          </table:table-cell>
          <table:table-cell office:value-type="float" office:value="3" table:formula="of:=IF(INDEX([.$Z$7:.$AD$17];[.L410]+1;[.M410])=&quot;&quot;;IF([.M410]=5;1;[.M410]+1);[.M410])" table:style-name="ce1">
            <text:p>3</text:p>
          </table:table-cell>
          <table:table-cell office:value-type="float" office:value="0" table:formula="of:=IF([.B411]=[.C411];0;INDEX([.$Z$18:.$AD$25];INT([.$J411]/COUNTA([.$Z$7:.$AD$17]))+1;[.$M411]))" table:style-name="ce1">
            <text:p>#REF!</text:p>
          </table:table-cell>
          <table:table-cell table:style-name="ce1"/>
          <table:table-cell office:value-type="string" office:string-value="" table:formula="of:=IF(INDEX([.AF$18:.AF$200];[.$K411])=&quot;&quot;;&quot;&quot;;[.AF$17]&amp;&quot; = yes &quot;)" table:style-name="ce1"/>
          <table:table-cell office:value-type="string" office:string-value="" table:formula="of:=IF(INDEX([.AG$18:.AG$200];[.$K411])=&quot;&quot;;&quot;&quot;;[.AG$17]&amp;&quot; = yes &quot;)" table:style-name="ce1"/>
          <table:table-cell office:value-type="string" office:string-value="" table:formula="of:=IF(INDEX([.AH$18:.AH$200];[.$K411])=&quot;&quot;;&quot;&quot;;[.AH$17]&amp;&quot; = yes &quot;)" table:style-name="ce1"/>
          <table:table-cell office:value-type="string" office:string-value="" table:formula="of:=IF(INDEX([.AI$18:.AI$200];[.$K411])=&quot;&quot;;&quot;&quot;;[.AI$17]&amp;&quot; = yes &quot;)" table:style-name="ce1"/>
          <table:table-cell office:value-type="float" office:value="0" table:formula="of:=IF(INDEX([.AF$18:.AF$200];MATCH([.$C411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411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411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411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05</text:p>
          </table:table-cell>
          <table:table-cell office:value-type="float" office:value="0" table:formula="of:=INDEX([.Y$18:.Y$200];[.K412])" table:style-name="ce1">
            <text:p>0</text:p>
          </table:table-cell>
          <table:table-cell office:value-type="string" office:string-value="pc_greenhouse_cold" table:formula="of:=INDEX([.$Z$7:.$AD$17];[.L412];[.M412])" table:style-name="ce1">
            <text:p>pc_greenhouse_cold</text:p>
          </table:table-cell>
          <table:table-cell office:value-type="float" office:value="0" table:formula="of:=[.$X$8]&amp;[.N412]" table:style-name="ce1">
            <text:p>#REF!</text:p>
          </table:table-cell>
          <table:table-cell office:value-type="float" office:value="0" table:formula="of:=[.$X$9]&amp;[.N412]" table:style-name="ce1">
            <text:p>#REF!</text:p>
          </table:table-cell>
          <table:table-cell office:value-type="string" office:string-value="OR={}&quot;OR={}" table:formula="of:=[.O412]&amp;&quot;OR={&quot;&amp;CONCATENATE([.P412];[.Q412];[.R412];[.S412])&amp;&quot;}&quot;&quot;OR={&quot;&amp;CONCATENATE([.T412];[.U412];[.V412];[.W41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12]+1)" table:style-name="ce1">
            <text:p>#REF!</text:p>
          </table:table-cell>
          <table:table-cell office:value-type="float" office:value="0" table:formula="of:=[.I411]" table:style-name="ce1">
            <text:p>0</text:p>
          </table:table-cell>
          <table:table-cell office:value-type="float" office:value="405" table:style-name="ce1">
            <text:p>405</text:p>
          </table:table-cell>
          <table:table-cell office:value-type="float" office:value="11" table:formula="of:=INT([.J412]/COUNTA([.$Z$7:.$AD$17]))+1" table:style-name="ce1">
            <text:p>11</text:p>
          </table:table-cell>
          <table:table-cell office:value-type="float" office:value="7" table:formula="of:=IF(INDEX([.$Z$7:.$AD$17];[.L411]+1;[.M411])=&quot;&quot;;1;[.L411]+1)" table:style-name="ce1">
            <text:p>7</text:p>
          </table:table-cell>
          <table:table-cell office:value-type="float" office:value="3" table:formula="of:=IF(INDEX([.$Z$7:.$AD$17];[.L411]+1;[.M411])=&quot;&quot;;IF([.M411]=5;1;[.M411]+1);[.M411])" table:style-name="ce1">
            <text:p>3</text:p>
          </table:table-cell>
          <table:table-cell office:value-type="float" office:value="0" table:formula="of:=IF([.B412]=[.C412];0;INDEX([.$Z$18:.$AD$25];INT([.$J412]/COUNTA([.$Z$7:.$AD$17]))+1;[.$M412]))" table:style-name="ce1">
            <text:p>#REF!</text:p>
          </table:table-cell>
          <table:table-cell table:style-name="ce1"/>
          <table:table-cell office:value-type="string" office:string-value="" table:formula="of:=IF(INDEX([.AF$18:.AF$200];[.$K412])=&quot;&quot;;&quot;&quot;;[.AF$17]&amp;&quot; = yes &quot;)" table:style-name="ce1"/>
          <table:table-cell office:value-type="string" office:string-value="" table:formula="of:=IF(INDEX([.AG$18:.AG$200];[.$K412])=&quot;&quot;;&quot;&quot;;[.AG$17]&amp;&quot; = yes &quot;)" table:style-name="ce1"/>
          <table:table-cell office:value-type="string" office:string-value="" table:formula="of:=IF(INDEX([.AH$18:.AH$200];[.$K412])=&quot;&quot;;&quot;&quot;;[.AH$17]&amp;&quot; = yes &quot;)" table:style-name="ce1"/>
          <table:table-cell office:value-type="string" office:string-value="" table:formula="of:=IF(INDEX([.AI$18:.AI$200];[.$K412])=&quot;&quot;;&quot;&quot;;[.AI$17]&amp;&quot; = yes &quot;)" table:style-name="ce1"/>
          <table:table-cell office:value-type="string" office:string-value="" table:formula="of:=IF(INDEX([.AF$18:.AF$200];MATCH([.$C412];[.$Y$18:.$Y$200]))=&quot;&quot;;&quot;&quot;;[.AF$17]&amp;&quot; = yes &quot;)" table:style-name="ce1"/>
          <table:table-cell office:value-type="string" office:string-value="" table:formula="of:=IF(INDEX([.AG$18:.AG$200];MATCH([.$C412];[.$Y$18:.$Y$200]))=&quot;&quot;;&quot;&quot;;[.AG$17]&amp;&quot; = yes &quot;)" table:style-name="ce1"/>
          <table:table-cell office:value-type="string" office:string-value="" table:formula="of:=IF(INDEX([.AH$18:.AH$200];MATCH([.$C412];[.$Y$18:.$Y$200]))=&quot;&quot;;&quot;&quot;;[.AH$17]&amp;&quot; = yes &quot;)" table:style-name="ce1"/>
          <table:table-cell office:value-type="string" office:string-value="" table:formula="of:=IF(INDEX([.AI$18:.AI$200];MATCH([.$C41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06</text:p>
          </table:table-cell>
          <table:table-cell office:value-type="float" office:value="0" table:formula="of:=INDEX([.Y$18:.Y$200];[.K413])" table:style-name="ce1">
            <text:p>0</text:p>
          </table:table-cell>
          <table:table-cell office:value-type="string" office:string-value="pc_arctic" table:formula="of:=INDEX([.$Z$7:.$AD$17];[.L413];[.M413])" table:style-name="ce1">
            <text:p>pc_arctic</text:p>
          </table:table-cell>
          <table:table-cell office:value-type="float" office:value="0" table:formula="of:=[.$X$8]&amp;[.N413]" table:style-name="ce1">
            <text:p>#REF!</text:p>
          </table:table-cell>
          <table:table-cell office:value-type="float" office:value="0" table:formula="of:=[.$X$9]&amp;[.N413]" table:style-name="ce1">
            <text:p>#REF!</text:p>
          </table:table-cell>
          <table:table-cell office:value-type="float" office:value="0" table:formula="of:=[.O413]&amp;&quot;OR={&quot;&amp;CONCATENATE([.P413];[.Q413];[.R413];[.S413])&amp;&quot;}&quot;&quot;OR={&quot;&amp;CONCATENATE([.T413];[.U413];[.V413];[.W413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13]+1)" table:style-name="ce1">
            <text:p>#REF!</text:p>
          </table:table-cell>
          <table:table-cell office:value-type="float" office:value="0" table:formula="of:=[.I412]" table:style-name="ce1">
            <text:p>0</text:p>
          </table:table-cell>
          <table:table-cell office:value-type="float" office:value="406" table:style-name="ce1">
            <text:p>406</text:p>
          </table:table-cell>
          <table:table-cell office:value-type="float" office:value="11" table:formula="of:=INT([.J413]/COUNTA([.$Z$7:.$AD$17]))+1" table:style-name="ce1">
            <text:p>11</text:p>
          </table:table-cell>
          <table:table-cell office:value-type="float" office:value="1" table:formula="of:=IF(INDEX([.$Z$7:.$AD$17];[.L412]+1;[.M412])=&quot;&quot;;1;[.L412]+1)" table:style-name="ce1">
            <text:p>1</text:p>
          </table:table-cell>
          <table:table-cell office:value-type="float" office:value="4" table:formula="of:=IF(INDEX([.$Z$7:.$AD$17];[.L412]+1;[.M412])=&quot;&quot;;IF([.M412]=5;1;[.M412]+1);[.M412])" table:style-name="ce1">
            <text:p>4</text:p>
          </table:table-cell>
          <table:table-cell office:value-type="float" office:value="0" table:formula="of:=IF([.B413]=[.C413];0;INDEX([.$Z$18:.$AD$25];INT([.$J413]/COUNTA([.$Z$7:.$AD$17]))+1;[.$M413]))" table:style-name="ce1">
            <text:p>#REF!</text:p>
          </table:table-cell>
          <table:table-cell table:style-name="ce1"/>
          <table:table-cell office:value-type="string" office:string-value="" table:formula="of:=IF(INDEX([.AF$18:.AF$200];[.$K413])=&quot;&quot;;&quot;&quot;;[.AF$17]&amp;&quot; = yes &quot;)" table:style-name="ce1"/>
          <table:table-cell office:value-type="string" office:string-value="" table:formula="of:=IF(INDEX([.AG$18:.AG$200];[.$K413])=&quot;&quot;;&quot;&quot;;[.AG$17]&amp;&quot; = yes &quot;)" table:style-name="ce1"/>
          <table:table-cell office:value-type="string" office:string-value="" table:formula="of:=IF(INDEX([.AH$18:.AH$200];[.$K413])=&quot;&quot;;&quot;&quot;;[.AH$17]&amp;&quot; = yes &quot;)" table:style-name="ce1"/>
          <table:table-cell office:value-type="string" office:string-value="" table:formula="of:=IF(INDEX([.AI$18:.AI$200];[.$K413])=&quot;&quot;;&quot;&quot;;[.AI$17]&amp;&quot; = yes &quot;)" table:style-name="ce1"/>
          <table:table-cell office:value-type="float" office:value="0" table:formula="of:=IF(INDEX([.AF$18:.AF$200];MATCH([.$C413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413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413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413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07</text:p>
          </table:table-cell>
          <table:table-cell office:value-type="float" office:value="0" table:formula="of:=INDEX([.Y$18:.Y$200];[.K414])" table:style-name="ce1">
            <text:p>0</text:p>
          </table:table-cell>
          <table:table-cell office:value-type="string" office:string-value="pc_swamp" table:formula="of:=INDEX([.$Z$7:.$AD$17];[.L414];[.M414])" table:style-name="ce1">
            <text:p>pc_swamp</text:p>
          </table:table-cell>
          <table:table-cell office:value-type="float" office:value="0" table:formula="of:=[.$X$8]&amp;[.N414]" table:style-name="ce1">
            <text:p>#REF!</text:p>
          </table:table-cell>
          <table:table-cell office:value-type="float" office:value="0" table:formula="of:=[.$X$9]&amp;[.N414]" table:style-name="ce1">
            <text:p>#REF!</text:p>
          </table:table-cell>
          <table:table-cell office:value-type="string" office:string-value="OR={}&quot;OR={}" table:formula="of:=[.O414]&amp;&quot;OR={&quot;&amp;CONCATENATE([.P414];[.Q414];[.R414];[.S414])&amp;&quot;}&quot;&quot;OR={&quot;&amp;CONCATENATE([.T414];[.U414];[.V414];[.W41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14]+1)" table:style-name="ce1">
            <text:p>#REF!</text:p>
          </table:table-cell>
          <table:table-cell office:value-type="float" office:value="0" table:formula="of:=[.I413]" table:style-name="ce1">
            <text:p>0</text:p>
          </table:table-cell>
          <table:table-cell office:value-type="float" office:value="407" table:style-name="ce1">
            <text:p>407</text:p>
          </table:table-cell>
          <table:table-cell office:value-type="float" office:value="11" table:formula="of:=INT([.J414]/COUNTA([.$Z$7:.$AD$17]))+1" table:style-name="ce1">
            <text:p>11</text:p>
          </table:table-cell>
          <table:table-cell office:value-type="float" office:value="2" table:formula="of:=IF(INDEX([.$Z$7:.$AD$17];[.L413]+1;[.M413])=&quot;&quot;;1;[.L413]+1)" table:style-name="ce1">
            <text:p>2</text:p>
          </table:table-cell>
          <table:table-cell office:value-type="float" office:value="4" table:formula="of:=IF(INDEX([.$Z$7:.$AD$17];[.L413]+1;[.M413])=&quot;&quot;;IF([.M413]=5;1;[.M413]+1);[.M413])" table:style-name="ce1">
            <text:p>4</text:p>
          </table:table-cell>
          <table:table-cell office:value-type="float" office:value="0" table:formula="of:=IF([.B414]=[.C414];0;INDEX([.$Z$18:.$AD$25];INT([.$J414]/COUNTA([.$Z$7:.$AD$17]))+1;[.$M414]))" table:style-name="ce1">
            <text:p>#REF!</text:p>
          </table:table-cell>
          <table:table-cell table:style-name="ce1"/>
          <table:table-cell office:value-type="string" office:string-value="" table:formula="of:=IF(INDEX([.AF$18:.AF$200];[.$K414])=&quot;&quot;;&quot;&quot;;[.AF$17]&amp;&quot; = yes &quot;)" table:style-name="ce1"/>
          <table:table-cell office:value-type="string" office:string-value="" table:formula="of:=IF(INDEX([.AG$18:.AG$200];[.$K414])=&quot;&quot;;&quot;&quot;;[.AG$17]&amp;&quot; = yes &quot;)" table:style-name="ce1"/>
          <table:table-cell office:value-type="string" office:string-value="" table:formula="of:=IF(INDEX([.AH$18:.AH$200];[.$K414])=&quot;&quot;;&quot;&quot;;[.AH$17]&amp;&quot; = yes &quot;)" table:style-name="ce1"/>
          <table:table-cell office:value-type="string" office:string-value="" table:formula="of:=IF(INDEX([.AI$18:.AI$200];[.$K414])=&quot;&quot;;&quot;&quot;;[.AI$17]&amp;&quot; = yes &quot;)" table:style-name="ce1"/>
          <table:table-cell office:value-type="string" office:string-value="" table:formula="of:=IF(INDEX([.AF$18:.AF$200];MATCH([.$C414];[.$Y$18:.$Y$200]))=&quot;&quot;;&quot;&quot;;[.AF$17]&amp;&quot; = yes &quot;)" table:style-name="ce1"/>
          <table:table-cell office:value-type="string" office:string-value="" table:formula="of:=IF(INDEX([.AG$18:.AG$200];MATCH([.$C414];[.$Y$18:.$Y$200]))=&quot;&quot;;&quot;&quot;;[.AG$17]&amp;&quot; = yes &quot;)" table:style-name="ce1"/>
          <table:table-cell office:value-type="string" office:string-value="" table:formula="of:=IF(INDEX([.AH$18:.AH$200];MATCH([.$C414];[.$Y$18:.$Y$200]))=&quot;&quot;;&quot;&quot;;[.AH$17]&amp;&quot; = yes &quot;)" table:style-name="ce1"/>
          <table:table-cell office:value-type="string" office:string-value="" table:formula="of:=IF(INDEX([.AI$18:.AI$200];MATCH([.$C41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08</text:p>
          </table:table-cell>
          <table:table-cell office:value-type="float" office:value="0" table:formula="of:=INDEX([.Y$18:.Y$200];[.K415])" table:style-name="ce1">
            <text:p>0</text:p>
          </table:table-cell>
          <table:table-cell office:value-type="string" office:string-value="pc_cascadian" table:formula="of:=INDEX([.$Z$7:.$AD$17];[.L415];[.M415])" table:style-name="ce1">
            <text:p>pc_cascadian</text:p>
          </table:table-cell>
          <table:table-cell office:value-type="float" office:value="0" table:formula="of:=[.$X$8]&amp;[.N415]" table:style-name="ce1">
            <text:p>#REF!</text:p>
          </table:table-cell>
          <table:table-cell office:value-type="float" office:value="0" table:formula="of:=[.$X$9]&amp;[.N415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415]&amp;&quot;OR={&quot;&amp;CONCATENATE([.P415];[.Q415];[.R415];[.S415])&amp;&quot;}&quot;&quot;OR={&quot;&amp;CONCATENATE([.T415];[.U415];[.V415];[.W415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15]+1)" table:style-name="ce1">
            <text:p>#REF!</text:p>
          </table:table-cell>
          <table:table-cell office:value-type="float" office:value="0" table:formula="of:=[.I414]" table:style-name="ce1">
            <text:p>0</text:p>
          </table:table-cell>
          <table:table-cell office:value-type="float" office:value="408" table:style-name="ce1">
            <text:p>408</text:p>
          </table:table-cell>
          <table:table-cell office:value-type="float" office:value="11" table:formula="of:=INT([.J415]/COUNTA([.$Z$7:.$AD$17]))+1" table:style-name="ce1">
            <text:p>11</text:p>
          </table:table-cell>
          <table:table-cell office:value-type="float" office:value="3" table:formula="of:=IF(INDEX([.$Z$7:.$AD$17];[.L414]+1;[.M414])=&quot;&quot;;1;[.L414]+1)" table:style-name="ce1">
            <text:p>3</text:p>
          </table:table-cell>
          <table:table-cell office:value-type="float" office:value="4" table:formula="of:=IF(INDEX([.$Z$7:.$AD$17];[.L414]+1;[.M414])=&quot;&quot;;IF([.M414]=5;1;[.M414]+1);[.M414])" table:style-name="ce1">
            <text:p>4</text:p>
          </table:table-cell>
          <table:table-cell office:value-type="float" office:value="0" table:formula="of:=IF([.B415]=[.C415];0;INDEX([.$Z$18:.$AD$25];INT([.$J415]/COUNTA([.$Z$7:.$AD$17]))+1;[.$M415]))" table:style-name="ce1">
            <text:p>#REF!</text:p>
          </table:table-cell>
          <table:table-cell table:style-name="ce1"/>
          <table:table-cell office:value-type="string" office:string-value="" table:formula="of:=IF(INDEX([.AF$18:.AF$200];[.$K415])=&quot;&quot;;&quot;&quot;;[.AF$17]&amp;&quot; = yes &quot;)" table:style-name="ce1"/>
          <table:table-cell office:value-type="string" office:string-value="" table:formula="of:=IF(INDEX([.AG$18:.AG$200];[.$K415])=&quot;&quot;;&quot;&quot;;[.AG$17]&amp;&quot; = yes &quot;)" table:style-name="ce1"/>
          <table:table-cell office:value-type="string" office:string-value="" table:formula="of:=IF(INDEX([.AH$18:.AH$200];[.$K415])=&quot;&quot;;&quot;&quot;;[.AH$17]&amp;&quot; = yes &quot;)" table:style-name="ce1"/>
          <table:table-cell office:value-type="string" office:string-value="" table:formula="of:=IF(INDEX([.AI$18:.AI$200];[.$K415])=&quot;&quot;;&quot;&quot;;[.AI$17]&amp;&quot; = yes &quot;)" table:style-name="ce1"/>
          <table:table-cell office:value-type="string" office:string-value="planetary_diversity_enabled = yes " table:formula="of:=IF(INDEX([.AF$18:.AF$200];MATCH([.$C415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415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415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415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09</text:p>
          </table:table-cell>
          <table:table-cell office:value-type="float" office:value="0" table:formula="of:=INDEX([.Y$18:.Y$200];[.K416])" table:style-name="ce1">
            <text:p>0</text:p>
          </table:table-cell>
          <table:table-cell office:value-type="string" office:string-value="pc_geothermal" table:formula="of:=INDEX([.$Z$7:.$AD$17];[.L416];[.M416])" table:style-name="ce1">
            <text:p>pc_geothermal</text:p>
          </table:table-cell>
          <table:table-cell office:value-type="float" office:value="0" table:formula="of:=[.$X$8]&amp;[.N416]" table:style-name="ce1">
            <text:p>#REF!</text:p>
          </table:table-cell>
          <table:table-cell office:value-type="float" office:value="0" table:formula="of:=[.$X$9]&amp;[.N416]" table:style-name="ce1">
            <text:p>#REF!</text:p>
          </table:table-cell>
          <table:table-cell office:value-type="string" office:string-value="OR={}&quot;OR={}" table:formula="of:=[.O416]&amp;&quot;OR={&quot;&amp;CONCATENATE([.P416];[.Q416];[.R416];[.S416])&amp;&quot;}&quot;&quot;OR={&quot;&amp;CONCATENATE([.T416];[.U416];[.V416];[.W41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16]+1)" table:style-name="ce1">
            <text:p>#REF!</text:p>
          </table:table-cell>
          <table:table-cell office:value-type="float" office:value="0" table:formula="of:=[.I415]" table:style-name="ce1">
            <text:p>0</text:p>
          </table:table-cell>
          <table:table-cell office:value-type="float" office:value="409" table:style-name="ce1">
            <text:p>409</text:p>
          </table:table-cell>
          <table:table-cell office:value-type="float" office:value="11" table:formula="of:=INT([.J416]/COUNTA([.$Z$7:.$AD$17]))+1" table:style-name="ce1">
            <text:p>11</text:p>
          </table:table-cell>
          <table:table-cell office:value-type="float" office:value="4" table:formula="of:=IF(INDEX([.$Z$7:.$AD$17];[.L415]+1;[.M415])=&quot;&quot;;1;[.L415]+1)" table:style-name="ce1">
            <text:p>4</text:p>
          </table:table-cell>
          <table:table-cell office:value-type="float" office:value="4" table:formula="of:=IF(INDEX([.$Z$7:.$AD$17];[.L415]+1;[.M415])=&quot;&quot;;IF([.M415]=5;1;[.M415]+1);[.M415])" table:style-name="ce1">
            <text:p>4</text:p>
          </table:table-cell>
          <table:table-cell office:value-type="float" office:value="0" table:formula="of:=IF([.B416]=[.C416];0;INDEX([.$Z$18:.$AD$25];INT([.$J416]/COUNTA([.$Z$7:.$AD$17]))+1;[.$M416]))" table:style-name="ce1">
            <text:p>#REF!</text:p>
          </table:table-cell>
          <table:table-cell table:style-name="ce1"/>
          <table:table-cell office:value-type="string" office:string-value="" table:formula="of:=IF(INDEX([.AF$18:.AF$200];[.$K416])=&quot;&quot;;&quot;&quot;;[.AF$17]&amp;&quot; = yes &quot;)" table:style-name="ce1"/>
          <table:table-cell office:value-type="string" office:string-value="" table:formula="of:=IF(INDEX([.AG$18:.AG$200];[.$K416])=&quot;&quot;;&quot;&quot;;[.AG$17]&amp;&quot; = yes &quot;)" table:style-name="ce1"/>
          <table:table-cell office:value-type="string" office:string-value="" table:formula="of:=IF(INDEX([.AH$18:.AH$200];[.$K416])=&quot;&quot;;&quot;&quot;;[.AH$17]&amp;&quot; = yes &quot;)" table:style-name="ce1"/>
          <table:table-cell office:value-type="string" office:string-value="" table:formula="of:=IF(INDEX([.AI$18:.AI$200];[.$K416])=&quot;&quot;;&quot;&quot;;[.AI$17]&amp;&quot; = yes &quot;)" table:style-name="ce1"/>
          <table:table-cell office:value-type="string" office:string-value="" table:formula="of:=IF(INDEX([.AF$18:.AF$200];MATCH([.$C416];[.$Y$18:.$Y$200]))=&quot;&quot;;&quot;&quot;;[.AF$17]&amp;&quot; = yes &quot;)" table:style-name="ce1"/>
          <table:table-cell office:value-type="string" office:string-value="" table:formula="of:=IF(INDEX([.AG$18:.AG$200];MATCH([.$C416];[.$Y$18:.$Y$200]))=&quot;&quot;;&quot;&quot;;[.AG$17]&amp;&quot; = yes &quot;)" table:style-name="ce1"/>
          <table:table-cell office:value-type="string" office:string-value="" table:formula="of:=IF(INDEX([.AH$18:.AH$200];MATCH([.$C416];[.$Y$18:.$Y$200]))=&quot;&quot;;&quot;&quot;;[.AH$17]&amp;&quot; = yes &quot;)" table:style-name="ce1"/>
          <table:table-cell office:value-type="string" office:string-value="" table:formula="of:=IF(INDEX([.AI$18:.AI$200];MATCH([.$C41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10</text:p>
          </table:table-cell>
          <table:table-cell office:value-type="float" office:value="0" table:formula="of:=INDEX([.Y$18:.Y$200];[.K417])" table:style-name="ce1">
            <text:p>0</text:p>
          </table:table-cell>
          <table:table-cell office:value-type="string" office:string-value="pc_glacial" table:formula="of:=INDEX([.$Z$7:.$AD$17];[.L417];[.M417])" table:style-name="ce1">
            <text:p>pc_glacial</text:p>
          </table:table-cell>
          <table:table-cell office:value-type="float" office:value="0" table:formula="of:=[.$X$8]&amp;[.N417]" table:style-name="ce1">
            <text:p>#REF!</text:p>
          </table:table-cell>
          <table:table-cell office:value-type="float" office:value="0" table:formula="of:=[.$X$9]&amp;[.N417]" table:style-name="ce1">
            <text:p>#REF!</text:p>
          </table:table-cell>
          <table:table-cell office:value-type="string" office:string-value="OR={}&quot;OR={}" table:formula="of:=[.O417]&amp;&quot;OR={&quot;&amp;CONCATENATE([.P417];[.Q417];[.R417];[.S417])&amp;&quot;}&quot;&quot;OR={&quot;&amp;CONCATENATE([.T417];[.U417];[.V417];[.W41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17]+1)" table:style-name="ce1">
            <text:p>#REF!</text:p>
          </table:table-cell>
          <table:table-cell office:value-type="float" office:value="0" table:formula="of:=[.I416]" table:style-name="ce1">
            <text:p>0</text:p>
          </table:table-cell>
          <table:table-cell office:value-type="float" office:value="410" table:style-name="ce1">
            <text:p>410</text:p>
          </table:table-cell>
          <table:table-cell office:value-type="float" office:value="11" table:formula="of:=INT([.J417]/COUNTA([.$Z$7:.$AD$17]))+1" table:style-name="ce1">
            <text:p>11</text:p>
          </table:table-cell>
          <table:table-cell office:value-type="float" office:value="5" table:formula="of:=IF(INDEX([.$Z$7:.$AD$17];[.L416]+1;[.M416])=&quot;&quot;;1;[.L416]+1)" table:style-name="ce1">
            <text:p>5</text:p>
          </table:table-cell>
          <table:table-cell office:value-type="float" office:value="4" table:formula="of:=IF(INDEX([.$Z$7:.$AD$17];[.L416]+1;[.M416])=&quot;&quot;;IF([.M416]=5;1;[.M416]+1);[.M416])" table:style-name="ce1">
            <text:p>4</text:p>
          </table:table-cell>
          <table:table-cell office:value-type="float" office:value="0" table:formula="of:=IF([.B417]=[.C417];0;INDEX([.$Z$18:.$AD$25];INT([.$J417]/COUNTA([.$Z$7:.$AD$17]))+1;[.$M417]))" table:style-name="ce1">
            <text:p>#REF!</text:p>
          </table:table-cell>
          <table:table-cell table:style-name="ce1"/>
          <table:table-cell office:value-type="string" office:string-value="" table:formula="of:=IF(INDEX([.AF$18:.AF$200];[.$K417])=&quot;&quot;;&quot;&quot;;[.AF$17]&amp;&quot; = yes &quot;)" table:style-name="ce1"/>
          <table:table-cell office:value-type="string" office:string-value="" table:formula="of:=IF(INDEX([.AG$18:.AG$200];[.$K417])=&quot;&quot;;&quot;&quot;;[.AG$17]&amp;&quot; = yes &quot;)" table:style-name="ce1"/>
          <table:table-cell office:value-type="string" office:string-value="" table:formula="of:=IF(INDEX([.AH$18:.AH$200];[.$K417])=&quot;&quot;;&quot;&quot;;[.AH$17]&amp;&quot; = yes &quot;)" table:style-name="ce1"/>
          <table:table-cell office:value-type="string" office:string-value="" table:formula="of:=IF(INDEX([.AI$18:.AI$200];[.$K417])=&quot;&quot;;&quot;&quot;;[.AI$17]&amp;&quot; = yes &quot;)" table:style-name="ce1"/>
          <table:table-cell office:value-type="string" office:string-value="" table:formula="of:=IF(INDEX([.AF$18:.AF$200];MATCH([.$C417];[.$Y$18:.$Y$200]))=&quot;&quot;;&quot;&quot;;[.AF$17]&amp;&quot; = yes &quot;)" table:style-name="ce1"/>
          <table:table-cell office:value-type="string" office:string-value="" table:formula="of:=IF(INDEX([.AG$18:.AG$200];MATCH([.$C417];[.$Y$18:.$Y$200]))=&quot;&quot;;&quot;&quot;;[.AG$17]&amp;&quot; = yes &quot;)" table:style-name="ce1"/>
          <table:table-cell office:value-type="string" office:string-value="" table:formula="of:=IF(INDEX([.AH$18:.AH$200];MATCH([.$C417];[.$Y$18:.$Y$200]))=&quot;&quot;;&quot;&quot;;[.AH$17]&amp;&quot; = yes &quot;)" table:style-name="ce1"/>
          <table:table-cell office:value-type="string" office:string-value="" table:formula="of:=IF(INDEX([.AI$18:.AI$200];MATCH([.$C41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11</text:p>
          </table:table-cell>
          <table:table-cell office:value-type="float" office:value="0" table:formula="of:=INDEX([.Y$18:.Y$200];[.K418])" table:style-name="ce1">
            <text:p>0</text:p>
          </table:table-cell>
          <table:table-cell office:value-type="string" office:string-value="pc_subarctic" table:formula="of:=INDEX([.$Z$7:.$AD$17];[.L418];[.M418])" table:style-name="ce1">
            <text:p>pc_subarctic</text:p>
          </table:table-cell>
          <table:table-cell office:value-type="float" office:value="0" table:formula="of:=[.$X$8]&amp;[.N418]" table:style-name="ce1">
            <text:p>#REF!</text:p>
          </table:table-cell>
          <table:table-cell office:value-type="float" office:value="0" table:formula="of:=[.$X$9]&amp;[.N418]" table:style-name="ce1">
            <text:p>#REF!</text:p>
          </table:table-cell>
          <table:table-cell office:value-type="string" office:string-value="OR={}&quot;OR={}" table:formula="of:=[.O418]&amp;&quot;OR={&quot;&amp;CONCATENATE([.P418];[.Q418];[.R418];[.S418])&amp;&quot;}&quot;&quot;OR={&quot;&amp;CONCATENATE([.T418];[.U418];[.V418];[.W41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18]+1)" table:style-name="ce1">
            <text:p>#REF!</text:p>
          </table:table-cell>
          <table:table-cell office:value-type="float" office:value="0" table:formula="of:=[.I417]" table:style-name="ce1">
            <text:p>0</text:p>
          </table:table-cell>
          <table:table-cell office:value-type="float" office:value="411" table:style-name="ce1">
            <text:p>411</text:p>
          </table:table-cell>
          <table:table-cell office:value-type="float" office:value="11" table:formula="of:=INT([.J418]/COUNTA([.$Z$7:.$AD$17]))+1" table:style-name="ce1">
            <text:p>11</text:p>
          </table:table-cell>
          <table:table-cell office:value-type="float" office:value="6" table:formula="of:=IF(INDEX([.$Z$7:.$AD$17];[.L417]+1;[.M417])=&quot;&quot;;1;[.L417]+1)" table:style-name="ce1">
            <text:p>6</text:p>
          </table:table-cell>
          <table:table-cell office:value-type="float" office:value="4" table:formula="of:=IF(INDEX([.$Z$7:.$AD$17];[.L417]+1;[.M417])=&quot;&quot;;IF([.M417]=5;1;[.M417]+1);[.M417])" table:style-name="ce1">
            <text:p>4</text:p>
          </table:table-cell>
          <table:table-cell office:value-type="float" office:value="0" table:formula="of:=IF([.B418]=[.C418];0;INDEX([.$Z$18:.$AD$25];INT([.$J418]/COUNTA([.$Z$7:.$AD$17]))+1;[.$M418]))" table:style-name="ce1">
            <text:p>#REF!</text:p>
          </table:table-cell>
          <table:table-cell table:style-name="ce1"/>
          <table:table-cell office:value-type="string" office:string-value="" table:formula="of:=IF(INDEX([.AF$18:.AF$200];[.$K418])=&quot;&quot;;&quot;&quot;;[.AF$17]&amp;&quot; = yes &quot;)" table:style-name="ce1"/>
          <table:table-cell office:value-type="string" office:string-value="" table:formula="of:=IF(INDEX([.AG$18:.AG$200];[.$K418])=&quot;&quot;;&quot;&quot;;[.AG$17]&amp;&quot; = yes &quot;)" table:style-name="ce1"/>
          <table:table-cell office:value-type="string" office:string-value="" table:formula="of:=IF(INDEX([.AH$18:.AH$200];[.$K418])=&quot;&quot;;&quot;&quot;;[.AH$17]&amp;&quot; = yes &quot;)" table:style-name="ce1"/>
          <table:table-cell office:value-type="string" office:string-value="" table:formula="of:=IF(INDEX([.AI$18:.AI$200];[.$K418])=&quot;&quot;;&quot;&quot;;[.AI$17]&amp;&quot; = yes &quot;)" table:style-name="ce1"/>
          <table:table-cell office:value-type="string" office:string-value="" table:formula="of:=IF(INDEX([.AF$18:.AF$200];MATCH([.$C418];[.$Y$18:.$Y$200]))=&quot;&quot;;&quot;&quot;;[.AF$17]&amp;&quot; = yes &quot;)" table:style-name="ce1"/>
          <table:table-cell office:value-type="string" office:string-value="" table:formula="of:=IF(INDEX([.AG$18:.AG$200];MATCH([.$C418];[.$Y$18:.$Y$200]))=&quot;&quot;;&quot;&quot;;[.AG$17]&amp;&quot; = yes &quot;)" table:style-name="ce1"/>
          <table:table-cell office:value-type="string" office:string-value="" table:formula="of:=IF(INDEX([.AH$18:.AH$200];MATCH([.$C418];[.$Y$18:.$Y$200]))=&quot;&quot;;&quot;&quot;;[.AH$17]&amp;&quot; = yes &quot;)" table:style-name="ce1"/>
          <table:table-cell office:value-type="string" office:string-value="" table:formula="of:=IF(INDEX([.AI$18:.AI$200];MATCH([.$C41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12</text:p>
          </table:table-cell>
          <table:table-cell office:value-type="float" office:value="0" table:formula="of:=INDEX([.Y$18:.Y$200];[.K419])" table:style-name="ce1">
            <text:p>0</text:p>
          </table:table-cell>
          <table:table-cell office:value-type="string" office:string-value="pc_marginal_cold" table:formula="of:=INDEX([.$Z$7:.$AD$17];[.L419];[.M419])" table:style-name="ce1">
            <text:p>pc_marginal_cold</text:p>
          </table:table-cell>
          <table:table-cell office:value-type="float" office:value="0" table:formula="of:=[.$X$8]&amp;[.N419]" table:style-name="ce1">
            <text:p>#REF!</text:p>
          </table:table-cell>
          <table:table-cell office:value-type="float" office:value="0" table:formula="of:=[.$X$9]&amp;[.N419]" table:style-name="ce1">
            <text:p>#REF!</text:p>
          </table:table-cell>
          <table:table-cell office:value-type="string" office:string-value="OR={}&quot;OR={}" table:formula="of:=[.O419]&amp;&quot;OR={&quot;&amp;CONCATENATE([.P419];[.Q419];[.R419];[.S419])&amp;&quot;}&quot;&quot;OR={&quot;&amp;CONCATENATE([.T419];[.U419];[.V419];[.W41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19]+1)" table:style-name="ce1">
            <text:p>#REF!</text:p>
          </table:table-cell>
          <table:table-cell office:value-type="float" office:value="0" table:formula="of:=[.I418]" table:style-name="ce1">
            <text:p>0</text:p>
          </table:table-cell>
          <table:table-cell office:value-type="float" office:value="412" table:style-name="ce1">
            <text:p>412</text:p>
          </table:table-cell>
          <table:table-cell office:value-type="float" office:value="11" table:formula="of:=INT([.J419]/COUNTA([.$Z$7:.$AD$17]))+1" table:style-name="ce1">
            <text:p>11</text:p>
          </table:table-cell>
          <table:table-cell office:value-type="float" office:value="7" table:formula="of:=IF(INDEX([.$Z$7:.$AD$17];[.L418]+1;[.M418])=&quot;&quot;;1;[.L418]+1)" table:style-name="ce1">
            <text:p>7</text:p>
          </table:table-cell>
          <table:table-cell office:value-type="float" office:value="4" table:formula="of:=IF(INDEX([.$Z$7:.$AD$17];[.L418]+1;[.M418])=&quot;&quot;;IF([.M418]=5;1;[.M418]+1);[.M418])" table:style-name="ce1">
            <text:p>4</text:p>
          </table:table-cell>
          <table:table-cell office:value-type="float" office:value="0" table:formula="of:=IF([.B419]=[.C419];0;INDEX([.$Z$18:.$AD$25];INT([.$J419]/COUNTA([.$Z$7:.$AD$17]))+1;[.$M419]))" table:style-name="ce1">
            <text:p>#REF!</text:p>
          </table:table-cell>
          <table:table-cell table:style-name="ce1"/>
          <table:table-cell office:value-type="string" office:string-value="" table:formula="of:=IF(INDEX([.AF$18:.AF$200];[.$K419])=&quot;&quot;;&quot;&quot;;[.AF$17]&amp;&quot; = yes &quot;)" table:style-name="ce1"/>
          <table:table-cell office:value-type="string" office:string-value="" table:formula="of:=IF(INDEX([.AG$18:.AG$200];[.$K419])=&quot;&quot;;&quot;&quot;;[.AG$17]&amp;&quot; = yes &quot;)" table:style-name="ce1"/>
          <table:table-cell office:value-type="string" office:string-value="" table:formula="of:=IF(INDEX([.AH$18:.AH$200];[.$K419])=&quot;&quot;;&quot;&quot;;[.AH$17]&amp;&quot; = yes &quot;)" table:style-name="ce1"/>
          <table:table-cell office:value-type="string" office:string-value="" table:formula="of:=IF(INDEX([.AI$18:.AI$200];[.$K419])=&quot;&quot;;&quot;&quot;;[.AI$17]&amp;&quot; = yes &quot;)" table:style-name="ce1"/>
          <table:table-cell office:value-type="string" office:string-value="" table:formula="of:=IF(INDEX([.AF$18:.AF$200];MATCH([.$C419];[.$Y$18:.$Y$200]))=&quot;&quot;;&quot;&quot;;[.AF$17]&amp;&quot; = yes &quot;)" table:style-name="ce1"/>
          <table:table-cell office:value-type="string" office:string-value="" table:formula="of:=IF(INDEX([.AG$18:.AG$200];MATCH([.$C419];[.$Y$18:.$Y$200]))=&quot;&quot;;&quot;&quot;;[.AG$17]&amp;&quot; = yes &quot;)" table:style-name="ce1"/>
          <table:table-cell office:value-type="string" office:string-value="" table:formula="of:=IF(INDEX([.AH$18:.AH$200];MATCH([.$C419];[.$Y$18:.$Y$200]))=&quot;&quot;;&quot;&quot;;[.AH$17]&amp;&quot; = yes &quot;)" table:style-name="ce1"/>
          <table:table-cell office:value-type="string" office:string-value="" table:formula="of:=IF(INDEX([.AI$18:.AI$200];MATCH([.$C41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13</text:p>
          </table:table-cell>
          <table:table-cell office:value-type="float" office:value="0" table:formula="of:=INDEX([.Y$18:.Y$200];[.K420])" table:style-name="ce1">
            <text:p>0</text:p>
          </table:table-cell>
          <table:table-cell office:value-type="string" office:string-value="pc_gaia" table:formula="of:=INDEX([.$Z$7:.$AD$17];[.L420];[.M420])" table:style-name="ce1">
            <text:p>pc_gaia</text:p>
          </table:table-cell>
          <table:table-cell office:value-type="float" office:value="0" table:formula="of:=[.$X$8]&amp;[.N420]" table:style-name="ce1">
            <text:p>#REF!</text:p>
          </table:table-cell>
          <table:table-cell office:value-type="float" office:value="0" table:formula="of:=[.$X$9]&amp;[.N420]" table:style-name="ce1">
            <text:p>#REF!</text:p>
          </table:table-cell>
          <table:table-cell office:value-type="string" office:string-value="OR={}&quot;OR={}" table:formula="of:=[.O420]&amp;&quot;OR={&quot;&amp;CONCATENATE([.P420];[.Q420];[.R420];[.S420])&amp;&quot;}&quot;&quot;OR={&quot;&amp;CONCATENATE([.T420];[.U420];[.V420];[.W42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20]+1)" table:style-name="ce1">
            <text:p>#REF!</text:p>
          </table:table-cell>
          <table:table-cell office:value-type="float" office:value="0" table:formula="of:=[.I419]" table:style-name="ce1">
            <text:p>0</text:p>
          </table:table-cell>
          <table:table-cell office:value-type="float" office:value="413" table:style-name="ce1">
            <text:p>413</text:p>
          </table:table-cell>
          <table:table-cell office:value-type="float" office:value="11" table:formula="of:=INT([.J420]/COUNTA([.$Z$7:.$AD$17]))+1" table:style-name="ce1">
            <text:p>11</text:p>
          </table:table-cell>
          <table:table-cell office:value-type="float" office:value="1" table:formula="of:=IF(INDEX([.$Z$7:.$AD$17];[.L419]+1;[.M419])=&quot;&quot;;1;[.L419]+1)" table:style-name="ce1">
            <text:p>1</text:p>
          </table:table-cell>
          <table:table-cell office:value-type="float" office:value="5" table:formula="of:=IF(INDEX([.$Z$7:.$AD$17];[.L419]+1;[.M419])=&quot;&quot;;IF([.M419]=5;1;[.M419]+1);[.M419])" table:style-name="ce1">
            <text:p>5</text:p>
          </table:table-cell>
          <table:table-cell office:value-type="float" office:value="0" table:formula="of:=IF([.B420]=[.C420];0;INDEX([.$Z$18:.$AD$25];INT([.$J420]/COUNTA([.$Z$7:.$AD$17]))+1;[.$M420]))" table:style-name="ce1">
            <text:p>#REF!</text:p>
          </table:table-cell>
          <table:table-cell table:style-name="ce1"/>
          <table:table-cell office:value-type="string" office:string-value="" table:formula="of:=IF(INDEX([.AF$18:.AF$200];[.$K420])=&quot;&quot;;&quot;&quot;;[.AF$17]&amp;&quot; = yes &quot;)" table:style-name="ce1"/>
          <table:table-cell office:value-type="string" office:string-value="" table:formula="of:=IF(INDEX([.AG$18:.AG$200];[.$K420])=&quot;&quot;;&quot;&quot;;[.AG$17]&amp;&quot; = yes &quot;)" table:style-name="ce1"/>
          <table:table-cell office:value-type="string" office:string-value="" table:formula="of:=IF(INDEX([.AH$18:.AH$200];[.$K420])=&quot;&quot;;&quot;&quot;;[.AH$17]&amp;&quot; = yes &quot;)" table:style-name="ce1"/>
          <table:table-cell office:value-type="string" office:string-value="" table:formula="of:=IF(INDEX([.AI$18:.AI$200];[.$K420])=&quot;&quot;;&quot;&quot;;[.AI$17]&amp;&quot; = yes &quot;)" table:style-name="ce1"/>
          <table:table-cell office:value-type="string" office:string-value="" table:formula="of:=IF(INDEX([.AF$18:.AF$200];MATCH([.$C420];[.$Y$18:.$Y$200]))=&quot;&quot;;&quot;&quot;;[.AF$17]&amp;&quot; = yes &quot;)" table:style-name="ce1"/>
          <table:table-cell office:value-type="string" office:string-value="" table:formula="of:=IF(INDEX([.AG$18:.AG$200];MATCH([.$C420];[.$Y$18:.$Y$200]))=&quot;&quot;;&quot;&quot;;[.AG$17]&amp;&quot; = yes &quot;)" table:style-name="ce1"/>
          <table:table-cell office:value-type="string" office:string-value="" table:formula="of:=IF(INDEX([.AH$18:.AH$200];MATCH([.$C420];[.$Y$18:.$Y$200]))=&quot;&quot;;&quot;&quot;;[.AH$17]&amp;&quot; = yes &quot;)" table:style-name="ce1"/>
          <table:table-cell office:value-type="string" office:string-value="" table:formula="of:=IF(INDEX([.AI$18:.AI$200];MATCH([.$C42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14</text:p>
          </table:table-cell>
          <table:table-cell office:value-type="float" office:value="0" table:formula="of:=INDEX([.Y$18:.Y$200];[.K421])" table:style-name="ce1">
            <text:p>0</text:p>
          </table:table-cell>
          <table:table-cell office:value-type="string" office:string-value="pc_machine" table:formula="of:=INDEX([.$Z$7:.$AD$17];[.L421];[.M421])" table:style-name="ce1">
            <text:p>pc_machine</text:p>
          </table:table-cell>
          <table:table-cell office:value-type="float" office:value="0" table:formula="of:=[.$X$8]&amp;[.N421]" table:style-name="ce1">
            <text:p>#REF!</text:p>
          </table:table-cell>
          <table:table-cell office:value-type="float" office:value="0" table:formula="of:=[.$X$9]&amp;[.N421]" table:style-name="ce1">
            <text:p>#REF!</text:p>
          </table:table-cell>
          <table:table-cell office:value-type="string" office:string-value="OR={}&quot;OR={}" table:formula="of:=[.O421]&amp;&quot;OR={&quot;&amp;CONCATENATE([.P421];[.Q421];[.R421];[.S421])&amp;&quot;}&quot;&quot;OR={&quot;&amp;CONCATENATE([.T421];[.U421];[.V421];[.W42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21]+1)" table:style-name="ce1">
            <text:p>#REF!</text:p>
          </table:table-cell>
          <table:table-cell office:value-type="float" office:value="0" table:formula="of:=[.I420]" table:style-name="ce1">
            <text:p>0</text:p>
          </table:table-cell>
          <table:table-cell office:value-type="float" office:value="414" table:style-name="ce1">
            <text:p>414</text:p>
          </table:table-cell>
          <table:table-cell office:value-type="float" office:value="11" table:formula="of:=INT([.J421]/COUNTA([.$Z$7:.$AD$17]))+1" table:style-name="ce1">
            <text:p>11</text:p>
          </table:table-cell>
          <table:table-cell office:value-type="float" office:value="2" table:formula="of:=IF(INDEX([.$Z$7:.$AD$17];[.L420]+1;[.M420])=&quot;&quot;;1;[.L420]+1)" table:style-name="ce1">
            <text:p>2</text:p>
          </table:table-cell>
          <table:table-cell office:value-type="float" office:value="5" table:formula="of:=IF(INDEX([.$Z$7:.$AD$17];[.L420]+1;[.M420])=&quot;&quot;;IF([.M420]=5;1;[.M420]+1);[.M420])" table:style-name="ce1">
            <text:p>5</text:p>
          </table:table-cell>
          <table:table-cell office:value-type="float" office:value="0" table:formula="of:=IF([.B421]=[.C421];0;INDEX([.$Z$18:.$AD$25];INT([.$J421]/COUNTA([.$Z$7:.$AD$17]))+1;[.$M421]))" table:style-name="ce1">
            <text:p>#REF!</text:p>
          </table:table-cell>
          <table:table-cell table:style-name="ce1"/>
          <table:table-cell office:value-type="string" office:string-value="" table:formula="of:=IF(INDEX([.AF$18:.AF$200];[.$K421])=&quot;&quot;;&quot;&quot;;[.AF$17]&amp;&quot; = yes &quot;)" table:style-name="ce1"/>
          <table:table-cell office:value-type="string" office:string-value="" table:formula="of:=IF(INDEX([.AG$18:.AG$200];[.$K421])=&quot;&quot;;&quot;&quot;;[.AG$17]&amp;&quot; = yes &quot;)" table:style-name="ce1"/>
          <table:table-cell office:value-type="string" office:string-value="" table:formula="of:=IF(INDEX([.AH$18:.AH$200];[.$K421])=&quot;&quot;;&quot;&quot;;[.AH$17]&amp;&quot; = yes &quot;)" table:style-name="ce1"/>
          <table:table-cell office:value-type="string" office:string-value="" table:formula="of:=IF(INDEX([.AI$18:.AI$200];[.$K421])=&quot;&quot;;&quot;&quot;;[.AI$17]&amp;&quot; = yes &quot;)" table:style-name="ce1"/>
          <table:table-cell office:value-type="string" office:string-value="" table:formula="of:=IF(INDEX([.AF$18:.AF$200];MATCH([.$C421];[.$Y$18:.$Y$200]))=&quot;&quot;;&quot;&quot;;[.AF$17]&amp;&quot; = yes &quot;)" table:style-name="ce1"/>
          <table:table-cell office:value-type="string" office:string-value="" table:formula="of:=IF(INDEX([.AG$18:.AG$200];MATCH([.$C421];[.$Y$18:.$Y$200]))=&quot;&quot;;&quot;&quot;;[.AG$17]&amp;&quot; = yes &quot;)" table:style-name="ce1"/>
          <table:table-cell office:value-type="string" office:string-value="" table:formula="of:=IF(INDEX([.AH$18:.AH$200];MATCH([.$C421];[.$Y$18:.$Y$200]))=&quot;&quot;;&quot;&quot;;[.AH$17]&amp;&quot; = yes &quot;)" table:style-name="ce1"/>
          <table:table-cell office:value-type="string" office:string-value="" table:formula="of:=IF(INDEX([.AI$18:.AI$200];MATCH([.$C42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15</text:p>
          </table:table-cell>
          <table:table-cell office:value-type="float" office:value="0" table:formula="of:=INDEX([.Y$18:.Y$200];[.K422])" table:style-name="ce1">
            <text:p>0</text:p>
          </table:table-cell>
          <table:table-cell office:value-type="string" office:string-value="pc_cybertronic" table:formula="of:=INDEX([.$Z$7:.$AD$17];[.L422];[.M422])" table:style-name="ce1">
            <text:p>pc_cybertronic</text:p>
          </table:table-cell>
          <table:table-cell office:value-type="float" office:value="0" table:formula="of:=[.$X$8]&amp;[.N422]" table:style-name="ce1">
            <text:p>#REF!</text:p>
          </table:table-cell>
          <table:table-cell office:value-type="float" office:value="0" table:formula="of:=[.$X$9]&amp;[.N422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422]&amp;&quot;OR={&quot;&amp;CONCATENATE([.P422];[.Q422];[.R422];[.S422])&amp;&quot;}&quot;&quot;OR={&quot;&amp;CONCATENATE([.T422];[.U422];[.V422];[.W422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22]+1)" table:style-name="ce1">
            <text:p>#REF!</text:p>
          </table:table-cell>
          <table:table-cell office:value-type="float" office:value="0" table:formula="of:=[.I421]" table:style-name="ce1">
            <text:p>0</text:p>
          </table:table-cell>
          <table:table-cell office:value-type="float" office:value="415" table:style-name="ce1">
            <text:p>415</text:p>
          </table:table-cell>
          <table:table-cell office:value-type="float" office:value="11" table:formula="of:=INT([.J422]/COUNTA([.$Z$7:.$AD$17]))+1" table:style-name="ce1">
            <text:p>11</text:p>
          </table:table-cell>
          <table:table-cell office:value-type="float" office:value="3" table:formula="of:=IF(INDEX([.$Z$7:.$AD$17];[.L421]+1;[.M421])=&quot;&quot;;1;[.L421]+1)" table:style-name="ce1">
            <text:p>3</text:p>
          </table:table-cell>
          <table:table-cell office:value-type="float" office:value="5" table:formula="of:=IF(INDEX([.$Z$7:.$AD$17];[.L421]+1;[.M421])=&quot;&quot;;IF([.M421]=5;1;[.M421]+1);[.M421])" table:style-name="ce1">
            <text:p>5</text:p>
          </table:table-cell>
          <table:table-cell office:value-type="float" office:value="0" table:formula="of:=IF([.B422]=[.C422];0;INDEX([.$Z$18:.$AD$25];INT([.$J422]/COUNTA([.$Z$7:.$AD$17]))+1;[.$M422]))" table:style-name="ce1">
            <text:p>#REF!</text:p>
          </table:table-cell>
          <table:table-cell table:style-name="ce1"/>
          <table:table-cell office:value-type="string" office:string-value="" table:formula="of:=IF(INDEX([.AF$18:.AF$200];[.$K422])=&quot;&quot;;&quot;&quot;;[.AF$17]&amp;&quot; = yes &quot;)" table:style-name="ce1"/>
          <table:table-cell office:value-type="string" office:string-value="" table:formula="of:=IF(INDEX([.AG$18:.AG$200];[.$K422])=&quot;&quot;;&quot;&quot;;[.AG$17]&amp;&quot; = yes &quot;)" table:style-name="ce1"/>
          <table:table-cell office:value-type="string" office:string-value="" table:formula="of:=IF(INDEX([.AH$18:.AH$200];[.$K422])=&quot;&quot;;&quot;&quot;;[.AH$17]&amp;&quot; = yes &quot;)" table:style-name="ce1"/>
          <table:table-cell office:value-type="string" office:string-value="" table:formula="of:=IF(INDEX([.AI$18:.AI$200];[.$K422])=&quot;&quot;;&quot;&quot;;[.AI$17]&amp;&quot; = yes &quot;)" table:style-name="ce1"/>
          <table:table-cell office:value-type="string" office:string-value="planetary_diversity_enabled = yes " table:formula="of:=IF(INDEX([.AF$18:.AF$200];MATCH([.$C422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422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422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422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16</text:p>
          </table:table-cell>
          <table:table-cell office:value-type="float" office:value="0" table:formula="of:=INDEX([.Y$18:.Y$200];[.K423])" table:style-name="ce1">
            <text:p>0</text:p>
          </table:table-cell>
          <table:table-cell office:value-type="string" office:string-value="pc_nuked" table:formula="of:=INDEX([.$Z$7:.$AD$17];[.L423];[.M423])" table:style-name="ce1">
            <text:p>pc_nuked</text:p>
          </table:table-cell>
          <table:table-cell office:value-type="float" office:value="0" table:formula="of:=[.$X$8]&amp;[.N423]" table:style-name="ce1">
            <text:p>#REF!</text:p>
          </table:table-cell>
          <table:table-cell office:value-type="float" office:value="0" table:formula="of:=[.$X$9]&amp;[.N423]" table:style-name="ce1">
            <text:p>#REF!</text:p>
          </table:table-cell>
          <table:table-cell office:value-type="string" office:string-value="OR={}&quot;OR={}" table:formula="of:=[.O423]&amp;&quot;OR={&quot;&amp;CONCATENATE([.P423];[.Q423];[.R423];[.S423])&amp;&quot;}&quot;&quot;OR={&quot;&amp;CONCATENATE([.T423];[.U423];[.V423];[.W42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23]+1)" table:style-name="ce1">
            <text:p>#REF!</text:p>
          </table:table-cell>
          <table:table-cell office:value-type="float" office:value="0" table:formula="of:=[.I422]" table:style-name="ce1">
            <text:p>0</text:p>
          </table:table-cell>
          <table:table-cell office:value-type="float" office:value="416" table:style-name="ce1">
            <text:p>416</text:p>
          </table:table-cell>
          <table:table-cell office:value-type="float" office:value="11" table:formula="of:=INT([.J423]/COUNTA([.$Z$7:.$AD$17]))+1" table:style-name="ce1">
            <text:p>11</text:p>
          </table:table-cell>
          <table:table-cell office:value-type="float" office:value="4" table:formula="of:=IF(INDEX([.$Z$7:.$AD$17];[.L422]+1;[.M422])=&quot;&quot;;1;[.L422]+1)" table:style-name="ce1">
            <text:p>4</text:p>
          </table:table-cell>
          <table:table-cell office:value-type="float" office:value="5" table:formula="of:=IF(INDEX([.$Z$7:.$AD$17];[.L422]+1;[.M422])=&quot;&quot;;IF([.M422]=5;1;[.M422]+1);[.M422])" table:style-name="ce1">
            <text:p>5</text:p>
          </table:table-cell>
          <table:table-cell office:value-type="float" office:value="0" table:formula="of:=IF([.B423]=[.C423];0;INDEX([.$Z$18:.$AD$25];INT([.$J423]/COUNTA([.$Z$7:.$AD$17]))+1;[.$M423]))" table:style-name="ce1">
            <text:p>#REF!</text:p>
          </table:table-cell>
          <table:table-cell table:style-name="ce1"/>
          <table:table-cell office:value-type="string" office:string-value="" table:formula="of:=IF(INDEX([.AF$18:.AF$200];[.$K423])=&quot;&quot;;&quot;&quot;;[.AF$17]&amp;&quot; = yes &quot;)" table:style-name="ce1"/>
          <table:table-cell office:value-type="string" office:string-value="" table:formula="of:=IF(INDEX([.AG$18:.AG$200];[.$K423])=&quot;&quot;;&quot;&quot;;[.AG$17]&amp;&quot; = yes &quot;)" table:style-name="ce1"/>
          <table:table-cell office:value-type="string" office:string-value="" table:formula="of:=IF(INDEX([.AH$18:.AH$200];[.$K423])=&quot;&quot;;&quot;&quot;;[.AH$17]&amp;&quot; = yes &quot;)" table:style-name="ce1"/>
          <table:table-cell office:value-type="string" office:string-value="" table:formula="of:=IF(INDEX([.AI$18:.AI$200];[.$K423])=&quot;&quot;;&quot;&quot;;[.AI$17]&amp;&quot; = yes &quot;)" table:style-name="ce1"/>
          <table:table-cell office:value-type="string" office:string-value="" table:formula="of:=IF(INDEX([.AF$18:.AF$200];MATCH([.$C423];[.$Y$18:.$Y$200]))=&quot;&quot;;&quot;&quot;;[.AF$17]&amp;&quot; = yes &quot;)" table:style-name="ce1"/>
          <table:table-cell office:value-type="string" office:string-value="" table:formula="of:=IF(INDEX([.AG$18:.AG$200];MATCH([.$C423];[.$Y$18:.$Y$200]))=&quot;&quot;;&quot;&quot;;[.AG$17]&amp;&quot; = yes &quot;)" table:style-name="ce1"/>
          <table:table-cell office:value-type="string" office:string-value="" table:formula="of:=IF(INDEX([.AH$18:.AH$200];MATCH([.$C423];[.$Y$18:.$Y$200]))=&quot;&quot;;&quot;&quot;;[.AH$17]&amp;&quot; = yes &quot;)" table:style-name="ce1"/>
          <table:table-cell office:value-type="string" office:string-value="" table:formula="of:=IF(INDEX([.AI$18:.AI$200];MATCH([.$C42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17</text:p>
          </table:table-cell>
          <table:table-cell office:value-type="float" office:value="0" table:formula="of:=INDEX([.Y$18:.Y$200];[.K424])" table:style-name="ce1">
            <text:p>0</text:p>
          </table:table-cell>
          <table:table-cell office:value-type="string" office:string-value="pc_floating" table:formula="of:=INDEX([.$Z$7:.$AD$17];[.L424];[.M424])" table:style-name="ce1">
            <text:p>pc_floating</text:p>
          </table:table-cell>
          <table:table-cell office:value-type="float" office:value="0" table:formula="of:=[.$X$8]&amp;[.N424]" table:style-name="ce1">
            <text:p>#REF!</text:p>
          </table:table-cell>
          <table:table-cell office:value-type="float" office:value="0" table:formula="of:=[.$X$9]&amp;[.N424]" table:style-name="ce1">
            <text:p>#REF!</text:p>
          </table:table-cell>
          <table:table-cell office:value-type="string" office:string-value="OR={}&quot;OR={}" table:formula="of:=[.O424]&amp;&quot;OR={&quot;&amp;CONCATENATE([.P424];[.Q424];[.R424];[.S424])&amp;&quot;}&quot;&quot;OR={&quot;&amp;CONCATENATE([.T424];[.U424];[.V424];[.W42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24]+1)" table:style-name="ce1">
            <text:p>#REF!</text:p>
          </table:table-cell>
          <table:table-cell office:value-type="float" office:value="0" table:formula="of:=[.I423]" table:style-name="ce1">
            <text:p>0</text:p>
          </table:table-cell>
          <table:table-cell office:value-type="float" office:value="417" table:style-name="ce1">
            <text:p>417</text:p>
          </table:table-cell>
          <table:table-cell office:value-type="float" office:value="11" table:formula="of:=INT([.J424]/COUNTA([.$Z$7:.$AD$17]))+1" table:style-name="ce1">
            <text:p>11</text:p>
          </table:table-cell>
          <table:table-cell office:value-type="float" office:value="5" table:formula="of:=IF(INDEX([.$Z$7:.$AD$17];[.L423]+1;[.M423])=&quot;&quot;;1;[.L423]+1)" table:style-name="ce1">
            <text:p>5</text:p>
          </table:table-cell>
          <table:table-cell office:value-type="float" office:value="5" table:formula="of:=IF(INDEX([.$Z$7:.$AD$17];[.L423]+1;[.M423])=&quot;&quot;;IF([.M423]=5;1;[.M423]+1);[.M423])" table:style-name="ce1">
            <text:p>5</text:p>
          </table:table-cell>
          <table:table-cell office:value-type="float" office:value="0" table:formula="of:=IF([.B424]=[.C424];0;INDEX([.$Z$18:.$AD$25];INT([.$J424]/COUNTA([.$Z$7:.$AD$17]))+1;[.$M424]))" table:style-name="ce1">
            <text:p>#REF!</text:p>
          </table:table-cell>
          <table:table-cell table:style-name="ce1"/>
          <table:table-cell office:value-type="string" office:string-value="" table:formula="of:=IF(INDEX([.AF$18:.AF$200];[.$K424])=&quot;&quot;;&quot;&quot;;[.AF$17]&amp;&quot; = yes &quot;)" table:style-name="ce1"/>
          <table:table-cell office:value-type="string" office:string-value="" table:formula="of:=IF(INDEX([.AG$18:.AG$200];[.$K424])=&quot;&quot;;&quot;&quot;;[.AG$17]&amp;&quot; = yes &quot;)" table:style-name="ce1"/>
          <table:table-cell office:value-type="string" office:string-value="" table:formula="of:=IF(INDEX([.AH$18:.AH$200];[.$K424])=&quot;&quot;;&quot;&quot;;[.AH$17]&amp;&quot; = yes &quot;)" table:style-name="ce1"/>
          <table:table-cell office:value-type="string" office:string-value="" table:formula="of:=IF(INDEX([.AI$18:.AI$200];[.$K424])=&quot;&quot;;&quot;&quot;;[.AI$17]&amp;&quot; = yes &quot;)" table:style-name="ce1"/>
          <table:table-cell office:value-type="string" office:string-value="" table:formula="of:=IF(INDEX([.AF$18:.AF$200];MATCH([.$C424];[.$Y$18:.$Y$200]))=&quot;&quot;;&quot;&quot;;[.AF$17]&amp;&quot; = yes &quot;)" table:style-name="ce1"/>
          <table:table-cell office:value-type="string" office:string-value="" table:formula="of:=IF(INDEX([.AG$18:.AG$200];MATCH([.$C424];[.$Y$18:.$Y$200]))=&quot;&quot;;&quot;&quot;;[.AG$17]&amp;&quot; = yes &quot;)" table:style-name="ce1"/>
          <table:table-cell office:value-type="string" office:string-value="" table:formula="of:=IF(INDEX([.AH$18:.AH$200];MATCH([.$C424];[.$Y$18:.$Y$200]))=&quot;&quot;;&quot;&quot;;[.AH$17]&amp;&quot; = yes &quot;)" table:style-name="ce1"/>
          <table:table-cell office:value-type="string" office:string-value="" table:formula="of:=IF(INDEX([.AI$18:.AI$200];MATCH([.$C42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18</text:p>
          </table:table-cell>
          <table:table-cell office:value-type="float" office:value="0" table:formula="of:=INDEX([.Y$18:.Y$200];[.K425])" table:style-name="ce1">
            <text:p>0</text:p>
          </table:table-cell>
          <table:table-cell office:value-type="string" office:string-value="pc_crystal" table:formula="of:=INDEX([.$Z$7:.$AD$17];[.L425];[.M425])" table:style-name="ce1">
            <text:p>pc_crystal</text:p>
          </table:table-cell>
          <table:table-cell office:value-type="float" office:value="0" table:formula="of:=[.$X$8]&amp;[.N425]" table:style-name="ce1">
            <text:p>#REF!</text:p>
          </table:table-cell>
          <table:table-cell office:value-type="float" office:value="0" table:formula="of:=[.$X$9]&amp;[.N425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425]&amp;&quot;OR={&quot;&amp;CONCATENATE([.P425];[.Q425];[.R425];[.S425])&amp;&quot;}&quot;&quot;OR={&quot;&amp;CONCATENATE([.T425];[.U425];[.V425];[.W425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25]+1)" table:style-name="ce1">
            <text:p>#REF!</text:p>
          </table:table-cell>
          <table:table-cell office:value-type="float" office:value="0" table:formula="of:=[.I424]" table:style-name="ce1">
            <text:p>0</text:p>
          </table:table-cell>
          <table:table-cell office:value-type="float" office:value="418" table:style-name="ce1">
            <text:p>418</text:p>
          </table:table-cell>
          <table:table-cell office:value-type="float" office:value="12" table:formula="of:=INT([.J425]/COUNTA([.$Z$7:.$AD$17]))+1" table:style-name="ce1">
            <text:p>12</text:p>
          </table:table-cell>
          <table:table-cell office:value-type="float" office:value="6" table:formula="of:=IF(INDEX([.$Z$7:.$AD$17];[.L424]+1;[.M424])=&quot;&quot;;1;[.L424]+1)" table:style-name="ce1">
            <text:p>6</text:p>
          </table:table-cell>
          <table:table-cell office:value-type="float" office:value="5" table:formula="of:=IF(INDEX([.$Z$7:.$AD$17];[.L424]+1;[.M424])=&quot;&quot;;IF([.M424]=5;1;[.M424]+1);[.M424])" table:style-name="ce1">
            <text:p>5</text:p>
          </table:table-cell>
          <table:table-cell office:value-type="float" office:value="0" table:formula="of:=IF([.B425]=[.C425];0;INDEX([.$Z$18:.$AD$25];INT([.$J425]/COUNTA([.$Z$7:.$AD$17]))+1;[.$M425]))" table:style-name="ce1">
            <text:p>#REF!</text:p>
          </table:table-cell>
          <table:table-cell table:style-name="ce1"/>
          <table:table-cell office:value-type="string" office:string-value="" table:formula="of:=IF(INDEX([.AF$18:.AF$200];[.$K425])=&quot;&quot;;&quot;&quot;;[.AF$17]&amp;&quot; = yes &quot;)" table:style-name="ce1"/>
          <table:table-cell office:value-type="string" office:string-value="" table:formula="of:=IF(INDEX([.AG$18:.AG$200];[.$K425])=&quot;&quot;;&quot;&quot;;[.AG$17]&amp;&quot; = yes &quot;)" table:style-name="ce1"/>
          <table:table-cell office:value-type="string" office:string-value="" table:formula="of:=IF(INDEX([.AH$18:.AH$200];[.$K425])=&quot;&quot;;&quot;&quot;;[.AH$17]&amp;&quot; = yes &quot;)" table:style-name="ce1"/>
          <table:table-cell office:value-type="string" office:string-value="" table:formula="of:=IF(INDEX([.AI$18:.AI$200];[.$K425])=&quot;&quot;;&quot;&quot;;[.AI$17]&amp;&quot; = yes &quot;)" table:style-name="ce1"/>
          <table:table-cell office:value-type="string" office:string-value="planetary_diversity_enabled = yes " table:formula="of:=IF(INDEX([.AF$18:.AF$200];MATCH([.$C425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425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425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425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19</text:p>
          </table:table-cell>
          <table:table-cell office:value-type="float" office:value="0" table:formula="of:=INDEX([.Y$18:.Y$200];[.K426])" table:style-name="ce1">
            <text:p>0</text:p>
          </table:table-cell>
          <table:table-cell office:value-type="string" office:string-value="pc_arid" table:formula="of:=INDEX([.$Z$7:.$AD$17];[.L426];[.M426])" table:style-name="ce1">
            <text:p>pc_arid</text:p>
          </table:table-cell>
          <table:table-cell office:value-type="float" office:value="0" table:formula="of:=[.$X$8]&amp;[.N426]" table:style-name="ce1">
            <text:p>#REF!</text:p>
          </table:table-cell>
          <table:table-cell office:value-type="float" office:value="0" table:formula="of:=[.$X$9]&amp;[.N426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426]&amp;&quot;OR={&quot;&amp;CONCATENATE([.P426];[.Q426];[.R426];[.S426])&amp;&quot;}&quot;&quot;OR={&quot;&amp;CONCATENATE([.T426];[.U426];[.V426];[.W426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26]+1)" table:style-name="ce1">
            <text:p>#REF!</text:p>
          </table:table-cell>
          <table:table-cell office:value-type="float" office:value="0" table:formula="of:=[.I425]" table:style-name="ce1">
            <text:p>0</text:p>
          </table:table-cell>
          <table:table-cell office:value-type="float" office:value="419" table:style-name="ce1">
            <text:p>419</text:p>
          </table:table-cell>
          <table:table-cell office:value-type="float" office:value="12" table:formula="of:=INT([.J426]/COUNTA([.$Z$7:.$AD$17]))+1" table:style-name="ce1">
            <text:p>12</text:p>
          </table:table-cell>
          <table:table-cell office:value-type="float" office:value="1" table:formula="of:=IF(INDEX([.$Z$7:.$AD$17];[.L425]+1;[.M425])=&quot;&quot;;1;[.L425]+1)" table:style-name="ce1">
            <text:p>1</text:p>
          </table:table-cell>
          <table:table-cell office:value-type="float" office:value="1" table:formula="of:=IF(INDEX([.$Z$7:.$AD$17];[.L425]+1;[.M425])=&quot;&quot;;IF([.M425]=5;1;[.M425]+1);[.M425])" table:style-name="ce1">
            <text:p>1</text:p>
          </table:table-cell>
          <table:table-cell office:value-type="float" office:value="0" table:formula="of:=IF([.B426]=[.C426];0;INDEX([.$Z$18:.$AD$25];INT([.$J426]/COUNTA([.$Z$7:.$AD$17]))+1;[.$M426]))" table:style-name="ce1">
            <text:p>#REF!</text:p>
          </table:table-cell>
          <table:table-cell table:style-name="ce1"/>
          <table:table-cell office:value-type="string" office:string-value="" table:formula="of:=IF(INDEX([.AF$18:.AF$200];[.$K426])=&quot;&quot;;&quot;&quot;;[.AF$17]&amp;&quot; = yes &quot;)" table:style-name="ce1"/>
          <table:table-cell office:value-type="string" office:string-value="" table:formula="of:=IF(INDEX([.AG$18:.AG$200];[.$K426])=&quot;&quot;;&quot;&quot;;[.AG$17]&amp;&quot; = yes &quot;)" table:style-name="ce1"/>
          <table:table-cell office:value-type="string" office:string-value="" table:formula="of:=IF(INDEX([.AH$18:.AH$200];[.$K426])=&quot;&quot;;&quot;&quot;;[.AH$17]&amp;&quot; = yes &quot;)" table:style-name="ce1"/>
          <table:table-cell office:value-type="string" office:string-value="" table:formula="of:=IF(INDEX([.AI$18:.AI$200];[.$K426])=&quot;&quot;;&quot;&quot;;[.AI$17]&amp;&quot; = yes &quot;)" table:style-name="ce1"/>
          <table:table-cell office:value-type="string" office:string-value="planetary_diversity_enabled = yes " table:formula="of:=IF(INDEX([.AF$18:.AF$200];MATCH([.$C426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426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426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426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20</text:p>
          </table:table-cell>
          <table:table-cell office:value-type="float" office:value="0" table:formula="of:=INDEX([.Y$18:.Y$200];[.K427])" table:style-name="ce1">
            <text:p>0</text:p>
          </table:table-cell>
          <table:table-cell office:value-type="string" office:string-value="pc_desert" table:formula="of:=INDEX([.$Z$7:.$AD$17];[.L427];[.M427])" table:style-name="ce1">
            <text:p>pc_desert</text:p>
          </table:table-cell>
          <table:table-cell office:value-type="float" office:value="0" table:formula="of:=[.$X$8]&amp;[.N427]" table:style-name="ce1">
            <text:p>#REF!</text:p>
          </table:table-cell>
          <table:table-cell office:value-type="float" office:value="0" table:formula="of:=[.$X$9]&amp;[.N427]" table:style-name="ce1">
            <text:p>#REF!</text:p>
          </table:table-cell>
          <table:table-cell office:value-type="string" office:string-value="OR={}&quot;OR={}" table:formula="of:=[.O427]&amp;&quot;OR={&quot;&amp;CONCATENATE([.P427];[.Q427];[.R427];[.S427])&amp;&quot;}&quot;&quot;OR={&quot;&amp;CONCATENATE([.T427];[.U427];[.V427];[.W42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27]+1)" table:style-name="ce1">
            <text:p>#REF!</text:p>
          </table:table-cell>
          <table:table-cell office:value-type="float" office:value="0" table:formula="of:=[.I426]" table:style-name="ce1">
            <text:p>0</text:p>
          </table:table-cell>
          <table:table-cell office:value-type="float" office:value="420" table:style-name="ce1">
            <text:p>420</text:p>
          </table:table-cell>
          <table:table-cell office:value-type="float" office:value="12" table:formula="of:=INT([.J427]/COUNTA([.$Z$7:.$AD$17]))+1" table:style-name="ce1">
            <text:p>12</text:p>
          </table:table-cell>
          <table:table-cell office:value-type="float" office:value="2" table:formula="of:=IF(INDEX([.$Z$7:.$AD$17];[.L426]+1;[.M426])=&quot;&quot;;1;[.L426]+1)" table:style-name="ce1">
            <text:p>2</text:p>
          </table:table-cell>
          <table:table-cell office:value-type="float" office:value="1" table:formula="of:=IF(INDEX([.$Z$7:.$AD$17];[.L426]+1;[.M426])=&quot;&quot;;IF([.M426]=5;1;[.M426]+1);[.M426])" table:style-name="ce1">
            <text:p>1</text:p>
          </table:table-cell>
          <table:table-cell office:value-type="float" office:value="0" table:formula="of:=IF([.B427]=[.C427];0;INDEX([.$Z$18:.$AD$25];INT([.$J427]/COUNTA([.$Z$7:.$AD$17]))+1;[.$M427]))" table:style-name="ce1">
            <text:p>#REF!</text:p>
          </table:table-cell>
          <table:table-cell table:style-name="ce1"/>
          <table:table-cell office:value-type="string" office:string-value="" table:formula="of:=IF(INDEX([.AF$18:.AF$200];[.$K427])=&quot;&quot;;&quot;&quot;;[.AF$17]&amp;&quot; = yes &quot;)" table:style-name="ce1"/>
          <table:table-cell office:value-type="string" office:string-value="" table:formula="of:=IF(INDEX([.AG$18:.AG$200];[.$K427])=&quot;&quot;;&quot;&quot;;[.AG$17]&amp;&quot; = yes &quot;)" table:style-name="ce1"/>
          <table:table-cell office:value-type="string" office:string-value="" table:formula="of:=IF(INDEX([.AH$18:.AH$200];[.$K427])=&quot;&quot;;&quot;&quot;;[.AH$17]&amp;&quot; = yes &quot;)" table:style-name="ce1"/>
          <table:table-cell office:value-type="string" office:string-value="" table:formula="of:=IF(INDEX([.AI$18:.AI$200];[.$K427])=&quot;&quot;;&quot;&quot;;[.AI$17]&amp;&quot; = yes &quot;)" table:style-name="ce1"/>
          <table:table-cell office:value-type="string" office:string-value="" table:formula="of:=IF(INDEX([.AF$18:.AF$200];MATCH([.$C427];[.$Y$18:.$Y$200]))=&quot;&quot;;&quot;&quot;;[.AF$17]&amp;&quot; = yes &quot;)" table:style-name="ce1"/>
          <table:table-cell office:value-type="string" office:string-value="" table:formula="of:=IF(INDEX([.AG$18:.AG$200];MATCH([.$C427];[.$Y$18:.$Y$200]))=&quot;&quot;;&quot;&quot;;[.AG$17]&amp;&quot; = yes &quot;)" table:style-name="ce1"/>
          <table:table-cell office:value-type="string" office:string-value="" table:formula="of:=IF(INDEX([.AH$18:.AH$200];MATCH([.$C427];[.$Y$18:.$Y$200]))=&quot;&quot;;&quot;&quot;;[.AH$17]&amp;&quot; = yes &quot;)" table:style-name="ce1"/>
          <table:table-cell office:value-type="string" office:string-value="" table:formula="of:=IF(INDEX([.AI$18:.AI$200];MATCH([.$C42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21</text:p>
          </table:table-cell>
          <table:table-cell office:value-type="float" office:value="0" table:formula="of:=INDEX([.Y$18:.Y$200];[.K428])" table:style-name="ce1">
            <text:p>0</text:p>
          </table:table-cell>
          <table:table-cell office:value-type="string" office:string-value="pc_savannah" table:formula="of:=INDEX([.$Z$7:.$AD$17];[.L428];[.M428])" table:style-name="ce1">
            <text:p>pc_savannah</text:p>
          </table:table-cell>
          <table:table-cell office:value-type="float" office:value="0" table:formula="of:=[.$X$8]&amp;[.N428]" table:style-name="ce1">
            <text:p>#REF!</text:p>
          </table:table-cell>
          <table:table-cell office:value-type="float" office:value="0" table:formula="of:=[.$X$9]&amp;[.N428]" table:style-name="ce1">
            <text:p>#REF!</text:p>
          </table:table-cell>
          <table:table-cell office:value-type="string" office:string-value="OR={}&quot;OR={}" table:formula="of:=[.O428]&amp;&quot;OR={&quot;&amp;CONCATENATE([.P428];[.Q428];[.R428];[.S428])&amp;&quot;}&quot;&quot;OR={&quot;&amp;CONCATENATE([.T428];[.U428];[.V428];[.W42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28]+1)" table:style-name="ce1">
            <text:p>#REF!</text:p>
          </table:table-cell>
          <table:table-cell office:value-type="float" office:value="0" table:formula="of:=[.I427]" table:style-name="ce1">
            <text:p>0</text:p>
          </table:table-cell>
          <table:table-cell office:value-type="float" office:value="421" table:style-name="ce1">
            <text:p>421</text:p>
          </table:table-cell>
          <table:table-cell office:value-type="float" office:value="12" table:formula="of:=INT([.J428]/COUNTA([.$Z$7:.$AD$17]))+1" table:style-name="ce1">
            <text:p>12</text:p>
          </table:table-cell>
          <table:table-cell office:value-type="float" office:value="3" table:formula="of:=IF(INDEX([.$Z$7:.$AD$17];[.L427]+1;[.M427])=&quot;&quot;;1;[.L427]+1)" table:style-name="ce1">
            <text:p>3</text:p>
          </table:table-cell>
          <table:table-cell office:value-type="float" office:value="1" table:formula="of:=IF(INDEX([.$Z$7:.$AD$17];[.L427]+1;[.M427])=&quot;&quot;;IF([.M427]=5;1;[.M427]+1);[.M427])" table:style-name="ce1">
            <text:p>1</text:p>
          </table:table-cell>
          <table:table-cell office:value-type="float" office:value="0" table:formula="of:=IF([.B428]=[.C428];0;INDEX([.$Z$18:.$AD$25];INT([.$J428]/COUNTA([.$Z$7:.$AD$17]))+1;[.$M428]))" table:style-name="ce1">
            <text:p>#REF!</text:p>
          </table:table-cell>
          <table:table-cell table:style-name="ce1"/>
          <table:table-cell office:value-type="string" office:string-value="" table:formula="of:=IF(INDEX([.AF$18:.AF$200];[.$K428])=&quot;&quot;;&quot;&quot;;[.AF$17]&amp;&quot; = yes &quot;)" table:style-name="ce1"/>
          <table:table-cell office:value-type="string" office:string-value="" table:formula="of:=IF(INDEX([.AG$18:.AG$200];[.$K428])=&quot;&quot;;&quot;&quot;;[.AG$17]&amp;&quot; = yes &quot;)" table:style-name="ce1"/>
          <table:table-cell office:value-type="string" office:string-value="" table:formula="of:=IF(INDEX([.AH$18:.AH$200];[.$K428])=&quot;&quot;;&quot;&quot;;[.AH$17]&amp;&quot; = yes &quot;)" table:style-name="ce1"/>
          <table:table-cell office:value-type="string" office:string-value="" table:formula="of:=IF(INDEX([.AI$18:.AI$200];[.$K428])=&quot;&quot;;&quot;&quot;;[.AI$17]&amp;&quot; = yes &quot;)" table:style-name="ce1"/>
          <table:table-cell office:value-type="string" office:string-value="" table:formula="of:=IF(INDEX([.AF$18:.AF$200];MATCH([.$C428];[.$Y$18:.$Y$200]))=&quot;&quot;;&quot;&quot;;[.AF$17]&amp;&quot; = yes &quot;)" table:style-name="ce1"/>
          <table:table-cell office:value-type="string" office:string-value="" table:formula="of:=IF(INDEX([.AG$18:.AG$200];MATCH([.$C428];[.$Y$18:.$Y$200]))=&quot;&quot;;&quot;&quot;;[.AG$17]&amp;&quot; = yes &quot;)" table:style-name="ce1"/>
          <table:table-cell office:value-type="string" office:string-value="" table:formula="of:=IF(INDEX([.AH$18:.AH$200];MATCH([.$C428];[.$Y$18:.$Y$200]))=&quot;&quot;;&quot;&quot;;[.AH$17]&amp;&quot; = yes &quot;)" table:style-name="ce1"/>
          <table:table-cell office:value-type="string" office:string-value="" table:formula="of:=IF(INDEX([.AI$18:.AI$200];MATCH([.$C42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22</text:p>
          </table:table-cell>
          <table:table-cell office:value-type="float" office:value="0" table:formula="of:=INDEX([.Y$18:.Y$200];[.K429])" table:style-name="ce1">
            <text:p>0</text:p>
          </table:table-cell>
          <table:table-cell office:value-type="string" office:string-value="pc_sandsea" table:formula="of:=INDEX([.$Z$7:.$AD$17];[.L429];[.M429])" table:style-name="ce1">
            <text:p>pc_sandsea</text:p>
          </table:table-cell>
          <table:table-cell office:value-type="float" office:value="0" table:formula="of:=[.$X$8]&amp;[.N429]" table:style-name="ce1">
            <text:p>#REF!</text:p>
          </table:table-cell>
          <table:table-cell office:value-type="float" office:value="0" table:formula="of:=[.$X$9]&amp;[.N429]" table:style-name="ce1">
            <text:p>#REF!</text:p>
          </table:table-cell>
          <table:table-cell office:value-type="string" office:string-value="OR={}&quot;OR={}" table:formula="of:=[.O429]&amp;&quot;OR={&quot;&amp;CONCATENATE([.P429];[.Q429];[.R429];[.S429])&amp;&quot;}&quot;&quot;OR={&quot;&amp;CONCATENATE([.T429];[.U429];[.V429];[.W42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29]+1)" table:style-name="ce1">
            <text:p>#REF!</text:p>
          </table:table-cell>
          <table:table-cell office:value-type="float" office:value="0" table:formula="of:=[.I428]" table:style-name="ce1">
            <text:p>0</text:p>
          </table:table-cell>
          <table:table-cell office:value-type="float" office:value="422" table:style-name="ce1">
            <text:p>422</text:p>
          </table:table-cell>
          <table:table-cell office:value-type="float" office:value="12" table:formula="of:=INT([.J429]/COUNTA([.$Z$7:.$AD$17]))+1" table:style-name="ce1">
            <text:p>12</text:p>
          </table:table-cell>
          <table:table-cell office:value-type="float" office:value="4" table:formula="of:=IF(INDEX([.$Z$7:.$AD$17];[.L428]+1;[.M428])=&quot;&quot;;1;[.L428]+1)" table:style-name="ce1">
            <text:p>4</text:p>
          </table:table-cell>
          <table:table-cell office:value-type="float" office:value="1" table:formula="of:=IF(INDEX([.$Z$7:.$AD$17];[.L428]+1;[.M428])=&quot;&quot;;IF([.M428]=5;1;[.M428]+1);[.M428])" table:style-name="ce1">
            <text:p>1</text:p>
          </table:table-cell>
          <table:table-cell office:value-type="float" office:value="0" table:formula="of:=IF([.B429]=[.C429];0;INDEX([.$Z$18:.$AD$25];INT([.$J429]/COUNTA([.$Z$7:.$AD$17]))+1;[.$M429]))" table:style-name="ce1">
            <text:p>#REF!</text:p>
          </table:table-cell>
          <table:table-cell table:style-name="ce1"/>
          <table:table-cell office:value-type="string" office:string-value="" table:formula="of:=IF(INDEX([.AF$18:.AF$200];[.$K429])=&quot;&quot;;&quot;&quot;;[.AF$17]&amp;&quot; = yes &quot;)" table:style-name="ce1"/>
          <table:table-cell office:value-type="string" office:string-value="" table:formula="of:=IF(INDEX([.AG$18:.AG$200];[.$K429])=&quot;&quot;;&quot;&quot;;[.AG$17]&amp;&quot; = yes &quot;)" table:style-name="ce1"/>
          <table:table-cell office:value-type="string" office:string-value="" table:formula="of:=IF(INDEX([.AH$18:.AH$200];[.$K429])=&quot;&quot;;&quot;&quot;;[.AH$17]&amp;&quot; = yes &quot;)" table:style-name="ce1"/>
          <table:table-cell office:value-type="string" office:string-value="" table:formula="of:=IF(INDEX([.AI$18:.AI$200];[.$K429])=&quot;&quot;;&quot;&quot;;[.AI$17]&amp;&quot; = yes &quot;)" table:style-name="ce1"/>
          <table:table-cell office:value-type="string" office:string-value="" table:formula="of:=IF(INDEX([.AF$18:.AF$200];MATCH([.$C429];[.$Y$18:.$Y$200]))=&quot;&quot;;&quot;&quot;;[.AF$17]&amp;&quot; = yes &quot;)" table:style-name="ce1"/>
          <table:table-cell office:value-type="string" office:string-value="" table:formula="of:=IF(INDEX([.AG$18:.AG$200];MATCH([.$C429];[.$Y$18:.$Y$200]))=&quot;&quot;;&quot;&quot;;[.AG$17]&amp;&quot; = yes &quot;)" table:style-name="ce1"/>
          <table:table-cell office:value-type="string" office:string-value="" table:formula="of:=IF(INDEX([.AH$18:.AH$200];MATCH([.$C429];[.$Y$18:.$Y$200]))=&quot;&quot;;&quot;&quot;;[.AH$17]&amp;&quot; = yes &quot;)" table:style-name="ce1"/>
          <table:table-cell office:value-type="string" office:string-value="" table:formula="of:=IF(INDEX([.AI$18:.AI$200];MATCH([.$C42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23</text:p>
          </table:table-cell>
          <table:table-cell office:value-type="float" office:value="0" table:formula="of:=INDEX([.Y$18:.Y$200];[.K430])" table:style-name="ce1">
            <text:p>0</text:p>
          </table:table-cell>
          <table:table-cell office:value-type="string" office:string-value="pc_mesa" table:formula="of:=INDEX([.$Z$7:.$AD$17];[.L430];[.M430])" table:style-name="ce1">
            <text:p>pc_mesa</text:p>
          </table:table-cell>
          <table:table-cell office:value-type="float" office:value="0" table:formula="of:=[.$X$8]&amp;[.N430]" table:style-name="ce1">
            <text:p>#REF!</text:p>
          </table:table-cell>
          <table:table-cell office:value-type="float" office:value="0" table:formula="of:=[.$X$9]&amp;[.N430]" table:style-name="ce1">
            <text:p>#REF!</text:p>
          </table:table-cell>
          <table:table-cell office:value-type="string" office:string-value="OR={}&quot;OR={}" table:formula="of:=[.O430]&amp;&quot;OR={&quot;&amp;CONCATENATE([.P430];[.Q430];[.R430];[.S430])&amp;&quot;}&quot;&quot;OR={&quot;&amp;CONCATENATE([.T430];[.U430];[.V430];[.W43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30]+1)" table:style-name="ce1">
            <text:p>#REF!</text:p>
          </table:table-cell>
          <table:table-cell office:value-type="float" office:value="0" table:formula="of:=[.I429]" table:style-name="ce1">
            <text:p>0</text:p>
          </table:table-cell>
          <table:table-cell office:value-type="float" office:value="423" table:style-name="ce1">
            <text:p>423</text:p>
          </table:table-cell>
          <table:table-cell office:value-type="float" office:value="12" table:formula="of:=INT([.J430]/COUNTA([.$Z$7:.$AD$17]))+1" table:style-name="ce1">
            <text:p>12</text:p>
          </table:table-cell>
          <table:table-cell office:value-type="float" office:value="5" table:formula="of:=IF(INDEX([.$Z$7:.$AD$17];[.L429]+1;[.M429])=&quot;&quot;;1;[.L429]+1)" table:style-name="ce1">
            <text:p>5</text:p>
          </table:table-cell>
          <table:table-cell office:value-type="float" office:value="1" table:formula="of:=IF(INDEX([.$Z$7:.$AD$17];[.L429]+1;[.M429])=&quot;&quot;;IF([.M429]=5;1;[.M429]+1);[.M429])" table:style-name="ce1">
            <text:p>1</text:p>
          </table:table-cell>
          <table:table-cell office:value-type="float" office:value="0" table:formula="of:=IF([.B430]=[.C430];0;INDEX([.$Z$18:.$AD$25];INT([.$J430]/COUNTA([.$Z$7:.$AD$17]))+1;[.$M430]))" table:style-name="ce1">
            <text:p>#REF!</text:p>
          </table:table-cell>
          <table:table-cell table:style-name="ce1"/>
          <table:table-cell office:value-type="string" office:string-value="" table:formula="of:=IF(INDEX([.AF$18:.AF$200];[.$K430])=&quot;&quot;;&quot;&quot;;[.AF$17]&amp;&quot; = yes &quot;)" table:style-name="ce1"/>
          <table:table-cell office:value-type="string" office:string-value="" table:formula="of:=IF(INDEX([.AG$18:.AG$200];[.$K430])=&quot;&quot;;&quot;&quot;;[.AG$17]&amp;&quot; = yes &quot;)" table:style-name="ce1"/>
          <table:table-cell office:value-type="string" office:string-value="" table:formula="of:=IF(INDEX([.AH$18:.AH$200];[.$K430])=&quot;&quot;;&quot;&quot;;[.AH$17]&amp;&quot; = yes &quot;)" table:style-name="ce1"/>
          <table:table-cell office:value-type="string" office:string-value="" table:formula="of:=IF(INDEX([.AI$18:.AI$200];[.$K430])=&quot;&quot;;&quot;&quot;;[.AI$17]&amp;&quot; = yes &quot;)" table:style-name="ce1"/>
          <table:table-cell office:value-type="string" office:string-value="" table:formula="of:=IF(INDEX([.AF$18:.AF$200];MATCH([.$C430];[.$Y$18:.$Y$200]))=&quot;&quot;;&quot;&quot;;[.AF$17]&amp;&quot; = yes &quot;)" table:style-name="ce1"/>
          <table:table-cell office:value-type="string" office:string-value="" table:formula="of:=IF(INDEX([.AG$18:.AG$200];MATCH([.$C430];[.$Y$18:.$Y$200]))=&quot;&quot;;&quot;&quot;;[.AG$17]&amp;&quot; = yes &quot;)" table:style-name="ce1"/>
          <table:table-cell office:value-type="string" office:string-value="" table:formula="of:=IF(INDEX([.AH$18:.AH$200];MATCH([.$C430];[.$Y$18:.$Y$200]))=&quot;&quot;;&quot;&quot;;[.AH$17]&amp;&quot; = yes &quot;)" table:style-name="ce1"/>
          <table:table-cell office:value-type="string" office:string-value="" table:formula="of:=IF(INDEX([.AI$18:.AI$200];MATCH([.$C43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24</text:p>
          </table:table-cell>
          <table:table-cell office:value-type="float" office:value="0" table:formula="of:=INDEX([.Y$18:.Y$200];[.K431])" table:style-name="ce1">
            <text:p>0</text:p>
          </table:table-cell>
          <table:table-cell office:value-type="string" office:string-value="pc_oasis" table:formula="of:=INDEX([.$Z$7:.$AD$17];[.L431];[.M431])" table:style-name="ce1">
            <text:p>pc_oasis</text:p>
          </table:table-cell>
          <table:table-cell office:value-type="float" office:value="0" table:formula="of:=[.$X$8]&amp;[.N431]" table:style-name="ce1">
            <text:p>#REF!</text:p>
          </table:table-cell>
          <table:table-cell office:value-type="float" office:value="0" table:formula="of:=[.$X$9]&amp;[.N431]" table:style-name="ce1">
            <text:p>#REF!</text:p>
          </table:table-cell>
          <table:table-cell office:value-type="string" office:string-value="OR={}&quot;OR={}" table:formula="of:=[.O431]&amp;&quot;OR={&quot;&amp;CONCATENATE([.P431];[.Q431];[.R431];[.S431])&amp;&quot;}&quot;&quot;OR={&quot;&amp;CONCATENATE([.T431];[.U431];[.V431];[.W43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31]+1)" table:style-name="ce1">
            <text:p>#REF!</text:p>
          </table:table-cell>
          <table:table-cell office:value-type="float" office:value="0" table:formula="of:=[.I430]" table:style-name="ce1">
            <text:p>0</text:p>
          </table:table-cell>
          <table:table-cell office:value-type="float" office:value="424" table:style-name="ce1">
            <text:p>424</text:p>
          </table:table-cell>
          <table:table-cell office:value-type="float" office:value="12" table:formula="of:=INT([.J431]/COUNTA([.$Z$7:.$AD$17]))+1" table:style-name="ce1">
            <text:p>12</text:p>
          </table:table-cell>
          <table:table-cell office:value-type="float" office:value="6" table:formula="of:=IF(INDEX([.$Z$7:.$AD$17];[.L430]+1;[.M430])=&quot;&quot;;1;[.L430]+1)" table:style-name="ce1">
            <text:p>6</text:p>
          </table:table-cell>
          <table:table-cell office:value-type="float" office:value="1" table:formula="of:=IF(INDEX([.$Z$7:.$AD$17];[.L430]+1;[.M430])=&quot;&quot;;IF([.M430]=5;1;[.M430]+1);[.M430])" table:style-name="ce1">
            <text:p>1</text:p>
          </table:table-cell>
          <table:table-cell office:value-type="float" office:value="0" table:formula="of:=IF([.B431]=[.C431];0;INDEX([.$Z$18:.$AD$25];INT([.$J431]/COUNTA([.$Z$7:.$AD$17]))+1;[.$M431]))" table:style-name="ce1">
            <text:p>#REF!</text:p>
          </table:table-cell>
          <table:table-cell table:style-name="ce1"/>
          <table:table-cell office:value-type="string" office:string-value="" table:formula="of:=IF(INDEX([.AF$18:.AF$200];[.$K431])=&quot;&quot;;&quot;&quot;;[.AF$17]&amp;&quot; = yes &quot;)" table:style-name="ce1"/>
          <table:table-cell office:value-type="string" office:string-value="" table:formula="of:=IF(INDEX([.AG$18:.AG$200];[.$K431])=&quot;&quot;;&quot;&quot;;[.AG$17]&amp;&quot; = yes &quot;)" table:style-name="ce1"/>
          <table:table-cell office:value-type="string" office:string-value="" table:formula="of:=IF(INDEX([.AH$18:.AH$200];[.$K431])=&quot;&quot;;&quot;&quot;;[.AH$17]&amp;&quot; = yes &quot;)" table:style-name="ce1"/>
          <table:table-cell office:value-type="string" office:string-value="" table:formula="of:=IF(INDEX([.AI$18:.AI$200];[.$K431])=&quot;&quot;;&quot;&quot;;[.AI$17]&amp;&quot; = yes &quot;)" table:style-name="ce1"/>
          <table:table-cell office:value-type="string" office:string-value="" table:formula="of:=IF(INDEX([.AF$18:.AF$200];MATCH([.$C431];[.$Y$18:.$Y$200]))=&quot;&quot;;&quot;&quot;;[.AF$17]&amp;&quot; = yes &quot;)" table:style-name="ce1"/>
          <table:table-cell office:value-type="string" office:string-value="" table:formula="of:=IF(INDEX([.AG$18:.AG$200];MATCH([.$C431];[.$Y$18:.$Y$200]))=&quot;&quot;;&quot;&quot;;[.AG$17]&amp;&quot; = yes &quot;)" table:style-name="ce1"/>
          <table:table-cell office:value-type="string" office:string-value="" table:formula="of:=IF(INDEX([.AH$18:.AH$200];MATCH([.$C431];[.$Y$18:.$Y$200]))=&quot;&quot;;&quot;&quot;;[.AH$17]&amp;&quot; = yes &quot;)" table:style-name="ce1"/>
          <table:table-cell office:value-type="string" office:string-value="" table:formula="of:=IF(INDEX([.AI$18:.AI$200];MATCH([.$C43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25</text:p>
          </table:table-cell>
          <table:table-cell office:value-type="float" office:value="0" table:formula="of:=INDEX([.Y$18:.Y$200];[.K432])" table:style-name="ce1">
            <text:p>0</text:p>
          </table:table-cell>
          <table:table-cell office:value-type="string" office:string-value="pc_marginal_dry" table:formula="of:=INDEX([.$Z$7:.$AD$17];[.L432];[.M432])" table:style-name="ce1">
            <text:p>pc_marginal_dry</text:p>
          </table:table-cell>
          <table:table-cell office:value-type="float" office:value="0" table:formula="of:=[.$X$8]&amp;[.N432]" table:style-name="ce1">
            <text:p>#REF!</text:p>
          </table:table-cell>
          <table:table-cell office:value-type="float" office:value="0" table:formula="of:=[.$X$9]&amp;[.N432]" table:style-name="ce1">
            <text:p>#REF!</text:p>
          </table:table-cell>
          <table:table-cell office:value-type="string" office:string-value="OR={}&quot;OR={}" table:formula="of:=[.O432]&amp;&quot;OR={&quot;&amp;CONCATENATE([.P432];[.Q432];[.R432];[.S432])&amp;&quot;}&quot;&quot;OR={&quot;&amp;CONCATENATE([.T432];[.U432];[.V432];[.W43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32]+1)" table:style-name="ce1">
            <text:p>#REF!</text:p>
          </table:table-cell>
          <table:table-cell office:value-type="float" office:value="0" table:formula="of:=[.I431]" table:style-name="ce1">
            <text:p>0</text:p>
          </table:table-cell>
          <table:table-cell office:value-type="float" office:value="425" table:style-name="ce1">
            <text:p>425</text:p>
          </table:table-cell>
          <table:table-cell office:value-type="float" office:value="12" table:formula="of:=INT([.J432]/COUNTA([.$Z$7:.$AD$17]))+1" table:style-name="ce1">
            <text:p>12</text:p>
          </table:table-cell>
          <table:table-cell office:value-type="float" office:value="7" table:formula="of:=IF(INDEX([.$Z$7:.$AD$17];[.L431]+1;[.M431])=&quot;&quot;;1;[.L431]+1)" table:style-name="ce1">
            <text:p>7</text:p>
          </table:table-cell>
          <table:table-cell office:value-type="float" office:value="1" table:formula="of:=IF(INDEX([.$Z$7:.$AD$17];[.L431]+1;[.M431])=&quot;&quot;;IF([.M431]=5;1;[.M431]+1);[.M431])" table:style-name="ce1">
            <text:p>1</text:p>
          </table:table-cell>
          <table:table-cell office:value-type="float" office:value="0" table:formula="of:=IF([.B432]=[.C432];0;INDEX([.$Z$18:.$AD$25];INT([.$J432]/COUNTA([.$Z$7:.$AD$17]))+1;[.$M432]))" table:style-name="ce1">
            <text:p>#REF!</text:p>
          </table:table-cell>
          <table:table-cell table:style-name="ce1"/>
          <table:table-cell office:value-type="string" office:string-value="" table:formula="of:=IF(INDEX([.AF$18:.AF$200];[.$K432])=&quot;&quot;;&quot;&quot;;[.AF$17]&amp;&quot; = yes &quot;)" table:style-name="ce1"/>
          <table:table-cell office:value-type="string" office:string-value="" table:formula="of:=IF(INDEX([.AG$18:.AG$200];[.$K432])=&quot;&quot;;&quot;&quot;;[.AG$17]&amp;&quot; = yes &quot;)" table:style-name="ce1"/>
          <table:table-cell office:value-type="string" office:string-value="" table:formula="of:=IF(INDEX([.AH$18:.AH$200];[.$K432])=&quot;&quot;;&quot;&quot;;[.AH$17]&amp;&quot; = yes &quot;)" table:style-name="ce1"/>
          <table:table-cell office:value-type="string" office:string-value="" table:formula="of:=IF(INDEX([.AI$18:.AI$200];[.$K432])=&quot;&quot;;&quot;&quot;;[.AI$17]&amp;&quot; = yes &quot;)" table:style-name="ce1"/>
          <table:table-cell office:value-type="string" office:string-value="" table:formula="of:=IF(INDEX([.AF$18:.AF$200];MATCH([.$C432];[.$Y$18:.$Y$200]))=&quot;&quot;;&quot;&quot;;[.AF$17]&amp;&quot; = yes &quot;)" table:style-name="ce1"/>
          <table:table-cell office:value-type="string" office:string-value="" table:formula="of:=IF(INDEX([.AG$18:.AG$200];MATCH([.$C432];[.$Y$18:.$Y$200]))=&quot;&quot;;&quot;&quot;;[.AG$17]&amp;&quot; = yes &quot;)" table:style-name="ce1"/>
          <table:table-cell office:value-type="string" office:string-value="" table:formula="of:=IF(INDEX([.AH$18:.AH$200];MATCH([.$C432];[.$Y$18:.$Y$200]))=&quot;&quot;;&quot;&quot;;[.AH$17]&amp;&quot; = yes &quot;)" table:style-name="ce1"/>
          <table:table-cell office:value-type="string" office:string-value="" table:formula="of:=IF(INDEX([.AI$18:.AI$200];MATCH([.$C43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26</text:p>
          </table:table-cell>
          <table:table-cell office:value-type="float" office:value="0" table:formula="of:=INDEX([.Y$18:.Y$200];[.K433])" table:style-name="ce1">
            <text:p>0</text:p>
          </table:table-cell>
          <table:table-cell office:value-type="string" office:string-value="pc_geocrystalline" table:formula="of:=INDEX([.$Z$7:.$AD$17];[.L433];[.M433])" table:style-name="ce1">
            <text:p>pc_geocrystalline</text:p>
          </table:table-cell>
          <table:table-cell office:value-type="float" office:value="0" table:formula="of:=[.$X$8]&amp;[.N433]" table:style-name="ce1">
            <text:p>#REF!</text:p>
          </table:table-cell>
          <table:table-cell office:value-type="float" office:value="0" table:formula="of:=[.$X$9]&amp;[.N433]" table:style-name="ce1">
            <text:p>#REF!</text:p>
          </table:table-cell>
          <table:table-cell office:value-type="string" office:string-value="OR={}&quot;OR={}" table:formula="of:=[.O433]&amp;&quot;OR={&quot;&amp;CONCATENATE([.P433];[.Q433];[.R433];[.S433])&amp;&quot;}&quot;&quot;OR={&quot;&amp;CONCATENATE([.T433];[.U433];[.V433];[.W43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33]+1)" table:style-name="ce1">
            <text:p>#REF!</text:p>
          </table:table-cell>
          <table:table-cell office:value-type="float" office:value="0" table:formula="of:=[.I432]" table:style-name="ce1">
            <text:p>0</text:p>
          </table:table-cell>
          <table:table-cell office:value-type="float" office:value="426" table:style-name="ce1">
            <text:p>426</text:p>
          </table:table-cell>
          <table:table-cell office:value-type="float" office:value="12" table:formula="of:=INT([.J433]/COUNTA([.$Z$7:.$AD$17]))+1" table:style-name="ce1">
            <text:p>12</text:p>
          </table:table-cell>
          <table:table-cell office:value-type="float" office:value="8" table:formula="of:=IF(INDEX([.$Z$7:.$AD$17];[.L432]+1;[.M432])=&quot;&quot;;1;[.L432]+1)" table:style-name="ce1">
            <text:p>8</text:p>
          </table:table-cell>
          <table:table-cell office:value-type="float" office:value="1" table:formula="of:=IF(INDEX([.$Z$7:.$AD$17];[.L432]+1;[.M432])=&quot;&quot;;IF([.M432]=5;1;[.M432]+1);[.M432])" table:style-name="ce1">
            <text:p>1</text:p>
          </table:table-cell>
          <table:table-cell office:value-type="float" office:value="0" table:formula="of:=IF([.B433]=[.C433];0;INDEX([.$Z$18:.$AD$25];INT([.$J433]/COUNTA([.$Z$7:.$AD$17]))+1;[.$M433]))" table:style-name="ce1">
            <text:p>#REF!</text:p>
          </table:table-cell>
          <table:table-cell table:style-name="ce1"/>
          <table:table-cell office:value-type="string" office:string-value="" table:formula="of:=IF(INDEX([.AF$18:.AF$200];[.$K433])=&quot;&quot;;&quot;&quot;;[.AF$17]&amp;&quot; = yes &quot;)" table:style-name="ce1"/>
          <table:table-cell office:value-type="string" office:string-value="" table:formula="of:=IF(INDEX([.AG$18:.AG$200];[.$K433])=&quot;&quot;;&quot;&quot;;[.AG$17]&amp;&quot; = yes &quot;)" table:style-name="ce1"/>
          <table:table-cell office:value-type="string" office:string-value="" table:formula="of:=IF(INDEX([.AH$18:.AH$200];[.$K433])=&quot;&quot;;&quot;&quot;;[.AH$17]&amp;&quot; = yes &quot;)" table:style-name="ce1"/>
          <table:table-cell office:value-type="string" office:string-value="" table:formula="of:=IF(INDEX([.AI$18:.AI$200];[.$K433])=&quot;&quot;;&quot;&quot;;[.AI$17]&amp;&quot; = yes &quot;)" table:style-name="ce1"/>
          <table:table-cell office:value-type="string" office:string-value="" table:formula="of:=IF(INDEX([.AF$18:.AF$200];MATCH([.$C433];[.$Y$18:.$Y$200]))=&quot;&quot;;&quot;&quot;;[.AF$17]&amp;&quot; = yes &quot;)" table:style-name="ce1"/>
          <table:table-cell office:value-type="string" office:string-value="" table:formula="of:=IF(INDEX([.AG$18:.AG$200];MATCH([.$C433];[.$Y$18:.$Y$200]))=&quot;&quot;;&quot;&quot;;[.AG$17]&amp;&quot; = yes &quot;)" table:style-name="ce1"/>
          <table:table-cell office:value-type="string" office:string-value="" table:formula="of:=IF(INDEX([.AH$18:.AH$200];MATCH([.$C433];[.$Y$18:.$Y$200]))=&quot;&quot;;&quot;&quot;;[.AH$17]&amp;&quot; = yes &quot;)" table:style-name="ce1"/>
          <table:table-cell office:value-type="string" office:string-value="" table:formula="of:=IF(INDEX([.AI$18:.AI$200];MATCH([.$C43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27</text:p>
          </table:table-cell>
          <table:table-cell office:value-type="float" office:value="0" table:formula="of:=INDEX([.Y$18:.Y$200];[.K434])" table:style-name="ce1">
            <text:p>0</text:p>
          </table:table-cell>
          <table:table-cell office:value-type="string" office:string-value="pc_continental" table:formula="of:=INDEX([.$Z$7:.$AD$17];[.L434];[.M434])" table:style-name="ce1">
            <text:p>pc_continental</text:p>
          </table:table-cell>
          <table:table-cell office:value-type="float" office:value="0" table:formula="of:=[.$X$8]&amp;[.N434]" table:style-name="ce1">
            <text:p>#REF!</text:p>
          </table:table-cell>
          <table:table-cell office:value-type="float" office:value="0" table:formula="of:=[.$X$9]&amp;[.N434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434]&amp;&quot;OR={&quot;&amp;CONCATENATE([.P434];[.Q434];[.R434];[.S434])&amp;&quot;}&quot;&quot;OR={&quot;&amp;CONCATENATE([.T434];[.U434];[.V434];[.W434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34]+1)" table:style-name="ce1">
            <text:p>#REF!</text:p>
          </table:table-cell>
          <table:table-cell office:value-type="float" office:value="0" table:formula="of:=[.I433]" table:style-name="ce1">
            <text:p>0</text:p>
          </table:table-cell>
          <table:table-cell office:value-type="float" office:value="427" table:style-name="ce1">
            <text:p>427</text:p>
          </table:table-cell>
          <table:table-cell office:value-type="float" office:value="12" table:formula="of:=INT([.J434]/COUNTA([.$Z$7:.$AD$17]))+1" table:style-name="ce1">
            <text:p>12</text:p>
          </table:table-cell>
          <table:table-cell office:value-type="float" office:value="1" table:formula="of:=IF(INDEX([.$Z$7:.$AD$17];[.L433]+1;[.M433])=&quot;&quot;;1;[.L433]+1)" table:style-name="ce1">
            <text:p>1</text:p>
          </table:table-cell>
          <table:table-cell office:value-type="float" office:value="2" table:formula="of:=IF(INDEX([.$Z$7:.$AD$17];[.L433]+1;[.M433])=&quot;&quot;;IF([.M433]=5;1;[.M433]+1);[.M433])" table:style-name="ce1">
            <text:p>2</text:p>
          </table:table-cell>
          <table:table-cell office:value-type="float" office:value="0" table:formula="of:=IF([.B434]=[.C434];0;INDEX([.$Z$18:.$AD$25];INT([.$J434]/COUNTA([.$Z$7:.$AD$17]))+1;[.$M434]))" table:style-name="ce1">
            <text:p>#REF!</text:p>
          </table:table-cell>
          <table:table-cell table:style-name="ce1"/>
          <table:table-cell office:value-type="string" office:string-value="" table:formula="of:=IF(INDEX([.AF$18:.AF$200];[.$K434])=&quot;&quot;;&quot;&quot;;[.AF$17]&amp;&quot; = yes &quot;)" table:style-name="ce1"/>
          <table:table-cell office:value-type="string" office:string-value="" table:formula="of:=IF(INDEX([.AG$18:.AG$200];[.$K434])=&quot;&quot;;&quot;&quot;;[.AG$17]&amp;&quot; = yes &quot;)" table:style-name="ce1"/>
          <table:table-cell office:value-type="string" office:string-value="" table:formula="of:=IF(INDEX([.AH$18:.AH$200];[.$K434])=&quot;&quot;;&quot;&quot;;[.AH$17]&amp;&quot; = yes &quot;)" table:style-name="ce1"/>
          <table:table-cell office:value-type="string" office:string-value="" table:formula="of:=IF(INDEX([.AI$18:.AI$200];[.$K434])=&quot;&quot;;&quot;&quot;;[.AI$17]&amp;&quot; = yes &quot;)" table:style-name="ce1"/>
          <table:table-cell office:value-type="string" office:string-value="planetary_diversity_enabled = yes " table:formula="of:=IF(INDEX([.AF$18:.AF$200];MATCH([.$C434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434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434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434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28</text:p>
          </table:table-cell>
          <table:table-cell office:value-type="float" office:value="0" table:formula="of:=INDEX([.Y$18:.Y$200];[.K435])" table:style-name="ce1">
            <text:p>0</text:p>
          </table:table-cell>
          <table:table-cell office:value-type="string" office:string-value="pc_ocean" table:formula="of:=INDEX([.$Z$7:.$AD$17];[.L435];[.M435])" table:style-name="ce1">
            <text:p>pc_ocean</text:p>
          </table:table-cell>
          <table:table-cell office:value-type="float" office:value="0" table:formula="of:=[.$X$8]&amp;[.N435]" table:style-name="ce1">
            <text:p>#REF!</text:p>
          </table:table-cell>
          <table:table-cell office:value-type="float" office:value="0" table:formula="of:=[.$X$9]&amp;[.N435]" table:style-name="ce1">
            <text:p>#REF!</text:p>
          </table:table-cell>
          <table:table-cell office:value-type="string" office:string-value="OR={}&quot;OR={}" table:formula="of:=[.O435]&amp;&quot;OR={&quot;&amp;CONCATENATE([.P435];[.Q435];[.R435];[.S435])&amp;&quot;}&quot;&quot;OR={&quot;&amp;CONCATENATE([.T435];[.U435];[.V435];[.W43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35]+1)" table:style-name="ce1">
            <text:p>#REF!</text:p>
          </table:table-cell>
          <table:table-cell office:value-type="float" office:value="0" table:formula="of:=[.I434]" table:style-name="ce1">
            <text:p>0</text:p>
          </table:table-cell>
          <table:table-cell office:value-type="float" office:value="428" table:style-name="ce1">
            <text:p>428</text:p>
          </table:table-cell>
          <table:table-cell office:value-type="float" office:value="12" table:formula="of:=INT([.J435]/COUNTA([.$Z$7:.$AD$17]))+1" table:style-name="ce1">
            <text:p>12</text:p>
          </table:table-cell>
          <table:table-cell office:value-type="float" office:value="2" table:formula="of:=IF(INDEX([.$Z$7:.$AD$17];[.L434]+1;[.M434])=&quot;&quot;;1;[.L434]+1)" table:style-name="ce1">
            <text:p>2</text:p>
          </table:table-cell>
          <table:table-cell office:value-type="float" office:value="2" table:formula="of:=IF(INDEX([.$Z$7:.$AD$17];[.L434]+1;[.M434])=&quot;&quot;;IF([.M434]=5;1;[.M434]+1);[.M434])" table:style-name="ce1">
            <text:p>2</text:p>
          </table:table-cell>
          <table:table-cell office:value-type="float" office:value="0" table:formula="of:=IF([.B435]=[.C435];0;INDEX([.$Z$18:.$AD$25];INT([.$J435]/COUNTA([.$Z$7:.$AD$17]))+1;[.$M435]))" table:style-name="ce1">
            <text:p>#REF!</text:p>
          </table:table-cell>
          <table:table-cell table:style-name="ce1"/>
          <table:table-cell office:value-type="string" office:string-value="" table:formula="of:=IF(INDEX([.AF$18:.AF$200];[.$K435])=&quot;&quot;;&quot;&quot;;[.AF$17]&amp;&quot; = yes &quot;)" table:style-name="ce1"/>
          <table:table-cell office:value-type="string" office:string-value="" table:formula="of:=IF(INDEX([.AG$18:.AG$200];[.$K435])=&quot;&quot;;&quot;&quot;;[.AG$17]&amp;&quot; = yes &quot;)" table:style-name="ce1"/>
          <table:table-cell office:value-type="string" office:string-value="" table:formula="of:=IF(INDEX([.AH$18:.AH$200];[.$K435])=&quot;&quot;;&quot;&quot;;[.AH$17]&amp;&quot; = yes &quot;)" table:style-name="ce1"/>
          <table:table-cell office:value-type="string" office:string-value="" table:formula="of:=IF(INDEX([.AI$18:.AI$200];[.$K435])=&quot;&quot;;&quot;&quot;;[.AI$17]&amp;&quot; = yes &quot;)" table:style-name="ce1"/>
          <table:table-cell office:value-type="string" office:string-value="" table:formula="of:=IF(INDEX([.AF$18:.AF$200];MATCH([.$C435];[.$Y$18:.$Y$200]))=&quot;&quot;;&quot;&quot;;[.AF$17]&amp;&quot; = yes &quot;)" table:style-name="ce1"/>
          <table:table-cell office:value-type="string" office:string-value="" table:formula="of:=IF(INDEX([.AG$18:.AG$200];MATCH([.$C435];[.$Y$18:.$Y$200]))=&quot;&quot;;&quot;&quot;;[.AG$17]&amp;&quot; = yes &quot;)" table:style-name="ce1"/>
          <table:table-cell office:value-type="string" office:string-value="" table:formula="of:=IF(INDEX([.AH$18:.AH$200];MATCH([.$C435];[.$Y$18:.$Y$200]))=&quot;&quot;;&quot;&quot;;[.AH$17]&amp;&quot; = yes &quot;)" table:style-name="ce1"/>
          <table:table-cell office:value-type="string" office:string-value="" table:formula="of:=IF(INDEX([.AI$18:.AI$200];MATCH([.$C43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29</text:p>
          </table:table-cell>
          <table:table-cell office:value-type="float" office:value="0" table:formula="of:=INDEX([.Y$18:.Y$200];[.K436])" table:style-name="ce1">
            <text:p>0</text:p>
          </table:table-cell>
          <table:table-cell office:value-type="string" office:string-value="pc_mangrove" table:formula="of:=INDEX([.$Z$7:.$AD$17];[.L436];[.M436])" table:style-name="ce1">
            <text:p>pc_mangrove</text:p>
          </table:table-cell>
          <table:table-cell office:value-type="float" office:value="0" table:formula="of:=[.$X$8]&amp;[.N436]" table:style-name="ce1">
            <text:p>#REF!</text:p>
          </table:table-cell>
          <table:table-cell office:value-type="float" office:value="0" table:formula="of:=[.$X$9]&amp;[.N436]" table:style-name="ce1">
            <text:p>#REF!</text:p>
          </table:table-cell>
          <table:table-cell office:value-type="string" office:string-value="OR={}&quot;OR={}" table:formula="of:=[.O436]&amp;&quot;OR={&quot;&amp;CONCATENATE([.P436];[.Q436];[.R436];[.S436])&amp;&quot;}&quot;&quot;OR={&quot;&amp;CONCATENATE([.T436];[.U436];[.V436];[.W43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36]+1)" table:style-name="ce1">
            <text:p>#REF!</text:p>
          </table:table-cell>
          <table:table-cell office:value-type="float" office:value="0" table:formula="of:=[.I435]" table:style-name="ce1">
            <text:p>0</text:p>
          </table:table-cell>
          <table:table-cell office:value-type="float" office:value="429" table:style-name="ce1">
            <text:p>429</text:p>
          </table:table-cell>
          <table:table-cell office:value-type="float" office:value="12" table:formula="of:=INT([.J436]/COUNTA([.$Z$7:.$AD$17]))+1" table:style-name="ce1">
            <text:p>12</text:p>
          </table:table-cell>
          <table:table-cell office:value-type="float" office:value="3" table:formula="of:=IF(INDEX([.$Z$7:.$AD$17];[.L435]+1;[.M435])=&quot;&quot;;1;[.L435]+1)" table:style-name="ce1">
            <text:p>3</text:p>
          </table:table-cell>
          <table:table-cell office:value-type="float" office:value="2" table:formula="of:=IF(INDEX([.$Z$7:.$AD$17];[.L435]+1;[.M435])=&quot;&quot;;IF([.M435]=5;1;[.M435]+1);[.M435])" table:style-name="ce1">
            <text:p>2</text:p>
          </table:table-cell>
          <table:table-cell office:value-type="float" office:value="0" table:formula="of:=IF([.B436]=[.C436];0;INDEX([.$Z$18:.$AD$25];INT([.$J436]/COUNTA([.$Z$7:.$AD$17]))+1;[.$M436]))" table:style-name="ce1">
            <text:p>#REF!</text:p>
          </table:table-cell>
          <table:table-cell table:style-name="ce1"/>
          <table:table-cell office:value-type="string" office:string-value="" table:formula="of:=IF(INDEX([.AF$18:.AF$200];[.$K436])=&quot;&quot;;&quot;&quot;;[.AF$17]&amp;&quot; = yes &quot;)" table:style-name="ce1"/>
          <table:table-cell office:value-type="string" office:string-value="" table:formula="of:=IF(INDEX([.AG$18:.AG$200];[.$K436])=&quot;&quot;;&quot;&quot;;[.AG$17]&amp;&quot; = yes &quot;)" table:style-name="ce1"/>
          <table:table-cell office:value-type="string" office:string-value="" table:formula="of:=IF(INDEX([.AH$18:.AH$200];[.$K436])=&quot;&quot;;&quot;&quot;;[.AH$17]&amp;&quot; = yes &quot;)" table:style-name="ce1"/>
          <table:table-cell office:value-type="string" office:string-value="" table:formula="of:=IF(INDEX([.AI$18:.AI$200];[.$K436])=&quot;&quot;;&quot;&quot;;[.AI$17]&amp;&quot; = yes &quot;)" table:style-name="ce1"/>
          <table:table-cell office:value-type="string" office:string-value="" table:formula="of:=IF(INDEX([.AF$18:.AF$200];MATCH([.$C436];[.$Y$18:.$Y$200]))=&quot;&quot;;&quot;&quot;;[.AF$17]&amp;&quot; = yes &quot;)" table:style-name="ce1"/>
          <table:table-cell office:value-type="string" office:string-value="" table:formula="of:=IF(INDEX([.AG$18:.AG$200];MATCH([.$C436];[.$Y$18:.$Y$200]))=&quot;&quot;;&quot;&quot;;[.AG$17]&amp;&quot; = yes &quot;)" table:style-name="ce1"/>
          <table:table-cell office:value-type="string" office:string-value="" table:formula="of:=IF(INDEX([.AH$18:.AH$200];MATCH([.$C436];[.$Y$18:.$Y$200]))=&quot;&quot;;&quot;&quot;;[.AH$17]&amp;&quot; = yes &quot;)" table:style-name="ce1"/>
          <table:table-cell office:value-type="string" office:string-value="" table:formula="of:=IF(INDEX([.AI$18:.AI$200];MATCH([.$C43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30</text:p>
          </table:table-cell>
          <table:table-cell office:value-type="float" office:value="0" table:formula="of:=INDEX([.Y$18:.Y$200];[.K437])" table:style-name="ce1">
            <text:p>0</text:p>
          </table:table-cell>
          <table:table-cell office:value-type="string" office:string-value="pc_hajungle" table:formula="of:=INDEX([.$Z$7:.$AD$17];[.L437];[.M437])" table:style-name="ce1">
            <text:p>pc_hajungle</text:p>
          </table:table-cell>
          <table:table-cell office:value-type="float" office:value="0" table:formula="of:=[.$X$8]&amp;[.N437]" table:style-name="ce1">
            <text:p>#REF!</text:p>
          </table:table-cell>
          <table:table-cell office:value-type="float" office:value="0" table:formula="of:=[.$X$9]&amp;[.N437]" table:style-name="ce1">
            <text:p>#REF!</text:p>
          </table:table-cell>
          <table:table-cell office:value-type="string" office:string-value="OR={}&quot;OR={}" table:formula="of:=[.O437]&amp;&quot;OR={&quot;&amp;CONCATENATE([.P437];[.Q437];[.R437];[.S437])&amp;&quot;}&quot;&quot;OR={&quot;&amp;CONCATENATE([.T437];[.U437];[.V437];[.W43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37]+1)" table:style-name="ce1">
            <text:p>#REF!</text:p>
          </table:table-cell>
          <table:table-cell office:value-type="float" office:value="0" table:formula="of:=[.I436]" table:style-name="ce1">
            <text:p>0</text:p>
          </table:table-cell>
          <table:table-cell office:value-type="float" office:value="430" table:style-name="ce1">
            <text:p>430</text:p>
          </table:table-cell>
          <table:table-cell office:value-type="float" office:value="12" table:formula="of:=INT([.J437]/COUNTA([.$Z$7:.$AD$17]))+1" table:style-name="ce1">
            <text:p>12</text:p>
          </table:table-cell>
          <table:table-cell office:value-type="float" office:value="4" table:formula="of:=IF(INDEX([.$Z$7:.$AD$17];[.L436]+1;[.M436])=&quot;&quot;;1;[.L436]+1)" table:style-name="ce1">
            <text:p>4</text:p>
          </table:table-cell>
          <table:table-cell office:value-type="float" office:value="2" table:formula="of:=IF(INDEX([.$Z$7:.$AD$17];[.L436]+1;[.M436])=&quot;&quot;;IF([.M436]=5;1;[.M436]+1);[.M436])" table:style-name="ce1">
            <text:p>2</text:p>
          </table:table-cell>
          <table:table-cell office:value-type="float" office:value="0" table:formula="of:=IF([.B437]=[.C437];0;INDEX([.$Z$18:.$AD$25];INT([.$J437]/COUNTA([.$Z$7:.$AD$17]))+1;[.$M437]))" table:style-name="ce1">
            <text:p>#REF!</text:p>
          </table:table-cell>
          <table:table-cell table:style-name="ce1"/>
          <table:table-cell office:value-type="string" office:string-value="" table:formula="of:=IF(INDEX([.AF$18:.AF$200];[.$K437])=&quot;&quot;;&quot;&quot;;[.AF$17]&amp;&quot; = yes &quot;)" table:style-name="ce1"/>
          <table:table-cell office:value-type="string" office:string-value="" table:formula="of:=IF(INDEX([.AG$18:.AG$200];[.$K437])=&quot;&quot;;&quot;&quot;;[.AG$17]&amp;&quot; = yes &quot;)" table:style-name="ce1"/>
          <table:table-cell office:value-type="string" office:string-value="" table:formula="of:=IF(INDEX([.AH$18:.AH$200];[.$K437])=&quot;&quot;;&quot;&quot;;[.AH$17]&amp;&quot; = yes &quot;)" table:style-name="ce1"/>
          <table:table-cell office:value-type="string" office:string-value="" table:formula="of:=IF(INDEX([.AI$18:.AI$200];[.$K437])=&quot;&quot;;&quot;&quot;;[.AI$17]&amp;&quot; = yes &quot;)" table:style-name="ce1"/>
          <table:table-cell office:value-type="string" office:string-value="" table:formula="of:=IF(INDEX([.AF$18:.AF$200];MATCH([.$C437];[.$Y$18:.$Y$200]))=&quot;&quot;;&quot;&quot;;[.AF$17]&amp;&quot; = yes &quot;)" table:style-name="ce1"/>
          <table:table-cell office:value-type="string" office:string-value="" table:formula="of:=IF(INDEX([.AG$18:.AG$200];MATCH([.$C437];[.$Y$18:.$Y$200]))=&quot;&quot;;&quot;&quot;;[.AG$17]&amp;&quot; = yes &quot;)" table:style-name="ce1"/>
          <table:table-cell office:value-type="string" office:string-value="" table:formula="of:=IF(INDEX([.AH$18:.AH$200];MATCH([.$C437];[.$Y$18:.$Y$200]))=&quot;&quot;;&quot;&quot;;[.AH$17]&amp;&quot; = yes &quot;)" table:style-name="ce1"/>
          <table:table-cell office:value-type="string" office:string-value="" table:formula="of:=IF(INDEX([.AI$18:.AI$200];MATCH([.$C43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31</text:p>
          </table:table-cell>
          <table:table-cell office:value-type="float" office:value="0" table:formula="of:=INDEX([.Y$18:.Y$200];[.K438])" table:style-name="ce1">
            <text:p>0</text:p>
          </table:table-cell>
          <table:table-cell office:value-type="string" office:string-value="pc_tropical" table:formula="of:=INDEX([.$Z$7:.$AD$17];[.L438];[.M438])" table:style-name="ce1">
            <text:p>pc_tropical</text:p>
          </table:table-cell>
          <table:table-cell office:value-type="float" office:value="0" table:formula="of:=[.$X$8]&amp;[.N438]" table:style-name="ce1">
            <text:p>#REF!</text:p>
          </table:table-cell>
          <table:table-cell office:value-type="float" office:value="0" table:formula="of:=[.$X$9]&amp;[.N438]" table:style-name="ce1">
            <text:p>#REF!</text:p>
          </table:table-cell>
          <table:table-cell office:value-type="string" office:string-value="OR={}&quot;OR={}" table:formula="of:=[.O438]&amp;&quot;OR={&quot;&amp;CONCATENATE([.P438];[.Q438];[.R438];[.S438])&amp;&quot;}&quot;&quot;OR={&quot;&amp;CONCATENATE([.T438];[.U438];[.V438];[.W43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38]+1)" table:style-name="ce1">
            <text:p>#REF!</text:p>
          </table:table-cell>
          <table:table-cell office:value-type="float" office:value="0" table:formula="of:=[.I437]" table:style-name="ce1">
            <text:p>0</text:p>
          </table:table-cell>
          <table:table-cell office:value-type="float" office:value="431" table:style-name="ce1">
            <text:p>431</text:p>
          </table:table-cell>
          <table:table-cell office:value-type="float" office:value="12" table:formula="of:=INT([.J438]/COUNTA([.$Z$7:.$AD$17]))+1" table:style-name="ce1">
            <text:p>12</text:p>
          </table:table-cell>
          <table:table-cell office:value-type="float" office:value="5" table:formula="of:=IF(INDEX([.$Z$7:.$AD$17];[.L437]+1;[.M437])=&quot;&quot;;1;[.L437]+1)" table:style-name="ce1">
            <text:p>5</text:p>
          </table:table-cell>
          <table:table-cell office:value-type="float" office:value="2" table:formula="of:=IF(INDEX([.$Z$7:.$AD$17];[.L437]+1;[.M437])=&quot;&quot;;IF([.M437]=5;1;[.M437]+1);[.M437])" table:style-name="ce1">
            <text:p>2</text:p>
          </table:table-cell>
          <table:table-cell office:value-type="float" office:value="0" table:formula="of:=IF([.B438]=[.C438];0;INDEX([.$Z$18:.$AD$25];INT([.$J438]/COUNTA([.$Z$7:.$AD$17]))+1;[.$M438]))" table:style-name="ce1">
            <text:p>#REF!</text:p>
          </table:table-cell>
          <table:table-cell table:style-name="ce1"/>
          <table:table-cell office:value-type="string" office:string-value="" table:formula="of:=IF(INDEX([.AF$18:.AF$200];[.$K438])=&quot;&quot;;&quot;&quot;;[.AF$17]&amp;&quot; = yes &quot;)" table:style-name="ce1"/>
          <table:table-cell office:value-type="string" office:string-value="" table:formula="of:=IF(INDEX([.AG$18:.AG$200];[.$K438])=&quot;&quot;;&quot;&quot;;[.AG$17]&amp;&quot; = yes &quot;)" table:style-name="ce1"/>
          <table:table-cell office:value-type="string" office:string-value="" table:formula="of:=IF(INDEX([.AH$18:.AH$200];[.$K438])=&quot;&quot;;&quot;&quot;;[.AH$17]&amp;&quot; = yes &quot;)" table:style-name="ce1"/>
          <table:table-cell office:value-type="string" office:string-value="" table:formula="of:=IF(INDEX([.AI$18:.AI$200];[.$K438])=&quot;&quot;;&quot;&quot;;[.AI$17]&amp;&quot; = yes &quot;)" table:style-name="ce1"/>
          <table:table-cell office:value-type="string" office:string-value="" table:formula="of:=IF(INDEX([.AF$18:.AF$200];MATCH([.$C438];[.$Y$18:.$Y$200]))=&quot;&quot;;&quot;&quot;;[.AF$17]&amp;&quot; = yes &quot;)" table:style-name="ce1"/>
          <table:table-cell office:value-type="string" office:string-value="" table:formula="of:=IF(INDEX([.AG$18:.AG$200];MATCH([.$C438];[.$Y$18:.$Y$200]))=&quot;&quot;;&quot;&quot;;[.AG$17]&amp;&quot; = yes &quot;)" table:style-name="ce1"/>
          <table:table-cell office:value-type="string" office:string-value="" table:formula="of:=IF(INDEX([.AH$18:.AH$200];MATCH([.$C438];[.$Y$18:.$Y$200]))=&quot;&quot;;&quot;&quot;;[.AH$17]&amp;&quot; = yes &quot;)" table:style-name="ce1"/>
          <table:table-cell office:value-type="string" office:string-value="" table:formula="of:=IF(INDEX([.AI$18:.AI$200];MATCH([.$C43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32</text:p>
          </table:table-cell>
          <table:table-cell office:value-type="float" office:value="0" table:formula="of:=INDEX([.Y$18:.Y$200];[.K439])" table:style-name="ce1">
            <text:p>0</text:p>
          </table:table-cell>
          <table:table-cell office:value-type="string" office:string-value="pc_desertislands" table:formula="of:=INDEX([.$Z$7:.$AD$17];[.L439];[.M439])" table:style-name="ce1">
            <text:p>pc_desertislands</text:p>
          </table:table-cell>
          <table:table-cell office:value-type="float" office:value="0" table:formula="of:=[.$X$8]&amp;[.N439]" table:style-name="ce1">
            <text:p>#REF!</text:p>
          </table:table-cell>
          <table:table-cell office:value-type="float" office:value="0" table:formula="of:=[.$X$9]&amp;[.N439]" table:style-name="ce1">
            <text:p>#REF!</text:p>
          </table:table-cell>
          <table:table-cell office:value-type="string" office:string-value="OR={}&quot;OR={}" table:formula="of:=[.O439]&amp;&quot;OR={&quot;&amp;CONCATENATE([.P439];[.Q439];[.R439];[.S439])&amp;&quot;}&quot;&quot;OR={&quot;&amp;CONCATENATE([.T439];[.U439];[.V439];[.W43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39]+1)" table:style-name="ce1">
            <text:p>#REF!</text:p>
          </table:table-cell>
          <table:table-cell office:value-type="float" office:value="0" table:formula="of:=[.I438]" table:style-name="ce1">
            <text:p>0</text:p>
          </table:table-cell>
          <table:table-cell office:value-type="float" office:value="432" table:style-name="ce1">
            <text:p>432</text:p>
          </table:table-cell>
          <table:table-cell office:value-type="float" office:value="12" table:formula="of:=INT([.J439]/COUNTA([.$Z$7:.$AD$17]))+1" table:style-name="ce1">
            <text:p>12</text:p>
          </table:table-cell>
          <table:table-cell office:value-type="float" office:value="6" table:formula="of:=IF(INDEX([.$Z$7:.$AD$17];[.L438]+1;[.M438])=&quot;&quot;;1;[.L438]+1)" table:style-name="ce1">
            <text:p>6</text:p>
          </table:table-cell>
          <table:table-cell office:value-type="float" office:value="2" table:formula="of:=IF(INDEX([.$Z$7:.$AD$17];[.L438]+1;[.M438])=&quot;&quot;;IF([.M438]=5;1;[.M438]+1);[.M438])" table:style-name="ce1">
            <text:p>2</text:p>
          </table:table-cell>
          <table:table-cell office:value-type="float" office:value="0" table:formula="of:=IF([.B439]=[.C439];0;INDEX([.$Z$18:.$AD$25];INT([.$J439]/COUNTA([.$Z$7:.$AD$17]))+1;[.$M439]))" table:style-name="ce1">
            <text:p>#REF!</text:p>
          </table:table-cell>
          <table:table-cell table:style-name="ce1"/>
          <table:table-cell office:value-type="string" office:string-value="" table:formula="of:=IF(INDEX([.AF$18:.AF$200];[.$K439])=&quot;&quot;;&quot;&quot;;[.AF$17]&amp;&quot; = yes &quot;)" table:style-name="ce1"/>
          <table:table-cell office:value-type="string" office:string-value="" table:formula="of:=IF(INDEX([.AG$18:.AG$200];[.$K439])=&quot;&quot;;&quot;&quot;;[.AG$17]&amp;&quot; = yes &quot;)" table:style-name="ce1"/>
          <table:table-cell office:value-type="string" office:string-value="" table:formula="of:=IF(INDEX([.AH$18:.AH$200];[.$K439])=&quot;&quot;;&quot;&quot;;[.AH$17]&amp;&quot; = yes &quot;)" table:style-name="ce1"/>
          <table:table-cell office:value-type="string" office:string-value="" table:formula="of:=IF(INDEX([.AI$18:.AI$200];[.$K439])=&quot;&quot;;&quot;&quot;;[.AI$17]&amp;&quot; = yes &quot;)" table:style-name="ce1"/>
          <table:table-cell office:value-type="string" office:string-value="" table:formula="of:=IF(INDEX([.AF$18:.AF$200];MATCH([.$C439];[.$Y$18:.$Y$200]))=&quot;&quot;;&quot;&quot;;[.AF$17]&amp;&quot; = yes &quot;)" table:style-name="ce1"/>
          <table:table-cell office:value-type="string" office:string-value="" table:formula="of:=IF(INDEX([.AG$18:.AG$200];MATCH([.$C439];[.$Y$18:.$Y$200]))=&quot;&quot;;&quot;&quot;;[.AG$17]&amp;&quot; = yes &quot;)" table:style-name="ce1"/>
          <table:table-cell office:value-type="string" office:string-value="" table:formula="of:=IF(INDEX([.AH$18:.AH$200];MATCH([.$C439];[.$Y$18:.$Y$200]))=&quot;&quot;;&quot;&quot;;[.AH$17]&amp;&quot; = yes &quot;)" table:style-name="ce1"/>
          <table:table-cell office:value-type="string" office:string-value="" table:formula="of:=IF(INDEX([.AI$18:.AI$200];MATCH([.$C43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33</text:p>
          </table:table-cell>
          <table:table-cell office:value-type="float" office:value="0" table:formula="of:=INDEX([.Y$18:.Y$200];[.K440])" table:style-name="ce1">
            <text:p>0</text:p>
          </table:table-cell>
          <table:table-cell office:value-type="string" office:string-value="pc_retinal" table:formula="of:=INDEX([.$Z$7:.$AD$17];[.L440];[.M440])" table:style-name="ce1">
            <text:p>pc_retinal</text:p>
          </table:table-cell>
          <table:table-cell office:value-type="float" office:value="0" table:formula="of:=[.$X$8]&amp;[.N440]" table:style-name="ce1">
            <text:p>#REF!</text:p>
          </table:table-cell>
          <table:table-cell office:value-type="float" office:value="0" table:formula="of:=[.$X$9]&amp;[.N440]" table:style-name="ce1">
            <text:p>#REF!</text:p>
          </table:table-cell>
          <table:table-cell office:value-type="string" office:string-value="OR={}&quot;OR={}" table:formula="of:=[.O440]&amp;&quot;OR={&quot;&amp;CONCATENATE([.P440];[.Q440];[.R440];[.S440])&amp;&quot;}&quot;&quot;OR={&quot;&amp;CONCATENATE([.T440];[.U440];[.V440];[.W44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40]+1)" table:style-name="ce1">
            <text:p>#REF!</text:p>
          </table:table-cell>
          <table:table-cell office:value-type="float" office:value="0" table:formula="of:=[.I439]" table:style-name="ce1">
            <text:p>0</text:p>
          </table:table-cell>
          <table:table-cell office:value-type="float" office:value="433" table:style-name="ce1">
            <text:p>433</text:p>
          </table:table-cell>
          <table:table-cell office:value-type="float" office:value="12" table:formula="of:=INT([.J440]/COUNTA([.$Z$7:.$AD$17]))+1" table:style-name="ce1">
            <text:p>12</text:p>
          </table:table-cell>
          <table:table-cell office:value-type="float" office:value="7" table:formula="of:=IF(INDEX([.$Z$7:.$AD$17];[.L439]+1;[.M439])=&quot;&quot;;1;[.L439]+1)" table:style-name="ce1">
            <text:p>7</text:p>
          </table:table-cell>
          <table:table-cell office:value-type="float" office:value="2" table:formula="of:=IF(INDEX([.$Z$7:.$AD$17];[.L439]+1;[.M439])=&quot;&quot;;IF([.M439]=5;1;[.M439]+1);[.M439])" table:style-name="ce1">
            <text:p>2</text:p>
          </table:table-cell>
          <table:table-cell office:value-type="float" office:value="0" table:formula="of:=IF([.B440]=[.C440];0;INDEX([.$Z$18:.$AD$25];INT([.$J440]/COUNTA([.$Z$7:.$AD$17]))+1;[.$M440]))" table:style-name="ce1">
            <text:p>#REF!</text:p>
          </table:table-cell>
          <table:table-cell table:style-name="ce1"/>
          <table:table-cell office:value-type="string" office:string-value="" table:formula="of:=IF(INDEX([.AF$18:.AF$200];[.$K440])=&quot;&quot;;&quot;&quot;;[.AF$17]&amp;&quot; = yes &quot;)" table:style-name="ce1"/>
          <table:table-cell office:value-type="string" office:string-value="" table:formula="of:=IF(INDEX([.AG$18:.AG$200];[.$K440])=&quot;&quot;;&quot;&quot;;[.AG$17]&amp;&quot; = yes &quot;)" table:style-name="ce1"/>
          <table:table-cell office:value-type="string" office:string-value="" table:formula="of:=IF(INDEX([.AH$18:.AH$200];[.$K440])=&quot;&quot;;&quot;&quot;;[.AH$17]&amp;&quot; = yes &quot;)" table:style-name="ce1"/>
          <table:table-cell office:value-type="string" office:string-value="" table:formula="of:=IF(INDEX([.AI$18:.AI$200];[.$K440])=&quot;&quot;;&quot;&quot;;[.AI$17]&amp;&quot; = yes &quot;)" table:style-name="ce1"/>
          <table:table-cell office:value-type="string" office:string-value="" table:formula="of:=IF(INDEX([.AF$18:.AF$200];MATCH([.$C440];[.$Y$18:.$Y$200]))=&quot;&quot;;&quot;&quot;;[.AF$17]&amp;&quot; = yes &quot;)" table:style-name="ce1"/>
          <table:table-cell office:value-type="string" office:string-value="" table:formula="of:=IF(INDEX([.AG$18:.AG$200];MATCH([.$C440];[.$Y$18:.$Y$200]))=&quot;&quot;;&quot;&quot;;[.AG$17]&amp;&quot; = yes &quot;)" table:style-name="ce1"/>
          <table:table-cell office:value-type="string" office:string-value="" table:formula="of:=IF(INDEX([.AH$18:.AH$200];MATCH([.$C440];[.$Y$18:.$Y$200]))=&quot;&quot;;&quot;&quot;;[.AH$17]&amp;&quot; = yes &quot;)" table:style-name="ce1"/>
          <table:table-cell office:value-type="string" office:string-value="" table:formula="of:=IF(INDEX([.AI$18:.AI$200];MATCH([.$C44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34</text:p>
          </table:table-cell>
          <table:table-cell office:value-type="float" office:value="0" table:formula="of:=INDEX([.Y$18:.Y$200];[.K441])" table:style-name="ce1">
            <text:p>0</text:p>
          </table:table-cell>
          <table:table-cell office:value-type="string" office:string-value="pc_lush" table:formula="of:=INDEX([.$Z$7:.$AD$17];[.L441];[.M441])" table:style-name="ce1">
            <text:p>pc_lush</text:p>
          </table:table-cell>
          <table:table-cell office:value-type="float" office:value="0" table:formula="of:=[.$X$8]&amp;[.N441]" table:style-name="ce1">
            <text:p>#REF!</text:p>
          </table:table-cell>
          <table:table-cell office:value-type="float" office:value="0" table:formula="of:=[.$X$9]&amp;[.N441]" table:style-name="ce1">
            <text:p>#REF!</text:p>
          </table:table-cell>
          <table:table-cell office:value-type="string" office:string-value="OR={}&quot;OR={}" table:formula="of:=[.O441]&amp;&quot;OR={&quot;&amp;CONCATENATE([.P441];[.Q441];[.R441];[.S441])&amp;&quot;}&quot;&quot;OR={&quot;&amp;CONCATENATE([.T441];[.U441];[.V441];[.W44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41]+1)" table:style-name="ce1">
            <text:p>#REF!</text:p>
          </table:table-cell>
          <table:table-cell office:value-type="float" office:value="0" table:formula="of:=[.I440]" table:style-name="ce1">
            <text:p>0</text:p>
          </table:table-cell>
          <table:table-cell office:value-type="float" office:value="434" table:style-name="ce1">
            <text:p>434</text:p>
          </table:table-cell>
          <table:table-cell office:value-type="float" office:value="12" table:formula="of:=INT([.J441]/COUNTA([.$Z$7:.$AD$17]))+1" table:style-name="ce1">
            <text:p>12</text:p>
          </table:table-cell>
          <table:table-cell office:value-type="float" office:value="8" table:formula="of:=IF(INDEX([.$Z$7:.$AD$17];[.L440]+1;[.M440])=&quot;&quot;;1;[.L440]+1)" table:style-name="ce1">
            <text:p>8</text:p>
          </table:table-cell>
          <table:table-cell office:value-type="float" office:value="2" table:formula="of:=IF(INDEX([.$Z$7:.$AD$17];[.L440]+1;[.M440])=&quot;&quot;;IF([.M440]=5;1;[.M440]+1);[.M440])" table:style-name="ce1">
            <text:p>2</text:p>
          </table:table-cell>
          <table:table-cell office:value-type="float" office:value="0" table:formula="of:=IF([.B441]=[.C441];0;INDEX([.$Z$18:.$AD$25];INT([.$J441]/COUNTA([.$Z$7:.$AD$17]))+1;[.$M441]))" table:style-name="ce1">
            <text:p>#REF!</text:p>
          </table:table-cell>
          <table:table-cell table:style-name="ce1"/>
          <table:table-cell office:value-type="string" office:string-value="" table:formula="of:=IF(INDEX([.AF$18:.AF$200];[.$K441])=&quot;&quot;;&quot;&quot;;[.AF$17]&amp;&quot; = yes &quot;)" table:style-name="ce1"/>
          <table:table-cell office:value-type="string" office:string-value="" table:formula="of:=IF(INDEX([.AG$18:.AG$200];[.$K441])=&quot;&quot;;&quot;&quot;;[.AG$17]&amp;&quot; = yes &quot;)" table:style-name="ce1"/>
          <table:table-cell office:value-type="string" office:string-value="" table:formula="of:=IF(INDEX([.AH$18:.AH$200];[.$K441])=&quot;&quot;;&quot;&quot;;[.AH$17]&amp;&quot; = yes &quot;)" table:style-name="ce1"/>
          <table:table-cell office:value-type="string" office:string-value="" table:formula="of:=IF(INDEX([.AI$18:.AI$200];[.$K441])=&quot;&quot;;&quot;&quot;;[.AI$17]&amp;&quot; = yes &quot;)" table:style-name="ce1"/>
          <table:table-cell office:value-type="string" office:string-value="" table:formula="of:=IF(INDEX([.AF$18:.AF$200];MATCH([.$C441];[.$Y$18:.$Y$200]))=&quot;&quot;;&quot;&quot;;[.AF$17]&amp;&quot; = yes &quot;)" table:style-name="ce1"/>
          <table:table-cell office:value-type="string" office:string-value="" table:formula="of:=IF(INDEX([.AG$18:.AG$200];MATCH([.$C441];[.$Y$18:.$Y$200]))=&quot;&quot;;&quot;&quot;;[.AG$17]&amp;&quot; = yes &quot;)" table:style-name="ce1"/>
          <table:table-cell office:value-type="string" office:string-value="" table:formula="of:=IF(INDEX([.AH$18:.AH$200];MATCH([.$C441];[.$Y$18:.$Y$200]))=&quot;&quot;;&quot;&quot;;[.AH$17]&amp;&quot; = yes &quot;)" table:style-name="ce1"/>
          <table:table-cell office:value-type="string" office:string-value="" table:formula="of:=IF(INDEX([.AI$18:.AI$200];MATCH([.$C44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35</text:p>
          </table:table-cell>
          <table:table-cell office:value-type="float" office:value="0" table:formula="of:=INDEX([.Y$18:.Y$200];[.K442])" table:style-name="ce1">
            <text:p>0</text:p>
          </table:table-cell>
          <table:table-cell office:value-type="string" office:string-value="pc_marginal" table:formula="of:=INDEX([.$Z$7:.$AD$17];[.L442];[.M442])" table:style-name="ce1">
            <text:p>pc_marginal</text:p>
          </table:table-cell>
          <table:table-cell office:value-type="float" office:value="0" table:formula="of:=[.$X$8]&amp;[.N442]" table:style-name="ce1">
            <text:p>#REF!</text:p>
          </table:table-cell>
          <table:table-cell office:value-type="float" office:value="0" table:formula="of:=[.$X$9]&amp;[.N442]" table:style-name="ce1">
            <text:p>#REF!</text:p>
          </table:table-cell>
          <table:table-cell office:value-type="string" office:string-value="OR={}&quot;OR={}" table:formula="of:=[.O442]&amp;&quot;OR={&quot;&amp;CONCATENATE([.P442];[.Q442];[.R442];[.S442])&amp;&quot;}&quot;&quot;OR={&quot;&amp;CONCATENATE([.T442];[.U442];[.V442];[.W44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42]+1)" table:style-name="ce1">
            <text:p>#REF!</text:p>
          </table:table-cell>
          <table:table-cell office:value-type="float" office:value="0" table:formula="of:=[.I441]" table:style-name="ce1">
            <text:p>0</text:p>
          </table:table-cell>
          <table:table-cell office:value-type="float" office:value="435" table:style-name="ce1">
            <text:p>435</text:p>
          </table:table-cell>
          <table:table-cell office:value-type="float" office:value="12" table:formula="of:=INT([.J442]/COUNTA([.$Z$7:.$AD$17]))+1" table:style-name="ce1">
            <text:p>12</text:p>
          </table:table-cell>
          <table:table-cell office:value-type="float" office:value="9" table:formula="of:=IF(INDEX([.$Z$7:.$AD$17];[.L441]+1;[.M441])=&quot;&quot;;1;[.L441]+1)" table:style-name="ce1">
            <text:p>9</text:p>
          </table:table-cell>
          <table:table-cell office:value-type="float" office:value="2" table:formula="of:=IF(INDEX([.$Z$7:.$AD$17];[.L441]+1;[.M441])=&quot;&quot;;IF([.M441]=5;1;[.M441]+1);[.M441])" table:style-name="ce1">
            <text:p>2</text:p>
          </table:table-cell>
          <table:table-cell office:value-type="float" office:value="0" table:formula="of:=IF([.B442]=[.C442];0;INDEX([.$Z$18:.$AD$25];INT([.$J442]/COUNTA([.$Z$7:.$AD$17]))+1;[.$M442]))" table:style-name="ce1">
            <text:p>#REF!</text:p>
          </table:table-cell>
          <table:table-cell table:style-name="ce1"/>
          <table:table-cell office:value-type="string" office:string-value="" table:formula="of:=IF(INDEX([.AF$18:.AF$200];[.$K442])=&quot;&quot;;&quot;&quot;;[.AF$17]&amp;&quot; = yes &quot;)" table:style-name="ce1"/>
          <table:table-cell office:value-type="string" office:string-value="" table:formula="of:=IF(INDEX([.AG$18:.AG$200];[.$K442])=&quot;&quot;;&quot;&quot;;[.AG$17]&amp;&quot; = yes &quot;)" table:style-name="ce1"/>
          <table:table-cell office:value-type="string" office:string-value="" table:formula="of:=IF(INDEX([.AH$18:.AH$200];[.$K442])=&quot;&quot;;&quot;&quot;;[.AH$17]&amp;&quot; = yes &quot;)" table:style-name="ce1"/>
          <table:table-cell office:value-type="string" office:string-value="" table:formula="of:=IF(INDEX([.AI$18:.AI$200];[.$K442])=&quot;&quot;;&quot;&quot;;[.AI$17]&amp;&quot; = yes &quot;)" table:style-name="ce1"/>
          <table:table-cell office:value-type="string" office:string-value="" table:formula="of:=IF(INDEX([.AF$18:.AF$200];MATCH([.$C442];[.$Y$18:.$Y$200]))=&quot;&quot;;&quot;&quot;;[.AF$17]&amp;&quot; = yes &quot;)" table:style-name="ce1"/>
          <table:table-cell office:value-type="string" office:string-value="" table:formula="of:=IF(INDEX([.AG$18:.AG$200];MATCH([.$C442];[.$Y$18:.$Y$200]))=&quot;&quot;;&quot;&quot;;[.AG$17]&amp;&quot; = yes &quot;)" table:style-name="ce1"/>
          <table:table-cell office:value-type="string" office:string-value="" table:formula="of:=IF(INDEX([.AH$18:.AH$200];MATCH([.$C442];[.$Y$18:.$Y$200]))=&quot;&quot;;&quot;&quot;;[.AH$17]&amp;&quot; = yes &quot;)" table:style-name="ce1"/>
          <table:table-cell office:value-type="string" office:string-value="" table:formula="of:=IF(INDEX([.AI$18:.AI$200];MATCH([.$C44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36</text:p>
          </table:table-cell>
          <table:table-cell office:value-type="float" office:value="0" table:formula="of:=INDEX([.Y$18:.Y$200];[.K443])" table:style-name="ce1">
            <text:p>0</text:p>
          </table:table-cell>
          <table:table-cell office:value-type="string" office:string-value="pc_greenhouse_hot" table:formula="of:=INDEX([.$Z$7:.$AD$17];[.L443];[.M443])" table:style-name="ce1">
            <text:p>pc_greenhouse_hot</text:p>
          </table:table-cell>
          <table:table-cell office:value-type="float" office:value="0" table:formula="of:=[.$X$8]&amp;[.N443]" table:style-name="ce1">
            <text:p>#REF!</text:p>
          </table:table-cell>
          <table:table-cell office:value-type="float" office:value="0" table:formula="of:=[.$X$9]&amp;[.N443]" table:style-name="ce1">
            <text:p>#REF!</text:p>
          </table:table-cell>
          <table:table-cell office:value-type="string" office:string-value="OR={}&quot;OR={}" table:formula="of:=[.O443]&amp;&quot;OR={&quot;&amp;CONCATENATE([.P443];[.Q443];[.R443];[.S443])&amp;&quot;}&quot;&quot;OR={&quot;&amp;CONCATENATE([.T443];[.U443];[.V443];[.W44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43]+1)" table:style-name="ce1">
            <text:p>#REF!</text:p>
          </table:table-cell>
          <table:table-cell office:value-type="float" office:value="0" table:formula="of:=[.I442]" table:style-name="ce1">
            <text:p>0</text:p>
          </table:table-cell>
          <table:table-cell office:value-type="float" office:value="436" table:style-name="ce1">
            <text:p>436</text:p>
          </table:table-cell>
          <table:table-cell office:value-type="float" office:value="12" table:formula="of:=INT([.J443]/COUNTA([.$Z$7:.$AD$17]))+1" table:style-name="ce1">
            <text:p>12</text:p>
          </table:table-cell>
          <table:table-cell office:value-type="float" office:value="10" table:formula="of:=IF(INDEX([.$Z$7:.$AD$17];[.L442]+1;[.M442])=&quot;&quot;;1;[.L442]+1)" table:style-name="ce1">
            <text:p>10</text:p>
          </table:table-cell>
          <table:table-cell office:value-type="float" office:value="2" table:formula="of:=IF(INDEX([.$Z$7:.$AD$17];[.L442]+1;[.M442])=&quot;&quot;;IF([.M442]=5;1;[.M442]+1);[.M442])" table:style-name="ce1">
            <text:p>2</text:p>
          </table:table-cell>
          <table:table-cell office:value-type="float" office:value="0" table:formula="of:=IF([.B443]=[.C443];0;INDEX([.$Z$18:.$AD$25];INT([.$J443]/COUNTA([.$Z$7:.$AD$17]))+1;[.$M443]))" table:style-name="ce1">
            <text:p>#REF!</text:p>
          </table:table-cell>
          <table:table-cell table:style-name="ce1"/>
          <table:table-cell office:value-type="string" office:string-value="" table:formula="of:=IF(INDEX([.AF$18:.AF$200];[.$K443])=&quot;&quot;;&quot;&quot;;[.AF$17]&amp;&quot; = yes &quot;)" table:style-name="ce1"/>
          <table:table-cell office:value-type="string" office:string-value="" table:formula="of:=IF(INDEX([.AG$18:.AG$200];[.$K443])=&quot;&quot;;&quot;&quot;;[.AG$17]&amp;&quot; = yes &quot;)" table:style-name="ce1"/>
          <table:table-cell office:value-type="string" office:string-value="" table:formula="of:=IF(INDEX([.AH$18:.AH$200];[.$K443])=&quot;&quot;;&quot;&quot;;[.AH$17]&amp;&quot; = yes &quot;)" table:style-name="ce1"/>
          <table:table-cell office:value-type="string" office:string-value="" table:formula="of:=IF(INDEX([.AI$18:.AI$200];[.$K443])=&quot;&quot;;&quot;&quot;;[.AI$17]&amp;&quot; = yes &quot;)" table:style-name="ce1"/>
          <table:table-cell office:value-type="string" office:string-value="" table:formula="of:=IF(INDEX([.AF$18:.AF$200];MATCH([.$C443];[.$Y$18:.$Y$200]))=&quot;&quot;;&quot;&quot;;[.AF$17]&amp;&quot; = yes &quot;)" table:style-name="ce1"/>
          <table:table-cell office:value-type="string" office:string-value="" table:formula="of:=IF(INDEX([.AG$18:.AG$200];MATCH([.$C443];[.$Y$18:.$Y$200]))=&quot;&quot;;&quot;&quot;;[.AG$17]&amp;&quot; = yes &quot;)" table:style-name="ce1"/>
          <table:table-cell office:value-type="string" office:string-value="" table:formula="of:=IF(INDEX([.AH$18:.AH$200];MATCH([.$C443];[.$Y$18:.$Y$200]))=&quot;&quot;;&quot;&quot;;[.AH$17]&amp;&quot; = yes &quot;)" table:style-name="ce1"/>
          <table:table-cell office:value-type="string" office:string-value="" table:formula="of:=IF(INDEX([.AI$18:.AI$200];MATCH([.$C44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37</text:p>
          </table:table-cell>
          <table:table-cell office:value-type="float" office:value="0" table:formula="of:=INDEX([.Y$18:.Y$200];[.K444])" table:style-name="ce1">
            <text:p>0</text:p>
          </table:table-cell>
          <table:table-cell office:value-type="string" office:string-value="pc_frozen_desert" table:formula="of:=INDEX([.$Z$7:.$AD$17];[.L444];[.M444])" table:style-name="ce1">
            <text:p>pc_frozen_desert</text:p>
          </table:table-cell>
          <table:table-cell office:value-type="float" office:value="0" table:formula="of:=[.$X$8]&amp;[.N444]" table:style-name="ce1">
            <text:p>#REF!</text:p>
          </table:table-cell>
          <table:table-cell office:value-type="float" office:value="0" table:formula="of:=[.$X$9]&amp;[.N444]" table:style-name="ce1">
            <text:p>#REF!</text:p>
          </table:table-cell>
          <table:table-cell office:value-type="string" office:string-value="OR={}&quot;OR={}" table:formula="of:=[.O444]&amp;&quot;OR={&quot;&amp;CONCATENATE([.P444];[.Q444];[.R444];[.S444])&amp;&quot;}&quot;&quot;OR={&quot;&amp;CONCATENATE([.T444];[.U444];[.V444];[.W44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44]+1)" table:style-name="ce1">
            <text:p>#REF!</text:p>
          </table:table-cell>
          <table:table-cell office:value-type="float" office:value="0" table:formula="of:=[.I443]" table:style-name="ce1">
            <text:p>0</text:p>
          </table:table-cell>
          <table:table-cell office:value-type="float" office:value="437" table:style-name="ce1">
            <text:p>437</text:p>
          </table:table-cell>
          <table:table-cell office:value-type="float" office:value="12" table:formula="of:=INT([.J444]/COUNTA([.$Z$7:.$AD$17]))+1" table:style-name="ce1">
            <text:p>12</text:p>
          </table:table-cell>
          <table:table-cell office:value-type="float" office:value="1" table:formula="of:=IF(INDEX([.$Z$7:.$AD$17];[.L443]+1;[.M443])=&quot;&quot;;1;[.L443]+1)" table:style-name="ce1">
            <text:p>1</text:p>
          </table:table-cell>
          <table:table-cell office:value-type="float" office:value="3" table:formula="of:=IF(INDEX([.$Z$7:.$AD$17];[.L443]+1;[.M443])=&quot;&quot;;IF([.M443]=5;1;[.M443]+1);[.M443])" table:style-name="ce1">
            <text:p>3</text:p>
          </table:table-cell>
          <table:table-cell office:value-type="float" office:value="0" table:formula="of:=IF([.B444]=[.C444];0;INDEX([.$Z$18:.$AD$25];INT([.$J444]/COUNTA([.$Z$7:.$AD$17]))+1;[.$M444]))" table:style-name="ce1">
            <text:p>#REF!</text:p>
          </table:table-cell>
          <table:table-cell table:style-name="ce1"/>
          <table:table-cell office:value-type="string" office:string-value="" table:formula="of:=IF(INDEX([.AF$18:.AF$200];[.$K444])=&quot;&quot;;&quot;&quot;;[.AF$17]&amp;&quot; = yes &quot;)" table:style-name="ce1"/>
          <table:table-cell office:value-type="string" office:string-value="" table:formula="of:=IF(INDEX([.AG$18:.AG$200];[.$K444])=&quot;&quot;;&quot;&quot;;[.AG$17]&amp;&quot; = yes &quot;)" table:style-name="ce1"/>
          <table:table-cell office:value-type="string" office:string-value="" table:formula="of:=IF(INDEX([.AH$18:.AH$200];[.$K444])=&quot;&quot;;&quot;&quot;;[.AH$17]&amp;&quot; = yes &quot;)" table:style-name="ce1"/>
          <table:table-cell office:value-type="string" office:string-value="" table:formula="of:=IF(INDEX([.AI$18:.AI$200];[.$K444])=&quot;&quot;;&quot;&quot;;[.AI$17]&amp;&quot; = yes &quot;)" table:style-name="ce1"/>
          <table:table-cell office:value-type="string" office:string-value="" table:formula="of:=IF(INDEX([.AF$18:.AF$200];MATCH([.$C444];[.$Y$18:.$Y$200]))=&quot;&quot;;&quot;&quot;;[.AF$17]&amp;&quot; = yes &quot;)" table:style-name="ce1"/>
          <table:table-cell office:value-type="string" office:string-value="" table:formula="of:=IF(INDEX([.AG$18:.AG$200];MATCH([.$C444];[.$Y$18:.$Y$200]))=&quot;&quot;;&quot;&quot;;[.AG$17]&amp;&quot; = yes &quot;)" table:style-name="ce1"/>
          <table:table-cell office:value-type="string" office:string-value="" table:formula="of:=IF(INDEX([.AH$18:.AH$200];MATCH([.$C444];[.$Y$18:.$Y$200]))=&quot;&quot;;&quot;&quot;;[.AH$17]&amp;&quot; = yes &quot;)" table:style-name="ce1"/>
          <table:table-cell office:value-type="string" office:string-value="" table:formula="of:=IF(INDEX([.AI$18:.AI$200];MATCH([.$C44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38</text:p>
          </table:table-cell>
          <table:table-cell office:value-type="float" office:value="0" table:formula="of:=INDEX([.Y$18:.Y$200];[.K445])" table:style-name="ce1">
            <text:p>0</text:p>
          </table:table-cell>
          <table:table-cell office:value-type="string" office:string-value="pc_steppe" table:formula="of:=INDEX([.$Z$7:.$AD$17];[.L445];[.M445])" table:style-name="ce1">
            <text:p>pc_steppe</text:p>
          </table:table-cell>
          <table:table-cell office:value-type="float" office:value="0" table:formula="of:=[.$X$8]&amp;[.N445]" table:style-name="ce1">
            <text:p>#REF!</text:p>
          </table:table-cell>
          <table:table-cell office:value-type="float" office:value="0" table:formula="of:=[.$X$9]&amp;[.N445]" table:style-name="ce1">
            <text:p>#REF!</text:p>
          </table:table-cell>
          <table:table-cell office:value-type="string" office:string-value="OR={}&quot;OR={}" table:formula="of:=[.O445]&amp;&quot;OR={&quot;&amp;CONCATENATE([.P445];[.Q445];[.R445];[.S445])&amp;&quot;}&quot;&quot;OR={&quot;&amp;CONCATENATE([.T445];[.U445];[.V445];[.W44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45]+1)" table:style-name="ce1">
            <text:p>#REF!</text:p>
          </table:table-cell>
          <table:table-cell office:value-type="float" office:value="0" table:formula="of:=[.I444]" table:style-name="ce1">
            <text:p>0</text:p>
          </table:table-cell>
          <table:table-cell office:value-type="float" office:value="438" table:style-name="ce1">
            <text:p>438</text:p>
          </table:table-cell>
          <table:table-cell office:value-type="float" office:value="12" table:formula="of:=INT([.J445]/COUNTA([.$Z$7:.$AD$17]))+1" table:style-name="ce1">
            <text:p>12</text:p>
          </table:table-cell>
          <table:table-cell office:value-type="float" office:value="2" table:formula="of:=IF(INDEX([.$Z$7:.$AD$17];[.L444]+1;[.M444])=&quot;&quot;;1;[.L444]+1)" table:style-name="ce1">
            <text:p>2</text:p>
          </table:table-cell>
          <table:table-cell office:value-type="float" office:value="3" table:formula="of:=IF(INDEX([.$Z$7:.$AD$17];[.L444]+1;[.M444])=&quot;&quot;;IF([.M444]=5;1;[.M444]+1);[.M444])" table:style-name="ce1">
            <text:p>3</text:p>
          </table:table-cell>
          <table:table-cell office:value-type="float" office:value="0" table:formula="of:=IF([.B445]=[.C445];0;INDEX([.$Z$18:.$AD$25];INT([.$J445]/COUNTA([.$Z$7:.$AD$17]))+1;[.$M445]))" table:style-name="ce1">
            <text:p>#REF!</text:p>
          </table:table-cell>
          <table:table-cell table:style-name="ce1"/>
          <table:table-cell office:value-type="string" office:string-value="" table:formula="of:=IF(INDEX([.AF$18:.AF$200];[.$K445])=&quot;&quot;;&quot;&quot;;[.AF$17]&amp;&quot; = yes &quot;)" table:style-name="ce1"/>
          <table:table-cell office:value-type="string" office:string-value="" table:formula="of:=IF(INDEX([.AG$18:.AG$200];[.$K445])=&quot;&quot;;&quot;&quot;;[.AG$17]&amp;&quot; = yes &quot;)" table:style-name="ce1"/>
          <table:table-cell office:value-type="string" office:string-value="" table:formula="of:=IF(INDEX([.AH$18:.AH$200];[.$K445])=&quot;&quot;;&quot;&quot;;[.AH$17]&amp;&quot; = yes &quot;)" table:style-name="ce1"/>
          <table:table-cell office:value-type="string" office:string-value="" table:formula="of:=IF(INDEX([.AI$18:.AI$200];[.$K445])=&quot;&quot;;&quot;&quot;;[.AI$17]&amp;&quot; = yes &quot;)" table:style-name="ce1"/>
          <table:table-cell office:value-type="string" office:string-value="" table:formula="of:=IF(INDEX([.AF$18:.AF$200];MATCH([.$C445];[.$Y$18:.$Y$200]))=&quot;&quot;;&quot;&quot;;[.AF$17]&amp;&quot; = yes &quot;)" table:style-name="ce1"/>
          <table:table-cell office:value-type="string" office:string-value="" table:formula="of:=IF(INDEX([.AG$18:.AG$200];MATCH([.$C445];[.$Y$18:.$Y$200]))=&quot;&quot;;&quot;&quot;;[.AG$17]&amp;&quot; = yes &quot;)" table:style-name="ce1"/>
          <table:table-cell office:value-type="string" office:string-value="" table:formula="of:=IF(INDEX([.AH$18:.AH$200];MATCH([.$C445];[.$Y$18:.$Y$200]))=&quot;&quot;;&quot;&quot;;[.AH$17]&amp;&quot; = yes &quot;)" table:style-name="ce1"/>
          <table:table-cell office:value-type="string" office:string-value="" table:formula="of:=IF(INDEX([.AI$18:.AI$200];MATCH([.$C44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39</text:p>
          </table:table-cell>
          <table:table-cell office:value-type="float" office:value="0" table:formula="of:=INDEX([.Y$18:.Y$200];[.K446])" table:style-name="ce1">
            <text:p>0</text:p>
          </table:table-cell>
          <table:table-cell office:value-type="string" office:string-value="pc_hadesert" table:formula="of:=INDEX([.$Z$7:.$AD$17];[.L446];[.M446])" table:style-name="ce1">
            <text:p>pc_hadesert</text:p>
          </table:table-cell>
          <table:table-cell office:value-type="float" office:value="0" table:formula="of:=[.$X$8]&amp;[.N446]" table:style-name="ce1">
            <text:p>#REF!</text:p>
          </table:table-cell>
          <table:table-cell office:value-type="float" office:value="0" table:formula="of:=[.$X$9]&amp;[.N446]" table:style-name="ce1">
            <text:p>#REF!</text:p>
          </table:table-cell>
          <table:table-cell office:value-type="string" office:string-value="OR={}&quot;OR={}" table:formula="of:=[.O446]&amp;&quot;OR={&quot;&amp;CONCATENATE([.P446];[.Q446];[.R446];[.S446])&amp;&quot;}&quot;&quot;OR={&quot;&amp;CONCATENATE([.T446];[.U446];[.V446];[.W44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46]+1)" table:style-name="ce1">
            <text:p>#REF!</text:p>
          </table:table-cell>
          <table:table-cell office:value-type="float" office:value="0" table:formula="of:=[.I445]" table:style-name="ce1">
            <text:p>0</text:p>
          </table:table-cell>
          <table:table-cell office:value-type="float" office:value="439" table:style-name="ce1">
            <text:p>439</text:p>
          </table:table-cell>
          <table:table-cell office:value-type="float" office:value="12" table:formula="of:=INT([.J446]/COUNTA([.$Z$7:.$AD$17]))+1" table:style-name="ce1">
            <text:p>12</text:p>
          </table:table-cell>
          <table:table-cell office:value-type="float" office:value="3" table:formula="of:=IF(INDEX([.$Z$7:.$AD$17];[.L445]+1;[.M445])=&quot;&quot;;1;[.L445]+1)" table:style-name="ce1">
            <text:p>3</text:p>
          </table:table-cell>
          <table:table-cell office:value-type="float" office:value="3" table:formula="of:=IF(INDEX([.$Z$7:.$AD$17];[.L445]+1;[.M445])=&quot;&quot;;IF([.M445]=5;1;[.M445]+1);[.M445])" table:style-name="ce1">
            <text:p>3</text:p>
          </table:table-cell>
          <table:table-cell office:value-type="float" office:value="0" table:formula="of:=IF([.B446]=[.C446];0;INDEX([.$Z$18:.$AD$25];INT([.$J446]/COUNTA([.$Z$7:.$AD$17]))+1;[.$M446]))" table:style-name="ce1">
            <text:p>#REF!</text:p>
          </table:table-cell>
          <table:table-cell table:style-name="ce1"/>
          <table:table-cell office:value-type="string" office:string-value="" table:formula="of:=IF(INDEX([.AF$18:.AF$200];[.$K446])=&quot;&quot;;&quot;&quot;;[.AF$17]&amp;&quot; = yes &quot;)" table:style-name="ce1"/>
          <table:table-cell office:value-type="string" office:string-value="" table:formula="of:=IF(INDEX([.AG$18:.AG$200];[.$K446])=&quot;&quot;;&quot;&quot;;[.AG$17]&amp;&quot; = yes &quot;)" table:style-name="ce1"/>
          <table:table-cell office:value-type="string" office:string-value="" table:formula="of:=IF(INDEX([.AH$18:.AH$200];[.$K446])=&quot;&quot;;&quot;&quot;;[.AH$17]&amp;&quot; = yes &quot;)" table:style-name="ce1"/>
          <table:table-cell office:value-type="string" office:string-value="" table:formula="of:=IF(INDEX([.AI$18:.AI$200];[.$K446])=&quot;&quot;;&quot;&quot;;[.AI$17]&amp;&quot; = yes &quot;)" table:style-name="ce1"/>
          <table:table-cell office:value-type="string" office:string-value="" table:formula="of:=IF(INDEX([.AF$18:.AF$200];MATCH([.$C446];[.$Y$18:.$Y$200]))=&quot;&quot;;&quot;&quot;;[.AF$17]&amp;&quot; = yes &quot;)" table:style-name="ce1"/>
          <table:table-cell office:value-type="string" office:string-value="" table:formula="of:=IF(INDEX([.AG$18:.AG$200];MATCH([.$C446];[.$Y$18:.$Y$200]))=&quot;&quot;;&quot;&quot;;[.AG$17]&amp;&quot; = yes &quot;)" table:style-name="ce1"/>
          <table:table-cell office:value-type="string" office:string-value="" table:formula="of:=IF(INDEX([.AH$18:.AH$200];MATCH([.$C446];[.$Y$18:.$Y$200]))=&quot;&quot;;&quot;&quot;;[.AH$17]&amp;&quot; = yes &quot;)" table:style-name="ce1"/>
          <table:table-cell office:value-type="string" office:string-value="" table:formula="of:=IF(INDEX([.AI$18:.AI$200];MATCH([.$C44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40</text:p>
          </table:table-cell>
          <table:table-cell office:value-type="float" office:value="0" table:formula="of:=INDEX([.Y$18:.Y$200];[.K447])" table:style-name="ce1">
            <text:p>0</text:p>
          </table:table-cell>
          <table:table-cell office:value-type="string" office:string-value="pc_antarctic" table:formula="of:=INDEX([.$Z$7:.$AD$17];[.L447];[.M447])" table:style-name="ce1">
            <text:p>pc_antarctic</text:p>
          </table:table-cell>
          <table:table-cell office:value-type="float" office:value="0" table:formula="of:=[.$X$8]&amp;[.N447]" table:style-name="ce1">
            <text:p>#REF!</text:p>
          </table:table-cell>
          <table:table-cell office:value-type="float" office:value="0" table:formula="of:=[.$X$9]&amp;[.N447]" table:style-name="ce1">
            <text:p>#REF!</text:p>
          </table:table-cell>
          <table:table-cell office:value-type="float" office:value="0" table:formula="of:=[.O447]&amp;&quot;OR={&quot;&amp;CONCATENATE([.P447];[.Q447];[.R447];[.S447])&amp;&quot;}&quot;&quot;OR={&quot;&amp;CONCATENATE([.T447];[.U447];[.V447];[.W447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47]+1)" table:style-name="ce1">
            <text:p>#REF!</text:p>
          </table:table-cell>
          <table:table-cell office:value-type="float" office:value="0" table:formula="of:=[.I446]" table:style-name="ce1">
            <text:p>0</text:p>
          </table:table-cell>
          <table:table-cell office:value-type="float" office:value="440" table:style-name="ce1">
            <text:p>440</text:p>
          </table:table-cell>
          <table:table-cell office:value-type="float" office:value="12" table:formula="of:=INT([.J447]/COUNTA([.$Z$7:.$AD$17]))+1" table:style-name="ce1">
            <text:p>12</text:p>
          </table:table-cell>
          <table:table-cell office:value-type="float" office:value="4" table:formula="of:=IF(INDEX([.$Z$7:.$AD$17];[.L446]+1;[.M446])=&quot;&quot;;1;[.L446]+1)" table:style-name="ce1">
            <text:p>4</text:p>
          </table:table-cell>
          <table:table-cell office:value-type="float" office:value="3" table:formula="of:=IF(INDEX([.$Z$7:.$AD$17];[.L446]+1;[.M446])=&quot;&quot;;IF([.M446]=5;1;[.M446]+1);[.M446])" table:style-name="ce1">
            <text:p>3</text:p>
          </table:table-cell>
          <table:table-cell office:value-type="float" office:value="0" table:formula="of:=IF([.B447]=[.C447];0;INDEX([.$Z$18:.$AD$25];INT([.$J447]/COUNTA([.$Z$7:.$AD$17]))+1;[.$M447]))" table:style-name="ce1">
            <text:p>#REF!</text:p>
          </table:table-cell>
          <table:table-cell table:style-name="ce1"/>
          <table:table-cell office:value-type="string" office:string-value="" table:formula="of:=IF(INDEX([.AF$18:.AF$200];[.$K447])=&quot;&quot;;&quot;&quot;;[.AF$17]&amp;&quot; = yes &quot;)" table:style-name="ce1"/>
          <table:table-cell office:value-type="string" office:string-value="" table:formula="of:=IF(INDEX([.AG$18:.AG$200];[.$K447])=&quot;&quot;;&quot;&quot;;[.AG$17]&amp;&quot; = yes &quot;)" table:style-name="ce1"/>
          <table:table-cell office:value-type="string" office:string-value="" table:formula="of:=IF(INDEX([.AH$18:.AH$200];[.$K447])=&quot;&quot;;&quot;&quot;;[.AH$17]&amp;&quot; = yes &quot;)" table:style-name="ce1"/>
          <table:table-cell office:value-type="string" office:string-value="" table:formula="of:=IF(INDEX([.AI$18:.AI$200];[.$K447])=&quot;&quot;;&quot;&quot;;[.AI$17]&amp;&quot; = yes &quot;)" table:style-name="ce1"/>
          <table:table-cell office:value-type="float" office:value="0" table:formula="of:=IF(INDEX([.AF$18:.AF$200];MATCH([.$C447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447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447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447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41</text:p>
          </table:table-cell>
          <table:table-cell office:value-type="float" office:value="0" table:formula="of:=INDEX([.Y$18:.Y$200];[.K448])" table:style-name="ce1">
            <text:p>0</text:p>
          </table:table-cell>
          <table:table-cell office:value-type="string" office:string-value="pc_tundra" table:formula="of:=INDEX([.$Z$7:.$AD$17];[.L448];[.M448])" table:style-name="ce1">
            <text:p>pc_tundra</text:p>
          </table:table-cell>
          <table:table-cell office:value-type="float" office:value="0" table:formula="of:=[.$X$8]&amp;[.N448]" table:style-name="ce1">
            <text:p>#REF!</text:p>
          </table:table-cell>
          <table:table-cell office:value-type="float" office:value="0" table:formula="of:=[.$X$9]&amp;[.N448]" table:style-name="ce1">
            <text:p>#REF!</text:p>
          </table:table-cell>
          <table:table-cell office:value-type="string" office:string-value="OR={}&quot;OR={}" table:formula="of:=[.O448]&amp;&quot;OR={&quot;&amp;CONCATENATE([.P448];[.Q448];[.R448];[.S448])&amp;&quot;}&quot;&quot;OR={&quot;&amp;CONCATENATE([.T448];[.U448];[.V448];[.W44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48]+1)" table:style-name="ce1">
            <text:p>#REF!</text:p>
          </table:table-cell>
          <table:table-cell office:value-type="float" office:value="0" table:formula="of:=[.I447]" table:style-name="ce1">
            <text:p>0</text:p>
          </table:table-cell>
          <table:table-cell office:value-type="float" office:value="441" table:style-name="ce1">
            <text:p>441</text:p>
          </table:table-cell>
          <table:table-cell office:value-type="float" office:value="12" table:formula="of:=INT([.J448]/COUNTA([.$Z$7:.$AD$17]))+1" table:style-name="ce1">
            <text:p>12</text:p>
          </table:table-cell>
          <table:table-cell office:value-type="float" office:value="5" table:formula="of:=IF(INDEX([.$Z$7:.$AD$17];[.L447]+1;[.M447])=&quot;&quot;;1;[.L447]+1)" table:style-name="ce1">
            <text:p>5</text:p>
          </table:table-cell>
          <table:table-cell office:value-type="float" office:value="3" table:formula="of:=IF(INDEX([.$Z$7:.$AD$17];[.L447]+1;[.M447])=&quot;&quot;;IF([.M447]=5;1;[.M447]+1);[.M447])" table:style-name="ce1">
            <text:p>3</text:p>
          </table:table-cell>
          <table:table-cell office:value-type="float" office:value="0" table:formula="of:=IF([.B448]=[.C448];0;INDEX([.$Z$18:.$AD$25];INT([.$J448]/COUNTA([.$Z$7:.$AD$17]))+1;[.$M448]))" table:style-name="ce1">
            <text:p>#REF!</text:p>
          </table:table-cell>
          <table:table-cell table:style-name="ce1"/>
          <table:table-cell office:value-type="string" office:string-value="" table:formula="of:=IF(INDEX([.AF$18:.AF$200];[.$K448])=&quot;&quot;;&quot;&quot;;[.AF$17]&amp;&quot; = yes &quot;)" table:style-name="ce1"/>
          <table:table-cell office:value-type="string" office:string-value="" table:formula="of:=IF(INDEX([.AG$18:.AG$200];[.$K448])=&quot;&quot;;&quot;&quot;;[.AG$17]&amp;&quot; = yes &quot;)" table:style-name="ce1"/>
          <table:table-cell office:value-type="string" office:string-value="" table:formula="of:=IF(INDEX([.AH$18:.AH$200];[.$K448])=&quot;&quot;;&quot;&quot;;[.AH$17]&amp;&quot; = yes &quot;)" table:style-name="ce1"/>
          <table:table-cell office:value-type="string" office:string-value="" table:formula="of:=IF(INDEX([.AI$18:.AI$200];[.$K448])=&quot;&quot;;&quot;&quot;;[.AI$17]&amp;&quot; = yes &quot;)" table:style-name="ce1"/>
          <table:table-cell office:value-type="string" office:string-value="" table:formula="of:=IF(INDEX([.AF$18:.AF$200];MATCH([.$C448];[.$Y$18:.$Y$200]))=&quot;&quot;;&quot;&quot;;[.AF$17]&amp;&quot; = yes &quot;)" table:style-name="ce1"/>
          <table:table-cell office:value-type="string" office:string-value="" table:formula="of:=IF(INDEX([.AG$18:.AG$200];MATCH([.$C448];[.$Y$18:.$Y$200]))=&quot;&quot;;&quot;&quot;;[.AG$17]&amp;&quot; = yes &quot;)" table:style-name="ce1"/>
          <table:table-cell office:value-type="string" office:string-value="" table:formula="of:=IF(INDEX([.AH$18:.AH$200];MATCH([.$C448];[.$Y$18:.$Y$200]))=&quot;&quot;;&quot;&quot;;[.AH$17]&amp;&quot; = yes &quot;)" table:style-name="ce1"/>
          <table:table-cell office:value-type="string" office:string-value="" table:formula="of:=IF(INDEX([.AI$18:.AI$200];MATCH([.$C44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42</text:p>
          </table:table-cell>
          <table:table-cell office:value-type="float" office:value="0" table:formula="of:=INDEX([.Y$18:.Y$200];[.K449])" table:style-name="ce1">
            <text:p>0</text:p>
          </table:table-cell>
          <table:table-cell office:value-type="string" office:string-value="pc_alpine" table:formula="of:=INDEX([.$Z$7:.$AD$17];[.L449];[.M449])" table:style-name="ce1">
            <text:p>pc_alpine</text:p>
          </table:table-cell>
          <table:table-cell office:value-type="float" office:value="0" table:formula="of:=[.$X$8]&amp;[.N449]" table:style-name="ce1">
            <text:p>#REF!</text:p>
          </table:table-cell>
          <table:table-cell office:value-type="float" office:value="0" table:formula="of:=[.$X$9]&amp;[.N449]" table:style-name="ce1">
            <text:p>#REF!</text:p>
          </table:table-cell>
          <table:table-cell office:value-type="float" office:value="0" table:formula="of:=[.O449]&amp;&quot;OR={&quot;&amp;CONCATENATE([.P449];[.Q449];[.R449];[.S449])&amp;&quot;}&quot;&quot;OR={&quot;&amp;CONCATENATE([.T449];[.U449];[.V449];[.W449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49]+1)" table:style-name="ce1">
            <text:p>#REF!</text:p>
          </table:table-cell>
          <table:table-cell office:value-type="float" office:value="0" table:formula="of:=[.I448]" table:style-name="ce1">
            <text:p>0</text:p>
          </table:table-cell>
          <table:table-cell office:value-type="float" office:value="442" table:style-name="ce1">
            <text:p>442</text:p>
          </table:table-cell>
          <table:table-cell office:value-type="float" office:value="12" table:formula="of:=INT([.J449]/COUNTA([.$Z$7:.$AD$17]))+1" table:style-name="ce1">
            <text:p>12</text:p>
          </table:table-cell>
          <table:table-cell office:value-type="float" office:value="6" table:formula="of:=IF(INDEX([.$Z$7:.$AD$17];[.L448]+1;[.M448])=&quot;&quot;;1;[.L448]+1)" table:style-name="ce1">
            <text:p>6</text:p>
          </table:table-cell>
          <table:table-cell office:value-type="float" office:value="3" table:formula="of:=IF(INDEX([.$Z$7:.$AD$17];[.L448]+1;[.M448])=&quot;&quot;;IF([.M448]=5;1;[.M448]+1);[.M448])" table:style-name="ce1">
            <text:p>3</text:p>
          </table:table-cell>
          <table:table-cell office:value-type="float" office:value="0" table:formula="of:=IF([.B449]=[.C449];0;INDEX([.$Z$18:.$AD$25];INT([.$J449]/COUNTA([.$Z$7:.$AD$17]))+1;[.$M449]))" table:style-name="ce1">
            <text:p>#REF!</text:p>
          </table:table-cell>
          <table:table-cell table:style-name="ce1"/>
          <table:table-cell office:value-type="string" office:string-value="" table:formula="of:=IF(INDEX([.AF$18:.AF$200];[.$K449])=&quot;&quot;;&quot;&quot;;[.AF$17]&amp;&quot; = yes &quot;)" table:style-name="ce1"/>
          <table:table-cell office:value-type="string" office:string-value="" table:formula="of:=IF(INDEX([.AG$18:.AG$200];[.$K449])=&quot;&quot;;&quot;&quot;;[.AG$17]&amp;&quot; = yes &quot;)" table:style-name="ce1"/>
          <table:table-cell office:value-type="string" office:string-value="" table:formula="of:=IF(INDEX([.AH$18:.AH$200];[.$K449])=&quot;&quot;;&quot;&quot;;[.AH$17]&amp;&quot; = yes &quot;)" table:style-name="ce1"/>
          <table:table-cell office:value-type="string" office:string-value="" table:formula="of:=IF(INDEX([.AI$18:.AI$200];[.$K449])=&quot;&quot;;&quot;&quot;;[.AI$17]&amp;&quot; = yes &quot;)" table:style-name="ce1"/>
          <table:table-cell office:value-type="float" office:value="0" table:formula="of:=IF(INDEX([.AF$18:.AF$200];MATCH([.$C449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449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449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449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43</text:p>
          </table:table-cell>
          <table:table-cell office:value-type="float" office:value="0" table:formula="of:=INDEX([.Y$18:.Y$200];[.K450])" table:style-name="ce1">
            <text:p>0</text:p>
          </table:table-cell>
          <table:table-cell office:value-type="string" office:string-value="pc_greenhouse_cold" table:formula="of:=INDEX([.$Z$7:.$AD$17];[.L450];[.M450])" table:style-name="ce1">
            <text:p>pc_greenhouse_cold</text:p>
          </table:table-cell>
          <table:table-cell office:value-type="float" office:value="0" table:formula="of:=[.$X$8]&amp;[.N450]" table:style-name="ce1">
            <text:p>#REF!</text:p>
          </table:table-cell>
          <table:table-cell office:value-type="float" office:value="0" table:formula="of:=[.$X$9]&amp;[.N450]" table:style-name="ce1">
            <text:p>#REF!</text:p>
          </table:table-cell>
          <table:table-cell office:value-type="string" office:string-value="OR={}&quot;OR={}" table:formula="of:=[.O450]&amp;&quot;OR={&quot;&amp;CONCATENATE([.P450];[.Q450];[.R450];[.S450])&amp;&quot;}&quot;&quot;OR={&quot;&amp;CONCATENATE([.T450];[.U450];[.V450];[.W45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50]+1)" table:style-name="ce1">
            <text:p>#REF!</text:p>
          </table:table-cell>
          <table:table-cell office:value-type="float" office:value="0" table:formula="of:=[.I449]" table:style-name="ce1">
            <text:p>0</text:p>
          </table:table-cell>
          <table:table-cell office:value-type="float" office:value="443" table:style-name="ce1">
            <text:p>443</text:p>
          </table:table-cell>
          <table:table-cell office:value-type="float" office:value="12" table:formula="of:=INT([.J450]/COUNTA([.$Z$7:.$AD$17]))+1" table:style-name="ce1">
            <text:p>12</text:p>
          </table:table-cell>
          <table:table-cell office:value-type="float" office:value="7" table:formula="of:=IF(INDEX([.$Z$7:.$AD$17];[.L449]+1;[.M449])=&quot;&quot;;1;[.L449]+1)" table:style-name="ce1">
            <text:p>7</text:p>
          </table:table-cell>
          <table:table-cell office:value-type="float" office:value="3" table:formula="of:=IF(INDEX([.$Z$7:.$AD$17];[.L449]+1;[.M449])=&quot;&quot;;IF([.M449]=5;1;[.M449]+1);[.M449])" table:style-name="ce1">
            <text:p>3</text:p>
          </table:table-cell>
          <table:table-cell office:value-type="float" office:value="0" table:formula="of:=IF([.B450]=[.C450];0;INDEX([.$Z$18:.$AD$25];INT([.$J450]/COUNTA([.$Z$7:.$AD$17]))+1;[.$M450]))" table:style-name="ce1">
            <text:p>#REF!</text:p>
          </table:table-cell>
          <table:table-cell table:style-name="ce1"/>
          <table:table-cell office:value-type="string" office:string-value="" table:formula="of:=IF(INDEX([.AF$18:.AF$200];[.$K450])=&quot;&quot;;&quot;&quot;;[.AF$17]&amp;&quot; = yes &quot;)" table:style-name="ce1"/>
          <table:table-cell office:value-type="string" office:string-value="" table:formula="of:=IF(INDEX([.AG$18:.AG$200];[.$K450])=&quot;&quot;;&quot;&quot;;[.AG$17]&amp;&quot; = yes &quot;)" table:style-name="ce1"/>
          <table:table-cell office:value-type="string" office:string-value="" table:formula="of:=IF(INDEX([.AH$18:.AH$200];[.$K450])=&quot;&quot;;&quot;&quot;;[.AH$17]&amp;&quot; = yes &quot;)" table:style-name="ce1"/>
          <table:table-cell office:value-type="string" office:string-value="" table:formula="of:=IF(INDEX([.AI$18:.AI$200];[.$K450])=&quot;&quot;;&quot;&quot;;[.AI$17]&amp;&quot; = yes &quot;)" table:style-name="ce1"/>
          <table:table-cell office:value-type="string" office:string-value="" table:formula="of:=IF(INDEX([.AF$18:.AF$200];MATCH([.$C450];[.$Y$18:.$Y$200]))=&quot;&quot;;&quot;&quot;;[.AF$17]&amp;&quot; = yes &quot;)" table:style-name="ce1"/>
          <table:table-cell office:value-type="string" office:string-value="" table:formula="of:=IF(INDEX([.AG$18:.AG$200];MATCH([.$C450];[.$Y$18:.$Y$200]))=&quot;&quot;;&quot;&quot;;[.AG$17]&amp;&quot; = yes &quot;)" table:style-name="ce1"/>
          <table:table-cell office:value-type="string" office:string-value="" table:formula="of:=IF(INDEX([.AH$18:.AH$200];MATCH([.$C450];[.$Y$18:.$Y$200]))=&quot;&quot;;&quot;&quot;;[.AH$17]&amp;&quot; = yes &quot;)" table:style-name="ce1"/>
          <table:table-cell office:value-type="string" office:string-value="" table:formula="of:=IF(INDEX([.AI$18:.AI$200];MATCH([.$C45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44</text:p>
          </table:table-cell>
          <table:table-cell office:value-type="float" office:value="0" table:formula="of:=INDEX([.Y$18:.Y$200];[.K451])" table:style-name="ce1">
            <text:p>0</text:p>
          </table:table-cell>
          <table:table-cell office:value-type="string" office:string-value="pc_arctic" table:formula="of:=INDEX([.$Z$7:.$AD$17];[.L451];[.M451])" table:style-name="ce1">
            <text:p>pc_arctic</text:p>
          </table:table-cell>
          <table:table-cell office:value-type="float" office:value="0" table:formula="of:=[.$X$8]&amp;[.N451]" table:style-name="ce1">
            <text:p>#REF!</text:p>
          </table:table-cell>
          <table:table-cell office:value-type="float" office:value="0" table:formula="of:=[.$X$9]&amp;[.N451]" table:style-name="ce1">
            <text:p>#REF!</text:p>
          </table:table-cell>
          <table:table-cell office:value-type="float" office:value="0" table:formula="of:=[.O451]&amp;&quot;OR={&quot;&amp;CONCATENATE([.P451];[.Q451];[.R451];[.S451])&amp;&quot;}&quot;&quot;OR={&quot;&amp;CONCATENATE([.T451];[.U451];[.V451];[.W451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51]+1)" table:style-name="ce1">
            <text:p>#REF!</text:p>
          </table:table-cell>
          <table:table-cell office:value-type="float" office:value="0" table:formula="of:=[.I450]" table:style-name="ce1">
            <text:p>0</text:p>
          </table:table-cell>
          <table:table-cell office:value-type="float" office:value="444" table:style-name="ce1">
            <text:p>444</text:p>
          </table:table-cell>
          <table:table-cell office:value-type="float" office:value="12" table:formula="of:=INT([.J451]/COUNTA([.$Z$7:.$AD$17]))+1" table:style-name="ce1">
            <text:p>12</text:p>
          </table:table-cell>
          <table:table-cell office:value-type="float" office:value="1" table:formula="of:=IF(INDEX([.$Z$7:.$AD$17];[.L450]+1;[.M450])=&quot;&quot;;1;[.L450]+1)" table:style-name="ce1">
            <text:p>1</text:p>
          </table:table-cell>
          <table:table-cell office:value-type="float" office:value="4" table:formula="of:=IF(INDEX([.$Z$7:.$AD$17];[.L450]+1;[.M450])=&quot;&quot;;IF([.M450]=5;1;[.M450]+1);[.M450])" table:style-name="ce1">
            <text:p>4</text:p>
          </table:table-cell>
          <table:table-cell office:value-type="float" office:value="0" table:formula="of:=IF([.B451]=[.C451];0;INDEX([.$Z$18:.$AD$25];INT([.$J451]/COUNTA([.$Z$7:.$AD$17]))+1;[.$M451]))" table:style-name="ce1">
            <text:p>#REF!</text:p>
          </table:table-cell>
          <table:table-cell table:style-name="ce1"/>
          <table:table-cell office:value-type="string" office:string-value="" table:formula="of:=IF(INDEX([.AF$18:.AF$200];[.$K451])=&quot;&quot;;&quot;&quot;;[.AF$17]&amp;&quot; = yes &quot;)" table:style-name="ce1"/>
          <table:table-cell office:value-type="string" office:string-value="" table:formula="of:=IF(INDEX([.AG$18:.AG$200];[.$K451])=&quot;&quot;;&quot;&quot;;[.AG$17]&amp;&quot; = yes &quot;)" table:style-name="ce1"/>
          <table:table-cell office:value-type="string" office:string-value="" table:formula="of:=IF(INDEX([.AH$18:.AH$200];[.$K451])=&quot;&quot;;&quot;&quot;;[.AH$17]&amp;&quot; = yes &quot;)" table:style-name="ce1"/>
          <table:table-cell office:value-type="string" office:string-value="" table:formula="of:=IF(INDEX([.AI$18:.AI$200];[.$K451])=&quot;&quot;;&quot;&quot;;[.AI$17]&amp;&quot; = yes &quot;)" table:style-name="ce1"/>
          <table:table-cell office:value-type="float" office:value="0" table:formula="of:=IF(INDEX([.AF$18:.AF$200];MATCH([.$C451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451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451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451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45</text:p>
          </table:table-cell>
          <table:table-cell office:value-type="float" office:value="0" table:formula="of:=INDEX([.Y$18:.Y$200];[.K452])" table:style-name="ce1">
            <text:p>0</text:p>
          </table:table-cell>
          <table:table-cell office:value-type="string" office:string-value="pc_swamp" table:formula="of:=INDEX([.$Z$7:.$AD$17];[.L452];[.M452])" table:style-name="ce1">
            <text:p>pc_swamp</text:p>
          </table:table-cell>
          <table:table-cell office:value-type="float" office:value="0" table:formula="of:=[.$X$8]&amp;[.N452]" table:style-name="ce1">
            <text:p>#REF!</text:p>
          </table:table-cell>
          <table:table-cell office:value-type="float" office:value="0" table:formula="of:=[.$X$9]&amp;[.N452]" table:style-name="ce1">
            <text:p>#REF!</text:p>
          </table:table-cell>
          <table:table-cell office:value-type="string" office:string-value="OR={}&quot;OR={}" table:formula="of:=[.O452]&amp;&quot;OR={&quot;&amp;CONCATENATE([.P452];[.Q452];[.R452];[.S452])&amp;&quot;}&quot;&quot;OR={&quot;&amp;CONCATENATE([.T452];[.U452];[.V452];[.W45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52]+1)" table:style-name="ce1">
            <text:p>#REF!</text:p>
          </table:table-cell>
          <table:table-cell office:value-type="float" office:value="0" table:formula="of:=[.I451]" table:style-name="ce1">
            <text:p>0</text:p>
          </table:table-cell>
          <table:table-cell office:value-type="float" office:value="445" table:style-name="ce1">
            <text:p>445</text:p>
          </table:table-cell>
          <table:table-cell office:value-type="float" office:value="12" table:formula="of:=INT([.J452]/COUNTA([.$Z$7:.$AD$17]))+1" table:style-name="ce1">
            <text:p>12</text:p>
          </table:table-cell>
          <table:table-cell office:value-type="float" office:value="2" table:formula="of:=IF(INDEX([.$Z$7:.$AD$17];[.L451]+1;[.M451])=&quot;&quot;;1;[.L451]+1)" table:style-name="ce1">
            <text:p>2</text:p>
          </table:table-cell>
          <table:table-cell office:value-type="float" office:value="4" table:formula="of:=IF(INDEX([.$Z$7:.$AD$17];[.L451]+1;[.M451])=&quot;&quot;;IF([.M451]=5;1;[.M451]+1);[.M451])" table:style-name="ce1">
            <text:p>4</text:p>
          </table:table-cell>
          <table:table-cell office:value-type="float" office:value="0" table:formula="of:=IF([.B452]=[.C452];0;INDEX([.$Z$18:.$AD$25];INT([.$J452]/COUNTA([.$Z$7:.$AD$17]))+1;[.$M452]))" table:style-name="ce1">
            <text:p>#REF!</text:p>
          </table:table-cell>
          <table:table-cell table:style-name="ce1"/>
          <table:table-cell office:value-type="string" office:string-value="" table:formula="of:=IF(INDEX([.AF$18:.AF$200];[.$K452])=&quot;&quot;;&quot;&quot;;[.AF$17]&amp;&quot; = yes &quot;)" table:style-name="ce1"/>
          <table:table-cell office:value-type="string" office:string-value="" table:formula="of:=IF(INDEX([.AG$18:.AG$200];[.$K452])=&quot;&quot;;&quot;&quot;;[.AG$17]&amp;&quot; = yes &quot;)" table:style-name="ce1"/>
          <table:table-cell office:value-type="string" office:string-value="" table:formula="of:=IF(INDEX([.AH$18:.AH$200];[.$K452])=&quot;&quot;;&quot;&quot;;[.AH$17]&amp;&quot; = yes &quot;)" table:style-name="ce1"/>
          <table:table-cell office:value-type="string" office:string-value="" table:formula="of:=IF(INDEX([.AI$18:.AI$200];[.$K452])=&quot;&quot;;&quot;&quot;;[.AI$17]&amp;&quot; = yes &quot;)" table:style-name="ce1"/>
          <table:table-cell office:value-type="string" office:string-value="" table:formula="of:=IF(INDEX([.AF$18:.AF$200];MATCH([.$C452];[.$Y$18:.$Y$200]))=&quot;&quot;;&quot;&quot;;[.AF$17]&amp;&quot; = yes &quot;)" table:style-name="ce1"/>
          <table:table-cell office:value-type="string" office:string-value="" table:formula="of:=IF(INDEX([.AG$18:.AG$200];MATCH([.$C452];[.$Y$18:.$Y$200]))=&quot;&quot;;&quot;&quot;;[.AG$17]&amp;&quot; = yes &quot;)" table:style-name="ce1"/>
          <table:table-cell office:value-type="string" office:string-value="" table:formula="of:=IF(INDEX([.AH$18:.AH$200];MATCH([.$C452];[.$Y$18:.$Y$200]))=&quot;&quot;;&quot;&quot;;[.AH$17]&amp;&quot; = yes &quot;)" table:style-name="ce1"/>
          <table:table-cell office:value-type="string" office:string-value="" table:formula="of:=IF(INDEX([.AI$18:.AI$200];MATCH([.$C45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46</text:p>
          </table:table-cell>
          <table:table-cell office:value-type="float" office:value="0" table:formula="of:=INDEX([.Y$18:.Y$200];[.K453])" table:style-name="ce1">
            <text:p>0</text:p>
          </table:table-cell>
          <table:table-cell office:value-type="string" office:string-value="pc_cascadian" table:formula="of:=INDEX([.$Z$7:.$AD$17];[.L453];[.M453])" table:style-name="ce1">
            <text:p>pc_cascadian</text:p>
          </table:table-cell>
          <table:table-cell office:value-type="float" office:value="0" table:formula="of:=[.$X$8]&amp;[.N453]" table:style-name="ce1">
            <text:p>#REF!</text:p>
          </table:table-cell>
          <table:table-cell office:value-type="float" office:value="0" table:formula="of:=[.$X$9]&amp;[.N453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453]&amp;&quot;OR={&quot;&amp;CONCATENATE([.P453];[.Q453];[.R453];[.S453])&amp;&quot;}&quot;&quot;OR={&quot;&amp;CONCATENATE([.T453];[.U453];[.V453];[.W453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53]+1)" table:style-name="ce1">
            <text:p>#REF!</text:p>
          </table:table-cell>
          <table:table-cell office:value-type="float" office:value="0" table:formula="of:=[.I452]" table:style-name="ce1">
            <text:p>0</text:p>
          </table:table-cell>
          <table:table-cell office:value-type="float" office:value="446" table:style-name="ce1">
            <text:p>446</text:p>
          </table:table-cell>
          <table:table-cell office:value-type="float" office:value="12" table:formula="of:=INT([.J453]/COUNTA([.$Z$7:.$AD$17]))+1" table:style-name="ce1">
            <text:p>12</text:p>
          </table:table-cell>
          <table:table-cell office:value-type="float" office:value="3" table:formula="of:=IF(INDEX([.$Z$7:.$AD$17];[.L452]+1;[.M452])=&quot;&quot;;1;[.L452]+1)" table:style-name="ce1">
            <text:p>3</text:p>
          </table:table-cell>
          <table:table-cell office:value-type="float" office:value="4" table:formula="of:=IF(INDEX([.$Z$7:.$AD$17];[.L452]+1;[.M452])=&quot;&quot;;IF([.M452]=5;1;[.M452]+1);[.M452])" table:style-name="ce1">
            <text:p>4</text:p>
          </table:table-cell>
          <table:table-cell office:value-type="float" office:value="0" table:formula="of:=IF([.B453]=[.C453];0;INDEX([.$Z$18:.$AD$25];INT([.$J453]/COUNTA([.$Z$7:.$AD$17]))+1;[.$M453]))" table:style-name="ce1">
            <text:p>#REF!</text:p>
          </table:table-cell>
          <table:table-cell table:style-name="ce1"/>
          <table:table-cell office:value-type="string" office:string-value="" table:formula="of:=IF(INDEX([.AF$18:.AF$200];[.$K453])=&quot;&quot;;&quot;&quot;;[.AF$17]&amp;&quot; = yes &quot;)" table:style-name="ce1"/>
          <table:table-cell office:value-type="string" office:string-value="" table:formula="of:=IF(INDEX([.AG$18:.AG$200];[.$K453])=&quot;&quot;;&quot;&quot;;[.AG$17]&amp;&quot; = yes &quot;)" table:style-name="ce1"/>
          <table:table-cell office:value-type="string" office:string-value="" table:formula="of:=IF(INDEX([.AH$18:.AH$200];[.$K453])=&quot;&quot;;&quot;&quot;;[.AH$17]&amp;&quot; = yes &quot;)" table:style-name="ce1"/>
          <table:table-cell office:value-type="string" office:string-value="" table:formula="of:=IF(INDEX([.AI$18:.AI$200];[.$K453])=&quot;&quot;;&quot;&quot;;[.AI$17]&amp;&quot; = yes &quot;)" table:style-name="ce1"/>
          <table:table-cell office:value-type="string" office:string-value="planetary_diversity_enabled = yes " table:formula="of:=IF(INDEX([.AF$18:.AF$200];MATCH([.$C453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453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453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453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47</text:p>
          </table:table-cell>
          <table:table-cell office:value-type="float" office:value="0" table:formula="of:=INDEX([.Y$18:.Y$200];[.K454])" table:style-name="ce1">
            <text:p>0</text:p>
          </table:table-cell>
          <table:table-cell office:value-type="string" office:string-value="pc_geothermal" table:formula="of:=INDEX([.$Z$7:.$AD$17];[.L454];[.M454])" table:style-name="ce1">
            <text:p>pc_geothermal</text:p>
          </table:table-cell>
          <table:table-cell office:value-type="float" office:value="0" table:formula="of:=[.$X$8]&amp;[.N454]" table:style-name="ce1">
            <text:p>#REF!</text:p>
          </table:table-cell>
          <table:table-cell office:value-type="float" office:value="0" table:formula="of:=[.$X$9]&amp;[.N454]" table:style-name="ce1">
            <text:p>#REF!</text:p>
          </table:table-cell>
          <table:table-cell office:value-type="string" office:string-value="OR={}&quot;OR={}" table:formula="of:=[.O454]&amp;&quot;OR={&quot;&amp;CONCATENATE([.P454];[.Q454];[.R454];[.S454])&amp;&quot;}&quot;&quot;OR={&quot;&amp;CONCATENATE([.T454];[.U454];[.V454];[.W45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54]+1)" table:style-name="ce1">
            <text:p>#REF!</text:p>
          </table:table-cell>
          <table:table-cell office:value-type="float" office:value="0" table:formula="of:=[.I453]" table:style-name="ce1">
            <text:p>0</text:p>
          </table:table-cell>
          <table:table-cell office:value-type="float" office:value="447" table:style-name="ce1">
            <text:p>447</text:p>
          </table:table-cell>
          <table:table-cell office:value-type="float" office:value="12" table:formula="of:=INT([.J454]/COUNTA([.$Z$7:.$AD$17]))+1" table:style-name="ce1">
            <text:p>12</text:p>
          </table:table-cell>
          <table:table-cell office:value-type="float" office:value="4" table:formula="of:=IF(INDEX([.$Z$7:.$AD$17];[.L453]+1;[.M453])=&quot;&quot;;1;[.L453]+1)" table:style-name="ce1">
            <text:p>4</text:p>
          </table:table-cell>
          <table:table-cell office:value-type="float" office:value="4" table:formula="of:=IF(INDEX([.$Z$7:.$AD$17];[.L453]+1;[.M453])=&quot;&quot;;IF([.M453]=5;1;[.M453]+1);[.M453])" table:style-name="ce1">
            <text:p>4</text:p>
          </table:table-cell>
          <table:table-cell office:value-type="float" office:value="0" table:formula="of:=IF([.B454]=[.C454];0;INDEX([.$Z$18:.$AD$25];INT([.$J454]/COUNTA([.$Z$7:.$AD$17]))+1;[.$M454]))" table:style-name="ce1">
            <text:p>#REF!</text:p>
          </table:table-cell>
          <table:table-cell table:style-name="ce1"/>
          <table:table-cell office:value-type="string" office:string-value="" table:formula="of:=IF(INDEX([.AF$18:.AF$200];[.$K454])=&quot;&quot;;&quot;&quot;;[.AF$17]&amp;&quot; = yes &quot;)" table:style-name="ce1"/>
          <table:table-cell office:value-type="string" office:string-value="" table:formula="of:=IF(INDEX([.AG$18:.AG$200];[.$K454])=&quot;&quot;;&quot;&quot;;[.AG$17]&amp;&quot; = yes &quot;)" table:style-name="ce1"/>
          <table:table-cell office:value-type="string" office:string-value="" table:formula="of:=IF(INDEX([.AH$18:.AH$200];[.$K454])=&quot;&quot;;&quot;&quot;;[.AH$17]&amp;&quot; = yes &quot;)" table:style-name="ce1"/>
          <table:table-cell office:value-type="string" office:string-value="" table:formula="of:=IF(INDEX([.AI$18:.AI$200];[.$K454])=&quot;&quot;;&quot;&quot;;[.AI$17]&amp;&quot; = yes &quot;)" table:style-name="ce1"/>
          <table:table-cell office:value-type="string" office:string-value="" table:formula="of:=IF(INDEX([.AF$18:.AF$200];MATCH([.$C454];[.$Y$18:.$Y$200]))=&quot;&quot;;&quot;&quot;;[.AF$17]&amp;&quot; = yes &quot;)" table:style-name="ce1"/>
          <table:table-cell office:value-type="string" office:string-value="" table:formula="of:=IF(INDEX([.AG$18:.AG$200];MATCH([.$C454];[.$Y$18:.$Y$200]))=&quot;&quot;;&quot;&quot;;[.AG$17]&amp;&quot; = yes &quot;)" table:style-name="ce1"/>
          <table:table-cell office:value-type="string" office:string-value="" table:formula="of:=IF(INDEX([.AH$18:.AH$200];MATCH([.$C454];[.$Y$18:.$Y$200]))=&quot;&quot;;&quot;&quot;;[.AH$17]&amp;&quot; = yes &quot;)" table:style-name="ce1"/>
          <table:table-cell office:value-type="string" office:string-value="" table:formula="of:=IF(INDEX([.AI$18:.AI$200];MATCH([.$C45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48</text:p>
          </table:table-cell>
          <table:table-cell office:value-type="float" office:value="0" table:formula="of:=INDEX([.Y$18:.Y$200];[.K455])" table:style-name="ce1">
            <text:p>0</text:p>
          </table:table-cell>
          <table:table-cell office:value-type="string" office:string-value="pc_glacial" table:formula="of:=INDEX([.$Z$7:.$AD$17];[.L455];[.M455])" table:style-name="ce1">
            <text:p>pc_glacial</text:p>
          </table:table-cell>
          <table:table-cell office:value-type="float" office:value="0" table:formula="of:=[.$X$8]&amp;[.N455]" table:style-name="ce1">
            <text:p>#REF!</text:p>
          </table:table-cell>
          <table:table-cell office:value-type="float" office:value="0" table:formula="of:=[.$X$9]&amp;[.N455]" table:style-name="ce1">
            <text:p>#REF!</text:p>
          </table:table-cell>
          <table:table-cell office:value-type="string" office:string-value="OR={}&quot;OR={}" table:formula="of:=[.O455]&amp;&quot;OR={&quot;&amp;CONCATENATE([.P455];[.Q455];[.R455];[.S455])&amp;&quot;}&quot;&quot;OR={&quot;&amp;CONCATENATE([.T455];[.U455];[.V455];[.W45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55]+1)" table:style-name="ce1">
            <text:p>#REF!</text:p>
          </table:table-cell>
          <table:table-cell office:value-type="float" office:value="0" table:formula="of:=[.I454]" table:style-name="ce1">
            <text:p>0</text:p>
          </table:table-cell>
          <table:table-cell office:value-type="float" office:value="448" table:style-name="ce1">
            <text:p>448</text:p>
          </table:table-cell>
          <table:table-cell office:value-type="float" office:value="12" table:formula="of:=INT([.J455]/COUNTA([.$Z$7:.$AD$17]))+1" table:style-name="ce1">
            <text:p>12</text:p>
          </table:table-cell>
          <table:table-cell office:value-type="float" office:value="5" table:formula="of:=IF(INDEX([.$Z$7:.$AD$17];[.L454]+1;[.M454])=&quot;&quot;;1;[.L454]+1)" table:style-name="ce1">
            <text:p>5</text:p>
          </table:table-cell>
          <table:table-cell office:value-type="float" office:value="4" table:formula="of:=IF(INDEX([.$Z$7:.$AD$17];[.L454]+1;[.M454])=&quot;&quot;;IF([.M454]=5;1;[.M454]+1);[.M454])" table:style-name="ce1">
            <text:p>4</text:p>
          </table:table-cell>
          <table:table-cell office:value-type="float" office:value="0" table:formula="of:=IF([.B455]=[.C455];0;INDEX([.$Z$18:.$AD$25];INT([.$J455]/COUNTA([.$Z$7:.$AD$17]))+1;[.$M455]))" table:style-name="ce1">
            <text:p>#REF!</text:p>
          </table:table-cell>
          <table:table-cell table:style-name="ce1"/>
          <table:table-cell office:value-type="string" office:string-value="" table:formula="of:=IF(INDEX([.AF$18:.AF$200];[.$K455])=&quot;&quot;;&quot;&quot;;[.AF$17]&amp;&quot; = yes &quot;)" table:style-name="ce1"/>
          <table:table-cell office:value-type="string" office:string-value="" table:formula="of:=IF(INDEX([.AG$18:.AG$200];[.$K455])=&quot;&quot;;&quot;&quot;;[.AG$17]&amp;&quot; = yes &quot;)" table:style-name="ce1"/>
          <table:table-cell office:value-type="string" office:string-value="" table:formula="of:=IF(INDEX([.AH$18:.AH$200];[.$K455])=&quot;&quot;;&quot;&quot;;[.AH$17]&amp;&quot; = yes &quot;)" table:style-name="ce1"/>
          <table:table-cell office:value-type="string" office:string-value="" table:formula="of:=IF(INDEX([.AI$18:.AI$200];[.$K455])=&quot;&quot;;&quot;&quot;;[.AI$17]&amp;&quot; = yes &quot;)" table:style-name="ce1"/>
          <table:table-cell office:value-type="string" office:string-value="" table:formula="of:=IF(INDEX([.AF$18:.AF$200];MATCH([.$C455];[.$Y$18:.$Y$200]))=&quot;&quot;;&quot;&quot;;[.AF$17]&amp;&quot; = yes &quot;)" table:style-name="ce1"/>
          <table:table-cell office:value-type="string" office:string-value="" table:formula="of:=IF(INDEX([.AG$18:.AG$200];MATCH([.$C455];[.$Y$18:.$Y$200]))=&quot;&quot;;&quot;&quot;;[.AG$17]&amp;&quot; = yes &quot;)" table:style-name="ce1"/>
          <table:table-cell office:value-type="string" office:string-value="" table:formula="of:=IF(INDEX([.AH$18:.AH$200];MATCH([.$C455];[.$Y$18:.$Y$200]))=&quot;&quot;;&quot;&quot;;[.AH$17]&amp;&quot; = yes &quot;)" table:style-name="ce1"/>
          <table:table-cell office:value-type="string" office:string-value="" table:formula="of:=IF(INDEX([.AI$18:.AI$200];MATCH([.$C45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49</text:p>
          </table:table-cell>
          <table:table-cell office:value-type="float" office:value="0" table:formula="of:=INDEX([.Y$18:.Y$200];[.K456])" table:style-name="ce1">
            <text:p>0</text:p>
          </table:table-cell>
          <table:table-cell office:value-type="string" office:string-value="pc_subarctic" table:formula="of:=INDEX([.$Z$7:.$AD$17];[.L456];[.M456])" table:style-name="ce1">
            <text:p>pc_subarctic</text:p>
          </table:table-cell>
          <table:table-cell office:value-type="float" office:value="0" table:formula="of:=[.$X$8]&amp;[.N456]" table:style-name="ce1">
            <text:p>#REF!</text:p>
          </table:table-cell>
          <table:table-cell office:value-type="float" office:value="0" table:formula="of:=[.$X$9]&amp;[.N456]" table:style-name="ce1">
            <text:p>#REF!</text:p>
          </table:table-cell>
          <table:table-cell office:value-type="string" office:string-value="OR={}&quot;OR={}" table:formula="of:=[.O456]&amp;&quot;OR={&quot;&amp;CONCATENATE([.P456];[.Q456];[.R456];[.S456])&amp;&quot;}&quot;&quot;OR={&quot;&amp;CONCATENATE([.T456];[.U456];[.V456];[.W45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56]+1)" table:style-name="ce1">
            <text:p>#REF!</text:p>
          </table:table-cell>
          <table:table-cell office:value-type="float" office:value="0" table:formula="of:=[.I455]" table:style-name="ce1">
            <text:p>0</text:p>
          </table:table-cell>
          <table:table-cell office:value-type="float" office:value="449" table:style-name="ce1">
            <text:p>449</text:p>
          </table:table-cell>
          <table:table-cell office:value-type="float" office:value="12" table:formula="of:=INT([.J456]/COUNTA([.$Z$7:.$AD$17]))+1" table:style-name="ce1">
            <text:p>12</text:p>
          </table:table-cell>
          <table:table-cell office:value-type="float" office:value="6" table:formula="of:=IF(INDEX([.$Z$7:.$AD$17];[.L455]+1;[.M455])=&quot;&quot;;1;[.L455]+1)" table:style-name="ce1">
            <text:p>6</text:p>
          </table:table-cell>
          <table:table-cell office:value-type="float" office:value="4" table:formula="of:=IF(INDEX([.$Z$7:.$AD$17];[.L455]+1;[.M455])=&quot;&quot;;IF([.M455]=5;1;[.M455]+1);[.M455])" table:style-name="ce1">
            <text:p>4</text:p>
          </table:table-cell>
          <table:table-cell office:value-type="float" office:value="0" table:formula="of:=IF([.B456]=[.C456];0;INDEX([.$Z$18:.$AD$25];INT([.$J456]/COUNTA([.$Z$7:.$AD$17]))+1;[.$M456]))" table:style-name="ce1">
            <text:p>#REF!</text:p>
          </table:table-cell>
          <table:table-cell table:style-name="ce1"/>
          <table:table-cell office:value-type="string" office:string-value="" table:formula="of:=IF(INDEX([.AF$18:.AF$200];[.$K456])=&quot;&quot;;&quot;&quot;;[.AF$17]&amp;&quot; = yes &quot;)" table:style-name="ce1"/>
          <table:table-cell office:value-type="string" office:string-value="" table:formula="of:=IF(INDEX([.AG$18:.AG$200];[.$K456])=&quot;&quot;;&quot;&quot;;[.AG$17]&amp;&quot; = yes &quot;)" table:style-name="ce1"/>
          <table:table-cell office:value-type="string" office:string-value="" table:formula="of:=IF(INDEX([.AH$18:.AH$200];[.$K456])=&quot;&quot;;&quot;&quot;;[.AH$17]&amp;&quot; = yes &quot;)" table:style-name="ce1"/>
          <table:table-cell office:value-type="string" office:string-value="" table:formula="of:=IF(INDEX([.AI$18:.AI$200];[.$K456])=&quot;&quot;;&quot;&quot;;[.AI$17]&amp;&quot; = yes &quot;)" table:style-name="ce1"/>
          <table:table-cell office:value-type="string" office:string-value="" table:formula="of:=IF(INDEX([.AF$18:.AF$200];MATCH([.$C456];[.$Y$18:.$Y$200]))=&quot;&quot;;&quot;&quot;;[.AF$17]&amp;&quot; = yes &quot;)" table:style-name="ce1"/>
          <table:table-cell office:value-type="string" office:string-value="" table:formula="of:=IF(INDEX([.AG$18:.AG$200];MATCH([.$C456];[.$Y$18:.$Y$200]))=&quot;&quot;;&quot;&quot;;[.AG$17]&amp;&quot; = yes &quot;)" table:style-name="ce1"/>
          <table:table-cell office:value-type="string" office:string-value="" table:formula="of:=IF(INDEX([.AH$18:.AH$200];MATCH([.$C456];[.$Y$18:.$Y$200]))=&quot;&quot;;&quot;&quot;;[.AH$17]&amp;&quot; = yes &quot;)" table:style-name="ce1"/>
          <table:table-cell office:value-type="string" office:string-value="" table:formula="of:=IF(INDEX([.AI$18:.AI$200];MATCH([.$C45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50</text:p>
          </table:table-cell>
          <table:table-cell office:value-type="float" office:value="0" table:formula="of:=INDEX([.Y$18:.Y$200];[.K457])" table:style-name="ce1">
            <text:p>0</text:p>
          </table:table-cell>
          <table:table-cell office:value-type="string" office:string-value="pc_marginal_cold" table:formula="of:=INDEX([.$Z$7:.$AD$17];[.L457];[.M457])" table:style-name="ce1">
            <text:p>pc_marginal_cold</text:p>
          </table:table-cell>
          <table:table-cell office:value-type="float" office:value="0" table:formula="of:=[.$X$8]&amp;[.N457]" table:style-name="ce1">
            <text:p>#REF!</text:p>
          </table:table-cell>
          <table:table-cell office:value-type="float" office:value="0" table:formula="of:=[.$X$9]&amp;[.N457]" table:style-name="ce1">
            <text:p>#REF!</text:p>
          </table:table-cell>
          <table:table-cell office:value-type="string" office:string-value="OR={}&quot;OR={}" table:formula="of:=[.O457]&amp;&quot;OR={&quot;&amp;CONCATENATE([.P457];[.Q457];[.R457];[.S457])&amp;&quot;}&quot;&quot;OR={&quot;&amp;CONCATENATE([.T457];[.U457];[.V457];[.W45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57]+1)" table:style-name="ce1">
            <text:p>#REF!</text:p>
          </table:table-cell>
          <table:table-cell office:value-type="float" office:value="0" table:formula="of:=[.I456]" table:style-name="ce1">
            <text:p>0</text:p>
          </table:table-cell>
          <table:table-cell office:value-type="float" office:value="450" table:style-name="ce1">
            <text:p>450</text:p>
          </table:table-cell>
          <table:table-cell office:value-type="float" office:value="12" table:formula="of:=INT([.J457]/COUNTA([.$Z$7:.$AD$17]))+1" table:style-name="ce1">
            <text:p>12</text:p>
          </table:table-cell>
          <table:table-cell office:value-type="float" office:value="7" table:formula="of:=IF(INDEX([.$Z$7:.$AD$17];[.L456]+1;[.M456])=&quot;&quot;;1;[.L456]+1)" table:style-name="ce1">
            <text:p>7</text:p>
          </table:table-cell>
          <table:table-cell office:value-type="float" office:value="4" table:formula="of:=IF(INDEX([.$Z$7:.$AD$17];[.L456]+1;[.M456])=&quot;&quot;;IF([.M456]=5;1;[.M456]+1);[.M456])" table:style-name="ce1">
            <text:p>4</text:p>
          </table:table-cell>
          <table:table-cell office:value-type="float" office:value="0" table:formula="of:=IF([.B457]=[.C457];0;INDEX([.$Z$18:.$AD$25];INT([.$J457]/COUNTA([.$Z$7:.$AD$17]))+1;[.$M457]))" table:style-name="ce1">
            <text:p>#REF!</text:p>
          </table:table-cell>
          <table:table-cell table:style-name="ce1"/>
          <table:table-cell office:value-type="string" office:string-value="" table:formula="of:=IF(INDEX([.AF$18:.AF$200];[.$K457])=&quot;&quot;;&quot;&quot;;[.AF$17]&amp;&quot; = yes &quot;)" table:style-name="ce1"/>
          <table:table-cell office:value-type="string" office:string-value="" table:formula="of:=IF(INDEX([.AG$18:.AG$200];[.$K457])=&quot;&quot;;&quot;&quot;;[.AG$17]&amp;&quot; = yes &quot;)" table:style-name="ce1"/>
          <table:table-cell office:value-type="string" office:string-value="" table:formula="of:=IF(INDEX([.AH$18:.AH$200];[.$K457])=&quot;&quot;;&quot;&quot;;[.AH$17]&amp;&quot; = yes &quot;)" table:style-name="ce1"/>
          <table:table-cell office:value-type="string" office:string-value="" table:formula="of:=IF(INDEX([.AI$18:.AI$200];[.$K457])=&quot;&quot;;&quot;&quot;;[.AI$17]&amp;&quot; = yes &quot;)" table:style-name="ce1"/>
          <table:table-cell office:value-type="string" office:string-value="" table:formula="of:=IF(INDEX([.AF$18:.AF$200];MATCH([.$C457];[.$Y$18:.$Y$200]))=&quot;&quot;;&quot;&quot;;[.AF$17]&amp;&quot; = yes &quot;)" table:style-name="ce1"/>
          <table:table-cell office:value-type="string" office:string-value="" table:formula="of:=IF(INDEX([.AG$18:.AG$200];MATCH([.$C457];[.$Y$18:.$Y$200]))=&quot;&quot;;&quot;&quot;;[.AG$17]&amp;&quot; = yes &quot;)" table:style-name="ce1"/>
          <table:table-cell office:value-type="string" office:string-value="" table:formula="of:=IF(INDEX([.AH$18:.AH$200];MATCH([.$C457];[.$Y$18:.$Y$200]))=&quot;&quot;;&quot;&quot;;[.AH$17]&amp;&quot; = yes &quot;)" table:style-name="ce1"/>
          <table:table-cell office:value-type="string" office:string-value="" table:formula="of:=IF(INDEX([.AI$18:.AI$200];MATCH([.$C45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51</text:p>
          </table:table-cell>
          <table:table-cell office:value-type="float" office:value="0" table:formula="of:=INDEX([.Y$18:.Y$200];[.K458])" table:style-name="ce1">
            <text:p>0</text:p>
          </table:table-cell>
          <table:table-cell office:value-type="string" office:string-value="pc_gaia" table:formula="of:=INDEX([.$Z$7:.$AD$17];[.L458];[.M458])" table:style-name="ce1">
            <text:p>pc_gaia</text:p>
          </table:table-cell>
          <table:table-cell office:value-type="float" office:value="0" table:formula="of:=[.$X$8]&amp;[.N458]" table:style-name="ce1">
            <text:p>#REF!</text:p>
          </table:table-cell>
          <table:table-cell office:value-type="float" office:value="0" table:formula="of:=[.$X$9]&amp;[.N458]" table:style-name="ce1">
            <text:p>#REF!</text:p>
          </table:table-cell>
          <table:table-cell office:value-type="string" office:string-value="OR={}&quot;OR={}" table:formula="of:=[.O458]&amp;&quot;OR={&quot;&amp;CONCATENATE([.P458];[.Q458];[.R458];[.S458])&amp;&quot;}&quot;&quot;OR={&quot;&amp;CONCATENATE([.T458];[.U458];[.V458];[.W45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58]+1)" table:style-name="ce1">
            <text:p>#REF!</text:p>
          </table:table-cell>
          <table:table-cell office:value-type="float" office:value="0" table:formula="of:=[.I457]" table:style-name="ce1">
            <text:p>0</text:p>
          </table:table-cell>
          <table:table-cell office:value-type="float" office:value="451" table:style-name="ce1">
            <text:p>451</text:p>
          </table:table-cell>
          <table:table-cell office:value-type="float" office:value="12" table:formula="of:=INT([.J458]/COUNTA([.$Z$7:.$AD$17]))+1" table:style-name="ce1">
            <text:p>12</text:p>
          </table:table-cell>
          <table:table-cell office:value-type="float" office:value="1" table:formula="of:=IF(INDEX([.$Z$7:.$AD$17];[.L457]+1;[.M457])=&quot;&quot;;1;[.L457]+1)" table:style-name="ce1">
            <text:p>1</text:p>
          </table:table-cell>
          <table:table-cell office:value-type="float" office:value="5" table:formula="of:=IF(INDEX([.$Z$7:.$AD$17];[.L457]+1;[.M457])=&quot;&quot;;IF([.M457]=5;1;[.M457]+1);[.M457])" table:style-name="ce1">
            <text:p>5</text:p>
          </table:table-cell>
          <table:table-cell office:value-type="float" office:value="0" table:formula="of:=IF([.B458]=[.C458];0;INDEX([.$Z$18:.$AD$25];INT([.$J458]/COUNTA([.$Z$7:.$AD$17]))+1;[.$M458]))" table:style-name="ce1">
            <text:p>#REF!</text:p>
          </table:table-cell>
          <table:table-cell table:style-name="ce1"/>
          <table:table-cell office:value-type="string" office:string-value="" table:formula="of:=IF(INDEX([.AF$18:.AF$200];[.$K458])=&quot;&quot;;&quot;&quot;;[.AF$17]&amp;&quot; = yes &quot;)" table:style-name="ce1"/>
          <table:table-cell office:value-type="string" office:string-value="" table:formula="of:=IF(INDEX([.AG$18:.AG$200];[.$K458])=&quot;&quot;;&quot;&quot;;[.AG$17]&amp;&quot; = yes &quot;)" table:style-name="ce1"/>
          <table:table-cell office:value-type="string" office:string-value="" table:formula="of:=IF(INDEX([.AH$18:.AH$200];[.$K458])=&quot;&quot;;&quot;&quot;;[.AH$17]&amp;&quot; = yes &quot;)" table:style-name="ce1"/>
          <table:table-cell office:value-type="string" office:string-value="" table:formula="of:=IF(INDEX([.AI$18:.AI$200];[.$K458])=&quot;&quot;;&quot;&quot;;[.AI$17]&amp;&quot; = yes &quot;)" table:style-name="ce1"/>
          <table:table-cell office:value-type="string" office:string-value="" table:formula="of:=IF(INDEX([.AF$18:.AF$200];MATCH([.$C458];[.$Y$18:.$Y$200]))=&quot;&quot;;&quot;&quot;;[.AF$17]&amp;&quot; = yes &quot;)" table:style-name="ce1"/>
          <table:table-cell office:value-type="string" office:string-value="" table:formula="of:=IF(INDEX([.AG$18:.AG$200];MATCH([.$C458];[.$Y$18:.$Y$200]))=&quot;&quot;;&quot;&quot;;[.AG$17]&amp;&quot; = yes &quot;)" table:style-name="ce1"/>
          <table:table-cell office:value-type="string" office:string-value="" table:formula="of:=IF(INDEX([.AH$18:.AH$200];MATCH([.$C458];[.$Y$18:.$Y$200]))=&quot;&quot;;&quot;&quot;;[.AH$17]&amp;&quot; = yes &quot;)" table:style-name="ce1"/>
          <table:table-cell office:value-type="string" office:string-value="" table:formula="of:=IF(INDEX([.AI$18:.AI$200];MATCH([.$C45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52</text:p>
          </table:table-cell>
          <table:table-cell office:value-type="float" office:value="0" table:formula="of:=INDEX([.Y$18:.Y$200];[.K459])" table:style-name="ce1">
            <text:p>0</text:p>
          </table:table-cell>
          <table:table-cell office:value-type="string" office:string-value="pc_machine" table:formula="of:=INDEX([.$Z$7:.$AD$17];[.L459];[.M459])" table:style-name="ce1">
            <text:p>pc_machine</text:p>
          </table:table-cell>
          <table:table-cell office:value-type="float" office:value="0" table:formula="of:=[.$X$8]&amp;[.N459]" table:style-name="ce1">
            <text:p>#REF!</text:p>
          </table:table-cell>
          <table:table-cell office:value-type="float" office:value="0" table:formula="of:=[.$X$9]&amp;[.N459]" table:style-name="ce1">
            <text:p>#REF!</text:p>
          </table:table-cell>
          <table:table-cell office:value-type="string" office:string-value="OR={}&quot;OR={}" table:formula="of:=[.O459]&amp;&quot;OR={&quot;&amp;CONCATENATE([.P459];[.Q459];[.R459];[.S459])&amp;&quot;}&quot;&quot;OR={&quot;&amp;CONCATENATE([.T459];[.U459];[.V459];[.W45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59]+1)" table:style-name="ce1">
            <text:p>#REF!</text:p>
          </table:table-cell>
          <table:table-cell office:value-type="float" office:value="0" table:formula="of:=[.I458]" table:style-name="ce1">
            <text:p>0</text:p>
          </table:table-cell>
          <table:table-cell office:value-type="float" office:value="452" table:style-name="ce1">
            <text:p>452</text:p>
          </table:table-cell>
          <table:table-cell office:value-type="float" office:value="12" table:formula="of:=INT([.J459]/COUNTA([.$Z$7:.$AD$17]))+1" table:style-name="ce1">
            <text:p>12</text:p>
          </table:table-cell>
          <table:table-cell office:value-type="float" office:value="2" table:formula="of:=IF(INDEX([.$Z$7:.$AD$17];[.L458]+1;[.M458])=&quot;&quot;;1;[.L458]+1)" table:style-name="ce1">
            <text:p>2</text:p>
          </table:table-cell>
          <table:table-cell office:value-type="float" office:value="5" table:formula="of:=IF(INDEX([.$Z$7:.$AD$17];[.L458]+1;[.M458])=&quot;&quot;;IF([.M458]=5;1;[.M458]+1);[.M458])" table:style-name="ce1">
            <text:p>5</text:p>
          </table:table-cell>
          <table:table-cell office:value-type="float" office:value="0" table:formula="of:=IF([.B459]=[.C459];0;INDEX([.$Z$18:.$AD$25];INT([.$J459]/COUNTA([.$Z$7:.$AD$17]))+1;[.$M459]))" table:style-name="ce1">
            <text:p>#REF!</text:p>
          </table:table-cell>
          <table:table-cell table:style-name="ce1"/>
          <table:table-cell office:value-type="string" office:string-value="" table:formula="of:=IF(INDEX([.AF$18:.AF$200];[.$K459])=&quot;&quot;;&quot;&quot;;[.AF$17]&amp;&quot; = yes &quot;)" table:style-name="ce1"/>
          <table:table-cell office:value-type="string" office:string-value="" table:formula="of:=IF(INDEX([.AG$18:.AG$200];[.$K459])=&quot;&quot;;&quot;&quot;;[.AG$17]&amp;&quot; = yes &quot;)" table:style-name="ce1"/>
          <table:table-cell office:value-type="string" office:string-value="" table:formula="of:=IF(INDEX([.AH$18:.AH$200];[.$K459])=&quot;&quot;;&quot;&quot;;[.AH$17]&amp;&quot; = yes &quot;)" table:style-name="ce1"/>
          <table:table-cell office:value-type="string" office:string-value="" table:formula="of:=IF(INDEX([.AI$18:.AI$200];[.$K459])=&quot;&quot;;&quot;&quot;;[.AI$17]&amp;&quot; = yes &quot;)" table:style-name="ce1"/>
          <table:table-cell office:value-type="string" office:string-value="" table:formula="of:=IF(INDEX([.AF$18:.AF$200];MATCH([.$C459];[.$Y$18:.$Y$200]))=&quot;&quot;;&quot;&quot;;[.AF$17]&amp;&quot; = yes &quot;)" table:style-name="ce1"/>
          <table:table-cell office:value-type="string" office:string-value="" table:formula="of:=IF(INDEX([.AG$18:.AG$200];MATCH([.$C459];[.$Y$18:.$Y$200]))=&quot;&quot;;&quot;&quot;;[.AG$17]&amp;&quot; = yes &quot;)" table:style-name="ce1"/>
          <table:table-cell office:value-type="string" office:string-value="" table:formula="of:=IF(INDEX([.AH$18:.AH$200];MATCH([.$C459];[.$Y$18:.$Y$200]))=&quot;&quot;;&quot;&quot;;[.AH$17]&amp;&quot; = yes &quot;)" table:style-name="ce1"/>
          <table:table-cell office:value-type="string" office:string-value="" table:formula="of:=IF(INDEX([.AI$18:.AI$200];MATCH([.$C45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53</text:p>
          </table:table-cell>
          <table:table-cell office:value-type="float" office:value="0" table:formula="of:=INDEX([.Y$18:.Y$200];[.K460])" table:style-name="ce1">
            <text:p>0</text:p>
          </table:table-cell>
          <table:table-cell office:value-type="string" office:string-value="pc_cybertronic" table:formula="of:=INDEX([.$Z$7:.$AD$17];[.L460];[.M460])" table:style-name="ce1">
            <text:p>pc_cybertronic</text:p>
          </table:table-cell>
          <table:table-cell office:value-type="float" office:value="0" table:formula="of:=[.$X$8]&amp;[.N460]" table:style-name="ce1">
            <text:p>#REF!</text:p>
          </table:table-cell>
          <table:table-cell office:value-type="float" office:value="0" table:formula="of:=[.$X$9]&amp;[.N460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460]&amp;&quot;OR={&quot;&amp;CONCATENATE([.P460];[.Q460];[.R460];[.S460])&amp;&quot;}&quot;&quot;OR={&quot;&amp;CONCATENATE([.T460];[.U460];[.V460];[.W460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60]+1)" table:style-name="ce1">
            <text:p>#REF!</text:p>
          </table:table-cell>
          <table:table-cell office:value-type="float" office:value="0" table:formula="of:=[.I459]" table:style-name="ce1">
            <text:p>0</text:p>
          </table:table-cell>
          <table:table-cell office:value-type="float" office:value="453" table:style-name="ce1">
            <text:p>453</text:p>
          </table:table-cell>
          <table:table-cell office:value-type="float" office:value="12" table:formula="of:=INT([.J460]/COUNTA([.$Z$7:.$AD$17]))+1" table:style-name="ce1">
            <text:p>12</text:p>
          </table:table-cell>
          <table:table-cell office:value-type="float" office:value="3" table:formula="of:=IF(INDEX([.$Z$7:.$AD$17];[.L459]+1;[.M459])=&quot;&quot;;1;[.L459]+1)" table:style-name="ce1">
            <text:p>3</text:p>
          </table:table-cell>
          <table:table-cell office:value-type="float" office:value="5" table:formula="of:=IF(INDEX([.$Z$7:.$AD$17];[.L459]+1;[.M459])=&quot;&quot;;IF([.M459]=5;1;[.M459]+1);[.M459])" table:style-name="ce1">
            <text:p>5</text:p>
          </table:table-cell>
          <table:table-cell office:value-type="float" office:value="0" table:formula="of:=IF([.B460]=[.C460];0;INDEX([.$Z$18:.$AD$25];INT([.$J460]/COUNTA([.$Z$7:.$AD$17]))+1;[.$M460]))" table:style-name="ce1">
            <text:p>#REF!</text:p>
          </table:table-cell>
          <table:table-cell table:style-name="ce1"/>
          <table:table-cell office:value-type="string" office:string-value="" table:formula="of:=IF(INDEX([.AF$18:.AF$200];[.$K460])=&quot;&quot;;&quot;&quot;;[.AF$17]&amp;&quot; = yes &quot;)" table:style-name="ce1"/>
          <table:table-cell office:value-type="string" office:string-value="" table:formula="of:=IF(INDEX([.AG$18:.AG$200];[.$K460])=&quot;&quot;;&quot;&quot;;[.AG$17]&amp;&quot; = yes &quot;)" table:style-name="ce1"/>
          <table:table-cell office:value-type="string" office:string-value="" table:formula="of:=IF(INDEX([.AH$18:.AH$200];[.$K460])=&quot;&quot;;&quot;&quot;;[.AH$17]&amp;&quot; = yes &quot;)" table:style-name="ce1"/>
          <table:table-cell office:value-type="string" office:string-value="" table:formula="of:=IF(INDEX([.AI$18:.AI$200];[.$K460])=&quot;&quot;;&quot;&quot;;[.AI$17]&amp;&quot; = yes &quot;)" table:style-name="ce1"/>
          <table:table-cell office:value-type="string" office:string-value="planetary_diversity_enabled = yes " table:formula="of:=IF(INDEX([.AF$18:.AF$200];MATCH([.$C460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460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460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460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54</text:p>
          </table:table-cell>
          <table:table-cell office:value-type="float" office:value="0" table:formula="of:=INDEX([.Y$18:.Y$200];[.K461])" table:style-name="ce1">
            <text:p>0</text:p>
          </table:table-cell>
          <table:table-cell office:value-type="string" office:string-value="pc_nuked" table:formula="of:=INDEX([.$Z$7:.$AD$17];[.L461];[.M461])" table:style-name="ce1">
            <text:p>pc_nuked</text:p>
          </table:table-cell>
          <table:table-cell office:value-type="float" office:value="0" table:formula="of:=[.$X$8]&amp;[.N461]" table:style-name="ce1">
            <text:p>#REF!</text:p>
          </table:table-cell>
          <table:table-cell office:value-type="float" office:value="0" table:formula="of:=[.$X$9]&amp;[.N461]" table:style-name="ce1">
            <text:p>#REF!</text:p>
          </table:table-cell>
          <table:table-cell office:value-type="string" office:string-value="OR={}&quot;OR={}" table:formula="of:=[.O461]&amp;&quot;OR={&quot;&amp;CONCATENATE([.P461];[.Q461];[.R461];[.S461])&amp;&quot;}&quot;&quot;OR={&quot;&amp;CONCATENATE([.T461];[.U461];[.V461];[.W46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61]+1)" table:style-name="ce1">
            <text:p>#REF!</text:p>
          </table:table-cell>
          <table:table-cell office:value-type="float" office:value="0" table:formula="of:=[.I460]" table:style-name="ce1">
            <text:p>0</text:p>
          </table:table-cell>
          <table:table-cell office:value-type="float" office:value="454" table:style-name="ce1">
            <text:p>454</text:p>
          </table:table-cell>
          <table:table-cell office:value-type="float" office:value="12" table:formula="of:=INT([.J461]/COUNTA([.$Z$7:.$AD$17]))+1" table:style-name="ce1">
            <text:p>12</text:p>
          </table:table-cell>
          <table:table-cell office:value-type="float" office:value="4" table:formula="of:=IF(INDEX([.$Z$7:.$AD$17];[.L460]+1;[.M460])=&quot;&quot;;1;[.L460]+1)" table:style-name="ce1">
            <text:p>4</text:p>
          </table:table-cell>
          <table:table-cell office:value-type="float" office:value="5" table:formula="of:=IF(INDEX([.$Z$7:.$AD$17];[.L460]+1;[.M460])=&quot;&quot;;IF([.M460]=5;1;[.M460]+1);[.M460])" table:style-name="ce1">
            <text:p>5</text:p>
          </table:table-cell>
          <table:table-cell office:value-type="float" office:value="0" table:formula="of:=IF([.B461]=[.C461];0;INDEX([.$Z$18:.$AD$25];INT([.$J461]/COUNTA([.$Z$7:.$AD$17]))+1;[.$M461]))" table:style-name="ce1">
            <text:p>#REF!</text:p>
          </table:table-cell>
          <table:table-cell table:style-name="ce1"/>
          <table:table-cell office:value-type="string" office:string-value="" table:formula="of:=IF(INDEX([.AF$18:.AF$200];[.$K461])=&quot;&quot;;&quot;&quot;;[.AF$17]&amp;&quot; = yes &quot;)" table:style-name="ce1"/>
          <table:table-cell office:value-type="string" office:string-value="" table:formula="of:=IF(INDEX([.AG$18:.AG$200];[.$K461])=&quot;&quot;;&quot;&quot;;[.AG$17]&amp;&quot; = yes &quot;)" table:style-name="ce1"/>
          <table:table-cell office:value-type="string" office:string-value="" table:formula="of:=IF(INDEX([.AH$18:.AH$200];[.$K461])=&quot;&quot;;&quot;&quot;;[.AH$17]&amp;&quot; = yes &quot;)" table:style-name="ce1"/>
          <table:table-cell office:value-type="string" office:string-value="" table:formula="of:=IF(INDEX([.AI$18:.AI$200];[.$K461])=&quot;&quot;;&quot;&quot;;[.AI$17]&amp;&quot; = yes &quot;)" table:style-name="ce1"/>
          <table:table-cell office:value-type="string" office:string-value="" table:formula="of:=IF(INDEX([.AF$18:.AF$200];MATCH([.$C461];[.$Y$18:.$Y$200]))=&quot;&quot;;&quot;&quot;;[.AF$17]&amp;&quot; = yes &quot;)" table:style-name="ce1"/>
          <table:table-cell office:value-type="string" office:string-value="" table:formula="of:=IF(INDEX([.AG$18:.AG$200];MATCH([.$C461];[.$Y$18:.$Y$200]))=&quot;&quot;;&quot;&quot;;[.AG$17]&amp;&quot; = yes &quot;)" table:style-name="ce1"/>
          <table:table-cell office:value-type="string" office:string-value="" table:formula="of:=IF(INDEX([.AH$18:.AH$200];MATCH([.$C461];[.$Y$18:.$Y$200]))=&quot;&quot;;&quot;&quot;;[.AH$17]&amp;&quot; = yes &quot;)" table:style-name="ce1"/>
          <table:table-cell office:value-type="string" office:string-value="" table:formula="of:=IF(INDEX([.AI$18:.AI$200];MATCH([.$C46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55</text:p>
          </table:table-cell>
          <table:table-cell office:value-type="float" office:value="0" table:formula="of:=INDEX([.Y$18:.Y$200];[.K462])" table:style-name="ce1">
            <text:p>0</text:p>
          </table:table-cell>
          <table:table-cell office:value-type="string" office:string-value="pc_floating" table:formula="of:=INDEX([.$Z$7:.$AD$17];[.L462];[.M462])" table:style-name="ce1">
            <text:p>pc_floating</text:p>
          </table:table-cell>
          <table:table-cell office:value-type="float" office:value="0" table:formula="of:=[.$X$8]&amp;[.N462]" table:style-name="ce1">
            <text:p>#REF!</text:p>
          </table:table-cell>
          <table:table-cell office:value-type="float" office:value="0" table:formula="of:=[.$X$9]&amp;[.N462]" table:style-name="ce1">
            <text:p>#REF!</text:p>
          </table:table-cell>
          <table:table-cell office:value-type="string" office:string-value="OR={}&quot;OR={}" table:formula="of:=[.O462]&amp;&quot;OR={&quot;&amp;CONCATENATE([.P462];[.Q462];[.R462];[.S462])&amp;&quot;}&quot;&quot;OR={&quot;&amp;CONCATENATE([.T462];[.U462];[.V462];[.W46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62]+1)" table:style-name="ce1">
            <text:p>#REF!</text:p>
          </table:table-cell>
          <table:table-cell office:value-type="float" office:value="0" table:formula="of:=[.I461]" table:style-name="ce1">
            <text:p>0</text:p>
          </table:table-cell>
          <table:table-cell office:value-type="float" office:value="455" table:style-name="ce1">
            <text:p>455</text:p>
          </table:table-cell>
          <table:table-cell office:value-type="float" office:value="12" table:formula="of:=INT([.J462]/COUNTA([.$Z$7:.$AD$17]))+1" table:style-name="ce1">
            <text:p>12</text:p>
          </table:table-cell>
          <table:table-cell office:value-type="float" office:value="5" table:formula="of:=IF(INDEX([.$Z$7:.$AD$17];[.L461]+1;[.M461])=&quot;&quot;;1;[.L461]+1)" table:style-name="ce1">
            <text:p>5</text:p>
          </table:table-cell>
          <table:table-cell office:value-type="float" office:value="5" table:formula="of:=IF(INDEX([.$Z$7:.$AD$17];[.L461]+1;[.M461])=&quot;&quot;;IF([.M461]=5;1;[.M461]+1);[.M461])" table:style-name="ce1">
            <text:p>5</text:p>
          </table:table-cell>
          <table:table-cell office:value-type="float" office:value="0" table:formula="of:=IF([.B462]=[.C462];0;INDEX([.$Z$18:.$AD$25];INT([.$J462]/COUNTA([.$Z$7:.$AD$17]))+1;[.$M462]))" table:style-name="ce1">
            <text:p>#REF!</text:p>
          </table:table-cell>
          <table:table-cell table:style-name="ce1"/>
          <table:table-cell office:value-type="string" office:string-value="" table:formula="of:=IF(INDEX([.AF$18:.AF$200];[.$K462])=&quot;&quot;;&quot;&quot;;[.AF$17]&amp;&quot; = yes &quot;)" table:style-name="ce1"/>
          <table:table-cell office:value-type="string" office:string-value="" table:formula="of:=IF(INDEX([.AG$18:.AG$200];[.$K462])=&quot;&quot;;&quot;&quot;;[.AG$17]&amp;&quot; = yes &quot;)" table:style-name="ce1"/>
          <table:table-cell office:value-type="string" office:string-value="" table:formula="of:=IF(INDEX([.AH$18:.AH$200];[.$K462])=&quot;&quot;;&quot;&quot;;[.AH$17]&amp;&quot; = yes &quot;)" table:style-name="ce1"/>
          <table:table-cell office:value-type="string" office:string-value="" table:formula="of:=IF(INDEX([.AI$18:.AI$200];[.$K462])=&quot;&quot;;&quot;&quot;;[.AI$17]&amp;&quot; = yes &quot;)" table:style-name="ce1"/>
          <table:table-cell office:value-type="string" office:string-value="" table:formula="of:=IF(INDEX([.AF$18:.AF$200];MATCH([.$C462];[.$Y$18:.$Y$200]))=&quot;&quot;;&quot;&quot;;[.AF$17]&amp;&quot; = yes &quot;)" table:style-name="ce1"/>
          <table:table-cell office:value-type="string" office:string-value="" table:formula="of:=IF(INDEX([.AG$18:.AG$200];MATCH([.$C462];[.$Y$18:.$Y$200]))=&quot;&quot;;&quot;&quot;;[.AG$17]&amp;&quot; = yes &quot;)" table:style-name="ce1"/>
          <table:table-cell office:value-type="string" office:string-value="" table:formula="of:=IF(INDEX([.AH$18:.AH$200];MATCH([.$C462];[.$Y$18:.$Y$200]))=&quot;&quot;;&quot;&quot;;[.AH$17]&amp;&quot; = yes &quot;)" table:style-name="ce1"/>
          <table:table-cell office:value-type="string" office:string-value="" table:formula="of:=IF(INDEX([.AI$18:.AI$200];MATCH([.$C46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56</text:p>
          </table:table-cell>
          <table:table-cell office:value-type="float" office:value="0" table:formula="of:=INDEX([.Y$18:.Y$200];[.K463])" table:style-name="ce1">
            <text:p>0</text:p>
          </table:table-cell>
          <table:table-cell office:value-type="string" office:string-value="pc_crystal" table:formula="of:=INDEX([.$Z$7:.$AD$17];[.L463];[.M463])" table:style-name="ce1">
            <text:p>pc_crystal</text:p>
          </table:table-cell>
          <table:table-cell office:value-type="float" office:value="0" table:formula="of:=[.$X$8]&amp;[.N463]" table:style-name="ce1">
            <text:p>#REF!</text:p>
          </table:table-cell>
          <table:table-cell office:value-type="float" office:value="0" table:formula="of:=[.$X$9]&amp;[.N463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463]&amp;&quot;OR={&quot;&amp;CONCATENATE([.P463];[.Q463];[.R463];[.S463])&amp;&quot;}&quot;&quot;OR={&quot;&amp;CONCATENATE([.T463];[.U463];[.V463];[.W463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63]+1)" table:style-name="ce1">
            <text:p>#REF!</text:p>
          </table:table-cell>
          <table:table-cell office:value-type="float" office:value="0" table:formula="of:=[.I462]" table:style-name="ce1">
            <text:p>0</text:p>
          </table:table-cell>
          <table:table-cell office:value-type="float" office:value="456" table:style-name="ce1">
            <text:p>456</text:p>
          </table:table-cell>
          <table:table-cell office:value-type="float" office:value="13" table:formula="of:=INT([.J463]/COUNTA([.$Z$7:.$AD$17]))+1" table:style-name="ce1">
            <text:p>13</text:p>
          </table:table-cell>
          <table:table-cell office:value-type="float" office:value="6" table:formula="of:=IF(INDEX([.$Z$7:.$AD$17];[.L462]+1;[.M462])=&quot;&quot;;1;[.L462]+1)" table:style-name="ce1">
            <text:p>6</text:p>
          </table:table-cell>
          <table:table-cell office:value-type="float" office:value="5" table:formula="of:=IF(INDEX([.$Z$7:.$AD$17];[.L462]+1;[.M462])=&quot;&quot;;IF([.M462]=5;1;[.M462]+1);[.M462])" table:style-name="ce1">
            <text:p>5</text:p>
          </table:table-cell>
          <table:table-cell office:value-type="float" office:value="0" table:formula="of:=IF([.B463]=[.C463];0;INDEX([.$Z$18:.$AD$25];INT([.$J463]/COUNTA([.$Z$7:.$AD$17]))+1;[.$M463]))" table:style-name="ce1">
            <text:p>#REF!</text:p>
          </table:table-cell>
          <table:table-cell table:style-name="ce1"/>
          <table:table-cell office:value-type="string" office:string-value="" table:formula="of:=IF(INDEX([.AF$18:.AF$200];[.$K463])=&quot;&quot;;&quot;&quot;;[.AF$17]&amp;&quot; = yes &quot;)" table:style-name="ce1"/>
          <table:table-cell office:value-type="string" office:string-value="" table:formula="of:=IF(INDEX([.AG$18:.AG$200];[.$K463])=&quot;&quot;;&quot;&quot;;[.AG$17]&amp;&quot; = yes &quot;)" table:style-name="ce1"/>
          <table:table-cell office:value-type="string" office:string-value="" table:formula="of:=IF(INDEX([.AH$18:.AH$200];[.$K463])=&quot;&quot;;&quot;&quot;;[.AH$17]&amp;&quot; = yes &quot;)" table:style-name="ce1"/>
          <table:table-cell office:value-type="string" office:string-value="" table:formula="of:=IF(INDEX([.AI$18:.AI$200];[.$K463])=&quot;&quot;;&quot;&quot;;[.AI$17]&amp;&quot; = yes &quot;)" table:style-name="ce1"/>
          <table:table-cell office:value-type="string" office:string-value="planetary_diversity_enabled = yes " table:formula="of:=IF(INDEX([.AF$18:.AF$200];MATCH([.$C463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463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463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463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57</text:p>
          </table:table-cell>
          <table:table-cell office:value-type="float" office:value="0" table:formula="of:=INDEX([.Y$18:.Y$200];[.K464])" table:style-name="ce1">
            <text:p>0</text:p>
          </table:table-cell>
          <table:table-cell office:value-type="string" office:string-value="pc_arid" table:formula="of:=INDEX([.$Z$7:.$AD$17];[.L464];[.M464])" table:style-name="ce1">
            <text:p>pc_arid</text:p>
          </table:table-cell>
          <table:table-cell office:value-type="float" office:value="0" table:formula="of:=[.$X$8]&amp;[.N464]" table:style-name="ce1">
            <text:p>#REF!</text:p>
          </table:table-cell>
          <table:table-cell office:value-type="float" office:value="0" table:formula="of:=[.$X$9]&amp;[.N464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464]&amp;&quot;OR={&quot;&amp;CONCATENATE([.P464];[.Q464];[.R464];[.S464])&amp;&quot;}&quot;&quot;OR={&quot;&amp;CONCATENATE([.T464];[.U464];[.V464];[.W464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64]+1)" table:style-name="ce1">
            <text:p>#REF!</text:p>
          </table:table-cell>
          <table:table-cell office:value-type="float" office:value="0" table:formula="of:=[.I463]" table:style-name="ce1">
            <text:p>0</text:p>
          </table:table-cell>
          <table:table-cell office:value-type="float" office:value="457" table:style-name="ce1">
            <text:p>457</text:p>
          </table:table-cell>
          <table:table-cell office:value-type="float" office:value="13" table:formula="of:=INT([.J464]/COUNTA([.$Z$7:.$AD$17]))+1" table:style-name="ce1">
            <text:p>13</text:p>
          </table:table-cell>
          <table:table-cell office:value-type="float" office:value="1" table:formula="of:=IF(INDEX([.$Z$7:.$AD$17];[.L463]+1;[.M463])=&quot;&quot;;1;[.L463]+1)" table:style-name="ce1">
            <text:p>1</text:p>
          </table:table-cell>
          <table:table-cell office:value-type="float" office:value="1" table:formula="of:=IF(INDEX([.$Z$7:.$AD$17];[.L463]+1;[.M463])=&quot;&quot;;IF([.M463]=5;1;[.M463]+1);[.M463])" table:style-name="ce1">
            <text:p>1</text:p>
          </table:table-cell>
          <table:table-cell office:value-type="float" office:value="0" table:formula="of:=IF([.B464]=[.C464];0;INDEX([.$Z$18:.$AD$25];INT([.$J464]/COUNTA([.$Z$7:.$AD$17]))+1;[.$M464]))" table:style-name="ce1">
            <text:p>#REF!</text:p>
          </table:table-cell>
          <table:table-cell table:style-name="ce1"/>
          <table:table-cell office:value-type="string" office:string-value="" table:formula="of:=IF(INDEX([.AF$18:.AF$200];[.$K464])=&quot;&quot;;&quot;&quot;;[.AF$17]&amp;&quot; = yes &quot;)" table:style-name="ce1"/>
          <table:table-cell office:value-type="string" office:string-value="" table:formula="of:=IF(INDEX([.AG$18:.AG$200];[.$K464])=&quot;&quot;;&quot;&quot;;[.AG$17]&amp;&quot; = yes &quot;)" table:style-name="ce1"/>
          <table:table-cell office:value-type="string" office:string-value="" table:formula="of:=IF(INDEX([.AH$18:.AH$200];[.$K464])=&quot;&quot;;&quot;&quot;;[.AH$17]&amp;&quot; = yes &quot;)" table:style-name="ce1"/>
          <table:table-cell office:value-type="string" office:string-value="" table:formula="of:=IF(INDEX([.AI$18:.AI$200];[.$K464])=&quot;&quot;;&quot;&quot;;[.AI$17]&amp;&quot; = yes &quot;)" table:style-name="ce1"/>
          <table:table-cell office:value-type="string" office:string-value="planetary_diversity_enabled = yes " table:formula="of:=IF(INDEX([.AF$18:.AF$200];MATCH([.$C464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464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464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464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58</text:p>
          </table:table-cell>
          <table:table-cell office:value-type="float" office:value="0" table:formula="of:=INDEX([.Y$18:.Y$200];[.K465])" table:style-name="ce1">
            <text:p>0</text:p>
          </table:table-cell>
          <table:table-cell office:value-type="string" office:string-value="pc_desert" table:formula="of:=INDEX([.$Z$7:.$AD$17];[.L465];[.M465])" table:style-name="ce1">
            <text:p>pc_desert</text:p>
          </table:table-cell>
          <table:table-cell office:value-type="float" office:value="0" table:formula="of:=[.$X$8]&amp;[.N465]" table:style-name="ce1">
            <text:p>#REF!</text:p>
          </table:table-cell>
          <table:table-cell office:value-type="float" office:value="0" table:formula="of:=[.$X$9]&amp;[.N465]" table:style-name="ce1">
            <text:p>#REF!</text:p>
          </table:table-cell>
          <table:table-cell office:value-type="string" office:string-value="OR={}&quot;OR={}" table:formula="of:=[.O465]&amp;&quot;OR={&quot;&amp;CONCATENATE([.P465];[.Q465];[.R465];[.S465])&amp;&quot;}&quot;&quot;OR={&quot;&amp;CONCATENATE([.T465];[.U465];[.V465];[.W46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65]+1)" table:style-name="ce1">
            <text:p>#REF!</text:p>
          </table:table-cell>
          <table:table-cell office:value-type="float" office:value="0" table:formula="of:=[.I464]" table:style-name="ce1">
            <text:p>0</text:p>
          </table:table-cell>
          <table:table-cell office:value-type="float" office:value="458" table:style-name="ce1">
            <text:p>458</text:p>
          </table:table-cell>
          <table:table-cell office:value-type="float" office:value="13" table:formula="of:=INT([.J465]/COUNTA([.$Z$7:.$AD$17]))+1" table:style-name="ce1">
            <text:p>13</text:p>
          </table:table-cell>
          <table:table-cell office:value-type="float" office:value="2" table:formula="of:=IF(INDEX([.$Z$7:.$AD$17];[.L464]+1;[.M464])=&quot;&quot;;1;[.L464]+1)" table:style-name="ce1">
            <text:p>2</text:p>
          </table:table-cell>
          <table:table-cell office:value-type="float" office:value="1" table:formula="of:=IF(INDEX([.$Z$7:.$AD$17];[.L464]+1;[.M464])=&quot;&quot;;IF([.M464]=5;1;[.M464]+1);[.M464])" table:style-name="ce1">
            <text:p>1</text:p>
          </table:table-cell>
          <table:table-cell office:value-type="float" office:value="0" table:formula="of:=IF([.B465]=[.C465];0;INDEX([.$Z$18:.$AD$25];INT([.$J465]/COUNTA([.$Z$7:.$AD$17]))+1;[.$M465]))" table:style-name="ce1">
            <text:p>#REF!</text:p>
          </table:table-cell>
          <table:table-cell table:style-name="ce1"/>
          <table:table-cell office:value-type="string" office:string-value="" table:formula="of:=IF(INDEX([.AF$18:.AF$200];[.$K465])=&quot;&quot;;&quot;&quot;;[.AF$17]&amp;&quot; = yes &quot;)" table:style-name="ce1"/>
          <table:table-cell office:value-type="string" office:string-value="" table:formula="of:=IF(INDEX([.AG$18:.AG$200];[.$K465])=&quot;&quot;;&quot;&quot;;[.AG$17]&amp;&quot; = yes &quot;)" table:style-name="ce1"/>
          <table:table-cell office:value-type="string" office:string-value="" table:formula="of:=IF(INDEX([.AH$18:.AH$200];[.$K465])=&quot;&quot;;&quot;&quot;;[.AH$17]&amp;&quot; = yes &quot;)" table:style-name="ce1"/>
          <table:table-cell office:value-type="string" office:string-value="" table:formula="of:=IF(INDEX([.AI$18:.AI$200];[.$K465])=&quot;&quot;;&quot;&quot;;[.AI$17]&amp;&quot; = yes &quot;)" table:style-name="ce1"/>
          <table:table-cell office:value-type="string" office:string-value="" table:formula="of:=IF(INDEX([.AF$18:.AF$200];MATCH([.$C465];[.$Y$18:.$Y$200]))=&quot;&quot;;&quot;&quot;;[.AF$17]&amp;&quot; = yes &quot;)" table:style-name="ce1"/>
          <table:table-cell office:value-type="string" office:string-value="" table:formula="of:=IF(INDEX([.AG$18:.AG$200];MATCH([.$C465];[.$Y$18:.$Y$200]))=&quot;&quot;;&quot;&quot;;[.AG$17]&amp;&quot; = yes &quot;)" table:style-name="ce1"/>
          <table:table-cell office:value-type="string" office:string-value="" table:formula="of:=IF(INDEX([.AH$18:.AH$200];MATCH([.$C465];[.$Y$18:.$Y$200]))=&quot;&quot;;&quot;&quot;;[.AH$17]&amp;&quot; = yes &quot;)" table:style-name="ce1"/>
          <table:table-cell office:value-type="string" office:string-value="" table:formula="of:=IF(INDEX([.AI$18:.AI$200];MATCH([.$C46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59</text:p>
          </table:table-cell>
          <table:table-cell office:value-type="float" office:value="0" table:formula="of:=INDEX([.Y$18:.Y$200];[.K466])" table:style-name="ce1">
            <text:p>0</text:p>
          </table:table-cell>
          <table:table-cell office:value-type="string" office:string-value="pc_savannah" table:formula="of:=INDEX([.$Z$7:.$AD$17];[.L466];[.M466])" table:style-name="ce1">
            <text:p>pc_savannah</text:p>
          </table:table-cell>
          <table:table-cell office:value-type="float" office:value="0" table:formula="of:=[.$X$8]&amp;[.N466]" table:style-name="ce1">
            <text:p>#REF!</text:p>
          </table:table-cell>
          <table:table-cell office:value-type="float" office:value="0" table:formula="of:=[.$X$9]&amp;[.N466]" table:style-name="ce1">
            <text:p>#REF!</text:p>
          </table:table-cell>
          <table:table-cell office:value-type="string" office:string-value="OR={}&quot;OR={}" table:formula="of:=[.O466]&amp;&quot;OR={&quot;&amp;CONCATENATE([.P466];[.Q466];[.R466];[.S466])&amp;&quot;}&quot;&quot;OR={&quot;&amp;CONCATENATE([.T466];[.U466];[.V466];[.W46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66]+1)" table:style-name="ce1">
            <text:p>#REF!</text:p>
          </table:table-cell>
          <table:table-cell office:value-type="float" office:value="0" table:formula="of:=[.I465]" table:style-name="ce1">
            <text:p>0</text:p>
          </table:table-cell>
          <table:table-cell office:value-type="float" office:value="459" table:style-name="ce1">
            <text:p>459</text:p>
          </table:table-cell>
          <table:table-cell office:value-type="float" office:value="13" table:formula="of:=INT([.J466]/COUNTA([.$Z$7:.$AD$17]))+1" table:style-name="ce1">
            <text:p>13</text:p>
          </table:table-cell>
          <table:table-cell office:value-type="float" office:value="3" table:formula="of:=IF(INDEX([.$Z$7:.$AD$17];[.L465]+1;[.M465])=&quot;&quot;;1;[.L465]+1)" table:style-name="ce1">
            <text:p>3</text:p>
          </table:table-cell>
          <table:table-cell office:value-type="float" office:value="1" table:formula="of:=IF(INDEX([.$Z$7:.$AD$17];[.L465]+1;[.M465])=&quot;&quot;;IF([.M465]=5;1;[.M465]+1);[.M465])" table:style-name="ce1">
            <text:p>1</text:p>
          </table:table-cell>
          <table:table-cell office:value-type="float" office:value="0" table:formula="of:=IF([.B466]=[.C466];0;INDEX([.$Z$18:.$AD$25];INT([.$J466]/COUNTA([.$Z$7:.$AD$17]))+1;[.$M466]))" table:style-name="ce1">
            <text:p>#REF!</text:p>
          </table:table-cell>
          <table:table-cell table:style-name="ce1"/>
          <table:table-cell office:value-type="string" office:string-value="" table:formula="of:=IF(INDEX([.AF$18:.AF$200];[.$K466])=&quot;&quot;;&quot;&quot;;[.AF$17]&amp;&quot; = yes &quot;)" table:style-name="ce1"/>
          <table:table-cell office:value-type="string" office:string-value="" table:formula="of:=IF(INDEX([.AG$18:.AG$200];[.$K466])=&quot;&quot;;&quot;&quot;;[.AG$17]&amp;&quot; = yes &quot;)" table:style-name="ce1"/>
          <table:table-cell office:value-type="string" office:string-value="" table:formula="of:=IF(INDEX([.AH$18:.AH$200];[.$K466])=&quot;&quot;;&quot;&quot;;[.AH$17]&amp;&quot; = yes &quot;)" table:style-name="ce1"/>
          <table:table-cell office:value-type="string" office:string-value="" table:formula="of:=IF(INDEX([.AI$18:.AI$200];[.$K466])=&quot;&quot;;&quot;&quot;;[.AI$17]&amp;&quot; = yes &quot;)" table:style-name="ce1"/>
          <table:table-cell office:value-type="string" office:string-value="" table:formula="of:=IF(INDEX([.AF$18:.AF$200];MATCH([.$C466];[.$Y$18:.$Y$200]))=&quot;&quot;;&quot;&quot;;[.AF$17]&amp;&quot; = yes &quot;)" table:style-name="ce1"/>
          <table:table-cell office:value-type="string" office:string-value="" table:formula="of:=IF(INDEX([.AG$18:.AG$200];MATCH([.$C466];[.$Y$18:.$Y$200]))=&quot;&quot;;&quot;&quot;;[.AG$17]&amp;&quot; = yes &quot;)" table:style-name="ce1"/>
          <table:table-cell office:value-type="string" office:string-value="" table:formula="of:=IF(INDEX([.AH$18:.AH$200];MATCH([.$C466];[.$Y$18:.$Y$200]))=&quot;&quot;;&quot;&quot;;[.AH$17]&amp;&quot; = yes &quot;)" table:style-name="ce1"/>
          <table:table-cell office:value-type="string" office:string-value="" table:formula="of:=IF(INDEX([.AI$18:.AI$200];MATCH([.$C46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60</text:p>
          </table:table-cell>
          <table:table-cell office:value-type="float" office:value="0" table:formula="of:=INDEX([.Y$18:.Y$200];[.K467])" table:style-name="ce1">
            <text:p>0</text:p>
          </table:table-cell>
          <table:table-cell office:value-type="string" office:string-value="pc_sandsea" table:formula="of:=INDEX([.$Z$7:.$AD$17];[.L467];[.M467])" table:style-name="ce1">
            <text:p>pc_sandsea</text:p>
          </table:table-cell>
          <table:table-cell office:value-type="float" office:value="0" table:formula="of:=[.$X$8]&amp;[.N467]" table:style-name="ce1">
            <text:p>#REF!</text:p>
          </table:table-cell>
          <table:table-cell office:value-type="float" office:value="0" table:formula="of:=[.$X$9]&amp;[.N467]" table:style-name="ce1">
            <text:p>#REF!</text:p>
          </table:table-cell>
          <table:table-cell office:value-type="string" office:string-value="OR={}&quot;OR={}" table:formula="of:=[.O467]&amp;&quot;OR={&quot;&amp;CONCATENATE([.P467];[.Q467];[.R467];[.S467])&amp;&quot;}&quot;&quot;OR={&quot;&amp;CONCATENATE([.T467];[.U467];[.V467];[.W46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67]+1)" table:style-name="ce1">
            <text:p>#REF!</text:p>
          </table:table-cell>
          <table:table-cell office:value-type="float" office:value="0" table:formula="of:=[.I466]" table:style-name="ce1">
            <text:p>0</text:p>
          </table:table-cell>
          <table:table-cell office:value-type="float" office:value="460" table:style-name="ce1">
            <text:p>460</text:p>
          </table:table-cell>
          <table:table-cell office:value-type="float" office:value="13" table:formula="of:=INT([.J467]/COUNTA([.$Z$7:.$AD$17]))+1" table:style-name="ce1">
            <text:p>13</text:p>
          </table:table-cell>
          <table:table-cell office:value-type="float" office:value="4" table:formula="of:=IF(INDEX([.$Z$7:.$AD$17];[.L466]+1;[.M466])=&quot;&quot;;1;[.L466]+1)" table:style-name="ce1">
            <text:p>4</text:p>
          </table:table-cell>
          <table:table-cell office:value-type="float" office:value="1" table:formula="of:=IF(INDEX([.$Z$7:.$AD$17];[.L466]+1;[.M466])=&quot;&quot;;IF([.M466]=5;1;[.M466]+1);[.M466])" table:style-name="ce1">
            <text:p>1</text:p>
          </table:table-cell>
          <table:table-cell office:value-type="float" office:value="0" table:formula="of:=IF([.B467]=[.C467];0;INDEX([.$Z$18:.$AD$25];INT([.$J467]/COUNTA([.$Z$7:.$AD$17]))+1;[.$M467]))" table:style-name="ce1">
            <text:p>#REF!</text:p>
          </table:table-cell>
          <table:table-cell table:style-name="ce1"/>
          <table:table-cell office:value-type="string" office:string-value="" table:formula="of:=IF(INDEX([.AF$18:.AF$200];[.$K467])=&quot;&quot;;&quot;&quot;;[.AF$17]&amp;&quot; = yes &quot;)" table:style-name="ce1"/>
          <table:table-cell office:value-type="string" office:string-value="" table:formula="of:=IF(INDEX([.AG$18:.AG$200];[.$K467])=&quot;&quot;;&quot;&quot;;[.AG$17]&amp;&quot; = yes &quot;)" table:style-name="ce1"/>
          <table:table-cell office:value-type="string" office:string-value="" table:formula="of:=IF(INDEX([.AH$18:.AH$200];[.$K467])=&quot;&quot;;&quot;&quot;;[.AH$17]&amp;&quot; = yes &quot;)" table:style-name="ce1"/>
          <table:table-cell office:value-type="string" office:string-value="" table:formula="of:=IF(INDEX([.AI$18:.AI$200];[.$K467])=&quot;&quot;;&quot;&quot;;[.AI$17]&amp;&quot; = yes &quot;)" table:style-name="ce1"/>
          <table:table-cell office:value-type="string" office:string-value="" table:formula="of:=IF(INDEX([.AF$18:.AF$200];MATCH([.$C467];[.$Y$18:.$Y$200]))=&quot;&quot;;&quot;&quot;;[.AF$17]&amp;&quot; = yes &quot;)" table:style-name="ce1"/>
          <table:table-cell office:value-type="string" office:string-value="" table:formula="of:=IF(INDEX([.AG$18:.AG$200];MATCH([.$C467];[.$Y$18:.$Y$200]))=&quot;&quot;;&quot;&quot;;[.AG$17]&amp;&quot; = yes &quot;)" table:style-name="ce1"/>
          <table:table-cell office:value-type="string" office:string-value="" table:formula="of:=IF(INDEX([.AH$18:.AH$200];MATCH([.$C467];[.$Y$18:.$Y$200]))=&quot;&quot;;&quot;&quot;;[.AH$17]&amp;&quot; = yes &quot;)" table:style-name="ce1"/>
          <table:table-cell office:value-type="string" office:string-value="" table:formula="of:=IF(INDEX([.AI$18:.AI$200];MATCH([.$C46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61</text:p>
          </table:table-cell>
          <table:table-cell office:value-type="float" office:value="0" table:formula="of:=INDEX([.Y$18:.Y$200];[.K468])" table:style-name="ce1">
            <text:p>0</text:p>
          </table:table-cell>
          <table:table-cell office:value-type="string" office:string-value="pc_mesa" table:formula="of:=INDEX([.$Z$7:.$AD$17];[.L468];[.M468])" table:style-name="ce1">
            <text:p>pc_mesa</text:p>
          </table:table-cell>
          <table:table-cell office:value-type="float" office:value="0" table:formula="of:=[.$X$8]&amp;[.N468]" table:style-name="ce1">
            <text:p>#REF!</text:p>
          </table:table-cell>
          <table:table-cell office:value-type="float" office:value="0" table:formula="of:=[.$X$9]&amp;[.N468]" table:style-name="ce1">
            <text:p>#REF!</text:p>
          </table:table-cell>
          <table:table-cell office:value-type="string" office:string-value="OR={}&quot;OR={}" table:formula="of:=[.O468]&amp;&quot;OR={&quot;&amp;CONCATENATE([.P468];[.Q468];[.R468];[.S468])&amp;&quot;}&quot;&quot;OR={&quot;&amp;CONCATENATE([.T468];[.U468];[.V468];[.W46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68]+1)" table:style-name="ce1">
            <text:p>#REF!</text:p>
          </table:table-cell>
          <table:table-cell office:value-type="float" office:value="0" table:formula="of:=[.I467]" table:style-name="ce1">
            <text:p>0</text:p>
          </table:table-cell>
          <table:table-cell office:value-type="float" office:value="461" table:style-name="ce1">
            <text:p>461</text:p>
          </table:table-cell>
          <table:table-cell office:value-type="float" office:value="13" table:formula="of:=INT([.J468]/COUNTA([.$Z$7:.$AD$17]))+1" table:style-name="ce1">
            <text:p>13</text:p>
          </table:table-cell>
          <table:table-cell office:value-type="float" office:value="5" table:formula="of:=IF(INDEX([.$Z$7:.$AD$17];[.L467]+1;[.M467])=&quot;&quot;;1;[.L467]+1)" table:style-name="ce1">
            <text:p>5</text:p>
          </table:table-cell>
          <table:table-cell office:value-type="float" office:value="1" table:formula="of:=IF(INDEX([.$Z$7:.$AD$17];[.L467]+1;[.M467])=&quot;&quot;;IF([.M467]=5;1;[.M467]+1);[.M467])" table:style-name="ce1">
            <text:p>1</text:p>
          </table:table-cell>
          <table:table-cell office:value-type="float" office:value="0" table:formula="of:=IF([.B468]=[.C468];0;INDEX([.$Z$18:.$AD$25];INT([.$J468]/COUNTA([.$Z$7:.$AD$17]))+1;[.$M468]))" table:style-name="ce1">
            <text:p>#REF!</text:p>
          </table:table-cell>
          <table:table-cell table:style-name="ce1"/>
          <table:table-cell office:value-type="string" office:string-value="" table:formula="of:=IF(INDEX([.AF$18:.AF$200];[.$K468])=&quot;&quot;;&quot;&quot;;[.AF$17]&amp;&quot; = yes &quot;)" table:style-name="ce1"/>
          <table:table-cell office:value-type="string" office:string-value="" table:formula="of:=IF(INDEX([.AG$18:.AG$200];[.$K468])=&quot;&quot;;&quot;&quot;;[.AG$17]&amp;&quot; = yes &quot;)" table:style-name="ce1"/>
          <table:table-cell office:value-type="string" office:string-value="" table:formula="of:=IF(INDEX([.AH$18:.AH$200];[.$K468])=&quot;&quot;;&quot;&quot;;[.AH$17]&amp;&quot; = yes &quot;)" table:style-name="ce1"/>
          <table:table-cell office:value-type="string" office:string-value="" table:formula="of:=IF(INDEX([.AI$18:.AI$200];[.$K468])=&quot;&quot;;&quot;&quot;;[.AI$17]&amp;&quot; = yes &quot;)" table:style-name="ce1"/>
          <table:table-cell office:value-type="string" office:string-value="" table:formula="of:=IF(INDEX([.AF$18:.AF$200];MATCH([.$C468];[.$Y$18:.$Y$200]))=&quot;&quot;;&quot;&quot;;[.AF$17]&amp;&quot; = yes &quot;)" table:style-name="ce1"/>
          <table:table-cell office:value-type="string" office:string-value="" table:formula="of:=IF(INDEX([.AG$18:.AG$200];MATCH([.$C468];[.$Y$18:.$Y$200]))=&quot;&quot;;&quot;&quot;;[.AG$17]&amp;&quot; = yes &quot;)" table:style-name="ce1"/>
          <table:table-cell office:value-type="string" office:string-value="" table:formula="of:=IF(INDEX([.AH$18:.AH$200];MATCH([.$C468];[.$Y$18:.$Y$200]))=&quot;&quot;;&quot;&quot;;[.AH$17]&amp;&quot; = yes &quot;)" table:style-name="ce1"/>
          <table:table-cell office:value-type="string" office:string-value="" table:formula="of:=IF(INDEX([.AI$18:.AI$200];MATCH([.$C46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62</text:p>
          </table:table-cell>
          <table:table-cell office:value-type="float" office:value="0" table:formula="of:=INDEX([.Y$18:.Y$200];[.K469])" table:style-name="ce1">
            <text:p>0</text:p>
          </table:table-cell>
          <table:table-cell office:value-type="string" office:string-value="pc_oasis" table:formula="of:=INDEX([.$Z$7:.$AD$17];[.L469];[.M469])" table:style-name="ce1">
            <text:p>pc_oasis</text:p>
          </table:table-cell>
          <table:table-cell office:value-type="float" office:value="0" table:formula="of:=[.$X$8]&amp;[.N469]" table:style-name="ce1">
            <text:p>#REF!</text:p>
          </table:table-cell>
          <table:table-cell office:value-type="float" office:value="0" table:formula="of:=[.$X$9]&amp;[.N469]" table:style-name="ce1">
            <text:p>#REF!</text:p>
          </table:table-cell>
          <table:table-cell office:value-type="string" office:string-value="OR={}&quot;OR={}" table:formula="of:=[.O469]&amp;&quot;OR={&quot;&amp;CONCATENATE([.P469];[.Q469];[.R469];[.S469])&amp;&quot;}&quot;&quot;OR={&quot;&amp;CONCATENATE([.T469];[.U469];[.V469];[.W46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69]+1)" table:style-name="ce1">
            <text:p>#REF!</text:p>
          </table:table-cell>
          <table:table-cell office:value-type="float" office:value="0" table:formula="of:=[.I468]" table:style-name="ce1">
            <text:p>0</text:p>
          </table:table-cell>
          <table:table-cell office:value-type="float" office:value="462" table:style-name="ce1">
            <text:p>462</text:p>
          </table:table-cell>
          <table:table-cell office:value-type="float" office:value="13" table:formula="of:=INT([.J469]/COUNTA([.$Z$7:.$AD$17]))+1" table:style-name="ce1">
            <text:p>13</text:p>
          </table:table-cell>
          <table:table-cell office:value-type="float" office:value="6" table:formula="of:=IF(INDEX([.$Z$7:.$AD$17];[.L468]+1;[.M468])=&quot;&quot;;1;[.L468]+1)" table:style-name="ce1">
            <text:p>6</text:p>
          </table:table-cell>
          <table:table-cell office:value-type="float" office:value="1" table:formula="of:=IF(INDEX([.$Z$7:.$AD$17];[.L468]+1;[.M468])=&quot;&quot;;IF([.M468]=5;1;[.M468]+1);[.M468])" table:style-name="ce1">
            <text:p>1</text:p>
          </table:table-cell>
          <table:table-cell office:value-type="float" office:value="0" table:formula="of:=IF([.B469]=[.C469];0;INDEX([.$Z$18:.$AD$25];INT([.$J469]/COUNTA([.$Z$7:.$AD$17]))+1;[.$M469]))" table:style-name="ce1">
            <text:p>#REF!</text:p>
          </table:table-cell>
          <table:table-cell table:style-name="ce1"/>
          <table:table-cell office:value-type="string" office:string-value="" table:formula="of:=IF(INDEX([.AF$18:.AF$200];[.$K469])=&quot;&quot;;&quot;&quot;;[.AF$17]&amp;&quot; = yes &quot;)" table:style-name="ce1"/>
          <table:table-cell office:value-type="string" office:string-value="" table:formula="of:=IF(INDEX([.AG$18:.AG$200];[.$K469])=&quot;&quot;;&quot;&quot;;[.AG$17]&amp;&quot; = yes &quot;)" table:style-name="ce1"/>
          <table:table-cell office:value-type="string" office:string-value="" table:formula="of:=IF(INDEX([.AH$18:.AH$200];[.$K469])=&quot;&quot;;&quot;&quot;;[.AH$17]&amp;&quot; = yes &quot;)" table:style-name="ce1"/>
          <table:table-cell office:value-type="string" office:string-value="" table:formula="of:=IF(INDEX([.AI$18:.AI$200];[.$K469])=&quot;&quot;;&quot;&quot;;[.AI$17]&amp;&quot; = yes &quot;)" table:style-name="ce1"/>
          <table:table-cell office:value-type="string" office:string-value="" table:formula="of:=IF(INDEX([.AF$18:.AF$200];MATCH([.$C469];[.$Y$18:.$Y$200]))=&quot;&quot;;&quot;&quot;;[.AF$17]&amp;&quot; = yes &quot;)" table:style-name="ce1"/>
          <table:table-cell office:value-type="string" office:string-value="" table:formula="of:=IF(INDEX([.AG$18:.AG$200];MATCH([.$C469];[.$Y$18:.$Y$200]))=&quot;&quot;;&quot;&quot;;[.AG$17]&amp;&quot; = yes &quot;)" table:style-name="ce1"/>
          <table:table-cell office:value-type="string" office:string-value="" table:formula="of:=IF(INDEX([.AH$18:.AH$200];MATCH([.$C469];[.$Y$18:.$Y$200]))=&quot;&quot;;&quot;&quot;;[.AH$17]&amp;&quot; = yes &quot;)" table:style-name="ce1"/>
          <table:table-cell office:value-type="string" office:string-value="" table:formula="of:=IF(INDEX([.AI$18:.AI$200];MATCH([.$C46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63</text:p>
          </table:table-cell>
          <table:table-cell office:value-type="float" office:value="0" table:formula="of:=INDEX([.Y$18:.Y$200];[.K470])" table:style-name="ce1">
            <text:p>0</text:p>
          </table:table-cell>
          <table:table-cell office:value-type="string" office:string-value="pc_marginal_dry" table:formula="of:=INDEX([.$Z$7:.$AD$17];[.L470];[.M470])" table:style-name="ce1">
            <text:p>pc_marginal_dry</text:p>
          </table:table-cell>
          <table:table-cell office:value-type="float" office:value="0" table:formula="of:=[.$X$8]&amp;[.N470]" table:style-name="ce1">
            <text:p>#REF!</text:p>
          </table:table-cell>
          <table:table-cell office:value-type="float" office:value="0" table:formula="of:=[.$X$9]&amp;[.N470]" table:style-name="ce1">
            <text:p>#REF!</text:p>
          </table:table-cell>
          <table:table-cell office:value-type="string" office:string-value="OR={}&quot;OR={}" table:formula="of:=[.O470]&amp;&quot;OR={&quot;&amp;CONCATENATE([.P470];[.Q470];[.R470];[.S470])&amp;&quot;}&quot;&quot;OR={&quot;&amp;CONCATENATE([.T470];[.U470];[.V470];[.W47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70]+1)" table:style-name="ce1">
            <text:p>#REF!</text:p>
          </table:table-cell>
          <table:table-cell office:value-type="float" office:value="0" table:formula="of:=[.I469]" table:style-name="ce1">
            <text:p>0</text:p>
          </table:table-cell>
          <table:table-cell office:value-type="float" office:value="463" table:style-name="ce1">
            <text:p>463</text:p>
          </table:table-cell>
          <table:table-cell office:value-type="float" office:value="13" table:formula="of:=INT([.J470]/COUNTA([.$Z$7:.$AD$17]))+1" table:style-name="ce1">
            <text:p>13</text:p>
          </table:table-cell>
          <table:table-cell office:value-type="float" office:value="7" table:formula="of:=IF(INDEX([.$Z$7:.$AD$17];[.L469]+1;[.M469])=&quot;&quot;;1;[.L469]+1)" table:style-name="ce1">
            <text:p>7</text:p>
          </table:table-cell>
          <table:table-cell office:value-type="float" office:value="1" table:formula="of:=IF(INDEX([.$Z$7:.$AD$17];[.L469]+1;[.M469])=&quot;&quot;;IF([.M469]=5;1;[.M469]+1);[.M469])" table:style-name="ce1">
            <text:p>1</text:p>
          </table:table-cell>
          <table:table-cell office:value-type="float" office:value="0" table:formula="of:=IF([.B470]=[.C470];0;INDEX([.$Z$18:.$AD$25];INT([.$J470]/COUNTA([.$Z$7:.$AD$17]))+1;[.$M470]))" table:style-name="ce1">
            <text:p>#REF!</text:p>
          </table:table-cell>
          <table:table-cell table:style-name="ce1"/>
          <table:table-cell office:value-type="string" office:string-value="" table:formula="of:=IF(INDEX([.AF$18:.AF$200];[.$K470])=&quot;&quot;;&quot;&quot;;[.AF$17]&amp;&quot; = yes &quot;)" table:style-name="ce1"/>
          <table:table-cell office:value-type="string" office:string-value="" table:formula="of:=IF(INDEX([.AG$18:.AG$200];[.$K470])=&quot;&quot;;&quot;&quot;;[.AG$17]&amp;&quot; = yes &quot;)" table:style-name="ce1"/>
          <table:table-cell office:value-type="string" office:string-value="" table:formula="of:=IF(INDEX([.AH$18:.AH$200];[.$K470])=&quot;&quot;;&quot;&quot;;[.AH$17]&amp;&quot; = yes &quot;)" table:style-name="ce1"/>
          <table:table-cell office:value-type="string" office:string-value="" table:formula="of:=IF(INDEX([.AI$18:.AI$200];[.$K470])=&quot;&quot;;&quot;&quot;;[.AI$17]&amp;&quot; = yes &quot;)" table:style-name="ce1"/>
          <table:table-cell office:value-type="string" office:string-value="" table:formula="of:=IF(INDEX([.AF$18:.AF$200];MATCH([.$C470];[.$Y$18:.$Y$200]))=&quot;&quot;;&quot;&quot;;[.AF$17]&amp;&quot; = yes &quot;)" table:style-name="ce1"/>
          <table:table-cell office:value-type="string" office:string-value="" table:formula="of:=IF(INDEX([.AG$18:.AG$200];MATCH([.$C470];[.$Y$18:.$Y$200]))=&quot;&quot;;&quot;&quot;;[.AG$17]&amp;&quot; = yes &quot;)" table:style-name="ce1"/>
          <table:table-cell office:value-type="string" office:string-value="" table:formula="of:=IF(INDEX([.AH$18:.AH$200];MATCH([.$C470];[.$Y$18:.$Y$200]))=&quot;&quot;;&quot;&quot;;[.AH$17]&amp;&quot; = yes &quot;)" table:style-name="ce1"/>
          <table:table-cell office:value-type="string" office:string-value="" table:formula="of:=IF(INDEX([.AI$18:.AI$200];MATCH([.$C47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64</text:p>
          </table:table-cell>
          <table:table-cell office:value-type="float" office:value="0" table:formula="of:=INDEX([.Y$18:.Y$200];[.K471])" table:style-name="ce1">
            <text:p>0</text:p>
          </table:table-cell>
          <table:table-cell office:value-type="string" office:string-value="pc_geocrystalline" table:formula="of:=INDEX([.$Z$7:.$AD$17];[.L471];[.M471])" table:style-name="ce1">
            <text:p>pc_geocrystalline</text:p>
          </table:table-cell>
          <table:table-cell office:value-type="float" office:value="0" table:formula="of:=[.$X$8]&amp;[.N471]" table:style-name="ce1">
            <text:p>#REF!</text:p>
          </table:table-cell>
          <table:table-cell office:value-type="float" office:value="0" table:formula="of:=[.$X$9]&amp;[.N471]" table:style-name="ce1">
            <text:p>#REF!</text:p>
          </table:table-cell>
          <table:table-cell office:value-type="string" office:string-value="OR={}&quot;OR={}" table:formula="of:=[.O471]&amp;&quot;OR={&quot;&amp;CONCATENATE([.P471];[.Q471];[.R471];[.S471])&amp;&quot;}&quot;&quot;OR={&quot;&amp;CONCATENATE([.T471];[.U471];[.V471];[.W47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71]+1)" table:style-name="ce1">
            <text:p>#REF!</text:p>
          </table:table-cell>
          <table:table-cell office:value-type="float" office:value="0" table:formula="of:=[.I470]" table:style-name="ce1">
            <text:p>0</text:p>
          </table:table-cell>
          <table:table-cell office:value-type="float" office:value="464" table:style-name="ce1">
            <text:p>464</text:p>
          </table:table-cell>
          <table:table-cell office:value-type="float" office:value="13" table:formula="of:=INT([.J471]/COUNTA([.$Z$7:.$AD$17]))+1" table:style-name="ce1">
            <text:p>13</text:p>
          </table:table-cell>
          <table:table-cell office:value-type="float" office:value="8" table:formula="of:=IF(INDEX([.$Z$7:.$AD$17];[.L470]+1;[.M470])=&quot;&quot;;1;[.L470]+1)" table:style-name="ce1">
            <text:p>8</text:p>
          </table:table-cell>
          <table:table-cell office:value-type="float" office:value="1" table:formula="of:=IF(INDEX([.$Z$7:.$AD$17];[.L470]+1;[.M470])=&quot;&quot;;IF([.M470]=5;1;[.M470]+1);[.M470])" table:style-name="ce1">
            <text:p>1</text:p>
          </table:table-cell>
          <table:table-cell office:value-type="float" office:value="0" table:formula="of:=IF([.B471]=[.C471];0;INDEX([.$Z$18:.$AD$25];INT([.$J471]/COUNTA([.$Z$7:.$AD$17]))+1;[.$M471]))" table:style-name="ce1">
            <text:p>#REF!</text:p>
          </table:table-cell>
          <table:table-cell table:style-name="ce1"/>
          <table:table-cell office:value-type="string" office:string-value="" table:formula="of:=IF(INDEX([.AF$18:.AF$200];[.$K471])=&quot;&quot;;&quot;&quot;;[.AF$17]&amp;&quot; = yes &quot;)" table:style-name="ce1"/>
          <table:table-cell office:value-type="string" office:string-value="" table:formula="of:=IF(INDEX([.AG$18:.AG$200];[.$K471])=&quot;&quot;;&quot;&quot;;[.AG$17]&amp;&quot; = yes &quot;)" table:style-name="ce1"/>
          <table:table-cell office:value-type="string" office:string-value="" table:formula="of:=IF(INDEX([.AH$18:.AH$200];[.$K471])=&quot;&quot;;&quot;&quot;;[.AH$17]&amp;&quot; = yes &quot;)" table:style-name="ce1"/>
          <table:table-cell office:value-type="string" office:string-value="" table:formula="of:=IF(INDEX([.AI$18:.AI$200];[.$K471])=&quot;&quot;;&quot;&quot;;[.AI$17]&amp;&quot; = yes &quot;)" table:style-name="ce1"/>
          <table:table-cell office:value-type="string" office:string-value="" table:formula="of:=IF(INDEX([.AF$18:.AF$200];MATCH([.$C471];[.$Y$18:.$Y$200]))=&quot;&quot;;&quot;&quot;;[.AF$17]&amp;&quot; = yes &quot;)" table:style-name="ce1"/>
          <table:table-cell office:value-type="string" office:string-value="" table:formula="of:=IF(INDEX([.AG$18:.AG$200];MATCH([.$C471];[.$Y$18:.$Y$200]))=&quot;&quot;;&quot;&quot;;[.AG$17]&amp;&quot; = yes &quot;)" table:style-name="ce1"/>
          <table:table-cell office:value-type="string" office:string-value="" table:formula="of:=IF(INDEX([.AH$18:.AH$200];MATCH([.$C471];[.$Y$18:.$Y$200]))=&quot;&quot;;&quot;&quot;;[.AH$17]&amp;&quot; = yes &quot;)" table:style-name="ce1"/>
          <table:table-cell office:value-type="string" office:string-value="" table:formula="of:=IF(INDEX([.AI$18:.AI$200];MATCH([.$C47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65</text:p>
          </table:table-cell>
          <table:table-cell office:value-type="float" office:value="0" table:formula="of:=INDEX([.Y$18:.Y$200];[.K472])" table:style-name="ce1">
            <text:p>0</text:p>
          </table:table-cell>
          <table:table-cell office:value-type="string" office:string-value="pc_continental" table:formula="of:=INDEX([.$Z$7:.$AD$17];[.L472];[.M472])" table:style-name="ce1">
            <text:p>pc_continental</text:p>
          </table:table-cell>
          <table:table-cell office:value-type="float" office:value="0" table:formula="of:=[.$X$8]&amp;[.N472]" table:style-name="ce1">
            <text:p>#REF!</text:p>
          </table:table-cell>
          <table:table-cell office:value-type="float" office:value="0" table:formula="of:=[.$X$9]&amp;[.N472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472]&amp;&quot;OR={&quot;&amp;CONCATENATE([.P472];[.Q472];[.R472];[.S472])&amp;&quot;}&quot;&quot;OR={&quot;&amp;CONCATENATE([.T472];[.U472];[.V472];[.W472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72]+1)" table:style-name="ce1">
            <text:p>#REF!</text:p>
          </table:table-cell>
          <table:table-cell office:value-type="float" office:value="0" table:formula="of:=[.I471]" table:style-name="ce1">
            <text:p>0</text:p>
          </table:table-cell>
          <table:table-cell office:value-type="float" office:value="465" table:style-name="ce1">
            <text:p>465</text:p>
          </table:table-cell>
          <table:table-cell office:value-type="float" office:value="13" table:formula="of:=INT([.J472]/COUNTA([.$Z$7:.$AD$17]))+1" table:style-name="ce1">
            <text:p>13</text:p>
          </table:table-cell>
          <table:table-cell office:value-type="float" office:value="1" table:formula="of:=IF(INDEX([.$Z$7:.$AD$17];[.L471]+1;[.M471])=&quot;&quot;;1;[.L471]+1)" table:style-name="ce1">
            <text:p>1</text:p>
          </table:table-cell>
          <table:table-cell office:value-type="float" office:value="2" table:formula="of:=IF(INDEX([.$Z$7:.$AD$17];[.L471]+1;[.M471])=&quot;&quot;;IF([.M471]=5;1;[.M471]+1);[.M471])" table:style-name="ce1">
            <text:p>2</text:p>
          </table:table-cell>
          <table:table-cell office:value-type="float" office:value="0" table:formula="of:=IF([.B472]=[.C472];0;INDEX([.$Z$18:.$AD$25];INT([.$J472]/COUNTA([.$Z$7:.$AD$17]))+1;[.$M472]))" table:style-name="ce1">
            <text:p>#REF!</text:p>
          </table:table-cell>
          <table:table-cell table:style-name="ce1"/>
          <table:table-cell office:value-type="string" office:string-value="" table:formula="of:=IF(INDEX([.AF$18:.AF$200];[.$K472])=&quot;&quot;;&quot;&quot;;[.AF$17]&amp;&quot; = yes &quot;)" table:style-name="ce1"/>
          <table:table-cell office:value-type="string" office:string-value="" table:formula="of:=IF(INDEX([.AG$18:.AG$200];[.$K472])=&quot;&quot;;&quot;&quot;;[.AG$17]&amp;&quot; = yes &quot;)" table:style-name="ce1"/>
          <table:table-cell office:value-type="string" office:string-value="" table:formula="of:=IF(INDEX([.AH$18:.AH$200];[.$K472])=&quot;&quot;;&quot;&quot;;[.AH$17]&amp;&quot; = yes &quot;)" table:style-name="ce1"/>
          <table:table-cell office:value-type="string" office:string-value="" table:formula="of:=IF(INDEX([.AI$18:.AI$200];[.$K472])=&quot;&quot;;&quot;&quot;;[.AI$17]&amp;&quot; = yes &quot;)" table:style-name="ce1"/>
          <table:table-cell office:value-type="string" office:string-value="planetary_diversity_enabled = yes " table:formula="of:=IF(INDEX([.AF$18:.AF$200];MATCH([.$C472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472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472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472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66</text:p>
          </table:table-cell>
          <table:table-cell office:value-type="float" office:value="0" table:formula="of:=INDEX([.Y$18:.Y$200];[.K473])" table:style-name="ce1">
            <text:p>0</text:p>
          </table:table-cell>
          <table:table-cell office:value-type="string" office:string-value="pc_ocean" table:formula="of:=INDEX([.$Z$7:.$AD$17];[.L473];[.M473])" table:style-name="ce1">
            <text:p>pc_ocean</text:p>
          </table:table-cell>
          <table:table-cell office:value-type="float" office:value="0" table:formula="of:=[.$X$8]&amp;[.N473]" table:style-name="ce1">
            <text:p>#REF!</text:p>
          </table:table-cell>
          <table:table-cell office:value-type="float" office:value="0" table:formula="of:=[.$X$9]&amp;[.N473]" table:style-name="ce1">
            <text:p>#REF!</text:p>
          </table:table-cell>
          <table:table-cell office:value-type="string" office:string-value="OR={}&quot;OR={}" table:formula="of:=[.O473]&amp;&quot;OR={&quot;&amp;CONCATENATE([.P473];[.Q473];[.R473];[.S473])&amp;&quot;}&quot;&quot;OR={&quot;&amp;CONCATENATE([.T473];[.U473];[.V473];[.W47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73]+1)" table:style-name="ce1">
            <text:p>#REF!</text:p>
          </table:table-cell>
          <table:table-cell office:value-type="float" office:value="0" table:formula="of:=[.I472]" table:style-name="ce1">
            <text:p>0</text:p>
          </table:table-cell>
          <table:table-cell office:value-type="float" office:value="466" table:style-name="ce1">
            <text:p>466</text:p>
          </table:table-cell>
          <table:table-cell office:value-type="float" office:value="13" table:formula="of:=INT([.J473]/COUNTA([.$Z$7:.$AD$17]))+1" table:style-name="ce1">
            <text:p>13</text:p>
          </table:table-cell>
          <table:table-cell office:value-type="float" office:value="2" table:formula="of:=IF(INDEX([.$Z$7:.$AD$17];[.L472]+1;[.M472])=&quot;&quot;;1;[.L472]+1)" table:style-name="ce1">
            <text:p>2</text:p>
          </table:table-cell>
          <table:table-cell office:value-type="float" office:value="2" table:formula="of:=IF(INDEX([.$Z$7:.$AD$17];[.L472]+1;[.M472])=&quot;&quot;;IF([.M472]=5;1;[.M472]+1);[.M472])" table:style-name="ce1">
            <text:p>2</text:p>
          </table:table-cell>
          <table:table-cell office:value-type="float" office:value="0" table:formula="of:=IF([.B473]=[.C473];0;INDEX([.$Z$18:.$AD$25];INT([.$J473]/COUNTA([.$Z$7:.$AD$17]))+1;[.$M473]))" table:style-name="ce1">
            <text:p>#REF!</text:p>
          </table:table-cell>
          <table:table-cell table:style-name="ce1"/>
          <table:table-cell office:value-type="string" office:string-value="" table:formula="of:=IF(INDEX([.AF$18:.AF$200];[.$K473])=&quot;&quot;;&quot;&quot;;[.AF$17]&amp;&quot; = yes &quot;)" table:style-name="ce1"/>
          <table:table-cell office:value-type="string" office:string-value="" table:formula="of:=IF(INDEX([.AG$18:.AG$200];[.$K473])=&quot;&quot;;&quot;&quot;;[.AG$17]&amp;&quot; = yes &quot;)" table:style-name="ce1"/>
          <table:table-cell office:value-type="string" office:string-value="" table:formula="of:=IF(INDEX([.AH$18:.AH$200];[.$K473])=&quot;&quot;;&quot;&quot;;[.AH$17]&amp;&quot; = yes &quot;)" table:style-name="ce1"/>
          <table:table-cell office:value-type="string" office:string-value="" table:formula="of:=IF(INDEX([.AI$18:.AI$200];[.$K473])=&quot;&quot;;&quot;&quot;;[.AI$17]&amp;&quot; = yes &quot;)" table:style-name="ce1"/>
          <table:table-cell office:value-type="string" office:string-value="" table:formula="of:=IF(INDEX([.AF$18:.AF$200];MATCH([.$C473];[.$Y$18:.$Y$200]))=&quot;&quot;;&quot;&quot;;[.AF$17]&amp;&quot; = yes &quot;)" table:style-name="ce1"/>
          <table:table-cell office:value-type="string" office:string-value="" table:formula="of:=IF(INDEX([.AG$18:.AG$200];MATCH([.$C473];[.$Y$18:.$Y$200]))=&quot;&quot;;&quot;&quot;;[.AG$17]&amp;&quot; = yes &quot;)" table:style-name="ce1"/>
          <table:table-cell office:value-type="string" office:string-value="" table:formula="of:=IF(INDEX([.AH$18:.AH$200];MATCH([.$C473];[.$Y$18:.$Y$200]))=&quot;&quot;;&quot;&quot;;[.AH$17]&amp;&quot; = yes &quot;)" table:style-name="ce1"/>
          <table:table-cell office:value-type="string" office:string-value="" table:formula="of:=IF(INDEX([.AI$18:.AI$200];MATCH([.$C47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67</text:p>
          </table:table-cell>
          <table:table-cell office:value-type="float" office:value="0" table:formula="of:=INDEX([.Y$18:.Y$200];[.K474])" table:style-name="ce1">
            <text:p>0</text:p>
          </table:table-cell>
          <table:table-cell office:value-type="string" office:string-value="pc_mangrove" table:formula="of:=INDEX([.$Z$7:.$AD$17];[.L474];[.M474])" table:style-name="ce1">
            <text:p>pc_mangrove</text:p>
          </table:table-cell>
          <table:table-cell office:value-type="float" office:value="0" table:formula="of:=[.$X$8]&amp;[.N474]" table:style-name="ce1">
            <text:p>#REF!</text:p>
          </table:table-cell>
          <table:table-cell office:value-type="float" office:value="0" table:formula="of:=[.$X$9]&amp;[.N474]" table:style-name="ce1">
            <text:p>#REF!</text:p>
          </table:table-cell>
          <table:table-cell office:value-type="string" office:string-value="OR={}&quot;OR={}" table:formula="of:=[.O474]&amp;&quot;OR={&quot;&amp;CONCATENATE([.P474];[.Q474];[.R474];[.S474])&amp;&quot;}&quot;&quot;OR={&quot;&amp;CONCATENATE([.T474];[.U474];[.V474];[.W47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74]+1)" table:style-name="ce1">
            <text:p>#REF!</text:p>
          </table:table-cell>
          <table:table-cell office:value-type="float" office:value="0" table:formula="of:=[.I473]" table:style-name="ce1">
            <text:p>0</text:p>
          </table:table-cell>
          <table:table-cell office:value-type="float" office:value="467" table:style-name="ce1">
            <text:p>467</text:p>
          </table:table-cell>
          <table:table-cell office:value-type="float" office:value="13" table:formula="of:=INT([.J474]/COUNTA([.$Z$7:.$AD$17]))+1" table:style-name="ce1">
            <text:p>13</text:p>
          </table:table-cell>
          <table:table-cell office:value-type="float" office:value="3" table:formula="of:=IF(INDEX([.$Z$7:.$AD$17];[.L473]+1;[.M473])=&quot;&quot;;1;[.L473]+1)" table:style-name="ce1">
            <text:p>3</text:p>
          </table:table-cell>
          <table:table-cell office:value-type="float" office:value="2" table:formula="of:=IF(INDEX([.$Z$7:.$AD$17];[.L473]+1;[.M473])=&quot;&quot;;IF([.M473]=5;1;[.M473]+1);[.M473])" table:style-name="ce1">
            <text:p>2</text:p>
          </table:table-cell>
          <table:table-cell office:value-type="float" office:value="0" table:formula="of:=IF([.B474]=[.C474];0;INDEX([.$Z$18:.$AD$25];INT([.$J474]/COUNTA([.$Z$7:.$AD$17]))+1;[.$M474]))" table:style-name="ce1">
            <text:p>#REF!</text:p>
          </table:table-cell>
          <table:table-cell table:style-name="ce1"/>
          <table:table-cell office:value-type="string" office:string-value="" table:formula="of:=IF(INDEX([.AF$18:.AF$200];[.$K474])=&quot;&quot;;&quot;&quot;;[.AF$17]&amp;&quot; = yes &quot;)" table:style-name="ce1"/>
          <table:table-cell office:value-type="string" office:string-value="" table:formula="of:=IF(INDEX([.AG$18:.AG$200];[.$K474])=&quot;&quot;;&quot;&quot;;[.AG$17]&amp;&quot; = yes &quot;)" table:style-name="ce1"/>
          <table:table-cell office:value-type="string" office:string-value="" table:formula="of:=IF(INDEX([.AH$18:.AH$200];[.$K474])=&quot;&quot;;&quot;&quot;;[.AH$17]&amp;&quot; = yes &quot;)" table:style-name="ce1"/>
          <table:table-cell office:value-type="string" office:string-value="" table:formula="of:=IF(INDEX([.AI$18:.AI$200];[.$K474])=&quot;&quot;;&quot;&quot;;[.AI$17]&amp;&quot; = yes &quot;)" table:style-name="ce1"/>
          <table:table-cell office:value-type="string" office:string-value="" table:formula="of:=IF(INDEX([.AF$18:.AF$200];MATCH([.$C474];[.$Y$18:.$Y$200]))=&quot;&quot;;&quot;&quot;;[.AF$17]&amp;&quot; = yes &quot;)" table:style-name="ce1"/>
          <table:table-cell office:value-type="string" office:string-value="" table:formula="of:=IF(INDEX([.AG$18:.AG$200];MATCH([.$C474];[.$Y$18:.$Y$200]))=&quot;&quot;;&quot;&quot;;[.AG$17]&amp;&quot; = yes &quot;)" table:style-name="ce1"/>
          <table:table-cell office:value-type="string" office:string-value="" table:formula="of:=IF(INDEX([.AH$18:.AH$200];MATCH([.$C474];[.$Y$18:.$Y$200]))=&quot;&quot;;&quot;&quot;;[.AH$17]&amp;&quot; = yes &quot;)" table:style-name="ce1"/>
          <table:table-cell office:value-type="string" office:string-value="" table:formula="of:=IF(INDEX([.AI$18:.AI$200];MATCH([.$C47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68</text:p>
          </table:table-cell>
          <table:table-cell office:value-type="float" office:value="0" table:formula="of:=INDEX([.Y$18:.Y$200];[.K475])" table:style-name="ce1">
            <text:p>0</text:p>
          </table:table-cell>
          <table:table-cell office:value-type="string" office:string-value="pc_hajungle" table:formula="of:=INDEX([.$Z$7:.$AD$17];[.L475];[.M475])" table:style-name="ce1">
            <text:p>pc_hajungle</text:p>
          </table:table-cell>
          <table:table-cell office:value-type="float" office:value="0" table:formula="of:=[.$X$8]&amp;[.N475]" table:style-name="ce1">
            <text:p>#REF!</text:p>
          </table:table-cell>
          <table:table-cell office:value-type="float" office:value="0" table:formula="of:=[.$X$9]&amp;[.N475]" table:style-name="ce1">
            <text:p>#REF!</text:p>
          </table:table-cell>
          <table:table-cell office:value-type="string" office:string-value="OR={}&quot;OR={}" table:formula="of:=[.O475]&amp;&quot;OR={&quot;&amp;CONCATENATE([.P475];[.Q475];[.R475];[.S475])&amp;&quot;}&quot;&quot;OR={&quot;&amp;CONCATENATE([.T475];[.U475];[.V475];[.W47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75]+1)" table:style-name="ce1">
            <text:p>#REF!</text:p>
          </table:table-cell>
          <table:table-cell office:value-type="float" office:value="0" table:formula="of:=[.I474]" table:style-name="ce1">
            <text:p>0</text:p>
          </table:table-cell>
          <table:table-cell office:value-type="float" office:value="468" table:style-name="ce1">
            <text:p>468</text:p>
          </table:table-cell>
          <table:table-cell office:value-type="float" office:value="13" table:formula="of:=INT([.J475]/COUNTA([.$Z$7:.$AD$17]))+1" table:style-name="ce1">
            <text:p>13</text:p>
          </table:table-cell>
          <table:table-cell office:value-type="float" office:value="4" table:formula="of:=IF(INDEX([.$Z$7:.$AD$17];[.L474]+1;[.M474])=&quot;&quot;;1;[.L474]+1)" table:style-name="ce1">
            <text:p>4</text:p>
          </table:table-cell>
          <table:table-cell office:value-type="float" office:value="2" table:formula="of:=IF(INDEX([.$Z$7:.$AD$17];[.L474]+1;[.M474])=&quot;&quot;;IF([.M474]=5;1;[.M474]+1);[.M474])" table:style-name="ce1">
            <text:p>2</text:p>
          </table:table-cell>
          <table:table-cell office:value-type="float" office:value="0" table:formula="of:=IF([.B475]=[.C475];0;INDEX([.$Z$18:.$AD$25];INT([.$J475]/COUNTA([.$Z$7:.$AD$17]))+1;[.$M475]))" table:style-name="ce1">
            <text:p>#REF!</text:p>
          </table:table-cell>
          <table:table-cell table:style-name="ce1"/>
          <table:table-cell office:value-type="string" office:string-value="" table:formula="of:=IF(INDEX([.AF$18:.AF$200];[.$K475])=&quot;&quot;;&quot;&quot;;[.AF$17]&amp;&quot; = yes &quot;)" table:style-name="ce1"/>
          <table:table-cell office:value-type="string" office:string-value="" table:formula="of:=IF(INDEX([.AG$18:.AG$200];[.$K475])=&quot;&quot;;&quot;&quot;;[.AG$17]&amp;&quot; = yes &quot;)" table:style-name="ce1"/>
          <table:table-cell office:value-type="string" office:string-value="" table:formula="of:=IF(INDEX([.AH$18:.AH$200];[.$K475])=&quot;&quot;;&quot;&quot;;[.AH$17]&amp;&quot; = yes &quot;)" table:style-name="ce1"/>
          <table:table-cell office:value-type="string" office:string-value="" table:formula="of:=IF(INDEX([.AI$18:.AI$200];[.$K475])=&quot;&quot;;&quot;&quot;;[.AI$17]&amp;&quot; = yes &quot;)" table:style-name="ce1"/>
          <table:table-cell office:value-type="string" office:string-value="" table:formula="of:=IF(INDEX([.AF$18:.AF$200];MATCH([.$C475];[.$Y$18:.$Y$200]))=&quot;&quot;;&quot;&quot;;[.AF$17]&amp;&quot; = yes &quot;)" table:style-name="ce1"/>
          <table:table-cell office:value-type="string" office:string-value="" table:formula="of:=IF(INDEX([.AG$18:.AG$200];MATCH([.$C475];[.$Y$18:.$Y$200]))=&quot;&quot;;&quot;&quot;;[.AG$17]&amp;&quot; = yes &quot;)" table:style-name="ce1"/>
          <table:table-cell office:value-type="string" office:string-value="" table:formula="of:=IF(INDEX([.AH$18:.AH$200];MATCH([.$C475];[.$Y$18:.$Y$200]))=&quot;&quot;;&quot;&quot;;[.AH$17]&amp;&quot; = yes &quot;)" table:style-name="ce1"/>
          <table:table-cell office:value-type="string" office:string-value="" table:formula="of:=IF(INDEX([.AI$18:.AI$200];MATCH([.$C47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69</text:p>
          </table:table-cell>
          <table:table-cell office:value-type="float" office:value="0" table:formula="of:=INDEX([.Y$18:.Y$200];[.K476])" table:style-name="ce1">
            <text:p>0</text:p>
          </table:table-cell>
          <table:table-cell office:value-type="string" office:string-value="pc_tropical" table:formula="of:=INDEX([.$Z$7:.$AD$17];[.L476];[.M476])" table:style-name="ce1">
            <text:p>pc_tropical</text:p>
          </table:table-cell>
          <table:table-cell office:value-type="float" office:value="0" table:formula="of:=[.$X$8]&amp;[.N476]" table:style-name="ce1">
            <text:p>#REF!</text:p>
          </table:table-cell>
          <table:table-cell office:value-type="float" office:value="0" table:formula="of:=[.$X$9]&amp;[.N476]" table:style-name="ce1">
            <text:p>#REF!</text:p>
          </table:table-cell>
          <table:table-cell office:value-type="string" office:string-value="OR={}&quot;OR={}" table:formula="of:=[.O476]&amp;&quot;OR={&quot;&amp;CONCATENATE([.P476];[.Q476];[.R476];[.S476])&amp;&quot;}&quot;&quot;OR={&quot;&amp;CONCATENATE([.T476];[.U476];[.V476];[.W47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76]+1)" table:style-name="ce1">
            <text:p>#REF!</text:p>
          </table:table-cell>
          <table:table-cell office:value-type="float" office:value="0" table:formula="of:=[.I475]" table:style-name="ce1">
            <text:p>0</text:p>
          </table:table-cell>
          <table:table-cell office:value-type="float" office:value="469" table:style-name="ce1">
            <text:p>469</text:p>
          </table:table-cell>
          <table:table-cell office:value-type="float" office:value="13" table:formula="of:=INT([.J476]/COUNTA([.$Z$7:.$AD$17]))+1" table:style-name="ce1">
            <text:p>13</text:p>
          </table:table-cell>
          <table:table-cell office:value-type="float" office:value="5" table:formula="of:=IF(INDEX([.$Z$7:.$AD$17];[.L475]+1;[.M475])=&quot;&quot;;1;[.L475]+1)" table:style-name="ce1">
            <text:p>5</text:p>
          </table:table-cell>
          <table:table-cell office:value-type="float" office:value="2" table:formula="of:=IF(INDEX([.$Z$7:.$AD$17];[.L475]+1;[.M475])=&quot;&quot;;IF([.M475]=5;1;[.M475]+1);[.M475])" table:style-name="ce1">
            <text:p>2</text:p>
          </table:table-cell>
          <table:table-cell office:value-type="float" office:value="0" table:formula="of:=IF([.B476]=[.C476];0;INDEX([.$Z$18:.$AD$25];INT([.$J476]/COUNTA([.$Z$7:.$AD$17]))+1;[.$M476]))" table:style-name="ce1">
            <text:p>#REF!</text:p>
          </table:table-cell>
          <table:table-cell table:style-name="ce1"/>
          <table:table-cell office:value-type="string" office:string-value="" table:formula="of:=IF(INDEX([.AF$18:.AF$200];[.$K476])=&quot;&quot;;&quot;&quot;;[.AF$17]&amp;&quot; = yes &quot;)" table:style-name="ce1"/>
          <table:table-cell office:value-type="string" office:string-value="" table:formula="of:=IF(INDEX([.AG$18:.AG$200];[.$K476])=&quot;&quot;;&quot;&quot;;[.AG$17]&amp;&quot; = yes &quot;)" table:style-name="ce1"/>
          <table:table-cell office:value-type="string" office:string-value="" table:formula="of:=IF(INDEX([.AH$18:.AH$200];[.$K476])=&quot;&quot;;&quot;&quot;;[.AH$17]&amp;&quot; = yes &quot;)" table:style-name="ce1"/>
          <table:table-cell office:value-type="string" office:string-value="" table:formula="of:=IF(INDEX([.AI$18:.AI$200];[.$K476])=&quot;&quot;;&quot;&quot;;[.AI$17]&amp;&quot; = yes &quot;)" table:style-name="ce1"/>
          <table:table-cell office:value-type="string" office:string-value="" table:formula="of:=IF(INDEX([.AF$18:.AF$200];MATCH([.$C476];[.$Y$18:.$Y$200]))=&quot;&quot;;&quot;&quot;;[.AF$17]&amp;&quot; = yes &quot;)" table:style-name="ce1"/>
          <table:table-cell office:value-type="string" office:string-value="" table:formula="of:=IF(INDEX([.AG$18:.AG$200];MATCH([.$C476];[.$Y$18:.$Y$200]))=&quot;&quot;;&quot;&quot;;[.AG$17]&amp;&quot; = yes &quot;)" table:style-name="ce1"/>
          <table:table-cell office:value-type="string" office:string-value="" table:formula="of:=IF(INDEX([.AH$18:.AH$200];MATCH([.$C476];[.$Y$18:.$Y$200]))=&quot;&quot;;&quot;&quot;;[.AH$17]&amp;&quot; = yes &quot;)" table:style-name="ce1"/>
          <table:table-cell office:value-type="string" office:string-value="" table:formula="of:=IF(INDEX([.AI$18:.AI$200];MATCH([.$C47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70</text:p>
          </table:table-cell>
          <table:table-cell office:value-type="float" office:value="0" table:formula="of:=INDEX([.Y$18:.Y$200];[.K477])" table:style-name="ce1">
            <text:p>0</text:p>
          </table:table-cell>
          <table:table-cell office:value-type="string" office:string-value="pc_desertislands" table:formula="of:=INDEX([.$Z$7:.$AD$17];[.L477];[.M477])" table:style-name="ce1">
            <text:p>pc_desertislands</text:p>
          </table:table-cell>
          <table:table-cell office:value-type="float" office:value="0" table:formula="of:=[.$X$8]&amp;[.N477]" table:style-name="ce1">
            <text:p>#REF!</text:p>
          </table:table-cell>
          <table:table-cell office:value-type="float" office:value="0" table:formula="of:=[.$X$9]&amp;[.N477]" table:style-name="ce1">
            <text:p>#REF!</text:p>
          </table:table-cell>
          <table:table-cell office:value-type="string" office:string-value="OR={}&quot;OR={}" table:formula="of:=[.O477]&amp;&quot;OR={&quot;&amp;CONCATENATE([.P477];[.Q477];[.R477];[.S477])&amp;&quot;}&quot;&quot;OR={&quot;&amp;CONCATENATE([.T477];[.U477];[.V477];[.W47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77]+1)" table:style-name="ce1">
            <text:p>#REF!</text:p>
          </table:table-cell>
          <table:table-cell office:value-type="float" office:value="0" table:formula="of:=[.I476]" table:style-name="ce1">
            <text:p>0</text:p>
          </table:table-cell>
          <table:table-cell office:value-type="float" office:value="470" table:style-name="ce1">
            <text:p>470</text:p>
          </table:table-cell>
          <table:table-cell office:value-type="float" office:value="13" table:formula="of:=INT([.J477]/COUNTA([.$Z$7:.$AD$17]))+1" table:style-name="ce1">
            <text:p>13</text:p>
          </table:table-cell>
          <table:table-cell office:value-type="float" office:value="6" table:formula="of:=IF(INDEX([.$Z$7:.$AD$17];[.L476]+1;[.M476])=&quot;&quot;;1;[.L476]+1)" table:style-name="ce1">
            <text:p>6</text:p>
          </table:table-cell>
          <table:table-cell office:value-type="float" office:value="2" table:formula="of:=IF(INDEX([.$Z$7:.$AD$17];[.L476]+1;[.M476])=&quot;&quot;;IF([.M476]=5;1;[.M476]+1);[.M476])" table:style-name="ce1">
            <text:p>2</text:p>
          </table:table-cell>
          <table:table-cell office:value-type="float" office:value="0" table:formula="of:=IF([.B477]=[.C477];0;INDEX([.$Z$18:.$AD$25];INT([.$J477]/COUNTA([.$Z$7:.$AD$17]))+1;[.$M477]))" table:style-name="ce1">
            <text:p>#REF!</text:p>
          </table:table-cell>
          <table:table-cell table:style-name="ce1"/>
          <table:table-cell office:value-type="string" office:string-value="" table:formula="of:=IF(INDEX([.AF$18:.AF$200];[.$K477])=&quot;&quot;;&quot;&quot;;[.AF$17]&amp;&quot; = yes &quot;)" table:style-name="ce1"/>
          <table:table-cell office:value-type="string" office:string-value="" table:formula="of:=IF(INDEX([.AG$18:.AG$200];[.$K477])=&quot;&quot;;&quot;&quot;;[.AG$17]&amp;&quot; = yes &quot;)" table:style-name="ce1"/>
          <table:table-cell office:value-type="string" office:string-value="" table:formula="of:=IF(INDEX([.AH$18:.AH$200];[.$K477])=&quot;&quot;;&quot;&quot;;[.AH$17]&amp;&quot; = yes &quot;)" table:style-name="ce1"/>
          <table:table-cell office:value-type="string" office:string-value="" table:formula="of:=IF(INDEX([.AI$18:.AI$200];[.$K477])=&quot;&quot;;&quot;&quot;;[.AI$17]&amp;&quot; = yes &quot;)" table:style-name="ce1"/>
          <table:table-cell office:value-type="string" office:string-value="" table:formula="of:=IF(INDEX([.AF$18:.AF$200];MATCH([.$C477];[.$Y$18:.$Y$200]))=&quot;&quot;;&quot;&quot;;[.AF$17]&amp;&quot; = yes &quot;)" table:style-name="ce1"/>
          <table:table-cell office:value-type="string" office:string-value="" table:formula="of:=IF(INDEX([.AG$18:.AG$200];MATCH([.$C477];[.$Y$18:.$Y$200]))=&quot;&quot;;&quot;&quot;;[.AG$17]&amp;&quot; = yes &quot;)" table:style-name="ce1"/>
          <table:table-cell office:value-type="string" office:string-value="" table:formula="of:=IF(INDEX([.AH$18:.AH$200];MATCH([.$C477];[.$Y$18:.$Y$200]))=&quot;&quot;;&quot;&quot;;[.AH$17]&amp;&quot; = yes &quot;)" table:style-name="ce1"/>
          <table:table-cell office:value-type="string" office:string-value="" table:formula="of:=IF(INDEX([.AI$18:.AI$200];MATCH([.$C47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71</text:p>
          </table:table-cell>
          <table:table-cell office:value-type="float" office:value="0" table:formula="of:=INDEX([.Y$18:.Y$200];[.K478])" table:style-name="ce1">
            <text:p>0</text:p>
          </table:table-cell>
          <table:table-cell office:value-type="string" office:string-value="pc_retinal" table:formula="of:=INDEX([.$Z$7:.$AD$17];[.L478];[.M478])" table:style-name="ce1">
            <text:p>pc_retinal</text:p>
          </table:table-cell>
          <table:table-cell office:value-type="float" office:value="0" table:formula="of:=[.$X$8]&amp;[.N478]" table:style-name="ce1">
            <text:p>#REF!</text:p>
          </table:table-cell>
          <table:table-cell office:value-type="float" office:value="0" table:formula="of:=[.$X$9]&amp;[.N478]" table:style-name="ce1">
            <text:p>#REF!</text:p>
          </table:table-cell>
          <table:table-cell office:value-type="string" office:string-value="OR={}&quot;OR={}" table:formula="of:=[.O478]&amp;&quot;OR={&quot;&amp;CONCATENATE([.P478];[.Q478];[.R478];[.S478])&amp;&quot;}&quot;&quot;OR={&quot;&amp;CONCATENATE([.T478];[.U478];[.V478];[.W47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78]+1)" table:style-name="ce1">
            <text:p>#REF!</text:p>
          </table:table-cell>
          <table:table-cell office:value-type="float" office:value="0" table:formula="of:=[.I477]" table:style-name="ce1">
            <text:p>0</text:p>
          </table:table-cell>
          <table:table-cell office:value-type="float" office:value="471" table:style-name="ce1">
            <text:p>471</text:p>
          </table:table-cell>
          <table:table-cell office:value-type="float" office:value="13" table:formula="of:=INT([.J478]/COUNTA([.$Z$7:.$AD$17]))+1" table:style-name="ce1">
            <text:p>13</text:p>
          </table:table-cell>
          <table:table-cell office:value-type="float" office:value="7" table:formula="of:=IF(INDEX([.$Z$7:.$AD$17];[.L477]+1;[.M477])=&quot;&quot;;1;[.L477]+1)" table:style-name="ce1">
            <text:p>7</text:p>
          </table:table-cell>
          <table:table-cell office:value-type="float" office:value="2" table:formula="of:=IF(INDEX([.$Z$7:.$AD$17];[.L477]+1;[.M477])=&quot;&quot;;IF([.M477]=5;1;[.M477]+1);[.M477])" table:style-name="ce1">
            <text:p>2</text:p>
          </table:table-cell>
          <table:table-cell office:value-type="float" office:value="0" table:formula="of:=IF([.B478]=[.C478];0;INDEX([.$Z$18:.$AD$25];INT([.$J478]/COUNTA([.$Z$7:.$AD$17]))+1;[.$M478]))" table:style-name="ce1">
            <text:p>#REF!</text:p>
          </table:table-cell>
          <table:table-cell table:style-name="ce1"/>
          <table:table-cell office:value-type="string" office:string-value="" table:formula="of:=IF(INDEX([.AF$18:.AF$200];[.$K478])=&quot;&quot;;&quot;&quot;;[.AF$17]&amp;&quot; = yes &quot;)" table:style-name="ce1"/>
          <table:table-cell office:value-type="string" office:string-value="" table:formula="of:=IF(INDEX([.AG$18:.AG$200];[.$K478])=&quot;&quot;;&quot;&quot;;[.AG$17]&amp;&quot; = yes &quot;)" table:style-name="ce1"/>
          <table:table-cell office:value-type="string" office:string-value="" table:formula="of:=IF(INDEX([.AH$18:.AH$200];[.$K478])=&quot;&quot;;&quot;&quot;;[.AH$17]&amp;&quot; = yes &quot;)" table:style-name="ce1"/>
          <table:table-cell office:value-type="string" office:string-value="" table:formula="of:=IF(INDEX([.AI$18:.AI$200];[.$K478])=&quot;&quot;;&quot;&quot;;[.AI$17]&amp;&quot; = yes &quot;)" table:style-name="ce1"/>
          <table:table-cell office:value-type="string" office:string-value="" table:formula="of:=IF(INDEX([.AF$18:.AF$200];MATCH([.$C478];[.$Y$18:.$Y$200]))=&quot;&quot;;&quot;&quot;;[.AF$17]&amp;&quot; = yes &quot;)" table:style-name="ce1"/>
          <table:table-cell office:value-type="string" office:string-value="" table:formula="of:=IF(INDEX([.AG$18:.AG$200];MATCH([.$C478];[.$Y$18:.$Y$200]))=&quot;&quot;;&quot;&quot;;[.AG$17]&amp;&quot; = yes &quot;)" table:style-name="ce1"/>
          <table:table-cell office:value-type="string" office:string-value="" table:formula="of:=IF(INDEX([.AH$18:.AH$200];MATCH([.$C478];[.$Y$18:.$Y$200]))=&quot;&quot;;&quot;&quot;;[.AH$17]&amp;&quot; = yes &quot;)" table:style-name="ce1"/>
          <table:table-cell office:value-type="string" office:string-value="" table:formula="of:=IF(INDEX([.AI$18:.AI$200];MATCH([.$C47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72</text:p>
          </table:table-cell>
          <table:table-cell office:value-type="float" office:value="0" table:formula="of:=INDEX([.Y$18:.Y$200];[.K479])" table:style-name="ce1">
            <text:p>0</text:p>
          </table:table-cell>
          <table:table-cell office:value-type="string" office:string-value="pc_lush" table:formula="of:=INDEX([.$Z$7:.$AD$17];[.L479];[.M479])" table:style-name="ce1">
            <text:p>pc_lush</text:p>
          </table:table-cell>
          <table:table-cell office:value-type="float" office:value="0" table:formula="of:=[.$X$8]&amp;[.N479]" table:style-name="ce1">
            <text:p>#REF!</text:p>
          </table:table-cell>
          <table:table-cell office:value-type="float" office:value="0" table:formula="of:=[.$X$9]&amp;[.N479]" table:style-name="ce1">
            <text:p>#REF!</text:p>
          </table:table-cell>
          <table:table-cell office:value-type="string" office:string-value="OR={}&quot;OR={}" table:formula="of:=[.O479]&amp;&quot;OR={&quot;&amp;CONCATENATE([.P479];[.Q479];[.R479];[.S479])&amp;&quot;}&quot;&quot;OR={&quot;&amp;CONCATENATE([.T479];[.U479];[.V479];[.W47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79]+1)" table:style-name="ce1">
            <text:p>#REF!</text:p>
          </table:table-cell>
          <table:table-cell office:value-type="float" office:value="0" table:formula="of:=[.I478]" table:style-name="ce1">
            <text:p>0</text:p>
          </table:table-cell>
          <table:table-cell office:value-type="float" office:value="472" table:style-name="ce1">
            <text:p>472</text:p>
          </table:table-cell>
          <table:table-cell office:value-type="float" office:value="13" table:formula="of:=INT([.J479]/COUNTA([.$Z$7:.$AD$17]))+1" table:style-name="ce1">
            <text:p>13</text:p>
          </table:table-cell>
          <table:table-cell office:value-type="float" office:value="8" table:formula="of:=IF(INDEX([.$Z$7:.$AD$17];[.L478]+1;[.M478])=&quot;&quot;;1;[.L478]+1)" table:style-name="ce1">
            <text:p>8</text:p>
          </table:table-cell>
          <table:table-cell office:value-type="float" office:value="2" table:formula="of:=IF(INDEX([.$Z$7:.$AD$17];[.L478]+1;[.M478])=&quot;&quot;;IF([.M478]=5;1;[.M478]+1);[.M478])" table:style-name="ce1">
            <text:p>2</text:p>
          </table:table-cell>
          <table:table-cell office:value-type="float" office:value="0" table:formula="of:=IF([.B479]=[.C479];0;INDEX([.$Z$18:.$AD$25];INT([.$J479]/COUNTA([.$Z$7:.$AD$17]))+1;[.$M479]))" table:style-name="ce1">
            <text:p>#REF!</text:p>
          </table:table-cell>
          <table:table-cell table:style-name="ce1"/>
          <table:table-cell office:value-type="string" office:string-value="" table:formula="of:=IF(INDEX([.AF$18:.AF$200];[.$K479])=&quot;&quot;;&quot;&quot;;[.AF$17]&amp;&quot; = yes &quot;)" table:style-name="ce1"/>
          <table:table-cell office:value-type="string" office:string-value="" table:formula="of:=IF(INDEX([.AG$18:.AG$200];[.$K479])=&quot;&quot;;&quot;&quot;;[.AG$17]&amp;&quot; = yes &quot;)" table:style-name="ce1"/>
          <table:table-cell office:value-type="string" office:string-value="" table:formula="of:=IF(INDEX([.AH$18:.AH$200];[.$K479])=&quot;&quot;;&quot;&quot;;[.AH$17]&amp;&quot; = yes &quot;)" table:style-name="ce1"/>
          <table:table-cell office:value-type="string" office:string-value="" table:formula="of:=IF(INDEX([.AI$18:.AI$200];[.$K479])=&quot;&quot;;&quot;&quot;;[.AI$17]&amp;&quot; = yes &quot;)" table:style-name="ce1"/>
          <table:table-cell office:value-type="string" office:string-value="" table:formula="of:=IF(INDEX([.AF$18:.AF$200];MATCH([.$C479];[.$Y$18:.$Y$200]))=&quot;&quot;;&quot;&quot;;[.AF$17]&amp;&quot; = yes &quot;)" table:style-name="ce1"/>
          <table:table-cell office:value-type="string" office:string-value="" table:formula="of:=IF(INDEX([.AG$18:.AG$200];MATCH([.$C479];[.$Y$18:.$Y$200]))=&quot;&quot;;&quot;&quot;;[.AG$17]&amp;&quot; = yes &quot;)" table:style-name="ce1"/>
          <table:table-cell office:value-type="string" office:string-value="" table:formula="of:=IF(INDEX([.AH$18:.AH$200];MATCH([.$C479];[.$Y$18:.$Y$200]))=&quot;&quot;;&quot;&quot;;[.AH$17]&amp;&quot; = yes &quot;)" table:style-name="ce1"/>
          <table:table-cell office:value-type="string" office:string-value="" table:formula="of:=IF(INDEX([.AI$18:.AI$200];MATCH([.$C47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73</text:p>
          </table:table-cell>
          <table:table-cell office:value-type="float" office:value="0" table:formula="of:=INDEX([.Y$18:.Y$200];[.K480])" table:style-name="ce1">
            <text:p>0</text:p>
          </table:table-cell>
          <table:table-cell office:value-type="string" office:string-value="pc_marginal" table:formula="of:=INDEX([.$Z$7:.$AD$17];[.L480];[.M480])" table:style-name="ce1">
            <text:p>pc_marginal</text:p>
          </table:table-cell>
          <table:table-cell office:value-type="float" office:value="0" table:formula="of:=[.$X$8]&amp;[.N480]" table:style-name="ce1">
            <text:p>#REF!</text:p>
          </table:table-cell>
          <table:table-cell office:value-type="float" office:value="0" table:formula="of:=[.$X$9]&amp;[.N480]" table:style-name="ce1">
            <text:p>#REF!</text:p>
          </table:table-cell>
          <table:table-cell office:value-type="string" office:string-value="OR={}&quot;OR={}" table:formula="of:=[.O480]&amp;&quot;OR={&quot;&amp;CONCATENATE([.P480];[.Q480];[.R480];[.S480])&amp;&quot;}&quot;&quot;OR={&quot;&amp;CONCATENATE([.T480];[.U480];[.V480];[.W48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80]+1)" table:style-name="ce1">
            <text:p>#REF!</text:p>
          </table:table-cell>
          <table:table-cell office:value-type="float" office:value="0" table:formula="of:=[.I479]" table:style-name="ce1">
            <text:p>0</text:p>
          </table:table-cell>
          <table:table-cell office:value-type="float" office:value="473" table:style-name="ce1">
            <text:p>473</text:p>
          </table:table-cell>
          <table:table-cell office:value-type="float" office:value="13" table:formula="of:=INT([.J480]/COUNTA([.$Z$7:.$AD$17]))+1" table:style-name="ce1">
            <text:p>13</text:p>
          </table:table-cell>
          <table:table-cell office:value-type="float" office:value="9" table:formula="of:=IF(INDEX([.$Z$7:.$AD$17];[.L479]+1;[.M479])=&quot;&quot;;1;[.L479]+1)" table:style-name="ce1">
            <text:p>9</text:p>
          </table:table-cell>
          <table:table-cell office:value-type="float" office:value="2" table:formula="of:=IF(INDEX([.$Z$7:.$AD$17];[.L479]+1;[.M479])=&quot;&quot;;IF([.M479]=5;1;[.M479]+1);[.M479])" table:style-name="ce1">
            <text:p>2</text:p>
          </table:table-cell>
          <table:table-cell office:value-type="float" office:value="0" table:formula="of:=IF([.B480]=[.C480];0;INDEX([.$Z$18:.$AD$25];INT([.$J480]/COUNTA([.$Z$7:.$AD$17]))+1;[.$M480]))" table:style-name="ce1">
            <text:p>#REF!</text:p>
          </table:table-cell>
          <table:table-cell table:style-name="ce1"/>
          <table:table-cell office:value-type="string" office:string-value="" table:formula="of:=IF(INDEX([.AF$18:.AF$200];[.$K480])=&quot;&quot;;&quot;&quot;;[.AF$17]&amp;&quot; = yes &quot;)" table:style-name="ce1"/>
          <table:table-cell office:value-type="string" office:string-value="" table:formula="of:=IF(INDEX([.AG$18:.AG$200];[.$K480])=&quot;&quot;;&quot;&quot;;[.AG$17]&amp;&quot; = yes &quot;)" table:style-name="ce1"/>
          <table:table-cell office:value-type="string" office:string-value="" table:formula="of:=IF(INDEX([.AH$18:.AH$200];[.$K480])=&quot;&quot;;&quot;&quot;;[.AH$17]&amp;&quot; = yes &quot;)" table:style-name="ce1"/>
          <table:table-cell office:value-type="string" office:string-value="" table:formula="of:=IF(INDEX([.AI$18:.AI$200];[.$K480])=&quot;&quot;;&quot;&quot;;[.AI$17]&amp;&quot; = yes &quot;)" table:style-name="ce1"/>
          <table:table-cell office:value-type="string" office:string-value="" table:formula="of:=IF(INDEX([.AF$18:.AF$200];MATCH([.$C480];[.$Y$18:.$Y$200]))=&quot;&quot;;&quot;&quot;;[.AF$17]&amp;&quot; = yes &quot;)" table:style-name="ce1"/>
          <table:table-cell office:value-type="string" office:string-value="" table:formula="of:=IF(INDEX([.AG$18:.AG$200];MATCH([.$C480];[.$Y$18:.$Y$200]))=&quot;&quot;;&quot;&quot;;[.AG$17]&amp;&quot; = yes &quot;)" table:style-name="ce1"/>
          <table:table-cell office:value-type="string" office:string-value="" table:formula="of:=IF(INDEX([.AH$18:.AH$200];MATCH([.$C480];[.$Y$18:.$Y$200]))=&quot;&quot;;&quot;&quot;;[.AH$17]&amp;&quot; = yes &quot;)" table:style-name="ce1"/>
          <table:table-cell office:value-type="string" office:string-value="" table:formula="of:=IF(INDEX([.AI$18:.AI$200];MATCH([.$C48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74</text:p>
          </table:table-cell>
          <table:table-cell office:value-type="float" office:value="0" table:formula="of:=INDEX([.Y$18:.Y$200];[.K481])" table:style-name="ce1">
            <text:p>0</text:p>
          </table:table-cell>
          <table:table-cell office:value-type="string" office:string-value="pc_greenhouse_hot" table:formula="of:=INDEX([.$Z$7:.$AD$17];[.L481];[.M481])" table:style-name="ce1">
            <text:p>pc_greenhouse_hot</text:p>
          </table:table-cell>
          <table:table-cell office:value-type="float" office:value="0" table:formula="of:=[.$X$8]&amp;[.N481]" table:style-name="ce1">
            <text:p>#REF!</text:p>
          </table:table-cell>
          <table:table-cell office:value-type="float" office:value="0" table:formula="of:=[.$X$9]&amp;[.N481]" table:style-name="ce1">
            <text:p>#REF!</text:p>
          </table:table-cell>
          <table:table-cell office:value-type="string" office:string-value="OR={}&quot;OR={}" table:formula="of:=[.O481]&amp;&quot;OR={&quot;&amp;CONCATENATE([.P481];[.Q481];[.R481];[.S481])&amp;&quot;}&quot;&quot;OR={&quot;&amp;CONCATENATE([.T481];[.U481];[.V481];[.W481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81]+1)" table:style-name="ce1">
            <text:p>#REF!</text:p>
          </table:table-cell>
          <table:table-cell office:value-type="float" office:value="0" table:formula="of:=[.I480]" table:style-name="ce1">
            <text:p>0</text:p>
          </table:table-cell>
          <table:table-cell office:value-type="float" office:value="474" table:style-name="ce1">
            <text:p>474</text:p>
          </table:table-cell>
          <table:table-cell office:value-type="float" office:value="13" table:formula="of:=INT([.J481]/COUNTA([.$Z$7:.$AD$17]))+1" table:style-name="ce1">
            <text:p>13</text:p>
          </table:table-cell>
          <table:table-cell office:value-type="float" office:value="10" table:formula="of:=IF(INDEX([.$Z$7:.$AD$17];[.L480]+1;[.M480])=&quot;&quot;;1;[.L480]+1)" table:style-name="ce1">
            <text:p>10</text:p>
          </table:table-cell>
          <table:table-cell office:value-type="float" office:value="2" table:formula="of:=IF(INDEX([.$Z$7:.$AD$17];[.L480]+1;[.M480])=&quot;&quot;;IF([.M480]=5;1;[.M480]+1);[.M480])" table:style-name="ce1">
            <text:p>2</text:p>
          </table:table-cell>
          <table:table-cell office:value-type="float" office:value="0" table:formula="of:=IF([.B481]=[.C481];0;INDEX([.$Z$18:.$AD$25];INT([.$J481]/COUNTA([.$Z$7:.$AD$17]))+1;[.$M481]))" table:style-name="ce1">
            <text:p>#REF!</text:p>
          </table:table-cell>
          <table:table-cell table:style-name="ce1"/>
          <table:table-cell office:value-type="string" office:string-value="" table:formula="of:=IF(INDEX([.AF$18:.AF$200];[.$K481])=&quot;&quot;;&quot;&quot;;[.AF$17]&amp;&quot; = yes &quot;)" table:style-name="ce1"/>
          <table:table-cell office:value-type="string" office:string-value="" table:formula="of:=IF(INDEX([.AG$18:.AG$200];[.$K481])=&quot;&quot;;&quot;&quot;;[.AG$17]&amp;&quot; = yes &quot;)" table:style-name="ce1"/>
          <table:table-cell office:value-type="string" office:string-value="" table:formula="of:=IF(INDEX([.AH$18:.AH$200];[.$K481])=&quot;&quot;;&quot;&quot;;[.AH$17]&amp;&quot; = yes &quot;)" table:style-name="ce1"/>
          <table:table-cell office:value-type="string" office:string-value="" table:formula="of:=IF(INDEX([.AI$18:.AI$200];[.$K481])=&quot;&quot;;&quot;&quot;;[.AI$17]&amp;&quot; = yes &quot;)" table:style-name="ce1"/>
          <table:table-cell office:value-type="string" office:string-value="" table:formula="of:=IF(INDEX([.AF$18:.AF$200];MATCH([.$C481];[.$Y$18:.$Y$200]))=&quot;&quot;;&quot;&quot;;[.AF$17]&amp;&quot; = yes &quot;)" table:style-name="ce1"/>
          <table:table-cell office:value-type="string" office:string-value="" table:formula="of:=IF(INDEX([.AG$18:.AG$200];MATCH([.$C481];[.$Y$18:.$Y$200]))=&quot;&quot;;&quot;&quot;;[.AG$17]&amp;&quot; = yes &quot;)" table:style-name="ce1"/>
          <table:table-cell office:value-type="string" office:string-value="" table:formula="of:=IF(INDEX([.AH$18:.AH$200];MATCH([.$C481];[.$Y$18:.$Y$200]))=&quot;&quot;;&quot;&quot;;[.AH$17]&amp;&quot; = yes &quot;)" table:style-name="ce1"/>
          <table:table-cell office:value-type="string" office:string-value="" table:formula="of:=IF(INDEX([.AI$18:.AI$200];MATCH([.$C481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75</text:p>
          </table:table-cell>
          <table:table-cell office:value-type="float" office:value="0" table:formula="of:=INDEX([.Y$18:.Y$200];[.K482])" table:style-name="ce1">
            <text:p>0</text:p>
          </table:table-cell>
          <table:table-cell office:value-type="string" office:string-value="pc_frozen_desert" table:formula="of:=INDEX([.$Z$7:.$AD$17];[.L482];[.M482])" table:style-name="ce1">
            <text:p>pc_frozen_desert</text:p>
          </table:table-cell>
          <table:table-cell office:value-type="float" office:value="0" table:formula="of:=[.$X$8]&amp;[.N482]" table:style-name="ce1">
            <text:p>#REF!</text:p>
          </table:table-cell>
          <table:table-cell office:value-type="float" office:value="0" table:formula="of:=[.$X$9]&amp;[.N482]" table:style-name="ce1">
            <text:p>#REF!</text:p>
          </table:table-cell>
          <table:table-cell office:value-type="string" office:string-value="OR={}&quot;OR={}" table:formula="of:=[.O482]&amp;&quot;OR={&quot;&amp;CONCATENATE([.P482];[.Q482];[.R482];[.S482])&amp;&quot;}&quot;&quot;OR={&quot;&amp;CONCATENATE([.T482];[.U482];[.V482];[.W48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82]+1)" table:style-name="ce1">
            <text:p>#REF!</text:p>
          </table:table-cell>
          <table:table-cell office:value-type="float" office:value="0" table:formula="of:=[.I481]" table:style-name="ce1">
            <text:p>0</text:p>
          </table:table-cell>
          <table:table-cell office:value-type="float" office:value="475" table:style-name="ce1">
            <text:p>475</text:p>
          </table:table-cell>
          <table:table-cell office:value-type="float" office:value="13" table:formula="of:=INT([.J482]/COUNTA([.$Z$7:.$AD$17]))+1" table:style-name="ce1">
            <text:p>13</text:p>
          </table:table-cell>
          <table:table-cell office:value-type="float" office:value="1" table:formula="of:=IF(INDEX([.$Z$7:.$AD$17];[.L481]+1;[.M481])=&quot;&quot;;1;[.L481]+1)" table:style-name="ce1">
            <text:p>1</text:p>
          </table:table-cell>
          <table:table-cell office:value-type="float" office:value="3" table:formula="of:=IF(INDEX([.$Z$7:.$AD$17];[.L481]+1;[.M481])=&quot;&quot;;IF([.M481]=5;1;[.M481]+1);[.M481])" table:style-name="ce1">
            <text:p>3</text:p>
          </table:table-cell>
          <table:table-cell office:value-type="float" office:value="0" table:formula="of:=IF([.B482]=[.C482];0;INDEX([.$Z$18:.$AD$25];INT([.$J482]/COUNTA([.$Z$7:.$AD$17]))+1;[.$M482]))" table:style-name="ce1">
            <text:p>#REF!</text:p>
          </table:table-cell>
          <table:table-cell table:style-name="ce1"/>
          <table:table-cell office:value-type="string" office:string-value="" table:formula="of:=IF(INDEX([.AF$18:.AF$200];[.$K482])=&quot;&quot;;&quot;&quot;;[.AF$17]&amp;&quot; = yes &quot;)" table:style-name="ce1"/>
          <table:table-cell office:value-type="string" office:string-value="" table:formula="of:=IF(INDEX([.AG$18:.AG$200];[.$K482])=&quot;&quot;;&quot;&quot;;[.AG$17]&amp;&quot; = yes &quot;)" table:style-name="ce1"/>
          <table:table-cell office:value-type="string" office:string-value="" table:formula="of:=IF(INDEX([.AH$18:.AH$200];[.$K482])=&quot;&quot;;&quot;&quot;;[.AH$17]&amp;&quot; = yes &quot;)" table:style-name="ce1"/>
          <table:table-cell office:value-type="string" office:string-value="" table:formula="of:=IF(INDEX([.AI$18:.AI$200];[.$K482])=&quot;&quot;;&quot;&quot;;[.AI$17]&amp;&quot; = yes &quot;)" table:style-name="ce1"/>
          <table:table-cell office:value-type="string" office:string-value="" table:formula="of:=IF(INDEX([.AF$18:.AF$200];MATCH([.$C482];[.$Y$18:.$Y$200]))=&quot;&quot;;&quot;&quot;;[.AF$17]&amp;&quot; = yes &quot;)" table:style-name="ce1"/>
          <table:table-cell office:value-type="string" office:string-value="" table:formula="of:=IF(INDEX([.AG$18:.AG$200];MATCH([.$C482];[.$Y$18:.$Y$200]))=&quot;&quot;;&quot;&quot;;[.AG$17]&amp;&quot; = yes &quot;)" table:style-name="ce1"/>
          <table:table-cell office:value-type="string" office:string-value="" table:formula="of:=IF(INDEX([.AH$18:.AH$200];MATCH([.$C482];[.$Y$18:.$Y$200]))=&quot;&quot;;&quot;&quot;;[.AH$17]&amp;&quot; = yes &quot;)" table:style-name="ce1"/>
          <table:table-cell office:value-type="string" office:string-value="" table:formula="of:=IF(INDEX([.AI$18:.AI$200];MATCH([.$C48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76</text:p>
          </table:table-cell>
          <table:table-cell office:value-type="float" office:value="0" table:formula="of:=INDEX([.Y$18:.Y$200];[.K483])" table:style-name="ce1">
            <text:p>0</text:p>
          </table:table-cell>
          <table:table-cell office:value-type="string" office:string-value="pc_steppe" table:formula="of:=INDEX([.$Z$7:.$AD$17];[.L483];[.M483])" table:style-name="ce1">
            <text:p>pc_steppe</text:p>
          </table:table-cell>
          <table:table-cell office:value-type="float" office:value="0" table:formula="of:=[.$X$8]&amp;[.N483]" table:style-name="ce1">
            <text:p>#REF!</text:p>
          </table:table-cell>
          <table:table-cell office:value-type="float" office:value="0" table:formula="of:=[.$X$9]&amp;[.N483]" table:style-name="ce1">
            <text:p>#REF!</text:p>
          </table:table-cell>
          <table:table-cell office:value-type="string" office:string-value="OR={}&quot;OR={}" table:formula="of:=[.O483]&amp;&quot;OR={&quot;&amp;CONCATENATE([.P483];[.Q483];[.R483];[.S483])&amp;&quot;}&quot;&quot;OR={&quot;&amp;CONCATENATE([.T483];[.U483];[.V483];[.W48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83]+1)" table:style-name="ce1">
            <text:p>#REF!</text:p>
          </table:table-cell>
          <table:table-cell office:value-type="float" office:value="0" table:formula="of:=[.I482]" table:style-name="ce1">
            <text:p>0</text:p>
          </table:table-cell>
          <table:table-cell office:value-type="float" office:value="476" table:style-name="ce1">
            <text:p>476</text:p>
          </table:table-cell>
          <table:table-cell office:value-type="float" office:value="13" table:formula="of:=INT([.J483]/COUNTA([.$Z$7:.$AD$17]))+1" table:style-name="ce1">
            <text:p>13</text:p>
          </table:table-cell>
          <table:table-cell office:value-type="float" office:value="2" table:formula="of:=IF(INDEX([.$Z$7:.$AD$17];[.L482]+1;[.M482])=&quot;&quot;;1;[.L482]+1)" table:style-name="ce1">
            <text:p>2</text:p>
          </table:table-cell>
          <table:table-cell office:value-type="float" office:value="3" table:formula="of:=IF(INDEX([.$Z$7:.$AD$17];[.L482]+1;[.M482])=&quot;&quot;;IF([.M482]=5;1;[.M482]+1);[.M482])" table:style-name="ce1">
            <text:p>3</text:p>
          </table:table-cell>
          <table:table-cell office:value-type="float" office:value="0" table:formula="of:=IF([.B483]=[.C483];0;INDEX([.$Z$18:.$AD$25];INT([.$J483]/COUNTA([.$Z$7:.$AD$17]))+1;[.$M483]))" table:style-name="ce1">
            <text:p>#REF!</text:p>
          </table:table-cell>
          <table:table-cell table:style-name="ce1"/>
          <table:table-cell office:value-type="string" office:string-value="" table:formula="of:=IF(INDEX([.AF$18:.AF$200];[.$K483])=&quot;&quot;;&quot;&quot;;[.AF$17]&amp;&quot; = yes &quot;)" table:style-name="ce1"/>
          <table:table-cell office:value-type="string" office:string-value="" table:formula="of:=IF(INDEX([.AG$18:.AG$200];[.$K483])=&quot;&quot;;&quot;&quot;;[.AG$17]&amp;&quot; = yes &quot;)" table:style-name="ce1"/>
          <table:table-cell office:value-type="string" office:string-value="" table:formula="of:=IF(INDEX([.AH$18:.AH$200];[.$K483])=&quot;&quot;;&quot;&quot;;[.AH$17]&amp;&quot; = yes &quot;)" table:style-name="ce1"/>
          <table:table-cell office:value-type="string" office:string-value="" table:formula="of:=IF(INDEX([.AI$18:.AI$200];[.$K483])=&quot;&quot;;&quot;&quot;;[.AI$17]&amp;&quot; = yes &quot;)" table:style-name="ce1"/>
          <table:table-cell office:value-type="string" office:string-value="" table:formula="of:=IF(INDEX([.AF$18:.AF$200];MATCH([.$C483];[.$Y$18:.$Y$200]))=&quot;&quot;;&quot;&quot;;[.AF$17]&amp;&quot; = yes &quot;)" table:style-name="ce1"/>
          <table:table-cell office:value-type="string" office:string-value="" table:formula="of:=IF(INDEX([.AG$18:.AG$200];MATCH([.$C483];[.$Y$18:.$Y$200]))=&quot;&quot;;&quot;&quot;;[.AG$17]&amp;&quot; = yes &quot;)" table:style-name="ce1"/>
          <table:table-cell office:value-type="string" office:string-value="" table:formula="of:=IF(INDEX([.AH$18:.AH$200];MATCH([.$C483];[.$Y$18:.$Y$200]))=&quot;&quot;;&quot;&quot;;[.AH$17]&amp;&quot; = yes &quot;)" table:style-name="ce1"/>
          <table:table-cell office:value-type="string" office:string-value="" table:formula="of:=IF(INDEX([.AI$18:.AI$200];MATCH([.$C48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77</text:p>
          </table:table-cell>
          <table:table-cell office:value-type="float" office:value="0" table:formula="of:=INDEX([.Y$18:.Y$200];[.K484])" table:style-name="ce1">
            <text:p>0</text:p>
          </table:table-cell>
          <table:table-cell office:value-type="string" office:string-value="pc_hadesert" table:formula="of:=INDEX([.$Z$7:.$AD$17];[.L484];[.M484])" table:style-name="ce1">
            <text:p>pc_hadesert</text:p>
          </table:table-cell>
          <table:table-cell office:value-type="float" office:value="0" table:formula="of:=[.$X$8]&amp;[.N484]" table:style-name="ce1">
            <text:p>#REF!</text:p>
          </table:table-cell>
          <table:table-cell office:value-type="float" office:value="0" table:formula="of:=[.$X$9]&amp;[.N484]" table:style-name="ce1">
            <text:p>#REF!</text:p>
          </table:table-cell>
          <table:table-cell office:value-type="string" office:string-value="OR={}&quot;OR={}" table:formula="of:=[.O484]&amp;&quot;OR={&quot;&amp;CONCATENATE([.P484];[.Q484];[.R484];[.S484])&amp;&quot;}&quot;&quot;OR={&quot;&amp;CONCATENATE([.T484];[.U484];[.V484];[.W48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84]+1)" table:style-name="ce1">
            <text:p>#REF!</text:p>
          </table:table-cell>
          <table:table-cell office:value-type="float" office:value="0" table:formula="of:=[.I483]" table:style-name="ce1">
            <text:p>0</text:p>
          </table:table-cell>
          <table:table-cell office:value-type="float" office:value="477" table:style-name="ce1">
            <text:p>477</text:p>
          </table:table-cell>
          <table:table-cell office:value-type="float" office:value="13" table:formula="of:=INT([.J484]/COUNTA([.$Z$7:.$AD$17]))+1" table:style-name="ce1">
            <text:p>13</text:p>
          </table:table-cell>
          <table:table-cell office:value-type="float" office:value="3" table:formula="of:=IF(INDEX([.$Z$7:.$AD$17];[.L483]+1;[.M483])=&quot;&quot;;1;[.L483]+1)" table:style-name="ce1">
            <text:p>3</text:p>
          </table:table-cell>
          <table:table-cell office:value-type="float" office:value="3" table:formula="of:=IF(INDEX([.$Z$7:.$AD$17];[.L483]+1;[.M483])=&quot;&quot;;IF([.M483]=5;1;[.M483]+1);[.M483])" table:style-name="ce1">
            <text:p>3</text:p>
          </table:table-cell>
          <table:table-cell office:value-type="float" office:value="0" table:formula="of:=IF([.B484]=[.C484];0;INDEX([.$Z$18:.$AD$25];INT([.$J484]/COUNTA([.$Z$7:.$AD$17]))+1;[.$M484]))" table:style-name="ce1">
            <text:p>#REF!</text:p>
          </table:table-cell>
          <table:table-cell table:style-name="ce1"/>
          <table:table-cell office:value-type="string" office:string-value="" table:formula="of:=IF(INDEX([.AF$18:.AF$200];[.$K484])=&quot;&quot;;&quot;&quot;;[.AF$17]&amp;&quot; = yes &quot;)" table:style-name="ce1"/>
          <table:table-cell office:value-type="string" office:string-value="" table:formula="of:=IF(INDEX([.AG$18:.AG$200];[.$K484])=&quot;&quot;;&quot;&quot;;[.AG$17]&amp;&quot; = yes &quot;)" table:style-name="ce1"/>
          <table:table-cell office:value-type="string" office:string-value="" table:formula="of:=IF(INDEX([.AH$18:.AH$200];[.$K484])=&quot;&quot;;&quot;&quot;;[.AH$17]&amp;&quot; = yes &quot;)" table:style-name="ce1"/>
          <table:table-cell office:value-type="string" office:string-value="" table:formula="of:=IF(INDEX([.AI$18:.AI$200];[.$K484])=&quot;&quot;;&quot;&quot;;[.AI$17]&amp;&quot; = yes &quot;)" table:style-name="ce1"/>
          <table:table-cell office:value-type="string" office:string-value="" table:formula="of:=IF(INDEX([.AF$18:.AF$200];MATCH([.$C484];[.$Y$18:.$Y$200]))=&quot;&quot;;&quot;&quot;;[.AF$17]&amp;&quot; = yes &quot;)" table:style-name="ce1"/>
          <table:table-cell office:value-type="string" office:string-value="" table:formula="of:=IF(INDEX([.AG$18:.AG$200];MATCH([.$C484];[.$Y$18:.$Y$200]))=&quot;&quot;;&quot;&quot;;[.AG$17]&amp;&quot; = yes &quot;)" table:style-name="ce1"/>
          <table:table-cell office:value-type="string" office:string-value="" table:formula="of:=IF(INDEX([.AH$18:.AH$200];MATCH([.$C484];[.$Y$18:.$Y$200]))=&quot;&quot;;&quot;&quot;;[.AH$17]&amp;&quot; = yes &quot;)" table:style-name="ce1"/>
          <table:table-cell office:value-type="string" office:string-value="" table:formula="of:=IF(INDEX([.AI$18:.AI$200];MATCH([.$C48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78</text:p>
          </table:table-cell>
          <table:table-cell office:value-type="float" office:value="0" table:formula="of:=INDEX([.Y$18:.Y$200];[.K485])" table:style-name="ce1">
            <text:p>0</text:p>
          </table:table-cell>
          <table:table-cell office:value-type="string" office:string-value="pc_antarctic" table:formula="of:=INDEX([.$Z$7:.$AD$17];[.L485];[.M485])" table:style-name="ce1">
            <text:p>pc_antarctic</text:p>
          </table:table-cell>
          <table:table-cell office:value-type="float" office:value="0" table:formula="of:=[.$X$8]&amp;[.N485]" table:style-name="ce1">
            <text:p>#REF!</text:p>
          </table:table-cell>
          <table:table-cell office:value-type="float" office:value="0" table:formula="of:=[.$X$9]&amp;[.N485]" table:style-name="ce1">
            <text:p>#REF!</text:p>
          </table:table-cell>
          <table:table-cell office:value-type="float" office:value="0" table:formula="of:=[.O485]&amp;&quot;OR={&quot;&amp;CONCATENATE([.P485];[.Q485];[.R485];[.S485])&amp;&quot;}&quot;&quot;OR={&quot;&amp;CONCATENATE([.T485];[.U485];[.V485];[.W485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85]+1)" table:style-name="ce1">
            <text:p>#REF!</text:p>
          </table:table-cell>
          <table:table-cell office:value-type="float" office:value="0" table:formula="of:=[.I484]" table:style-name="ce1">
            <text:p>0</text:p>
          </table:table-cell>
          <table:table-cell office:value-type="float" office:value="478" table:style-name="ce1">
            <text:p>478</text:p>
          </table:table-cell>
          <table:table-cell office:value-type="float" office:value="13" table:formula="of:=INT([.J485]/COUNTA([.$Z$7:.$AD$17]))+1" table:style-name="ce1">
            <text:p>13</text:p>
          </table:table-cell>
          <table:table-cell office:value-type="float" office:value="4" table:formula="of:=IF(INDEX([.$Z$7:.$AD$17];[.L484]+1;[.M484])=&quot;&quot;;1;[.L484]+1)" table:style-name="ce1">
            <text:p>4</text:p>
          </table:table-cell>
          <table:table-cell office:value-type="float" office:value="3" table:formula="of:=IF(INDEX([.$Z$7:.$AD$17];[.L484]+1;[.M484])=&quot;&quot;;IF([.M484]=5;1;[.M484]+1);[.M484])" table:style-name="ce1">
            <text:p>3</text:p>
          </table:table-cell>
          <table:table-cell office:value-type="float" office:value="0" table:formula="of:=IF([.B485]=[.C485];0;INDEX([.$Z$18:.$AD$25];INT([.$J485]/COUNTA([.$Z$7:.$AD$17]))+1;[.$M485]))" table:style-name="ce1">
            <text:p>#REF!</text:p>
          </table:table-cell>
          <table:table-cell table:style-name="ce1"/>
          <table:table-cell office:value-type="string" office:string-value="" table:formula="of:=IF(INDEX([.AF$18:.AF$200];[.$K485])=&quot;&quot;;&quot;&quot;;[.AF$17]&amp;&quot; = yes &quot;)" table:style-name="ce1"/>
          <table:table-cell office:value-type="string" office:string-value="" table:formula="of:=IF(INDEX([.AG$18:.AG$200];[.$K485])=&quot;&quot;;&quot;&quot;;[.AG$17]&amp;&quot; = yes &quot;)" table:style-name="ce1"/>
          <table:table-cell office:value-type="string" office:string-value="" table:formula="of:=IF(INDEX([.AH$18:.AH$200];[.$K485])=&quot;&quot;;&quot;&quot;;[.AH$17]&amp;&quot; = yes &quot;)" table:style-name="ce1"/>
          <table:table-cell office:value-type="string" office:string-value="" table:formula="of:=IF(INDEX([.AI$18:.AI$200];[.$K485])=&quot;&quot;;&quot;&quot;;[.AI$17]&amp;&quot; = yes &quot;)" table:style-name="ce1"/>
          <table:table-cell office:value-type="float" office:value="0" table:formula="of:=IF(INDEX([.AF$18:.AF$200];MATCH([.$C485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485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485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485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79</text:p>
          </table:table-cell>
          <table:table-cell office:value-type="float" office:value="0" table:formula="of:=INDEX([.Y$18:.Y$200];[.K486])" table:style-name="ce1">
            <text:p>0</text:p>
          </table:table-cell>
          <table:table-cell office:value-type="string" office:string-value="pc_tundra" table:formula="of:=INDEX([.$Z$7:.$AD$17];[.L486];[.M486])" table:style-name="ce1">
            <text:p>pc_tundra</text:p>
          </table:table-cell>
          <table:table-cell office:value-type="float" office:value="0" table:formula="of:=[.$X$8]&amp;[.N486]" table:style-name="ce1">
            <text:p>#REF!</text:p>
          </table:table-cell>
          <table:table-cell office:value-type="float" office:value="0" table:formula="of:=[.$X$9]&amp;[.N486]" table:style-name="ce1">
            <text:p>#REF!</text:p>
          </table:table-cell>
          <table:table-cell office:value-type="string" office:string-value="OR={}&quot;OR={}" table:formula="of:=[.O486]&amp;&quot;OR={&quot;&amp;CONCATENATE([.P486];[.Q486];[.R486];[.S486])&amp;&quot;}&quot;&quot;OR={&quot;&amp;CONCATENATE([.T486];[.U486];[.V486];[.W48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86]+1)" table:style-name="ce1">
            <text:p>#REF!</text:p>
          </table:table-cell>
          <table:table-cell office:value-type="float" office:value="0" table:formula="of:=[.I485]" table:style-name="ce1">
            <text:p>0</text:p>
          </table:table-cell>
          <table:table-cell office:value-type="float" office:value="479" table:style-name="ce1">
            <text:p>479</text:p>
          </table:table-cell>
          <table:table-cell office:value-type="float" office:value="13" table:formula="of:=INT([.J486]/COUNTA([.$Z$7:.$AD$17]))+1" table:style-name="ce1">
            <text:p>13</text:p>
          </table:table-cell>
          <table:table-cell office:value-type="float" office:value="5" table:formula="of:=IF(INDEX([.$Z$7:.$AD$17];[.L485]+1;[.M485])=&quot;&quot;;1;[.L485]+1)" table:style-name="ce1">
            <text:p>5</text:p>
          </table:table-cell>
          <table:table-cell office:value-type="float" office:value="3" table:formula="of:=IF(INDEX([.$Z$7:.$AD$17];[.L485]+1;[.M485])=&quot;&quot;;IF([.M485]=5;1;[.M485]+1);[.M485])" table:style-name="ce1">
            <text:p>3</text:p>
          </table:table-cell>
          <table:table-cell office:value-type="float" office:value="0" table:formula="of:=IF([.B486]=[.C486];0;INDEX([.$Z$18:.$AD$25];INT([.$J486]/COUNTA([.$Z$7:.$AD$17]))+1;[.$M486]))" table:style-name="ce1">
            <text:p>#REF!</text:p>
          </table:table-cell>
          <table:table-cell table:style-name="ce1"/>
          <table:table-cell office:value-type="string" office:string-value="" table:formula="of:=IF(INDEX([.AF$18:.AF$200];[.$K486])=&quot;&quot;;&quot;&quot;;[.AF$17]&amp;&quot; = yes &quot;)" table:style-name="ce1"/>
          <table:table-cell office:value-type="string" office:string-value="" table:formula="of:=IF(INDEX([.AG$18:.AG$200];[.$K486])=&quot;&quot;;&quot;&quot;;[.AG$17]&amp;&quot; = yes &quot;)" table:style-name="ce1"/>
          <table:table-cell office:value-type="string" office:string-value="" table:formula="of:=IF(INDEX([.AH$18:.AH$200];[.$K486])=&quot;&quot;;&quot;&quot;;[.AH$17]&amp;&quot; = yes &quot;)" table:style-name="ce1"/>
          <table:table-cell office:value-type="string" office:string-value="" table:formula="of:=IF(INDEX([.AI$18:.AI$200];[.$K486])=&quot;&quot;;&quot;&quot;;[.AI$17]&amp;&quot; = yes &quot;)" table:style-name="ce1"/>
          <table:table-cell office:value-type="string" office:string-value="" table:formula="of:=IF(INDEX([.AF$18:.AF$200];MATCH([.$C486];[.$Y$18:.$Y$200]))=&quot;&quot;;&quot;&quot;;[.AF$17]&amp;&quot; = yes &quot;)" table:style-name="ce1"/>
          <table:table-cell office:value-type="string" office:string-value="" table:formula="of:=IF(INDEX([.AG$18:.AG$200];MATCH([.$C486];[.$Y$18:.$Y$200]))=&quot;&quot;;&quot;&quot;;[.AG$17]&amp;&quot; = yes &quot;)" table:style-name="ce1"/>
          <table:table-cell office:value-type="string" office:string-value="" table:formula="of:=IF(INDEX([.AH$18:.AH$200];MATCH([.$C486];[.$Y$18:.$Y$200]))=&quot;&quot;;&quot;&quot;;[.AH$17]&amp;&quot; = yes &quot;)" table:style-name="ce1"/>
          <table:table-cell office:value-type="string" office:string-value="" table:formula="of:=IF(INDEX([.AI$18:.AI$200];MATCH([.$C48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80</text:p>
          </table:table-cell>
          <table:table-cell office:value-type="float" office:value="0" table:formula="of:=INDEX([.Y$18:.Y$200];[.K487])" table:style-name="ce1">
            <text:p>0</text:p>
          </table:table-cell>
          <table:table-cell office:value-type="string" office:string-value="pc_alpine" table:formula="of:=INDEX([.$Z$7:.$AD$17];[.L487];[.M487])" table:style-name="ce1">
            <text:p>pc_alpine</text:p>
          </table:table-cell>
          <table:table-cell office:value-type="float" office:value="0" table:formula="of:=[.$X$8]&amp;[.N487]" table:style-name="ce1">
            <text:p>#REF!</text:p>
          </table:table-cell>
          <table:table-cell office:value-type="float" office:value="0" table:formula="of:=[.$X$9]&amp;[.N487]" table:style-name="ce1">
            <text:p>#REF!</text:p>
          </table:table-cell>
          <table:table-cell office:value-type="float" office:value="0" table:formula="of:=[.O487]&amp;&quot;OR={&quot;&amp;CONCATENATE([.P487];[.Q487];[.R487];[.S487])&amp;&quot;}&quot;&quot;OR={&quot;&amp;CONCATENATE([.T487];[.U487];[.V487];[.W487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87]+1)" table:style-name="ce1">
            <text:p>#REF!</text:p>
          </table:table-cell>
          <table:table-cell office:value-type="float" office:value="0" table:formula="of:=[.I486]" table:style-name="ce1">
            <text:p>0</text:p>
          </table:table-cell>
          <table:table-cell office:value-type="float" office:value="480" table:style-name="ce1">
            <text:p>480</text:p>
          </table:table-cell>
          <table:table-cell office:value-type="float" office:value="13" table:formula="of:=INT([.J487]/COUNTA([.$Z$7:.$AD$17]))+1" table:style-name="ce1">
            <text:p>13</text:p>
          </table:table-cell>
          <table:table-cell office:value-type="float" office:value="6" table:formula="of:=IF(INDEX([.$Z$7:.$AD$17];[.L486]+1;[.M486])=&quot;&quot;;1;[.L486]+1)" table:style-name="ce1">
            <text:p>6</text:p>
          </table:table-cell>
          <table:table-cell office:value-type="float" office:value="3" table:formula="of:=IF(INDEX([.$Z$7:.$AD$17];[.L486]+1;[.M486])=&quot;&quot;;IF([.M486]=5;1;[.M486]+1);[.M486])" table:style-name="ce1">
            <text:p>3</text:p>
          </table:table-cell>
          <table:table-cell office:value-type="float" office:value="0" table:formula="of:=IF([.B487]=[.C487];0;INDEX([.$Z$18:.$AD$25];INT([.$J487]/COUNTA([.$Z$7:.$AD$17]))+1;[.$M487]))" table:style-name="ce1">
            <text:p>#REF!</text:p>
          </table:table-cell>
          <table:table-cell table:style-name="ce1"/>
          <table:table-cell office:value-type="string" office:string-value="" table:formula="of:=IF(INDEX([.AF$18:.AF$200];[.$K487])=&quot;&quot;;&quot;&quot;;[.AF$17]&amp;&quot; = yes &quot;)" table:style-name="ce1"/>
          <table:table-cell office:value-type="string" office:string-value="" table:formula="of:=IF(INDEX([.AG$18:.AG$200];[.$K487])=&quot;&quot;;&quot;&quot;;[.AG$17]&amp;&quot; = yes &quot;)" table:style-name="ce1"/>
          <table:table-cell office:value-type="string" office:string-value="" table:formula="of:=IF(INDEX([.AH$18:.AH$200];[.$K487])=&quot;&quot;;&quot;&quot;;[.AH$17]&amp;&quot; = yes &quot;)" table:style-name="ce1"/>
          <table:table-cell office:value-type="string" office:string-value="" table:formula="of:=IF(INDEX([.AI$18:.AI$200];[.$K487])=&quot;&quot;;&quot;&quot;;[.AI$17]&amp;&quot; = yes &quot;)" table:style-name="ce1"/>
          <table:table-cell office:value-type="float" office:value="0" table:formula="of:=IF(INDEX([.AF$18:.AF$200];MATCH([.$C487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487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487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487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81</text:p>
          </table:table-cell>
          <table:table-cell office:value-type="float" office:value="0" table:formula="of:=INDEX([.Y$18:.Y$200];[.K488])" table:style-name="ce1">
            <text:p>0</text:p>
          </table:table-cell>
          <table:table-cell office:value-type="string" office:string-value="pc_greenhouse_cold" table:formula="of:=INDEX([.$Z$7:.$AD$17];[.L488];[.M488])" table:style-name="ce1">
            <text:p>pc_greenhouse_cold</text:p>
          </table:table-cell>
          <table:table-cell office:value-type="float" office:value="0" table:formula="of:=[.$X$8]&amp;[.N488]" table:style-name="ce1">
            <text:p>#REF!</text:p>
          </table:table-cell>
          <table:table-cell office:value-type="float" office:value="0" table:formula="of:=[.$X$9]&amp;[.N488]" table:style-name="ce1">
            <text:p>#REF!</text:p>
          </table:table-cell>
          <table:table-cell office:value-type="string" office:string-value="OR={}&quot;OR={}" table:formula="of:=[.O488]&amp;&quot;OR={&quot;&amp;CONCATENATE([.P488];[.Q488];[.R488];[.S488])&amp;&quot;}&quot;&quot;OR={&quot;&amp;CONCATENATE([.T488];[.U488];[.V488];[.W488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88]+1)" table:style-name="ce1">
            <text:p>#REF!</text:p>
          </table:table-cell>
          <table:table-cell office:value-type="float" office:value="0" table:formula="of:=[.I487]" table:style-name="ce1">
            <text:p>0</text:p>
          </table:table-cell>
          <table:table-cell office:value-type="float" office:value="481" table:style-name="ce1">
            <text:p>481</text:p>
          </table:table-cell>
          <table:table-cell office:value-type="float" office:value="13" table:formula="of:=INT([.J488]/COUNTA([.$Z$7:.$AD$17]))+1" table:style-name="ce1">
            <text:p>13</text:p>
          </table:table-cell>
          <table:table-cell office:value-type="float" office:value="7" table:formula="of:=IF(INDEX([.$Z$7:.$AD$17];[.L487]+1;[.M487])=&quot;&quot;;1;[.L487]+1)" table:style-name="ce1">
            <text:p>7</text:p>
          </table:table-cell>
          <table:table-cell office:value-type="float" office:value="3" table:formula="of:=IF(INDEX([.$Z$7:.$AD$17];[.L487]+1;[.M487])=&quot;&quot;;IF([.M487]=5;1;[.M487]+1);[.M487])" table:style-name="ce1">
            <text:p>3</text:p>
          </table:table-cell>
          <table:table-cell office:value-type="float" office:value="0" table:formula="of:=IF([.B488]=[.C488];0;INDEX([.$Z$18:.$AD$25];INT([.$J488]/COUNTA([.$Z$7:.$AD$17]))+1;[.$M488]))" table:style-name="ce1">
            <text:p>#REF!</text:p>
          </table:table-cell>
          <table:table-cell table:style-name="ce1"/>
          <table:table-cell office:value-type="string" office:string-value="" table:formula="of:=IF(INDEX([.AF$18:.AF$200];[.$K488])=&quot;&quot;;&quot;&quot;;[.AF$17]&amp;&quot; = yes &quot;)" table:style-name="ce1"/>
          <table:table-cell office:value-type="string" office:string-value="" table:formula="of:=IF(INDEX([.AG$18:.AG$200];[.$K488])=&quot;&quot;;&quot;&quot;;[.AG$17]&amp;&quot; = yes &quot;)" table:style-name="ce1"/>
          <table:table-cell office:value-type="string" office:string-value="" table:formula="of:=IF(INDEX([.AH$18:.AH$200];[.$K488])=&quot;&quot;;&quot;&quot;;[.AH$17]&amp;&quot; = yes &quot;)" table:style-name="ce1"/>
          <table:table-cell office:value-type="string" office:string-value="" table:formula="of:=IF(INDEX([.AI$18:.AI$200];[.$K488])=&quot;&quot;;&quot;&quot;;[.AI$17]&amp;&quot; = yes &quot;)" table:style-name="ce1"/>
          <table:table-cell office:value-type="string" office:string-value="" table:formula="of:=IF(INDEX([.AF$18:.AF$200];MATCH([.$C488];[.$Y$18:.$Y$200]))=&quot;&quot;;&quot;&quot;;[.AF$17]&amp;&quot; = yes &quot;)" table:style-name="ce1"/>
          <table:table-cell office:value-type="string" office:string-value="" table:formula="of:=IF(INDEX([.AG$18:.AG$200];MATCH([.$C488];[.$Y$18:.$Y$200]))=&quot;&quot;;&quot;&quot;;[.AG$17]&amp;&quot; = yes &quot;)" table:style-name="ce1"/>
          <table:table-cell office:value-type="string" office:string-value="" table:formula="of:=IF(INDEX([.AH$18:.AH$200];MATCH([.$C488];[.$Y$18:.$Y$200]))=&quot;&quot;;&quot;&quot;;[.AH$17]&amp;&quot; = yes &quot;)" table:style-name="ce1"/>
          <table:table-cell office:value-type="string" office:string-value="" table:formula="of:=IF(INDEX([.AI$18:.AI$200];MATCH([.$C488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82</text:p>
          </table:table-cell>
          <table:table-cell office:value-type="float" office:value="0" table:formula="of:=INDEX([.Y$18:.Y$200];[.K489])" table:style-name="ce1">
            <text:p>0</text:p>
          </table:table-cell>
          <table:table-cell office:value-type="string" office:string-value="pc_arctic" table:formula="of:=INDEX([.$Z$7:.$AD$17];[.L489];[.M489])" table:style-name="ce1">
            <text:p>pc_arctic</text:p>
          </table:table-cell>
          <table:table-cell office:value-type="float" office:value="0" table:formula="of:=[.$X$8]&amp;[.N489]" table:style-name="ce1">
            <text:p>#REF!</text:p>
          </table:table-cell>
          <table:table-cell office:value-type="float" office:value="0" table:formula="of:=[.$X$9]&amp;[.N489]" table:style-name="ce1">
            <text:p>#REF!</text:p>
          </table:table-cell>
          <table:table-cell office:value-type="float" office:value="0" table:formula="of:=[.O489]&amp;&quot;OR={&quot;&amp;CONCATENATE([.P489];[.Q489];[.R489];[.S489])&amp;&quot;}&quot;&quot;OR={&quot;&amp;CONCATENATE([.T489];[.U489];[.V489];[.W489])&amp;&quot;}&quot;" table:style-name="ce1">
            <text:p>#N/A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89]+1)" table:style-name="ce1">
            <text:p>#REF!</text:p>
          </table:table-cell>
          <table:table-cell office:value-type="float" office:value="0" table:formula="of:=[.I488]" table:style-name="ce1">
            <text:p>0</text:p>
          </table:table-cell>
          <table:table-cell office:value-type="float" office:value="482" table:style-name="ce1">
            <text:p>482</text:p>
          </table:table-cell>
          <table:table-cell office:value-type="float" office:value="13" table:formula="of:=INT([.J489]/COUNTA([.$Z$7:.$AD$17]))+1" table:style-name="ce1">
            <text:p>13</text:p>
          </table:table-cell>
          <table:table-cell office:value-type="float" office:value="1" table:formula="of:=IF(INDEX([.$Z$7:.$AD$17];[.L488]+1;[.M488])=&quot;&quot;;1;[.L488]+1)" table:style-name="ce1">
            <text:p>1</text:p>
          </table:table-cell>
          <table:table-cell office:value-type="float" office:value="4" table:formula="of:=IF(INDEX([.$Z$7:.$AD$17];[.L488]+1;[.M488])=&quot;&quot;;IF([.M488]=5;1;[.M488]+1);[.M488])" table:style-name="ce1">
            <text:p>4</text:p>
          </table:table-cell>
          <table:table-cell office:value-type="float" office:value="0" table:formula="of:=IF([.B489]=[.C489];0;INDEX([.$Z$18:.$AD$25];INT([.$J489]/COUNTA([.$Z$7:.$AD$17]))+1;[.$M489]))" table:style-name="ce1">
            <text:p>#REF!</text:p>
          </table:table-cell>
          <table:table-cell table:style-name="ce1"/>
          <table:table-cell office:value-type="string" office:string-value="" table:formula="of:=IF(INDEX([.AF$18:.AF$200];[.$K489])=&quot;&quot;;&quot;&quot;;[.AF$17]&amp;&quot; = yes &quot;)" table:style-name="ce1"/>
          <table:table-cell office:value-type="string" office:string-value="" table:formula="of:=IF(INDEX([.AG$18:.AG$200];[.$K489])=&quot;&quot;;&quot;&quot;;[.AG$17]&amp;&quot; = yes &quot;)" table:style-name="ce1"/>
          <table:table-cell office:value-type="string" office:string-value="" table:formula="of:=IF(INDEX([.AH$18:.AH$200];[.$K489])=&quot;&quot;;&quot;&quot;;[.AH$17]&amp;&quot; = yes &quot;)" table:style-name="ce1"/>
          <table:table-cell office:value-type="string" office:string-value="" table:formula="of:=IF(INDEX([.AI$18:.AI$200];[.$K489])=&quot;&quot;;&quot;&quot;;[.AI$17]&amp;&quot; = yes &quot;)" table:style-name="ce1"/>
          <table:table-cell office:value-type="float" office:value="0" table:formula="of:=IF(INDEX([.AF$18:.AF$200];MATCH([.$C489];[.$Y$18:.$Y$200]))=&quot;&quot;;&quot;&quot;;[.AF$17]&amp;&quot; = yes &quot;)" table:style-name="ce1">
            <text:p>#N/A</text:p>
          </table:table-cell>
          <table:table-cell office:value-type="float" office:value="0" table:formula="of:=IF(INDEX([.AG$18:.AG$200];MATCH([.$C489];[.$Y$18:.$Y$200]))=&quot;&quot;;&quot;&quot;;[.AG$17]&amp;&quot; = yes &quot;)" table:style-name="ce1">
            <text:p>#N/A</text:p>
          </table:table-cell>
          <table:table-cell office:value-type="float" office:value="0" table:formula="of:=IF(INDEX([.AH$18:.AH$200];MATCH([.$C489];[.$Y$18:.$Y$200]))=&quot;&quot;;&quot;&quot;;[.AH$17]&amp;&quot; = yes &quot;)" table:style-name="ce1">
            <text:p>#N/A</text:p>
          </table:table-cell>
          <table:table-cell office:value-type="float" office:value="0" table:formula="of:=IF(INDEX([.AI$18:.AI$200];MATCH([.$C489];[.$Y$18:.$Y$200]))=&quot;&quot;;&quot;&quot;;[.AI$17]&amp;&quot; = yes &quot;)" table:style-name="ce1">
            <text:p>#N/A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83</text:p>
          </table:table-cell>
          <table:table-cell office:value-type="float" office:value="0" table:formula="of:=INDEX([.Y$18:.Y$200];[.K490])" table:style-name="ce1">
            <text:p>0</text:p>
          </table:table-cell>
          <table:table-cell office:value-type="string" office:string-value="pc_swamp" table:formula="of:=INDEX([.$Z$7:.$AD$17];[.L490];[.M490])" table:style-name="ce1">
            <text:p>pc_swamp</text:p>
          </table:table-cell>
          <table:table-cell office:value-type="float" office:value="0" table:formula="of:=[.$X$8]&amp;[.N490]" table:style-name="ce1">
            <text:p>#REF!</text:p>
          </table:table-cell>
          <table:table-cell office:value-type="float" office:value="0" table:formula="of:=[.$X$9]&amp;[.N490]" table:style-name="ce1">
            <text:p>#REF!</text:p>
          </table:table-cell>
          <table:table-cell office:value-type="string" office:string-value="OR={}&quot;OR={}" table:formula="of:=[.O490]&amp;&quot;OR={&quot;&amp;CONCATENATE([.P490];[.Q490];[.R490];[.S490])&amp;&quot;}&quot;&quot;OR={&quot;&amp;CONCATENATE([.T490];[.U490];[.V490];[.W49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90]+1)" table:style-name="ce1">
            <text:p>#REF!</text:p>
          </table:table-cell>
          <table:table-cell office:value-type="float" office:value="0" table:formula="of:=[.I489]" table:style-name="ce1">
            <text:p>0</text:p>
          </table:table-cell>
          <table:table-cell office:value-type="float" office:value="483" table:style-name="ce1">
            <text:p>483</text:p>
          </table:table-cell>
          <table:table-cell office:value-type="float" office:value="13" table:formula="of:=INT([.J490]/COUNTA([.$Z$7:.$AD$17]))+1" table:style-name="ce1">
            <text:p>13</text:p>
          </table:table-cell>
          <table:table-cell office:value-type="float" office:value="2" table:formula="of:=IF(INDEX([.$Z$7:.$AD$17];[.L489]+1;[.M489])=&quot;&quot;;1;[.L489]+1)" table:style-name="ce1">
            <text:p>2</text:p>
          </table:table-cell>
          <table:table-cell office:value-type="float" office:value="4" table:formula="of:=IF(INDEX([.$Z$7:.$AD$17];[.L489]+1;[.M489])=&quot;&quot;;IF([.M489]=5;1;[.M489]+1);[.M489])" table:style-name="ce1">
            <text:p>4</text:p>
          </table:table-cell>
          <table:table-cell office:value-type="float" office:value="0" table:formula="of:=IF([.B490]=[.C490];0;INDEX([.$Z$18:.$AD$25];INT([.$J490]/COUNTA([.$Z$7:.$AD$17]))+1;[.$M490]))" table:style-name="ce1">
            <text:p>#REF!</text:p>
          </table:table-cell>
          <table:table-cell table:style-name="ce1"/>
          <table:table-cell office:value-type="string" office:string-value="" table:formula="of:=IF(INDEX([.AF$18:.AF$200];[.$K490])=&quot;&quot;;&quot;&quot;;[.AF$17]&amp;&quot; = yes &quot;)" table:style-name="ce1"/>
          <table:table-cell office:value-type="string" office:string-value="" table:formula="of:=IF(INDEX([.AG$18:.AG$200];[.$K490])=&quot;&quot;;&quot;&quot;;[.AG$17]&amp;&quot; = yes &quot;)" table:style-name="ce1"/>
          <table:table-cell office:value-type="string" office:string-value="" table:formula="of:=IF(INDEX([.AH$18:.AH$200];[.$K490])=&quot;&quot;;&quot;&quot;;[.AH$17]&amp;&quot; = yes &quot;)" table:style-name="ce1"/>
          <table:table-cell office:value-type="string" office:string-value="" table:formula="of:=IF(INDEX([.AI$18:.AI$200];[.$K490])=&quot;&quot;;&quot;&quot;;[.AI$17]&amp;&quot; = yes &quot;)" table:style-name="ce1"/>
          <table:table-cell office:value-type="string" office:string-value="" table:formula="of:=IF(INDEX([.AF$18:.AF$200];MATCH([.$C490];[.$Y$18:.$Y$200]))=&quot;&quot;;&quot;&quot;;[.AF$17]&amp;&quot; = yes &quot;)" table:style-name="ce1"/>
          <table:table-cell office:value-type="string" office:string-value="" table:formula="of:=IF(INDEX([.AG$18:.AG$200];MATCH([.$C490];[.$Y$18:.$Y$200]))=&quot;&quot;;&quot;&quot;;[.AG$17]&amp;&quot; = yes &quot;)" table:style-name="ce1"/>
          <table:table-cell office:value-type="string" office:string-value="" table:formula="of:=IF(INDEX([.AH$18:.AH$200];MATCH([.$C490];[.$Y$18:.$Y$200]))=&quot;&quot;;&quot;&quot;;[.AH$17]&amp;&quot; = yes &quot;)" table:style-name="ce1"/>
          <table:table-cell office:value-type="string" office:string-value="" table:formula="of:=IF(INDEX([.AI$18:.AI$200];MATCH([.$C490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84</text:p>
          </table:table-cell>
          <table:table-cell office:value-type="float" office:value="0" table:formula="of:=INDEX([.Y$18:.Y$200];[.K491])" table:style-name="ce1">
            <text:p>0</text:p>
          </table:table-cell>
          <table:table-cell office:value-type="string" office:string-value="pc_cascadian" table:formula="of:=INDEX([.$Z$7:.$AD$17];[.L491];[.M491])" table:style-name="ce1">
            <text:p>pc_cascadian</text:p>
          </table:table-cell>
          <table:table-cell office:value-type="float" office:value="0" table:formula="of:=[.$X$8]&amp;[.N491]" table:style-name="ce1">
            <text:p>#REF!</text:p>
          </table:table-cell>
          <table:table-cell office:value-type="float" office:value="0" table:formula="of:=[.$X$9]&amp;[.N491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491]&amp;&quot;OR={&quot;&amp;CONCATENATE([.P491];[.Q491];[.R491];[.S491])&amp;&quot;}&quot;&quot;OR={&quot;&amp;CONCATENATE([.T491];[.U491];[.V491];[.W491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91]+1)" table:style-name="ce1">
            <text:p>#REF!</text:p>
          </table:table-cell>
          <table:table-cell office:value-type="float" office:value="0" table:formula="of:=[.I490]" table:style-name="ce1">
            <text:p>0</text:p>
          </table:table-cell>
          <table:table-cell office:value-type="float" office:value="484" table:style-name="ce1">
            <text:p>484</text:p>
          </table:table-cell>
          <table:table-cell office:value-type="float" office:value="13" table:formula="of:=INT([.J491]/COUNTA([.$Z$7:.$AD$17]))+1" table:style-name="ce1">
            <text:p>13</text:p>
          </table:table-cell>
          <table:table-cell office:value-type="float" office:value="3" table:formula="of:=IF(INDEX([.$Z$7:.$AD$17];[.L490]+1;[.M490])=&quot;&quot;;1;[.L490]+1)" table:style-name="ce1">
            <text:p>3</text:p>
          </table:table-cell>
          <table:table-cell office:value-type="float" office:value="4" table:formula="of:=IF(INDEX([.$Z$7:.$AD$17];[.L490]+1;[.M490])=&quot;&quot;;IF([.M490]=5;1;[.M490]+1);[.M490])" table:style-name="ce1">
            <text:p>4</text:p>
          </table:table-cell>
          <table:table-cell office:value-type="float" office:value="0" table:formula="of:=IF([.B491]=[.C491];0;INDEX([.$Z$18:.$AD$25];INT([.$J491]/COUNTA([.$Z$7:.$AD$17]))+1;[.$M491]))" table:style-name="ce1">
            <text:p>#REF!</text:p>
          </table:table-cell>
          <table:table-cell table:style-name="ce1"/>
          <table:table-cell office:value-type="string" office:string-value="" table:formula="of:=IF(INDEX([.AF$18:.AF$200];[.$K491])=&quot;&quot;;&quot;&quot;;[.AF$17]&amp;&quot; = yes &quot;)" table:style-name="ce1"/>
          <table:table-cell office:value-type="string" office:string-value="" table:formula="of:=IF(INDEX([.AG$18:.AG$200];[.$K491])=&quot;&quot;;&quot;&quot;;[.AG$17]&amp;&quot; = yes &quot;)" table:style-name="ce1"/>
          <table:table-cell office:value-type="string" office:string-value="" table:formula="of:=IF(INDEX([.AH$18:.AH$200];[.$K491])=&quot;&quot;;&quot;&quot;;[.AH$17]&amp;&quot; = yes &quot;)" table:style-name="ce1"/>
          <table:table-cell office:value-type="string" office:string-value="" table:formula="of:=IF(INDEX([.AI$18:.AI$200];[.$K491])=&quot;&quot;;&quot;&quot;;[.AI$17]&amp;&quot; = yes &quot;)" table:style-name="ce1"/>
          <table:table-cell office:value-type="string" office:string-value="planetary_diversity_enabled = yes " table:formula="of:=IF(INDEX([.AF$18:.AF$200];MATCH([.$C491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491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491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491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85</text:p>
          </table:table-cell>
          <table:table-cell office:value-type="float" office:value="0" table:formula="of:=INDEX([.Y$18:.Y$200];[.K492])" table:style-name="ce1">
            <text:p>0</text:p>
          </table:table-cell>
          <table:table-cell office:value-type="string" office:string-value="pc_geothermal" table:formula="of:=INDEX([.$Z$7:.$AD$17];[.L492];[.M492])" table:style-name="ce1">
            <text:p>pc_geothermal</text:p>
          </table:table-cell>
          <table:table-cell office:value-type="float" office:value="0" table:formula="of:=[.$X$8]&amp;[.N492]" table:style-name="ce1">
            <text:p>#REF!</text:p>
          </table:table-cell>
          <table:table-cell office:value-type="float" office:value="0" table:formula="of:=[.$X$9]&amp;[.N492]" table:style-name="ce1">
            <text:p>#REF!</text:p>
          </table:table-cell>
          <table:table-cell office:value-type="string" office:string-value="OR={}&quot;OR={}" table:formula="of:=[.O492]&amp;&quot;OR={&quot;&amp;CONCATENATE([.P492];[.Q492];[.R492];[.S492])&amp;&quot;}&quot;&quot;OR={&quot;&amp;CONCATENATE([.T492];[.U492];[.V492];[.W492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92]+1)" table:style-name="ce1">
            <text:p>#REF!</text:p>
          </table:table-cell>
          <table:table-cell office:value-type="float" office:value="0" table:formula="of:=[.I491]" table:style-name="ce1">
            <text:p>0</text:p>
          </table:table-cell>
          <table:table-cell office:value-type="float" office:value="485" table:style-name="ce1">
            <text:p>485</text:p>
          </table:table-cell>
          <table:table-cell office:value-type="float" office:value="13" table:formula="of:=INT([.J492]/COUNTA([.$Z$7:.$AD$17]))+1" table:style-name="ce1">
            <text:p>13</text:p>
          </table:table-cell>
          <table:table-cell office:value-type="float" office:value="4" table:formula="of:=IF(INDEX([.$Z$7:.$AD$17];[.L491]+1;[.M491])=&quot;&quot;;1;[.L491]+1)" table:style-name="ce1">
            <text:p>4</text:p>
          </table:table-cell>
          <table:table-cell office:value-type="float" office:value="4" table:formula="of:=IF(INDEX([.$Z$7:.$AD$17];[.L491]+1;[.M491])=&quot;&quot;;IF([.M491]=5;1;[.M491]+1);[.M491])" table:style-name="ce1">
            <text:p>4</text:p>
          </table:table-cell>
          <table:table-cell office:value-type="float" office:value="0" table:formula="of:=IF([.B492]=[.C492];0;INDEX([.$Z$18:.$AD$25];INT([.$J492]/COUNTA([.$Z$7:.$AD$17]))+1;[.$M492]))" table:style-name="ce1">
            <text:p>#REF!</text:p>
          </table:table-cell>
          <table:table-cell table:style-name="ce1"/>
          <table:table-cell office:value-type="string" office:string-value="" table:formula="of:=IF(INDEX([.AF$18:.AF$200];[.$K492])=&quot;&quot;;&quot;&quot;;[.AF$17]&amp;&quot; = yes &quot;)" table:style-name="ce1"/>
          <table:table-cell office:value-type="string" office:string-value="" table:formula="of:=IF(INDEX([.AG$18:.AG$200];[.$K492])=&quot;&quot;;&quot;&quot;;[.AG$17]&amp;&quot; = yes &quot;)" table:style-name="ce1"/>
          <table:table-cell office:value-type="string" office:string-value="" table:formula="of:=IF(INDEX([.AH$18:.AH$200];[.$K492])=&quot;&quot;;&quot;&quot;;[.AH$17]&amp;&quot; = yes &quot;)" table:style-name="ce1"/>
          <table:table-cell office:value-type="string" office:string-value="" table:formula="of:=IF(INDEX([.AI$18:.AI$200];[.$K492])=&quot;&quot;;&quot;&quot;;[.AI$17]&amp;&quot; = yes &quot;)" table:style-name="ce1"/>
          <table:table-cell office:value-type="string" office:string-value="" table:formula="of:=IF(INDEX([.AF$18:.AF$200];MATCH([.$C492];[.$Y$18:.$Y$200]))=&quot;&quot;;&quot;&quot;;[.AF$17]&amp;&quot; = yes &quot;)" table:style-name="ce1"/>
          <table:table-cell office:value-type="string" office:string-value="" table:formula="of:=IF(INDEX([.AG$18:.AG$200];MATCH([.$C492];[.$Y$18:.$Y$200]))=&quot;&quot;;&quot;&quot;;[.AG$17]&amp;&quot; = yes &quot;)" table:style-name="ce1"/>
          <table:table-cell office:value-type="string" office:string-value="" table:formula="of:=IF(INDEX([.AH$18:.AH$200];MATCH([.$C492];[.$Y$18:.$Y$200]))=&quot;&quot;;&quot;&quot;;[.AH$17]&amp;&quot; = yes &quot;)" table:style-name="ce1"/>
          <table:table-cell office:value-type="string" office:string-value="" table:formula="of:=IF(INDEX([.AI$18:.AI$200];MATCH([.$C492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86</text:p>
          </table:table-cell>
          <table:table-cell office:value-type="float" office:value="0" table:formula="of:=INDEX([.Y$18:.Y$200];[.K493])" table:style-name="ce1">
            <text:p>0</text:p>
          </table:table-cell>
          <table:table-cell office:value-type="string" office:string-value="pc_glacial" table:formula="of:=INDEX([.$Z$7:.$AD$17];[.L493];[.M493])" table:style-name="ce1">
            <text:p>pc_glacial</text:p>
          </table:table-cell>
          <table:table-cell office:value-type="float" office:value="0" table:formula="of:=[.$X$8]&amp;[.N493]" table:style-name="ce1">
            <text:p>#REF!</text:p>
          </table:table-cell>
          <table:table-cell office:value-type="float" office:value="0" table:formula="of:=[.$X$9]&amp;[.N493]" table:style-name="ce1">
            <text:p>#REF!</text:p>
          </table:table-cell>
          <table:table-cell office:value-type="string" office:string-value="OR={}&quot;OR={}" table:formula="of:=[.O493]&amp;&quot;OR={&quot;&amp;CONCATENATE([.P493];[.Q493];[.R493];[.S493])&amp;&quot;}&quot;&quot;OR={&quot;&amp;CONCATENATE([.T493];[.U493];[.V493];[.W493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93]+1)" table:style-name="ce1">
            <text:p>#REF!</text:p>
          </table:table-cell>
          <table:table-cell office:value-type="float" office:value="0" table:formula="of:=[.I492]" table:style-name="ce1">
            <text:p>0</text:p>
          </table:table-cell>
          <table:table-cell office:value-type="float" office:value="486" table:style-name="ce1">
            <text:p>486</text:p>
          </table:table-cell>
          <table:table-cell office:value-type="float" office:value="13" table:formula="of:=INT([.J493]/COUNTA([.$Z$7:.$AD$17]))+1" table:style-name="ce1">
            <text:p>13</text:p>
          </table:table-cell>
          <table:table-cell office:value-type="float" office:value="5" table:formula="of:=IF(INDEX([.$Z$7:.$AD$17];[.L492]+1;[.M492])=&quot;&quot;;1;[.L492]+1)" table:style-name="ce1">
            <text:p>5</text:p>
          </table:table-cell>
          <table:table-cell office:value-type="float" office:value="4" table:formula="of:=IF(INDEX([.$Z$7:.$AD$17];[.L492]+1;[.M492])=&quot;&quot;;IF([.M492]=5;1;[.M492]+1);[.M492])" table:style-name="ce1">
            <text:p>4</text:p>
          </table:table-cell>
          <table:table-cell office:value-type="float" office:value="0" table:formula="of:=IF([.B493]=[.C493];0;INDEX([.$Z$18:.$AD$25];INT([.$J493]/COUNTA([.$Z$7:.$AD$17]))+1;[.$M493]))" table:style-name="ce1">
            <text:p>#REF!</text:p>
          </table:table-cell>
          <table:table-cell table:style-name="ce1"/>
          <table:table-cell office:value-type="string" office:string-value="" table:formula="of:=IF(INDEX([.AF$18:.AF$200];[.$K493])=&quot;&quot;;&quot;&quot;;[.AF$17]&amp;&quot; = yes &quot;)" table:style-name="ce1"/>
          <table:table-cell office:value-type="string" office:string-value="" table:formula="of:=IF(INDEX([.AG$18:.AG$200];[.$K493])=&quot;&quot;;&quot;&quot;;[.AG$17]&amp;&quot; = yes &quot;)" table:style-name="ce1"/>
          <table:table-cell office:value-type="string" office:string-value="" table:formula="of:=IF(INDEX([.AH$18:.AH$200];[.$K493])=&quot;&quot;;&quot;&quot;;[.AH$17]&amp;&quot; = yes &quot;)" table:style-name="ce1"/>
          <table:table-cell office:value-type="string" office:string-value="" table:formula="of:=IF(INDEX([.AI$18:.AI$200];[.$K493])=&quot;&quot;;&quot;&quot;;[.AI$17]&amp;&quot; = yes &quot;)" table:style-name="ce1"/>
          <table:table-cell office:value-type="string" office:string-value="" table:formula="of:=IF(INDEX([.AF$18:.AF$200];MATCH([.$C493];[.$Y$18:.$Y$200]))=&quot;&quot;;&quot;&quot;;[.AF$17]&amp;&quot; = yes &quot;)" table:style-name="ce1"/>
          <table:table-cell office:value-type="string" office:string-value="" table:formula="of:=IF(INDEX([.AG$18:.AG$200];MATCH([.$C493];[.$Y$18:.$Y$200]))=&quot;&quot;;&quot;&quot;;[.AG$17]&amp;&quot; = yes &quot;)" table:style-name="ce1"/>
          <table:table-cell office:value-type="string" office:string-value="" table:formula="of:=IF(INDEX([.AH$18:.AH$200];MATCH([.$C493];[.$Y$18:.$Y$200]))=&quot;&quot;;&quot;&quot;;[.AH$17]&amp;&quot; = yes &quot;)" table:style-name="ce1"/>
          <table:table-cell office:value-type="string" office:string-value="" table:formula="of:=IF(INDEX([.AI$18:.AI$200];MATCH([.$C493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87</text:p>
          </table:table-cell>
          <table:table-cell office:value-type="float" office:value="0" table:formula="of:=INDEX([.Y$18:.Y$200];[.K494])" table:style-name="ce1">
            <text:p>0</text:p>
          </table:table-cell>
          <table:table-cell office:value-type="string" office:string-value="pc_subarctic" table:formula="of:=INDEX([.$Z$7:.$AD$17];[.L494];[.M494])" table:style-name="ce1">
            <text:p>pc_subarctic</text:p>
          </table:table-cell>
          <table:table-cell office:value-type="float" office:value="0" table:formula="of:=[.$X$8]&amp;[.N494]" table:style-name="ce1">
            <text:p>#REF!</text:p>
          </table:table-cell>
          <table:table-cell office:value-type="float" office:value="0" table:formula="of:=[.$X$9]&amp;[.N494]" table:style-name="ce1">
            <text:p>#REF!</text:p>
          </table:table-cell>
          <table:table-cell office:value-type="string" office:string-value="OR={}&quot;OR={}" table:formula="of:=[.O494]&amp;&quot;OR={&quot;&amp;CONCATENATE([.P494];[.Q494];[.R494];[.S494])&amp;&quot;}&quot;&quot;OR={&quot;&amp;CONCATENATE([.T494];[.U494];[.V494];[.W494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94]+1)" table:style-name="ce1">
            <text:p>#REF!</text:p>
          </table:table-cell>
          <table:table-cell office:value-type="float" office:value="0" table:formula="of:=[.I493]" table:style-name="ce1">
            <text:p>0</text:p>
          </table:table-cell>
          <table:table-cell office:value-type="float" office:value="487" table:style-name="ce1">
            <text:p>487</text:p>
          </table:table-cell>
          <table:table-cell office:value-type="float" office:value="13" table:formula="of:=INT([.J494]/COUNTA([.$Z$7:.$AD$17]))+1" table:style-name="ce1">
            <text:p>13</text:p>
          </table:table-cell>
          <table:table-cell office:value-type="float" office:value="6" table:formula="of:=IF(INDEX([.$Z$7:.$AD$17];[.L493]+1;[.M493])=&quot;&quot;;1;[.L493]+1)" table:style-name="ce1">
            <text:p>6</text:p>
          </table:table-cell>
          <table:table-cell office:value-type="float" office:value="4" table:formula="of:=IF(INDEX([.$Z$7:.$AD$17];[.L493]+1;[.M493])=&quot;&quot;;IF([.M493]=5;1;[.M493]+1);[.M493])" table:style-name="ce1">
            <text:p>4</text:p>
          </table:table-cell>
          <table:table-cell office:value-type="float" office:value="0" table:formula="of:=IF([.B494]=[.C494];0;INDEX([.$Z$18:.$AD$25];INT([.$J494]/COUNTA([.$Z$7:.$AD$17]))+1;[.$M494]))" table:style-name="ce1">
            <text:p>#REF!</text:p>
          </table:table-cell>
          <table:table-cell table:style-name="ce1"/>
          <table:table-cell office:value-type="string" office:string-value="" table:formula="of:=IF(INDEX([.AF$18:.AF$200];[.$K494])=&quot;&quot;;&quot;&quot;;[.AF$17]&amp;&quot; = yes &quot;)" table:style-name="ce1"/>
          <table:table-cell office:value-type="string" office:string-value="" table:formula="of:=IF(INDEX([.AG$18:.AG$200];[.$K494])=&quot;&quot;;&quot;&quot;;[.AG$17]&amp;&quot; = yes &quot;)" table:style-name="ce1"/>
          <table:table-cell office:value-type="string" office:string-value="" table:formula="of:=IF(INDEX([.AH$18:.AH$200];[.$K494])=&quot;&quot;;&quot;&quot;;[.AH$17]&amp;&quot; = yes &quot;)" table:style-name="ce1"/>
          <table:table-cell office:value-type="string" office:string-value="" table:formula="of:=IF(INDEX([.AI$18:.AI$200];[.$K494])=&quot;&quot;;&quot;&quot;;[.AI$17]&amp;&quot; = yes &quot;)" table:style-name="ce1"/>
          <table:table-cell office:value-type="string" office:string-value="" table:formula="of:=IF(INDEX([.AF$18:.AF$200];MATCH([.$C494];[.$Y$18:.$Y$200]))=&quot;&quot;;&quot;&quot;;[.AF$17]&amp;&quot; = yes &quot;)" table:style-name="ce1"/>
          <table:table-cell office:value-type="string" office:string-value="" table:formula="of:=IF(INDEX([.AG$18:.AG$200];MATCH([.$C494];[.$Y$18:.$Y$200]))=&quot;&quot;;&quot;&quot;;[.AG$17]&amp;&quot; = yes &quot;)" table:style-name="ce1"/>
          <table:table-cell office:value-type="string" office:string-value="" table:formula="of:=IF(INDEX([.AH$18:.AH$200];MATCH([.$C494];[.$Y$18:.$Y$200]))=&quot;&quot;;&quot;&quot;;[.AH$17]&amp;&quot; = yes &quot;)" table:style-name="ce1"/>
          <table:table-cell office:value-type="string" office:string-value="" table:formula="of:=IF(INDEX([.AI$18:.AI$200];MATCH([.$C494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88</text:p>
          </table:table-cell>
          <table:table-cell office:value-type="float" office:value="0" table:formula="of:=INDEX([.Y$18:.Y$200];[.K495])" table:style-name="ce1">
            <text:p>0</text:p>
          </table:table-cell>
          <table:table-cell office:value-type="string" office:string-value="pc_marginal_cold" table:formula="of:=INDEX([.$Z$7:.$AD$17];[.L495];[.M495])" table:style-name="ce1">
            <text:p>pc_marginal_cold</text:p>
          </table:table-cell>
          <table:table-cell office:value-type="float" office:value="0" table:formula="of:=[.$X$8]&amp;[.N495]" table:style-name="ce1">
            <text:p>#REF!</text:p>
          </table:table-cell>
          <table:table-cell office:value-type="float" office:value="0" table:formula="of:=[.$X$9]&amp;[.N495]" table:style-name="ce1">
            <text:p>#REF!</text:p>
          </table:table-cell>
          <table:table-cell office:value-type="string" office:string-value="OR={}&quot;OR={}" table:formula="of:=[.O495]&amp;&quot;OR={&quot;&amp;CONCATENATE([.P495];[.Q495];[.R495];[.S495])&amp;&quot;}&quot;&quot;OR={&quot;&amp;CONCATENATE([.T495];[.U495];[.V495];[.W495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95]+1)" table:style-name="ce1">
            <text:p>#REF!</text:p>
          </table:table-cell>
          <table:table-cell office:value-type="float" office:value="0" table:formula="of:=[.I494]" table:style-name="ce1">
            <text:p>0</text:p>
          </table:table-cell>
          <table:table-cell office:value-type="float" office:value="488" table:style-name="ce1">
            <text:p>488</text:p>
          </table:table-cell>
          <table:table-cell office:value-type="float" office:value="13" table:formula="of:=INT([.J495]/COUNTA([.$Z$7:.$AD$17]))+1" table:style-name="ce1">
            <text:p>13</text:p>
          </table:table-cell>
          <table:table-cell office:value-type="float" office:value="7" table:formula="of:=IF(INDEX([.$Z$7:.$AD$17];[.L494]+1;[.M494])=&quot;&quot;;1;[.L494]+1)" table:style-name="ce1">
            <text:p>7</text:p>
          </table:table-cell>
          <table:table-cell office:value-type="float" office:value="4" table:formula="of:=IF(INDEX([.$Z$7:.$AD$17];[.L494]+1;[.M494])=&quot;&quot;;IF([.M494]=5;1;[.M494]+1);[.M494])" table:style-name="ce1">
            <text:p>4</text:p>
          </table:table-cell>
          <table:table-cell office:value-type="float" office:value="0" table:formula="of:=IF([.B495]=[.C495];0;INDEX([.$Z$18:.$AD$25];INT([.$J495]/COUNTA([.$Z$7:.$AD$17]))+1;[.$M495]))" table:style-name="ce1">
            <text:p>#REF!</text:p>
          </table:table-cell>
          <table:table-cell table:style-name="ce1"/>
          <table:table-cell office:value-type="string" office:string-value="" table:formula="of:=IF(INDEX([.AF$18:.AF$200];[.$K495])=&quot;&quot;;&quot;&quot;;[.AF$17]&amp;&quot; = yes &quot;)" table:style-name="ce1"/>
          <table:table-cell office:value-type="string" office:string-value="" table:formula="of:=IF(INDEX([.AG$18:.AG$200];[.$K495])=&quot;&quot;;&quot;&quot;;[.AG$17]&amp;&quot; = yes &quot;)" table:style-name="ce1"/>
          <table:table-cell office:value-type="string" office:string-value="" table:formula="of:=IF(INDEX([.AH$18:.AH$200];[.$K495])=&quot;&quot;;&quot;&quot;;[.AH$17]&amp;&quot; = yes &quot;)" table:style-name="ce1"/>
          <table:table-cell office:value-type="string" office:string-value="" table:formula="of:=IF(INDEX([.AI$18:.AI$200];[.$K495])=&quot;&quot;;&quot;&quot;;[.AI$17]&amp;&quot; = yes &quot;)" table:style-name="ce1"/>
          <table:table-cell office:value-type="string" office:string-value="" table:formula="of:=IF(INDEX([.AF$18:.AF$200];MATCH([.$C495];[.$Y$18:.$Y$200]))=&quot;&quot;;&quot;&quot;;[.AF$17]&amp;&quot; = yes &quot;)" table:style-name="ce1"/>
          <table:table-cell office:value-type="string" office:string-value="" table:formula="of:=IF(INDEX([.AG$18:.AG$200];MATCH([.$C495];[.$Y$18:.$Y$200]))=&quot;&quot;;&quot;&quot;;[.AG$17]&amp;&quot; = yes &quot;)" table:style-name="ce1"/>
          <table:table-cell office:value-type="string" office:string-value="" table:formula="of:=IF(INDEX([.AH$18:.AH$200];MATCH([.$C495];[.$Y$18:.$Y$200]))=&quot;&quot;;&quot;&quot;;[.AH$17]&amp;&quot; = yes &quot;)" table:style-name="ce1"/>
          <table:table-cell office:value-type="string" office:string-value="" table:formula="of:=IF(INDEX([.AI$18:.AI$200];MATCH([.$C495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89</text:p>
          </table:table-cell>
          <table:table-cell office:value-type="float" office:value="0" table:formula="of:=INDEX([.Y$18:.Y$200];[.K496])" table:style-name="ce1">
            <text:p>0</text:p>
          </table:table-cell>
          <table:table-cell office:value-type="string" office:string-value="pc_gaia" table:formula="of:=INDEX([.$Z$7:.$AD$17];[.L496];[.M496])" table:style-name="ce1">
            <text:p>pc_gaia</text:p>
          </table:table-cell>
          <table:table-cell office:value-type="float" office:value="0" table:formula="of:=[.$X$8]&amp;[.N496]" table:style-name="ce1">
            <text:p>#REF!</text:p>
          </table:table-cell>
          <table:table-cell office:value-type="float" office:value="0" table:formula="of:=[.$X$9]&amp;[.N496]" table:style-name="ce1">
            <text:p>#REF!</text:p>
          </table:table-cell>
          <table:table-cell office:value-type="string" office:string-value="OR={}&quot;OR={}" table:formula="of:=[.O496]&amp;&quot;OR={&quot;&amp;CONCATENATE([.P496];[.Q496];[.R496];[.S496])&amp;&quot;}&quot;&quot;OR={&quot;&amp;CONCATENATE([.T496];[.U496];[.V496];[.W496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96]+1)" table:style-name="ce1">
            <text:p>#REF!</text:p>
          </table:table-cell>
          <table:table-cell office:value-type="float" office:value="0" table:formula="of:=[.I495]" table:style-name="ce1">
            <text:p>0</text:p>
          </table:table-cell>
          <table:table-cell office:value-type="float" office:value="489" table:style-name="ce1">
            <text:p>489</text:p>
          </table:table-cell>
          <table:table-cell office:value-type="float" office:value="13" table:formula="of:=INT([.J496]/COUNTA([.$Z$7:.$AD$17]))+1" table:style-name="ce1">
            <text:p>13</text:p>
          </table:table-cell>
          <table:table-cell office:value-type="float" office:value="1" table:formula="of:=IF(INDEX([.$Z$7:.$AD$17];[.L495]+1;[.M495])=&quot;&quot;;1;[.L495]+1)" table:style-name="ce1">
            <text:p>1</text:p>
          </table:table-cell>
          <table:table-cell office:value-type="float" office:value="5" table:formula="of:=IF(INDEX([.$Z$7:.$AD$17];[.L495]+1;[.M495])=&quot;&quot;;IF([.M495]=5;1;[.M495]+1);[.M495])" table:style-name="ce1">
            <text:p>5</text:p>
          </table:table-cell>
          <table:table-cell office:value-type="float" office:value="0" table:formula="of:=IF([.B496]=[.C496];0;INDEX([.$Z$18:.$AD$25];INT([.$J496]/COUNTA([.$Z$7:.$AD$17]))+1;[.$M496]))" table:style-name="ce1">
            <text:p>#REF!</text:p>
          </table:table-cell>
          <table:table-cell table:style-name="ce1"/>
          <table:table-cell office:value-type="string" office:string-value="" table:formula="of:=IF(INDEX([.AF$18:.AF$200];[.$K496])=&quot;&quot;;&quot;&quot;;[.AF$17]&amp;&quot; = yes &quot;)" table:style-name="ce1"/>
          <table:table-cell office:value-type="string" office:string-value="" table:formula="of:=IF(INDEX([.AG$18:.AG$200];[.$K496])=&quot;&quot;;&quot;&quot;;[.AG$17]&amp;&quot; = yes &quot;)" table:style-name="ce1"/>
          <table:table-cell office:value-type="string" office:string-value="" table:formula="of:=IF(INDEX([.AH$18:.AH$200];[.$K496])=&quot;&quot;;&quot;&quot;;[.AH$17]&amp;&quot; = yes &quot;)" table:style-name="ce1"/>
          <table:table-cell office:value-type="string" office:string-value="" table:formula="of:=IF(INDEX([.AI$18:.AI$200];[.$K496])=&quot;&quot;;&quot;&quot;;[.AI$17]&amp;&quot; = yes &quot;)" table:style-name="ce1"/>
          <table:table-cell office:value-type="string" office:string-value="" table:formula="of:=IF(INDEX([.AF$18:.AF$200];MATCH([.$C496];[.$Y$18:.$Y$200]))=&quot;&quot;;&quot;&quot;;[.AF$17]&amp;&quot; = yes &quot;)" table:style-name="ce1"/>
          <table:table-cell office:value-type="string" office:string-value="" table:formula="of:=IF(INDEX([.AG$18:.AG$200];MATCH([.$C496];[.$Y$18:.$Y$200]))=&quot;&quot;;&quot;&quot;;[.AG$17]&amp;&quot; = yes &quot;)" table:style-name="ce1"/>
          <table:table-cell office:value-type="string" office:string-value="" table:formula="of:=IF(INDEX([.AH$18:.AH$200];MATCH([.$C496];[.$Y$18:.$Y$200]))=&quot;&quot;;&quot;&quot;;[.AH$17]&amp;&quot; = yes &quot;)" table:style-name="ce1"/>
          <table:table-cell office:value-type="string" office:string-value="" table:formula="of:=IF(INDEX([.AI$18:.AI$200];MATCH([.$C496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90</text:p>
          </table:table-cell>
          <table:table-cell office:value-type="float" office:value="0" table:formula="of:=INDEX([.Y$18:.Y$200];[.K497])" table:style-name="ce1">
            <text:p>0</text:p>
          </table:table-cell>
          <table:table-cell office:value-type="string" office:string-value="pc_machine" table:formula="of:=INDEX([.$Z$7:.$AD$17];[.L497];[.M497])" table:style-name="ce1">
            <text:p>pc_machine</text:p>
          </table:table-cell>
          <table:table-cell office:value-type="float" office:value="0" table:formula="of:=[.$X$8]&amp;[.N497]" table:style-name="ce1">
            <text:p>#REF!</text:p>
          </table:table-cell>
          <table:table-cell office:value-type="float" office:value="0" table:formula="of:=[.$X$9]&amp;[.N497]" table:style-name="ce1">
            <text:p>#REF!</text:p>
          </table:table-cell>
          <table:table-cell office:value-type="string" office:string-value="OR={}&quot;OR={}" table:formula="of:=[.O497]&amp;&quot;OR={&quot;&amp;CONCATENATE([.P497];[.Q497];[.R497];[.S497])&amp;&quot;}&quot;&quot;OR={&quot;&amp;CONCATENATE([.T497];[.U497];[.V497];[.W497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97]+1)" table:style-name="ce1">
            <text:p>#REF!</text:p>
          </table:table-cell>
          <table:table-cell office:value-type="float" office:value="0" table:formula="of:=[.I496]" table:style-name="ce1">
            <text:p>0</text:p>
          </table:table-cell>
          <table:table-cell office:value-type="float" office:value="490" table:style-name="ce1">
            <text:p>490</text:p>
          </table:table-cell>
          <table:table-cell office:value-type="float" office:value="13" table:formula="of:=INT([.J497]/COUNTA([.$Z$7:.$AD$17]))+1" table:style-name="ce1">
            <text:p>13</text:p>
          </table:table-cell>
          <table:table-cell office:value-type="float" office:value="2" table:formula="of:=IF(INDEX([.$Z$7:.$AD$17];[.L496]+1;[.M496])=&quot;&quot;;1;[.L496]+1)" table:style-name="ce1">
            <text:p>2</text:p>
          </table:table-cell>
          <table:table-cell office:value-type="float" office:value="5" table:formula="of:=IF(INDEX([.$Z$7:.$AD$17];[.L496]+1;[.M496])=&quot;&quot;;IF([.M496]=5;1;[.M496]+1);[.M496])" table:style-name="ce1">
            <text:p>5</text:p>
          </table:table-cell>
          <table:table-cell office:value-type="float" office:value="0" table:formula="of:=IF([.B497]=[.C497];0;INDEX([.$Z$18:.$AD$25];INT([.$J497]/COUNTA([.$Z$7:.$AD$17]))+1;[.$M497]))" table:style-name="ce1">
            <text:p>#REF!</text:p>
          </table:table-cell>
          <table:table-cell table:style-name="ce1"/>
          <table:table-cell office:value-type="string" office:string-value="" table:formula="of:=IF(INDEX([.AF$18:.AF$200];[.$K497])=&quot;&quot;;&quot;&quot;;[.AF$17]&amp;&quot; = yes &quot;)" table:style-name="ce1"/>
          <table:table-cell office:value-type="string" office:string-value="" table:formula="of:=IF(INDEX([.AG$18:.AG$200];[.$K497])=&quot;&quot;;&quot;&quot;;[.AG$17]&amp;&quot; = yes &quot;)" table:style-name="ce1"/>
          <table:table-cell office:value-type="string" office:string-value="" table:formula="of:=IF(INDEX([.AH$18:.AH$200];[.$K497])=&quot;&quot;;&quot;&quot;;[.AH$17]&amp;&quot; = yes &quot;)" table:style-name="ce1"/>
          <table:table-cell office:value-type="string" office:string-value="" table:formula="of:=IF(INDEX([.AI$18:.AI$200];[.$K497])=&quot;&quot;;&quot;&quot;;[.AI$17]&amp;&quot; = yes &quot;)" table:style-name="ce1"/>
          <table:table-cell office:value-type="string" office:string-value="" table:formula="of:=IF(INDEX([.AF$18:.AF$200];MATCH([.$C497];[.$Y$18:.$Y$200]))=&quot;&quot;;&quot;&quot;;[.AF$17]&amp;&quot; = yes &quot;)" table:style-name="ce1"/>
          <table:table-cell office:value-type="string" office:string-value="" table:formula="of:=IF(INDEX([.AG$18:.AG$200];MATCH([.$C497];[.$Y$18:.$Y$200]))=&quot;&quot;;&quot;&quot;;[.AG$17]&amp;&quot; = yes &quot;)" table:style-name="ce1"/>
          <table:table-cell office:value-type="string" office:string-value="" table:formula="of:=IF(INDEX([.AH$18:.AH$200];MATCH([.$C497];[.$Y$18:.$Y$200]))=&quot;&quot;;&quot;&quot;;[.AH$17]&amp;&quot; = yes &quot;)" table:style-name="ce1"/>
          <table:table-cell office:value-type="string" office:string-value="" table:formula="of:=IF(INDEX([.AI$18:.AI$200];MATCH([.$C497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91</text:p>
          </table:table-cell>
          <table:table-cell office:value-type="float" office:value="0" table:formula="of:=INDEX([.Y$18:.Y$200];[.K498])" table:style-name="ce1">
            <text:p>0</text:p>
          </table:table-cell>
          <table:table-cell office:value-type="string" office:string-value="pc_cybertronic" table:formula="of:=INDEX([.$Z$7:.$AD$17];[.L498];[.M498])" table:style-name="ce1">
            <text:p>pc_cybertronic</text:p>
          </table:table-cell>
          <table:table-cell office:value-type="float" office:value="0" table:formula="of:=[.$X$8]&amp;[.N498]" table:style-name="ce1">
            <text:p>#REF!</text:p>
          </table:table-cell>
          <table:table-cell office:value-type="float" office:value="0" table:formula="of:=[.$X$9]&amp;[.N498]" table:style-name="ce1">
            <text:p>#REF!</text:p>
          </table:table-cell>
          <table:table-cell office:value-type="string" office:string-value="OR={}&quot;OR={planetary_diversity_enabled = yes new_worlds_enabled = yes guillis_planet_modifiers_enabled = yes exo_terraforming_overhaul_enabled = yes }" table:formula="of:=[.O498]&amp;&quot;OR={&quot;&amp;CONCATENATE([.P498];[.Q498];[.R498];[.S498])&amp;&quot;}&quot;&quot;OR={&quot;&amp;CONCATENATE([.T498];[.U498];[.V498];[.W498])&amp;&quot;}&quot;" table:style-name="ce1">
            <text:p>OR={}"OR={planetary_diversity_enabled = yes new_worlds_enabled = yes guillis_planet_modifiers_enabled = yes exo_terraforming_overhaul_enabled = yes 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98]+1)" table:style-name="ce1">
            <text:p>#REF!</text:p>
          </table:table-cell>
          <table:table-cell office:value-type="float" office:value="0" table:formula="of:=[.I497]" table:style-name="ce1">
            <text:p>0</text:p>
          </table:table-cell>
          <table:table-cell office:value-type="float" office:value="491" table:style-name="ce1">
            <text:p>491</text:p>
          </table:table-cell>
          <table:table-cell office:value-type="float" office:value="13" table:formula="of:=INT([.J498]/COUNTA([.$Z$7:.$AD$17]))+1" table:style-name="ce1">
            <text:p>13</text:p>
          </table:table-cell>
          <table:table-cell office:value-type="float" office:value="3" table:formula="of:=IF(INDEX([.$Z$7:.$AD$17];[.L497]+1;[.M497])=&quot;&quot;;1;[.L497]+1)" table:style-name="ce1">
            <text:p>3</text:p>
          </table:table-cell>
          <table:table-cell office:value-type="float" office:value="5" table:formula="of:=IF(INDEX([.$Z$7:.$AD$17];[.L497]+1;[.M497])=&quot;&quot;;IF([.M497]=5;1;[.M497]+1);[.M497])" table:style-name="ce1">
            <text:p>5</text:p>
          </table:table-cell>
          <table:table-cell office:value-type="float" office:value="0" table:formula="of:=IF([.B498]=[.C498];0;INDEX([.$Z$18:.$AD$25];INT([.$J498]/COUNTA([.$Z$7:.$AD$17]))+1;[.$M498]))" table:style-name="ce1">
            <text:p>#REF!</text:p>
          </table:table-cell>
          <table:table-cell table:style-name="ce1"/>
          <table:table-cell office:value-type="string" office:string-value="" table:formula="of:=IF(INDEX([.AF$18:.AF$200];[.$K498])=&quot;&quot;;&quot;&quot;;[.AF$17]&amp;&quot; = yes &quot;)" table:style-name="ce1"/>
          <table:table-cell office:value-type="string" office:string-value="" table:formula="of:=IF(INDEX([.AG$18:.AG$200];[.$K498])=&quot;&quot;;&quot;&quot;;[.AG$17]&amp;&quot; = yes &quot;)" table:style-name="ce1"/>
          <table:table-cell office:value-type="string" office:string-value="" table:formula="of:=IF(INDEX([.AH$18:.AH$200];[.$K498])=&quot;&quot;;&quot;&quot;;[.AH$17]&amp;&quot; = yes &quot;)" table:style-name="ce1"/>
          <table:table-cell office:value-type="string" office:string-value="" table:formula="of:=IF(INDEX([.AI$18:.AI$200];[.$K498])=&quot;&quot;;&quot;&quot;;[.AI$17]&amp;&quot; = yes &quot;)" table:style-name="ce1"/>
          <table:table-cell office:value-type="string" office:string-value="planetary_diversity_enabled = yes " table:formula="of:=IF(INDEX([.AF$18:.AF$200];MATCH([.$C498];[.$Y$18:.$Y$200]))=&quot;&quot;;&quot;&quot;;[.AF$17]&amp;&quot; = yes &quot;)" table:style-name="ce1">
            <text:p>planetary_diversity_enabled = yes<text:s/></text:p>
          </table:table-cell>
          <table:table-cell office:value-type="string" office:string-value="new_worlds_enabled = yes " table:formula="of:=IF(INDEX([.AG$18:.AG$200];MATCH([.$C498];[.$Y$18:.$Y$200]))=&quot;&quot;;&quot;&quot;;[.AG$17]&amp;&quot; = yes &quot;)" table:style-name="ce1">
            <text:p>new_worlds_enabled = yes<text:s/></text:p>
          </table:table-cell>
          <table:table-cell office:value-type="string" office:string-value="guillis_planet_modifiers_enabled = yes " table:formula="of:=IF(INDEX([.AH$18:.AH$200];MATCH([.$C498];[.$Y$18:.$Y$200]))=&quot;&quot;;&quot;&quot;;[.AH$17]&amp;&quot; = yes &quot;)" table:style-name="ce1">
            <text:p>guillis_planet_modifiers_enabled = yes<text:s/></text:p>
          </table:table-cell>
          <table:table-cell office:value-type="string" office:string-value="exo_terraforming_overhaul_enabled = yes " table:formula="of:=IF(INDEX([.AI$18:.AI$200];MATCH([.$C498];[.$Y$18:.$Y$200]))=&quot;&quot;;&quot;&quot;;[.AI$17]&amp;&quot; = yes &quot;)" table:style-name="ce1">
            <text:p>exo_terraforming_overhaul_enabled = yes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erraform_link492</text:p>
          </table:table-cell>
          <table:table-cell office:value-type="float" office:value="0" table:formula="of:=INDEX([.Y$18:.Y$200];[.K499])" table:style-name="ce1">
            <text:p>0</text:p>
          </table:table-cell>
          <table:table-cell office:value-type="string" office:string-value="pc_nuked" table:formula="of:=INDEX([.$Z$7:.$AD$17];[.L499];[.M499])" table:style-name="ce1">
            <text:p>pc_nuked</text:p>
          </table:table-cell>
          <table:table-cell office:value-type="float" office:value="0" table:formula="of:=[.$X$8]&amp;[.N499]" table:style-name="ce1">
            <text:p>#REF!</text:p>
          </table:table-cell>
          <table:table-cell office:value-type="float" office:value="0" table:formula="of:=[.$X$9]&amp;[.N499]" table:style-name="ce1">
            <text:p>#REF!</text:p>
          </table:table-cell>
          <table:table-cell office:value-type="string" office:string-value="OR={}&quot;OR={}" table:formula="of:=[.O499]&amp;&quot;OR={&quot;&amp;CONCATENATE([.P499];[.Q499];[.R499];[.S499])&amp;&quot;}&quot;&quot;OR={&quot;&amp;CONCATENATE([.T499];[.U499];[.V499];[.W499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499]+1)" table:style-name="ce1">
            <text:p>#REF!</text:p>
          </table:table-cell>
          <table:table-cell office:value-type="float" office:value="0" table:formula="of:=[.I498]" table:style-name="ce1">
            <text:p>0</text:p>
          </table:table-cell>
          <table:table-cell office:value-type="float" office:value="492" table:style-name="ce1">
            <text:p>492</text:p>
          </table:table-cell>
          <table:table-cell office:value-type="float" office:value="13" table:formula="of:=INT([.J499]/COUNTA([.$Z$7:.$AD$17]))+1" table:style-name="ce1">
            <text:p>13</text:p>
          </table:table-cell>
          <table:table-cell office:value-type="float" office:value="4" table:formula="of:=IF(INDEX([.$Z$7:.$AD$17];[.L498]+1;[.M498])=&quot;&quot;;1;[.L498]+1)" table:style-name="ce1">
            <text:p>4</text:p>
          </table:table-cell>
          <table:table-cell office:value-type="float" office:value="5" table:formula="of:=IF(INDEX([.$Z$7:.$AD$17];[.L498]+1;[.M498])=&quot;&quot;;IF([.M498]=5;1;[.M498]+1);[.M498])" table:style-name="ce1">
            <text:p>5</text:p>
          </table:table-cell>
          <table:table-cell office:value-type="float" office:value="0" table:formula="of:=IF([.B499]=[.C499];0;INDEX([.$Z$18:.$AD$25];INT([.$J499]/COUNTA([.$Z$7:.$AD$17]))+1;[.$M499]))" table:style-name="ce1">
            <text:p>#REF!</text:p>
          </table:table-cell>
          <table:table-cell table:style-name="ce1"/>
          <table:table-cell office:value-type="string" office:string-value="" table:formula="of:=IF(INDEX([.AF$18:.AF$200];[.$K499])=&quot;&quot;;&quot;&quot;;[.AF$17]&amp;&quot; = yes &quot;)" table:style-name="ce1"/>
          <table:table-cell office:value-type="string" office:string-value="" table:formula="of:=IF(INDEX([.AG$18:.AG$200];[.$K499])=&quot;&quot;;&quot;&quot;;[.AG$17]&amp;&quot; = yes &quot;)" table:style-name="ce1"/>
          <table:table-cell office:value-type="string" office:string-value="" table:formula="of:=IF(INDEX([.AH$18:.AH$200];[.$K499])=&quot;&quot;;&quot;&quot;;[.AH$17]&amp;&quot; = yes &quot;)" table:style-name="ce1"/>
          <table:table-cell office:value-type="string" office:string-value="" table:formula="of:=IF(INDEX([.AI$18:.AI$200];[.$K499])=&quot;&quot;;&quot;&quot;;[.AI$17]&amp;&quot; = yes &quot;)" table:style-name="ce1"/>
          <table:table-cell office:value-type="string" office:string-value="" table:formula="of:=IF(INDEX([.AF$18:.AF$200];MATCH([.$C499];[.$Y$18:.$Y$200]))=&quot;&quot;;&quot;&quot;;[.AF$17]&amp;&quot; = yes &quot;)" table:style-name="ce1"/>
          <table:table-cell office:value-type="string" office:string-value="" table:formula="of:=IF(INDEX([.AG$18:.AG$200];MATCH([.$C499];[.$Y$18:.$Y$200]))=&quot;&quot;;&quot;&quot;;[.AG$17]&amp;&quot; = yes &quot;)" table:style-name="ce1"/>
          <table:table-cell office:value-type="string" office:string-value="" table:formula="of:=IF(INDEX([.AH$18:.AH$200];MATCH([.$C499];[.$Y$18:.$Y$200]))=&quot;&quot;;&quot;&quot;;[.AH$17]&amp;&quot; = yes &quot;)" table:style-name="ce1"/>
          <table:table-cell office:value-type="string" office:string-value="" table:formula="of:=IF(INDEX([.AI$18:.AI$200];MATCH([.$C499];[.$Y$18:.$Y$200]))=&quot;&quot;;&quot;&quot;;[.AI$17]&amp;&quot; = yes &quot;)" table:style-name="ce1"/>
          <table:table-cell table:number-columns-repeated="16361"/>
        </table:table-row>
        <table:table-row table:style-name="ro1">
          <table:table-cell office:value-type="string" table:style-name="ce1">
            <text:p>terraform_link493</text:p>
          </table:table-cell>
          <table:table-cell office:value-type="float" office:value="0" table:formula="of:=INDEX([.Y$18:.Y$200];[.K500])" table:style-name="ce1">
            <text:p>0</text:p>
          </table:table-cell>
          <table:table-cell office:value-type="string" office:string-value="pc_floating" table:formula="of:=INDEX([.$Z$7:.$AD$17];[.L500];[.M500])" table:style-name="ce1">
            <text:p>pc_floating</text:p>
          </table:table-cell>
          <table:table-cell office:value-type="float" office:value="0" table:formula="of:=[.$X$8]&amp;[.N500]" table:style-name="ce1">
            <text:p>#REF!</text:p>
          </table:table-cell>
          <table:table-cell office:value-type="float" office:value="0" table:formula="of:=[.$X$9]&amp;[.N500]" table:style-name="ce1">
            <text:p>#REF!</text:p>
          </table:table-cell>
          <table:table-cell office:value-type="string" office:string-value="OR={}&quot;OR={}" table:formula="of:=[.O500]&amp;&quot;OR={&quot;&amp;CONCATENATE([.P500];[.Q500];[.R500];[.S500])&amp;&quot;}&quot;&quot;OR={&quot;&amp;CONCATENATE([.T500];[.U500];[.V500];[.W500])&amp;&quot;}&quot;" table:style-name="ce1">
            <text:p>OR={}"OR={}</text:p>
          </table:table-cell>
          <table:table-cell office:value-type="string" table:style-name="ce1">
            <text:p>ex_terraforming_switch = yes</text:p>
          </table:table-cell>
          <table:table-cell office:value-type="float" office:value="0" table:formula="of:=INDEX([.$X$10:.$X$17];[.N500]+1)" table:style-name="ce1">
            <text:p>#REF!</text:p>
          </table:table-cell>
          <table:table-cell office:value-type="float" office:value="0" table:formula="of:=[.I499]" table:style-name="ce1">
            <text:p>0</text:p>
          </table:table-cell>
          <table:table-cell office:value-type="float" office:value="493" table:style-name="ce1">
            <text:p>493</text:p>
          </table:table-cell>
          <table:table-cell office:value-type="float" office:value="13" table:formula="of:=INT([.J500]/COUNTA([.$Z$7:.$AD$17]))+1" table:style-name="ce1">
            <text:p>13</text:p>
          </table:table-cell>
          <table:table-cell office:value-type="float" office:value="5" table:formula="of:=IF(INDEX([.$Z$7:.$AD$17];[.L499]+1;[.M499])=&quot;&quot;;1;[.L499]+1)" table:style-name="ce1">
            <text:p>5</text:p>
          </table:table-cell>
          <table:table-cell office:value-type="float" office:value="5" table:formula="of:=IF(INDEX([.$Z$7:.$AD$17];[.L499]+1;[.M499])=&quot;&quot;;IF([.M499]=5;1;[.M499]+1);[.M499])" table:style-name="ce1">
            <text:p>5</text:p>
          </table:table-cell>
          <table:table-cell office:value-type="float" office:value="0" table:formula="of:=IF([.B500]=[.C500];0;INDEX([.$Z$18:.$AD$25];INT([.$J500]/COUNTA([.$Z$7:.$AD$17]))+1;[.$M500]))" table:style-name="ce1">
            <text:p>#REF!</text:p>
          </table:table-cell>
          <table:table-cell table:style-name="ce1"/>
          <table:table-cell office:value-type="string" office:string-value="" table:formula="of:=IF(INDEX([.AF$18:.AF$200];[.$K500])=&quot;&quot;;&quot;&quot;;[.AF$17]&amp;&quot; = yes &quot;)" table:style-name="ce1"/>
          <table:table-cell office:value-type="string" office:string-value="" table:formula="of:=IF(INDEX([.AG$18:.AG$200];[.$K500])=&quot;&quot;;&quot;&quot;;[.AG$17]&amp;&quot; = yes &quot;)" table:style-name="ce1"/>
          <table:table-cell office:value-type="string" office:string-value="" table:formula="of:=IF(INDEX([.AH$18:.AH$200];[.$K500])=&quot;&quot;;&quot;&quot;;[.AH$17]&amp;&quot; = yes &quot;)" table:style-name="ce1"/>
          <table:table-cell office:value-type="string" office:string-value="" table:formula="of:=IF(INDEX([.AI$18:.AI$200];[.$K500])=&quot;&quot;;&quot;&quot;;[.AI$17]&amp;&quot; = yes &quot;)" table:style-name="ce1"/>
          <table:table-cell office:value-type="string" office:string-value="" table:formula="of:=IF(INDEX([.AF$18:.AF$200];MATCH([.$C500];[.$Y$18:.$Y$200]))=&quot;&quot;;&quot;&quot;;[.AF$17]&amp;&quot; = yes &quot;)" table:style-name="ce1"/>
          <table:table-cell office:value-type="string" office:string-value="" table:formula="of:=IF(INDEX([.AG$18:.AG$200];MATCH([.$C500];[.$Y$18:.$Y$200]))=&quot;&quot;;&quot;&quot;;[.AG$17]&amp;&quot; = yes &quot;)" table:style-name="ce1"/>
          <table:table-cell office:value-type="string" office:string-value="" table:formula="of:=IF(INDEX([.AH$18:.AH$200];MATCH([.$C500];[.$Y$18:.$Y$200]))=&quot;&quot;;&quot;&quot;;[.AH$17]&amp;&quot; = yes &quot;)" table:style-name="ce1"/>
          <table:table-cell office:value-type="string" office:string-value="" table:formula="of:=IF(INDEX([.AI$18:.AI$200];MATCH([.$C500];[.$Y$18:.$Y$200]))=&quot;&quot;;&quot;&quot;;[.AI$17]&amp;&quot; = yes &quot;)" table:style-name="ce1"/>
          <table:table-cell table:number-columns-repeated="16361"/>
        </table:table-row>
        <table:table-row table:number-rows-repeated="10480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vid</meta:initial-creator>
    <dc:creator>Windows User</dc:creator>
    <meta:creation-date>2018-03-14T17:38:16Z</meta:creation-date>
    <dc:date>2018-03-14T17:51:19Z</dc:date>
    <meta:editing-duration>PT0S</meta:editing-duration>
  </office:meta>
</office:document-meta>
</file>